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order-bottom="0.088cm solid #000000" fo:background-color="#aecf00" style:cell-protect="protected" style:print-content="true" style:text-align-source="fix" style:repeat-content="false" fo:wrap-option="wrap" fo:border-left="0.141cm solid #000000" fo:border-right="none" fo:border-top="0.141cm solid #000000" style:vertical-align="middle"/>
      <style:paragraph-properties fo:text-align="center"/>
      <style:text-properties style:font-name="Calibri" fo:font-size="20pt" fo:font-weight="bold" style:font-size-asian="20pt" style:font-size-complex="20pt"/>
    </style:style>
    <style:style style:name="ce2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6" style:family="table-cell" style:parent-style-name="Default">
      <style:table-cell-properties fo:border-bottom="none" fo:background-color="#ff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" style:family="table-cell" style:parent-style-name="Default">
      <style:table-cell-properties fo:border-bottom="none" fo:background-color="#00ff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8" style:family="table-cell" style:parent-style-name="Default">
      <style:table-cell-properties fo:border-bottom="none" fo:background-color="#00cc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" style:family="table-cell" style:parent-style-name="Default">
      <style:table-cell-properties fo:border-bottom="none" fo:background-color="#ff00ff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0" style:family="table-cell" style:parent-style-name="Default">
      <style:table-cell-properties fo:border-bottom="none" fo:background-color="#ffff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use-window-font-color="true" style:font-name="Calibri" fo:font-size="11pt" fo:font-style="italic" fo:font-weight="bold" style:font-size-asian="11pt" style:font-style-asian="italic" style:font-size-complex="11pt" style:font-style-complex="italic"/>
    </style:style>
    <style:style style:name="ce1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7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1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1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2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9" style:family="table-cell" style:parent-style-name="Default">
      <style:table-cell-properties fo:border-bottom="0.002cm solid #000000" fo:background-color="#ffff66" style:cell-protect="none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5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0.141cm solid #000000" fo:border-right="none" style:rotation-angle="90" fo:border-top="0.002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0.141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7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141cm solid #000000" fo:border-right="none" style:rotation-angle="90" fo:border-top="0.088cm solid #000000" style:vertical-align="middle"/>
      <style:paragraph-properties fo:text-align="center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141cm solid #000000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2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141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3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141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4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141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text-align-source="fix" style:repeat-content="false" fo:wrap-option="wrap" fo:border-left="0.141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141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141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5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51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5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4" style:family="table-cell" style:parent-style-name="Default">
      <style:table-cell-properties fo:border-bottom="0.088cm solid #000000" fo:background-color="#ff950e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55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5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57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59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0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1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 style:font-style-asian="italic" style:font-style-complex="italic"/>
    </style:style>
    <style:style style:name="ce6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6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4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5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66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6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7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73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normal" fo:font-weight="bold" style:font-style-asian="normal" style:font-style-complex="normal"/>
    </style:style>
    <style:style style:name="ce74" style:family="table-cell" style:parent-style-name="Default">
      <style:table-cell-properties fo:background-color="#ffff66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5" style:family="table-cell" style:parent-style-name="Default">
      <style:table-cell-properties fo:background-color="#ffffcc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6" style:family="table-cell" style:parent-style-name="Default">
      <style:table-cell-properties fo:border-bottom="0.002cm solid #000000" fo:background-color="#ffff66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7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78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79" style:family="table-cell" style:parent-style-name="Default">
      <style:table-cell-properties fo:background-color="#ffff99" style:cell-protect="none" style:print-content="true" style:text-align-source="fix" style:repeat-content="false" fo:wrap-option="wrap" style:rotation-angle="9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0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style:rotation-angle="90" fo:border-top="none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8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fo:background-color="#eeeeee" style:cell-protect="none" style:print-content="true" style:text-align-source="fix" style:repeat-content="false" fo:wrap-option="wrap" style:rotation-angle="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8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8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8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9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92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93" style:family="table-cell" style:parent-style-name="Default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4" style:family="table-cell" style:parent-style-name="Default">
      <style:table-cell-properties fo:background-color="#00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5" style:family="table-cell" style:parent-style-name="Default">
      <style:table-cell-properties fo:background-color="#00cc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6" style:family="table-cell" style:parent-style-name="Default">
      <style:table-cell-properties fo:background-color="#ff00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7" style:family="table-cell" style:parent-style-name="Default">
      <style:table-cell-properties fo:background-color="#ff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9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9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2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3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104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fo:color="#66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5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0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1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2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3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4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1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6" style:family="table-cell" style:parent-style-name="Default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17" style:family="table-cell" style:parent-style-name="Default">
      <style:table-cell-properties fo:border-bottom="none" fo:background-color="#ffffcc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8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119" style:family="table-cell" style:parent-style-name="Default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2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21" style:family="table-cell" style:parent-style-name="Default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2" style:family="table-cell" style:parent-style-name="Default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3" style:family="table-cell" style:parent-style-name="Default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4" style:family="table-cell" style:parent-style-name="Default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5" style:family="table-cell" style:parent-style-name="Default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6" style:family="table-cell" style:parent-style-name="Default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27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ize="12pt" fo:font-weight="bold" style:font-size-asian="12pt" style:font-size-complex="12pt"/>
    </style:style>
    <style:style style:name="ce12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29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9900ff"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1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32" style:family="table-cell" style:parent-style-name="Default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33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34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style:rotation-angle="0" fo:border-top="0.088cm solid #00000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rotation-angle="0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39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141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2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/>
    </style:style>
    <style:style style:name="ce143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4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145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14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47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4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4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15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5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52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3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4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5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6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7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ize="12pt" fo:font-style="italic" fo:font-weight="bold" style:font-size-asian="12pt" style:font-style-asian="italic" style:font-size-complex="12pt" style:font-style-complex="italic"/>
    </style:style>
    <style:style style:name="ce158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159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0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16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16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16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64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italic" fo:font-weight="bold" style:font-style-asian="italic" style:font-style-complex="italic"/>
    </style:style>
    <style:style style:name="ce165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66" style:family="table-cell" style:parent-style-name="Default">
      <style:table-cell-properties fo:background-color="#ffff66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67" style:family="table-cell" style:parent-style-name="Default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68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6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weight="bold"/>
    </style:style>
    <style:style style:name="ce170" style:family="table-cell" style:parent-style-name="Default">
      <style:table-cell-properties fo:background-color="#ffff99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17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72" style:family="table-cell" style:parent-style-name="Default">
      <style:table-cell-properties style:cell-protect="none" style:print-content="true" style:text-align-source="fix" style:repeat-content="false" fo:wrap-option="wrap" fo:border="none" style:rotation-angle="0" style:vertical-align="middle"/>
      <style:paragraph-properties fo:text-align="center" fo:margin-left="0cm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7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17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17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7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17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79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18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181" style:family="table-cell" style:parent-style-name="Default" style:data-style-name="N110">
      <style:table-cell-properties fo:background-color="#ffcc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82" style:family="table-cell" style:parent-style-name="Default" style:data-style-name="N110">
      <style:table-cell-properties fo:background-color="#ccff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83" style:family="table-cell" style:parent-style-name="Default" style:data-style-name="N110">
      <style:table-cell-properties fo:background-color="#99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84" style:family="table-cell" style:parent-style-name="Default" style:data-style-name="N110">
      <style:table-cell-properties fo:background-color="#ffccff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85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86" style:family="table-cell" style:parent-style-name="Default" style:data-style-name="N110">
      <style:table-cell-properties fo:border-bottom="0.088cm solid #000000" fo:background-color="#ffcc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87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188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189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19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191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 style:data-style-name="N0">
      <style:table-cell-properties fo:border-bottom="0.088cm solid #000000" style:cell-protect="none" style:print-content="true" style:text-align-source="fix" style:repeat-content="false" fo:wrap-option="wrap" fo:border-left="none" fo:border-right="0.002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order-bottom="0.002cm solid #000000" fo:background-color="#ffff66" style:cell-protect="none" style:print-content="true" style:text-align-source="fix" style:repeat-content="false" fo:wrap-option="wrap" fo:border-left="none" fo:border-right="none" style:rotation-angle="90" fo:border-top="0.088cm solid #000000" style:vertical-align="middle"/>
      <style:paragraph-properties fo:text-align="center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ce194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195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196" style:family="table-cell" style:parent-style-name="Default" style:data-style-name="N110">
      <style:table-cell-properties fo:border-bottom="0.002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197" style:family="table-cell" style:parent-style-name="Default" style:data-style-name="N110">
      <style:table-cell-properties fo:border-bottom="0.088cm solid #000000" fo:background-color="#ffffcc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198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19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0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01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202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0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0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06" style:family="table-cell" style:parent-style-name="Default" style:data-style-name="N110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07" style:family="table-cell" style:parent-style-name="Default" style:data-style-name="N110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tyle="normal" fo:font-weight="bold"/>
    </style:style>
    <style:style style:name="ce208" style:family="table-cell" style:parent-style-name="Default" style:data-style-name="N110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20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10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11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12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02cm solid #000000" fo:border-right="none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14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15" style:family="table-cell" style:parent-style-name="Default">
      <style:table-cell-properties fo:background-color="#cc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216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17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19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20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21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3399ff" style:font-name="Calibri" fo:font-weight="bold"/>
    </style:style>
    <style:style style:name="ce222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23" style:family="table-cell" style:parent-style-name="Default">
      <style:table-cell-properties fo:border-bottom="0.088cm solid #000000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24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use-window-font-color="true" style:font-name="Calibri" fo:font-size="12pt" fo:font-style="italic" fo:font-weight="bold" style:font-size-asian="12pt" style:font-style-asian="italic" style:font-size-complex="12pt" style:font-style-complex="italic"/>
    </style:style>
    <style:style style:name="ce225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2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use-window-font-color="true" style:font-name="Calibri" fo:font-size="10pt" fo:font-style="italic" fo:font-weight="bold" style:font-size-asian="10pt" style:font-style-asian="italic" style:font-size-complex="10pt" style:font-style-complex="italic"/>
    </style:style>
    <style:style style:name="ce22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weight="bold"/>
    </style:style>
    <style:style style:name="ce22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29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ff0000" style:font-name="Calibri" fo:font-style="normal" fo:font-weight="bold"/>
    </style:style>
    <style:style style:name="ce230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00" style:font-name="Calibri" fo:font-style="normal" fo:font-weight="bold"/>
    </style:style>
    <style:style style:name="ce231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weight="bold"/>
    </style:style>
    <style:style style:name="ce23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233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fo:color="#6600ff" style:font-name="Calibri" fo:font-weight="bold"/>
    </style:style>
    <style:style style:name="ce234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35" style:family="table-cell" style:parent-style-name="Default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6" style:family="table-cell" style:parent-style-name="Default">
      <style:table-cell-properties fo:border-bottom="0.088cm solid #000000" fo:background-color="#ffcc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37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38" style:family="table-cell" style:parent-style-name="Default">
      <style:table-cell-properties fo:border-bottom="0.088cm solid #0000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3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40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41" style:family="table-cell" style:parent-style-name="Default" style:data-style-name="N11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normal" fo:font-weight="bold"/>
    </style:style>
    <style:style style:name="ce242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normal" fo:font-weight="bold"/>
    </style:style>
    <style:style style:name="ce24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244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4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0.088cm solid #000000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4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47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4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4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0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51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size="12pt" fo:font-style="italic" fo:font-weight="bold" style:font-size-asian="12pt" style:font-style-asian="italic" style:font-size-complex="12pt" style:font-style-complex="italic"/>
    </style:style>
    <style:style style:name="ce25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253" style:family="table-cell" style:parent-style-name="Default" style:data-style-name="N0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54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5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256" style:family="table-cell" style:parent-style-name="Default" style:data-style-name="N110">
      <style:table-cell-properties fo:border-bottom="0.002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5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5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59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6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6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62" style:family="table-cell" style:parent-style-name="Default" style:data-style-name="N110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263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4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font-name="Calibri" fo:font-weight="bold"/>
    </style:style>
    <style:style style:name="ce265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6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267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6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style="italic" fo:font-weight="bold" style:font-size-asian="10pt" style:font-style-asian="italic" style:font-size-complex="10pt" style:font-style-complex="italic"/>
    </style:style>
    <style:style style:name="ce26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70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271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141cm solid #000000" style:vertical-align="middle"/>
      <style:paragraph-properties fo:text-align="center"/>
      <style:text-properties style:font-name="Calibri" fo:font-weight="bold"/>
    </style:style>
    <style:style style:name="ce272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273" style:family="table-cell" style:parent-style-name="Default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27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5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276" style:family="table-cell" style:parent-style-name="Default" style:data-style-name="N113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277" style:family="table-cell" style:parent-style-name="Default" style:data-style-name="N111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27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79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80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style="normal" fo:font-weight="bold"/>
    </style:style>
    <style:style style:name="ce28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82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83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8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85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style:rotation-angle="0" fo:border-top="0.088cm solid #000000" style:vertical-align="middle"/>
      <style:paragraph-properties fo:text-align="center"/>
      <style:text-properties style:use-window-font-color="true"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86" style:family="table-cell" style:parent-style-name="Default">
      <style:table-cell-properties fo:border-bottom="none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style:use-window-font-color="true" style:font-name="Calibri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02cm solid #000000" fo:border-right="0.088cm solid #000000" style:rotation-angle="0" fo:border-top="none" style:vertical-align="middle"/>
      <style:paragraph-properties fo:text-align="center"/>
      <style:text-properties fo:color="#0000ff" style:font-name="Calibri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89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9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91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92" style:family="table-cell" style:parent-style-name="Default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93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294" style:family="table-cell" style:parent-style-name="Default">
      <style:table-cell-properties fo:border-bottom="none" fo:background-color="#ffff99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29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style:rotation-angle="0" fo:border-top="none" style:vertical-align="middle"/>
      <style:paragraph-properties fo:text-align="center"/>
      <style:text-properties style:font-name="Calibri1" fo:font-size="10pt" fo:font-style="normal" fo:font-weight="bold" style:font-style-asian="normal" style:font-weight-asian="bold" style:font-style-complex="normal" style:font-weight-complex="bold"/>
    </style:style>
    <style:style style:name="ce296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297" style:family="table-cell" style:parent-style-name="Default" style:data-style-name="N110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98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299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3399ff" style:font-name="Calibri" fo:font-weight="bold"/>
    </style:style>
    <style:style style:name="ce300" style:family="table-cell" style:parent-style-name="Default">
      <style:table-cell-properties fo:border-bottom="none" fo:background-color="#eeeeee" style:cell-protect="none" style:print-content="true" fo:border-left="none" fo:border-right="none" fo:border-top="0.141cm solid #000000"/>
    </style:style>
    <style:style style:name="ce301" style:family="table-cell" style:parent-style-name="Default">
      <style:table-cell-properties style:cell-protect="none" style:print-content="true"/>
    </style:style>
    <style:style style:name="ce302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style:rotation-angle="90" fo:border-top="0.088cm solid #000000" style:vertical-align="middle"/>
      <style:paragraph-properties fo:text-align="center"/>
      <style:text-properties style:use-window-font-color="true" style:font-name="Calibri" fo:font-weight="bold"/>
    </style:style>
    <style:style style:name="ce3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4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0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4pt" fo:font-style="italic" fo:font-weight="bold" style:font-size-asian="14pt" style:font-style-asian="italic" style:font-size-complex="14pt" style:font-style-complex="italic"/>
    </style:style>
    <style:style style:name="ce30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0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09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10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11" style:family="table-cell" style:parent-style-name="Default">
      <style:table-cell-properties fo:border-bottom="0.002cm solid #000000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312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1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14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31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16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317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</style:style>
    <style:style style:name="ce318" style:family="table-cell" style:parent-style-name="Default" style:data-style-name="N110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319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20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21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22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use-window-font-color="true" style:font-name="Calibri" fo:font-weight="bold"/>
    </style:style>
    <style:style style:name="ce323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font-name="Calibri" fo:font-style="italic" fo:font-weight="bold" style:font-style-asian="italic" style:font-style-complex="italic"/>
    </style:style>
    <style:style style:name="ce324" style:family="table-cell" style:parent-style-name="Default" style:data-style-name="N1">
      <style:table-cell-properties fo:border-bottom="0.088cm solid #000000" fo:background-color="#ffff99" style:cell-protect="protected" style:print-content="true" style:text-align-source="fix" style:repeat-content="false" fo:wrap-option="wrap" fo:border-left="0.002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325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6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2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28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2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30" style:family="table-cell" style:parent-style-name="Default">
      <style:table-cell-properties fo:border-bottom="0.088cm solid #000000" fo:background-color="#eeeeee" style:cell-protect="none" style:print-content="true" fo:border-left="none" fo:border-right="none" fo:border-top="none"/>
      <style:text-properties fo:font-style="italic" style:font-style-asian="italic" style:font-style-complex="italic"/>
    </style:style>
    <style:style style:name="ce331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2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33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34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35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Calibri" fo:font-weight="bold"/>
    </style:style>
    <style:style style:name="ce336" style:family="table-cell" style:parent-style-name="Default" style:data-style-name="N110">
      <style:table-cell-properties fo:border-bottom="0.088cm solid #000000" fo:background-color="#ffff99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337" style:family="table-cell" style:parent-style-name="Default">
      <style:table-cell-properties fo:background-color="#99ffff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38" style:family="table-cell" style:parent-style-name="Default">
      <style:table-cell-properties fo:border-bottom="0.088cm solid #000000" fo:background-color="#99ff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39" style:family="table-cell" style:parent-style-name="Default" style:data-style-name="N110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340" style:family="table-cell" style:parent-style-name="Default">
      <style:table-cell-properties fo:background-color="#ffccff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41" style:family="table-cell" style:parent-style-name="Default">
      <style:table-cell-properties fo:background-color="#ffcc99" style:cell-protect="none" style:print-content="true" style:text-align-source="fix" style:repeat-content="false" fo:wrap-option="wrap" style:vertical-align="middle"/>
      <style:paragraph-properties fo:text-align="center"/>
      <style:text-properties fo:color="#6600ff" style:font-name="Calibri" fo:font-weight="bold"/>
    </style:style>
    <style:style style:name="ce342" style:family="table-cell" style:parent-style-name="Default">
      <style:table-cell-properties fo:border-bottom="0.088cm solid #000000" fo:background-color="#ffccff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6600ff" style:font-name="Calibri" fo:font-weight="bold"/>
    </style:style>
    <style:style style:name="ce34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44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4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style="italic" fo:font-weight="bold" style:font-size-asian="11pt" style:font-style-asian="italic" style:font-size-complex="11pt" style:font-style-complex="italic"/>
    </style:style>
    <style:style style:name="ce34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4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4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349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style="italic" fo:font-weight="bold" style:font-size-asian="11pt" style:font-style-asian="italic" style:font-size-complex="11pt" style:font-style-complex="italic"/>
    </style:style>
    <style:style style:name="ce350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5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5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00" style:font-name="Calibri" fo:font-size="11pt" fo:font-weight="bold" style:font-size-asian="11pt" style:font-size-complex="11pt"/>
    </style:style>
    <style:style style:name="ce353" style:family="table-cell" style:parent-style-name="Default">
      <style:table-cell-properties fo:border-bottom="0.088cm solid #000000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5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355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style="italic" fo:font-weight="bold" style:font-size-asian="11pt" style:font-style-asian="italic" style:font-size-complex="11pt" style:font-style-complex="italic"/>
    </style:style>
    <style:style style:name="ce356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57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5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ize="11pt" fo:font-weight="bold" style:font-size-asian="11pt" style:font-size-complex="11pt"/>
    </style:style>
    <style:style style:name="ce35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60" style:family="table-cell" style:parent-style-name="Default">
      <style:table-cell-properties fo:background-color="#eeeeee" style:cell-protect="none" style:print-content="true"/>
    </style:style>
    <style:style style:name="ce361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style="italic" fo:font-weight="bold" style:font-size-asian="11pt" style:font-style-asian="italic" style:font-size-complex="11pt" style:font-style-complex="italic"/>
    </style:style>
    <style:style style:name="ce362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63" style:family="table-cell" style:parent-style-name="Default">
      <style:table-cell-properties fo:border-bottom="0.002cm solid #000000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6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ff00ff" style:font-name="Calibri" fo:font-size="11pt" fo:font-weight="bold" style:font-size-asian="11pt" style:font-size-complex="11pt"/>
    </style:style>
    <style:style style:name="ce365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ff00ff" style:font-name="Calibri" fo:font-weight="bold"/>
    </style:style>
    <style:style style:name="ce36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67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368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369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style="italic" fo:font-weight="bold" style:font-style-asian="italic" style:font-style-complex="italic"/>
    </style:style>
    <style:style style:name="ce370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371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372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cc00" style:font-name="Calibri" fo:font-weight="bold"/>
    </style:style>
    <style:style style:name="ce373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374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75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376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377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378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379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380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1" style:family="table-cell" style:parent-style-name="Default" style:data-style-name="N110">
      <style:table-cell-properties fo:border-bottom="none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82" style:family="table-cell" style:parent-style-name="Default" style:data-style-name="N110">
      <style:table-cell-properties fo:border-bottom="none" fo:background-color="#ffffcc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83" style:family="table-cell" style:parent-style-name="Default" style:data-style-name="N110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8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weight="bold"/>
    </style:style>
    <style:style style:name="ce385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86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style="italic" fo:font-weight="bold" style:font-style-asian="italic" style:font-style-complex="italic"/>
    </style:style>
    <style:style style:name="ce387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388" style:family="table-cell" style:parent-style-name="Default">
      <style:table-cell-properties fo:border-bottom="0.002cm solid #000000" fo:background-color="#99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389" style:family="table-cell" style:parent-style-name="Default">
      <style:table-cell-properties fo:border-bottom="0.088cm solid #000000" fo:background-color="#ccffff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ff950e" style:font-name="Calibri" fo:font-weight="bold"/>
    </style:style>
    <style:style style:name="ce390" style:family="table-cell" style:parent-style-name="Default">
      <style:table-cell-properties fo:border-bottom="0.088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91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weight="bold"/>
    </style:style>
    <style:style style:name="ce392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393" style:family="table-cell" style:parent-style-name="Default" style:data-style-name="N110">
      <style:table-cell-properties fo:border-bottom="none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94" style:family="table-cell" style:parent-style-name="Default" style:data-style-name="N110">
      <style:table-cell-properties fo:border-bottom="0.088cm solid #000000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cc00" style:font-name="Calibri2" fo:font-size="12pt" fo:font-style="italic" fo:font-weight="bold" style:font-size-asian="12pt" style:font-style-asian="italic" style:font-size-complex="12pt" style:font-style-complex="italic"/>
    </style:style>
    <style:style style:name="ce395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0.088cm solid #000000" fo:border-top="0.141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396" style:family="table-cell" style:parent-style-name="Default">
      <style:table-cell-properties fo:border-bottom="none" fo:background-color="#0000ff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ffff00" style:font-name="Calibri" fo:font-style="italic" fo:font-weight="bold" style:font-style-asian="italic" style:font-style-complex="italic"/>
    </style:style>
    <style:style style:name="ce397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398" style:family="table-cell" style:parent-style-name="Default" style:data-style-name="N110">
      <style:table-cell-properties fo:border-bottom="0.002cm solid #000000" fo:background-color="#ffcc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6600ff" style:font-name="Calibri" fo:font-style="normal" fo:font-weight="bold"/>
    </style:style>
    <style:style style:name="ce399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00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01" style:family="table-cell" style:parent-style-name="Default" style:data-style-name="N0">
      <style:table-cell-properties fo:border-bottom="0.002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02" style:family="table-cell" style:parent-style-name="Default" style:data-style-name="N0">
      <style:table-cell-properties fo:border-bottom="none" fo:background-color="#ffffcc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03" style:family="table-cell" style:parent-style-name="Default" style:data-style-name="N0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04" style:family="table-cell" style:parent-style-name="Default" style:data-style-name="N0">
      <style:table-cell-properties fo:border-bottom="none" fo:background-color="#ffff99" style:cell-protect="none" style:print-content="true" style:text-align-source="fix" style:repeat-content="false" fo:wrap-option="wrap" fo:border-left="0.088cm solid #000000" fo:border-right="none" fo:border-top="0.002cm solid #000000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05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0.088cm solid #000000" fo:border-right="0.088cm solid #000000" fo:border-top="none" style:vertical-align="middle"/>
      <style:paragraph-properties fo:text-align="justify" fo:margin-left="0cm"/>
      <style:text-properties style:use-window-font-color="true" style:font-name="Times New Roman" fo:font-weight="normal" style:font-weight-asian="normal" style:font-weight-complex="normal"/>
    </style:style>
    <style:style style:name="ce406" style:family="table-cell" style:parent-style-name="Default">
      <style:table-cell-properties fo:border-bottom="none" fo:background-color="#ffcc00" style:cell-protect="protected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2pt" fo:font-style="italic" fo:font-weight="bold" style:font-size-asian="12pt" style:font-style-asian="italic" style:font-size-complex="12pt" style:font-style-complex="italic"/>
    </style:style>
    <style:style style:name="ce407" style:family="table-cell" style:parent-style-name="Default">
      <style:table-cell-properties fo:border-bottom="none" style:cell-protect="protected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weight="bold"/>
    </style:style>
    <style:style style:name="ce408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09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10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justify" fo:margin-left="0cm"/>
      <style:text-properties style:font-name="Times New Roman" fo:font-weight="normal" style:font-weight-asian="normal" style:font-weight-complex="normal"/>
    </style:style>
    <style:style style:name="ce41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12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13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14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1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16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font-name="Calibri" fo:font-weight="bold"/>
    </style:style>
    <style:style style:name="ce417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8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19" style:family="table-cell" style:parent-style-name="Default" style:data-style-name="N110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color="#00cc00" style:font-name="Calibri" fo:font-size="12pt" fo:font-style="italic" fo:font-weight="bold" style:font-size-asian="12pt" style:font-style-asian="italic" style:font-size-complex="12pt" style:font-style-complex="italic"/>
    </style:style>
    <style:style style:name="ce420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2" style:family="table-cell" style:parent-style-name="Default">
      <style:table-cell-properties fo:border-bottom="0.002cm solid #000000" fo:background-color="#ffff66" style:cell-protect="protected" style:print-content="true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23" style:family="table-cell" style:parent-style-name="Default">
      <style:table-cell-properties fo:background-color="#ffff66" style:cell-protect="protected" style:print-content="true"/>
    </style:style>
    <style:style style:name="ce424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</style:style>
    <style:style style:name="ce425" style:family="table-cell" style:parent-style-name="Default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26" style:family="table-cell" style:parent-style-name="Default">
      <style:table-cell-properties fo:border-bottom="0.002cm solid #000000" fo:background-color="#ffcc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27" style:family="table-cell" style:parent-style-name="Default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00ff" style:font-name="Calibri" fo:font-weight="bold"/>
    </style:style>
    <style:style style:name="ce428" style:family="table-cell" style:parent-style-name="Default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/>
    </style:style>
    <style:style style:name="ce42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weight="bold"/>
    </style:style>
    <style:style style:name="ce430" style:family="table-cell" style:parent-style-name="Default">
      <style:table-cell-properties fo:background-color="#99ffff" style:cell-protect="none" style:print-content="true" style:text-align-source="fix" style:repeat-content="false" fo:wrap-option="wrap" fo:border="none" style:vertical-align="middle"/>
      <style:paragraph-properties fo:text-align="center"/>
      <style:text-properties style:use-window-font-color="true" style:font-name="Calibri" fo:font-weight="bold"/>
    </style:style>
    <style:style style:name="ce431" style:family="table-cell" style:parent-style-name="Default" style:data-style-name="N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size="10pt" fo:font-style="italic" fo:font-weight="bold" style:font-size-asian="10pt" style:font-style-asian="italic" style:font-size-complex="10pt" style:font-style-complex="italic"/>
    </style:style>
    <style:style style:name="ce432" style:family="table-cell" style:parent-style-name="Default">
      <style:table-cell-properties fo:border-bottom="none" fo:background-color="#cc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33" style:family="table-cell" style:parent-style-name="Default">
      <style:table-cell-properties fo:border-bottom="none" fo:background-color="#99ffff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font-name="Calibri" fo:font-weight="bold"/>
    </style:style>
    <style:style style:name="ce434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color="#0000ff" style:font-name="Calibri" fo:font-weight="bold"/>
    </style:style>
    <style:style style:name="ce435" style:family="table-cell" style:parent-style-name="Default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00ff" style:font-name="Calibri" fo:font-weight="bold"/>
    </style:style>
    <style:style style:name="ce436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37" style:family="table-cell" style:parent-style-name="Default" style:data-style-name="N114">
      <style:table-cell-properties fo:background-color="#ffff99" style:cell-protect="protected" style:print-content="true" style:text-align-source="fix" style:repeat-content="false" fo:wrap-option="wrap" style:vertical-align="middle"/>
      <style:paragraph-properties fo:text-align="center"/>
      <style:text-properties fo:color="#0000ff" style:font-name="Calibri" fo:font-size="11pt" fo:font-weight="bold" style:font-size-asian="11pt" style:font-size-complex="11pt"/>
    </style:style>
    <style:style style:name="ce438" style:family="table-cell" style:parent-style-name="Default">
      <style:table-cell-properties fo:background-color="#eeeeee" style:cell-protect="none" style:print-content="true"/>
      <style:text-properties fo:color="#0000ff"/>
    </style:style>
    <style:style style:name="ce439" style:family="table-cell" style:parent-style-name="Default">
      <style:table-cell-properties style:cell-protect="none" style:print-content="true" fo:background-color="transparent"/>
      <style:text-properties fo:color="#0000ff"/>
    </style:style>
    <style:style style:name="ce440" style:family="table-cell" style:parent-style-name="Default">
      <style:table-cell-properties fo:border-bottom="none" fo:background-color="#eeeeee" style:cell-protect="none" style:print-content="true" fo:border-left="none" fo:border-right="none" fo:border-top="0.002cm solid #000000"/>
      <style:text-properties fo:color="#0000ff"/>
    </style:style>
    <style:style style:name="ce441" style:family="table-cell" style:parent-style-name="Default" style:data-style-name="N114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442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443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66ff" style:font-name="Calibri" fo:font-weight="bold"/>
    </style:style>
    <style:style style:name="ce444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66ff" style:font-name="Calibri" fo:font-weight="bold"/>
    </style:style>
    <style:style style:name="ce445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ff0000" style:font-name="Calibri" fo:font-weight="bold"/>
    </style:style>
    <style:style style:name="ce446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fo:border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47" style:family="table-cell" style:parent-style-name="Default" style:data-style-name="N11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48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49" style:family="table-cell" style:parent-style-name="Default" style:data-style-name="N115">
      <style:table-cell-properties fo:background-color="#ffff99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weight="bold"/>
    </style:style>
    <style:style style:name="ce450" style:family="table-cell" style:parent-style-name="Default">
      <style:table-cell-properties style:cell-protect="none" style:print-content="true"/>
      <style:text-properties fo:color="#0000ff"/>
    </style:style>
    <style:style style:name="ce451" style:family="table-cell" style:parent-style-name="Default">
      <style:table-cell-properties fo:border-bottom="0.141cm solid #000000" fo:background-color="#eeeeee" style:cell-protect="none" style:print-content="true" fo:border-left="none" fo:border-right="none" fo:border-top="none"/>
      <style:text-properties fo:color="#0000ff"/>
    </style:style>
    <style:style style:name="ce452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00ff" style:font-name="Calibri" fo:font-weight="bold"/>
    </style:style>
    <style:style style:name="ce453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454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weight="bold"/>
    </style:style>
    <style:style style:name="ce455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456" style:family="table-cell" style:parent-style-name="Default">
      <style:table-cell-properties fo:border-bottom="0.002cm solid #000000" style:cell-protect="none" style:print-content="true" fo:background-color="transparent" fo:border-left="none" fo:border-right="none" fo:border-top="none"/>
      <style:text-properties fo:color="#0000ff"/>
    </style:style>
    <style:style style:name="ce457" style:family="table-cell" style:parent-style-name="Default" style:data-style-name="N110">
      <style:table-cell-properties fo:border-bottom="0.088cm solid #000000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fo:color="#0066ff" style:font-name="Calibri" fo:font-weight="bold"/>
    </style:style>
    <style:style style:name="ce458" style:family="table-cell" style:parent-style-name="Default" style:data-style-name="N110">
      <style:table-cell-properties fo:background-color="#eeeeee"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59" style:family="table-cell" style:parent-style-name="Default" style:data-style-name="N110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60" style:family="table-cell" style:parent-style-name="Default" style:data-style-name="N110">
      <style:table-cell-properties fo:border-bottom="0.141cm solid #000000" fo:background-color="#eeeeee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61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2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weight="bold"/>
    </style:style>
    <style:style style:name="ce463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fo:color="#0066ff" style:font-name="Calibri" fo:font-weight="bold"/>
    </style:style>
    <style:style style:name="ce464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weight="bold"/>
    </style:style>
    <style:style style:name="ce465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66ff" style:font-name="Calibri" fo:font-weight="bold"/>
    </style:style>
    <style:style style:name="ce466" style:family="table-cell" style:parent-style-name="Default">
      <style:table-cell-properties fo:border-bottom="none" fo:background-color="#ffff66" style:cell-protect="protected" style:print-content="true" style:text-align-source="fix" style:repeat-content="false" fo:wrap-option="wrap" fo:border-left="none" fo:border-right="0.141cm solid #000000" fo:border-top="0.088cm solid #000000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67" style:family="table-cell" style:parent-style-name="Default" style:data-style-name="N116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ff0000" style:font-name="Calibri" fo:font-weight="bold"/>
    </style:style>
    <style:style style:name="ce468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style="italic" fo:font-weight="bold" style:font-style-asian="italic" style:font-style-complex="italic"/>
    </style:style>
    <style:style style:name="ce469" style:family="table-cell" style:parent-style-name="Default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470" style:family="table-cell" style:parent-style-name="Default">
      <style:table-cell-properties fo:border-bottom="none" fo:background-color="#ffffcc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471" style:family="table-cell" style:parent-style-name="Default">
      <style:table-cell-properties fo:border-bottom="0.141cm solid #000000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fo:color="#0000ff" style:font-name="Calibri" fo:font-weight="bold"/>
    </style:style>
    <style:style style:name="ce47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141cm solid #000000" style:vertical-align="middle"/>
      <style:paragraph-properties fo:text-align="center"/>
      <style:text-properties style:font-name="Calibri" fo:font-weight="bold"/>
    </style:style>
    <style:style style:name="ce473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weight="bold"/>
    </style:style>
    <style:style style:name="ce474" style:family="table-cell" style:parent-style-name="Default">
      <style:table-cell-properties fo:border-bottom="0.002cm solid #000000" fo:background-color="#ffff99" style:cell-protect="protected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00ff" style:font-name="Calibri" fo:font-size="12pt" fo:font-style="italic" fo:font-weight="bold" style:font-size-asian="12pt" style:font-style-asian="italic" style:font-size-complex="12pt" style:font-style-complex="italic"/>
    </style:style>
    <style:style style:name="ce47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style:font-name="Calibri" fo:font-weight="bold"/>
    </style:style>
    <style:style style:name="ce476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77" style:family="table-cell" style:parent-style-name="Default" style:data-style-name="N110">
      <style:table-cell-properties fo:border-bottom="0.002cm solid #000000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78" style:family="table-cell" style:parent-style-name="Default" style:data-style-name="N110">
      <style:table-cell-properties fo:border-bottom="none" style:cell-protect="none" style:print-content="true" style:text-align-source="fix" style:repeat-content="false" fo:background-color="transparent" fo:wrap-option="wrap" fo:border-left="none" fo:border-right="0.088cm solid #000000" fo:border-top="none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79" style:family="table-cell" style:parent-style-name="Default" style:data-style-name="N110">
      <style:table-cell-properties fo:border-bottom="none" fo:background-color="#eeeeee" style:cell-protect="none" style:print-content="true" style:text-align-source="fix" style:repeat-content="false" fo:wrap-option="wrap" fo:border-left="none" fo:border-right="0.088cm solid #000000" fo:border-top="0.002cm solid #000000" style:vertical-align="middle"/>
      <style:paragraph-properties fo:text-align="center"/>
      <style:text-properties fo:color="#0066ff" style:font-name="Calibri" fo:font-style="italic" fo:font-weight="bold" style:font-style-asian="italic" style:font-style-complex="italic"/>
    </style:style>
    <style:style style:name="ce480" style:family="table-cell" style:parent-style-name="Default" style:data-style-name="N115">
      <style:table-cell-properties fo:border-bottom="none" fo:background-color="#ffff99" style:cell-protect="protected" style:print-content="true" style:text-align-source="fix" style:repeat-content="false" fo:wrap-option="wrap" fo:border-left="none" fo:border-right="0.141cm solid #000000" fo:border-top="none" style:vertical-align="middle"/>
      <style:paragraph-properties fo:text-align="center"/>
      <style:text-properties style:font-name="Calibri" fo:font-weight="bold"/>
    </style:style>
    <style:style style:name="ce481" style:family="table-cell" style:parent-style-name="Default">
      <style:table-cell-properties fo:border-bottom="none" style:cell-protect="protected" style:print-content="true" fo:border-left="none" fo:border-right="0.141cm solid #000000" fo:border-top="none"/>
      <style:text-properties fo:color="#0000ff"/>
    </style:style>
    <style:style style:name="ce482" style:family="table-cell" style:parent-style-name="Default">
      <style:table-cell-properties fo:border-bottom="0.141cm solid #000000" style:cell-protect="protected" style:print-content="true" fo:border-left="none" fo:border-right="0.141cm solid #000000" fo:border-top="none"/>
      <style:text-properties fo:color="#0000ff"/>
    </style:style>
    <style:style style:name="ce483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84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style:use-window-font-color="true" style:font-name="Calibri" fo:font-weight="bold"/>
    </style:style>
    <style:style style:name="ce485" style:family="table-cell" style:parent-style-name="Default">
      <style:table-cell-properties fo:background-color="#ffff66" style:cell-protect="protected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tyle="italic" fo:font-weight="bold" style:font-style-asian="italic" style:font-style-complex="italic"/>
    </style:style>
    <style:style style:name="ce486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00ff" style:font-name="Calibri" fo:font-size="10pt" fo:font-style="normal" fo:font-weight="bold" style:font-size-asian="10pt" style:font-style-asian="normal" style:font-size-complex="10pt" style:font-style-complex="normal"/>
    </style:style>
    <style:style style:name="ce487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488" style:family="table-cell" style:parent-style-name="Default" style:data-style-name="N110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 fo:margin-left="0cm"/>
      <style:text-properties fo:color="#0066ff" style:font-name="Calibri" fo:font-size="10pt" fo:font-style="normal" fo:font-weight="bold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weight="bold"/>
    </style:style>
    <style:style style:name="ce490" style:family="table-cell" style:parent-style-name="Default">
      <style:table-cell-properties fo:background-color="#ff0000" style:cell-protect="none" style:print-content="true" style:text-align-source="fix" style:repeat-content="false" fo:wrap-option="wrap" fo:border="0.088cm solid #000000" style:vertical-align="middle"/>
      <style:paragraph-properties fo:text-align="center" fo:margin-left="0cm"/>
      <style:text-properties fo:color="#ffffff" style:font-name="Calibri" fo:font-size="20pt" fo:font-style="italic" fo:font-weight="bold" style:font-size-asian="20pt" style:font-style-asian="italic" style:font-size-complex="20pt" style:font-style-complex="italic"/>
    </style:style>
    <style:style style:name="ce491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2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4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5" style:family="table-cell" style:parent-style-name="Default">
      <style:table-cell-properties fo:border-bottom="none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6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7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0.088cm solid #000000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8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499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0.088cm solid #000000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2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3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none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4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5" style:family="table-cell" style:parent-style-name="Default">
      <style:table-cell-properties fo:background-color="#ffff00"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6" style:family="table-cell" style:parent-style-name="Default">
      <style:table-cell-properties fo:background-color="#ffff00"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7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8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0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10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4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5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6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17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1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19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justify" fo:margin-left="0cm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justify" fo:margin-left="0cm"/>
      <style:text-properties style:font-name="Calibri" fo:font-size="10pt" fo:font-weight="bold" style:font-size-asian="10pt" style:font-size-complex="10pt"/>
    </style:style>
    <style:style style:name="ce521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justify" fo:margin-left="0cm"/>
      <style:text-properties style:font-name="Calibri" fo:font-size="10pt" fo:font-weight="bold" style:font-size-asian="10pt" style:font-size-complex="10pt"/>
    </style:style>
    <style:style style:name="ce522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2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2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25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26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0.088cm solid #000000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27" style:family="table-cell" style:parent-style-name="Default">
      <style:table-cell-properties fo:border-bottom="0.088cm solid #000000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28" style:family="table-cell" style:parent-style-name="Default">
      <style:table-cell-properties fo:border-bottom="none" fo:background-color="#ffff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29" style:family="table-cell" style:parent-style-name="Default">
      <style:table-cell-properties fo:border-bottom="none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none" fo:border-right="0.088cm solid #000000" fo:border-top="none" style:vertical-align="middle"/>
      <style:paragraph-properties fo:text-align="center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5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32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3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4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ffff" style:font-name="Calibri" fo:font-weight="bold"/>
    </style:style>
    <style:style style:name="ce53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8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4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4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4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ffff" style:font-name="Calibri" fo:font-size="8pt" fo:font-weight="bold" style:font-size-asian="8pt" style:font-size-complex="8pt"/>
    </style:style>
    <style:style style:name="ce54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Calibri" fo:font-size="8pt" fo:font-weight="bold" style:font-size-asian="8pt" style:font-size-complex="8pt"/>
    </style:style>
    <style:style style:name="ce5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fo:font-weight="bold" style:font-size-asian="10pt" style:font-size-complex="10pt"/>
    </style:style>
    <style:style style:name="ce54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808080" style:font-name="Calibri" fo:font-weight="bold"/>
    </style:style>
    <style:style style:name="ce546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4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font-name="Calibri" fo:font-weight="bold"/>
    </style:style>
    <style:style style:name="ce54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50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ce55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/>
      <style:text-properties style:font-name="Calibri" fo:font-weight="bold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3.5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Times New Roman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super 58%"/>
    </style:style>
  </office:automatic-styles>
  <office:body>
    <office:spreadsheet>
      <table:table table:name="Scheda" table:style-name="ta1" table:print="false">
        <table:table-column table:style-name="co1" table:number-columns-repeated="1024" table:default-cell-style-name="ce41"/>
        <table:table-row table:style-name="ro1">
          <table:table-cell table:style-name="ce1" office:value-type="string" table:number-columns-spanned="10" table:number-rows-spanned="3">
            <text:p>PATHFINDER</text:p>
          </table:table-cell>
          <table:covered-table-cell table:number-columns-repeated="9" table:style-name="ce49"/>
          <table:table-cell table:style-name="ce248" office:value-type="string" table:number-columns-spanned="2" table:number-rows-spanned="1">
            <text:p>Nome</text:p>
          </table:table-cell>
          <table:covered-table-cell table:style-name="ce248"/>
          <table:table-cell table:style-name="ce271" table:number-columns-spanned="4" table:number-rows-spanned="1"/>
          <table:covered-table-cell table:number-columns-repeated="3" table:style-name="ce300"/>
          <table:table-cell table:style-name="ce248" office:value-type="string" table:number-columns-spanned="2" table:number-rows-spanned="1">
            <text:p>Allinem.</text:p>
          </table:table-cell>
          <table:covered-table-cell table:style-name="ce248"/>
          <table:table-cell table:style-name="ce271" table:number-columns-spanned="4" table:number-rows-spanned="1"/>
          <table:covered-table-cell table:number-columns-repeated="3" table:style-name="ce300"/>
          <table:table-cell table:style-name="ce248" office:value-type="string" table:number-columns-spanned="2" table:number-rows-spanned="1">
            <text:p>Capelli</text:p>
          </table:table-cell>
          <table:covered-table-cell table:style-name="ce248"/>
          <table:table-cell table:style-name="ce373" table:number-columns-spanned="2" table:number-rows-spanned="1"/>
          <table:covered-table-cell table:style-name="ce373"/>
          <table:table-cell table:style-name="ce395" office:value-type="string" table:number-columns-spanned="15" table:number-rows-spanned="2">
            <text:p>INCANTESIMI</text:p>
          </table:table-cell>
          <table:covered-table-cell table:number-columns-repeated="13" table:style-name="ce49"/>
          <table:covered-table-cell table:style-name="ce472"/>
          <table:table-cell office:value-type="string" table:number-columns-spanned="4" table:number-rows-spanned="1">
            <text:p>CD BASE</text:p>
          </table:table-cell>
          <table:covered-table-cell table:number-columns-repeated="3"/>
          <table:table-cell office:value-type="string" table:number-columns-spanned="4" table:number-rows-spanned="1">
            <text:p>CD Concentra (Difensiva)</text:p>
          </table:table-cell>
          <table:covered-table-cell table:number-columns-repeated="3"/>
          <table:table-cell table:number-columns-repeated="975"/>
        </table:table-row>
        <table:table-row table:style-name="ro1">
          <table:covered-table-cell table:style-name="ce2"/>
          <table:covered-table-cell table:number-columns-repeated="9"/>
          <table:table-cell table:style-name="ce249" office:value-type="string" table:number-columns-spanned="2" table:number-rows-spanned="1">
            <text:p>Divinità</text:p>
          </table:table-cell>
          <table:covered-table-cell table:style-name="ce249"/>
          <table:table-cell table:number-columns-spanned="4" table:number-rows-spanned="1"/>
          <table:covered-table-cell table:number-columns-repeated="3" table:style-name="ce301"/>
          <table:table-cell table:style-name="ce249" office:value-type="string" table:number-columns-spanned="2" table:number-rows-spanned="1">
            <text:p>Origini</text:p>
          </table:table-cell>
          <table:covered-table-cell table:style-name="ce249"/>
          <table:table-cell table:number-columns-spanned="4" table:number-rows-spanned="1"/>
          <table:covered-table-cell table:number-columns-repeated="3" table:style-name="ce301"/>
          <table:table-cell table:style-name="ce249" office:value-type="string" table:number-columns-spanned="2" table:number-rows-spanned="1">
            <text:p>Occhi</text:p>
          </table:table-cell>
          <table:covered-table-cell table:style-name="ce249"/>
          <table:table-cell table:style-name="ce281" table:number-columns-spanned="2" table:number-rows-spanned="1"/>
          <table:covered-table-cell table:style-name="ce281"/>
          <table:covered-table-cell table:style-name="ce232"/>
          <table:covered-table-cell table:number-columns-repeated="13"/>
          <table:covered-table-cell table:style-name="ce281"/>
          <table:table-cell table:style-name="ce111" office:value-type="float" office:value="0">
            <text:p>0</text:p>
          </table:table-cell>
          <table:table-cell/>
          <table:table-cell table:style-name="ce111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table:style-name="ce490" office:value-type="string" table:number-columns-spanned="10" table:number-rows-spanned="2">
            <text:p>LEGENDA (README)</text:p>
          </table:table-cell>
          <table:covered-table-cell table:number-columns-repeated="9"/>
          <table:table-cell table:number-columns-repeated="948"/>
        </table:table-row>
        <table:table-row table:style-name="ro1">
          <table:covered-table-cell table:style-name="ce3"/>
          <table:covered-table-cell table:number-columns-repeated="9" table:style-name="ce50"/>
          <table:table-cell table:style-name="ce250" office:value-type="string" table:number-columns-spanned="2" table:number-rows-spanned="1">
            <text:p>Taglia</text:p>
          </table:table-cell>
          <table:covered-table-cell table:style-name="ce250"/>
          <table:table-cell table:style-name="ce272" office:value-type="string">
            <text:p>M</text:p>
          </table:table-cell>
          <table:table-cell table:style-name="ce250" office:value-type="string" table:number-columns-spanned="2" table:number-rows-spanned="1">
            <text:p>Sesso</text:p>
          </table:table-cell>
          <table:covered-table-cell table:style-name="ce317"/>
          <table:table-cell table:style-name="ce272"/>
          <table:table-cell table:style-name="ce250" office:value-type="string" table:number-columns-spanned="2" table:number-rows-spanned="1">
            <text:p>Età</text:p>
          </table:table-cell>
          <table:covered-table-cell table:style-name="ce330"/>
          <table:table-cell table:style-name="ce272"/>
          <table:table-cell table:style-name="ce250" office:value-type="string" table:number-columns-spanned="2" table:number-rows-spanned="1">
            <text:p>Altezza</text:p>
          </table:table-cell>
          <table:covered-table-cell table:style-name="ce317"/>
          <table:table-cell table:style-name="ce272"/>
          <table:table-cell table:style-name="ce250" office:value-type="string" table:number-columns-spanned="2" table:number-rows-spanned="1">
            <text:p>Peso</text:p>
          </table:table-cell>
          <table:covered-table-cell table:style-name="ce330"/>
          <table:table-cell table:style-name="ce374" table:number-columns-spanned="2" table:number-rows-spanned="1"/>
          <table:covered-table-cell table:style-name="ce374"/>
          <table:table-cell table:style-name="ce396" office:value-type="float" office:value="0">
            <office:annotation draw:style-name="gr1" draw:text-style-name="P1" svg:width="2.899cm" svg:height="3.72cm" svg:x="27.502cm" svg:y="0cm" draw:caption-point-x="-0.61cm" draw:caption-point-y="1.204cm">
              <dc:creator>YP</dc:creator>
              <dc:date>2021-05-10T00:00:00</dc:date>
              <text:p text:style-name="P1"><text:span text:style-name="T1">Cella per incantesimi extra</text:span><text:span text:style-name="T1"><text:line-break/></text:span><text:span text:style-name="T1">0 - Sistema standard</text:span><text:span text:style-name="T1"><text:line-break/></text:span><text:span text:style-name="T1">4/6/9 – Sistema Yuri, in base a se la classe arriva ad usare incantesimi di lv4/6/9</text:span></text:p>
            </office:annotation>
            <text:p>0</text:p>
          </table:table-cell>
          <table:table-cell table:style-name="ce111" office:value-type="string" table:number-columns-spanned="4" table:number-rows-spanned="1">
            <text:p>LV INCANTESIMI / GG</text:p>
          </table:table-cell>
          <table:covered-table-cell table:number-columns-repeated="3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2">
            <text:p>2</text:p>
          </table:table-cell>
          <table:table-cell table:style-name="ce111" office:value-type="float" office:value="3">
            <text:p>3</text:p>
          </table:table-cell>
          <table:table-cell table:style-name="ce111" office:value-type="float" office:value="4">
            <text:p>4</text:p>
          </table:table-cell>
          <table:table-cell table:style-name="ce111" office:value-type="float" office:value="5">
            <text:p>5</text:p>
          </table:table-cell>
          <table:table-cell table:style-name="ce111" office:value-type="float" office:value="6">
            <text:p>6</text:p>
          </table:table-cell>
          <table:table-cell table:style-name="ce111" office:value-type="float" office:value="7">
            <text:p>7</text:p>
          </table:table-cell>
          <table:table-cell table:style-name="ce111" office:value-type="float" office:value="8">
            <text:p>8</text:p>
          </table:table-cell>
          <table:table-cell table:style-name="ce380" office:value-type="float" office:value="9">
            <text:p>9</text:p>
          </table:table-cell>
          <table:table-cell table:style-name="ce111" office:value-type="float" office:value="1">
            <text:p>1</text:p>
          </table:table-cell>
          <table:table-cell/>
          <table:table-cell table:style-name="ce111"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18"/>
          <table:covered-table-cell table:number-columns-repeated="10"/>
          <table:table-cell table:number-columns-repeated="948"/>
        </table:table-row>
        <table:table-row table:style-name="ro1">
          <table:table-cell table:style-name="ce4" office:value-type="string" table:number-columns-spanned="2" table:number-rows-spanned="1">
            <text:p>Livello</text:p>
          </table:table-cell>
          <table:covered-table-cell table:style-name="ce51"/>
          <table:table-cell table:style-name="ce92" table:formula="of:=SUM([.T6:.T11])" office:value-type="float" office:value="1" table:number-columns-spanned="3" table:number-rows-spanned="1">
            <text:p>1</text:p>
          </table:table-cell>
          <table:covered-table-cell table:number-columns-repeated="2" table:style-name="ce51"/>
          <table:table-cell table:style-name="ce151" office:value-type="string" table:number-columns-spanned="2" table:number-rows-spanned="1">
            <text:p>Esperienza</text:p>
          </table:table-cell>
          <table:covered-table-cell table:style-name="ce180"/>
          <table:table-cell table:style-name="ce180" office:value-type="float" office:value="0" table:number-columns-spanned="3" table:number-rows-spanned="1">
            <text:p>0</text:p>
          </table:table-cell>
          <table:covered-table-cell table:number-columns-repeated="2" table:style-name="ce180"/>
          <table:table-cell table:style-name="ce151" office:value-type="string" table:number-columns-spanned="2" table:number-rows-spanned="1">
            <text:p>Razza</text:p>
          </table:table-cell>
          <table:covered-table-cell table:style-name="ce151"/>
          <table:table-cell table:style-name="ce180" table:number-columns-spanned="5" table:number-rows-spanned="1"/>
          <table:covered-table-cell table:number-columns-repeated="4" table:style-name="ce180"/>
          <table:table-cell table:style-name="ce151" office:value-type="string" table:number-columns-spanned="2" table:number-rows-spanned="1">
            <text:p>Note</text:p>
          </table:table-cell>
          <table:covered-table-cell table:style-name="ce151"/>
          <table:table-cell table:style-name="ce343" table:number-columns-spanned="7" table:number-rows-spanned="1"/>
          <table:covered-table-cell table:number-columns-repeated="5" table:style-name="ce180"/>
          <table:covered-table-cell table:style-name="ce384"/>
          <table:table-cell table:style-name="ce397" office:value-type="string">
            <text:p>CAR</text:p>
          </table:table-cell>
          <table:table-cell table:style-name="ce163" office:value-type="string">
            <text:p>LV</text:p>
          </table:table-cell>
          <table:table-cell table:style-name="ce418" office:value-type="string" table:number-columns-spanned="2" table:number-rows-spanned="1">
            <text:p>Concentra</text:p>
          </table:table-cell>
          <table:covered-table-cell table:style-name="ce418"/>
          <table:table-cell table:style-name="ce421" office:value-type="string">
            <text:p>BASE</text:p>
          </table:table-cell>
          <table:table-cell table:style-name="ce425">
            <office:annotation draw:style-name="gr2" draw:text-style-name="P2" svg:width="2.899cm" svg:height="1.139cm" svg:x="32.484cm" svg:y="0.291cm" draw:caption-point-x="-0.61cm" draw:caption-point-y="1.511cm">
              <dc:creator>YP</dc:creator>
              <dc:date>2021-05-10T00:00:00</dc:date>
              <text:p text:style-name="P2"><text:span text:style-name="T1">Trucchetti/Orazioni conosciute</text:span></text:p>
            </office:annotation>
          </table:table-cell>
          <table:table-cell table:number-columns-repeated="8" table:style-name="ce429"/>
          <table:table-cell table:style-name="ce473"/>
          <table:table-cell table:style-name="ce111" office:value-type="float" office:value="2">
            <text:p>2</text:p>
          </table:table-cell>
          <table:table-cell/>
          <table:table-cell table:style-name="ce111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table:number-columns-repeated="976"/>
        </table:table-row>
        <table:table-row table:style-name="ro1">
          <table:table-cell table:style-name="ce5" office:value-type="string" table:number-columns-spanned="3" table:number-rows-spanned="1">
            <text:p>CARATTERISTICHE</text:p>
          </table:table-cell>
          <table:covered-table-cell table:number-columns-repeated="2" table:style-name="ce52"/>
          <table:table-cell table:style-name="ce120" office:value-type="string">
            <text:p>TOT</text:p>
          </table:table-cell>
          <table:table-cell table:style-name="ce120" office:value-type="string">
            <text:p>BASE</text:p>
          </table:table-cell>
          <table:table-cell table:style-name="ce120" office:value-type="string">
            <text:p>MOD</text:p>
          </table:table-cell>
          <table:table-cell table:style-name="ce120" office:value-type="string">
            <text:p>Extra</text:p>
          </table:table-cell>
          <table:table-cell table:style-name="ce202" office:value-type="string">
            <text:p>Varie</text:p>
          </table:table-cell>
          <table:table-cell table:style-name="ce189" office:value-type="string" table:number-columns-spanned="2" table:number-rows-spanned="2">
            <text:p>PF</text:p>
          </table:table-cell>
          <table:covered-table-cell table:style-name="ce55"/>
          <table:table-cell table:style-name="ce98" office:value-type="string" table:number-columns-spanned="2" table:number-rows-spanned="1">
            <text:p>Attuali</text:p>
          </table:table-cell>
          <table:covered-table-cell table:style-name="ce98"/>
          <table:table-cell table:style-name="ce98" office:value-type="string">
            <text:p>TOT</text:p>
          </table:table-cell>
          <table:table-cell table:style-name="ce98" office:value-type="string">
            <text:p>Dadi</text:p>
          </table:table-cell>
          <table:table-cell table:style-name="ce98" office:value-type="string">
            <text:p>Extra</text:p>
          </table:table-cell>
          <table:table-cell table:style-name="ce257" office:value-type="string">
            <text:p>Varie</text:p>
          </table:table-cell>
          <table:table-cell table:style-name="ce325" office:value-type="string" table:number-columns-spanned="3" table:number-rows-spanned="1">
            <text:p>Classe</text:p>
          </table:table-cell>
          <table:covered-table-cell table:number-columns-repeated="2" table:style-name="ce331"/>
          <table:table-cell table:style-name="ce344" office:value-type="string">
            <text:p>Lv</text:p>
          </table:table-cell>
          <table:table-cell table:style-name="ce344" office:value-type="string">
            <text:p>DV</text:p>
          </table:table-cell>
          <table:table-cell table:style-name="ce344" office:value-type="string">
            <text:p>NDV</text:p>
          </table:table-cell>
          <table:table-cell table:style-name="ce344" office:value-type="string">
            <text:p>GA</text:p>
          </table:table-cell>
          <table:table-cell table:style-name="ce344" office:value-type="string">
            <text:p>TMP</text:p>
          </table:table-cell>
          <table:table-cell table:style-name="ce344" office:value-type="string">
            <text:p>RIFL</text:p>
          </table:table-cell>
          <table:table-cell table:style-name="ce385" office:value-type="string">
            <text:p>VOL</text:p>
          </table:table-cell>
          <table:table-cell table:style-name="ce398" office:value-type="string">
            <text:p>INT</text:p>
          </table:table-cell>
          <table:table-cell table:style-name="ce411" office:value-type="float" office:value="0">
            <text:p>0</text:p>
          </table:table-cell>
          <table:table-cell table:style-name="ce419" table:formula="of:=VLOOKUP([.AA5];[.C6:.F11];4;0)+[.AB5]+[Calc.L62]" office:value-type="float" office:value="0" table:number-columns-spanned="2" table:number-rows-spanned="1">
            <text:p>+0</text:p>
          </table:table-cell>
          <table:covered-table-cell table:style-name="ce420"/>
          <table:table-cell table:style-name="ce422" office:value-type="string">
            <text:p>TOT</text:p>
          </table:table-cell>
          <table:table-cell table:style-name="ce426" table:formula="of:=IF(AND(NOT([.AF4]=&quot;&quot;);VLOOKUP([.$AA$5];[.$C$6:.$D$11];2;0)-10&gt;=[.AF3]);[.AF4]+HLOOKUP([.$AA$3];[Calc.$AB$26:.$AE$36];[.AF3]+2;0);&quot;-&quot;)" office:value-type="string" office:string-value="-">
            <text:p>-</text:p>
          </table:table-cell>
          <table:table-cell table:style-name="ce99" table:formula="of:=IF(AND(NOT([.AG4]=&quot;&quot;);VLOOKUP([.$AA$5];[.$C$6:.$D$11];2;0)-10&gt;=[.AG3]);[.AG4]+HLOOKUP([.$AA$3];[Calc.$AB$26:.$AE$36];[.AG3]+2;0);&quot;-&quot;)" office:value-type="string" office:string-value="-">
            <text:p>-</text:p>
          </table:table-cell>
          <table:table-cell table:style-name="ce99" table:formula="of:=IF(AND(NOT([.AH4]=&quot;&quot;);VLOOKUP([.$AA$5];[.$C$6:.$D$11];2;0)-10&gt;=[.AH3]);[.AH4]+HLOOKUP([.$AA$3];[Calc.$AB$26:.$AE$36];[.AH3]+2;0);&quot;-&quot;)" office:value-type="string" office:string-value="-">
            <text:p>-</text:p>
          </table:table-cell>
          <table:table-cell table:style-name="ce99" table:formula="of:=IF(AND(NOT([.AI4]=&quot;&quot;);VLOOKUP([.$AA$5];[.$C$6:.$D$11];2;0)-10&gt;=[.AI3]);[.AI4]+HLOOKUP([.$AA$3];[Calc.$AB$26:.$AE$36];[.AI3]+2;0);&quot;-&quot;)" office:value-type="string" office:string-value="-">
            <text:p>-</text:p>
          </table:table-cell>
          <table:table-cell table:style-name="ce99" table:formula="of:=IF(AND(NOT([.AJ4]=&quot;&quot;);VLOOKUP([.$AA$5];[.$C$6:.$D$11];2;0)-10&gt;=[.AJ3]);[.AJ4]+HLOOKUP([.$AA$3];[Calc.$AB$26:.$AE$36];[.AJ3]+2;0);&quot;-&quot;)" office:value-type="string" office:string-value="-">
            <text:p>-</text:p>
          </table:table-cell>
          <table:table-cell table:style-name="ce99" table:formula="of:=IF(AND(NOT([.AK4]=&quot;&quot;);VLOOKUP([.$AA$5];[.$C$6:.$D$11];2;0)-10&gt;=[.AK3]);[.AK4]+HLOOKUP([.$AA$3];[Calc.$AB$26:.$AE$36];[.AK3]+2;0);&quot;-&quot;)" office:value-type="string" office:string-value="-">
            <text:p>-</text:p>
          </table:table-cell>
          <table:table-cell table:style-name="ce99" table:formula="of:=IF(AND(NOT([.AL4]=&quot;&quot;);VLOOKUP([.$AA$5];[.$C$6:.$D$11];2;0)-10&gt;=[.AL3]);[.AL4]+HLOOKUP([.$AA$3];[Calc.$AB$26:.$AE$36];[.AL3]+2;0);&quot;-&quot;)" office:value-type="string" office:string-value="-">
            <text:p>-</text:p>
          </table:table-cell>
          <table:table-cell table:style-name="ce99" table:formula="of:=IF(AND(NOT([.AM4]=&quot;&quot;);VLOOKUP([.$AA$5];[.$C$6:.$D$11];2;0)-10&gt;=[.AM3]);[.AM4]+HLOOKUP([.$AA$3];[Calc.$AB$26:.$AE$36];[.AM3]+2;0);&quot;-&quot;)" office:value-type="string" office:string-value="-">
            <text:p>-</text:p>
          </table:table-cell>
          <table:table-cell table:style-name="ce99" table:formula="of:=IF(AND(NOT([.AN4]=&quot;&quot;);VLOOKUP([.$AA$5];[.$C$6:.$D$11];2;0)-10&gt;=[.AN3]);[.AN4]+HLOOKUP([.$AA$3];[Calc.$AB$26:.$AE$36];[.AN3]+2;0);&quot;-&quot;)" office:value-type="string" office:string-value="-">
            <text:p>-</text:p>
          </table:table-cell>
          <table:table-cell table:style-name="ce474" table:formula="of:=IF(AND(NOT([.AO4]=&quot;&quot;);VLOOKUP([.$AA$5];[.$C$6:.$D$11];2;0)-10&gt;=[.AO3]);[.AO4]+HLOOKUP([.$AA$3];[Calc.$AB$26:.$AE$36];[.AO3]+2;0);&quot;-&quot;)" office:value-type="string" office:string-value="-">
            <text:p>-</text:p>
          </table:table-cell>
          <table:table-cell table:style-name="ce111" office:value-type="float" office:value="3">
            <text:p>3</text:p>
          </table:table-cell>
          <table:table-cell/>
          <table:table-cell table:style-name="ce111"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18"/>
          <table:table-cell table:style-name="ce491" office:value-type="string" table:number-columns-spanned="6" table:number-rows-spanned="1">
            <text:p>TAGLIE</text:p>
          </table:table-cell>
          <table:covered-table-cell table:number-columns-repeated="4" table:style-name="ce500"/>
          <table:covered-table-cell table:style-name="ce522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6" office:value-type="string" table:number-columns-spanned="2" table:number-rows-spanned="1">
            <text:p>Forza</text:p>
          </table:table-cell>
          <table:covered-table-cell table:style-name="ce53"/>
          <table:table-cell table:style-name="ce93" office:value-type="string">
            <text:p>FOR</text:p>
          </table:table-cell>
          <table:table-cell table:style-name="ce121" table:formula="of:=[.E6]+[.G6]+[.H6]" office:value-type="float" office:value="10">
            <text:p>10</text:p>
          </table:table-cell>
          <table:table-cell table:style-name="ce142" office:value-type="float" office:value="10">
            <text:p>10</text:p>
          </table:table-cell>
          <table:table-cell table:style-name="ce152" table:formula="of:=ROUND(([.D6]-10.1)/2;0)" office:value-type="float" office:value="-0">
            <text:p>+0</text:p>
          </table:table-cell>
          <table:table-cell table:style-name="ce181" table:formula="of:=[Calc.L3]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covered-table-cell table:style-name="ce222"/>
          <table:covered-table-cell table:style-name="ce237"/>
          <table:table-cell table:style-name="ce251" office:value-type="float" office:value="0" table:number-columns-spanned="2" table:number-rows-spanned="1">
            <text:p>0</text:p>
          </table:table-cell>
          <table:covered-table-cell table:style-name="ce255"/>
          <table:table-cell table:style-name="ce273" table:formula="of:=SUM([.N6:.P6])+[.O9]+[.C4]*[.F8]" office:value-type="float" office:value="6">
            <text:p>6</text:p>
          </table:table-cell>
          <table:table-cell table:style-name="ce194" table:formula="of:=SUM([.C26:.L26])+SUM([.C28:.M28])" office:value-type="float" office:value="6">
            <text:p>+6</text:p>
          </table:table-cell>
          <table:table-cell table:style-name="ce318" table:formula="of:=[Calc.L50]" office:value-type="float" office:value="0">
            <text:p>+0</text:p>
          </table:table-cell>
          <table:table-cell table:style-name="ce322" office:value-type="float" office:value="0">
            <text:p>+0</text:p>
          </table:table-cell>
          <table:table-cell table:style-name="ce326" table:number-columns-spanned="3" table:number-rows-spanned="1"/>
          <table:covered-table-cell table:number-columns-repeated="2" table:style-name="ce332"/>
          <table:table-cell table:style-name="ce345" office:value-type="float" office:value="1">
            <text:p>1</text:p>
          </table:table-cell>
          <table:table-cell table:style-name="ce349" office:value-type="float" office:value="6">
            <text:p>6</text:p>
          </table:table-cell>
          <table:table-cell table:style-name="ce355" office:value-type="float" office:value="1">
            <text:p>1</text:p>
          </table:table-cell>
          <table:table-cell table:style-name="ce361"/>
          <table:table-cell table:style-name="ce369"/>
          <table:table-cell table:style-name="ce375"/>
          <table:table-cell table:style-name="ce386"/>
          <table:table-cell table:style-name="ce399" office:value-type="string" table:number-columns-spanned="5" table:number-rows-spanned="1">
            <text:p>INCANTESIMI CONOSCIUTI</text:p>
          </table:table-cell>
          <table:covered-table-cell table:number-columns-repeated="4" table:style-name="ce333"/>
          <table:table-cell table:style-name="ce333" table:number-columns-repeated="9"/>
          <table:table-cell table:style-name="ce475"/>
          <table:table-cell table:style-name="ce111" office:value-type="float" office:value="4">
            <text:p>4</text:p>
          </table:table-cell>
          <table:table-cell/>
          <table:table-cell table:style-name="ce485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8"/>
          <table:table-cell table:style-name="ce492" office:value-type="string" table:number-columns-spanned="2" table:number-rows-spanned="1">
            <text:p>XXXP</text:p>
          </table:table-cell>
          <table:covered-table-cell table:style-name="ce494"/>
          <table:table-cell table:style-name="ce508" office:value-type="string" table:number-columns-spanned="4" table:number-rows-spanned="1">
            <text:p>Piccolissima (0,1x0,1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7" office:value-type="string" table:number-columns-spanned="2" table:number-rows-spanned="1">
            <text:p>Destrezza</text:p>
          </table:table-cell>
          <table:covered-table-cell table:style-name="ce53"/>
          <table:table-cell table:style-name="ce94" office:value-type="string">
            <text:p>DES</text:p>
          </table:table-cell>
          <table:table-cell table:style-name="ce122" table:formula="of:=[.E7]+[.G7]+[.H7]" office:value-type="float" office:value="10">
            <text:p>10</text:p>
          </table:table-cell>
          <table:table-cell table:style-name="ce142" office:value-type="float" office:value="10">
            <text:p>10</text:p>
          </table:table-cell>
          <table:table-cell table:style-name="ce153" table:formula="of:=ROUND(([.D7]-10.1)/2;0)" office:value-type="float" office:value="-0">
            <text:p>+0</text:p>
          </table:table-cell>
          <table:table-cell table:style-name="ce182" table:formula="of:=[Calc.L4]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223" office:value-type="string" table:number-columns-spanned="4" table:number-rows-spanned="1">
            <text:p>Danni non letali</text:p>
          </table:table-cell>
          <table:covered-table-cell table:style-name="ce238"/>
          <table:covered-table-cell table:number-columns-repeated="2" table:style-name="ce252"/>
          <table:table-cell table:style-name="ce274" table:number-columns-spanned="4" table:number-rows-spanned="1"/>
          <table:covered-table-cell table:number-columns-repeated="2" table:style-name="ce252"/>
          <table:covered-table-cell table:style-name="ce274"/>
          <table:table-cell table:style-name="ce327" table:number-columns-spanned="3" table:number-rows-spanned="1"/>
          <table:covered-table-cell table:number-columns-repeated="2" table:style-name="ce333"/>
          <table:table-cell table:style-name="ce346"/>
          <table:table-cell table:style-name="ce350"/>
          <table:table-cell table:style-name="ce356"/>
          <table:table-cell table:style-name="ce362"/>
          <table:table-cell table:style-name="ce370"/>
          <table:table-cell table:style-name="ce376"/>
          <table:table-cell table:style-name="ce387"/>
          <table:table-cell table:style-name="ce397" office:value-type="string">
            <text:p>LV</text:p>
          </table:table-cell>
          <table:table-cell table:style-name="ce163" office:value-type="string" table:number-columns-spanned="5" table:number-rows-spanned="1">
            <text:p>Incantesimo</text:p>
          </table:table-cell>
          <table:covered-table-cell table:number-columns-repeated="4" table:style-name="ce163"/>
          <table:table-cell table:style-name="ce163" office:value-type="string">
            <office:annotation draw:style-name="gr3" draw:text-style-name="P2" svg:width="2.899cm" svg:height="0.669cm" svg:x="33.48cm" svg:y="3.584cm" draw:caption-point-x="-0.61cm" draw:caption-point-y="0.01cm">
              <dc:creator>YP</dc:creator>
              <dc:date>2021-05-10T00:00:00</dc:date>
              <text:p text:style-name="P2"><text:span text:style-name="T1">Attivo</text:span></text:p>
            </office:annotation>
            <text:p>[...]</text:p>
          </table:table-cell>
          <table:table-cell table:style-name="ce163" office:value-type="string" table:number-columns-spanned="2" table:number-rows-spanned="1">
            <text:p>CARATT</text:p>
          </table:table-cell>
          <table:covered-table-cell table:style-name="ce163"/>
          <table:table-cell table:style-name="ce163" office:value-type="string" table:number-columns-spanned="2" table:number-rows-spanned="1">
            <text:p>BONUS</text:p>
          </table:table-cell>
          <table:covered-table-cell table:style-name="ce163"/>
          <table:table-cell table:style-name="ce163" office:value-type="string" table:number-columns-spanned="2" table:number-rows-spanned="1">
            <text:p>CARATT</text:p>
          </table:table-cell>
          <table:covered-table-cell table:style-name="ce163"/>
          <table:table-cell table:style-name="ce461" office:value-type="string" table:number-columns-spanned="2" table:number-rows-spanned="1">
            <text:p>BONUS</text:p>
          </table:table-cell>
          <table:covered-table-cell table:style-name="ce461"/>
          <table:table-cell table:style-name="ce397" office:value-type="string">
            <text:p>LV</text:p>
          </table:table-cell>
          <table:table-cell table:style-name="ce163" office:value-type="string" table:number-columns-spanned="5" table:number-rows-spanned="1">
            <text:p>Incantesimo</text:p>
          </table:table-cell>
          <table:covered-table-cell table:number-columns-repeated="4" table:style-name="ce163"/>
          <table:table-cell table:style-name="ce163" office:value-type="string">
            <office:annotation draw:style-name="gr3" draw:text-style-name="P2" svg:width="2.899cm" svg:height="0.669cm" svg:x="48.426cm" svg:y="3.584cm" draw:caption-point-x="-0.61cm" draw:caption-point-y="0.01cm">
              <dc:creator>YP</dc:creator>
              <dc:date>2021-05-10T00:00:00</dc:date>
              <text:p text:style-name="P2"><text:span text:style-name="T1">Attivo</text:span></text:p>
            </office:annotation>
            <text:p>[...]</text:p>
          </table:table-cell>
          <table:table-cell table:style-name="ce163" office:value-type="string" table:number-columns-spanned="2" table:number-rows-spanned="1">
            <text:p>CARATT</text:p>
          </table:table-cell>
          <table:covered-table-cell table:style-name="ce163"/>
          <table:table-cell table:style-name="ce163" office:value-type="string" table:number-columns-spanned="2" table:number-rows-spanned="1">
            <text:p>BONUS</text:p>
          </table:table-cell>
          <table:covered-table-cell table:style-name="ce163"/>
          <table:table-cell table:style-name="ce163" office:value-type="string" table:number-columns-spanned="2" table:number-rows-spanned="1">
            <text:p>CARATT</text:p>
          </table:table-cell>
          <table:covered-table-cell table:style-name="ce163"/>
          <table:table-cell table:style-name="ce461" office:value-type="string" table:number-columns-spanned="2" table:number-rows-spanned="1">
            <text:p>BONUS</text:p>
          </table:table-cell>
          <table:covered-table-cell table:style-name="ce461"/>
          <table:table-cell table:number-columns-repeated="10"/>
          <table:table-cell table:style-name="ce492" office:value-type="string" table:number-columns-spanned="2" table:number-rows-spanned="1">
            <text:p>XXP</text:p>
          </table:table-cell>
          <table:covered-table-cell table:style-name="ce494"/>
          <table:table-cell table:style-name="ce508" office:value-type="string" table:number-columns-spanned="4" table:number-rows-spanned="1">
            <text:p>Minuta (0,2x0,2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8" office:value-type="string" table:number-columns-spanned="2" table:number-rows-spanned="1">
            <text:p>Costituzione</text:p>
          </table:table-cell>
          <table:covered-table-cell table:style-name="ce53"/>
          <table:table-cell table:style-name="ce95" office:value-type="string">
            <text:p>COS</text:p>
          </table:table-cell>
          <table:table-cell table:style-name="ce123" table:formula="of:=[.E8]+[.G8]+[.H8]" office:value-type="float" office:value="10">
            <text:p>10</text:p>
          </table:table-cell>
          <table:table-cell table:style-name="ce142" office:value-type="float" office:value="10">
            <text:p>10</text:p>
          </table:table-cell>
          <table:table-cell table:style-name="ce154" table:formula="of:=ROUND(([.D8]-10.1)/2;0)" office:value-type="float" office:value="-0">
            <text:p>+0</text:p>
          </table:table-cell>
          <table:table-cell table:style-name="ce183" table:formula="of:=[Calc.L5]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224" office:value-type="string" table:number-columns-spanned="2" table:number-rows-spanned="2">
            <text:p>Iniziativa</text:p>
          </table:table-cell>
          <table:covered-table-cell table:style-name="ce55"/>
          <table:table-cell table:style-name="ce98" office:value-type="string">
            <text:p>TOT</text:p>
          </table:table-cell>
          <table:table-cell table:style-name="ce98" office:value-type="string">
            <text:p>Extra</text:p>
          </table:table-cell>
          <table:table-cell table:style-name="ce257" office:value-type="string">
            <text:p>Varie</text:p>
          </table:table-cell>
          <table:table-cell table:style-name="ce302" office:value-type="string" table:number-columns-spanned="1" table:number-rows-spanned="2">
            <text:p>Classe Prefer</text:p>
          </table:table-cell>
          <table:table-cell table:style-name="ce98" office:value-type="string">
            <text:p>PF</text:p>
          </table:table-cell>
          <table:table-cell table:style-name="ce257" office:value-type="string">
            <text:p>GA</text:p>
          </table:table-cell>
          <table:table-cell table:style-name="ce328" table:number-columns-spanned="3" table:number-rows-spanned="1"/>
          <table:covered-table-cell table:number-columns-repeated="2" table:style-name="ce334"/>
          <table:table-cell table:style-name="ce347"/>
          <table:table-cell table:style-name="ce351"/>
          <table:table-cell table:style-name="ce357"/>
          <table:table-cell table:style-name="ce363"/>
          <table:table-cell table:style-name="ce371"/>
          <table:table-cell table:style-name="ce377"/>
          <table:table-cell table:style-name="ce388"/>
          <table:table-cell table:style-name="ce400"/>
          <table:table-cell table:style-name="ce412" table:number-columns-spanned="5" table:number-rows-spanned="1"/>
          <table:covered-table-cell table:number-columns-repeated="4" table:style-name="ce412"/>
          <table:table-cell table:style-name="ce430"/>
          <table:table-cell table:style-name="ce425" table:number-columns-spanned="2" table:number-rows-spanned="1"/>
          <table:covered-table-cell table:style-name="ce438"/>
          <table:table-cell table:style-name="ce442" table:number-columns-spanned="2" table:number-rows-spanned="1"/>
          <table:covered-table-cell table:style-name="ce446"/>
          <table:table-cell table:style-name="ce425" table:number-columns-spanned="2" table:number-rows-spanned="1"/>
          <table:covered-table-cell table:style-name="ce438"/>
          <table:table-cell table:style-name="ce462" table:number-columns-spanned="2" table:number-rows-spanned="1"/>
          <table:covered-table-cell table:style-name="ce476"/>
          <table:table-cell table:style-name="ce400"/>
          <table:table-cell table:style-name="ce412" table:number-columns-spanned="5" table:number-rows-spanned="1"/>
          <table:covered-table-cell table:number-columns-repeated="4" table:style-name="ce412"/>
          <table:table-cell table:style-name="ce430"/>
          <table:table-cell table:style-name="ce425" table:number-columns-spanned="2" table:number-rows-spanned="1"/>
          <table:covered-table-cell table:style-name="ce438"/>
          <table:table-cell table:style-name="ce442" table:number-columns-spanned="2" table:number-rows-spanned="1"/>
          <table:covered-table-cell table:style-name="ce446"/>
          <table:table-cell table:style-name="ce425" table:number-columns-spanned="2" table:number-rows-spanned="1"/>
          <table:covered-table-cell table:style-name="ce438"/>
          <table:table-cell table:style-name="ce462" table:number-columns-spanned="2" table:number-rows-spanned="1"/>
          <table:covered-table-cell table:style-name="ce476"/>
          <table:table-cell table:number-columns-repeated="10"/>
          <table:table-cell table:style-name="ce492" office:value-type="string" table:number-columns-spanned="2" table:number-rows-spanned="1">
            <text:p>XP</text:p>
          </table:table-cell>
          <table:covered-table-cell table:style-name="ce494"/>
          <table:table-cell table:style-name="ce508" office:value-type="string" table:number-columns-spanned="4" table:number-rows-spanned="1">
            <text:p>Minuscola (0,5x0,5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9" office:value-type="string" table:number-columns-spanned="2" table:number-rows-spanned="1">
            <text:p>Intelligenza</text:p>
          </table:table-cell>
          <table:covered-table-cell table:style-name="ce53"/>
          <table:table-cell table:style-name="ce96" office:value-type="string">
            <text:p>INT</text:p>
          </table:table-cell>
          <table:table-cell table:style-name="ce124" table:formula="of:=[.E9]+[.G9]+[.H9]" office:value-type="float" office:value="10">
            <text:p>10</text:p>
          </table:table-cell>
          <table:table-cell table:style-name="ce142" office:value-type="float" office:value="10">
            <text:p>10</text:p>
          </table:table-cell>
          <table:table-cell table:style-name="ce155" table:formula="of:=ROUND(([.D9]-10.1)/2;0)" office:value-type="float" office:value="-0">
            <text:p>+0</text:p>
          </table:table-cell>
          <table:table-cell table:style-name="ce184" table:formula="of:=[Calc.L6]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covered-table-cell table:style-name="ce225"/>
          <table:covered-table-cell table:style-name="ce238"/>
          <table:table-cell table:style-name="ce129" table:formula="of:=[.F7]+[.L9]+[.M9]" office:value-type="float" office:value="0">
            <text:p>+0</text:p>
          </table:table-cell>
          <table:table-cell table:style-name="ce244" table:formula="of:=[Calc.L51]" office:value-type="float" office:value="0">
            <text:p>+0</text:p>
          </table:table-cell>
          <table:table-cell table:style-name="ce275" office:value-type="float" office:value="0">
            <text:p>+0</text:p>
          </table:table-cell>
          <table:covered-table-cell table:style-name="ce303"/>
          <table:table-cell table:style-name="ce252"/>
          <table:table-cell table:style-name="ce274"/>
          <table:table-cell table:style-name="ce327" table:number-columns-spanned="3" table:number-rows-spanned="1"/>
          <table:covered-table-cell table:number-columns-repeated="2" table:style-name="ce333"/>
          <table:table-cell table:style-name="ce346"/>
          <table:table-cell table:style-name="ce350"/>
          <table:table-cell table:style-name="ce356"/>
          <table:table-cell table:style-name="ce362"/>
          <table:table-cell table:style-name="ce370"/>
          <table:table-cell table:style-name="ce376"/>
          <table:table-cell table:style-name="ce38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P</text:p>
          </table:table-cell>
          <table:covered-table-cell table:style-name="ce494"/>
          <table:table-cell table:style-name="ce508" office:value-type="string" table:number-columns-spanned="4" table:number-rows-spanned="1">
            <text:p>Piccola (1x1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0" office:value-type="string" table:number-columns-spanned="2" table:number-rows-spanned="1">
            <text:p>Saggezza</text:p>
          </table:table-cell>
          <table:covered-table-cell table:style-name="ce53"/>
          <table:table-cell table:style-name="ce97" office:value-type="string">
            <text:p>SAG</text:p>
          </table:table-cell>
          <table:table-cell table:style-name="ce125" table:formula="of:=[.E10]+[.G10]+[.H10]" office:value-type="float" office:value="10">
            <text:p>10</text:p>
          </table:table-cell>
          <table:table-cell table:style-name="ce142" office:value-type="float" office:value="10">
            <text:p>10</text:p>
          </table:table-cell>
          <table:table-cell table:style-name="ce156" table:formula="of:=ROUND(([.D10]-10.1)/2;0)" office:value-type="float" office:value="-0">
            <text:p>+0</text:p>
          </table:table-cell>
          <table:table-cell table:style-name="ce185" table:formula="of:=[Calc.L7]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224" office:value-type="string" table:number-columns-spanned="2" table:number-rows-spanned="2">
            <text:p>Velocità in metri</text:p>
          </table:table-cell>
          <table:covered-table-cell table:style-name="ce55"/>
          <table:table-cell table:style-name="ce98" office:value-type="string">
            <text:p>TOT</text:p>
          </table:table-cell>
          <table:table-cell table:style-name="ce98" office:value-type="string">
            <text:p>BASE</text:p>
          </table:table-cell>
          <table:table-cell table:style-name="ce98" office:value-type="string">
            <text:p>Arm</text:p>
          </table:table-cell>
          <table:table-cell table:style-name="ce98" office:value-type="string">
            <text:p>Extra</text:p>
          </table:table-cell>
          <table:table-cell table:style-name="ce319" office:value-type="string">
            <text:p>Varie</text:p>
          </table:table-cell>
          <table:table-cell table:style-name="ce323" office:value-type="string">
            <text:p>Corr</text:p>
          </table:table-cell>
          <table:table-cell table:style-name="ce328" table:number-columns-spanned="3" table:number-rows-spanned="1"/>
          <table:covered-table-cell table:number-columns-repeated="2" table:style-name="ce334"/>
          <table:table-cell table:style-name="ce347"/>
          <table:table-cell table:style-name="ce351"/>
          <table:table-cell table:style-name="ce357"/>
          <table:table-cell table:style-name="ce363"/>
          <table:table-cell table:style-name="ce371"/>
          <table:table-cell table:style-name="ce377"/>
          <table:table-cell table:style-name="ce38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2" office:value-type="string" table:number-columns-spanned="2" table:number-rows-spanned="1">
            <text:p>M</text:p>
          </table:table-cell>
          <table:covered-table-cell table:style-name="ce494"/>
          <table:table-cell table:style-name="ce508" office:value-type="string" table:number-columns-spanned="4" table:number-rows-spanned="1">
            <text:p>Media (1x1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1" office:value-type="string" table:number-columns-spanned="2" table:number-rows-spanned="1">
            <text:p>Carisma</text:p>
          </table:table-cell>
          <table:covered-table-cell table:style-name="ce54"/>
          <table:table-cell table:style-name="ce54" office:value-type="string">
            <text:p>CAR</text:p>
          </table:table-cell>
          <table:table-cell table:style-name="ce126" table:formula="of:=[.E11]+[.G11]+[.H11]" office:value-type="float" office:value="10">
            <text:p>10</text:p>
          </table:table-cell>
          <table:table-cell table:style-name="ce143" office:value-type="float" office:value="10">
            <text:p>10</text:p>
          </table:table-cell>
          <table:table-cell table:style-name="ce157" table:formula="of:=ROUND(([.D11]-10.1)/2;0)" office:value-type="float" office:value="-0">
            <text:p>+0</text:p>
          </table:table-cell>
          <table:table-cell table:style-name="ce186" table:formula="of:=[Calc.L8]" office:value-type="float" office:value="0">
            <text:p>+0</text:p>
          </table:table-cell>
          <table:table-cell table:style-name="ce204" office:value-type="float" office:value="0">
            <text:p>+0</text:p>
          </table:table-cell>
          <table:covered-table-cell table:style-name="ce225"/>
          <table:covered-table-cell table:style-name="ce238"/>
          <table:table-cell table:style-name="ce133" table:formula="of:=SUM([.L11:.O11])" office:value-type="float" office:value="9">
            <text:p>9</text:p>
          </table:table-cell>
          <table:table-cell table:style-name="ce252" office:value-type="float" office:value="9">
            <text:p>9</text:p>
          </table:table-cell>
          <table:table-cell table:style-name="ce276" table:formula="of:=IF(OR(NOT([.K14]=&quot;&quot;);[Calc.AO1]&gt;0);[Calc.AO9];0)" office:value-type="float" office:value="0">
            <text:p>+0,0</text:p>
          </table:table-cell>
          <table:table-cell table:style-name="ce244" table:formula="of:=[Calc.L52]" office:value-type="float" office:value="0">
            <text:p>+0</text:p>
          </table:table-cell>
          <table:table-cell table:style-name="ce320" office:value-type="float" office:value="0">
            <text:p>+0</text:p>
          </table:table-cell>
          <table:table-cell table:style-name="ce324" table:formula="of:=[.K11]*[.M14]" office:value-type="float" office:value="36">
            <text:p>36</text:p>
          </table:table-cell>
          <table:table-cell table:style-name="ce329" table:number-columns-spanned="3" table:number-rows-spanned="1"/>
          <table:covered-table-cell table:number-columns-repeated="2" table:style-name="ce335"/>
          <table:table-cell table:style-name="ce348"/>
          <table:table-cell table:style-name="ce352"/>
          <table:table-cell table:style-name="ce358"/>
          <table:table-cell table:style-name="ce364"/>
          <table:table-cell table:style-name="ce372"/>
          <table:table-cell table:style-name="ce378"/>
          <table:table-cell table:style-name="ce389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G</text:p>
          </table:table-cell>
          <table:covered-table-cell table:style-name="ce494"/>
          <table:table-cell table:style-name="ce508" office:value-type="string" table:number-columns-spanned="4" table:number-rows-spanned="1">
            <text:p>Grande (2x2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2" office:value-type="string" table:number-columns-spanned="2" table:number-rows-spanned="2">
            <text:p>CA</text:p>
          </table:table-cell>
          <table:covered-table-cell table:style-name="ce55"/>
          <table:table-cell table:style-name="ce98" office:value-type="string" table:number-columns-spanned="2" table:number-rows-spanned="1">
            <text:p>TOT</text:p>
          </table:table-cell>
          <table:covered-table-cell table:style-name="ce98"/>
          <table:table-cell table:style-name="ce98" office:value-type="string" table:number-columns-spanned="2" table:number-rows-spanned="1">
            <text:p>Arm + Scud</text:p>
          </table:table-cell>
          <table:covered-table-cell table:style-name="ce98"/>
          <table:table-cell table:style-name="ce98" office:value-type="string" table:number-columns-spanned="2" table:number-rows-spanned="1">
            <text:p>Schivare</text:p>
          </table:table-cell>
          <table:covered-table-cell table:style-name="ce98"/>
          <table:table-cell table:style-name="ce226" office:value-type="string" table:number-columns-spanned="2" table:number-rows-spanned="1">
            <text:p>MAX DES</text:p>
          </table:table-cell>
          <table:covered-table-cell table:style-name="ce98"/>
          <table:table-cell table:style-name="ce98" office:value-type="string" table:number-columns-spanned="2" table:number-rows-spanned="1">
            <text:p>Taglia</text:p>
          </table:table-cell>
          <table:covered-table-cell table:style-name="ce98"/>
          <table:table-cell table:style-name="ce98" office:value-type="string" table:number-columns-spanned="2" table:number-rows-spanned="1">
            <text:p>Naturale</text:p>
          </table:table-cell>
          <table:covered-table-cell table:style-name="ce98"/>
          <table:table-cell table:style-name="ce98" office:value-type="string" table:number-columns-spanned="2" table:number-rows-spanned="1">
            <text:p>Deviazione</text:p>
          </table:table-cell>
          <table:covered-table-cell table:style-name="ce98"/>
          <table:table-cell table:style-name="ce98" office:value-type="string" table:number-columns-spanned="2" table:number-rows-spanned="1">
            <text:p>Extra</text:p>
          </table:table-cell>
          <table:covered-table-cell table:style-name="ce98"/>
          <table:table-cell table:style-name="ce257" office:value-type="string" table:number-columns-spanned="2" table:number-rows-spanned="1">
            <text:p>Varie</text:p>
          </table:table-cell>
          <table:covered-table-cell table:style-name="ce257"/>
          <table:table-cell table:style-name="ce353" office:value-type="string" table:number-columns-spanned="2" table:number-rows-spanned="2">
            <text:p>GRADI ABILITÀ</text:p>
          </table:table-cell>
          <table:covered-table-cell table:style-name="ce359"/>
          <table:table-cell table:style-name="ce120" office:value-type="string" table:number-columns-spanned="2" table:number-rows-spanned="1">
            <text:p>Disponibili</text:p>
          </table:table-cell>
          <table:covered-table-cell table:style-name="ce120"/>
          <table:table-cell table:style-name="ce202" office:value-type="string" table:number-columns-spanned="2" table:number-rows-spanned="1">
            <text:p>Massimi</text:p>
          </table:table-cell>
          <table:covered-table-cell table:style-name="ce202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2" office:value-type="string" table:number-columns-spanned="2" table:number-rows-spanned="1">
            <text:p>E</text:p>
          </table:table-cell>
          <table:covered-table-cell table:style-name="ce494"/>
          <table:table-cell table:style-name="ce508" office:value-type="string" table:number-columns-spanned="4" table:number-rows-spanned="1">
            <text:p>Enorme (3x3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covered-table-cell table:style-name="ce13"/>
          <table:covered-table-cell table:style-name="ce56"/>
          <table:table-cell table:style-name="ce99" table:formula="of:=10+[.E13]+[.F13]+[.G13]+[.H13]+MAX(MIN([.I13];VLOOKUP([Calc.AO1];[Calc.AO2:.AR5];4;0);[.F7]);0)+[.K13]+[.M13]+[.N13]+[.O13]+[.P13]+[.Q13]+[.S13]+[.T13]" office:value-type="float" office:value="10" table:number-columns-spanned="2" table:number-rows-spanned="1">
            <text:p>10</text:p>
          </table:table-cell>
          <table:covered-table-cell table:style-name="ce127"/>
          <table:table-cell table:number-columns-repeated="2" table:style-name="ce144" office:value-type="float" office:value="0">
            <text:p>+0</text:p>
          </table:table-cell>
          <table:table-cell table:style-name="ce187" table:formula="of:=[Calc.L53]" office:value-type="float" office:value="0">
            <text:p>+0</text:p>
          </table:table-cell>
          <table:table-cell table:style-name="ce144" office:value-type="float" office:value="0">
            <text:p>+0</text:p>
          </table:table-cell>
          <table:table-cell table:style-name="ce227" table:number-columns-spanned="2" table:number-rows-spanned="1"/>
          <table:covered-table-cell table:style-name="ce144"/>
          <table:table-cell table:style-name="ce187" table:formula="of:=VLOOKUP([.M3];[Calc.H2:.J10];2;0)" office:value-type="float" office:value="0" table:number-columns-spanned="2" table:number-rows-spanned="1">
            <text:p>+0</text:p>
          </table:table-cell>
          <table:covered-table-cell table:style-name="ce256"/>
          <table:table-cell table:style-name="ce187" table:formula="of:=[Calc.L54]" office:value-type="float" office:value="0">
            <text:p>+0</text:p>
          </table:table-cell>
          <table:table-cell table:style-name="ce304" office:value-type="float" office:value="0">
            <text:p>+0</text:p>
          </table:table-cell>
          <table:table-cell table:style-name="ce244" table:formula="of:=[Calc.L55]" office:value-type="float" office:value="0">
            <text:p>+0</text:p>
          </table:table-cell>
          <table:table-cell table:style-name="ce304" office:value-type="float" office:value="0">
            <text:p>+0</text:p>
          </table:table-cell>
          <table:table-cell table:style-name="ce244" table:formula="of:=[Calc.L61]" office:value-type="float" office:value="0" table:number-columns-spanned="2" table:number-rows-spanned="1">
            <text:p>+0</text:p>
          </table:table-cell>
          <table:covered-table-cell table:style-name="ce336"/>
          <table:table-cell table:style-name="ce339" office:value-type="float" office:value="0">
            <text:p>+0</text:p>
          </table:table-cell>
          <table:table-cell table:style-name="ce275" office:value-type="float" office:value="0">
            <text:p>+0</text:p>
          </table:table-cell>
          <table:covered-table-cell table:style-name="ce354"/>
          <table:covered-table-cell table:style-name="ce50"/>
          <table:table-cell table:style-name="ce365" table:formula="of:=[.Y13]-SUM([.U17:.U55])" office:value-type="float" office:value="0" table:number-columns-spanned="2" table:number-rows-spanned="1">
            <text:p>0</text:p>
          </table:table-cell>
          <table:covered-table-cell table:style-name="ce141"/>
          <table:table-cell table:style-name="ce379" table:formula="of:=SUM([Calc.AA10:.AA15])+[.P9]" office:value-type="float" office:value="0" table:number-columns-spanned="2" table:number-rows-spanned="1">
            <text:p>0</text:p>
          </table:table-cell>
          <table:covered-table-cell table:style-name="ce390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XG</text:p>
          </table:table-cell>
          <table:covered-table-cell table:style-name="ce494"/>
          <table:table-cell table:style-name="ce508" office:value-type="string" table:number-columns-spanned="4" table:number-rows-spanned="1">
            <text:p>Mastodontica (4x4)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4" office:value-type="string" table:number-columns-spanned="2" table:number-rows-spanned="1">
            <text:p>Contatto</text:p>
          </table:table-cell>
          <table:covered-table-cell table:style-name="ce57"/>
          <table:table-cell table:style-name="ce100" table:formula="of:=10+[.G13]+[.H13]+MAX(MIN([.I13];[.F7]);0)+[.K13]+[.O13]+[.P13]+[.Q13]+[.S13]+[.T13]" office:value-type="float" office:value="10">
            <text:p>10</text:p>
          </table:table-cell>
          <table:table-cell table:style-name="ce128" office:value-type="string" table:number-columns-spanned="2" table:number-rows-spanned="1">
            <text:p>Imprepar</text:p>
          </table:table-cell>
          <table:covered-table-cell table:style-name="ce57"/>
          <table:table-cell table:style-name="ce158" table:formula="of:=10+[.E13]+[.F13]+[.K13]+[.M13]+[.N13]+[.O13]+[.P13]+[.Q13]+[.S13]+[.T13]" office:value-type="float" office:value="10">
            <text:p>10</text:p>
          </table:table-cell>
          <table:table-cell table:style-name="ce188" office:value-type="string">
            <text:p>Penal</text:p>
          </table:table-cell>
          <table:table-cell table:style-name="ce205" office:value-type="float" office:value="0">
            <text:p>+0</text:p>
          </table:table-cell>
          <table:table-cell table:style-name="ce128" office:value-type="string" table:number-columns-spanned="2" table:number-rows-spanned="1">
            <text:p>Pen Veloc</text:p>
          </table:table-cell>
          <table:covered-table-cell table:style-name="ce239"/>
          <table:table-cell table:style-name="ce253"/>
          <table:table-cell table:style-name="ce128" office:value-type="string">
            <text:p>Corr</text:p>
          </table:table-cell>
          <table:table-cell table:style-name="ce277" office:value-type="currency" office:currency="x" office:value="4">
            <text:p>x4</text:p>
          </table:table-cell>
          <table:table-cell table:style-name="ce305" office:value-type="string" table:number-columns-spanned="13" table:number-rows-spanned="2">
            <text:p>ABILITÀ</text:p>
          </table:table-cell>
          <table:covered-table-cell table:number-columns-repeated="10" table:style-name="ce52"/>
          <table:covered-table-cell table:style-name="ce62"/>
          <table:covered-table-cell table:style-name="ce391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3" office:value-type="string" table:number-columns-spanned="2" table:number-rows-spanned="1">
            <text:p>C</text:p>
          </table:table-cell>
          <table:covered-table-cell table:style-name="ce501"/>
          <table:table-cell table:style-name="ce509" office:value-type="string" table:number-columns-spanned="4" table:number-rows-spanned="1">
            <text:p>Colossale (5x5)</text:p>
          </table:table-cell>
          <table:covered-table-cell table:number-columns-repeated="2" table:style-name="ce501"/>
          <table:covered-table-cell table:style-name="ce509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5" office:value-type="string" table:number-columns-spanned="3" table:number-rows-spanned="1">
            <text:p>Difese</text:p>
          </table:table-cell>
          <table:covered-table-cell table:number-columns-repeated="2" table:style-name="ce58"/>
          <table:table-cell table:style-name="ce98" office:value-type="string" table:number-columns-spanned="2" table:number-rows-spanned="1">
            <text:p>TOT</text:p>
          </table:table-cell>
          <table:covered-table-cell table:style-name="ce98"/>
          <table:table-cell table:style-name="ce98" office:value-type="string" table:number-columns-spanned="2" table:number-rows-spanned="1">
            <text:p>CLASS</text:p>
          </table:table-cell>
          <table:covered-table-cell table:style-name="ce98" office:value-type="string">
            <text:p>Mod Classe</text:p>
          </table:covered-table-cell>
          <table:table-cell table:style-name="ce98" office:value-type="string" table:number-columns-spanned="2" table:number-rows-spanned="1">
            <text:p>Mod Caratt</text:p>
          </table:table-cell>
          <table:covered-table-cell table:style-name="ce98"/>
          <table:table-cell table:style-name="ce98" office:value-type="string" table:number-columns-spanned="2" table:number-rows-spanned="1">
            <text:p>Extra</text:p>
          </table:table-cell>
          <table:covered-table-cell table:style-name="ce98"/>
          <table:table-cell table:style-name="ce257" office:value-type="string" table:number-columns-spanned="2" table:number-rows-spanned="1">
            <text:p>Varie</text:p>
          </table:table-cell>
          <table:covered-table-cell table:style-name="ce257"/>
          <table:covered-table-cell table:style-name="ce306"/>
          <table:covered-table-cell table:number-columns-repeated="10" table:style-name="ce53"/>
          <table:covered-table-cell table:style-name="ce63"/>
          <table:covered-table-cell table:style-name="ce392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4" table:number-columns-repeated="17"/>
          <table:table-cell table:number-columns-repeated="941"/>
        </table:table-row>
        <table:table-row table:style-name="ro1">
          <table:table-cell table:style-name="ce16" office:value-type="string" table:number-columns-spanned="2" table:number-rows-spanned="1">
            <text:p>Tempra</text:p>
          </table:table-cell>
          <table:covered-table-cell table:style-name="ce59"/>
          <table:table-cell table:style-name="ce101" office:value-type="string">
            <text:p>TMP</text:p>
          </table:table-cell>
          <table:table-cell table:style-name="ce112" table:formula="of:=SUM([.F16:.M16])" office:value-type="float" office:value="0" table:number-columns-spanned="2" table:number-rows-spanned="1">
            <text:p>+0</text:p>
          </table:table-cell>
          <table:covered-table-cell table:style-name="ce112"/>
          <table:table-cell table:style-name="ce159" table:formula="of:=ROUNDDOWN(SUM([Calc.AA18:.AA24]);0)" office:value-type="float" office:value="0" table:number-columns-spanned="2" table:number-rows-spanned="1">
            <text:p>+0</text:p>
          </table:table-cell>
          <table:covered-table-cell table:style-name="ce159"/>
          <table:table-cell table:style-name="ce206" office:value-type="string">
            <text:p>COS</text:p>
          </table:table-cell>
          <table:table-cell table:style-name="ce228" table:formula="of:=VLOOKUP([.H16];[.$C$6:.$F$11];4;0)" office:value-type="float" office:value="-0">
            <text:p>+0</text:p>
          </table:table-cell>
          <table:table-cell table:style-name="ce240" table:formula="of:=[Calc.L56]" office:value-type="float" office:value="0" table:number-columns-spanned="2" table:number-rows-spanned="1">
            <text:p>+0</text:p>
          </table:table-cell>
          <table:covered-table-cell table:style-name="ce240"/>
          <table:table-cell table:style-name="ce258" office:value-type="float" office:value="0">
            <text:p>+0</text:p>
          </table:table-cell>
          <table:table-cell table:style-name="ce278" office:value-type="float" office:value="0">
            <text:p>+0</text:p>
          </table:table-cell>
          <table:table-cell table:style-name="ce307" office:value-type="string" table:number-columns-spanned="4" table:number-rows-spanned="1">
            <text:p>ABILITÀ</text:p>
          </table:table-cell>
          <table:covered-table-cell table:number-columns-repeated="3" table:style-name="ce111"/>
          <table:table-cell table:style-name="ce111" office:value-type="string">
            <text:p>Class</text:p>
          </table:table-cell>
          <table:table-cell table:style-name="ce111" office:value-type="string" table:number-columns-spanned="2" table:number-rows-spanned="1">
            <text:p>CARATT</text:p>
          </table:table-cell>
          <table:covered-table-cell table:style-name="ce111"/>
          <table:table-cell table:style-name="ce111" office:value-type="string" table:number-columns-spanned="2" table:number-rows-spanned="1">
            <text:p>Gradi</text:p>
          </table:table-cell>
          <table:covered-table-cell table:style-name="ce111"/>
          <table:table-cell table:style-name="ce111" office:value-type="string" table:number-columns-spanned="2" table:number-rows-spanned="1">
            <text:p>Varie</text:p>
          </table:table-cell>
          <table:covered-table-cell table:style-name="ce111"/>
          <table:table-cell table:style-name="ce380" office:value-type="string" table:number-columns-spanned="2" table:number-rows-spanned="1">
            <text:p>TOT</text:p>
          </table:table-cell>
          <table:covered-table-cell table:style-name="ce380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1" office:value-type="string" table:number-columns-spanned="6" table:number-rows-spanned="1">
            <text:p>Valori DV</text:p>
          </table:table-cell>
          <table:covered-table-cell table:number-columns-repeated="4" table:style-name="ce500"/>
          <table:covered-table-cell table:style-name="ce522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7" office:value-type="string" table:number-columns-spanned="2" table:number-rows-spanned="1">
            <text:p>Riflessi</text:p>
          </table:table-cell>
          <table:covered-table-cell table:style-name="ce60"/>
          <table:table-cell table:style-name="ce102" office:value-type="string">
            <text:p>RIFL</text:p>
          </table:table-cell>
          <table:table-cell table:style-name="ce115" table:formula="of:=SUM([.F17:.M17])" office:value-type="float" office:value="0" table:number-columns-spanned="2" table:number-rows-spanned="1">
            <text:p>+0</text:p>
          </table:table-cell>
          <table:covered-table-cell table:style-name="ce115"/>
          <table:table-cell table:style-name="ce160" table:formula="of:=ROUNDDOWN(SUM([Calc.AB18:.AB24]);0)" office:value-type="float" office:value="0" table:number-columns-spanned="2" table:number-rows-spanned="1">
            <text:p>+0</text:p>
          </table:table-cell>
          <table:covered-table-cell table:style-name="ce160"/>
          <table:table-cell table:style-name="ce207" office:value-type="string">
            <text:p>DES</text:p>
          </table:table-cell>
          <table:table-cell table:style-name="ce229" table:formula="of:=VLOOKUP([.H17];[.$C$6:.$F$11];4;0)" office:value-type="float" office:value="-0">
            <text:p>+0</text:p>
          </table:table-cell>
          <table:table-cell table:style-name="ce241" table:formula="of:=[Calc.L57]" office:value-type="float" office:value="0" table:number-columns-spanned="2" table:number-rows-spanned="1">
            <text:p>+0</text:p>
          </table:table-cell>
          <table:covered-table-cell table:style-name="ce241"/>
          <table:table-cell table:style-name="ce259" office:value-type="float" office:value="0">
            <text:p>+0</text:p>
          </table:table-cell>
          <table:table-cell table:style-name="ce279" office:value-type="float" office:value="0">
            <text:p>+0</text:p>
          </table:table-cell>
          <table:table-cell table:style-name="ce308" office:value-type="string" table:number-columns-spanned="4" table:number-rows-spanned="1">
            <text:p>Acrobazia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DES</text:p>
          </table:table-cell>
          <table:table-cell table:style-name="ce321" office:value-type="string">
            <text:p>ACR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17];[.$C$6:.$F$11];4;0)+[.U17]+[.W17]+[.X17]+IF(AND(NOT([.R17]=&quot;&quot;);[.U17]&gt;0);3;0)+[Calc.L10]+IF(OR([.S17]=[.$C$6];[.S17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float" office:value="6" table:number-columns-spanned="2" table:number-rows-spanned="1">
            <text:p>6</text:p>
          </table:table-cell>
          <table:covered-table-cell table:style-name="ce494"/>
          <table:table-cell table:style-name="ce508" office:value-type="string" table:number-columns-spanned="4" table:number-rows-spanned="1">
            <text:p>Es: Mago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8" office:value-type="string" table:number-columns-spanned="2" table:number-rows-spanned="1">
            <text:p>Volontà</text:p>
          </table:table-cell>
          <table:covered-table-cell table:style-name="ce61"/>
          <table:table-cell table:style-name="ce103" office:value-type="string">
            <text:p>VOL</text:p>
          </table:table-cell>
          <table:table-cell table:style-name="ce129" table:formula="of:=SUM([.F18:.M18])" office:value-type="float" office:value="0" table:number-columns-spanned="2" table:number-rows-spanned="1">
            <text:p>+0</text:p>
          </table:table-cell>
          <table:covered-table-cell table:style-name="ce129"/>
          <table:table-cell table:style-name="ce161" table:formula="of:=ROUNDDOWN(SUM([Calc.AC18:.AC24]);0)" office:value-type="float" office:value="0" table:number-columns-spanned="2" table:number-rows-spanned="1">
            <text:p>+0</text:p>
          </table:table-cell>
          <table:covered-table-cell table:style-name="ce161"/>
          <table:table-cell table:style-name="ce208" office:value-type="string">
            <text:p>SAG</text:p>
          </table:table-cell>
          <table:table-cell table:style-name="ce230" table:formula="of:=VLOOKUP([.H18];[.$C$6:.$F$11];4;0)" office:value-type="float" office:value="-0">
            <text:p>+0</text:p>
          </table:table-cell>
          <table:table-cell table:style-name="ce242" table:formula="of:=[Calc.L58]" office:value-type="float" office:value="0" table:number-columns-spanned="2" table:number-rows-spanned="1">
            <text:p>+0</text:p>
          </table:table-cell>
          <table:covered-table-cell table:style-name="ce242"/>
          <table:table-cell table:style-name="ce260" office:value-type="float" office:value="0">
            <text:p>+0</text:p>
          </table:table-cell>
          <table:table-cell table:style-name="ce280" office:value-type="float" office:value="0">
            <text:p>+0</text:p>
          </table:table-cell>
          <table:table-cell table:style-name="ce232" office:value-type="string" table:number-columns-spanned="4" table:number-rows-spanned="1">
            <text:p>Addestrare Animali</text:p>
          </table:table-cell>
          <table:covered-table-cell table:number-columns-repeated="3"/>
          <table:table-cell table:style-name="ce215"/>
          <table:table-cell table:style-name="ce341" office:value-type="string">
            <text:p>CAR</text:p>
          </table:table-cell>
          <table:table-cell office:value-type="string">
            <text:p>ADD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18];[.$C$6:.$F$11];4;0)+[.U18]+[.W18]+[.X18]+IF(AND(NOT([.R18]=&quot;&quot;);[.U18]&gt;0);3;0)+[Calc.L11]+IF(OR([.S18]=[.$C$6];[.S18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2" office:value-type="float" office:value="8" table:number-columns-spanned="2" table:number-rows-spanned="1">
            <text:p>8</text:p>
          </table:table-cell>
          <table:covered-table-cell table:style-name="ce494"/>
          <table:table-cell table:style-name="ce508" office:value-type="string" table:number-columns-spanned="4" table:number-rows-spanned="1">
            <text:p>Es: Ladro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19" office:value-type="string" table:number-columns-spanned="2" table:number-rows-spanned="2">
            <text:p>BAB</text:p>
          </table:table-cell>
          <table:covered-table-cell table:style-name="ce62"/>
          <table:table-cell table:style-name="ce104" table:formula="of:=ROUNDDOWN(SUM([Calc.AB2:.AB7]);0)" office:value-type="float" office:value="0" table:number-columns-spanned="1" table:number-rows-spanned="2">
            <text:p>+0</text:p>
          </table:table-cell>
          <table:table-cell table:style-name="ce130" table:formula="of:=IF([Calc.AC2]&gt;0;CONCATENATE(&quot;+&quot;;[.C19]-5;IF([Calc.AC2]&gt;1;CONCATENATE(&quot;/+&quot;;[.C19]-10;IF([Calc.AC2]&gt;2;CONCATENATE(&quot;/+&quot;;[.C19]-15);&quot;&quot;));&quot;&quot;));&quot;n/a&quot;)" office:value-type="string" office:string-value="n/a" table:number-columns-spanned="3" table:number-rows-spanned="2">
            <text:p>n/a</text:p>
          </table:table-cell>
          <table:covered-table-cell table:number-columns-repeated="2" table:style-name="ce145"/>
          <table:table-cell table:style-name="ce189" office:value-type="string" table:number-columns-spanned="3" table:number-rows-spanned="2">
            <text:p>RESISTENZE</text:p>
          </table:table-cell>
          <table:covered-table-cell table:style-name="ce209"/>
          <table:covered-table-cell table:style-name="ce231"/>
          <table:table-cell table:style-name="ce243" table:number-columns-spanned="4" table:number-rows-spanned="2"/>
          <table:covered-table-cell table:number-columns-repeated="2" table:style-name="ce71"/>
          <table:covered-table-cell table:style-name="ce243"/>
          <table:table-cell table:style-name="ce308" office:value-type="string" table:number-columns-spanned="4" table:number-rows-spanned="1">
            <text:p>Artigianato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ART1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19];[.$C$6:.$F$11];4;0)+[.U19]+[.W19]+[.X19]+IF(AND(NOT([.R19]=&quot;&quot;);[.U19]&gt;0);3;0)+[Calc.L12]+IF(OR([.S19]=[.$C$6];[.S19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float" office:value="10" table:number-columns-spanned="2" table:number-rows-spanned="1">
            <text:p>10</text:p>
          </table:table-cell>
          <table:covered-table-cell table:style-name="ce494"/>
          <table:table-cell table:style-name="ce508" office:value-type="string" table:number-columns-spanned="4" table:number-rows-spanned="1">
            <text:p>Es: Guerriero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covered-table-cell table:style-name="ce20"/>
          <table:covered-table-cell table:style-name="ce63"/>
          <table:covered-table-cell table:style-name="ce105"/>
          <table:covered-table-cell table:style-name="ce131"/>
          <table:covered-table-cell table:number-columns-repeated="2" table:style-name="ce146"/>
          <table:covered-table-cell table:style-name="ce190"/>
          <table:covered-table-cell table:style-name="ce210"/>
          <table:covered-table-cell table:style-name="ce232"/>
          <table:covered-table-cell table:number-columns-repeated="3"/>
          <table:covered-table-cell table:style-name="ce281"/>
          <table:table-cell table:style-name="ce232" office:value-type="string" table:number-columns-spanned="4" table:number-rows-spanned="1">
            <text:p>Artigianato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ART2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20];[.$C$6:.$F$11];4;0)+[.U20]+[.W20]+[.X20]+IF(AND(NOT([.R20]=&quot;&quot;);[.U20]&gt;0);3;0)+[Calc.L13]+IF(OR([.S20]=[.$C$6];[.S20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2" office:value-type="float" office:value="12" table:number-columns-spanned="2" table:number-rows-spanned="1">
            <text:p>12</text:p>
          </table:table-cell>
          <table:covered-table-cell table:style-name="ce494"/>
          <table:table-cell table:style-name="ce508" office:value-type="string" table:number-columns-spanned="4" table:number-rows-spanned="1">
            <text:p>Es: Barbaro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table-cell table:style-name="ce21" office:value-type="string" table:number-columns-spanned="1" table:number-rows-spanned="4">
            <text:p>MANOVRE</text:p>
          </table:table-cell>
          <table:table-cell table:style-name="ce64" office:value-type="string" table:number-columns-spanned="2" table:number-rows-spanned="2">
            <text:p>BMC</text:p>
          </table:table-cell>
          <table:covered-table-cell table:style-name="ce65"/>
          <table:table-cell table:style-name="ce132" office:value-type="string" table:number-columns-spanned="2" table:number-rows-spanned="1">
            <text:p>TOT</text:p>
          </table:table-cell>
          <table:covered-table-cell table:style-name="ce111"/>
          <table:table-cell table:style-name="ce132" office:value-type="string" table:number-columns-spanned="2" table:number-rows-spanned="1">
            <text:p>BAB</text:p>
          </table:table-cell>
          <table:covered-table-cell table:style-name="ce111"/>
          <table:table-cell table:style-name="ce164" office:value-type="string" table:number-columns-spanned="2" table:number-rows-spanned="1">
            <text:p>FOR</text:p>
          </table:table-cell>
          <table:covered-table-cell table:style-name="ce166"/>
          <table:table-cell table:style-name="ce132" office:value-type="string">
            <text:p>Tagl</text:p>
          </table:table-cell>
          <table:table-cell table:style-name="ce111" office:value-type="string">
            <text:p>Extra</text:p>
          </table:table-cell>
          <table:table-cell table:style-name="ce261" office:value-type="string" table:number-columns-spanned="2" table:number-rows-spanned="1">
            <text:p>Varie</text:p>
          </table:table-cell>
          <table:covered-table-cell table:style-name="ce282"/>
          <table:table-cell table:style-name="ce308" office:value-type="string" table:number-columns-spanned="4" table:number-rows-spanned="1">
            <text:p>Artigianato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ART3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21];[.$C$6:.$F$11];4;0)+[.U21]+[.W21]+[.X21]+IF(AND(NOT([.R21]=&quot;&quot;);[.U21]&gt;0);3;0)+[Calc.L14]+IF(OR([.S21]=[.$C$6];[.S21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float" office:value="8.1" table:number-columns-spanned="2" table:number-rows-spanned="1">
            <text:p>8,1</text:p>
          </table:table-cell>
          <table:covered-table-cell table:style-name="ce494"/>
          <table:table-cell table:style-name="ce508" office:value-type="string" table:number-columns-spanned="4" table:number-rows-spanned="1">
            <text:p>Compagno Animale</text:p>
          </table:table-cell>
          <table:covered-table-cell table:number-columns-repeated="2" table:style-name="ce494"/>
          <table:covered-table-cell table:style-name="ce508"/>
          <table:table-cell table:style-name="ce494" table:number-columns-repeated="11"/>
          <table:table-cell table:number-columns-repeated="941"/>
        </table:table-row>
        <table:table-row table:style-name="ro1">
          <table:covered-table-cell table:style-name="ce22"/>
          <table:covered-table-cell table:number-columns-repeated="2" table:style-name="ce65"/>
          <table:table-cell table:style-name="ce112" table:formula="of:=SUM([.F22:.M22])" office:value-type="float" office:value="0" table:number-columns-spanned="2" table:number-rows-spanned="1">
            <text:p>+0</text:p>
          </table:table-cell>
          <table:covered-table-cell table:style-name="ce105"/>
          <table:table-cell table:style-name="ce147" table:formula="of:=[.C19]" office:value-type="float" office:value="0" table:number-columns-spanned="2" table:number-rows-spanned="1">
            <text:p>+0</text:p>
          </table:table-cell>
          <table:covered-table-cell table:style-name="ce105"/>
          <table:table-cell table:style-name="ce165" table:formula="of:=VLOOKUP([.H21];[.C6:.F11];4;0)" office:value-type="float" office:value="-0" table:number-columns-spanned="2" table:number-rows-spanned="1">
            <text:p>+0</text:p>
          </table:table-cell>
          <table:covered-table-cell table:style-name="ce105"/>
          <table:table-cell table:style-name="ce194" table:formula="of:=VLOOKUP([.M3];[Calc.H2:.J10];3;0)" office:value-type="float" office:value="0">
            <text:p>+0</text:p>
          </table:table-cell>
          <table:table-cell table:style-name="ce194" table:formula="of:=[Calc.L59]" office:value-type="float" office:value="0">
            <text:p>+0</text:p>
          </table:table-cell>
          <table:table-cell table:style-name="ce262" office:value-type="float" office:value="0">
            <text:p>+0</text:p>
          </table:table-cell>
          <table:table-cell table:style-name="ce283" office:value-type="float" office:value="0">
            <text:p>+0</text:p>
          </table:table-cell>
          <table:table-cell table:style-name="ce232" office:value-type="string" table:number-columns-spanned="4" table:number-rows-spanned="1">
            <text:p>Artista della Fuga</text:p>
          </table:table-cell>
          <table:covered-table-cell table:number-columns-repeated="3"/>
          <table:table-cell table:style-name="ce215"/>
          <table:table-cell table:style-name="ce341" office:value-type="string">
            <text:p>DES</text:p>
          </table:table-cell>
          <table:table-cell office:value-type="string">
            <text:p>AFG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22];[.$C$6:.$F$11];4;0)+[.U22]+[.W22]+[.X22]+IF(AND(NOT([.R22]=&quot;&quot;);[.U22]&gt;0);3;0)+[Calc.L15]+IF(OR([.S22]=[.$C$6];[.S22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3" office:value-type="float" office:value="10.1" table:number-columns-spanned="2" table:number-rows-spanned="1">
            <text:p>10,1</text:p>
          </table:table-cell>
          <table:covered-table-cell table:style-name="ce501"/>
          <table:table-cell table:style-name="ce509" office:value-type="string" table:number-columns-spanned="4" table:number-rows-spanned="1">
            <text:p>Eidolon</text:p>
          </table:table-cell>
          <table:covered-table-cell table:number-columns-repeated="2" table:style-name="ce501"/>
          <table:covered-table-cell table:style-name="ce509"/>
          <table:table-cell table:style-name="ce494" table:number-columns-repeated="11"/>
          <table:table-cell table:number-columns-repeated="941"/>
        </table:table-row>
        <table:table-row table:style-name="ro1">
          <table:covered-table-cell table:style-name="ce22"/>
          <table:table-cell table:style-name="ce66" office:value-type="string" table:number-columns-spanned="2" table:number-rows-spanned="2">
            <text:p>DMC</text:p>
          </table:table-cell>
          <table:covered-table-cell table:style-name="ce65"/>
          <table:table-cell table:style-name="ce132" office:value-type="string" table:number-columns-spanned="2" table:number-rows-spanned="1">
            <text:p>TOT</text:p>
          </table:table-cell>
          <table:covered-table-cell table:style-name="ce111"/>
          <table:table-cell table:style-name="ce132" office:value-type="string" table:number-columns-spanned="2" table:number-rows-spanned="1">
            <text:p>BAB</text:p>
          </table:table-cell>
          <table:covered-table-cell table:style-name="ce111"/>
          <table:table-cell table:style-name="ce132" office:value-type="string" table:number-columns-spanned="2" table:number-rows-spanned="1">
            <text:p>FOR + DES</text:p>
          </table:table-cell>
          <table:covered-table-cell table:style-name="ce111"/>
          <table:table-cell table:style-name="ce132" office:value-type="string">
            <text:p>Tagl</text:p>
          </table:table-cell>
          <table:table-cell table:style-name="ce111" office:value-type="string">
            <text:p>Extra</text:p>
          </table:table-cell>
          <table:table-cell table:style-name="ce261" office:value-type="string" table:number-columns-spanned="2" table:number-rows-spanned="1">
            <text:p>Varie</text:p>
          </table:table-cell>
          <table:covered-table-cell table:style-name="ce282"/>
          <table:table-cell table:style-name="ce308" office:value-type="string" table:number-columns-spanned="4" table:number-rows-spanned="1">
            <text:p>Camuffar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CAR</text:p>
          </table:table-cell>
          <table:table-cell table:style-name="ce321" office:value-type="string">
            <text:p>CAM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23];[.$C$6:.$F$11];4;0)+[.U23]+[.W23]+[.X23]+IF(AND(NOT([.R23]=&quot;&quot;);[.U23]&gt;0);3;0)+[Calc.L16]+IF(OR([.S23]=[.$C$6];[.S23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4" table:number-columns-repeated="17"/>
          <table:table-cell table:number-columns-repeated="941"/>
        </table:table-row>
        <table:table-row table:style-name="ro1">
          <table:covered-table-cell table:style-name="ce23"/>
          <table:covered-table-cell table:number-columns-repeated="2" table:style-name="ce67"/>
          <table:table-cell table:style-name="ce133" table:formula="of:=10+SUM([.F24:.M24])" office:value-type="float" office:value="10" table:number-columns-spanned="2" table:number-rows-spanned="1">
            <text:p>10</text:p>
          </table:table-cell>
          <table:covered-table-cell table:style-name="ce141"/>
          <table:table-cell table:style-name="ce162" table:formula="of:=[.C19]" office:value-type="float" office:value="0" table:number-columns-spanned="2" table:number-rows-spanned="1">
            <text:p>+0</text:p>
          </table:table-cell>
          <table:covered-table-cell table:style-name="ce141"/>
          <table:table-cell table:style-name="ce211" table:formula="of:=[.F6]+[.F7]" office:value-type="float" office:value="-0" table:number-columns-spanned="2" table:number-rows-spanned="1">
            <text:p>+0</text:p>
          </table:table-cell>
          <table:covered-table-cell table:style-name="ce141"/>
          <table:table-cell table:style-name="ce244" table:formula="of:=VLOOKUP([.M3];[Calc.H2:.J10];3;0)" office:value-type="float" office:value="0">
            <text:p>+0</text:p>
          </table:table-cell>
          <table:table-cell table:style-name="ce244" table:formula="of:=[Calc.L60]+[.H13]+[.P13]+[Calc.L53]+[Calc.L55]" office:value-type="float" office:value="0">
            <text:p>+0</text:p>
          </table:table-cell>
          <table:table-cell table:style-name="ce263" office:value-type="float" office:value="0">
            <text:p>+0</text:p>
          </table:table-cell>
          <table:table-cell table:style-name="ce284" office:value-type="float" office:value="0">
            <text:p>+0</text:p>
          </table:table-cell>
          <table:table-cell table:style-name="ce232" office:value-type="string" table:number-columns-spanned="4" table:number-rows-spanned="1">
            <text:p>Cavalcare</text:p>
          </table:table-cell>
          <table:covered-table-cell table:number-columns-repeated="3"/>
          <table:table-cell table:style-name="ce215"/>
          <table:table-cell table:style-name="ce341" office:value-type="string">
            <text:p>DES</text:p>
          </table:table-cell>
          <table:table-cell office:value-type="string">
            <text:p>CAV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24];[.$C$6:.$F$11];4;0)+[.U24]+[.W24]+[.X24]+IF(AND(NOT([.R24]=&quot;&quot;);[.U24]&gt;0);3;0)+[Calc.L17]+IF(OR([.S24]=[.$C$6];[.S24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5" office:value-type="string" table:number-columns-spanned="2" table:number-rows-spanned="1">
            <text:p>NDV</text:p>
          </table:table-cell>
          <table:covered-table-cell table:style-name="ce500"/>
          <table:table-cell table:style-name="ce510" office:value-type="string" table:number-columns-spanned="15" table:number-rows-spanned="1">
            <text:p>Numero dei dadi vita tirati per quella classe</text:p>
          </table:table-cell>
          <table:covered-table-cell table:number-columns-repeated="13" table:style-name="ce500"/>
          <table:covered-table-cell table:style-name="ce522"/>
          <table:table-cell table:number-columns-repeated="941"/>
        </table:table-row>
        <table:table-row table:style-name="ro1">
          <table:table-cell table:style-name="ce24" office:value-type="string" table:number-columns-spanned="1" table:number-rows-spanned="4">
            <text:p>Dadi Vita</text:p>
          </table:table-cell>
          <table:table-cell table:style-name="ce68" office:value-type="string">
            <text:p>Lv</text:p>
          </table:table-cell>
          <table:table-cell table:style-name="ce106" office:value-type="float" office:value="1">
            <text:p>1</text:p>
          </table:table-cell>
          <table:table-cell table:style-name="ce134" table:formula="of:=[.C25]+1" office:value-type="float" office:value="2">
            <text:p>2</text:p>
          </table:table-cell>
          <table:table-cell table:style-name="ce134" table:formula="of:=[.D25]+1" office:value-type="float" office:value="3">
            <text:p>3</text:p>
          </table:table-cell>
          <table:table-cell table:style-name="ce134" table:formula="of:=[.E25]+1" office:value-type="float" office:value="4">
            <text:p>4</text:p>
          </table:table-cell>
          <table:table-cell table:style-name="ce68" table:formula="of:=[.F25]+1" office:value-type="float" office:value="5">
            <text:p>5</text:p>
          </table:table-cell>
          <table:table-cell table:style-name="ce106" table:formula="of:=[.G25]+1" office:value-type="float" office:value="6">
            <text:p>6</text:p>
          </table:table-cell>
          <table:table-cell table:style-name="ce134" table:formula="of:=[.H25]+1" office:value-type="float" office:value="7">
            <text:p>7</text:p>
          </table:table-cell>
          <table:table-cell table:style-name="ce134" table:formula="of:=[.I25]+1" office:value-type="float" office:value="8">
            <text:p>8</text:p>
          </table:table-cell>
          <table:table-cell table:style-name="ce134" table:formula="of:=[.J25]+1" office:value-type="float" office:value="9">
            <text:p>9</text:p>
          </table:table-cell>
          <table:table-cell table:style-name="ce68" table:formula="of:=[.K25]+1" office:value-type="float" office:value="10">
            <text:p>10</text:p>
          </table:table-cell>
          <table:table-cell table:style-name="ce285" office:value-type="string">
            <text:p>N DV+</text:p>
          </table:table-cell>
          <table:table-cell table:style-name="ce308" office:value-type="string" table:number-columns-spanned="4" table:number-rows-spanned="1">
            <text:p>Conoscenze Arcan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CARC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25];[.$C$6:.$F$11];4;0)+[.U25]+[.W25]+[.X25]+IF(AND(NOT([.R25]=&quot;&quot;);[.U25]&gt;0);3;0)+[Calc.L18]+IF(OR([.S25]=[.$C$6];[.S25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TPC</text:p>
          </table:table-cell>
          <table:covered-table-cell table:style-name="ce494"/>
          <table:table-cell table:style-name="ce511" office:value-type="string" table:number-columns-spanned="15" table:number-rows-spanned="1">
            <text:p>Tiro per Colpire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25"/>
          <table:table-cell table:style-name="ce69" office:value-type="string">
            <text:p>DV</text:p>
          </table:table-cell>
          <table:table-cell table:style-name="ce107" table:formula="of:=ROUNDDOWN([.U6];0)" office:value-type="float" office:value="6">
            <text:p>6</text:p>
          </table:table-cell>
          <table:table-cell table:style-name="ce135" table:number-columns-repeated="3"/>
          <table:table-cell table:style-name="ce191"/>
          <table:table-cell table:style-name="ce212"/>
          <table:table-cell table:style-name="ce135" table:number-columns-repeated="3"/>
          <table:table-cell table:style-name="ce191"/>
          <table:table-cell table:style-name="ce286"/>
          <table:table-cell table:style-name="ce232" office:value-type="string" table:number-columns-spanned="4" table:number-rows-spanned="1">
            <text:p>Conoscenze Dungeon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CDUN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26];[.$C$6:.$F$11];4;0)+[.U26]+[.W26]+[.X26]+IF(AND(NOT([.R26]=&quot;&quot;);[.U26]&gt;0);3;0)+[Calc.L19]+IF(OR([.S26]=[.$C$6];[.S26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3" office:value-type="string" table:number-columns-spanned="2" table:number-rows-spanned="1">
            <text:p>"Extra"</text:p>
          </table:table-cell>
          <table:covered-table-cell table:style-name="ce501"/>
          <table:table-cell table:style-name="ce512" office:value-type="string" table:number-columns-spanned="15" table:number-rows-spanned="1">
            <text:p>Bonus derivato da Capacità, Talenti ed Equipaggiamento</text:p>
          </table:table-cell>
          <table:covered-table-cell table:number-columns-repeated="13" table:style-name="ce501"/>
          <table:covered-table-cell table:style-name="ce509"/>
          <table:table-cell table:number-columns-repeated="941"/>
        </table:table-row>
        <table:table-row table:style-name="ro1">
          <table:covered-table-cell table:style-name="ce25"/>
          <table:table-cell table:style-name="ce69" office:value-type="string">
            <text:p>Lv</text:p>
          </table:table-cell>
          <table:table-cell table:style-name="ce108" office:value-type="float" office:value="11">
            <text:p>11</text:p>
          </table:table-cell>
          <table:table-cell table:style-name="ce136" table:formula="of:=[.C27]+1" office:value-type="float" office:value="12">
            <text:p>12</text:p>
          </table:table-cell>
          <table:table-cell table:style-name="ce136" table:formula="of:=[.D27]+1" office:value-type="float" office:value="13">
            <text:p>13</text:p>
          </table:table-cell>
          <table:table-cell table:style-name="ce136" table:formula="of:=[.E27]+1" office:value-type="float" office:value="14">
            <text:p>14</text:p>
          </table:table-cell>
          <table:table-cell table:style-name="ce69" table:formula="of:=[.F27]+1" office:value-type="float" office:value="15">
            <text:p>15</text:p>
          </table:table-cell>
          <table:table-cell table:style-name="ce108" table:formula="of:=[.G27]+1" office:value-type="float" office:value="16">
            <text:p>16</text:p>
          </table:table-cell>
          <table:table-cell table:style-name="ce136" table:formula="of:=[.H27]+1" office:value-type="float" office:value="17">
            <text:p>17</text:p>
          </table:table-cell>
          <table:table-cell table:style-name="ce136" table:formula="of:=[.I27]+1" office:value-type="float" office:value="18">
            <text:p>18</text:p>
          </table:table-cell>
          <table:table-cell table:style-name="ce136" table:formula="of:=[.J27]+1" office:value-type="float" office:value="19">
            <text:p>19</text:p>
          </table:table-cell>
          <table:table-cell table:style-name="ce69" table:formula="of:=[.K27]+1" office:value-type="float" office:value="20">
            <text:p>20</text:p>
          </table:table-cell>
          <table:table-cell table:style-name="ce287" office:value-type="string">
            <text:p>SUM+</text:p>
          </table:table-cell>
          <table:table-cell table:style-name="ce308" office:value-type="string" table:number-columns-spanned="4" table:number-rows-spanned="1">
            <text:p>Conoscenze Geografia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CGEO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27];[.$C$6:.$F$11];4;0)+[.U27]+[.W27]+[.X27]+IF(AND(NOT([.R27]=&quot;&quot;);[.U27]&gt;0);3;0)+[Calc.L20]+IF(OR([.S27]=[.$C$6];[.S27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5" office:value-type="string" table:number-columns-spanned="2" table:number-rows-spanned="1">
            <text:p>Nota GA</text:p>
          </table:table-cell>
          <table:covered-table-cell table:style-name="ce500"/>
          <table:table-cell table:style-name="ce510" office:value-type="string" table:number-columns-spanned="15" table:number-rows-spanned="1">
            <text:p>Classi =&gt; GA =&gt; In GA mettere il valore di Punti Abilità Base forniti dalla Classe</text:p>
          </table:table-cell>
          <table:covered-table-cell table:number-columns-repeated="13" table:style-name="ce500"/>
          <table:covered-table-cell table:style-name="ce522"/>
          <table:table-cell table:number-columns-repeated="941"/>
        </table:table-row>
        <table:table-row table:style-name="ro1">
          <table:covered-table-cell table:style-name="ce26"/>
          <table:table-cell table:style-name="ce70" office:value-type="string">
            <text:p>DV</text:p>
          </table:table-cell>
          <table:table-cell table:style-name="ce109"/>
          <table:table-cell table:style-name="ce137" table:number-columns-repeated="3"/>
          <table:table-cell table:style-name="ce192"/>
          <table:table-cell table:style-name="ce109"/>
          <table:table-cell table:style-name="ce137" table:number-columns-repeated="3"/>
          <table:table-cell table:style-name="ce192"/>
          <table:table-cell table:style-name="ce288"/>
          <table:table-cell table:style-name="ce232" office:value-type="string" table:number-columns-spanned="4" table:number-rows-spanned="1">
            <text:p>Conoscenze Ingegneria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CING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28];[.$C$6:.$F$11];4;0)+[.U28]+[.W28]+[.X28]+IF(AND(NOT([.R28]=&quot;&quot;);[.U28]&gt;0);3;0)+[Calc.L21]+IF(OR([.S28]=[.$C$6];[.S28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2" office:value-type="string" table:number-columns-spanned="2" table:number-rows-spanned="1">
            <text:p>NOTA</text:p>
          </table:table-cell>
          <table:covered-table-cell table:style-name="ce494"/>
          <table:table-cell table:style-name="ce511" office:value-type="string" table:number-columns-spanned="15" table:number-rows-spanned="1">
            <text:p>La maggior parte di alcune statistiche sono calcolate dipendenti dal livello di classe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table-cell table:style-name="ce27" office:value-type="string" table:number-columns-spanned="6" table:number-rows-spanned="2">
            <text:p>ARMI</text:p>
          </table:table-cell>
          <table:covered-table-cell table:number-columns-repeated="5" table:style-name="ce71"/>
          <table:table-cell table:style-name="ce193" office:value-type="string" table:number-columns-spanned="1" table:number-rows-spanned="2">
            <text:p>TPC</text:p>
          </table:table-cell>
          <table:table-cell table:style-name="ce213" office:value-type="string">
            <text:p>Ex1</text:p>
          </table:table-cell>
          <table:table-cell table:style-name="ce213" office:value-type="string">
            <text:p>Ex2</text:p>
          </table:table-cell>
          <table:table-cell table:style-name="ce213" office:value-type="string">
            <text:p>Ex3</text:p>
          </table:table-cell>
          <table:table-cell table:style-name="ce193" office:value-type="string" table:number-columns-spanned="1" table:number-rows-spanned="2">
            <text:p>DAN</text:p>
          </table:table-cell>
          <table:table-cell table:style-name="ce213" office:value-type="string">
            <text:p>Ex1</text:p>
          </table:table-cell>
          <table:table-cell table:style-name="ce289" office:value-type="string">
            <text:p>Ex2</text:p>
          </table:table-cell>
          <table:table-cell table:style-name="ce308" office:value-type="string" table:number-columns-spanned="4" table:number-rows-spanned="1">
            <text:p>Conoscenze Locali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CLOC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29];[.$C$6:.$F$11];4;0)+[.U29]+[.W29]+[.X29]+IF(AND(NOT([.R29]=&quot;&quot;);[.U29]&gt;0);3;0)+[Calc.L22]+IF(OR([.S29]=[.$C$6];[.S29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Nota TS</text:p>
          </table:table-cell>
          <table:covered-table-cell table:style-name="ce494"/>
          <table:table-cell table:style-name="ce511" office:value-type="string" table:number-columns-spanned="15" table:number-rows-spanned="1">
            <text:p>Tempra, Riflessi e Volontà dipendono dalla quantità di DV della classe, non dal Livello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28"/>
          <table:covered-table-cell table:number-columns-repeated="6" table:style-name="ce72"/>
          <table:table-cell table:number-columns-repeated="3" table:style-name="ce214"/>
          <table:covered-table-cell table:style-name="ce72"/>
          <table:table-cell table:style-name="ce214"/>
          <table:table-cell table:style-name="ce290"/>
          <table:table-cell table:style-name="ce232" office:value-type="string" table:number-columns-spanned="4" table:number-rows-spanned="1">
            <text:p>Conoscenze Natura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CNAT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30];[.$C$6:.$F$11];4;0)+[.U30]+[.W30]+[.X30]+IF(AND(NOT([.R30]=&quot;&quot;);[.U30]&gt;0);3;0)+[Calc.L23]+IF(OR([.S30]=[.$C$6];[.S30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3" office:value-type="string" table:number-columns-spanned="2" table:number-rows-spanned="1">
            <text:p>Nota DV</text:p>
          </table:table-cell>
          <table:covered-table-cell table:style-name="ce501"/>
          <table:table-cell table:style-name="ce512" office:value-type="string" table:number-columns-spanned="15" table:number-rows-spanned="1">
            <text:p>Sono gestiti Eidolon (DV = 10,1) senza evoluzioni e Compagni Animali (DV = 8,1), ma non i Famigli</text:p>
          </table:table-cell>
          <table:covered-table-cell table:number-columns-repeated="13" table:style-name="ce501"/>
          <table:covered-table-cell table:style-name="ce509"/>
          <table:table-cell table:number-columns-repeated="941"/>
        </table:table-row>
        <table:table-row table:style-name="ro1">
          <table:table-cell table:style-name="ce29" office:value-type="string" table:number-columns-spanned="1" table:number-rows-spanned="5">
            <text:p>Arma 1</text:p>
          </table:table-cell>
          <table:table-cell table:style-name="ce73" table:number-columns-spanned="4" table:number-rows-spanned="1"/>
          <table:covered-table-cell table:number-columns-repeated="3" table:style-name="ce110"/>
          <table:table-cell table:style-name="ce163" office:value-type="string" table:number-columns-spanned="3" table:number-rows-spanned="1">
            <text:p>Potenziamento:</text:p>
          </table:table-cell>
          <table:covered-table-cell table:number-columns-repeated="2" table:style-name="ce110"/>
          <table:table-cell table:style-name="ce233" office:value-type="float" office:value="0">
            <text:p>+0</text:p>
          </table:table-cell>
          <table:table-cell table:style-name="ce163" table:formula="of:=&quot;Mag&quot;" office:value-type="string" office:string-value="Mag">
            <text:p>Mag</text:p>
          </table:table-cell>
          <table:table-cell table:style-name="ce254" table:number-columns-spanned="3" table:number-rows-spanned="1"/>
          <table:covered-table-cell table:style-name="ce110"/>
          <table:covered-table-cell table:style-name="ce254"/>
          <table:table-cell table:style-name="ce308" office:value-type="string" table:number-columns-spanned="4" table:number-rows-spanned="1">
            <text:p>Conoscenze Nobil Gossip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CNOB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31];[.$C$6:.$F$11];4;0)+[.U31]+[.W31]+[.X31]+IF(AND(NOT([.R31]=&quot;&quot;);[.U31]&gt;0);3;0)+[Calc.L24]+IF(OR([.S31]=[.$C$6];[.S31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6" office:value-type="string" table:number-columns-spanned="2" table:number-rows-spanned="1">
            <text:p>Nota Carico</text:p>
          </table:table-cell>
          <table:covered-table-cell table:style-name="ce502"/>
          <table:table-cell table:style-name="ce513" office:value-type="string" table:number-columns-spanned="15" table:number-rows-spanned="1">
            <text:p>Adesso viene calcolato il peso massimo e tutte le penalità relative al peso (in kg)</text:p>
          </table:table-cell>
          <table:covered-table-cell table:number-columns-repeated="13" table:style-name="ce502"/>
          <table:covered-table-cell table:style-name="ce525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0"/>
          <table:table-cell table:style-name="ce74" office:value-type="string" table:number-columns-spanned="1" table:number-rows-spanned="2">
            <text:p>TPC1</text:p>
          </table:table-cell>
          <table:table-cell table:style-name="ce111" office:value-type="string" table:number-columns-spanned="2" table:number-rows-spanned="1">
            <text:p>TOT</text:p>
          </table:table-cell>
          <table:covered-table-cell table:style-name="ce111"/>
          <table:table-cell table:style-name="ce111" office:value-type="string">
            <text:p>BAB</text:p>
          </table:table-cell>
          <table:table-cell table:style-name="ce164" office:value-type="string">
            <text:p>FOR</text:p>
          </table:table-cell>
          <table:table-cell table:style-name="ce111" office:value-type="string">
            <text:p>Tagl</text:p>
          </table:table-cell>
          <table:table-cell table:style-name="ce111" office:value-type="string">
            <text:p>Legg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34" office:value-type="string">
            <text:p>Ex3</text:p>
          </table:table-cell>
          <table:table-cell table:style-name="ce261" office:value-type="string" table:number-columns-spanned="2" table:number-rows-spanned="1">
            <text:p>Varie</text:p>
          </table:table-cell>
          <table:covered-table-cell table:style-name="ce282"/>
          <table:table-cell table:style-name="ce232" office:value-type="string" table:number-columns-spanned="4" table:number-rows-spanned="1">
            <text:p>Conoscenze Piani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CPIA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32];[.$C$6:.$F$11];4;0)+[.U32]+[.W32]+[.X32]+IF(AND(NOT([.R32]=&quot;&quot;);[.U32]&gt;0);3;0)+[Calc.L25]+IF(OR([.S32]=[.$C$6];[.S32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7" office:value-type="string" table:number-columns-spanned="2" table:number-rows-spanned="1">
            <text:p>Nota CA</text:p>
          </table:table-cell>
          <table:covered-table-cell table:style-name="ce503"/>
          <table:table-cell table:style-name="ce514" office:value-type="string" table:number-columns-spanned="15" table:number-rows-spanned="1">
            <text:p>I Bonus alla CA di Schivare e Deviazione vengono aggiunti anche alla DMC</text:p>
          </table:table-cell>
          <table:covered-table-cell table:number-columns-repeated="13" table:style-name="ce503"/>
          <table:covered-table-cell table:style-name="ce526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0"/>
          <table:covered-table-cell table:style-name="ce75"/>
          <table:table-cell table:style-name="ce112" table:formula="of:=[.E33]+IF(AND([.F33]&gt;0;OR([.I35]=[Calc.$E$66];[.I35]=[Calc.$E$68]));ROUNDDOWN([.F33]/2;0);[.F33])+[.G33]+[.L33]+[.M33]+[Calc.J64]+[.I3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7" table:formula="of:=[.$C$19]" office:value-type="float" office:value="0">
            <text:p>+0</text:p>
          </table:table-cell>
          <table:table-cell table:style-name="ce165" table:formula="of:=VLOOKUP([.F32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15"/>
          <table:table-cell table:style-name="ce264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308" office:value-type="string" table:number-columns-spanned="4" table:number-rows-spanned="1">
            <text:p>Conoscenze Religioni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CREL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33];[.$C$6:.$F$11];4;0)+[.U33]+[.W33]+[.X33]+IF(AND(NOT([.R33]=&quot;&quot;);[.U33]&gt;0);3;0)+[Calc.L26]+IF(OR([.S33]=[.$C$6];[.S33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3" office:value-type="string" table:number-columns-spanned="2" table:number-rows-spanned="1">
            <text:p>Nota CA</text:p>
          </table:table-cell>
          <table:covered-table-cell table:style-name="ce501"/>
          <table:table-cell table:style-name="ce512" office:value-type="string" table:number-columns-spanned="15" table:number-rows-spanned="1">
            <text:p>È possibile aggiungere un proprio Bonus alle CA Schivare, Naturale e Deviazione, calcolate auto</text:p>
          </table:table-cell>
          <table:covered-table-cell table:number-columns-repeated="13" table:style-name="ce501"/>
          <table:covered-table-cell table:style-name="ce509"/>
          <table:table-cell table:number-columns-repeated="941"/>
        </table:table-row>
        <table:table-row table:style-name="ro1">
          <table:covered-table-cell table:style-name="ce30"/>
          <table:table-cell table:style-name="ce76" office:value-type="string" table:number-columns-spanned="1" table:number-rows-spanned="2">
            <text:p>DAN1</text:p>
          </table:table-cell>
          <table:table-cell table:style-name="ce111" office:value-type="string" table:number-columns-spanned="2" table:number-rows-spanned="1">
            <text:p>TOT</text:p>
          </table:table-cell>
          <table:covered-table-cell table:style-name="ce111"/>
          <table:table-cell table:style-name="ce111" office:value-type="string" table:number-columns-spanned="2" table:number-rows-spanned="1">
            <text:p>Dado</text:p>
          </table:table-cell>
          <table:covered-table-cell table:style-name="ce166"/>
          <table:table-cell table:style-name="ce164" office:value-type="string">
            <text:p>FOR</text:p>
          </table:table-cell>
          <table:table-cell table:style-name="ce111" office:value-type="string">
            <text:p>|2M|</text:p>
          </table:table-cell>
          <table:table-cell table:style-name="ce111" office:value-type="string">
            <text:p>Hand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61" office:value-type="string" table:number-columns-spanned="2" table:number-rows-spanned="1">
            <text:p>Varie</text:p>
          </table:table-cell>
          <table:covered-table-cell table:style-name="ce282"/>
          <table:table-cell table:style-name="ce232" office:value-type="string" table:number-columns-spanned="4" table:number-rows-spanned="1">
            <text:p>Conoscenze Storia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CSTO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34];[.$C$6:.$F$11];4;0)+[.U34]+[.W34]+[.X34]+IF(AND(NOT([.R34]=&quot;&quot;);[.U34]&gt;0);3;0)+[Calc.L27]+IF(OR([.S34]=[.$C$6];[.S34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7" office:value-type="string" table:number-columns-spanned="2" table:number-rows-spanned="1">
            <text:p>NOTA</text:p>
          </table:table-cell>
          <table:covered-table-cell table:style-name="ce503"/>
          <table:table-cell table:style-name="ce513" office:value-type="string" table:number-columns-spanned="15" table:number-rows-spanned="2">
            <text:p>In Talenti, Altre Capacità, Inventario e Incantesimi è possibile dichiarare il nome di una caratteristica da aumentare (vedi anche sotto). Per Caratteristiche, Tiri Salvezza e Abilità utilizzare le abbreviazioni</text:p>
          </table:table-cell>
          <table:covered-table-cell table:number-columns-repeated="13" table:style-name="ce503"/>
          <table:covered-table-cell table:style-name="ce526"/>
          <table:table-cell office:value-type="float" office:value="4.2">
            <text:p>4,2</text:p>
          </table:table-cell>
          <table:table-cell office:value-type="string" table:number-columns-spanned="3" table:number-rows-spanned="1">
            <text:p>Incantesimi</text:p>
          </table:table-cell>
          <table:covered-table-cell table:number-columns-repeated="2"/>
          <table:table-cell table:number-columns-repeated="937"/>
        </table:table-row>
        <table:table-row table:style-name="ro1">
          <table:covered-table-cell table:style-name="ce31"/>
          <table:covered-table-cell table:style-name="ce77"/>
          <table:table-cell table:style-name="ce113" table:formula="of:=CONCATENATE([.E35];IF([Calc.J81]&gt;=0;&quot;+&quot;;&quot;&quot;);[Calc.J81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48" table:number-columns-spanned="2" table:number-rows-spanned="1"/>
          <table:covered-table-cell table:style-name="ce167"/>
          <table:table-cell table:style-name="ce195" table:formula="of:=VLOOKUP([.G34];[.$C$6:.$F$11];4;0)" office:value-type="float" office:value="-0">
            <text:p>+0</text:p>
          </table:table-cell>
          <table:table-cell table:style-name="ce214"/>
          <table:table-cell table:style-name="ce235"/>
          <table:table-cell table:style-name="ce214"/>
          <table:table-cell table:style-name="ce214"/>
          <table:table-cell table:style-name="ce265" office:value-type="float" office:value="0">
            <text:p>+0</text:p>
          </table:table-cell>
          <table:table-cell table:style-name="ce291" office:value-type="float" office:value="0">
            <text:p>+0</text:p>
          </table:table-cell>
          <table:table-cell table:style-name="ce308" office:value-type="string" table:number-columns-spanned="4" table:number-rows-spanned="1">
            <text:p>Diplomazia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CAR</text:p>
          </table:table-cell>
          <table:table-cell table:style-name="ce321" office:value-type="string">
            <text:p>DIP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35];[.$C$6:.$F$11];4;0)+[.U35]+[.W35]+[.X35]+IF(AND(NOT([.R35]=&quot;&quot;);[.U35]&gt;0);3;0)+[Calc.L28]+IF(OR([.S35]=[.$C$6];[.S35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8"/>
          <table:table-cell table:style-name="ce504"/>
          <table:covered-table-cell table:number-columns-repeated="14" table:style-name="ce504"/>
          <table:covered-table-cell table:style-name="ce527"/>
          <table:table-cell table:number-columns-repeated="941"/>
        </table:table-row>
        <table:table-row table:style-name="ro1">
          <table:table-cell table:style-name="ce32" office:value-type="string" table:number-columns-spanned="1" table:number-rows-spanned="5">
            <text:p>Arma 2</text:p>
          </table:table-cell>
          <table:table-cell table:style-name="ce78" table:number-columns-spanned="4" table:number-rows-spanned="1"/>
          <table:covered-table-cell table:number-columns-repeated="3" table:style-name="ce110"/>
          <table:table-cell table:style-name="ce168" office:value-type="string" table:number-columns-spanned="3" table:number-rows-spanned="1">
            <text:p>Potenziamento:</text:p>
          </table:table-cell>
          <table:covered-table-cell table:number-columns-repeated="2" table:style-name="ce110"/>
          <table:table-cell table:style-name="ce233" office:value-type="float" office:value="0">
            <text:p>+0</text:p>
          </table:table-cell>
          <table:table-cell table:style-name="ce168" table:formula="of:=&quot;Mag&quot;" office:value-type="string" office:string-value="Mag">
            <text:p>Mag</text:p>
          </table:table-cell>
          <table:table-cell table:style-name="ce254" table:number-columns-spanned="3" table:number-rows-spanned="1"/>
          <table:covered-table-cell table:style-name="ce110"/>
          <table:covered-table-cell table:style-name="ce254"/>
          <table:table-cell table:style-name="ce232" office:value-type="string" table:number-columns-spanned="4" table:number-rows-spanned="1">
            <text:p>Disattivare Congegni</text:p>
          </table:table-cell>
          <table:covered-table-cell table:number-columns-repeated="3"/>
          <table:table-cell table:style-name="ce215"/>
          <table:table-cell table:style-name="ce341" office:value-type="string">
            <text:p>DES</text:p>
          </table:table-cell>
          <table:table-cell office:value-type="string">
            <text:p>DCON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36];[.$C$6:.$F$11];4;0)+[.U36]+[.W36]+[.X36]+IF(AND(NOT([.R36]=&quot;&quot;);[.U36]&gt;0);3;0)+[Calc.L29]+IF(OR([.S36]=[.$C$6];[.S36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7" office:value-type="string" table:number-columns-spanned="2" table:number-rows-spanned="1">
            <text:p>Incantesimi</text:p>
          </table:table-cell>
          <table:covered-table-cell table:style-name="ce503"/>
          <table:table-cell table:style-name="ce514" office:value-type="string" table:number-columns-spanned="15" table:number-rows-spanned="1">
            <text:p>Dichiarare il numero di incantesimi al giorno, quelli preparati e il loro livello</text:p>
          </table:table-cell>
          <table:covered-table-cell table:number-columns-repeated="13" table:style-name="ce503"/>
          <table:covered-table-cell table:style-name="ce526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TPC2</text:p>
          </table:table-cell>
          <table:table-cell table:style-name="ce114" office:value-type="string" table:number-columns-spanned="2" table:number-rows-spanned="1">
            <text:p>TOT</text:p>
          </table:table-cell>
          <table:covered-table-cell table:style-name="ce114"/>
          <table:table-cell table:style-name="ce114" office:value-type="string">
            <text:p>BAB</text:p>
          </table:table-cell>
          <table:table-cell table:style-name="ce164" office:value-type="string">
            <text:p>FOR</text:p>
          </table:table-cell>
          <table:table-cell table:style-name="ce114" office:value-type="string">
            <text:p>Tagl</text:p>
          </table:table-cell>
          <table:table-cell table:style-name="ce114" office:value-type="string">
            <text:p>Legg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34" office:value-type="string">
            <text:p>Ex3</text:p>
          </table:table-cell>
          <table:table-cell table:style-name="ce266" office:value-type="string" table:number-columns-spanned="2" table:number-rows-spanned="1">
            <text:p>Varie</text:p>
          </table:table-cell>
          <table:covered-table-cell table:style-name="ce292"/>
          <table:table-cell table:style-name="ce308" office:value-type="string" table:number-columns-spanned="4" table:number-rows-spanned="1">
            <text:p>Furtività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DES</text:p>
          </table:table-cell>
          <table:table-cell table:style-name="ce321" office:value-type="string">
            <text:p>FUR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37];[.$C$6:.$F$11];4;0)+[.U37]+[.W37]+[.X37]+IF(AND(NOT([.R37]=&quot;&quot;);[.U37]&gt;0);3;0)+[Calc.L30]+IF(OR([.S37]=[.$C$6];[.S37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9" office:value-type="string" table:number-columns-spanned="2" table:number-rows-spanned="1">
            <text:p>NOTA AA3</text:p>
          </table:table-cell>
          <table:covered-table-cell table:style-name="ce505"/>
          <table:table-cell table:style-name="ce515" office:value-type="string" table:number-columns-spanned="15" table:number-rows-spanned="2">
            <text:p>Lasciare 0 per calcolare gli incantesimi/gg bonus di default. Utilizzare 4, 6 o 9 per calcolare gli incantesimi Bonus secondo il metodo "custom-yuri"</text:p>
          </table:table-cell>
          <table:covered-table-cell table:number-columns-repeated="13" table:style-name="ce505"/>
          <table:covered-table-cell table:style-name="ce528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0"/>
          <table:covered-table-cell table:style-name="ce79"/>
          <table:table-cell table:style-name="ce115" table:formula="of:=[.E38]+IF(AND([.F38]&gt;0;OR([.I40]=[Calc.$E$66];[.I40]=[Calc.$E$68]));ROUNDDOWN([.F38]/2;0);[.F38])+[.G38]+[.L38]+[.M38]+[Calc.J68]+[.I36]" office:value-type="float" office:value="0" table:number-columns-spanned="2" table:number-rows-spanned="1">
            <text:p>+0</text:p>
          </table:table-cell>
          <table:covered-table-cell table:style-name="ce140"/>
          <table:table-cell table:style-name="ce149" table:formula="of:=[.$C$19]" office:value-type="float" office:value="0">
            <text:p>+0</text:p>
          </table:table-cell>
          <table:table-cell table:style-name="ce169" table:formula="of:=VLOOKUP([.F37];[.$C$6:.$F$11];4;0)" office:value-type="float" office:value="-0">
            <text:p>+0</text:p>
          </table:table-cell>
          <table:table-cell table:style-name="ce185" table:formula="of:=VLOOKUP([.$M$3];[Calc.$H$2:.$J$10];2;0)" office:value-type="float" office:value="0">
            <text:p>+0</text:p>
          </table:table-cell>
          <table:table-cell table:number-columns-repeated="4" table:style-name="ce215"/>
          <table:table-cell table:style-name="ce264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232" office:value-type="string" table:number-columns-spanned="4" table:number-rows-spanned="1">
            <text:p>Guarire</text:p>
          </table:table-cell>
          <table:covered-table-cell table:number-columns-repeated="3"/>
          <table:table-cell table:style-name="ce215"/>
          <table:table-cell table:style-name="ce341" office:value-type="string">
            <text:p>SAG</text:p>
          </table:table-cell>
          <table:table-cell office:value-type="string">
            <text:p>GUA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38];[.$C$6:.$F$11];4;0)+[.U38]+[.W38]+[.X38]+IF(AND(NOT([.R38]=&quot;&quot;);[.U38]&gt;0);3;0)+[Calc.L31]+IF(OR([.S38]=[.$C$6];[.S38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9"/>
          <table:table-cell table:style-name="ce505"/>
          <table:covered-table-cell table:number-columns-repeated="14" table:style-name="ce505"/>
          <table:covered-table-cell table:style-name="ce528"/>
          <table:table-cell table:number-columns-repeated="941"/>
        </table:table-row>
        <table:table-row table:style-name="ro1">
          <table:covered-table-cell table:style-name="ce30"/>
          <table:table-cell table:style-name="ce80" office:value-type="string" table:number-columns-spanned="1" table:number-rows-spanned="2">
            <text:p>DAN2</text:p>
          </table:table-cell>
          <table:table-cell table:style-name="ce114" office:value-type="string" table:number-columns-spanned="2" table:number-rows-spanned="1">
            <text:p>TOT</text:p>
          </table:table-cell>
          <table:covered-table-cell table:style-name="ce114"/>
          <table:table-cell table:style-name="ce114" office:value-type="string" table:number-columns-spanned="2" table:number-rows-spanned="1">
            <text:p>Dado</text:p>
          </table:table-cell>
          <table:covered-table-cell table:style-name="ce170"/>
          <table:table-cell table:style-name="ce164" office:value-type="string">
            <text:p>FOR</text:p>
          </table:table-cell>
          <table:table-cell table:style-name="ce114" office:value-type="string">
            <text:p>|2M|</text:p>
          </table:table-cell>
          <table:table-cell table:style-name="ce114" office:value-type="string">
            <text:p>Hand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66" office:value-type="string" table:number-columns-spanned="2" table:number-rows-spanned="1">
            <text:p>Varie</text:p>
          </table:table-cell>
          <table:covered-table-cell table:style-name="ce293"/>
          <table:table-cell table:style-name="ce308" office:value-type="string" table:number-columns-spanned="4" table:number-rows-spanned="1">
            <text:p>Intimidir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CAR</text:p>
          </table:table-cell>
          <table:table-cell table:style-name="ce321" office:value-type="string">
            <text:p>ITM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39];[.$C$6:.$F$11];4;0)+[.U39]+[.W39]+[.X39]+IF(AND(NOT([.R39]=&quot;&quot;);[.U39]&gt;0);3;0)+[Calc.L32]+IF(OR([.S39]=[.$C$6];[.S39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9" office:value-type="string" table:number-columns-spanned="2" table:number-rows-spanned="1">
            <text:p>BASE</text:p>
          </table:table-cell>
          <table:covered-table-cell table:style-name="ce506"/>
          <table:table-cell table:style-name="ce515" office:value-type="string" table:number-columns-spanned="15" table:number-rows-spanned="1">
            <text:p>Dichiarare il numero di incantesimi al giorno di base. Per i Bonus vari ci pensa la scheda</text:p>
          </table:table-cell>
          <table:covered-table-cell table:number-columns-repeated="13" table:style-name="ce506"/>
          <table:covered-table-cell table:style-name="ce528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1"/>
          <table:covered-table-cell table:style-name="ce80"/>
          <table:table-cell table:style-name="ce116" table:formula="of:=CONCATENATE([.E40];IF([Calc.J84]&gt;=0;&quot;+&quot;;&quot;&quot;);[Calc.J84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48" table:number-columns-spanned="2" table:number-rows-spanned="1"/>
          <table:covered-table-cell table:style-name="ce167"/>
          <table:table-cell table:style-name="ce196" table:formula="of:=VLOOKUP([.G39];[.$C$6:.$F$11];4;0)" office:value-type="float" office:value="-0">
            <text:p>+0</text:p>
          </table:table-cell>
          <table:table-cell table:style-name="ce214"/>
          <table:table-cell table:style-name="ce235"/>
          <table:table-cell table:number-columns-repeated="2" table:style-name="ce214"/>
          <table:table-cell table:style-name="ce265" office:value-type="float" office:value="0">
            <text:p>+0</text:p>
          </table:table-cell>
          <table:table-cell table:style-name="ce291" office:value-type="float" office:value="0">
            <text:p>+0</text:p>
          </table:table-cell>
          <table:table-cell table:style-name="ce232" office:value-type="string" table:number-columns-spanned="4" table:number-rows-spanned="1">
            <text:p>Intuizione</text:p>
          </table:table-cell>
          <table:covered-table-cell table:number-columns-repeated="3"/>
          <table:table-cell table:style-name="ce215"/>
          <table:table-cell table:style-name="ce341" office:value-type="string">
            <text:p>SAG</text:p>
          </table:table-cell>
          <table:table-cell office:value-type="string">
            <text:p>INTU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40];[.$C$6:.$F$11];4;0)+[.U40]+[.W40]+[.X40]+IF(AND(NOT([.R40]=&quot;&quot;);[.U40]&gt;0);3;0)+[Calc.L33]+IF(OR([.S40]=[.$C$6];[.S40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9" office:value-type="string" table:number-columns-spanned="2" table:number-rows-spanned="1">
            <text:p>Concentra</text:p>
          </table:table-cell>
          <table:covered-table-cell table:style-name="ce506"/>
          <table:table-cell table:style-name="ce515" office:value-type="string" table:number-columns-spanned="15" table:number-rows-spanned="1">
            <text:p>Il Bonus alle prove di Concentrazione, calcolato Lv Incantat + Mod Caratt + Extra ("Concentra")</text:p>
          </table:table-cell>
          <table:covered-table-cell table:number-columns-repeated="13" table:style-name="ce506"/>
          <table:covered-table-cell table:style-name="ce528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table-cell table:style-name="ce29" office:value-type="string" table:number-columns-spanned="1" table:number-rows-spanned="5">
            <text:p>Arma 3</text:p>
          </table:table-cell>
          <table:table-cell table:style-name="ce78" table:number-columns-spanned="4" table:number-rows-spanned="1"/>
          <table:covered-table-cell table:number-columns-repeated="3" table:style-name="ce117"/>
          <table:table-cell table:style-name="ce163" office:value-type="string" table:number-columns-spanned="3" table:number-rows-spanned="1">
            <text:p>Potenziamento:</text:p>
          </table:table-cell>
          <table:covered-table-cell table:style-name="ce117"/>
          <table:covered-table-cell table:style-name="ce110"/>
          <table:table-cell table:style-name="ce233" office:value-type="float" office:value="0">
            <text:p>+0</text:p>
          </table:table-cell>
          <table:table-cell table:style-name="ce163" table:formula="of:=&quot;Mag&quot;" office:value-type="string" office:string-value="Mag">
            <text:p>Mag</text:p>
          </table:table-cell>
          <table:table-cell table:style-name="ce254" table:number-columns-spanned="3" table:number-rows-spanned="1"/>
          <table:covered-table-cell table:style-name="ce110"/>
          <table:covered-table-cell table:style-name="ce254"/>
          <table:table-cell table:style-name="ce308" office:value-type="string" table:number-columns-spanned="4" table:number-rows-spanned="1">
            <text:p>Intrattener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CAR</text:p>
          </table:table-cell>
          <table:table-cell table:style-name="ce321" office:value-type="string">
            <text:p>INT1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41];[.$C$6:.$F$11];4;0)+[.U41]+[.W41]+[.X41]+IF(AND(NOT([.R41]=&quot;&quot;);[.U41]&gt;0);3;0)+[Calc.L34]+IF(OR([.S41]=[.$C$6];[.S41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9" office:value-type="string" table:number-columns-spanned="2" table:number-rows-spanned="1">
            <text:p>Varie</text:p>
          </table:table-cell>
          <table:covered-table-cell table:style-name="ce506"/>
          <table:table-cell table:style-name="ce515" office:value-type="string" table:number-columns-spanned="15" table:number-rows-spanned="1">
            <text:p>Non è gestita la condizionalità del BONUS/CARATT negli incantesimi. Gestirla a mano con formule</text:p>
          </table:table-cell>
          <table:covered-table-cell table:number-columns-repeated="13" table:style-name="ce506"/>
          <table:covered-table-cell table:style-name="ce528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3"/>
          <table:table-cell table:style-name="ce74" office:value-type="string" table:number-columns-spanned="1" table:number-rows-spanned="2">
            <text:p>TPC3</text:p>
          </table:table-cell>
          <table:table-cell table:style-name="ce111" office:value-type="string" table:number-columns-spanned="2" table:number-rows-spanned="1">
            <text:p>TOT</text:p>
          </table:table-cell>
          <table:covered-table-cell table:style-name="ce111"/>
          <table:table-cell table:style-name="ce111" office:value-type="string">
            <text:p>BAB</text:p>
          </table:table-cell>
          <table:table-cell table:style-name="ce164" office:value-type="string">
            <text:p>FOR</text:p>
          </table:table-cell>
          <table:table-cell table:style-name="ce111" office:value-type="string">
            <text:p>Tagl</text:p>
          </table:table-cell>
          <table:table-cell table:style-name="ce111" office:value-type="string">
            <text:p>Legg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34" office:value-type="string">
            <text:p>Ex3</text:p>
          </table:table-cell>
          <table:table-cell table:style-name="ce261" office:value-type="string" table:number-columns-spanned="2" table:number-rows-spanned="1">
            <text:p>Varie</text:p>
          </table:table-cell>
          <table:covered-table-cell table:style-name="ce282"/>
          <table:table-cell table:style-name="ce232" office:value-type="string" table:number-columns-spanned="4" table:number-rows-spanned="1">
            <text:p>Intrattenere</text:p>
          </table:table-cell>
          <table:covered-table-cell table:number-columns-repeated="3"/>
          <table:table-cell table:style-name="ce215"/>
          <table:table-cell table:style-name="ce341" office:value-type="string">
            <text:p>CAR</text:p>
          </table:table-cell>
          <table:table-cell office:value-type="string">
            <text:p>INT2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42];[.$C$6:.$F$11];4;0)+[.U42]+[.W42]+[.X42]+IF(AND(NOT([.R42]=&quot;&quot;);[.U42]&gt;0);3;0)+[Calc.L35]+IF(OR([.S42]=[.$C$6];[.S42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8" office:value-type="string" table:number-columns-spanned="2" table:number-rows-spanned="1">
            <text:p>CD</text:p>
          </table:table-cell>
          <table:covered-table-cell table:style-name="ce504"/>
          <table:table-cell table:style-name="ce516" office:value-type="string" table:number-columns-spanned="15" table:number-rows-spanned="1">
            <text:p>La CD è calcolata automaticamente. Dichiarare incantesimo e Livello, opzionale extra</text:p>
          </table:table-cell>
          <table:covered-table-cell table:number-columns-repeated="13" table:style-name="ce504"/>
          <table:covered-table-cell table:style-name="ce527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33"/>
          <table:covered-table-cell table:style-name="ce75"/>
          <table:table-cell table:style-name="ce112" table:formula="of:=[.E43]+IF(AND([.F43]&gt;0;OR([.I45]=[Calc.$E$66];[.I45]=[Calc.$E$68]));ROUNDDOWN([.F43]/2;0);[.F43])+[.G43]+[.L43]+[.M43]+[Calc.J72]+[.I41]" office:value-type="float" office:value="0" table:number-columns-spanned="2" table:number-rows-spanned="1">
            <text:p>+0</text:p>
          </table:table-cell>
          <table:covered-table-cell table:style-name="ce138"/>
          <table:table-cell table:style-name="ce147" table:formula="of:=[.$C$19]" office:value-type="float" office:value="0">
            <text:p>+0</text:p>
          </table:table-cell>
          <table:table-cell table:style-name="ce165" table:formula="of:=VLOOKUP([.F42];[.$C$6:.$F$11];4;0)" office:value-type="float" office:value="-0">
            <text:p>+0</text:p>
          </table:table-cell>
          <table:table-cell table:style-name="ce194" table:formula="of:=VLOOKUP([.$M$3];[Calc.$H$2:.$J$10];2;0)" office:value-type="float" office:value="0">
            <text:p>+0</text:p>
          </table:table-cell>
          <table:table-cell table:number-columns-repeated="4" table:style-name="ce215"/>
          <table:table-cell table:style-name="ce264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308" office:value-type="string" table:number-columns-spanned="4" table:number-rows-spanned="1">
            <text:p>Linguistica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INT</text:p>
          </table:table-cell>
          <table:table-cell table:style-name="ce321" office:value-type="string">
            <text:p>LIN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43];[.$C$6:.$F$11];4;0)+[.U43]+[.W43]+[.X43]+IF(AND(NOT([.R43]=&quot;&quot;);[.U43]&gt;0);3;0)+[Calc.L36]+IF(OR([.S43]=[.$C$6];[.S43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5" office:value-type="string" table:number-columns-spanned="2" table:number-rows-spanned="1">
            <text:p>Nota Armi</text:p>
          </table:table-cell>
          <table:covered-table-cell table:style-name="ce500"/>
          <table:table-cell table:style-name="ce510" office:value-type="string" table:number-columns-spanned="15" table:number-rows-spanned="1">
            <text:p>È possibile modificare i nomi dei bonus condizionali nella sezione Armi</text:p>
          </table:table-cell>
          <table:covered-table-cell table:number-columns-repeated="13" table:style-name="ce500"/>
          <table:covered-table-cell table:style-name="ce522"/>
          <table:table-cell table:number-columns-repeated="941"/>
        </table:table-row>
        <table:table-row table:style-name="ro1">
          <table:covered-table-cell table:style-name="ce33"/>
          <table:table-cell table:style-name="ce76" office:value-type="string" table:number-columns-spanned="1" table:number-rows-spanned="2">
            <text:p>DAN3</text:p>
          </table:table-cell>
          <table:table-cell table:style-name="ce111" office:value-type="string" table:number-columns-spanned="2" table:number-rows-spanned="1">
            <text:p>TOT</text:p>
          </table:table-cell>
          <table:covered-table-cell table:style-name="ce111"/>
          <table:table-cell table:style-name="ce111" office:value-type="string" table:number-columns-spanned="2" table:number-rows-spanned="1">
            <text:p>Dado</text:p>
          </table:table-cell>
          <table:covered-table-cell table:style-name="ce166"/>
          <table:table-cell table:style-name="ce164" office:value-type="string">
            <text:p>FOR</text:p>
          </table:table-cell>
          <table:table-cell table:style-name="ce111" office:value-type="string">
            <text:p>|2M|</text:p>
          </table:table-cell>
          <table:table-cell table:style-name="ce111" office:value-type="string">
            <text:p>Hand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61" office:value-type="string" table:number-columns-spanned="2" table:number-rows-spanned="1">
            <text:p>Varie</text:p>
          </table:table-cell>
          <table:covered-table-cell table:style-name="ce282"/>
          <table:table-cell table:style-name="ce232" office:value-type="string" table:number-columns-spanned="4" table:number-rows-spanned="1">
            <text:p>Nuotare</text:p>
          </table:table-cell>
          <table:covered-table-cell table:number-columns-repeated="3"/>
          <table:table-cell table:style-name="ce215"/>
          <table:table-cell table:style-name="ce341" office:value-type="string">
            <text:p>FOR</text:p>
          </table:table-cell>
          <table:table-cell office:value-type="string">
            <text:p>NUO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44];[.$C$6:.$F$11];4;0)+[.U44]+[.W44]+[.X44]+IF(AND(NOT([.R44]=&quot;&quot;);[.U44]&gt;0);3;0)+[Calc.L37]+IF(OR([.S44]=[.$C$6];[.S44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2" office:value-type="string" table:number-columns-spanned="2" table:number-rows-spanned="1">
            <text:p>Nota Armi</text:p>
          </table:table-cell>
          <table:covered-table-cell table:style-name="ce494"/>
          <table:table-cell table:style-name="ce511" office:value-type="string" table:number-columns-spanned="15" table:number-rows-spanned="1">
            <text:p>È gestito l'utilizzo di un'arma per mano (Combattere con Due Armi)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34"/>
          <table:covered-table-cell table:style-name="ce77"/>
          <table:table-cell table:style-name="ce113" table:formula="of:=CONCATENATE([.E45];IF([Calc.J87]&gt;=0;&quot;+&quot;;&quot;&quot;);[Calc.J87])" office:value-type="string" office:string-value="+0" table:number-columns-spanned="2" table:number-rows-spanned="1">
            <text:p>+0</text:p>
          </table:table-cell>
          <table:covered-table-cell table:style-name="ce139"/>
          <table:table-cell table:style-name="ce148" table:number-columns-spanned="2" table:number-rows-spanned="1"/>
          <table:covered-table-cell table:style-name="ce167"/>
          <table:table-cell table:style-name="ce195" table:formula="of:=VLOOKUP([.G44];[.$C$6:.$F$11];4;0)" office:value-type="float" office:value="-0">
            <text:p>+0</text:p>
          </table:table-cell>
          <table:table-cell table:style-name="ce214"/>
          <table:table-cell table:style-name="ce235"/>
          <table:table-cell table:number-columns-repeated="2" table:style-name="ce214"/>
          <table:table-cell table:style-name="ce265" office:value-type="float" office:value="0">
            <text:p>+0</text:p>
          </table:table-cell>
          <table:table-cell table:style-name="ce291" office:value-type="float" office:value="0">
            <text:p>+0</text:p>
          </table:table-cell>
          <table:table-cell table:style-name="ce308" office:value-type="string" table:number-columns-spanned="4" table:number-rows-spanned="1">
            <text:p>Percezion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SAG</text:p>
          </table:table-cell>
          <table:table-cell table:style-name="ce321" office:value-type="string">
            <text:p>PER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45];[.$C$6:.$F$11];4;0)+[.U45]+[.W45]+[.X45]+IF(AND(NOT([.R45]=&quot;&quot;);[.U45]&gt;0);3;0)+[Calc.L38]+IF(OR([.S45]=[.$C$6];[.S45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Nota Armi</text:p>
          </table:table-cell>
          <table:covered-table-cell table:style-name="ce494"/>
          <table:table-cell table:style-name="ce511" office:value-type="string" table:number-columns-spanned="15" table:number-rows-spanned="1">
            <text:p>È gestito il Talento "Doppio Taglio" (scriverlo nella sezione Talenti per ottenerne i benefici)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table-cell table:style-name="ce35" office:value-type="string" table:number-columns-spanned="1" table:number-rows-spanned="5">
            <text:p>Arma 4</text:p>
          </table:table-cell>
          <table:table-cell table:style-name="ce78" table:number-columns-spanned="4" table:number-rows-spanned="1"/>
          <table:covered-table-cell table:number-columns-repeated="3" table:style-name="ce118"/>
          <table:table-cell table:style-name="ce168" office:value-type="string" table:number-columns-spanned="3" table:number-rows-spanned="1">
            <text:p>Potenziamento:</text:p>
          </table:table-cell>
          <table:covered-table-cell table:number-columns-repeated="2" table:style-name="ce118"/>
          <table:table-cell table:style-name="ce233" office:value-type="float" office:value="0">
            <text:p>+0</text:p>
          </table:table-cell>
          <table:table-cell table:style-name="ce168" table:formula="of:=&quot;Mag&quot;" office:value-type="string" office:string-value="Mag">
            <text:p>Mag</text:p>
          </table:table-cell>
          <table:table-cell table:style-name="ce254" table:number-columns-spanned="3" table:number-rows-spanned="1"/>
          <table:covered-table-cell table:style-name="ce118"/>
          <table:covered-table-cell table:style-name="ce294"/>
          <table:table-cell table:style-name="ce232" office:value-type="string" table:number-columns-spanned="4" table:number-rows-spanned="1">
            <text:p>Professione</text:p>
          </table:table-cell>
          <table:covered-table-cell table:number-columns-repeated="3"/>
          <table:table-cell table:style-name="ce215"/>
          <table:table-cell table:style-name="ce341" office:value-type="string">
            <text:p>SAG</text:p>
          </table:table-cell>
          <table:table-cell office:value-type="string">
            <text:p>PRO1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46];[.$C$6:.$F$11];4;0)+[.U46]+[.W46]+[.X46]+IF(AND(NOT([.R46]=&quot;&quot;);[.U46]&gt;0);3;0)+[Calc.L39]+IF(OR([.S46]=[.$C$6];[.S46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2" office:value-type="string" table:number-columns-spanned="2" table:number-rows-spanned="1">
            <text:p>Nota Armi</text:p>
          </table:table-cell>
          <table:covered-table-cell table:style-name="ce494"/>
          <table:table-cell table:style-name="ce511" office:value-type="string" table:number-columns-spanned="15" table:number-rows-spanned="1">
            <text:p>È gestito l'utilizzo di un'arma utilizzata a 2 mani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30"/>
          <table:table-cell table:style-name="ce79" office:value-type="string" table:number-columns-spanned="1" table:number-rows-spanned="2">
            <text:p>TPC4</text:p>
          </table:table-cell>
          <table:table-cell table:style-name="ce114" office:value-type="string" table:number-columns-spanned="2" table:number-rows-spanned="1">
            <text:p>TOT</text:p>
          </table:table-cell>
          <table:covered-table-cell table:style-name="ce114"/>
          <table:table-cell table:style-name="ce114" office:value-type="string">
            <text:p>BAB</text:p>
          </table:table-cell>
          <table:table-cell table:style-name="ce164" office:value-type="string">
            <text:p>FOR</text:p>
          </table:table-cell>
          <table:table-cell table:style-name="ce114" office:value-type="string">
            <text:p>Tagl</text:p>
          </table:table-cell>
          <table:table-cell table:style-name="ce114" office:value-type="string">
            <text:p>Legg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34" office:value-type="string">
            <text:p>Ex3</text:p>
          </table:table-cell>
          <table:table-cell table:style-name="ce266" office:value-type="string" table:number-columns-spanned="2" table:number-rows-spanned="1">
            <text:p>Varie</text:p>
          </table:table-cell>
          <table:covered-table-cell table:style-name="ce293"/>
          <table:table-cell table:style-name="ce308" office:value-type="string" table:number-columns-spanned="4" table:number-rows-spanned="1">
            <text:p>Profession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SAG</text:p>
          </table:table-cell>
          <table:table-cell table:style-name="ce321" office:value-type="string">
            <text:p>PRO2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47];[.$C$6:.$F$11];4;0)+[.U47]+[.W47]+[.X47]+IF(AND(NOT([.R47]=&quot;&quot;);[.U47]&gt;0);3;0)+[Calc.L40]+IF(OR([.S47]=[.$C$6];[.S47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Nota Armi</text:p>
          </table:table-cell>
          <table:covered-table-cell table:style-name="ce494"/>
          <table:table-cell table:style-name="ce511" office:value-type="string" table:number-columns-spanned="15" table:number-rows-spanned="1">
            <text:p>Non sono gestiti i Colpi Critici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30"/>
          <table:covered-table-cell table:style-name="ce79"/>
          <table:table-cell table:style-name="ce115" table:formula="of:=[.E48]+IF(AND([.F48]&gt;0;OR([.I50]=[Calc.$E$66];[.I50]=[Calc.$E$68]));ROUNDDOWN([.F48]/2;0);[.F48])+[.G48]+[.L48]+[.M48]+[Calc.J76]+[.I46]" office:value-type="float" office:value="0" table:number-columns-spanned="2" table:number-rows-spanned="1">
            <text:p>+0</text:p>
          </table:table-cell>
          <table:covered-table-cell table:style-name="ce140"/>
          <table:table-cell table:style-name="ce149" table:formula="of:=[.$C$19]" office:value-type="float" office:value="0">
            <text:p>+0</text:p>
          </table:table-cell>
          <table:table-cell table:style-name="ce169" table:formula="of:=VLOOKUP([.F47];[.$C$6:.$F$11];4;0)" office:value-type="float" office:value="-0">
            <text:p>+0</text:p>
          </table:table-cell>
          <table:table-cell table:style-name="ce185" table:formula="of:=VLOOKUP([.$M$3];[Calc.$H$2:.$J$10];2;0)" office:value-type="float" office:value="0">
            <text:p>+0</text:p>
          </table:table-cell>
          <table:table-cell table:number-columns-repeated="4" table:style-name="ce215"/>
          <table:table-cell table:style-name="ce264" office:value-type="float" office:value="0">
            <text:p>+0</text:p>
          </table:table-cell>
          <table:table-cell table:style-name="ce203" office:value-type="float" office:value="0">
            <text:p>+0</text:p>
          </table:table-cell>
          <table:table-cell table:style-name="ce232" office:value-type="string" table:number-columns-spanned="4" table:number-rows-spanned="1">
            <text:p>Raggirare</text:p>
          </table:table-cell>
          <table:covered-table-cell table:number-columns-repeated="3"/>
          <table:table-cell table:style-name="ce215"/>
          <table:table-cell table:style-name="ce341" office:value-type="string">
            <text:p>CAR</text:p>
          </table:table-cell>
          <table:table-cell office:value-type="string">
            <text:p>RAG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48];[.$C$6:.$F$11];4;0)+[.U48]+[.W48]+[.X48]+IF(AND(NOT([.R48]=&quot;&quot;);[.U48]&gt;0);3;0)+[Calc.L41]+IF(OR([.S48]=[.$C$6];[.S48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2" office:value-type="string" table:number-columns-spanned="2" table:number-rows-spanned="1">
            <text:p>Hand</text:p>
          </table:table-cell>
          <table:covered-table-cell table:style-name="ce494"/>
          <table:table-cell table:style-name="ce517" office:value-type="string" table:number-columns-spanned="15" table:number-rows-spanned="1">
            <text:p>[1, 2, 1C, 2C] =&gt; 1 = Arma Primaria, 2 = Arma Secondaria, C = Possiede il talento Combattere con Due Armi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30"/>
          <table:table-cell table:style-name="ce81" office:value-type="string" table:number-columns-spanned="1" table:number-rows-spanned="2">
            <text:p>DAN4</text:p>
          </table:table-cell>
          <table:table-cell table:style-name="ce114" office:value-type="string" table:number-columns-spanned="2" table:number-rows-spanned="1">
            <text:p>TOT</text:p>
          </table:table-cell>
          <table:covered-table-cell table:style-name="ce114"/>
          <table:table-cell table:style-name="ce114" office:value-type="string" table:number-columns-spanned="2" table:number-rows-spanned="1">
            <text:p>Dado</text:p>
          </table:table-cell>
          <table:covered-table-cell table:style-name="ce170"/>
          <table:table-cell table:style-name="ce164" office:value-type="string">
            <text:p>FOR</text:p>
          </table:table-cell>
          <table:table-cell table:style-name="ce114" office:value-type="string">
            <text:p>|2M|</text:p>
          </table:table-cell>
          <table:table-cell table:style-name="ce114" office:value-type="string">
            <text:p>Hand</text:p>
          </table:table-cell>
          <table:table-cell table:style-name="ce234" office:value-type="string">
            <text:p>Ex1</text:p>
          </table:table-cell>
          <table:table-cell table:style-name="ce234" office:value-type="string">
            <text:p>Ex2</text:p>
          </table:table-cell>
          <table:table-cell table:style-name="ce266" office:value-type="string" table:number-columns-spanned="2" table:number-rows-spanned="1">
            <text:p>Varie</text:p>
          </table:table-cell>
          <table:covered-table-cell table:style-name="ce293"/>
          <table:table-cell table:style-name="ce308" office:value-type="string" table:number-columns-spanned="4" table:number-rows-spanned="1">
            <text:p>Rapidità di Mano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DES</text:p>
          </table:table-cell>
          <table:table-cell table:style-name="ce321" office:value-type="string">
            <text:p>RAP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49];[.$C$6:.$F$11];4;0)+[.U49]+[.W49]+[.X49]+IF(AND(NOT([.R49]=&quot;&quot;);[.U49]&gt;0);3;0)+[Calc.L42]+IF(OR([.S49]=[.$C$6];[.S49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3" office:value-type="string" table:number-columns-spanned="2" table:number-rows-spanned="1">
            <text:p>NOTA</text:p>
          </table:table-cell>
          <table:covered-table-cell table:style-name="ce501"/>
          <table:table-cell table:style-name="ce518" office:value-type="string" table:number-columns-spanned="15" table:number-rows-spanned="1">
            <text:p>Tutti i calcoli sono fatti automaticamente nella sezione Armi, anche se il Mod FOR visualizzato non cambia</text:p>
          </table:table-cell>
          <table:covered-table-cell table:number-columns-repeated="13" table:style-name="ce501"/>
          <table:covered-table-cell table:style-name="ce509"/>
          <table:table-cell table:number-columns-repeated="941"/>
        </table:table-row>
        <table:table-row table:style-name="ro1">
          <table:covered-table-cell table:style-name="ce36"/>
          <table:covered-table-cell table:style-name="ce81"/>
          <table:table-cell table:style-name="ce119" table:formula="of:=CONCATENATE([.E50];IF([Calc.J90]&gt;=0;&quot;+&quot;;&quot;&quot;);[Calc.J90])" office:value-type="string" office:string-value="+0" table:number-columns-spanned="2" table:number-rows-spanned="1">
            <text:p>+0</text:p>
          </table:table-cell>
          <table:covered-table-cell table:style-name="ce141"/>
          <table:table-cell table:style-name="ce143" table:number-columns-spanned="2" table:number-rows-spanned="1"/>
          <table:covered-table-cell table:style-name="ce171"/>
          <table:table-cell table:style-name="ce197" table:formula="of:=VLOOKUP([.G49];[.$C$6:.$F$11];4;0)" office:value-type="float" office:value="-0">
            <text:p>+0</text:p>
          </table:table-cell>
          <table:table-cell table:style-name="ce216"/>
          <table:table-cell table:style-name="ce236"/>
          <table:table-cell table:number-columns-repeated="2" table:style-name="ce216"/>
          <table:table-cell table:style-name="ce267" office:value-type="float" office:value="0">
            <text:p>+0</text:p>
          </table:table-cell>
          <table:table-cell table:style-name="ce204" office:value-type="float" office:value="0">
            <text:p>+0</text:p>
          </table:table-cell>
          <table:table-cell table:style-name="ce232" office:value-type="string" table:number-columns-spanned="4" table:number-rows-spanned="1">
            <text:p>Sapienza Magica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SAP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50];[.$C$6:.$F$11];4;0)+[.U50]+[.W50]+[.X50]+IF(AND(NOT([.R50]=&quot;&quot;);[.U50]&gt;0);3;0)+[Calc.L43]+IF(OR([.S50]=[.$C$6];[.S50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7" office:value-type="string" table:number-columns-spanned="2" table:number-rows-spanned="1">
            <text:p>Nota Celle</text:p>
          </table:table-cell>
          <table:covered-table-cell table:style-name="ce503"/>
          <table:table-cell table:style-name="ce514" office:value-type="string" table:number-columns-spanned="15" table:number-rows-spanned="1">
            <text:p>Alcune celle sono state protette. Abilitare modifica solo se si sa quel che si sta facendo</text:p>
          </table:table-cell>
          <table:covered-table-cell table:number-columns-repeated="13" table:style-name="ce503"/>
          <table:covered-table-cell table:style-name="ce526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table-cell table:style-name="ce37" office:value-type="string" table:number-columns-spanned="1" table:number-rows-spanned="3">
            <text:p>LINGUE</text:p>
          </table:table-cell>
          <table:table-cell table:style-name="ce82" table:number-columns-spanned="4" table:number-rows-spanned="1"/>
          <table:covered-table-cell table:number-columns-repeated="3" table:style-name="ce82"/>
          <table:table-cell table:style-name="ce82" table:number-columns-spanned="4" table:number-rows-spanned="1"/>
          <table:covered-table-cell table:number-columns-repeated="3" table:style-name="ce82"/>
          <table:table-cell table:style-name="ce245" table:number-columns-spanned="4" table:number-rows-spanned="1"/>
          <table:covered-table-cell table:number-columns-repeated="2" table:style-name="ce82"/>
          <table:covered-table-cell table:style-name="ce245"/>
          <table:table-cell table:style-name="ce308" office:value-type="string" table:number-columns-spanned="4" table:number-rows-spanned="1">
            <text:p>Scalare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FOR</text:p>
          </table:table-cell>
          <table:table-cell table:style-name="ce321" office:value-type="string">
            <text:p>SCA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51];[.$C$6:.$F$11];4;0)+[.U51]+[.W51]+[.X51]+IF(AND(NOT([.R51]=&quot;&quot;);[.U51]&gt;0);3;0)+[Calc.L44]+IF(OR([.S51]=[.$C$6];[.S51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Nota Celle</text:p>
          </table:table-cell>
          <table:covered-table-cell table:style-name="ce494"/>
          <table:table-cell table:style-name="ce511" office:value-type="string" table:number-columns-spanned="15" table:number-rows-spanned="1">
            <text:p>Le celle bianche e grigie sono modificabili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38"/>
          <table:table-cell table:style-name="ce83" table:number-columns-spanned="4" table:number-rows-spanned="1"/>
          <table:covered-table-cell table:number-columns-repeated="3" table:style-name="ce83"/>
          <table:table-cell table:style-name="ce83" table:number-columns-spanned="4" table:number-rows-spanned="1"/>
          <table:covered-table-cell table:number-columns-repeated="3" table:style-name="ce83"/>
          <table:table-cell table:style-name="ce246" table:number-columns-spanned="4" table:number-rows-spanned="1"/>
          <table:covered-table-cell table:number-columns-repeated="2" table:style-name="ce83"/>
          <table:covered-table-cell table:style-name="ce246"/>
          <table:table-cell table:style-name="ce232" office:value-type="string" table:number-columns-spanned="4" table:number-rows-spanned="1">
            <text:p>Sopravvivenza</text:p>
          </table:table-cell>
          <table:covered-table-cell table:number-columns-repeated="3"/>
          <table:table-cell table:style-name="ce215"/>
          <table:table-cell table:style-name="ce341" office:value-type="string">
            <text:p>SAG</text:p>
          </table:table-cell>
          <table:table-cell office:value-type="string">
            <text:p>SOP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52];[.$C$6:.$F$11];4;0)+[.U52]+[.W52]+[.X52]+IF(AND(NOT([.R52]=&quot;&quot;);[.U52]&gt;0);3;0)+[Calc.L45]+IF(OR([.S52]=[.$C$6];[.S52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style-name="ce404"/>
          <table:table-cell table:style-name="ce415" table:number-columns-spanned="5" table:number-rows-spanned="1"/>
          <table:covered-table-cell table:number-columns-repeated="4" table:style-name="ce415"/>
          <table:table-cell table:style-name="ce433"/>
          <table:table-cell table:style-name="ce435" table:number-columns-spanned="2" table:number-rows-spanned="1"/>
          <table:covered-table-cell table:style-name="ce440"/>
          <table:table-cell table:style-name="ce444" table:number-columns-spanned="2" table:number-rows-spanned="1"/>
          <table:covered-table-cell table:style-name="ce448"/>
          <table:table-cell table:style-name="ce435" table:number-columns-spanned="2" table:number-rows-spanned="1"/>
          <table:covered-table-cell table:style-name="ce440"/>
          <table:table-cell table:style-name="ce465" table:number-columns-spanned="2" table:number-rows-spanned="1"/>
          <table:covered-table-cell table:style-name="ce479"/>
          <table:table-cell table:number-columns-repeated="10"/>
          <table:table-cell table:style-name="ce499" office:value-type="string" table:number-columns-spanned="2" table:number-rows-spanned="1">
            <text:p>Nota Celle</text:p>
          </table:table-cell>
          <table:covered-table-cell table:style-name="ce506"/>
          <table:table-cell table:style-name="ce519" office:value-type="string" table:number-columns-spanned="15" table:number-rows-spanned="1">
            <text:p>Nelle celle azzurre va un "tick" (una "x" o qualcosa) in quanto viene controllato se la cella è vuota o meno</text:p>
          </table:table-cell>
          <table:covered-table-cell table:number-columns-repeated="13" table:style-name="ce506"/>
          <table:covered-table-cell table:style-name="ce528"/>
          <table:table-cell office:value-type="string">
            <text:p>!!!</text:p>
          </table:table-cell>
          <table:table-cell table:number-columns-repeated="940"/>
        </table:table-row>
        <table:table-row table:style-name="ro1">
          <table:covered-table-cell table:style-name="ce38"/>
          <table:table-cell table:style-name="ce84" table:number-columns-spanned="4" table:number-rows-spanned="1"/>
          <table:covered-table-cell table:number-columns-repeated="3" table:style-name="ce84"/>
          <table:table-cell table:style-name="ce84" table:number-columns-spanned="4" table:number-rows-spanned="1"/>
          <table:covered-table-cell table:number-columns-repeated="3" table:style-name="ce84"/>
          <table:table-cell table:style-name="ce247" table:number-columns-spanned="4" table:number-rows-spanned="1"/>
          <table:covered-table-cell table:number-columns-repeated="2" table:style-name="ce84"/>
          <table:covered-table-cell table:style-name="ce247"/>
          <table:table-cell table:style-name="ce308" office:value-type="string" table:number-columns-spanned="4" table:number-rows-spanned="1">
            <text:p>Utilizzare Congegni Mag</text:p>
          </table:table-cell>
          <table:covered-table-cell table:number-columns-repeated="3" table:style-name="ce321"/>
          <table:table-cell table:style-name="ce337"/>
          <table:table-cell table:style-name="ce340" office:value-type="string">
            <text:p>CAR</text:p>
          </table:table-cell>
          <table:table-cell table:style-name="ce321" office:value-type="string">
            <text:p>UCM</text:p>
          </table:table-cell>
          <table:table-cell table:style-name="ce321" table:number-columns-spanned="2" table:number-rows-spanned="1"/>
          <table:covered-table-cell table:style-name="ce360"/>
          <table:table-cell table:number-columns-repeated="2" table:style-name="ce366" office:value-type="float" office:value="0">
            <text:p>+0</text:p>
          </table:table-cell>
          <table:table-cell table:style-name="ce381" table:formula="of:=VLOOKUP([.S53];[.$C$6:.$F$11];4;0)+[.U53]+[.W53]+[.X53]+IF(AND(NOT([.R53]=&quot;&quot;);[.U53]&gt;0);3;0)+[Calc.L46]+IF(OR([.S53]=[.$C$6];[.S53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1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9" office:value-type="string" table:number-columns-spanned="2" table:number-rows-spanned="1">
            <text:p>Pen Veloc</text:p>
          </table:table-cell>
          <table:covered-table-cell table:style-name="ce506"/>
          <table:table-cell table:style-name="ce519" office:value-type="string" table:number-columns-spanned="15" table:number-rows-spanned="1">
            <text:p>"Checkare" la casella Pen Veloc se l'armatura indossata causa una penalità al movimento, calcolata auto</text:p>
          </table:table-cell>
          <table:covered-table-cell table:number-columns-repeated="13" table:style-name="ce506"/>
          <table:covered-table-cell table:style-name="ce528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table-cell table:style-name="ce39" office:value-type="string" table:number-columns-spanned="4" table:number-rows-spanned="2">
            <text:p>SOLDI</text:p>
          </table:table-cell>
          <table:covered-table-cell table:number-columns-repeated="3" table:style-name="ce83"/>
          <table:table-cell table:style-name="ce150" table:number-columns-spanned="9" table:number-rows-spanned="2"/>
          <table:covered-table-cell table:style-name="ce172"/>
          <table:covered-table-cell table:number-columns-repeated="6" table:style-name="ce83"/>
          <table:covered-table-cell table:style-name="ce246"/>
          <table:table-cell table:style-name="ce232" office:value-type="string" table:number-columns-spanned="4" table:number-rows-spanned="1">
            <text:p>Valutare</text:p>
          </table:table-cell>
          <table:covered-table-cell table:number-columns-repeated="3"/>
          <table:table-cell table:style-name="ce215"/>
          <table:table-cell table:style-name="ce341" office:value-type="string">
            <text:p>INT</text:p>
          </table:table-cell>
          <table:table-cell office:value-type="string">
            <text:p>VAL</text:p>
          </table:table-cell>
          <table:table-cell table:number-columns-spanned="2" table:number-rows-spanned="1"/>
          <table:covered-table-cell table:style-name="ce301"/>
          <table:table-cell table:number-columns-repeated="2" table:style-name="ce367" office:value-type="float" office:value="0">
            <text:p>+0</text:p>
          </table:table-cell>
          <table:table-cell table:style-name="ce382" table:formula="of:=VLOOKUP([.S54];[.$C$6:.$F$11];4;0)+[.U54]+[.W54]+[.X54]+IF(AND(NOT([.R54]=&quot;&quot;);[.U54]&gt;0);3;0)+[Calc.L47]+IF(OR([.S54]=[.$C$6];[.S54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3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style-name="ce402"/>
          <table:table-cell table:style-name="ce414" table:number-columns-spanned="5" table:number-rows-spanned="1"/>
          <table:covered-table-cell table:number-columns-repeated="4" table:style-name="ce412"/>
          <table:table-cell table:style-name="ce432"/>
          <table:table-cell table:style-name="ce434" table:number-columns-spanned="2" table:number-rows-spanned="1"/>
          <table:covered-table-cell table:style-name="ce439"/>
          <table:table-cell table:style-name="ce443" table:number-columns-spanned="2" table:number-rows-spanned="1"/>
          <table:covered-table-cell table:style-name="ce447"/>
          <table:table-cell table:style-name="ce434" table:number-columns-spanned="2" table:number-rows-spanned="1"/>
          <table:covered-table-cell table:style-name="ce439"/>
          <table:table-cell table:style-name="ce464" table:number-columns-spanned="2" table:number-rows-spanned="1"/>
          <table:covered-table-cell table:style-name="ce478"/>
          <table:table-cell table:number-columns-repeated="10"/>
          <table:table-cell table:style-name="ce499" office:value-type="string" table:number-columns-spanned="2" table:number-rows-spanned="1">
            <text:p>Pen Veloc</text:p>
          </table:table-cell>
          <table:covered-table-cell table:style-name="ce506"/>
          <table:table-cell table:style-name="ce519" office:value-type="string" table:number-columns-spanned="15" table:number-rows-spanned="1">
            <text:p>"Checkare" la casella Quad nell'Inventario se il personaggio è "quadrupede"</text:p>
          </table:table-cell>
          <table:covered-table-cell table:number-columns-repeated="13" table:style-name="ce506"/>
          <table:covered-table-cell table:style-name="ce528"/>
          <table:table-cell office:value-type="float" office:value="4.2">
            <text:p>4,2</text:p>
          </table:table-cell>
          <table:table-cell table:number-columns-repeated="940"/>
        </table:table-row>
        <table:table-row table:style-name="ro1">
          <table:covered-table-cell table:style-name="ce40"/>
          <table:covered-table-cell table:number-columns-repeated="11" table:style-name="ce85"/>
          <table:covered-table-cell table:style-name="ce295"/>
          <table:table-cell table:style-name="ce309" office:value-type="string" table:number-columns-spanned="4" table:number-rows-spanned="1">
            <text:p>Volare</text:p>
          </table:table-cell>
          <table:covered-table-cell table:number-columns-repeated="3" table:style-name="ce272"/>
          <table:table-cell table:style-name="ce338"/>
          <table:table-cell table:style-name="ce342" office:value-type="string">
            <text:p>DES</text:p>
          </table:table-cell>
          <table:table-cell table:style-name="ce272" office:value-type="string">
            <text:p>VOL</text:p>
          </table:table-cell>
          <table:table-cell table:style-name="ce272" table:number-columns-spanned="2" table:number-rows-spanned="1"/>
          <table:covered-table-cell table:style-name="ce317"/>
          <table:table-cell table:number-columns-repeated="2" table:style-name="ce368" office:value-type="float" office:value="0">
            <text:p>+0</text:p>
          </table:table-cell>
          <table:table-cell table:style-name="ce383" table:formula="of:=VLOOKUP([.S55];[.$C$6:.$F$11];4;0)+[.U55]+[.W55]+[.X55]+IF(AND(NOT([.R55]=&quot;&quot;);[.U55]&gt;0);3;0)+[Calc.L48]+IF(OR([.S55]=[.$C$6];[.S55]=[.$C$7]);MIN([.$H$14];VLOOKUP([Calc.$AO$1];[Calc.$AO$2:.$AQ$4];3;0));0)" office:value-type="float" office:value="0" table:number-columns-spanned="2" table:number-rows-spanned="1">
            <text:p>+0</text:p>
          </table:table-cell>
          <table:covered-table-cell table:style-name="ce394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style-name="ce403" table:number-columns-spanned="15" table:number-rows-spanned="1"/>
          <table:covered-table-cell table:number-columns-repeated="5" table:style-name="ce413"/>
          <table:covered-table-cell table:style-name="ce431"/>
          <table:covered-table-cell table:number-columns-repeated="4" table:style-name="ce413"/>
          <table:covered-table-cell table:style-name="ce452"/>
          <table:covered-table-cell table:style-name="ce456"/>
          <table:covered-table-cell table:style-name="ce463"/>
          <table:covered-table-cell table:style-name="ce477"/>
          <table:table-cell table:number-columns-repeated="10"/>
          <table:table-cell table:style-name="ce492" office:value-type="string" table:number-columns-spanned="2" table:number-rows-spanned="1">
            <text:p>Nota Celle</text:p>
          </table:table-cell>
          <table:covered-table-cell table:style-name="ce494"/>
          <table:table-cell table:style-name="ce511" office:value-type="string" table:number-columns-spanned="15" table:number-rows-spanned="1">
            <text:p>Classe =&gt; Tiri Salvezza =&gt; marcare i tiri salvezza considerati "Buoni" della classe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310" office:value-type="string" table:number-columns-spanned="5" table:number-rows-spanned="2">
            <text:p>OGGETTI MAGICI</text:p>
          </table:table-cell>
          <table:covered-table-cell table:number-columns-repeated="4" table:style-name="ce62"/>
          <table:table-cell table:style-name="ce173" office:value-type="string" table:number-columns-spanned="2" table:number-rows-spanned="1">
            <text:p>Potenziam</text:p>
          </table:table-cell>
          <table:covered-table-cell table:style-name="ce173"/>
          <table:table-cell table:style-name="ce173" office:value-type="string" table:number-columns-spanned="2" table:number-rows-spanned="1">
            <text:p>CARATT</text:p>
          </table:table-cell>
          <table:covered-table-cell table:style-name="ce173"/>
          <table:table-cell table:style-name="ce173" office:value-type="string" table:number-columns-spanned="2" table:number-rows-spanned="1">
            <text:p>BONUS</text:p>
          </table:table-cell>
          <table:covered-table-cell table:style-name="ce173"/>
          <table:table-cell table:style-name="ce173" office:value-type="string" table:number-columns-spanned="2" table:number-rows-spanned="1">
            <text:p>CARATT</text:p>
          </table:table-cell>
          <table:covered-table-cell table:style-name="ce173"/>
          <table:table-cell table:style-name="ce268" office:value-type="string" table:number-columns-spanned="2" table:number-rows-spanned="1">
            <text:p>BONUS</text:p>
          </table:table-cell>
          <table:covered-table-cell table:style-name="ce268"/>
          <table:table-cell table:style-name="ce483" table:number-columns-spanned="5" table:number-rows-spanned="1"/>
          <table:covered-table-cell table:number-columns-repeated="4" table:style-name="ce484"/>
          <table:table-cell table:style-name="ce486" table:number-columns-spanned="2" table:number-rows-spanned="1"/>
          <table:covered-table-cell table:style-name="ce486"/>
          <table:table-cell table:style-name="ce486" table:number-columns-spanned="2" table:number-rows-spanned="1"/>
          <table:covered-table-cell table:style-name="ce486"/>
          <table:table-cell table:style-name="ce487" table:number-columns-spanned="2" table:number-rows-spanned="1"/>
          <table:covered-table-cell table:style-name="ce487"/>
          <table:table-cell table:style-name="ce486" table:number-columns-spanned="2" table:number-rows-spanned="1"/>
          <table:covered-table-cell table:style-name="ce486"/>
          <table:table-cell table:style-name="ce488" table:number-columns-spanned="2" table:number-rows-spanned="1"/>
          <table:covered-table-cell table:style-name="ce488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covered-table-cell table:style-name="ce311"/>
          <table:covered-table-cell table:number-columns-repeated="4" table:style-name="ce86"/>
          <table:table-cell table:style-name="ce174" office:value-type="string" table:number-columns-spanned="10" table:number-rows-spanned="1">
            <text:p>EFFETTO DESCRITTO RAPIDAMENTE</text:p>
          </table:table-cell>
          <table:covered-table-cell table:number-columns-repeated="9"/>
          <table:table-cell table:style-name="ce315" table:number-columns-spanned="15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covered-table-cell/>
          <table:covered-table-cell table:style-name="ce281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313" table:number-columns-spanned="15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covered-table-cell table:number-columns-repeated="2"/>
          <table:table-cell table:style-name="ce313" table:number-columns-spanned="15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covered-table-cell/>
          <table:covered-table-cell table:style-name="ce281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315" table:number-columns-spanned="15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covered-table-cell table:number-columns-repeated="2"/>
          <table:table-cell table:style-name="ce315" table:number-columns-spanned="15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covered-table-cell/>
          <table:covered-table-cell table:style-name="ce281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number-columns-repeated="26"/>
          <table:table-cell table:style-name="ce405" table:number-columns-spanned="15" table:number-rows-spanned="1"/>
          <table:covered-table-cell table:number-columns-repeated="4" table:style-name="ce416"/>
          <table:covered-table-cell table:number-columns-repeated="2" table:style-name="ce427"/>
          <table:covered-table-cell table:number-columns-repeated="2" table:style-name="ce436"/>
          <table:covered-table-cell table:number-columns-repeated="2" table:style-name="ce427"/>
          <table:covered-table-cell table:style-name="ce436"/>
          <table:covered-table-cell table:style-name="ce457"/>
          <table:covered-table-cell table:number-columns-repeated="2" table:style-name="ce50"/>
          <table:table-cell table:style-name="ce405" table:number-columns-spanned="15" table:number-rows-spanned="1"/>
          <table:covered-table-cell table:number-columns-repeated="4" table:style-name="ce416"/>
          <table:covered-table-cell table:number-columns-repeated="2" table:style-name="ce427"/>
          <table:covered-table-cell table:number-columns-repeated="2" table:style-name="ce436"/>
          <table:covered-table-cell table:number-columns-repeated="2" table:style-name="ce427"/>
          <table:covered-table-cell table:style-name="ce436"/>
          <table:covered-table-cell table:style-name="ce457"/>
          <table:covered-table-cell table:style-name="ce50"/>
          <table:covered-table-cell table:style-name="ce489"/>
          <table:table-cell table:number-columns-repeated="10"/>
          <table:table-cell table:style-name="ce492"/>
          <table:table-cell table:style-name="ce494"/>
          <table:table-cell table:style-name="ce511"/>
          <table:table-cell table:style-name="ce494" table:number-columns-repeated="13"/>
          <table:table-cell table:style-name="ce508"/>
          <table:table-cell table:number-columns-repeated="941"/>
        </table:table-row>
        <table:table-row table:style-name="ro1">
          <table:table-cell table:style-name="ce42" office:value-type="string" table:number-columns-spanned="5" table:number-rows-spanned="2">
            <text:p>TALENTI</text:p>
          </table:table-cell>
          <table:covered-table-cell table:number-columns-repeated="4" table:style-name="ce62"/>
          <table:table-cell table:style-name="ce173" office:value-type="string" table:number-columns-spanned="2" table:number-rows-spanned="1">
            <text:p>CARATT</text:p>
          </table:table-cell>
          <table:covered-table-cell table:style-name="ce173"/>
          <table:table-cell table:style-name="ce173" office:value-type="string" table:number-columns-spanned="2" table:number-rows-spanned="1">
            <text:p>BONUS</text:p>
          </table:table-cell>
          <table:covered-table-cell table:style-name="ce173"/>
          <table:table-cell table:style-name="ce173" office:value-type="string" table:number-columns-spanned="2" table:number-rows-spanned="1">
            <text:p>CARATT</text:p>
          </table:table-cell>
          <table:covered-table-cell table:style-name="ce173"/>
          <table:table-cell table:style-name="ce268" office:value-type="string" table:number-columns-spanned="2" table:number-rows-spanned="1">
            <text:p>BONUS</text:p>
          </table:table-cell>
          <table:covered-table-cell table:style-name="ce268"/>
          <table:table-cell table:style-name="ce310" office:value-type="string" table:number-columns-spanned="5" table:number-rows-spanned="2">
            <text:p>ALTRE CAPACITÀ</text:p>
          </table:table-cell>
          <table:covered-table-cell table:number-columns-repeated="4" table:style-name="ce62"/>
          <table:table-cell table:style-name="ce173" office:value-type="string" table:number-columns-spanned="2" table:number-rows-spanned="1">
            <text:p>CARATT</text:p>
          </table:table-cell>
          <table:covered-table-cell table:style-name="ce173"/>
          <table:table-cell table:style-name="ce173" office:value-type="string" table:number-columns-spanned="2" table:number-rows-spanned="1">
            <text:p>BONUS</text:p>
          </table:table-cell>
          <table:covered-table-cell table:style-name="ce173"/>
          <table:table-cell table:style-name="ce173" office:value-type="string" table:number-columns-spanned="2" table:number-rows-spanned="1">
            <text:p>CARATT</text:p>
          </table:table-cell>
          <table:covered-table-cell table:style-name="ce173"/>
          <table:table-cell table:style-name="ce268" office:value-type="string" table:number-columns-spanned="2" table:number-rows-spanned="1">
            <text:p>BONUS</text:p>
          </table:table-cell>
          <table:covered-table-cell table:style-name="ce268"/>
          <table:table-cell table:style-name="ce406" office:value-type="string" table:number-columns-spanned="6" table:number-rows-spanned="2">
            <text:p>INVENTARIO</text:p>
          </table:table-cell>
          <table:covered-table-cell table:number-columns-repeated="5" table:style-name="ce62"/>
          <table:table-cell table:style-name="ce120" office:value-type="string">
            <text:p>Quad</text:p>
          </table:table-cell>
          <table:table-cell table:style-name="ce120" office:value-type="string" table:number-columns-spanned="2" table:number-rows-spanned="1">
            <text:p>Peso TOT</text:p>
          </table:table-cell>
          <table:covered-table-cell table:style-name="ce120"/>
          <table:table-cell table:style-name="ce120" office:value-type="string" table:number-columns-spanned="2" table:number-rows-spanned="1">
            <text:p>Leggero</text:p>
          </table:table-cell>
          <table:covered-table-cell table:style-name="ce120"/>
          <table:table-cell table:style-name="ce120" office:value-type="string" table:number-columns-spanned="2" table:number-rows-spanned="1">
            <text:p>Medio</text:p>
          </table:table-cell>
          <table:covered-table-cell table:style-name="ce120"/>
          <table:table-cell table:style-name="ce466" office:value-type="string" table:number-columns-spanned="2" table:number-rows-spanned="1">
            <text:p>Pesante</text:p>
          </table:table-cell>
          <table:covered-table-cell table:style-name="ce466"/>
          <table:table-cell table:number-columns-repeated="25"/>
          <table:table-cell table:style-name="ce492" office:value-type="string" table:number-columns-spanned="2" table:number-rows-spanned="1">
            <text:p>Nota Celle</text:p>
          </table:table-cell>
          <table:covered-table-cell table:style-name="ce494"/>
          <table:table-cell table:style-name="ce511" office:value-type="string" table:number-columns-spanned="15" table:number-rows-spanned="1">
            <text:p>Armi =&gt; marcare se l'arma è leggera, se la si sta usando a 2mani o se un buff condizionale è attivo</text:p>
          </table:table-cell>
          <table:covered-table-cell table:number-columns-repeated="13" table:style-name="ce494"/>
          <table:covered-table-cell table:style-name="ce508"/>
          <table:table-cell table:number-columns-repeated="941"/>
        </table:table-row>
        <table:table-row table:style-name="ro1">
          <table:covered-table-cell table:style-name="ce43"/>
          <table:covered-table-cell table:number-columns-repeated="4" table:style-name="ce86"/>
          <table:table-cell table:style-name="ce174" office:value-type="string" table:number-columns-spanned="8" table:number-rows-spanned="1">
            <text:p>EFFETTO DESCRITTO RAPIDAMENTE</text:p>
          </table:table-cell>
          <table:covered-table-cell table:number-columns-repeated="6" table:style-name="ce198"/>
          <table:covered-table-cell table:style-name="ce296"/>
          <table:covered-table-cell table:style-name="ce311"/>
          <table:covered-table-cell table:number-columns-repeated="4" table:style-name="ce86"/>
          <table:table-cell table:style-name="ce174" office:value-type="string" table:number-columns-spanned="8" table:number-rows-spanned="1">
            <text:p>EFFETTO DESCRITTO RAPIDAMENTE</text:p>
          </table:table-cell>
          <table:covered-table-cell table:number-columns-repeated="6" table:style-name="ce198"/>
          <table:covered-table-cell table:style-name="ce296"/>
          <table:covered-table-cell table:style-name="ce407"/>
          <table:covered-table-cell table:number-columns-repeated="5" table:style-name="ce63"/>
          <table:table-cell table:style-name="ce215"/>
          <table:table-cell table:style-name="ce437" table:formula="of:=SUM([.AN67:.AN127])" office:value-type="currency" office:currency="Kg" office:value="0" table:number-columns-spanned="2" table:number-rows-spanned="1">
            <text:p>0,00 Kg</text:p>
          </table:table-cell>
          <table:covered-table-cell table:style-name="ce441"/>
          <table:table-cell table:style-name="ce445" table:formula="of:=VLOOKUP([.D6];[Calc.AH2:.AK46];2;0)*VLOOKUP([.M3];[Calc.H16:.J24];IF(NOT([.AG65]=&quot;&quot;);3;2);0)" office:value-type="currency" office:currency="Kg" office:value="16.5" table:number-columns-spanned="2" table:number-rows-spanned="1">
            <text:p>16,5 Kg</text:p>
          </table:table-cell>
          <table:covered-table-cell table:style-name="ce449"/>
          <table:table-cell table:style-name="ce445" table:formula="of:=VLOOKUP([.D6];[Calc.AH2:.AK46];3;0)*VLOOKUP([.M3];[Calc.H16:.J24];IF(NOT([.AG65]=&quot;&quot;);3;2);0)" office:value-type="currency" office:currency="Kg" office:value="33" table:number-columns-spanned="2" table:number-rows-spanned="1">
            <text:p>33,0 Kg</text:p>
          </table:table-cell>
          <table:covered-table-cell table:style-name="ce449"/>
          <table:table-cell table:style-name="ce467" table:formula="of:=VLOOKUP([.D6];[Calc.AH2:.AK46];4;0)*VLOOKUP([.M3];[Calc.H16:.J24];IF(NOT([.AG65]=&quot;&quot;);3;2);0)" office:value-type="currency" office:currency="Kg" office:value="50" table:number-columns-spanned="2" table:number-rows-spanned="1">
            <text:p>50 Kg</text:p>
          </table:table-cell>
          <table:covered-table-cell table:style-name="ce480"/>
          <table:table-cell table:number-columns-repeated="25"/>
          <table:table-cell table:style-name="ce492" office:value-type="string" table:number-columns-spanned="2" table:number-rows-spanned="1">
            <text:p>Nota Celle</text:p>
          </table:table-cell>
          <table:covered-table-cell table:style-name="ce507"/>
          <table:table-cell table:style-name="ce511" office:value-type="string" table:number-columns-spanned="15" table:number-rows-spanned="1">
            <text:p>Abilità =&gt; marcare le Abilità di classe</text:p>
          </table:table-cell>
          <table:covered-table-cell table:number-columns-repeated="13" table:style-name="ce507"/>
          <table:covered-table-cell table:style-name="ce508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07" office:value-type="string" table:number-columns-spanned="5" table:number-rows-spanned="1">
            <text:p>INVENTARIO</text:p>
          </table:table-cell>
          <table:covered-table-cell table:number-columns-repeated="3" table:style-name="ce111"/>
          <table:covered-table-cell table:style-name="ce423"/>
          <table:table-cell table:style-name="ce111" office:value-type="string" table:number-columns-spanned="2" table:number-rows-spanned="1">
            <text:p>N</text:p>
          </table:table-cell>
          <table:covered-table-cell table:style-name="ce111"/>
          <table:table-cell table:style-name="ce111" office:value-type="string" table:number-columns-spanned="2" table:number-rows-spanned="1">
            <text:p>Peso Singolo</text:p>
          </table:table-cell>
          <table:covered-table-cell table:style-name="ce423"/>
          <table:table-cell table:style-name="ce111" office:value-type="string" table:number-columns-spanned="2" table:number-rows-spanned="1">
            <text:p>CARATT</text:p>
          </table:table-cell>
          <table:covered-table-cell table:style-name="ce423"/>
          <table:table-cell table:style-name="ce111" office:value-type="string" table:number-columns-spanned="2" table:number-rows-spanned="1">
            <text:p>BONUS</text:p>
          </table:table-cell>
          <table:covered-table-cell table:style-name="ce111"/>
          <table:table-cell table:style-name="ce468" table:formula="of:=VLOOKUP([Calc.AO1];[Calc.AO2:.AP5];2;0)" office:value-type="string" office:string-value="Leggero" table:number-columns-spanned="2" table:number-rows-spanned="1">
            <text:p>Leggero</text:p>
          </table:table-cell>
          <table:covered-table-cell table:style-name="ce481"/>
          <table:table-cell table:number-columns-repeated="25"/>
          <table:table-cell table:style-name="ce493" office:value-type="string" table:number-columns-spanned="2" table:number-rows-spanned="1">
            <text:p>Nota Celle</text:p>
          </table:table-cell>
          <table:covered-table-cell table:style-name="ce501"/>
          <table:table-cell table:style-name="ce512" office:value-type="string" table:number-columns-spanned="15" table:number-rows-spanned="1">
            <text:p>Nelle celle rosse va scritto un valore preciso</text:p>
          </table:table-cell>
          <table:covered-table-cell table:number-columns-repeated="13" table:style-name="ce501"/>
          <table:covered-table-cell table:style-name="ce50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67]*[.AH67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5" office:value-type="string" table:number-columns-spanned="2" table:number-rows-spanned="1">
            <text:p>NOTA</text:p>
          </table:table-cell>
          <table:covered-table-cell table:style-name="ce500"/>
          <table:table-cell table:style-name="ce510" office:value-type="string" table:number-columns-spanned="15" table:number-rows-spanned="1">
            <text:p>Di seguito i bonus custom auto-calcolati. Utilizzare la formula "=cella"</text:p>
          </table:table-cell>
          <table:covered-table-cell table:number-columns-repeated="13" table:style-name="ce500"/>
          <table:covered-table-cell table:style-name="ce522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68]*[.AH68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I5]" office:value-type="string" office:string-value="PF" table:number-columns-spanned="5" table:number-rows-spanned="1">
            <text:p>PF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i PF massim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69]*[.AH69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I8]" office:value-type="string" office:string-value="Iniziativa" table:number-columns-spanned="5" table:number-rows-spanned="1">
            <text:p>Iniziativa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l'Iniziativ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70]*[.AH70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I10]" office:value-type="string" office:string-value="Velocità in metri" table:number-columns-spanned="5" table:number-rows-spanned="1">
            <text:p>Velocità in metri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la Velocità di Movimento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71]*[.AH71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A12]" office:value-type="string" office:string-value="CA" table:number-columns-spanned="5" table:number-rows-spanned="1">
            <text:p>CA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generale alla C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72]*[.AH72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G12]" office:value-type="string" office:string-value="Schivare" table:number-columns-spanned="5" table:number-rows-spanned="1">
            <text:p>Schivare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di Scivare alla C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73]*[.AH73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M12]" office:value-type="string" office:string-value="Naturale" table:number-columns-spanned="5" table:number-rows-spanned="1">
            <text:p>Naturale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di Armatura Naturale alla C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74]*[.AH74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O12]" office:value-type="string" office:string-value="Deviazione" table:number-columns-spanned="5" table:number-rows-spanned="1">
            <text:p>Deviazione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di Deviazione alla C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75]*[.AH75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C16]" office:value-type="string" office:string-value="TMP" table:number-columns-spanned="5" table:number-rows-spanned="1">
            <text:p>TMP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 Tiro Salvezza Tempr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76]*[.AH76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C17]" office:value-type="string" office:string-value="RIFL" table:number-columns-spanned="5" table:number-rows-spanned="1">
            <text:p>RIFL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 Tiro Salvezza Rifless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77]*[.AH77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C18]" office:value-type="string" office:string-value="VOL" table:number-columns-spanned="5" table:number-rows-spanned="1">
            <text:p>VOL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 Tiro Salvezza Volontà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78]*[.AH78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B21]" office:value-type="string" office:string-value="BMC" table:number-columns-spanned="5" table:number-rows-spanned="1">
            <text:p>BMC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la BMC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79]*[.AH79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.B23]" office:value-type="string" office:string-value="DMC" table:number-columns-spanned="5" table:number-rows-spanned="1">
            <text:p>DMC</text:p>
          </table:table-cell>
          <table:covered-table-cell table:number-columns-repeated="4" table:style-name="ce520"/>
          <table:table-cell table:style-name="ce511" office:value-type="string" table:number-columns-spanned="10" table:number-rows-spanned="1">
            <text:p>Bonus alla DMC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80]*[.AH80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3]" office:value-type="string" office:string-value="TPC" table:number-columns-spanned="5" table:number-rows-spanned="1">
            <text:p>TPC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l Tiro per Colpire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81]*[.AH81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4]" office:value-type="string" office:string-value="TPC1" table:number-columns-spanned="5" table:number-rows-spanned="1">
            <text:p>TPC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l Tiro per Colpire appli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82]*[.AH82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5]" office:value-type="string" office:string-value="TPC1Ex1" table:number-columns-spanned="5" table:number-rows-spanned="1">
            <text:p>TPC1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l Tiro per Colpire appli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83]*[.AH83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6]" office:value-type="string" office:string-value="TPC1Ex2" table:number-columns-spanned="5" table:number-rows-spanned="1">
            <text:p>TPC1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l Tiro per Colpire appli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84]*[.AH84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7]" office:value-type="string" office:string-value="TPC1Ex3" table:number-columns-spanned="5" table:number-rows-spanned="1">
            <text:p>TPC1Ex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3 al Tiro per Colpire appli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85]*[.AH85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8]" office:value-type="string" office:string-value="TPC2" table:number-columns-spanned="5" table:number-rows-spanned="1">
            <text:p>TPC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l Tiro per Colpire applicato alla second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86]*[.AH86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69]" office:value-type="string" office:string-value="TPC2Ex1" table:number-columns-spanned="5" table:number-rows-spanned="1">
            <text:p>TPC2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l Tiro per Colpire applicato alla 2°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87]*[.AH87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0]" office:value-type="string" office:string-value="TPC2Ex2" table:number-columns-spanned="5" table:number-rows-spanned="1">
            <text:p>TPC2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l Tiro per Colpire applicato alla 2°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88]*[.AH88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1]" office:value-type="string" office:string-value="TPC2Ex3" table:number-columns-spanned="5" table:number-rows-spanned="1">
            <text:p>TPC2Ex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3 al Tiro per Colpire applicato alla 2°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89]*[.AH89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2]" office:value-type="string" office:string-value="TPC3" table:number-columns-spanned="5" table:number-rows-spanned="1">
            <text:p>TPC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l Tiro per Colpire appli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90]*[.AH90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3]" office:value-type="string" office:string-value="TPC3Ex1" table:number-columns-spanned="5" table:number-rows-spanned="1">
            <text:p>TPC3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l Tiro per Colpire appli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91]*[.AH91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4]" office:value-type="string" office:string-value="TPC3Ex2" table:number-columns-spanned="5" table:number-rows-spanned="1">
            <text:p>TPC3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l Tiro per Colpire appli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92]*[.AH92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5]" office:value-type="string" office:string-value="TPC3Ex3" table:number-columns-spanned="5" table:number-rows-spanned="1">
            <text:p>TPC3Ex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3 al Tiro per Colpire appli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93]*[.AH93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6]" office:value-type="string" office:string-value="TPC4" table:number-columns-spanned="5" table:number-rows-spanned="1">
            <text:p>TPC4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l Tiro per Colpire appli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94]*[.AH94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7]" office:value-type="string" office:string-value="TPC4Ex1" table:number-columns-spanned="5" table:number-rows-spanned="1">
            <text:p>TPC4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l Tiro per Colpire appli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95]*[.AH95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8]" office:value-type="string" office:string-value="TPC4Ex2" table:number-columns-spanned="5" table:number-rows-spanned="1">
            <text:p>TPC4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l Tiro per Colpire appli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96]*[.AH96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79]" office:value-type="string" office:string-value="TPC4Ex3" table:number-columns-spanned="5" table:number-rows-spanned="1">
            <text:p>TPC4Ex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3 al Tiro per Colpire appli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97]*[.AH97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0]" office:value-type="string" office:string-value="DAN" table:number-columns-spanned="5" table:number-rows-spanned="1">
            <text:p>DAN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i Dann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98]*[.AH98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1]" office:value-type="string" office:string-value="DAN1" table:number-columns-spanned="5" table:number-rows-spanned="1">
            <text:p>DAN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i Danni appl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99]*[.AH99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2]" office:value-type="string" office:string-value="DAN1Ex1" table:number-columns-spanned="5" table:number-rows-spanned="1">
            <text:p>DAN1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i Danni appli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00]*[.AH100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3]" office:value-type="string" office:string-value="DAN1Ex2" table:number-columns-spanned="5" table:number-rows-spanned="1">
            <text:p>DAN1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i Danni applicato alla prim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01]*[.AH101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4]" office:value-type="string" office:string-value="DAN2" table:number-columns-spanned="5" table:number-rows-spanned="1">
            <text:p>DAN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i Danni applcato alla second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02]*[.AH102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5]" office:value-type="string" office:string-value="DAN2Ex1" table:number-columns-spanned="5" table:number-rows-spanned="1">
            <text:p>DAN2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i Danni applicato alla second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03]*[.AH103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6]" office:value-type="string" office:string-value="DAN2Ex2" table:number-columns-spanned="5" table:number-rows-spanned="1">
            <text:p>DAN2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i Danni applicato alla second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04]*[.AH104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7]" office:value-type="string" office:string-value="DAN3" table:number-columns-spanned="5" table:number-rows-spanned="1">
            <text:p>DAN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i Danni appl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05]*[.AH105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8]" office:value-type="string" office:string-value="DAN3Ex1" table:number-columns-spanned="5" table:number-rows-spanned="1">
            <text:p>DAN3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i Danni appli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06]*[.AH106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89]" office:value-type="string" office:string-value="DAN3Ex2" table:number-columns-spanned="5" table:number-rows-spanned="1">
            <text:p>DAN3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i Danni applicato alla terz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07]*[.AH107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0]" office:value-type="string" office:string-value="DAN4" table:number-columns-spanned="5" table:number-rows-spanned="1">
            <text:p>DAN4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ai Danni appl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08]*[.AH108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1]" office:value-type="string" office:string-value="DAN4Ex1" table:number-columns-spanned="5" table:number-rows-spanned="1">
            <text:p>DAN4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i Danni appli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09]*[.AH109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2]" office:value-type="string" office:string-value="DAN4Ex2" table:number-columns-spanned="5" table:number-rows-spanned="1">
            <text:p>DAN4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i Danni applicato alla quarta arma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10]*[.AH110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3]" office:value-type="string" office:string-value="TPCEx1" table:number-columns-spanned="5" table:number-rows-spanned="1">
            <text:p>TPC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l Tiro per Colpire applicato a tutte le arm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11]*[.AH111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4]" office:value-type="string" office:string-value="TPCEx2" table:number-columns-spanned="5" table:number-rows-spanned="1">
            <text:p>TPCEx2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2 al Tiro per Colpire applicato a tutte le arm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12]*[.AH112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5]" office:value-type="string" office:string-value="TPCEx3" table:number-columns-spanned="5" table:number-rows-spanned="1">
            <text:p>TPCEx3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3 al Tiro per Colpire applicato a tutte le arm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13]*[.AH113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2"/>
          <table:table-cell table:style-name="ce494"/>
          <table:table-cell table:style-name="ce520" table:formula="of:=[Calc.L96]" office:value-type="string" office:string-value="DANEx1" table:number-columns-spanned="5" table:number-rows-spanned="1">
            <text:p>DANEx1</text:p>
          </table:table-cell>
          <table:covered-table-cell table:number-columns-repeated="4" table:style-name="ce494"/>
          <table:table-cell table:style-name="ce511" office:value-type="string" table:number-columns-spanned="10" table:number-rows-spanned="1">
            <text:p>Bonus condizionale 1 ai Danni applicato a tutte le armi</text:p>
          </table:table-cell>
          <table:covered-table-cell table:number-columns-repeated="8" table:style-name="ce523"/>
          <table:covered-table-cell table:style-name="ce529"/>
          <table:table-cell table:number-columns-repeated="941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14]*[.AH114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25"/>
          <table:table-cell table:style-name="ce493"/>
          <table:table-cell table:style-name="ce501"/>
          <table:table-cell table:style-name="ce521" table:formula="of:=[Calc.L97]" office:value-type="string" office:string-value="DANEx2" table:number-columns-spanned="5" table:number-rows-spanned="1">
            <text:p>DANEx2</text:p>
          </table:table-cell>
          <table:covered-table-cell table:number-columns-repeated="4" table:style-name="ce501"/>
          <table:table-cell table:style-name="ce512" office:value-type="string" table:number-columns-spanned="10" table:number-rows-spanned="1">
            <text:p>Bonus condizionale 2 ai Danni applicato a tutte le armi</text:p>
          </table:table-cell>
          <table:covered-table-cell table:number-columns-repeated="8" table:style-name="ce524"/>
          <table:covered-table-cell table:style-name="ce530"/>
          <table:table-cell table:number-columns-repeated="941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15]*[.AH115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16]*[.AH116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17]*[.AH117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18]*[.AH118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19]*[.AH119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20]*[.AH120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21]*[.AH121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22]*[.AH122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5" table:number-columns-spanned="13" table:number-rows-spanned="1"/>
          <table:covered-table-cell table:number-columns-repeated="4" table:style-name="ce88"/>
          <table:covered-table-cell table:style-name="ce176"/>
          <table:covered-table-cell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313" table:number-columns-spanned="13" table:number-rows-spanned="1"/>
          <table:covered-table-cell table:number-columns-repeated="4" table:style-name="ce88"/>
          <table:covered-table-cell table:number-columns-repeated="2" table:style-name="ce199"/>
          <table:covered-table-cell table:number-columns-repeated="2" table:style-name="ce218"/>
          <table:covered-table-cell table:number-columns-repeated="2" table:style-name="ce199"/>
          <table:covered-table-cell table:style-name="ce218"/>
          <table:covered-table-cell table:style-name="ce297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23]*[.AH123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314" table:number-columns-spanned="5" table:number-rows-spanned="1"/>
          <table:covered-table-cell table:number-columns-repeated="4" table:style-name="ce89"/>
          <table:table-cell table:style-name="ce177" table:number-columns-spanned="2" table:number-rows-spanned="1"/>
          <table:covered-table-cell table:style-name="ce177"/>
          <table:table-cell table:style-name="ce219" table:number-columns-spanned="2" table:number-rows-spanned="1"/>
          <table:covered-table-cell table:style-name="ce219"/>
          <table:table-cell table:style-name="ce177" table:number-columns-spanned="2" table:number-rows-spanned="1"/>
          <table:covered-table-cell table:style-name="ce177"/>
          <table:table-cell table:style-name="ce270" table:number-columns-spanned="2" table:number-rows-spanned="1"/>
          <table:covered-table-cell table:style-name="ce270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24]*[.AH124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7" table:number-columns-spanned="13" table:number-rows-spanned="1"/>
          <table:covered-table-cell table:number-columns-repeated="4" table:style-name="ce90"/>
          <table:covered-table-cell table:style-name="ce178"/>
          <table:covered-table-cell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315" table:number-columns-spanned="13" table:number-rows-spanned="1"/>
          <table:covered-table-cell table:number-columns-repeated="4" table:style-name="ce90"/>
          <table:covered-table-cell table:number-columns-repeated="2" table:style-name="ce200"/>
          <table:covered-table-cell table:number-columns-repeated="2" table:style-name="ce220"/>
          <table:covered-table-cell table:number-columns-repeated="2" table:style-name="ce200"/>
          <table:covered-table-cell table:style-name="ce220"/>
          <table:covered-table-cell table:style-name="ce298"/>
          <table:table-cell table:style-name="ce408" table:number-columns-spanned="5" table:number-rows-spanned="1"/>
          <table:covered-table-cell table:number-columns-repeated="3" table:style-name="ce234"/>
          <table:covered-table-cell table:style-name="ce360"/>
          <table:table-cell table:style-name="ce321" table:number-columns-spanned="2" table:number-rows-spanned="1"/>
          <table:covered-table-cell table:style-name="ce234"/>
          <table:table-cell table:style-name="ce321" table:number-columns-spanned="2" table:number-rows-spanned="1"/>
          <table:covered-table-cell table:style-name="ce360"/>
          <table:table-cell table:style-name="ce425" table:number-columns-spanned="2" table:number-rows-spanned="1"/>
          <table:covered-table-cell table:style-name="ce438"/>
          <table:table-cell table:style-name="ce453" table:number-columns-spanned="2" table:number-rows-spanned="1"/>
          <table:covered-table-cell table:style-name="ce458"/>
          <table:table-cell table:style-name="ce469" table:formula="of:=[.AF125]*[.AH125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4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312" table:number-columns-spanned="5" table:number-rows-spanned="1"/>
          <table:covered-table-cell table:number-columns-repeated="4" table:style-name="ce87"/>
          <table:table-cell table:style-name="ce175" table:number-columns-spanned="2" table:number-rows-spanned="1"/>
          <table:covered-table-cell table:style-name="ce175"/>
          <table:table-cell table:style-name="ce217" table:number-columns-spanned="2" table:number-rows-spanned="1"/>
          <table:covered-table-cell table:style-name="ce217"/>
          <table:table-cell table:style-name="ce175" table:number-columns-spanned="2" table:number-rows-spanned="1"/>
          <table:covered-table-cell table:style-name="ce175"/>
          <table:table-cell table:style-name="ce269" table:number-columns-spanned="2" table:number-rows-spanned="1"/>
          <table:covered-table-cell table:style-name="ce269"/>
          <table:table-cell table:style-name="ce409" table:number-columns-spanned="5" table:number-rows-spanned="1"/>
          <table:covered-table-cell table:number-columns-repeated="3" table:style-name="ce249"/>
          <table:covered-table-cell table:style-name="ce301"/>
          <table:table-cell table:number-columns-spanned="2" table:number-rows-spanned="1"/>
          <table:covered-table-cell table:style-name="ce249"/>
          <table:table-cell table:number-columns-spanned="2" table:number-rows-spanned="1"/>
          <table:covered-table-cell table:style-name="ce301"/>
          <table:table-cell table:style-name="ce429" table:number-columns-spanned="2" table:number-rows-spanned="1"/>
          <table:covered-table-cell table:style-name="ce450"/>
          <table:table-cell table:style-name="ce454" table:number-columns-spanned="2" table:number-rows-spanned="1"/>
          <table:covered-table-cell table:style-name="ce459"/>
          <table:table-cell table:style-name="ce470" table:formula="of:=[.AF126]*[.AH126]" office:value-type="float" office:value="0" table:number-columns-spanned="2" table:number-rows-spanned="1">
            <text:p>0</text:p>
          </table:table-cell>
          <table:covered-table-cell table:style-name="ce481"/>
          <table:table-cell table:number-columns-repeated="983"/>
        </table:table-row>
        <table:table-row table:style-name="ro1">
          <table:table-cell table:style-name="ce48" table:number-columns-spanned="13" table:number-rows-spanned="1"/>
          <table:covered-table-cell table:number-columns-repeated="4" table:style-name="ce91"/>
          <table:covered-table-cell table:style-name="ce179"/>
          <table:covered-table-cell table:style-name="ce201"/>
          <table:covered-table-cell table:number-columns-repeated="2" table:style-name="ce221"/>
          <table:covered-table-cell table:number-columns-repeated="2" table:style-name="ce201"/>
          <table:covered-table-cell table:style-name="ce221"/>
          <table:covered-table-cell table:style-name="ce299"/>
          <table:table-cell table:style-name="ce316" table:number-columns-spanned="13" table:number-rows-spanned="1"/>
          <table:covered-table-cell table:number-columns-repeated="4" table:style-name="ce91"/>
          <table:covered-table-cell table:number-columns-repeated="2" table:style-name="ce201"/>
          <table:covered-table-cell table:number-columns-repeated="2" table:style-name="ce221"/>
          <table:covered-table-cell table:number-columns-repeated="2" table:style-name="ce201"/>
          <table:covered-table-cell table:style-name="ce221"/>
          <table:covered-table-cell table:style-name="ce299"/>
          <table:table-cell table:style-name="ce410" table:number-columns-spanned="5" table:number-rows-spanned="1"/>
          <table:covered-table-cell table:number-columns-repeated="3" table:style-name="ce417"/>
          <table:covered-table-cell table:style-name="ce424"/>
          <table:table-cell table:style-name="ce428" table:number-columns-spanned="2" table:number-rows-spanned="1"/>
          <table:covered-table-cell table:style-name="ce417"/>
          <table:table-cell table:style-name="ce428" table:number-columns-spanned="2" table:number-rows-spanned="1"/>
          <table:covered-table-cell table:style-name="ce424"/>
          <table:table-cell table:style-name="ce179" table:number-columns-spanned="2" table:number-rows-spanned="1"/>
          <table:covered-table-cell table:style-name="ce451"/>
          <table:table-cell table:style-name="ce455" table:number-columns-spanned="2" table:number-rows-spanned="1"/>
          <table:covered-table-cell table:style-name="ce460"/>
          <table:table-cell table:style-name="ce471" table:formula="of:=[.AF127]*[.AH127]" office:value-type="float" office:value="0" table:number-columns-spanned="2" table:number-rows-spanned="1">
            <text:p>0</text:p>
          </table:table-cell>
          <table:covered-table-cell table:style-name="ce482"/>
          <table:table-cell table:number-columns-repeated="98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olo Caratt" table:style-name="ta1" table:print="false">
        <table:table-column table:style-name="co2" table:number-columns-repeated="1024" table:default-cell-style-name="ce531"/>
        <table:table-row table:style-name="ro2">
          <table:table-cell/>
          <table:table-cell office:value-type="string">
            <text:p>TOT</text:p>
          </table:table-cell>
          <table:table-cell office:value-type="string">
            <text:p>SPESA</text:p>
          </table:table-cell>
          <table:table-cell office:value-type="string">
            <text:p>BONUS RAZZA</text:p>
          </table:table-cell>
          <table:table-cell office:value-type="string">
            <text:p>BONUS LV</text:p>
          </table:table-cell>
          <table:table-cell table:number-columns-repeated="1019"/>
        </table:table-row>
        <table:table-row table:style-name="ro2">
          <table:table-cell office:value-type="string">
            <text:p>FOR</text:p>
          </table:table-cell>
          <table:table-cell table:formula="of:=10+VLOOKUP([.C2];[.$C$9:.$D$20];2;0)+[.D2]+[.E2]" office:value-type="float" office:value="10">
            <text:p>10</text:p>
          </table:table-cell>
          <table:table-cell table:number-columns-repeated="3"/>
          <table:table-cell table:formula="of:=IF([.B2]&gt;10;ROUNDDOWN(([.B2]-10)/2;0);ROUNDUP(([.B2]-10)/2;0)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OS</text:p>
          </table:table-cell>
          <table:table-cell table:formula="of:=10+VLOOKUP([.C3];[.$C$9:.$D$20];2;0)+[.D3]+[.E3]" office:value-type="float" office:value="10">
            <text:p>10</text:p>
          </table:table-cell>
          <table:table-cell table:number-columns-repeated="3"/>
          <table:table-cell table:formula="of:=ROUNDDOWN(([.B3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DES</text:p>
          </table:table-cell>
          <table:table-cell table:formula="of:=10+VLOOKUP([.C4];[.$C$9:.$D$20];2;0)+[.D4]+[.E4]" office:value-type="float" office:value="10">
            <text:p>10</text:p>
          </table:table-cell>
          <table:table-cell table:number-columns-repeated="3"/>
          <table:table-cell table:formula="of:=ROUNDDOWN(([.B4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INT</text:p>
          </table:table-cell>
          <table:table-cell table:formula="of:=10+VLOOKUP([.C5];[.$C$9:.$D$20];2;0)+[.D5]+[.E5]" office:value-type="float" office:value="10">
            <text:p>10</text:p>
          </table:table-cell>
          <table:table-cell table:number-columns-repeated="3"/>
          <table:table-cell table:formula="of:=ROUNDDOWN(([.B5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SAG</text:p>
          </table:table-cell>
          <table:table-cell table:formula="of:=10+VLOOKUP([.C6];[.$C$9:.$D$20];2;0)+[.D6]+[.E6]" office:value-type="float" office:value="10">
            <text:p>10</text:p>
          </table:table-cell>
          <table:table-cell table:number-columns-repeated="3"/>
          <table:table-cell table:formula="of:=ROUNDDOWN(([.B6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CAR</text:p>
          </table:table-cell>
          <table:table-cell table:formula="of:=10+VLOOKUP([.C7];[.$C$9:.$D$20];2;0)+[.D7]+[.E7]" office:value-type="float" office:value="10">
            <text:p>10</text:p>
          </table:table-cell>
          <table:table-cell table:number-columns-repeated="3"/>
          <table:table-cell table:formula="of:=ROUNDDOWN(([.B7]-10)/2;0)" office:value-type="float" office:value="0">
            <text:p>0</text:p>
          </table:table-cell>
          <table:table-cell table:number-columns-repeated="1018"/>
        </table:table-row>
        <table:table-row table:style-name="ro2">
          <table:table-cell/>
          <table:table-cell table:formula="of:=20-SUM([.C2:.C7])" office:value-type="float" office:value="20">
            <text:p>20</text:p>
          </table:table-cell>
          <table:table-cell office:value-type="string">
            <text:p>SPESA</text:p>
          </table:table-cell>
          <table:table-cell office:value-type="string">
            <text:p>BONU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2">
            <text:p>-2</text:p>
          </table:table-cell>
          <table:table-cell table:formula="of:=[.D10]+1" office:value-type="float" office:value="-2">
            <text:p>-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1">
            <text:p>-1</text:p>
          </table:table-cell>
          <table:table-cell table:formula="of:=[.D11]+1" office:value-type="float" office:value="-1">
            <text:p>-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formula="of:=[.D12]+1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D13]+1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D14]+1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D15]+1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D16]+1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D17]+1" office:value-type="float" office:value="5">
            <text:p>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D18]+1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D19]+1" office:value-type="float" office:value="7">
            <text:p>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D20]+1" office:value-type="float" office:value="8">
            <text:p>8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 9 p1" table:style-name="ta1" table:print="false">
        <table:table-column table:style-name="co3" table:number-columns-repeated="2" table:default-cell-style-name="ce531"/>
        <table:table-column table:style-name="co1" table:number-columns-repeated="10" table:default-cell-style-name="ce531"/>
        <table:table-column table:style-name="co3" table:number-columns-repeated="2" table:default-cell-style-name="ce531"/>
        <table:table-column table:style-name="co1" table:number-columns-repeated="1010" table:default-cell-style-name="ce531"/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number-columns-repeated="1000"/>
        </table:table-row>
        <table:table-row table:style-name="ro3">
          <table:table-cell table:style-name="ce533" table:formula="of:=CONCATENATE([.A24];&quot; - &quot;;[.A24]+1)" office:value-type="string" office:string-value="12 - 13">
            <text:p>12 - 13</text:p>
          </table:table-cell>
          <table:table-cell table:style-name="ce537" table:formula="of:=CONCATENATE(IF([.A24]&gt;=10;&quot;+&quot;;&quot;&quot;);ROUNDDOWN(([.A24]-10)/2;0))" office:value-type="string" office:string-value="+1">
            <text:p>+1</text:p>
          </table:table-cell>
          <table:table-cell table:style-name="ce537" office:value-type="float" office:value="0">
            <text:p>0</text:p>
          </table:table-cell>
          <table:table-cell table:style-name="ce537" table:formula="of:=[.C2]+1" office:value-type="float" office:value="1">
            <text:p>1</text:p>
          </table:table-cell>
          <table:table-cell table:style-name="ce537" table:formula="of:=[.D2]+1" office:value-type="float" office:value="2">
            <text:p>2</text:p>
          </table:table-cell>
          <table:table-cell table:style-name="ce537" table:formula="of:=[.E2]+1" office:value-type="float" office:value="3">
            <text:p>3</text:p>
          </table:table-cell>
          <table:table-cell table:style-name="ce537" table:formula="of:=[.F2]+1" office:value-type="float" office:value="4">
            <text:p>4</text:p>
          </table:table-cell>
          <table:table-cell table:style-name="ce537" table:formula="of:=[.G2]+1" office:value-type="float" office:value="5">
            <text:p>5</text:p>
          </table:table-cell>
          <table:table-cell table:style-name="ce537" table:formula="of:=[.H2]+1" office:value-type="float" office:value="6">
            <text:p>6</text:p>
          </table:table-cell>
          <table:table-cell table:style-name="ce537" table:formula="of:=[.I2]+1" office:value-type="float" office:value="7">
            <text:p>7</text:p>
          </table:table-cell>
          <table:table-cell table:style-name="ce537" table:formula="of:=[.J2]+1" office:value-type="float" office:value="8">
            <text:p>8</text:p>
          </table:table-cell>
          <table:table-cell table:style-name="ce541" table:formula="of:=[.K2]+1" office:value-type="float" office:value="9">
            <text:p>9</text:p>
          </table:table-cell>
          <table:table-cell table:style-name="ce533" table:formula="of:=CONCATENATE([.M24];&quot; - &quot;;[.M24]+1)" office:value-type="string" office:string-value="14 - 15">
            <text:p>14 - 15</text:p>
          </table:table-cell>
          <table:table-cell table:style-name="ce537" table:formula="of:=CONCATENATE(IF([.M24]&gt;=10;&quot;+&quot;;&quot;&quot;);ROUNDDOWN(([.M24]-10)/2;0))" office:value-type="string" office:string-value="+2">
            <text:p>+2</text:p>
          </table:table-cell>
          <table:table-cell table:style-name="ce537" office:value-type="float" office:value="0">
            <text:p>0</text:p>
          </table:table-cell>
          <table:table-cell table:style-name="ce537" table:formula="of:=[.O2]+1" office:value-type="float" office:value="1">
            <text:p>1</text:p>
          </table:table-cell>
          <table:table-cell table:style-name="ce537" table:formula="of:=[.P2]+1" office:value-type="float" office:value="2">
            <text:p>2</text:p>
          </table:table-cell>
          <table:table-cell table:style-name="ce537" table:formula="of:=[.Q2]+1" office:value-type="float" office:value="3">
            <text:p>3</text:p>
          </table:table-cell>
          <table:table-cell table:style-name="ce537" table:formula="of:=[.R2]+1" office:value-type="float" office:value="4">
            <text:p>4</text:p>
          </table:table-cell>
          <table:table-cell table:style-name="ce537" table:formula="of:=[.S2]+1" office:value-type="float" office:value="5">
            <text:p>5</text:p>
          </table:table-cell>
          <table:table-cell table:style-name="ce537" table:formula="of:=[.T2]+1" office:value-type="float" office:value="6">
            <text:p>6</text:p>
          </table:table-cell>
          <table:table-cell table:style-name="ce537" table:formula="of:=[.U2]+1" office:value-type="float" office:value="7">
            <text:p>7</text:p>
          </table:table-cell>
          <table:table-cell table:style-name="ce537" table:formula="of:=[.V2]+1" office:value-type="float" office:value="8">
            <text:p>8</text:p>
          </table:table-cell>
          <table:table-cell table:style-name="ce541" table:formula="of:=[.W2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C2])*2-1" office:value-type="float" office:value="-1">
            <text:p>-1</text:p>
          </table:table-cell>
          <table:table-cell table:style-name="ce540" table:formula="of:=([.D2])*2-1" office:value-type="float" office:value="1">
            <text:p>1</text:p>
          </table:table-cell>
          <table:table-cell table:style-name="ce540" table:formula="of:=([.E2])*2-1" office:value-type="float" office:value="3">
            <text:p>3</text:p>
          </table:table-cell>
          <table:table-cell table:style-name="ce540" table:formula="of:=([.F2])*2-1" office:value-type="float" office:value="5">
            <text:p>5</text:p>
          </table:table-cell>
          <table:table-cell table:style-name="ce540" table:formula="of:=([.G2])*2-1" office:value-type="float" office:value="7">
            <text:p>7</text:p>
          </table:table-cell>
          <table:table-cell table:style-name="ce540" table:formula="of:=([.H2])*2-1" office:value-type="float" office:value="9">
            <text:p>9</text:p>
          </table:table-cell>
          <table:table-cell table:style-name="ce540" table:formula="of:=([.I2])*2-1" office:value-type="float" office:value="11">
            <text:p>11</text:p>
          </table:table-cell>
          <table:table-cell table:style-name="ce540" table:formula="of:=([.J2])*2-1" office:value-type="float" office:value="13">
            <text:p>13</text:p>
          </table:table-cell>
          <table:table-cell table:style-name="ce540" table:formula="of:=([.K2])*2-1" office:value-type="float" office:value="15">
            <text:p>15</text:p>
          </table:table-cell>
          <table:table-cell table:style-name="ce542" table:formula="of:=([.L2])*2-1" office:value-type="float" office:value="17">
            <text:p>17</text:p>
          </table:table-cell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O2])*2-1" office:value-type="float" office:value="-1">
            <text:p>-1</text:p>
          </table:table-cell>
          <table:table-cell table:style-name="ce540" table:formula="of:=([.P2])*2-1" office:value-type="float" office:value="1">
            <text:p>1</text:p>
          </table:table-cell>
          <table:table-cell table:style-name="ce540" table:formula="of:=([.Q2])*2-1" office:value-type="float" office:value="3">
            <text:p>3</text:p>
          </table:table-cell>
          <table:table-cell table:style-name="ce540" table:formula="of:=([.R2])*2-1" office:value-type="float" office:value="5">
            <text:p>5</text:p>
          </table:table-cell>
          <table:table-cell table:style-name="ce540" table:formula="of:=([.S2])*2-1" office:value-type="float" office:value="7">
            <text:p>7</text:p>
          </table:table-cell>
          <table:table-cell table:style-name="ce540" table:formula="of:=([.T2])*2-1" office:value-type="float" office:value="9">
            <text:p>9</text:p>
          </table:table-cell>
          <table:table-cell table:style-name="ce540" table:formula="of:=([.U2])*2-1" office:value-type="float" office:value="11">
            <text:p>11</text:p>
          </table:table-cell>
          <table:table-cell table:style-name="ce540" table:formula="of:=([.V2])*2-1" office:value-type="float" office:value="13">
            <text:p>13</text:p>
          </table:table-cell>
          <table:table-cell table:style-name="ce540" table:formula="of:=([.W2])*2-1" office:value-type="float" office:value="15">
            <text:p>15</text:p>
          </table:table-cell>
          <table:table-cell table:style-name="ce542" table:formula="of:=([.X2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1)/2&gt;=[.C$2];MAX(0;ROUND([.$B$2]*([.$A4]-[.C$3])/(20-[.C$3])/([.C$2]+1);0));&quot;-&quot;)" office:value-type="float" office:value="0">
            <text:p>0</text:p>
          </table:table-cell>
          <table:table-cell table:style-name="ce537" table:formula="of:=IF(([.$A4]+1)/2&gt;=[.D$2];MAX(0;ROUND([.$B$2]*([.$A4]-[.D$3])/(20-[.D$3])/([.D$2]+1);0));&quot;-&quot;)" office:value-type="float" office:value="0">
            <text:p>0</text:p>
          </table:table-cell>
          <table:table-cell table:style-name="ce537" table:formula="of:=IF(([.$A4]+1)/2&gt;=[.E$2];MAX(0;ROUND([.$B$2]*([.$A4]-[.E$3])/(20-[.E$3])/([.E$2]+1);0));&quot;-&quot;)" office:value-type="string" office:string-value="-">
            <text:p>-</text:p>
          </table:table-cell>
          <table:table-cell table:style-name="ce537" table:formula="of:=IF(([.$A4]+1)/2&gt;=[.F$2];MAX(0;ROUND([.$B$2]*([.$A4]-[.F$3])/(20-[.F$3])/([.F$2]+1);0));&quot;-&quot;)" office:value-type="string" office:string-value="-">
            <text:p>-</text:p>
          </table:table-cell>
          <table:table-cell table:style-name="ce537" table:formula="of:=IF(([.$A4]+1)/2&gt;=[.G$2];MAX(0;ROUND([.$B$2]*([.$A4]-[.G$3])/(20-[.G$3])/([.G$2]+1);0));&quot;-&quot;)" office:value-type="string" office:string-value="-">
            <text:p>-</text:p>
          </table:table-cell>
          <table:table-cell table:style-name="ce537" table:formula="of:=IF(([.$A4]+1)/2&gt;=[.H$2];MAX(0;ROUND([.$B$2]*([.$A4]-[.H$3])/(20-[.H$3])/([.H$2]+1);0));&quot;-&quot;)" office:value-type="string" office:string-value="-">
            <text:p>-</text:p>
          </table:table-cell>
          <table:table-cell table:style-name="ce537" table:formula="of:=IF(([.$A4]+1)/2&gt;=[.I$2];MAX(0;ROUND([.$B$2]*([.$A4]-[.I$3])/(20-[.I$3])/([.I$2]+1);0));&quot;-&quot;)" office:value-type="string" office:string-value="-">
            <text:p>-</text:p>
          </table:table-cell>
          <table:table-cell table:style-name="ce537" table:formula="of:=IF(([.$A4]+1)/2&gt;=[.J$2];MAX(0;ROUND([.$B$2]*([.$A4]-[.J$3])/(20-[.J$3])/([.J$2]+1);0));&quot;-&quot;)" office:value-type="string" office:string-value="-">
            <text:p>-</text:p>
          </table:table-cell>
          <table:table-cell table:style-name="ce537" table:formula="of:=IF(([.$A4]+1)/2&gt;=[.K$2];MAX(0;ROUND([.$B$2]*([.$A4]-[.K$3])/(20-[.K$3])/([.K$2]+1);0));&quot;-&quot;)" office:value-type="string" office:string-value="-">
            <text:p>-</text:p>
          </table:table-cell>
          <table:table-cell table:style-name="ce541" table:formula="of:=IF(([.$A4]+1)/2&gt;=[.L$2];MAX(0;ROUND([.$B$2]*([.$A4]-[.L$3])/(20-[.L$3])/([.L$2]+1);0)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1)/2&gt;=[.O$2];MAX(0;ROUND([.$N$2]*([.$A4]-[.O$3])/(20-[.O$3])/([.O$2]+1);0));&quot;-&quot;)" office:value-type="float" office:value="0">
            <text:p>0</text:p>
          </table:table-cell>
          <table:table-cell table:style-name="ce537" table:formula="of:=IF(([.$A4]+1)/2&gt;=[.P$2];MAX(0;ROUND([.$N$2]*([.$A4]-[.P$3])/(20-[.P$3])/([.P$2]+1);0));&quot;-&quot;)" office:value-type="float" office:value="0">
            <text:p>0</text:p>
          </table:table-cell>
          <table:table-cell table:style-name="ce537" table:formula="of:=IF(([.$A4]+1)/2&gt;=[.Q$2];MAX(0;ROUND([.$N$2]*([.$A4]-[.Q$3])/(20-[.Q$3])/([.Q$2]+1);0));&quot;-&quot;)" office:value-type="string" office:string-value="-">
            <text:p>-</text:p>
          </table:table-cell>
          <table:table-cell table:style-name="ce537" table:formula="of:=IF(([.$A4]+1)/2&gt;=[.R$2];MAX(0;ROUND([.$N$2]*([.$A4]-[.R$3])/(20-[.R$3])/([.R$2]+1);0));&quot;-&quot;)" office:value-type="string" office:string-value="-">
            <text:p>-</text:p>
          </table:table-cell>
          <table:table-cell table:style-name="ce537" table:formula="of:=IF(([.$A4]+1)/2&gt;=[.S$2];MAX(0;ROUND([.$N$2]*([.$A4]-[.S$3])/(20-[.S$3])/([.S$2]+1);0));&quot;-&quot;)" office:value-type="string" office:string-value="-">
            <text:p>-</text:p>
          </table:table-cell>
          <table:table-cell table:style-name="ce537" table:formula="of:=IF(([.$A4]+1)/2&gt;=[.T$2];MAX(0;ROUND([.$N$2]*([.$A4]-[.T$3])/(20-[.T$3])/([.T$2]+1);0));&quot;-&quot;)" office:value-type="string" office:string-value="-">
            <text:p>-</text:p>
          </table:table-cell>
          <table:table-cell table:style-name="ce537" table:formula="of:=IF(([.$A4]+1)/2&gt;=[.U$2];MAX(0;ROUND([.$N$2]*([.$A4]-[.U$3])/(20-[.U$3])/([.U$2]+1);0));&quot;-&quot;)" office:value-type="string" office:string-value="-">
            <text:p>-</text:p>
          </table:table-cell>
          <table:table-cell table:style-name="ce537" table:formula="of:=IF(([.$A4]+1)/2&gt;=[.V$2];MAX(0;ROUND([.$N$2]*([.$A4]-[.V$3])/(20-[.V$3])/([.V$2]+1);0));&quot;-&quot;)" office:value-type="string" office:string-value="-">
            <text:p>-</text:p>
          </table:table-cell>
          <table:table-cell table:style-name="ce537" table:formula="of:=IF(([.$A4]+1)/2&gt;=[.W$2];MAX(0;ROUND([.$N$2]*([.$A4]-[.W$3])/(20-[.W$3])/([.W$2]+1);0));&quot;-&quot;)" office:value-type="string" office:string-value="-">
            <text:p>-</text:p>
          </table:table-cell>
          <table:table-cell table:style-name="ce541" table:formula="of:=IF(([.$A4]+1)/2&gt;=[.X$2];MAX(0;ROUND([.$N$2]*([.$A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1)/2&gt;=[.C$2];MAX(0;ROUND([.$B$2]*([.$A5]-[.C$3])/(20-[.C$3])/([.C$2]+1);0));&quot;-&quot;)" office:value-type="float" office:value="0">
            <text:p>0</text:p>
          </table:table-cell>
          <table:table-cell table:style-name="ce537" table:formula="of:=IF(([.$A5]+1)/2&gt;=[.D$2];MAX(0;ROUND([.$B$2]*([.$A5]-[.D$3])/(20-[.D$3])/([.D$2]+1);0));&quot;-&quot;)" office:value-type="float" office:value="0">
            <text:p>0</text:p>
          </table:table-cell>
          <table:table-cell table:style-name="ce537" table:formula="of:=IF(([.$A5]+1)/2&gt;=[.E$2];MAX(0;ROUND([.$B$2]*([.$A5]-[.E$3])/(20-[.E$3])/([.E$2]+1);0));&quot;-&quot;)" office:value-type="string" office:string-value="-">
            <text:p>-</text:p>
          </table:table-cell>
          <table:table-cell table:style-name="ce537" table:formula="of:=IF(([.$A5]+1)/2&gt;=[.F$2];MAX(0;ROUND([.$B$2]*([.$A5]-[.F$3])/(20-[.F$3])/([.F$2]+1);0));&quot;-&quot;)" office:value-type="string" office:string-value="-">
            <text:p>-</text:p>
          </table:table-cell>
          <table:table-cell table:style-name="ce537" table:formula="of:=IF(([.$A5]+1)/2&gt;=[.G$2];MAX(0;ROUND([.$B$2]*([.$A5]-[.G$3])/(20-[.G$3])/([.G$2]+1);0));&quot;-&quot;)" office:value-type="string" office:string-value="-">
            <text:p>-</text:p>
          </table:table-cell>
          <table:table-cell table:style-name="ce537" table:formula="of:=IF(([.$A5]+1)/2&gt;=[.H$2];MAX(0;ROUND([.$B$2]*([.$A5]-[.H$3])/(20-[.H$3])/([.H$2]+1);0));&quot;-&quot;)" office:value-type="string" office:string-value="-">
            <text:p>-</text:p>
          </table:table-cell>
          <table:table-cell table:style-name="ce537" table:formula="of:=IF(([.$A5]+1)/2&gt;=[.I$2];MAX(0;ROUND([.$B$2]*([.$A5]-[.I$3])/(20-[.I$3])/([.I$2]+1);0));&quot;-&quot;)" office:value-type="string" office:string-value="-">
            <text:p>-</text:p>
          </table:table-cell>
          <table:table-cell table:style-name="ce537" table:formula="of:=IF(([.$A5]+1)/2&gt;=[.J$2];MAX(0;ROUND([.$B$2]*([.$A5]-[.J$3])/(20-[.J$3])/([.J$2]+1);0));&quot;-&quot;)" office:value-type="string" office:string-value="-">
            <text:p>-</text:p>
          </table:table-cell>
          <table:table-cell table:style-name="ce537" table:formula="of:=IF(([.$A5]+1)/2&gt;=[.K$2];MAX(0;ROUND([.$B$2]*([.$A5]-[.K$3])/(20-[.K$3])/([.K$2]+1);0));&quot;-&quot;)" office:value-type="string" office:string-value="-">
            <text:p>-</text:p>
          </table:table-cell>
          <table:table-cell table:style-name="ce541" table:formula="of:=IF(([.$A5]+1)/2&gt;=[.L$2];MAX(0;ROUND([.$B$2]*([.$A5]-[.L$3])/(20-[.L$3])/([.L$2]+1);0));&quot;-&quot;)" office:value-type="string" office:string-value="-">
            <text:p>-</text:p>
          </table:table-cell>
          <table:table-cell table:style-name="ce533" table:formula="of:=[.M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1)/2&gt;=[.O$2];MAX(0;ROUND([.$N$2]*([.$A5]-[.O$3])/(20-[.O$3])/([.O$2]+1);0));&quot;-&quot;)" office:value-type="float" office:value="0">
            <text:p>0</text:p>
          </table:table-cell>
          <table:table-cell table:style-name="ce537" table:formula="of:=IF(([.$A5]+1)/2&gt;=[.P$2];MAX(0;ROUND([.$N$2]*([.$A5]-[.P$3])/(20-[.P$3])/([.P$2]+1);0));&quot;-&quot;)" office:value-type="float" office:value="0">
            <text:p>0</text:p>
          </table:table-cell>
          <table:table-cell table:style-name="ce537" table:formula="of:=IF(([.$A5]+1)/2&gt;=[.Q$2];MAX(0;ROUND([.$N$2]*([.$A5]-[.Q$3])/(20-[.Q$3])/([.Q$2]+1);0));&quot;-&quot;)" office:value-type="string" office:string-value="-">
            <text:p>-</text:p>
          </table:table-cell>
          <table:table-cell table:style-name="ce537" table:formula="of:=IF(([.$A5]+1)/2&gt;=[.R$2];MAX(0;ROUND([.$N$2]*([.$A5]-[.R$3])/(20-[.R$3])/([.R$2]+1);0));&quot;-&quot;)" office:value-type="string" office:string-value="-">
            <text:p>-</text:p>
          </table:table-cell>
          <table:table-cell table:style-name="ce537" table:formula="of:=IF(([.$A5]+1)/2&gt;=[.S$2];MAX(0;ROUND([.$N$2]*([.$A5]-[.S$3])/(20-[.S$3])/([.S$2]+1);0));&quot;-&quot;)" office:value-type="string" office:string-value="-">
            <text:p>-</text:p>
          </table:table-cell>
          <table:table-cell table:style-name="ce537" table:formula="of:=IF(([.$A5]+1)/2&gt;=[.T$2];MAX(0;ROUND([.$N$2]*([.$A5]-[.T$3])/(20-[.T$3])/([.T$2]+1);0));&quot;-&quot;)" office:value-type="string" office:string-value="-">
            <text:p>-</text:p>
          </table:table-cell>
          <table:table-cell table:style-name="ce537" table:formula="of:=IF(([.$A5]+1)/2&gt;=[.U$2];MAX(0;ROUND([.$N$2]*([.$A5]-[.U$3])/(20-[.U$3])/([.U$2]+1);0));&quot;-&quot;)" office:value-type="string" office:string-value="-">
            <text:p>-</text:p>
          </table:table-cell>
          <table:table-cell table:style-name="ce537" table:formula="of:=IF(([.$A5]+1)/2&gt;=[.V$2];MAX(0;ROUND([.$N$2]*([.$A5]-[.V$3])/(20-[.V$3])/([.V$2]+1);0));&quot;-&quot;)" office:value-type="string" office:string-value="-">
            <text:p>-</text:p>
          </table:table-cell>
          <table:table-cell table:style-name="ce537" table:formula="of:=IF(([.$A5]+1)/2&gt;=[.W$2];MAX(0;ROUND([.$N$2]*([.$A5]-[.W$3])/(20-[.W$3])/([.W$2]+1);0));&quot;-&quot;)" office:value-type="string" office:string-value="-">
            <text:p>-</text:p>
          </table:table-cell>
          <table:table-cell table:style-name="ce541" table:formula="of:=IF(([.$A5]+1)/2&gt;=[.X$2];MAX(0;ROUND([.$N$2]*([.$A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1)/2&gt;=[.C$2];MAX(0;ROUND([.$B$2]*([.$A6]-[.C$3])/(20-[.C$3])/([.C$2]+1);0));&quot;-&quot;)" office:value-type="float" office:value="0">
            <text:p>0</text:p>
          </table:table-cell>
          <table:table-cell table:style-name="ce537" table:formula="of:=IF(([.$A6]+1)/2&gt;=[.D$2];MAX(0;ROUND([.$B$2]*([.$A6]-[.D$3])/(20-[.D$3])/([.D$2]+1);0));&quot;-&quot;)" office:value-type="float" office:value="0">
            <text:p>0</text:p>
          </table:table-cell>
          <table:table-cell table:style-name="ce537" table:formula="of:=IF(([.$A6]+1)/2&gt;=[.E$2];MAX(0;ROUND([.$B$2]*([.$A6]-[.E$3])/(20-[.E$3])/([.E$2]+1);0));&quot;-&quot;)" office:value-type="float" office:value="0">
            <text:p>0</text:p>
          </table:table-cell>
          <table:table-cell table:style-name="ce537" table:formula="of:=IF(([.$A6]+1)/2&gt;=[.F$2];MAX(0;ROUND([.$B$2]*([.$A6]-[.F$3])/(20-[.F$3])/([.F$2]+1);0));&quot;-&quot;)" office:value-type="string" office:string-value="-">
            <text:p>-</text:p>
          </table:table-cell>
          <table:table-cell table:style-name="ce537" table:formula="of:=IF(([.$A6]+1)/2&gt;=[.G$2];MAX(0;ROUND([.$B$2]*([.$A6]-[.G$3])/(20-[.G$3])/([.G$2]+1);0));&quot;-&quot;)" office:value-type="string" office:string-value="-">
            <text:p>-</text:p>
          </table:table-cell>
          <table:table-cell table:style-name="ce537" table:formula="of:=IF(([.$A6]+1)/2&gt;=[.H$2];MAX(0;ROUND([.$B$2]*([.$A6]-[.H$3])/(20-[.H$3])/([.H$2]+1);0));&quot;-&quot;)" office:value-type="string" office:string-value="-">
            <text:p>-</text:p>
          </table:table-cell>
          <table:table-cell table:style-name="ce537" table:formula="of:=IF(([.$A6]+1)/2&gt;=[.I$2];MAX(0;ROUND([.$B$2]*([.$A6]-[.I$3])/(20-[.I$3])/([.I$2]+1);0));&quot;-&quot;)" office:value-type="string" office:string-value="-">
            <text:p>-</text:p>
          </table:table-cell>
          <table:table-cell table:style-name="ce537" table:formula="of:=IF(([.$A6]+1)/2&gt;=[.J$2];MAX(0;ROUND([.$B$2]*([.$A6]-[.J$3])/(20-[.J$3])/([.J$2]+1);0));&quot;-&quot;)" office:value-type="string" office:string-value="-">
            <text:p>-</text:p>
          </table:table-cell>
          <table:table-cell table:style-name="ce537" table:formula="of:=IF(([.$A6]+1)/2&gt;=[.K$2];MAX(0;ROUND([.$B$2]*([.$A6]-[.K$3])/(20-[.K$3])/([.K$2]+1);0));&quot;-&quot;)" office:value-type="string" office:string-value="-">
            <text:p>-</text:p>
          </table:table-cell>
          <table:table-cell table:style-name="ce541" table:formula="of:=IF(([.$A6]+1)/2&gt;=[.L$2];MAX(0;ROUND([.$B$2]*([.$A6]-[.L$3])/(20-[.L$3])/([.L$2]+1);0));&quot;-&quot;)" office:value-type="string" office:string-value="-">
            <text:p>-</text:p>
          </table:table-cell>
          <table:table-cell table:style-name="ce533" table:formula="of:=[.M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1)/2&gt;=[.O$2];MAX(0;ROUND([.$N$2]*([.$A6]-[.O$3])/(20-[.O$3])/([.O$2]+1);0));&quot;-&quot;)" office:value-type="float" office:value="0">
            <text:p>0</text:p>
          </table:table-cell>
          <table:table-cell table:style-name="ce537" table:formula="of:=IF(([.$A6]+1)/2&gt;=[.P$2];MAX(0;ROUND([.$N$2]*([.$A6]-[.P$3])/(20-[.P$3])/([.P$2]+1);0));&quot;-&quot;)" office:value-type="float" office:value="0">
            <text:p>0</text:p>
          </table:table-cell>
          <table:table-cell table:style-name="ce537" table:formula="of:=IF(([.$A6]+1)/2&gt;=[.Q$2];MAX(0;ROUND([.$N$2]*([.$A6]-[.Q$3])/(20-[.Q$3])/([.Q$2]+1);0));&quot;-&quot;)" office:value-type="float" office:value="0">
            <text:p>0</text:p>
          </table:table-cell>
          <table:table-cell table:style-name="ce537" table:formula="of:=IF(([.$A6]+1)/2&gt;=[.R$2];MAX(0;ROUND([.$N$2]*([.$A6]-[.R$3])/(20-[.R$3])/([.R$2]+1);0));&quot;-&quot;)" office:value-type="string" office:string-value="-">
            <text:p>-</text:p>
          </table:table-cell>
          <table:table-cell table:style-name="ce537" table:formula="of:=IF(([.$A6]+1)/2&gt;=[.S$2];MAX(0;ROUND([.$N$2]*([.$A6]-[.S$3])/(20-[.S$3])/([.S$2]+1);0));&quot;-&quot;)" office:value-type="string" office:string-value="-">
            <text:p>-</text:p>
          </table:table-cell>
          <table:table-cell table:style-name="ce537" table:formula="of:=IF(([.$A6]+1)/2&gt;=[.T$2];MAX(0;ROUND([.$N$2]*([.$A6]-[.T$3])/(20-[.T$3])/([.T$2]+1);0));&quot;-&quot;)" office:value-type="string" office:string-value="-">
            <text:p>-</text:p>
          </table:table-cell>
          <table:table-cell table:style-name="ce537" table:formula="of:=IF(([.$A6]+1)/2&gt;=[.U$2];MAX(0;ROUND([.$N$2]*([.$A6]-[.U$3])/(20-[.U$3])/([.U$2]+1);0));&quot;-&quot;)" office:value-type="string" office:string-value="-">
            <text:p>-</text:p>
          </table:table-cell>
          <table:table-cell table:style-name="ce537" table:formula="of:=IF(([.$A6]+1)/2&gt;=[.V$2];MAX(0;ROUND([.$N$2]*([.$A6]-[.V$3])/(20-[.V$3])/([.V$2]+1);0));&quot;-&quot;)" office:value-type="string" office:string-value="-">
            <text:p>-</text:p>
          </table:table-cell>
          <table:table-cell table:style-name="ce537" table:formula="of:=IF(([.$A6]+1)/2&gt;=[.W$2];MAX(0;ROUND([.$N$2]*([.$A6]-[.W$3])/(20-[.W$3])/([.W$2]+1);0));&quot;-&quot;)" office:value-type="string" office:string-value="-">
            <text:p>-</text:p>
          </table:table-cell>
          <table:table-cell table:style-name="ce541" table:formula="of:=IF(([.$A6]+1)/2&gt;=[.X$2];MAX(0;ROUND([.$N$2]*([.$A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1)/2&gt;=[.C$2];MAX(0;ROUND([.$B$2]*([.$A7]-[.C$3])/(20-[.C$3])/([.C$2]+1);0));&quot;-&quot;)" office:value-type="float" office:value="0">
            <text:p>0</text:p>
          </table:table-cell>
          <table:table-cell table:style-name="ce537" table:formula="of:=IF(([.$A7]+1)/2&gt;=[.D$2];MAX(0;ROUND([.$B$2]*([.$A7]-[.D$3])/(20-[.D$3])/([.D$2]+1);0));&quot;-&quot;)" office:value-type="float" office:value="0">
            <text:p>0</text:p>
          </table:table-cell>
          <table:table-cell table:style-name="ce537" table:formula="of:=IF(([.$A7]+1)/2&gt;=[.E$2];MAX(0;ROUND([.$B$2]*([.$A7]-[.E$3])/(20-[.E$3])/([.E$2]+1);0));&quot;-&quot;)" office:value-type="float" office:value="0">
            <text:p>0</text:p>
          </table:table-cell>
          <table:table-cell table:style-name="ce537" table:formula="of:=IF(([.$A7]+1)/2&gt;=[.F$2];MAX(0;ROUND([.$B$2]*([.$A7]-[.F$3])/(20-[.F$3])/([.F$2]+1);0));&quot;-&quot;)" office:value-type="string" office:string-value="-">
            <text:p>-</text:p>
          </table:table-cell>
          <table:table-cell table:style-name="ce537" table:formula="of:=IF(([.$A7]+1)/2&gt;=[.G$2];MAX(0;ROUND([.$B$2]*([.$A7]-[.G$3])/(20-[.G$3])/([.G$2]+1);0));&quot;-&quot;)" office:value-type="string" office:string-value="-">
            <text:p>-</text:p>
          </table:table-cell>
          <table:table-cell table:style-name="ce537" table:formula="of:=IF(([.$A7]+1)/2&gt;=[.H$2];MAX(0;ROUND([.$B$2]*([.$A7]-[.H$3])/(20-[.H$3])/([.H$2]+1);0));&quot;-&quot;)" office:value-type="string" office:string-value="-">
            <text:p>-</text:p>
          </table:table-cell>
          <table:table-cell table:style-name="ce537" table:formula="of:=IF(([.$A7]+1)/2&gt;=[.I$2];MAX(0;ROUND([.$B$2]*([.$A7]-[.I$3])/(20-[.I$3])/([.I$2]+1);0));&quot;-&quot;)" office:value-type="string" office:string-value="-">
            <text:p>-</text:p>
          </table:table-cell>
          <table:table-cell table:style-name="ce537" table:formula="of:=IF(([.$A7]+1)/2&gt;=[.J$2];MAX(0;ROUND([.$B$2]*([.$A7]-[.J$3])/(20-[.J$3])/([.J$2]+1);0));&quot;-&quot;)" office:value-type="string" office:string-value="-">
            <text:p>-</text:p>
          </table:table-cell>
          <table:table-cell table:style-name="ce537" table:formula="of:=IF(([.$A7]+1)/2&gt;=[.K$2];MAX(0;ROUND([.$B$2]*([.$A7]-[.K$3])/(20-[.K$3])/([.K$2]+1);0));&quot;-&quot;)" office:value-type="string" office:string-value="-">
            <text:p>-</text:p>
          </table:table-cell>
          <table:table-cell table:style-name="ce541" table:formula="of:=IF(([.$A7]+1)/2&gt;=[.L$2];MAX(0;ROUND([.$B$2]*([.$A7]-[.L$3])/(20-[.L$3])/([.L$2]+1);0));&quot;-&quot;)" office:value-type="string" office:string-value="-">
            <text:p>-</text:p>
          </table:table-cell>
          <table:table-cell table:style-name="ce533" table:formula="of:=[.M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1)/2&gt;=[.O$2];MAX(0;ROUND([.$N$2]*([.$A7]-[.O$3])/(20-[.O$3])/([.O$2]+1);0));&quot;-&quot;)" office:value-type="float" office:value="0">
            <text:p>0</text:p>
          </table:table-cell>
          <table:table-cell table:style-name="ce537" table:formula="of:=IF(([.$A7]+1)/2&gt;=[.P$2];MAX(0;ROUND([.$N$2]*([.$A7]-[.P$3])/(20-[.P$3])/([.P$2]+1);0));&quot;-&quot;)" office:value-type="float" office:value="0">
            <text:p>0</text:p>
          </table:table-cell>
          <table:table-cell table:style-name="ce537" table:formula="of:=IF(([.$A7]+1)/2&gt;=[.Q$2];MAX(0;ROUND([.$N$2]*([.$A7]-[.Q$3])/(20-[.Q$3])/([.Q$2]+1);0));&quot;-&quot;)" office:value-type="float" office:value="0">
            <text:p>0</text:p>
          </table:table-cell>
          <table:table-cell table:style-name="ce537" table:formula="of:=IF(([.$A7]+1)/2&gt;=[.R$2];MAX(0;ROUND([.$N$2]*([.$A7]-[.R$3])/(20-[.R$3])/([.R$2]+1);0));&quot;-&quot;)" office:value-type="string" office:string-value="-">
            <text:p>-</text:p>
          </table:table-cell>
          <table:table-cell table:style-name="ce537" table:formula="of:=IF(([.$A7]+1)/2&gt;=[.S$2];MAX(0;ROUND([.$N$2]*([.$A7]-[.S$3])/(20-[.S$3])/([.S$2]+1);0));&quot;-&quot;)" office:value-type="string" office:string-value="-">
            <text:p>-</text:p>
          </table:table-cell>
          <table:table-cell table:style-name="ce537" table:formula="of:=IF(([.$A7]+1)/2&gt;=[.T$2];MAX(0;ROUND([.$N$2]*([.$A7]-[.T$3])/(20-[.T$3])/([.T$2]+1);0));&quot;-&quot;)" office:value-type="string" office:string-value="-">
            <text:p>-</text:p>
          </table:table-cell>
          <table:table-cell table:style-name="ce537" table:formula="of:=IF(([.$A7]+1)/2&gt;=[.U$2];MAX(0;ROUND([.$N$2]*([.$A7]-[.U$3])/(20-[.U$3])/([.U$2]+1);0));&quot;-&quot;)" office:value-type="string" office:string-value="-">
            <text:p>-</text:p>
          </table:table-cell>
          <table:table-cell table:style-name="ce537" table:formula="of:=IF(([.$A7]+1)/2&gt;=[.V$2];MAX(0;ROUND([.$N$2]*([.$A7]-[.V$3])/(20-[.V$3])/([.V$2]+1);0));&quot;-&quot;)" office:value-type="string" office:string-value="-">
            <text:p>-</text:p>
          </table:table-cell>
          <table:table-cell table:style-name="ce537" table:formula="of:=IF(([.$A7]+1)/2&gt;=[.W$2];MAX(0;ROUND([.$N$2]*([.$A7]-[.W$3])/(20-[.W$3])/([.W$2]+1);0));&quot;-&quot;)" office:value-type="string" office:string-value="-">
            <text:p>-</text:p>
          </table:table-cell>
          <table:table-cell table:style-name="ce541" table:formula="of:=IF(([.$A7]+1)/2&gt;=[.X$2];MAX(0;ROUND([.$N$2]*([.$A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1)/2&gt;=[.C$2];MAX(0;ROUND([.$B$2]*([.$A8]-[.C$3])/(20-[.C$3])/([.C$2]+1);0));&quot;-&quot;)" office:value-type="float" office:value="0">
            <text:p>0</text:p>
          </table:table-cell>
          <table:table-cell table:style-name="ce537" table:formula="of:=IF(([.$A8]+1)/2&gt;=[.D$2];MAX(0;ROUND([.$B$2]*([.$A8]-[.D$3])/(20-[.D$3])/([.D$2]+1);0));&quot;-&quot;)" office:value-type="float" office:value="0">
            <text:p>0</text:p>
          </table:table-cell>
          <table:table-cell table:style-name="ce537" table:formula="of:=IF(([.$A8]+1)/2&gt;=[.E$2];MAX(0;ROUND([.$B$2]*([.$A8]-[.E$3])/(20-[.E$3])/([.E$2]+1);0));&quot;-&quot;)" office:value-type="float" office:value="0">
            <text:p>0</text:p>
          </table:table-cell>
          <table:table-cell table:style-name="ce537" table:formula="of:=IF(([.$A8]+1)/2&gt;=[.F$2];MAX(0;ROUND([.$B$2]*([.$A8]-[.F$3])/(20-[.F$3])/([.F$2]+1);0));&quot;-&quot;)" office:value-type="float" office:value="0">
            <text:p>0</text:p>
          </table:table-cell>
          <table:table-cell table:style-name="ce537" table:formula="of:=IF(([.$A8]+1)/2&gt;=[.G$2];MAX(0;ROUND([.$B$2]*([.$A8]-[.G$3])/(20-[.G$3])/([.G$2]+1);0));&quot;-&quot;)" office:value-type="string" office:string-value="-">
            <text:p>-</text:p>
          </table:table-cell>
          <table:table-cell table:style-name="ce537" table:formula="of:=IF(([.$A8]+1)/2&gt;=[.H$2];MAX(0;ROUND([.$B$2]*([.$A8]-[.H$3])/(20-[.H$3])/([.H$2]+1);0));&quot;-&quot;)" office:value-type="string" office:string-value="-">
            <text:p>-</text:p>
          </table:table-cell>
          <table:table-cell table:style-name="ce537" table:formula="of:=IF(([.$A8]+1)/2&gt;=[.I$2];MAX(0;ROUND([.$B$2]*([.$A8]-[.I$3])/(20-[.I$3])/([.I$2]+1);0));&quot;-&quot;)" office:value-type="string" office:string-value="-">
            <text:p>-</text:p>
          </table:table-cell>
          <table:table-cell table:style-name="ce537" table:formula="of:=IF(([.$A8]+1)/2&gt;=[.J$2];MAX(0;ROUND([.$B$2]*([.$A8]-[.J$3])/(20-[.J$3])/([.J$2]+1);0));&quot;-&quot;)" office:value-type="string" office:string-value="-">
            <text:p>-</text:p>
          </table:table-cell>
          <table:table-cell table:style-name="ce537" table:formula="of:=IF(([.$A8]+1)/2&gt;=[.K$2];MAX(0;ROUND([.$B$2]*([.$A8]-[.K$3])/(20-[.K$3])/([.K$2]+1);0));&quot;-&quot;)" office:value-type="string" office:string-value="-">
            <text:p>-</text:p>
          </table:table-cell>
          <table:table-cell table:style-name="ce541" table:formula="of:=IF(([.$A8]+1)/2&gt;=[.L$2];MAX(0;ROUND([.$B$2]*([.$A8]-[.L$3])/(20-[.L$3])/([.L$2]+1);0));&quot;-&quot;)" office:value-type="string" office:string-value="-">
            <text:p>-</text:p>
          </table:table-cell>
          <table:table-cell table:style-name="ce533" table:formula="of:=[.M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1)/2&gt;=[.O$2];MAX(0;ROUND([.$N$2]*([.$A8]-[.O$3])/(20-[.O$3])/([.O$2]+1);0));&quot;-&quot;)" office:value-type="float" office:value="1">
            <text:p>1</text:p>
          </table:table-cell>
          <table:table-cell table:style-name="ce537" table:formula="of:=IF(([.$A8]+1)/2&gt;=[.P$2];MAX(0;ROUND([.$N$2]*([.$A8]-[.P$3])/(20-[.P$3])/([.P$2]+1);0));&quot;-&quot;)" office:value-type="float" office:value="0">
            <text:p>0</text:p>
          </table:table-cell>
          <table:table-cell table:style-name="ce537" table:formula="of:=IF(([.$A8]+1)/2&gt;=[.Q$2];MAX(0;ROUND([.$N$2]*([.$A8]-[.Q$3])/(20-[.Q$3])/([.Q$2]+1);0));&quot;-&quot;)" office:value-type="float" office:value="0">
            <text:p>0</text:p>
          </table:table-cell>
          <table:table-cell table:style-name="ce537" table:formula="of:=IF(([.$A8]+1)/2&gt;=[.R$2];MAX(0;ROUND([.$N$2]*([.$A8]-[.R$3])/(20-[.R$3])/([.R$2]+1);0));&quot;-&quot;)" office:value-type="float" office:value="0">
            <text:p>0</text:p>
          </table:table-cell>
          <table:table-cell table:style-name="ce537" table:formula="of:=IF(([.$A8]+1)/2&gt;=[.S$2];MAX(0;ROUND([.$N$2]*([.$A8]-[.S$3])/(20-[.S$3])/([.S$2]+1);0));&quot;-&quot;)" office:value-type="string" office:string-value="-">
            <text:p>-</text:p>
          </table:table-cell>
          <table:table-cell table:style-name="ce537" table:formula="of:=IF(([.$A8]+1)/2&gt;=[.T$2];MAX(0;ROUND([.$N$2]*([.$A8]-[.T$3])/(20-[.T$3])/([.T$2]+1);0));&quot;-&quot;)" office:value-type="string" office:string-value="-">
            <text:p>-</text:p>
          </table:table-cell>
          <table:table-cell table:style-name="ce537" table:formula="of:=IF(([.$A8]+1)/2&gt;=[.U$2];MAX(0;ROUND([.$N$2]*([.$A8]-[.U$3])/(20-[.U$3])/([.U$2]+1);0));&quot;-&quot;)" office:value-type="string" office:string-value="-">
            <text:p>-</text:p>
          </table:table-cell>
          <table:table-cell table:style-name="ce537" table:formula="of:=IF(([.$A8]+1)/2&gt;=[.V$2];MAX(0;ROUND([.$N$2]*([.$A8]-[.V$3])/(20-[.V$3])/([.V$2]+1);0));&quot;-&quot;)" office:value-type="string" office:string-value="-">
            <text:p>-</text:p>
          </table:table-cell>
          <table:table-cell table:style-name="ce537" table:formula="of:=IF(([.$A8]+1)/2&gt;=[.W$2];MAX(0;ROUND([.$N$2]*([.$A8]-[.W$3])/(20-[.W$3])/([.W$2]+1);0));&quot;-&quot;)" office:value-type="string" office:string-value="-">
            <text:p>-</text:p>
          </table:table-cell>
          <table:table-cell table:style-name="ce541" table:formula="of:=IF(([.$A8]+1)/2&gt;=[.X$2];MAX(0;ROUND([.$N$2]*([.$A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1)/2&gt;=[.C$2];MAX(0;ROUND([.$B$2]*([.$A9]-[.C$3])/(20-[.C$3])/([.C$2]+1);0));&quot;-&quot;)" office:value-type="float" office:value="0">
            <text:p>0</text:p>
          </table:table-cell>
          <table:table-cell table:style-name="ce537" table:formula="of:=IF(([.$A9]+1)/2&gt;=[.D$2];MAX(0;ROUND([.$B$2]*([.$A9]-[.D$3])/(20-[.D$3])/([.D$2]+1);0));&quot;-&quot;)" office:value-type="float" office:value="0">
            <text:p>0</text:p>
          </table:table-cell>
          <table:table-cell table:style-name="ce537" table:formula="of:=IF(([.$A9]+1)/2&gt;=[.E$2];MAX(0;ROUND([.$B$2]*([.$A9]-[.E$3])/(20-[.E$3])/([.E$2]+1);0));&quot;-&quot;)" office:value-type="float" office:value="0">
            <text:p>0</text:p>
          </table:table-cell>
          <table:table-cell table:style-name="ce537" table:formula="of:=IF(([.$A9]+1)/2&gt;=[.F$2];MAX(0;ROUND([.$B$2]*([.$A9]-[.F$3])/(20-[.F$3])/([.F$2]+1);0));&quot;-&quot;)" office:value-type="float" office:value="0">
            <text:p>0</text:p>
          </table:table-cell>
          <table:table-cell table:style-name="ce537" table:formula="of:=IF(([.$A9]+1)/2&gt;=[.G$2];MAX(0;ROUND([.$B$2]*([.$A9]-[.G$3])/(20-[.G$3])/([.G$2]+1);0));&quot;-&quot;)" office:value-type="string" office:string-value="-">
            <text:p>-</text:p>
          </table:table-cell>
          <table:table-cell table:style-name="ce537" table:formula="of:=IF(([.$A9]+1)/2&gt;=[.H$2];MAX(0;ROUND([.$B$2]*([.$A9]-[.H$3])/(20-[.H$3])/([.H$2]+1);0));&quot;-&quot;)" office:value-type="string" office:string-value="-">
            <text:p>-</text:p>
          </table:table-cell>
          <table:table-cell table:style-name="ce537" table:formula="of:=IF(([.$A9]+1)/2&gt;=[.I$2];MAX(0;ROUND([.$B$2]*([.$A9]-[.I$3])/(20-[.I$3])/([.I$2]+1);0));&quot;-&quot;)" office:value-type="string" office:string-value="-">
            <text:p>-</text:p>
          </table:table-cell>
          <table:table-cell table:style-name="ce537" table:formula="of:=IF(([.$A9]+1)/2&gt;=[.J$2];MAX(0;ROUND([.$B$2]*([.$A9]-[.J$3])/(20-[.J$3])/([.J$2]+1);0));&quot;-&quot;)" office:value-type="string" office:string-value="-">
            <text:p>-</text:p>
          </table:table-cell>
          <table:table-cell table:style-name="ce537" table:formula="of:=IF(([.$A9]+1)/2&gt;=[.K$2];MAX(0;ROUND([.$B$2]*([.$A9]-[.K$3])/(20-[.K$3])/([.K$2]+1);0));&quot;-&quot;)" office:value-type="string" office:string-value="-">
            <text:p>-</text:p>
          </table:table-cell>
          <table:table-cell table:style-name="ce541" table:formula="of:=IF(([.$A9]+1)/2&gt;=[.L$2];MAX(0;ROUND([.$B$2]*([.$A9]-[.L$3])/(20-[.L$3])/([.L$2]+1);0));&quot;-&quot;)" office:value-type="string" office:string-value="-">
            <text:p>-</text:p>
          </table:table-cell>
          <table:table-cell table:style-name="ce533" table:formula="of:=[.M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1)/2&gt;=[.O$2];MAX(0;ROUND([.$N$2]*([.$A9]-[.O$3])/(20-[.O$3])/([.O$2]+1);0));&quot;-&quot;)" office:value-type="float" office:value="1">
            <text:p>1</text:p>
          </table:table-cell>
          <table:table-cell table:style-name="ce537" table:formula="of:=IF(([.$A9]+1)/2&gt;=[.P$2];MAX(0;ROUND([.$N$2]*([.$A9]-[.P$3])/(20-[.P$3])/([.P$2]+1);0));&quot;-&quot;)" office:value-type="float" office:value="0">
            <text:p>0</text:p>
          </table:table-cell>
          <table:table-cell table:style-name="ce537" table:formula="of:=IF(([.$A9]+1)/2&gt;=[.Q$2];MAX(0;ROUND([.$N$2]*([.$A9]-[.Q$3])/(20-[.Q$3])/([.Q$2]+1);0));&quot;-&quot;)" office:value-type="float" office:value="0">
            <text:p>0</text:p>
          </table:table-cell>
          <table:table-cell table:style-name="ce537" table:formula="of:=IF(([.$A9]+1)/2&gt;=[.R$2];MAX(0;ROUND([.$N$2]*([.$A9]-[.R$3])/(20-[.R$3])/([.R$2]+1);0));&quot;-&quot;)" office:value-type="float" office:value="0">
            <text:p>0</text:p>
          </table:table-cell>
          <table:table-cell table:style-name="ce537" table:formula="of:=IF(([.$A9]+1)/2&gt;=[.S$2];MAX(0;ROUND([.$N$2]*([.$A9]-[.S$3])/(20-[.S$3])/([.S$2]+1);0));&quot;-&quot;)" office:value-type="string" office:string-value="-">
            <text:p>-</text:p>
          </table:table-cell>
          <table:table-cell table:style-name="ce537" table:formula="of:=IF(([.$A9]+1)/2&gt;=[.T$2];MAX(0;ROUND([.$N$2]*([.$A9]-[.T$3])/(20-[.T$3])/([.T$2]+1);0));&quot;-&quot;)" office:value-type="string" office:string-value="-">
            <text:p>-</text:p>
          </table:table-cell>
          <table:table-cell table:style-name="ce537" table:formula="of:=IF(([.$A9]+1)/2&gt;=[.U$2];MAX(0;ROUND([.$N$2]*([.$A9]-[.U$3])/(20-[.U$3])/([.U$2]+1);0));&quot;-&quot;)" office:value-type="string" office:string-value="-">
            <text:p>-</text:p>
          </table:table-cell>
          <table:table-cell table:style-name="ce537" table:formula="of:=IF(([.$A9]+1)/2&gt;=[.V$2];MAX(0;ROUND([.$N$2]*([.$A9]-[.V$3])/(20-[.V$3])/([.V$2]+1);0));&quot;-&quot;)" office:value-type="string" office:string-value="-">
            <text:p>-</text:p>
          </table:table-cell>
          <table:table-cell table:style-name="ce537" table:formula="of:=IF(([.$A9]+1)/2&gt;=[.W$2];MAX(0;ROUND([.$N$2]*([.$A9]-[.W$3])/(20-[.W$3])/([.W$2]+1);0));&quot;-&quot;)" office:value-type="string" office:string-value="-">
            <text:p>-</text:p>
          </table:table-cell>
          <table:table-cell table:style-name="ce541" table:formula="of:=IF(([.$A9]+1)/2&gt;=[.X$2];MAX(0;ROUND([.$N$2]*([.$A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1)/2&gt;=[.C$2];MAX(0;ROUND([.$B$2]*([.$A10]-[.C$3])/(20-[.C$3])/([.C$2]+1);0));&quot;-&quot;)" office:value-type="float" office:value="0">
            <text:p>0</text:p>
          </table:table-cell>
          <table:table-cell table:style-name="ce537" table:formula="of:=IF(([.$A10]+1)/2&gt;=[.D$2];MAX(0;ROUND([.$B$2]*([.$A10]-[.D$3])/(20-[.D$3])/([.D$2]+1);0));&quot;-&quot;)" office:value-type="float" office:value="0">
            <text:p>0</text:p>
          </table:table-cell>
          <table:table-cell table:style-name="ce537" table:formula="of:=IF(([.$A10]+1)/2&gt;=[.E$2];MAX(0;ROUND([.$B$2]*([.$A10]-[.E$3])/(20-[.E$3])/([.E$2]+1);0));&quot;-&quot;)" office:value-type="float" office:value="0">
            <text:p>0</text:p>
          </table:table-cell>
          <table:table-cell table:style-name="ce537" table:formula="of:=IF(([.$A10]+1)/2&gt;=[.F$2];MAX(0;ROUND([.$B$2]*([.$A10]-[.F$3])/(20-[.F$3])/([.F$2]+1);0));&quot;-&quot;)" office:value-type="float" office:value="0">
            <text:p>0</text:p>
          </table:table-cell>
          <table:table-cell table:style-name="ce537" table:formula="of:=IF(([.$A10]+1)/2&gt;=[.G$2];MAX(0;ROUND([.$B$2]*([.$A10]-[.G$3])/(20-[.G$3])/([.G$2]+1);0));&quot;-&quot;)" office:value-type="float" office:value="0">
            <text:p>0</text:p>
          </table:table-cell>
          <table:table-cell table:style-name="ce537" table:formula="of:=IF(([.$A10]+1)/2&gt;=[.H$2];MAX(0;ROUND([.$B$2]*([.$A10]-[.H$3])/(20-[.H$3])/([.H$2]+1);0));&quot;-&quot;)" office:value-type="string" office:string-value="-">
            <text:p>-</text:p>
          </table:table-cell>
          <table:table-cell table:style-name="ce537" table:formula="of:=IF(([.$A10]+1)/2&gt;=[.I$2];MAX(0;ROUND([.$B$2]*([.$A10]-[.I$3])/(20-[.I$3])/([.I$2]+1);0));&quot;-&quot;)" office:value-type="string" office:string-value="-">
            <text:p>-</text:p>
          </table:table-cell>
          <table:table-cell table:style-name="ce537" table:formula="of:=IF(([.$A10]+1)/2&gt;=[.J$2];MAX(0;ROUND([.$B$2]*([.$A10]-[.J$3])/(20-[.J$3])/([.J$2]+1);0));&quot;-&quot;)" office:value-type="string" office:string-value="-">
            <text:p>-</text:p>
          </table:table-cell>
          <table:table-cell table:style-name="ce537" table:formula="of:=IF(([.$A10]+1)/2&gt;=[.K$2];MAX(0;ROUND([.$B$2]*([.$A10]-[.K$3])/(20-[.K$3])/([.K$2]+1);0));&quot;-&quot;)" office:value-type="string" office:string-value="-">
            <text:p>-</text:p>
          </table:table-cell>
          <table:table-cell table:style-name="ce541" table:formula="of:=IF(([.$A10]+1)/2&gt;=[.L$2];MAX(0;ROUND([.$B$2]*([.$A10]-[.L$3])/(20-[.L$3])/([.L$2]+1);0));&quot;-&quot;)" office:value-type="string" office:string-value="-">
            <text:p>-</text:p>
          </table:table-cell>
          <table:table-cell table:style-name="ce533" table:formula="of:=[.M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1)/2&gt;=[.O$2];MAX(0;ROUND([.$N$2]*([.$A10]-[.O$3])/(20-[.O$3])/([.O$2]+1);0));&quot;-&quot;)" office:value-type="float" office:value="1">
            <text:p>1</text:p>
          </table:table-cell>
          <table:table-cell table:style-name="ce537" table:formula="of:=IF(([.$A10]+1)/2&gt;=[.P$2];MAX(0;ROUND([.$N$2]*([.$A10]-[.P$3])/(20-[.P$3])/([.P$2]+1);0));&quot;-&quot;)" office:value-type="float" office:value="0">
            <text:p>0</text:p>
          </table:table-cell>
          <table:table-cell table:style-name="ce537" table:formula="of:=IF(([.$A10]+1)/2&gt;=[.Q$2];MAX(0;ROUND([.$N$2]*([.$A10]-[.Q$3])/(20-[.Q$3])/([.Q$2]+1);0));&quot;-&quot;)" office:value-type="float" office:value="0">
            <text:p>0</text:p>
          </table:table-cell>
          <table:table-cell table:style-name="ce537" table:formula="of:=IF(([.$A10]+1)/2&gt;=[.R$2];MAX(0;ROUND([.$N$2]*([.$A10]-[.R$3])/(20-[.R$3])/([.R$2]+1);0));&quot;-&quot;)" office:value-type="float" office:value="0">
            <text:p>0</text:p>
          </table:table-cell>
          <table:table-cell table:style-name="ce537" table:formula="of:=IF(([.$A10]+1)/2&gt;=[.S$2];MAX(0;ROUND([.$N$2]*([.$A10]-[.S$3])/(20-[.S$3])/([.S$2]+1);0));&quot;-&quot;)" office:value-type="float" office:value="0">
            <text:p>0</text:p>
          </table:table-cell>
          <table:table-cell table:style-name="ce537" table:formula="of:=IF(([.$A10]+1)/2&gt;=[.T$2];MAX(0;ROUND([.$N$2]*([.$A10]-[.T$3])/(20-[.T$3])/([.T$2]+1);0));&quot;-&quot;)" office:value-type="string" office:string-value="-">
            <text:p>-</text:p>
          </table:table-cell>
          <table:table-cell table:style-name="ce537" table:formula="of:=IF(([.$A10]+1)/2&gt;=[.U$2];MAX(0;ROUND([.$N$2]*([.$A10]-[.U$3])/(20-[.U$3])/([.U$2]+1);0));&quot;-&quot;)" office:value-type="string" office:string-value="-">
            <text:p>-</text:p>
          </table:table-cell>
          <table:table-cell table:style-name="ce537" table:formula="of:=IF(([.$A10]+1)/2&gt;=[.V$2];MAX(0;ROUND([.$N$2]*([.$A10]-[.V$3])/(20-[.V$3])/([.V$2]+1);0));&quot;-&quot;)" office:value-type="string" office:string-value="-">
            <text:p>-</text:p>
          </table:table-cell>
          <table:table-cell table:style-name="ce537" table:formula="of:=IF(([.$A10]+1)/2&gt;=[.W$2];MAX(0;ROUND([.$N$2]*([.$A10]-[.W$3])/(20-[.W$3])/([.W$2]+1);0));&quot;-&quot;)" office:value-type="string" office:string-value="-">
            <text:p>-</text:p>
          </table:table-cell>
          <table:table-cell table:style-name="ce541" table:formula="of:=IF(([.$A10]+1)/2&gt;=[.X$2];MAX(0;ROUND([.$N$2]*([.$A1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1)/2&gt;=[.C$2];MAX(0;ROUND([.$B$2]*([.$A11]-[.C$3])/(20-[.C$3])/([.C$2]+1);0));&quot;-&quot;)" office:value-type="float" office:value="0">
            <text:p>0</text:p>
          </table:table-cell>
          <table:table-cell table:style-name="ce537" table:formula="of:=IF(([.$A11]+1)/2&gt;=[.D$2];MAX(0;ROUND([.$B$2]*([.$A11]-[.D$3])/(20-[.D$3])/([.D$2]+1);0));&quot;-&quot;)" office:value-type="float" office:value="0">
            <text:p>0</text:p>
          </table:table-cell>
          <table:table-cell table:style-name="ce537" table:formula="of:=IF(([.$A11]+1)/2&gt;=[.E$2];MAX(0;ROUND([.$B$2]*([.$A11]-[.E$3])/(20-[.E$3])/([.E$2]+1);0));&quot;-&quot;)" office:value-type="float" office:value="0">
            <text:p>0</text:p>
          </table:table-cell>
          <table:table-cell table:style-name="ce537" table:formula="of:=IF(([.$A11]+1)/2&gt;=[.F$2];MAX(0;ROUND([.$B$2]*([.$A11]-[.F$3])/(20-[.F$3])/([.F$2]+1);0));&quot;-&quot;)" office:value-type="float" office:value="0">
            <text:p>0</text:p>
          </table:table-cell>
          <table:table-cell table:style-name="ce537" table:formula="of:=IF(([.$A11]+1)/2&gt;=[.G$2];MAX(0;ROUND([.$B$2]*([.$A11]-[.G$3])/(20-[.G$3])/([.G$2]+1);0));&quot;-&quot;)" office:value-type="float" office:value="0">
            <text:p>0</text:p>
          </table:table-cell>
          <table:table-cell table:style-name="ce537" table:formula="of:=IF(([.$A11]+1)/2&gt;=[.H$2];MAX(0;ROUND([.$B$2]*([.$A11]-[.H$3])/(20-[.H$3])/([.H$2]+1);0));&quot;-&quot;)" office:value-type="string" office:string-value="-">
            <text:p>-</text:p>
          </table:table-cell>
          <table:table-cell table:style-name="ce537" table:formula="of:=IF(([.$A11]+1)/2&gt;=[.I$2];MAX(0;ROUND([.$B$2]*([.$A11]-[.I$3])/(20-[.I$3])/([.I$2]+1);0));&quot;-&quot;)" office:value-type="string" office:string-value="-">
            <text:p>-</text:p>
          </table:table-cell>
          <table:table-cell table:style-name="ce537" table:formula="of:=IF(([.$A11]+1)/2&gt;=[.J$2];MAX(0;ROUND([.$B$2]*([.$A11]-[.J$3])/(20-[.J$3])/([.J$2]+1);0));&quot;-&quot;)" office:value-type="string" office:string-value="-">
            <text:p>-</text:p>
          </table:table-cell>
          <table:table-cell table:style-name="ce537" table:formula="of:=IF(([.$A11]+1)/2&gt;=[.K$2];MAX(0;ROUND([.$B$2]*([.$A11]-[.K$3])/(20-[.K$3])/([.K$2]+1);0));&quot;-&quot;)" office:value-type="string" office:string-value="-">
            <text:p>-</text:p>
          </table:table-cell>
          <table:table-cell table:style-name="ce541" table:formula="of:=IF(([.$A11]+1)/2&gt;=[.L$2];MAX(0;ROUND([.$B$2]*([.$A11]-[.L$3])/(20-[.L$3])/([.L$2]+1);0));&quot;-&quot;)" office:value-type="string" office:string-value="-">
            <text:p>-</text:p>
          </table:table-cell>
          <table:table-cell table:style-name="ce533" table:formula="of:=[.M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1)/2&gt;=[.O$2];MAX(0;ROUND([.$N$2]*([.$A11]-[.O$3])/(20-[.O$3])/([.O$2]+1);0));&quot;-&quot;)" office:value-type="float" office:value="1">
            <text:p>1</text:p>
          </table:table-cell>
          <table:table-cell table:style-name="ce537" table:formula="of:=IF(([.$A11]+1)/2&gt;=[.P$2];MAX(0;ROUND([.$N$2]*([.$A11]-[.P$3])/(20-[.P$3])/([.P$2]+1);0));&quot;-&quot;)" office:value-type="float" office:value="0">
            <text:p>0</text:p>
          </table:table-cell>
          <table:table-cell table:style-name="ce537" table:formula="of:=IF(([.$A11]+1)/2&gt;=[.Q$2];MAX(0;ROUND([.$N$2]*([.$A11]-[.Q$3])/(20-[.Q$3])/([.Q$2]+1);0));&quot;-&quot;)" office:value-type="float" office:value="0">
            <text:p>0</text:p>
          </table:table-cell>
          <table:table-cell table:style-name="ce537" table:formula="of:=IF(([.$A11]+1)/2&gt;=[.R$2];MAX(0;ROUND([.$N$2]*([.$A11]-[.R$3])/(20-[.R$3])/([.R$2]+1);0));&quot;-&quot;)" office:value-type="float" office:value="0">
            <text:p>0</text:p>
          </table:table-cell>
          <table:table-cell table:style-name="ce537" table:formula="of:=IF(([.$A11]+1)/2&gt;=[.S$2];MAX(0;ROUND([.$N$2]*([.$A11]-[.S$3])/(20-[.S$3])/([.S$2]+1);0));&quot;-&quot;)" office:value-type="float" office:value="0">
            <text:p>0</text:p>
          </table:table-cell>
          <table:table-cell table:style-name="ce537" table:formula="of:=IF(([.$A11]+1)/2&gt;=[.T$2];MAX(0;ROUND([.$N$2]*([.$A11]-[.T$3])/(20-[.T$3])/([.T$2]+1);0));&quot;-&quot;)" office:value-type="string" office:string-value="-">
            <text:p>-</text:p>
          </table:table-cell>
          <table:table-cell table:style-name="ce537" table:formula="of:=IF(([.$A11]+1)/2&gt;=[.U$2];MAX(0;ROUND([.$N$2]*([.$A11]-[.U$3])/(20-[.U$3])/([.U$2]+1);0));&quot;-&quot;)" office:value-type="string" office:string-value="-">
            <text:p>-</text:p>
          </table:table-cell>
          <table:table-cell table:style-name="ce537" table:formula="of:=IF(([.$A11]+1)/2&gt;=[.V$2];MAX(0;ROUND([.$N$2]*([.$A11]-[.V$3])/(20-[.V$3])/([.V$2]+1);0));&quot;-&quot;)" office:value-type="string" office:string-value="-">
            <text:p>-</text:p>
          </table:table-cell>
          <table:table-cell table:style-name="ce537" table:formula="of:=IF(([.$A11]+1)/2&gt;=[.W$2];MAX(0;ROUND([.$N$2]*([.$A11]-[.W$3])/(20-[.W$3])/([.W$2]+1);0));&quot;-&quot;)" office:value-type="string" office:string-value="-">
            <text:p>-</text:p>
          </table:table-cell>
          <table:table-cell table:style-name="ce541" table:formula="of:=IF(([.$A11]+1)/2&gt;=[.X$2];MAX(0;ROUND([.$N$2]*([.$A1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1)/2&gt;=[.C$2];MAX(0;ROUND([.$B$2]*([.$A12]-[.C$3])/(20-[.C$3])/([.C$2]+1);0));&quot;-&quot;)" office:value-type="float" office:value="0">
            <text:p>0</text:p>
          </table:table-cell>
          <table:table-cell table:style-name="ce537" table:formula="of:=IF(([.$A12]+1)/2&gt;=[.D$2];MAX(0;ROUND([.$B$2]*([.$A12]-[.D$3])/(20-[.D$3])/([.D$2]+1);0));&quot;-&quot;)" office:value-type="float" office:value="0">
            <text:p>0</text:p>
          </table:table-cell>
          <table:table-cell table:style-name="ce537" table:formula="of:=IF(([.$A12]+1)/2&gt;=[.E$2];MAX(0;ROUND([.$B$2]*([.$A12]-[.E$3])/(20-[.E$3])/([.E$2]+1);0));&quot;-&quot;)" office:value-type="float" office:value="0">
            <text:p>0</text:p>
          </table:table-cell>
          <table:table-cell table:style-name="ce537" table:formula="of:=IF(([.$A12]+1)/2&gt;=[.F$2];MAX(0;ROUND([.$B$2]*([.$A12]-[.F$3])/(20-[.F$3])/([.F$2]+1);0));&quot;-&quot;)" office:value-type="float" office:value="0">
            <text:p>0</text:p>
          </table:table-cell>
          <table:table-cell table:style-name="ce537" table:formula="of:=IF(([.$A12]+1)/2&gt;=[.G$2];MAX(0;ROUND([.$B$2]*([.$A12]-[.G$3])/(20-[.G$3])/([.G$2]+1);0));&quot;-&quot;)" office:value-type="float" office:value="0">
            <text:p>0</text:p>
          </table:table-cell>
          <table:table-cell table:style-name="ce537" table:formula="of:=IF(([.$A12]+1)/2&gt;=[.H$2];MAX(0;ROUND([.$B$2]*([.$A12]-[.H$3])/(20-[.H$3])/([.H$2]+1);0));&quot;-&quot;)" office:value-type="float" office:value="0">
            <text:p>0</text:p>
          </table:table-cell>
          <table:table-cell table:style-name="ce537" table:formula="of:=IF(([.$A12]+1)/2&gt;=[.I$2];MAX(0;ROUND([.$B$2]*([.$A12]-[.I$3])/(20-[.I$3])/([.I$2]+1);0));&quot;-&quot;)" office:value-type="string" office:string-value="-">
            <text:p>-</text:p>
          </table:table-cell>
          <table:table-cell table:style-name="ce537" table:formula="of:=IF(([.$A12]+1)/2&gt;=[.J$2];MAX(0;ROUND([.$B$2]*([.$A12]-[.J$3])/(20-[.J$3])/([.J$2]+1);0));&quot;-&quot;)" office:value-type="string" office:string-value="-">
            <text:p>-</text:p>
          </table:table-cell>
          <table:table-cell table:style-name="ce537" table:formula="of:=IF(([.$A12]+1)/2&gt;=[.K$2];MAX(0;ROUND([.$B$2]*([.$A12]-[.K$3])/(20-[.K$3])/([.K$2]+1);0));&quot;-&quot;)" office:value-type="string" office:string-value="-">
            <text:p>-</text:p>
          </table:table-cell>
          <table:table-cell table:style-name="ce541" table:formula="of:=IF(([.$A12]+1)/2&gt;=[.L$2];MAX(0;ROUND([.$B$2]*([.$A12]-[.L$3])/(20-[.L$3])/([.L$2]+1);0));&quot;-&quot;)" office:value-type="string" office:string-value="-">
            <text:p>-</text:p>
          </table:table-cell>
          <table:table-cell table:style-name="ce533" table:formula="of:=[.M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1)/2&gt;=[.O$2];MAX(0;ROUND([.$N$2]*([.$A12]-[.O$3])/(20-[.O$3])/([.O$2]+1);0));&quot;-&quot;)" office:value-type="float" office:value="1">
            <text:p>1</text:p>
          </table:table-cell>
          <table:table-cell table:style-name="ce537" table:formula="of:=IF(([.$A12]+1)/2&gt;=[.P$2];MAX(0;ROUND([.$N$2]*([.$A12]-[.P$3])/(20-[.P$3])/([.P$2]+1);0));&quot;-&quot;)" office:value-type="float" office:value="0">
            <text:p>0</text:p>
          </table:table-cell>
          <table:table-cell table:style-name="ce537" table:formula="of:=IF(([.$A12]+1)/2&gt;=[.Q$2];MAX(0;ROUND([.$N$2]*([.$A12]-[.Q$3])/(20-[.Q$3])/([.Q$2]+1);0));&quot;-&quot;)" office:value-type="float" office:value="0">
            <text:p>0</text:p>
          </table:table-cell>
          <table:table-cell table:style-name="ce537" table:formula="of:=IF(([.$A12]+1)/2&gt;=[.R$2];MAX(0;ROUND([.$N$2]*([.$A12]-[.R$3])/(20-[.R$3])/([.R$2]+1);0));&quot;-&quot;)" office:value-type="float" office:value="0">
            <text:p>0</text:p>
          </table:table-cell>
          <table:table-cell table:style-name="ce537" table:formula="of:=IF(([.$A12]+1)/2&gt;=[.S$2];MAX(0;ROUND([.$N$2]*([.$A12]-[.S$3])/(20-[.S$3])/([.S$2]+1);0));&quot;-&quot;)" office:value-type="float" office:value="0">
            <text:p>0</text:p>
          </table:table-cell>
          <table:table-cell table:style-name="ce537" table:formula="of:=IF(([.$A12]+1)/2&gt;=[.T$2];MAX(0;ROUND([.$N$2]*([.$A12]-[.T$3])/(20-[.T$3])/([.T$2]+1);0));&quot;-&quot;)" office:value-type="float" office:value="0">
            <text:p>0</text:p>
          </table:table-cell>
          <table:table-cell table:style-name="ce537" table:formula="of:=IF(([.$A12]+1)/2&gt;=[.U$2];MAX(0;ROUND([.$N$2]*([.$A12]-[.U$3])/(20-[.U$3])/([.U$2]+1);0));&quot;-&quot;)" office:value-type="string" office:string-value="-">
            <text:p>-</text:p>
          </table:table-cell>
          <table:table-cell table:style-name="ce537" table:formula="of:=IF(([.$A12]+1)/2&gt;=[.V$2];MAX(0;ROUND([.$N$2]*([.$A12]-[.V$3])/(20-[.V$3])/([.V$2]+1);0));&quot;-&quot;)" office:value-type="string" office:string-value="-">
            <text:p>-</text:p>
          </table:table-cell>
          <table:table-cell table:style-name="ce537" table:formula="of:=IF(([.$A12]+1)/2&gt;=[.W$2];MAX(0;ROUND([.$N$2]*([.$A12]-[.W$3])/(20-[.W$3])/([.W$2]+1);0));&quot;-&quot;)" office:value-type="string" office:string-value="-">
            <text:p>-</text:p>
          </table:table-cell>
          <table:table-cell table:style-name="ce541" table:formula="of:=IF(([.$A12]+1)/2&gt;=[.X$2];MAX(0;ROUND([.$N$2]*([.$A1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1)/2&gt;=[.C$2];MAX(0;ROUND([.$B$2]*([.$A13]-[.C$3])/(20-[.C$3])/([.C$2]+1);0));&quot;-&quot;)" office:value-type="float" office:value="1">
            <text:p>1</text:p>
          </table:table-cell>
          <table:table-cell table:style-name="ce537" table:formula="of:=IF(([.$A13]+1)/2&gt;=[.D$2];MAX(0;ROUND([.$B$2]*([.$A13]-[.D$3])/(20-[.D$3])/([.D$2]+1);0));&quot;-&quot;)" office:value-type="float" office:value="0">
            <text:p>0</text:p>
          </table:table-cell>
          <table:table-cell table:style-name="ce537" table:formula="of:=IF(([.$A13]+1)/2&gt;=[.E$2];MAX(0;ROUND([.$B$2]*([.$A13]-[.E$3])/(20-[.E$3])/([.E$2]+1);0));&quot;-&quot;)" office:value-type="float" office:value="0">
            <text:p>0</text:p>
          </table:table-cell>
          <table:table-cell table:style-name="ce537" table:formula="of:=IF(([.$A13]+1)/2&gt;=[.F$2];MAX(0;ROUND([.$B$2]*([.$A13]-[.F$3])/(20-[.F$3])/([.F$2]+1);0));&quot;-&quot;)" office:value-type="float" office:value="0">
            <text:p>0</text:p>
          </table:table-cell>
          <table:table-cell table:style-name="ce537" table:formula="of:=IF(([.$A13]+1)/2&gt;=[.G$2];MAX(0;ROUND([.$B$2]*([.$A13]-[.G$3])/(20-[.G$3])/([.G$2]+1);0));&quot;-&quot;)" office:value-type="float" office:value="0">
            <text:p>0</text:p>
          </table:table-cell>
          <table:table-cell table:style-name="ce537" table:formula="of:=IF(([.$A13]+1)/2&gt;=[.H$2];MAX(0;ROUND([.$B$2]*([.$A13]-[.H$3])/(20-[.H$3])/([.H$2]+1);0));&quot;-&quot;)" office:value-type="float" office:value="0">
            <text:p>0</text:p>
          </table:table-cell>
          <table:table-cell table:style-name="ce537" table:formula="of:=IF(([.$A13]+1)/2&gt;=[.I$2];MAX(0;ROUND([.$B$2]*([.$A13]-[.I$3])/(20-[.I$3])/([.I$2]+1);0));&quot;-&quot;)" office:value-type="string" office:string-value="-">
            <text:p>-</text:p>
          </table:table-cell>
          <table:table-cell table:style-name="ce537" table:formula="of:=IF(([.$A13]+1)/2&gt;=[.J$2];MAX(0;ROUND([.$B$2]*([.$A13]-[.J$3])/(20-[.J$3])/([.J$2]+1);0));&quot;-&quot;)" office:value-type="string" office:string-value="-">
            <text:p>-</text:p>
          </table:table-cell>
          <table:table-cell table:style-name="ce537" table:formula="of:=IF(([.$A13]+1)/2&gt;=[.K$2];MAX(0;ROUND([.$B$2]*([.$A13]-[.K$3])/(20-[.K$3])/([.K$2]+1);0));&quot;-&quot;)" office:value-type="string" office:string-value="-">
            <text:p>-</text:p>
          </table:table-cell>
          <table:table-cell table:style-name="ce541" table:formula="of:=IF(([.$A13]+1)/2&gt;=[.L$2];MAX(0;ROUND([.$B$2]*([.$A13]-[.L$3])/(20-[.L$3])/([.L$2]+1);0));&quot;-&quot;)" office:value-type="string" office:string-value="-">
            <text:p>-</text:p>
          </table:table-cell>
          <table:table-cell table:style-name="ce533" table:formula="of:=[.M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1)/2&gt;=[.O$2];MAX(0;ROUND([.$N$2]*([.$A13]-[.O$3])/(20-[.O$3])/([.O$2]+1);0));&quot;-&quot;)" office:value-type="float" office:value="1">
            <text:p>1</text:p>
          </table:table-cell>
          <table:table-cell table:style-name="ce537" table:formula="of:=IF(([.$A13]+1)/2&gt;=[.P$2];MAX(0;ROUND([.$N$2]*([.$A13]-[.P$3])/(20-[.P$3])/([.P$2]+1);0));&quot;-&quot;)" office:value-type="float" office:value="0">
            <text:p>0</text:p>
          </table:table-cell>
          <table:table-cell table:style-name="ce537" table:formula="of:=IF(([.$A13]+1)/2&gt;=[.Q$2];MAX(0;ROUND([.$N$2]*([.$A13]-[.Q$3])/(20-[.Q$3])/([.Q$2]+1);0));&quot;-&quot;)" office:value-type="float" office:value="0">
            <text:p>0</text:p>
          </table:table-cell>
          <table:table-cell table:style-name="ce537" table:formula="of:=IF(([.$A13]+1)/2&gt;=[.R$2];MAX(0;ROUND([.$N$2]*([.$A13]-[.R$3])/(20-[.R$3])/([.R$2]+1);0));&quot;-&quot;)" office:value-type="float" office:value="0">
            <text:p>0</text:p>
          </table:table-cell>
          <table:table-cell table:style-name="ce537" table:formula="of:=IF(([.$A13]+1)/2&gt;=[.S$2];MAX(0;ROUND([.$N$2]*([.$A13]-[.S$3])/(20-[.S$3])/([.S$2]+1);0));&quot;-&quot;)" office:value-type="float" office:value="0">
            <text:p>0</text:p>
          </table:table-cell>
          <table:table-cell table:style-name="ce537" table:formula="of:=IF(([.$A13]+1)/2&gt;=[.T$2];MAX(0;ROUND([.$N$2]*([.$A13]-[.T$3])/(20-[.T$3])/([.T$2]+1);0));&quot;-&quot;)" office:value-type="float" office:value="0">
            <text:p>0</text:p>
          </table:table-cell>
          <table:table-cell table:style-name="ce537" table:formula="of:=IF(([.$A13]+1)/2&gt;=[.U$2];MAX(0;ROUND([.$N$2]*([.$A13]-[.U$3])/(20-[.U$3])/([.U$2]+1);0));&quot;-&quot;)" office:value-type="string" office:string-value="-">
            <text:p>-</text:p>
          </table:table-cell>
          <table:table-cell table:style-name="ce537" table:formula="of:=IF(([.$A13]+1)/2&gt;=[.V$2];MAX(0;ROUND([.$N$2]*([.$A13]-[.V$3])/(20-[.V$3])/([.V$2]+1);0));&quot;-&quot;)" office:value-type="string" office:string-value="-">
            <text:p>-</text:p>
          </table:table-cell>
          <table:table-cell table:style-name="ce537" table:formula="of:=IF(([.$A13]+1)/2&gt;=[.W$2];MAX(0;ROUND([.$N$2]*([.$A13]-[.W$3])/(20-[.W$3])/([.W$2]+1);0));&quot;-&quot;)" office:value-type="string" office:string-value="-">
            <text:p>-</text:p>
          </table:table-cell>
          <table:table-cell table:style-name="ce541" table:formula="of:=IF(([.$A13]+1)/2&gt;=[.X$2];MAX(0;ROUND([.$N$2]*([.$A1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1)/2&gt;=[.C$2];MAX(0;ROUND([.$B$2]*([.$A14]-[.C$3])/(20-[.C$3])/([.C$2]+1);0));&quot;-&quot;)" office:value-type="float" office:value="1">
            <text:p>1</text:p>
          </table:table-cell>
          <table:table-cell table:style-name="ce537" table:formula="of:=IF(([.$A14]+1)/2&gt;=[.D$2];MAX(0;ROUND([.$B$2]*([.$A14]-[.D$3])/(20-[.D$3])/([.D$2]+1);0));&quot;-&quot;)" office:value-type="float" office:value="0">
            <text:p>0</text:p>
          </table:table-cell>
          <table:table-cell table:style-name="ce537" table:formula="of:=IF(([.$A14]+1)/2&gt;=[.E$2];MAX(0;ROUND([.$B$2]*([.$A14]-[.E$3])/(20-[.E$3])/([.E$2]+1);0));&quot;-&quot;)" office:value-type="float" office:value="0">
            <text:p>0</text:p>
          </table:table-cell>
          <table:table-cell table:style-name="ce537" table:formula="of:=IF(([.$A14]+1)/2&gt;=[.F$2];MAX(0;ROUND([.$B$2]*([.$A14]-[.F$3])/(20-[.F$3])/([.F$2]+1);0));&quot;-&quot;)" office:value-type="float" office:value="0">
            <text:p>0</text:p>
          </table:table-cell>
          <table:table-cell table:style-name="ce537" table:formula="of:=IF(([.$A14]+1)/2&gt;=[.G$2];MAX(0;ROUND([.$B$2]*([.$A14]-[.G$3])/(20-[.G$3])/([.G$2]+1);0));&quot;-&quot;)" office:value-type="float" office:value="0">
            <text:p>0</text:p>
          </table:table-cell>
          <table:table-cell table:style-name="ce537" table:formula="of:=IF(([.$A14]+1)/2&gt;=[.H$2];MAX(0;ROUND([.$B$2]*([.$A14]-[.H$3])/(20-[.H$3])/([.H$2]+1);0));&quot;-&quot;)" office:value-type="float" office:value="0">
            <text:p>0</text:p>
          </table:table-cell>
          <table:table-cell table:style-name="ce537" table:formula="of:=IF(([.$A14]+1)/2&gt;=[.I$2];MAX(0;ROUND([.$B$2]*([.$A14]-[.I$3])/(20-[.I$3])/([.I$2]+1);0));&quot;-&quot;)" office:value-type="float" office:value="0">
            <text:p>0</text:p>
          </table:table-cell>
          <table:table-cell table:style-name="ce537" table:formula="of:=IF(([.$A14]+1)/2&gt;=[.J$2];MAX(0;ROUND([.$B$2]*([.$A14]-[.J$3])/(20-[.J$3])/([.J$2]+1);0));&quot;-&quot;)" office:value-type="string" office:string-value="-">
            <text:p>-</text:p>
          </table:table-cell>
          <table:table-cell table:style-name="ce537" table:formula="of:=IF(([.$A14]+1)/2&gt;=[.K$2];MAX(0;ROUND([.$B$2]*([.$A14]-[.K$3])/(20-[.K$3])/([.K$2]+1);0));&quot;-&quot;)" office:value-type="string" office:string-value="-">
            <text:p>-</text:p>
          </table:table-cell>
          <table:table-cell table:style-name="ce541" table:formula="of:=IF(([.$A14]+1)/2&gt;=[.L$2];MAX(0;ROUND([.$B$2]*([.$A14]-[.L$3])/(20-[.L$3])/([.L$2]+1);0));&quot;-&quot;)" office:value-type="string" office:string-value="-">
            <text:p>-</text:p>
          </table:table-cell>
          <table:table-cell table:style-name="ce533" table:formula="of:=[.M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1)/2&gt;=[.O$2];MAX(0;ROUND([.$N$2]*([.$A14]-[.O$3])/(20-[.O$3])/([.O$2]+1);0));&quot;-&quot;)" office:value-type="float" office:value="1">
            <text:p>1</text:p>
          </table:table-cell>
          <table:table-cell table:style-name="ce537" table:formula="of:=IF(([.$A14]+1)/2&gt;=[.P$2];MAX(0;ROUND([.$N$2]*([.$A14]-[.P$3])/(20-[.P$3])/([.P$2]+1);0));&quot;-&quot;)" office:value-type="float" office:value="1">
            <text:p>1</text:p>
          </table:table-cell>
          <table:table-cell table:style-name="ce537" table:formula="of:=IF(([.$A14]+1)/2&gt;=[.Q$2];MAX(0;ROUND([.$N$2]*([.$A14]-[.Q$3])/(20-[.Q$3])/([.Q$2]+1);0));&quot;-&quot;)" office:value-type="float" office:value="0">
            <text:p>0</text:p>
          </table:table-cell>
          <table:table-cell table:style-name="ce537" table:formula="of:=IF(([.$A14]+1)/2&gt;=[.R$2];MAX(0;ROUND([.$N$2]*([.$A14]-[.R$3])/(20-[.R$3])/([.R$2]+1);0));&quot;-&quot;)" office:value-type="float" office:value="0">
            <text:p>0</text:p>
          </table:table-cell>
          <table:table-cell table:style-name="ce537" table:formula="of:=IF(([.$A14]+1)/2&gt;=[.S$2];MAX(0;ROUND([.$N$2]*([.$A14]-[.S$3])/(20-[.S$3])/([.S$2]+1);0));&quot;-&quot;)" office:value-type="float" office:value="0">
            <text:p>0</text:p>
          </table:table-cell>
          <table:table-cell table:style-name="ce537" table:formula="of:=IF(([.$A14]+1)/2&gt;=[.T$2];MAX(0;ROUND([.$N$2]*([.$A14]-[.T$3])/(20-[.T$3])/([.T$2]+1);0));&quot;-&quot;)" office:value-type="float" office:value="0">
            <text:p>0</text:p>
          </table:table-cell>
          <table:table-cell table:style-name="ce537" table:formula="of:=IF(([.$A14]+1)/2&gt;=[.U$2];MAX(0;ROUND([.$N$2]*([.$A14]-[.U$3])/(20-[.U$3])/([.U$2]+1);0));&quot;-&quot;)" office:value-type="float" office:value="0">
            <text:p>0</text:p>
          </table:table-cell>
          <table:table-cell table:style-name="ce537" table:formula="of:=IF(([.$A14]+1)/2&gt;=[.V$2];MAX(0;ROUND([.$N$2]*([.$A14]-[.V$3])/(20-[.V$3])/([.V$2]+1);0));&quot;-&quot;)" office:value-type="string" office:string-value="-">
            <text:p>-</text:p>
          </table:table-cell>
          <table:table-cell table:style-name="ce537" table:formula="of:=IF(([.$A14]+1)/2&gt;=[.W$2];MAX(0;ROUND([.$N$2]*([.$A14]-[.W$3])/(20-[.W$3])/([.W$2]+1);0));&quot;-&quot;)" office:value-type="string" office:string-value="-">
            <text:p>-</text:p>
          </table:table-cell>
          <table:table-cell table:style-name="ce541" table:formula="of:=IF(([.$A14]+1)/2&gt;=[.X$2];MAX(0;ROUND([.$N$2]*([.$A1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1)/2&gt;=[.C$2];MAX(0;ROUND([.$B$2]*([.$A15]-[.C$3])/(20-[.C$3])/([.C$2]+1);0));&quot;-&quot;)" office:value-type="float" office:value="1">
            <text:p>1</text:p>
          </table:table-cell>
          <table:table-cell table:style-name="ce537" table:formula="of:=IF(([.$A15]+1)/2&gt;=[.D$2];MAX(0;ROUND([.$B$2]*([.$A15]-[.D$3])/(20-[.D$3])/([.D$2]+1);0));&quot;-&quot;)" office:value-type="float" office:value="0">
            <text:p>0</text:p>
          </table:table-cell>
          <table:table-cell table:style-name="ce537" table:formula="of:=IF(([.$A15]+1)/2&gt;=[.E$2];MAX(0;ROUND([.$B$2]*([.$A15]-[.E$3])/(20-[.E$3])/([.E$2]+1);0));&quot;-&quot;)" office:value-type="float" office:value="0">
            <text:p>0</text:p>
          </table:table-cell>
          <table:table-cell table:style-name="ce537" table:formula="of:=IF(([.$A15]+1)/2&gt;=[.F$2];MAX(0;ROUND([.$B$2]*([.$A15]-[.F$3])/(20-[.F$3])/([.F$2]+1);0));&quot;-&quot;)" office:value-type="float" office:value="0">
            <text:p>0</text:p>
          </table:table-cell>
          <table:table-cell table:style-name="ce537" table:formula="of:=IF(([.$A15]+1)/2&gt;=[.G$2];MAX(0;ROUND([.$B$2]*([.$A15]-[.G$3])/(20-[.G$3])/([.G$2]+1);0));&quot;-&quot;)" office:value-type="float" office:value="0">
            <text:p>0</text:p>
          </table:table-cell>
          <table:table-cell table:style-name="ce537" table:formula="of:=IF(([.$A15]+1)/2&gt;=[.H$2];MAX(0;ROUND([.$B$2]*([.$A15]-[.H$3])/(20-[.H$3])/([.H$2]+1);0));&quot;-&quot;)" office:value-type="float" office:value="0">
            <text:p>0</text:p>
          </table:table-cell>
          <table:table-cell table:style-name="ce537" table:formula="of:=IF(([.$A15]+1)/2&gt;=[.I$2];MAX(0;ROUND([.$B$2]*([.$A15]-[.I$3])/(20-[.I$3])/([.I$2]+1);0));&quot;-&quot;)" office:value-type="float" office:value="0">
            <text:p>0</text:p>
          </table:table-cell>
          <table:table-cell table:style-name="ce537" table:formula="of:=IF(([.$A15]+1)/2&gt;=[.J$2];MAX(0;ROUND([.$B$2]*([.$A15]-[.J$3])/(20-[.J$3])/([.J$2]+1);0));&quot;-&quot;)" office:value-type="string" office:string-value="-">
            <text:p>-</text:p>
          </table:table-cell>
          <table:table-cell table:style-name="ce537" table:formula="of:=IF(([.$A15]+1)/2&gt;=[.K$2];MAX(0;ROUND([.$B$2]*([.$A15]-[.K$3])/(20-[.K$3])/([.K$2]+1);0));&quot;-&quot;)" office:value-type="string" office:string-value="-">
            <text:p>-</text:p>
          </table:table-cell>
          <table:table-cell table:style-name="ce541" table:formula="of:=IF(([.$A15]+1)/2&gt;=[.L$2];MAX(0;ROUND([.$B$2]*([.$A15]-[.L$3])/(20-[.L$3])/([.L$2]+1);0));&quot;-&quot;)" office:value-type="string" office:string-value="-">
            <text:p>-</text:p>
          </table:table-cell>
          <table:table-cell table:style-name="ce533" table:formula="of:=[.M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1)/2&gt;=[.O$2];MAX(0;ROUND([.$N$2]*([.$A15]-[.O$3])/(20-[.O$3])/([.O$2]+1);0));&quot;-&quot;)" office:value-type="float" office:value="1">
            <text:p>1</text:p>
          </table:table-cell>
          <table:table-cell table:style-name="ce537" table:formula="of:=IF(([.$A15]+1)/2&gt;=[.P$2];MAX(0;ROUND([.$N$2]*([.$A15]-[.P$3])/(20-[.P$3])/([.P$2]+1);0));&quot;-&quot;)" office:value-type="float" office:value="1">
            <text:p>1</text:p>
          </table:table-cell>
          <table:table-cell table:style-name="ce537" table:formula="of:=IF(([.$A15]+1)/2&gt;=[.Q$2];MAX(0;ROUND([.$N$2]*([.$A15]-[.Q$3])/(20-[.Q$3])/([.Q$2]+1);0));&quot;-&quot;)" office:value-type="float" office:value="0">
            <text:p>0</text:p>
          </table:table-cell>
          <table:table-cell table:style-name="ce537" table:formula="of:=IF(([.$A15]+1)/2&gt;=[.R$2];MAX(0;ROUND([.$N$2]*([.$A15]-[.R$3])/(20-[.R$3])/([.R$2]+1);0));&quot;-&quot;)" office:value-type="float" office:value="0">
            <text:p>0</text:p>
          </table:table-cell>
          <table:table-cell table:style-name="ce537" table:formula="of:=IF(([.$A15]+1)/2&gt;=[.S$2];MAX(0;ROUND([.$N$2]*([.$A15]-[.S$3])/(20-[.S$3])/([.S$2]+1);0));&quot;-&quot;)" office:value-type="float" office:value="0">
            <text:p>0</text:p>
          </table:table-cell>
          <table:table-cell table:style-name="ce537" table:formula="of:=IF(([.$A15]+1)/2&gt;=[.T$2];MAX(0;ROUND([.$N$2]*([.$A15]-[.T$3])/(20-[.T$3])/([.T$2]+1);0));&quot;-&quot;)" office:value-type="float" office:value="0">
            <text:p>0</text:p>
          </table:table-cell>
          <table:table-cell table:style-name="ce537" table:formula="of:=IF(([.$A15]+1)/2&gt;=[.U$2];MAX(0;ROUND([.$N$2]*([.$A15]-[.U$3])/(20-[.U$3])/([.U$2]+1);0));&quot;-&quot;)" office:value-type="float" office:value="0">
            <text:p>0</text:p>
          </table:table-cell>
          <table:table-cell table:style-name="ce537" table:formula="of:=IF(([.$A15]+1)/2&gt;=[.V$2];MAX(0;ROUND([.$N$2]*([.$A15]-[.V$3])/(20-[.V$3])/([.V$2]+1);0));&quot;-&quot;)" office:value-type="string" office:string-value="-">
            <text:p>-</text:p>
          </table:table-cell>
          <table:table-cell table:style-name="ce537" table:formula="of:=IF(([.$A15]+1)/2&gt;=[.W$2];MAX(0;ROUND([.$N$2]*([.$A15]-[.W$3])/(20-[.W$3])/([.W$2]+1);0));&quot;-&quot;)" office:value-type="string" office:string-value="-">
            <text:p>-</text:p>
          </table:table-cell>
          <table:table-cell table:style-name="ce541" table:formula="of:=IF(([.$A15]+1)/2&gt;=[.X$2];MAX(0;ROUND([.$N$2]*([.$A1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1)/2&gt;=[.C$2];MAX(0;ROUND([.$B$2]*([.$A16]-[.C$3])/(20-[.C$3])/([.C$2]+1);0));&quot;-&quot;)" office:value-type="float" office:value="1">
            <text:p>1</text:p>
          </table:table-cell>
          <table:table-cell table:style-name="ce537" table:formula="of:=IF(([.$A16]+1)/2&gt;=[.D$2];MAX(0;ROUND([.$B$2]*([.$A16]-[.D$3])/(20-[.D$3])/([.D$2]+1);0));&quot;-&quot;)" office:value-type="float" office:value="0">
            <text:p>0</text:p>
          </table:table-cell>
          <table:table-cell table:style-name="ce537" table:formula="of:=IF(([.$A16]+1)/2&gt;=[.E$2];MAX(0;ROUND([.$B$2]*([.$A16]-[.E$3])/(20-[.E$3])/([.E$2]+1);0));&quot;-&quot;)" office:value-type="float" office:value="0">
            <text:p>0</text:p>
          </table:table-cell>
          <table:table-cell table:style-name="ce537" table:formula="of:=IF(([.$A16]+1)/2&gt;=[.F$2];MAX(0;ROUND([.$B$2]*([.$A16]-[.F$3])/(20-[.F$3])/([.F$2]+1);0));&quot;-&quot;)" office:value-type="float" office:value="0">
            <text:p>0</text:p>
          </table:table-cell>
          <table:table-cell table:style-name="ce537" table:formula="of:=IF(([.$A16]+1)/2&gt;=[.G$2];MAX(0;ROUND([.$B$2]*([.$A16]-[.G$3])/(20-[.G$3])/([.G$2]+1);0));&quot;-&quot;)" office:value-type="float" office:value="0">
            <text:p>0</text:p>
          </table:table-cell>
          <table:table-cell table:style-name="ce537" table:formula="of:=IF(([.$A16]+1)/2&gt;=[.H$2];MAX(0;ROUND([.$B$2]*([.$A16]-[.H$3])/(20-[.H$3])/([.H$2]+1);0));&quot;-&quot;)" office:value-type="float" office:value="0">
            <text:p>0</text:p>
          </table:table-cell>
          <table:table-cell table:style-name="ce537" table:formula="of:=IF(([.$A16]+1)/2&gt;=[.I$2];MAX(0;ROUND([.$B$2]*([.$A16]-[.I$3])/(20-[.I$3])/([.I$2]+1);0));&quot;-&quot;)" office:value-type="float" office:value="0">
            <text:p>0</text:p>
          </table:table-cell>
          <table:table-cell table:style-name="ce537" table:formula="of:=IF(([.$A16]+1)/2&gt;=[.J$2];MAX(0;ROUND([.$B$2]*([.$A16]-[.J$3])/(20-[.J$3])/([.J$2]+1);0));&quot;-&quot;)" office:value-type="float" office:value="0">
            <text:p>0</text:p>
          </table:table-cell>
          <table:table-cell table:style-name="ce537" table:formula="of:=IF(([.$A16]+1)/2&gt;=[.K$2];MAX(0;ROUND([.$B$2]*([.$A16]-[.K$3])/(20-[.K$3])/([.K$2]+1);0));&quot;-&quot;)" office:value-type="string" office:string-value="-">
            <text:p>-</text:p>
          </table:table-cell>
          <table:table-cell table:style-name="ce541" table:formula="of:=IF(([.$A16]+1)/2&gt;=[.L$2];MAX(0;ROUND([.$B$2]*([.$A16]-[.L$3])/(20-[.L$3])/([.L$2]+1);0));&quot;-&quot;)" office:value-type="string" office:string-value="-">
            <text:p>-</text:p>
          </table:table-cell>
          <table:table-cell table:style-name="ce533" table:formula="of:=[.M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1)/2&gt;=[.O$2];MAX(0;ROUND([.$N$2]*([.$A16]-[.O$3])/(20-[.O$3])/([.O$2]+1);0));&quot;-&quot;)" office:value-type="float" office:value="1">
            <text:p>1</text:p>
          </table:table-cell>
          <table:table-cell table:style-name="ce537" table:formula="of:=IF(([.$A16]+1)/2&gt;=[.P$2];MAX(0;ROUND([.$N$2]*([.$A16]-[.P$3])/(20-[.P$3])/([.P$2]+1);0));&quot;-&quot;)" office:value-type="float" office:value="1">
            <text:p>1</text:p>
          </table:table-cell>
          <table:table-cell table:style-name="ce537" table:formula="of:=IF(([.$A16]+1)/2&gt;=[.Q$2];MAX(0;ROUND([.$N$2]*([.$A16]-[.Q$3])/(20-[.Q$3])/([.Q$2]+1);0));&quot;-&quot;)" office:value-type="float" office:value="0">
            <text:p>0</text:p>
          </table:table-cell>
          <table:table-cell table:style-name="ce537" table:formula="of:=IF(([.$A16]+1)/2&gt;=[.R$2];MAX(0;ROUND([.$N$2]*([.$A16]-[.R$3])/(20-[.R$3])/([.R$2]+1);0));&quot;-&quot;)" office:value-type="float" office:value="0">
            <text:p>0</text:p>
          </table:table-cell>
          <table:table-cell table:style-name="ce537" table:formula="of:=IF(([.$A16]+1)/2&gt;=[.S$2];MAX(0;ROUND([.$N$2]*([.$A16]-[.S$3])/(20-[.S$3])/([.S$2]+1);0));&quot;-&quot;)" office:value-type="float" office:value="0">
            <text:p>0</text:p>
          </table:table-cell>
          <table:table-cell table:style-name="ce537" table:formula="of:=IF(([.$A16]+1)/2&gt;=[.T$2];MAX(0;ROUND([.$N$2]*([.$A16]-[.T$3])/(20-[.T$3])/([.T$2]+1);0));&quot;-&quot;)" office:value-type="float" office:value="0">
            <text:p>0</text:p>
          </table:table-cell>
          <table:table-cell table:style-name="ce537" table:formula="of:=IF(([.$A16]+1)/2&gt;=[.U$2];MAX(0;ROUND([.$N$2]*([.$A16]-[.U$3])/(20-[.U$3])/([.U$2]+1);0));&quot;-&quot;)" office:value-type="float" office:value="0">
            <text:p>0</text:p>
          </table:table-cell>
          <table:table-cell table:style-name="ce537" table:formula="of:=IF(([.$A16]+1)/2&gt;=[.V$2];MAX(0;ROUND([.$N$2]*([.$A16]-[.V$3])/(20-[.V$3])/([.V$2]+1);0));&quot;-&quot;)" office:value-type="float" office:value="0">
            <text:p>0</text:p>
          </table:table-cell>
          <table:table-cell table:style-name="ce537" table:formula="of:=IF(([.$A16]+1)/2&gt;=[.W$2];MAX(0;ROUND([.$N$2]*([.$A16]-[.W$3])/(20-[.W$3])/([.W$2]+1);0));&quot;-&quot;)" office:value-type="string" office:string-value="-">
            <text:p>-</text:p>
          </table:table-cell>
          <table:table-cell table:style-name="ce541" table:formula="of:=IF(([.$A16]+1)/2&gt;=[.X$2];MAX(0;ROUND([.$N$2]*([.$A1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1)/2&gt;=[.C$2];MAX(0;ROUND([.$B$2]*([.$A17]-[.C$3])/(20-[.C$3])/([.C$2]+1);0));&quot;-&quot;)" office:value-type="float" office:value="1">
            <text:p>1</text:p>
          </table:table-cell>
          <table:table-cell table:style-name="ce537" table:formula="of:=IF(([.$A17]+1)/2&gt;=[.D$2];MAX(0;ROUND([.$B$2]*([.$A17]-[.D$3])/(20-[.D$3])/([.D$2]+1);0));&quot;-&quot;)" office:value-type="float" office:value="0">
            <text:p>0</text:p>
          </table:table-cell>
          <table:table-cell table:style-name="ce537" table:formula="of:=IF(([.$A17]+1)/2&gt;=[.E$2];MAX(0;ROUND([.$B$2]*([.$A17]-[.E$3])/(20-[.E$3])/([.E$2]+1);0));&quot;-&quot;)" office:value-type="float" office:value="0">
            <text:p>0</text:p>
          </table:table-cell>
          <table:table-cell table:style-name="ce537" table:formula="of:=IF(([.$A17]+1)/2&gt;=[.F$2];MAX(0;ROUND([.$B$2]*([.$A17]-[.F$3])/(20-[.F$3])/([.F$2]+1);0));&quot;-&quot;)" office:value-type="float" office:value="0">
            <text:p>0</text:p>
          </table:table-cell>
          <table:table-cell table:style-name="ce537" table:formula="of:=IF(([.$A17]+1)/2&gt;=[.G$2];MAX(0;ROUND([.$B$2]*([.$A17]-[.G$3])/(20-[.G$3])/([.G$2]+1);0));&quot;-&quot;)" office:value-type="float" office:value="0">
            <text:p>0</text:p>
          </table:table-cell>
          <table:table-cell table:style-name="ce537" table:formula="of:=IF(([.$A17]+1)/2&gt;=[.H$2];MAX(0;ROUND([.$B$2]*([.$A17]-[.H$3])/(20-[.H$3])/([.H$2]+1);0));&quot;-&quot;)" office:value-type="float" office:value="0">
            <text:p>0</text:p>
          </table:table-cell>
          <table:table-cell table:style-name="ce537" table:formula="of:=IF(([.$A17]+1)/2&gt;=[.I$2];MAX(0;ROUND([.$B$2]*([.$A17]-[.I$3])/(20-[.I$3])/([.I$2]+1);0));&quot;-&quot;)" office:value-type="float" office:value="0">
            <text:p>0</text:p>
          </table:table-cell>
          <table:table-cell table:style-name="ce537" table:formula="of:=IF(([.$A17]+1)/2&gt;=[.J$2];MAX(0;ROUND([.$B$2]*([.$A17]-[.J$3])/(20-[.J$3])/([.J$2]+1);0));&quot;-&quot;)" office:value-type="float" office:value="0">
            <text:p>0</text:p>
          </table:table-cell>
          <table:table-cell table:style-name="ce537" table:formula="of:=IF(([.$A17]+1)/2&gt;=[.K$2];MAX(0;ROUND([.$B$2]*([.$A17]-[.K$3])/(20-[.K$3])/([.K$2]+1);0));&quot;-&quot;)" office:value-type="string" office:string-value="-">
            <text:p>-</text:p>
          </table:table-cell>
          <table:table-cell table:style-name="ce541" table:formula="of:=IF(([.$A17]+1)/2&gt;=[.L$2];MAX(0;ROUND([.$B$2]*([.$A17]-[.L$3])/(20-[.L$3])/([.L$2]+1);0));&quot;-&quot;)" office:value-type="string" office:string-value="-">
            <text:p>-</text:p>
          </table:table-cell>
          <table:table-cell table:style-name="ce533" table:formula="of:=[.M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1)/2&gt;=[.O$2];MAX(0;ROUND([.$N$2]*([.$A17]-[.O$3])/(20-[.O$3])/([.O$2]+1);0));&quot;-&quot;)" office:value-type="float" office:value="1">
            <text:p>1</text:p>
          </table:table-cell>
          <table:table-cell table:style-name="ce537" table:formula="of:=IF(([.$A17]+1)/2&gt;=[.P$2];MAX(0;ROUND([.$N$2]*([.$A17]-[.P$3])/(20-[.P$3])/([.P$2]+1);0));&quot;-&quot;)" office:value-type="float" office:value="1">
            <text:p>1</text:p>
          </table:table-cell>
          <table:table-cell table:style-name="ce537" table:formula="of:=IF(([.$A17]+1)/2&gt;=[.Q$2];MAX(0;ROUND([.$N$2]*([.$A17]-[.Q$3])/(20-[.Q$3])/([.Q$2]+1);0));&quot;-&quot;)" office:value-type="float" office:value="0">
            <text:p>0</text:p>
          </table:table-cell>
          <table:table-cell table:style-name="ce537" table:formula="of:=IF(([.$A17]+1)/2&gt;=[.R$2];MAX(0;ROUND([.$N$2]*([.$A17]-[.R$3])/(20-[.R$3])/([.R$2]+1);0));&quot;-&quot;)" office:value-type="float" office:value="0">
            <text:p>0</text:p>
          </table:table-cell>
          <table:table-cell table:style-name="ce537" table:formula="of:=IF(([.$A17]+1)/2&gt;=[.S$2];MAX(0;ROUND([.$N$2]*([.$A17]-[.S$3])/(20-[.S$3])/([.S$2]+1);0));&quot;-&quot;)" office:value-type="float" office:value="0">
            <text:p>0</text:p>
          </table:table-cell>
          <table:table-cell table:style-name="ce537" table:formula="of:=IF(([.$A17]+1)/2&gt;=[.T$2];MAX(0;ROUND([.$N$2]*([.$A17]-[.T$3])/(20-[.T$3])/([.T$2]+1);0));&quot;-&quot;)" office:value-type="float" office:value="0">
            <text:p>0</text:p>
          </table:table-cell>
          <table:table-cell table:style-name="ce537" table:formula="of:=IF(([.$A17]+1)/2&gt;=[.U$2];MAX(0;ROUND([.$N$2]*([.$A17]-[.U$3])/(20-[.U$3])/([.U$2]+1);0));&quot;-&quot;)" office:value-type="float" office:value="0">
            <text:p>0</text:p>
          </table:table-cell>
          <table:table-cell table:style-name="ce537" table:formula="of:=IF(([.$A17]+1)/2&gt;=[.V$2];MAX(0;ROUND([.$N$2]*([.$A17]-[.V$3])/(20-[.V$3])/([.V$2]+1);0));&quot;-&quot;)" office:value-type="float" office:value="0">
            <text:p>0</text:p>
          </table:table-cell>
          <table:table-cell table:style-name="ce537" table:formula="of:=IF(([.$A17]+1)/2&gt;=[.W$2];MAX(0;ROUND([.$N$2]*([.$A17]-[.W$3])/(20-[.W$3])/([.W$2]+1);0));&quot;-&quot;)" office:value-type="string" office:string-value="-">
            <text:p>-</text:p>
          </table:table-cell>
          <table:table-cell table:style-name="ce541" table:formula="of:=IF(([.$A17]+1)/2&gt;=[.X$2];MAX(0;ROUND([.$N$2]*([.$A1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1)/2&gt;=[.C$2];MAX(0;ROUND([.$B$2]*([.$A18]-[.C$3])/(20-[.C$3])/([.C$2]+1);0));&quot;-&quot;)" office:value-type="float" office:value="1">
            <text:p>1</text:p>
          </table:table-cell>
          <table:table-cell table:style-name="ce537" table:formula="of:=IF(([.$A18]+1)/2&gt;=[.D$2];MAX(0;ROUND([.$B$2]*([.$A18]-[.D$3])/(20-[.D$3])/([.D$2]+1);0));&quot;-&quot;)" office:value-type="float" office:value="0">
            <text:p>0</text:p>
          </table:table-cell>
          <table:table-cell table:style-name="ce537" table:formula="of:=IF(([.$A18]+1)/2&gt;=[.E$2];MAX(0;ROUND([.$B$2]*([.$A18]-[.E$3])/(20-[.E$3])/([.E$2]+1);0));&quot;-&quot;)" office:value-type="float" office:value="0">
            <text:p>0</text:p>
          </table:table-cell>
          <table:table-cell table:style-name="ce537" table:formula="of:=IF(([.$A18]+1)/2&gt;=[.F$2];MAX(0;ROUND([.$B$2]*([.$A18]-[.F$3])/(20-[.F$3])/([.F$2]+1);0));&quot;-&quot;)" office:value-type="float" office:value="0">
            <text:p>0</text:p>
          </table:table-cell>
          <table:table-cell table:style-name="ce537" table:formula="of:=IF(([.$A18]+1)/2&gt;=[.G$2];MAX(0;ROUND([.$B$2]*([.$A18]-[.G$3])/(20-[.G$3])/([.G$2]+1);0));&quot;-&quot;)" office:value-type="float" office:value="0">
            <text:p>0</text:p>
          </table:table-cell>
          <table:table-cell table:style-name="ce537" table:formula="of:=IF(([.$A18]+1)/2&gt;=[.H$2];MAX(0;ROUND([.$B$2]*([.$A18]-[.H$3])/(20-[.H$3])/([.H$2]+1);0));&quot;-&quot;)" office:value-type="float" office:value="0">
            <text:p>0</text:p>
          </table:table-cell>
          <table:table-cell table:style-name="ce537" table:formula="of:=IF(([.$A18]+1)/2&gt;=[.I$2];MAX(0;ROUND([.$B$2]*([.$A18]-[.I$3])/(20-[.I$3])/([.I$2]+1);0));&quot;-&quot;)" office:value-type="float" office:value="0">
            <text:p>0</text:p>
          </table:table-cell>
          <table:table-cell table:style-name="ce537" table:formula="of:=IF(([.$A18]+1)/2&gt;=[.J$2];MAX(0;ROUND([.$B$2]*([.$A18]-[.J$3])/(20-[.J$3])/([.J$2]+1);0));&quot;-&quot;)" office:value-type="float" office:value="0">
            <text:p>0</text:p>
          </table:table-cell>
          <table:table-cell table:style-name="ce537" table:formula="of:=IF(([.$A18]+1)/2&gt;=[.K$2];MAX(0;ROUND([.$B$2]*([.$A18]-[.K$3])/(20-[.K$3])/([.K$2]+1);0));&quot;-&quot;)" office:value-type="float" office:value="0">
            <text:p>0</text:p>
          </table:table-cell>
          <table:table-cell table:style-name="ce541" table:formula="of:=IF(([.$A18]+1)/2&gt;=[.L$2];MAX(0;ROUND([.$B$2]*([.$A18]-[.L$3])/(20-[.L$3])/([.L$2]+1);0));&quot;-&quot;)" office:value-type="string" office:string-value="-">
            <text:p>-</text:p>
          </table:table-cell>
          <table:table-cell table:style-name="ce533" table:formula="of:=[.M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1)/2&gt;=[.O$2];MAX(0;ROUND([.$N$2]*([.$A18]-[.O$3])/(20-[.O$3])/([.O$2]+1);0));&quot;-&quot;)" office:value-type="float" office:value="2">
            <text:p>2</text:p>
          </table:table-cell>
          <table:table-cell table:style-name="ce537" table:formula="of:=IF(([.$A18]+1)/2&gt;=[.P$2];MAX(0;ROUND([.$N$2]*([.$A18]-[.P$3])/(20-[.P$3])/([.P$2]+1);0));&quot;-&quot;)" office:value-type="float" office:value="1">
            <text:p>1</text:p>
          </table:table-cell>
          <table:table-cell table:style-name="ce537" table:formula="of:=IF(([.$A18]+1)/2&gt;=[.Q$2];MAX(0;ROUND([.$N$2]*([.$A18]-[.Q$3])/(20-[.Q$3])/([.Q$2]+1);0));&quot;-&quot;)" office:value-type="float" office:value="0">
            <text:p>0</text:p>
          </table:table-cell>
          <table:table-cell table:style-name="ce537" table:formula="of:=IF(([.$A18]+1)/2&gt;=[.R$2];MAX(0;ROUND([.$N$2]*([.$A18]-[.R$3])/(20-[.R$3])/([.R$2]+1);0));&quot;-&quot;)" office:value-type="float" office:value="0">
            <text:p>0</text:p>
          </table:table-cell>
          <table:table-cell table:style-name="ce537" table:formula="of:=IF(([.$A18]+1)/2&gt;=[.S$2];MAX(0;ROUND([.$N$2]*([.$A18]-[.S$3])/(20-[.S$3])/([.S$2]+1);0));&quot;-&quot;)" office:value-type="float" office:value="0">
            <text:p>0</text:p>
          </table:table-cell>
          <table:table-cell table:style-name="ce537" table:formula="of:=IF(([.$A18]+1)/2&gt;=[.T$2];MAX(0;ROUND([.$N$2]*([.$A18]-[.T$3])/(20-[.T$3])/([.T$2]+1);0));&quot;-&quot;)" office:value-type="float" office:value="0">
            <text:p>0</text:p>
          </table:table-cell>
          <table:table-cell table:style-name="ce537" table:formula="of:=IF(([.$A18]+1)/2&gt;=[.U$2];MAX(0;ROUND([.$N$2]*([.$A18]-[.U$3])/(20-[.U$3])/([.U$2]+1);0));&quot;-&quot;)" office:value-type="float" office:value="0">
            <text:p>0</text:p>
          </table:table-cell>
          <table:table-cell table:style-name="ce537" table:formula="of:=IF(([.$A18]+1)/2&gt;=[.V$2];MAX(0;ROUND([.$N$2]*([.$A18]-[.V$3])/(20-[.V$3])/([.V$2]+1);0));&quot;-&quot;)" office:value-type="float" office:value="0">
            <text:p>0</text:p>
          </table:table-cell>
          <table:table-cell table:style-name="ce537" table:formula="of:=IF(([.$A18]+1)/2&gt;=[.W$2];MAX(0;ROUND([.$N$2]*([.$A18]-[.W$3])/(20-[.W$3])/([.W$2]+1);0));&quot;-&quot;)" office:value-type="float" office:value="0">
            <text:p>0</text:p>
          </table:table-cell>
          <table:table-cell table:style-name="ce541" table:formula="of:=IF(([.$A18]+1)/2&gt;=[.X$2];MAX(0;ROUND([.$N$2]*([.$A1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1)/2&gt;=[.C$2];MAX(0;ROUND([.$B$2]*([.$A19]-[.C$3])/(20-[.C$3])/([.C$2]+1);0));&quot;-&quot;)" office:value-type="float" office:value="1">
            <text:p>1</text:p>
          </table:table-cell>
          <table:table-cell table:style-name="ce537" table:formula="of:=IF(([.$A19]+1)/2&gt;=[.D$2];MAX(0;ROUND([.$B$2]*([.$A19]-[.D$3])/(20-[.D$3])/([.D$2]+1);0));&quot;-&quot;)" office:value-type="float" office:value="0">
            <text:p>0</text:p>
          </table:table-cell>
          <table:table-cell table:style-name="ce537" table:formula="of:=IF(([.$A19]+1)/2&gt;=[.E$2];MAX(0;ROUND([.$B$2]*([.$A19]-[.E$3])/(20-[.E$3])/([.E$2]+1);0));&quot;-&quot;)" office:value-type="float" office:value="0">
            <text:p>0</text:p>
          </table:table-cell>
          <table:table-cell table:style-name="ce537" table:formula="of:=IF(([.$A19]+1)/2&gt;=[.F$2];MAX(0;ROUND([.$B$2]*([.$A19]-[.F$3])/(20-[.F$3])/([.F$2]+1);0));&quot;-&quot;)" office:value-type="float" office:value="0">
            <text:p>0</text:p>
          </table:table-cell>
          <table:table-cell table:style-name="ce537" table:formula="of:=IF(([.$A19]+1)/2&gt;=[.G$2];MAX(0;ROUND([.$B$2]*([.$A19]-[.G$3])/(20-[.G$3])/([.G$2]+1);0));&quot;-&quot;)" office:value-type="float" office:value="0">
            <text:p>0</text:p>
          </table:table-cell>
          <table:table-cell table:style-name="ce537" table:formula="of:=IF(([.$A19]+1)/2&gt;=[.H$2];MAX(0;ROUND([.$B$2]*([.$A19]-[.H$3])/(20-[.H$3])/([.H$2]+1);0));&quot;-&quot;)" office:value-type="float" office:value="0">
            <text:p>0</text:p>
          </table:table-cell>
          <table:table-cell table:style-name="ce537" table:formula="of:=IF(([.$A19]+1)/2&gt;=[.I$2];MAX(0;ROUND([.$B$2]*([.$A19]-[.I$3])/(20-[.I$3])/([.I$2]+1);0));&quot;-&quot;)" office:value-type="float" office:value="0">
            <text:p>0</text:p>
          </table:table-cell>
          <table:table-cell table:style-name="ce537" table:formula="of:=IF(([.$A19]+1)/2&gt;=[.J$2];MAX(0;ROUND([.$B$2]*([.$A19]-[.J$3])/(20-[.J$3])/([.J$2]+1);0));&quot;-&quot;)" office:value-type="float" office:value="0">
            <text:p>0</text:p>
          </table:table-cell>
          <table:table-cell table:style-name="ce537" table:formula="of:=IF(([.$A19]+1)/2&gt;=[.K$2];MAX(0;ROUND([.$B$2]*([.$A19]-[.K$3])/(20-[.K$3])/([.K$2]+1);0));&quot;-&quot;)" office:value-type="float" office:value="0">
            <text:p>0</text:p>
          </table:table-cell>
          <table:table-cell table:style-name="ce541" table:formula="of:=IF(([.$A19]+1)/2&gt;=[.L$2];MAX(0;ROUND([.$B$2]*([.$A19]-[.L$3])/(20-[.L$3])/([.L$2]+1);0));&quot;-&quot;)" office:value-type="string" office:string-value="-">
            <text:p>-</text:p>
          </table:table-cell>
          <table:table-cell table:style-name="ce533" table:formula="of:=[.M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1)/2&gt;=[.O$2];MAX(0;ROUND([.$N$2]*([.$A19]-[.O$3])/(20-[.O$3])/([.O$2]+1);0));&quot;-&quot;)" office:value-type="float" office:value="2">
            <text:p>2</text:p>
          </table:table-cell>
          <table:table-cell table:style-name="ce537" table:formula="of:=IF(([.$A19]+1)/2&gt;=[.P$2];MAX(0;ROUND([.$N$2]*([.$A19]-[.P$3])/(20-[.P$3])/([.P$2]+1);0));&quot;-&quot;)" office:value-type="float" office:value="1">
            <text:p>1</text:p>
          </table:table-cell>
          <table:table-cell table:style-name="ce537" table:formula="of:=IF(([.$A19]+1)/2&gt;=[.Q$2];MAX(0;ROUND([.$N$2]*([.$A19]-[.Q$3])/(20-[.Q$3])/([.Q$2]+1);0));&quot;-&quot;)" office:value-type="float" office:value="1">
            <text:p>1</text:p>
          </table:table-cell>
          <table:table-cell table:style-name="ce537" table:formula="of:=IF(([.$A19]+1)/2&gt;=[.R$2];MAX(0;ROUND([.$N$2]*([.$A19]-[.R$3])/(20-[.R$3])/([.R$2]+1);0));&quot;-&quot;)" office:value-type="float" office:value="0">
            <text:p>0</text:p>
          </table:table-cell>
          <table:table-cell table:style-name="ce537" table:formula="of:=IF(([.$A19]+1)/2&gt;=[.S$2];MAX(0;ROUND([.$N$2]*([.$A19]-[.S$3])/(20-[.S$3])/([.S$2]+1);0));&quot;-&quot;)" office:value-type="float" office:value="0">
            <text:p>0</text:p>
          </table:table-cell>
          <table:table-cell table:style-name="ce537" table:formula="of:=IF(([.$A19]+1)/2&gt;=[.T$2];MAX(0;ROUND([.$N$2]*([.$A19]-[.T$3])/(20-[.T$3])/([.T$2]+1);0));&quot;-&quot;)" office:value-type="float" office:value="0">
            <text:p>0</text:p>
          </table:table-cell>
          <table:table-cell table:style-name="ce537" table:formula="of:=IF(([.$A19]+1)/2&gt;=[.U$2];MAX(0;ROUND([.$N$2]*([.$A19]-[.U$3])/(20-[.U$3])/([.U$2]+1);0));&quot;-&quot;)" office:value-type="float" office:value="0">
            <text:p>0</text:p>
          </table:table-cell>
          <table:table-cell table:style-name="ce537" table:formula="of:=IF(([.$A19]+1)/2&gt;=[.V$2];MAX(0;ROUND([.$N$2]*([.$A19]-[.V$3])/(20-[.V$3])/([.V$2]+1);0));&quot;-&quot;)" office:value-type="float" office:value="0">
            <text:p>0</text:p>
          </table:table-cell>
          <table:table-cell table:style-name="ce537" table:formula="of:=IF(([.$A19]+1)/2&gt;=[.W$2];MAX(0;ROUND([.$N$2]*([.$A19]-[.W$3])/(20-[.W$3])/([.W$2]+1);0));&quot;-&quot;)" office:value-type="float" office:value="0">
            <text:p>0</text:p>
          </table:table-cell>
          <table:table-cell table:style-name="ce541" table:formula="of:=IF(([.$A19]+1)/2&gt;=[.X$2];MAX(0;ROUND([.$N$2]*([.$A1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1)/2&gt;=[.C$2];MAX(0;ROUND([.$B$2]*([.$A20]-[.C$3])/(20-[.C$3])/([.C$2]+1);0));&quot;-&quot;)" office:value-type="float" office:value="1">
            <text:p>1</text:p>
          </table:table-cell>
          <table:table-cell table:style-name="ce537" table:formula="of:=IF(([.$A20]+1)/2&gt;=[.D$2];MAX(0;ROUND([.$B$2]*([.$A20]-[.D$3])/(20-[.D$3])/([.D$2]+1);0));&quot;-&quot;)" office:value-type="float" office:value="0">
            <text:p>0</text:p>
          </table:table-cell>
          <table:table-cell table:style-name="ce537" table:formula="of:=IF(([.$A20]+1)/2&gt;=[.E$2];MAX(0;ROUND([.$B$2]*([.$A20]-[.E$3])/(20-[.E$3])/([.E$2]+1);0));&quot;-&quot;)" office:value-type="float" office:value="0">
            <text:p>0</text:p>
          </table:table-cell>
          <table:table-cell table:style-name="ce537" table:formula="of:=IF(([.$A20]+1)/2&gt;=[.F$2];MAX(0;ROUND([.$B$2]*([.$A20]-[.F$3])/(20-[.F$3])/([.F$2]+1);0));&quot;-&quot;)" office:value-type="float" office:value="0">
            <text:p>0</text:p>
          </table:table-cell>
          <table:table-cell table:style-name="ce537" table:formula="of:=IF(([.$A20]+1)/2&gt;=[.G$2];MAX(0;ROUND([.$B$2]*([.$A20]-[.G$3])/(20-[.G$3])/([.G$2]+1);0));&quot;-&quot;)" office:value-type="float" office:value="0">
            <text:p>0</text:p>
          </table:table-cell>
          <table:table-cell table:style-name="ce537" table:formula="of:=IF(([.$A20]+1)/2&gt;=[.H$2];MAX(0;ROUND([.$B$2]*([.$A20]-[.H$3])/(20-[.H$3])/([.H$2]+1);0));&quot;-&quot;)" office:value-type="float" office:value="0">
            <text:p>0</text:p>
          </table:table-cell>
          <table:table-cell table:style-name="ce537" table:formula="of:=IF(([.$A20]+1)/2&gt;=[.I$2];MAX(0;ROUND([.$B$2]*([.$A20]-[.I$3])/(20-[.I$3])/([.I$2]+1);0));&quot;-&quot;)" office:value-type="float" office:value="0">
            <text:p>0</text:p>
          </table:table-cell>
          <table:table-cell table:style-name="ce537" table:formula="of:=IF(([.$A20]+1)/2&gt;=[.J$2];MAX(0;ROUND([.$B$2]*([.$A20]-[.J$3])/(20-[.J$3])/([.J$2]+1);0));&quot;-&quot;)" office:value-type="float" office:value="0">
            <text:p>0</text:p>
          </table:table-cell>
          <table:table-cell table:style-name="ce537" table:formula="of:=IF(([.$A20]+1)/2&gt;=[.K$2];MAX(0;ROUND([.$B$2]*([.$A20]-[.K$3])/(20-[.K$3])/([.K$2]+1);0));&quot;-&quot;)" office:value-type="float" office:value="0">
            <text:p>0</text:p>
          </table:table-cell>
          <table:table-cell table:style-name="ce541" table:formula="of:=IF(([.$A20]+1)/2&gt;=[.L$2];MAX(0;ROUND([.$B$2]*([.$A20]-[.L$3])/(20-[.L$3])/([.L$2]+1);0));&quot;-&quot;)" office:value-type="float" office:value="0">
            <text:p>0</text:p>
          </table:table-cell>
          <table:table-cell table:style-name="ce533" table:formula="of:=[.M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1)/2&gt;=[.O$2];MAX(0;ROUND([.$N$2]*([.$A20]-[.O$3])/(20-[.O$3])/([.O$2]+1);0));&quot;-&quot;)" office:value-type="float" office:value="2">
            <text:p>2</text:p>
          </table:table-cell>
          <table:table-cell table:style-name="ce537" table:formula="of:=IF(([.$A20]+1)/2&gt;=[.P$2];MAX(0;ROUND([.$N$2]*([.$A20]-[.P$3])/(20-[.P$3])/([.P$2]+1);0));&quot;-&quot;)" office:value-type="float" office:value="1">
            <text:p>1</text:p>
          </table:table-cell>
          <table:table-cell table:style-name="ce537" table:formula="of:=IF(([.$A20]+1)/2&gt;=[.Q$2];MAX(0;ROUND([.$N$2]*([.$A20]-[.Q$3])/(20-[.Q$3])/([.Q$2]+1);0));&quot;-&quot;)" office:value-type="float" office:value="1">
            <text:p>1</text:p>
          </table:table-cell>
          <table:table-cell table:style-name="ce537" table:formula="of:=IF(([.$A20]+1)/2&gt;=[.R$2];MAX(0;ROUND([.$N$2]*([.$A20]-[.R$3])/(20-[.R$3])/([.R$2]+1);0));&quot;-&quot;)" office:value-type="float" office:value="0">
            <text:p>0</text:p>
          </table:table-cell>
          <table:table-cell table:style-name="ce537" table:formula="of:=IF(([.$A20]+1)/2&gt;=[.S$2];MAX(0;ROUND([.$N$2]*([.$A20]-[.S$3])/(20-[.S$3])/([.S$2]+1);0));&quot;-&quot;)" office:value-type="float" office:value="0">
            <text:p>0</text:p>
          </table:table-cell>
          <table:table-cell table:style-name="ce537" table:formula="of:=IF(([.$A20]+1)/2&gt;=[.T$2];MAX(0;ROUND([.$N$2]*([.$A20]-[.T$3])/(20-[.T$3])/([.T$2]+1);0));&quot;-&quot;)" office:value-type="float" office:value="0">
            <text:p>0</text:p>
          </table:table-cell>
          <table:table-cell table:style-name="ce537" table:formula="of:=IF(([.$A20]+1)/2&gt;=[.U$2];MAX(0;ROUND([.$N$2]*([.$A20]-[.U$3])/(20-[.U$3])/([.U$2]+1);0));&quot;-&quot;)" office:value-type="float" office:value="0">
            <text:p>0</text:p>
          </table:table-cell>
          <table:table-cell table:style-name="ce537" table:formula="of:=IF(([.$A20]+1)/2&gt;=[.V$2];MAX(0;ROUND([.$N$2]*([.$A20]-[.V$3])/(20-[.V$3])/([.V$2]+1);0));&quot;-&quot;)" office:value-type="float" office:value="0">
            <text:p>0</text:p>
          </table:table-cell>
          <table:table-cell table:style-name="ce537" table:formula="of:=IF(([.$A20]+1)/2&gt;=[.W$2];MAX(0;ROUND([.$N$2]*([.$A20]-[.W$3])/(20-[.W$3])/([.W$2]+1);0));&quot;-&quot;)" office:value-type="float" office:value="0">
            <text:p>0</text:p>
          </table:table-cell>
          <table:table-cell table:style-name="ce541" table:formula="of:=IF(([.$A20]+1)/2&gt;=[.X$2];MAX(0;ROUND([.$N$2]*([.$A20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1)/2&gt;=[.C$2];MAX(0;ROUND([.$B$2]*([.$A21]-[.C$3])/(20-[.C$3])/([.C$2]+1);0));&quot;-&quot;)" office:value-type="float" office:value="1">
            <text:p>1</text:p>
          </table:table-cell>
          <table:table-cell table:style-name="ce537" table:formula="of:=IF(([.$A21]+1)/2&gt;=[.D$2];MAX(0;ROUND([.$B$2]*([.$A21]-[.D$3])/(20-[.D$3])/([.D$2]+1);0));&quot;-&quot;)" office:value-type="float" office:value="0">
            <text:p>0</text:p>
          </table:table-cell>
          <table:table-cell table:style-name="ce537" table:formula="of:=IF(([.$A21]+1)/2&gt;=[.E$2];MAX(0;ROUND([.$B$2]*([.$A21]-[.E$3])/(20-[.E$3])/([.E$2]+1);0));&quot;-&quot;)" office:value-type="float" office:value="0">
            <text:p>0</text:p>
          </table:table-cell>
          <table:table-cell table:style-name="ce537" table:formula="of:=IF(([.$A21]+1)/2&gt;=[.F$2];MAX(0;ROUND([.$B$2]*([.$A21]-[.F$3])/(20-[.F$3])/([.F$2]+1);0));&quot;-&quot;)" office:value-type="float" office:value="0">
            <text:p>0</text:p>
          </table:table-cell>
          <table:table-cell table:style-name="ce537" table:formula="of:=IF(([.$A21]+1)/2&gt;=[.G$2];MAX(0;ROUND([.$B$2]*([.$A21]-[.G$3])/(20-[.G$3])/([.G$2]+1);0));&quot;-&quot;)" office:value-type="float" office:value="0">
            <text:p>0</text:p>
          </table:table-cell>
          <table:table-cell table:style-name="ce537" table:formula="of:=IF(([.$A21]+1)/2&gt;=[.H$2];MAX(0;ROUND([.$B$2]*([.$A21]-[.H$3])/(20-[.H$3])/([.H$2]+1);0));&quot;-&quot;)" office:value-type="float" office:value="0">
            <text:p>0</text:p>
          </table:table-cell>
          <table:table-cell table:style-name="ce537" table:formula="of:=IF(([.$A21]+1)/2&gt;=[.I$2];MAX(0;ROUND([.$B$2]*([.$A21]-[.I$3])/(20-[.I$3])/([.I$2]+1);0));&quot;-&quot;)" office:value-type="float" office:value="0">
            <text:p>0</text:p>
          </table:table-cell>
          <table:table-cell table:style-name="ce537" table:formula="of:=IF(([.$A21]+1)/2&gt;=[.J$2];MAX(0;ROUND([.$B$2]*([.$A21]-[.J$3])/(20-[.J$3])/([.J$2]+1);0));&quot;-&quot;)" office:value-type="float" office:value="0">
            <text:p>0</text:p>
          </table:table-cell>
          <table:table-cell table:style-name="ce537" table:formula="of:=IF(([.$A21]+1)/2&gt;=[.K$2];MAX(0;ROUND([.$B$2]*([.$A21]-[.K$3])/(20-[.K$3])/([.K$2]+1);0));&quot;-&quot;)" office:value-type="float" office:value="0">
            <text:p>0</text:p>
          </table:table-cell>
          <table:table-cell table:style-name="ce541" table:formula="of:=IF(([.$A21]+1)/2&gt;=[.L$2];MAX(0;ROUND([.$B$2]*([.$A21]-[.L$3])/(20-[.L$3])/([.L$2]+1);0));&quot;-&quot;)" office:value-type="float" office:value="0">
            <text:p>0</text:p>
          </table:table-cell>
          <table:table-cell table:style-name="ce533" table:formula="of:=[.M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1)/2&gt;=[.O$2];MAX(0;ROUND([.$N$2]*([.$A21]-[.O$3])/(20-[.O$3])/([.O$2]+1);0));&quot;-&quot;)" office:value-type="float" office:value="2">
            <text:p>2</text:p>
          </table:table-cell>
          <table:table-cell table:style-name="ce537" table:formula="of:=IF(([.$A21]+1)/2&gt;=[.P$2];MAX(0;ROUND([.$N$2]*([.$A21]-[.P$3])/(20-[.P$3])/([.P$2]+1);0));&quot;-&quot;)" office:value-type="float" office:value="1">
            <text:p>1</text:p>
          </table:table-cell>
          <table:table-cell table:style-name="ce537" table:formula="of:=IF(([.$A21]+1)/2&gt;=[.Q$2];MAX(0;ROUND([.$N$2]*([.$A21]-[.Q$3])/(20-[.Q$3])/([.Q$2]+1);0));&quot;-&quot;)" office:value-type="float" office:value="1">
            <text:p>1</text:p>
          </table:table-cell>
          <table:table-cell table:style-name="ce537" table:formula="of:=IF(([.$A21]+1)/2&gt;=[.R$2];MAX(0;ROUND([.$N$2]*([.$A21]-[.R$3])/(20-[.R$3])/([.R$2]+1);0));&quot;-&quot;)" office:value-type="float" office:value="0">
            <text:p>0</text:p>
          </table:table-cell>
          <table:table-cell table:style-name="ce537" table:formula="of:=IF(([.$A21]+1)/2&gt;=[.S$2];MAX(0;ROUND([.$N$2]*([.$A21]-[.S$3])/(20-[.S$3])/([.S$2]+1);0));&quot;-&quot;)" office:value-type="float" office:value="0">
            <text:p>0</text:p>
          </table:table-cell>
          <table:table-cell table:style-name="ce537" table:formula="of:=IF(([.$A21]+1)/2&gt;=[.T$2];MAX(0;ROUND([.$N$2]*([.$A21]-[.T$3])/(20-[.T$3])/([.T$2]+1);0));&quot;-&quot;)" office:value-type="float" office:value="0">
            <text:p>0</text:p>
          </table:table-cell>
          <table:table-cell table:style-name="ce537" table:formula="of:=IF(([.$A21]+1)/2&gt;=[.U$2];MAX(0;ROUND([.$N$2]*([.$A21]-[.U$3])/(20-[.U$3])/([.U$2]+1);0));&quot;-&quot;)" office:value-type="float" office:value="0">
            <text:p>0</text:p>
          </table:table-cell>
          <table:table-cell table:style-name="ce537" table:formula="of:=IF(([.$A21]+1)/2&gt;=[.V$2];MAX(0;ROUND([.$N$2]*([.$A21]-[.V$3])/(20-[.V$3])/([.V$2]+1);0));&quot;-&quot;)" office:value-type="float" office:value="0">
            <text:p>0</text:p>
          </table:table-cell>
          <table:table-cell table:style-name="ce537" table:formula="of:=IF(([.$A21]+1)/2&gt;=[.W$2];MAX(0;ROUND([.$N$2]*([.$A21]-[.W$3])/(20-[.W$3])/([.W$2]+1);0));&quot;-&quot;)" office:value-type="float" office:value="0">
            <text:p>0</text:p>
          </table:table-cell>
          <table:table-cell table:style-name="ce541" table:formula="of:=IF(([.$A21]+1)/2&gt;=[.X$2];MAX(0;ROUND([.$N$2]*([.$A21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1)/2&gt;=[.C$2];MAX(0;ROUND([.$B$2]*([.$A22]-[.C$3])/(20-[.C$3])/([.C$2]+1);0));&quot;-&quot;)" office:value-type="float" office:value="1">
            <text:p>1</text:p>
          </table:table-cell>
          <table:table-cell table:style-name="ce537" table:formula="of:=IF(([.$A22]+1)/2&gt;=[.D$2];MAX(0;ROUND([.$B$2]*([.$A22]-[.D$3])/(20-[.D$3])/([.D$2]+1);0));&quot;-&quot;)" office:value-type="float" office:value="0">
            <text:p>0</text:p>
          </table:table-cell>
          <table:table-cell table:style-name="ce537" table:formula="of:=IF(([.$A22]+1)/2&gt;=[.E$2];MAX(0;ROUND([.$B$2]*([.$A22]-[.E$3])/(20-[.E$3])/([.E$2]+1);0));&quot;-&quot;)" office:value-type="float" office:value="0">
            <text:p>0</text:p>
          </table:table-cell>
          <table:table-cell table:style-name="ce537" table:formula="of:=IF(([.$A22]+1)/2&gt;=[.F$2];MAX(0;ROUND([.$B$2]*([.$A22]-[.F$3])/(20-[.F$3])/([.F$2]+1);0));&quot;-&quot;)" office:value-type="float" office:value="0">
            <text:p>0</text:p>
          </table:table-cell>
          <table:table-cell table:style-name="ce537" table:formula="of:=IF(([.$A22]+1)/2&gt;=[.G$2];MAX(0;ROUND([.$B$2]*([.$A22]-[.G$3])/(20-[.G$3])/([.G$2]+1);0));&quot;-&quot;)" office:value-type="float" office:value="0">
            <text:p>0</text:p>
          </table:table-cell>
          <table:table-cell table:style-name="ce537" table:formula="of:=IF(([.$A22]+1)/2&gt;=[.H$2];MAX(0;ROUND([.$B$2]*([.$A22]-[.H$3])/(20-[.H$3])/([.H$2]+1);0));&quot;-&quot;)" office:value-type="float" office:value="0">
            <text:p>0</text:p>
          </table:table-cell>
          <table:table-cell table:style-name="ce537" table:formula="of:=IF(([.$A22]+1)/2&gt;=[.I$2];MAX(0;ROUND([.$B$2]*([.$A22]-[.I$3])/(20-[.I$3])/([.I$2]+1);0));&quot;-&quot;)" office:value-type="float" office:value="0">
            <text:p>0</text:p>
          </table:table-cell>
          <table:table-cell table:style-name="ce537" table:formula="of:=IF(([.$A22]+1)/2&gt;=[.J$2];MAX(0;ROUND([.$B$2]*([.$A22]-[.J$3])/(20-[.J$3])/([.J$2]+1);0));&quot;-&quot;)" office:value-type="float" office:value="0">
            <text:p>0</text:p>
          </table:table-cell>
          <table:table-cell table:style-name="ce537" table:formula="of:=IF(([.$A22]+1)/2&gt;=[.K$2];MAX(0;ROUND([.$B$2]*([.$A22]-[.K$3])/(20-[.K$3])/([.K$2]+1);0));&quot;-&quot;)" office:value-type="float" office:value="0">
            <text:p>0</text:p>
          </table:table-cell>
          <table:table-cell table:style-name="ce541" table:formula="of:=IF(([.$A22]+1)/2&gt;=[.L$2];MAX(0;ROUND([.$B$2]*([.$A22]-[.L$3])/(20-[.L$3])/([.L$2]+1);0));&quot;-&quot;)" office:value-type="float" office:value="0">
            <text:p>0</text:p>
          </table:table-cell>
          <table:table-cell table:style-name="ce533" table:formula="of:=[.M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1)/2&gt;=[.O$2];MAX(0;ROUND([.$N$2]*([.$A22]-[.O$3])/(20-[.O$3])/([.O$2]+1);0));&quot;-&quot;)" office:value-type="float" office:value="2">
            <text:p>2</text:p>
          </table:table-cell>
          <table:table-cell table:style-name="ce537" table:formula="of:=IF(([.$A22]+1)/2&gt;=[.P$2];MAX(0;ROUND([.$N$2]*([.$A22]-[.P$3])/(20-[.P$3])/([.P$2]+1);0));&quot;-&quot;)" office:value-type="float" office:value="1">
            <text:p>1</text:p>
          </table:table-cell>
          <table:table-cell table:style-name="ce537" table:formula="of:=IF(([.$A22]+1)/2&gt;=[.Q$2];MAX(0;ROUND([.$N$2]*([.$A22]-[.Q$3])/(20-[.Q$3])/([.Q$2]+1);0));&quot;-&quot;)" office:value-type="float" office:value="1">
            <text:p>1</text:p>
          </table:table-cell>
          <table:table-cell table:style-name="ce537" table:formula="of:=IF(([.$A22]+1)/2&gt;=[.R$2];MAX(0;ROUND([.$N$2]*([.$A22]-[.R$3])/(20-[.R$3])/([.R$2]+1);0));&quot;-&quot;)" office:value-type="float" office:value="0">
            <text:p>0</text:p>
          </table:table-cell>
          <table:table-cell table:style-name="ce537" table:formula="of:=IF(([.$A22]+1)/2&gt;=[.S$2];MAX(0;ROUND([.$N$2]*([.$A22]-[.S$3])/(20-[.S$3])/([.S$2]+1);0));&quot;-&quot;)" office:value-type="float" office:value="0">
            <text:p>0</text:p>
          </table:table-cell>
          <table:table-cell table:style-name="ce537" table:formula="of:=IF(([.$A22]+1)/2&gt;=[.T$2];MAX(0;ROUND([.$N$2]*([.$A22]-[.T$3])/(20-[.T$3])/([.T$2]+1);0));&quot;-&quot;)" office:value-type="float" office:value="0">
            <text:p>0</text:p>
          </table:table-cell>
          <table:table-cell table:style-name="ce537" table:formula="of:=IF(([.$A22]+1)/2&gt;=[.U$2];MAX(0;ROUND([.$N$2]*([.$A22]-[.U$3])/(20-[.U$3])/([.U$2]+1);0));&quot;-&quot;)" office:value-type="float" office:value="0">
            <text:p>0</text:p>
          </table:table-cell>
          <table:table-cell table:style-name="ce537" table:formula="of:=IF(([.$A22]+1)/2&gt;=[.V$2];MAX(0;ROUND([.$N$2]*([.$A22]-[.V$3])/(20-[.V$3])/([.V$2]+1);0));&quot;-&quot;)" office:value-type="float" office:value="0">
            <text:p>0</text:p>
          </table:table-cell>
          <table:table-cell table:style-name="ce537" table:formula="of:=IF(([.$A22]+1)/2&gt;=[.W$2];MAX(0;ROUND([.$N$2]*([.$A22]-[.W$3])/(20-[.W$3])/([.W$2]+1);0));&quot;-&quot;)" office:value-type="float" office:value="0">
            <text:p>0</text:p>
          </table:table-cell>
          <table:table-cell table:style-name="ce541" table:formula="of:=IF(([.$A22]+1)/2&gt;=[.X$2];MAX(0;ROUND([.$N$2]*([.$A22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4" table:formula="of:=[.A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1)/2&gt;=[.C$2];MAX(0;ROUND([.$B$2]*([.$A23]-[.C$3])/(20-[.C$3])/([.C$2]+1);0));&quot;-&quot;)" office:value-type="float" office:value="1">
            <text:p>1</text:p>
          </table:table-cell>
          <table:table-cell table:style-name="ce538" table:formula="of:=IF(([.$A23]+1)/2&gt;=[.D$2];MAX(0;ROUND([.$B$2]*([.$A23]-[.D$3])/(20-[.D$3])/([.D$2]+1);0));&quot;-&quot;)" office:value-type="float" office:value="1">
            <text:p>1</text:p>
          </table:table-cell>
          <table:table-cell table:style-name="ce538" table:formula="of:=IF(([.$A23]+1)/2&gt;=[.E$2];MAX(0;ROUND([.$B$2]*([.$A23]-[.E$3])/(20-[.E$3])/([.E$2]+1);0));&quot;-&quot;)" office:value-type="float" office:value="0">
            <text:p>0</text:p>
          </table:table-cell>
          <table:table-cell table:style-name="ce538" table:formula="of:=IF(([.$A23]+1)/2&gt;=[.F$2];MAX(0;ROUND([.$B$2]*([.$A23]-[.F$3])/(20-[.F$3])/([.F$2]+1);0));&quot;-&quot;)" office:value-type="float" office:value="0">
            <text:p>0</text:p>
          </table:table-cell>
          <table:table-cell table:style-name="ce538" table:formula="of:=IF(([.$A23]+1)/2&gt;=[.G$2];MAX(0;ROUND([.$B$2]*([.$A23]-[.G$3])/(20-[.G$3])/([.G$2]+1);0));&quot;-&quot;)" office:value-type="float" office:value="0">
            <text:p>0</text:p>
          </table:table-cell>
          <table:table-cell table:style-name="ce538" table:formula="of:=IF(([.$A23]+1)/2&gt;=[.H$2];MAX(0;ROUND([.$B$2]*([.$A23]-[.H$3])/(20-[.H$3])/([.H$2]+1);0));&quot;-&quot;)" office:value-type="float" office:value="0">
            <text:p>0</text:p>
          </table:table-cell>
          <table:table-cell table:style-name="ce538" table:formula="of:=IF(([.$A23]+1)/2&gt;=[.I$2];MAX(0;ROUND([.$B$2]*([.$A23]-[.I$3])/(20-[.I$3])/([.I$2]+1);0));&quot;-&quot;)" office:value-type="float" office:value="0">
            <text:p>0</text:p>
          </table:table-cell>
          <table:table-cell table:style-name="ce538" table:formula="of:=IF(([.$A23]+1)/2&gt;=[.J$2];MAX(0;ROUND([.$B$2]*([.$A23]-[.J$3])/(20-[.J$3])/([.J$2]+1);0));&quot;-&quot;)" office:value-type="float" office:value="0">
            <text:p>0</text:p>
          </table:table-cell>
          <table:table-cell table:style-name="ce538" table:formula="of:=IF(([.$A23]+1)/2&gt;=[.K$2];MAX(0;ROUND([.$B$2]*([.$A23]-[.K$3])/(20-[.K$3])/([.K$2]+1);0));&quot;-&quot;)" office:value-type="float" office:value="0">
            <text:p>0</text:p>
          </table:table-cell>
          <table:table-cell table:style-name="ce543" table:formula="of:=IF(([.$A23]+1)/2&gt;=[.L$2];MAX(0;ROUND([.$B$2]*([.$A23]-[.L$3])/(20-[.L$3])/([.L$2]+1);0));&quot;-&quot;)" office:value-type="float" office:value="0">
            <text:p>0</text:p>
          </table:table-cell>
          <table:table-cell table:style-name="ce534" table:formula="of:=[.M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1)/2&gt;=[.O$2];MAX(0;ROUND([.$N$2]*([.$A23]-[.O$3])/(20-[.O$3])/([.O$2]+1);0));&quot;-&quot;)" office:value-type="float" office:value="2">
            <text:p>2</text:p>
          </table:table-cell>
          <table:table-cell table:style-name="ce538" table:formula="of:=IF(([.$A23]+1)/2&gt;=[.P$2];MAX(0;ROUND([.$N$2]*([.$A23]-[.P$3])/(20-[.P$3])/([.P$2]+1);0));&quot;-&quot;)" office:value-type="float" office:value="1">
            <text:p>1</text:p>
          </table:table-cell>
          <table:table-cell table:style-name="ce538" table:formula="of:=IF(([.$A23]+1)/2&gt;=[.Q$2];MAX(0;ROUND([.$N$2]*([.$A23]-[.Q$3])/(20-[.Q$3])/([.Q$2]+1);0));&quot;-&quot;)" office:value-type="float" office:value="1">
            <text:p>1</text:p>
          </table:table-cell>
          <table:table-cell table:style-name="ce538" table:formula="of:=IF(([.$A23]+1)/2&gt;=[.R$2];MAX(0;ROUND([.$N$2]*([.$A23]-[.R$3])/(20-[.R$3])/([.R$2]+1);0));&quot;-&quot;)" office:value-type="float" office:value="1">
            <text:p>1</text:p>
          </table:table-cell>
          <table:table-cell table:style-name="ce538" table:formula="of:=IF(([.$A23]+1)/2&gt;=[.S$2];MAX(0;ROUND([.$N$2]*([.$A23]-[.S$3])/(20-[.S$3])/([.S$2]+1);0));&quot;-&quot;)" office:value-type="float" office:value="0">
            <text:p>0</text:p>
          </table:table-cell>
          <table:table-cell table:style-name="ce538" table:formula="of:=IF(([.$A23]+1)/2&gt;=[.T$2];MAX(0;ROUND([.$N$2]*([.$A23]-[.T$3])/(20-[.T$3])/([.T$2]+1);0));&quot;-&quot;)" office:value-type="float" office:value="0">
            <text:p>0</text:p>
          </table:table-cell>
          <table:table-cell table:style-name="ce538" table:formula="of:=IF(([.$A23]+1)/2&gt;=[.U$2];MAX(0;ROUND([.$N$2]*([.$A23]-[.U$3])/(20-[.U$3])/([.U$2]+1);0));&quot;-&quot;)" office:value-type="float" office:value="0">
            <text:p>0</text:p>
          </table:table-cell>
          <table:table-cell table:style-name="ce538" table:formula="of:=IF(([.$A23]+1)/2&gt;=[.V$2];MAX(0;ROUND([.$N$2]*([.$A23]-[.V$3])/(20-[.V$3])/([.V$2]+1);0));&quot;-&quot;)" office:value-type="float" office:value="0">
            <text:p>0</text:p>
          </table:table-cell>
          <table:table-cell table:style-name="ce538" table:formula="of:=IF(([.$A23]+1)/2&gt;=[.W$2];MAX(0;ROUND([.$N$2]*([.$A23]-[.W$3])/(20-[.W$3])/([.W$2]+1);0));&quot;-&quot;)" office:value-type="float" office:value="0">
            <text:p>0</text:p>
          </table:table-cell>
          <table:table-cell table:style-name="ce543" table:formula="of:=IF(([.$A23]+1)/2&gt;=[.X$2];MAX(0;ROUND([.$N$2]*([.$A23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5" office:value-type="float" office:value="12">
            <text:p>12</text:p>
          </table:table-cell>
          <table:table-cell table:style-name="ce535" table:formula="of:=[.A24]+4" office:value-type="float" office:value="16">
            <text:p>16</text:p>
          </table:table-cell>
          <table:table-cell table:number-columns-repeated="9"/>
          <table:table-cell table:style-name="ce535"/>
          <table:table-cell table:style-name="ce535" table:formula="of:=[.A24]+2" office:value-type="float" office:value="14">
            <text:p>14</text:p>
          </table:table-cell>
          <table:table-cell table:style-name="ce535" table:formula="of:=[.A24]+6" office:value-type="float" office:value="18">
            <text:p>18</text:p>
          </table:table-cell>
          <table:table-cell table:number-columns-repeated="1010"/>
        </table:table-row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number-columns-repeated="1000"/>
        </table:table-row>
        <table:table-row table:style-name="ro3">
          <table:table-cell table:style-name="ce533" table:formula="of:=CONCATENATE([.B24];&quot; - &quot;;[.B24]+1)" office:value-type="string" office:string-value="16 - 17">
            <text:p>16 - 17</text:p>
          </table:table-cell>
          <table:table-cell table:style-name="ce537" table:formula="of:=CONCATENATE(IF([.B24]&gt;=10;&quot;+&quot;;&quot;&quot;);ROUNDDOWN(([.B24]-10)/2;0))" office:value-type="string" office:string-value="+3">
            <text:p>+3</text:p>
          </table:table-cell>
          <table:table-cell table:style-name="ce537" office:value-type="float" office:value="0">
            <text:p>0</text:p>
          </table:table-cell>
          <table:table-cell table:style-name="ce537" table:formula="of:=[.C26]+1" office:value-type="float" office:value="1">
            <text:p>1</text:p>
          </table:table-cell>
          <table:table-cell table:style-name="ce537" table:formula="of:=[.D26]+1" office:value-type="float" office:value="2">
            <text:p>2</text:p>
          </table:table-cell>
          <table:table-cell table:style-name="ce537" table:formula="of:=[.E26]+1" office:value-type="float" office:value="3">
            <text:p>3</text:p>
          </table:table-cell>
          <table:table-cell table:style-name="ce537" table:formula="of:=[.F26]+1" office:value-type="float" office:value="4">
            <text:p>4</text:p>
          </table:table-cell>
          <table:table-cell table:style-name="ce537" table:formula="of:=[.G26]+1" office:value-type="float" office:value="5">
            <text:p>5</text:p>
          </table:table-cell>
          <table:table-cell table:style-name="ce537" table:formula="of:=[.H26]+1" office:value-type="float" office:value="6">
            <text:p>6</text:p>
          </table:table-cell>
          <table:table-cell table:style-name="ce537" table:formula="of:=[.I26]+1" office:value-type="float" office:value="7">
            <text:p>7</text:p>
          </table:table-cell>
          <table:table-cell table:style-name="ce537" table:formula="of:=[.J26]+1" office:value-type="float" office:value="8">
            <text:p>8</text:p>
          </table:table-cell>
          <table:table-cell table:style-name="ce541" table:formula="of:=[.K26]+1" office:value-type="float" office:value="9">
            <text:p>9</text:p>
          </table:table-cell>
          <table:table-cell table:style-name="ce533" table:formula="of:=CONCATENATE([.N24];&quot; - &quot;;[.N24]+1)" office:value-type="string" office:string-value="18 - 19">
            <text:p>18 - 19</text:p>
          </table:table-cell>
          <table:table-cell table:style-name="ce537" table:formula="of:=CONCATENATE(IF([.N24]&gt;=10;&quot;+&quot;;&quot;&quot;);ROUNDDOWN(([.N24]-10)/2;0))" office:value-type="string" office:string-value="+4">
            <text:p>+4</text:p>
          </table:table-cell>
          <table:table-cell table:style-name="ce537" office:value-type="float" office:value="0">
            <text:p>0</text:p>
          </table:table-cell>
          <table:table-cell table:style-name="ce537" table:formula="of:=[.O26]+1" office:value-type="float" office:value="1">
            <text:p>1</text:p>
          </table:table-cell>
          <table:table-cell table:style-name="ce537" table:formula="of:=[.P26]+1" office:value-type="float" office:value="2">
            <text:p>2</text:p>
          </table:table-cell>
          <table:table-cell table:style-name="ce537" table:formula="of:=[.Q26]+1" office:value-type="float" office:value="3">
            <text:p>3</text:p>
          </table:table-cell>
          <table:table-cell table:style-name="ce537" table:formula="of:=[.R26]+1" office:value-type="float" office:value="4">
            <text:p>4</text:p>
          </table:table-cell>
          <table:table-cell table:style-name="ce537" table:formula="of:=[.S26]+1" office:value-type="float" office:value="5">
            <text:p>5</text:p>
          </table:table-cell>
          <table:table-cell table:style-name="ce537" table:formula="of:=[.T26]+1" office:value-type="float" office:value="6">
            <text:p>6</text:p>
          </table:table-cell>
          <table:table-cell table:style-name="ce537" table:formula="of:=[.U26]+1" office:value-type="float" office:value="7">
            <text:p>7</text:p>
          </table:table-cell>
          <table:table-cell table:style-name="ce537" table:formula="of:=[.V26]+1" office:value-type="float" office:value="8">
            <text:p>8</text:p>
          </table:table-cell>
          <table:table-cell table:style-name="ce541" table:formula="of:=[.W26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C26])*2-1" office:value-type="float" office:value="-1">
            <text:p>-1</text:p>
          </table:table-cell>
          <table:table-cell table:style-name="ce540" table:formula="of:=([.D26])*2-1" office:value-type="float" office:value="1">
            <text:p>1</text:p>
          </table:table-cell>
          <table:table-cell table:style-name="ce540" table:formula="of:=([.E26])*2-1" office:value-type="float" office:value="3">
            <text:p>3</text:p>
          </table:table-cell>
          <table:table-cell table:style-name="ce540" table:formula="of:=([.F26])*2-1" office:value-type="float" office:value="5">
            <text:p>5</text:p>
          </table:table-cell>
          <table:table-cell table:style-name="ce540" table:formula="of:=([.G26])*2-1" office:value-type="float" office:value="7">
            <text:p>7</text:p>
          </table:table-cell>
          <table:table-cell table:style-name="ce540" table:formula="of:=([.H26])*2-1" office:value-type="float" office:value="9">
            <text:p>9</text:p>
          </table:table-cell>
          <table:table-cell table:style-name="ce540" table:formula="of:=([.I26])*2-1" office:value-type="float" office:value="11">
            <text:p>11</text:p>
          </table:table-cell>
          <table:table-cell table:style-name="ce540" table:formula="of:=([.J26])*2-1" office:value-type="float" office:value="13">
            <text:p>13</text:p>
          </table:table-cell>
          <table:table-cell table:style-name="ce540" table:formula="of:=([.K26])*2-1" office:value-type="float" office:value="15">
            <text:p>15</text:p>
          </table:table-cell>
          <table:table-cell table:style-name="ce542" table:formula="of:=([.L26])*2-1" office:value-type="float" office:value="17">
            <text:p>17</text:p>
          </table:table-cell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O26])*2-1" office:value-type="float" office:value="-1">
            <text:p>-1</text:p>
          </table:table-cell>
          <table:table-cell table:style-name="ce540" table:formula="of:=([.P26])*2-1" office:value-type="float" office:value="1">
            <text:p>1</text:p>
          </table:table-cell>
          <table:table-cell table:style-name="ce540" table:formula="of:=([.Q26])*2-1" office:value-type="float" office:value="3">
            <text:p>3</text:p>
          </table:table-cell>
          <table:table-cell table:style-name="ce540" table:formula="of:=([.R26])*2-1" office:value-type="float" office:value="5">
            <text:p>5</text:p>
          </table:table-cell>
          <table:table-cell table:style-name="ce540" table:formula="of:=([.S26])*2-1" office:value-type="float" office:value="7">
            <text:p>7</text:p>
          </table:table-cell>
          <table:table-cell table:style-name="ce540" table:formula="of:=([.T26])*2-1" office:value-type="float" office:value="9">
            <text:p>9</text:p>
          </table:table-cell>
          <table:table-cell table:style-name="ce540" table:formula="of:=([.U26])*2-1" office:value-type="float" office:value="11">
            <text:p>11</text:p>
          </table:table-cell>
          <table:table-cell table:style-name="ce540" table:formula="of:=([.V26])*2-1" office:value-type="float" office:value="13">
            <text:p>13</text:p>
          </table:table-cell>
          <table:table-cell table:style-name="ce540" table:formula="of:=([.W26])*2-1" office:value-type="float" office:value="15">
            <text:p>15</text:p>
          </table:table-cell>
          <table:table-cell table:style-name="ce542" table:formula="of:=([.X26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1)/2&gt;=[.C$2];MAX(0;ROUND([.$B$26]*([.$A28]-[.C$3])/(20-[.C$3])/([.C$2]+1);0));&quot;-&quot;)" office:value-type="float" office:value="0">
            <text:p>0</text:p>
          </table:table-cell>
          <table:table-cell table:style-name="ce537" table:formula="of:=IF(([.$A28]+1)/2&gt;=[.D$2];MAX(0;ROUND([.$B$26]*([.$A28]-[.D$3])/(20-[.D$3])/([.D$2]+1);0));&quot;-&quot;)" office:value-type="float" office:value="0">
            <text:p>0</text:p>
          </table:table-cell>
          <table:table-cell table:style-name="ce537" table:formula="of:=IF(([.$A28]+1)/2&gt;=[.E$2];MAX(0;ROUND([.$B$26]*([.$A28]-[.E$3])/(20-[.E$3])/([.E$2]+1);0));&quot;-&quot;)" office:value-type="string" office:string-value="-">
            <text:p>-</text:p>
          </table:table-cell>
          <table:table-cell table:style-name="ce537" table:formula="of:=IF(([.$A28]+1)/2&gt;=[.F$2];MAX(0;ROUND([.$B$26]*([.$A28]-[.F$3])/(20-[.F$3])/([.F$2]+1);0));&quot;-&quot;)" office:value-type="string" office:string-value="-">
            <text:p>-</text:p>
          </table:table-cell>
          <table:table-cell table:style-name="ce537" table:formula="of:=IF(([.$A28]+1)/2&gt;=[.G$2];MAX(0;ROUND([.$B$26]*([.$A28]-[.G$3])/(20-[.G$3])/([.G$2]+1);0));&quot;-&quot;)" office:value-type="string" office:string-value="-">
            <text:p>-</text:p>
          </table:table-cell>
          <table:table-cell table:style-name="ce537" table:formula="of:=IF(([.$A28]+1)/2&gt;=[.H$2];MAX(0;ROUND([.$B$26]*([.$A28]-[.H$3])/(20-[.H$3])/([.H$2]+1);0));&quot;-&quot;)" office:value-type="string" office:string-value="-">
            <text:p>-</text:p>
          </table:table-cell>
          <table:table-cell table:style-name="ce537" table:formula="of:=IF(([.$A28]+1)/2&gt;=[.I$2];MAX(0;ROUND([.$B$26]*([.$A28]-[.I$3])/(20-[.I$3])/([.I$2]+1);0));&quot;-&quot;)" office:value-type="string" office:string-value="-">
            <text:p>-</text:p>
          </table:table-cell>
          <table:table-cell table:style-name="ce537" table:formula="of:=IF(([.$A28]+1)/2&gt;=[.J$2];MAX(0;ROUND([.$B$26]*([.$A28]-[.J$3])/(20-[.J$3])/([.J$2]+1);0));&quot;-&quot;)" office:value-type="string" office:string-value="-">
            <text:p>-</text:p>
          </table:table-cell>
          <table:table-cell table:style-name="ce537" table:formula="of:=IF(([.$A28]+1)/2&gt;=[.K$2];MAX(0;ROUND([.$B$26]*([.$A28]-[.K$3])/(20-[.K$3])/([.K$2]+1);0));&quot;-&quot;)" office:value-type="string" office:string-value="-">
            <text:p>-</text:p>
          </table:table-cell>
          <table:table-cell table:style-name="ce541" table:formula="of:=IF(([.$A28]+1)/2&gt;=[.L$2];MAX(0;ROUND([.$B$26]*([.$A28]-[.L$3])/(20-[.L$3])/([.L$2]+1);0)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1)/2&gt;=[.O$2];MAX(0;ROUND([.$N$26]*([.$A28]-[.O$3])/(20-[.O$3])/([.O$2]+1);0));&quot;-&quot;)" office:value-type="float" office:value="0">
            <text:p>0</text:p>
          </table:table-cell>
          <table:table-cell table:style-name="ce537" table:formula="of:=IF(([.$A28]+1)/2&gt;=[.P$2];MAX(0;ROUND([.$N$26]*([.$A28]-[.P$3])/(20-[.P$3])/([.P$2]+1);0));&quot;-&quot;)" office:value-type="float" office:value="0">
            <text:p>0</text:p>
          </table:table-cell>
          <table:table-cell table:style-name="ce537" table:formula="of:=IF(([.$A28]+1)/2&gt;=[.Q$2];MAX(0;ROUND([.$N$26]*([.$A28]-[.Q$3])/(20-[.Q$3])/([.Q$2]+1);0));&quot;-&quot;)" office:value-type="string" office:string-value="-">
            <text:p>-</text:p>
          </table:table-cell>
          <table:table-cell table:style-name="ce537" table:formula="of:=IF(([.$A28]+1)/2&gt;=[.R$2];MAX(0;ROUND([.$N$26]*([.$A28]-[.R$3])/(20-[.R$3])/([.R$2]+1);0));&quot;-&quot;)" office:value-type="string" office:string-value="-">
            <text:p>-</text:p>
          </table:table-cell>
          <table:table-cell table:style-name="ce537" table:formula="of:=IF(([.$A28]+1)/2&gt;=[.S$2];MAX(0;ROUND([.$N$26]*([.$A28]-[.S$3])/(20-[.S$3])/([.S$2]+1);0));&quot;-&quot;)" office:value-type="string" office:string-value="-">
            <text:p>-</text:p>
          </table:table-cell>
          <table:table-cell table:style-name="ce537" table:formula="of:=IF(([.$A28]+1)/2&gt;=[.T$2];MAX(0;ROUND([.$N$26]*([.$A28]-[.T$3])/(20-[.T$3])/([.T$2]+1);0));&quot;-&quot;)" office:value-type="string" office:string-value="-">
            <text:p>-</text:p>
          </table:table-cell>
          <table:table-cell table:style-name="ce537" table:formula="of:=IF(([.$A28]+1)/2&gt;=[.U$2];MAX(0;ROUND([.$N$26]*([.$A28]-[.U$3])/(20-[.U$3])/([.U$2]+1);0));&quot;-&quot;)" office:value-type="string" office:string-value="-">
            <text:p>-</text:p>
          </table:table-cell>
          <table:table-cell table:style-name="ce537" table:formula="of:=IF(([.$A28]+1)/2&gt;=[.V$2];MAX(0;ROUND([.$N$26]*([.$A28]-[.V$3])/(20-[.V$3])/([.V$2]+1);0));&quot;-&quot;)" office:value-type="string" office:string-value="-">
            <text:p>-</text:p>
          </table:table-cell>
          <table:table-cell table:style-name="ce537" table:formula="of:=IF(([.$A28]+1)/2&gt;=[.W$2];MAX(0;ROUND([.$N$26]*([.$A28]-[.W$3])/(20-[.W$3])/([.W$2]+1);0));&quot;-&quot;)" office:value-type="string" office:string-value="-">
            <text:p>-</text:p>
          </table:table-cell>
          <table:table-cell table:style-name="ce541" table:formula="of:=IF(([.$A28]+1)/2&gt;=[.X$2];MAX(0;ROUND([.$N$26]*([.$A2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1)/2&gt;=[.C$2];MAX(0;ROUND([.$B$26]*([.$A29]-[.C$3])/(20-[.C$3])/([.C$2]+1);0));&quot;-&quot;)" office:value-type="float" office:value="0">
            <text:p>0</text:p>
          </table:table-cell>
          <table:table-cell table:style-name="ce537" table:formula="of:=IF(([.$A29]+1)/2&gt;=[.D$2];MAX(0;ROUND([.$B$26]*([.$A29]-[.D$3])/(20-[.D$3])/([.D$2]+1);0));&quot;-&quot;)" office:value-type="float" office:value="0">
            <text:p>0</text:p>
          </table:table-cell>
          <table:table-cell table:style-name="ce537" table:formula="of:=IF(([.$A29]+1)/2&gt;=[.E$2];MAX(0;ROUND([.$B$26]*([.$A29]-[.E$3])/(20-[.E$3])/([.E$2]+1);0));&quot;-&quot;)" office:value-type="string" office:string-value="-">
            <text:p>-</text:p>
          </table:table-cell>
          <table:table-cell table:style-name="ce537" table:formula="of:=IF(([.$A29]+1)/2&gt;=[.F$2];MAX(0;ROUND([.$B$26]*([.$A29]-[.F$3])/(20-[.F$3])/([.F$2]+1);0));&quot;-&quot;)" office:value-type="string" office:string-value="-">
            <text:p>-</text:p>
          </table:table-cell>
          <table:table-cell table:style-name="ce537" table:formula="of:=IF(([.$A29]+1)/2&gt;=[.G$2];MAX(0;ROUND([.$B$26]*([.$A29]-[.G$3])/(20-[.G$3])/([.G$2]+1);0));&quot;-&quot;)" office:value-type="string" office:string-value="-">
            <text:p>-</text:p>
          </table:table-cell>
          <table:table-cell table:style-name="ce537" table:formula="of:=IF(([.$A29]+1)/2&gt;=[.H$2];MAX(0;ROUND([.$B$26]*([.$A29]-[.H$3])/(20-[.H$3])/([.H$2]+1);0));&quot;-&quot;)" office:value-type="string" office:string-value="-">
            <text:p>-</text:p>
          </table:table-cell>
          <table:table-cell table:style-name="ce537" table:formula="of:=IF(([.$A29]+1)/2&gt;=[.I$2];MAX(0;ROUND([.$B$26]*([.$A29]-[.I$3])/(20-[.I$3])/([.I$2]+1);0));&quot;-&quot;)" office:value-type="string" office:string-value="-">
            <text:p>-</text:p>
          </table:table-cell>
          <table:table-cell table:style-name="ce537" table:formula="of:=IF(([.$A29]+1)/2&gt;=[.J$2];MAX(0;ROUND([.$B$26]*([.$A29]-[.J$3])/(20-[.J$3])/([.J$2]+1);0));&quot;-&quot;)" office:value-type="string" office:string-value="-">
            <text:p>-</text:p>
          </table:table-cell>
          <table:table-cell table:style-name="ce537" table:formula="of:=IF(([.$A29]+1)/2&gt;=[.K$2];MAX(0;ROUND([.$B$26]*([.$A29]-[.K$3])/(20-[.K$3])/([.K$2]+1);0));&quot;-&quot;)" office:value-type="string" office:string-value="-">
            <text:p>-</text:p>
          </table:table-cell>
          <table:table-cell table:style-name="ce541" table:formula="of:=IF(([.$A29]+1)/2&gt;=[.L$2];MAX(0;ROUND([.$B$26]*([.$A29]-[.L$3])/(20-[.L$3])/([.L$2]+1);0));&quot;-&quot;)" office:value-type="string" office:string-value="-">
            <text:p>-</text:p>
          </table:table-cell>
          <table:table-cell table:style-name="ce533" table:formula="of:=[.M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1)/2&gt;=[.O$2];MAX(0;ROUND([.$N$26]*([.$A29]-[.O$3])/(20-[.O$3])/([.O$2]+1);0));&quot;-&quot;)" office:value-type="float" office:value="1">
            <text:p>1</text:p>
          </table:table-cell>
          <table:table-cell table:style-name="ce537" table:formula="of:=IF(([.$A29]+1)/2&gt;=[.P$2];MAX(0;ROUND([.$N$26]*([.$A29]-[.P$3])/(20-[.P$3])/([.P$2]+1);0));&quot;-&quot;)" office:value-type="float" office:value="0">
            <text:p>0</text:p>
          </table:table-cell>
          <table:table-cell table:style-name="ce537" table:formula="of:=IF(([.$A29]+1)/2&gt;=[.Q$2];MAX(0;ROUND([.$N$26]*([.$A29]-[.Q$3])/(20-[.Q$3])/([.Q$2]+1);0));&quot;-&quot;)" office:value-type="string" office:string-value="-">
            <text:p>-</text:p>
          </table:table-cell>
          <table:table-cell table:style-name="ce537" table:formula="of:=IF(([.$A29]+1)/2&gt;=[.R$2];MAX(0;ROUND([.$N$26]*([.$A29]-[.R$3])/(20-[.R$3])/([.R$2]+1);0));&quot;-&quot;)" office:value-type="string" office:string-value="-">
            <text:p>-</text:p>
          </table:table-cell>
          <table:table-cell table:style-name="ce537" table:formula="of:=IF(([.$A29]+1)/2&gt;=[.S$2];MAX(0;ROUND([.$N$26]*([.$A29]-[.S$3])/(20-[.S$3])/([.S$2]+1);0));&quot;-&quot;)" office:value-type="string" office:string-value="-">
            <text:p>-</text:p>
          </table:table-cell>
          <table:table-cell table:style-name="ce537" table:formula="of:=IF(([.$A29]+1)/2&gt;=[.T$2];MAX(0;ROUND([.$N$26]*([.$A29]-[.T$3])/(20-[.T$3])/([.T$2]+1);0));&quot;-&quot;)" office:value-type="string" office:string-value="-">
            <text:p>-</text:p>
          </table:table-cell>
          <table:table-cell table:style-name="ce537" table:formula="of:=IF(([.$A29]+1)/2&gt;=[.U$2];MAX(0;ROUND([.$N$26]*([.$A29]-[.U$3])/(20-[.U$3])/([.U$2]+1);0));&quot;-&quot;)" office:value-type="string" office:string-value="-">
            <text:p>-</text:p>
          </table:table-cell>
          <table:table-cell table:style-name="ce537" table:formula="of:=IF(([.$A29]+1)/2&gt;=[.V$2];MAX(0;ROUND([.$N$26]*([.$A29]-[.V$3])/(20-[.V$3])/([.V$2]+1);0));&quot;-&quot;)" office:value-type="string" office:string-value="-">
            <text:p>-</text:p>
          </table:table-cell>
          <table:table-cell table:style-name="ce537" table:formula="of:=IF(([.$A29]+1)/2&gt;=[.W$2];MAX(0;ROUND([.$N$26]*([.$A29]-[.W$3])/(20-[.W$3])/([.W$2]+1);0));&quot;-&quot;)" office:value-type="string" office:string-value="-">
            <text:p>-</text:p>
          </table:table-cell>
          <table:table-cell table:style-name="ce541" table:formula="of:=IF(([.$A29]+1)/2&gt;=[.X$2];MAX(0;ROUND([.$N$26]*([.$A2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1)/2&gt;=[.C$2];MAX(0;ROUND([.$B$26]*([.$A30]-[.C$3])/(20-[.C$3])/([.C$2]+1);0));&quot;-&quot;)" office:value-type="float" office:value="1">
            <text:p>1</text:p>
          </table:table-cell>
          <table:table-cell table:style-name="ce537" table:formula="of:=IF(([.$A30]+1)/2&gt;=[.D$2];MAX(0;ROUND([.$B$26]*([.$A30]-[.D$3])/(20-[.D$3])/([.D$2]+1);0));&quot;-&quot;)" office:value-type="float" office:value="0">
            <text:p>0</text:p>
          </table:table-cell>
          <table:table-cell table:style-name="ce537" table:formula="of:=IF(([.$A30]+1)/2&gt;=[.E$2];MAX(0;ROUND([.$B$26]*([.$A30]-[.E$3])/(20-[.E$3])/([.E$2]+1);0));&quot;-&quot;)" office:value-type="float" office:value="0">
            <text:p>0</text:p>
          </table:table-cell>
          <table:table-cell table:style-name="ce537" table:formula="of:=IF(([.$A30]+1)/2&gt;=[.F$2];MAX(0;ROUND([.$B$26]*([.$A30]-[.F$3])/(20-[.F$3])/([.F$2]+1);0));&quot;-&quot;)" office:value-type="string" office:string-value="-">
            <text:p>-</text:p>
          </table:table-cell>
          <table:table-cell table:style-name="ce537" table:formula="of:=IF(([.$A30]+1)/2&gt;=[.G$2];MAX(0;ROUND([.$B$26]*([.$A30]-[.G$3])/(20-[.G$3])/([.G$2]+1);0));&quot;-&quot;)" office:value-type="string" office:string-value="-">
            <text:p>-</text:p>
          </table:table-cell>
          <table:table-cell table:style-name="ce537" table:formula="of:=IF(([.$A30]+1)/2&gt;=[.H$2];MAX(0;ROUND([.$B$26]*([.$A30]-[.H$3])/(20-[.H$3])/([.H$2]+1);0));&quot;-&quot;)" office:value-type="string" office:string-value="-">
            <text:p>-</text:p>
          </table:table-cell>
          <table:table-cell table:style-name="ce537" table:formula="of:=IF(([.$A30]+1)/2&gt;=[.I$2];MAX(0;ROUND([.$B$26]*([.$A30]-[.I$3])/(20-[.I$3])/([.I$2]+1);0));&quot;-&quot;)" office:value-type="string" office:string-value="-">
            <text:p>-</text:p>
          </table:table-cell>
          <table:table-cell table:style-name="ce537" table:formula="of:=IF(([.$A30]+1)/2&gt;=[.J$2];MAX(0;ROUND([.$B$26]*([.$A30]-[.J$3])/(20-[.J$3])/([.J$2]+1);0));&quot;-&quot;)" office:value-type="string" office:string-value="-">
            <text:p>-</text:p>
          </table:table-cell>
          <table:table-cell table:style-name="ce537" table:formula="of:=IF(([.$A30]+1)/2&gt;=[.K$2];MAX(0;ROUND([.$B$26]*([.$A30]-[.K$3])/(20-[.K$3])/([.K$2]+1);0));&quot;-&quot;)" office:value-type="string" office:string-value="-">
            <text:p>-</text:p>
          </table:table-cell>
          <table:table-cell table:style-name="ce541" table:formula="of:=IF(([.$A30]+1)/2&gt;=[.L$2];MAX(0;ROUND([.$B$26]*([.$A30]-[.L$3])/(20-[.L$3])/([.L$2]+1);0));&quot;-&quot;)" office:value-type="string" office:string-value="-">
            <text:p>-</text:p>
          </table:table-cell>
          <table:table-cell table:style-name="ce533" table:formula="of:=[.M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1)/2&gt;=[.O$2];MAX(0;ROUND([.$N$26]*([.$A30]-[.O$3])/(20-[.O$3])/([.O$2]+1);0));&quot;-&quot;)" office:value-type="float" office:value="1">
            <text:p>1</text:p>
          </table:table-cell>
          <table:table-cell table:style-name="ce537" table:formula="of:=IF(([.$A30]+1)/2&gt;=[.P$2];MAX(0;ROUND([.$N$26]*([.$A30]-[.P$3])/(20-[.P$3])/([.P$2]+1);0));&quot;-&quot;)" office:value-type="float" office:value="0">
            <text:p>0</text:p>
          </table:table-cell>
          <table:table-cell table:style-name="ce537" table:formula="of:=IF(([.$A30]+1)/2&gt;=[.Q$2];MAX(0;ROUND([.$N$26]*([.$A30]-[.Q$3])/(20-[.Q$3])/([.Q$2]+1);0));&quot;-&quot;)" office:value-type="float" office:value="0">
            <text:p>0</text:p>
          </table:table-cell>
          <table:table-cell table:style-name="ce537" table:formula="of:=IF(([.$A30]+1)/2&gt;=[.R$2];MAX(0;ROUND([.$N$26]*([.$A30]-[.R$3])/(20-[.R$3])/([.R$2]+1);0));&quot;-&quot;)" office:value-type="string" office:string-value="-">
            <text:p>-</text:p>
          </table:table-cell>
          <table:table-cell table:style-name="ce537" table:formula="of:=IF(([.$A30]+1)/2&gt;=[.S$2];MAX(0;ROUND([.$N$26]*([.$A30]-[.S$3])/(20-[.S$3])/([.S$2]+1);0));&quot;-&quot;)" office:value-type="string" office:string-value="-">
            <text:p>-</text:p>
          </table:table-cell>
          <table:table-cell table:style-name="ce537" table:formula="of:=IF(([.$A30]+1)/2&gt;=[.T$2];MAX(0;ROUND([.$N$26]*([.$A30]-[.T$3])/(20-[.T$3])/([.T$2]+1);0));&quot;-&quot;)" office:value-type="string" office:string-value="-">
            <text:p>-</text:p>
          </table:table-cell>
          <table:table-cell table:style-name="ce537" table:formula="of:=IF(([.$A30]+1)/2&gt;=[.U$2];MAX(0;ROUND([.$N$26]*([.$A30]-[.U$3])/(20-[.U$3])/([.U$2]+1);0));&quot;-&quot;)" office:value-type="string" office:string-value="-">
            <text:p>-</text:p>
          </table:table-cell>
          <table:table-cell table:style-name="ce537" table:formula="of:=IF(([.$A30]+1)/2&gt;=[.V$2];MAX(0;ROUND([.$N$26]*([.$A30]-[.V$3])/(20-[.V$3])/([.V$2]+1);0));&quot;-&quot;)" office:value-type="string" office:string-value="-">
            <text:p>-</text:p>
          </table:table-cell>
          <table:table-cell table:style-name="ce537" table:formula="of:=IF(([.$A30]+1)/2&gt;=[.W$2];MAX(0;ROUND([.$N$26]*([.$A30]-[.W$3])/(20-[.W$3])/([.W$2]+1);0));&quot;-&quot;)" office:value-type="string" office:string-value="-">
            <text:p>-</text:p>
          </table:table-cell>
          <table:table-cell table:style-name="ce541" table:formula="of:=IF(([.$A30]+1)/2&gt;=[.X$2];MAX(0;ROUND([.$N$26]*([.$A3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1)/2&gt;=[.C$2];MAX(0;ROUND([.$B$26]*([.$A31]-[.C$3])/(20-[.C$3])/([.C$2]+1);0));&quot;-&quot;)" office:value-type="float" office:value="1">
            <text:p>1</text:p>
          </table:table-cell>
          <table:table-cell table:style-name="ce537" table:formula="of:=IF(([.$A31]+1)/2&gt;=[.D$2];MAX(0;ROUND([.$B$26]*([.$A31]-[.D$3])/(20-[.D$3])/([.D$2]+1);0));&quot;-&quot;)" office:value-type="float" office:value="0">
            <text:p>0</text:p>
          </table:table-cell>
          <table:table-cell table:style-name="ce537" table:formula="of:=IF(([.$A31]+1)/2&gt;=[.E$2];MAX(0;ROUND([.$B$26]*([.$A31]-[.E$3])/(20-[.E$3])/([.E$2]+1);0));&quot;-&quot;)" office:value-type="float" office:value="0">
            <text:p>0</text:p>
          </table:table-cell>
          <table:table-cell table:style-name="ce537" table:formula="of:=IF(([.$A31]+1)/2&gt;=[.F$2];MAX(0;ROUND([.$B$26]*([.$A31]-[.F$3])/(20-[.F$3])/([.F$2]+1);0));&quot;-&quot;)" office:value-type="string" office:string-value="-">
            <text:p>-</text:p>
          </table:table-cell>
          <table:table-cell table:style-name="ce537" table:formula="of:=IF(([.$A31]+1)/2&gt;=[.G$2];MAX(0;ROUND([.$B$26]*([.$A31]-[.G$3])/(20-[.G$3])/([.G$2]+1);0));&quot;-&quot;)" office:value-type="string" office:string-value="-">
            <text:p>-</text:p>
          </table:table-cell>
          <table:table-cell table:style-name="ce537" table:formula="of:=IF(([.$A31]+1)/2&gt;=[.H$2];MAX(0;ROUND([.$B$26]*([.$A31]-[.H$3])/(20-[.H$3])/([.H$2]+1);0));&quot;-&quot;)" office:value-type="string" office:string-value="-">
            <text:p>-</text:p>
          </table:table-cell>
          <table:table-cell table:style-name="ce537" table:formula="of:=IF(([.$A31]+1)/2&gt;=[.I$2];MAX(0;ROUND([.$B$26]*([.$A31]-[.I$3])/(20-[.I$3])/([.I$2]+1);0));&quot;-&quot;)" office:value-type="string" office:string-value="-">
            <text:p>-</text:p>
          </table:table-cell>
          <table:table-cell table:style-name="ce537" table:formula="of:=IF(([.$A31]+1)/2&gt;=[.J$2];MAX(0;ROUND([.$B$26]*([.$A31]-[.J$3])/(20-[.J$3])/([.J$2]+1);0));&quot;-&quot;)" office:value-type="string" office:string-value="-">
            <text:p>-</text:p>
          </table:table-cell>
          <table:table-cell table:style-name="ce537" table:formula="of:=IF(([.$A31]+1)/2&gt;=[.K$2];MAX(0;ROUND([.$B$26]*([.$A31]-[.K$3])/(20-[.K$3])/([.K$2]+1);0));&quot;-&quot;)" office:value-type="string" office:string-value="-">
            <text:p>-</text:p>
          </table:table-cell>
          <table:table-cell table:style-name="ce541" table:formula="of:=IF(([.$A31]+1)/2&gt;=[.L$2];MAX(0;ROUND([.$B$26]*([.$A31]-[.L$3])/(20-[.L$3])/([.L$2]+1);0));&quot;-&quot;)" office:value-type="string" office:string-value="-">
            <text:p>-</text:p>
          </table:table-cell>
          <table:table-cell table:style-name="ce533" table:formula="of:=[.M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1)/2&gt;=[.O$2];MAX(0;ROUND([.$N$26]*([.$A31]-[.O$3])/(20-[.O$3])/([.O$2]+1);0));&quot;-&quot;)" office:value-type="float" office:value="1">
            <text:p>1</text:p>
          </table:table-cell>
          <table:table-cell table:style-name="ce537" table:formula="of:=IF(([.$A31]+1)/2&gt;=[.P$2];MAX(0;ROUND([.$N$26]*([.$A31]-[.P$3])/(20-[.P$3])/([.P$2]+1);0));&quot;-&quot;)" office:value-type="float" office:value="0">
            <text:p>0</text:p>
          </table:table-cell>
          <table:table-cell table:style-name="ce537" table:formula="of:=IF(([.$A31]+1)/2&gt;=[.Q$2];MAX(0;ROUND([.$N$26]*([.$A31]-[.Q$3])/(20-[.Q$3])/([.Q$2]+1);0));&quot;-&quot;)" office:value-type="float" office:value="0">
            <text:p>0</text:p>
          </table:table-cell>
          <table:table-cell table:style-name="ce537" table:formula="of:=IF(([.$A31]+1)/2&gt;=[.R$2];MAX(0;ROUND([.$N$26]*([.$A31]-[.R$3])/(20-[.R$3])/([.R$2]+1);0));&quot;-&quot;)" office:value-type="string" office:string-value="-">
            <text:p>-</text:p>
          </table:table-cell>
          <table:table-cell table:style-name="ce537" table:formula="of:=IF(([.$A31]+1)/2&gt;=[.S$2];MAX(0;ROUND([.$N$26]*([.$A31]-[.S$3])/(20-[.S$3])/([.S$2]+1);0));&quot;-&quot;)" office:value-type="string" office:string-value="-">
            <text:p>-</text:p>
          </table:table-cell>
          <table:table-cell table:style-name="ce537" table:formula="of:=IF(([.$A31]+1)/2&gt;=[.T$2];MAX(0;ROUND([.$N$26]*([.$A31]-[.T$3])/(20-[.T$3])/([.T$2]+1);0));&quot;-&quot;)" office:value-type="string" office:string-value="-">
            <text:p>-</text:p>
          </table:table-cell>
          <table:table-cell table:style-name="ce537" table:formula="of:=IF(([.$A31]+1)/2&gt;=[.U$2];MAX(0;ROUND([.$N$26]*([.$A31]-[.U$3])/(20-[.U$3])/([.U$2]+1);0));&quot;-&quot;)" office:value-type="string" office:string-value="-">
            <text:p>-</text:p>
          </table:table-cell>
          <table:table-cell table:style-name="ce537" table:formula="of:=IF(([.$A31]+1)/2&gt;=[.V$2];MAX(0;ROUND([.$N$26]*([.$A31]-[.V$3])/(20-[.V$3])/([.V$2]+1);0));&quot;-&quot;)" office:value-type="string" office:string-value="-">
            <text:p>-</text:p>
          </table:table-cell>
          <table:table-cell table:style-name="ce537" table:formula="of:=IF(([.$A31]+1)/2&gt;=[.W$2];MAX(0;ROUND([.$N$26]*([.$A31]-[.W$3])/(20-[.W$3])/([.W$2]+1);0));&quot;-&quot;)" office:value-type="string" office:string-value="-">
            <text:p>-</text:p>
          </table:table-cell>
          <table:table-cell table:style-name="ce541" table:formula="of:=IF(([.$A31]+1)/2&gt;=[.X$2];MAX(0;ROUND([.$N$26]*([.$A3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1)/2&gt;=[.C$2];MAX(0;ROUND([.$B$26]*([.$A32]-[.C$3])/(20-[.C$3])/([.C$2]+1);0));&quot;-&quot;)" office:value-type="float" office:value="1">
            <text:p>1</text:p>
          </table:table-cell>
          <table:table-cell table:style-name="ce537" table:formula="of:=IF(([.$A32]+1)/2&gt;=[.D$2];MAX(0;ROUND([.$B$26]*([.$A32]-[.D$3])/(20-[.D$3])/([.D$2]+1);0));&quot;-&quot;)" office:value-type="float" office:value="0">
            <text:p>0</text:p>
          </table:table-cell>
          <table:table-cell table:style-name="ce537" table:formula="of:=IF(([.$A32]+1)/2&gt;=[.E$2];MAX(0;ROUND([.$B$26]*([.$A32]-[.E$3])/(20-[.E$3])/([.E$2]+1);0));&quot;-&quot;)" office:value-type="float" office:value="0">
            <text:p>0</text:p>
          </table:table-cell>
          <table:table-cell table:style-name="ce537" table:formula="of:=IF(([.$A32]+1)/2&gt;=[.F$2];MAX(0;ROUND([.$B$26]*([.$A32]-[.F$3])/(20-[.F$3])/([.F$2]+1);0));&quot;-&quot;)" office:value-type="float" office:value="0">
            <text:p>0</text:p>
          </table:table-cell>
          <table:table-cell table:style-name="ce537" table:formula="of:=IF(([.$A32]+1)/2&gt;=[.G$2];MAX(0;ROUND([.$B$26]*([.$A32]-[.G$3])/(20-[.G$3])/([.G$2]+1);0));&quot;-&quot;)" office:value-type="string" office:string-value="-">
            <text:p>-</text:p>
          </table:table-cell>
          <table:table-cell table:style-name="ce537" table:formula="of:=IF(([.$A32]+1)/2&gt;=[.H$2];MAX(0;ROUND([.$B$26]*([.$A32]-[.H$3])/(20-[.H$3])/([.H$2]+1);0));&quot;-&quot;)" office:value-type="string" office:string-value="-">
            <text:p>-</text:p>
          </table:table-cell>
          <table:table-cell table:style-name="ce537" table:formula="of:=IF(([.$A32]+1)/2&gt;=[.I$2];MAX(0;ROUND([.$B$26]*([.$A32]-[.I$3])/(20-[.I$3])/([.I$2]+1);0));&quot;-&quot;)" office:value-type="string" office:string-value="-">
            <text:p>-</text:p>
          </table:table-cell>
          <table:table-cell table:style-name="ce537" table:formula="of:=IF(([.$A32]+1)/2&gt;=[.J$2];MAX(0;ROUND([.$B$26]*([.$A32]-[.J$3])/(20-[.J$3])/([.J$2]+1);0));&quot;-&quot;)" office:value-type="string" office:string-value="-">
            <text:p>-</text:p>
          </table:table-cell>
          <table:table-cell table:style-name="ce537" table:formula="of:=IF(([.$A32]+1)/2&gt;=[.K$2];MAX(0;ROUND([.$B$26]*([.$A32]-[.K$3])/(20-[.K$3])/([.K$2]+1);0));&quot;-&quot;)" office:value-type="string" office:string-value="-">
            <text:p>-</text:p>
          </table:table-cell>
          <table:table-cell table:style-name="ce541" table:formula="of:=IF(([.$A32]+1)/2&gt;=[.L$2];MAX(0;ROUND([.$B$26]*([.$A32]-[.L$3])/(20-[.L$3])/([.L$2]+1);0));&quot;-&quot;)" office:value-type="string" office:string-value="-">
            <text:p>-</text:p>
          </table:table-cell>
          <table:table-cell table:style-name="ce533" table:formula="of:=[.M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1)/2&gt;=[.O$2];MAX(0;ROUND([.$N$26]*([.$A32]-[.O$3])/(20-[.O$3])/([.O$2]+1);0));&quot;-&quot;)" office:value-type="float" office:value="1">
            <text:p>1</text:p>
          </table:table-cell>
          <table:table-cell table:style-name="ce537" table:formula="of:=IF(([.$A32]+1)/2&gt;=[.P$2];MAX(0;ROUND([.$N$26]*([.$A32]-[.P$3])/(20-[.P$3])/([.P$2]+1);0));&quot;-&quot;)" office:value-type="float" office:value="0">
            <text:p>0</text:p>
          </table:table-cell>
          <table:table-cell table:style-name="ce537" table:formula="of:=IF(([.$A32]+1)/2&gt;=[.Q$2];MAX(0;ROUND([.$N$26]*([.$A32]-[.Q$3])/(20-[.Q$3])/([.Q$2]+1);0));&quot;-&quot;)" office:value-type="float" office:value="0">
            <text:p>0</text:p>
          </table:table-cell>
          <table:table-cell table:style-name="ce537" table:formula="of:=IF(([.$A32]+1)/2&gt;=[.R$2];MAX(0;ROUND([.$N$26]*([.$A32]-[.R$3])/(20-[.R$3])/([.R$2]+1);0));&quot;-&quot;)" office:value-type="float" office:value="0">
            <text:p>0</text:p>
          </table:table-cell>
          <table:table-cell table:style-name="ce537" table:formula="of:=IF(([.$A32]+1)/2&gt;=[.S$2];MAX(0;ROUND([.$N$26]*([.$A32]-[.S$3])/(20-[.S$3])/([.S$2]+1);0));&quot;-&quot;)" office:value-type="string" office:string-value="-">
            <text:p>-</text:p>
          </table:table-cell>
          <table:table-cell table:style-name="ce537" table:formula="of:=IF(([.$A32]+1)/2&gt;=[.T$2];MAX(0;ROUND([.$N$26]*([.$A32]-[.T$3])/(20-[.T$3])/([.T$2]+1);0));&quot;-&quot;)" office:value-type="string" office:string-value="-">
            <text:p>-</text:p>
          </table:table-cell>
          <table:table-cell table:style-name="ce537" table:formula="of:=IF(([.$A32]+1)/2&gt;=[.U$2];MAX(0;ROUND([.$N$26]*([.$A32]-[.U$3])/(20-[.U$3])/([.U$2]+1);0));&quot;-&quot;)" office:value-type="string" office:string-value="-">
            <text:p>-</text:p>
          </table:table-cell>
          <table:table-cell table:style-name="ce537" table:formula="of:=IF(([.$A32]+1)/2&gt;=[.V$2];MAX(0;ROUND([.$N$26]*([.$A32]-[.V$3])/(20-[.V$3])/([.V$2]+1);0));&quot;-&quot;)" office:value-type="string" office:string-value="-">
            <text:p>-</text:p>
          </table:table-cell>
          <table:table-cell table:style-name="ce537" table:formula="of:=IF(([.$A32]+1)/2&gt;=[.W$2];MAX(0;ROUND([.$N$26]*([.$A32]-[.W$3])/(20-[.W$3])/([.W$2]+1);0));&quot;-&quot;)" office:value-type="string" office:string-value="-">
            <text:p>-</text:p>
          </table:table-cell>
          <table:table-cell table:style-name="ce541" table:formula="of:=IF(([.$A32]+1)/2&gt;=[.X$2];MAX(0;ROUND([.$N$26]*([.$A3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1)/2&gt;=[.C$2];MAX(0;ROUND([.$B$26]*([.$A33]-[.C$3])/(20-[.C$3])/([.C$2]+1);0));&quot;-&quot;)" office:value-type="float" office:value="1">
            <text:p>1</text:p>
          </table:table-cell>
          <table:table-cell table:style-name="ce537" table:formula="of:=IF(([.$A33]+1)/2&gt;=[.D$2];MAX(0;ROUND([.$B$26]*([.$A33]-[.D$3])/(20-[.D$3])/([.D$2]+1);0));&quot;-&quot;)" office:value-type="float" office:value="0">
            <text:p>0</text:p>
          </table:table-cell>
          <table:table-cell table:style-name="ce537" table:formula="of:=IF(([.$A33]+1)/2&gt;=[.E$2];MAX(0;ROUND([.$B$26]*([.$A33]-[.E$3])/(20-[.E$3])/([.E$2]+1);0));&quot;-&quot;)" office:value-type="float" office:value="0">
            <text:p>0</text:p>
          </table:table-cell>
          <table:table-cell table:style-name="ce537" table:formula="of:=IF(([.$A33]+1)/2&gt;=[.F$2];MAX(0;ROUND([.$B$26]*([.$A33]-[.F$3])/(20-[.F$3])/([.F$2]+1);0));&quot;-&quot;)" office:value-type="float" office:value="0">
            <text:p>0</text:p>
          </table:table-cell>
          <table:table-cell table:style-name="ce537" table:formula="of:=IF(([.$A33]+1)/2&gt;=[.G$2];MAX(0;ROUND([.$B$26]*([.$A33]-[.G$3])/(20-[.G$3])/([.G$2]+1);0));&quot;-&quot;)" office:value-type="string" office:string-value="-">
            <text:p>-</text:p>
          </table:table-cell>
          <table:table-cell table:style-name="ce537" table:formula="of:=IF(([.$A33]+1)/2&gt;=[.H$2];MAX(0;ROUND([.$B$26]*([.$A33]-[.H$3])/(20-[.H$3])/([.H$2]+1);0));&quot;-&quot;)" office:value-type="string" office:string-value="-">
            <text:p>-</text:p>
          </table:table-cell>
          <table:table-cell table:style-name="ce537" table:formula="of:=IF(([.$A33]+1)/2&gt;=[.I$2];MAX(0;ROUND([.$B$26]*([.$A33]-[.I$3])/(20-[.I$3])/([.I$2]+1);0));&quot;-&quot;)" office:value-type="string" office:string-value="-">
            <text:p>-</text:p>
          </table:table-cell>
          <table:table-cell table:style-name="ce537" table:formula="of:=IF(([.$A33]+1)/2&gt;=[.J$2];MAX(0;ROUND([.$B$26]*([.$A33]-[.J$3])/(20-[.J$3])/([.J$2]+1);0));&quot;-&quot;)" office:value-type="string" office:string-value="-">
            <text:p>-</text:p>
          </table:table-cell>
          <table:table-cell table:style-name="ce537" table:formula="of:=IF(([.$A33]+1)/2&gt;=[.K$2];MAX(0;ROUND([.$B$26]*([.$A33]-[.K$3])/(20-[.K$3])/([.K$2]+1);0));&quot;-&quot;)" office:value-type="string" office:string-value="-">
            <text:p>-</text:p>
          </table:table-cell>
          <table:table-cell table:style-name="ce541" table:formula="of:=IF(([.$A33]+1)/2&gt;=[.L$2];MAX(0;ROUND([.$B$26]*([.$A33]-[.L$3])/(20-[.L$3])/([.L$2]+1);0));&quot;-&quot;)" office:value-type="string" office:string-value="-">
            <text:p>-</text:p>
          </table:table-cell>
          <table:table-cell table:style-name="ce533" table:formula="of:=[.M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1)/2&gt;=[.O$2];MAX(0;ROUND([.$N$26]*([.$A33]-[.O$3])/(20-[.O$3])/([.O$2]+1);0));&quot;-&quot;)" office:value-type="float" office:value="1">
            <text:p>1</text:p>
          </table:table-cell>
          <table:table-cell table:style-name="ce537" table:formula="of:=IF(([.$A33]+1)/2&gt;=[.P$2];MAX(0;ROUND([.$N$26]*([.$A33]-[.P$3])/(20-[.P$3])/([.P$2]+1);0));&quot;-&quot;)" office:value-type="float" office:value="1">
            <text:p>1</text:p>
          </table:table-cell>
          <table:table-cell table:style-name="ce537" table:formula="of:=IF(([.$A33]+1)/2&gt;=[.Q$2];MAX(0;ROUND([.$N$26]*([.$A33]-[.Q$3])/(20-[.Q$3])/([.Q$2]+1);0));&quot;-&quot;)" office:value-type="float" office:value="0">
            <text:p>0</text:p>
          </table:table-cell>
          <table:table-cell table:style-name="ce537" table:formula="of:=IF(([.$A33]+1)/2&gt;=[.R$2];MAX(0;ROUND([.$N$26]*([.$A33]-[.R$3])/(20-[.R$3])/([.R$2]+1);0));&quot;-&quot;)" office:value-type="float" office:value="0">
            <text:p>0</text:p>
          </table:table-cell>
          <table:table-cell table:style-name="ce537" table:formula="of:=IF(([.$A33]+1)/2&gt;=[.S$2];MAX(0;ROUND([.$N$26]*([.$A33]-[.S$3])/(20-[.S$3])/([.S$2]+1);0));&quot;-&quot;)" office:value-type="string" office:string-value="-">
            <text:p>-</text:p>
          </table:table-cell>
          <table:table-cell table:style-name="ce537" table:formula="of:=IF(([.$A33]+1)/2&gt;=[.T$2];MAX(0;ROUND([.$N$26]*([.$A33]-[.T$3])/(20-[.T$3])/([.T$2]+1);0));&quot;-&quot;)" office:value-type="string" office:string-value="-">
            <text:p>-</text:p>
          </table:table-cell>
          <table:table-cell table:style-name="ce537" table:formula="of:=IF(([.$A33]+1)/2&gt;=[.U$2];MAX(0;ROUND([.$N$26]*([.$A33]-[.U$3])/(20-[.U$3])/([.U$2]+1);0));&quot;-&quot;)" office:value-type="string" office:string-value="-">
            <text:p>-</text:p>
          </table:table-cell>
          <table:table-cell table:style-name="ce537" table:formula="of:=IF(([.$A33]+1)/2&gt;=[.V$2];MAX(0;ROUND([.$N$26]*([.$A33]-[.V$3])/(20-[.V$3])/([.V$2]+1);0));&quot;-&quot;)" office:value-type="string" office:string-value="-">
            <text:p>-</text:p>
          </table:table-cell>
          <table:table-cell table:style-name="ce537" table:formula="of:=IF(([.$A33]+1)/2&gt;=[.W$2];MAX(0;ROUND([.$N$26]*([.$A33]-[.W$3])/(20-[.W$3])/([.W$2]+1);0));&quot;-&quot;)" office:value-type="string" office:string-value="-">
            <text:p>-</text:p>
          </table:table-cell>
          <table:table-cell table:style-name="ce541" table:formula="of:=IF(([.$A33]+1)/2&gt;=[.X$2];MAX(0;ROUND([.$N$26]*([.$A3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1)/2&gt;=[.C$2];MAX(0;ROUND([.$B$26]*([.$A34]-[.C$3])/(20-[.C$3])/([.C$2]+1);0));&quot;-&quot;)" office:value-type="float" office:value="1">
            <text:p>1</text:p>
          </table:table-cell>
          <table:table-cell table:style-name="ce537" table:formula="of:=IF(([.$A34]+1)/2&gt;=[.D$2];MAX(0;ROUND([.$B$26]*([.$A34]-[.D$3])/(20-[.D$3])/([.D$2]+1);0));&quot;-&quot;)" office:value-type="float" office:value="0">
            <text:p>0</text:p>
          </table:table-cell>
          <table:table-cell table:style-name="ce537" table:formula="of:=IF(([.$A34]+1)/2&gt;=[.E$2];MAX(0;ROUND([.$B$26]*([.$A34]-[.E$3])/(20-[.E$3])/([.E$2]+1);0));&quot;-&quot;)" office:value-type="float" office:value="0">
            <text:p>0</text:p>
          </table:table-cell>
          <table:table-cell table:style-name="ce537" table:formula="of:=IF(([.$A34]+1)/2&gt;=[.F$2];MAX(0;ROUND([.$B$26]*([.$A34]-[.F$3])/(20-[.F$3])/([.F$2]+1);0));&quot;-&quot;)" office:value-type="float" office:value="0">
            <text:p>0</text:p>
          </table:table-cell>
          <table:table-cell table:style-name="ce537" table:formula="of:=IF(([.$A34]+1)/2&gt;=[.G$2];MAX(0;ROUND([.$B$26]*([.$A34]-[.G$3])/(20-[.G$3])/([.G$2]+1);0));&quot;-&quot;)" office:value-type="float" office:value="0">
            <text:p>0</text:p>
          </table:table-cell>
          <table:table-cell table:style-name="ce537" table:formula="of:=IF(([.$A34]+1)/2&gt;=[.H$2];MAX(0;ROUND([.$B$26]*([.$A34]-[.H$3])/(20-[.H$3])/([.H$2]+1);0));&quot;-&quot;)" office:value-type="string" office:string-value="-">
            <text:p>-</text:p>
          </table:table-cell>
          <table:table-cell table:style-name="ce537" table:formula="of:=IF(([.$A34]+1)/2&gt;=[.I$2];MAX(0;ROUND([.$B$26]*([.$A34]-[.I$3])/(20-[.I$3])/([.I$2]+1);0));&quot;-&quot;)" office:value-type="string" office:string-value="-">
            <text:p>-</text:p>
          </table:table-cell>
          <table:table-cell table:style-name="ce537" table:formula="of:=IF(([.$A34]+1)/2&gt;=[.J$2];MAX(0;ROUND([.$B$26]*([.$A34]-[.J$3])/(20-[.J$3])/([.J$2]+1);0));&quot;-&quot;)" office:value-type="string" office:string-value="-">
            <text:p>-</text:p>
          </table:table-cell>
          <table:table-cell table:style-name="ce537" table:formula="of:=IF(([.$A34]+1)/2&gt;=[.K$2];MAX(0;ROUND([.$B$26]*([.$A34]-[.K$3])/(20-[.K$3])/([.K$2]+1);0));&quot;-&quot;)" office:value-type="string" office:string-value="-">
            <text:p>-</text:p>
          </table:table-cell>
          <table:table-cell table:style-name="ce541" table:formula="of:=IF(([.$A34]+1)/2&gt;=[.L$2];MAX(0;ROUND([.$B$26]*([.$A34]-[.L$3])/(20-[.L$3])/([.L$2]+1);0));&quot;-&quot;)" office:value-type="string" office:string-value="-">
            <text:p>-</text:p>
          </table:table-cell>
          <table:table-cell table:style-name="ce533" table:formula="of:=[.M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1)/2&gt;=[.O$2];MAX(0;ROUND([.$N$26]*([.$A34]-[.O$3])/(20-[.O$3])/([.O$2]+1);0));&quot;-&quot;)" office:value-type="float" office:value="2">
            <text:p>2</text:p>
          </table:table-cell>
          <table:table-cell table:style-name="ce537" table:formula="of:=IF(([.$A34]+1)/2&gt;=[.P$2];MAX(0;ROUND([.$N$26]*([.$A34]-[.P$3])/(20-[.P$3])/([.P$2]+1);0));&quot;-&quot;)" office:value-type="float" office:value="1">
            <text:p>1</text:p>
          </table:table-cell>
          <table:table-cell table:style-name="ce537" table:formula="of:=IF(([.$A34]+1)/2&gt;=[.Q$2];MAX(0;ROUND([.$N$26]*([.$A34]-[.Q$3])/(20-[.Q$3])/([.Q$2]+1);0));&quot;-&quot;)" office:value-type="float" office:value="0">
            <text:p>0</text:p>
          </table:table-cell>
          <table:table-cell table:style-name="ce537" table:formula="of:=IF(([.$A34]+1)/2&gt;=[.R$2];MAX(0;ROUND([.$N$26]*([.$A34]-[.R$3])/(20-[.R$3])/([.R$2]+1);0));&quot;-&quot;)" office:value-type="float" office:value="0">
            <text:p>0</text:p>
          </table:table-cell>
          <table:table-cell table:style-name="ce537" table:formula="of:=IF(([.$A34]+1)/2&gt;=[.S$2];MAX(0;ROUND([.$N$26]*([.$A34]-[.S$3])/(20-[.S$3])/([.S$2]+1);0));&quot;-&quot;)" office:value-type="float" office:value="0">
            <text:p>0</text:p>
          </table:table-cell>
          <table:table-cell table:style-name="ce537" table:formula="of:=IF(([.$A34]+1)/2&gt;=[.T$2];MAX(0;ROUND([.$N$26]*([.$A34]-[.T$3])/(20-[.T$3])/([.T$2]+1);0));&quot;-&quot;)" office:value-type="string" office:string-value="-">
            <text:p>-</text:p>
          </table:table-cell>
          <table:table-cell table:style-name="ce537" table:formula="of:=IF(([.$A34]+1)/2&gt;=[.U$2];MAX(0;ROUND([.$N$26]*([.$A34]-[.U$3])/(20-[.U$3])/([.U$2]+1);0));&quot;-&quot;)" office:value-type="string" office:string-value="-">
            <text:p>-</text:p>
          </table:table-cell>
          <table:table-cell table:style-name="ce537" table:formula="of:=IF(([.$A34]+1)/2&gt;=[.V$2];MAX(0;ROUND([.$N$26]*([.$A34]-[.V$3])/(20-[.V$3])/([.V$2]+1);0));&quot;-&quot;)" office:value-type="string" office:string-value="-">
            <text:p>-</text:p>
          </table:table-cell>
          <table:table-cell table:style-name="ce537" table:formula="of:=IF(([.$A34]+1)/2&gt;=[.W$2];MAX(0;ROUND([.$N$26]*([.$A34]-[.W$3])/(20-[.W$3])/([.W$2]+1);0));&quot;-&quot;)" office:value-type="string" office:string-value="-">
            <text:p>-</text:p>
          </table:table-cell>
          <table:table-cell table:style-name="ce541" table:formula="of:=IF(([.$A34]+1)/2&gt;=[.X$2];MAX(0;ROUND([.$N$26]*([.$A3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1)/2&gt;=[.C$2];MAX(0;ROUND([.$B$26]*([.$A35]-[.C$3])/(20-[.C$3])/([.C$2]+1);0));&quot;-&quot;)" office:value-type="float" office:value="1">
            <text:p>1</text:p>
          </table:table-cell>
          <table:table-cell table:style-name="ce537" table:formula="of:=IF(([.$A35]+1)/2&gt;=[.D$2];MAX(0;ROUND([.$B$26]*([.$A35]-[.D$3])/(20-[.D$3])/([.D$2]+1);0));&quot;-&quot;)" office:value-type="float" office:value="1">
            <text:p>1</text:p>
          </table:table-cell>
          <table:table-cell table:style-name="ce537" table:formula="of:=IF(([.$A35]+1)/2&gt;=[.E$2];MAX(0;ROUND([.$B$26]*([.$A35]-[.E$3])/(20-[.E$3])/([.E$2]+1);0));&quot;-&quot;)" office:value-type="float" office:value="0">
            <text:p>0</text:p>
          </table:table-cell>
          <table:table-cell table:style-name="ce537" table:formula="of:=IF(([.$A35]+1)/2&gt;=[.F$2];MAX(0;ROUND([.$B$26]*([.$A35]-[.F$3])/(20-[.F$3])/([.F$2]+1);0));&quot;-&quot;)" office:value-type="float" office:value="0">
            <text:p>0</text:p>
          </table:table-cell>
          <table:table-cell table:style-name="ce537" table:formula="of:=IF(([.$A35]+1)/2&gt;=[.G$2];MAX(0;ROUND([.$B$26]*([.$A35]-[.G$3])/(20-[.G$3])/([.G$2]+1);0));&quot;-&quot;)" office:value-type="float" office:value="0">
            <text:p>0</text:p>
          </table:table-cell>
          <table:table-cell table:style-name="ce537" table:formula="of:=IF(([.$A35]+1)/2&gt;=[.H$2];MAX(0;ROUND([.$B$26]*([.$A35]-[.H$3])/(20-[.H$3])/([.H$2]+1);0));&quot;-&quot;)" office:value-type="string" office:string-value="-">
            <text:p>-</text:p>
          </table:table-cell>
          <table:table-cell table:style-name="ce537" table:formula="of:=IF(([.$A35]+1)/2&gt;=[.I$2];MAX(0;ROUND([.$B$26]*([.$A35]-[.I$3])/(20-[.I$3])/([.I$2]+1);0));&quot;-&quot;)" office:value-type="string" office:string-value="-">
            <text:p>-</text:p>
          </table:table-cell>
          <table:table-cell table:style-name="ce537" table:formula="of:=IF(([.$A35]+1)/2&gt;=[.J$2];MAX(0;ROUND([.$B$26]*([.$A35]-[.J$3])/(20-[.J$3])/([.J$2]+1);0));&quot;-&quot;)" office:value-type="string" office:string-value="-">
            <text:p>-</text:p>
          </table:table-cell>
          <table:table-cell table:style-name="ce537" table:formula="of:=IF(([.$A35]+1)/2&gt;=[.K$2];MAX(0;ROUND([.$B$26]*([.$A35]-[.K$3])/(20-[.K$3])/([.K$2]+1);0));&quot;-&quot;)" office:value-type="string" office:string-value="-">
            <text:p>-</text:p>
          </table:table-cell>
          <table:table-cell table:style-name="ce541" table:formula="of:=IF(([.$A35]+1)/2&gt;=[.L$2];MAX(0;ROUND([.$B$26]*([.$A35]-[.L$3])/(20-[.L$3])/([.L$2]+1);0));&quot;-&quot;)" office:value-type="string" office:string-value="-">
            <text:p>-</text:p>
          </table:table-cell>
          <table:table-cell table:style-name="ce533" table:formula="of:=[.M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1)/2&gt;=[.O$2];MAX(0;ROUND([.$N$26]*([.$A35]-[.O$3])/(20-[.O$3])/([.O$2]+1);0));&quot;-&quot;)" office:value-type="float" office:value="2">
            <text:p>2</text:p>
          </table:table-cell>
          <table:table-cell table:style-name="ce537" table:formula="of:=IF(([.$A35]+1)/2&gt;=[.P$2];MAX(0;ROUND([.$N$26]*([.$A35]-[.P$3])/(20-[.P$3])/([.P$2]+1);0));&quot;-&quot;)" office:value-type="float" office:value="1">
            <text:p>1</text:p>
          </table:table-cell>
          <table:table-cell table:style-name="ce537" table:formula="of:=IF(([.$A35]+1)/2&gt;=[.Q$2];MAX(0;ROUND([.$N$26]*([.$A35]-[.Q$3])/(20-[.Q$3])/([.Q$2]+1);0));&quot;-&quot;)" office:value-type="float" office:value="0">
            <text:p>0</text:p>
          </table:table-cell>
          <table:table-cell table:style-name="ce537" table:formula="of:=IF(([.$A35]+1)/2&gt;=[.R$2];MAX(0;ROUND([.$N$26]*([.$A35]-[.R$3])/(20-[.R$3])/([.R$2]+1);0));&quot;-&quot;)" office:value-type="float" office:value="0">
            <text:p>0</text:p>
          </table:table-cell>
          <table:table-cell table:style-name="ce537" table:formula="of:=IF(([.$A35]+1)/2&gt;=[.S$2];MAX(0;ROUND([.$N$26]*([.$A35]-[.S$3])/(20-[.S$3])/([.S$2]+1);0));&quot;-&quot;)" office:value-type="float" office:value="0">
            <text:p>0</text:p>
          </table:table-cell>
          <table:table-cell table:style-name="ce537" table:formula="of:=IF(([.$A35]+1)/2&gt;=[.T$2];MAX(0;ROUND([.$N$26]*([.$A35]-[.T$3])/(20-[.T$3])/([.T$2]+1);0));&quot;-&quot;)" office:value-type="string" office:string-value="-">
            <text:p>-</text:p>
          </table:table-cell>
          <table:table-cell table:style-name="ce537" table:formula="of:=IF(([.$A35]+1)/2&gt;=[.U$2];MAX(0;ROUND([.$N$26]*([.$A35]-[.U$3])/(20-[.U$3])/([.U$2]+1);0));&quot;-&quot;)" office:value-type="string" office:string-value="-">
            <text:p>-</text:p>
          </table:table-cell>
          <table:table-cell table:style-name="ce537" table:formula="of:=IF(([.$A35]+1)/2&gt;=[.V$2];MAX(0;ROUND([.$N$26]*([.$A35]-[.V$3])/(20-[.V$3])/([.V$2]+1);0));&quot;-&quot;)" office:value-type="string" office:string-value="-">
            <text:p>-</text:p>
          </table:table-cell>
          <table:table-cell table:style-name="ce537" table:formula="of:=IF(([.$A35]+1)/2&gt;=[.W$2];MAX(0;ROUND([.$N$26]*([.$A35]-[.W$3])/(20-[.W$3])/([.W$2]+1);0));&quot;-&quot;)" office:value-type="string" office:string-value="-">
            <text:p>-</text:p>
          </table:table-cell>
          <table:table-cell table:style-name="ce541" table:formula="of:=IF(([.$A35]+1)/2&gt;=[.X$2];MAX(0;ROUND([.$N$26]*([.$A3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1)/2&gt;=[.C$2];MAX(0;ROUND([.$B$26]*([.$A36]-[.C$3])/(20-[.C$3])/([.C$2]+1);0));&quot;-&quot;)" office:value-type="float" office:value="1">
            <text:p>1</text:p>
          </table:table-cell>
          <table:table-cell table:style-name="ce537" table:formula="of:=IF(([.$A36]+1)/2&gt;=[.D$2];MAX(0;ROUND([.$B$26]*([.$A36]-[.D$3])/(20-[.D$3])/([.D$2]+1);0));&quot;-&quot;)" office:value-type="float" office:value="1">
            <text:p>1</text:p>
          </table:table-cell>
          <table:table-cell table:style-name="ce537" table:formula="of:=IF(([.$A36]+1)/2&gt;=[.E$2];MAX(0;ROUND([.$B$26]*([.$A36]-[.E$3])/(20-[.E$3])/([.E$2]+1);0));&quot;-&quot;)" office:value-type="float" office:value="0">
            <text:p>0</text:p>
          </table:table-cell>
          <table:table-cell table:style-name="ce537" table:formula="of:=IF(([.$A36]+1)/2&gt;=[.F$2];MAX(0;ROUND([.$B$26]*([.$A36]-[.F$3])/(20-[.F$3])/([.F$2]+1);0));&quot;-&quot;)" office:value-type="float" office:value="0">
            <text:p>0</text:p>
          </table:table-cell>
          <table:table-cell table:style-name="ce537" table:formula="of:=IF(([.$A36]+1)/2&gt;=[.G$2];MAX(0;ROUND([.$B$26]*([.$A36]-[.G$3])/(20-[.G$3])/([.G$2]+1);0));&quot;-&quot;)" office:value-type="float" office:value="0">
            <text:p>0</text:p>
          </table:table-cell>
          <table:table-cell table:style-name="ce537" table:formula="of:=IF(([.$A36]+1)/2&gt;=[.H$2];MAX(0;ROUND([.$B$26]*([.$A36]-[.H$3])/(20-[.H$3])/([.H$2]+1);0));&quot;-&quot;)" office:value-type="float" office:value="0">
            <text:p>0</text:p>
          </table:table-cell>
          <table:table-cell table:style-name="ce537" table:formula="of:=IF(([.$A36]+1)/2&gt;=[.I$2];MAX(0;ROUND([.$B$26]*([.$A36]-[.I$3])/(20-[.I$3])/([.I$2]+1);0));&quot;-&quot;)" office:value-type="string" office:string-value="-">
            <text:p>-</text:p>
          </table:table-cell>
          <table:table-cell table:style-name="ce537" table:formula="of:=IF(([.$A36]+1)/2&gt;=[.J$2];MAX(0;ROUND([.$B$26]*([.$A36]-[.J$3])/(20-[.J$3])/([.J$2]+1);0));&quot;-&quot;)" office:value-type="string" office:string-value="-">
            <text:p>-</text:p>
          </table:table-cell>
          <table:table-cell table:style-name="ce537" table:formula="of:=IF(([.$A36]+1)/2&gt;=[.K$2];MAX(0;ROUND([.$B$26]*([.$A36]-[.K$3])/(20-[.K$3])/([.K$2]+1);0));&quot;-&quot;)" office:value-type="string" office:string-value="-">
            <text:p>-</text:p>
          </table:table-cell>
          <table:table-cell table:style-name="ce541" table:formula="of:=IF(([.$A36]+1)/2&gt;=[.L$2];MAX(0;ROUND([.$B$26]*([.$A36]-[.L$3])/(20-[.L$3])/([.L$2]+1);0));&quot;-&quot;)" office:value-type="string" office:string-value="-">
            <text:p>-</text:p>
          </table:table-cell>
          <table:table-cell table:style-name="ce533" table:formula="of:=[.M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1)/2&gt;=[.O$2];MAX(0;ROUND([.$N$26]*([.$A36]-[.O$3])/(20-[.O$3])/([.O$2]+1);0));&quot;-&quot;)" office:value-type="float" office:value="2">
            <text:p>2</text:p>
          </table:table-cell>
          <table:table-cell table:style-name="ce537" table:formula="of:=IF(([.$A36]+1)/2&gt;=[.P$2];MAX(0;ROUND([.$N$26]*([.$A36]-[.P$3])/(20-[.P$3])/([.P$2]+1);0));&quot;-&quot;)" office:value-type="float" office:value="1">
            <text:p>1</text:p>
          </table:table-cell>
          <table:table-cell table:style-name="ce537" table:formula="of:=IF(([.$A36]+1)/2&gt;=[.Q$2];MAX(0;ROUND([.$N$26]*([.$A36]-[.Q$3])/(20-[.Q$3])/([.Q$2]+1);0));&quot;-&quot;)" office:value-type="float" office:value="0">
            <text:p>0</text:p>
          </table:table-cell>
          <table:table-cell table:style-name="ce537" table:formula="of:=IF(([.$A36]+1)/2&gt;=[.R$2];MAX(0;ROUND([.$N$26]*([.$A36]-[.R$3])/(20-[.R$3])/([.R$2]+1);0));&quot;-&quot;)" office:value-type="float" office:value="0">
            <text:p>0</text:p>
          </table:table-cell>
          <table:table-cell table:style-name="ce537" table:formula="of:=IF(([.$A36]+1)/2&gt;=[.S$2];MAX(0;ROUND([.$N$26]*([.$A36]-[.S$3])/(20-[.S$3])/([.S$2]+1);0));&quot;-&quot;)" office:value-type="float" office:value="0">
            <text:p>0</text:p>
          </table:table-cell>
          <table:table-cell table:style-name="ce537" table:formula="of:=IF(([.$A36]+1)/2&gt;=[.T$2];MAX(0;ROUND([.$N$26]*([.$A36]-[.T$3])/(20-[.T$3])/([.T$2]+1);0));&quot;-&quot;)" office:value-type="float" office:value="0">
            <text:p>0</text:p>
          </table:table-cell>
          <table:table-cell table:style-name="ce537" table:formula="of:=IF(([.$A36]+1)/2&gt;=[.U$2];MAX(0;ROUND([.$N$26]*([.$A36]-[.U$3])/(20-[.U$3])/([.U$2]+1);0));&quot;-&quot;)" office:value-type="string" office:string-value="-">
            <text:p>-</text:p>
          </table:table-cell>
          <table:table-cell table:style-name="ce537" table:formula="of:=IF(([.$A36]+1)/2&gt;=[.V$2];MAX(0;ROUND([.$N$26]*([.$A36]-[.V$3])/(20-[.V$3])/([.V$2]+1);0));&quot;-&quot;)" office:value-type="string" office:string-value="-">
            <text:p>-</text:p>
          </table:table-cell>
          <table:table-cell table:style-name="ce537" table:formula="of:=IF(([.$A36]+1)/2&gt;=[.W$2];MAX(0;ROUND([.$N$26]*([.$A36]-[.W$3])/(20-[.W$3])/([.W$2]+1);0));&quot;-&quot;)" office:value-type="string" office:string-value="-">
            <text:p>-</text:p>
          </table:table-cell>
          <table:table-cell table:style-name="ce541" table:formula="of:=IF(([.$A36]+1)/2&gt;=[.X$2];MAX(0;ROUND([.$N$26]*([.$A3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1)/2&gt;=[.C$2];MAX(0;ROUND([.$B$26]*([.$A37]-[.C$3])/(20-[.C$3])/([.C$2]+1);0));&quot;-&quot;)" office:value-type="float" office:value="2">
            <text:p>2</text:p>
          </table:table-cell>
          <table:table-cell table:style-name="ce537" table:formula="of:=IF(([.$A37]+1)/2&gt;=[.D$2];MAX(0;ROUND([.$B$26]*([.$A37]-[.D$3])/(20-[.D$3])/([.D$2]+1);0));&quot;-&quot;)" office:value-type="float" office:value="1">
            <text:p>1</text:p>
          </table:table-cell>
          <table:table-cell table:style-name="ce537" table:formula="of:=IF(([.$A37]+1)/2&gt;=[.E$2];MAX(0;ROUND([.$B$26]*([.$A37]-[.E$3])/(20-[.E$3])/([.E$2]+1);0));&quot;-&quot;)" office:value-type="float" office:value="0">
            <text:p>0</text:p>
          </table:table-cell>
          <table:table-cell table:style-name="ce537" table:formula="of:=IF(([.$A37]+1)/2&gt;=[.F$2];MAX(0;ROUND([.$B$26]*([.$A37]-[.F$3])/(20-[.F$3])/([.F$2]+1);0));&quot;-&quot;)" office:value-type="float" office:value="0">
            <text:p>0</text:p>
          </table:table-cell>
          <table:table-cell table:style-name="ce537" table:formula="of:=IF(([.$A37]+1)/2&gt;=[.G$2];MAX(0;ROUND([.$B$26]*([.$A37]-[.G$3])/(20-[.G$3])/([.G$2]+1);0));&quot;-&quot;)" office:value-type="float" office:value="0">
            <text:p>0</text:p>
          </table:table-cell>
          <table:table-cell table:style-name="ce537" table:formula="of:=IF(([.$A37]+1)/2&gt;=[.H$2];MAX(0;ROUND([.$B$26]*([.$A37]-[.H$3])/(20-[.H$3])/([.H$2]+1);0));&quot;-&quot;)" office:value-type="float" office:value="0">
            <text:p>0</text:p>
          </table:table-cell>
          <table:table-cell table:style-name="ce537" table:formula="of:=IF(([.$A37]+1)/2&gt;=[.I$2];MAX(0;ROUND([.$B$26]*([.$A37]-[.I$3])/(20-[.I$3])/([.I$2]+1);0));&quot;-&quot;)" office:value-type="string" office:string-value="-">
            <text:p>-</text:p>
          </table:table-cell>
          <table:table-cell table:style-name="ce537" table:formula="of:=IF(([.$A37]+1)/2&gt;=[.J$2];MAX(0;ROUND([.$B$26]*([.$A37]-[.J$3])/(20-[.J$3])/([.J$2]+1);0));&quot;-&quot;)" office:value-type="string" office:string-value="-">
            <text:p>-</text:p>
          </table:table-cell>
          <table:table-cell table:style-name="ce537" table:formula="of:=IF(([.$A37]+1)/2&gt;=[.K$2];MAX(0;ROUND([.$B$26]*([.$A37]-[.K$3])/(20-[.K$3])/([.K$2]+1);0));&quot;-&quot;)" office:value-type="string" office:string-value="-">
            <text:p>-</text:p>
          </table:table-cell>
          <table:table-cell table:style-name="ce541" table:formula="of:=IF(([.$A37]+1)/2&gt;=[.L$2];MAX(0;ROUND([.$B$26]*([.$A37]-[.L$3])/(20-[.L$3])/([.L$2]+1);0));&quot;-&quot;)" office:value-type="string" office:string-value="-">
            <text:p>-</text:p>
          </table:table-cell>
          <table:table-cell table:style-name="ce533" table:formula="of:=[.M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1)/2&gt;=[.O$2];MAX(0;ROUND([.$N$26]*([.$A37]-[.O$3])/(20-[.O$3])/([.O$2]+1);0));&quot;-&quot;)" office:value-type="float" office:value="2">
            <text:p>2</text:p>
          </table:table-cell>
          <table:table-cell table:style-name="ce537" table:formula="of:=IF(([.$A37]+1)/2&gt;=[.P$2];MAX(0;ROUND([.$N$26]*([.$A37]-[.P$3])/(20-[.P$3])/([.P$2]+1);0));&quot;-&quot;)" office:value-type="float" office:value="1">
            <text:p>1</text:p>
          </table:table-cell>
          <table:table-cell table:style-name="ce537" table:formula="of:=IF(([.$A37]+1)/2&gt;=[.Q$2];MAX(0;ROUND([.$N$26]*([.$A37]-[.Q$3])/(20-[.Q$3])/([.Q$2]+1);0));&quot;-&quot;)" office:value-type="float" office:value="1">
            <text:p>1</text:p>
          </table:table-cell>
          <table:table-cell table:style-name="ce537" table:formula="of:=IF(([.$A37]+1)/2&gt;=[.R$2];MAX(0;ROUND([.$N$26]*([.$A37]-[.R$3])/(20-[.R$3])/([.R$2]+1);0));&quot;-&quot;)" office:value-type="float" office:value="0">
            <text:p>0</text:p>
          </table:table-cell>
          <table:table-cell table:style-name="ce537" table:formula="of:=IF(([.$A37]+1)/2&gt;=[.S$2];MAX(0;ROUND([.$N$26]*([.$A37]-[.S$3])/(20-[.S$3])/([.S$2]+1);0));&quot;-&quot;)" office:value-type="float" office:value="0">
            <text:p>0</text:p>
          </table:table-cell>
          <table:table-cell table:style-name="ce537" table:formula="of:=IF(([.$A37]+1)/2&gt;=[.T$2];MAX(0;ROUND([.$N$26]*([.$A37]-[.T$3])/(20-[.T$3])/([.T$2]+1);0));&quot;-&quot;)" office:value-type="float" office:value="0">
            <text:p>0</text:p>
          </table:table-cell>
          <table:table-cell table:style-name="ce537" table:formula="of:=IF(([.$A37]+1)/2&gt;=[.U$2];MAX(0;ROUND([.$N$26]*([.$A37]-[.U$3])/(20-[.U$3])/([.U$2]+1);0));&quot;-&quot;)" office:value-type="string" office:string-value="-">
            <text:p>-</text:p>
          </table:table-cell>
          <table:table-cell table:style-name="ce537" table:formula="of:=IF(([.$A37]+1)/2&gt;=[.V$2];MAX(0;ROUND([.$N$26]*([.$A37]-[.V$3])/(20-[.V$3])/([.V$2]+1);0));&quot;-&quot;)" office:value-type="string" office:string-value="-">
            <text:p>-</text:p>
          </table:table-cell>
          <table:table-cell table:style-name="ce537" table:formula="of:=IF(([.$A37]+1)/2&gt;=[.W$2];MAX(0;ROUND([.$N$26]*([.$A37]-[.W$3])/(20-[.W$3])/([.W$2]+1);0));&quot;-&quot;)" office:value-type="string" office:string-value="-">
            <text:p>-</text:p>
          </table:table-cell>
          <table:table-cell table:style-name="ce541" table:formula="of:=IF(([.$A37]+1)/2&gt;=[.X$2];MAX(0;ROUND([.$N$26]*([.$A3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1)/2&gt;=[.C$2];MAX(0;ROUND([.$B$26]*([.$A38]-[.C$3])/(20-[.C$3])/([.C$2]+1);0));&quot;-&quot;)" office:value-type="float" office:value="2">
            <text:p>2</text:p>
          </table:table-cell>
          <table:table-cell table:style-name="ce537" table:formula="of:=IF(([.$A38]+1)/2&gt;=[.D$2];MAX(0;ROUND([.$B$26]*([.$A38]-[.D$3])/(20-[.D$3])/([.D$2]+1);0));&quot;-&quot;)" office:value-type="float" office:value="1">
            <text:p>1</text:p>
          </table:table-cell>
          <table:table-cell table:style-name="ce537" table:formula="of:=IF(([.$A38]+1)/2&gt;=[.E$2];MAX(0;ROUND([.$B$26]*([.$A38]-[.E$3])/(20-[.E$3])/([.E$2]+1);0));&quot;-&quot;)" office:value-type="float" office:value="0">
            <text:p>0</text:p>
          </table:table-cell>
          <table:table-cell table:style-name="ce537" table:formula="of:=IF(([.$A38]+1)/2&gt;=[.F$2];MAX(0;ROUND([.$B$26]*([.$A38]-[.F$3])/(20-[.F$3])/([.F$2]+1);0));&quot;-&quot;)" office:value-type="float" office:value="0">
            <text:p>0</text:p>
          </table:table-cell>
          <table:table-cell table:style-name="ce537" table:formula="of:=IF(([.$A38]+1)/2&gt;=[.G$2];MAX(0;ROUND([.$B$26]*([.$A38]-[.G$3])/(20-[.G$3])/([.G$2]+1);0));&quot;-&quot;)" office:value-type="float" office:value="0">
            <text:p>0</text:p>
          </table:table-cell>
          <table:table-cell table:style-name="ce537" table:formula="of:=IF(([.$A38]+1)/2&gt;=[.H$2];MAX(0;ROUND([.$B$26]*([.$A38]-[.H$3])/(20-[.H$3])/([.H$2]+1);0));&quot;-&quot;)" office:value-type="float" office:value="0">
            <text:p>0</text:p>
          </table:table-cell>
          <table:table-cell table:style-name="ce537" table:formula="of:=IF(([.$A38]+1)/2&gt;=[.I$2];MAX(0;ROUND([.$B$26]*([.$A38]-[.I$3])/(20-[.I$3])/([.I$2]+1);0));&quot;-&quot;)" office:value-type="float" office:value="0">
            <text:p>0</text:p>
          </table:table-cell>
          <table:table-cell table:style-name="ce537" table:formula="of:=IF(([.$A38]+1)/2&gt;=[.J$2];MAX(0;ROUND([.$B$26]*([.$A38]-[.J$3])/(20-[.J$3])/([.J$2]+1);0));&quot;-&quot;)" office:value-type="string" office:string-value="-">
            <text:p>-</text:p>
          </table:table-cell>
          <table:table-cell table:style-name="ce537" table:formula="of:=IF(([.$A38]+1)/2&gt;=[.K$2];MAX(0;ROUND([.$B$26]*([.$A38]-[.K$3])/(20-[.K$3])/([.K$2]+1);0));&quot;-&quot;)" office:value-type="string" office:string-value="-">
            <text:p>-</text:p>
          </table:table-cell>
          <table:table-cell table:style-name="ce541" table:formula="of:=IF(([.$A38]+1)/2&gt;=[.L$2];MAX(0;ROUND([.$B$26]*([.$A38]-[.L$3])/(20-[.L$3])/([.L$2]+1);0));&quot;-&quot;)" office:value-type="string" office:string-value="-">
            <text:p>-</text:p>
          </table:table-cell>
          <table:table-cell table:style-name="ce533" table:formula="of:=[.M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1)/2&gt;=[.O$2];MAX(0;ROUND([.$N$26]*([.$A38]-[.O$3])/(20-[.O$3])/([.O$2]+1);0));&quot;-&quot;)" office:value-type="float" office:value="2">
            <text:p>2</text:p>
          </table:table-cell>
          <table:table-cell table:style-name="ce537" table:formula="of:=IF(([.$A38]+1)/2&gt;=[.P$2];MAX(0;ROUND([.$N$26]*([.$A38]-[.P$3])/(20-[.P$3])/([.P$2]+1);0));&quot;-&quot;)" office:value-type="float" office:value="1">
            <text:p>1</text:p>
          </table:table-cell>
          <table:table-cell table:style-name="ce537" table:formula="of:=IF(([.$A38]+1)/2&gt;=[.Q$2];MAX(0;ROUND([.$N$26]*([.$A38]-[.Q$3])/(20-[.Q$3])/([.Q$2]+1);0));&quot;-&quot;)" office:value-type="float" office:value="1">
            <text:p>1</text:p>
          </table:table-cell>
          <table:table-cell table:style-name="ce537" table:formula="of:=IF(([.$A38]+1)/2&gt;=[.R$2];MAX(0;ROUND([.$N$26]*([.$A38]-[.R$3])/(20-[.R$3])/([.R$2]+1);0));&quot;-&quot;)" office:value-type="float" office:value="0">
            <text:p>0</text:p>
          </table:table-cell>
          <table:table-cell table:style-name="ce537" table:formula="of:=IF(([.$A38]+1)/2&gt;=[.S$2];MAX(0;ROUND([.$N$26]*([.$A38]-[.S$3])/(20-[.S$3])/([.S$2]+1);0));&quot;-&quot;)" office:value-type="float" office:value="0">
            <text:p>0</text:p>
          </table:table-cell>
          <table:table-cell table:style-name="ce537" table:formula="of:=IF(([.$A38]+1)/2&gt;=[.T$2];MAX(0;ROUND([.$N$26]*([.$A38]-[.T$3])/(20-[.T$3])/([.T$2]+1);0));&quot;-&quot;)" office:value-type="float" office:value="0">
            <text:p>0</text:p>
          </table:table-cell>
          <table:table-cell table:style-name="ce537" table:formula="of:=IF(([.$A38]+1)/2&gt;=[.U$2];MAX(0;ROUND([.$N$26]*([.$A38]-[.U$3])/(20-[.U$3])/([.U$2]+1);0));&quot;-&quot;)" office:value-type="float" office:value="0">
            <text:p>0</text:p>
          </table:table-cell>
          <table:table-cell table:style-name="ce537" table:formula="of:=IF(([.$A38]+1)/2&gt;=[.V$2];MAX(0;ROUND([.$N$26]*([.$A38]-[.V$3])/(20-[.V$3])/([.V$2]+1);0));&quot;-&quot;)" office:value-type="string" office:string-value="-">
            <text:p>-</text:p>
          </table:table-cell>
          <table:table-cell table:style-name="ce537" table:formula="of:=IF(([.$A38]+1)/2&gt;=[.W$2];MAX(0;ROUND([.$N$26]*([.$A38]-[.W$3])/(20-[.W$3])/([.W$2]+1);0));&quot;-&quot;)" office:value-type="string" office:string-value="-">
            <text:p>-</text:p>
          </table:table-cell>
          <table:table-cell table:style-name="ce541" table:formula="of:=IF(([.$A38]+1)/2&gt;=[.X$2];MAX(0;ROUND([.$N$26]*([.$A3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1)/2&gt;=[.C$2];MAX(0;ROUND([.$B$26]*([.$A39]-[.C$3])/(20-[.C$3])/([.C$2]+1);0));&quot;-&quot;)" office:value-type="float" office:value="2">
            <text:p>2</text:p>
          </table:table-cell>
          <table:table-cell table:style-name="ce537" table:formula="of:=IF(([.$A39]+1)/2&gt;=[.D$2];MAX(0;ROUND([.$B$26]*([.$A39]-[.D$3])/(20-[.D$3])/([.D$2]+1);0));&quot;-&quot;)" office:value-type="float" office:value="1">
            <text:p>1</text:p>
          </table:table-cell>
          <table:table-cell table:style-name="ce537" table:formula="of:=IF(([.$A39]+1)/2&gt;=[.E$2];MAX(0;ROUND([.$B$26]*([.$A39]-[.E$3])/(20-[.E$3])/([.E$2]+1);0));&quot;-&quot;)" office:value-type="float" office:value="1">
            <text:p>1</text:p>
          </table:table-cell>
          <table:table-cell table:style-name="ce537" table:formula="of:=IF(([.$A39]+1)/2&gt;=[.F$2];MAX(0;ROUND([.$B$26]*([.$A39]-[.F$3])/(20-[.F$3])/([.F$2]+1);0));&quot;-&quot;)" office:value-type="float" office:value="0">
            <text:p>0</text:p>
          </table:table-cell>
          <table:table-cell table:style-name="ce537" table:formula="of:=IF(([.$A39]+1)/2&gt;=[.G$2];MAX(0;ROUND([.$B$26]*([.$A39]-[.G$3])/(20-[.G$3])/([.G$2]+1);0));&quot;-&quot;)" office:value-type="float" office:value="0">
            <text:p>0</text:p>
          </table:table-cell>
          <table:table-cell table:style-name="ce537" table:formula="of:=IF(([.$A39]+1)/2&gt;=[.H$2];MAX(0;ROUND([.$B$26]*([.$A39]-[.H$3])/(20-[.H$3])/([.H$2]+1);0));&quot;-&quot;)" office:value-type="float" office:value="0">
            <text:p>0</text:p>
          </table:table-cell>
          <table:table-cell table:style-name="ce537" table:formula="of:=IF(([.$A39]+1)/2&gt;=[.I$2];MAX(0;ROUND([.$B$26]*([.$A39]-[.I$3])/(20-[.I$3])/([.I$2]+1);0));&quot;-&quot;)" office:value-type="float" office:value="0">
            <text:p>0</text:p>
          </table:table-cell>
          <table:table-cell table:style-name="ce537" table:formula="of:=IF(([.$A39]+1)/2&gt;=[.J$2];MAX(0;ROUND([.$B$26]*([.$A39]-[.J$3])/(20-[.J$3])/([.J$2]+1);0));&quot;-&quot;)" office:value-type="string" office:string-value="-">
            <text:p>-</text:p>
          </table:table-cell>
          <table:table-cell table:style-name="ce537" table:formula="of:=IF(([.$A39]+1)/2&gt;=[.K$2];MAX(0;ROUND([.$B$26]*([.$A39]-[.K$3])/(20-[.K$3])/([.K$2]+1);0));&quot;-&quot;)" office:value-type="string" office:string-value="-">
            <text:p>-</text:p>
          </table:table-cell>
          <table:table-cell table:style-name="ce541" table:formula="of:=IF(([.$A39]+1)/2&gt;=[.L$2];MAX(0;ROUND([.$B$26]*([.$A39]-[.L$3])/(20-[.L$3])/([.L$2]+1);0));&quot;-&quot;)" office:value-type="string" office:string-value="-">
            <text:p>-</text:p>
          </table:table-cell>
          <table:table-cell table:style-name="ce533" table:formula="of:=[.M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1)/2&gt;=[.O$2];MAX(0;ROUND([.$N$26]*([.$A39]-[.O$3])/(20-[.O$3])/([.O$2]+1);0));&quot;-&quot;)" office:value-type="float" office:value="2">
            <text:p>2</text:p>
          </table:table-cell>
          <table:table-cell table:style-name="ce537" table:formula="of:=IF(([.$A39]+1)/2&gt;=[.P$2];MAX(0;ROUND([.$N$26]*([.$A39]-[.P$3])/(20-[.P$3])/([.P$2]+1);0));&quot;-&quot;)" office:value-type="float" office:value="1">
            <text:p>1</text:p>
          </table:table-cell>
          <table:table-cell table:style-name="ce537" table:formula="of:=IF(([.$A39]+1)/2&gt;=[.Q$2];MAX(0;ROUND([.$N$26]*([.$A39]-[.Q$3])/(20-[.Q$3])/([.Q$2]+1);0));&quot;-&quot;)" office:value-type="float" office:value="1">
            <text:p>1</text:p>
          </table:table-cell>
          <table:table-cell table:style-name="ce537" table:formula="of:=IF(([.$A39]+1)/2&gt;=[.R$2];MAX(0;ROUND([.$N$26]*([.$A39]-[.R$3])/(20-[.R$3])/([.R$2]+1);0));&quot;-&quot;)" office:value-type="float" office:value="0">
            <text:p>0</text:p>
          </table:table-cell>
          <table:table-cell table:style-name="ce537" table:formula="of:=IF(([.$A39]+1)/2&gt;=[.S$2];MAX(0;ROUND([.$N$26]*([.$A39]-[.S$3])/(20-[.S$3])/([.S$2]+1);0));&quot;-&quot;)" office:value-type="float" office:value="0">
            <text:p>0</text:p>
          </table:table-cell>
          <table:table-cell table:style-name="ce537" table:formula="of:=IF(([.$A39]+1)/2&gt;=[.T$2];MAX(0;ROUND([.$N$26]*([.$A39]-[.T$3])/(20-[.T$3])/([.T$2]+1);0));&quot;-&quot;)" office:value-type="float" office:value="0">
            <text:p>0</text:p>
          </table:table-cell>
          <table:table-cell table:style-name="ce537" table:formula="of:=IF(([.$A39]+1)/2&gt;=[.U$2];MAX(0;ROUND([.$N$26]*([.$A39]-[.U$3])/(20-[.U$3])/([.U$2]+1);0));&quot;-&quot;)" office:value-type="float" office:value="0">
            <text:p>0</text:p>
          </table:table-cell>
          <table:table-cell table:style-name="ce537" table:formula="of:=IF(([.$A39]+1)/2&gt;=[.V$2];MAX(0;ROUND([.$N$26]*([.$A39]-[.V$3])/(20-[.V$3])/([.V$2]+1);0));&quot;-&quot;)" office:value-type="string" office:string-value="-">
            <text:p>-</text:p>
          </table:table-cell>
          <table:table-cell table:style-name="ce537" table:formula="of:=IF(([.$A39]+1)/2&gt;=[.W$2];MAX(0;ROUND([.$N$26]*([.$A39]-[.W$3])/(20-[.W$3])/([.W$2]+1);0));&quot;-&quot;)" office:value-type="string" office:string-value="-">
            <text:p>-</text:p>
          </table:table-cell>
          <table:table-cell table:style-name="ce541" table:formula="of:=IF(([.$A39]+1)/2&gt;=[.X$2];MAX(0;ROUND([.$N$26]*([.$A3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1)/2&gt;=[.C$2];MAX(0;ROUND([.$B$26]*([.$A40]-[.C$3])/(20-[.C$3])/([.C$2]+1);0));&quot;-&quot;)" office:value-type="float" office:value="2">
            <text:p>2</text:p>
          </table:table-cell>
          <table:table-cell table:style-name="ce537" table:formula="of:=IF(([.$A40]+1)/2&gt;=[.D$2];MAX(0;ROUND([.$B$26]*([.$A40]-[.D$3])/(20-[.D$3])/([.D$2]+1);0));&quot;-&quot;)" office:value-type="float" office:value="1">
            <text:p>1</text:p>
          </table:table-cell>
          <table:table-cell table:style-name="ce537" table:formula="of:=IF(([.$A40]+1)/2&gt;=[.E$2];MAX(0;ROUND([.$B$26]*([.$A40]-[.E$3])/(20-[.E$3])/([.E$2]+1);0));&quot;-&quot;)" office:value-type="float" office:value="1">
            <text:p>1</text:p>
          </table:table-cell>
          <table:table-cell table:style-name="ce537" table:formula="of:=IF(([.$A40]+1)/2&gt;=[.F$2];MAX(0;ROUND([.$B$26]*([.$A40]-[.F$3])/(20-[.F$3])/([.F$2]+1);0));&quot;-&quot;)" office:value-type="float" office:value="0">
            <text:p>0</text:p>
          </table:table-cell>
          <table:table-cell table:style-name="ce537" table:formula="of:=IF(([.$A40]+1)/2&gt;=[.G$2];MAX(0;ROUND([.$B$26]*([.$A40]-[.G$3])/(20-[.G$3])/([.G$2]+1);0));&quot;-&quot;)" office:value-type="float" office:value="0">
            <text:p>0</text:p>
          </table:table-cell>
          <table:table-cell table:style-name="ce537" table:formula="of:=IF(([.$A40]+1)/2&gt;=[.H$2];MAX(0;ROUND([.$B$26]*([.$A40]-[.H$3])/(20-[.H$3])/([.H$2]+1);0));&quot;-&quot;)" office:value-type="float" office:value="0">
            <text:p>0</text:p>
          </table:table-cell>
          <table:table-cell table:style-name="ce537" table:formula="of:=IF(([.$A40]+1)/2&gt;=[.I$2];MAX(0;ROUND([.$B$26]*([.$A40]-[.I$3])/(20-[.I$3])/([.I$2]+1);0));&quot;-&quot;)" office:value-type="float" office:value="0">
            <text:p>0</text:p>
          </table:table-cell>
          <table:table-cell table:style-name="ce537" table:formula="of:=IF(([.$A40]+1)/2&gt;=[.J$2];MAX(0;ROUND([.$B$26]*([.$A40]-[.J$3])/(20-[.J$3])/([.J$2]+1);0));&quot;-&quot;)" office:value-type="float" office:value="0">
            <text:p>0</text:p>
          </table:table-cell>
          <table:table-cell table:style-name="ce537" table:formula="of:=IF(([.$A40]+1)/2&gt;=[.K$2];MAX(0;ROUND([.$B$26]*([.$A40]-[.K$3])/(20-[.K$3])/([.K$2]+1);0));&quot;-&quot;)" office:value-type="string" office:string-value="-">
            <text:p>-</text:p>
          </table:table-cell>
          <table:table-cell table:style-name="ce541" table:formula="of:=IF(([.$A40]+1)/2&gt;=[.L$2];MAX(0;ROUND([.$B$26]*([.$A40]-[.L$3])/(20-[.L$3])/([.L$2]+1);0));&quot;-&quot;)" office:value-type="string" office:string-value="-">
            <text:p>-</text:p>
          </table:table-cell>
          <table:table-cell table:style-name="ce533" table:formula="of:=[.M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1)/2&gt;=[.O$2];MAX(0;ROUND([.$N$26]*([.$A40]-[.O$3])/(20-[.O$3])/([.O$2]+1);0));&quot;-&quot;)" office:value-type="float" office:value="3">
            <text:p>3</text:p>
          </table:table-cell>
          <table:table-cell table:style-name="ce537" table:formula="of:=IF(([.$A40]+1)/2&gt;=[.P$2];MAX(0;ROUND([.$N$26]*([.$A40]-[.P$3])/(20-[.P$3])/([.P$2]+1);0));&quot;-&quot;)" office:value-type="float" office:value="1">
            <text:p>1</text:p>
          </table:table-cell>
          <table:table-cell table:style-name="ce537" table:formula="of:=IF(([.$A40]+1)/2&gt;=[.Q$2];MAX(0;ROUND([.$N$26]*([.$A40]-[.Q$3])/(20-[.Q$3])/([.Q$2]+1);0));&quot;-&quot;)" office:value-type="float" office:value="1">
            <text:p>1</text:p>
          </table:table-cell>
          <table:table-cell table:style-name="ce537" table:formula="of:=IF(([.$A40]+1)/2&gt;=[.R$2];MAX(0;ROUND([.$N$26]*([.$A40]-[.R$3])/(20-[.R$3])/([.R$2]+1);0));&quot;-&quot;)" office:value-type="float" office:value="1">
            <text:p>1</text:p>
          </table:table-cell>
          <table:table-cell table:style-name="ce537" table:formula="of:=IF(([.$A40]+1)/2&gt;=[.S$2];MAX(0;ROUND([.$N$26]*([.$A40]-[.S$3])/(20-[.S$3])/([.S$2]+1);0));&quot;-&quot;)" office:value-type="float" office:value="0">
            <text:p>0</text:p>
          </table:table-cell>
          <table:table-cell table:style-name="ce537" table:formula="of:=IF(([.$A40]+1)/2&gt;=[.T$2];MAX(0;ROUND([.$N$26]*([.$A40]-[.T$3])/(20-[.T$3])/([.T$2]+1);0));&quot;-&quot;)" office:value-type="float" office:value="0">
            <text:p>0</text:p>
          </table:table-cell>
          <table:table-cell table:style-name="ce537" table:formula="of:=IF(([.$A40]+1)/2&gt;=[.U$2];MAX(0;ROUND([.$N$26]*([.$A40]-[.U$3])/(20-[.U$3])/([.U$2]+1);0));&quot;-&quot;)" office:value-type="float" office:value="0">
            <text:p>0</text:p>
          </table:table-cell>
          <table:table-cell table:style-name="ce537" table:formula="of:=IF(([.$A40]+1)/2&gt;=[.V$2];MAX(0;ROUND([.$N$26]*([.$A40]-[.V$3])/(20-[.V$3])/([.V$2]+1);0));&quot;-&quot;)" office:value-type="float" office:value="0">
            <text:p>0</text:p>
          </table:table-cell>
          <table:table-cell table:style-name="ce537" table:formula="of:=IF(([.$A40]+1)/2&gt;=[.W$2];MAX(0;ROUND([.$N$26]*([.$A40]-[.W$3])/(20-[.W$3])/([.W$2]+1);0));&quot;-&quot;)" office:value-type="string" office:string-value="-">
            <text:p>-</text:p>
          </table:table-cell>
          <table:table-cell table:style-name="ce541" table:formula="of:=IF(([.$A40]+1)/2&gt;=[.X$2];MAX(0;ROUND([.$N$26]*([.$A4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1)/2&gt;=[.C$2];MAX(0;ROUND([.$B$26]*([.$A41]-[.C$3])/(20-[.C$3])/([.C$2]+1);0));&quot;-&quot;)" office:value-type="float" office:value="2">
            <text:p>2</text:p>
          </table:table-cell>
          <table:table-cell table:style-name="ce537" table:formula="of:=IF(([.$A41]+1)/2&gt;=[.D$2];MAX(0;ROUND([.$B$26]*([.$A41]-[.D$3])/(20-[.D$3])/([.D$2]+1);0));&quot;-&quot;)" office:value-type="float" office:value="1">
            <text:p>1</text:p>
          </table:table-cell>
          <table:table-cell table:style-name="ce537" table:formula="of:=IF(([.$A41]+1)/2&gt;=[.E$2];MAX(0;ROUND([.$B$26]*([.$A41]-[.E$3])/(20-[.E$3])/([.E$2]+1);0));&quot;-&quot;)" office:value-type="float" office:value="1">
            <text:p>1</text:p>
          </table:table-cell>
          <table:table-cell table:style-name="ce537" table:formula="of:=IF(([.$A41]+1)/2&gt;=[.F$2];MAX(0;ROUND([.$B$26]*([.$A41]-[.F$3])/(20-[.F$3])/([.F$2]+1);0));&quot;-&quot;)" office:value-type="float" office:value="0">
            <text:p>0</text:p>
          </table:table-cell>
          <table:table-cell table:style-name="ce537" table:formula="of:=IF(([.$A41]+1)/2&gt;=[.G$2];MAX(0;ROUND([.$B$26]*([.$A41]-[.G$3])/(20-[.G$3])/([.G$2]+1);0));&quot;-&quot;)" office:value-type="float" office:value="0">
            <text:p>0</text:p>
          </table:table-cell>
          <table:table-cell table:style-name="ce537" table:formula="of:=IF(([.$A41]+1)/2&gt;=[.H$2];MAX(0;ROUND([.$B$26]*([.$A41]-[.H$3])/(20-[.H$3])/([.H$2]+1);0));&quot;-&quot;)" office:value-type="float" office:value="0">
            <text:p>0</text:p>
          </table:table-cell>
          <table:table-cell table:style-name="ce537" table:formula="of:=IF(([.$A41]+1)/2&gt;=[.I$2];MAX(0;ROUND([.$B$26]*([.$A41]-[.I$3])/(20-[.I$3])/([.I$2]+1);0));&quot;-&quot;)" office:value-type="float" office:value="0">
            <text:p>0</text:p>
          </table:table-cell>
          <table:table-cell table:style-name="ce537" table:formula="of:=IF(([.$A41]+1)/2&gt;=[.J$2];MAX(0;ROUND([.$B$26]*([.$A41]-[.J$3])/(20-[.J$3])/([.J$2]+1);0));&quot;-&quot;)" office:value-type="float" office:value="0">
            <text:p>0</text:p>
          </table:table-cell>
          <table:table-cell table:style-name="ce537" table:formula="of:=IF(([.$A41]+1)/2&gt;=[.K$2];MAX(0;ROUND([.$B$26]*([.$A41]-[.K$3])/(20-[.K$3])/([.K$2]+1);0));&quot;-&quot;)" office:value-type="string" office:string-value="-">
            <text:p>-</text:p>
          </table:table-cell>
          <table:table-cell table:style-name="ce541" table:formula="of:=IF(([.$A41]+1)/2&gt;=[.L$2];MAX(0;ROUND([.$B$26]*([.$A41]-[.L$3])/(20-[.L$3])/([.L$2]+1);0));&quot;-&quot;)" office:value-type="string" office:string-value="-">
            <text:p>-</text:p>
          </table:table-cell>
          <table:table-cell table:style-name="ce533" table:formula="of:=[.M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1)/2&gt;=[.O$2];MAX(0;ROUND([.$N$26]*([.$A41]-[.O$3])/(20-[.O$3])/([.O$2]+1);0));&quot;-&quot;)" office:value-type="float" office:value="3">
            <text:p>3</text:p>
          </table:table-cell>
          <table:table-cell table:style-name="ce537" table:formula="of:=IF(([.$A41]+1)/2&gt;=[.P$2];MAX(0;ROUND([.$N$26]*([.$A41]-[.P$3])/(20-[.P$3])/([.P$2]+1);0));&quot;-&quot;)" office:value-type="float" office:value="1">
            <text:p>1</text:p>
          </table:table-cell>
          <table:table-cell table:style-name="ce537" table:formula="of:=IF(([.$A41]+1)/2&gt;=[.Q$2];MAX(0;ROUND([.$N$26]*([.$A41]-[.Q$3])/(20-[.Q$3])/([.Q$2]+1);0));&quot;-&quot;)" office:value-type="float" office:value="1">
            <text:p>1</text:p>
          </table:table-cell>
          <table:table-cell table:style-name="ce537" table:formula="of:=IF(([.$A41]+1)/2&gt;=[.R$2];MAX(0;ROUND([.$N$26]*([.$A41]-[.R$3])/(20-[.R$3])/([.R$2]+1);0));&quot;-&quot;)" office:value-type="float" office:value="1">
            <text:p>1</text:p>
          </table:table-cell>
          <table:table-cell table:style-name="ce537" table:formula="of:=IF(([.$A41]+1)/2&gt;=[.S$2];MAX(0;ROUND([.$N$26]*([.$A41]-[.S$3])/(20-[.S$3])/([.S$2]+1);0));&quot;-&quot;)" office:value-type="float" office:value="0">
            <text:p>0</text:p>
          </table:table-cell>
          <table:table-cell table:style-name="ce537" table:formula="of:=IF(([.$A41]+1)/2&gt;=[.T$2];MAX(0;ROUND([.$N$26]*([.$A41]-[.T$3])/(20-[.T$3])/([.T$2]+1);0));&quot;-&quot;)" office:value-type="float" office:value="0">
            <text:p>0</text:p>
          </table:table-cell>
          <table:table-cell table:style-name="ce537" table:formula="of:=IF(([.$A41]+1)/2&gt;=[.U$2];MAX(0;ROUND([.$N$26]*([.$A41]-[.U$3])/(20-[.U$3])/([.U$2]+1);0));&quot;-&quot;)" office:value-type="float" office:value="0">
            <text:p>0</text:p>
          </table:table-cell>
          <table:table-cell table:style-name="ce537" table:formula="of:=IF(([.$A41]+1)/2&gt;=[.V$2];MAX(0;ROUND([.$N$26]*([.$A41]-[.V$3])/(20-[.V$3])/([.V$2]+1);0));&quot;-&quot;)" office:value-type="float" office:value="0">
            <text:p>0</text:p>
          </table:table-cell>
          <table:table-cell table:style-name="ce537" table:formula="of:=IF(([.$A41]+1)/2&gt;=[.W$2];MAX(0;ROUND([.$N$26]*([.$A41]-[.W$3])/(20-[.W$3])/([.W$2]+1);0));&quot;-&quot;)" office:value-type="string" office:string-value="-">
            <text:p>-</text:p>
          </table:table-cell>
          <table:table-cell table:style-name="ce541" table:formula="of:=IF(([.$A41]+1)/2&gt;=[.X$2];MAX(0;ROUND([.$N$26]*([.$A4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1)/2&gt;=[.C$2];MAX(0;ROUND([.$B$26]*([.$A42]-[.C$3])/(20-[.C$3])/([.C$2]+1);0));&quot;-&quot;)" office:value-type="float" office:value="2">
            <text:p>2</text:p>
          </table:table-cell>
          <table:table-cell table:style-name="ce537" table:formula="of:=IF(([.$A42]+1)/2&gt;=[.D$2];MAX(0;ROUND([.$B$26]*([.$A42]-[.D$3])/(20-[.D$3])/([.D$2]+1);0));&quot;-&quot;)" office:value-type="float" office:value="1">
            <text:p>1</text:p>
          </table:table-cell>
          <table:table-cell table:style-name="ce537" table:formula="of:=IF(([.$A42]+1)/2&gt;=[.E$2];MAX(0;ROUND([.$B$26]*([.$A42]-[.E$3])/(20-[.E$3])/([.E$2]+1);0));&quot;-&quot;)" office:value-type="float" office:value="1">
            <text:p>1</text:p>
          </table:table-cell>
          <table:table-cell table:style-name="ce537" table:formula="of:=IF(([.$A42]+1)/2&gt;=[.F$2];MAX(0;ROUND([.$B$26]*([.$A42]-[.F$3])/(20-[.F$3])/([.F$2]+1);0));&quot;-&quot;)" office:value-type="float" office:value="1">
            <text:p>1</text:p>
          </table:table-cell>
          <table:table-cell table:style-name="ce537" table:formula="of:=IF(([.$A42]+1)/2&gt;=[.G$2];MAX(0;ROUND([.$B$26]*([.$A42]-[.G$3])/(20-[.G$3])/([.G$2]+1);0));&quot;-&quot;)" office:value-type="float" office:value="0">
            <text:p>0</text:p>
          </table:table-cell>
          <table:table-cell table:style-name="ce537" table:formula="of:=IF(([.$A42]+1)/2&gt;=[.H$2];MAX(0;ROUND([.$B$26]*([.$A42]-[.H$3])/(20-[.H$3])/([.H$2]+1);0));&quot;-&quot;)" office:value-type="float" office:value="0">
            <text:p>0</text:p>
          </table:table-cell>
          <table:table-cell table:style-name="ce537" table:formula="of:=IF(([.$A42]+1)/2&gt;=[.I$2];MAX(0;ROUND([.$B$26]*([.$A42]-[.I$3])/(20-[.I$3])/([.I$2]+1);0));&quot;-&quot;)" office:value-type="float" office:value="0">
            <text:p>0</text:p>
          </table:table-cell>
          <table:table-cell table:style-name="ce537" table:formula="of:=IF(([.$A42]+1)/2&gt;=[.J$2];MAX(0;ROUND([.$B$26]*([.$A42]-[.J$3])/(20-[.J$3])/([.J$2]+1);0));&quot;-&quot;)" office:value-type="float" office:value="0">
            <text:p>0</text:p>
          </table:table-cell>
          <table:table-cell table:style-name="ce537" table:formula="of:=IF(([.$A42]+1)/2&gt;=[.K$2];MAX(0;ROUND([.$B$26]*([.$A42]-[.K$3])/(20-[.K$3])/([.K$2]+1);0));&quot;-&quot;)" office:value-type="float" office:value="0">
            <text:p>0</text:p>
          </table:table-cell>
          <table:table-cell table:style-name="ce541" table:formula="of:=IF(([.$A42]+1)/2&gt;=[.L$2];MAX(0;ROUND([.$B$26]*([.$A42]-[.L$3])/(20-[.L$3])/([.L$2]+1);0));&quot;-&quot;)" office:value-type="string" office:string-value="-">
            <text:p>-</text:p>
          </table:table-cell>
          <table:table-cell table:style-name="ce533" table:formula="of:=[.M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1)/2&gt;=[.O$2];MAX(0;ROUND([.$N$26]*([.$A42]-[.O$3])/(20-[.O$3])/([.O$2]+1);0));&quot;-&quot;)" office:value-type="float" office:value="3">
            <text:p>3</text:p>
          </table:table-cell>
          <table:table-cell table:style-name="ce537" table:formula="of:=IF(([.$A42]+1)/2&gt;=[.P$2];MAX(0;ROUND([.$N$26]*([.$A42]-[.P$3])/(20-[.P$3])/([.P$2]+1);0));&quot;-&quot;)" office:value-type="float" office:value="1">
            <text:p>1</text:p>
          </table:table-cell>
          <table:table-cell table:style-name="ce537" table:formula="of:=IF(([.$A42]+1)/2&gt;=[.Q$2];MAX(0;ROUND([.$N$26]*([.$A42]-[.Q$3])/(20-[.Q$3])/([.Q$2]+1);0));&quot;-&quot;)" office:value-type="float" office:value="1">
            <text:p>1</text:p>
          </table:table-cell>
          <table:table-cell table:style-name="ce537" table:formula="of:=IF(([.$A42]+1)/2&gt;=[.R$2];MAX(0;ROUND([.$N$26]*([.$A42]-[.R$3])/(20-[.R$3])/([.R$2]+1);0));&quot;-&quot;)" office:value-type="float" office:value="1">
            <text:p>1</text:p>
          </table:table-cell>
          <table:table-cell table:style-name="ce537" table:formula="of:=IF(([.$A42]+1)/2&gt;=[.S$2];MAX(0;ROUND([.$N$26]*([.$A42]-[.S$3])/(20-[.S$3])/([.S$2]+1);0));&quot;-&quot;)" office:value-type="float" office:value="0">
            <text:p>0</text:p>
          </table:table-cell>
          <table:table-cell table:style-name="ce537" table:formula="of:=IF(([.$A42]+1)/2&gt;=[.T$2];MAX(0;ROUND([.$N$26]*([.$A42]-[.T$3])/(20-[.T$3])/([.T$2]+1);0));&quot;-&quot;)" office:value-type="float" office:value="0">
            <text:p>0</text:p>
          </table:table-cell>
          <table:table-cell table:style-name="ce537" table:formula="of:=IF(([.$A42]+1)/2&gt;=[.U$2];MAX(0;ROUND([.$N$26]*([.$A42]-[.U$3])/(20-[.U$3])/([.U$2]+1);0));&quot;-&quot;)" office:value-type="float" office:value="0">
            <text:p>0</text:p>
          </table:table-cell>
          <table:table-cell table:style-name="ce537" table:formula="of:=IF(([.$A42]+1)/2&gt;=[.V$2];MAX(0;ROUND([.$N$26]*([.$A42]-[.V$3])/(20-[.V$3])/([.V$2]+1);0));&quot;-&quot;)" office:value-type="float" office:value="0">
            <text:p>0</text:p>
          </table:table-cell>
          <table:table-cell table:style-name="ce537" table:formula="of:=IF(([.$A42]+1)/2&gt;=[.W$2];MAX(0;ROUND([.$N$26]*([.$A42]-[.W$3])/(20-[.W$3])/([.W$2]+1);0));&quot;-&quot;)" office:value-type="float" office:value="0">
            <text:p>0</text:p>
          </table:table-cell>
          <table:table-cell table:style-name="ce541" table:formula="of:=IF(([.$A42]+1)/2&gt;=[.X$2];MAX(0;ROUND([.$N$26]*([.$A4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1)/2&gt;=[.C$2];MAX(0;ROUND([.$B$26]*([.$A43]-[.C$3])/(20-[.C$3])/([.C$2]+1);0));&quot;-&quot;)" office:value-type="float" office:value="2">
            <text:p>2</text:p>
          </table:table-cell>
          <table:table-cell table:style-name="ce537" table:formula="of:=IF(([.$A43]+1)/2&gt;=[.D$2];MAX(0;ROUND([.$B$26]*([.$A43]-[.D$3])/(20-[.D$3])/([.D$2]+1);0));&quot;-&quot;)" office:value-type="float" office:value="1">
            <text:p>1</text:p>
          </table:table-cell>
          <table:table-cell table:style-name="ce537" table:formula="of:=IF(([.$A43]+1)/2&gt;=[.E$2];MAX(0;ROUND([.$B$26]*([.$A43]-[.E$3])/(20-[.E$3])/([.E$2]+1);0));&quot;-&quot;)" office:value-type="float" office:value="1">
            <text:p>1</text:p>
          </table:table-cell>
          <table:table-cell table:style-name="ce537" table:formula="of:=IF(([.$A43]+1)/2&gt;=[.F$2];MAX(0;ROUND([.$B$26]*([.$A43]-[.F$3])/(20-[.F$3])/([.F$2]+1);0));&quot;-&quot;)" office:value-type="float" office:value="1">
            <text:p>1</text:p>
          </table:table-cell>
          <table:table-cell table:style-name="ce537" table:formula="of:=IF(([.$A43]+1)/2&gt;=[.G$2];MAX(0;ROUND([.$B$26]*([.$A43]-[.G$3])/(20-[.G$3])/([.G$2]+1);0));&quot;-&quot;)" office:value-type="float" office:value="0">
            <text:p>0</text:p>
          </table:table-cell>
          <table:table-cell table:style-name="ce537" table:formula="of:=IF(([.$A43]+1)/2&gt;=[.H$2];MAX(0;ROUND([.$B$26]*([.$A43]-[.H$3])/(20-[.H$3])/([.H$2]+1);0));&quot;-&quot;)" office:value-type="float" office:value="0">
            <text:p>0</text:p>
          </table:table-cell>
          <table:table-cell table:style-name="ce537" table:formula="of:=IF(([.$A43]+1)/2&gt;=[.I$2];MAX(0;ROUND([.$B$26]*([.$A43]-[.I$3])/(20-[.I$3])/([.I$2]+1);0));&quot;-&quot;)" office:value-type="float" office:value="0">
            <text:p>0</text:p>
          </table:table-cell>
          <table:table-cell table:style-name="ce537" table:formula="of:=IF(([.$A43]+1)/2&gt;=[.J$2];MAX(0;ROUND([.$B$26]*([.$A43]-[.J$3])/(20-[.J$3])/([.J$2]+1);0));&quot;-&quot;)" office:value-type="float" office:value="0">
            <text:p>0</text:p>
          </table:table-cell>
          <table:table-cell table:style-name="ce537" table:formula="of:=IF(([.$A43]+1)/2&gt;=[.K$2];MAX(0;ROUND([.$B$26]*([.$A43]-[.K$3])/(20-[.K$3])/([.K$2]+1);0));&quot;-&quot;)" office:value-type="float" office:value="0">
            <text:p>0</text:p>
          </table:table-cell>
          <table:table-cell table:style-name="ce541" table:formula="of:=IF(([.$A43]+1)/2&gt;=[.L$2];MAX(0;ROUND([.$B$26]*([.$A43]-[.L$3])/(20-[.L$3])/([.L$2]+1);0));&quot;-&quot;)" office:value-type="string" office:string-value="-">
            <text:p>-</text:p>
          </table:table-cell>
          <table:table-cell table:style-name="ce533" table:formula="of:=[.M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1)/2&gt;=[.O$2];MAX(0;ROUND([.$N$26]*([.$A43]-[.O$3])/(20-[.O$3])/([.O$2]+1);0));&quot;-&quot;)" office:value-type="float" office:value="3">
            <text:p>3</text:p>
          </table:table-cell>
          <table:table-cell table:style-name="ce537" table:formula="of:=IF(([.$A43]+1)/2&gt;=[.P$2];MAX(0;ROUND([.$N$26]*([.$A43]-[.P$3])/(20-[.P$3])/([.P$2]+1);0));&quot;-&quot;)" office:value-type="float" office:value="2">
            <text:p>2</text:p>
          </table:table-cell>
          <table:table-cell table:style-name="ce537" table:formula="of:=IF(([.$A43]+1)/2&gt;=[.Q$2];MAX(0;ROUND([.$N$26]*([.$A43]-[.Q$3])/(20-[.Q$3])/([.Q$2]+1);0));&quot;-&quot;)" office:value-type="float" office:value="1">
            <text:p>1</text:p>
          </table:table-cell>
          <table:table-cell table:style-name="ce537" table:formula="of:=IF(([.$A43]+1)/2&gt;=[.R$2];MAX(0;ROUND([.$N$26]*([.$A43]-[.R$3])/(20-[.R$3])/([.R$2]+1);0));&quot;-&quot;)" office:value-type="float" office:value="1">
            <text:p>1</text:p>
          </table:table-cell>
          <table:table-cell table:style-name="ce537" table:formula="of:=IF(([.$A43]+1)/2&gt;=[.S$2];MAX(0;ROUND([.$N$26]*([.$A43]-[.S$3])/(20-[.S$3])/([.S$2]+1);0));&quot;-&quot;)" office:value-type="float" office:value="1">
            <text:p>1</text:p>
          </table:table-cell>
          <table:table-cell table:style-name="ce537" table:formula="of:=IF(([.$A43]+1)/2&gt;=[.T$2];MAX(0;ROUND([.$N$26]*([.$A43]-[.T$3])/(20-[.T$3])/([.T$2]+1);0));&quot;-&quot;)" office:value-type="float" office:value="0">
            <text:p>0</text:p>
          </table:table-cell>
          <table:table-cell table:style-name="ce537" table:formula="of:=IF(([.$A43]+1)/2&gt;=[.U$2];MAX(0;ROUND([.$N$26]*([.$A43]-[.U$3])/(20-[.U$3])/([.U$2]+1);0));&quot;-&quot;)" office:value-type="float" office:value="0">
            <text:p>0</text:p>
          </table:table-cell>
          <table:table-cell table:style-name="ce537" table:formula="of:=IF(([.$A43]+1)/2&gt;=[.V$2];MAX(0;ROUND([.$N$26]*([.$A43]-[.V$3])/(20-[.V$3])/([.V$2]+1);0));&quot;-&quot;)" office:value-type="float" office:value="0">
            <text:p>0</text:p>
          </table:table-cell>
          <table:table-cell table:style-name="ce537" table:formula="of:=IF(([.$A43]+1)/2&gt;=[.W$2];MAX(0;ROUND([.$N$26]*([.$A43]-[.W$3])/(20-[.W$3])/([.W$2]+1);0));&quot;-&quot;)" office:value-type="float" office:value="0">
            <text:p>0</text:p>
          </table:table-cell>
          <table:table-cell table:style-name="ce541" table:formula="of:=IF(([.$A43]+1)/2&gt;=[.X$2];MAX(0;ROUND([.$N$26]*([.$A4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1)/2&gt;=[.C$2];MAX(0;ROUND([.$B$26]*([.$A44]-[.C$3])/(20-[.C$3])/([.C$2]+1);0));&quot;-&quot;)" office:value-type="float" office:value="3">
            <text:p>3</text:p>
          </table:table-cell>
          <table:table-cell table:style-name="ce537" table:formula="of:=IF(([.$A44]+1)/2&gt;=[.D$2];MAX(0;ROUND([.$B$26]*([.$A44]-[.D$3])/(20-[.D$3])/([.D$2]+1);0));&quot;-&quot;)" office:value-type="float" office:value="1">
            <text:p>1</text:p>
          </table:table-cell>
          <table:table-cell table:style-name="ce537" table:formula="of:=IF(([.$A44]+1)/2&gt;=[.E$2];MAX(0;ROUND([.$B$26]*([.$A44]-[.E$3])/(20-[.E$3])/([.E$2]+1);0));&quot;-&quot;)" office:value-type="float" office:value="1">
            <text:p>1</text:p>
          </table:table-cell>
          <table:table-cell table:style-name="ce537" table:formula="of:=IF(([.$A44]+1)/2&gt;=[.F$2];MAX(0;ROUND([.$B$26]*([.$A44]-[.F$3])/(20-[.F$3])/([.F$2]+1);0));&quot;-&quot;)" office:value-type="float" office:value="1">
            <text:p>1</text:p>
          </table:table-cell>
          <table:table-cell table:style-name="ce537" table:formula="of:=IF(([.$A44]+1)/2&gt;=[.G$2];MAX(0;ROUND([.$B$26]*([.$A44]-[.G$3])/(20-[.G$3])/([.G$2]+1);0));&quot;-&quot;)" office:value-type="float" office:value="0">
            <text:p>0</text:p>
          </table:table-cell>
          <table:table-cell table:style-name="ce537" table:formula="of:=IF(([.$A44]+1)/2&gt;=[.H$2];MAX(0;ROUND([.$B$26]*([.$A44]-[.H$3])/(20-[.H$3])/([.H$2]+1);0));&quot;-&quot;)" office:value-type="float" office:value="0">
            <text:p>0</text:p>
          </table:table-cell>
          <table:table-cell table:style-name="ce537" table:formula="of:=IF(([.$A44]+1)/2&gt;=[.I$2];MAX(0;ROUND([.$B$26]*([.$A44]-[.I$3])/(20-[.I$3])/([.I$2]+1);0));&quot;-&quot;)" office:value-type="float" office:value="0">
            <text:p>0</text:p>
          </table:table-cell>
          <table:table-cell table:style-name="ce537" table:formula="of:=IF(([.$A44]+1)/2&gt;=[.J$2];MAX(0;ROUND([.$B$26]*([.$A44]-[.J$3])/(20-[.J$3])/([.J$2]+1);0));&quot;-&quot;)" office:value-type="float" office:value="0">
            <text:p>0</text:p>
          </table:table-cell>
          <table:table-cell table:style-name="ce537" table:formula="of:=IF(([.$A44]+1)/2&gt;=[.K$2];MAX(0;ROUND([.$B$26]*([.$A44]-[.K$3])/(20-[.K$3])/([.K$2]+1);0));&quot;-&quot;)" office:value-type="float" office:value="0">
            <text:p>0</text:p>
          </table:table-cell>
          <table:table-cell table:style-name="ce541" table:formula="of:=IF(([.$A44]+1)/2&gt;=[.L$2];MAX(0;ROUND([.$B$26]*([.$A44]-[.L$3])/(20-[.L$3])/([.L$2]+1);0));&quot;-&quot;)" office:value-type="float" office:value="0">
            <text:p>0</text:p>
          </table:table-cell>
          <table:table-cell table:style-name="ce533" table:formula="of:=[.M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1)/2&gt;=[.O$2];MAX(0;ROUND([.$N$26]*([.$A44]-[.O$3])/(20-[.O$3])/([.O$2]+1);0));&quot;-&quot;)" office:value-type="float" office:value="3">
            <text:p>3</text:p>
          </table:table-cell>
          <table:table-cell table:style-name="ce537" table:formula="of:=IF(([.$A44]+1)/2&gt;=[.P$2];MAX(0;ROUND([.$N$26]*([.$A44]-[.P$3])/(20-[.P$3])/([.P$2]+1);0));&quot;-&quot;)" office:value-type="float" office:value="2">
            <text:p>2</text:p>
          </table:table-cell>
          <table:table-cell table:style-name="ce537" table:formula="of:=IF(([.$A44]+1)/2&gt;=[.Q$2];MAX(0;ROUND([.$N$26]*([.$A44]-[.Q$3])/(20-[.Q$3])/([.Q$2]+1);0));&quot;-&quot;)" office:value-type="float" office:value="1">
            <text:p>1</text:p>
          </table:table-cell>
          <table:table-cell table:style-name="ce537" table:formula="of:=IF(([.$A44]+1)/2&gt;=[.R$2];MAX(0;ROUND([.$N$26]*([.$A44]-[.R$3])/(20-[.R$3])/([.R$2]+1);0));&quot;-&quot;)" office:value-type="float" office:value="1">
            <text:p>1</text:p>
          </table:table-cell>
          <table:table-cell table:style-name="ce537" table:formula="of:=IF(([.$A44]+1)/2&gt;=[.S$2];MAX(0;ROUND([.$N$26]*([.$A44]-[.S$3])/(20-[.S$3])/([.S$2]+1);0));&quot;-&quot;)" office:value-type="float" office:value="1">
            <text:p>1</text:p>
          </table:table-cell>
          <table:table-cell table:style-name="ce537" table:formula="of:=IF(([.$A44]+1)/2&gt;=[.T$2];MAX(0;ROUND([.$N$26]*([.$A44]-[.T$3])/(20-[.T$3])/([.T$2]+1);0));&quot;-&quot;)" office:value-type="float" office:value="0">
            <text:p>0</text:p>
          </table:table-cell>
          <table:table-cell table:style-name="ce537" table:formula="of:=IF(([.$A44]+1)/2&gt;=[.U$2];MAX(0;ROUND([.$N$26]*([.$A44]-[.U$3])/(20-[.U$3])/([.U$2]+1);0));&quot;-&quot;)" office:value-type="float" office:value="0">
            <text:p>0</text:p>
          </table:table-cell>
          <table:table-cell table:style-name="ce537" table:formula="of:=IF(([.$A44]+1)/2&gt;=[.V$2];MAX(0;ROUND([.$N$26]*([.$A44]-[.V$3])/(20-[.V$3])/([.V$2]+1);0));&quot;-&quot;)" office:value-type="float" office:value="0">
            <text:p>0</text:p>
          </table:table-cell>
          <table:table-cell table:style-name="ce537" table:formula="of:=IF(([.$A44]+1)/2&gt;=[.W$2];MAX(0;ROUND([.$N$26]*([.$A44]-[.W$3])/(20-[.W$3])/([.W$2]+1);0));&quot;-&quot;)" office:value-type="float" office:value="0">
            <text:p>0</text:p>
          </table:table-cell>
          <table:table-cell table:style-name="ce541" table:formula="of:=IF(([.$A44]+1)/2&gt;=[.X$2];MAX(0;ROUND([.$N$26]*([.$A44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1)/2&gt;=[.C$2];MAX(0;ROUND([.$B$26]*([.$A45]-[.C$3])/(20-[.C$3])/([.C$2]+1);0));&quot;-&quot;)" office:value-type="float" office:value="3">
            <text:p>3</text:p>
          </table:table-cell>
          <table:table-cell table:style-name="ce537" table:formula="of:=IF(([.$A45]+1)/2&gt;=[.D$2];MAX(0;ROUND([.$B$26]*([.$A45]-[.D$3])/(20-[.D$3])/([.D$2]+1);0));&quot;-&quot;)" office:value-type="float" office:value="1">
            <text:p>1</text:p>
          </table:table-cell>
          <table:table-cell table:style-name="ce537" table:formula="of:=IF(([.$A45]+1)/2&gt;=[.E$2];MAX(0;ROUND([.$B$26]*([.$A45]-[.E$3])/(20-[.E$3])/([.E$2]+1);0));&quot;-&quot;)" office:value-type="float" office:value="1">
            <text:p>1</text:p>
          </table:table-cell>
          <table:table-cell table:style-name="ce537" table:formula="of:=IF(([.$A45]+1)/2&gt;=[.F$2];MAX(0;ROUND([.$B$26]*([.$A45]-[.F$3])/(20-[.F$3])/([.F$2]+1);0));&quot;-&quot;)" office:value-type="float" office:value="1">
            <text:p>1</text:p>
          </table:table-cell>
          <table:table-cell table:style-name="ce537" table:formula="of:=IF(([.$A45]+1)/2&gt;=[.G$2];MAX(0;ROUND([.$B$26]*([.$A45]-[.G$3])/(20-[.G$3])/([.G$2]+1);0));&quot;-&quot;)" office:value-type="float" office:value="1">
            <text:p>1</text:p>
          </table:table-cell>
          <table:table-cell table:style-name="ce537" table:formula="of:=IF(([.$A45]+1)/2&gt;=[.H$2];MAX(0;ROUND([.$B$26]*([.$A45]-[.H$3])/(20-[.H$3])/([.H$2]+1);0));&quot;-&quot;)" office:value-type="float" office:value="0">
            <text:p>0</text:p>
          </table:table-cell>
          <table:table-cell table:style-name="ce537" table:formula="of:=IF(([.$A45]+1)/2&gt;=[.I$2];MAX(0;ROUND([.$B$26]*([.$A45]-[.I$3])/(20-[.I$3])/([.I$2]+1);0));&quot;-&quot;)" office:value-type="float" office:value="0">
            <text:p>0</text:p>
          </table:table-cell>
          <table:table-cell table:style-name="ce537" table:formula="of:=IF(([.$A45]+1)/2&gt;=[.J$2];MAX(0;ROUND([.$B$26]*([.$A45]-[.J$3])/(20-[.J$3])/([.J$2]+1);0));&quot;-&quot;)" office:value-type="float" office:value="0">
            <text:p>0</text:p>
          </table:table-cell>
          <table:table-cell table:style-name="ce537" table:formula="of:=IF(([.$A45]+1)/2&gt;=[.K$2];MAX(0;ROUND([.$B$26]*([.$A45]-[.K$3])/(20-[.K$3])/([.K$2]+1);0));&quot;-&quot;)" office:value-type="float" office:value="0">
            <text:p>0</text:p>
          </table:table-cell>
          <table:table-cell table:style-name="ce541" table:formula="of:=IF(([.$A45]+1)/2&gt;=[.L$2];MAX(0;ROUND([.$B$26]*([.$A45]-[.L$3])/(20-[.L$3])/([.L$2]+1);0));&quot;-&quot;)" office:value-type="float" office:value="0">
            <text:p>0</text:p>
          </table:table-cell>
          <table:table-cell table:style-name="ce533" table:formula="of:=[.M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1)/2&gt;=[.O$2];MAX(0;ROUND([.$N$26]*([.$A45]-[.O$3])/(20-[.O$3])/([.O$2]+1);0));&quot;-&quot;)" office:value-type="float" office:value="4">
            <text:p>4</text:p>
          </table:table-cell>
          <table:table-cell table:style-name="ce537" table:formula="of:=IF(([.$A45]+1)/2&gt;=[.P$2];MAX(0;ROUND([.$N$26]*([.$A45]-[.P$3])/(20-[.P$3])/([.P$2]+1);0));&quot;-&quot;)" office:value-type="float" office:value="2">
            <text:p>2</text:p>
          </table:table-cell>
          <table:table-cell table:style-name="ce537" table:formula="of:=IF(([.$A45]+1)/2&gt;=[.Q$2];MAX(0;ROUND([.$N$26]*([.$A45]-[.Q$3])/(20-[.Q$3])/([.Q$2]+1);0));&quot;-&quot;)" office:value-type="float" office:value="1">
            <text:p>1</text:p>
          </table:table-cell>
          <table:table-cell table:style-name="ce537" table:formula="of:=IF(([.$A45]+1)/2&gt;=[.R$2];MAX(0;ROUND([.$N$26]*([.$A45]-[.R$3])/(20-[.R$3])/([.R$2]+1);0));&quot;-&quot;)" office:value-type="float" office:value="1">
            <text:p>1</text:p>
          </table:table-cell>
          <table:table-cell table:style-name="ce537" table:formula="of:=IF(([.$A45]+1)/2&gt;=[.S$2];MAX(0;ROUND([.$N$26]*([.$A45]-[.S$3])/(20-[.S$3])/([.S$2]+1);0));&quot;-&quot;)" office:value-type="float" office:value="1">
            <text:p>1</text:p>
          </table:table-cell>
          <table:table-cell table:style-name="ce537" table:formula="of:=IF(([.$A45]+1)/2&gt;=[.T$2];MAX(0;ROUND([.$N$26]*([.$A45]-[.T$3])/(20-[.T$3])/([.T$2]+1);0));&quot;-&quot;)" office:value-type="float" office:value="1">
            <text:p>1</text:p>
          </table:table-cell>
          <table:table-cell table:style-name="ce537" table:formula="of:=IF(([.$A45]+1)/2&gt;=[.U$2];MAX(0;ROUND([.$N$26]*([.$A45]-[.U$3])/(20-[.U$3])/([.U$2]+1);0));&quot;-&quot;)" office:value-type="float" office:value="0">
            <text:p>0</text:p>
          </table:table-cell>
          <table:table-cell table:style-name="ce537" table:formula="of:=IF(([.$A45]+1)/2&gt;=[.V$2];MAX(0;ROUND([.$N$26]*([.$A45]-[.V$3])/(20-[.V$3])/([.V$2]+1);0));&quot;-&quot;)" office:value-type="float" office:value="0">
            <text:p>0</text:p>
          </table:table-cell>
          <table:table-cell table:style-name="ce537" table:formula="of:=IF(([.$A45]+1)/2&gt;=[.W$2];MAX(0;ROUND([.$N$26]*([.$A45]-[.W$3])/(20-[.W$3])/([.W$2]+1);0));&quot;-&quot;)" office:value-type="float" office:value="0">
            <text:p>0</text:p>
          </table:table-cell>
          <table:table-cell table:style-name="ce541" table:formula="of:=IF(([.$A45]+1)/2&gt;=[.X$2];MAX(0;ROUND([.$N$26]*([.$A45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1)/2&gt;=[.C$2];MAX(0;ROUND([.$B$26]*([.$A46]-[.C$3])/(20-[.C$3])/([.C$2]+1);0));&quot;-&quot;)" office:value-type="float" office:value="3">
            <text:p>3</text:p>
          </table:table-cell>
          <table:table-cell table:style-name="ce537" table:formula="of:=IF(([.$A46]+1)/2&gt;=[.D$2];MAX(0;ROUND([.$B$26]*([.$A46]-[.D$3])/(20-[.D$3])/([.D$2]+1);0));&quot;-&quot;)" office:value-type="float" office:value="1">
            <text:p>1</text:p>
          </table:table-cell>
          <table:table-cell table:style-name="ce537" table:formula="of:=IF(([.$A46]+1)/2&gt;=[.E$2];MAX(0;ROUND([.$B$26]*([.$A46]-[.E$3])/(20-[.E$3])/([.E$2]+1);0));&quot;-&quot;)" office:value-type="float" office:value="1">
            <text:p>1</text:p>
          </table:table-cell>
          <table:table-cell table:style-name="ce537" table:formula="of:=IF(([.$A46]+1)/2&gt;=[.F$2];MAX(0;ROUND([.$B$26]*([.$A46]-[.F$3])/(20-[.F$3])/([.F$2]+1);0));&quot;-&quot;)" office:value-type="float" office:value="1">
            <text:p>1</text:p>
          </table:table-cell>
          <table:table-cell table:style-name="ce537" table:formula="of:=IF(([.$A46]+1)/2&gt;=[.G$2];MAX(0;ROUND([.$B$26]*([.$A46]-[.G$3])/(20-[.G$3])/([.G$2]+1);0));&quot;-&quot;)" office:value-type="float" office:value="1">
            <text:p>1</text:p>
          </table:table-cell>
          <table:table-cell table:style-name="ce537" table:formula="of:=IF(([.$A46]+1)/2&gt;=[.H$2];MAX(0;ROUND([.$B$26]*([.$A46]-[.H$3])/(20-[.H$3])/([.H$2]+1);0));&quot;-&quot;)" office:value-type="float" office:value="0">
            <text:p>0</text:p>
          </table:table-cell>
          <table:table-cell table:style-name="ce537" table:formula="of:=IF(([.$A46]+1)/2&gt;=[.I$2];MAX(0;ROUND([.$B$26]*([.$A46]-[.I$3])/(20-[.I$3])/([.I$2]+1);0));&quot;-&quot;)" office:value-type="float" office:value="0">
            <text:p>0</text:p>
          </table:table-cell>
          <table:table-cell table:style-name="ce537" table:formula="of:=IF(([.$A46]+1)/2&gt;=[.J$2];MAX(0;ROUND([.$B$26]*([.$A46]-[.J$3])/(20-[.J$3])/([.J$2]+1);0));&quot;-&quot;)" office:value-type="float" office:value="0">
            <text:p>0</text:p>
          </table:table-cell>
          <table:table-cell table:style-name="ce537" table:formula="of:=IF(([.$A46]+1)/2&gt;=[.K$2];MAX(0;ROUND([.$B$26]*([.$A46]-[.K$3])/(20-[.K$3])/([.K$2]+1);0));&quot;-&quot;)" office:value-type="float" office:value="0">
            <text:p>0</text:p>
          </table:table-cell>
          <table:table-cell table:style-name="ce541" table:formula="of:=IF(([.$A46]+1)/2&gt;=[.L$2];MAX(0;ROUND([.$B$26]*([.$A46]-[.L$3])/(20-[.L$3])/([.L$2]+1);0));&quot;-&quot;)" office:value-type="float" office:value="0">
            <text:p>0</text:p>
          </table:table-cell>
          <table:table-cell table:style-name="ce533" table:formula="of:=[.M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1)/2&gt;=[.O$2];MAX(0;ROUND([.$N$26]*([.$A46]-[.O$3])/(20-[.O$3])/([.O$2]+1);0));&quot;-&quot;)" office:value-type="float" office:value="4">
            <text:p>4</text:p>
          </table:table-cell>
          <table:table-cell table:style-name="ce537" table:formula="of:=IF(([.$A46]+1)/2&gt;=[.P$2];MAX(0;ROUND([.$N$26]*([.$A46]-[.P$3])/(20-[.P$3])/([.P$2]+1);0));&quot;-&quot;)" office:value-type="float" office:value="2">
            <text:p>2</text:p>
          </table:table-cell>
          <table:table-cell table:style-name="ce537" table:formula="of:=IF(([.$A46]+1)/2&gt;=[.Q$2];MAX(0;ROUND([.$N$26]*([.$A46]-[.Q$3])/(20-[.Q$3])/([.Q$2]+1);0));&quot;-&quot;)" office:value-type="float" office:value="1">
            <text:p>1</text:p>
          </table:table-cell>
          <table:table-cell table:style-name="ce537" table:formula="of:=IF(([.$A46]+1)/2&gt;=[.R$2];MAX(0;ROUND([.$N$26]*([.$A46]-[.R$3])/(20-[.R$3])/([.R$2]+1);0));&quot;-&quot;)" office:value-type="float" office:value="1">
            <text:p>1</text:p>
          </table:table-cell>
          <table:table-cell table:style-name="ce537" table:formula="of:=IF(([.$A46]+1)/2&gt;=[.S$2];MAX(0;ROUND([.$N$26]*([.$A46]-[.S$3])/(20-[.S$3])/([.S$2]+1);0));&quot;-&quot;)" office:value-type="float" office:value="1">
            <text:p>1</text:p>
          </table:table-cell>
          <table:table-cell table:style-name="ce537" table:formula="of:=IF(([.$A46]+1)/2&gt;=[.T$2];MAX(0;ROUND([.$N$26]*([.$A46]-[.T$3])/(20-[.T$3])/([.T$2]+1);0));&quot;-&quot;)" office:value-type="float" office:value="1">
            <text:p>1</text:p>
          </table:table-cell>
          <table:table-cell table:style-name="ce537" table:formula="of:=IF(([.$A46]+1)/2&gt;=[.U$2];MAX(0;ROUND([.$N$26]*([.$A46]-[.U$3])/(20-[.U$3])/([.U$2]+1);0));&quot;-&quot;)" office:value-type="float" office:value="1">
            <text:p>1</text:p>
          </table:table-cell>
          <table:table-cell table:style-name="ce537" table:formula="of:=IF(([.$A46]+1)/2&gt;=[.V$2];MAX(0;ROUND([.$N$26]*([.$A46]-[.V$3])/(20-[.V$3])/([.V$2]+1);0));&quot;-&quot;)" office:value-type="float" office:value="0">
            <text:p>0</text:p>
          </table:table-cell>
          <table:table-cell table:style-name="ce537" table:formula="of:=IF(([.$A46]+1)/2&gt;=[.W$2];MAX(0;ROUND([.$N$26]*([.$A46]-[.W$3])/(20-[.W$3])/([.W$2]+1);0));&quot;-&quot;)" office:value-type="float" office:value="0">
            <text:p>0</text:p>
          </table:table-cell>
          <table:table-cell table:style-name="ce541" table:formula="of:=IF(([.$A46]+1)/2&gt;=[.X$2];MAX(0;ROUND([.$N$26]*([.$A46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4" table:formula="of:=[.A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1)/2&gt;=[.C$2];MAX(0;ROUND([.$B$26]*([.$A47]-[.C$3])/(20-[.C$3])/([.C$2]+1);0));&quot;-&quot;)" office:value-type="float" office:value="3">
            <text:p>3</text:p>
          </table:table-cell>
          <table:table-cell table:style-name="ce538" table:formula="of:=IF(([.$A47]+1)/2&gt;=[.D$2];MAX(0;ROUND([.$B$26]*([.$A47]-[.D$3])/(20-[.D$3])/([.D$2]+1);0));&quot;-&quot;)" office:value-type="float" office:value="2">
            <text:p>2</text:p>
          </table:table-cell>
          <table:table-cell table:style-name="ce538" table:formula="of:=IF(([.$A47]+1)/2&gt;=[.E$2];MAX(0;ROUND([.$B$26]*([.$A47]-[.E$3])/(20-[.E$3])/([.E$2]+1);0));&quot;-&quot;)" office:value-type="float" office:value="1">
            <text:p>1</text:p>
          </table:table-cell>
          <table:table-cell table:style-name="ce538" table:formula="of:=IF(([.$A47]+1)/2&gt;=[.F$2];MAX(0;ROUND([.$B$26]*([.$A47]-[.F$3])/(20-[.F$3])/([.F$2]+1);0));&quot;-&quot;)" office:value-type="float" office:value="1">
            <text:p>1</text:p>
          </table:table-cell>
          <table:table-cell table:style-name="ce538" table:formula="of:=IF(([.$A47]+1)/2&gt;=[.G$2];MAX(0;ROUND([.$B$26]*([.$A47]-[.G$3])/(20-[.G$3])/([.G$2]+1);0));&quot;-&quot;)" office:value-type="float" office:value="1">
            <text:p>1</text:p>
          </table:table-cell>
          <table:table-cell table:style-name="ce538" table:formula="of:=IF(([.$A47]+1)/2&gt;=[.H$2];MAX(0;ROUND([.$B$26]*([.$A47]-[.H$3])/(20-[.H$3])/([.H$2]+1);0));&quot;-&quot;)" office:value-type="float" office:value="1">
            <text:p>1</text:p>
          </table:table-cell>
          <table:table-cell table:style-name="ce538" table:formula="of:=IF(([.$A47]+1)/2&gt;=[.I$2];MAX(0;ROUND([.$B$26]*([.$A47]-[.I$3])/(20-[.I$3])/([.I$2]+1);0));&quot;-&quot;)" office:value-type="float" office:value="0">
            <text:p>0</text:p>
          </table:table-cell>
          <table:table-cell table:style-name="ce538" table:formula="of:=IF(([.$A47]+1)/2&gt;=[.J$2];MAX(0;ROUND([.$B$26]*([.$A47]-[.J$3])/(20-[.J$3])/([.J$2]+1);0));&quot;-&quot;)" office:value-type="float" office:value="0">
            <text:p>0</text:p>
          </table:table-cell>
          <table:table-cell table:style-name="ce538" table:formula="of:=IF(([.$A47]+1)/2&gt;=[.K$2];MAX(0;ROUND([.$B$26]*([.$A47]-[.K$3])/(20-[.K$3])/([.K$2]+1);0));&quot;-&quot;)" office:value-type="float" office:value="0">
            <text:p>0</text:p>
          </table:table-cell>
          <table:table-cell table:style-name="ce543" table:formula="of:=IF(([.$A47]+1)/2&gt;=[.L$2];MAX(0;ROUND([.$B$26]*([.$A47]-[.L$3])/(20-[.L$3])/([.L$2]+1);0));&quot;-&quot;)" office:value-type="float" office:value="0">
            <text:p>0</text:p>
          </table:table-cell>
          <table:table-cell table:style-name="ce534" table:formula="of:=[.M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1)/2&gt;=[.O$2];MAX(0;ROUND([.$N$26]*([.$A47]-[.O$3])/(20-[.O$3])/([.O$2]+1);0));&quot;-&quot;)" office:value-type="float" office:value="4">
            <text:p>4</text:p>
          </table:table-cell>
          <table:table-cell table:style-name="ce538" table:formula="of:=IF(([.$A47]+1)/2&gt;=[.P$2];MAX(0;ROUND([.$N$26]*([.$A47]-[.P$3])/(20-[.P$3])/([.P$2]+1);0));&quot;-&quot;)" office:value-type="float" office:value="2">
            <text:p>2</text:p>
          </table:table-cell>
          <table:table-cell table:style-name="ce538" table:formula="of:=IF(([.$A47]+1)/2&gt;=[.Q$2];MAX(0;ROUND([.$N$26]*([.$A47]-[.Q$3])/(20-[.Q$3])/([.Q$2]+1);0));&quot;-&quot;)" office:value-type="float" office:value="1">
            <text:p>1</text:p>
          </table:table-cell>
          <table:table-cell table:style-name="ce538" table:formula="of:=IF(([.$A47]+1)/2&gt;=[.R$2];MAX(0;ROUND([.$N$26]*([.$A47]-[.R$3])/(20-[.R$3])/([.R$2]+1);0));&quot;-&quot;)" office:value-type="float" office:value="1">
            <text:p>1</text:p>
          </table:table-cell>
          <table:table-cell table:style-name="ce538" table:formula="of:=IF(([.$A47]+1)/2&gt;=[.S$2];MAX(0;ROUND([.$N$26]*([.$A47]-[.S$3])/(20-[.S$3])/([.S$2]+1);0));&quot;-&quot;)" office:value-type="float" office:value="1">
            <text:p>1</text:p>
          </table:table-cell>
          <table:table-cell table:style-name="ce538" table:formula="of:=IF(([.$A47]+1)/2&gt;=[.T$2];MAX(0;ROUND([.$N$26]*([.$A47]-[.T$3])/(20-[.T$3])/([.T$2]+1);0));&quot;-&quot;)" office:value-type="float" office:value="1">
            <text:p>1</text:p>
          </table:table-cell>
          <table:table-cell table:style-name="ce538" table:formula="of:=IF(([.$A47]+1)/2&gt;=[.U$2];MAX(0;ROUND([.$N$26]*([.$A47]-[.U$3])/(20-[.U$3])/([.U$2]+1);0));&quot;-&quot;)" office:value-type="float" office:value="1">
            <text:p>1</text:p>
          </table:table-cell>
          <table:table-cell table:style-name="ce538" table:formula="of:=IF(([.$A47]+1)/2&gt;=[.V$2];MAX(0;ROUND([.$N$26]*([.$A47]-[.V$3])/(20-[.V$3])/([.V$2]+1);0));&quot;-&quot;)" office:value-type="float" office:value="1">
            <text:p>1</text:p>
          </table:table-cell>
          <table:table-cell table:style-name="ce538" table:formula="of:=IF(([.$A47]+1)/2&gt;=[.W$2];MAX(0;ROUND([.$N$26]*([.$A47]-[.W$3])/(20-[.W$3])/([.W$2]+1);0));&quot;-&quot;)" office:value-type="float" office:value="0">
            <text:p>0</text:p>
          </table:table-cell>
          <table:table-cell table:style-name="ce543" table:formula="of:=IF(([.$A47]+1)/2&gt;=[.X$2];MAX(0;ROUND([.$N$26]*([.$A47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2" table:style-name="ta1" table:print="false">
        <table:table-column table:style-name="co3" table:number-columns-repeated="2" table:default-cell-style-name="ce531"/>
        <table:table-column table:style-name="co1" table:number-columns-repeated="10" table:default-cell-style-name="ce531"/>
        <table:table-column table:style-name="co3" table:number-columns-repeated="2" table:default-cell-style-name="ce531"/>
        <table:table-column table:style-name="co1" table:number-columns-repeated="1010" table:default-cell-style-name="ce531"/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number-columns-repeated="1000"/>
        </table:table-row>
        <table:table-row table:style-name="ro3">
          <table:table-cell table:style-name="ce533" table:formula="of:=CONCATENATE([.A24];&quot; - &quot;;[.A24]+1)" office:value-type="string" office:string-value="20 - 21">
            <text:p>20 - 21</text:p>
          </table:table-cell>
          <table:table-cell table:style-name="ce537" table:formula="of:=CONCATENATE(IF([.A24]&gt;=10;&quot;+&quot;;&quot;&quot;);ROUNDDOWN(([.A24]-10)/2;0))" office:value-type="string" office:string-value="+5">
            <text:p>+5</text:p>
          </table:table-cell>
          <table:table-cell table:style-name="ce537" office:value-type="float" office:value="0">
            <text:p>0</text:p>
          </table:table-cell>
          <table:table-cell table:style-name="ce537" table:formula="of:=[.C2]+1" office:value-type="float" office:value="1">
            <text:p>1</text:p>
          </table:table-cell>
          <table:table-cell table:style-name="ce537" table:formula="of:=[.D2]+1" office:value-type="float" office:value="2">
            <text:p>2</text:p>
          </table:table-cell>
          <table:table-cell table:style-name="ce537" table:formula="of:=[.E2]+1" office:value-type="float" office:value="3">
            <text:p>3</text:p>
          </table:table-cell>
          <table:table-cell table:style-name="ce537" table:formula="of:=[.F2]+1" office:value-type="float" office:value="4">
            <text:p>4</text:p>
          </table:table-cell>
          <table:table-cell table:style-name="ce537" table:formula="of:=[.G2]+1" office:value-type="float" office:value="5">
            <text:p>5</text:p>
          </table:table-cell>
          <table:table-cell table:style-name="ce537" table:formula="of:=[.H2]+1" office:value-type="float" office:value="6">
            <text:p>6</text:p>
          </table:table-cell>
          <table:table-cell table:style-name="ce537" table:formula="of:=[.I2]+1" office:value-type="float" office:value="7">
            <text:p>7</text:p>
          </table:table-cell>
          <table:table-cell table:style-name="ce537" table:formula="of:=[.J2]+1" office:value-type="float" office:value="8">
            <text:p>8</text:p>
          </table:table-cell>
          <table:table-cell table:style-name="ce541" table:formula="of:=[.K2]+1" office:value-type="float" office:value="9">
            <text:p>9</text:p>
          </table:table-cell>
          <table:table-cell table:style-name="ce533" table:formula="of:=CONCATENATE([.M24];&quot; - &quot;;[.M24]+1)" office:value-type="string" office:string-value="22 - 23">
            <text:p>22 - 23</text:p>
          </table:table-cell>
          <table:table-cell table:style-name="ce537" table:formula="of:=CONCATENATE(IF([.M24]&gt;=10;&quot;+&quot;;&quot;&quot;);ROUNDDOWN(([.M24]-10)/2;0))" office:value-type="string" office:string-value="+6">
            <text:p>+6</text:p>
          </table:table-cell>
          <table:table-cell table:style-name="ce537" office:value-type="float" office:value="0">
            <text:p>0</text:p>
          </table:table-cell>
          <table:table-cell table:style-name="ce537" table:formula="of:=[.O2]+1" office:value-type="float" office:value="1">
            <text:p>1</text:p>
          </table:table-cell>
          <table:table-cell table:style-name="ce537" table:formula="of:=[.P2]+1" office:value-type="float" office:value="2">
            <text:p>2</text:p>
          </table:table-cell>
          <table:table-cell table:style-name="ce537" table:formula="of:=[.Q2]+1" office:value-type="float" office:value="3">
            <text:p>3</text:p>
          </table:table-cell>
          <table:table-cell table:style-name="ce537" table:formula="of:=[.R2]+1" office:value-type="float" office:value="4">
            <text:p>4</text:p>
          </table:table-cell>
          <table:table-cell table:style-name="ce537" table:formula="of:=[.S2]+1" office:value-type="float" office:value="5">
            <text:p>5</text:p>
          </table:table-cell>
          <table:table-cell table:style-name="ce537" table:formula="of:=[.T2]+1" office:value-type="float" office:value="6">
            <text:p>6</text:p>
          </table:table-cell>
          <table:table-cell table:style-name="ce537" table:formula="of:=[.U2]+1" office:value-type="float" office:value="7">
            <text:p>7</text:p>
          </table:table-cell>
          <table:table-cell table:style-name="ce537" table:formula="of:=[.V2]+1" office:value-type="float" office:value="8">
            <text:p>8</text:p>
          </table:table-cell>
          <table:table-cell table:style-name="ce541" table:formula="of:=[.W2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C2])*2-1" office:value-type="float" office:value="-1">
            <text:p>-1</text:p>
          </table:table-cell>
          <table:table-cell table:style-name="ce540" table:formula="of:=([.D2])*2-1" office:value-type="float" office:value="1">
            <text:p>1</text:p>
          </table:table-cell>
          <table:table-cell table:style-name="ce540" table:formula="of:=([.E2])*2-1" office:value-type="float" office:value="3">
            <text:p>3</text:p>
          </table:table-cell>
          <table:table-cell table:style-name="ce540" table:formula="of:=([.F2])*2-1" office:value-type="float" office:value="5">
            <text:p>5</text:p>
          </table:table-cell>
          <table:table-cell table:style-name="ce540" table:formula="of:=([.G2])*2-1" office:value-type="float" office:value="7">
            <text:p>7</text:p>
          </table:table-cell>
          <table:table-cell table:style-name="ce540" table:formula="of:=([.H2])*2-1" office:value-type="float" office:value="9">
            <text:p>9</text:p>
          </table:table-cell>
          <table:table-cell table:style-name="ce540" table:formula="of:=([.I2])*2-1" office:value-type="float" office:value="11">
            <text:p>11</text:p>
          </table:table-cell>
          <table:table-cell table:style-name="ce540" table:formula="of:=([.J2])*2-1" office:value-type="float" office:value="13">
            <text:p>13</text:p>
          </table:table-cell>
          <table:table-cell table:style-name="ce540" table:formula="of:=([.K2])*2-1" office:value-type="float" office:value="15">
            <text:p>15</text:p>
          </table:table-cell>
          <table:table-cell table:style-name="ce542" table:formula="of:=([.L2])*2-1" office:value-type="float" office:value="17">
            <text:p>17</text:p>
          </table:table-cell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O2])*2-1" office:value-type="float" office:value="-1">
            <text:p>-1</text:p>
          </table:table-cell>
          <table:table-cell table:style-name="ce540" table:formula="of:=([.P2])*2-1" office:value-type="float" office:value="1">
            <text:p>1</text:p>
          </table:table-cell>
          <table:table-cell table:style-name="ce540" table:formula="of:=([.Q2])*2-1" office:value-type="float" office:value="3">
            <text:p>3</text:p>
          </table:table-cell>
          <table:table-cell table:style-name="ce540" table:formula="of:=([.R2])*2-1" office:value-type="float" office:value="5">
            <text:p>5</text:p>
          </table:table-cell>
          <table:table-cell table:style-name="ce540" table:formula="of:=([.S2])*2-1" office:value-type="float" office:value="7">
            <text:p>7</text:p>
          </table:table-cell>
          <table:table-cell table:style-name="ce540" table:formula="of:=([.T2])*2-1" office:value-type="float" office:value="9">
            <text:p>9</text:p>
          </table:table-cell>
          <table:table-cell table:style-name="ce540" table:formula="of:=([.U2])*2-1" office:value-type="float" office:value="11">
            <text:p>11</text:p>
          </table:table-cell>
          <table:table-cell table:style-name="ce540" table:formula="of:=([.V2])*2-1" office:value-type="float" office:value="13">
            <text:p>13</text:p>
          </table:table-cell>
          <table:table-cell table:style-name="ce540" table:formula="of:=([.W2])*2-1" office:value-type="float" office:value="15">
            <text:p>15</text:p>
          </table:table-cell>
          <table:table-cell table:style-name="ce542" table:formula="of:=([.X2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1)/2&gt;=[.C$2];MAX(0;ROUND([.$B$2]*([.$A4]-[.C$3])/(20-[.C$3])/([.C$2]+1);0));&quot;-&quot;)" office:value-type="float" office:value="0">
            <text:p>0</text:p>
          </table:table-cell>
          <table:table-cell table:style-name="ce537" table:formula="of:=IF(([.$A4]+1)/2&gt;=[.D$2];MAX(0;ROUND([.$B$2]*([.$A4]-[.D$3])/(20-[.D$3])/([.D$2]+1);0));&quot;-&quot;)" office:value-type="float" office:value="0">
            <text:p>0</text:p>
          </table:table-cell>
          <table:table-cell table:style-name="ce537" table:formula="of:=IF(([.$A4]+1)/2&gt;=[.E$2];MAX(0;ROUND([.$B$2]*([.$A4]-[.E$3])/(20-[.E$3])/([.E$2]+1);0));&quot;-&quot;)" office:value-type="string" office:string-value="-">
            <text:p>-</text:p>
          </table:table-cell>
          <table:table-cell table:style-name="ce537" table:formula="of:=IF(([.$A4]+1)/2&gt;=[.F$2];MAX(0;ROUND([.$B$2]*([.$A4]-[.F$3])/(20-[.F$3])/([.F$2]+1);0));&quot;-&quot;)" office:value-type="string" office:string-value="-">
            <text:p>-</text:p>
          </table:table-cell>
          <table:table-cell table:style-name="ce537" table:formula="of:=IF(([.$A4]+1)/2&gt;=[.G$2];MAX(0;ROUND([.$B$2]*([.$A4]-[.G$3])/(20-[.G$3])/([.G$2]+1);0));&quot;-&quot;)" office:value-type="string" office:string-value="-">
            <text:p>-</text:p>
          </table:table-cell>
          <table:table-cell table:style-name="ce537" table:formula="of:=IF(([.$A4]+1)/2&gt;=[.H$2];MAX(0;ROUND([.$B$2]*([.$A4]-[.H$3])/(20-[.H$3])/([.H$2]+1);0));&quot;-&quot;)" office:value-type="string" office:string-value="-">
            <text:p>-</text:p>
          </table:table-cell>
          <table:table-cell table:style-name="ce537" table:formula="of:=IF(([.$A4]+1)/2&gt;=[.I$2];MAX(0;ROUND([.$B$2]*([.$A4]-[.I$3])/(20-[.I$3])/([.I$2]+1);0));&quot;-&quot;)" office:value-type="string" office:string-value="-">
            <text:p>-</text:p>
          </table:table-cell>
          <table:table-cell table:style-name="ce537" table:formula="of:=IF(([.$A4]+1)/2&gt;=[.J$2];MAX(0;ROUND([.$B$2]*([.$A4]-[.J$3])/(20-[.J$3])/([.J$2]+1);0));&quot;-&quot;)" office:value-type="string" office:string-value="-">
            <text:p>-</text:p>
          </table:table-cell>
          <table:table-cell table:style-name="ce537" table:formula="of:=IF(([.$A4]+1)/2&gt;=[.K$2];MAX(0;ROUND([.$B$2]*([.$A4]-[.K$3])/(20-[.K$3])/([.K$2]+1);0));&quot;-&quot;)" office:value-type="string" office:string-value="-">
            <text:p>-</text:p>
          </table:table-cell>
          <table:table-cell table:style-name="ce541" table:formula="of:=IF(([.$A4]+1)/2&gt;=[.L$2];MAX(0;ROUND([.$B$2]*([.$A4]-[.L$3])/(20-[.L$3])/([.L$2]+1);0)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1)/2&gt;=[.O$2];MAX(0;ROUND([.$N$2]*([.$A4]-[.O$3])/(20-[.O$3])/([.O$2]+1);0));&quot;-&quot;)" office:value-type="float" office:value="1">
            <text:p>1</text:p>
          </table:table-cell>
          <table:table-cell table:style-name="ce537" table:formula="of:=IF(([.$A4]+1)/2&gt;=[.P$2];MAX(0;ROUND([.$N$2]*([.$A4]-[.P$3])/(20-[.P$3])/([.P$2]+1);0));&quot;-&quot;)" office:value-type="float" office:value="0">
            <text:p>0</text:p>
          </table:table-cell>
          <table:table-cell table:style-name="ce537" table:formula="of:=IF(([.$A4]+1)/2&gt;=[.Q$2];MAX(0;ROUND([.$N$2]*([.$A4]-[.Q$3])/(20-[.Q$3])/([.Q$2]+1);0));&quot;-&quot;)" office:value-type="string" office:string-value="-">
            <text:p>-</text:p>
          </table:table-cell>
          <table:table-cell table:style-name="ce537" table:formula="of:=IF(([.$A4]+1)/2&gt;=[.R$2];MAX(0;ROUND([.$N$2]*([.$A4]-[.R$3])/(20-[.R$3])/([.R$2]+1);0));&quot;-&quot;)" office:value-type="string" office:string-value="-">
            <text:p>-</text:p>
          </table:table-cell>
          <table:table-cell table:style-name="ce537" table:formula="of:=IF(([.$A4]+1)/2&gt;=[.S$2];MAX(0;ROUND([.$N$2]*([.$A4]-[.S$3])/(20-[.S$3])/([.S$2]+1);0));&quot;-&quot;)" office:value-type="string" office:string-value="-">
            <text:p>-</text:p>
          </table:table-cell>
          <table:table-cell table:style-name="ce537" table:formula="of:=IF(([.$A4]+1)/2&gt;=[.T$2];MAX(0;ROUND([.$N$2]*([.$A4]-[.T$3])/(20-[.T$3])/([.T$2]+1);0));&quot;-&quot;)" office:value-type="string" office:string-value="-">
            <text:p>-</text:p>
          </table:table-cell>
          <table:table-cell table:style-name="ce537" table:formula="of:=IF(([.$A4]+1)/2&gt;=[.U$2];MAX(0;ROUND([.$N$2]*([.$A4]-[.U$3])/(20-[.U$3])/([.U$2]+1);0));&quot;-&quot;)" office:value-type="string" office:string-value="-">
            <text:p>-</text:p>
          </table:table-cell>
          <table:table-cell table:style-name="ce537" table:formula="of:=IF(([.$A4]+1)/2&gt;=[.V$2];MAX(0;ROUND([.$N$2]*([.$A4]-[.V$3])/(20-[.V$3])/([.V$2]+1);0));&quot;-&quot;)" office:value-type="string" office:string-value="-">
            <text:p>-</text:p>
          </table:table-cell>
          <table:table-cell table:style-name="ce537" table:formula="of:=IF(([.$A4]+1)/2&gt;=[.W$2];MAX(0;ROUND([.$N$2]*([.$A4]-[.W$3])/(20-[.W$3])/([.W$2]+1);0));&quot;-&quot;)" office:value-type="string" office:string-value="-">
            <text:p>-</text:p>
          </table:table-cell>
          <table:table-cell table:style-name="ce541" table:formula="of:=IF(([.$A4]+1)/2&gt;=[.X$2];MAX(0;ROUND([.$N$2]*([.$A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1)/2&gt;=[.C$2];MAX(0;ROUND([.$B$2]*([.$A5]-[.C$3])/(20-[.C$3])/([.C$2]+1);0));&quot;-&quot;)" office:value-type="float" office:value="1">
            <text:p>1</text:p>
          </table:table-cell>
          <table:table-cell table:style-name="ce537" table:formula="of:=IF(([.$A5]+1)/2&gt;=[.D$2];MAX(0;ROUND([.$B$2]*([.$A5]-[.D$3])/(20-[.D$3])/([.D$2]+1);0));&quot;-&quot;)" office:value-type="float" office:value="0">
            <text:p>0</text:p>
          </table:table-cell>
          <table:table-cell table:style-name="ce537" table:formula="of:=IF(([.$A5]+1)/2&gt;=[.E$2];MAX(0;ROUND([.$B$2]*([.$A5]-[.E$3])/(20-[.E$3])/([.E$2]+1);0));&quot;-&quot;)" office:value-type="string" office:string-value="-">
            <text:p>-</text:p>
          </table:table-cell>
          <table:table-cell table:style-name="ce537" table:formula="of:=IF(([.$A5]+1)/2&gt;=[.F$2];MAX(0;ROUND([.$B$2]*([.$A5]-[.F$3])/(20-[.F$3])/([.F$2]+1);0));&quot;-&quot;)" office:value-type="string" office:string-value="-">
            <text:p>-</text:p>
          </table:table-cell>
          <table:table-cell table:style-name="ce537" table:formula="of:=IF(([.$A5]+1)/2&gt;=[.G$2];MAX(0;ROUND([.$B$2]*([.$A5]-[.G$3])/(20-[.G$3])/([.G$2]+1);0));&quot;-&quot;)" office:value-type="string" office:string-value="-">
            <text:p>-</text:p>
          </table:table-cell>
          <table:table-cell table:style-name="ce537" table:formula="of:=IF(([.$A5]+1)/2&gt;=[.H$2];MAX(0;ROUND([.$B$2]*([.$A5]-[.H$3])/(20-[.H$3])/([.H$2]+1);0));&quot;-&quot;)" office:value-type="string" office:string-value="-">
            <text:p>-</text:p>
          </table:table-cell>
          <table:table-cell table:style-name="ce537" table:formula="of:=IF(([.$A5]+1)/2&gt;=[.I$2];MAX(0;ROUND([.$B$2]*([.$A5]-[.I$3])/(20-[.I$3])/([.I$2]+1);0));&quot;-&quot;)" office:value-type="string" office:string-value="-">
            <text:p>-</text:p>
          </table:table-cell>
          <table:table-cell table:style-name="ce537" table:formula="of:=IF(([.$A5]+1)/2&gt;=[.J$2];MAX(0;ROUND([.$B$2]*([.$A5]-[.J$3])/(20-[.J$3])/([.J$2]+1);0));&quot;-&quot;)" office:value-type="string" office:string-value="-">
            <text:p>-</text:p>
          </table:table-cell>
          <table:table-cell table:style-name="ce537" table:formula="of:=IF(([.$A5]+1)/2&gt;=[.K$2];MAX(0;ROUND([.$B$2]*([.$A5]-[.K$3])/(20-[.K$3])/([.K$2]+1);0));&quot;-&quot;)" office:value-type="string" office:string-value="-">
            <text:p>-</text:p>
          </table:table-cell>
          <table:table-cell table:style-name="ce541" table:formula="of:=IF(([.$A5]+1)/2&gt;=[.L$2];MAX(0;ROUND([.$B$2]*([.$A5]-[.L$3])/(20-[.L$3])/([.L$2]+1);0));&quot;-&quot;)" office:value-type="string" office:string-value="-">
            <text:p>-</text:p>
          </table:table-cell>
          <table:table-cell table:style-name="ce533" table:formula="of:=[.M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1)/2&gt;=[.O$2];MAX(0;ROUND([.$N$2]*([.$A5]-[.O$3])/(20-[.O$3])/([.O$2]+1);0));&quot;-&quot;)" office:value-type="float" office:value="1">
            <text:p>1</text:p>
          </table:table-cell>
          <table:table-cell table:style-name="ce537" table:formula="of:=IF(([.$A5]+1)/2&gt;=[.P$2];MAX(0;ROUND([.$N$2]*([.$A5]-[.P$3])/(20-[.P$3])/([.P$2]+1);0));&quot;-&quot;)" office:value-type="float" office:value="0">
            <text:p>0</text:p>
          </table:table-cell>
          <table:table-cell table:style-name="ce537" table:formula="of:=IF(([.$A5]+1)/2&gt;=[.Q$2];MAX(0;ROUND([.$N$2]*([.$A5]-[.Q$3])/(20-[.Q$3])/([.Q$2]+1);0));&quot;-&quot;)" office:value-type="string" office:string-value="-">
            <text:p>-</text:p>
          </table:table-cell>
          <table:table-cell table:style-name="ce537" table:formula="of:=IF(([.$A5]+1)/2&gt;=[.R$2];MAX(0;ROUND([.$N$2]*([.$A5]-[.R$3])/(20-[.R$3])/([.R$2]+1);0));&quot;-&quot;)" office:value-type="string" office:string-value="-">
            <text:p>-</text:p>
          </table:table-cell>
          <table:table-cell table:style-name="ce537" table:formula="of:=IF(([.$A5]+1)/2&gt;=[.S$2];MAX(0;ROUND([.$N$2]*([.$A5]-[.S$3])/(20-[.S$3])/([.S$2]+1);0));&quot;-&quot;)" office:value-type="string" office:string-value="-">
            <text:p>-</text:p>
          </table:table-cell>
          <table:table-cell table:style-name="ce537" table:formula="of:=IF(([.$A5]+1)/2&gt;=[.T$2];MAX(0;ROUND([.$N$2]*([.$A5]-[.T$3])/(20-[.T$3])/([.T$2]+1);0));&quot;-&quot;)" office:value-type="string" office:string-value="-">
            <text:p>-</text:p>
          </table:table-cell>
          <table:table-cell table:style-name="ce537" table:formula="of:=IF(([.$A5]+1)/2&gt;=[.U$2];MAX(0;ROUND([.$N$2]*([.$A5]-[.U$3])/(20-[.U$3])/([.U$2]+1);0));&quot;-&quot;)" office:value-type="string" office:string-value="-">
            <text:p>-</text:p>
          </table:table-cell>
          <table:table-cell table:style-name="ce537" table:formula="of:=IF(([.$A5]+1)/2&gt;=[.V$2];MAX(0;ROUND([.$N$2]*([.$A5]-[.V$3])/(20-[.V$3])/([.V$2]+1);0));&quot;-&quot;)" office:value-type="string" office:string-value="-">
            <text:p>-</text:p>
          </table:table-cell>
          <table:table-cell table:style-name="ce537" table:formula="of:=IF(([.$A5]+1)/2&gt;=[.W$2];MAX(0;ROUND([.$N$2]*([.$A5]-[.W$3])/(20-[.W$3])/([.W$2]+1);0));&quot;-&quot;)" office:value-type="string" office:string-value="-">
            <text:p>-</text:p>
          </table:table-cell>
          <table:table-cell table:style-name="ce541" table:formula="of:=IF(([.$A5]+1)/2&gt;=[.X$2];MAX(0;ROUND([.$N$2]*([.$A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1)/2&gt;=[.C$2];MAX(0;ROUND([.$B$2]*([.$A6]-[.C$3])/(20-[.C$3])/([.C$2]+1);0));&quot;-&quot;)" office:value-type="float" office:value="1">
            <text:p>1</text:p>
          </table:table-cell>
          <table:table-cell table:style-name="ce537" table:formula="of:=IF(([.$A6]+1)/2&gt;=[.D$2];MAX(0;ROUND([.$B$2]*([.$A6]-[.D$3])/(20-[.D$3])/([.D$2]+1);0));&quot;-&quot;)" office:value-type="float" office:value="0">
            <text:p>0</text:p>
          </table:table-cell>
          <table:table-cell table:style-name="ce537" table:formula="of:=IF(([.$A6]+1)/2&gt;=[.E$2];MAX(0;ROUND([.$B$2]*([.$A6]-[.E$3])/(20-[.E$3])/([.E$2]+1);0));&quot;-&quot;)" office:value-type="float" office:value="0">
            <text:p>0</text:p>
          </table:table-cell>
          <table:table-cell table:style-name="ce537" table:formula="of:=IF(([.$A6]+1)/2&gt;=[.F$2];MAX(0;ROUND([.$B$2]*([.$A6]-[.F$3])/(20-[.F$3])/([.F$2]+1);0));&quot;-&quot;)" office:value-type="string" office:string-value="-">
            <text:p>-</text:p>
          </table:table-cell>
          <table:table-cell table:style-name="ce537" table:formula="of:=IF(([.$A6]+1)/2&gt;=[.G$2];MAX(0;ROUND([.$B$2]*([.$A6]-[.G$3])/(20-[.G$3])/([.G$2]+1);0));&quot;-&quot;)" office:value-type="string" office:string-value="-">
            <text:p>-</text:p>
          </table:table-cell>
          <table:table-cell table:style-name="ce537" table:formula="of:=IF(([.$A6]+1)/2&gt;=[.H$2];MAX(0;ROUND([.$B$2]*([.$A6]-[.H$3])/(20-[.H$3])/([.H$2]+1);0));&quot;-&quot;)" office:value-type="string" office:string-value="-">
            <text:p>-</text:p>
          </table:table-cell>
          <table:table-cell table:style-name="ce537" table:formula="of:=IF(([.$A6]+1)/2&gt;=[.I$2];MAX(0;ROUND([.$B$2]*([.$A6]-[.I$3])/(20-[.I$3])/([.I$2]+1);0));&quot;-&quot;)" office:value-type="string" office:string-value="-">
            <text:p>-</text:p>
          </table:table-cell>
          <table:table-cell table:style-name="ce537" table:formula="of:=IF(([.$A6]+1)/2&gt;=[.J$2];MAX(0;ROUND([.$B$2]*([.$A6]-[.J$3])/(20-[.J$3])/([.J$2]+1);0));&quot;-&quot;)" office:value-type="string" office:string-value="-">
            <text:p>-</text:p>
          </table:table-cell>
          <table:table-cell table:style-name="ce537" table:formula="of:=IF(([.$A6]+1)/2&gt;=[.K$2];MAX(0;ROUND([.$B$2]*([.$A6]-[.K$3])/(20-[.K$3])/([.K$2]+1);0));&quot;-&quot;)" office:value-type="string" office:string-value="-">
            <text:p>-</text:p>
          </table:table-cell>
          <table:table-cell table:style-name="ce541" table:formula="of:=IF(([.$A6]+1)/2&gt;=[.L$2];MAX(0;ROUND([.$B$2]*([.$A6]-[.L$3])/(20-[.L$3])/([.L$2]+1);0));&quot;-&quot;)" office:value-type="string" office:string-value="-">
            <text:p>-</text:p>
          </table:table-cell>
          <table:table-cell table:style-name="ce533" table:formula="of:=[.M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1)/2&gt;=[.O$2];MAX(0;ROUND([.$N$2]*([.$A6]-[.O$3])/(20-[.O$3])/([.O$2]+1);0));&quot;-&quot;)" office:value-type="float" office:value="1">
            <text:p>1</text:p>
          </table:table-cell>
          <table:table-cell table:style-name="ce537" table:formula="of:=IF(([.$A6]+1)/2&gt;=[.P$2];MAX(0;ROUND([.$N$2]*([.$A6]-[.P$3])/(20-[.P$3])/([.P$2]+1);0));&quot;-&quot;)" office:value-type="float" office:value="0">
            <text:p>0</text:p>
          </table:table-cell>
          <table:table-cell table:style-name="ce537" table:formula="of:=IF(([.$A6]+1)/2&gt;=[.Q$2];MAX(0;ROUND([.$N$2]*([.$A6]-[.Q$3])/(20-[.Q$3])/([.Q$2]+1);0));&quot;-&quot;)" office:value-type="float" office:value="0">
            <text:p>0</text:p>
          </table:table-cell>
          <table:table-cell table:style-name="ce537" table:formula="of:=IF(([.$A6]+1)/2&gt;=[.R$2];MAX(0;ROUND([.$N$2]*([.$A6]-[.R$3])/(20-[.R$3])/([.R$2]+1);0));&quot;-&quot;)" office:value-type="string" office:string-value="-">
            <text:p>-</text:p>
          </table:table-cell>
          <table:table-cell table:style-name="ce537" table:formula="of:=IF(([.$A6]+1)/2&gt;=[.S$2];MAX(0;ROUND([.$N$2]*([.$A6]-[.S$3])/(20-[.S$3])/([.S$2]+1);0));&quot;-&quot;)" office:value-type="string" office:string-value="-">
            <text:p>-</text:p>
          </table:table-cell>
          <table:table-cell table:style-name="ce537" table:formula="of:=IF(([.$A6]+1)/2&gt;=[.T$2];MAX(0;ROUND([.$N$2]*([.$A6]-[.T$3])/(20-[.T$3])/([.T$2]+1);0));&quot;-&quot;)" office:value-type="string" office:string-value="-">
            <text:p>-</text:p>
          </table:table-cell>
          <table:table-cell table:style-name="ce537" table:formula="of:=IF(([.$A6]+1)/2&gt;=[.U$2];MAX(0;ROUND([.$N$2]*([.$A6]-[.U$3])/(20-[.U$3])/([.U$2]+1);0));&quot;-&quot;)" office:value-type="string" office:string-value="-">
            <text:p>-</text:p>
          </table:table-cell>
          <table:table-cell table:style-name="ce537" table:formula="of:=IF(([.$A6]+1)/2&gt;=[.V$2];MAX(0;ROUND([.$N$2]*([.$A6]-[.V$3])/(20-[.V$3])/([.V$2]+1);0));&quot;-&quot;)" office:value-type="string" office:string-value="-">
            <text:p>-</text:p>
          </table:table-cell>
          <table:table-cell table:style-name="ce537" table:formula="of:=IF(([.$A6]+1)/2&gt;=[.W$2];MAX(0;ROUND([.$N$2]*([.$A6]-[.W$3])/(20-[.W$3])/([.W$2]+1);0));&quot;-&quot;)" office:value-type="string" office:string-value="-">
            <text:p>-</text:p>
          </table:table-cell>
          <table:table-cell table:style-name="ce541" table:formula="of:=IF(([.$A6]+1)/2&gt;=[.X$2];MAX(0;ROUND([.$N$2]*([.$A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1)/2&gt;=[.C$2];MAX(0;ROUND([.$B$2]*([.$A7]-[.C$3])/(20-[.C$3])/([.C$2]+1);0));&quot;-&quot;)" office:value-type="float" office:value="1">
            <text:p>1</text:p>
          </table:table-cell>
          <table:table-cell table:style-name="ce537" table:formula="of:=IF(([.$A7]+1)/2&gt;=[.D$2];MAX(0;ROUND([.$B$2]*([.$A7]-[.D$3])/(20-[.D$3])/([.D$2]+1);0));&quot;-&quot;)" office:value-type="float" office:value="0">
            <text:p>0</text:p>
          </table:table-cell>
          <table:table-cell table:style-name="ce537" table:formula="of:=IF(([.$A7]+1)/2&gt;=[.E$2];MAX(0;ROUND([.$B$2]*([.$A7]-[.E$3])/(20-[.E$3])/([.E$2]+1);0));&quot;-&quot;)" office:value-type="float" office:value="0">
            <text:p>0</text:p>
          </table:table-cell>
          <table:table-cell table:style-name="ce537" table:formula="of:=IF(([.$A7]+1)/2&gt;=[.F$2];MAX(0;ROUND([.$B$2]*([.$A7]-[.F$3])/(20-[.F$3])/([.F$2]+1);0));&quot;-&quot;)" office:value-type="string" office:string-value="-">
            <text:p>-</text:p>
          </table:table-cell>
          <table:table-cell table:style-name="ce537" table:formula="of:=IF(([.$A7]+1)/2&gt;=[.G$2];MAX(0;ROUND([.$B$2]*([.$A7]-[.G$3])/(20-[.G$3])/([.G$2]+1);0));&quot;-&quot;)" office:value-type="string" office:string-value="-">
            <text:p>-</text:p>
          </table:table-cell>
          <table:table-cell table:style-name="ce537" table:formula="of:=IF(([.$A7]+1)/2&gt;=[.H$2];MAX(0;ROUND([.$B$2]*([.$A7]-[.H$3])/(20-[.H$3])/([.H$2]+1);0));&quot;-&quot;)" office:value-type="string" office:string-value="-">
            <text:p>-</text:p>
          </table:table-cell>
          <table:table-cell table:style-name="ce537" table:formula="of:=IF(([.$A7]+1)/2&gt;=[.I$2];MAX(0;ROUND([.$B$2]*([.$A7]-[.I$3])/(20-[.I$3])/([.I$2]+1);0));&quot;-&quot;)" office:value-type="string" office:string-value="-">
            <text:p>-</text:p>
          </table:table-cell>
          <table:table-cell table:style-name="ce537" table:formula="of:=IF(([.$A7]+1)/2&gt;=[.J$2];MAX(0;ROUND([.$B$2]*([.$A7]-[.J$3])/(20-[.J$3])/([.J$2]+1);0));&quot;-&quot;)" office:value-type="string" office:string-value="-">
            <text:p>-</text:p>
          </table:table-cell>
          <table:table-cell table:style-name="ce537" table:formula="of:=IF(([.$A7]+1)/2&gt;=[.K$2];MAX(0;ROUND([.$B$2]*([.$A7]-[.K$3])/(20-[.K$3])/([.K$2]+1);0));&quot;-&quot;)" office:value-type="string" office:string-value="-">
            <text:p>-</text:p>
          </table:table-cell>
          <table:table-cell table:style-name="ce541" table:formula="of:=IF(([.$A7]+1)/2&gt;=[.L$2];MAX(0;ROUND([.$B$2]*([.$A7]-[.L$3])/(20-[.L$3])/([.L$2]+1);0));&quot;-&quot;)" office:value-type="string" office:string-value="-">
            <text:p>-</text:p>
          </table:table-cell>
          <table:table-cell table:style-name="ce533" table:formula="of:=[.M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1)/2&gt;=[.O$2];MAX(0;ROUND([.$N$2]*([.$A7]-[.O$3])/(20-[.O$3])/([.O$2]+1);0));&quot;-&quot;)" office:value-type="float" office:value="1">
            <text:p>1</text:p>
          </table:table-cell>
          <table:table-cell table:style-name="ce537" table:formula="of:=IF(([.$A7]+1)/2&gt;=[.P$2];MAX(0;ROUND([.$N$2]*([.$A7]-[.P$3])/(20-[.P$3])/([.P$2]+1);0));&quot;-&quot;)" office:value-type="float" office:value="0">
            <text:p>0</text:p>
          </table:table-cell>
          <table:table-cell table:style-name="ce537" table:formula="of:=IF(([.$A7]+1)/2&gt;=[.Q$2];MAX(0;ROUND([.$N$2]*([.$A7]-[.Q$3])/(20-[.Q$3])/([.Q$2]+1);0));&quot;-&quot;)" office:value-type="float" office:value="0">
            <text:p>0</text:p>
          </table:table-cell>
          <table:table-cell table:style-name="ce537" table:formula="of:=IF(([.$A7]+1)/2&gt;=[.R$2];MAX(0;ROUND([.$N$2]*([.$A7]-[.R$3])/(20-[.R$3])/([.R$2]+1);0));&quot;-&quot;)" office:value-type="string" office:string-value="-">
            <text:p>-</text:p>
          </table:table-cell>
          <table:table-cell table:style-name="ce537" table:formula="of:=IF(([.$A7]+1)/2&gt;=[.S$2];MAX(0;ROUND([.$N$2]*([.$A7]-[.S$3])/(20-[.S$3])/([.S$2]+1);0));&quot;-&quot;)" office:value-type="string" office:string-value="-">
            <text:p>-</text:p>
          </table:table-cell>
          <table:table-cell table:style-name="ce537" table:formula="of:=IF(([.$A7]+1)/2&gt;=[.T$2];MAX(0;ROUND([.$N$2]*([.$A7]-[.T$3])/(20-[.T$3])/([.T$2]+1);0));&quot;-&quot;)" office:value-type="string" office:string-value="-">
            <text:p>-</text:p>
          </table:table-cell>
          <table:table-cell table:style-name="ce537" table:formula="of:=IF(([.$A7]+1)/2&gt;=[.U$2];MAX(0;ROUND([.$N$2]*([.$A7]-[.U$3])/(20-[.U$3])/([.U$2]+1);0));&quot;-&quot;)" office:value-type="string" office:string-value="-">
            <text:p>-</text:p>
          </table:table-cell>
          <table:table-cell table:style-name="ce537" table:formula="of:=IF(([.$A7]+1)/2&gt;=[.V$2];MAX(0;ROUND([.$N$2]*([.$A7]-[.V$3])/(20-[.V$3])/([.V$2]+1);0));&quot;-&quot;)" office:value-type="string" office:string-value="-">
            <text:p>-</text:p>
          </table:table-cell>
          <table:table-cell table:style-name="ce537" table:formula="of:=IF(([.$A7]+1)/2&gt;=[.W$2];MAX(0;ROUND([.$N$2]*([.$A7]-[.W$3])/(20-[.W$3])/([.W$2]+1);0));&quot;-&quot;)" office:value-type="string" office:string-value="-">
            <text:p>-</text:p>
          </table:table-cell>
          <table:table-cell table:style-name="ce541" table:formula="of:=IF(([.$A7]+1)/2&gt;=[.X$2];MAX(0;ROUND([.$N$2]*([.$A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1)/2&gt;=[.C$2];MAX(0;ROUND([.$B$2]*([.$A8]-[.C$3])/(20-[.C$3])/([.C$2]+1);0));&quot;-&quot;)" office:value-type="float" office:value="1">
            <text:p>1</text:p>
          </table:table-cell>
          <table:table-cell table:style-name="ce537" table:formula="of:=IF(([.$A8]+1)/2&gt;=[.D$2];MAX(0;ROUND([.$B$2]*([.$A8]-[.D$3])/(20-[.D$3])/([.D$2]+1);0));&quot;-&quot;)" office:value-type="float" office:value="1">
            <text:p>1</text:p>
          </table:table-cell>
          <table:table-cell table:style-name="ce537" table:formula="of:=IF(([.$A8]+1)/2&gt;=[.E$2];MAX(0;ROUND([.$B$2]*([.$A8]-[.E$3])/(20-[.E$3])/([.E$2]+1);0));&quot;-&quot;)" office:value-type="float" office:value="0">
            <text:p>0</text:p>
          </table:table-cell>
          <table:table-cell table:style-name="ce537" table:formula="of:=IF(([.$A8]+1)/2&gt;=[.F$2];MAX(0;ROUND([.$B$2]*([.$A8]-[.F$3])/(20-[.F$3])/([.F$2]+1);0));&quot;-&quot;)" office:value-type="float" office:value="0">
            <text:p>0</text:p>
          </table:table-cell>
          <table:table-cell table:style-name="ce537" table:formula="of:=IF(([.$A8]+1)/2&gt;=[.G$2];MAX(0;ROUND([.$B$2]*([.$A8]-[.G$3])/(20-[.G$3])/([.G$2]+1);0));&quot;-&quot;)" office:value-type="string" office:string-value="-">
            <text:p>-</text:p>
          </table:table-cell>
          <table:table-cell table:style-name="ce537" table:formula="of:=IF(([.$A8]+1)/2&gt;=[.H$2];MAX(0;ROUND([.$B$2]*([.$A8]-[.H$3])/(20-[.H$3])/([.H$2]+1);0));&quot;-&quot;)" office:value-type="string" office:string-value="-">
            <text:p>-</text:p>
          </table:table-cell>
          <table:table-cell table:style-name="ce537" table:formula="of:=IF(([.$A8]+1)/2&gt;=[.I$2];MAX(0;ROUND([.$B$2]*([.$A8]-[.I$3])/(20-[.I$3])/([.I$2]+1);0));&quot;-&quot;)" office:value-type="string" office:string-value="-">
            <text:p>-</text:p>
          </table:table-cell>
          <table:table-cell table:style-name="ce537" table:formula="of:=IF(([.$A8]+1)/2&gt;=[.J$2];MAX(0;ROUND([.$B$2]*([.$A8]-[.J$3])/(20-[.J$3])/([.J$2]+1);0));&quot;-&quot;)" office:value-type="string" office:string-value="-">
            <text:p>-</text:p>
          </table:table-cell>
          <table:table-cell table:style-name="ce537" table:formula="of:=IF(([.$A8]+1)/2&gt;=[.K$2];MAX(0;ROUND([.$B$2]*([.$A8]-[.K$3])/(20-[.K$3])/([.K$2]+1);0));&quot;-&quot;)" office:value-type="string" office:string-value="-">
            <text:p>-</text:p>
          </table:table-cell>
          <table:table-cell table:style-name="ce541" table:formula="of:=IF(([.$A8]+1)/2&gt;=[.L$2];MAX(0;ROUND([.$B$2]*([.$A8]-[.L$3])/(20-[.L$3])/([.L$2]+1);0));&quot;-&quot;)" office:value-type="string" office:string-value="-">
            <text:p>-</text:p>
          </table:table-cell>
          <table:table-cell table:style-name="ce533" table:formula="of:=[.M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1)/2&gt;=[.O$2];MAX(0;ROUND([.$N$2]*([.$A8]-[.O$3])/(20-[.O$3])/([.O$2]+1);0));&quot;-&quot;)" office:value-type="float" office:value="2">
            <text:p>2</text:p>
          </table:table-cell>
          <table:table-cell table:style-name="ce537" table:formula="of:=IF(([.$A8]+1)/2&gt;=[.P$2];MAX(0;ROUND([.$N$2]*([.$A8]-[.P$3])/(20-[.P$3])/([.P$2]+1);0));&quot;-&quot;)" office:value-type="float" office:value="1">
            <text:p>1</text:p>
          </table:table-cell>
          <table:table-cell table:style-name="ce537" table:formula="of:=IF(([.$A8]+1)/2&gt;=[.Q$2];MAX(0;ROUND([.$N$2]*([.$A8]-[.Q$3])/(20-[.Q$3])/([.Q$2]+1);0));&quot;-&quot;)" office:value-type="float" office:value="0">
            <text:p>0</text:p>
          </table:table-cell>
          <table:table-cell table:style-name="ce537" table:formula="of:=IF(([.$A8]+1)/2&gt;=[.R$2];MAX(0;ROUND([.$N$2]*([.$A8]-[.R$3])/(20-[.R$3])/([.R$2]+1);0));&quot;-&quot;)" office:value-type="float" office:value="0">
            <text:p>0</text:p>
          </table:table-cell>
          <table:table-cell table:style-name="ce537" table:formula="of:=IF(([.$A8]+1)/2&gt;=[.S$2];MAX(0;ROUND([.$N$2]*([.$A8]-[.S$3])/(20-[.S$3])/([.S$2]+1);0));&quot;-&quot;)" office:value-type="string" office:string-value="-">
            <text:p>-</text:p>
          </table:table-cell>
          <table:table-cell table:style-name="ce537" table:formula="of:=IF(([.$A8]+1)/2&gt;=[.T$2];MAX(0;ROUND([.$N$2]*([.$A8]-[.T$3])/(20-[.T$3])/([.T$2]+1);0));&quot;-&quot;)" office:value-type="string" office:string-value="-">
            <text:p>-</text:p>
          </table:table-cell>
          <table:table-cell table:style-name="ce537" table:formula="of:=IF(([.$A8]+1)/2&gt;=[.U$2];MAX(0;ROUND([.$N$2]*([.$A8]-[.U$3])/(20-[.U$3])/([.U$2]+1);0));&quot;-&quot;)" office:value-type="string" office:string-value="-">
            <text:p>-</text:p>
          </table:table-cell>
          <table:table-cell table:style-name="ce537" table:formula="of:=IF(([.$A8]+1)/2&gt;=[.V$2];MAX(0;ROUND([.$N$2]*([.$A8]-[.V$3])/(20-[.V$3])/([.V$2]+1);0));&quot;-&quot;)" office:value-type="string" office:string-value="-">
            <text:p>-</text:p>
          </table:table-cell>
          <table:table-cell table:style-name="ce537" table:formula="of:=IF(([.$A8]+1)/2&gt;=[.W$2];MAX(0;ROUND([.$N$2]*([.$A8]-[.W$3])/(20-[.W$3])/([.W$2]+1);0));&quot;-&quot;)" office:value-type="string" office:string-value="-">
            <text:p>-</text:p>
          </table:table-cell>
          <table:table-cell table:style-name="ce541" table:formula="of:=IF(([.$A8]+1)/2&gt;=[.X$2];MAX(0;ROUND([.$N$2]*([.$A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1)/2&gt;=[.C$2];MAX(0;ROUND([.$B$2]*([.$A9]-[.C$3])/(20-[.C$3])/([.C$2]+1);0));&quot;-&quot;)" office:value-type="float" office:value="2">
            <text:p>2</text:p>
          </table:table-cell>
          <table:table-cell table:style-name="ce537" table:formula="of:=IF(([.$A9]+1)/2&gt;=[.D$2];MAX(0;ROUND([.$B$2]*([.$A9]-[.D$3])/(20-[.D$3])/([.D$2]+1);0));&quot;-&quot;)" office:value-type="float" office:value="1">
            <text:p>1</text:p>
          </table:table-cell>
          <table:table-cell table:style-name="ce537" table:formula="of:=IF(([.$A9]+1)/2&gt;=[.E$2];MAX(0;ROUND([.$B$2]*([.$A9]-[.E$3])/(20-[.E$3])/([.E$2]+1);0));&quot;-&quot;)" office:value-type="float" office:value="0">
            <text:p>0</text:p>
          </table:table-cell>
          <table:table-cell table:style-name="ce537" table:formula="of:=IF(([.$A9]+1)/2&gt;=[.F$2];MAX(0;ROUND([.$B$2]*([.$A9]-[.F$3])/(20-[.F$3])/([.F$2]+1);0));&quot;-&quot;)" office:value-type="float" office:value="0">
            <text:p>0</text:p>
          </table:table-cell>
          <table:table-cell table:style-name="ce537" table:formula="of:=IF(([.$A9]+1)/2&gt;=[.G$2];MAX(0;ROUND([.$B$2]*([.$A9]-[.G$3])/(20-[.G$3])/([.G$2]+1);0));&quot;-&quot;)" office:value-type="string" office:string-value="-">
            <text:p>-</text:p>
          </table:table-cell>
          <table:table-cell table:style-name="ce537" table:formula="of:=IF(([.$A9]+1)/2&gt;=[.H$2];MAX(0;ROUND([.$B$2]*([.$A9]-[.H$3])/(20-[.H$3])/([.H$2]+1);0));&quot;-&quot;)" office:value-type="string" office:string-value="-">
            <text:p>-</text:p>
          </table:table-cell>
          <table:table-cell table:style-name="ce537" table:formula="of:=IF(([.$A9]+1)/2&gt;=[.I$2];MAX(0;ROUND([.$B$2]*([.$A9]-[.I$3])/(20-[.I$3])/([.I$2]+1);0));&quot;-&quot;)" office:value-type="string" office:string-value="-">
            <text:p>-</text:p>
          </table:table-cell>
          <table:table-cell table:style-name="ce537" table:formula="of:=IF(([.$A9]+1)/2&gt;=[.J$2];MAX(0;ROUND([.$B$2]*([.$A9]-[.J$3])/(20-[.J$3])/([.J$2]+1);0));&quot;-&quot;)" office:value-type="string" office:string-value="-">
            <text:p>-</text:p>
          </table:table-cell>
          <table:table-cell table:style-name="ce537" table:formula="of:=IF(([.$A9]+1)/2&gt;=[.K$2];MAX(0;ROUND([.$B$2]*([.$A9]-[.K$3])/(20-[.K$3])/([.K$2]+1);0));&quot;-&quot;)" office:value-type="string" office:string-value="-">
            <text:p>-</text:p>
          </table:table-cell>
          <table:table-cell table:style-name="ce541" table:formula="of:=IF(([.$A9]+1)/2&gt;=[.L$2];MAX(0;ROUND([.$B$2]*([.$A9]-[.L$3])/(20-[.L$3])/([.L$2]+1);0));&quot;-&quot;)" office:value-type="string" office:string-value="-">
            <text:p>-</text:p>
          </table:table-cell>
          <table:table-cell table:style-name="ce533" table:formula="of:=[.M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1)/2&gt;=[.O$2];MAX(0;ROUND([.$N$2]*([.$A9]-[.O$3])/(20-[.O$3])/([.O$2]+1);0));&quot;-&quot;)" office:value-type="float" office:value="2">
            <text:p>2</text:p>
          </table:table-cell>
          <table:table-cell table:style-name="ce537" table:formula="of:=IF(([.$A9]+1)/2&gt;=[.P$2];MAX(0;ROUND([.$N$2]*([.$A9]-[.P$3])/(20-[.P$3])/([.P$2]+1);0));&quot;-&quot;)" office:value-type="float" office:value="1">
            <text:p>1</text:p>
          </table:table-cell>
          <table:table-cell table:style-name="ce537" table:formula="of:=IF(([.$A9]+1)/2&gt;=[.Q$2];MAX(0;ROUND([.$N$2]*([.$A9]-[.Q$3])/(20-[.Q$3])/([.Q$2]+1);0));&quot;-&quot;)" office:value-type="float" office:value="0">
            <text:p>0</text:p>
          </table:table-cell>
          <table:table-cell table:style-name="ce537" table:formula="of:=IF(([.$A9]+1)/2&gt;=[.R$2];MAX(0;ROUND([.$N$2]*([.$A9]-[.R$3])/(20-[.R$3])/([.R$2]+1);0));&quot;-&quot;)" office:value-type="float" office:value="0">
            <text:p>0</text:p>
          </table:table-cell>
          <table:table-cell table:style-name="ce537" table:formula="of:=IF(([.$A9]+1)/2&gt;=[.S$2];MAX(0;ROUND([.$N$2]*([.$A9]-[.S$3])/(20-[.S$3])/([.S$2]+1);0));&quot;-&quot;)" office:value-type="string" office:string-value="-">
            <text:p>-</text:p>
          </table:table-cell>
          <table:table-cell table:style-name="ce537" table:formula="of:=IF(([.$A9]+1)/2&gt;=[.T$2];MAX(0;ROUND([.$N$2]*([.$A9]-[.T$3])/(20-[.T$3])/([.T$2]+1);0));&quot;-&quot;)" office:value-type="string" office:string-value="-">
            <text:p>-</text:p>
          </table:table-cell>
          <table:table-cell table:style-name="ce537" table:formula="of:=IF(([.$A9]+1)/2&gt;=[.U$2];MAX(0;ROUND([.$N$2]*([.$A9]-[.U$3])/(20-[.U$3])/([.U$2]+1);0));&quot;-&quot;)" office:value-type="string" office:string-value="-">
            <text:p>-</text:p>
          </table:table-cell>
          <table:table-cell table:style-name="ce537" table:formula="of:=IF(([.$A9]+1)/2&gt;=[.V$2];MAX(0;ROUND([.$N$2]*([.$A9]-[.V$3])/(20-[.V$3])/([.V$2]+1);0));&quot;-&quot;)" office:value-type="string" office:string-value="-">
            <text:p>-</text:p>
          </table:table-cell>
          <table:table-cell table:style-name="ce537" table:formula="of:=IF(([.$A9]+1)/2&gt;=[.W$2];MAX(0;ROUND([.$N$2]*([.$A9]-[.W$3])/(20-[.W$3])/([.W$2]+1);0));&quot;-&quot;)" office:value-type="string" office:string-value="-">
            <text:p>-</text:p>
          </table:table-cell>
          <table:table-cell table:style-name="ce541" table:formula="of:=IF(([.$A9]+1)/2&gt;=[.X$2];MAX(0;ROUND([.$N$2]*([.$A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1)/2&gt;=[.C$2];MAX(0;ROUND([.$B$2]*([.$A10]-[.C$3])/(20-[.C$3])/([.C$2]+1);0));&quot;-&quot;)" office:value-type="float" office:value="2">
            <text:p>2</text:p>
          </table:table-cell>
          <table:table-cell table:style-name="ce537" table:formula="of:=IF(([.$A10]+1)/2&gt;=[.D$2];MAX(0;ROUND([.$B$2]*([.$A10]-[.D$3])/(20-[.D$3])/([.D$2]+1);0));&quot;-&quot;)" office:value-type="float" office:value="1">
            <text:p>1</text:p>
          </table:table-cell>
          <table:table-cell table:style-name="ce537" table:formula="of:=IF(([.$A10]+1)/2&gt;=[.E$2];MAX(0;ROUND([.$B$2]*([.$A10]-[.E$3])/(20-[.E$3])/([.E$2]+1);0));&quot;-&quot;)" office:value-type="float" office:value="0">
            <text:p>0</text:p>
          </table:table-cell>
          <table:table-cell table:style-name="ce537" table:formula="of:=IF(([.$A10]+1)/2&gt;=[.F$2];MAX(0;ROUND([.$B$2]*([.$A10]-[.F$3])/(20-[.F$3])/([.F$2]+1);0));&quot;-&quot;)" office:value-type="float" office:value="0">
            <text:p>0</text:p>
          </table:table-cell>
          <table:table-cell table:style-name="ce537" table:formula="of:=IF(([.$A10]+1)/2&gt;=[.G$2];MAX(0;ROUND([.$B$2]*([.$A10]-[.G$3])/(20-[.G$3])/([.G$2]+1);0));&quot;-&quot;)" office:value-type="float" office:value="0">
            <text:p>0</text:p>
          </table:table-cell>
          <table:table-cell table:style-name="ce537" table:formula="of:=IF(([.$A10]+1)/2&gt;=[.H$2];MAX(0;ROUND([.$B$2]*([.$A10]-[.H$3])/(20-[.H$3])/([.H$2]+1);0));&quot;-&quot;)" office:value-type="string" office:string-value="-">
            <text:p>-</text:p>
          </table:table-cell>
          <table:table-cell table:style-name="ce537" table:formula="of:=IF(([.$A10]+1)/2&gt;=[.I$2];MAX(0;ROUND([.$B$2]*([.$A10]-[.I$3])/(20-[.I$3])/([.I$2]+1);0));&quot;-&quot;)" office:value-type="string" office:string-value="-">
            <text:p>-</text:p>
          </table:table-cell>
          <table:table-cell table:style-name="ce537" table:formula="of:=IF(([.$A10]+1)/2&gt;=[.J$2];MAX(0;ROUND([.$B$2]*([.$A10]-[.J$3])/(20-[.J$3])/([.J$2]+1);0));&quot;-&quot;)" office:value-type="string" office:string-value="-">
            <text:p>-</text:p>
          </table:table-cell>
          <table:table-cell table:style-name="ce537" table:formula="of:=IF(([.$A10]+1)/2&gt;=[.K$2];MAX(0;ROUND([.$B$2]*([.$A10]-[.K$3])/(20-[.K$3])/([.K$2]+1);0));&quot;-&quot;)" office:value-type="string" office:string-value="-">
            <text:p>-</text:p>
          </table:table-cell>
          <table:table-cell table:style-name="ce541" table:formula="of:=IF(([.$A10]+1)/2&gt;=[.L$2];MAX(0;ROUND([.$B$2]*([.$A10]-[.L$3])/(20-[.L$3])/([.L$2]+1);0));&quot;-&quot;)" office:value-type="string" office:string-value="-">
            <text:p>-</text:p>
          </table:table-cell>
          <table:table-cell table:style-name="ce533" table:formula="of:=[.M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1)/2&gt;=[.O$2];MAX(0;ROUND([.$N$2]*([.$A10]-[.O$3])/(20-[.O$3])/([.O$2]+1);0));&quot;-&quot;)" office:value-type="float" office:value="2">
            <text:p>2</text:p>
          </table:table-cell>
          <table:table-cell table:style-name="ce537" table:formula="of:=IF(([.$A10]+1)/2&gt;=[.P$2];MAX(0;ROUND([.$N$2]*([.$A10]-[.P$3])/(20-[.P$3])/([.P$2]+1);0));&quot;-&quot;)" office:value-type="float" office:value="1">
            <text:p>1</text:p>
          </table:table-cell>
          <table:table-cell table:style-name="ce537" table:formula="of:=IF(([.$A10]+1)/2&gt;=[.Q$2];MAX(0;ROUND([.$N$2]*([.$A10]-[.Q$3])/(20-[.Q$3])/([.Q$2]+1);0));&quot;-&quot;)" office:value-type="float" office:value="0">
            <text:p>0</text:p>
          </table:table-cell>
          <table:table-cell table:style-name="ce537" table:formula="of:=IF(([.$A10]+1)/2&gt;=[.R$2];MAX(0;ROUND([.$N$2]*([.$A10]-[.R$3])/(20-[.R$3])/([.R$2]+1);0));&quot;-&quot;)" office:value-type="float" office:value="0">
            <text:p>0</text:p>
          </table:table-cell>
          <table:table-cell table:style-name="ce537" table:formula="of:=IF(([.$A10]+1)/2&gt;=[.S$2];MAX(0;ROUND([.$N$2]*([.$A10]-[.S$3])/(20-[.S$3])/([.S$2]+1);0));&quot;-&quot;)" office:value-type="float" office:value="0">
            <text:p>0</text:p>
          </table:table-cell>
          <table:table-cell table:style-name="ce537" table:formula="of:=IF(([.$A10]+1)/2&gt;=[.T$2];MAX(0;ROUND([.$N$2]*([.$A10]-[.T$3])/(20-[.T$3])/([.T$2]+1);0));&quot;-&quot;)" office:value-type="string" office:string-value="-">
            <text:p>-</text:p>
          </table:table-cell>
          <table:table-cell table:style-name="ce537" table:formula="of:=IF(([.$A10]+1)/2&gt;=[.U$2];MAX(0;ROUND([.$N$2]*([.$A10]-[.U$3])/(20-[.U$3])/([.U$2]+1);0));&quot;-&quot;)" office:value-type="string" office:string-value="-">
            <text:p>-</text:p>
          </table:table-cell>
          <table:table-cell table:style-name="ce537" table:formula="of:=IF(([.$A10]+1)/2&gt;=[.V$2];MAX(0;ROUND([.$N$2]*([.$A10]-[.V$3])/(20-[.V$3])/([.V$2]+1);0));&quot;-&quot;)" office:value-type="string" office:string-value="-">
            <text:p>-</text:p>
          </table:table-cell>
          <table:table-cell table:style-name="ce537" table:formula="of:=IF(([.$A10]+1)/2&gt;=[.W$2];MAX(0;ROUND([.$N$2]*([.$A10]-[.W$3])/(20-[.W$3])/([.W$2]+1);0));&quot;-&quot;)" office:value-type="string" office:string-value="-">
            <text:p>-</text:p>
          </table:table-cell>
          <table:table-cell table:style-name="ce541" table:formula="of:=IF(([.$A10]+1)/2&gt;=[.X$2];MAX(0;ROUND([.$N$2]*([.$A1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1)/2&gt;=[.C$2];MAX(0;ROUND([.$B$2]*([.$A11]-[.C$3])/(20-[.C$3])/([.C$2]+1);0));&quot;-&quot;)" office:value-type="float" office:value="2">
            <text:p>2</text:p>
          </table:table-cell>
          <table:table-cell table:style-name="ce537" table:formula="of:=IF(([.$A11]+1)/2&gt;=[.D$2];MAX(0;ROUND([.$B$2]*([.$A11]-[.D$3])/(20-[.D$3])/([.D$2]+1);0));&quot;-&quot;)" office:value-type="float" office:value="1">
            <text:p>1</text:p>
          </table:table-cell>
          <table:table-cell table:style-name="ce537" table:formula="of:=IF(([.$A11]+1)/2&gt;=[.E$2];MAX(0;ROUND([.$B$2]*([.$A11]-[.E$3])/(20-[.E$3])/([.E$2]+1);0));&quot;-&quot;)" office:value-type="float" office:value="0">
            <text:p>0</text:p>
          </table:table-cell>
          <table:table-cell table:style-name="ce537" table:formula="of:=IF(([.$A11]+1)/2&gt;=[.F$2];MAX(0;ROUND([.$B$2]*([.$A11]-[.F$3])/(20-[.F$3])/([.F$2]+1);0));&quot;-&quot;)" office:value-type="float" office:value="0">
            <text:p>0</text:p>
          </table:table-cell>
          <table:table-cell table:style-name="ce537" table:formula="of:=IF(([.$A11]+1)/2&gt;=[.G$2];MAX(0;ROUND([.$B$2]*([.$A11]-[.G$3])/(20-[.G$3])/([.G$2]+1);0));&quot;-&quot;)" office:value-type="float" office:value="0">
            <text:p>0</text:p>
          </table:table-cell>
          <table:table-cell table:style-name="ce537" table:formula="of:=IF(([.$A11]+1)/2&gt;=[.H$2];MAX(0;ROUND([.$B$2]*([.$A11]-[.H$3])/(20-[.H$3])/([.H$2]+1);0));&quot;-&quot;)" office:value-type="string" office:string-value="-">
            <text:p>-</text:p>
          </table:table-cell>
          <table:table-cell table:style-name="ce537" table:formula="of:=IF(([.$A11]+1)/2&gt;=[.I$2];MAX(0;ROUND([.$B$2]*([.$A11]-[.I$3])/(20-[.I$3])/([.I$2]+1);0));&quot;-&quot;)" office:value-type="string" office:string-value="-">
            <text:p>-</text:p>
          </table:table-cell>
          <table:table-cell table:style-name="ce537" table:formula="of:=IF(([.$A11]+1)/2&gt;=[.J$2];MAX(0;ROUND([.$B$2]*([.$A11]-[.J$3])/(20-[.J$3])/([.J$2]+1);0));&quot;-&quot;)" office:value-type="string" office:string-value="-">
            <text:p>-</text:p>
          </table:table-cell>
          <table:table-cell table:style-name="ce537" table:formula="of:=IF(([.$A11]+1)/2&gt;=[.K$2];MAX(0;ROUND([.$B$2]*([.$A11]-[.K$3])/(20-[.K$3])/([.K$2]+1);0));&quot;-&quot;)" office:value-type="string" office:string-value="-">
            <text:p>-</text:p>
          </table:table-cell>
          <table:table-cell table:style-name="ce541" table:formula="of:=IF(([.$A11]+1)/2&gt;=[.L$2];MAX(0;ROUND([.$B$2]*([.$A11]-[.L$3])/(20-[.L$3])/([.L$2]+1);0));&quot;-&quot;)" office:value-type="string" office:string-value="-">
            <text:p>-</text:p>
          </table:table-cell>
          <table:table-cell table:style-name="ce533" table:formula="of:=[.M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1)/2&gt;=[.O$2];MAX(0;ROUND([.$N$2]*([.$A11]-[.O$3])/(20-[.O$3])/([.O$2]+1);0));&quot;-&quot;)" office:value-type="float" office:value="3">
            <text:p>3</text:p>
          </table:table-cell>
          <table:table-cell table:style-name="ce537" table:formula="of:=IF(([.$A11]+1)/2&gt;=[.P$2];MAX(0;ROUND([.$N$2]*([.$A11]-[.P$3])/(20-[.P$3])/([.P$2]+1);0));&quot;-&quot;)" office:value-type="float" office:value="1">
            <text:p>1</text:p>
          </table:table-cell>
          <table:table-cell table:style-name="ce537" table:formula="of:=IF(([.$A11]+1)/2&gt;=[.Q$2];MAX(0;ROUND([.$N$2]*([.$A11]-[.Q$3])/(20-[.Q$3])/([.Q$2]+1);0));&quot;-&quot;)" office:value-type="float" office:value="1">
            <text:p>1</text:p>
          </table:table-cell>
          <table:table-cell table:style-name="ce537" table:formula="of:=IF(([.$A11]+1)/2&gt;=[.R$2];MAX(0;ROUND([.$N$2]*([.$A11]-[.R$3])/(20-[.R$3])/([.R$2]+1);0));&quot;-&quot;)" office:value-type="float" office:value="0">
            <text:p>0</text:p>
          </table:table-cell>
          <table:table-cell table:style-name="ce537" table:formula="of:=IF(([.$A11]+1)/2&gt;=[.S$2];MAX(0;ROUND([.$N$2]*([.$A11]-[.S$3])/(20-[.S$3])/([.S$2]+1);0));&quot;-&quot;)" office:value-type="float" office:value="0">
            <text:p>0</text:p>
          </table:table-cell>
          <table:table-cell table:style-name="ce537" table:formula="of:=IF(([.$A11]+1)/2&gt;=[.T$2];MAX(0;ROUND([.$N$2]*([.$A11]-[.T$3])/(20-[.T$3])/([.T$2]+1);0));&quot;-&quot;)" office:value-type="string" office:string-value="-">
            <text:p>-</text:p>
          </table:table-cell>
          <table:table-cell table:style-name="ce537" table:formula="of:=IF(([.$A11]+1)/2&gt;=[.U$2];MAX(0;ROUND([.$N$2]*([.$A11]-[.U$3])/(20-[.U$3])/([.U$2]+1);0));&quot;-&quot;)" office:value-type="string" office:string-value="-">
            <text:p>-</text:p>
          </table:table-cell>
          <table:table-cell table:style-name="ce537" table:formula="of:=IF(([.$A11]+1)/2&gt;=[.V$2];MAX(0;ROUND([.$N$2]*([.$A11]-[.V$3])/(20-[.V$3])/([.V$2]+1);0));&quot;-&quot;)" office:value-type="string" office:string-value="-">
            <text:p>-</text:p>
          </table:table-cell>
          <table:table-cell table:style-name="ce537" table:formula="of:=IF(([.$A11]+1)/2&gt;=[.W$2];MAX(0;ROUND([.$N$2]*([.$A11]-[.W$3])/(20-[.W$3])/([.W$2]+1);0));&quot;-&quot;)" office:value-type="string" office:string-value="-">
            <text:p>-</text:p>
          </table:table-cell>
          <table:table-cell table:style-name="ce541" table:formula="of:=IF(([.$A11]+1)/2&gt;=[.X$2];MAX(0;ROUND([.$N$2]*([.$A1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1)/2&gt;=[.C$2];MAX(0;ROUND([.$B$2]*([.$A12]-[.C$3])/(20-[.C$3])/([.C$2]+1);0));&quot;-&quot;)" office:value-type="float" office:value="2">
            <text:p>2</text:p>
          </table:table-cell>
          <table:table-cell table:style-name="ce537" table:formula="of:=IF(([.$A12]+1)/2&gt;=[.D$2];MAX(0;ROUND([.$B$2]*([.$A12]-[.D$3])/(20-[.D$3])/([.D$2]+1);0));&quot;-&quot;)" office:value-type="float" office:value="1">
            <text:p>1</text:p>
          </table:table-cell>
          <table:table-cell table:style-name="ce537" table:formula="of:=IF(([.$A12]+1)/2&gt;=[.E$2];MAX(0;ROUND([.$B$2]*([.$A12]-[.E$3])/(20-[.E$3])/([.E$2]+1);0));&quot;-&quot;)" office:value-type="float" office:value="1">
            <text:p>1</text:p>
          </table:table-cell>
          <table:table-cell table:style-name="ce537" table:formula="of:=IF(([.$A12]+1)/2&gt;=[.F$2];MAX(0;ROUND([.$B$2]*([.$A12]-[.F$3])/(20-[.F$3])/([.F$2]+1);0));&quot;-&quot;)" office:value-type="float" office:value="0">
            <text:p>0</text:p>
          </table:table-cell>
          <table:table-cell table:style-name="ce537" table:formula="of:=IF(([.$A12]+1)/2&gt;=[.G$2];MAX(0;ROUND([.$B$2]*([.$A12]-[.G$3])/(20-[.G$3])/([.G$2]+1);0));&quot;-&quot;)" office:value-type="float" office:value="0">
            <text:p>0</text:p>
          </table:table-cell>
          <table:table-cell table:style-name="ce537" table:formula="of:=IF(([.$A12]+1)/2&gt;=[.H$2];MAX(0;ROUND([.$B$2]*([.$A12]-[.H$3])/(20-[.H$3])/([.H$2]+1);0));&quot;-&quot;)" office:value-type="float" office:value="0">
            <text:p>0</text:p>
          </table:table-cell>
          <table:table-cell table:style-name="ce537" table:formula="of:=IF(([.$A12]+1)/2&gt;=[.I$2];MAX(0;ROUND([.$B$2]*([.$A12]-[.I$3])/(20-[.I$3])/([.I$2]+1);0));&quot;-&quot;)" office:value-type="string" office:string-value="-">
            <text:p>-</text:p>
          </table:table-cell>
          <table:table-cell table:style-name="ce537" table:formula="of:=IF(([.$A12]+1)/2&gt;=[.J$2];MAX(0;ROUND([.$B$2]*([.$A12]-[.J$3])/(20-[.J$3])/([.J$2]+1);0));&quot;-&quot;)" office:value-type="string" office:string-value="-">
            <text:p>-</text:p>
          </table:table-cell>
          <table:table-cell table:style-name="ce537" table:formula="of:=IF(([.$A12]+1)/2&gt;=[.K$2];MAX(0;ROUND([.$B$2]*([.$A12]-[.K$3])/(20-[.K$3])/([.K$2]+1);0));&quot;-&quot;)" office:value-type="string" office:string-value="-">
            <text:p>-</text:p>
          </table:table-cell>
          <table:table-cell table:style-name="ce541" table:formula="of:=IF(([.$A12]+1)/2&gt;=[.L$2];MAX(0;ROUND([.$B$2]*([.$A12]-[.L$3])/(20-[.L$3])/([.L$2]+1);0));&quot;-&quot;)" office:value-type="string" office:string-value="-">
            <text:p>-</text:p>
          </table:table-cell>
          <table:table-cell table:style-name="ce533" table:formula="of:=[.M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1)/2&gt;=[.O$2];MAX(0;ROUND([.$N$2]*([.$A12]-[.O$3])/(20-[.O$3])/([.O$2]+1);0));&quot;-&quot;)" office:value-type="float" office:value="3">
            <text:p>3</text:p>
          </table:table-cell>
          <table:table-cell table:style-name="ce537" table:formula="of:=IF(([.$A12]+1)/2&gt;=[.P$2];MAX(0;ROUND([.$N$2]*([.$A12]-[.P$3])/(20-[.P$3])/([.P$2]+1);0));&quot;-&quot;)" office:value-type="float" office:value="1">
            <text:p>1</text:p>
          </table:table-cell>
          <table:table-cell table:style-name="ce537" table:formula="of:=IF(([.$A12]+1)/2&gt;=[.Q$2];MAX(0;ROUND([.$N$2]*([.$A12]-[.Q$3])/(20-[.Q$3])/([.Q$2]+1);0));&quot;-&quot;)" office:value-type="float" office:value="1">
            <text:p>1</text:p>
          </table:table-cell>
          <table:table-cell table:style-name="ce537" table:formula="of:=IF(([.$A12]+1)/2&gt;=[.R$2];MAX(0;ROUND([.$N$2]*([.$A12]-[.R$3])/(20-[.R$3])/([.R$2]+1);0));&quot;-&quot;)" office:value-type="float" office:value="0">
            <text:p>0</text:p>
          </table:table-cell>
          <table:table-cell table:style-name="ce537" table:formula="of:=IF(([.$A12]+1)/2&gt;=[.S$2];MAX(0;ROUND([.$N$2]*([.$A12]-[.S$3])/(20-[.S$3])/([.S$2]+1);0));&quot;-&quot;)" office:value-type="float" office:value="0">
            <text:p>0</text:p>
          </table:table-cell>
          <table:table-cell table:style-name="ce537" table:formula="of:=IF(([.$A12]+1)/2&gt;=[.T$2];MAX(0;ROUND([.$N$2]*([.$A12]-[.T$3])/(20-[.T$3])/([.T$2]+1);0));&quot;-&quot;)" office:value-type="float" office:value="0">
            <text:p>0</text:p>
          </table:table-cell>
          <table:table-cell table:style-name="ce537" table:formula="of:=IF(([.$A12]+1)/2&gt;=[.U$2];MAX(0;ROUND([.$N$2]*([.$A12]-[.U$3])/(20-[.U$3])/([.U$2]+1);0));&quot;-&quot;)" office:value-type="string" office:string-value="-">
            <text:p>-</text:p>
          </table:table-cell>
          <table:table-cell table:style-name="ce537" table:formula="of:=IF(([.$A12]+1)/2&gt;=[.V$2];MAX(0;ROUND([.$N$2]*([.$A12]-[.V$3])/(20-[.V$3])/([.V$2]+1);0));&quot;-&quot;)" office:value-type="string" office:string-value="-">
            <text:p>-</text:p>
          </table:table-cell>
          <table:table-cell table:style-name="ce537" table:formula="of:=IF(([.$A12]+1)/2&gt;=[.W$2];MAX(0;ROUND([.$N$2]*([.$A12]-[.W$3])/(20-[.W$3])/([.W$2]+1);0));&quot;-&quot;)" office:value-type="string" office:string-value="-">
            <text:p>-</text:p>
          </table:table-cell>
          <table:table-cell table:style-name="ce541" table:formula="of:=IF(([.$A12]+1)/2&gt;=[.X$2];MAX(0;ROUND([.$N$2]*([.$A1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1)/2&gt;=[.C$2];MAX(0;ROUND([.$B$2]*([.$A13]-[.C$3])/(20-[.C$3])/([.C$2]+1);0));&quot;-&quot;)" office:value-type="float" office:value="3">
            <text:p>3</text:p>
          </table:table-cell>
          <table:table-cell table:style-name="ce537" table:formula="of:=IF(([.$A13]+1)/2&gt;=[.D$2];MAX(0;ROUND([.$B$2]*([.$A13]-[.D$3])/(20-[.D$3])/([.D$2]+1);0));&quot;-&quot;)" office:value-type="float" office:value="1">
            <text:p>1</text:p>
          </table:table-cell>
          <table:table-cell table:style-name="ce537" table:formula="of:=IF(([.$A13]+1)/2&gt;=[.E$2];MAX(0;ROUND([.$B$2]*([.$A13]-[.E$3])/(20-[.E$3])/([.E$2]+1);0));&quot;-&quot;)" office:value-type="float" office:value="1">
            <text:p>1</text:p>
          </table:table-cell>
          <table:table-cell table:style-name="ce537" table:formula="of:=IF(([.$A13]+1)/2&gt;=[.F$2];MAX(0;ROUND([.$B$2]*([.$A13]-[.F$3])/(20-[.F$3])/([.F$2]+1);0));&quot;-&quot;)" office:value-type="float" office:value="0">
            <text:p>0</text:p>
          </table:table-cell>
          <table:table-cell table:style-name="ce537" table:formula="of:=IF(([.$A13]+1)/2&gt;=[.G$2];MAX(0;ROUND([.$B$2]*([.$A13]-[.G$3])/(20-[.G$3])/([.G$2]+1);0));&quot;-&quot;)" office:value-type="float" office:value="0">
            <text:p>0</text:p>
          </table:table-cell>
          <table:table-cell table:style-name="ce537" table:formula="of:=IF(([.$A13]+1)/2&gt;=[.H$2];MAX(0;ROUND([.$B$2]*([.$A13]-[.H$3])/(20-[.H$3])/([.H$2]+1);0));&quot;-&quot;)" office:value-type="float" office:value="0">
            <text:p>0</text:p>
          </table:table-cell>
          <table:table-cell table:style-name="ce537" table:formula="of:=IF(([.$A13]+1)/2&gt;=[.I$2];MAX(0;ROUND([.$B$2]*([.$A13]-[.I$3])/(20-[.I$3])/([.I$2]+1);0));&quot;-&quot;)" office:value-type="string" office:string-value="-">
            <text:p>-</text:p>
          </table:table-cell>
          <table:table-cell table:style-name="ce537" table:formula="of:=IF(([.$A13]+1)/2&gt;=[.J$2];MAX(0;ROUND([.$B$2]*([.$A13]-[.J$3])/(20-[.J$3])/([.J$2]+1);0));&quot;-&quot;)" office:value-type="string" office:string-value="-">
            <text:p>-</text:p>
          </table:table-cell>
          <table:table-cell table:style-name="ce537" table:formula="of:=IF(([.$A13]+1)/2&gt;=[.K$2];MAX(0;ROUND([.$B$2]*([.$A13]-[.K$3])/(20-[.K$3])/([.K$2]+1);0));&quot;-&quot;)" office:value-type="string" office:string-value="-">
            <text:p>-</text:p>
          </table:table-cell>
          <table:table-cell table:style-name="ce541" table:formula="of:=IF(([.$A13]+1)/2&gt;=[.L$2];MAX(0;ROUND([.$B$2]*([.$A13]-[.L$3])/(20-[.L$3])/([.L$2]+1);0));&quot;-&quot;)" office:value-type="string" office:string-value="-">
            <text:p>-</text:p>
          </table:table-cell>
          <table:table-cell table:style-name="ce533" table:formula="of:=[.M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1)/2&gt;=[.O$2];MAX(0;ROUND([.$N$2]*([.$A13]-[.O$3])/(20-[.O$3])/([.O$2]+1);0));&quot;-&quot;)" office:value-type="float" office:value="3">
            <text:p>3</text:p>
          </table:table-cell>
          <table:table-cell table:style-name="ce537" table:formula="of:=IF(([.$A13]+1)/2&gt;=[.P$2];MAX(0;ROUND([.$N$2]*([.$A13]-[.P$3])/(20-[.P$3])/([.P$2]+1);0));&quot;-&quot;)" office:value-type="float" office:value="1">
            <text:p>1</text:p>
          </table:table-cell>
          <table:table-cell table:style-name="ce537" table:formula="of:=IF(([.$A13]+1)/2&gt;=[.Q$2];MAX(0;ROUND([.$N$2]*([.$A13]-[.Q$3])/(20-[.Q$3])/([.Q$2]+1);0));&quot;-&quot;)" office:value-type="float" office:value="1">
            <text:p>1</text:p>
          </table:table-cell>
          <table:table-cell table:style-name="ce537" table:formula="of:=IF(([.$A13]+1)/2&gt;=[.R$2];MAX(0;ROUND([.$N$2]*([.$A13]-[.R$3])/(20-[.R$3])/([.R$2]+1);0));&quot;-&quot;)" office:value-type="float" office:value="1">
            <text:p>1</text:p>
          </table:table-cell>
          <table:table-cell table:style-name="ce537" table:formula="of:=IF(([.$A13]+1)/2&gt;=[.S$2];MAX(0;ROUND([.$N$2]*([.$A13]-[.S$3])/(20-[.S$3])/([.S$2]+1);0));&quot;-&quot;)" office:value-type="float" office:value="0">
            <text:p>0</text:p>
          </table:table-cell>
          <table:table-cell table:style-name="ce537" table:formula="of:=IF(([.$A13]+1)/2&gt;=[.T$2];MAX(0;ROUND([.$N$2]*([.$A13]-[.T$3])/(20-[.T$3])/([.T$2]+1);0));&quot;-&quot;)" office:value-type="float" office:value="0">
            <text:p>0</text:p>
          </table:table-cell>
          <table:table-cell table:style-name="ce537" table:formula="of:=IF(([.$A13]+1)/2&gt;=[.U$2];MAX(0;ROUND([.$N$2]*([.$A13]-[.U$3])/(20-[.U$3])/([.U$2]+1);0));&quot;-&quot;)" office:value-type="string" office:string-value="-">
            <text:p>-</text:p>
          </table:table-cell>
          <table:table-cell table:style-name="ce537" table:formula="of:=IF(([.$A13]+1)/2&gt;=[.V$2];MAX(0;ROUND([.$N$2]*([.$A13]-[.V$3])/(20-[.V$3])/([.V$2]+1);0));&quot;-&quot;)" office:value-type="string" office:string-value="-">
            <text:p>-</text:p>
          </table:table-cell>
          <table:table-cell table:style-name="ce537" table:formula="of:=IF(([.$A13]+1)/2&gt;=[.W$2];MAX(0;ROUND([.$N$2]*([.$A13]-[.W$3])/(20-[.W$3])/([.W$2]+1);0));&quot;-&quot;)" office:value-type="string" office:string-value="-">
            <text:p>-</text:p>
          </table:table-cell>
          <table:table-cell table:style-name="ce541" table:formula="of:=IF(([.$A13]+1)/2&gt;=[.X$2];MAX(0;ROUND([.$N$2]*([.$A1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1)/2&gt;=[.C$2];MAX(0;ROUND([.$B$2]*([.$A14]-[.C$3])/(20-[.C$3])/([.C$2]+1);0));&quot;-&quot;)" office:value-type="float" office:value="3">
            <text:p>3</text:p>
          </table:table-cell>
          <table:table-cell table:style-name="ce537" table:formula="of:=IF(([.$A14]+1)/2&gt;=[.D$2];MAX(0;ROUND([.$B$2]*([.$A14]-[.D$3])/(20-[.D$3])/([.D$2]+1);0));&quot;-&quot;)" office:value-type="float" office:value="1">
            <text:p>1</text:p>
          </table:table-cell>
          <table:table-cell table:style-name="ce537" table:formula="of:=IF(([.$A14]+1)/2&gt;=[.E$2];MAX(0;ROUND([.$B$2]*([.$A14]-[.E$3])/(20-[.E$3])/([.E$2]+1);0));&quot;-&quot;)" office:value-type="float" office:value="1">
            <text:p>1</text:p>
          </table:table-cell>
          <table:table-cell table:style-name="ce537" table:formula="of:=IF(([.$A14]+1)/2&gt;=[.F$2];MAX(0;ROUND([.$B$2]*([.$A14]-[.F$3])/(20-[.F$3])/([.F$2]+1);0));&quot;-&quot;)" office:value-type="float" office:value="1">
            <text:p>1</text:p>
          </table:table-cell>
          <table:table-cell table:style-name="ce537" table:formula="of:=IF(([.$A14]+1)/2&gt;=[.G$2];MAX(0;ROUND([.$B$2]*([.$A14]-[.G$3])/(20-[.G$3])/([.G$2]+1);0));&quot;-&quot;)" office:value-type="float" office:value="0">
            <text:p>0</text:p>
          </table:table-cell>
          <table:table-cell table:style-name="ce537" table:formula="of:=IF(([.$A14]+1)/2&gt;=[.H$2];MAX(0;ROUND([.$B$2]*([.$A14]-[.H$3])/(20-[.H$3])/([.H$2]+1);0));&quot;-&quot;)" office:value-type="float" office:value="0">
            <text:p>0</text:p>
          </table:table-cell>
          <table:table-cell table:style-name="ce537" table:formula="of:=IF(([.$A14]+1)/2&gt;=[.I$2];MAX(0;ROUND([.$B$2]*([.$A14]-[.I$3])/(20-[.I$3])/([.I$2]+1);0));&quot;-&quot;)" office:value-type="float" office:value="0">
            <text:p>0</text:p>
          </table:table-cell>
          <table:table-cell table:style-name="ce537" table:formula="of:=IF(([.$A14]+1)/2&gt;=[.J$2];MAX(0;ROUND([.$B$2]*([.$A14]-[.J$3])/(20-[.J$3])/([.J$2]+1);0));&quot;-&quot;)" office:value-type="string" office:string-value="-">
            <text:p>-</text:p>
          </table:table-cell>
          <table:table-cell table:style-name="ce537" table:formula="of:=IF(([.$A14]+1)/2&gt;=[.K$2];MAX(0;ROUND([.$B$2]*([.$A14]-[.K$3])/(20-[.K$3])/([.K$2]+1);0));&quot;-&quot;)" office:value-type="string" office:string-value="-">
            <text:p>-</text:p>
          </table:table-cell>
          <table:table-cell table:style-name="ce541" table:formula="of:=IF(([.$A14]+1)/2&gt;=[.L$2];MAX(0;ROUND([.$B$2]*([.$A14]-[.L$3])/(20-[.L$3])/([.L$2]+1);0));&quot;-&quot;)" office:value-type="string" office:string-value="-">
            <text:p>-</text:p>
          </table:table-cell>
          <table:table-cell table:style-name="ce533" table:formula="of:=[.M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1)/2&gt;=[.O$2];MAX(0;ROUND([.$N$2]*([.$A14]-[.O$3])/(20-[.O$3])/([.O$2]+1);0));&quot;-&quot;)" office:value-type="float" office:value="3">
            <text:p>3</text:p>
          </table:table-cell>
          <table:table-cell table:style-name="ce537" table:formula="of:=IF(([.$A14]+1)/2&gt;=[.P$2];MAX(0;ROUND([.$N$2]*([.$A14]-[.P$3])/(20-[.P$3])/([.P$2]+1);0));&quot;-&quot;)" office:value-type="float" office:value="2">
            <text:p>2</text:p>
          </table:table-cell>
          <table:table-cell table:style-name="ce537" table:formula="of:=IF(([.$A14]+1)/2&gt;=[.Q$2];MAX(0;ROUND([.$N$2]*([.$A14]-[.Q$3])/(20-[.Q$3])/([.Q$2]+1);0));&quot;-&quot;)" office:value-type="float" office:value="1">
            <text:p>1</text:p>
          </table:table-cell>
          <table:table-cell table:style-name="ce537" table:formula="of:=IF(([.$A14]+1)/2&gt;=[.R$2];MAX(0;ROUND([.$N$2]*([.$A14]-[.R$3])/(20-[.R$3])/([.R$2]+1);0));&quot;-&quot;)" office:value-type="float" office:value="1">
            <text:p>1</text:p>
          </table:table-cell>
          <table:table-cell table:style-name="ce537" table:formula="of:=IF(([.$A14]+1)/2&gt;=[.S$2];MAX(0;ROUND([.$N$2]*([.$A14]-[.S$3])/(20-[.S$3])/([.S$2]+1);0));&quot;-&quot;)" office:value-type="float" office:value="0">
            <text:p>0</text:p>
          </table:table-cell>
          <table:table-cell table:style-name="ce537" table:formula="of:=IF(([.$A14]+1)/2&gt;=[.T$2];MAX(0;ROUND([.$N$2]*([.$A14]-[.T$3])/(20-[.T$3])/([.T$2]+1);0));&quot;-&quot;)" office:value-type="float" office:value="0">
            <text:p>0</text:p>
          </table:table-cell>
          <table:table-cell table:style-name="ce537" table:formula="of:=IF(([.$A14]+1)/2&gt;=[.U$2];MAX(0;ROUND([.$N$2]*([.$A14]-[.U$3])/(20-[.U$3])/([.U$2]+1);0));&quot;-&quot;)" office:value-type="float" office:value="0">
            <text:p>0</text:p>
          </table:table-cell>
          <table:table-cell table:style-name="ce537" table:formula="of:=IF(([.$A14]+1)/2&gt;=[.V$2];MAX(0;ROUND([.$N$2]*([.$A14]-[.V$3])/(20-[.V$3])/([.V$2]+1);0));&quot;-&quot;)" office:value-type="string" office:string-value="-">
            <text:p>-</text:p>
          </table:table-cell>
          <table:table-cell table:style-name="ce537" table:formula="of:=IF(([.$A14]+1)/2&gt;=[.W$2];MAX(0;ROUND([.$N$2]*([.$A14]-[.W$3])/(20-[.W$3])/([.W$2]+1);0));&quot;-&quot;)" office:value-type="string" office:string-value="-">
            <text:p>-</text:p>
          </table:table-cell>
          <table:table-cell table:style-name="ce541" table:formula="of:=IF(([.$A14]+1)/2&gt;=[.X$2];MAX(0;ROUND([.$N$2]*([.$A1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1)/2&gt;=[.C$2];MAX(0;ROUND([.$B$2]*([.$A15]-[.C$3])/(20-[.C$3])/([.C$2]+1);0));&quot;-&quot;)" office:value-type="float" office:value="3">
            <text:p>3</text:p>
          </table:table-cell>
          <table:table-cell table:style-name="ce537" table:formula="of:=IF(([.$A15]+1)/2&gt;=[.D$2];MAX(0;ROUND([.$B$2]*([.$A15]-[.D$3])/(20-[.D$3])/([.D$2]+1);0));&quot;-&quot;)" office:value-type="float" office:value="1">
            <text:p>1</text:p>
          </table:table-cell>
          <table:table-cell table:style-name="ce537" table:formula="of:=IF(([.$A15]+1)/2&gt;=[.E$2];MAX(0;ROUND([.$B$2]*([.$A15]-[.E$3])/(20-[.E$3])/([.E$2]+1);0));&quot;-&quot;)" office:value-type="float" office:value="1">
            <text:p>1</text:p>
          </table:table-cell>
          <table:table-cell table:style-name="ce537" table:formula="of:=IF(([.$A15]+1)/2&gt;=[.F$2];MAX(0;ROUND([.$B$2]*([.$A15]-[.F$3])/(20-[.F$3])/([.F$2]+1);0));&quot;-&quot;)" office:value-type="float" office:value="1">
            <text:p>1</text:p>
          </table:table-cell>
          <table:table-cell table:style-name="ce537" table:formula="of:=IF(([.$A15]+1)/2&gt;=[.G$2];MAX(0;ROUND([.$B$2]*([.$A15]-[.G$3])/(20-[.G$3])/([.G$2]+1);0));&quot;-&quot;)" office:value-type="float" office:value="0">
            <text:p>0</text:p>
          </table:table-cell>
          <table:table-cell table:style-name="ce537" table:formula="of:=IF(([.$A15]+1)/2&gt;=[.H$2];MAX(0;ROUND([.$B$2]*([.$A15]-[.H$3])/(20-[.H$3])/([.H$2]+1);0));&quot;-&quot;)" office:value-type="float" office:value="0">
            <text:p>0</text:p>
          </table:table-cell>
          <table:table-cell table:style-name="ce537" table:formula="of:=IF(([.$A15]+1)/2&gt;=[.I$2];MAX(0;ROUND([.$B$2]*([.$A15]-[.I$3])/(20-[.I$3])/([.I$2]+1);0));&quot;-&quot;)" office:value-type="float" office:value="0">
            <text:p>0</text:p>
          </table:table-cell>
          <table:table-cell table:style-name="ce537" table:formula="of:=IF(([.$A15]+1)/2&gt;=[.J$2];MAX(0;ROUND([.$B$2]*([.$A15]-[.J$3])/(20-[.J$3])/([.J$2]+1);0));&quot;-&quot;)" office:value-type="string" office:string-value="-">
            <text:p>-</text:p>
          </table:table-cell>
          <table:table-cell table:style-name="ce537" table:formula="of:=IF(([.$A15]+1)/2&gt;=[.K$2];MAX(0;ROUND([.$B$2]*([.$A15]-[.K$3])/(20-[.K$3])/([.K$2]+1);0));&quot;-&quot;)" office:value-type="string" office:string-value="-">
            <text:p>-</text:p>
          </table:table-cell>
          <table:table-cell table:style-name="ce541" table:formula="of:=IF(([.$A15]+1)/2&gt;=[.L$2];MAX(0;ROUND([.$B$2]*([.$A15]-[.L$3])/(20-[.L$3])/([.L$2]+1);0));&quot;-&quot;)" office:value-type="string" office:string-value="-">
            <text:p>-</text:p>
          </table:table-cell>
          <table:table-cell table:style-name="ce533" table:formula="of:=[.M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1)/2&gt;=[.O$2];MAX(0;ROUND([.$N$2]*([.$A15]-[.O$3])/(20-[.O$3])/([.O$2]+1);0));&quot;-&quot;)" office:value-type="float" office:value="4">
            <text:p>4</text:p>
          </table:table-cell>
          <table:table-cell table:style-name="ce537" table:formula="of:=IF(([.$A15]+1)/2&gt;=[.P$2];MAX(0;ROUND([.$N$2]*([.$A15]-[.P$3])/(20-[.P$3])/([.P$2]+1);0));&quot;-&quot;)" office:value-type="float" office:value="2">
            <text:p>2</text:p>
          </table:table-cell>
          <table:table-cell table:style-name="ce537" table:formula="of:=IF(([.$A15]+1)/2&gt;=[.Q$2];MAX(0;ROUND([.$N$2]*([.$A15]-[.Q$3])/(20-[.Q$3])/([.Q$2]+1);0));&quot;-&quot;)" office:value-type="float" office:value="1">
            <text:p>1</text:p>
          </table:table-cell>
          <table:table-cell table:style-name="ce537" table:formula="of:=IF(([.$A15]+1)/2&gt;=[.R$2];MAX(0;ROUND([.$N$2]*([.$A15]-[.R$3])/(20-[.R$3])/([.R$2]+1);0));&quot;-&quot;)" office:value-type="float" office:value="1">
            <text:p>1</text:p>
          </table:table-cell>
          <table:table-cell table:style-name="ce537" table:formula="of:=IF(([.$A15]+1)/2&gt;=[.S$2];MAX(0;ROUND([.$N$2]*([.$A15]-[.S$3])/(20-[.S$3])/([.S$2]+1);0));&quot;-&quot;)" office:value-type="float" office:value="0">
            <text:p>0</text:p>
          </table:table-cell>
          <table:table-cell table:style-name="ce537" table:formula="of:=IF(([.$A15]+1)/2&gt;=[.T$2];MAX(0;ROUND([.$N$2]*([.$A15]-[.T$3])/(20-[.T$3])/([.T$2]+1);0));&quot;-&quot;)" office:value-type="float" office:value="0">
            <text:p>0</text:p>
          </table:table-cell>
          <table:table-cell table:style-name="ce537" table:formula="of:=IF(([.$A15]+1)/2&gt;=[.U$2];MAX(0;ROUND([.$N$2]*([.$A15]-[.U$3])/(20-[.U$3])/([.U$2]+1);0));&quot;-&quot;)" office:value-type="float" office:value="0">
            <text:p>0</text:p>
          </table:table-cell>
          <table:table-cell table:style-name="ce537" table:formula="of:=IF(([.$A15]+1)/2&gt;=[.V$2];MAX(0;ROUND([.$N$2]*([.$A15]-[.V$3])/(20-[.V$3])/([.V$2]+1);0));&quot;-&quot;)" office:value-type="string" office:string-value="-">
            <text:p>-</text:p>
          </table:table-cell>
          <table:table-cell table:style-name="ce537" table:formula="of:=IF(([.$A15]+1)/2&gt;=[.W$2];MAX(0;ROUND([.$N$2]*([.$A15]-[.W$3])/(20-[.W$3])/([.W$2]+1);0));&quot;-&quot;)" office:value-type="string" office:string-value="-">
            <text:p>-</text:p>
          </table:table-cell>
          <table:table-cell table:style-name="ce541" table:formula="of:=IF(([.$A15]+1)/2&gt;=[.X$2];MAX(0;ROUND([.$N$2]*([.$A1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1)/2&gt;=[.C$2];MAX(0;ROUND([.$B$2]*([.$A16]-[.C$3])/(20-[.C$3])/([.C$2]+1);0));&quot;-&quot;)" office:value-type="float" office:value="3">
            <text:p>3</text:p>
          </table:table-cell>
          <table:table-cell table:style-name="ce537" table:formula="of:=IF(([.$A16]+1)/2&gt;=[.D$2];MAX(0;ROUND([.$B$2]*([.$A16]-[.D$3])/(20-[.D$3])/([.D$2]+1);0));&quot;-&quot;)" office:value-type="float" office:value="2">
            <text:p>2</text:p>
          </table:table-cell>
          <table:table-cell table:style-name="ce537" table:formula="of:=IF(([.$A16]+1)/2&gt;=[.E$2];MAX(0;ROUND([.$B$2]*([.$A16]-[.E$3])/(20-[.E$3])/([.E$2]+1);0));&quot;-&quot;)" office:value-type="float" office:value="1">
            <text:p>1</text:p>
          </table:table-cell>
          <table:table-cell table:style-name="ce537" table:formula="of:=IF(([.$A16]+1)/2&gt;=[.F$2];MAX(0;ROUND([.$B$2]*([.$A16]-[.F$3])/(20-[.F$3])/([.F$2]+1);0));&quot;-&quot;)" office:value-type="float" office:value="1">
            <text:p>1</text:p>
          </table:table-cell>
          <table:table-cell table:style-name="ce537" table:formula="of:=IF(([.$A16]+1)/2&gt;=[.G$2];MAX(0;ROUND([.$B$2]*([.$A16]-[.G$3])/(20-[.G$3])/([.G$2]+1);0));&quot;-&quot;)" office:value-type="float" office:value="0">
            <text:p>0</text:p>
          </table:table-cell>
          <table:table-cell table:style-name="ce537" table:formula="of:=IF(([.$A16]+1)/2&gt;=[.H$2];MAX(0;ROUND([.$B$2]*([.$A16]-[.H$3])/(20-[.H$3])/([.H$2]+1);0));&quot;-&quot;)" office:value-type="float" office:value="0">
            <text:p>0</text:p>
          </table:table-cell>
          <table:table-cell table:style-name="ce537" table:formula="of:=IF(([.$A16]+1)/2&gt;=[.I$2];MAX(0;ROUND([.$B$2]*([.$A16]-[.I$3])/(20-[.I$3])/([.I$2]+1);0));&quot;-&quot;)" office:value-type="float" office:value="0">
            <text:p>0</text:p>
          </table:table-cell>
          <table:table-cell table:style-name="ce537" table:formula="of:=IF(([.$A16]+1)/2&gt;=[.J$2];MAX(0;ROUND([.$B$2]*([.$A16]-[.J$3])/(20-[.J$3])/([.J$2]+1);0));&quot;-&quot;)" office:value-type="float" office:value="0">
            <text:p>0</text:p>
          </table:table-cell>
          <table:table-cell table:style-name="ce537" table:formula="of:=IF(([.$A16]+1)/2&gt;=[.K$2];MAX(0;ROUND([.$B$2]*([.$A16]-[.K$3])/(20-[.K$3])/([.K$2]+1);0));&quot;-&quot;)" office:value-type="string" office:string-value="-">
            <text:p>-</text:p>
          </table:table-cell>
          <table:table-cell table:style-name="ce541" table:formula="of:=IF(([.$A16]+1)/2&gt;=[.L$2];MAX(0;ROUND([.$B$2]*([.$A16]-[.L$3])/(20-[.L$3])/([.L$2]+1);0));&quot;-&quot;)" office:value-type="string" office:string-value="-">
            <text:p>-</text:p>
          </table:table-cell>
          <table:table-cell table:style-name="ce533" table:formula="of:=[.M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1)/2&gt;=[.O$2];MAX(0;ROUND([.$N$2]*([.$A16]-[.O$3])/(20-[.O$3])/([.O$2]+1);0));&quot;-&quot;)" office:value-type="float" office:value="4">
            <text:p>4</text:p>
          </table:table-cell>
          <table:table-cell table:style-name="ce537" table:formula="of:=IF(([.$A16]+1)/2&gt;=[.P$2];MAX(0;ROUND([.$N$2]*([.$A16]-[.P$3])/(20-[.P$3])/([.P$2]+1);0));&quot;-&quot;)" office:value-type="float" office:value="2">
            <text:p>2</text:p>
          </table:table-cell>
          <table:table-cell table:style-name="ce537" table:formula="of:=IF(([.$A16]+1)/2&gt;=[.Q$2];MAX(0;ROUND([.$N$2]*([.$A16]-[.Q$3])/(20-[.Q$3])/([.Q$2]+1);0));&quot;-&quot;)" office:value-type="float" office:value="1">
            <text:p>1</text:p>
          </table:table-cell>
          <table:table-cell table:style-name="ce537" table:formula="of:=IF(([.$A16]+1)/2&gt;=[.R$2];MAX(0;ROUND([.$N$2]*([.$A16]-[.R$3])/(20-[.R$3])/([.R$2]+1);0));&quot;-&quot;)" office:value-type="float" office:value="1">
            <text:p>1</text:p>
          </table:table-cell>
          <table:table-cell table:style-name="ce537" table:formula="of:=IF(([.$A16]+1)/2&gt;=[.S$2];MAX(0;ROUND([.$N$2]*([.$A16]-[.S$3])/(20-[.S$3])/([.S$2]+1);0));&quot;-&quot;)" office:value-type="float" office:value="1">
            <text:p>1</text:p>
          </table:table-cell>
          <table:table-cell table:style-name="ce537" table:formula="of:=IF(([.$A16]+1)/2&gt;=[.T$2];MAX(0;ROUND([.$N$2]*([.$A16]-[.T$3])/(20-[.T$3])/([.T$2]+1);0));&quot;-&quot;)" office:value-type="float" office:value="0">
            <text:p>0</text:p>
          </table:table-cell>
          <table:table-cell table:style-name="ce537" table:formula="of:=IF(([.$A16]+1)/2&gt;=[.U$2];MAX(0;ROUND([.$N$2]*([.$A16]-[.U$3])/(20-[.U$3])/([.U$2]+1);0));&quot;-&quot;)" office:value-type="float" office:value="0">
            <text:p>0</text:p>
          </table:table-cell>
          <table:table-cell table:style-name="ce537" table:formula="of:=IF(([.$A16]+1)/2&gt;=[.V$2];MAX(0;ROUND([.$N$2]*([.$A16]-[.V$3])/(20-[.V$3])/([.V$2]+1);0));&quot;-&quot;)" office:value-type="float" office:value="0">
            <text:p>0</text:p>
          </table:table-cell>
          <table:table-cell table:style-name="ce537" table:formula="of:=IF(([.$A16]+1)/2&gt;=[.W$2];MAX(0;ROUND([.$N$2]*([.$A16]-[.W$3])/(20-[.W$3])/([.W$2]+1);0));&quot;-&quot;)" office:value-type="string" office:string-value="-">
            <text:p>-</text:p>
          </table:table-cell>
          <table:table-cell table:style-name="ce541" table:formula="of:=IF(([.$A16]+1)/2&gt;=[.X$2];MAX(0;ROUND([.$N$2]*([.$A1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1)/2&gt;=[.C$2];MAX(0;ROUND([.$B$2]*([.$A17]-[.C$3])/(20-[.C$3])/([.C$2]+1);0));&quot;-&quot;)" office:value-type="float" office:value="4">
            <text:p>4</text:p>
          </table:table-cell>
          <table:table-cell table:style-name="ce537" table:formula="of:=IF(([.$A17]+1)/2&gt;=[.D$2];MAX(0;ROUND([.$B$2]*([.$A17]-[.D$3])/(20-[.D$3])/([.D$2]+1);0));&quot;-&quot;)" office:value-type="float" office:value="2">
            <text:p>2</text:p>
          </table:table-cell>
          <table:table-cell table:style-name="ce537" table:formula="of:=IF(([.$A17]+1)/2&gt;=[.E$2];MAX(0;ROUND([.$B$2]*([.$A17]-[.E$3])/(20-[.E$3])/([.E$2]+1);0));&quot;-&quot;)" office:value-type="float" office:value="1">
            <text:p>1</text:p>
          </table:table-cell>
          <table:table-cell table:style-name="ce537" table:formula="of:=IF(([.$A17]+1)/2&gt;=[.F$2];MAX(0;ROUND([.$B$2]*([.$A17]-[.F$3])/(20-[.F$3])/([.F$2]+1);0));&quot;-&quot;)" office:value-type="float" office:value="1">
            <text:p>1</text:p>
          </table:table-cell>
          <table:table-cell table:style-name="ce537" table:formula="of:=IF(([.$A17]+1)/2&gt;=[.G$2];MAX(0;ROUND([.$B$2]*([.$A17]-[.G$3])/(20-[.G$3])/([.G$2]+1);0));&quot;-&quot;)" office:value-type="float" office:value="1">
            <text:p>1</text:p>
          </table:table-cell>
          <table:table-cell table:style-name="ce537" table:formula="of:=IF(([.$A17]+1)/2&gt;=[.H$2];MAX(0;ROUND([.$B$2]*([.$A17]-[.H$3])/(20-[.H$3])/([.H$2]+1);0));&quot;-&quot;)" office:value-type="float" office:value="0">
            <text:p>0</text:p>
          </table:table-cell>
          <table:table-cell table:style-name="ce537" table:formula="of:=IF(([.$A17]+1)/2&gt;=[.I$2];MAX(0;ROUND([.$B$2]*([.$A17]-[.I$3])/(20-[.I$3])/([.I$2]+1);0));&quot;-&quot;)" office:value-type="float" office:value="0">
            <text:p>0</text:p>
          </table:table-cell>
          <table:table-cell table:style-name="ce537" table:formula="of:=IF(([.$A17]+1)/2&gt;=[.J$2];MAX(0;ROUND([.$B$2]*([.$A17]-[.J$3])/(20-[.J$3])/([.J$2]+1);0));&quot;-&quot;)" office:value-type="float" office:value="0">
            <text:p>0</text:p>
          </table:table-cell>
          <table:table-cell table:style-name="ce537" table:formula="of:=IF(([.$A17]+1)/2&gt;=[.K$2];MAX(0;ROUND([.$B$2]*([.$A17]-[.K$3])/(20-[.K$3])/([.K$2]+1);0));&quot;-&quot;)" office:value-type="string" office:string-value="-">
            <text:p>-</text:p>
          </table:table-cell>
          <table:table-cell table:style-name="ce541" table:formula="of:=IF(([.$A17]+1)/2&gt;=[.L$2];MAX(0;ROUND([.$B$2]*([.$A17]-[.L$3])/(20-[.L$3])/([.L$2]+1);0));&quot;-&quot;)" office:value-type="string" office:string-value="-">
            <text:p>-</text:p>
          </table:table-cell>
          <table:table-cell table:style-name="ce533" table:formula="of:=[.M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1)/2&gt;=[.O$2];MAX(0;ROUND([.$N$2]*([.$A17]-[.O$3])/(20-[.O$3])/([.O$2]+1);0));&quot;-&quot;)" office:value-type="float" office:value="4">
            <text:p>4</text:p>
          </table:table-cell>
          <table:table-cell table:style-name="ce537" table:formula="of:=IF(([.$A17]+1)/2&gt;=[.P$2];MAX(0;ROUND([.$N$2]*([.$A17]-[.P$3])/(20-[.P$3])/([.P$2]+1);0));&quot;-&quot;)" office:value-type="float" office:value="2">
            <text:p>2</text:p>
          </table:table-cell>
          <table:table-cell table:style-name="ce537" table:formula="of:=IF(([.$A17]+1)/2&gt;=[.Q$2];MAX(0;ROUND([.$N$2]*([.$A17]-[.Q$3])/(20-[.Q$3])/([.Q$2]+1);0));&quot;-&quot;)" office:value-type="float" office:value="1">
            <text:p>1</text:p>
          </table:table-cell>
          <table:table-cell table:style-name="ce537" table:formula="of:=IF(([.$A17]+1)/2&gt;=[.R$2];MAX(0;ROUND([.$N$2]*([.$A17]-[.R$3])/(20-[.R$3])/([.R$2]+1);0));&quot;-&quot;)" office:value-type="float" office:value="1">
            <text:p>1</text:p>
          </table:table-cell>
          <table:table-cell table:style-name="ce537" table:formula="of:=IF(([.$A17]+1)/2&gt;=[.S$2];MAX(0;ROUND([.$N$2]*([.$A17]-[.S$3])/(20-[.S$3])/([.S$2]+1);0));&quot;-&quot;)" office:value-type="float" office:value="1">
            <text:p>1</text:p>
          </table:table-cell>
          <table:table-cell table:style-name="ce537" table:formula="of:=IF(([.$A17]+1)/2&gt;=[.T$2];MAX(0;ROUND([.$N$2]*([.$A17]-[.T$3])/(20-[.T$3])/([.T$2]+1);0));&quot;-&quot;)" office:value-type="float" office:value="0">
            <text:p>0</text:p>
          </table:table-cell>
          <table:table-cell table:style-name="ce537" table:formula="of:=IF(([.$A17]+1)/2&gt;=[.U$2];MAX(0;ROUND([.$N$2]*([.$A17]-[.U$3])/(20-[.U$3])/([.U$2]+1);0));&quot;-&quot;)" office:value-type="float" office:value="0">
            <text:p>0</text:p>
          </table:table-cell>
          <table:table-cell table:style-name="ce537" table:formula="of:=IF(([.$A17]+1)/2&gt;=[.V$2];MAX(0;ROUND([.$N$2]*([.$A17]-[.V$3])/(20-[.V$3])/([.V$2]+1);0));&quot;-&quot;)" office:value-type="float" office:value="0">
            <text:p>0</text:p>
          </table:table-cell>
          <table:table-cell table:style-name="ce537" table:formula="of:=IF(([.$A17]+1)/2&gt;=[.W$2];MAX(0;ROUND([.$N$2]*([.$A17]-[.W$3])/(20-[.W$3])/([.W$2]+1);0));&quot;-&quot;)" office:value-type="string" office:string-value="-">
            <text:p>-</text:p>
          </table:table-cell>
          <table:table-cell table:style-name="ce541" table:formula="of:=IF(([.$A17]+1)/2&gt;=[.X$2];MAX(0;ROUND([.$N$2]*([.$A1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1)/2&gt;=[.C$2];MAX(0;ROUND([.$B$2]*([.$A18]-[.C$3])/(20-[.C$3])/([.C$2]+1);0));&quot;-&quot;)" office:value-type="float" office:value="4">
            <text:p>4</text:p>
          </table:table-cell>
          <table:table-cell table:style-name="ce537" table:formula="of:=IF(([.$A18]+1)/2&gt;=[.D$2];MAX(0;ROUND([.$B$2]*([.$A18]-[.D$3])/(20-[.D$3])/([.D$2]+1);0));&quot;-&quot;)" office:value-type="float" office:value="2">
            <text:p>2</text:p>
          </table:table-cell>
          <table:table-cell table:style-name="ce537" table:formula="of:=IF(([.$A18]+1)/2&gt;=[.E$2];MAX(0;ROUND([.$B$2]*([.$A18]-[.E$3])/(20-[.E$3])/([.E$2]+1);0));&quot;-&quot;)" office:value-type="float" office:value="1">
            <text:p>1</text:p>
          </table:table-cell>
          <table:table-cell table:style-name="ce537" table:formula="of:=IF(([.$A18]+1)/2&gt;=[.F$2];MAX(0;ROUND([.$B$2]*([.$A18]-[.F$3])/(20-[.F$3])/([.F$2]+1);0));&quot;-&quot;)" office:value-type="float" office:value="1">
            <text:p>1</text:p>
          </table:table-cell>
          <table:table-cell table:style-name="ce537" table:formula="of:=IF(([.$A18]+1)/2&gt;=[.G$2];MAX(0;ROUND([.$B$2]*([.$A18]-[.G$3])/(20-[.G$3])/([.G$2]+1);0));&quot;-&quot;)" office:value-type="float" office:value="1">
            <text:p>1</text:p>
          </table:table-cell>
          <table:table-cell table:style-name="ce537" table:formula="of:=IF(([.$A18]+1)/2&gt;=[.H$2];MAX(0;ROUND([.$B$2]*([.$A18]-[.H$3])/(20-[.H$3])/([.H$2]+1);0));&quot;-&quot;)" office:value-type="float" office:value="0">
            <text:p>0</text:p>
          </table:table-cell>
          <table:table-cell table:style-name="ce537" table:formula="of:=IF(([.$A18]+1)/2&gt;=[.I$2];MAX(0;ROUND([.$B$2]*([.$A18]-[.I$3])/(20-[.I$3])/([.I$2]+1);0));&quot;-&quot;)" office:value-type="float" office:value="0">
            <text:p>0</text:p>
          </table:table-cell>
          <table:table-cell table:style-name="ce537" table:formula="of:=IF(([.$A18]+1)/2&gt;=[.J$2];MAX(0;ROUND([.$B$2]*([.$A18]-[.J$3])/(20-[.J$3])/([.J$2]+1);0));&quot;-&quot;)" office:value-type="float" office:value="0">
            <text:p>0</text:p>
          </table:table-cell>
          <table:table-cell table:style-name="ce537" table:formula="of:=IF(([.$A18]+1)/2&gt;=[.K$2];MAX(0;ROUND([.$B$2]*([.$A18]-[.K$3])/(20-[.K$3])/([.K$2]+1);0));&quot;-&quot;)" office:value-type="float" office:value="0">
            <text:p>0</text:p>
          </table:table-cell>
          <table:table-cell table:style-name="ce541" table:formula="of:=IF(([.$A18]+1)/2&gt;=[.L$2];MAX(0;ROUND([.$B$2]*([.$A18]-[.L$3])/(20-[.L$3])/([.L$2]+1);0));&quot;-&quot;)" office:value-type="string" office:string-value="-">
            <text:p>-</text:p>
          </table:table-cell>
          <table:table-cell table:style-name="ce533" table:formula="of:=[.M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1)/2&gt;=[.O$2];MAX(0;ROUND([.$N$2]*([.$A18]-[.O$3])/(20-[.O$3])/([.O$2]+1);0));&quot;-&quot;)" office:value-type="float" office:value="5">
            <text:p>5</text:p>
          </table:table-cell>
          <table:table-cell table:style-name="ce537" table:formula="of:=IF(([.$A18]+1)/2&gt;=[.P$2];MAX(0;ROUND([.$N$2]*([.$A18]-[.P$3])/(20-[.P$3])/([.P$2]+1);0));&quot;-&quot;)" office:value-type="float" office:value="2">
            <text:p>2</text:p>
          </table:table-cell>
          <table:table-cell table:style-name="ce537" table:formula="of:=IF(([.$A18]+1)/2&gt;=[.Q$2];MAX(0;ROUND([.$N$2]*([.$A18]-[.Q$3])/(20-[.Q$3])/([.Q$2]+1);0));&quot;-&quot;)" office:value-type="float" office:value="1">
            <text:p>1</text:p>
          </table:table-cell>
          <table:table-cell table:style-name="ce537" table:formula="of:=IF(([.$A18]+1)/2&gt;=[.R$2];MAX(0;ROUND([.$N$2]*([.$A18]-[.R$3])/(20-[.R$3])/([.R$2]+1);0));&quot;-&quot;)" office:value-type="float" office:value="1">
            <text:p>1</text:p>
          </table:table-cell>
          <table:table-cell table:style-name="ce537" table:formula="of:=IF(([.$A18]+1)/2&gt;=[.S$2];MAX(0;ROUND([.$N$2]*([.$A18]-[.S$3])/(20-[.S$3])/([.S$2]+1);0));&quot;-&quot;)" office:value-type="float" office:value="1">
            <text:p>1</text:p>
          </table:table-cell>
          <table:table-cell table:style-name="ce537" table:formula="of:=IF(([.$A18]+1)/2&gt;=[.T$2];MAX(0;ROUND([.$N$2]*([.$A18]-[.T$3])/(20-[.T$3])/([.T$2]+1);0));&quot;-&quot;)" office:value-type="float" office:value="1">
            <text:p>1</text:p>
          </table:table-cell>
          <table:table-cell table:style-name="ce537" table:formula="of:=IF(([.$A18]+1)/2&gt;=[.U$2];MAX(0;ROUND([.$N$2]*([.$A18]-[.U$3])/(20-[.U$3])/([.U$2]+1);0));&quot;-&quot;)" office:value-type="float" office:value="0">
            <text:p>0</text:p>
          </table:table-cell>
          <table:table-cell table:style-name="ce537" table:formula="of:=IF(([.$A18]+1)/2&gt;=[.V$2];MAX(0;ROUND([.$N$2]*([.$A18]-[.V$3])/(20-[.V$3])/([.V$2]+1);0));&quot;-&quot;)" office:value-type="float" office:value="0">
            <text:p>0</text:p>
          </table:table-cell>
          <table:table-cell table:style-name="ce537" table:formula="of:=IF(([.$A18]+1)/2&gt;=[.W$2];MAX(0;ROUND([.$N$2]*([.$A18]-[.W$3])/(20-[.W$3])/([.W$2]+1);0));&quot;-&quot;)" office:value-type="float" office:value="0">
            <text:p>0</text:p>
          </table:table-cell>
          <table:table-cell table:style-name="ce541" table:formula="of:=IF(([.$A18]+1)/2&gt;=[.X$2];MAX(0;ROUND([.$N$2]*([.$A1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1)/2&gt;=[.C$2];MAX(0;ROUND([.$B$2]*([.$A19]-[.C$3])/(20-[.C$3])/([.C$2]+1);0));&quot;-&quot;)" office:value-type="float" office:value="4">
            <text:p>4</text:p>
          </table:table-cell>
          <table:table-cell table:style-name="ce537" table:formula="of:=IF(([.$A19]+1)/2&gt;=[.D$2];MAX(0;ROUND([.$B$2]*([.$A19]-[.D$3])/(20-[.D$3])/([.D$2]+1);0));&quot;-&quot;)" office:value-type="float" office:value="2">
            <text:p>2</text:p>
          </table:table-cell>
          <table:table-cell table:style-name="ce537" table:formula="of:=IF(([.$A19]+1)/2&gt;=[.E$2];MAX(0;ROUND([.$B$2]*([.$A19]-[.E$3])/(20-[.E$3])/([.E$2]+1);0));&quot;-&quot;)" office:value-type="float" office:value="1">
            <text:p>1</text:p>
          </table:table-cell>
          <table:table-cell table:style-name="ce537" table:formula="of:=IF(([.$A19]+1)/2&gt;=[.F$2];MAX(0;ROUND([.$B$2]*([.$A19]-[.F$3])/(20-[.F$3])/([.F$2]+1);0));&quot;-&quot;)" office:value-type="float" office:value="1">
            <text:p>1</text:p>
          </table:table-cell>
          <table:table-cell table:style-name="ce537" table:formula="of:=IF(([.$A19]+1)/2&gt;=[.G$2];MAX(0;ROUND([.$B$2]*([.$A19]-[.G$3])/(20-[.G$3])/([.G$2]+1);0));&quot;-&quot;)" office:value-type="float" office:value="1">
            <text:p>1</text:p>
          </table:table-cell>
          <table:table-cell table:style-name="ce537" table:formula="of:=IF(([.$A19]+1)/2&gt;=[.H$2];MAX(0;ROUND([.$B$2]*([.$A19]-[.H$3])/(20-[.H$3])/([.H$2]+1);0));&quot;-&quot;)" office:value-type="float" office:value="1">
            <text:p>1</text:p>
          </table:table-cell>
          <table:table-cell table:style-name="ce537" table:formula="of:=IF(([.$A19]+1)/2&gt;=[.I$2];MAX(0;ROUND([.$B$2]*([.$A19]-[.I$3])/(20-[.I$3])/([.I$2]+1);0));&quot;-&quot;)" office:value-type="float" office:value="0">
            <text:p>0</text:p>
          </table:table-cell>
          <table:table-cell table:style-name="ce537" table:formula="of:=IF(([.$A19]+1)/2&gt;=[.J$2];MAX(0;ROUND([.$B$2]*([.$A19]-[.J$3])/(20-[.J$3])/([.J$2]+1);0));&quot;-&quot;)" office:value-type="float" office:value="0">
            <text:p>0</text:p>
          </table:table-cell>
          <table:table-cell table:style-name="ce537" table:formula="of:=IF(([.$A19]+1)/2&gt;=[.K$2];MAX(0;ROUND([.$B$2]*([.$A19]-[.K$3])/(20-[.K$3])/([.K$2]+1);0));&quot;-&quot;)" office:value-type="float" office:value="0">
            <text:p>0</text:p>
          </table:table-cell>
          <table:table-cell table:style-name="ce541" table:formula="of:=IF(([.$A19]+1)/2&gt;=[.L$2];MAX(0;ROUND([.$B$2]*([.$A19]-[.L$3])/(20-[.L$3])/([.L$2]+1);0));&quot;-&quot;)" office:value-type="string" office:string-value="-">
            <text:p>-</text:p>
          </table:table-cell>
          <table:table-cell table:style-name="ce533" table:formula="of:=[.M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1)/2&gt;=[.O$2];MAX(0;ROUND([.$N$2]*([.$A19]-[.O$3])/(20-[.O$3])/([.O$2]+1);0));&quot;-&quot;)" office:value-type="float" office:value="5">
            <text:p>5</text:p>
          </table:table-cell>
          <table:table-cell table:style-name="ce537" table:formula="of:=IF(([.$A19]+1)/2&gt;=[.P$2];MAX(0;ROUND([.$N$2]*([.$A19]-[.P$3])/(20-[.P$3])/([.P$2]+1);0));&quot;-&quot;)" office:value-type="float" office:value="2">
            <text:p>2</text:p>
          </table:table-cell>
          <table:table-cell table:style-name="ce537" table:formula="of:=IF(([.$A19]+1)/2&gt;=[.Q$2];MAX(0;ROUND([.$N$2]*([.$A19]-[.Q$3])/(20-[.Q$3])/([.Q$2]+1);0));&quot;-&quot;)" office:value-type="float" office:value="2">
            <text:p>2</text:p>
          </table:table-cell>
          <table:table-cell table:style-name="ce537" table:formula="of:=IF(([.$A19]+1)/2&gt;=[.R$2];MAX(0;ROUND([.$N$2]*([.$A19]-[.R$3])/(20-[.R$3])/([.R$2]+1);0));&quot;-&quot;)" office:value-type="float" office:value="1">
            <text:p>1</text:p>
          </table:table-cell>
          <table:table-cell table:style-name="ce537" table:formula="of:=IF(([.$A19]+1)/2&gt;=[.S$2];MAX(0;ROUND([.$N$2]*([.$A19]-[.S$3])/(20-[.S$3])/([.S$2]+1);0));&quot;-&quot;)" office:value-type="float" office:value="1">
            <text:p>1</text:p>
          </table:table-cell>
          <table:table-cell table:style-name="ce537" table:formula="of:=IF(([.$A19]+1)/2&gt;=[.T$2];MAX(0;ROUND([.$N$2]*([.$A19]-[.T$3])/(20-[.T$3])/([.T$2]+1);0));&quot;-&quot;)" office:value-type="float" office:value="1">
            <text:p>1</text:p>
          </table:table-cell>
          <table:table-cell table:style-name="ce537" table:formula="of:=IF(([.$A19]+1)/2&gt;=[.U$2];MAX(0;ROUND([.$N$2]*([.$A19]-[.U$3])/(20-[.U$3])/([.U$2]+1);0));&quot;-&quot;)" office:value-type="float" office:value="0">
            <text:p>0</text:p>
          </table:table-cell>
          <table:table-cell table:style-name="ce537" table:formula="of:=IF(([.$A19]+1)/2&gt;=[.V$2];MAX(0;ROUND([.$N$2]*([.$A19]-[.V$3])/(20-[.V$3])/([.V$2]+1);0));&quot;-&quot;)" office:value-type="float" office:value="0">
            <text:p>0</text:p>
          </table:table-cell>
          <table:table-cell table:style-name="ce537" table:formula="of:=IF(([.$A19]+1)/2&gt;=[.W$2];MAX(0;ROUND([.$N$2]*([.$A19]-[.W$3])/(20-[.W$3])/([.W$2]+1);0));&quot;-&quot;)" office:value-type="float" office:value="0">
            <text:p>0</text:p>
          </table:table-cell>
          <table:table-cell table:style-name="ce541" table:formula="of:=IF(([.$A19]+1)/2&gt;=[.X$2];MAX(0;ROUND([.$N$2]*([.$A1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1)/2&gt;=[.C$2];MAX(0;ROUND([.$B$2]*([.$A20]-[.C$3])/(20-[.C$3])/([.C$2]+1);0));&quot;-&quot;)" office:value-type="float" office:value="4">
            <text:p>4</text:p>
          </table:table-cell>
          <table:table-cell table:style-name="ce537" table:formula="of:=IF(([.$A20]+1)/2&gt;=[.D$2];MAX(0;ROUND([.$B$2]*([.$A20]-[.D$3])/(20-[.D$3])/([.D$2]+1);0));&quot;-&quot;)" office:value-type="float" office:value="2">
            <text:p>2</text:p>
          </table:table-cell>
          <table:table-cell table:style-name="ce537" table:formula="of:=IF(([.$A20]+1)/2&gt;=[.E$2];MAX(0;ROUND([.$B$2]*([.$A20]-[.E$3])/(20-[.E$3])/([.E$2]+1);0));&quot;-&quot;)" office:value-type="float" office:value="1">
            <text:p>1</text:p>
          </table:table-cell>
          <table:table-cell table:style-name="ce537" table:formula="of:=IF(([.$A20]+1)/2&gt;=[.F$2];MAX(0;ROUND([.$B$2]*([.$A20]-[.F$3])/(20-[.F$3])/([.F$2]+1);0));&quot;-&quot;)" office:value-type="float" office:value="1">
            <text:p>1</text:p>
          </table:table-cell>
          <table:table-cell table:style-name="ce537" table:formula="of:=IF(([.$A20]+1)/2&gt;=[.G$2];MAX(0;ROUND([.$B$2]*([.$A20]-[.G$3])/(20-[.G$3])/([.G$2]+1);0));&quot;-&quot;)" office:value-type="float" office:value="1">
            <text:p>1</text:p>
          </table:table-cell>
          <table:table-cell table:style-name="ce537" table:formula="of:=IF(([.$A20]+1)/2&gt;=[.H$2];MAX(0;ROUND([.$B$2]*([.$A20]-[.H$3])/(20-[.H$3])/([.H$2]+1);0));&quot;-&quot;)" office:value-type="float" office:value="1">
            <text:p>1</text:p>
          </table:table-cell>
          <table:table-cell table:style-name="ce537" table:formula="of:=IF(([.$A20]+1)/2&gt;=[.I$2];MAX(0;ROUND([.$B$2]*([.$A20]-[.I$3])/(20-[.I$3])/([.I$2]+1);0));&quot;-&quot;)" office:value-type="float" office:value="0">
            <text:p>0</text:p>
          </table:table-cell>
          <table:table-cell table:style-name="ce537" table:formula="of:=IF(([.$A20]+1)/2&gt;=[.J$2];MAX(0;ROUND([.$B$2]*([.$A20]-[.J$3])/(20-[.J$3])/([.J$2]+1);0));&quot;-&quot;)" office:value-type="float" office:value="0">
            <text:p>0</text:p>
          </table:table-cell>
          <table:table-cell table:style-name="ce537" table:formula="of:=IF(([.$A20]+1)/2&gt;=[.K$2];MAX(0;ROUND([.$B$2]*([.$A20]-[.K$3])/(20-[.K$3])/([.K$2]+1);0));&quot;-&quot;)" office:value-type="float" office:value="0">
            <text:p>0</text:p>
          </table:table-cell>
          <table:table-cell table:style-name="ce541" table:formula="of:=IF(([.$A20]+1)/2&gt;=[.L$2];MAX(0;ROUND([.$B$2]*([.$A20]-[.L$3])/(20-[.L$3])/([.L$2]+1);0));&quot;-&quot;)" office:value-type="float" office:value="0">
            <text:p>0</text:p>
          </table:table-cell>
          <table:table-cell table:style-name="ce533" table:formula="of:=[.M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1)/2&gt;=[.O$2];MAX(0;ROUND([.$N$2]*([.$A20]-[.O$3])/(20-[.O$3])/([.O$2]+1);0));&quot;-&quot;)" office:value-type="float" office:value="5">
            <text:p>5</text:p>
          </table:table-cell>
          <table:table-cell table:style-name="ce537" table:formula="of:=IF(([.$A20]+1)/2&gt;=[.P$2];MAX(0;ROUND([.$N$2]*([.$A20]-[.P$3])/(20-[.P$3])/([.P$2]+1);0));&quot;-&quot;)" office:value-type="float" office:value="3">
            <text:p>3</text:p>
          </table:table-cell>
          <table:table-cell table:style-name="ce537" table:formula="of:=IF(([.$A20]+1)/2&gt;=[.Q$2];MAX(0;ROUND([.$N$2]*([.$A20]-[.Q$3])/(20-[.Q$3])/([.Q$2]+1);0));&quot;-&quot;)" office:value-type="float" office:value="2">
            <text:p>2</text:p>
          </table:table-cell>
          <table:table-cell table:style-name="ce537" table:formula="of:=IF(([.$A20]+1)/2&gt;=[.R$2];MAX(0;ROUND([.$N$2]*([.$A20]-[.R$3])/(20-[.R$3])/([.R$2]+1);0));&quot;-&quot;)" office:value-type="float" office:value="1">
            <text:p>1</text:p>
          </table:table-cell>
          <table:table-cell table:style-name="ce537" table:formula="of:=IF(([.$A20]+1)/2&gt;=[.S$2];MAX(0;ROUND([.$N$2]*([.$A20]-[.S$3])/(20-[.S$3])/([.S$2]+1);0));&quot;-&quot;)" office:value-type="float" office:value="1">
            <text:p>1</text:p>
          </table:table-cell>
          <table:table-cell table:style-name="ce537" table:formula="of:=IF(([.$A20]+1)/2&gt;=[.T$2];MAX(0;ROUND([.$N$2]*([.$A20]-[.T$3])/(20-[.T$3])/([.T$2]+1);0));&quot;-&quot;)" office:value-type="float" office:value="1">
            <text:p>1</text:p>
          </table:table-cell>
          <table:table-cell table:style-name="ce537" table:formula="of:=IF(([.$A20]+1)/2&gt;=[.U$2];MAX(0;ROUND([.$N$2]*([.$A20]-[.U$3])/(20-[.U$3])/([.U$2]+1);0));&quot;-&quot;)" office:value-type="float" office:value="1">
            <text:p>1</text:p>
          </table:table-cell>
          <table:table-cell table:style-name="ce537" table:formula="of:=IF(([.$A20]+1)/2&gt;=[.V$2];MAX(0;ROUND([.$N$2]*([.$A20]-[.V$3])/(20-[.V$3])/([.V$2]+1);0));&quot;-&quot;)" office:value-type="float" office:value="0">
            <text:p>0</text:p>
          </table:table-cell>
          <table:table-cell table:style-name="ce537" table:formula="of:=IF(([.$A20]+1)/2&gt;=[.W$2];MAX(0;ROUND([.$N$2]*([.$A20]-[.W$3])/(20-[.W$3])/([.W$2]+1);0));&quot;-&quot;)" office:value-type="float" office:value="0">
            <text:p>0</text:p>
          </table:table-cell>
          <table:table-cell table:style-name="ce541" table:formula="of:=IF(([.$A20]+1)/2&gt;=[.X$2];MAX(0;ROUND([.$N$2]*([.$A20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1)/2&gt;=[.C$2];MAX(0;ROUND([.$B$2]*([.$A21]-[.C$3])/(20-[.C$3])/([.C$2]+1);0));&quot;-&quot;)" office:value-type="float" office:value="5">
            <text:p>5</text:p>
          </table:table-cell>
          <table:table-cell table:style-name="ce537" table:formula="of:=IF(([.$A21]+1)/2&gt;=[.D$2];MAX(0;ROUND([.$B$2]*([.$A21]-[.D$3])/(20-[.D$3])/([.D$2]+1);0));&quot;-&quot;)" office:value-type="float" office:value="2">
            <text:p>2</text:p>
          </table:table-cell>
          <table:table-cell table:style-name="ce537" table:formula="of:=IF(([.$A21]+1)/2&gt;=[.E$2];MAX(0;ROUND([.$B$2]*([.$A21]-[.E$3])/(20-[.E$3])/([.E$2]+1);0));&quot;-&quot;)" office:value-type="float" office:value="1">
            <text:p>1</text:p>
          </table:table-cell>
          <table:table-cell table:style-name="ce537" table:formula="of:=IF(([.$A21]+1)/2&gt;=[.F$2];MAX(0;ROUND([.$B$2]*([.$A21]-[.F$3])/(20-[.F$3])/([.F$2]+1);0));&quot;-&quot;)" office:value-type="float" office:value="1">
            <text:p>1</text:p>
          </table:table-cell>
          <table:table-cell table:style-name="ce537" table:formula="of:=IF(([.$A21]+1)/2&gt;=[.G$2];MAX(0;ROUND([.$B$2]*([.$A21]-[.G$3])/(20-[.G$3])/([.G$2]+1);0));&quot;-&quot;)" office:value-type="float" office:value="1">
            <text:p>1</text:p>
          </table:table-cell>
          <table:table-cell table:style-name="ce537" table:formula="of:=IF(([.$A21]+1)/2&gt;=[.H$2];MAX(0;ROUND([.$B$2]*([.$A21]-[.H$3])/(20-[.H$3])/([.H$2]+1);0));&quot;-&quot;)" office:value-type="float" office:value="1">
            <text:p>1</text:p>
          </table:table-cell>
          <table:table-cell table:style-name="ce537" table:formula="of:=IF(([.$A21]+1)/2&gt;=[.I$2];MAX(0;ROUND([.$B$2]*([.$A21]-[.I$3])/(20-[.I$3])/([.I$2]+1);0));&quot;-&quot;)" office:value-type="float" office:value="1">
            <text:p>1</text:p>
          </table:table-cell>
          <table:table-cell table:style-name="ce537" table:formula="of:=IF(([.$A21]+1)/2&gt;=[.J$2];MAX(0;ROUND([.$B$2]*([.$A21]-[.J$3])/(20-[.J$3])/([.J$2]+1);0));&quot;-&quot;)" office:value-type="float" office:value="0">
            <text:p>0</text:p>
          </table:table-cell>
          <table:table-cell table:style-name="ce537" table:formula="of:=IF(([.$A21]+1)/2&gt;=[.K$2];MAX(0;ROUND([.$B$2]*([.$A21]-[.K$3])/(20-[.K$3])/([.K$2]+1);0));&quot;-&quot;)" office:value-type="float" office:value="0">
            <text:p>0</text:p>
          </table:table-cell>
          <table:table-cell table:style-name="ce541" table:formula="of:=IF(([.$A21]+1)/2&gt;=[.L$2];MAX(0;ROUND([.$B$2]*([.$A21]-[.L$3])/(20-[.L$3])/([.L$2]+1);0));&quot;-&quot;)" office:value-type="float" office:value="0">
            <text:p>0</text:p>
          </table:table-cell>
          <table:table-cell table:style-name="ce533" table:formula="of:=[.M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1)/2&gt;=[.O$2];MAX(0;ROUND([.$N$2]*([.$A21]-[.O$3])/(20-[.O$3])/([.O$2]+1);0));&quot;-&quot;)" office:value-type="float" office:value="5">
            <text:p>5</text:p>
          </table:table-cell>
          <table:table-cell table:style-name="ce537" table:formula="of:=IF(([.$A21]+1)/2&gt;=[.P$2];MAX(0;ROUND([.$N$2]*([.$A21]-[.P$3])/(20-[.P$3])/([.P$2]+1);0));&quot;-&quot;)" office:value-type="float" office:value="3">
            <text:p>3</text:p>
          </table:table-cell>
          <table:table-cell table:style-name="ce537" table:formula="of:=IF(([.$A21]+1)/2&gt;=[.Q$2];MAX(0;ROUND([.$N$2]*([.$A21]-[.Q$3])/(20-[.Q$3])/([.Q$2]+1);0));&quot;-&quot;)" office:value-type="float" office:value="2">
            <text:p>2</text:p>
          </table:table-cell>
          <table:table-cell table:style-name="ce537" table:formula="of:=IF(([.$A21]+1)/2&gt;=[.R$2];MAX(0;ROUND([.$N$2]*([.$A21]-[.R$3])/(20-[.R$3])/([.R$2]+1);0));&quot;-&quot;)" office:value-type="float" office:value="1">
            <text:p>1</text:p>
          </table:table-cell>
          <table:table-cell table:style-name="ce537" table:formula="of:=IF(([.$A21]+1)/2&gt;=[.S$2];MAX(0;ROUND([.$N$2]*([.$A21]-[.S$3])/(20-[.S$3])/([.S$2]+1);0));&quot;-&quot;)" office:value-type="float" office:value="1">
            <text:p>1</text:p>
          </table:table-cell>
          <table:table-cell table:style-name="ce537" table:formula="of:=IF(([.$A21]+1)/2&gt;=[.T$2];MAX(0;ROUND([.$N$2]*([.$A21]-[.T$3])/(20-[.T$3])/([.T$2]+1);0));&quot;-&quot;)" office:value-type="float" office:value="1">
            <text:p>1</text:p>
          </table:table-cell>
          <table:table-cell table:style-name="ce537" table:formula="of:=IF(([.$A21]+1)/2&gt;=[.U$2];MAX(0;ROUND([.$N$2]*([.$A21]-[.U$3])/(20-[.U$3])/([.U$2]+1);0));&quot;-&quot;)" office:value-type="float" office:value="1">
            <text:p>1</text:p>
          </table:table-cell>
          <table:table-cell table:style-name="ce537" table:formula="of:=IF(([.$A21]+1)/2&gt;=[.V$2];MAX(0;ROUND([.$N$2]*([.$A21]-[.V$3])/(20-[.V$3])/([.V$2]+1);0));&quot;-&quot;)" office:value-type="float" office:value="1">
            <text:p>1</text:p>
          </table:table-cell>
          <table:table-cell table:style-name="ce537" table:formula="of:=IF(([.$A21]+1)/2&gt;=[.W$2];MAX(0;ROUND([.$N$2]*([.$A21]-[.W$3])/(20-[.W$3])/([.W$2]+1);0));&quot;-&quot;)" office:value-type="float" office:value="0">
            <text:p>0</text:p>
          </table:table-cell>
          <table:table-cell table:style-name="ce541" table:formula="of:=IF(([.$A21]+1)/2&gt;=[.X$2];MAX(0;ROUND([.$N$2]*([.$A21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1)/2&gt;=[.C$2];MAX(0;ROUND([.$B$2]*([.$A22]-[.C$3])/(20-[.C$3])/([.C$2]+1);0));&quot;-&quot;)" office:value-type="float" office:value="5">
            <text:p>5</text:p>
          </table:table-cell>
          <table:table-cell table:style-name="ce537" table:formula="of:=IF(([.$A22]+1)/2&gt;=[.D$2];MAX(0;ROUND([.$B$2]*([.$A22]-[.D$3])/(20-[.D$3])/([.D$2]+1);0));&quot;-&quot;)" office:value-type="float" office:value="2">
            <text:p>2</text:p>
          </table:table-cell>
          <table:table-cell table:style-name="ce537" table:formula="of:=IF(([.$A22]+1)/2&gt;=[.E$2];MAX(0;ROUND([.$B$2]*([.$A22]-[.E$3])/(20-[.E$3])/([.E$2]+1);0));&quot;-&quot;)" office:value-type="float" office:value="2">
            <text:p>2</text:p>
          </table:table-cell>
          <table:table-cell table:style-name="ce537" table:formula="of:=IF(([.$A22]+1)/2&gt;=[.F$2];MAX(0;ROUND([.$B$2]*([.$A22]-[.F$3])/(20-[.F$3])/([.F$2]+1);0));&quot;-&quot;)" office:value-type="float" office:value="1">
            <text:p>1</text:p>
          </table:table-cell>
          <table:table-cell table:style-name="ce537" table:formula="of:=IF(([.$A22]+1)/2&gt;=[.G$2];MAX(0;ROUND([.$B$2]*([.$A22]-[.G$3])/(20-[.G$3])/([.G$2]+1);0));&quot;-&quot;)" office:value-type="float" office:value="1">
            <text:p>1</text:p>
          </table:table-cell>
          <table:table-cell table:style-name="ce537" table:formula="of:=IF(([.$A22]+1)/2&gt;=[.H$2];MAX(0;ROUND([.$B$2]*([.$A22]-[.H$3])/(20-[.H$3])/([.H$2]+1);0));&quot;-&quot;)" office:value-type="float" office:value="1">
            <text:p>1</text:p>
          </table:table-cell>
          <table:table-cell table:style-name="ce537" table:formula="of:=IF(([.$A22]+1)/2&gt;=[.I$2];MAX(0;ROUND([.$B$2]*([.$A22]-[.I$3])/(20-[.I$3])/([.I$2]+1);0));&quot;-&quot;)" office:value-type="float" office:value="1">
            <text:p>1</text:p>
          </table:table-cell>
          <table:table-cell table:style-name="ce537" table:formula="of:=IF(([.$A22]+1)/2&gt;=[.J$2];MAX(0;ROUND([.$B$2]*([.$A22]-[.J$3])/(20-[.J$3])/([.J$2]+1);0));&quot;-&quot;)" office:value-type="float" office:value="1">
            <text:p>1</text:p>
          </table:table-cell>
          <table:table-cell table:style-name="ce537" table:formula="of:=IF(([.$A22]+1)/2&gt;=[.K$2];MAX(0;ROUND([.$B$2]*([.$A22]-[.K$3])/(20-[.K$3])/([.K$2]+1);0));&quot;-&quot;)" office:value-type="float" office:value="0">
            <text:p>0</text:p>
          </table:table-cell>
          <table:table-cell table:style-name="ce541" table:formula="of:=IF(([.$A22]+1)/2&gt;=[.L$2];MAX(0;ROUND([.$B$2]*([.$A22]-[.L$3])/(20-[.L$3])/([.L$2]+1);0));&quot;-&quot;)" office:value-type="float" office:value="0">
            <text:p>0</text:p>
          </table:table-cell>
          <table:table-cell table:style-name="ce533" table:formula="of:=[.M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1)/2&gt;=[.O$2];MAX(0;ROUND([.$N$2]*([.$A22]-[.O$3])/(20-[.O$3])/([.O$2]+1);0));&quot;-&quot;)" office:value-type="float" office:value="6">
            <text:p>6</text:p>
          </table:table-cell>
          <table:table-cell table:style-name="ce537" table:formula="of:=IF(([.$A22]+1)/2&gt;=[.P$2];MAX(0;ROUND([.$N$2]*([.$A22]-[.P$3])/(20-[.P$3])/([.P$2]+1);0));&quot;-&quot;)" office:value-type="float" office:value="3">
            <text:p>3</text:p>
          </table:table-cell>
          <table:table-cell table:style-name="ce537" table:formula="of:=IF(([.$A22]+1)/2&gt;=[.Q$2];MAX(0;ROUND([.$N$2]*([.$A22]-[.Q$3])/(20-[.Q$3])/([.Q$2]+1);0));&quot;-&quot;)" office:value-type="float" office:value="2">
            <text:p>2</text:p>
          </table:table-cell>
          <table:table-cell table:style-name="ce537" table:formula="of:=IF(([.$A22]+1)/2&gt;=[.R$2];MAX(0;ROUND([.$N$2]*([.$A22]-[.R$3])/(20-[.R$3])/([.R$2]+1);0));&quot;-&quot;)" office:value-type="float" office:value="1">
            <text:p>1</text:p>
          </table:table-cell>
          <table:table-cell table:style-name="ce537" table:formula="of:=IF(([.$A22]+1)/2&gt;=[.S$2];MAX(0;ROUND([.$N$2]*([.$A22]-[.S$3])/(20-[.S$3])/([.S$2]+1);0));&quot;-&quot;)" office:value-type="float" office:value="1">
            <text:p>1</text:p>
          </table:table-cell>
          <table:table-cell table:style-name="ce537" table:formula="of:=IF(([.$A22]+1)/2&gt;=[.T$2];MAX(0;ROUND([.$N$2]*([.$A22]-[.T$3])/(20-[.T$3])/([.T$2]+1);0));&quot;-&quot;)" office:value-type="float" office:value="1">
            <text:p>1</text:p>
          </table:table-cell>
          <table:table-cell table:style-name="ce537" table:formula="of:=IF(([.$A22]+1)/2&gt;=[.U$2];MAX(0;ROUND([.$N$2]*([.$A22]-[.U$3])/(20-[.U$3])/([.U$2]+1);0));&quot;-&quot;)" office:value-type="float" office:value="1">
            <text:p>1</text:p>
          </table:table-cell>
          <table:table-cell table:style-name="ce537" table:formula="of:=IF(([.$A22]+1)/2&gt;=[.V$2];MAX(0;ROUND([.$N$2]*([.$A22]-[.V$3])/(20-[.V$3])/([.V$2]+1);0));&quot;-&quot;)" office:value-type="float" office:value="1">
            <text:p>1</text:p>
          </table:table-cell>
          <table:table-cell table:style-name="ce537" table:formula="of:=IF(([.$A22]+1)/2&gt;=[.W$2];MAX(0;ROUND([.$N$2]*([.$A22]-[.W$3])/(20-[.W$3])/([.W$2]+1);0));&quot;-&quot;)" office:value-type="float" office:value="1">
            <text:p>1</text:p>
          </table:table-cell>
          <table:table-cell table:style-name="ce541" table:formula="of:=IF(([.$A22]+1)/2&gt;=[.X$2];MAX(0;ROUND([.$N$2]*([.$A22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4" table:formula="of:=[.A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1)/2&gt;=[.C$2];MAX(0;ROUND([.$B$2]*([.$A23]-[.C$3])/(20-[.C$3])/([.C$2]+1);0));&quot;-&quot;)" office:value-type="float" office:value="5">
            <text:p>5</text:p>
          </table:table-cell>
          <table:table-cell table:style-name="ce538" table:formula="of:=IF(([.$A23]+1)/2&gt;=[.D$2];MAX(0;ROUND([.$B$2]*([.$A23]-[.D$3])/(20-[.D$3])/([.D$2]+1);0));&quot;-&quot;)" office:value-type="float" office:value="3">
            <text:p>3</text:p>
          </table:table-cell>
          <table:table-cell table:style-name="ce538" table:formula="of:=IF(([.$A23]+1)/2&gt;=[.E$2];MAX(0;ROUND([.$B$2]*([.$A23]-[.E$3])/(20-[.E$3])/([.E$2]+1);0));&quot;-&quot;)" office:value-type="float" office:value="2">
            <text:p>2</text:p>
          </table:table-cell>
          <table:table-cell table:style-name="ce538" table:formula="of:=IF(([.$A23]+1)/2&gt;=[.F$2];MAX(0;ROUND([.$B$2]*([.$A23]-[.F$3])/(20-[.F$3])/([.F$2]+1);0));&quot;-&quot;)" office:value-type="float" office:value="1">
            <text:p>1</text:p>
          </table:table-cell>
          <table:table-cell table:style-name="ce538" table:formula="of:=IF(([.$A23]+1)/2&gt;=[.G$2];MAX(0;ROUND([.$B$2]*([.$A23]-[.G$3])/(20-[.G$3])/([.G$2]+1);0));&quot;-&quot;)" office:value-type="float" office:value="1">
            <text:p>1</text:p>
          </table:table-cell>
          <table:table-cell table:style-name="ce538" table:formula="of:=IF(([.$A23]+1)/2&gt;=[.H$2];MAX(0;ROUND([.$B$2]*([.$A23]-[.H$3])/(20-[.H$3])/([.H$2]+1);0));&quot;-&quot;)" office:value-type="float" office:value="1">
            <text:p>1</text:p>
          </table:table-cell>
          <table:table-cell table:style-name="ce538" table:formula="of:=IF(([.$A23]+1)/2&gt;=[.I$2];MAX(0;ROUND([.$B$2]*([.$A23]-[.I$3])/(20-[.I$3])/([.I$2]+1);0));&quot;-&quot;)" office:value-type="float" office:value="1">
            <text:p>1</text:p>
          </table:table-cell>
          <table:table-cell table:style-name="ce538" table:formula="of:=IF(([.$A23]+1)/2&gt;=[.J$2];MAX(0;ROUND([.$B$2]*([.$A23]-[.J$3])/(20-[.J$3])/([.J$2]+1);0));&quot;-&quot;)" office:value-type="float" office:value="1">
            <text:p>1</text:p>
          </table:table-cell>
          <table:table-cell table:style-name="ce538" table:formula="of:=IF(([.$A23]+1)/2&gt;=[.K$2];MAX(0;ROUND([.$B$2]*([.$A23]-[.K$3])/(20-[.K$3])/([.K$2]+1);0));&quot;-&quot;)" office:value-type="float" office:value="1">
            <text:p>1</text:p>
          </table:table-cell>
          <table:table-cell table:style-name="ce543" table:formula="of:=IF(([.$A23]+1)/2&gt;=[.L$2];MAX(0;ROUND([.$B$2]*([.$A23]-[.L$3])/(20-[.L$3])/([.L$2]+1);0));&quot;-&quot;)" office:value-type="float" office:value="1">
            <text:p>1</text:p>
          </table:table-cell>
          <table:table-cell table:style-name="ce534" table:formula="of:=[.M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1)/2&gt;=[.O$2];MAX(0;ROUND([.$N$2]*([.$A23]-[.O$3])/(20-[.O$3])/([.O$2]+1);0));&quot;-&quot;)" office:value-type="float" office:value="6">
            <text:p>6</text:p>
          </table:table-cell>
          <table:table-cell table:style-name="ce538" table:formula="of:=IF(([.$A23]+1)/2&gt;=[.P$2];MAX(0;ROUND([.$N$2]*([.$A23]-[.P$3])/(20-[.P$3])/([.P$2]+1);0));&quot;-&quot;)" office:value-type="float" office:value="3">
            <text:p>3</text:p>
          </table:table-cell>
          <table:table-cell table:style-name="ce538" table:formula="of:=IF(([.$A23]+1)/2&gt;=[.Q$2];MAX(0;ROUND([.$N$2]*([.$A23]-[.Q$3])/(20-[.Q$3])/([.Q$2]+1);0));&quot;-&quot;)" office:value-type="float" office:value="2">
            <text:p>2</text:p>
          </table:table-cell>
          <table:table-cell table:style-name="ce538" table:formula="of:=IF(([.$A23]+1)/2&gt;=[.R$2];MAX(0;ROUND([.$N$2]*([.$A23]-[.R$3])/(20-[.R$3])/([.R$2]+1);0));&quot;-&quot;)" office:value-type="float" office:value="2">
            <text:p>2</text:p>
          </table:table-cell>
          <table:table-cell table:style-name="ce538" table:formula="of:=IF(([.$A23]+1)/2&gt;=[.S$2];MAX(0;ROUND([.$N$2]*([.$A23]-[.S$3])/(20-[.S$3])/([.S$2]+1);0));&quot;-&quot;)" office:value-type="float" office:value="1">
            <text:p>1</text:p>
          </table:table-cell>
          <table:table-cell table:style-name="ce538" table:formula="of:=IF(([.$A23]+1)/2&gt;=[.T$2];MAX(0;ROUND([.$N$2]*([.$A23]-[.T$3])/(20-[.T$3])/([.T$2]+1);0));&quot;-&quot;)" office:value-type="float" office:value="1">
            <text:p>1</text:p>
          </table:table-cell>
          <table:table-cell table:style-name="ce538" table:formula="of:=IF(([.$A23]+1)/2&gt;=[.U$2];MAX(0;ROUND([.$N$2]*([.$A23]-[.U$3])/(20-[.U$3])/([.U$2]+1);0));&quot;-&quot;)" office:value-type="float" office:value="1">
            <text:p>1</text:p>
          </table:table-cell>
          <table:table-cell table:style-name="ce538" table:formula="of:=IF(([.$A23]+1)/2&gt;=[.V$2];MAX(0;ROUND([.$N$2]*([.$A23]-[.V$3])/(20-[.V$3])/([.V$2]+1);0));&quot;-&quot;)" office:value-type="float" office:value="1">
            <text:p>1</text:p>
          </table:table-cell>
          <table:table-cell table:style-name="ce538" table:formula="of:=IF(([.$A23]+1)/2&gt;=[.W$2];MAX(0;ROUND([.$N$2]*([.$A23]-[.W$3])/(20-[.W$3])/([.W$2]+1);0));&quot;-&quot;)" office:value-type="float" office:value="1">
            <text:p>1</text:p>
          </table:table-cell>
          <table:table-cell table:style-name="ce543" table:formula="of:=IF(([.$A23]+1)/2&gt;=[.X$2];MAX(0;ROUND([.$N$2]*([.$A23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5" office:value-type="float" office:value="20">
            <text:p>20</text:p>
          </table:table-cell>
          <table:table-cell table:style-name="ce535" table:formula="of:=[.A24]+4" office:value-type="float" office:value="24">
            <text:p>24</text:p>
          </table:table-cell>
          <table:table-cell table:number-columns-repeated="9"/>
          <table:table-cell table:style-name="ce535"/>
          <table:table-cell table:style-name="ce535" table:formula="of:=[.A24]+2" office:value-type="float" office:value="22">
            <text:p>22</text:p>
          </table:table-cell>
          <table:table-cell table:style-name="ce535" table:formula="of:=[.A24]+6" office:value-type="float" office:value="26">
            <text:p>26</text:p>
          </table:table-cell>
          <table:table-cell table:number-columns-repeated="1010"/>
        </table:table-row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number-columns-repeated="1000"/>
        </table:table-row>
        <table:table-row table:style-name="ro3">
          <table:table-cell table:style-name="ce533" table:formula="of:=CONCATENATE([.B24];&quot; - &quot;;[.B24]+1)" office:value-type="string" office:string-value="24 - 25">
            <text:p>24 - 25</text:p>
          </table:table-cell>
          <table:table-cell table:style-name="ce537" table:formula="of:=CONCATENATE(IF([.B24]&gt;=10;&quot;+&quot;;&quot;&quot;);ROUNDDOWN(([.B24]-10)/2;0))" office:value-type="string" office:string-value="+7">
            <text:p>+7</text:p>
          </table:table-cell>
          <table:table-cell table:style-name="ce537" office:value-type="float" office:value="0">
            <text:p>0</text:p>
          </table:table-cell>
          <table:table-cell table:style-name="ce537" table:formula="of:=[.C26]+1" office:value-type="float" office:value="1">
            <text:p>1</text:p>
          </table:table-cell>
          <table:table-cell table:style-name="ce537" table:formula="of:=[.D26]+1" office:value-type="float" office:value="2">
            <text:p>2</text:p>
          </table:table-cell>
          <table:table-cell table:style-name="ce537" table:formula="of:=[.E26]+1" office:value-type="float" office:value="3">
            <text:p>3</text:p>
          </table:table-cell>
          <table:table-cell table:style-name="ce537" table:formula="of:=[.F26]+1" office:value-type="float" office:value="4">
            <text:p>4</text:p>
          </table:table-cell>
          <table:table-cell table:style-name="ce537" table:formula="of:=[.G26]+1" office:value-type="float" office:value="5">
            <text:p>5</text:p>
          </table:table-cell>
          <table:table-cell table:style-name="ce537" table:formula="of:=[.H26]+1" office:value-type="float" office:value="6">
            <text:p>6</text:p>
          </table:table-cell>
          <table:table-cell table:style-name="ce537" table:formula="of:=[.I26]+1" office:value-type="float" office:value="7">
            <text:p>7</text:p>
          </table:table-cell>
          <table:table-cell table:style-name="ce537" table:formula="of:=[.J26]+1" office:value-type="float" office:value="8">
            <text:p>8</text:p>
          </table:table-cell>
          <table:table-cell table:style-name="ce541" table:formula="of:=[.K26]+1" office:value-type="float" office:value="9">
            <text:p>9</text:p>
          </table:table-cell>
          <table:table-cell table:style-name="ce533" table:formula="of:=CONCATENATE([.N24];&quot; - &quot;;[.N24]+1)" office:value-type="string" office:string-value="26 - 27">
            <text:p>26 - 27</text:p>
          </table:table-cell>
          <table:table-cell table:style-name="ce537" table:formula="of:=CONCATENATE(IF([.N24]&gt;=10;&quot;+&quot;;&quot;&quot;);ROUNDDOWN(([.N24]-10)/2;0))" office:value-type="string" office:string-value="+8">
            <text:p>+8</text:p>
          </table:table-cell>
          <table:table-cell table:style-name="ce537" office:value-type="float" office:value="0">
            <text:p>0</text:p>
          </table:table-cell>
          <table:table-cell table:style-name="ce537" table:formula="of:=[.O26]+1" office:value-type="float" office:value="1">
            <text:p>1</text:p>
          </table:table-cell>
          <table:table-cell table:style-name="ce537" table:formula="of:=[.P26]+1" office:value-type="float" office:value="2">
            <text:p>2</text:p>
          </table:table-cell>
          <table:table-cell table:style-name="ce537" table:formula="of:=[.Q26]+1" office:value-type="float" office:value="3">
            <text:p>3</text:p>
          </table:table-cell>
          <table:table-cell table:style-name="ce537" table:formula="of:=[.R26]+1" office:value-type="float" office:value="4">
            <text:p>4</text:p>
          </table:table-cell>
          <table:table-cell table:style-name="ce537" table:formula="of:=[.S26]+1" office:value-type="float" office:value="5">
            <text:p>5</text:p>
          </table:table-cell>
          <table:table-cell table:style-name="ce537" table:formula="of:=[.T26]+1" office:value-type="float" office:value="6">
            <text:p>6</text:p>
          </table:table-cell>
          <table:table-cell table:style-name="ce537" table:formula="of:=[.U26]+1" office:value-type="float" office:value="7">
            <text:p>7</text:p>
          </table:table-cell>
          <table:table-cell table:style-name="ce537" table:formula="of:=[.V26]+1" office:value-type="float" office:value="8">
            <text:p>8</text:p>
          </table:table-cell>
          <table:table-cell table:style-name="ce541" table:formula="of:=[.W26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C26])*2-1" office:value-type="float" office:value="-1">
            <text:p>-1</text:p>
          </table:table-cell>
          <table:table-cell table:style-name="ce540" table:formula="of:=([.D26])*2-1" office:value-type="float" office:value="1">
            <text:p>1</text:p>
          </table:table-cell>
          <table:table-cell table:style-name="ce540" table:formula="of:=([.E26])*2-1" office:value-type="float" office:value="3">
            <text:p>3</text:p>
          </table:table-cell>
          <table:table-cell table:style-name="ce540" table:formula="of:=([.F26])*2-1" office:value-type="float" office:value="5">
            <text:p>5</text:p>
          </table:table-cell>
          <table:table-cell table:style-name="ce540" table:formula="of:=([.G26])*2-1" office:value-type="float" office:value="7">
            <text:p>7</text:p>
          </table:table-cell>
          <table:table-cell table:style-name="ce540" table:formula="of:=([.H26])*2-1" office:value-type="float" office:value="9">
            <text:p>9</text:p>
          </table:table-cell>
          <table:table-cell table:style-name="ce540" table:formula="of:=([.I26])*2-1" office:value-type="float" office:value="11">
            <text:p>11</text:p>
          </table:table-cell>
          <table:table-cell table:style-name="ce540" table:formula="of:=([.J26])*2-1" office:value-type="float" office:value="13">
            <text:p>13</text:p>
          </table:table-cell>
          <table:table-cell table:style-name="ce540" table:formula="of:=([.K26])*2-1" office:value-type="float" office:value="15">
            <text:p>15</text:p>
          </table:table-cell>
          <table:table-cell table:style-name="ce542" table:formula="of:=([.L26])*2-1" office:value-type="float" office:value="17">
            <text:p>17</text:p>
          </table:table-cell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O26])*2-1" office:value-type="float" office:value="-1">
            <text:p>-1</text:p>
          </table:table-cell>
          <table:table-cell table:style-name="ce540" table:formula="of:=([.P26])*2-1" office:value-type="float" office:value="1">
            <text:p>1</text:p>
          </table:table-cell>
          <table:table-cell table:style-name="ce540" table:formula="of:=([.Q26])*2-1" office:value-type="float" office:value="3">
            <text:p>3</text:p>
          </table:table-cell>
          <table:table-cell table:style-name="ce540" table:formula="of:=([.R26])*2-1" office:value-type="float" office:value="5">
            <text:p>5</text:p>
          </table:table-cell>
          <table:table-cell table:style-name="ce540" table:formula="of:=([.S26])*2-1" office:value-type="float" office:value="7">
            <text:p>7</text:p>
          </table:table-cell>
          <table:table-cell table:style-name="ce540" table:formula="of:=([.T26])*2-1" office:value-type="float" office:value="9">
            <text:p>9</text:p>
          </table:table-cell>
          <table:table-cell table:style-name="ce540" table:formula="of:=([.U26])*2-1" office:value-type="float" office:value="11">
            <text:p>11</text:p>
          </table:table-cell>
          <table:table-cell table:style-name="ce540" table:formula="of:=([.V26])*2-1" office:value-type="float" office:value="13">
            <text:p>13</text:p>
          </table:table-cell>
          <table:table-cell table:style-name="ce540" table:formula="of:=([.W26])*2-1" office:value-type="float" office:value="15">
            <text:p>15</text:p>
          </table:table-cell>
          <table:table-cell table:style-name="ce542" table:formula="of:=([.X26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1)/2&gt;=[.C$2];MAX(0;ROUND([.$B$26]*([.$A28]-[.C$3])/(20-[.C$3])/([.C$2]+1);0));&quot;-&quot;)" office:value-type="float" office:value="1">
            <text:p>1</text:p>
          </table:table-cell>
          <table:table-cell table:style-name="ce537" table:formula="of:=IF(([.$A28]+1)/2&gt;=[.D$2];MAX(0;ROUND([.$B$26]*([.$A28]-[.D$3])/(20-[.D$3])/([.D$2]+1);0));&quot;-&quot;)" office:value-type="float" office:value="0">
            <text:p>0</text:p>
          </table:table-cell>
          <table:table-cell table:style-name="ce537" table:formula="of:=IF(([.$A28]+1)/2&gt;=[.E$2];MAX(0;ROUND([.$B$26]*([.$A28]-[.E$3])/(20-[.E$3])/([.E$2]+1);0));&quot;-&quot;)" office:value-type="string" office:string-value="-">
            <text:p>-</text:p>
          </table:table-cell>
          <table:table-cell table:style-name="ce537" table:formula="of:=IF(([.$A28]+1)/2&gt;=[.F$2];MAX(0;ROUND([.$B$26]*([.$A28]-[.F$3])/(20-[.F$3])/([.F$2]+1);0));&quot;-&quot;)" office:value-type="string" office:string-value="-">
            <text:p>-</text:p>
          </table:table-cell>
          <table:table-cell table:style-name="ce537" table:formula="of:=IF(([.$A28]+1)/2&gt;=[.G$2];MAX(0;ROUND([.$B$26]*([.$A28]-[.G$3])/(20-[.G$3])/([.G$2]+1);0));&quot;-&quot;)" office:value-type="string" office:string-value="-">
            <text:p>-</text:p>
          </table:table-cell>
          <table:table-cell table:style-name="ce537" table:formula="of:=IF(([.$A28]+1)/2&gt;=[.H$2];MAX(0;ROUND([.$B$26]*([.$A28]-[.H$3])/(20-[.H$3])/([.H$2]+1);0));&quot;-&quot;)" office:value-type="string" office:string-value="-">
            <text:p>-</text:p>
          </table:table-cell>
          <table:table-cell table:style-name="ce537" table:formula="of:=IF(([.$A28]+1)/2&gt;=[.I$2];MAX(0;ROUND([.$B$26]*([.$A28]-[.I$3])/(20-[.I$3])/([.I$2]+1);0));&quot;-&quot;)" office:value-type="string" office:string-value="-">
            <text:p>-</text:p>
          </table:table-cell>
          <table:table-cell table:style-name="ce537" table:formula="of:=IF(([.$A28]+1)/2&gt;=[.J$2];MAX(0;ROUND([.$B$26]*([.$A28]-[.J$3])/(20-[.J$3])/([.J$2]+1);0));&quot;-&quot;)" office:value-type="string" office:string-value="-">
            <text:p>-</text:p>
          </table:table-cell>
          <table:table-cell table:style-name="ce537" table:formula="of:=IF(([.$A28]+1)/2&gt;=[.K$2];MAX(0;ROUND([.$B$26]*([.$A28]-[.K$3])/(20-[.K$3])/([.K$2]+1);0));&quot;-&quot;)" office:value-type="string" office:string-value="-">
            <text:p>-</text:p>
          </table:table-cell>
          <table:table-cell table:style-name="ce541" table:formula="of:=IF(([.$A28]+1)/2&gt;=[.L$2];MAX(0;ROUND([.$B$26]*([.$A28]-[.L$3])/(20-[.L$3])/([.L$2]+1);0)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1)/2&gt;=[.O$2];MAX(0;ROUND([.$N$26]*([.$A28]-[.O$3])/(20-[.O$3])/([.O$2]+1);0));&quot;-&quot;)" office:value-type="float" office:value="1">
            <text:p>1</text:p>
          </table:table-cell>
          <table:table-cell table:style-name="ce537" table:formula="of:=IF(([.$A28]+1)/2&gt;=[.P$2];MAX(0;ROUND([.$N$26]*([.$A28]-[.P$3])/(20-[.P$3])/([.P$2]+1);0));&quot;-&quot;)" office:value-type="float" office:value="0">
            <text:p>0</text:p>
          </table:table-cell>
          <table:table-cell table:style-name="ce537" table:formula="of:=IF(([.$A28]+1)/2&gt;=[.Q$2];MAX(0;ROUND([.$N$26]*([.$A28]-[.Q$3])/(20-[.Q$3])/([.Q$2]+1);0));&quot;-&quot;)" office:value-type="string" office:string-value="-">
            <text:p>-</text:p>
          </table:table-cell>
          <table:table-cell table:style-name="ce537" table:formula="of:=IF(([.$A28]+1)/2&gt;=[.R$2];MAX(0;ROUND([.$N$26]*([.$A28]-[.R$3])/(20-[.R$3])/([.R$2]+1);0));&quot;-&quot;)" office:value-type="string" office:string-value="-">
            <text:p>-</text:p>
          </table:table-cell>
          <table:table-cell table:style-name="ce537" table:formula="of:=IF(([.$A28]+1)/2&gt;=[.S$2];MAX(0;ROUND([.$N$26]*([.$A28]-[.S$3])/(20-[.S$3])/([.S$2]+1);0));&quot;-&quot;)" office:value-type="string" office:string-value="-">
            <text:p>-</text:p>
          </table:table-cell>
          <table:table-cell table:style-name="ce537" table:formula="of:=IF(([.$A28]+1)/2&gt;=[.T$2];MAX(0;ROUND([.$N$26]*([.$A28]-[.T$3])/(20-[.T$3])/([.T$2]+1);0));&quot;-&quot;)" office:value-type="string" office:string-value="-">
            <text:p>-</text:p>
          </table:table-cell>
          <table:table-cell table:style-name="ce537" table:formula="of:=IF(([.$A28]+1)/2&gt;=[.U$2];MAX(0;ROUND([.$N$26]*([.$A28]-[.U$3])/(20-[.U$3])/([.U$2]+1);0));&quot;-&quot;)" office:value-type="string" office:string-value="-">
            <text:p>-</text:p>
          </table:table-cell>
          <table:table-cell table:style-name="ce537" table:formula="of:=IF(([.$A28]+1)/2&gt;=[.V$2];MAX(0;ROUND([.$N$26]*([.$A28]-[.V$3])/(20-[.V$3])/([.V$2]+1);0));&quot;-&quot;)" office:value-type="string" office:string-value="-">
            <text:p>-</text:p>
          </table:table-cell>
          <table:table-cell table:style-name="ce537" table:formula="of:=IF(([.$A28]+1)/2&gt;=[.W$2];MAX(0;ROUND([.$N$26]*([.$A28]-[.W$3])/(20-[.W$3])/([.W$2]+1);0));&quot;-&quot;)" office:value-type="string" office:string-value="-">
            <text:p>-</text:p>
          </table:table-cell>
          <table:table-cell table:style-name="ce541" table:formula="of:=IF(([.$A28]+1)/2&gt;=[.X$2];MAX(0;ROUND([.$N$26]*([.$A2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1)/2&gt;=[.C$2];MAX(0;ROUND([.$B$26]*([.$A29]-[.C$3])/(20-[.C$3])/([.C$2]+1);0));&quot;-&quot;)" office:value-type="float" office:value="1">
            <text:p>1</text:p>
          </table:table-cell>
          <table:table-cell table:style-name="ce537" table:formula="of:=IF(([.$A29]+1)/2&gt;=[.D$2];MAX(0;ROUND([.$B$26]*([.$A29]-[.D$3])/(20-[.D$3])/([.D$2]+1);0));&quot;-&quot;)" office:value-type="float" office:value="0">
            <text:p>0</text:p>
          </table:table-cell>
          <table:table-cell table:style-name="ce537" table:formula="of:=IF(([.$A29]+1)/2&gt;=[.E$2];MAX(0;ROUND([.$B$26]*([.$A29]-[.E$3])/(20-[.E$3])/([.E$2]+1);0));&quot;-&quot;)" office:value-type="string" office:string-value="-">
            <text:p>-</text:p>
          </table:table-cell>
          <table:table-cell table:style-name="ce537" table:formula="of:=IF(([.$A29]+1)/2&gt;=[.F$2];MAX(0;ROUND([.$B$26]*([.$A29]-[.F$3])/(20-[.F$3])/([.F$2]+1);0));&quot;-&quot;)" office:value-type="string" office:string-value="-">
            <text:p>-</text:p>
          </table:table-cell>
          <table:table-cell table:style-name="ce537" table:formula="of:=IF(([.$A29]+1)/2&gt;=[.G$2];MAX(0;ROUND([.$B$26]*([.$A29]-[.G$3])/(20-[.G$3])/([.G$2]+1);0));&quot;-&quot;)" office:value-type="string" office:string-value="-">
            <text:p>-</text:p>
          </table:table-cell>
          <table:table-cell table:style-name="ce537" table:formula="of:=IF(([.$A29]+1)/2&gt;=[.H$2];MAX(0;ROUND([.$B$26]*([.$A29]-[.H$3])/(20-[.H$3])/([.H$2]+1);0));&quot;-&quot;)" office:value-type="string" office:string-value="-">
            <text:p>-</text:p>
          </table:table-cell>
          <table:table-cell table:style-name="ce537" table:formula="of:=IF(([.$A29]+1)/2&gt;=[.I$2];MAX(0;ROUND([.$B$26]*([.$A29]-[.I$3])/(20-[.I$3])/([.I$2]+1);0));&quot;-&quot;)" office:value-type="string" office:string-value="-">
            <text:p>-</text:p>
          </table:table-cell>
          <table:table-cell table:style-name="ce537" table:formula="of:=IF(([.$A29]+1)/2&gt;=[.J$2];MAX(0;ROUND([.$B$26]*([.$A29]-[.J$3])/(20-[.J$3])/([.J$2]+1);0));&quot;-&quot;)" office:value-type="string" office:string-value="-">
            <text:p>-</text:p>
          </table:table-cell>
          <table:table-cell table:style-name="ce537" table:formula="of:=IF(([.$A29]+1)/2&gt;=[.K$2];MAX(0;ROUND([.$B$26]*([.$A29]-[.K$3])/(20-[.K$3])/([.K$2]+1);0));&quot;-&quot;)" office:value-type="string" office:string-value="-">
            <text:p>-</text:p>
          </table:table-cell>
          <table:table-cell table:style-name="ce541" table:formula="of:=IF(([.$A29]+1)/2&gt;=[.L$2];MAX(0;ROUND([.$B$26]*([.$A29]-[.L$3])/(20-[.L$3])/([.L$2]+1);0));&quot;-&quot;)" office:value-type="string" office:string-value="-">
            <text:p>-</text:p>
          </table:table-cell>
          <table:table-cell table:style-name="ce533" table:formula="of:=[.M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1)/2&gt;=[.O$2];MAX(0;ROUND([.$N$26]*([.$A29]-[.O$3])/(20-[.O$3])/([.O$2]+1);0));&quot;-&quot;)" office:value-type="float" office:value="1">
            <text:p>1</text:p>
          </table:table-cell>
          <table:table-cell table:style-name="ce537" table:formula="of:=IF(([.$A29]+1)/2&gt;=[.P$2];MAX(0;ROUND([.$N$26]*([.$A29]-[.P$3])/(20-[.P$3])/([.P$2]+1);0));&quot;-&quot;)" office:value-type="float" office:value="0">
            <text:p>0</text:p>
          </table:table-cell>
          <table:table-cell table:style-name="ce537" table:formula="of:=IF(([.$A29]+1)/2&gt;=[.Q$2];MAX(0;ROUND([.$N$26]*([.$A29]-[.Q$3])/(20-[.Q$3])/([.Q$2]+1);0));&quot;-&quot;)" office:value-type="string" office:string-value="-">
            <text:p>-</text:p>
          </table:table-cell>
          <table:table-cell table:style-name="ce537" table:formula="of:=IF(([.$A29]+1)/2&gt;=[.R$2];MAX(0;ROUND([.$N$26]*([.$A29]-[.R$3])/(20-[.R$3])/([.R$2]+1);0));&quot;-&quot;)" office:value-type="string" office:string-value="-">
            <text:p>-</text:p>
          </table:table-cell>
          <table:table-cell table:style-name="ce537" table:formula="of:=IF(([.$A29]+1)/2&gt;=[.S$2];MAX(0;ROUND([.$N$26]*([.$A29]-[.S$3])/(20-[.S$3])/([.S$2]+1);0));&quot;-&quot;)" office:value-type="string" office:string-value="-">
            <text:p>-</text:p>
          </table:table-cell>
          <table:table-cell table:style-name="ce537" table:formula="of:=IF(([.$A29]+1)/2&gt;=[.T$2];MAX(0;ROUND([.$N$26]*([.$A29]-[.T$3])/(20-[.T$3])/([.T$2]+1);0));&quot;-&quot;)" office:value-type="string" office:string-value="-">
            <text:p>-</text:p>
          </table:table-cell>
          <table:table-cell table:style-name="ce537" table:formula="of:=IF(([.$A29]+1)/2&gt;=[.U$2];MAX(0;ROUND([.$N$26]*([.$A29]-[.U$3])/(20-[.U$3])/([.U$2]+1);0));&quot;-&quot;)" office:value-type="string" office:string-value="-">
            <text:p>-</text:p>
          </table:table-cell>
          <table:table-cell table:style-name="ce537" table:formula="of:=IF(([.$A29]+1)/2&gt;=[.V$2];MAX(0;ROUND([.$N$26]*([.$A29]-[.V$3])/(20-[.V$3])/([.V$2]+1);0));&quot;-&quot;)" office:value-type="string" office:string-value="-">
            <text:p>-</text:p>
          </table:table-cell>
          <table:table-cell table:style-name="ce537" table:formula="of:=IF(([.$A29]+1)/2&gt;=[.W$2];MAX(0;ROUND([.$N$26]*([.$A29]-[.W$3])/(20-[.W$3])/([.W$2]+1);0));&quot;-&quot;)" office:value-type="string" office:string-value="-">
            <text:p>-</text:p>
          </table:table-cell>
          <table:table-cell table:style-name="ce541" table:formula="of:=IF(([.$A29]+1)/2&gt;=[.X$2];MAX(0;ROUND([.$N$26]*([.$A2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1)/2&gt;=[.C$2];MAX(0;ROUND([.$B$26]*([.$A30]-[.C$3])/(20-[.C$3])/([.C$2]+1);0));&quot;-&quot;)" office:value-type="float" office:value="1">
            <text:p>1</text:p>
          </table:table-cell>
          <table:table-cell table:style-name="ce537" table:formula="of:=IF(([.$A30]+1)/2&gt;=[.D$2];MAX(0;ROUND([.$B$26]*([.$A30]-[.D$3])/(20-[.D$3])/([.D$2]+1);0));&quot;-&quot;)" office:value-type="float" office:value="0">
            <text:p>0</text:p>
          </table:table-cell>
          <table:table-cell table:style-name="ce537" table:formula="of:=IF(([.$A30]+1)/2&gt;=[.E$2];MAX(0;ROUND([.$B$26]*([.$A30]-[.E$3])/(20-[.E$3])/([.E$2]+1);0));&quot;-&quot;)" office:value-type="float" office:value="0">
            <text:p>0</text:p>
          </table:table-cell>
          <table:table-cell table:style-name="ce537" table:formula="of:=IF(([.$A30]+1)/2&gt;=[.F$2];MAX(0;ROUND([.$B$26]*([.$A30]-[.F$3])/(20-[.F$3])/([.F$2]+1);0));&quot;-&quot;)" office:value-type="string" office:string-value="-">
            <text:p>-</text:p>
          </table:table-cell>
          <table:table-cell table:style-name="ce537" table:formula="of:=IF(([.$A30]+1)/2&gt;=[.G$2];MAX(0;ROUND([.$B$26]*([.$A30]-[.G$3])/(20-[.G$3])/([.G$2]+1);0));&quot;-&quot;)" office:value-type="string" office:string-value="-">
            <text:p>-</text:p>
          </table:table-cell>
          <table:table-cell table:style-name="ce537" table:formula="of:=IF(([.$A30]+1)/2&gt;=[.H$2];MAX(0;ROUND([.$B$26]*([.$A30]-[.H$3])/(20-[.H$3])/([.H$2]+1);0));&quot;-&quot;)" office:value-type="string" office:string-value="-">
            <text:p>-</text:p>
          </table:table-cell>
          <table:table-cell table:style-name="ce537" table:formula="of:=IF(([.$A30]+1)/2&gt;=[.I$2];MAX(0;ROUND([.$B$26]*([.$A30]-[.I$3])/(20-[.I$3])/([.I$2]+1);0));&quot;-&quot;)" office:value-type="string" office:string-value="-">
            <text:p>-</text:p>
          </table:table-cell>
          <table:table-cell table:style-name="ce537" table:formula="of:=IF(([.$A30]+1)/2&gt;=[.J$2];MAX(0;ROUND([.$B$26]*([.$A30]-[.J$3])/(20-[.J$3])/([.J$2]+1);0));&quot;-&quot;)" office:value-type="string" office:string-value="-">
            <text:p>-</text:p>
          </table:table-cell>
          <table:table-cell table:style-name="ce537" table:formula="of:=IF(([.$A30]+1)/2&gt;=[.K$2];MAX(0;ROUND([.$B$26]*([.$A30]-[.K$3])/(20-[.K$3])/([.K$2]+1);0));&quot;-&quot;)" office:value-type="string" office:string-value="-">
            <text:p>-</text:p>
          </table:table-cell>
          <table:table-cell table:style-name="ce541" table:formula="of:=IF(([.$A30]+1)/2&gt;=[.L$2];MAX(0;ROUND([.$B$26]*([.$A30]-[.L$3])/(20-[.L$3])/([.L$2]+1);0));&quot;-&quot;)" office:value-type="string" office:string-value="-">
            <text:p>-</text:p>
          </table:table-cell>
          <table:table-cell table:style-name="ce533" table:formula="of:=[.M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1)/2&gt;=[.O$2];MAX(0;ROUND([.$N$26]*([.$A30]-[.O$3])/(20-[.O$3])/([.O$2]+1);0));&quot;-&quot;)" office:value-type="float" office:value="2">
            <text:p>2</text:p>
          </table:table-cell>
          <table:table-cell table:style-name="ce537" table:formula="of:=IF(([.$A30]+1)/2&gt;=[.P$2];MAX(0;ROUND([.$N$26]*([.$A30]-[.P$3])/(20-[.P$3])/([.P$2]+1);0));&quot;-&quot;)" office:value-type="float" office:value="0">
            <text:p>0</text:p>
          </table:table-cell>
          <table:table-cell table:style-name="ce537" table:formula="of:=IF(([.$A30]+1)/2&gt;=[.Q$2];MAX(0;ROUND([.$N$26]*([.$A30]-[.Q$3])/(20-[.Q$3])/([.Q$2]+1);0));&quot;-&quot;)" office:value-type="float" office:value="0">
            <text:p>0</text:p>
          </table:table-cell>
          <table:table-cell table:style-name="ce537" table:formula="of:=IF(([.$A30]+1)/2&gt;=[.R$2];MAX(0;ROUND([.$N$26]*([.$A30]-[.R$3])/(20-[.R$3])/([.R$2]+1);0));&quot;-&quot;)" office:value-type="string" office:string-value="-">
            <text:p>-</text:p>
          </table:table-cell>
          <table:table-cell table:style-name="ce537" table:formula="of:=IF(([.$A30]+1)/2&gt;=[.S$2];MAX(0;ROUND([.$N$26]*([.$A30]-[.S$3])/(20-[.S$3])/([.S$2]+1);0));&quot;-&quot;)" office:value-type="string" office:string-value="-">
            <text:p>-</text:p>
          </table:table-cell>
          <table:table-cell table:style-name="ce537" table:formula="of:=IF(([.$A30]+1)/2&gt;=[.T$2];MAX(0;ROUND([.$N$26]*([.$A30]-[.T$3])/(20-[.T$3])/([.T$2]+1);0));&quot;-&quot;)" office:value-type="string" office:string-value="-">
            <text:p>-</text:p>
          </table:table-cell>
          <table:table-cell table:style-name="ce537" table:formula="of:=IF(([.$A30]+1)/2&gt;=[.U$2];MAX(0;ROUND([.$N$26]*([.$A30]-[.U$3])/(20-[.U$3])/([.U$2]+1);0));&quot;-&quot;)" office:value-type="string" office:string-value="-">
            <text:p>-</text:p>
          </table:table-cell>
          <table:table-cell table:style-name="ce537" table:formula="of:=IF(([.$A30]+1)/2&gt;=[.V$2];MAX(0;ROUND([.$N$26]*([.$A30]-[.V$3])/(20-[.V$3])/([.V$2]+1);0));&quot;-&quot;)" office:value-type="string" office:string-value="-">
            <text:p>-</text:p>
          </table:table-cell>
          <table:table-cell table:style-name="ce537" table:formula="of:=IF(([.$A30]+1)/2&gt;=[.W$2];MAX(0;ROUND([.$N$26]*([.$A30]-[.W$3])/(20-[.W$3])/([.W$2]+1);0));&quot;-&quot;)" office:value-type="string" office:string-value="-">
            <text:p>-</text:p>
          </table:table-cell>
          <table:table-cell table:style-name="ce541" table:formula="of:=IF(([.$A30]+1)/2&gt;=[.X$2];MAX(0;ROUND([.$N$26]*([.$A3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1)/2&gt;=[.C$2];MAX(0;ROUND([.$B$26]*([.$A31]-[.C$3])/(20-[.C$3])/([.C$2]+1);0));&quot;-&quot;)" office:value-type="float" office:value="2">
            <text:p>2</text:p>
          </table:table-cell>
          <table:table-cell table:style-name="ce537" table:formula="of:=IF(([.$A31]+1)/2&gt;=[.D$2];MAX(0;ROUND([.$B$26]*([.$A31]-[.D$3])/(20-[.D$3])/([.D$2]+1);0));&quot;-&quot;)" office:value-type="float" office:value="1">
            <text:p>1</text:p>
          </table:table-cell>
          <table:table-cell table:style-name="ce537" table:formula="of:=IF(([.$A31]+1)/2&gt;=[.E$2];MAX(0;ROUND([.$B$26]*([.$A31]-[.E$3])/(20-[.E$3])/([.E$2]+1);0));&quot;-&quot;)" office:value-type="float" office:value="0">
            <text:p>0</text:p>
          </table:table-cell>
          <table:table-cell table:style-name="ce537" table:formula="of:=IF(([.$A31]+1)/2&gt;=[.F$2];MAX(0;ROUND([.$B$26]*([.$A31]-[.F$3])/(20-[.F$3])/([.F$2]+1);0));&quot;-&quot;)" office:value-type="string" office:string-value="-">
            <text:p>-</text:p>
          </table:table-cell>
          <table:table-cell table:style-name="ce537" table:formula="of:=IF(([.$A31]+1)/2&gt;=[.G$2];MAX(0;ROUND([.$B$26]*([.$A31]-[.G$3])/(20-[.G$3])/([.G$2]+1);0));&quot;-&quot;)" office:value-type="string" office:string-value="-">
            <text:p>-</text:p>
          </table:table-cell>
          <table:table-cell table:style-name="ce537" table:formula="of:=IF(([.$A31]+1)/2&gt;=[.H$2];MAX(0;ROUND([.$B$26]*([.$A31]-[.H$3])/(20-[.H$3])/([.H$2]+1);0));&quot;-&quot;)" office:value-type="string" office:string-value="-">
            <text:p>-</text:p>
          </table:table-cell>
          <table:table-cell table:style-name="ce537" table:formula="of:=IF(([.$A31]+1)/2&gt;=[.I$2];MAX(0;ROUND([.$B$26]*([.$A31]-[.I$3])/(20-[.I$3])/([.I$2]+1);0));&quot;-&quot;)" office:value-type="string" office:string-value="-">
            <text:p>-</text:p>
          </table:table-cell>
          <table:table-cell table:style-name="ce537" table:formula="of:=IF(([.$A31]+1)/2&gt;=[.J$2];MAX(0;ROUND([.$B$26]*([.$A31]-[.J$3])/(20-[.J$3])/([.J$2]+1);0));&quot;-&quot;)" office:value-type="string" office:string-value="-">
            <text:p>-</text:p>
          </table:table-cell>
          <table:table-cell table:style-name="ce537" table:formula="of:=IF(([.$A31]+1)/2&gt;=[.K$2];MAX(0;ROUND([.$B$26]*([.$A31]-[.K$3])/(20-[.K$3])/([.K$2]+1);0));&quot;-&quot;)" office:value-type="string" office:string-value="-">
            <text:p>-</text:p>
          </table:table-cell>
          <table:table-cell table:style-name="ce541" table:formula="of:=IF(([.$A31]+1)/2&gt;=[.L$2];MAX(0;ROUND([.$B$26]*([.$A31]-[.L$3])/(20-[.L$3])/([.L$2]+1);0));&quot;-&quot;)" office:value-type="string" office:string-value="-">
            <text:p>-</text:p>
          </table:table-cell>
          <table:table-cell table:style-name="ce533" table:formula="of:=[.M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1)/2&gt;=[.O$2];MAX(0;ROUND([.$N$26]*([.$A31]-[.O$3])/(20-[.O$3])/([.O$2]+1);0));&quot;-&quot;)" office:value-type="float" office:value="2">
            <text:p>2</text:p>
          </table:table-cell>
          <table:table-cell table:style-name="ce537" table:formula="of:=IF(([.$A31]+1)/2&gt;=[.P$2];MAX(0;ROUND([.$N$26]*([.$A31]-[.P$3])/(20-[.P$3])/([.P$2]+1);0));&quot;-&quot;)" office:value-type="float" office:value="1">
            <text:p>1</text:p>
          </table:table-cell>
          <table:table-cell table:style-name="ce537" table:formula="of:=IF(([.$A31]+1)/2&gt;=[.Q$2];MAX(0;ROUND([.$N$26]*([.$A31]-[.Q$3])/(20-[.Q$3])/([.Q$2]+1);0));&quot;-&quot;)" office:value-type="float" office:value="0">
            <text:p>0</text:p>
          </table:table-cell>
          <table:table-cell table:style-name="ce537" table:formula="of:=IF(([.$A31]+1)/2&gt;=[.R$2];MAX(0;ROUND([.$N$26]*([.$A31]-[.R$3])/(20-[.R$3])/([.R$2]+1);0));&quot;-&quot;)" office:value-type="string" office:string-value="-">
            <text:p>-</text:p>
          </table:table-cell>
          <table:table-cell table:style-name="ce537" table:formula="of:=IF(([.$A31]+1)/2&gt;=[.S$2];MAX(0;ROUND([.$N$26]*([.$A31]-[.S$3])/(20-[.S$3])/([.S$2]+1);0));&quot;-&quot;)" office:value-type="string" office:string-value="-">
            <text:p>-</text:p>
          </table:table-cell>
          <table:table-cell table:style-name="ce537" table:formula="of:=IF(([.$A31]+1)/2&gt;=[.T$2];MAX(0;ROUND([.$N$26]*([.$A31]-[.T$3])/(20-[.T$3])/([.T$2]+1);0));&quot;-&quot;)" office:value-type="string" office:string-value="-">
            <text:p>-</text:p>
          </table:table-cell>
          <table:table-cell table:style-name="ce537" table:formula="of:=IF(([.$A31]+1)/2&gt;=[.U$2];MAX(0;ROUND([.$N$26]*([.$A31]-[.U$3])/(20-[.U$3])/([.U$2]+1);0));&quot;-&quot;)" office:value-type="string" office:string-value="-">
            <text:p>-</text:p>
          </table:table-cell>
          <table:table-cell table:style-name="ce537" table:formula="of:=IF(([.$A31]+1)/2&gt;=[.V$2];MAX(0;ROUND([.$N$26]*([.$A31]-[.V$3])/(20-[.V$3])/([.V$2]+1);0));&quot;-&quot;)" office:value-type="string" office:string-value="-">
            <text:p>-</text:p>
          </table:table-cell>
          <table:table-cell table:style-name="ce537" table:formula="of:=IF(([.$A31]+1)/2&gt;=[.W$2];MAX(0;ROUND([.$N$26]*([.$A31]-[.W$3])/(20-[.W$3])/([.W$2]+1);0));&quot;-&quot;)" office:value-type="string" office:string-value="-">
            <text:p>-</text:p>
          </table:table-cell>
          <table:table-cell table:style-name="ce541" table:formula="of:=IF(([.$A31]+1)/2&gt;=[.X$2];MAX(0;ROUND([.$N$26]*([.$A3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1)/2&gt;=[.C$2];MAX(0;ROUND([.$B$26]*([.$A32]-[.C$3])/(20-[.C$3])/([.C$2]+1);0));&quot;-&quot;)" office:value-type="float" office:value="2">
            <text:p>2</text:p>
          </table:table-cell>
          <table:table-cell table:style-name="ce537" table:formula="of:=IF(([.$A32]+1)/2&gt;=[.D$2];MAX(0;ROUND([.$B$26]*([.$A32]-[.D$3])/(20-[.D$3])/([.D$2]+1);0));&quot;-&quot;)" office:value-type="float" office:value="1">
            <text:p>1</text:p>
          </table:table-cell>
          <table:table-cell table:style-name="ce537" table:formula="of:=IF(([.$A32]+1)/2&gt;=[.E$2];MAX(0;ROUND([.$B$26]*([.$A32]-[.E$3])/(20-[.E$3])/([.E$2]+1);0));&quot;-&quot;)" office:value-type="float" office:value="0">
            <text:p>0</text:p>
          </table:table-cell>
          <table:table-cell table:style-name="ce537" table:formula="of:=IF(([.$A32]+1)/2&gt;=[.F$2];MAX(0;ROUND([.$B$26]*([.$A32]-[.F$3])/(20-[.F$3])/([.F$2]+1);0));&quot;-&quot;)" office:value-type="float" office:value="0">
            <text:p>0</text:p>
          </table:table-cell>
          <table:table-cell table:style-name="ce537" table:formula="of:=IF(([.$A32]+1)/2&gt;=[.G$2];MAX(0;ROUND([.$B$26]*([.$A32]-[.G$3])/(20-[.G$3])/([.G$2]+1);0));&quot;-&quot;)" office:value-type="string" office:string-value="-">
            <text:p>-</text:p>
          </table:table-cell>
          <table:table-cell table:style-name="ce537" table:formula="of:=IF(([.$A32]+1)/2&gt;=[.H$2];MAX(0;ROUND([.$B$26]*([.$A32]-[.H$3])/(20-[.H$3])/([.H$2]+1);0));&quot;-&quot;)" office:value-type="string" office:string-value="-">
            <text:p>-</text:p>
          </table:table-cell>
          <table:table-cell table:style-name="ce537" table:formula="of:=IF(([.$A32]+1)/2&gt;=[.I$2];MAX(0;ROUND([.$B$26]*([.$A32]-[.I$3])/(20-[.I$3])/([.I$2]+1);0));&quot;-&quot;)" office:value-type="string" office:string-value="-">
            <text:p>-</text:p>
          </table:table-cell>
          <table:table-cell table:style-name="ce537" table:formula="of:=IF(([.$A32]+1)/2&gt;=[.J$2];MAX(0;ROUND([.$B$26]*([.$A32]-[.J$3])/(20-[.J$3])/([.J$2]+1);0));&quot;-&quot;)" office:value-type="string" office:string-value="-">
            <text:p>-</text:p>
          </table:table-cell>
          <table:table-cell table:style-name="ce537" table:formula="of:=IF(([.$A32]+1)/2&gt;=[.K$2];MAX(0;ROUND([.$B$26]*([.$A32]-[.K$3])/(20-[.K$3])/([.K$2]+1);0));&quot;-&quot;)" office:value-type="string" office:string-value="-">
            <text:p>-</text:p>
          </table:table-cell>
          <table:table-cell table:style-name="ce541" table:formula="of:=IF(([.$A32]+1)/2&gt;=[.L$2];MAX(0;ROUND([.$B$26]*([.$A32]-[.L$3])/(20-[.L$3])/([.L$2]+1);0));&quot;-&quot;)" office:value-type="string" office:string-value="-">
            <text:p>-</text:p>
          </table:table-cell>
          <table:table-cell table:style-name="ce533" table:formula="of:=[.M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1)/2&gt;=[.O$2];MAX(0;ROUND([.$N$26]*([.$A32]-[.O$3])/(20-[.O$3])/([.O$2]+1);0));&quot;-&quot;)" office:value-type="float" office:value="2">
            <text:p>2</text:p>
          </table:table-cell>
          <table:table-cell table:style-name="ce537" table:formula="of:=IF(([.$A32]+1)/2&gt;=[.P$2];MAX(0;ROUND([.$N$26]*([.$A32]-[.P$3])/(20-[.P$3])/([.P$2]+1);0));&quot;-&quot;)" office:value-type="float" office:value="1">
            <text:p>1</text:p>
          </table:table-cell>
          <table:table-cell table:style-name="ce537" table:formula="of:=IF(([.$A32]+1)/2&gt;=[.Q$2];MAX(0;ROUND([.$N$26]*([.$A32]-[.Q$3])/(20-[.Q$3])/([.Q$2]+1);0));&quot;-&quot;)" office:value-type="float" office:value="0">
            <text:p>0</text:p>
          </table:table-cell>
          <table:table-cell table:style-name="ce537" table:formula="of:=IF(([.$A32]+1)/2&gt;=[.R$2];MAX(0;ROUND([.$N$26]*([.$A32]-[.R$3])/(20-[.R$3])/([.R$2]+1);0));&quot;-&quot;)" office:value-type="float" office:value="0">
            <text:p>0</text:p>
          </table:table-cell>
          <table:table-cell table:style-name="ce537" table:formula="of:=IF(([.$A32]+1)/2&gt;=[.S$2];MAX(0;ROUND([.$N$26]*([.$A32]-[.S$3])/(20-[.S$3])/([.S$2]+1);0));&quot;-&quot;)" office:value-type="string" office:string-value="-">
            <text:p>-</text:p>
          </table:table-cell>
          <table:table-cell table:style-name="ce537" table:formula="of:=IF(([.$A32]+1)/2&gt;=[.T$2];MAX(0;ROUND([.$N$26]*([.$A32]-[.T$3])/(20-[.T$3])/([.T$2]+1);0));&quot;-&quot;)" office:value-type="string" office:string-value="-">
            <text:p>-</text:p>
          </table:table-cell>
          <table:table-cell table:style-name="ce537" table:formula="of:=IF(([.$A32]+1)/2&gt;=[.U$2];MAX(0;ROUND([.$N$26]*([.$A32]-[.U$3])/(20-[.U$3])/([.U$2]+1);0));&quot;-&quot;)" office:value-type="string" office:string-value="-">
            <text:p>-</text:p>
          </table:table-cell>
          <table:table-cell table:style-name="ce537" table:formula="of:=IF(([.$A32]+1)/2&gt;=[.V$2];MAX(0;ROUND([.$N$26]*([.$A32]-[.V$3])/(20-[.V$3])/([.V$2]+1);0));&quot;-&quot;)" office:value-type="string" office:string-value="-">
            <text:p>-</text:p>
          </table:table-cell>
          <table:table-cell table:style-name="ce537" table:formula="of:=IF(([.$A32]+1)/2&gt;=[.W$2];MAX(0;ROUND([.$N$26]*([.$A32]-[.W$3])/(20-[.W$3])/([.W$2]+1);0));&quot;-&quot;)" office:value-type="string" office:string-value="-">
            <text:p>-</text:p>
          </table:table-cell>
          <table:table-cell table:style-name="ce541" table:formula="of:=IF(([.$A32]+1)/2&gt;=[.X$2];MAX(0;ROUND([.$N$26]*([.$A3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1)/2&gt;=[.C$2];MAX(0;ROUND([.$B$26]*([.$A33]-[.C$3])/(20-[.C$3])/([.C$2]+1);0));&quot;-&quot;)" office:value-type="float" office:value="2">
            <text:p>2</text:p>
          </table:table-cell>
          <table:table-cell table:style-name="ce537" table:formula="of:=IF(([.$A33]+1)/2&gt;=[.D$2];MAX(0;ROUND([.$B$26]*([.$A33]-[.D$3])/(20-[.D$3])/([.D$2]+1);0));&quot;-&quot;)" office:value-type="float" office:value="1">
            <text:p>1</text:p>
          </table:table-cell>
          <table:table-cell table:style-name="ce537" table:formula="of:=IF(([.$A33]+1)/2&gt;=[.E$2];MAX(0;ROUND([.$B$26]*([.$A33]-[.E$3])/(20-[.E$3])/([.E$2]+1);0));&quot;-&quot;)" office:value-type="float" office:value="0">
            <text:p>0</text:p>
          </table:table-cell>
          <table:table-cell table:style-name="ce537" table:formula="of:=IF(([.$A33]+1)/2&gt;=[.F$2];MAX(0;ROUND([.$B$26]*([.$A33]-[.F$3])/(20-[.F$3])/([.F$2]+1);0));&quot;-&quot;)" office:value-type="float" office:value="0">
            <text:p>0</text:p>
          </table:table-cell>
          <table:table-cell table:style-name="ce537" table:formula="of:=IF(([.$A33]+1)/2&gt;=[.G$2];MAX(0;ROUND([.$B$26]*([.$A33]-[.G$3])/(20-[.G$3])/([.G$2]+1);0));&quot;-&quot;)" office:value-type="string" office:string-value="-">
            <text:p>-</text:p>
          </table:table-cell>
          <table:table-cell table:style-name="ce537" table:formula="of:=IF(([.$A33]+1)/2&gt;=[.H$2];MAX(0;ROUND([.$B$26]*([.$A33]-[.H$3])/(20-[.H$3])/([.H$2]+1);0));&quot;-&quot;)" office:value-type="string" office:string-value="-">
            <text:p>-</text:p>
          </table:table-cell>
          <table:table-cell table:style-name="ce537" table:formula="of:=IF(([.$A33]+1)/2&gt;=[.I$2];MAX(0;ROUND([.$B$26]*([.$A33]-[.I$3])/(20-[.I$3])/([.I$2]+1);0));&quot;-&quot;)" office:value-type="string" office:string-value="-">
            <text:p>-</text:p>
          </table:table-cell>
          <table:table-cell table:style-name="ce537" table:formula="of:=IF(([.$A33]+1)/2&gt;=[.J$2];MAX(0;ROUND([.$B$26]*([.$A33]-[.J$3])/(20-[.J$3])/([.J$2]+1);0));&quot;-&quot;)" office:value-type="string" office:string-value="-">
            <text:p>-</text:p>
          </table:table-cell>
          <table:table-cell table:style-name="ce537" table:formula="of:=IF(([.$A33]+1)/2&gt;=[.K$2];MAX(0;ROUND([.$B$26]*([.$A33]-[.K$3])/(20-[.K$3])/([.K$2]+1);0));&quot;-&quot;)" office:value-type="string" office:string-value="-">
            <text:p>-</text:p>
          </table:table-cell>
          <table:table-cell table:style-name="ce541" table:formula="of:=IF(([.$A33]+1)/2&gt;=[.L$2];MAX(0;ROUND([.$B$26]*([.$A33]-[.L$3])/(20-[.L$3])/([.L$2]+1);0));&quot;-&quot;)" office:value-type="string" office:string-value="-">
            <text:p>-</text:p>
          </table:table-cell>
          <table:table-cell table:style-name="ce533" table:formula="of:=[.M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1)/2&gt;=[.O$2];MAX(0;ROUND([.$N$26]*([.$A33]-[.O$3])/(20-[.O$3])/([.O$2]+1);0));&quot;-&quot;)" office:value-type="float" office:value="3">
            <text:p>3</text:p>
          </table:table-cell>
          <table:table-cell table:style-name="ce537" table:formula="of:=IF(([.$A33]+1)/2&gt;=[.P$2];MAX(0;ROUND([.$N$26]*([.$A33]-[.P$3])/(20-[.P$3])/([.P$2]+1);0));&quot;-&quot;)" office:value-type="float" office:value="1">
            <text:p>1</text:p>
          </table:table-cell>
          <table:table-cell table:style-name="ce537" table:formula="of:=IF(([.$A33]+1)/2&gt;=[.Q$2];MAX(0;ROUND([.$N$26]*([.$A33]-[.Q$3])/(20-[.Q$3])/([.Q$2]+1);0));&quot;-&quot;)" office:value-type="float" office:value="0">
            <text:p>0</text:p>
          </table:table-cell>
          <table:table-cell table:style-name="ce537" table:formula="of:=IF(([.$A33]+1)/2&gt;=[.R$2];MAX(0;ROUND([.$N$26]*([.$A33]-[.R$3])/(20-[.R$3])/([.R$2]+1);0));&quot;-&quot;)" office:value-type="float" office:value="0">
            <text:p>0</text:p>
          </table:table-cell>
          <table:table-cell table:style-name="ce537" table:formula="of:=IF(([.$A33]+1)/2&gt;=[.S$2];MAX(0;ROUND([.$N$26]*([.$A33]-[.S$3])/(20-[.S$3])/([.S$2]+1);0));&quot;-&quot;)" office:value-type="string" office:string-value="-">
            <text:p>-</text:p>
          </table:table-cell>
          <table:table-cell table:style-name="ce537" table:formula="of:=IF(([.$A33]+1)/2&gt;=[.T$2];MAX(0;ROUND([.$N$26]*([.$A33]-[.T$3])/(20-[.T$3])/([.T$2]+1);0));&quot;-&quot;)" office:value-type="string" office:string-value="-">
            <text:p>-</text:p>
          </table:table-cell>
          <table:table-cell table:style-name="ce537" table:formula="of:=IF(([.$A33]+1)/2&gt;=[.U$2];MAX(0;ROUND([.$N$26]*([.$A33]-[.U$3])/(20-[.U$3])/([.U$2]+1);0));&quot;-&quot;)" office:value-type="string" office:string-value="-">
            <text:p>-</text:p>
          </table:table-cell>
          <table:table-cell table:style-name="ce537" table:formula="of:=IF(([.$A33]+1)/2&gt;=[.V$2];MAX(0;ROUND([.$N$26]*([.$A33]-[.V$3])/(20-[.V$3])/([.V$2]+1);0));&quot;-&quot;)" office:value-type="string" office:string-value="-">
            <text:p>-</text:p>
          </table:table-cell>
          <table:table-cell table:style-name="ce537" table:formula="of:=IF(([.$A33]+1)/2&gt;=[.W$2];MAX(0;ROUND([.$N$26]*([.$A33]-[.W$3])/(20-[.W$3])/([.W$2]+1);0));&quot;-&quot;)" office:value-type="string" office:string-value="-">
            <text:p>-</text:p>
          </table:table-cell>
          <table:table-cell table:style-name="ce541" table:formula="of:=IF(([.$A33]+1)/2&gt;=[.X$2];MAX(0;ROUND([.$N$26]*([.$A3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1)/2&gt;=[.C$2];MAX(0;ROUND([.$B$26]*([.$A34]-[.C$3])/(20-[.C$3])/([.C$2]+1);0));&quot;-&quot;)" office:value-type="float" office:value="3">
            <text:p>3</text:p>
          </table:table-cell>
          <table:table-cell table:style-name="ce537" table:formula="of:=IF(([.$A34]+1)/2&gt;=[.D$2];MAX(0;ROUND([.$B$26]*([.$A34]-[.D$3])/(20-[.D$3])/([.D$2]+1);0));&quot;-&quot;)" office:value-type="float" office:value="1">
            <text:p>1</text:p>
          </table:table-cell>
          <table:table-cell table:style-name="ce537" table:formula="of:=IF(([.$A34]+1)/2&gt;=[.E$2];MAX(0;ROUND([.$B$26]*([.$A34]-[.E$3])/(20-[.E$3])/([.E$2]+1);0));&quot;-&quot;)" office:value-type="float" office:value="1">
            <text:p>1</text:p>
          </table:table-cell>
          <table:table-cell table:style-name="ce537" table:formula="of:=IF(([.$A34]+1)/2&gt;=[.F$2];MAX(0;ROUND([.$B$26]*([.$A34]-[.F$3])/(20-[.F$3])/([.F$2]+1);0));&quot;-&quot;)" office:value-type="float" office:value="0">
            <text:p>0</text:p>
          </table:table-cell>
          <table:table-cell table:style-name="ce537" table:formula="of:=IF(([.$A34]+1)/2&gt;=[.G$2];MAX(0;ROUND([.$B$26]*([.$A34]-[.G$3])/(20-[.G$3])/([.G$2]+1);0));&quot;-&quot;)" office:value-type="float" office:value="0">
            <text:p>0</text:p>
          </table:table-cell>
          <table:table-cell table:style-name="ce537" table:formula="of:=IF(([.$A34]+1)/2&gt;=[.H$2];MAX(0;ROUND([.$B$26]*([.$A34]-[.H$3])/(20-[.H$3])/([.H$2]+1);0));&quot;-&quot;)" office:value-type="string" office:string-value="-">
            <text:p>-</text:p>
          </table:table-cell>
          <table:table-cell table:style-name="ce537" table:formula="of:=IF(([.$A34]+1)/2&gt;=[.I$2];MAX(0;ROUND([.$B$26]*([.$A34]-[.I$3])/(20-[.I$3])/([.I$2]+1);0));&quot;-&quot;)" office:value-type="string" office:string-value="-">
            <text:p>-</text:p>
          </table:table-cell>
          <table:table-cell table:style-name="ce537" table:formula="of:=IF(([.$A34]+1)/2&gt;=[.J$2];MAX(0;ROUND([.$B$26]*([.$A34]-[.J$3])/(20-[.J$3])/([.J$2]+1);0));&quot;-&quot;)" office:value-type="string" office:string-value="-">
            <text:p>-</text:p>
          </table:table-cell>
          <table:table-cell table:style-name="ce537" table:formula="of:=IF(([.$A34]+1)/2&gt;=[.K$2];MAX(0;ROUND([.$B$26]*([.$A34]-[.K$3])/(20-[.K$3])/([.K$2]+1);0));&quot;-&quot;)" office:value-type="string" office:string-value="-">
            <text:p>-</text:p>
          </table:table-cell>
          <table:table-cell table:style-name="ce541" table:formula="of:=IF(([.$A34]+1)/2&gt;=[.L$2];MAX(0;ROUND([.$B$26]*([.$A34]-[.L$3])/(20-[.L$3])/([.L$2]+1);0));&quot;-&quot;)" office:value-type="string" office:string-value="-">
            <text:p>-</text:p>
          </table:table-cell>
          <table:table-cell table:style-name="ce533" table:formula="of:=[.M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1)/2&gt;=[.O$2];MAX(0;ROUND([.$N$26]*([.$A34]-[.O$3])/(20-[.O$3])/([.O$2]+1);0));&quot;-&quot;)" office:value-type="float" office:value="3">
            <text:p>3</text:p>
          </table:table-cell>
          <table:table-cell table:style-name="ce537" table:formula="of:=IF(([.$A34]+1)/2&gt;=[.P$2];MAX(0;ROUND([.$N$26]*([.$A34]-[.P$3])/(20-[.P$3])/([.P$2]+1);0));&quot;-&quot;)" office:value-type="float" office:value="1">
            <text:p>1</text:p>
          </table:table-cell>
          <table:table-cell table:style-name="ce537" table:formula="of:=IF(([.$A34]+1)/2&gt;=[.Q$2];MAX(0;ROUND([.$N$26]*([.$A34]-[.Q$3])/(20-[.Q$3])/([.Q$2]+1);0));&quot;-&quot;)" office:value-type="float" office:value="1">
            <text:p>1</text:p>
          </table:table-cell>
          <table:table-cell table:style-name="ce537" table:formula="of:=IF(([.$A34]+1)/2&gt;=[.R$2];MAX(0;ROUND([.$N$26]*([.$A34]-[.R$3])/(20-[.R$3])/([.R$2]+1);0));&quot;-&quot;)" office:value-type="float" office:value="0">
            <text:p>0</text:p>
          </table:table-cell>
          <table:table-cell table:style-name="ce537" table:formula="of:=IF(([.$A34]+1)/2&gt;=[.S$2];MAX(0;ROUND([.$N$26]*([.$A34]-[.S$3])/(20-[.S$3])/([.S$2]+1);0));&quot;-&quot;)" office:value-type="float" office:value="0">
            <text:p>0</text:p>
          </table:table-cell>
          <table:table-cell table:style-name="ce537" table:formula="of:=IF(([.$A34]+1)/2&gt;=[.T$2];MAX(0;ROUND([.$N$26]*([.$A34]-[.T$3])/(20-[.T$3])/([.T$2]+1);0));&quot;-&quot;)" office:value-type="string" office:string-value="-">
            <text:p>-</text:p>
          </table:table-cell>
          <table:table-cell table:style-name="ce537" table:formula="of:=IF(([.$A34]+1)/2&gt;=[.U$2];MAX(0;ROUND([.$N$26]*([.$A34]-[.U$3])/(20-[.U$3])/([.U$2]+1);0));&quot;-&quot;)" office:value-type="string" office:string-value="-">
            <text:p>-</text:p>
          </table:table-cell>
          <table:table-cell table:style-name="ce537" table:formula="of:=IF(([.$A34]+1)/2&gt;=[.V$2];MAX(0;ROUND([.$N$26]*([.$A34]-[.V$3])/(20-[.V$3])/([.V$2]+1);0));&quot;-&quot;)" office:value-type="string" office:string-value="-">
            <text:p>-</text:p>
          </table:table-cell>
          <table:table-cell table:style-name="ce537" table:formula="of:=IF(([.$A34]+1)/2&gt;=[.W$2];MAX(0;ROUND([.$N$26]*([.$A34]-[.W$3])/(20-[.W$3])/([.W$2]+1);0));&quot;-&quot;)" office:value-type="string" office:string-value="-">
            <text:p>-</text:p>
          </table:table-cell>
          <table:table-cell table:style-name="ce541" table:formula="of:=IF(([.$A34]+1)/2&gt;=[.X$2];MAX(0;ROUND([.$N$26]*([.$A3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1)/2&gt;=[.C$2];MAX(0;ROUND([.$B$26]*([.$A35]-[.C$3])/(20-[.C$3])/([.C$2]+1);0));&quot;-&quot;)" office:value-type="float" office:value="3">
            <text:p>3</text:p>
          </table:table-cell>
          <table:table-cell table:style-name="ce537" table:formula="of:=IF(([.$A35]+1)/2&gt;=[.D$2];MAX(0;ROUND([.$B$26]*([.$A35]-[.D$3])/(20-[.D$3])/([.D$2]+1);0));&quot;-&quot;)" office:value-type="float" office:value="1">
            <text:p>1</text:p>
          </table:table-cell>
          <table:table-cell table:style-name="ce537" table:formula="of:=IF(([.$A35]+1)/2&gt;=[.E$2];MAX(0;ROUND([.$B$26]*([.$A35]-[.E$3])/(20-[.E$3])/([.E$2]+1);0));&quot;-&quot;)" office:value-type="float" office:value="1">
            <text:p>1</text:p>
          </table:table-cell>
          <table:table-cell table:style-name="ce537" table:formula="of:=IF(([.$A35]+1)/2&gt;=[.F$2];MAX(0;ROUND([.$B$26]*([.$A35]-[.F$3])/(20-[.F$3])/([.F$2]+1);0));&quot;-&quot;)" office:value-type="float" office:value="0">
            <text:p>0</text:p>
          </table:table-cell>
          <table:table-cell table:style-name="ce537" table:formula="of:=IF(([.$A35]+1)/2&gt;=[.G$2];MAX(0;ROUND([.$B$26]*([.$A35]-[.G$3])/(20-[.G$3])/([.G$2]+1);0));&quot;-&quot;)" office:value-type="float" office:value="0">
            <text:p>0</text:p>
          </table:table-cell>
          <table:table-cell table:style-name="ce537" table:formula="of:=IF(([.$A35]+1)/2&gt;=[.H$2];MAX(0;ROUND([.$B$26]*([.$A35]-[.H$3])/(20-[.H$3])/([.H$2]+1);0));&quot;-&quot;)" office:value-type="string" office:string-value="-">
            <text:p>-</text:p>
          </table:table-cell>
          <table:table-cell table:style-name="ce537" table:formula="of:=IF(([.$A35]+1)/2&gt;=[.I$2];MAX(0;ROUND([.$B$26]*([.$A35]-[.I$3])/(20-[.I$3])/([.I$2]+1);0));&quot;-&quot;)" office:value-type="string" office:string-value="-">
            <text:p>-</text:p>
          </table:table-cell>
          <table:table-cell table:style-name="ce537" table:formula="of:=IF(([.$A35]+1)/2&gt;=[.J$2];MAX(0;ROUND([.$B$26]*([.$A35]-[.J$3])/(20-[.J$3])/([.J$2]+1);0));&quot;-&quot;)" office:value-type="string" office:string-value="-">
            <text:p>-</text:p>
          </table:table-cell>
          <table:table-cell table:style-name="ce537" table:formula="of:=IF(([.$A35]+1)/2&gt;=[.K$2];MAX(0;ROUND([.$B$26]*([.$A35]-[.K$3])/(20-[.K$3])/([.K$2]+1);0));&quot;-&quot;)" office:value-type="string" office:string-value="-">
            <text:p>-</text:p>
          </table:table-cell>
          <table:table-cell table:style-name="ce541" table:formula="of:=IF(([.$A35]+1)/2&gt;=[.L$2];MAX(0;ROUND([.$B$26]*([.$A35]-[.L$3])/(20-[.L$3])/([.L$2]+1);0));&quot;-&quot;)" office:value-type="string" office:string-value="-">
            <text:p>-</text:p>
          </table:table-cell>
          <table:table-cell table:style-name="ce533" table:formula="of:=[.M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1)/2&gt;=[.O$2];MAX(0;ROUND([.$N$26]*([.$A35]-[.O$3])/(20-[.O$3])/([.O$2]+1);0));&quot;-&quot;)" office:value-type="float" office:value="3">
            <text:p>3</text:p>
          </table:table-cell>
          <table:table-cell table:style-name="ce537" table:formula="of:=IF(([.$A35]+1)/2&gt;=[.P$2];MAX(0;ROUND([.$N$26]*([.$A35]-[.P$3])/(20-[.P$3])/([.P$2]+1);0));&quot;-&quot;)" office:value-type="float" office:value="1">
            <text:p>1</text:p>
          </table:table-cell>
          <table:table-cell table:style-name="ce537" table:formula="of:=IF(([.$A35]+1)/2&gt;=[.Q$2];MAX(0;ROUND([.$N$26]*([.$A35]-[.Q$3])/(20-[.Q$3])/([.Q$2]+1);0));&quot;-&quot;)" office:value-type="float" office:value="1">
            <text:p>1</text:p>
          </table:table-cell>
          <table:table-cell table:style-name="ce537" table:formula="of:=IF(([.$A35]+1)/2&gt;=[.R$2];MAX(0;ROUND([.$N$26]*([.$A35]-[.R$3])/(20-[.R$3])/([.R$2]+1);0));&quot;-&quot;)" office:value-type="float" office:value="0">
            <text:p>0</text:p>
          </table:table-cell>
          <table:table-cell table:style-name="ce537" table:formula="of:=IF(([.$A35]+1)/2&gt;=[.S$2];MAX(0;ROUND([.$N$26]*([.$A35]-[.S$3])/(20-[.S$3])/([.S$2]+1);0));&quot;-&quot;)" office:value-type="float" office:value="0">
            <text:p>0</text:p>
          </table:table-cell>
          <table:table-cell table:style-name="ce537" table:formula="of:=IF(([.$A35]+1)/2&gt;=[.T$2];MAX(0;ROUND([.$N$26]*([.$A35]-[.T$3])/(20-[.T$3])/([.T$2]+1);0));&quot;-&quot;)" office:value-type="string" office:string-value="-">
            <text:p>-</text:p>
          </table:table-cell>
          <table:table-cell table:style-name="ce537" table:formula="of:=IF(([.$A35]+1)/2&gt;=[.U$2];MAX(0;ROUND([.$N$26]*([.$A35]-[.U$3])/(20-[.U$3])/([.U$2]+1);0));&quot;-&quot;)" office:value-type="string" office:string-value="-">
            <text:p>-</text:p>
          </table:table-cell>
          <table:table-cell table:style-name="ce537" table:formula="of:=IF(([.$A35]+1)/2&gt;=[.V$2];MAX(0;ROUND([.$N$26]*([.$A35]-[.V$3])/(20-[.V$3])/([.V$2]+1);0));&quot;-&quot;)" office:value-type="string" office:string-value="-">
            <text:p>-</text:p>
          </table:table-cell>
          <table:table-cell table:style-name="ce537" table:formula="of:=IF(([.$A35]+1)/2&gt;=[.W$2];MAX(0;ROUND([.$N$26]*([.$A35]-[.W$3])/(20-[.W$3])/([.W$2]+1);0));&quot;-&quot;)" office:value-type="string" office:string-value="-">
            <text:p>-</text:p>
          </table:table-cell>
          <table:table-cell table:style-name="ce541" table:formula="of:=IF(([.$A35]+1)/2&gt;=[.X$2];MAX(0;ROUND([.$N$26]*([.$A3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1)/2&gt;=[.C$2];MAX(0;ROUND([.$B$26]*([.$A36]-[.C$3])/(20-[.C$3])/([.C$2]+1);0));&quot;-&quot;)" office:value-type="float" office:value="3">
            <text:p>3</text:p>
          </table:table-cell>
          <table:table-cell table:style-name="ce537" table:formula="of:=IF(([.$A36]+1)/2&gt;=[.D$2];MAX(0;ROUND([.$B$26]*([.$A36]-[.D$3])/(20-[.D$3])/([.D$2]+1);0));&quot;-&quot;)" office:value-type="float" office:value="1">
            <text:p>1</text:p>
          </table:table-cell>
          <table:table-cell table:style-name="ce537" table:formula="of:=IF(([.$A36]+1)/2&gt;=[.E$2];MAX(0;ROUND([.$B$26]*([.$A36]-[.E$3])/(20-[.E$3])/([.E$2]+1);0));&quot;-&quot;)" office:value-type="float" office:value="1">
            <text:p>1</text:p>
          </table:table-cell>
          <table:table-cell table:style-name="ce537" table:formula="of:=IF(([.$A36]+1)/2&gt;=[.F$2];MAX(0;ROUND([.$B$26]*([.$A36]-[.F$3])/(20-[.F$3])/([.F$2]+1);0));&quot;-&quot;)" office:value-type="float" office:value="0">
            <text:p>0</text:p>
          </table:table-cell>
          <table:table-cell table:style-name="ce537" table:formula="of:=IF(([.$A36]+1)/2&gt;=[.G$2];MAX(0;ROUND([.$B$26]*([.$A36]-[.G$3])/(20-[.G$3])/([.G$2]+1);0));&quot;-&quot;)" office:value-type="float" office:value="0">
            <text:p>0</text:p>
          </table:table-cell>
          <table:table-cell table:style-name="ce537" table:formula="of:=IF(([.$A36]+1)/2&gt;=[.H$2];MAX(0;ROUND([.$B$26]*([.$A36]-[.H$3])/(20-[.H$3])/([.H$2]+1);0));&quot;-&quot;)" office:value-type="float" office:value="0">
            <text:p>0</text:p>
          </table:table-cell>
          <table:table-cell table:style-name="ce537" table:formula="of:=IF(([.$A36]+1)/2&gt;=[.I$2];MAX(0;ROUND([.$B$26]*([.$A36]-[.I$3])/(20-[.I$3])/([.I$2]+1);0));&quot;-&quot;)" office:value-type="string" office:string-value="-">
            <text:p>-</text:p>
          </table:table-cell>
          <table:table-cell table:style-name="ce537" table:formula="of:=IF(([.$A36]+1)/2&gt;=[.J$2];MAX(0;ROUND([.$B$26]*([.$A36]-[.J$3])/(20-[.J$3])/([.J$2]+1);0));&quot;-&quot;)" office:value-type="string" office:string-value="-">
            <text:p>-</text:p>
          </table:table-cell>
          <table:table-cell table:style-name="ce537" table:formula="of:=IF(([.$A36]+1)/2&gt;=[.K$2];MAX(0;ROUND([.$B$26]*([.$A36]-[.K$3])/(20-[.K$3])/([.K$2]+1);0));&quot;-&quot;)" office:value-type="string" office:string-value="-">
            <text:p>-</text:p>
          </table:table-cell>
          <table:table-cell table:style-name="ce541" table:formula="of:=IF(([.$A36]+1)/2&gt;=[.L$2];MAX(0;ROUND([.$B$26]*([.$A36]-[.L$3])/(20-[.L$3])/([.L$2]+1);0));&quot;-&quot;)" office:value-type="string" office:string-value="-">
            <text:p>-</text:p>
          </table:table-cell>
          <table:table-cell table:style-name="ce533" table:formula="of:=[.M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1)/2&gt;=[.O$2];MAX(0;ROUND([.$N$26]*([.$A36]-[.O$3])/(20-[.O$3])/([.O$2]+1);0));&quot;-&quot;)" office:value-type="float" office:value="4">
            <text:p>4</text:p>
          </table:table-cell>
          <table:table-cell table:style-name="ce537" table:formula="of:=IF(([.$A36]+1)/2&gt;=[.P$2];MAX(0;ROUND([.$N$26]*([.$A36]-[.P$3])/(20-[.P$3])/([.P$2]+1);0));&quot;-&quot;)" office:value-type="float" office:value="2">
            <text:p>2</text:p>
          </table:table-cell>
          <table:table-cell table:style-name="ce537" table:formula="of:=IF(([.$A36]+1)/2&gt;=[.Q$2];MAX(0;ROUND([.$N$26]*([.$A36]-[.Q$3])/(20-[.Q$3])/([.Q$2]+1);0));&quot;-&quot;)" office:value-type="float" office:value="1">
            <text:p>1</text:p>
          </table:table-cell>
          <table:table-cell table:style-name="ce537" table:formula="of:=IF(([.$A36]+1)/2&gt;=[.R$2];MAX(0;ROUND([.$N$26]*([.$A36]-[.R$3])/(20-[.R$3])/([.R$2]+1);0));&quot;-&quot;)" office:value-type="float" office:value="1">
            <text:p>1</text:p>
          </table:table-cell>
          <table:table-cell table:style-name="ce537" table:formula="of:=IF(([.$A36]+1)/2&gt;=[.S$2];MAX(0;ROUND([.$N$26]*([.$A36]-[.S$3])/(20-[.S$3])/([.S$2]+1);0));&quot;-&quot;)" office:value-type="float" office:value="0">
            <text:p>0</text:p>
          </table:table-cell>
          <table:table-cell table:style-name="ce537" table:formula="of:=IF(([.$A36]+1)/2&gt;=[.T$2];MAX(0;ROUND([.$N$26]*([.$A36]-[.T$3])/(20-[.T$3])/([.T$2]+1);0));&quot;-&quot;)" office:value-type="float" office:value="0">
            <text:p>0</text:p>
          </table:table-cell>
          <table:table-cell table:style-name="ce537" table:formula="of:=IF(([.$A36]+1)/2&gt;=[.U$2];MAX(0;ROUND([.$N$26]*([.$A36]-[.U$3])/(20-[.U$3])/([.U$2]+1);0));&quot;-&quot;)" office:value-type="string" office:string-value="-">
            <text:p>-</text:p>
          </table:table-cell>
          <table:table-cell table:style-name="ce537" table:formula="of:=IF(([.$A36]+1)/2&gt;=[.V$2];MAX(0;ROUND([.$N$26]*([.$A36]-[.V$3])/(20-[.V$3])/([.V$2]+1);0));&quot;-&quot;)" office:value-type="string" office:string-value="-">
            <text:p>-</text:p>
          </table:table-cell>
          <table:table-cell table:style-name="ce537" table:formula="of:=IF(([.$A36]+1)/2&gt;=[.W$2];MAX(0;ROUND([.$N$26]*([.$A36]-[.W$3])/(20-[.W$3])/([.W$2]+1);0));&quot;-&quot;)" office:value-type="string" office:string-value="-">
            <text:p>-</text:p>
          </table:table-cell>
          <table:table-cell table:style-name="ce541" table:formula="of:=IF(([.$A36]+1)/2&gt;=[.X$2];MAX(0;ROUND([.$N$26]*([.$A3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1)/2&gt;=[.C$2];MAX(0;ROUND([.$B$26]*([.$A37]-[.C$3])/(20-[.C$3])/([.C$2]+1);0));&quot;-&quot;)" office:value-type="float" office:value="4">
            <text:p>4</text:p>
          </table:table-cell>
          <table:table-cell table:style-name="ce537" table:formula="of:=IF(([.$A37]+1)/2&gt;=[.D$2];MAX(0;ROUND([.$B$26]*([.$A37]-[.D$3])/(20-[.D$3])/([.D$2]+1);0));&quot;-&quot;)" office:value-type="float" office:value="2">
            <text:p>2</text:p>
          </table:table-cell>
          <table:table-cell table:style-name="ce537" table:formula="of:=IF(([.$A37]+1)/2&gt;=[.E$2];MAX(0;ROUND([.$B$26]*([.$A37]-[.E$3])/(20-[.E$3])/([.E$2]+1);0));&quot;-&quot;)" office:value-type="float" office:value="1">
            <text:p>1</text:p>
          </table:table-cell>
          <table:table-cell table:style-name="ce537" table:formula="of:=IF(([.$A37]+1)/2&gt;=[.F$2];MAX(0;ROUND([.$B$26]*([.$A37]-[.F$3])/(20-[.F$3])/([.F$2]+1);0));&quot;-&quot;)" office:value-type="float" office:value="1">
            <text:p>1</text:p>
          </table:table-cell>
          <table:table-cell table:style-name="ce537" table:formula="of:=IF(([.$A37]+1)/2&gt;=[.G$2];MAX(0;ROUND([.$B$26]*([.$A37]-[.G$3])/(20-[.G$3])/([.G$2]+1);0));&quot;-&quot;)" office:value-type="float" office:value="0">
            <text:p>0</text:p>
          </table:table-cell>
          <table:table-cell table:style-name="ce537" table:formula="of:=IF(([.$A37]+1)/2&gt;=[.H$2];MAX(0;ROUND([.$B$26]*([.$A37]-[.H$3])/(20-[.H$3])/([.H$2]+1);0));&quot;-&quot;)" office:value-type="float" office:value="0">
            <text:p>0</text:p>
          </table:table-cell>
          <table:table-cell table:style-name="ce537" table:formula="of:=IF(([.$A37]+1)/2&gt;=[.I$2];MAX(0;ROUND([.$B$26]*([.$A37]-[.I$3])/(20-[.I$3])/([.I$2]+1);0));&quot;-&quot;)" office:value-type="string" office:string-value="-">
            <text:p>-</text:p>
          </table:table-cell>
          <table:table-cell table:style-name="ce537" table:formula="of:=IF(([.$A37]+1)/2&gt;=[.J$2];MAX(0;ROUND([.$B$26]*([.$A37]-[.J$3])/(20-[.J$3])/([.J$2]+1);0));&quot;-&quot;)" office:value-type="string" office:string-value="-">
            <text:p>-</text:p>
          </table:table-cell>
          <table:table-cell table:style-name="ce537" table:formula="of:=IF(([.$A37]+1)/2&gt;=[.K$2];MAX(0;ROUND([.$B$26]*([.$A37]-[.K$3])/(20-[.K$3])/([.K$2]+1);0));&quot;-&quot;)" office:value-type="string" office:string-value="-">
            <text:p>-</text:p>
          </table:table-cell>
          <table:table-cell table:style-name="ce541" table:formula="of:=IF(([.$A37]+1)/2&gt;=[.L$2];MAX(0;ROUND([.$B$26]*([.$A37]-[.L$3])/(20-[.L$3])/([.L$2]+1);0));&quot;-&quot;)" office:value-type="string" office:string-value="-">
            <text:p>-</text:p>
          </table:table-cell>
          <table:table-cell table:style-name="ce533" table:formula="of:=[.M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1)/2&gt;=[.O$2];MAX(0;ROUND([.$N$26]*([.$A37]-[.O$3])/(20-[.O$3])/([.O$2]+1);0));&quot;-&quot;)" office:value-type="float" office:value="4">
            <text:p>4</text:p>
          </table:table-cell>
          <table:table-cell table:style-name="ce537" table:formula="of:=IF(([.$A37]+1)/2&gt;=[.P$2];MAX(0;ROUND([.$N$26]*([.$A37]-[.P$3])/(20-[.P$3])/([.P$2]+1);0));&quot;-&quot;)" office:value-type="float" office:value="2">
            <text:p>2</text:p>
          </table:table-cell>
          <table:table-cell table:style-name="ce537" table:formula="of:=IF(([.$A37]+1)/2&gt;=[.Q$2];MAX(0;ROUND([.$N$26]*([.$A37]-[.Q$3])/(20-[.Q$3])/([.Q$2]+1);0));&quot;-&quot;)" office:value-type="float" office:value="1">
            <text:p>1</text:p>
          </table:table-cell>
          <table:table-cell table:style-name="ce537" table:formula="of:=IF(([.$A37]+1)/2&gt;=[.R$2];MAX(0;ROUND([.$N$26]*([.$A37]-[.R$3])/(20-[.R$3])/([.R$2]+1);0));&quot;-&quot;)" office:value-type="float" office:value="1">
            <text:p>1</text:p>
          </table:table-cell>
          <table:table-cell table:style-name="ce537" table:formula="of:=IF(([.$A37]+1)/2&gt;=[.S$2];MAX(0;ROUND([.$N$26]*([.$A37]-[.S$3])/(20-[.S$3])/([.S$2]+1);0));&quot;-&quot;)" office:value-type="float" office:value="0">
            <text:p>0</text:p>
          </table:table-cell>
          <table:table-cell table:style-name="ce537" table:formula="of:=IF(([.$A37]+1)/2&gt;=[.T$2];MAX(0;ROUND([.$N$26]*([.$A37]-[.T$3])/(20-[.T$3])/([.T$2]+1);0));&quot;-&quot;)" office:value-type="float" office:value="0">
            <text:p>0</text:p>
          </table:table-cell>
          <table:table-cell table:style-name="ce537" table:formula="of:=IF(([.$A37]+1)/2&gt;=[.U$2];MAX(0;ROUND([.$N$26]*([.$A37]-[.U$3])/(20-[.U$3])/([.U$2]+1);0));&quot;-&quot;)" office:value-type="string" office:string-value="-">
            <text:p>-</text:p>
          </table:table-cell>
          <table:table-cell table:style-name="ce537" table:formula="of:=IF(([.$A37]+1)/2&gt;=[.V$2];MAX(0;ROUND([.$N$26]*([.$A37]-[.V$3])/(20-[.V$3])/([.V$2]+1);0));&quot;-&quot;)" office:value-type="string" office:string-value="-">
            <text:p>-</text:p>
          </table:table-cell>
          <table:table-cell table:style-name="ce537" table:formula="of:=IF(([.$A37]+1)/2&gt;=[.W$2];MAX(0;ROUND([.$N$26]*([.$A37]-[.W$3])/(20-[.W$3])/([.W$2]+1);0));&quot;-&quot;)" office:value-type="string" office:string-value="-">
            <text:p>-</text:p>
          </table:table-cell>
          <table:table-cell table:style-name="ce541" table:formula="of:=IF(([.$A37]+1)/2&gt;=[.X$2];MAX(0;ROUND([.$N$26]*([.$A3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1)/2&gt;=[.C$2];MAX(0;ROUND([.$B$26]*([.$A38]-[.C$3])/(20-[.C$3])/([.C$2]+1);0));&quot;-&quot;)" office:value-type="float" office:value="4">
            <text:p>4</text:p>
          </table:table-cell>
          <table:table-cell table:style-name="ce537" table:formula="of:=IF(([.$A38]+1)/2&gt;=[.D$2];MAX(0;ROUND([.$B$26]*([.$A38]-[.D$3])/(20-[.D$3])/([.D$2]+1);0));&quot;-&quot;)" office:value-type="float" office:value="2">
            <text:p>2</text:p>
          </table:table-cell>
          <table:table-cell table:style-name="ce537" table:formula="of:=IF(([.$A38]+1)/2&gt;=[.E$2];MAX(0;ROUND([.$B$26]*([.$A38]-[.E$3])/(20-[.E$3])/([.E$2]+1);0));&quot;-&quot;)" office:value-type="float" office:value="1">
            <text:p>1</text:p>
          </table:table-cell>
          <table:table-cell table:style-name="ce537" table:formula="of:=IF(([.$A38]+1)/2&gt;=[.F$2];MAX(0;ROUND([.$B$26]*([.$A38]-[.F$3])/(20-[.F$3])/([.F$2]+1);0));&quot;-&quot;)" office:value-type="float" office:value="1">
            <text:p>1</text:p>
          </table:table-cell>
          <table:table-cell table:style-name="ce537" table:formula="of:=IF(([.$A38]+1)/2&gt;=[.G$2];MAX(0;ROUND([.$B$26]*([.$A38]-[.G$3])/(20-[.G$3])/([.G$2]+1);0));&quot;-&quot;)" office:value-type="float" office:value="0">
            <text:p>0</text:p>
          </table:table-cell>
          <table:table-cell table:style-name="ce537" table:formula="of:=IF(([.$A38]+1)/2&gt;=[.H$2];MAX(0;ROUND([.$B$26]*([.$A38]-[.H$3])/(20-[.H$3])/([.H$2]+1);0));&quot;-&quot;)" office:value-type="float" office:value="0">
            <text:p>0</text:p>
          </table:table-cell>
          <table:table-cell table:style-name="ce537" table:formula="of:=IF(([.$A38]+1)/2&gt;=[.I$2];MAX(0;ROUND([.$B$26]*([.$A38]-[.I$3])/(20-[.I$3])/([.I$2]+1);0));&quot;-&quot;)" office:value-type="float" office:value="0">
            <text:p>0</text:p>
          </table:table-cell>
          <table:table-cell table:style-name="ce537" table:formula="of:=IF(([.$A38]+1)/2&gt;=[.J$2];MAX(0;ROUND([.$B$26]*([.$A38]-[.J$3])/(20-[.J$3])/([.J$2]+1);0));&quot;-&quot;)" office:value-type="string" office:string-value="-">
            <text:p>-</text:p>
          </table:table-cell>
          <table:table-cell table:style-name="ce537" table:formula="of:=IF(([.$A38]+1)/2&gt;=[.K$2];MAX(0;ROUND([.$B$26]*([.$A38]-[.K$3])/(20-[.K$3])/([.K$2]+1);0));&quot;-&quot;)" office:value-type="string" office:string-value="-">
            <text:p>-</text:p>
          </table:table-cell>
          <table:table-cell table:style-name="ce541" table:formula="of:=IF(([.$A38]+1)/2&gt;=[.L$2];MAX(0;ROUND([.$B$26]*([.$A38]-[.L$3])/(20-[.L$3])/([.L$2]+1);0));&quot;-&quot;)" office:value-type="string" office:string-value="-">
            <text:p>-</text:p>
          </table:table-cell>
          <table:table-cell table:style-name="ce533" table:formula="of:=[.M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1)/2&gt;=[.O$2];MAX(0;ROUND([.$N$26]*([.$A38]-[.O$3])/(20-[.O$3])/([.O$2]+1);0));&quot;-&quot;)" office:value-type="float" office:value="5">
            <text:p>5</text:p>
          </table:table-cell>
          <table:table-cell table:style-name="ce537" table:formula="of:=IF(([.$A38]+1)/2&gt;=[.P$2];MAX(0;ROUND([.$N$26]*([.$A38]-[.P$3])/(20-[.P$3])/([.P$2]+1);0));&quot;-&quot;)" office:value-type="float" office:value="2">
            <text:p>2</text:p>
          </table:table-cell>
          <table:table-cell table:style-name="ce537" table:formula="of:=IF(([.$A38]+1)/2&gt;=[.Q$2];MAX(0;ROUND([.$N$26]*([.$A38]-[.Q$3])/(20-[.Q$3])/([.Q$2]+1);0));&quot;-&quot;)" office:value-type="float" office:value="1">
            <text:p>1</text:p>
          </table:table-cell>
          <table:table-cell table:style-name="ce537" table:formula="of:=IF(([.$A38]+1)/2&gt;=[.R$2];MAX(0;ROUND([.$N$26]*([.$A38]-[.R$3])/(20-[.R$3])/([.R$2]+1);0));&quot;-&quot;)" office:value-type="float" office:value="1">
            <text:p>1</text:p>
          </table:table-cell>
          <table:table-cell table:style-name="ce537" table:formula="of:=IF(([.$A38]+1)/2&gt;=[.S$2];MAX(0;ROUND([.$N$26]*([.$A38]-[.S$3])/(20-[.S$3])/([.S$2]+1);0));&quot;-&quot;)" office:value-type="float" office:value="0">
            <text:p>0</text:p>
          </table:table-cell>
          <table:table-cell table:style-name="ce537" table:formula="of:=IF(([.$A38]+1)/2&gt;=[.T$2];MAX(0;ROUND([.$N$26]*([.$A38]-[.T$3])/(20-[.T$3])/([.T$2]+1);0));&quot;-&quot;)" office:value-type="float" office:value="0">
            <text:p>0</text:p>
          </table:table-cell>
          <table:table-cell table:style-name="ce537" table:formula="of:=IF(([.$A38]+1)/2&gt;=[.U$2];MAX(0;ROUND([.$N$26]*([.$A38]-[.U$3])/(20-[.U$3])/([.U$2]+1);0));&quot;-&quot;)" office:value-type="float" office:value="0">
            <text:p>0</text:p>
          </table:table-cell>
          <table:table-cell table:style-name="ce537" table:formula="of:=IF(([.$A38]+1)/2&gt;=[.V$2];MAX(0;ROUND([.$N$26]*([.$A38]-[.V$3])/(20-[.V$3])/([.V$2]+1);0));&quot;-&quot;)" office:value-type="string" office:string-value="-">
            <text:p>-</text:p>
          </table:table-cell>
          <table:table-cell table:style-name="ce537" table:formula="of:=IF(([.$A38]+1)/2&gt;=[.W$2];MAX(0;ROUND([.$N$26]*([.$A38]-[.W$3])/(20-[.W$3])/([.W$2]+1);0));&quot;-&quot;)" office:value-type="string" office:string-value="-">
            <text:p>-</text:p>
          </table:table-cell>
          <table:table-cell table:style-name="ce541" table:formula="of:=IF(([.$A38]+1)/2&gt;=[.X$2];MAX(0;ROUND([.$N$26]*([.$A3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1)/2&gt;=[.C$2];MAX(0;ROUND([.$B$26]*([.$A39]-[.C$3])/(20-[.C$3])/([.C$2]+1);0));&quot;-&quot;)" office:value-type="float" office:value="4">
            <text:p>4</text:p>
          </table:table-cell>
          <table:table-cell table:style-name="ce537" table:formula="of:=IF(([.$A39]+1)/2&gt;=[.D$2];MAX(0;ROUND([.$B$26]*([.$A39]-[.D$3])/(20-[.D$3])/([.D$2]+1);0));&quot;-&quot;)" office:value-type="float" office:value="2">
            <text:p>2</text:p>
          </table:table-cell>
          <table:table-cell table:style-name="ce537" table:formula="of:=IF(([.$A39]+1)/2&gt;=[.E$2];MAX(0;ROUND([.$B$26]*([.$A39]-[.E$3])/(20-[.E$3])/([.E$2]+1);0));&quot;-&quot;)" office:value-type="float" office:value="1">
            <text:p>1</text:p>
          </table:table-cell>
          <table:table-cell table:style-name="ce537" table:formula="of:=IF(([.$A39]+1)/2&gt;=[.F$2];MAX(0;ROUND([.$B$26]*([.$A39]-[.F$3])/(20-[.F$3])/([.F$2]+1);0));&quot;-&quot;)" office:value-type="float" office:value="1">
            <text:p>1</text:p>
          </table:table-cell>
          <table:table-cell table:style-name="ce537" table:formula="of:=IF(([.$A39]+1)/2&gt;=[.G$2];MAX(0;ROUND([.$B$26]*([.$A39]-[.G$3])/(20-[.G$3])/([.G$2]+1);0));&quot;-&quot;)" office:value-type="float" office:value="1">
            <text:p>1</text:p>
          </table:table-cell>
          <table:table-cell table:style-name="ce537" table:formula="of:=IF(([.$A39]+1)/2&gt;=[.H$2];MAX(0;ROUND([.$B$26]*([.$A39]-[.H$3])/(20-[.H$3])/([.H$2]+1);0));&quot;-&quot;)" office:value-type="float" office:value="0">
            <text:p>0</text:p>
          </table:table-cell>
          <table:table-cell table:style-name="ce537" table:formula="of:=IF(([.$A39]+1)/2&gt;=[.I$2];MAX(0;ROUND([.$B$26]*([.$A39]-[.I$3])/(20-[.I$3])/([.I$2]+1);0));&quot;-&quot;)" office:value-type="float" office:value="0">
            <text:p>0</text:p>
          </table:table-cell>
          <table:table-cell table:style-name="ce537" table:formula="of:=IF(([.$A39]+1)/2&gt;=[.J$2];MAX(0;ROUND([.$B$26]*([.$A39]-[.J$3])/(20-[.J$3])/([.J$2]+1);0));&quot;-&quot;)" office:value-type="string" office:string-value="-">
            <text:p>-</text:p>
          </table:table-cell>
          <table:table-cell table:style-name="ce537" table:formula="of:=IF(([.$A39]+1)/2&gt;=[.K$2];MAX(0;ROUND([.$B$26]*([.$A39]-[.K$3])/(20-[.K$3])/([.K$2]+1);0));&quot;-&quot;)" office:value-type="string" office:string-value="-">
            <text:p>-</text:p>
          </table:table-cell>
          <table:table-cell table:style-name="ce541" table:formula="of:=IF(([.$A39]+1)/2&gt;=[.L$2];MAX(0;ROUND([.$B$26]*([.$A39]-[.L$3])/(20-[.L$3])/([.L$2]+1);0));&quot;-&quot;)" office:value-type="string" office:string-value="-">
            <text:p>-</text:p>
          </table:table-cell>
          <table:table-cell table:style-name="ce533" table:formula="of:=[.M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1)/2&gt;=[.O$2];MAX(0;ROUND([.$N$26]*([.$A39]-[.O$3])/(20-[.O$3])/([.O$2]+1);0));&quot;-&quot;)" office:value-type="float" office:value="5">
            <text:p>5</text:p>
          </table:table-cell>
          <table:table-cell table:style-name="ce537" table:formula="of:=IF(([.$A39]+1)/2&gt;=[.P$2];MAX(0;ROUND([.$N$26]*([.$A39]-[.P$3])/(20-[.P$3])/([.P$2]+1);0));&quot;-&quot;)" office:value-type="float" office:value="2">
            <text:p>2</text:p>
          </table:table-cell>
          <table:table-cell table:style-name="ce537" table:formula="of:=IF(([.$A39]+1)/2&gt;=[.Q$2];MAX(0;ROUND([.$N$26]*([.$A39]-[.Q$3])/(20-[.Q$3])/([.Q$2]+1);0));&quot;-&quot;)" office:value-type="float" office:value="1">
            <text:p>1</text:p>
          </table:table-cell>
          <table:table-cell table:style-name="ce537" table:formula="of:=IF(([.$A39]+1)/2&gt;=[.R$2];MAX(0;ROUND([.$N$26]*([.$A39]-[.R$3])/(20-[.R$3])/([.R$2]+1);0));&quot;-&quot;)" office:value-type="float" office:value="1">
            <text:p>1</text:p>
          </table:table-cell>
          <table:table-cell table:style-name="ce537" table:formula="of:=IF(([.$A39]+1)/2&gt;=[.S$2];MAX(0;ROUND([.$N$26]*([.$A39]-[.S$3])/(20-[.S$3])/([.S$2]+1);0));&quot;-&quot;)" office:value-type="float" office:value="1">
            <text:p>1</text:p>
          </table:table-cell>
          <table:table-cell table:style-name="ce537" table:formula="of:=IF(([.$A39]+1)/2&gt;=[.T$2];MAX(0;ROUND([.$N$26]*([.$A39]-[.T$3])/(20-[.T$3])/([.T$2]+1);0));&quot;-&quot;)" office:value-type="float" office:value="0">
            <text:p>0</text:p>
          </table:table-cell>
          <table:table-cell table:style-name="ce537" table:formula="of:=IF(([.$A39]+1)/2&gt;=[.U$2];MAX(0;ROUND([.$N$26]*([.$A39]-[.U$3])/(20-[.U$3])/([.U$2]+1);0));&quot;-&quot;)" office:value-type="float" office:value="0">
            <text:p>0</text:p>
          </table:table-cell>
          <table:table-cell table:style-name="ce537" table:formula="of:=IF(([.$A39]+1)/2&gt;=[.V$2];MAX(0;ROUND([.$N$26]*([.$A39]-[.V$3])/(20-[.V$3])/([.V$2]+1);0));&quot;-&quot;)" office:value-type="string" office:string-value="-">
            <text:p>-</text:p>
          </table:table-cell>
          <table:table-cell table:style-name="ce537" table:formula="of:=IF(([.$A39]+1)/2&gt;=[.W$2];MAX(0;ROUND([.$N$26]*([.$A39]-[.W$3])/(20-[.W$3])/([.W$2]+1);0));&quot;-&quot;)" office:value-type="string" office:string-value="-">
            <text:p>-</text:p>
          </table:table-cell>
          <table:table-cell table:style-name="ce541" table:formula="of:=IF(([.$A39]+1)/2&gt;=[.X$2];MAX(0;ROUND([.$N$26]*([.$A3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1)/2&gt;=[.C$2];MAX(0;ROUND([.$B$26]*([.$A40]-[.C$3])/(20-[.C$3])/([.C$2]+1);0));&quot;-&quot;)" office:value-type="float" office:value="5">
            <text:p>5</text:p>
          </table:table-cell>
          <table:table-cell table:style-name="ce537" table:formula="of:=IF(([.$A40]+1)/2&gt;=[.D$2];MAX(0;ROUND([.$B$26]*([.$A40]-[.D$3])/(20-[.D$3])/([.D$2]+1);0));&quot;-&quot;)" office:value-type="float" office:value="2">
            <text:p>2</text:p>
          </table:table-cell>
          <table:table-cell table:style-name="ce537" table:formula="of:=IF(([.$A40]+1)/2&gt;=[.E$2];MAX(0;ROUND([.$B$26]*([.$A40]-[.E$3])/(20-[.E$3])/([.E$2]+1);0));&quot;-&quot;)" office:value-type="float" office:value="1">
            <text:p>1</text:p>
          </table:table-cell>
          <table:table-cell table:style-name="ce537" table:formula="of:=IF(([.$A40]+1)/2&gt;=[.F$2];MAX(0;ROUND([.$B$26]*([.$A40]-[.F$3])/(20-[.F$3])/([.F$2]+1);0));&quot;-&quot;)" office:value-type="float" office:value="1">
            <text:p>1</text:p>
          </table:table-cell>
          <table:table-cell table:style-name="ce537" table:formula="of:=IF(([.$A40]+1)/2&gt;=[.G$2];MAX(0;ROUND([.$B$26]*([.$A40]-[.G$3])/(20-[.G$3])/([.G$2]+1);0));&quot;-&quot;)" office:value-type="float" office:value="1">
            <text:p>1</text:p>
          </table:table-cell>
          <table:table-cell table:style-name="ce537" table:formula="of:=IF(([.$A40]+1)/2&gt;=[.H$2];MAX(0;ROUND([.$B$26]*([.$A40]-[.H$3])/(20-[.H$3])/([.H$2]+1);0));&quot;-&quot;)" office:value-type="float" office:value="0">
            <text:p>0</text:p>
          </table:table-cell>
          <table:table-cell table:style-name="ce537" table:formula="of:=IF(([.$A40]+1)/2&gt;=[.I$2];MAX(0;ROUND([.$B$26]*([.$A40]-[.I$3])/(20-[.I$3])/([.I$2]+1);0));&quot;-&quot;)" office:value-type="float" office:value="0">
            <text:p>0</text:p>
          </table:table-cell>
          <table:table-cell table:style-name="ce537" table:formula="of:=IF(([.$A40]+1)/2&gt;=[.J$2];MAX(0;ROUND([.$B$26]*([.$A40]-[.J$3])/(20-[.J$3])/([.J$2]+1);0));&quot;-&quot;)" office:value-type="float" office:value="0">
            <text:p>0</text:p>
          </table:table-cell>
          <table:table-cell table:style-name="ce537" table:formula="of:=IF(([.$A40]+1)/2&gt;=[.K$2];MAX(0;ROUND([.$B$26]*([.$A40]-[.K$3])/(20-[.K$3])/([.K$2]+1);0));&quot;-&quot;)" office:value-type="string" office:string-value="-">
            <text:p>-</text:p>
          </table:table-cell>
          <table:table-cell table:style-name="ce541" table:formula="of:=IF(([.$A40]+1)/2&gt;=[.L$2];MAX(0;ROUND([.$B$26]*([.$A40]-[.L$3])/(20-[.L$3])/([.L$2]+1);0));&quot;-&quot;)" office:value-type="string" office:string-value="-">
            <text:p>-</text:p>
          </table:table-cell>
          <table:table-cell table:style-name="ce533" table:formula="of:=[.M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1)/2&gt;=[.O$2];MAX(0;ROUND([.$N$26]*([.$A40]-[.O$3])/(20-[.O$3])/([.O$2]+1);0));&quot;-&quot;)" office:value-type="float" office:value="5">
            <text:p>5</text:p>
          </table:table-cell>
          <table:table-cell table:style-name="ce537" table:formula="of:=IF(([.$A40]+1)/2&gt;=[.P$2];MAX(0;ROUND([.$N$26]*([.$A40]-[.P$3])/(20-[.P$3])/([.P$2]+1);0));&quot;-&quot;)" office:value-type="float" office:value="3">
            <text:p>3</text:p>
          </table:table-cell>
          <table:table-cell table:style-name="ce537" table:formula="of:=IF(([.$A40]+1)/2&gt;=[.Q$2];MAX(0;ROUND([.$N$26]*([.$A40]-[.Q$3])/(20-[.Q$3])/([.Q$2]+1);0));&quot;-&quot;)" office:value-type="float" office:value="2">
            <text:p>2</text:p>
          </table:table-cell>
          <table:table-cell table:style-name="ce537" table:formula="of:=IF(([.$A40]+1)/2&gt;=[.R$2];MAX(0;ROUND([.$N$26]*([.$A40]-[.R$3])/(20-[.R$3])/([.R$2]+1);0));&quot;-&quot;)" office:value-type="float" office:value="1">
            <text:p>1</text:p>
          </table:table-cell>
          <table:table-cell table:style-name="ce537" table:formula="of:=IF(([.$A40]+1)/2&gt;=[.S$2];MAX(0;ROUND([.$N$26]*([.$A40]-[.S$3])/(20-[.S$3])/([.S$2]+1);0));&quot;-&quot;)" office:value-type="float" office:value="1">
            <text:p>1</text:p>
          </table:table-cell>
          <table:table-cell table:style-name="ce537" table:formula="of:=IF(([.$A40]+1)/2&gt;=[.T$2];MAX(0;ROUND([.$N$26]*([.$A40]-[.T$3])/(20-[.T$3])/([.T$2]+1);0));&quot;-&quot;)" office:value-type="float" office:value="0">
            <text:p>0</text:p>
          </table:table-cell>
          <table:table-cell table:style-name="ce537" table:formula="of:=IF(([.$A40]+1)/2&gt;=[.U$2];MAX(0;ROUND([.$N$26]*([.$A40]-[.U$3])/(20-[.U$3])/([.U$2]+1);0));&quot;-&quot;)" office:value-type="float" office:value="0">
            <text:p>0</text:p>
          </table:table-cell>
          <table:table-cell table:style-name="ce537" table:formula="of:=IF(([.$A40]+1)/2&gt;=[.V$2];MAX(0;ROUND([.$N$26]*([.$A40]-[.V$3])/(20-[.V$3])/([.V$2]+1);0));&quot;-&quot;)" office:value-type="float" office:value="0">
            <text:p>0</text:p>
          </table:table-cell>
          <table:table-cell table:style-name="ce537" table:formula="of:=IF(([.$A40]+1)/2&gt;=[.W$2];MAX(0;ROUND([.$N$26]*([.$A40]-[.W$3])/(20-[.W$3])/([.W$2]+1);0));&quot;-&quot;)" office:value-type="string" office:string-value="-">
            <text:p>-</text:p>
          </table:table-cell>
          <table:table-cell table:style-name="ce541" table:formula="of:=IF(([.$A40]+1)/2&gt;=[.X$2];MAX(0;ROUND([.$N$26]*([.$A4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1)/2&gt;=[.C$2];MAX(0;ROUND([.$B$26]*([.$A41]-[.C$3])/(20-[.C$3])/([.C$2]+1);0));&quot;-&quot;)" office:value-type="float" office:value="5">
            <text:p>5</text:p>
          </table:table-cell>
          <table:table-cell table:style-name="ce537" table:formula="of:=IF(([.$A41]+1)/2&gt;=[.D$2];MAX(0;ROUND([.$B$26]*([.$A41]-[.D$3])/(20-[.D$3])/([.D$2]+1);0));&quot;-&quot;)" office:value-type="float" office:value="2">
            <text:p>2</text:p>
          </table:table-cell>
          <table:table-cell table:style-name="ce537" table:formula="of:=IF(([.$A41]+1)/2&gt;=[.E$2];MAX(0;ROUND([.$B$26]*([.$A41]-[.E$3])/(20-[.E$3])/([.E$2]+1);0));&quot;-&quot;)" office:value-type="float" office:value="2">
            <text:p>2</text:p>
          </table:table-cell>
          <table:table-cell table:style-name="ce537" table:formula="of:=IF(([.$A41]+1)/2&gt;=[.F$2];MAX(0;ROUND([.$B$26]*([.$A41]-[.F$3])/(20-[.F$3])/([.F$2]+1);0));&quot;-&quot;)" office:value-type="float" office:value="1">
            <text:p>1</text:p>
          </table:table-cell>
          <table:table-cell table:style-name="ce537" table:formula="of:=IF(([.$A41]+1)/2&gt;=[.G$2];MAX(0;ROUND([.$B$26]*([.$A41]-[.G$3])/(20-[.G$3])/([.G$2]+1);0));&quot;-&quot;)" office:value-type="float" office:value="1">
            <text:p>1</text:p>
          </table:table-cell>
          <table:table-cell table:style-name="ce537" table:formula="of:=IF(([.$A41]+1)/2&gt;=[.H$2];MAX(0;ROUND([.$B$26]*([.$A41]-[.H$3])/(20-[.H$3])/([.H$2]+1);0));&quot;-&quot;)" office:value-type="float" office:value="1">
            <text:p>1</text:p>
          </table:table-cell>
          <table:table-cell table:style-name="ce537" table:formula="of:=IF(([.$A41]+1)/2&gt;=[.I$2];MAX(0;ROUND([.$B$26]*([.$A41]-[.I$3])/(20-[.I$3])/([.I$2]+1);0));&quot;-&quot;)" office:value-type="float" office:value="0">
            <text:p>0</text:p>
          </table:table-cell>
          <table:table-cell table:style-name="ce537" table:formula="of:=IF(([.$A41]+1)/2&gt;=[.J$2];MAX(0;ROUND([.$B$26]*([.$A41]-[.J$3])/(20-[.J$3])/([.J$2]+1);0));&quot;-&quot;)" office:value-type="float" office:value="0">
            <text:p>0</text:p>
          </table:table-cell>
          <table:table-cell table:style-name="ce537" table:formula="of:=IF(([.$A41]+1)/2&gt;=[.K$2];MAX(0;ROUND([.$B$26]*([.$A41]-[.K$3])/(20-[.K$3])/([.K$2]+1);0));&quot;-&quot;)" office:value-type="string" office:string-value="-">
            <text:p>-</text:p>
          </table:table-cell>
          <table:table-cell table:style-name="ce541" table:formula="of:=IF(([.$A41]+1)/2&gt;=[.L$2];MAX(0;ROUND([.$B$26]*([.$A41]-[.L$3])/(20-[.L$3])/([.L$2]+1);0));&quot;-&quot;)" office:value-type="string" office:string-value="-">
            <text:p>-</text:p>
          </table:table-cell>
          <table:table-cell table:style-name="ce533" table:formula="of:=[.M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1)/2&gt;=[.O$2];MAX(0;ROUND([.$N$26]*([.$A41]-[.O$3])/(20-[.O$3])/([.O$2]+1);0));&quot;-&quot;)" office:value-type="float" office:value="6">
            <text:p>6</text:p>
          </table:table-cell>
          <table:table-cell table:style-name="ce537" table:formula="of:=IF(([.$A41]+1)/2&gt;=[.P$2];MAX(0;ROUND([.$N$26]*([.$A41]-[.P$3])/(20-[.P$3])/([.P$2]+1);0));&quot;-&quot;)" office:value-type="float" office:value="3">
            <text:p>3</text:p>
          </table:table-cell>
          <table:table-cell table:style-name="ce537" table:formula="of:=IF(([.$A41]+1)/2&gt;=[.Q$2];MAX(0;ROUND([.$N$26]*([.$A41]-[.Q$3])/(20-[.Q$3])/([.Q$2]+1);0));&quot;-&quot;)" office:value-type="float" office:value="2">
            <text:p>2</text:p>
          </table:table-cell>
          <table:table-cell table:style-name="ce537" table:formula="of:=IF(([.$A41]+1)/2&gt;=[.R$2];MAX(0;ROUND([.$N$26]*([.$A41]-[.R$3])/(20-[.R$3])/([.R$2]+1);0));&quot;-&quot;)" office:value-type="float" office:value="1">
            <text:p>1</text:p>
          </table:table-cell>
          <table:table-cell table:style-name="ce537" table:formula="of:=IF(([.$A41]+1)/2&gt;=[.S$2];MAX(0;ROUND([.$N$26]*([.$A41]-[.S$3])/(20-[.S$3])/([.S$2]+1);0));&quot;-&quot;)" office:value-type="float" office:value="1">
            <text:p>1</text:p>
          </table:table-cell>
          <table:table-cell table:style-name="ce537" table:formula="of:=IF(([.$A41]+1)/2&gt;=[.T$2];MAX(0;ROUND([.$N$26]*([.$A41]-[.T$3])/(20-[.T$3])/([.T$2]+1);0));&quot;-&quot;)" office:value-type="float" office:value="1">
            <text:p>1</text:p>
          </table:table-cell>
          <table:table-cell table:style-name="ce537" table:formula="of:=IF(([.$A41]+1)/2&gt;=[.U$2];MAX(0;ROUND([.$N$26]*([.$A41]-[.U$3])/(20-[.U$3])/([.U$2]+1);0));&quot;-&quot;)" office:value-type="float" office:value="0">
            <text:p>0</text:p>
          </table:table-cell>
          <table:table-cell table:style-name="ce537" table:formula="of:=IF(([.$A41]+1)/2&gt;=[.V$2];MAX(0;ROUND([.$N$26]*([.$A41]-[.V$3])/(20-[.V$3])/([.V$2]+1);0));&quot;-&quot;)" office:value-type="float" office:value="0">
            <text:p>0</text:p>
          </table:table-cell>
          <table:table-cell table:style-name="ce537" table:formula="of:=IF(([.$A41]+1)/2&gt;=[.W$2];MAX(0;ROUND([.$N$26]*([.$A41]-[.W$3])/(20-[.W$3])/([.W$2]+1);0));&quot;-&quot;)" office:value-type="string" office:string-value="-">
            <text:p>-</text:p>
          </table:table-cell>
          <table:table-cell table:style-name="ce541" table:formula="of:=IF(([.$A41]+1)/2&gt;=[.X$2];MAX(0;ROUND([.$N$26]*([.$A4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1)/2&gt;=[.C$2];MAX(0;ROUND([.$B$26]*([.$A42]-[.C$3])/(20-[.C$3])/([.C$2]+1);0));&quot;-&quot;)" office:value-type="float" office:value="5">
            <text:p>5</text:p>
          </table:table-cell>
          <table:table-cell table:style-name="ce537" table:formula="of:=IF(([.$A42]+1)/2&gt;=[.D$2];MAX(0;ROUND([.$B$26]*([.$A42]-[.D$3])/(20-[.D$3])/([.D$2]+1);0));&quot;-&quot;)" office:value-type="float" office:value="3">
            <text:p>3</text:p>
          </table:table-cell>
          <table:table-cell table:style-name="ce537" table:formula="of:=IF(([.$A42]+1)/2&gt;=[.E$2];MAX(0;ROUND([.$B$26]*([.$A42]-[.E$3])/(20-[.E$3])/([.E$2]+1);0));&quot;-&quot;)" office:value-type="float" office:value="2">
            <text:p>2</text:p>
          </table:table-cell>
          <table:table-cell table:style-name="ce537" table:formula="of:=IF(([.$A42]+1)/2&gt;=[.F$2];MAX(0;ROUND([.$B$26]*([.$A42]-[.F$3])/(20-[.F$3])/([.F$2]+1);0));&quot;-&quot;)" office:value-type="float" office:value="1">
            <text:p>1</text:p>
          </table:table-cell>
          <table:table-cell table:style-name="ce537" table:formula="of:=IF(([.$A42]+1)/2&gt;=[.G$2];MAX(0;ROUND([.$B$26]*([.$A42]-[.G$3])/(20-[.G$3])/([.G$2]+1);0));&quot;-&quot;)" office:value-type="float" office:value="1">
            <text:p>1</text:p>
          </table:table-cell>
          <table:table-cell table:style-name="ce537" table:formula="of:=IF(([.$A42]+1)/2&gt;=[.H$2];MAX(0;ROUND([.$B$26]*([.$A42]-[.H$3])/(20-[.H$3])/([.H$2]+1);0));&quot;-&quot;)" office:value-type="float" office:value="1">
            <text:p>1</text:p>
          </table:table-cell>
          <table:table-cell table:style-name="ce537" table:formula="of:=IF(([.$A42]+1)/2&gt;=[.I$2];MAX(0;ROUND([.$B$26]*([.$A42]-[.I$3])/(20-[.I$3])/([.I$2]+1);0));&quot;-&quot;)" office:value-type="float" office:value="0">
            <text:p>0</text:p>
          </table:table-cell>
          <table:table-cell table:style-name="ce537" table:formula="of:=IF(([.$A42]+1)/2&gt;=[.J$2];MAX(0;ROUND([.$B$26]*([.$A42]-[.J$3])/(20-[.J$3])/([.J$2]+1);0));&quot;-&quot;)" office:value-type="float" office:value="0">
            <text:p>0</text:p>
          </table:table-cell>
          <table:table-cell table:style-name="ce537" table:formula="of:=IF(([.$A42]+1)/2&gt;=[.K$2];MAX(0;ROUND([.$B$26]*([.$A42]-[.K$3])/(20-[.K$3])/([.K$2]+1);0));&quot;-&quot;)" office:value-type="float" office:value="0">
            <text:p>0</text:p>
          </table:table-cell>
          <table:table-cell table:style-name="ce541" table:formula="of:=IF(([.$A42]+1)/2&gt;=[.L$2];MAX(0;ROUND([.$B$26]*([.$A42]-[.L$3])/(20-[.L$3])/([.L$2]+1);0));&quot;-&quot;)" office:value-type="string" office:string-value="-">
            <text:p>-</text:p>
          </table:table-cell>
          <table:table-cell table:style-name="ce533" table:formula="of:=[.M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1)/2&gt;=[.O$2];MAX(0;ROUND([.$N$26]*([.$A42]-[.O$3])/(20-[.O$3])/([.O$2]+1);0));&quot;-&quot;)" office:value-type="float" office:value="6">
            <text:p>6</text:p>
          </table:table-cell>
          <table:table-cell table:style-name="ce537" table:formula="of:=IF(([.$A42]+1)/2&gt;=[.P$2];MAX(0;ROUND([.$N$26]*([.$A42]-[.P$3])/(20-[.P$3])/([.P$2]+1);0));&quot;-&quot;)" office:value-type="float" office:value="3">
            <text:p>3</text:p>
          </table:table-cell>
          <table:table-cell table:style-name="ce537" table:formula="of:=IF(([.$A42]+1)/2&gt;=[.Q$2];MAX(0;ROUND([.$N$26]*([.$A42]-[.Q$3])/(20-[.Q$3])/([.Q$2]+1);0));&quot;-&quot;)" office:value-type="float" office:value="2">
            <text:p>2</text:p>
          </table:table-cell>
          <table:table-cell table:style-name="ce537" table:formula="of:=IF(([.$A42]+1)/2&gt;=[.R$2];MAX(0;ROUND([.$N$26]*([.$A42]-[.R$3])/(20-[.R$3])/([.R$2]+1);0));&quot;-&quot;)" office:value-type="float" office:value="1">
            <text:p>1</text:p>
          </table:table-cell>
          <table:table-cell table:style-name="ce537" table:formula="of:=IF(([.$A42]+1)/2&gt;=[.S$2];MAX(0;ROUND([.$N$26]*([.$A42]-[.S$3])/(20-[.S$3])/([.S$2]+1);0));&quot;-&quot;)" office:value-type="float" office:value="1">
            <text:p>1</text:p>
          </table:table-cell>
          <table:table-cell table:style-name="ce537" table:formula="of:=IF(([.$A42]+1)/2&gt;=[.T$2];MAX(0;ROUND([.$N$26]*([.$A42]-[.T$3])/(20-[.T$3])/([.T$2]+1);0));&quot;-&quot;)" office:value-type="float" office:value="1">
            <text:p>1</text:p>
          </table:table-cell>
          <table:table-cell table:style-name="ce537" table:formula="of:=IF(([.$A42]+1)/2&gt;=[.U$2];MAX(0;ROUND([.$N$26]*([.$A42]-[.U$3])/(20-[.U$3])/([.U$2]+1);0));&quot;-&quot;)" office:value-type="float" office:value="1">
            <text:p>1</text:p>
          </table:table-cell>
          <table:table-cell table:style-name="ce537" table:formula="of:=IF(([.$A42]+1)/2&gt;=[.V$2];MAX(0;ROUND([.$N$26]*([.$A42]-[.V$3])/(20-[.V$3])/([.V$2]+1);0));&quot;-&quot;)" office:value-type="float" office:value="0">
            <text:p>0</text:p>
          </table:table-cell>
          <table:table-cell table:style-name="ce537" table:formula="of:=IF(([.$A42]+1)/2&gt;=[.W$2];MAX(0;ROUND([.$N$26]*([.$A42]-[.W$3])/(20-[.W$3])/([.W$2]+1);0));&quot;-&quot;)" office:value-type="float" office:value="0">
            <text:p>0</text:p>
          </table:table-cell>
          <table:table-cell table:style-name="ce541" table:formula="of:=IF(([.$A42]+1)/2&gt;=[.X$2];MAX(0;ROUND([.$N$26]*([.$A4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1)/2&gt;=[.C$2];MAX(0;ROUND([.$B$26]*([.$A43]-[.C$3])/(20-[.C$3])/([.C$2]+1);0));&quot;-&quot;)" office:value-type="float" office:value="6">
            <text:p>6</text:p>
          </table:table-cell>
          <table:table-cell table:style-name="ce537" table:formula="of:=IF(([.$A43]+1)/2&gt;=[.D$2];MAX(0;ROUND([.$B$26]*([.$A43]-[.D$3])/(20-[.D$3])/([.D$2]+1);0));&quot;-&quot;)" office:value-type="float" office:value="3">
            <text:p>3</text:p>
          </table:table-cell>
          <table:table-cell table:style-name="ce537" table:formula="of:=IF(([.$A43]+1)/2&gt;=[.E$2];MAX(0;ROUND([.$B$26]*([.$A43]-[.E$3])/(20-[.E$3])/([.E$2]+1);0));&quot;-&quot;)" office:value-type="float" office:value="2">
            <text:p>2</text:p>
          </table:table-cell>
          <table:table-cell table:style-name="ce537" table:formula="of:=IF(([.$A43]+1)/2&gt;=[.F$2];MAX(0;ROUND([.$B$26]*([.$A43]-[.F$3])/(20-[.F$3])/([.F$2]+1);0));&quot;-&quot;)" office:value-type="float" office:value="1">
            <text:p>1</text:p>
          </table:table-cell>
          <table:table-cell table:style-name="ce537" table:formula="of:=IF(([.$A43]+1)/2&gt;=[.G$2];MAX(0;ROUND([.$B$26]*([.$A43]-[.G$3])/(20-[.G$3])/([.G$2]+1);0));&quot;-&quot;)" office:value-type="float" office:value="1">
            <text:p>1</text:p>
          </table:table-cell>
          <table:table-cell table:style-name="ce537" table:formula="of:=IF(([.$A43]+1)/2&gt;=[.H$2];MAX(0;ROUND([.$B$26]*([.$A43]-[.H$3])/(20-[.H$3])/([.H$2]+1);0));&quot;-&quot;)" office:value-type="float" office:value="1">
            <text:p>1</text:p>
          </table:table-cell>
          <table:table-cell table:style-name="ce537" table:formula="of:=IF(([.$A43]+1)/2&gt;=[.I$2];MAX(0;ROUND([.$B$26]*([.$A43]-[.I$3])/(20-[.I$3])/([.I$2]+1);0));&quot;-&quot;)" office:value-type="float" office:value="1">
            <text:p>1</text:p>
          </table:table-cell>
          <table:table-cell table:style-name="ce537" table:formula="of:=IF(([.$A43]+1)/2&gt;=[.J$2];MAX(0;ROUND([.$B$26]*([.$A43]-[.J$3])/(20-[.J$3])/([.J$2]+1);0));&quot;-&quot;)" office:value-type="float" office:value="0">
            <text:p>0</text:p>
          </table:table-cell>
          <table:table-cell table:style-name="ce537" table:formula="of:=IF(([.$A43]+1)/2&gt;=[.K$2];MAX(0;ROUND([.$B$26]*([.$A43]-[.K$3])/(20-[.K$3])/([.K$2]+1);0));&quot;-&quot;)" office:value-type="float" office:value="0">
            <text:p>0</text:p>
          </table:table-cell>
          <table:table-cell table:style-name="ce541" table:formula="of:=IF(([.$A43]+1)/2&gt;=[.L$2];MAX(0;ROUND([.$B$26]*([.$A43]-[.L$3])/(20-[.L$3])/([.L$2]+1);0));&quot;-&quot;)" office:value-type="string" office:string-value="-">
            <text:p>-</text:p>
          </table:table-cell>
          <table:table-cell table:style-name="ce533" table:formula="of:=[.M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1)/2&gt;=[.O$2];MAX(0;ROUND([.$N$26]*([.$A43]-[.O$3])/(20-[.O$3])/([.O$2]+1);0));&quot;-&quot;)" office:value-type="float" office:value="6">
            <text:p>6</text:p>
          </table:table-cell>
          <table:table-cell table:style-name="ce537" table:formula="of:=IF(([.$A43]+1)/2&gt;=[.P$2];MAX(0;ROUND([.$N$26]*([.$A43]-[.P$3])/(20-[.P$3])/([.P$2]+1);0));&quot;-&quot;)" office:value-type="float" office:value="3">
            <text:p>3</text:p>
          </table:table-cell>
          <table:table-cell table:style-name="ce537" table:formula="of:=IF(([.$A43]+1)/2&gt;=[.Q$2];MAX(0;ROUND([.$N$26]*([.$A43]-[.Q$3])/(20-[.Q$3])/([.Q$2]+1);0));&quot;-&quot;)" office:value-type="float" office:value="2">
            <text:p>2</text:p>
          </table:table-cell>
          <table:table-cell table:style-name="ce537" table:formula="of:=IF(([.$A43]+1)/2&gt;=[.R$2];MAX(0;ROUND([.$N$26]*([.$A43]-[.R$3])/(20-[.R$3])/([.R$2]+1);0));&quot;-&quot;)" office:value-type="float" office:value="1">
            <text:p>1</text:p>
          </table:table-cell>
          <table:table-cell table:style-name="ce537" table:formula="of:=IF(([.$A43]+1)/2&gt;=[.S$2];MAX(0;ROUND([.$N$26]*([.$A43]-[.S$3])/(20-[.S$3])/([.S$2]+1);0));&quot;-&quot;)" office:value-type="float" office:value="1">
            <text:p>1</text:p>
          </table:table-cell>
          <table:table-cell table:style-name="ce537" table:formula="of:=IF(([.$A43]+1)/2&gt;=[.T$2];MAX(0;ROUND([.$N$26]*([.$A43]-[.T$3])/(20-[.T$3])/([.T$2]+1);0));&quot;-&quot;)" office:value-type="float" office:value="1">
            <text:p>1</text:p>
          </table:table-cell>
          <table:table-cell table:style-name="ce537" table:formula="of:=IF(([.$A43]+1)/2&gt;=[.U$2];MAX(0;ROUND([.$N$26]*([.$A43]-[.U$3])/(20-[.U$3])/([.U$2]+1);0));&quot;-&quot;)" office:value-type="float" office:value="1">
            <text:p>1</text:p>
          </table:table-cell>
          <table:table-cell table:style-name="ce537" table:formula="of:=IF(([.$A43]+1)/2&gt;=[.V$2];MAX(0;ROUND([.$N$26]*([.$A43]-[.V$3])/(20-[.V$3])/([.V$2]+1);0));&quot;-&quot;)" office:value-type="float" office:value="0">
            <text:p>0</text:p>
          </table:table-cell>
          <table:table-cell table:style-name="ce537" table:formula="of:=IF(([.$A43]+1)/2&gt;=[.W$2];MAX(0;ROUND([.$N$26]*([.$A43]-[.W$3])/(20-[.W$3])/([.W$2]+1);0));&quot;-&quot;)" office:value-type="float" office:value="0">
            <text:p>0</text:p>
          </table:table-cell>
          <table:table-cell table:style-name="ce541" table:formula="of:=IF(([.$A43]+1)/2&gt;=[.X$2];MAX(0;ROUND([.$N$26]*([.$A4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1)/2&gt;=[.C$2];MAX(0;ROUND([.$B$26]*([.$A44]-[.C$3])/(20-[.C$3])/([.C$2]+1);0));&quot;-&quot;)" office:value-type="float" office:value="6">
            <text:p>6</text:p>
          </table:table-cell>
          <table:table-cell table:style-name="ce537" table:formula="of:=IF(([.$A44]+1)/2&gt;=[.D$2];MAX(0;ROUND([.$B$26]*([.$A44]-[.D$3])/(20-[.D$3])/([.D$2]+1);0));&quot;-&quot;)" office:value-type="float" office:value="3">
            <text:p>3</text:p>
          </table:table-cell>
          <table:table-cell table:style-name="ce537" table:formula="of:=IF(([.$A44]+1)/2&gt;=[.E$2];MAX(0;ROUND([.$B$26]*([.$A44]-[.E$3])/(20-[.E$3])/([.E$2]+1);0));&quot;-&quot;)" office:value-type="float" office:value="2">
            <text:p>2</text:p>
          </table:table-cell>
          <table:table-cell table:style-name="ce537" table:formula="of:=IF(([.$A44]+1)/2&gt;=[.F$2];MAX(0;ROUND([.$B$26]*([.$A44]-[.F$3])/(20-[.F$3])/([.F$2]+1);0));&quot;-&quot;)" office:value-type="float" office:value="1">
            <text:p>1</text:p>
          </table:table-cell>
          <table:table-cell table:style-name="ce537" table:formula="of:=IF(([.$A44]+1)/2&gt;=[.G$2];MAX(0;ROUND([.$B$26]*([.$A44]-[.G$3])/(20-[.G$3])/([.G$2]+1);0));&quot;-&quot;)" office:value-type="float" office:value="1">
            <text:p>1</text:p>
          </table:table-cell>
          <table:table-cell table:style-name="ce537" table:formula="of:=IF(([.$A44]+1)/2&gt;=[.H$2];MAX(0;ROUND([.$B$26]*([.$A44]-[.H$3])/(20-[.H$3])/([.H$2]+1);0));&quot;-&quot;)" office:value-type="float" office:value="1">
            <text:p>1</text:p>
          </table:table-cell>
          <table:table-cell table:style-name="ce537" table:formula="of:=IF(([.$A44]+1)/2&gt;=[.I$2];MAX(0;ROUND([.$B$26]*([.$A44]-[.I$3])/(20-[.I$3])/([.I$2]+1);0));&quot;-&quot;)" office:value-type="float" office:value="1">
            <text:p>1</text:p>
          </table:table-cell>
          <table:table-cell table:style-name="ce537" table:formula="of:=IF(([.$A44]+1)/2&gt;=[.J$2];MAX(0;ROUND([.$B$26]*([.$A44]-[.J$3])/(20-[.J$3])/([.J$2]+1);0));&quot;-&quot;)" office:value-type="float" office:value="1">
            <text:p>1</text:p>
          </table:table-cell>
          <table:table-cell table:style-name="ce537" table:formula="of:=IF(([.$A44]+1)/2&gt;=[.K$2];MAX(0;ROUND([.$B$26]*([.$A44]-[.K$3])/(20-[.K$3])/([.K$2]+1);0));&quot;-&quot;)" office:value-type="float" office:value="0">
            <text:p>0</text:p>
          </table:table-cell>
          <table:table-cell table:style-name="ce541" table:formula="of:=IF(([.$A44]+1)/2&gt;=[.L$2];MAX(0;ROUND([.$B$26]*([.$A44]-[.L$3])/(20-[.L$3])/([.L$2]+1);0));&quot;-&quot;)" office:value-type="float" office:value="0">
            <text:p>0</text:p>
          </table:table-cell>
          <table:table-cell table:style-name="ce533" table:formula="of:=[.M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1)/2&gt;=[.O$2];MAX(0;ROUND([.$N$26]*([.$A44]-[.O$3])/(20-[.O$3])/([.O$2]+1);0));&quot;-&quot;)" office:value-type="float" office:value="7">
            <text:p>7</text:p>
          </table:table-cell>
          <table:table-cell table:style-name="ce537" table:formula="of:=IF(([.$A44]+1)/2&gt;=[.P$2];MAX(0;ROUND([.$N$26]*([.$A44]-[.P$3])/(20-[.P$3])/([.P$2]+1);0));&quot;-&quot;)" office:value-type="float" office:value="3">
            <text:p>3</text:p>
          </table:table-cell>
          <table:table-cell table:style-name="ce537" table:formula="of:=IF(([.$A44]+1)/2&gt;=[.Q$2];MAX(0;ROUND([.$N$26]*([.$A44]-[.Q$3])/(20-[.Q$3])/([.Q$2]+1);0));&quot;-&quot;)" office:value-type="float" office:value="2">
            <text:p>2</text:p>
          </table:table-cell>
          <table:table-cell table:style-name="ce537" table:formula="of:=IF(([.$A44]+1)/2&gt;=[.R$2];MAX(0;ROUND([.$N$26]*([.$A44]-[.R$3])/(20-[.R$3])/([.R$2]+1);0));&quot;-&quot;)" office:value-type="float" office:value="2">
            <text:p>2</text:p>
          </table:table-cell>
          <table:table-cell table:style-name="ce537" table:formula="of:=IF(([.$A44]+1)/2&gt;=[.S$2];MAX(0;ROUND([.$N$26]*([.$A44]-[.S$3])/(20-[.S$3])/([.S$2]+1);0));&quot;-&quot;)" office:value-type="float" office:value="1">
            <text:p>1</text:p>
          </table:table-cell>
          <table:table-cell table:style-name="ce537" table:formula="of:=IF(([.$A44]+1)/2&gt;=[.T$2];MAX(0;ROUND([.$N$26]*([.$A44]-[.T$3])/(20-[.T$3])/([.T$2]+1);0));&quot;-&quot;)" office:value-type="float" office:value="1">
            <text:p>1</text:p>
          </table:table-cell>
          <table:table-cell table:style-name="ce537" table:formula="of:=IF(([.$A44]+1)/2&gt;=[.U$2];MAX(0;ROUND([.$N$26]*([.$A44]-[.U$3])/(20-[.U$3])/([.U$2]+1);0));&quot;-&quot;)" office:value-type="float" office:value="1">
            <text:p>1</text:p>
          </table:table-cell>
          <table:table-cell table:style-name="ce537" table:formula="of:=IF(([.$A44]+1)/2&gt;=[.V$2];MAX(0;ROUND([.$N$26]*([.$A44]-[.V$3])/(20-[.V$3])/([.V$2]+1);0));&quot;-&quot;)" office:value-type="float" office:value="1">
            <text:p>1</text:p>
          </table:table-cell>
          <table:table-cell table:style-name="ce537" table:formula="of:=IF(([.$A44]+1)/2&gt;=[.W$2];MAX(0;ROUND([.$N$26]*([.$A44]-[.W$3])/(20-[.W$3])/([.W$2]+1);0));&quot;-&quot;)" office:value-type="float" office:value="0">
            <text:p>0</text:p>
          </table:table-cell>
          <table:table-cell table:style-name="ce541" table:formula="of:=IF(([.$A44]+1)/2&gt;=[.X$2];MAX(0;ROUND([.$N$26]*([.$A44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1)/2&gt;=[.C$2];MAX(0;ROUND([.$B$26]*([.$A45]-[.C$3])/(20-[.C$3])/([.C$2]+1);0));&quot;-&quot;)" office:value-type="float" office:value="6">
            <text:p>6</text:p>
          </table:table-cell>
          <table:table-cell table:style-name="ce537" table:formula="of:=IF(([.$A45]+1)/2&gt;=[.D$2];MAX(0;ROUND([.$B$26]*([.$A45]-[.D$3])/(20-[.D$3])/([.D$2]+1);0));&quot;-&quot;)" office:value-type="float" office:value="3">
            <text:p>3</text:p>
          </table:table-cell>
          <table:table-cell table:style-name="ce537" table:formula="of:=IF(([.$A45]+1)/2&gt;=[.E$2];MAX(0;ROUND([.$B$26]*([.$A45]-[.E$3])/(20-[.E$3])/([.E$2]+1);0));&quot;-&quot;)" office:value-type="float" office:value="2">
            <text:p>2</text:p>
          </table:table-cell>
          <table:table-cell table:style-name="ce537" table:formula="of:=IF(([.$A45]+1)/2&gt;=[.F$2];MAX(0;ROUND([.$B$26]*([.$A45]-[.F$3])/(20-[.F$3])/([.F$2]+1);0));&quot;-&quot;)" office:value-type="float" office:value="2">
            <text:p>2</text:p>
          </table:table-cell>
          <table:table-cell table:style-name="ce537" table:formula="of:=IF(([.$A45]+1)/2&gt;=[.G$2];MAX(0;ROUND([.$B$26]*([.$A45]-[.G$3])/(20-[.G$3])/([.G$2]+1);0));&quot;-&quot;)" office:value-type="float" office:value="1">
            <text:p>1</text:p>
          </table:table-cell>
          <table:table-cell table:style-name="ce537" table:formula="of:=IF(([.$A45]+1)/2&gt;=[.H$2];MAX(0;ROUND([.$B$26]*([.$A45]-[.H$3])/(20-[.H$3])/([.H$2]+1);0));&quot;-&quot;)" office:value-type="float" office:value="1">
            <text:p>1</text:p>
          </table:table-cell>
          <table:table-cell table:style-name="ce537" table:formula="of:=IF(([.$A45]+1)/2&gt;=[.I$2];MAX(0;ROUND([.$B$26]*([.$A45]-[.I$3])/(20-[.I$3])/([.I$2]+1);0));&quot;-&quot;)" office:value-type="float" office:value="1">
            <text:p>1</text:p>
          </table:table-cell>
          <table:table-cell table:style-name="ce537" table:formula="of:=IF(([.$A45]+1)/2&gt;=[.J$2];MAX(0;ROUND([.$B$26]*([.$A45]-[.J$3])/(20-[.J$3])/([.J$2]+1);0));&quot;-&quot;)" office:value-type="float" office:value="1">
            <text:p>1</text:p>
          </table:table-cell>
          <table:table-cell table:style-name="ce537" table:formula="of:=IF(([.$A45]+1)/2&gt;=[.K$2];MAX(0;ROUND([.$B$26]*([.$A45]-[.K$3])/(20-[.K$3])/([.K$2]+1);0));&quot;-&quot;)" office:value-type="float" office:value="0">
            <text:p>0</text:p>
          </table:table-cell>
          <table:table-cell table:style-name="ce541" table:formula="of:=IF(([.$A45]+1)/2&gt;=[.L$2];MAX(0;ROUND([.$B$26]*([.$A45]-[.L$3])/(20-[.L$3])/([.L$2]+1);0));&quot;-&quot;)" office:value-type="float" office:value="0">
            <text:p>0</text:p>
          </table:table-cell>
          <table:table-cell table:style-name="ce533" table:formula="of:=[.M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1)/2&gt;=[.O$2];MAX(0;ROUND([.$N$26]*([.$A45]-[.O$3])/(20-[.O$3])/([.O$2]+1);0));&quot;-&quot;)" office:value-type="float" office:value="7">
            <text:p>7</text:p>
          </table:table-cell>
          <table:table-cell table:style-name="ce537" table:formula="of:=IF(([.$A45]+1)/2&gt;=[.P$2];MAX(0;ROUND([.$N$26]*([.$A45]-[.P$3])/(20-[.P$3])/([.P$2]+1);0));&quot;-&quot;)" office:value-type="float" office:value="4">
            <text:p>4</text:p>
          </table:table-cell>
          <table:table-cell table:style-name="ce537" table:formula="of:=IF(([.$A45]+1)/2&gt;=[.Q$2];MAX(0;ROUND([.$N$26]*([.$A45]-[.Q$3])/(20-[.Q$3])/([.Q$2]+1);0));&quot;-&quot;)" office:value-type="float" office:value="2">
            <text:p>2</text:p>
          </table:table-cell>
          <table:table-cell table:style-name="ce537" table:formula="of:=IF(([.$A45]+1)/2&gt;=[.R$2];MAX(0;ROUND([.$N$26]*([.$A45]-[.R$3])/(20-[.R$3])/([.R$2]+1);0));&quot;-&quot;)" office:value-type="float" office:value="2">
            <text:p>2</text:p>
          </table:table-cell>
          <table:table-cell table:style-name="ce537" table:formula="of:=IF(([.$A45]+1)/2&gt;=[.S$2];MAX(0;ROUND([.$N$26]*([.$A45]-[.S$3])/(20-[.S$3])/([.S$2]+1);0));&quot;-&quot;)" office:value-type="float" office:value="1">
            <text:p>1</text:p>
          </table:table-cell>
          <table:table-cell table:style-name="ce537" table:formula="of:=IF(([.$A45]+1)/2&gt;=[.T$2];MAX(0;ROUND([.$N$26]*([.$A45]-[.T$3])/(20-[.T$3])/([.T$2]+1);0));&quot;-&quot;)" office:value-type="float" office:value="1">
            <text:p>1</text:p>
          </table:table-cell>
          <table:table-cell table:style-name="ce537" table:formula="of:=IF(([.$A45]+1)/2&gt;=[.U$2];MAX(0;ROUND([.$N$26]*([.$A45]-[.U$3])/(20-[.U$3])/([.U$2]+1);0));&quot;-&quot;)" office:value-type="float" office:value="1">
            <text:p>1</text:p>
          </table:table-cell>
          <table:table-cell table:style-name="ce537" table:formula="of:=IF(([.$A45]+1)/2&gt;=[.V$2];MAX(0;ROUND([.$N$26]*([.$A45]-[.V$3])/(20-[.V$3])/([.V$2]+1);0));&quot;-&quot;)" office:value-type="float" office:value="1">
            <text:p>1</text:p>
          </table:table-cell>
          <table:table-cell table:style-name="ce537" table:formula="of:=IF(([.$A45]+1)/2&gt;=[.W$2];MAX(0;ROUND([.$N$26]*([.$A45]-[.W$3])/(20-[.W$3])/([.W$2]+1);0));&quot;-&quot;)" office:value-type="float" office:value="1">
            <text:p>1</text:p>
          </table:table-cell>
          <table:table-cell table:style-name="ce541" table:formula="of:=IF(([.$A45]+1)/2&gt;=[.X$2];MAX(0;ROUND([.$N$26]*([.$A45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1)/2&gt;=[.C$2];MAX(0;ROUND([.$B$26]*([.$A46]-[.C$3])/(20-[.C$3])/([.C$2]+1);0));&quot;-&quot;)" office:value-type="float" office:value="7">
            <text:p>7</text:p>
          </table:table-cell>
          <table:table-cell table:style-name="ce537" table:formula="of:=IF(([.$A46]+1)/2&gt;=[.D$2];MAX(0;ROUND([.$B$26]*([.$A46]-[.D$3])/(20-[.D$3])/([.D$2]+1);0));&quot;-&quot;)" office:value-type="float" office:value="3">
            <text:p>3</text:p>
          </table:table-cell>
          <table:table-cell table:style-name="ce537" table:formula="of:=IF(([.$A46]+1)/2&gt;=[.E$2];MAX(0;ROUND([.$B$26]*([.$A46]-[.E$3])/(20-[.E$3])/([.E$2]+1);0));&quot;-&quot;)" office:value-type="float" office:value="2">
            <text:p>2</text:p>
          </table:table-cell>
          <table:table-cell table:style-name="ce537" table:formula="of:=IF(([.$A46]+1)/2&gt;=[.F$2];MAX(0;ROUND([.$B$26]*([.$A46]-[.F$3])/(20-[.F$3])/([.F$2]+1);0));&quot;-&quot;)" office:value-type="float" office:value="2">
            <text:p>2</text:p>
          </table:table-cell>
          <table:table-cell table:style-name="ce537" table:formula="of:=IF(([.$A46]+1)/2&gt;=[.G$2];MAX(0;ROUND([.$B$26]*([.$A46]-[.G$3])/(20-[.G$3])/([.G$2]+1);0));&quot;-&quot;)" office:value-type="float" office:value="1">
            <text:p>1</text:p>
          </table:table-cell>
          <table:table-cell table:style-name="ce537" table:formula="of:=IF(([.$A46]+1)/2&gt;=[.H$2];MAX(0;ROUND([.$B$26]*([.$A46]-[.H$3])/(20-[.H$3])/([.H$2]+1);0));&quot;-&quot;)" office:value-type="float" office:value="1">
            <text:p>1</text:p>
          </table:table-cell>
          <table:table-cell table:style-name="ce537" table:formula="of:=IF(([.$A46]+1)/2&gt;=[.I$2];MAX(0;ROUND([.$B$26]*([.$A46]-[.I$3])/(20-[.I$3])/([.I$2]+1);0));&quot;-&quot;)" office:value-type="float" office:value="1">
            <text:p>1</text:p>
          </table:table-cell>
          <table:table-cell table:style-name="ce537" table:formula="of:=IF(([.$A46]+1)/2&gt;=[.J$2];MAX(0;ROUND([.$B$26]*([.$A46]-[.J$3])/(20-[.J$3])/([.J$2]+1);0));&quot;-&quot;)" office:value-type="float" office:value="1">
            <text:p>1</text:p>
          </table:table-cell>
          <table:table-cell table:style-name="ce537" table:formula="of:=IF(([.$A46]+1)/2&gt;=[.K$2];MAX(0;ROUND([.$B$26]*([.$A46]-[.K$3])/(20-[.K$3])/([.K$2]+1);0));&quot;-&quot;)" office:value-type="float" office:value="1">
            <text:p>1</text:p>
          </table:table-cell>
          <table:table-cell table:style-name="ce541" table:formula="of:=IF(([.$A46]+1)/2&gt;=[.L$2];MAX(0;ROUND([.$B$26]*([.$A46]-[.L$3])/(20-[.L$3])/([.L$2]+1);0));&quot;-&quot;)" office:value-type="float" office:value="0">
            <text:p>0</text:p>
          </table:table-cell>
          <table:table-cell table:style-name="ce533" table:formula="of:=[.M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1)/2&gt;=[.O$2];MAX(0;ROUND([.$N$26]*([.$A46]-[.O$3])/(20-[.O$3])/([.O$2]+1);0));&quot;-&quot;)" office:value-type="float" office:value="8">
            <text:p>8</text:p>
          </table:table-cell>
          <table:table-cell table:style-name="ce537" table:formula="of:=IF(([.$A46]+1)/2&gt;=[.P$2];MAX(0;ROUND([.$N$26]*([.$A46]-[.P$3])/(20-[.P$3])/([.P$2]+1);0));&quot;-&quot;)" office:value-type="float" office:value="4">
            <text:p>4</text:p>
          </table:table-cell>
          <table:table-cell table:style-name="ce537" table:formula="of:=IF(([.$A46]+1)/2&gt;=[.Q$2];MAX(0;ROUND([.$N$26]*([.$A46]-[.Q$3])/(20-[.Q$3])/([.Q$2]+1);0));&quot;-&quot;)" office:value-type="float" office:value="3">
            <text:p>3</text:p>
          </table:table-cell>
          <table:table-cell table:style-name="ce537" table:formula="of:=IF(([.$A46]+1)/2&gt;=[.R$2];MAX(0;ROUND([.$N$26]*([.$A46]-[.R$3])/(20-[.R$3])/([.R$2]+1);0));&quot;-&quot;)" office:value-type="float" office:value="2">
            <text:p>2</text:p>
          </table:table-cell>
          <table:table-cell table:style-name="ce537" table:formula="of:=IF(([.$A46]+1)/2&gt;=[.S$2];MAX(0;ROUND([.$N$26]*([.$A46]-[.S$3])/(20-[.S$3])/([.S$2]+1);0));&quot;-&quot;)" office:value-type="float" office:value="1">
            <text:p>1</text:p>
          </table:table-cell>
          <table:table-cell table:style-name="ce537" table:formula="of:=IF(([.$A46]+1)/2&gt;=[.T$2];MAX(0;ROUND([.$N$26]*([.$A46]-[.T$3])/(20-[.T$3])/([.T$2]+1);0));&quot;-&quot;)" office:value-type="float" office:value="1">
            <text:p>1</text:p>
          </table:table-cell>
          <table:table-cell table:style-name="ce537" table:formula="of:=IF(([.$A46]+1)/2&gt;=[.U$2];MAX(0;ROUND([.$N$26]*([.$A46]-[.U$3])/(20-[.U$3])/([.U$2]+1);0));&quot;-&quot;)" office:value-type="float" office:value="1">
            <text:p>1</text:p>
          </table:table-cell>
          <table:table-cell table:style-name="ce537" table:formula="of:=IF(([.$A46]+1)/2&gt;=[.V$2];MAX(0;ROUND([.$N$26]*([.$A46]-[.V$3])/(20-[.V$3])/([.V$2]+1);0));&quot;-&quot;)" office:value-type="float" office:value="1">
            <text:p>1</text:p>
          </table:table-cell>
          <table:table-cell table:style-name="ce537" table:formula="of:=IF(([.$A46]+1)/2&gt;=[.W$2];MAX(0;ROUND([.$N$26]*([.$A46]-[.W$3])/(20-[.W$3])/([.W$2]+1);0));&quot;-&quot;)" office:value-type="float" office:value="1">
            <text:p>1</text:p>
          </table:table-cell>
          <table:table-cell table:style-name="ce541" table:formula="of:=IF(([.$A46]+1)/2&gt;=[.X$2];MAX(0;ROUND([.$N$26]*([.$A46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4" table:formula="of:=[.A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1)/2&gt;=[.C$2];MAX(0;ROUND([.$B$26]*([.$A47]-[.C$3])/(20-[.C$3])/([.C$2]+1);0));&quot;-&quot;)" office:value-type="float" office:value="7">
            <text:p>7</text:p>
          </table:table-cell>
          <table:table-cell table:style-name="ce538" table:formula="of:=IF(([.$A47]+1)/2&gt;=[.D$2];MAX(0;ROUND([.$B$26]*([.$A47]-[.D$3])/(20-[.D$3])/([.D$2]+1);0));&quot;-&quot;)" office:value-type="float" office:value="4">
            <text:p>4</text:p>
          </table:table-cell>
          <table:table-cell table:style-name="ce538" table:formula="of:=IF(([.$A47]+1)/2&gt;=[.E$2];MAX(0;ROUND([.$B$26]*([.$A47]-[.E$3])/(20-[.E$3])/([.E$2]+1);0));&quot;-&quot;)" office:value-type="float" office:value="2">
            <text:p>2</text:p>
          </table:table-cell>
          <table:table-cell table:style-name="ce538" table:formula="of:=IF(([.$A47]+1)/2&gt;=[.F$2];MAX(0;ROUND([.$B$26]*([.$A47]-[.F$3])/(20-[.F$3])/([.F$2]+1);0));&quot;-&quot;)" office:value-type="float" office:value="2">
            <text:p>2</text:p>
          </table:table-cell>
          <table:table-cell table:style-name="ce538" table:formula="of:=IF(([.$A47]+1)/2&gt;=[.G$2];MAX(0;ROUND([.$B$26]*([.$A47]-[.G$3])/(20-[.G$3])/([.G$2]+1);0));&quot;-&quot;)" office:value-type="float" office:value="1">
            <text:p>1</text:p>
          </table:table-cell>
          <table:table-cell table:style-name="ce538" table:formula="of:=IF(([.$A47]+1)/2&gt;=[.H$2];MAX(0;ROUND([.$B$26]*([.$A47]-[.H$3])/(20-[.H$3])/([.H$2]+1);0));&quot;-&quot;)" office:value-type="float" office:value="1">
            <text:p>1</text:p>
          </table:table-cell>
          <table:table-cell table:style-name="ce538" table:formula="of:=IF(([.$A47]+1)/2&gt;=[.I$2];MAX(0;ROUND([.$B$26]*([.$A47]-[.I$3])/(20-[.I$3])/([.I$2]+1);0));&quot;-&quot;)" office:value-type="float" office:value="1">
            <text:p>1</text:p>
          </table:table-cell>
          <table:table-cell table:style-name="ce538" table:formula="of:=IF(([.$A47]+1)/2&gt;=[.J$2];MAX(0;ROUND([.$B$26]*([.$A47]-[.J$3])/(20-[.J$3])/([.J$2]+1);0));&quot;-&quot;)" office:value-type="float" office:value="1">
            <text:p>1</text:p>
          </table:table-cell>
          <table:table-cell table:style-name="ce538" table:formula="of:=IF(([.$A47]+1)/2&gt;=[.K$2];MAX(0;ROUND([.$B$26]*([.$A47]-[.K$3])/(20-[.K$3])/([.K$2]+1);0));&quot;-&quot;)" office:value-type="float" office:value="1">
            <text:p>1</text:p>
          </table:table-cell>
          <table:table-cell table:style-name="ce543" table:formula="of:=IF(([.$A47]+1)/2&gt;=[.L$2];MAX(0;ROUND([.$B$26]*([.$A47]-[.L$3])/(20-[.L$3])/([.L$2]+1);0));&quot;-&quot;)" office:value-type="float" office:value="1">
            <text:p>1</text:p>
          </table:table-cell>
          <table:table-cell table:style-name="ce534" table:formula="of:=[.M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1)/2&gt;=[.O$2];MAX(0;ROUND([.$N$26]*([.$A47]-[.O$3])/(20-[.O$3])/([.O$2]+1);0));&quot;-&quot;)" office:value-type="float" office:value="8">
            <text:p>8</text:p>
          </table:table-cell>
          <table:table-cell table:style-name="ce538" table:formula="of:=IF(([.$A47]+1)/2&gt;=[.P$2];MAX(0;ROUND([.$N$26]*([.$A47]-[.P$3])/(20-[.P$3])/([.P$2]+1);0));&quot;-&quot;)" office:value-type="float" office:value="4">
            <text:p>4</text:p>
          </table:table-cell>
          <table:table-cell table:style-name="ce538" table:formula="of:=IF(([.$A47]+1)/2&gt;=[.Q$2];MAX(0;ROUND([.$N$26]*([.$A47]-[.Q$3])/(20-[.Q$3])/([.Q$2]+1);0));&quot;-&quot;)" office:value-type="float" office:value="3">
            <text:p>3</text:p>
          </table:table-cell>
          <table:table-cell table:style-name="ce538" table:formula="of:=IF(([.$A47]+1)/2&gt;=[.R$2];MAX(0;ROUND([.$N$26]*([.$A47]-[.R$3])/(20-[.R$3])/([.R$2]+1);0));&quot;-&quot;)" office:value-type="float" office:value="2">
            <text:p>2</text:p>
          </table:table-cell>
          <table:table-cell table:style-name="ce538" table:formula="of:=IF(([.$A47]+1)/2&gt;=[.S$2];MAX(0;ROUND([.$N$26]*([.$A47]-[.S$3])/(20-[.S$3])/([.S$2]+1);0));&quot;-&quot;)" office:value-type="float" office:value="2">
            <text:p>2</text:p>
          </table:table-cell>
          <table:table-cell table:style-name="ce538" table:formula="of:=IF(([.$A47]+1)/2&gt;=[.T$2];MAX(0;ROUND([.$N$26]*([.$A47]-[.T$3])/(20-[.T$3])/([.T$2]+1);0));&quot;-&quot;)" office:value-type="float" office:value="1">
            <text:p>1</text:p>
          </table:table-cell>
          <table:table-cell table:style-name="ce538" table:formula="of:=IF(([.$A47]+1)/2&gt;=[.U$2];MAX(0;ROUND([.$N$26]*([.$A47]-[.U$3])/(20-[.U$3])/([.U$2]+1);0));&quot;-&quot;)" office:value-type="float" office:value="1">
            <text:p>1</text:p>
          </table:table-cell>
          <table:table-cell table:style-name="ce538" table:formula="of:=IF(([.$A47]+1)/2&gt;=[.V$2];MAX(0;ROUND([.$N$26]*([.$A47]-[.V$3])/(20-[.V$3])/([.V$2]+1);0));&quot;-&quot;)" office:value-type="float" office:value="1">
            <text:p>1</text:p>
          </table:table-cell>
          <table:table-cell table:style-name="ce538" table:formula="of:=IF(([.$A47]+1)/2&gt;=[.W$2];MAX(0;ROUND([.$N$26]*([.$A47]-[.W$3])/(20-[.W$3])/([.W$2]+1);0));&quot;-&quot;)" office:value-type="float" office:value="1">
            <text:p>1</text:p>
          </table:table-cell>
          <table:table-cell table:style-name="ce543" table:formula="of:=IF(([.$A47]+1)/2&gt;=[.X$2];MAX(0;ROUND([.$N$26]*([.$A47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9 p3" table:style-name="ta1" table:print="false">
        <table:table-column table:style-name="co3" table:number-columns-repeated="2" table:default-cell-style-name="ce531"/>
        <table:table-column table:style-name="co1" table:number-columns-repeated="10" table:default-cell-style-name="ce531"/>
        <table:table-column table:style-name="co3" table:number-columns-repeated="2" table:default-cell-style-name="ce531"/>
        <table:table-column table:style-name="co1" table:number-columns-repeated="1010" table:default-cell-style-name="ce531"/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number-columns-repeated="1000"/>
        </table:table-row>
        <table:table-row table:style-name="ro3">
          <table:table-cell table:style-name="ce533" table:formula="of:=CONCATENATE([.A24];&quot; - &quot;;[.A24]+1)" office:value-type="string" office:string-value="28 - 29">
            <text:p>28 - 29</text:p>
          </table:table-cell>
          <table:table-cell table:style-name="ce537" table:formula="of:=CONCATENATE(IF([.A24]&gt;=10;&quot;+&quot;;&quot;&quot;);ROUNDDOWN(([.A24]-10)/2;0))" office:value-type="string" office:string-value="+9">
            <text:p>+9</text:p>
          </table:table-cell>
          <table:table-cell table:style-name="ce537" office:value-type="float" office:value="0">
            <text:p>0</text:p>
          </table:table-cell>
          <table:table-cell table:style-name="ce537" table:formula="of:=[.C2]+1" office:value-type="float" office:value="1">
            <text:p>1</text:p>
          </table:table-cell>
          <table:table-cell table:style-name="ce537" table:formula="of:=[.D2]+1" office:value-type="float" office:value="2">
            <text:p>2</text:p>
          </table:table-cell>
          <table:table-cell table:style-name="ce537" table:formula="of:=[.E2]+1" office:value-type="float" office:value="3">
            <text:p>3</text:p>
          </table:table-cell>
          <table:table-cell table:style-name="ce537" table:formula="of:=[.F2]+1" office:value-type="float" office:value="4">
            <text:p>4</text:p>
          </table:table-cell>
          <table:table-cell table:style-name="ce537" table:formula="of:=[.G2]+1" office:value-type="float" office:value="5">
            <text:p>5</text:p>
          </table:table-cell>
          <table:table-cell table:style-name="ce537" table:formula="of:=[.H2]+1" office:value-type="float" office:value="6">
            <text:p>6</text:p>
          </table:table-cell>
          <table:table-cell table:style-name="ce537" table:formula="of:=[.I2]+1" office:value-type="float" office:value="7">
            <text:p>7</text:p>
          </table:table-cell>
          <table:table-cell table:style-name="ce537" table:formula="of:=[.J2]+1" office:value-type="float" office:value="8">
            <text:p>8</text:p>
          </table:table-cell>
          <table:table-cell table:style-name="ce541" table:formula="of:=[.K2]+1" office:value-type="float" office:value="9">
            <text:p>9</text:p>
          </table:table-cell>
          <table:table-cell table:style-name="ce533" table:formula="of:=CONCATENATE([.M24];&quot; - &quot;;[.M24]+1)" office:value-type="string" office:string-value="30 - 31">
            <text:p>30 - 31</text:p>
          </table:table-cell>
          <table:table-cell table:style-name="ce537" table:formula="of:=CONCATENATE(IF([.M24]&gt;=10;&quot;+&quot;;&quot;&quot;);ROUNDDOWN(([.M24]-10)/2;0))" office:value-type="string" office:string-value="+10">
            <text:p>+10</text:p>
          </table:table-cell>
          <table:table-cell table:style-name="ce537" office:value-type="float" office:value="0">
            <text:p>0</text:p>
          </table:table-cell>
          <table:table-cell table:style-name="ce537" table:formula="of:=[.O2]+1" office:value-type="float" office:value="1">
            <text:p>1</text:p>
          </table:table-cell>
          <table:table-cell table:style-name="ce537" table:formula="of:=[.P2]+1" office:value-type="float" office:value="2">
            <text:p>2</text:p>
          </table:table-cell>
          <table:table-cell table:style-name="ce537" table:formula="of:=[.Q2]+1" office:value-type="float" office:value="3">
            <text:p>3</text:p>
          </table:table-cell>
          <table:table-cell table:style-name="ce537" table:formula="of:=[.R2]+1" office:value-type="float" office:value="4">
            <text:p>4</text:p>
          </table:table-cell>
          <table:table-cell table:style-name="ce537" table:formula="of:=[.S2]+1" office:value-type="float" office:value="5">
            <text:p>5</text:p>
          </table:table-cell>
          <table:table-cell table:style-name="ce537" table:formula="of:=[.T2]+1" office:value-type="float" office:value="6">
            <text:p>6</text:p>
          </table:table-cell>
          <table:table-cell table:style-name="ce537" table:formula="of:=[.U2]+1" office:value-type="float" office:value="7">
            <text:p>7</text:p>
          </table:table-cell>
          <table:table-cell table:style-name="ce537" table:formula="of:=[.V2]+1" office:value-type="float" office:value="8">
            <text:p>8</text:p>
          </table:table-cell>
          <table:table-cell table:style-name="ce541" table:formula="of:=[.W2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C2])*2-1" office:value-type="float" office:value="-1">
            <text:p>-1</text:p>
          </table:table-cell>
          <table:table-cell table:style-name="ce540" table:formula="of:=([.D2])*2-1" office:value-type="float" office:value="1">
            <text:p>1</text:p>
          </table:table-cell>
          <table:table-cell table:style-name="ce540" table:formula="of:=([.E2])*2-1" office:value-type="float" office:value="3">
            <text:p>3</text:p>
          </table:table-cell>
          <table:table-cell table:style-name="ce540" table:formula="of:=([.F2])*2-1" office:value-type="float" office:value="5">
            <text:p>5</text:p>
          </table:table-cell>
          <table:table-cell table:style-name="ce540" table:formula="of:=([.G2])*2-1" office:value-type="float" office:value="7">
            <text:p>7</text:p>
          </table:table-cell>
          <table:table-cell table:style-name="ce540" table:formula="of:=([.H2])*2-1" office:value-type="float" office:value="9">
            <text:p>9</text:p>
          </table:table-cell>
          <table:table-cell table:style-name="ce540" table:formula="of:=([.I2])*2-1" office:value-type="float" office:value="11">
            <text:p>11</text:p>
          </table:table-cell>
          <table:table-cell table:style-name="ce540" table:formula="of:=([.J2])*2-1" office:value-type="float" office:value="13">
            <text:p>13</text:p>
          </table:table-cell>
          <table:table-cell table:style-name="ce540" table:formula="of:=([.K2])*2-1" office:value-type="float" office:value="15">
            <text:p>15</text:p>
          </table:table-cell>
          <table:table-cell table:style-name="ce542" table:formula="of:=([.L2])*2-1" office:value-type="float" office:value="17">
            <text:p>17</text:p>
          </table:table-cell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O2])*2-1" office:value-type="float" office:value="-1">
            <text:p>-1</text:p>
          </table:table-cell>
          <table:table-cell table:style-name="ce540" table:formula="of:=([.P2])*2-1" office:value-type="float" office:value="1">
            <text:p>1</text:p>
          </table:table-cell>
          <table:table-cell table:style-name="ce540" table:formula="of:=([.Q2])*2-1" office:value-type="float" office:value="3">
            <text:p>3</text:p>
          </table:table-cell>
          <table:table-cell table:style-name="ce540" table:formula="of:=([.R2])*2-1" office:value-type="float" office:value="5">
            <text:p>5</text:p>
          </table:table-cell>
          <table:table-cell table:style-name="ce540" table:formula="of:=([.S2])*2-1" office:value-type="float" office:value="7">
            <text:p>7</text:p>
          </table:table-cell>
          <table:table-cell table:style-name="ce540" table:formula="of:=([.T2])*2-1" office:value-type="float" office:value="9">
            <text:p>9</text:p>
          </table:table-cell>
          <table:table-cell table:style-name="ce540" table:formula="of:=([.U2])*2-1" office:value-type="float" office:value="11">
            <text:p>11</text:p>
          </table:table-cell>
          <table:table-cell table:style-name="ce540" table:formula="of:=([.V2])*2-1" office:value-type="float" office:value="13">
            <text:p>13</text:p>
          </table:table-cell>
          <table:table-cell table:style-name="ce540" table:formula="of:=([.W2])*2-1" office:value-type="float" office:value="15">
            <text:p>15</text:p>
          </table:table-cell>
          <table:table-cell table:style-name="ce542" table:formula="of:=([.X2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1)/2&gt;=[.C$2];MAX(0;ROUND([.$B$2]*([.$A4]-[.C$3])/(20-[.C$3])/([.C$2]+1);0));&quot;-&quot;)" office:value-type="float" office:value="1">
            <text:p>1</text:p>
          </table:table-cell>
          <table:table-cell table:style-name="ce537" table:formula="of:=IF(([.$A4]+1)/2&gt;=[.D$2];MAX(0;ROUND([.$B$2]*([.$A4]-[.D$3])/(20-[.D$3])/([.D$2]+1);0));&quot;-&quot;)" office:value-type="float" office:value="0">
            <text:p>0</text:p>
          </table:table-cell>
          <table:table-cell table:style-name="ce537" table:formula="of:=IF(([.$A4]+1)/2&gt;=[.E$2];MAX(0;ROUND([.$B$2]*([.$A4]-[.E$3])/(20-[.E$3])/([.E$2]+1);0));&quot;-&quot;)" office:value-type="string" office:string-value="-">
            <text:p>-</text:p>
          </table:table-cell>
          <table:table-cell table:style-name="ce537" table:formula="of:=IF(([.$A4]+1)/2&gt;=[.F$2];MAX(0;ROUND([.$B$2]*([.$A4]-[.F$3])/(20-[.F$3])/([.F$2]+1);0));&quot;-&quot;)" office:value-type="string" office:string-value="-">
            <text:p>-</text:p>
          </table:table-cell>
          <table:table-cell table:style-name="ce537" table:formula="of:=IF(([.$A4]+1)/2&gt;=[.G$2];MAX(0;ROUND([.$B$2]*([.$A4]-[.G$3])/(20-[.G$3])/([.G$2]+1);0));&quot;-&quot;)" office:value-type="string" office:string-value="-">
            <text:p>-</text:p>
          </table:table-cell>
          <table:table-cell table:style-name="ce537" table:formula="of:=IF(([.$A4]+1)/2&gt;=[.H$2];MAX(0;ROUND([.$B$2]*([.$A4]-[.H$3])/(20-[.H$3])/([.H$2]+1);0));&quot;-&quot;)" office:value-type="string" office:string-value="-">
            <text:p>-</text:p>
          </table:table-cell>
          <table:table-cell table:style-name="ce537" table:formula="of:=IF(([.$A4]+1)/2&gt;=[.I$2];MAX(0;ROUND([.$B$2]*([.$A4]-[.I$3])/(20-[.I$3])/([.I$2]+1);0));&quot;-&quot;)" office:value-type="string" office:string-value="-">
            <text:p>-</text:p>
          </table:table-cell>
          <table:table-cell table:style-name="ce537" table:formula="of:=IF(([.$A4]+1)/2&gt;=[.J$2];MAX(0;ROUND([.$B$2]*([.$A4]-[.J$3])/(20-[.J$3])/([.J$2]+1);0));&quot;-&quot;)" office:value-type="string" office:string-value="-">
            <text:p>-</text:p>
          </table:table-cell>
          <table:table-cell table:style-name="ce537" table:formula="of:=IF(([.$A4]+1)/2&gt;=[.K$2];MAX(0;ROUND([.$B$2]*([.$A4]-[.K$3])/(20-[.K$3])/([.K$2]+1);0));&quot;-&quot;)" office:value-type="string" office:string-value="-">
            <text:p>-</text:p>
          </table:table-cell>
          <table:table-cell table:style-name="ce541" table:formula="of:=IF(([.$A4]+1)/2&gt;=[.L$2];MAX(0;ROUND([.$B$2]*([.$A4]-[.L$3])/(20-[.L$3])/([.L$2]+1);0)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1)/2&gt;=[.O$2];MAX(0;ROUND([.$N$2]*([.$A4]-[.O$3])/(20-[.O$3])/([.O$2]+1);0));&quot;-&quot;)" office:value-type="float" office:value="1">
            <text:p>1</text:p>
          </table:table-cell>
          <table:table-cell table:style-name="ce537" table:formula="of:=IF(([.$A4]+1)/2&gt;=[.P$2];MAX(0;ROUND([.$N$2]*([.$A4]-[.P$3])/(20-[.P$3])/([.P$2]+1);0));&quot;-&quot;)" office:value-type="float" office:value="0">
            <text:p>0</text:p>
          </table:table-cell>
          <table:table-cell table:style-name="ce537" table:formula="of:=IF(([.$A4]+1)/2&gt;=[.Q$2];MAX(0;ROUND([.$N$2]*([.$A4]-[.Q$3])/(20-[.Q$3])/([.Q$2]+1);0));&quot;-&quot;)" office:value-type="string" office:string-value="-">
            <text:p>-</text:p>
          </table:table-cell>
          <table:table-cell table:style-name="ce537" table:formula="of:=IF(([.$A4]+1)/2&gt;=[.R$2];MAX(0;ROUND([.$N$2]*([.$A4]-[.R$3])/(20-[.R$3])/([.R$2]+1);0));&quot;-&quot;)" office:value-type="string" office:string-value="-">
            <text:p>-</text:p>
          </table:table-cell>
          <table:table-cell table:style-name="ce537" table:formula="of:=IF(([.$A4]+1)/2&gt;=[.S$2];MAX(0;ROUND([.$N$2]*([.$A4]-[.S$3])/(20-[.S$3])/([.S$2]+1);0));&quot;-&quot;)" office:value-type="string" office:string-value="-">
            <text:p>-</text:p>
          </table:table-cell>
          <table:table-cell table:style-name="ce537" table:formula="of:=IF(([.$A4]+1)/2&gt;=[.T$2];MAX(0;ROUND([.$N$2]*([.$A4]-[.T$3])/(20-[.T$3])/([.T$2]+1);0));&quot;-&quot;)" office:value-type="string" office:string-value="-">
            <text:p>-</text:p>
          </table:table-cell>
          <table:table-cell table:style-name="ce537" table:formula="of:=IF(([.$A4]+1)/2&gt;=[.U$2];MAX(0;ROUND([.$N$2]*([.$A4]-[.U$3])/(20-[.U$3])/([.U$2]+1);0));&quot;-&quot;)" office:value-type="string" office:string-value="-">
            <text:p>-</text:p>
          </table:table-cell>
          <table:table-cell table:style-name="ce537" table:formula="of:=IF(([.$A4]+1)/2&gt;=[.V$2];MAX(0;ROUND([.$N$2]*([.$A4]-[.V$3])/(20-[.V$3])/([.V$2]+1);0));&quot;-&quot;)" office:value-type="string" office:string-value="-">
            <text:p>-</text:p>
          </table:table-cell>
          <table:table-cell table:style-name="ce537" table:formula="of:=IF(([.$A4]+1)/2&gt;=[.W$2];MAX(0;ROUND([.$N$2]*([.$A4]-[.W$3])/(20-[.W$3])/([.W$2]+1);0));&quot;-&quot;)" office:value-type="string" office:string-value="-">
            <text:p>-</text:p>
          </table:table-cell>
          <table:table-cell table:style-name="ce541" table:formula="of:=IF(([.$A4]+1)/2&gt;=[.X$2];MAX(0;ROUND([.$N$2]*([.$A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1)/2&gt;=[.C$2];MAX(0;ROUND([.$B$2]*([.$A5]-[.C$3])/(20-[.C$3])/([.C$2]+1);0));&quot;-&quot;)" office:value-type="float" office:value="1">
            <text:p>1</text:p>
          </table:table-cell>
          <table:table-cell table:style-name="ce537" table:formula="of:=IF(([.$A5]+1)/2&gt;=[.D$2];MAX(0;ROUND([.$B$2]*([.$A5]-[.D$3])/(20-[.D$3])/([.D$2]+1);0));&quot;-&quot;)" office:value-type="float" office:value="0">
            <text:p>0</text:p>
          </table:table-cell>
          <table:table-cell table:style-name="ce537" table:formula="of:=IF(([.$A5]+1)/2&gt;=[.E$2];MAX(0;ROUND([.$B$2]*([.$A5]-[.E$3])/(20-[.E$3])/([.E$2]+1);0));&quot;-&quot;)" office:value-type="string" office:string-value="-">
            <text:p>-</text:p>
          </table:table-cell>
          <table:table-cell table:style-name="ce537" table:formula="of:=IF(([.$A5]+1)/2&gt;=[.F$2];MAX(0;ROUND([.$B$2]*([.$A5]-[.F$3])/(20-[.F$3])/([.F$2]+1);0));&quot;-&quot;)" office:value-type="string" office:string-value="-">
            <text:p>-</text:p>
          </table:table-cell>
          <table:table-cell table:style-name="ce537" table:formula="of:=IF(([.$A5]+1)/2&gt;=[.G$2];MAX(0;ROUND([.$B$2]*([.$A5]-[.G$3])/(20-[.G$3])/([.G$2]+1);0));&quot;-&quot;)" office:value-type="string" office:string-value="-">
            <text:p>-</text:p>
          </table:table-cell>
          <table:table-cell table:style-name="ce537" table:formula="of:=IF(([.$A5]+1)/2&gt;=[.H$2];MAX(0;ROUND([.$B$2]*([.$A5]-[.H$3])/(20-[.H$3])/([.H$2]+1);0));&quot;-&quot;)" office:value-type="string" office:string-value="-">
            <text:p>-</text:p>
          </table:table-cell>
          <table:table-cell table:style-name="ce537" table:formula="of:=IF(([.$A5]+1)/2&gt;=[.I$2];MAX(0;ROUND([.$B$2]*([.$A5]-[.I$3])/(20-[.I$3])/([.I$2]+1);0));&quot;-&quot;)" office:value-type="string" office:string-value="-">
            <text:p>-</text:p>
          </table:table-cell>
          <table:table-cell table:style-name="ce537" table:formula="of:=IF(([.$A5]+1)/2&gt;=[.J$2];MAX(0;ROUND([.$B$2]*([.$A5]-[.J$3])/(20-[.J$3])/([.J$2]+1);0));&quot;-&quot;)" office:value-type="string" office:string-value="-">
            <text:p>-</text:p>
          </table:table-cell>
          <table:table-cell table:style-name="ce537" table:formula="of:=IF(([.$A5]+1)/2&gt;=[.K$2];MAX(0;ROUND([.$B$2]*([.$A5]-[.K$3])/(20-[.K$3])/([.K$2]+1);0));&quot;-&quot;)" office:value-type="string" office:string-value="-">
            <text:p>-</text:p>
          </table:table-cell>
          <table:table-cell table:style-name="ce541" table:formula="of:=IF(([.$A5]+1)/2&gt;=[.L$2];MAX(0;ROUND([.$B$2]*([.$A5]-[.L$3])/(20-[.L$3])/([.L$2]+1);0));&quot;-&quot;)" office:value-type="string" office:string-value="-">
            <text:p>-</text:p>
          </table:table-cell>
          <table:table-cell table:style-name="ce533" table:formula="of:=[.M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1)/2&gt;=[.O$2];MAX(0;ROUND([.$N$2]*([.$A5]-[.O$3])/(20-[.O$3])/([.O$2]+1);0));&quot;-&quot;)" office:value-type="float" office:value="1">
            <text:p>1</text:p>
          </table:table-cell>
          <table:table-cell table:style-name="ce537" table:formula="of:=IF(([.$A5]+1)/2&gt;=[.P$2];MAX(0;ROUND([.$N$2]*([.$A5]-[.P$3])/(20-[.P$3])/([.P$2]+1);0));&quot;-&quot;)" office:value-type="float" office:value="0">
            <text:p>0</text:p>
          </table:table-cell>
          <table:table-cell table:style-name="ce537" table:formula="of:=IF(([.$A5]+1)/2&gt;=[.Q$2];MAX(0;ROUND([.$N$2]*([.$A5]-[.Q$3])/(20-[.Q$3])/([.Q$2]+1);0));&quot;-&quot;)" office:value-type="string" office:string-value="-">
            <text:p>-</text:p>
          </table:table-cell>
          <table:table-cell table:style-name="ce537" table:formula="of:=IF(([.$A5]+1)/2&gt;=[.R$2];MAX(0;ROUND([.$N$2]*([.$A5]-[.R$3])/(20-[.R$3])/([.R$2]+1);0));&quot;-&quot;)" office:value-type="string" office:string-value="-">
            <text:p>-</text:p>
          </table:table-cell>
          <table:table-cell table:style-name="ce537" table:formula="of:=IF(([.$A5]+1)/2&gt;=[.S$2];MAX(0;ROUND([.$N$2]*([.$A5]-[.S$3])/(20-[.S$3])/([.S$2]+1);0));&quot;-&quot;)" office:value-type="string" office:string-value="-">
            <text:p>-</text:p>
          </table:table-cell>
          <table:table-cell table:style-name="ce537" table:formula="of:=IF(([.$A5]+1)/2&gt;=[.T$2];MAX(0;ROUND([.$N$2]*([.$A5]-[.T$3])/(20-[.T$3])/([.T$2]+1);0));&quot;-&quot;)" office:value-type="string" office:string-value="-">
            <text:p>-</text:p>
          </table:table-cell>
          <table:table-cell table:style-name="ce537" table:formula="of:=IF(([.$A5]+1)/2&gt;=[.U$2];MAX(0;ROUND([.$N$2]*([.$A5]-[.U$3])/(20-[.U$3])/([.U$2]+1);0));&quot;-&quot;)" office:value-type="string" office:string-value="-">
            <text:p>-</text:p>
          </table:table-cell>
          <table:table-cell table:style-name="ce537" table:formula="of:=IF(([.$A5]+1)/2&gt;=[.V$2];MAX(0;ROUND([.$N$2]*([.$A5]-[.V$3])/(20-[.V$3])/([.V$2]+1);0));&quot;-&quot;)" office:value-type="string" office:string-value="-">
            <text:p>-</text:p>
          </table:table-cell>
          <table:table-cell table:style-name="ce537" table:formula="of:=IF(([.$A5]+1)/2&gt;=[.W$2];MAX(0;ROUND([.$N$2]*([.$A5]-[.W$3])/(20-[.W$3])/([.W$2]+1);0));&quot;-&quot;)" office:value-type="string" office:string-value="-">
            <text:p>-</text:p>
          </table:table-cell>
          <table:table-cell table:style-name="ce541" table:formula="of:=IF(([.$A5]+1)/2&gt;=[.X$2];MAX(0;ROUND([.$N$2]*([.$A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1)/2&gt;=[.C$2];MAX(0;ROUND([.$B$2]*([.$A6]-[.C$3])/(20-[.C$3])/([.C$2]+1);0));&quot;-&quot;)" office:value-type="float" office:value="2">
            <text:p>2</text:p>
          </table:table-cell>
          <table:table-cell table:style-name="ce537" table:formula="of:=IF(([.$A6]+1)/2&gt;=[.D$2];MAX(0;ROUND([.$B$2]*([.$A6]-[.D$3])/(20-[.D$3])/([.D$2]+1);0));&quot;-&quot;)" office:value-type="float" office:value="0">
            <text:p>0</text:p>
          </table:table-cell>
          <table:table-cell table:style-name="ce537" table:formula="of:=IF(([.$A6]+1)/2&gt;=[.E$2];MAX(0;ROUND([.$B$2]*([.$A6]-[.E$3])/(20-[.E$3])/([.E$2]+1);0));&quot;-&quot;)" office:value-type="float" office:value="0">
            <text:p>0</text:p>
          </table:table-cell>
          <table:table-cell table:style-name="ce537" table:formula="of:=IF(([.$A6]+1)/2&gt;=[.F$2];MAX(0;ROUND([.$B$2]*([.$A6]-[.F$3])/(20-[.F$3])/([.F$2]+1);0));&quot;-&quot;)" office:value-type="string" office:string-value="-">
            <text:p>-</text:p>
          </table:table-cell>
          <table:table-cell table:style-name="ce537" table:formula="of:=IF(([.$A6]+1)/2&gt;=[.G$2];MAX(0;ROUND([.$B$2]*([.$A6]-[.G$3])/(20-[.G$3])/([.G$2]+1);0));&quot;-&quot;)" office:value-type="string" office:string-value="-">
            <text:p>-</text:p>
          </table:table-cell>
          <table:table-cell table:style-name="ce537" table:formula="of:=IF(([.$A6]+1)/2&gt;=[.H$2];MAX(0;ROUND([.$B$2]*([.$A6]-[.H$3])/(20-[.H$3])/([.H$2]+1);0));&quot;-&quot;)" office:value-type="string" office:string-value="-">
            <text:p>-</text:p>
          </table:table-cell>
          <table:table-cell table:style-name="ce537" table:formula="of:=IF(([.$A6]+1)/2&gt;=[.I$2];MAX(0;ROUND([.$B$2]*([.$A6]-[.I$3])/(20-[.I$3])/([.I$2]+1);0));&quot;-&quot;)" office:value-type="string" office:string-value="-">
            <text:p>-</text:p>
          </table:table-cell>
          <table:table-cell table:style-name="ce537" table:formula="of:=IF(([.$A6]+1)/2&gt;=[.J$2];MAX(0;ROUND([.$B$2]*([.$A6]-[.J$3])/(20-[.J$3])/([.J$2]+1);0));&quot;-&quot;)" office:value-type="string" office:string-value="-">
            <text:p>-</text:p>
          </table:table-cell>
          <table:table-cell table:style-name="ce537" table:formula="of:=IF(([.$A6]+1)/2&gt;=[.K$2];MAX(0;ROUND([.$B$2]*([.$A6]-[.K$3])/(20-[.K$3])/([.K$2]+1);0));&quot;-&quot;)" office:value-type="string" office:string-value="-">
            <text:p>-</text:p>
          </table:table-cell>
          <table:table-cell table:style-name="ce541" table:formula="of:=IF(([.$A6]+1)/2&gt;=[.L$2];MAX(0;ROUND([.$B$2]*([.$A6]-[.L$3])/(20-[.L$3])/([.L$2]+1);0));&quot;-&quot;)" office:value-type="string" office:string-value="-">
            <text:p>-</text:p>
          </table:table-cell>
          <table:table-cell table:style-name="ce533" table:formula="of:=[.M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1)/2&gt;=[.O$2];MAX(0;ROUND([.$N$2]*([.$A6]-[.O$3])/(20-[.O$3])/([.O$2]+1);0));&quot;-&quot;)" office:value-type="float" office:value="2">
            <text:p>2</text:p>
          </table:table-cell>
          <table:table-cell table:style-name="ce537" table:formula="of:=IF(([.$A6]+1)/2&gt;=[.P$2];MAX(0;ROUND([.$N$2]*([.$A6]-[.P$3])/(20-[.P$3])/([.P$2]+1);0));&quot;-&quot;)" office:value-type="float" office:value="1">
            <text:p>1</text:p>
          </table:table-cell>
          <table:table-cell table:style-name="ce537" table:formula="of:=IF(([.$A6]+1)/2&gt;=[.Q$2];MAX(0;ROUND([.$N$2]*([.$A6]-[.Q$3])/(20-[.Q$3])/([.Q$2]+1);0));&quot;-&quot;)" office:value-type="float" office:value="0">
            <text:p>0</text:p>
          </table:table-cell>
          <table:table-cell table:style-name="ce537" table:formula="of:=IF(([.$A6]+1)/2&gt;=[.R$2];MAX(0;ROUND([.$N$2]*([.$A6]-[.R$3])/(20-[.R$3])/([.R$2]+1);0));&quot;-&quot;)" office:value-type="string" office:string-value="-">
            <text:p>-</text:p>
          </table:table-cell>
          <table:table-cell table:style-name="ce537" table:formula="of:=IF(([.$A6]+1)/2&gt;=[.S$2];MAX(0;ROUND([.$N$2]*([.$A6]-[.S$3])/(20-[.S$3])/([.S$2]+1);0));&quot;-&quot;)" office:value-type="string" office:string-value="-">
            <text:p>-</text:p>
          </table:table-cell>
          <table:table-cell table:style-name="ce537" table:formula="of:=IF(([.$A6]+1)/2&gt;=[.T$2];MAX(0;ROUND([.$N$2]*([.$A6]-[.T$3])/(20-[.T$3])/([.T$2]+1);0));&quot;-&quot;)" office:value-type="string" office:string-value="-">
            <text:p>-</text:p>
          </table:table-cell>
          <table:table-cell table:style-name="ce537" table:formula="of:=IF(([.$A6]+1)/2&gt;=[.U$2];MAX(0;ROUND([.$N$2]*([.$A6]-[.U$3])/(20-[.U$3])/([.U$2]+1);0));&quot;-&quot;)" office:value-type="string" office:string-value="-">
            <text:p>-</text:p>
          </table:table-cell>
          <table:table-cell table:style-name="ce537" table:formula="of:=IF(([.$A6]+1)/2&gt;=[.V$2];MAX(0;ROUND([.$N$2]*([.$A6]-[.V$3])/(20-[.V$3])/([.V$2]+1);0));&quot;-&quot;)" office:value-type="string" office:string-value="-">
            <text:p>-</text:p>
          </table:table-cell>
          <table:table-cell table:style-name="ce537" table:formula="of:=IF(([.$A6]+1)/2&gt;=[.W$2];MAX(0;ROUND([.$N$2]*([.$A6]-[.W$3])/(20-[.W$3])/([.W$2]+1);0));&quot;-&quot;)" office:value-type="string" office:string-value="-">
            <text:p>-</text:p>
          </table:table-cell>
          <table:table-cell table:style-name="ce541" table:formula="of:=IF(([.$A6]+1)/2&gt;=[.X$2];MAX(0;ROUND([.$N$2]*([.$A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1)/2&gt;=[.C$2];MAX(0;ROUND([.$B$2]*([.$A7]-[.C$3])/(20-[.C$3])/([.C$2]+1);0));&quot;-&quot;)" office:value-type="float" office:value="2">
            <text:p>2</text:p>
          </table:table-cell>
          <table:table-cell table:style-name="ce537" table:formula="of:=IF(([.$A7]+1)/2&gt;=[.D$2];MAX(0;ROUND([.$B$2]*([.$A7]-[.D$3])/(20-[.D$3])/([.D$2]+1);0));&quot;-&quot;)" office:value-type="float" office:value="1">
            <text:p>1</text:p>
          </table:table-cell>
          <table:table-cell table:style-name="ce537" table:formula="of:=IF(([.$A7]+1)/2&gt;=[.E$2];MAX(0;ROUND([.$B$2]*([.$A7]-[.E$3])/(20-[.E$3])/([.E$2]+1);0));&quot;-&quot;)" office:value-type="float" office:value="0">
            <text:p>0</text:p>
          </table:table-cell>
          <table:table-cell table:style-name="ce537" table:formula="of:=IF(([.$A7]+1)/2&gt;=[.F$2];MAX(0;ROUND([.$B$2]*([.$A7]-[.F$3])/(20-[.F$3])/([.F$2]+1);0));&quot;-&quot;)" office:value-type="string" office:string-value="-">
            <text:p>-</text:p>
          </table:table-cell>
          <table:table-cell table:style-name="ce537" table:formula="of:=IF(([.$A7]+1)/2&gt;=[.G$2];MAX(0;ROUND([.$B$2]*([.$A7]-[.G$3])/(20-[.G$3])/([.G$2]+1);0));&quot;-&quot;)" office:value-type="string" office:string-value="-">
            <text:p>-</text:p>
          </table:table-cell>
          <table:table-cell table:style-name="ce537" table:formula="of:=IF(([.$A7]+1)/2&gt;=[.H$2];MAX(0;ROUND([.$B$2]*([.$A7]-[.H$3])/(20-[.H$3])/([.H$2]+1);0));&quot;-&quot;)" office:value-type="string" office:string-value="-">
            <text:p>-</text:p>
          </table:table-cell>
          <table:table-cell table:style-name="ce537" table:formula="of:=IF(([.$A7]+1)/2&gt;=[.I$2];MAX(0;ROUND([.$B$2]*([.$A7]-[.I$3])/(20-[.I$3])/([.I$2]+1);0));&quot;-&quot;)" office:value-type="string" office:string-value="-">
            <text:p>-</text:p>
          </table:table-cell>
          <table:table-cell table:style-name="ce537" table:formula="of:=IF(([.$A7]+1)/2&gt;=[.J$2];MAX(0;ROUND([.$B$2]*([.$A7]-[.J$3])/(20-[.J$3])/([.J$2]+1);0));&quot;-&quot;)" office:value-type="string" office:string-value="-">
            <text:p>-</text:p>
          </table:table-cell>
          <table:table-cell table:style-name="ce537" table:formula="of:=IF(([.$A7]+1)/2&gt;=[.K$2];MAX(0;ROUND([.$B$2]*([.$A7]-[.K$3])/(20-[.K$3])/([.K$2]+1);0));&quot;-&quot;)" office:value-type="string" office:string-value="-">
            <text:p>-</text:p>
          </table:table-cell>
          <table:table-cell table:style-name="ce541" table:formula="of:=IF(([.$A7]+1)/2&gt;=[.L$2];MAX(0;ROUND([.$B$2]*([.$A7]-[.L$3])/(20-[.L$3])/([.L$2]+1);0));&quot;-&quot;)" office:value-type="string" office:string-value="-">
            <text:p>-</text:p>
          </table:table-cell>
          <table:table-cell table:style-name="ce533" table:formula="of:=[.M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1)/2&gt;=[.O$2];MAX(0;ROUND([.$N$2]*([.$A7]-[.O$3])/(20-[.O$3])/([.O$2]+1);0));&quot;-&quot;)" office:value-type="float" office:value="2">
            <text:p>2</text:p>
          </table:table-cell>
          <table:table-cell table:style-name="ce537" table:formula="of:=IF(([.$A7]+1)/2&gt;=[.P$2];MAX(0;ROUND([.$N$2]*([.$A7]-[.P$3])/(20-[.P$3])/([.P$2]+1);0));&quot;-&quot;)" office:value-type="float" office:value="1">
            <text:p>1</text:p>
          </table:table-cell>
          <table:table-cell table:style-name="ce537" table:formula="of:=IF(([.$A7]+1)/2&gt;=[.Q$2];MAX(0;ROUND([.$N$2]*([.$A7]-[.Q$3])/(20-[.Q$3])/([.Q$2]+1);0));&quot;-&quot;)" office:value-type="float" office:value="0">
            <text:p>0</text:p>
          </table:table-cell>
          <table:table-cell table:style-name="ce537" table:formula="of:=IF(([.$A7]+1)/2&gt;=[.R$2];MAX(0;ROUND([.$N$2]*([.$A7]-[.R$3])/(20-[.R$3])/([.R$2]+1);0));&quot;-&quot;)" office:value-type="string" office:string-value="-">
            <text:p>-</text:p>
          </table:table-cell>
          <table:table-cell table:style-name="ce537" table:formula="of:=IF(([.$A7]+1)/2&gt;=[.S$2];MAX(0;ROUND([.$N$2]*([.$A7]-[.S$3])/(20-[.S$3])/([.S$2]+1);0));&quot;-&quot;)" office:value-type="string" office:string-value="-">
            <text:p>-</text:p>
          </table:table-cell>
          <table:table-cell table:style-name="ce537" table:formula="of:=IF(([.$A7]+1)/2&gt;=[.T$2];MAX(0;ROUND([.$N$2]*([.$A7]-[.T$3])/(20-[.T$3])/([.T$2]+1);0));&quot;-&quot;)" office:value-type="string" office:string-value="-">
            <text:p>-</text:p>
          </table:table-cell>
          <table:table-cell table:style-name="ce537" table:formula="of:=IF(([.$A7]+1)/2&gt;=[.U$2];MAX(0;ROUND([.$N$2]*([.$A7]-[.U$3])/(20-[.U$3])/([.U$2]+1);0));&quot;-&quot;)" office:value-type="string" office:string-value="-">
            <text:p>-</text:p>
          </table:table-cell>
          <table:table-cell table:style-name="ce537" table:formula="of:=IF(([.$A7]+1)/2&gt;=[.V$2];MAX(0;ROUND([.$N$2]*([.$A7]-[.V$3])/(20-[.V$3])/([.V$2]+1);0));&quot;-&quot;)" office:value-type="string" office:string-value="-">
            <text:p>-</text:p>
          </table:table-cell>
          <table:table-cell table:style-name="ce537" table:formula="of:=IF(([.$A7]+1)/2&gt;=[.W$2];MAX(0;ROUND([.$N$2]*([.$A7]-[.W$3])/(20-[.W$3])/([.W$2]+1);0));&quot;-&quot;)" office:value-type="string" office:string-value="-">
            <text:p>-</text:p>
          </table:table-cell>
          <table:table-cell table:style-name="ce541" table:formula="of:=IF(([.$A7]+1)/2&gt;=[.X$2];MAX(0;ROUND([.$N$2]*([.$A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1)/2&gt;=[.C$2];MAX(0;ROUND([.$B$2]*([.$A8]-[.C$3])/(20-[.C$3])/([.C$2]+1);0));&quot;-&quot;)" office:value-type="float" office:value="3">
            <text:p>3</text:p>
          </table:table-cell>
          <table:table-cell table:style-name="ce537" table:formula="of:=IF(([.$A8]+1)/2&gt;=[.D$2];MAX(0;ROUND([.$B$2]*([.$A8]-[.D$3])/(20-[.D$3])/([.D$2]+1);0));&quot;-&quot;)" office:value-type="float" office:value="1">
            <text:p>1</text:p>
          </table:table-cell>
          <table:table-cell table:style-name="ce537" table:formula="of:=IF(([.$A8]+1)/2&gt;=[.E$2];MAX(0;ROUND([.$B$2]*([.$A8]-[.E$3])/(20-[.E$3])/([.E$2]+1);0));&quot;-&quot;)" office:value-type="float" office:value="0">
            <text:p>0</text:p>
          </table:table-cell>
          <table:table-cell table:style-name="ce537" table:formula="of:=IF(([.$A8]+1)/2&gt;=[.F$2];MAX(0;ROUND([.$B$2]*([.$A8]-[.F$3])/(20-[.F$3])/([.F$2]+1);0));&quot;-&quot;)" office:value-type="float" office:value="0">
            <text:p>0</text:p>
          </table:table-cell>
          <table:table-cell table:style-name="ce537" table:formula="of:=IF(([.$A8]+1)/2&gt;=[.G$2];MAX(0;ROUND([.$B$2]*([.$A8]-[.G$3])/(20-[.G$3])/([.G$2]+1);0));&quot;-&quot;)" office:value-type="string" office:string-value="-">
            <text:p>-</text:p>
          </table:table-cell>
          <table:table-cell table:style-name="ce537" table:formula="of:=IF(([.$A8]+1)/2&gt;=[.H$2];MAX(0;ROUND([.$B$2]*([.$A8]-[.H$3])/(20-[.H$3])/([.H$2]+1);0));&quot;-&quot;)" office:value-type="string" office:string-value="-">
            <text:p>-</text:p>
          </table:table-cell>
          <table:table-cell table:style-name="ce537" table:formula="of:=IF(([.$A8]+1)/2&gt;=[.I$2];MAX(0;ROUND([.$B$2]*([.$A8]-[.I$3])/(20-[.I$3])/([.I$2]+1);0));&quot;-&quot;)" office:value-type="string" office:string-value="-">
            <text:p>-</text:p>
          </table:table-cell>
          <table:table-cell table:style-name="ce537" table:formula="of:=IF(([.$A8]+1)/2&gt;=[.J$2];MAX(0;ROUND([.$B$2]*([.$A8]-[.J$3])/(20-[.J$3])/([.J$2]+1);0));&quot;-&quot;)" office:value-type="string" office:string-value="-">
            <text:p>-</text:p>
          </table:table-cell>
          <table:table-cell table:style-name="ce537" table:formula="of:=IF(([.$A8]+1)/2&gt;=[.K$2];MAX(0;ROUND([.$B$2]*([.$A8]-[.K$3])/(20-[.K$3])/([.K$2]+1);0));&quot;-&quot;)" office:value-type="string" office:string-value="-">
            <text:p>-</text:p>
          </table:table-cell>
          <table:table-cell table:style-name="ce541" table:formula="of:=IF(([.$A8]+1)/2&gt;=[.L$2];MAX(0;ROUND([.$B$2]*([.$A8]-[.L$3])/(20-[.L$3])/([.L$2]+1);0));&quot;-&quot;)" office:value-type="string" office:string-value="-">
            <text:p>-</text:p>
          </table:table-cell>
          <table:table-cell table:style-name="ce533" table:formula="of:=[.M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1)/2&gt;=[.O$2];MAX(0;ROUND([.$N$2]*([.$A8]-[.O$3])/(20-[.O$3])/([.O$2]+1);0));&quot;-&quot;)" office:value-type="float" office:value="3">
            <text:p>3</text:p>
          </table:table-cell>
          <table:table-cell table:style-name="ce537" table:formula="of:=IF(([.$A8]+1)/2&gt;=[.P$2];MAX(0;ROUND([.$N$2]*([.$A8]-[.P$3])/(20-[.P$3])/([.P$2]+1);0));&quot;-&quot;)" office:value-type="float" office:value="1">
            <text:p>1</text:p>
          </table:table-cell>
          <table:table-cell table:style-name="ce537" table:formula="of:=IF(([.$A8]+1)/2&gt;=[.Q$2];MAX(0;ROUND([.$N$2]*([.$A8]-[.Q$3])/(20-[.Q$3])/([.Q$2]+1);0));&quot;-&quot;)" office:value-type="float" office:value="0">
            <text:p>0</text:p>
          </table:table-cell>
          <table:table-cell table:style-name="ce537" table:formula="of:=IF(([.$A8]+1)/2&gt;=[.R$2];MAX(0;ROUND([.$N$2]*([.$A8]-[.R$3])/(20-[.R$3])/([.R$2]+1);0));&quot;-&quot;)" office:value-type="float" office:value="0">
            <text:p>0</text:p>
          </table:table-cell>
          <table:table-cell table:style-name="ce537" table:formula="of:=IF(([.$A8]+1)/2&gt;=[.S$2];MAX(0;ROUND([.$N$2]*([.$A8]-[.S$3])/(20-[.S$3])/([.S$2]+1);0));&quot;-&quot;)" office:value-type="string" office:string-value="-">
            <text:p>-</text:p>
          </table:table-cell>
          <table:table-cell table:style-name="ce537" table:formula="of:=IF(([.$A8]+1)/2&gt;=[.T$2];MAX(0;ROUND([.$N$2]*([.$A8]-[.T$3])/(20-[.T$3])/([.T$2]+1);0));&quot;-&quot;)" office:value-type="string" office:string-value="-">
            <text:p>-</text:p>
          </table:table-cell>
          <table:table-cell table:style-name="ce537" table:formula="of:=IF(([.$A8]+1)/2&gt;=[.U$2];MAX(0;ROUND([.$N$2]*([.$A8]-[.U$3])/(20-[.U$3])/([.U$2]+1);0));&quot;-&quot;)" office:value-type="string" office:string-value="-">
            <text:p>-</text:p>
          </table:table-cell>
          <table:table-cell table:style-name="ce537" table:formula="of:=IF(([.$A8]+1)/2&gt;=[.V$2];MAX(0;ROUND([.$N$2]*([.$A8]-[.V$3])/(20-[.V$3])/([.V$2]+1);0));&quot;-&quot;)" office:value-type="string" office:string-value="-">
            <text:p>-</text:p>
          </table:table-cell>
          <table:table-cell table:style-name="ce537" table:formula="of:=IF(([.$A8]+1)/2&gt;=[.W$2];MAX(0;ROUND([.$N$2]*([.$A8]-[.W$3])/(20-[.W$3])/([.W$2]+1);0));&quot;-&quot;)" office:value-type="string" office:string-value="-">
            <text:p>-</text:p>
          </table:table-cell>
          <table:table-cell table:style-name="ce541" table:formula="of:=IF(([.$A8]+1)/2&gt;=[.X$2];MAX(0;ROUND([.$N$2]*([.$A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1)/2&gt;=[.C$2];MAX(0;ROUND([.$B$2]*([.$A9]-[.C$3])/(20-[.C$3])/([.C$2]+1);0));&quot;-&quot;)" office:value-type="float" office:value="3">
            <text:p>3</text:p>
          </table:table-cell>
          <table:table-cell table:style-name="ce537" table:formula="of:=IF(([.$A9]+1)/2&gt;=[.D$2];MAX(0;ROUND([.$B$2]*([.$A9]-[.D$3])/(20-[.D$3])/([.D$2]+1);0));&quot;-&quot;)" office:value-type="float" office:value="1">
            <text:p>1</text:p>
          </table:table-cell>
          <table:table-cell table:style-name="ce537" table:formula="of:=IF(([.$A9]+1)/2&gt;=[.E$2];MAX(0;ROUND([.$B$2]*([.$A9]-[.E$3])/(20-[.E$3])/([.E$2]+1);0));&quot;-&quot;)" office:value-type="float" office:value="1">
            <text:p>1</text:p>
          </table:table-cell>
          <table:table-cell table:style-name="ce537" table:formula="of:=IF(([.$A9]+1)/2&gt;=[.F$2];MAX(0;ROUND([.$B$2]*([.$A9]-[.F$3])/(20-[.F$3])/([.F$2]+1);0));&quot;-&quot;)" office:value-type="float" office:value="0">
            <text:p>0</text:p>
          </table:table-cell>
          <table:table-cell table:style-name="ce537" table:formula="of:=IF(([.$A9]+1)/2&gt;=[.G$2];MAX(0;ROUND([.$B$2]*([.$A9]-[.G$3])/(20-[.G$3])/([.G$2]+1);0));&quot;-&quot;)" office:value-type="string" office:string-value="-">
            <text:p>-</text:p>
          </table:table-cell>
          <table:table-cell table:style-name="ce537" table:formula="of:=IF(([.$A9]+1)/2&gt;=[.H$2];MAX(0;ROUND([.$B$2]*([.$A9]-[.H$3])/(20-[.H$3])/([.H$2]+1);0));&quot;-&quot;)" office:value-type="string" office:string-value="-">
            <text:p>-</text:p>
          </table:table-cell>
          <table:table-cell table:style-name="ce537" table:formula="of:=IF(([.$A9]+1)/2&gt;=[.I$2];MAX(0;ROUND([.$B$2]*([.$A9]-[.I$3])/(20-[.I$3])/([.I$2]+1);0));&quot;-&quot;)" office:value-type="string" office:string-value="-">
            <text:p>-</text:p>
          </table:table-cell>
          <table:table-cell table:style-name="ce537" table:formula="of:=IF(([.$A9]+1)/2&gt;=[.J$2];MAX(0;ROUND([.$B$2]*([.$A9]-[.J$3])/(20-[.J$3])/([.J$2]+1);0));&quot;-&quot;)" office:value-type="string" office:string-value="-">
            <text:p>-</text:p>
          </table:table-cell>
          <table:table-cell table:style-name="ce537" table:formula="of:=IF(([.$A9]+1)/2&gt;=[.K$2];MAX(0;ROUND([.$B$2]*([.$A9]-[.K$3])/(20-[.K$3])/([.K$2]+1);0));&quot;-&quot;)" office:value-type="string" office:string-value="-">
            <text:p>-</text:p>
          </table:table-cell>
          <table:table-cell table:style-name="ce541" table:formula="of:=IF(([.$A9]+1)/2&gt;=[.L$2];MAX(0;ROUND([.$B$2]*([.$A9]-[.L$3])/(20-[.L$3])/([.L$2]+1);0));&quot;-&quot;)" office:value-type="string" office:string-value="-">
            <text:p>-</text:p>
          </table:table-cell>
          <table:table-cell table:style-name="ce533" table:formula="of:=[.M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1)/2&gt;=[.O$2];MAX(0;ROUND([.$N$2]*([.$A9]-[.O$3])/(20-[.O$3])/([.O$2]+1);0));&quot;-&quot;)" office:value-type="float" office:value="3">
            <text:p>3</text:p>
          </table:table-cell>
          <table:table-cell table:style-name="ce537" table:formula="of:=IF(([.$A9]+1)/2&gt;=[.P$2];MAX(0;ROUND([.$N$2]*([.$A9]-[.P$3])/(20-[.P$3])/([.P$2]+1);0));&quot;-&quot;)" office:value-type="float" office:value="1">
            <text:p>1</text:p>
          </table:table-cell>
          <table:table-cell table:style-name="ce537" table:formula="of:=IF(([.$A9]+1)/2&gt;=[.Q$2];MAX(0;ROUND([.$N$2]*([.$A9]-[.Q$3])/(20-[.Q$3])/([.Q$2]+1);0));&quot;-&quot;)" office:value-type="float" office:value="1">
            <text:p>1</text:p>
          </table:table-cell>
          <table:table-cell table:style-name="ce537" table:formula="of:=IF(([.$A9]+1)/2&gt;=[.R$2];MAX(0;ROUND([.$N$2]*([.$A9]-[.R$3])/(20-[.R$3])/([.R$2]+1);0));&quot;-&quot;)" office:value-type="float" office:value="0">
            <text:p>0</text:p>
          </table:table-cell>
          <table:table-cell table:style-name="ce537" table:formula="of:=IF(([.$A9]+1)/2&gt;=[.S$2];MAX(0;ROUND([.$N$2]*([.$A9]-[.S$3])/(20-[.S$3])/([.S$2]+1);0));&quot;-&quot;)" office:value-type="string" office:string-value="-">
            <text:p>-</text:p>
          </table:table-cell>
          <table:table-cell table:style-name="ce537" table:formula="of:=IF(([.$A9]+1)/2&gt;=[.T$2];MAX(0;ROUND([.$N$2]*([.$A9]-[.T$3])/(20-[.T$3])/([.T$2]+1);0));&quot;-&quot;)" office:value-type="string" office:string-value="-">
            <text:p>-</text:p>
          </table:table-cell>
          <table:table-cell table:style-name="ce537" table:formula="of:=IF(([.$A9]+1)/2&gt;=[.U$2];MAX(0;ROUND([.$N$2]*([.$A9]-[.U$3])/(20-[.U$3])/([.U$2]+1);0));&quot;-&quot;)" office:value-type="string" office:string-value="-">
            <text:p>-</text:p>
          </table:table-cell>
          <table:table-cell table:style-name="ce537" table:formula="of:=IF(([.$A9]+1)/2&gt;=[.V$2];MAX(0;ROUND([.$N$2]*([.$A9]-[.V$3])/(20-[.V$3])/([.V$2]+1);0));&quot;-&quot;)" office:value-type="string" office:string-value="-">
            <text:p>-</text:p>
          </table:table-cell>
          <table:table-cell table:style-name="ce537" table:formula="of:=IF(([.$A9]+1)/2&gt;=[.W$2];MAX(0;ROUND([.$N$2]*([.$A9]-[.W$3])/(20-[.W$3])/([.W$2]+1);0));&quot;-&quot;)" office:value-type="string" office:string-value="-">
            <text:p>-</text:p>
          </table:table-cell>
          <table:table-cell table:style-name="ce541" table:formula="of:=IF(([.$A9]+1)/2&gt;=[.X$2];MAX(0;ROUND([.$N$2]*([.$A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1)/2&gt;=[.C$2];MAX(0;ROUND([.$B$2]*([.$A10]-[.C$3])/(20-[.C$3])/([.C$2]+1);0));&quot;-&quot;)" office:value-type="float" office:value="3">
            <text:p>3</text:p>
          </table:table-cell>
          <table:table-cell table:style-name="ce537" table:formula="of:=IF(([.$A10]+1)/2&gt;=[.D$2];MAX(0;ROUND([.$B$2]*([.$A10]-[.D$3])/(20-[.D$3])/([.D$2]+1);0));&quot;-&quot;)" office:value-type="float" office:value="1">
            <text:p>1</text:p>
          </table:table-cell>
          <table:table-cell table:style-name="ce537" table:formula="of:=IF(([.$A10]+1)/2&gt;=[.E$2];MAX(0;ROUND([.$B$2]*([.$A10]-[.E$3])/(20-[.E$3])/([.E$2]+1);0));&quot;-&quot;)" office:value-type="float" office:value="1">
            <text:p>1</text:p>
          </table:table-cell>
          <table:table-cell table:style-name="ce537" table:formula="of:=IF(([.$A10]+1)/2&gt;=[.F$2];MAX(0;ROUND([.$B$2]*([.$A10]-[.F$3])/(20-[.F$3])/([.F$2]+1);0));&quot;-&quot;)" office:value-type="float" office:value="0">
            <text:p>0</text:p>
          </table:table-cell>
          <table:table-cell table:style-name="ce537" table:formula="of:=IF(([.$A10]+1)/2&gt;=[.G$2];MAX(0;ROUND([.$B$2]*([.$A10]-[.G$3])/(20-[.G$3])/([.G$2]+1);0));&quot;-&quot;)" office:value-type="float" office:value="0">
            <text:p>0</text:p>
          </table:table-cell>
          <table:table-cell table:style-name="ce537" table:formula="of:=IF(([.$A10]+1)/2&gt;=[.H$2];MAX(0;ROUND([.$B$2]*([.$A10]-[.H$3])/(20-[.H$3])/([.H$2]+1);0));&quot;-&quot;)" office:value-type="string" office:string-value="-">
            <text:p>-</text:p>
          </table:table-cell>
          <table:table-cell table:style-name="ce537" table:formula="of:=IF(([.$A10]+1)/2&gt;=[.I$2];MAX(0;ROUND([.$B$2]*([.$A10]-[.I$3])/(20-[.I$3])/([.I$2]+1);0));&quot;-&quot;)" office:value-type="string" office:string-value="-">
            <text:p>-</text:p>
          </table:table-cell>
          <table:table-cell table:style-name="ce537" table:formula="of:=IF(([.$A10]+1)/2&gt;=[.J$2];MAX(0;ROUND([.$B$2]*([.$A10]-[.J$3])/(20-[.J$3])/([.J$2]+1);0));&quot;-&quot;)" office:value-type="string" office:string-value="-">
            <text:p>-</text:p>
          </table:table-cell>
          <table:table-cell table:style-name="ce537" table:formula="of:=IF(([.$A10]+1)/2&gt;=[.K$2];MAX(0;ROUND([.$B$2]*([.$A10]-[.K$3])/(20-[.K$3])/([.K$2]+1);0));&quot;-&quot;)" office:value-type="string" office:string-value="-">
            <text:p>-</text:p>
          </table:table-cell>
          <table:table-cell table:style-name="ce541" table:formula="of:=IF(([.$A10]+1)/2&gt;=[.L$2];MAX(0;ROUND([.$B$2]*([.$A10]-[.L$3])/(20-[.L$3])/([.L$2]+1);0));&quot;-&quot;)" office:value-type="string" office:string-value="-">
            <text:p>-</text:p>
          </table:table-cell>
          <table:table-cell table:style-name="ce533" table:formula="of:=[.M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1)/2&gt;=[.O$2];MAX(0;ROUND([.$N$2]*([.$A10]-[.O$3])/(20-[.O$3])/([.O$2]+1);0));&quot;-&quot;)" office:value-type="float" office:value="4">
            <text:p>4</text:p>
          </table:table-cell>
          <table:table-cell table:style-name="ce537" table:formula="of:=IF(([.$A10]+1)/2&gt;=[.P$2];MAX(0;ROUND([.$N$2]*([.$A10]-[.P$3])/(20-[.P$3])/([.P$2]+1);0));&quot;-&quot;)" office:value-type="float" office:value="2">
            <text:p>2</text:p>
          </table:table-cell>
          <table:table-cell table:style-name="ce537" table:formula="of:=IF(([.$A10]+1)/2&gt;=[.Q$2];MAX(0;ROUND([.$N$2]*([.$A10]-[.Q$3])/(20-[.Q$3])/([.Q$2]+1);0));&quot;-&quot;)" office:value-type="float" office:value="1">
            <text:p>1</text:p>
          </table:table-cell>
          <table:table-cell table:style-name="ce537" table:formula="of:=IF(([.$A10]+1)/2&gt;=[.R$2];MAX(0;ROUND([.$N$2]*([.$A10]-[.R$3])/(20-[.R$3])/([.R$2]+1);0));&quot;-&quot;)" office:value-type="float" office:value="0">
            <text:p>0</text:p>
          </table:table-cell>
          <table:table-cell table:style-name="ce537" table:formula="of:=IF(([.$A10]+1)/2&gt;=[.S$2];MAX(0;ROUND([.$N$2]*([.$A10]-[.S$3])/(20-[.S$3])/([.S$2]+1);0));&quot;-&quot;)" office:value-type="float" office:value="0">
            <text:p>0</text:p>
          </table:table-cell>
          <table:table-cell table:style-name="ce537" table:formula="of:=IF(([.$A10]+1)/2&gt;=[.T$2];MAX(0;ROUND([.$N$2]*([.$A10]-[.T$3])/(20-[.T$3])/([.T$2]+1);0));&quot;-&quot;)" office:value-type="string" office:string-value="-">
            <text:p>-</text:p>
          </table:table-cell>
          <table:table-cell table:style-name="ce537" table:formula="of:=IF(([.$A10]+1)/2&gt;=[.U$2];MAX(0;ROUND([.$N$2]*([.$A10]-[.U$3])/(20-[.U$3])/([.U$2]+1);0));&quot;-&quot;)" office:value-type="string" office:string-value="-">
            <text:p>-</text:p>
          </table:table-cell>
          <table:table-cell table:style-name="ce537" table:formula="of:=IF(([.$A10]+1)/2&gt;=[.V$2];MAX(0;ROUND([.$N$2]*([.$A10]-[.V$3])/(20-[.V$3])/([.V$2]+1);0));&quot;-&quot;)" office:value-type="string" office:string-value="-">
            <text:p>-</text:p>
          </table:table-cell>
          <table:table-cell table:style-name="ce537" table:formula="of:=IF(([.$A10]+1)/2&gt;=[.W$2];MAX(0;ROUND([.$N$2]*([.$A10]-[.W$3])/(20-[.W$3])/([.W$2]+1);0));&quot;-&quot;)" office:value-type="string" office:string-value="-">
            <text:p>-</text:p>
          </table:table-cell>
          <table:table-cell table:style-name="ce541" table:formula="of:=IF(([.$A10]+1)/2&gt;=[.X$2];MAX(0;ROUND([.$N$2]*([.$A1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1)/2&gt;=[.C$2];MAX(0;ROUND([.$B$2]*([.$A11]-[.C$3])/(20-[.C$3])/([.C$2]+1);0));&quot;-&quot;)" office:value-type="float" office:value="4">
            <text:p>4</text:p>
          </table:table-cell>
          <table:table-cell table:style-name="ce537" table:formula="of:=IF(([.$A11]+1)/2&gt;=[.D$2];MAX(0;ROUND([.$B$2]*([.$A11]-[.D$3])/(20-[.D$3])/([.D$2]+1);0));&quot;-&quot;)" office:value-type="float" office:value="2">
            <text:p>2</text:p>
          </table:table-cell>
          <table:table-cell table:style-name="ce537" table:formula="of:=IF(([.$A11]+1)/2&gt;=[.E$2];MAX(0;ROUND([.$B$2]*([.$A11]-[.E$3])/(20-[.E$3])/([.E$2]+1);0));&quot;-&quot;)" office:value-type="float" office:value="1">
            <text:p>1</text:p>
          </table:table-cell>
          <table:table-cell table:style-name="ce537" table:formula="of:=IF(([.$A11]+1)/2&gt;=[.F$2];MAX(0;ROUND([.$B$2]*([.$A11]-[.F$3])/(20-[.F$3])/([.F$2]+1);0));&quot;-&quot;)" office:value-type="float" office:value="0">
            <text:p>0</text:p>
          </table:table-cell>
          <table:table-cell table:style-name="ce537" table:formula="of:=IF(([.$A11]+1)/2&gt;=[.G$2];MAX(0;ROUND([.$B$2]*([.$A11]-[.G$3])/(20-[.G$3])/([.G$2]+1);0));&quot;-&quot;)" office:value-type="float" office:value="0">
            <text:p>0</text:p>
          </table:table-cell>
          <table:table-cell table:style-name="ce537" table:formula="of:=IF(([.$A11]+1)/2&gt;=[.H$2];MAX(0;ROUND([.$B$2]*([.$A11]-[.H$3])/(20-[.H$3])/([.H$2]+1);0));&quot;-&quot;)" office:value-type="string" office:string-value="-">
            <text:p>-</text:p>
          </table:table-cell>
          <table:table-cell table:style-name="ce537" table:formula="of:=IF(([.$A11]+1)/2&gt;=[.I$2];MAX(0;ROUND([.$B$2]*([.$A11]-[.I$3])/(20-[.I$3])/([.I$2]+1);0));&quot;-&quot;)" office:value-type="string" office:string-value="-">
            <text:p>-</text:p>
          </table:table-cell>
          <table:table-cell table:style-name="ce537" table:formula="of:=IF(([.$A11]+1)/2&gt;=[.J$2];MAX(0;ROUND([.$B$2]*([.$A11]-[.J$3])/(20-[.J$3])/([.J$2]+1);0));&quot;-&quot;)" office:value-type="string" office:string-value="-">
            <text:p>-</text:p>
          </table:table-cell>
          <table:table-cell table:style-name="ce537" table:formula="of:=IF(([.$A11]+1)/2&gt;=[.K$2];MAX(0;ROUND([.$B$2]*([.$A11]-[.K$3])/(20-[.K$3])/([.K$2]+1);0));&quot;-&quot;)" office:value-type="string" office:string-value="-">
            <text:p>-</text:p>
          </table:table-cell>
          <table:table-cell table:style-name="ce541" table:formula="of:=IF(([.$A11]+1)/2&gt;=[.L$2];MAX(0;ROUND([.$B$2]*([.$A11]-[.L$3])/(20-[.L$3])/([.L$2]+1);0));&quot;-&quot;)" office:value-type="string" office:string-value="-">
            <text:p>-</text:p>
          </table:table-cell>
          <table:table-cell table:style-name="ce533" table:formula="of:=[.M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1)/2&gt;=[.O$2];MAX(0;ROUND([.$N$2]*([.$A11]-[.O$3])/(20-[.O$3])/([.O$2]+1);0));&quot;-&quot;)" office:value-type="float" office:value="4">
            <text:p>4</text:p>
          </table:table-cell>
          <table:table-cell table:style-name="ce537" table:formula="of:=IF(([.$A11]+1)/2&gt;=[.P$2];MAX(0;ROUND([.$N$2]*([.$A11]-[.P$3])/(20-[.P$3])/([.P$2]+1);0));&quot;-&quot;)" office:value-type="float" office:value="2">
            <text:p>2</text:p>
          </table:table-cell>
          <table:table-cell table:style-name="ce537" table:formula="of:=IF(([.$A11]+1)/2&gt;=[.Q$2];MAX(0;ROUND([.$N$2]*([.$A11]-[.Q$3])/(20-[.Q$3])/([.Q$2]+1);0));&quot;-&quot;)" office:value-type="float" office:value="1">
            <text:p>1</text:p>
          </table:table-cell>
          <table:table-cell table:style-name="ce537" table:formula="of:=IF(([.$A11]+1)/2&gt;=[.R$2];MAX(0;ROUND([.$N$2]*([.$A11]-[.R$3])/(20-[.R$3])/([.R$2]+1);0));&quot;-&quot;)" office:value-type="float" office:value="1">
            <text:p>1</text:p>
          </table:table-cell>
          <table:table-cell table:style-name="ce537" table:formula="of:=IF(([.$A11]+1)/2&gt;=[.S$2];MAX(0;ROUND([.$N$2]*([.$A11]-[.S$3])/(20-[.S$3])/([.S$2]+1);0));&quot;-&quot;)" office:value-type="float" office:value="0">
            <text:p>0</text:p>
          </table:table-cell>
          <table:table-cell table:style-name="ce537" table:formula="of:=IF(([.$A11]+1)/2&gt;=[.T$2];MAX(0;ROUND([.$N$2]*([.$A11]-[.T$3])/(20-[.T$3])/([.T$2]+1);0));&quot;-&quot;)" office:value-type="string" office:string-value="-">
            <text:p>-</text:p>
          </table:table-cell>
          <table:table-cell table:style-name="ce537" table:formula="of:=IF(([.$A11]+1)/2&gt;=[.U$2];MAX(0;ROUND([.$N$2]*([.$A11]-[.U$3])/(20-[.U$3])/([.U$2]+1);0));&quot;-&quot;)" office:value-type="string" office:string-value="-">
            <text:p>-</text:p>
          </table:table-cell>
          <table:table-cell table:style-name="ce537" table:formula="of:=IF(([.$A11]+1)/2&gt;=[.V$2];MAX(0;ROUND([.$N$2]*([.$A11]-[.V$3])/(20-[.V$3])/([.V$2]+1);0));&quot;-&quot;)" office:value-type="string" office:string-value="-">
            <text:p>-</text:p>
          </table:table-cell>
          <table:table-cell table:style-name="ce537" table:formula="of:=IF(([.$A11]+1)/2&gt;=[.W$2];MAX(0;ROUND([.$N$2]*([.$A11]-[.W$3])/(20-[.W$3])/([.W$2]+1);0));&quot;-&quot;)" office:value-type="string" office:string-value="-">
            <text:p>-</text:p>
          </table:table-cell>
          <table:table-cell table:style-name="ce541" table:formula="of:=IF(([.$A11]+1)/2&gt;=[.X$2];MAX(0;ROUND([.$N$2]*([.$A1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1)/2&gt;=[.C$2];MAX(0;ROUND([.$B$2]*([.$A12]-[.C$3])/(20-[.C$3])/([.C$2]+1);0));&quot;-&quot;)" office:value-type="float" office:value="4">
            <text:p>4</text:p>
          </table:table-cell>
          <table:table-cell table:style-name="ce537" table:formula="of:=IF(([.$A12]+1)/2&gt;=[.D$2];MAX(0;ROUND([.$B$2]*([.$A12]-[.D$3])/(20-[.D$3])/([.D$2]+1);0));&quot;-&quot;)" office:value-type="float" office:value="2">
            <text:p>2</text:p>
          </table:table-cell>
          <table:table-cell table:style-name="ce537" table:formula="of:=IF(([.$A12]+1)/2&gt;=[.E$2];MAX(0;ROUND([.$B$2]*([.$A12]-[.E$3])/(20-[.E$3])/([.E$2]+1);0));&quot;-&quot;)" office:value-type="float" office:value="1">
            <text:p>1</text:p>
          </table:table-cell>
          <table:table-cell table:style-name="ce537" table:formula="of:=IF(([.$A12]+1)/2&gt;=[.F$2];MAX(0;ROUND([.$B$2]*([.$A12]-[.F$3])/(20-[.F$3])/([.F$2]+1);0));&quot;-&quot;)" office:value-type="float" office:value="1">
            <text:p>1</text:p>
          </table:table-cell>
          <table:table-cell table:style-name="ce537" table:formula="of:=IF(([.$A12]+1)/2&gt;=[.G$2];MAX(0;ROUND([.$B$2]*([.$A12]-[.G$3])/(20-[.G$3])/([.G$2]+1);0));&quot;-&quot;)" office:value-type="float" office:value="0">
            <text:p>0</text:p>
          </table:table-cell>
          <table:table-cell table:style-name="ce537" table:formula="of:=IF(([.$A12]+1)/2&gt;=[.H$2];MAX(0;ROUND([.$B$2]*([.$A12]-[.H$3])/(20-[.H$3])/([.H$2]+1);0));&quot;-&quot;)" office:value-type="float" office:value="0">
            <text:p>0</text:p>
          </table:table-cell>
          <table:table-cell table:style-name="ce537" table:formula="of:=IF(([.$A12]+1)/2&gt;=[.I$2];MAX(0;ROUND([.$B$2]*([.$A12]-[.I$3])/(20-[.I$3])/([.I$2]+1);0));&quot;-&quot;)" office:value-type="string" office:string-value="-">
            <text:p>-</text:p>
          </table:table-cell>
          <table:table-cell table:style-name="ce537" table:formula="of:=IF(([.$A12]+1)/2&gt;=[.J$2];MAX(0;ROUND([.$B$2]*([.$A12]-[.J$3])/(20-[.J$3])/([.J$2]+1);0));&quot;-&quot;)" office:value-type="string" office:string-value="-">
            <text:p>-</text:p>
          </table:table-cell>
          <table:table-cell table:style-name="ce537" table:formula="of:=IF(([.$A12]+1)/2&gt;=[.K$2];MAX(0;ROUND([.$B$2]*([.$A12]-[.K$3])/(20-[.K$3])/([.K$2]+1);0));&quot;-&quot;)" office:value-type="string" office:string-value="-">
            <text:p>-</text:p>
          </table:table-cell>
          <table:table-cell table:style-name="ce541" table:formula="of:=IF(([.$A12]+1)/2&gt;=[.L$2];MAX(0;ROUND([.$B$2]*([.$A12]-[.L$3])/(20-[.L$3])/([.L$2]+1);0));&quot;-&quot;)" office:value-type="string" office:string-value="-">
            <text:p>-</text:p>
          </table:table-cell>
          <table:table-cell table:style-name="ce533" table:formula="of:=[.M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1)/2&gt;=[.O$2];MAX(0;ROUND([.$N$2]*([.$A12]-[.O$3])/(20-[.O$3])/([.O$2]+1);0));&quot;-&quot;)" office:value-type="float" office:value="5">
            <text:p>5</text:p>
          </table:table-cell>
          <table:table-cell table:style-name="ce537" table:formula="of:=IF(([.$A12]+1)/2&gt;=[.P$2];MAX(0;ROUND([.$N$2]*([.$A12]-[.P$3])/(20-[.P$3])/([.P$2]+1);0));&quot;-&quot;)" office:value-type="float" office:value="2">
            <text:p>2</text:p>
          </table:table-cell>
          <table:table-cell table:style-name="ce537" table:formula="of:=IF(([.$A12]+1)/2&gt;=[.Q$2];MAX(0;ROUND([.$N$2]*([.$A12]-[.Q$3])/(20-[.Q$3])/([.Q$2]+1);0));&quot;-&quot;)" office:value-type="float" office:value="1">
            <text:p>1</text:p>
          </table:table-cell>
          <table:table-cell table:style-name="ce537" table:formula="of:=IF(([.$A12]+1)/2&gt;=[.R$2];MAX(0;ROUND([.$N$2]*([.$A12]-[.R$3])/(20-[.R$3])/([.R$2]+1);0));&quot;-&quot;)" office:value-type="float" office:value="1">
            <text:p>1</text:p>
          </table:table-cell>
          <table:table-cell table:style-name="ce537" table:formula="of:=IF(([.$A12]+1)/2&gt;=[.S$2];MAX(0;ROUND([.$N$2]*([.$A12]-[.S$3])/(20-[.S$3])/([.S$2]+1);0));&quot;-&quot;)" office:value-type="float" office:value="0">
            <text:p>0</text:p>
          </table:table-cell>
          <table:table-cell table:style-name="ce537" table:formula="of:=IF(([.$A12]+1)/2&gt;=[.T$2];MAX(0;ROUND([.$N$2]*([.$A12]-[.T$3])/(20-[.T$3])/([.T$2]+1);0));&quot;-&quot;)" office:value-type="float" office:value="0">
            <text:p>0</text:p>
          </table:table-cell>
          <table:table-cell table:style-name="ce537" table:formula="of:=IF(([.$A12]+1)/2&gt;=[.U$2];MAX(0;ROUND([.$N$2]*([.$A12]-[.U$3])/(20-[.U$3])/([.U$2]+1);0));&quot;-&quot;)" office:value-type="string" office:string-value="-">
            <text:p>-</text:p>
          </table:table-cell>
          <table:table-cell table:style-name="ce537" table:formula="of:=IF(([.$A12]+1)/2&gt;=[.V$2];MAX(0;ROUND([.$N$2]*([.$A12]-[.V$3])/(20-[.V$3])/([.V$2]+1);0));&quot;-&quot;)" office:value-type="string" office:string-value="-">
            <text:p>-</text:p>
          </table:table-cell>
          <table:table-cell table:style-name="ce537" table:formula="of:=IF(([.$A12]+1)/2&gt;=[.W$2];MAX(0;ROUND([.$N$2]*([.$A12]-[.W$3])/(20-[.W$3])/([.W$2]+1);0));&quot;-&quot;)" office:value-type="string" office:string-value="-">
            <text:p>-</text:p>
          </table:table-cell>
          <table:table-cell table:style-name="ce541" table:formula="of:=IF(([.$A12]+1)/2&gt;=[.X$2];MAX(0;ROUND([.$N$2]*([.$A1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1)/2&gt;=[.C$2];MAX(0;ROUND([.$B$2]*([.$A13]-[.C$3])/(20-[.C$3])/([.C$2]+1);0));&quot;-&quot;)" office:value-type="float" office:value="5">
            <text:p>5</text:p>
          </table:table-cell>
          <table:table-cell table:style-name="ce537" table:formula="of:=IF(([.$A13]+1)/2&gt;=[.D$2];MAX(0;ROUND([.$B$2]*([.$A13]-[.D$3])/(20-[.D$3])/([.D$2]+1);0));&quot;-&quot;)" office:value-type="float" office:value="2">
            <text:p>2</text:p>
          </table:table-cell>
          <table:table-cell table:style-name="ce537" table:formula="of:=IF(([.$A13]+1)/2&gt;=[.E$2];MAX(0;ROUND([.$B$2]*([.$A13]-[.E$3])/(20-[.E$3])/([.E$2]+1);0));&quot;-&quot;)" office:value-type="float" office:value="1">
            <text:p>1</text:p>
          </table:table-cell>
          <table:table-cell table:style-name="ce537" table:formula="of:=IF(([.$A13]+1)/2&gt;=[.F$2];MAX(0;ROUND([.$B$2]*([.$A13]-[.F$3])/(20-[.F$3])/([.F$2]+1);0));&quot;-&quot;)" office:value-type="float" office:value="1">
            <text:p>1</text:p>
          </table:table-cell>
          <table:table-cell table:style-name="ce537" table:formula="of:=IF(([.$A13]+1)/2&gt;=[.G$2];MAX(0;ROUND([.$B$2]*([.$A13]-[.G$3])/(20-[.G$3])/([.G$2]+1);0));&quot;-&quot;)" office:value-type="float" office:value="0">
            <text:p>0</text:p>
          </table:table-cell>
          <table:table-cell table:style-name="ce537" table:formula="of:=IF(([.$A13]+1)/2&gt;=[.H$2];MAX(0;ROUND([.$B$2]*([.$A13]-[.H$3])/(20-[.H$3])/([.H$2]+1);0));&quot;-&quot;)" office:value-type="float" office:value="0">
            <text:p>0</text:p>
          </table:table-cell>
          <table:table-cell table:style-name="ce537" table:formula="of:=IF(([.$A13]+1)/2&gt;=[.I$2];MAX(0;ROUND([.$B$2]*([.$A13]-[.I$3])/(20-[.I$3])/([.I$2]+1);0));&quot;-&quot;)" office:value-type="string" office:string-value="-">
            <text:p>-</text:p>
          </table:table-cell>
          <table:table-cell table:style-name="ce537" table:formula="of:=IF(([.$A13]+1)/2&gt;=[.J$2];MAX(0;ROUND([.$B$2]*([.$A13]-[.J$3])/(20-[.J$3])/([.J$2]+1);0));&quot;-&quot;)" office:value-type="string" office:string-value="-">
            <text:p>-</text:p>
          </table:table-cell>
          <table:table-cell table:style-name="ce537" table:formula="of:=IF(([.$A13]+1)/2&gt;=[.K$2];MAX(0;ROUND([.$B$2]*([.$A13]-[.K$3])/(20-[.K$3])/([.K$2]+1);0));&quot;-&quot;)" office:value-type="string" office:string-value="-">
            <text:p>-</text:p>
          </table:table-cell>
          <table:table-cell table:style-name="ce541" table:formula="of:=IF(([.$A13]+1)/2&gt;=[.L$2];MAX(0;ROUND([.$B$2]*([.$A13]-[.L$3])/(20-[.L$3])/([.L$2]+1);0));&quot;-&quot;)" office:value-type="string" office:string-value="-">
            <text:p>-</text:p>
          </table:table-cell>
          <table:table-cell table:style-name="ce533" table:formula="of:=[.M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1)/2&gt;=[.O$2];MAX(0;ROUND([.$N$2]*([.$A13]-[.O$3])/(20-[.O$3])/([.O$2]+1);0));&quot;-&quot;)" office:value-type="float" office:value="5">
            <text:p>5</text:p>
          </table:table-cell>
          <table:table-cell table:style-name="ce537" table:formula="of:=IF(([.$A13]+1)/2&gt;=[.P$2];MAX(0;ROUND([.$N$2]*([.$A13]-[.P$3])/(20-[.P$3])/([.P$2]+1);0));&quot;-&quot;)" office:value-type="float" office:value="2">
            <text:p>2</text:p>
          </table:table-cell>
          <table:table-cell table:style-name="ce537" table:formula="of:=IF(([.$A13]+1)/2&gt;=[.Q$2];MAX(0;ROUND([.$N$2]*([.$A13]-[.Q$3])/(20-[.Q$3])/([.Q$2]+1);0));&quot;-&quot;)" office:value-type="float" office:value="1">
            <text:p>1</text:p>
          </table:table-cell>
          <table:table-cell table:style-name="ce537" table:formula="of:=IF(([.$A13]+1)/2&gt;=[.R$2];MAX(0;ROUND([.$N$2]*([.$A13]-[.R$3])/(20-[.R$3])/([.R$2]+1);0));&quot;-&quot;)" office:value-type="float" office:value="1">
            <text:p>1</text:p>
          </table:table-cell>
          <table:table-cell table:style-name="ce537" table:formula="of:=IF(([.$A13]+1)/2&gt;=[.S$2];MAX(0;ROUND([.$N$2]*([.$A13]-[.S$3])/(20-[.S$3])/([.S$2]+1);0));&quot;-&quot;)" office:value-type="float" office:value="0">
            <text:p>0</text:p>
          </table:table-cell>
          <table:table-cell table:style-name="ce537" table:formula="of:=IF(([.$A13]+1)/2&gt;=[.T$2];MAX(0;ROUND([.$N$2]*([.$A13]-[.T$3])/(20-[.T$3])/([.T$2]+1);0));&quot;-&quot;)" office:value-type="float" office:value="0">
            <text:p>0</text:p>
          </table:table-cell>
          <table:table-cell table:style-name="ce537" table:formula="of:=IF(([.$A13]+1)/2&gt;=[.U$2];MAX(0;ROUND([.$N$2]*([.$A13]-[.U$3])/(20-[.U$3])/([.U$2]+1);0));&quot;-&quot;)" office:value-type="string" office:string-value="-">
            <text:p>-</text:p>
          </table:table-cell>
          <table:table-cell table:style-name="ce537" table:formula="of:=IF(([.$A13]+1)/2&gt;=[.V$2];MAX(0;ROUND([.$N$2]*([.$A13]-[.V$3])/(20-[.V$3])/([.V$2]+1);0));&quot;-&quot;)" office:value-type="string" office:string-value="-">
            <text:p>-</text:p>
          </table:table-cell>
          <table:table-cell table:style-name="ce537" table:formula="of:=IF(([.$A13]+1)/2&gt;=[.W$2];MAX(0;ROUND([.$N$2]*([.$A13]-[.W$3])/(20-[.W$3])/([.W$2]+1);0));&quot;-&quot;)" office:value-type="string" office:string-value="-">
            <text:p>-</text:p>
          </table:table-cell>
          <table:table-cell table:style-name="ce541" table:formula="of:=IF(([.$A13]+1)/2&gt;=[.X$2];MAX(0;ROUND([.$N$2]*([.$A1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1)/2&gt;=[.C$2];MAX(0;ROUND([.$B$2]*([.$A14]-[.C$3])/(20-[.C$3])/([.C$2]+1);0));&quot;-&quot;)" office:value-type="float" office:value="5">
            <text:p>5</text:p>
          </table:table-cell>
          <table:table-cell table:style-name="ce537" table:formula="of:=IF(([.$A14]+1)/2&gt;=[.D$2];MAX(0;ROUND([.$B$2]*([.$A14]-[.D$3])/(20-[.D$3])/([.D$2]+1);0));&quot;-&quot;)" office:value-type="float" office:value="2">
            <text:p>2</text:p>
          </table:table-cell>
          <table:table-cell table:style-name="ce537" table:formula="of:=IF(([.$A14]+1)/2&gt;=[.E$2];MAX(0;ROUND([.$B$2]*([.$A14]-[.E$3])/(20-[.E$3])/([.E$2]+1);0));&quot;-&quot;)" office:value-type="float" office:value="1">
            <text:p>1</text:p>
          </table:table-cell>
          <table:table-cell table:style-name="ce537" table:formula="of:=IF(([.$A14]+1)/2&gt;=[.F$2];MAX(0;ROUND([.$B$2]*([.$A14]-[.F$3])/(20-[.F$3])/([.F$2]+1);0));&quot;-&quot;)" office:value-type="float" office:value="1">
            <text:p>1</text:p>
          </table:table-cell>
          <table:table-cell table:style-name="ce537" table:formula="of:=IF(([.$A14]+1)/2&gt;=[.G$2];MAX(0;ROUND([.$B$2]*([.$A14]-[.G$3])/(20-[.G$3])/([.G$2]+1);0));&quot;-&quot;)" office:value-type="float" office:value="1">
            <text:p>1</text:p>
          </table:table-cell>
          <table:table-cell table:style-name="ce537" table:formula="of:=IF(([.$A14]+1)/2&gt;=[.H$2];MAX(0;ROUND([.$B$2]*([.$A14]-[.H$3])/(20-[.H$3])/([.H$2]+1);0));&quot;-&quot;)" office:value-type="float" office:value="0">
            <text:p>0</text:p>
          </table:table-cell>
          <table:table-cell table:style-name="ce537" table:formula="of:=IF(([.$A14]+1)/2&gt;=[.I$2];MAX(0;ROUND([.$B$2]*([.$A14]-[.I$3])/(20-[.I$3])/([.I$2]+1);0));&quot;-&quot;)" office:value-type="float" office:value="0">
            <text:p>0</text:p>
          </table:table-cell>
          <table:table-cell table:style-name="ce537" table:formula="of:=IF(([.$A14]+1)/2&gt;=[.J$2];MAX(0;ROUND([.$B$2]*([.$A14]-[.J$3])/(20-[.J$3])/([.J$2]+1);0));&quot;-&quot;)" office:value-type="string" office:string-value="-">
            <text:p>-</text:p>
          </table:table-cell>
          <table:table-cell table:style-name="ce537" table:formula="of:=IF(([.$A14]+1)/2&gt;=[.K$2];MAX(0;ROUND([.$B$2]*([.$A14]-[.K$3])/(20-[.K$3])/([.K$2]+1);0));&quot;-&quot;)" office:value-type="string" office:string-value="-">
            <text:p>-</text:p>
          </table:table-cell>
          <table:table-cell table:style-name="ce541" table:formula="of:=IF(([.$A14]+1)/2&gt;=[.L$2];MAX(0;ROUND([.$B$2]*([.$A14]-[.L$3])/(20-[.L$3])/([.L$2]+1);0));&quot;-&quot;)" office:value-type="string" office:string-value="-">
            <text:p>-</text:p>
          </table:table-cell>
          <table:table-cell table:style-name="ce533" table:formula="of:=[.M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1)/2&gt;=[.O$2];MAX(0;ROUND([.$N$2]*([.$A14]-[.O$3])/(20-[.O$3])/([.O$2]+1);0));&quot;-&quot;)" office:value-type="float" office:value="6">
            <text:p>6</text:p>
          </table:table-cell>
          <table:table-cell table:style-name="ce537" table:formula="of:=IF(([.$A14]+1)/2&gt;=[.P$2];MAX(0;ROUND([.$N$2]*([.$A14]-[.P$3])/(20-[.P$3])/([.P$2]+1);0));&quot;-&quot;)" office:value-type="float" office:value="3">
            <text:p>3</text:p>
          </table:table-cell>
          <table:table-cell table:style-name="ce537" table:formula="of:=IF(([.$A14]+1)/2&gt;=[.Q$2];MAX(0;ROUND([.$N$2]*([.$A14]-[.Q$3])/(20-[.Q$3])/([.Q$2]+1);0));&quot;-&quot;)" office:value-type="float" office:value="2">
            <text:p>2</text:p>
          </table:table-cell>
          <table:table-cell table:style-name="ce537" table:formula="of:=IF(([.$A14]+1)/2&gt;=[.R$2];MAX(0;ROUND([.$N$2]*([.$A14]-[.R$3])/(20-[.R$3])/([.R$2]+1);0));&quot;-&quot;)" office:value-type="float" office:value="1">
            <text:p>1</text:p>
          </table:table-cell>
          <table:table-cell table:style-name="ce537" table:formula="of:=IF(([.$A14]+1)/2&gt;=[.S$2];MAX(0;ROUND([.$N$2]*([.$A14]-[.S$3])/(20-[.S$3])/([.S$2]+1);0));&quot;-&quot;)" office:value-type="float" office:value="1">
            <text:p>1</text:p>
          </table:table-cell>
          <table:table-cell table:style-name="ce537" table:formula="of:=IF(([.$A14]+1)/2&gt;=[.T$2];MAX(0;ROUND([.$N$2]*([.$A14]-[.T$3])/(20-[.T$3])/([.T$2]+1);0));&quot;-&quot;)" office:value-type="float" office:value="0">
            <text:p>0</text:p>
          </table:table-cell>
          <table:table-cell table:style-name="ce537" table:formula="of:=IF(([.$A14]+1)/2&gt;=[.U$2];MAX(0;ROUND([.$N$2]*([.$A14]-[.U$3])/(20-[.U$3])/([.U$2]+1);0));&quot;-&quot;)" office:value-type="float" office:value="0">
            <text:p>0</text:p>
          </table:table-cell>
          <table:table-cell table:style-name="ce537" table:formula="of:=IF(([.$A14]+1)/2&gt;=[.V$2];MAX(0;ROUND([.$N$2]*([.$A14]-[.V$3])/(20-[.V$3])/([.V$2]+1);0));&quot;-&quot;)" office:value-type="string" office:string-value="-">
            <text:p>-</text:p>
          </table:table-cell>
          <table:table-cell table:style-name="ce537" table:formula="of:=IF(([.$A14]+1)/2&gt;=[.W$2];MAX(0;ROUND([.$N$2]*([.$A14]-[.W$3])/(20-[.W$3])/([.W$2]+1);0));&quot;-&quot;)" office:value-type="string" office:string-value="-">
            <text:p>-</text:p>
          </table:table-cell>
          <table:table-cell table:style-name="ce541" table:formula="of:=IF(([.$A14]+1)/2&gt;=[.X$2];MAX(0;ROUND([.$N$2]*([.$A1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1)/2&gt;=[.C$2];MAX(0;ROUND([.$B$2]*([.$A15]-[.C$3])/(20-[.C$3])/([.C$2]+1);0));&quot;-&quot;)" office:value-type="float" office:value="6">
            <text:p>6</text:p>
          </table:table-cell>
          <table:table-cell table:style-name="ce537" table:formula="of:=IF(([.$A15]+1)/2&gt;=[.D$2];MAX(0;ROUND([.$B$2]*([.$A15]-[.D$3])/(20-[.D$3])/([.D$2]+1);0));&quot;-&quot;)" office:value-type="float" office:value="3">
            <text:p>3</text:p>
          </table:table-cell>
          <table:table-cell table:style-name="ce537" table:formula="of:=IF(([.$A15]+1)/2&gt;=[.E$2];MAX(0;ROUND([.$B$2]*([.$A15]-[.E$3])/(20-[.E$3])/([.E$2]+1);0));&quot;-&quot;)" office:value-type="float" office:value="2">
            <text:p>2</text:p>
          </table:table-cell>
          <table:table-cell table:style-name="ce537" table:formula="of:=IF(([.$A15]+1)/2&gt;=[.F$2];MAX(0;ROUND([.$B$2]*([.$A15]-[.F$3])/(20-[.F$3])/([.F$2]+1);0));&quot;-&quot;)" office:value-type="float" office:value="1">
            <text:p>1</text:p>
          </table:table-cell>
          <table:table-cell table:style-name="ce537" table:formula="of:=IF(([.$A15]+1)/2&gt;=[.G$2];MAX(0;ROUND([.$B$2]*([.$A15]-[.G$3])/(20-[.G$3])/([.G$2]+1);0));&quot;-&quot;)" office:value-type="float" office:value="1">
            <text:p>1</text:p>
          </table:table-cell>
          <table:table-cell table:style-name="ce537" table:formula="of:=IF(([.$A15]+1)/2&gt;=[.H$2];MAX(0;ROUND([.$B$2]*([.$A15]-[.H$3])/(20-[.H$3])/([.H$2]+1);0));&quot;-&quot;)" office:value-type="float" office:value="0">
            <text:p>0</text:p>
          </table:table-cell>
          <table:table-cell table:style-name="ce537" table:formula="of:=IF(([.$A15]+1)/2&gt;=[.I$2];MAX(0;ROUND([.$B$2]*([.$A15]-[.I$3])/(20-[.I$3])/([.I$2]+1);0));&quot;-&quot;)" office:value-type="float" office:value="0">
            <text:p>0</text:p>
          </table:table-cell>
          <table:table-cell table:style-name="ce537" table:formula="of:=IF(([.$A15]+1)/2&gt;=[.J$2];MAX(0;ROUND([.$B$2]*([.$A15]-[.J$3])/(20-[.J$3])/([.J$2]+1);0));&quot;-&quot;)" office:value-type="string" office:string-value="-">
            <text:p>-</text:p>
          </table:table-cell>
          <table:table-cell table:style-name="ce537" table:formula="of:=IF(([.$A15]+1)/2&gt;=[.K$2];MAX(0;ROUND([.$B$2]*([.$A15]-[.K$3])/(20-[.K$3])/([.K$2]+1);0));&quot;-&quot;)" office:value-type="string" office:string-value="-">
            <text:p>-</text:p>
          </table:table-cell>
          <table:table-cell table:style-name="ce541" table:formula="of:=IF(([.$A15]+1)/2&gt;=[.L$2];MAX(0;ROUND([.$B$2]*([.$A15]-[.L$3])/(20-[.L$3])/([.L$2]+1);0));&quot;-&quot;)" office:value-type="string" office:string-value="-">
            <text:p>-</text:p>
          </table:table-cell>
          <table:table-cell table:style-name="ce533" table:formula="of:=[.M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1)/2&gt;=[.O$2];MAX(0;ROUND([.$N$2]*([.$A15]-[.O$3])/(20-[.O$3])/([.O$2]+1);0));&quot;-&quot;)" office:value-type="float" office:value="6">
            <text:p>6</text:p>
          </table:table-cell>
          <table:table-cell table:style-name="ce537" table:formula="of:=IF(([.$A15]+1)/2&gt;=[.P$2];MAX(0;ROUND([.$N$2]*([.$A15]-[.P$3])/(20-[.P$3])/([.P$2]+1);0));&quot;-&quot;)" office:value-type="float" office:value="3">
            <text:p>3</text:p>
          </table:table-cell>
          <table:table-cell table:style-name="ce537" table:formula="of:=IF(([.$A15]+1)/2&gt;=[.Q$2];MAX(0;ROUND([.$N$2]*([.$A15]-[.Q$3])/(20-[.Q$3])/([.Q$2]+1);0));&quot;-&quot;)" office:value-type="float" office:value="2">
            <text:p>2</text:p>
          </table:table-cell>
          <table:table-cell table:style-name="ce537" table:formula="of:=IF(([.$A15]+1)/2&gt;=[.R$2];MAX(0;ROUND([.$N$2]*([.$A15]-[.R$3])/(20-[.R$3])/([.R$2]+1);0));&quot;-&quot;)" office:value-type="float" office:value="1">
            <text:p>1</text:p>
          </table:table-cell>
          <table:table-cell table:style-name="ce537" table:formula="of:=IF(([.$A15]+1)/2&gt;=[.S$2];MAX(0;ROUND([.$N$2]*([.$A15]-[.S$3])/(20-[.S$3])/([.S$2]+1);0));&quot;-&quot;)" office:value-type="float" office:value="1">
            <text:p>1</text:p>
          </table:table-cell>
          <table:table-cell table:style-name="ce537" table:formula="of:=IF(([.$A15]+1)/2&gt;=[.T$2];MAX(0;ROUND([.$N$2]*([.$A15]-[.T$3])/(20-[.T$3])/([.T$2]+1);0));&quot;-&quot;)" office:value-type="float" office:value="0">
            <text:p>0</text:p>
          </table:table-cell>
          <table:table-cell table:style-name="ce537" table:formula="of:=IF(([.$A15]+1)/2&gt;=[.U$2];MAX(0;ROUND([.$N$2]*([.$A15]-[.U$3])/(20-[.U$3])/([.U$2]+1);0));&quot;-&quot;)" office:value-type="float" office:value="0">
            <text:p>0</text:p>
          </table:table-cell>
          <table:table-cell table:style-name="ce537" table:formula="of:=IF(([.$A15]+1)/2&gt;=[.V$2];MAX(0;ROUND([.$N$2]*([.$A15]-[.V$3])/(20-[.V$3])/([.V$2]+1);0));&quot;-&quot;)" office:value-type="string" office:string-value="-">
            <text:p>-</text:p>
          </table:table-cell>
          <table:table-cell table:style-name="ce537" table:formula="of:=IF(([.$A15]+1)/2&gt;=[.W$2];MAX(0;ROUND([.$N$2]*([.$A15]-[.W$3])/(20-[.W$3])/([.W$2]+1);0));&quot;-&quot;)" office:value-type="string" office:string-value="-">
            <text:p>-</text:p>
          </table:table-cell>
          <table:table-cell table:style-name="ce541" table:formula="of:=IF(([.$A15]+1)/2&gt;=[.X$2];MAX(0;ROUND([.$N$2]*([.$A1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1)/2&gt;=[.C$2];MAX(0;ROUND([.$B$2]*([.$A16]-[.C$3])/(20-[.C$3])/([.C$2]+1);0));&quot;-&quot;)" office:value-type="float" office:value="6">
            <text:p>6</text:p>
          </table:table-cell>
          <table:table-cell table:style-name="ce537" table:formula="of:=IF(([.$A16]+1)/2&gt;=[.D$2];MAX(0;ROUND([.$B$2]*([.$A16]-[.D$3])/(20-[.D$3])/([.D$2]+1);0));&quot;-&quot;)" office:value-type="float" office:value="3">
            <text:p>3</text:p>
          </table:table-cell>
          <table:table-cell table:style-name="ce537" table:formula="of:=IF(([.$A16]+1)/2&gt;=[.E$2];MAX(0;ROUND([.$B$2]*([.$A16]-[.E$3])/(20-[.E$3])/([.E$2]+1);0));&quot;-&quot;)" office:value-type="float" office:value="2">
            <text:p>2</text:p>
          </table:table-cell>
          <table:table-cell table:style-name="ce537" table:formula="of:=IF(([.$A16]+1)/2&gt;=[.F$2];MAX(0;ROUND([.$B$2]*([.$A16]-[.F$3])/(20-[.F$3])/([.F$2]+1);0));&quot;-&quot;)" office:value-type="float" office:value="1">
            <text:p>1</text:p>
          </table:table-cell>
          <table:table-cell table:style-name="ce537" table:formula="of:=IF(([.$A16]+1)/2&gt;=[.G$2];MAX(0;ROUND([.$B$2]*([.$A16]-[.G$3])/(20-[.G$3])/([.G$2]+1);0));&quot;-&quot;)" office:value-type="float" office:value="1">
            <text:p>1</text:p>
          </table:table-cell>
          <table:table-cell table:style-name="ce537" table:formula="of:=IF(([.$A16]+1)/2&gt;=[.H$2];MAX(0;ROUND([.$B$2]*([.$A16]-[.H$3])/(20-[.H$3])/([.H$2]+1);0));&quot;-&quot;)" office:value-type="float" office:value="1">
            <text:p>1</text:p>
          </table:table-cell>
          <table:table-cell table:style-name="ce537" table:formula="of:=IF(([.$A16]+1)/2&gt;=[.I$2];MAX(0;ROUND([.$B$2]*([.$A16]-[.I$3])/(20-[.I$3])/([.I$2]+1);0));&quot;-&quot;)" office:value-type="float" office:value="0">
            <text:p>0</text:p>
          </table:table-cell>
          <table:table-cell table:style-name="ce537" table:formula="of:=IF(([.$A16]+1)/2&gt;=[.J$2];MAX(0;ROUND([.$B$2]*([.$A16]-[.J$3])/(20-[.J$3])/([.J$2]+1);0));&quot;-&quot;)" office:value-type="float" office:value="0">
            <text:p>0</text:p>
          </table:table-cell>
          <table:table-cell table:style-name="ce537" table:formula="of:=IF(([.$A16]+1)/2&gt;=[.K$2];MAX(0;ROUND([.$B$2]*([.$A16]-[.K$3])/(20-[.K$3])/([.K$2]+1);0));&quot;-&quot;)" office:value-type="string" office:string-value="-">
            <text:p>-</text:p>
          </table:table-cell>
          <table:table-cell table:style-name="ce541" table:formula="of:=IF(([.$A16]+1)/2&gt;=[.L$2];MAX(0;ROUND([.$B$2]*([.$A16]-[.L$3])/(20-[.L$3])/([.L$2]+1);0));&quot;-&quot;)" office:value-type="string" office:string-value="-">
            <text:p>-</text:p>
          </table:table-cell>
          <table:table-cell table:style-name="ce533" table:formula="of:=[.M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1)/2&gt;=[.O$2];MAX(0;ROUND([.$N$2]*([.$A16]-[.O$3])/(20-[.O$3])/([.O$2]+1);0));&quot;-&quot;)" office:value-type="float" office:value="7">
            <text:p>7</text:p>
          </table:table-cell>
          <table:table-cell table:style-name="ce537" table:formula="of:=IF(([.$A16]+1)/2&gt;=[.P$2];MAX(0;ROUND([.$N$2]*([.$A16]-[.P$3])/(20-[.P$3])/([.P$2]+1);0));&quot;-&quot;)" office:value-type="float" office:value="3">
            <text:p>3</text:p>
          </table:table-cell>
          <table:table-cell table:style-name="ce537" table:formula="of:=IF(([.$A16]+1)/2&gt;=[.Q$2];MAX(0;ROUND([.$N$2]*([.$A16]-[.Q$3])/(20-[.Q$3])/([.Q$2]+1);0));&quot;-&quot;)" office:value-type="float" office:value="2">
            <text:p>2</text:p>
          </table:table-cell>
          <table:table-cell table:style-name="ce537" table:formula="of:=IF(([.$A16]+1)/2&gt;=[.R$2];MAX(0;ROUND([.$N$2]*([.$A16]-[.R$3])/(20-[.R$3])/([.R$2]+1);0));&quot;-&quot;)" office:value-type="float" office:value="1">
            <text:p>1</text:p>
          </table:table-cell>
          <table:table-cell table:style-name="ce537" table:formula="of:=IF(([.$A16]+1)/2&gt;=[.S$2];MAX(0;ROUND([.$N$2]*([.$A16]-[.S$3])/(20-[.S$3])/([.S$2]+1);0));&quot;-&quot;)" office:value-type="float" office:value="1">
            <text:p>1</text:p>
          </table:table-cell>
          <table:table-cell table:style-name="ce537" table:formula="of:=IF(([.$A16]+1)/2&gt;=[.T$2];MAX(0;ROUND([.$N$2]*([.$A16]-[.T$3])/(20-[.T$3])/([.T$2]+1);0));&quot;-&quot;)" office:value-type="float" office:value="1">
            <text:p>1</text:p>
          </table:table-cell>
          <table:table-cell table:style-name="ce537" table:formula="of:=IF(([.$A16]+1)/2&gt;=[.U$2];MAX(0;ROUND([.$N$2]*([.$A16]-[.U$3])/(20-[.U$3])/([.U$2]+1);0));&quot;-&quot;)" office:value-type="float" office:value="0">
            <text:p>0</text:p>
          </table:table-cell>
          <table:table-cell table:style-name="ce537" table:formula="of:=IF(([.$A16]+1)/2&gt;=[.V$2];MAX(0;ROUND([.$N$2]*([.$A16]-[.V$3])/(20-[.V$3])/([.V$2]+1);0));&quot;-&quot;)" office:value-type="float" office:value="0">
            <text:p>0</text:p>
          </table:table-cell>
          <table:table-cell table:style-name="ce537" table:formula="of:=IF(([.$A16]+1)/2&gt;=[.W$2];MAX(0;ROUND([.$N$2]*([.$A16]-[.W$3])/(20-[.W$3])/([.W$2]+1);0));&quot;-&quot;)" office:value-type="string" office:string-value="-">
            <text:p>-</text:p>
          </table:table-cell>
          <table:table-cell table:style-name="ce541" table:formula="of:=IF(([.$A16]+1)/2&gt;=[.X$2];MAX(0;ROUND([.$N$2]*([.$A1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1)/2&gt;=[.C$2];MAX(0;ROUND([.$B$2]*([.$A17]-[.C$3])/(20-[.C$3])/([.C$2]+1);0));&quot;-&quot;)" office:value-type="float" office:value="6">
            <text:p>6</text:p>
          </table:table-cell>
          <table:table-cell table:style-name="ce537" table:formula="of:=IF(([.$A17]+1)/2&gt;=[.D$2];MAX(0;ROUND([.$B$2]*([.$A17]-[.D$3])/(20-[.D$3])/([.D$2]+1);0));&quot;-&quot;)" office:value-type="float" office:value="3">
            <text:p>3</text:p>
          </table:table-cell>
          <table:table-cell table:style-name="ce537" table:formula="of:=IF(([.$A17]+1)/2&gt;=[.E$2];MAX(0;ROUND([.$B$2]*([.$A17]-[.E$3])/(20-[.E$3])/([.E$2]+1);0));&quot;-&quot;)" office:value-type="float" office:value="2">
            <text:p>2</text:p>
          </table:table-cell>
          <table:table-cell table:style-name="ce537" table:formula="of:=IF(([.$A17]+1)/2&gt;=[.F$2];MAX(0;ROUND([.$B$2]*([.$A17]-[.F$3])/(20-[.F$3])/([.F$2]+1);0));&quot;-&quot;)" office:value-type="float" office:value="1">
            <text:p>1</text:p>
          </table:table-cell>
          <table:table-cell table:style-name="ce537" table:formula="of:=IF(([.$A17]+1)/2&gt;=[.G$2];MAX(0;ROUND([.$B$2]*([.$A17]-[.G$3])/(20-[.G$3])/([.G$2]+1);0));&quot;-&quot;)" office:value-type="float" office:value="1">
            <text:p>1</text:p>
          </table:table-cell>
          <table:table-cell table:style-name="ce537" table:formula="of:=IF(([.$A17]+1)/2&gt;=[.H$2];MAX(0;ROUND([.$B$2]*([.$A17]-[.H$3])/(20-[.H$3])/([.H$2]+1);0));&quot;-&quot;)" office:value-type="float" office:value="1">
            <text:p>1</text:p>
          </table:table-cell>
          <table:table-cell table:style-name="ce537" table:formula="of:=IF(([.$A17]+1)/2&gt;=[.I$2];MAX(0;ROUND([.$B$2]*([.$A17]-[.I$3])/(20-[.I$3])/([.I$2]+1);0));&quot;-&quot;)" office:value-type="float" office:value="0">
            <text:p>0</text:p>
          </table:table-cell>
          <table:table-cell table:style-name="ce537" table:formula="of:=IF(([.$A17]+1)/2&gt;=[.J$2];MAX(0;ROUND([.$B$2]*([.$A17]-[.J$3])/(20-[.J$3])/([.J$2]+1);0));&quot;-&quot;)" office:value-type="float" office:value="0">
            <text:p>0</text:p>
          </table:table-cell>
          <table:table-cell table:style-name="ce537" table:formula="of:=IF(([.$A17]+1)/2&gt;=[.K$2];MAX(0;ROUND([.$B$2]*([.$A17]-[.K$3])/(20-[.K$3])/([.K$2]+1);0));&quot;-&quot;)" office:value-type="string" office:string-value="-">
            <text:p>-</text:p>
          </table:table-cell>
          <table:table-cell table:style-name="ce541" table:formula="of:=IF(([.$A17]+1)/2&gt;=[.L$2];MAX(0;ROUND([.$B$2]*([.$A17]-[.L$3])/(20-[.L$3])/([.L$2]+1);0));&quot;-&quot;)" office:value-type="string" office:string-value="-">
            <text:p>-</text:p>
          </table:table-cell>
          <table:table-cell table:style-name="ce533" table:formula="of:=[.M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1)/2&gt;=[.O$2];MAX(0;ROUND([.$N$2]*([.$A17]-[.O$3])/(20-[.O$3])/([.O$2]+1);0));&quot;-&quot;)" office:value-type="float" office:value="7">
            <text:p>7</text:p>
          </table:table-cell>
          <table:table-cell table:style-name="ce537" table:formula="of:=IF(([.$A17]+1)/2&gt;=[.P$2];MAX(0;ROUND([.$N$2]*([.$A17]-[.P$3])/(20-[.P$3])/([.P$2]+1);0));&quot;-&quot;)" office:value-type="float" office:value="3">
            <text:p>3</text:p>
          </table:table-cell>
          <table:table-cell table:style-name="ce537" table:formula="of:=IF(([.$A17]+1)/2&gt;=[.Q$2];MAX(0;ROUND([.$N$2]*([.$A17]-[.Q$3])/(20-[.Q$3])/([.Q$2]+1);0));&quot;-&quot;)" office:value-type="float" office:value="2">
            <text:p>2</text:p>
          </table:table-cell>
          <table:table-cell table:style-name="ce537" table:formula="of:=IF(([.$A17]+1)/2&gt;=[.R$2];MAX(0;ROUND([.$N$2]*([.$A17]-[.R$3])/(20-[.R$3])/([.R$2]+1);0));&quot;-&quot;)" office:value-type="float" office:value="2">
            <text:p>2</text:p>
          </table:table-cell>
          <table:table-cell table:style-name="ce537" table:formula="of:=IF(([.$A17]+1)/2&gt;=[.S$2];MAX(0;ROUND([.$N$2]*([.$A17]-[.S$3])/(20-[.S$3])/([.S$2]+1);0));&quot;-&quot;)" office:value-type="float" office:value="1">
            <text:p>1</text:p>
          </table:table-cell>
          <table:table-cell table:style-name="ce537" table:formula="of:=IF(([.$A17]+1)/2&gt;=[.T$2];MAX(0;ROUND([.$N$2]*([.$A17]-[.T$3])/(20-[.T$3])/([.T$2]+1);0));&quot;-&quot;)" office:value-type="float" office:value="1">
            <text:p>1</text:p>
          </table:table-cell>
          <table:table-cell table:style-name="ce537" table:formula="of:=IF(([.$A17]+1)/2&gt;=[.U$2];MAX(0;ROUND([.$N$2]*([.$A17]-[.U$3])/(20-[.U$3])/([.U$2]+1);0));&quot;-&quot;)" office:value-type="float" office:value="0">
            <text:p>0</text:p>
          </table:table-cell>
          <table:table-cell table:style-name="ce537" table:formula="of:=IF(([.$A17]+1)/2&gt;=[.V$2];MAX(0;ROUND([.$N$2]*([.$A17]-[.V$3])/(20-[.V$3])/([.V$2]+1);0));&quot;-&quot;)" office:value-type="float" office:value="0">
            <text:p>0</text:p>
          </table:table-cell>
          <table:table-cell table:style-name="ce537" table:formula="of:=IF(([.$A17]+1)/2&gt;=[.W$2];MAX(0;ROUND([.$N$2]*([.$A17]-[.W$3])/(20-[.W$3])/([.W$2]+1);0));&quot;-&quot;)" office:value-type="string" office:string-value="-">
            <text:p>-</text:p>
          </table:table-cell>
          <table:table-cell table:style-name="ce541" table:formula="of:=IF(([.$A17]+1)/2&gt;=[.X$2];MAX(0;ROUND([.$N$2]*([.$A1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1)/2&gt;=[.C$2];MAX(0;ROUND([.$B$2]*([.$A18]-[.C$3])/(20-[.C$3])/([.C$2]+1);0));&quot;-&quot;)" office:value-type="float" office:value="7">
            <text:p>7</text:p>
          </table:table-cell>
          <table:table-cell table:style-name="ce537" table:formula="of:=IF(([.$A18]+1)/2&gt;=[.D$2];MAX(0;ROUND([.$B$2]*([.$A18]-[.D$3])/(20-[.D$3])/([.D$2]+1);0));&quot;-&quot;)" office:value-type="float" office:value="3">
            <text:p>3</text:p>
          </table:table-cell>
          <table:table-cell table:style-name="ce537" table:formula="of:=IF(([.$A18]+1)/2&gt;=[.E$2];MAX(0;ROUND([.$B$2]*([.$A18]-[.E$3])/(20-[.E$3])/([.E$2]+1);0));&quot;-&quot;)" office:value-type="float" office:value="2">
            <text:p>2</text:p>
          </table:table-cell>
          <table:table-cell table:style-name="ce537" table:formula="of:=IF(([.$A18]+1)/2&gt;=[.F$2];MAX(0;ROUND([.$B$2]*([.$A18]-[.F$3])/(20-[.F$3])/([.F$2]+1);0));&quot;-&quot;)" office:value-type="float" office:value="2">
            <text:p>2</text:p>
          </table:table-cell>
          <table:table-cell table:style-name="ce537" table:formula="of:=IF(([.$A18]+1)/2&gt;=[.G$2];MAX(0;ROUND([.$B$2]*([.$A18]-[.G$3])/(20-[.G$3])/([.G$2]+1);0));&quot;-&quot;)" office:value-type="float" office:value="1">
            <text:p>1</text:p>
          </table:table-cell>
          <table:table-cell table:style-name="ce537" table:formula="of:=IF(([.$A18]+1)/2&gt;=[.H$2];MAX(0;ROUND([.$B$2]*([.$A18]-[.H$3])/(20-[.H$3])/([.H$2]+1);0));&quot;-&quot;)" office:value-type="float" office:value="1">
            <text:p>1</text:p>
          </table:table-cell>
          <table:table-cell table:style-name="ce537" table:formula="of:=IF(([.$A18]+1)/2&gt;=[.I$2];MAX(0;ROUND([.$B$2]*([.$A18]-[.I$3])/(20-[.I$3])/([.I$2]+1);0));&quot;-&quot;)" office:value-type="float" office:value="1">
            <text:p>1</text:p>
          </table:table-cell>
          <table:table-cell table:style-name="ce537" table:formula="of:=IF(([.$A18]+1)/2&gt;=[.J$2];MAX(0;ROUND([.$B$2]*([.$A18]-[.J$3])/(20-[.J$3])/([.J$2]+1);0));&quot;-&quot;)" office:value-type="float" office:value="0">
            <text:p>0</text:p>
          </table:table-cell>
          <table:table-cell table:style-name="ce537" table:formula="of:=IF(([.$A18]+1)/2&gt;=[.K$2];MAX(0;ROUND([.$B$2]*([.$A18]-[.K$3])/(20-[.K$3])/([.K$2]+1);0));&quot;-&quot;)" office:value-type="float" office:value="0">
            <text:p>0</text:p>
          </table:table-cell>
          <table:table-cell table:style-name="ce541" table:formula="of:=IF(([.$A18]+1)/2&gt;=[.L$2];MAX(0;ROUND([.$B$2]*([.$A18]-[.L$3])/(20-[.L$3])/([.L$2]+1);0));&quot;-&quot;)" office:value-type="string" office:string-value="-">
            <text:p>-</text:p>
          </table:table-cell>
          <table:table-cell table:style-name="ce533" table:formula="of:=[.M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1)/2&gt;=[.O$2];MAX(0;ROUND([.$N$2]*([.$A18]-[.O$3])/(20-[.O$3])/([.O$2]+1);0));&quot;-&quot;)" office:value-type="float" office:value="8">
            <text:p>8</text:p>
          </table:table-cell>
          <table:table-cell table:style-name="ce537" table:formula="of:=IF(([.$A18]+1)/2&gt;=[.P$2];MAX(0;ROUND([.$N$2]*([.$A18]-[.P$3])/(20-[.P$3])/([.P$2]+1);0));&quot;-&quot;)" office:value-type="float" office:value="4">
            <text:p>4</text:p>
          </table:table-cell>
          <table:table-cell table:style-name="ce537" table:formula="of:=IF(([.$A18]+1)/2&gt;=[.Q$2];MAX(0;ROUND([.$N$2]*([.$A18]-[.Q$3])/(20-[.Q$3])/([.Q$2]+1);0));&quot;-&quot;)" office:value-type="float" office:value="2">
            <text:p>2</text:p>
          </table:table-cell>
          <table:table-cell table:style-name="ce537" table:formula="of:=IF(([.$A18]+1)/2&gt;=[.R$2];MAX(0;ROUND([.$N$2]*([.$A18]-[.R$3])/(20-[.R$3])/([.R$2]+1);0));&quot;-&quot;)" office:value-type="float" office:value="2">
            <text:p>2</text:p>
          </table:table-cell>
          <table:table-cell table:style-name="ce537" table:formula="of:=IF(([.$A18]+1)/2&gt;=[.S$2];MAX(0;ROUND([.$N$2]*([.$A18]-[.S$3])/(20-[.S$3])/([.S$2]+1);0));&quot;-&quot;)" office:value-type="float" office:value="1">
            <text:p>1</text:p>
          </table:table-cell>
          <table:table-cell table:style-name="ce537" table:formula="of:=IF(([.$A18]+1)/2&gt;=[.T$2];MAX(0;ROUND([.$N$2]*([.$A18]-[.T$3])/(20-[.T$3])/([.T$2]+1);0));&quot;-&quot;)" office:value-type="float" office:value="1">
            <text:p>1</text:p>
          </table:table-cell>
          <table:table-cell table:style-name="ce537" table:formula="of:=IF(([.$A18]+1)/2&gt;=[.U$2];MAX(0;ROUND([.$N$2]*([.$A18]-[.U$3])/(20-[.U$3])/([.U$2]+1);0));&quot;-&quot;)" office:value-type="float" office:value="1">
            <text:p>1</text:p>
          </table:table-cell>
          <table:table-cell table:style-name="ce537" table:formula="of:=IF(([.$A18]+1)/2&gt;=[.V$2];MAX(0;ROUND([.$N$2]*([.$A18]-[.V$3])/(20-[.V$3])/([.V$2]+1);0));&quot;-&quot;)" office:value-type="float" office:value="0">
            <text:p>0</text:p>
          </table:table-cell>
          <table:table-cell table:style-name="ce537" table:formula="of:=IF(([.$A18]+1)/2&gt;=[.W$2];MAX(0;ROUND([.$N$2]*([.$A18]-[.W$3])/(20-[.W$3])/([.W$2]+1);0));&quot;-&quot;)" office:value-type="float" office:value="0">
            <text:p>0</text:p>
          </table:table-cell>
          <table:table-cell table:style-name="ce541" table:formula="of:=IF(([.$A18]+1)/2&gt;=[.X$2];MAX(0;ROUND([.$N$2]*([.$A1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1)/2&gt;=[.C$2];MAX(0;ROUND([.$B$2]*([.$A19]-[.C$3])/(20-[.C$3])/([.C$2]+1);0));&quot;-&quot;)" office:value-type="float" office:value="7">
            <text:p>7</text:p>
          </table:table-cell>
          <table:table-cell table:style-name="ce537" table:formula="of:=IF(([.$A19]+1)/2&gt;=[.D$2];MAX(0;ROUND([.$B$2]*([.$A19]-[.D$3])/(20-[.D$3])/([.D$2]+1);0));&quot;-&quot;)" office:value-type="float" office:value="4">
            <text:p>4</text:p>
          </table:table-cell>
          <table:table-cell table:style-name="ce537" table:formula="of:=IF(([.$A19]+1)/2&gt;=[.E$2];MAX(0;ROUND([.$B$2]*([.$A19]-[.E$3])/(20-[.E$3])/([.E$2]+1);0));&quot;-&quot;)" office:value-type="float" office:value="2">
            <text:p>2</text:p>
          </table:table-cell>
          <table:table-cell table:style-name="ce537" table:formula="of:=IF(([.$A19]+1)/2&gt;=[.F$2];MAX(0;ROUND([.$B$2]*([.$A19]-[.F$3])/(20-[.F$3])/([.F$2]+1);0));&quot;-&quot;)" office:value-type="float" office:value="2">
            <text:p>2</text:p>
          </table:table-cell>
          <table:table-cell table:style-name="ce537" table:formula="of:=IF(([.$A19]+1)/2&gt;=[.G$2];MAX(0;ROUND([.$B$2]*([.$A19]-[.G$3])/(20-[.G$3])/([.G$2]+1);0));&quot;-&quot;)" office:value-type="float" office:value="1">
            <text:p>1</text:p>
          </table:table-cell>
          <table:table-cell table:style-name="ce537" table:formula="of:=IF(([.$A19]+1)/2&gt;=[.H$2];MAX(0;ROUND([.$B$2]*([.$A19]-[.H$3])/(20-[.H$3])/([.H$2]+1);0));&quot;-&quot;)" office:value-type="float" office:value="1">
            <text:p>1</text:p>
          </table:table-cell>
          <table:table-cell table:style-name="ce537" table:formula="of:=IF(([.$A19]+1)/2&gt;=[.I$2];MAX(0;ROUND([.$B$2]*([.$A19]-[.I$3])/(20-[.I$3])/([.I$2]+1);0));&quot;-&quot;)" office:value-type="float" office:value="1">
            <text:p>1</text:p>
          </table:table-cell>
          <table:table-cell table:style-name="ce537" table:formula="of:=IF(([.$A19]+1)/2&gt;=[.J$2];MAX(0;ROUND([.$B$2]*([.$A19]-[.J$3])/(20-[.J$3])/([.J$2]+1);0));&quot;-&quot;)" office:value-type="float" office:value="0">
            <text:p>0</text:p>
          </table:table-cell>
          <table:table-cell table:style-name="ce537" table:formula="of:=IF(([.$A19]+1)/2&gt;=[.K$2];MAX(0;ROUND([.$B$2]*([.$A19]-[.K$3])/(20-[.K$3])/([.K$2]+1);0));&quot;-&quot;)" office:value-type="float" office:value="0">
            <text:p>0</text:p>
          </table:table-cell>
          <table:table-cell table:style-name="ce541" table:formula="of:=IF(([.$A19]+1)/2&gt;=[.L$2];MAX(0;ROUND([.$B$2]*([.$A19]-[.L$3])/(20-[.L$3])/([.L$2]+1);0));&quot;-&quot;)" office:value-type="string" office:string-value="-">
            <text:p>-</text:p>
          </table:table-cell>
          <table:table-cell table:style-name="ce533" table:formula="of:=[.M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1)/2&gt;=[.O$2];MAX(0;ROUND([.$N$2]*([.$A19]-[.O$3])/(20-[.O$3])/([.O$2]+1);0));&quot;-&quot;)" office:value-type="float" office:value="8">
            <text:p>8</text:p>
          </table:table-cell>
          <table:table-cell table:style-name="ce537" table:formula="of:=IF(([.$A19]+1)/2&gt;=[.P$2];MAX(0;ROUND([.$N$2]*([.$A19]-[.P$3])/(20-[.P$3])/([.P$2]+1);0));&quot;-&quot;)" office:value-type="float" office:value="4">
            <text:p>4</text:p>
          </table:table-cell>
          <table:table-cell table:style-name="ce537" table:formula="of:=IF(([.$A19]+1)/2&gt;=[.Q$2];MAX(0;ROUND([.$N$2]*([.$A19]-[.Q$3])/(20-[.Q$3])/([.Q$2]+1);0));&quot;-&quot;)" office:value-type="float" office:value="3">
            <text:p>3</text:p>
          </table:table-cell>
          <table:table-cell table:style-name="ce537" table:formula="of:=IF(([.$A19]+1)/2&gt;=[.R$2];MAX(0;ROUND([.$N$2]*([.$A19]-[.R$3])/(20-[.R$3])/([.R$2]+1);0));&quot;-&quot;)" office:value-type="float" office:value="2">
            <text:p>2</text:p>
          </table:table-cell>
          <table:table-cell table:style-name="ce537" table:formula="of:=IF(([.$A19]+1)/2&gt;=[.S$2];MAX(0;ROUND([.$N$2]*([.$A19]-[.S$3])/(20-[.S$3])/([.S$2]+1);0));&quot;-&quot;)" office:value-type="float" office:value="1">
            <text:p>1</text:p>
          </table:table-cell>
          <table:table-cell table:style-name="ce537" table:formula="of:=IF(([.$A19]+1)/2&gt;=[.T$2];MAX(0;ROUND([.$N$2]*([.$A19]-[.T$3])/(20-[.T$3])/([.T$2]+1);0));&quot;-&quot;)" office:value-type="float" office:value="1">
            <text:p>1</text:p>
          </table:table-cell>
          <table:table-cell table:style-name="ce537" table:formula="of:=IF(([.$A19]+1)/2&gt;=[.U$2];MAX(0;ROUND([.$N$2]*([.$A19]-[.U$3])/(20-[.U$3])/([.U$2]+1);0));&quot;-&quot;)" office:value-type="float" office:value="1">
            <text:p>1</text:p>
          </table:table-cell>
          <table:table-cell table:style-name="ce537" table:formula="of:=IF(([.$A19]+1)/2&gt;=[.V$2];MAX(0;ROUND([.$N$2]*([.$A19]-[.V$3])/(20-[.V$3])/([.V$2]+1);0));&quot;-&quot;)" office:value-type="float" office:value="1">
            <text:p>1</text:p>
          </table:table-cell>
          <table:table-cell table:style-name="ce537" table:formula="of:=IF(([.$A19]+1)/2&gt;=[.W$2];MAX(0;ROUND([.$N$2]*([.$A19]-[.W$3])/(20-[.W$3])/([.W$2]+1);0));&quot;-&quot;)" office:value-type="float" office:value="0">
            <text:p>0</text:p>
          </table:table-cell>
          <table:table-cell table:style-name="ce541" table:formula="of:=IF(([.$A19]+1)/2&gt;=[.X$2];MAX(0;ROUND([.$N$2]*([.$A1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1)/2&gt;=[.C$2];MAX(0;ROUND([.$B$2]*([.$A20]-[.C$3])/(20-[.C$3])/([.C$2]+1);0));&quot;-&quot;)" office:value-type="float" office:value="8">
            <text:p>8</text:p>
          </table:table-cell>
          <table:table-cell table:style-name="ce537" table:formula="of:=IF(([.$A20]+1)/2&gt;=[.D$2];MAX(0;ROUND([.$B$2]*([.$A20]-[.D$3])/(20-[.D$3])/([.D$2]+1);0));&quot;-&quot;)" office:value-type="float" office:value="4">
            <text:p>4</text:p>
          </table:table-cell>
          <table:table-cell table:style-name="ce537" table:formula="of:=IF(([.$A20]+1)/2&gt;=[.E$2];MAX(0;ROUND([.$B$2]*([.$A20]-[.E$3])/(20-[.E$3])/([.E$2]+1);0));&quot;-&quot;)" office:value-type="float" office:value="2">
            <text:p>2</text:p>
          </table:table-cell>
          <table:table-cell table:style-name="ce537" table:formula="of:=IF(([.$A20]+1)/2&gt;=[.F$2];MAX(0;ROUND([.$B$2]*([.$A20]-[.F$3])/(20-[.F$3])/([.F$2]+1);0));&quot;-&quot;)" office:value-type="float" office:value="2">
            <text:p>2</text:p>
          </table:table-cell>
          <table:table-cell table:style-name="ce537" table:formula="of:=IF(([.$A20]+1)/2&gt;=[.G$2];MAX(0;ROUND([.$B$2]*([.$A20]-[.G$3])/(20-[.G$3])/([.G$2]+1);0));&quot;-&quot;)" office:value-type="float" office:value="1">
            <text:p>1</text:p>
          </table:table-cell>
          <table:table-cell table:style-name="ce537" table:formula="of:=IF(([.$A20]+1)/2&gt;=[.H$2];MAX(0;ROUND([.$B$2]*([.$A20]-[.H$3])/(20-[.H$3])/([.H$2]+1);0));&quot;-&quot;)" office:value-type="float" office:value="1">
            <text:p>1</text:p>
          </table:table-cell>
          <table:table-cell table:style-name="ce537" table:formula="of:=IF(([.$A20]+1)/2&gt;=[.I$2];MAX(0;ROUND([.$B$2]*([.$A20]-[.I$3])/(20-[.I$3])/([.I$2]+1);0));&quot;-&quot;)" office:value-type="float" office:value="1">
            <text:p>1</text:p>
          </table:table-cell>
          <table:table-cell table:style-name="ce537" table:formula="of:=IF(([.$A20]+1)/2&gt;=[.J$2];MAX(0;ROUND([.$B$2]*([.$A20]-[.J$3])/(20-[.J$3])/([.J$2]+1);0));&quot;-&quot;)" office:value-type="float" office:value="1">
            <text:p>1</text:p>
          </table:table-cell>
          <table:table-cell table:style-name="ce537" table:formula="of:=IF(([.$A20]+1)/2&gt;=[.K$2];MAX(0;ROUND([.$B$2]*([.$A20]-[.K$3])/(20-[.K$3])/([.K$2]+1);0));&quot;-&quot;)" office:value-type="float" office:value="0">
            <text:p>0</text:p>
          </table:table-cell>
          <table:table-cell table:style-name="ce541" table:formula="of:=IF(([.$A20]+1)/2&gt;=[.L$2];MAX(0;ROUND([.$B$2]*([.$A20]-[.L$3])/(20-[.L$3])/([.L$2]+1);0));&quot;-&quot;)" office:value-type="float" office:value="0">
            <text:p>0</text:p>
          </table:table-cell>
          <table:table-cell table:style-name="ce533" table:formula="of:=[.M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1)/2&gt;=[.O$2];MAX(0;ROUND([.$N$2]*([.$A20]-[.O$3])/(20-[.O$3])/([.O$2]+1);0));&quot;-&quot;)" office:value-type="float" office:value="9">
            <text:p>9</text:p>
          </table:table-cell>
          <table:table-cell table:style-name="ce537" table:formula="of:=IF(([.$A20]+1)/2&gt;=[.P$2];MAX(0;ROUND([.$N$2]*([.$A20]-[.P$3])/(20-[.P$3])/([.P$2]+1);0));&quot;-&quot;)" office:value-type="float" office:value="4">
            <text:p>4</text:p>
          </table:table-cell>
          <table:table-cell table:style-name="ce537" table:formula="of:=IF(([.$A20]+1)/2&gt;=[.Q$2];MAX(0;ROUND([.$N$2]*([.$A20]-[.Q$3])/(20-[.Q$3])/([.Q$2]+1);0));&quot;-&quot;)" office:value-type="float" office:value="3">
            <text:p>3</text:p>
          </table:table-cell>
          <table:table-cell table:style-name="ce537" table:formula="of:=IF(([.$A20]+1)/2&gt;=[.R$2];MAX(0;ROUND([.$N$2]*([.$A20]-[.R$3])/(20-[.R$3])/([.R$2]+1);0));&quot;-&quot;)" office:value-type="float" office:value="2">
            <text:p>2</text:p>
          </table:table-cell>
          <table:table-cell table:style-name="ce537" table:formula="of:=IF(([.$A20]+1)/2&gt;=[.S$2];MAX(0;ROUND([.$N$2]*([.$A20]-[.S$3])/(20-[.S$3])/([.S$2]+1);0));&quot;-&quot;)" office:value-type="float" office:value="2">
            <text:p>2</text:p>
          </table:table-cell>
          <table:table-cell table:style-name="ce537" table:formula="of:=IF(([.$A20]+1)/2&gt;=[.T$2];MAX(0;ROUND([.$N$2]*([.$A20]-[.T$3])/(20-[.T$3])/([.T$2]+1);0));&quot;-&quot;)" office:value-type="float" office:value="1">
            <text:p>1</text:p>
          </table:table-cell>
          <table:table-cell table:style-name="ce537" table:formula="of:=IF(([.$A20]+1)/2&gt;=[.U$2];MAX(0;ROUND([.$N$2]*([.$A20]-[.U$3])/(20-[.U$3])/([.U$2]+1);0));&quot;-&quot;)" office:value-type="float" office:value="1">
            <text:p>1</text:p>
          </table:table-cell>
          <table:table-cell table:style-name="ce537" table:formula="of:=IF(([.$A20]+1)/2&gt;=[.V$2];MAX(0;ROUND([.$N$2]*([.$A20]-[.V$3])/(20-[.V$3])/([.V$2]+1);0));&quot;-&quot;)" office:value-type="float" office:value="1">
            <text:p>1</text:p>
          </table:table-cell>
          <table:table-cell table:style-name="ce537" table:formula="of:=IF(([.$A20]+1)/2&gt;=[.W$2];MAX(0;ROUND([.$N$2]*([.$A20]-[.W$3])/(20-[.W$3])/([.W$2]+1);0));&quot;-&quot;)" office:value-type="float" office:value="0">
            <text:p>0</text:p>
          </table:table-cell>
          <table:table-cell table:style-name="ce541" table:formula="of:=IF(([.$A20]+1)/2&gt;=[.X$2];MAX(0;ROUND([.$N$2]*([.$A20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1)/2&gt;=[.C$2];MAX(0;ROUND([.$B$2]*([.$A21]-[.C$3])/(20-[.C$3])/([.C$2]+1);0));&quot;-&quot;)" office:value-type="float" office:value="8">
            <text:p>8</text:p>
          </table:table-cell>
          <table:table-cell table:style-name="ce537" table:formula="of:=IF(([.$A21]+1)/2&gt;=[.D$2];MAX(0;ROUND([.$B$2]*([.$A21]-[.D$3])/(20-[.D$3])/([.D$2]+1);0));&quot;-&quot;)" office:value-type="float" office:value="4">
            <text:p>4</text:p>
          </table:table-cell>
          <table:table-cell table:style-name="ce537" table:formula="of:=IF(([.$A21]+1)/2&gt;=[.E$2];MAX(0;ROUND([.$B$2]*([.$A21]-[.E$3])/(20-[.E$3])/([.E$2]+1);0));&quot;-&quot;)" office:value-type="float" office:value="3">
            <text:p>3</text:p>
          </table:table-cell>
          <table:table-cell table:style-name="ce537" table:formula="of:=IF(([.$A21]+1)/2&gt;=[.F$2];MAX(0;ROUND([.$B$2]*([.$A21]-[.F$3])/(20-[.F$3])/([.F$2]+1);0));&quot;-&quot;)" office:value-type="float" office:value="2">
            <text:p>2</text:p>
          </table:table-cell>
          <table:table-cell table:style-name="ce537" table:formula="of:=IF(([.$A21]+1)/2&gt;=[.G$2];MAX(0;ROUND([.$B$2]*([.$A21]-[.G$3])/(20-[.G$3])/([.G$2]+1);0));&quot;-&quot;)" office:value-type="float" office:value="2">
            <text:p>2</text:p>
          </table:table-cell>
          <table:table-cell table:style-name="ce537" table:formula="of:=IF(([.$A21]+1)/2&gt;=[.H$2];MAX(0;ROUND([.$B$2]*([.$A21]-[.H$3])/(20-[.H$3])/([.H$2]+1);0));&quot;-&quot;)" office:value-type="float" office:value="1">
            <text:p>1</text:p>
          </table:table-cell>
          <table:table-cell table:style-name="ce537" table:formula="of:=IF(([.$A21]+1)/2&gt;=[.I$2];MAX(0;ROUND([.$B$2]*([.$A21]-[.I$3])/(20-[.I$3])/([.I$2]+1);0));&quot;-&quot;)" office:value-type="float" office:value="1">
            <text:p>1</text:p>
          </table:table-cell>
          <table:table-cell table:style-name="ce537" table:formula="of:=IF(([.$A21]+1)/2&gt;=[.J$2];MAX(0;ROUND([.$B$2]*([.$A21]-[.J$3])/(20-[.J$3])/([.J$2]+1);0));&quot;-&quot;)" office:value-type="float" office:value="1">
            <text:p>1</text:p>
          </table:table-cell>
          <table:table-cell table:style-name="ce537" table:formula="of:=IF(([.$A21]+1)/2&gt;=[.K$2];MAX(0;ROUND([.$B$2]*([.$A21]-[.K$3])/(20-[.K$3])/([.K$2]+1);0));&quot;-&quot;)" office:value-type="float" office:value="1">
            <text:p>1</text:p>
          </table:table-cell>
          <table:table-cell table:style-name="ce541" table:formula="of:=IF(([.$A21]+1)/2&gt;=[.L$2];MAX(0;ROUND([.$B$2]*([.$A21]-[.L$3])/(20-[.L$3])/([.L$2]+1);0));&quot;-&quot;)" office:value-type="float" office:value="0">
            <text:p>0</text:p>
          </table:table-cell>
          <table:table-cell table:style-name="ce533" table:formula="of:=[.M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1)/2&gt;=[.O$2];MAX(0;ROUND([.$N$2]*([.$A21]-[.O$3])/(20-[.O$3])/([.O$2]+1);0));&quot;-&quot;)" office:value-type="float" office:value="9">
            <text:p>9</text:p>
          </table:table-cell>
          <table:table-cell table:style-name="ce537" table:formula="of:=IF(([.$A21]+1)/2&gt;=[.P$2];MAX(0;ROUND([.$N$2]*([.$A21]-[.P$3])/(20-[.P$3])/([.P$2]+1);0));&quot;-&quot;)" office:value-type="float" office:value="4">
            <text:p>4</text:p>
          </table:table-cell>
          <table:table-cell table:style-name="ce537" table:formula="of:=IF(([.$A21]+1)/2&gt;=[.Q$2];MAX(0;ROUND([.$N$2]*([.$A21]-[.Q$3])/(20-[.Q$3])/([.Q$2]+1);0));&quot;-&quot;)" office:value-type="float" office:value="3">
            <text:p>3</text:p>
          </table:table-cell>
          <table:table-cell table:style-name="ce537" table:formula="of:=IF(([.$A21]+1)/2&gt;=[.R$2];MAX(0;ROUND([.$N$2]*([.$A21]-[.R$3])/(20-[.R$3])/([.R$2]+1);0));&quot;-&quot;)" office:value-type="float" office:value="2">
            <text:p>2</text:p>
          </table:table-cell>
          <table:table-cell table:style-name="ce537" table:formula="of:=IF(([.$A21]+1)/2&gt;=[.S$2];MAX(0;ROUND([.$N$2]*([.$A21]-[.S$3])/(20-[.S$3])/([.S$2]+1);0));&quot;-&quot;)" office:value-type="float" office:value="2">
            <text:p>2</text:p>
          </table:table-cell>
          <table:table-cell table:style-name="ce537" table:formula="of:=IF(([.$A21]+1)/2&gt;=[.T$2];MAX(0;ROUND([.$N$2]*([.$A21]-[.T$3])/(20-[.T$3])/([.T$2]+1);0));&quot;-&quot;)" office:value-type="float" office:value="1">
            <text:p>1</text:p>
          </table:table-cell>
          <table:table-cell table:style-name="ce537" table:formula="of:=IF(([.$A21]+1)/2&gt;=[.U$2];MAX(0;ROUND([.$N$2]*([.$A21]-[.U$3])/(20-[.U$3])/([.U$2]+1);0));&quot;-&quot;)" office:value-type="float" office:value="1">
            <text:p>1</text:p>
          </table:table-cell>
          <table:table-cell table:style-name="ce537" table:formula="of:=IF(([.$A21]+1)/2&gt;=[.V$2];MAX(0;ROUND([.$N$2]*([.$A21]-[.V$3])/(20-[.V$3])/([.V$2]+1);0));&quot;-&quot;)" office:value-type="float" office:value="1">
            <text:p>1</text:p>
          </table:table-cell>
          <table:table-cell table:style-name="ce537" table:formula="of:=IF(([.$A21]+1)/2&gt;=[.W$2];MAX(0;ROUND([.$N$2]*([.$A21]-[.W$3])/(20-[.W$3])/([.W$2]+1);0));&quot;-&quot;)" office:value-type="float" office:value="1">
            <text:p>1</text:p>
          </table:table-cell>
          <table:table-cell table:style-name="ce541" table:formula="of:=IF(([.$A21]+1)/2&gt;=[.X$2];MAX(0;ROUND([.$N$2]*([.$A21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1)/2&gt;=[.C$2];MAX(0;ROUND([.$B$2]*([.$A22]-[.C$3])/(20-[.C$3])/([.C$2]+1);0));&quot;-&quot;)" office:value-type="float" office:value="9">
            <text:p>9</text:p>
          </table:table-cell>
          <table:table-cell table:style-name="ce537" table:formula="of:=IF(([.$A22]+1)/2&gt;=[.D$2];MAX(0;ROUND([.$B$2]*([.$A22]-[.D$3])/(20-[.D$3])/([.D$2]+1);0));&quot;-&quot;)" office:value-type="float" office:value="4">
            <text:p>4</text:p>
          </table:table-cell>
          <table:table-cell table:style-name="ce537" table:formula="of:=IF(([.$A22]+1)/2&gt;=[.E$2];MAX(0;ROUND([.$B$2]*([.$A22]-[.E$3])/(20-[.E$3])/([.E$2]+1);0));&quot;-&quot;)" office:value-type="float" office:value="3">
            <text:p>3</text:p>
          </table:table-cell>
          <table:table-cell table:style-name="ce537" table:formula="of:=IF(([.$A22]+1)/2&gt;=[.F$2];MAX(0;ROUND([.$B$2]*([.$A22]-[.F$3])/(20-[.F$3])/([.F$2]+1);0));&quot;-&quot;)" office:value-type="float" office:value="2">
            <text:p>2</text:p>
          </table:table-cell>
          <table:table-cell table:style-name="ce537" table:formula="of:=IF(([.$A22]+1)/2&gt;=[.G$2];MAX(0;ROUND([.$B$2]*([.$A22]-[.G$3])/(20-[.G$3])/([.G$2]+1);0));&quot;-&quot;)" office:value-type="float" office:value="2">
            <text:p>2</text:p>
          </table:table-cell>
          <table:table-cell table:style-name="ce537" table:formula="of:=IF(([.$A22]+1)/2&gt;=[.H$2];MAX(0;ROUND([.$B$2]*([.$A22]-[.H$3])/(20-[.H$3])/([.H$2]+1);0));&quot;-&quot;)" office:value-type="float" office:value="1">
            <text:p>1</text:p>
          </table:table-cell>
          <table:table-cell table:style-name="ce537" table:formula="of:=IF(([.$A22]+1)/2&gt;=[.I$2];MAX(0;ROUND([.$B$2]*([.$A22]-[.I$3])/(20-[.I$3])/([.I$2]+1);0));&quot;-&quot;)" office:value-type="float" office:value="1">
            <text:p>1</text:p>
          </table:table-cell>
          <table:table-cell table:style-name="ce537" table:formula="of:=IF(([.$A22]+1)/2&gt;=[.J$2];MAX(0;ROUND([.$B$2]*([.$A22]-[.J$3])/(20-[.J$3])/([.J$2]+1);0));&quot;-&quot;)" office:value-type="float" office:value="1">
            <text:p>1</text:p>
          </table:table-cell>
          <table:table-cell table:style-name="ce537" table:formula="of:=IF(([.$A22]+1)/2&gt;=[.K$2];MAX(0;ROUND([.$B$2]*([.$A22]-[.K$3])/(20-[.K$3])/([.K$2]+1);0));&quot;-&quot;)" office:value-type="float" office:value="1">
            <text:p>1</text:p>
          </table:table-cell>
          <table:table-cell table:style-name="ce541" table:formula="of:=IF(([.$A22]+1)/2&gt;=[.L$2];MAX(0;ROUND([.$B$2]*([.$A22]-[.L$3])/(20-[.L$3])/([.L$2]+1);0));&quot;-&quot;)" office:value-type="float" office:value="1">
            <text:p>1</text:p>
          </table:table-cell>
          <table:table-cell table:style-name="ce533" table:formula="of:=[.M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1)/2&gt;=[.O$2];MAX(0;ROUND([.$N$2]*([.$A22]-[.O$3])/(20-[.O$3])/([.O$2]+1);0));&quot;-&quot;)" office:value-type="float" office:value="10">
            <text:p>10</text:p>
          </table:table-cell>
          <table:table-cell table:style-name="ce537" table:formula="of:=IF(([.$A22]+1)/2&gt;=[.P$2];MAX(0;ROUND([.$N$2]*([.$A22]-[.P$3])/(20-[.P$3])/([.P$2]+1);0));&quot;-&quot;)" office:value-type="float" office:value="5">
            <text:p>5</text:p>
          </table:table-cell>
          <table:table-cell table:style-name="ce537" table:formula="of:=IF(([.$A22]+1)/2&gt;=[.Q$2];MAX(0;ROUND([.$N$2]*([.$A22]-[.Q$3])/(20-[.Q$3])/([.Q$2]+1);0));&quot;-&quot;)" office:value-type="float" office:value="3">
            <text:p>3</text:p>
          </table:table-cell>
          <table:table-cell table:style-name="ce537" table:formula="of:=IF(([.$A22]+1)/2&gt;=[.R$2];MAX(0;ROUND([.$N$2]*([.$A22]-[.R$3])/(20-[.R$3])/([.R$2]+1);0));&quot;-&quot;)" office:value-type="float" office:value="2">
            <text:p>2</text:p>
          </table:table-cell>
          <table:table-cell table:style-name="ce537" table:formula="of:=IF(([.$A22]+1)/2&gt;=[.S$2];MAX(0;ROUND([.$N$2]*([.$A22]-[.S$3])/(20-[.S$3])/([.S$2]+1);0));&quot;-&quot;)" office:value-type="float" office:value="2">
            <text:p>2</text:p>
          </table:table-cell>
          <table:table-cell table:style-name="ce537" table:formula="of:=IF(([.$A22]+1)/2&gt;=[.T$2];MAX(0;ROUND([.$N$2]*([.$A22]-[.T$3])/(20-[.T$3])/([.T$2]+1);0));&quot;-&quot;)" office:value-type="float" office:value="2">
            <text:p>2</text:p>
          </table:table-cell>
          <table:table-cell table:style-name="ce537" table:formula="of:=IF(([.$A22]+1)/2&gt;=[.U$2];MAX(0;ROUND([.$N$2]*([.$A22]-[.U$3])/(20-[.U$3])/([.U$2]+1);0));&quot;-&quot;)" office:value-type="float" office:value="1">
            <text:p>1</text:p>
          </table:table-cell>
          <table:table-cell table:style-name="ce537" table:formula="of:=IF(([.$A22]+1)/2&gt;=[.V$2];MAX(0;ROUND([.$N$2]*([.$A22]-[.V$3])/(20-[.V$3])/([.V$2]+1);0));&quot;-&quot;)" office:value-type="float" office:value="1">
            <text:p>1</text:p>
          </table:table-cell>
          <table:table-cell table:style-name="ce537" table:formula="of:=IF(([.$A22]+1)/2&gt;=[.W$2];MAX(0;ROUND([.$N$2]*([.$A22]-[.W$3])/(20-[.W$3])/([.W$2]+1);0));&quot;-&quot;)" office:value-type="float" office:value="1">
            <text:p>1</text:p>
          </table:table-cell>
          <table:table-cell table:style-name="ce541" table:formula="of:=IF(([.$A22]+1)/2&gt;=[.X$2];MAX(0;ROUND([.$N$2]*([.$A22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4" table:formula="of:=[.A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1)/2&gt;=[.C$2];MAX(0;ROUND([.$B$2]*([.$A23]-[.C$3])/(20-[.C$3])/([.C$2]+1);0));&quot;-&quot;)" office:value-type="float" office:value="9">
            <text:p>9</text:p>
          </table:table-cell>
          <table:table-cell table:style-name="ce538" table:formula="of:=IF(([.$A23]+1)/2&gt;=[.D$2];MAX(0;ROUND([.$B$2]*([.$A23]-[.D$3])/(20-[.D$3])/([.D$2]+1);0));&quot;-&quot;)" office:value-type="float" office:value="5">
            <text:p>5</text:p>
          </table:table-cell>
          <table:table-cell table:style-name="ce538" table:formula="of:=IF(([.$A23]+1)/2&gt;=[.E$2];MAX(0;ROUND([.$B$2]*([.$A23]-[.E$3])/(20-[.E$3])/([.E$2]+1);0));&quot;-&quot;)" office:value-type="float" office:value="3">
            <text:p>3</text:p>
          </table:table-cell>
          <table:table-cell table:style-name="ce538" table:formula="of:=IF(([.$A23]+1)/2&gt;=[.F$2];MAX(0;ROUND([.$B$2]*([.$A23]-[.F$3])/(20-[.F$3])/([.F$2]+1);0));&quot;-&quot;)" office:value-type="float" office:value="2">
            <text:p>2</text:p>
          </table:table-cell>
          <table:table-cell table:style-name="ce538" table:formula="of:=IF(([.$A23]+1)/2&gt;=[.G$2];MAX(0;ROUND([.$B$2]*([.$A23]-[.G$3])/(20-[.G$3])/([.G$2]+1);0));&quot;-&quot;)" office:value-type="float" office:value="2">
            <text:p>2</text:p>
          </table:table-cell>
          <table:table-cell table:style-name="ce538" table:formula="of:=IF(([.$A23]+1)/2&gt;=[.H$2];MAX(0;ROUND([.$B$2]*([.$A23]-[.H$3])/(20-[.H$3])/([.H$2]+1);0));&quot;-&quot;)" office:value-type="float" office:value="2">
            <text:p>2</text:p>
          </table:table-cell>
          <table:table-cell table:style-name="ce538" table:formula="of:=IF(([.$A23]+1)/2&gt;=[.I$2];MAX(0;ROUND([.$B$2]*([.$A23]-[.I$3])/(20-[.I$3])/([.I$2]+1);0));&quot;-&quot;)" office:value-type="float" office:value="1">
            <text:p>1</text:p>
          </table:table-cell>
          <table:table-cell table:style-name="ce538" table:formula="of:=IF(([.$A23]+1)/2&gt;=[.J$2];MAX(0;ROUND([.$B$2]*([.$A23]-[.J$3])/(20-[.J$3])/([.J$2]+1);0));&quot;-&quot;)" office:value-type="float" office:value="1">
            <text:p>1</text:p>
          </table:table-cell>
          <table:table-cell table:style-name="ce538" table:formula="of:=IF(([.$A23]+1)/2&gt;=[.K$2];MAX(0;ROUND([.$B$2]*([.$A23]-[.K$3])/(20-[.K$3])/([.K$2]+1);0));&quot;-&quot;)" office:value-type="float" office:value="1">
            <text:p>1</text:p>
          </table:table-cell>
          <table:table-cell table:style-name="ce543" table:formula="of:=IF(([.$A23]+1)/2&gt;=[.L$2];MAX(0;ROUND([.$B$2]*([.$A23]-[.L$3])/(20-[.L$3])/([.L$2]+1);0));&quot;-&quot;)" office:value-type="float" office:value="1">
            <text:p>1</text:p>
          </table:table-cell>
          <table:table-cell table:style-name="ce534" table:formula="of:=[.M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1)/2&gt;=[.O$2];MAX(0;ROUND([.$N$2]*([.$A23]-[.O$3])/(20-[.O$3])/([.O$2]+1);0));&quot;-&quot;)" office:value-type="float" office:value="10">
            <text:p>10</text:p>
          </table:table-cell>
          <table:table-cell table:style-name="ce538" table:formula="of:=IF(([.$A23]+1)/2&gt;=[.P$2];MAX(0;ROUND([.$N$2]*([.$A23]-[.P$3])/(20-[.P$3])/([.P$2]+1);0));&quot;-&quot;)" office:value-type="float" office:value="5">
            <text:p>5</text:p>
          </table:table-cell>
          <table:table-cell table:style-name="ce538" table:formula="of:=IF(([.$A23]+1)/2&gt;=[.Q$2];MAX(0;ROUND([.$N$2]*([.$A23]-[.Q$3])/(20-[.Q$3])/([.Q$2]+1);0));&quot;-&quot;)" office:value-type="float" office:value="3">
            <text:p>3</text:p>
          </table:table-cell>
          <table:table-cell table:style-name="ce538" table:formula="of:=IF(([.$A23]+1)/2&gt;=[.R$2];MAX(0;ROUND([.$N$2]*([.$A23]-[.R$3])/(20-[.R$3])/([.R$2]+1);0));&quot;-&quot;)" office:value-type="float" office:value="3">
            <text:p>3</text:p>
          </table:table-cell>
          <table:table-cell table:style-name="ce538" table:formula="of:=IF(([.$A23]+1)/2&gt;=[.S$2];MAX(0;ROUND([.$N$2]*([.$A23]-[.S$3])/(20-[.S$3])/([.S$2]+1);0));&quot;-&quot;)" office:value-type="float" office:value="2">
            <text:p>2</text:p>
          </table:table-cell>
          <table:table-cell table:style-name="ce538" table:formula="of:=IF(([.$A23]+1)/2&gt;=[.T$2];MAX(0;ROUND([.$N$2]*([.$A23]-[.T$3])/(20-[.T$3])/([.T$2]+1);0));&quot;-&quot;)" office:value-type="float" office:value="2">
            <text:p>2</text:p>
          </table:table-cell>
          <table:table-cell table:style-name="ce538" table:formula="of:=IF(([.$A23]+1)/2&gt;=[.U$2];MAX(0;ROUND([.$N$2]*([.$A23]-[.U$3])/(20-[.U$3])/([.U$2]+1);0));&quot;-&quot;)" office:value-type="float" office:value="1">
            <text:p>1</text:p>
          </table:table-cell>
          <table:table-cell table:style-name="ce538" table:formula="of:=IF(([.$A23]+1)/2&gt;=[.V$2];MAX(0;ROUND([.$N$2]*([.$A23]-[.V$3])/(20-[.V$3])/([.V$2]+1);0));&quot;-&quot;)" office:value-type="float" office:value="1">
            <text:p>1</text:p>
          </table:table-cell>
          <table:table-cell table:style-name="ce538" table:formula="of:=IF(([.$A23]+1)/2&gt;=[.W$2];MAX(0;ROUND([.$N$2]*([.$A23]-[.W$3])/(20-[.W$3])/([.W$2]+1);0));&quot;-&quot;)" office:value-type="float" office:value="1">
            <text:p>1</text:p>
          </table:table-cell>
          <table:table-cell table:style-name="ce543" table:formula="of:=IF(([.$A23]+1)/2&gt;=[.X$2];MAX(0;ROUND([.$N$2]*([.$A23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5" office:value-type="float" office:value="28">
            <text:p>28</text:p>
          </table:table-cell>
          <table:table-cell table:style-name="ce535" table:formula="of:=[.A24]+4" office:value-type="float" office:value="32">
            <text:p>32</text:p>
          </table:table-cell>
          <table:table-cell table:number-columns-repeated="9"/>
          <table:table-cell table:style-name="ce535"/>
          <table:table-cell table:style-name="ce535" table:formula="of:=[.A24]+2" office:value-type="float" office:value="30">
            <text:p>30</text:p>
          </table:table-cell>
          <table:table-cell table:style-name="ce535" table:formula="of:=[.A24]+6" office:value-type="float" office:value="34">
            <text:p>34</text:p>
          </table:table-cell>
          <table:table-cell table:number-columns-repeated="1010"/>
        </table:table-row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10" table:number-rows-spanned="1">
            <text:p>Livello Incantesimo</text:p>
          </table:table-cell>
          <table:covered-table-cell table:number-columns-repeated="8" table:style-name="ce536"/>
          <table:covered-table-cell table:style-name="ce539"/>
          <table:table-cell table:number-columns-repeated="1000"/>
        </table:table-row>
        <table:table-row table:style-name="ro3">
          <table:table-cell table:style-name="ce533" table:formula="of:=CONCATENATE([.B24];&quot; - &quot;;[.B24]+1)" office:value-type="string" office:string-value="32 - 33">
            <text:p>32 - 33</text:p>
          </table:table-cell>
          <table:table-cell table:style-name="ce537" table:formula="of:=CONCATENATE(IF([.B24]&gt;=10;&quot;+&quot;;&quot;&quot;);ROUNDDOWN(([.B24]-10)/2;0))" office:value-type="string" office:string-value="+11">
            <text:p>+11</text:p>
          </table:table-cell>
          <table:table-cell table:style-name="ce537" office:value-type="float" office:value="0">
            <text:p>0</text:p>
          </table:table-cell>
          <table:table-cell table:style-name="ce537" table:formula="of:=[.C26]+1" office:value-type="float" office:value="1">
            <text:p>1</text:p>
          </table:table-cell>
          <table:table-cell table:style-name="ce537" table:formula="of:=[.D26]+1" office:value-type="float" office:value="2">
            <text:p>2</text:p>
          </table:table-cell>
          <table:table-cell table:style-name="ce537" table:formula="of:=[.E26]+1" office:value-type="float" office:value="3">
            <text:p>3</text:p>
          </table:table-cell>
          <table:table-cell table:style-name="ce537" table:formula="of:=[.F26]+1" office:value-type="float" office:value="4">
            <text:p>4</text:p>
          </table:table-cell>
          <table:table-cell table:style-name="ce537" table:formula="of:=[.G26]+1" office:value-type="float" office:value="5">
            <text:p>5</text:p>
          </table:table-cell>
          <table:table-cell table:style-name="ce537" table:formula="of:=[.H26]+1" office:value-type="float" office:value="6">
            <text:p>6</text:p>
          </table:table-cell>
          <table:table-cell table:style-name="ce537" table:formula="of:=[.I26]+1" office:value-type="float" office:value="7">
            <text:p>7</text:p>
          </table:table-cell>
          <table:table-cell table:style-name="ce537" table:formula="of:=[.J26]+1" office:value-type="float" office:value="8">
            <text:p>8</text:p>
          </table:table-cell>
          <table:table-cell table:style-name="ce541" table:formula="of:=[.K26]+1" office:value-type="float" office:value="9">
            <text:p>9</text:p>
          </table:table-cell>
          <table:table-cell table:style-name="ce533" table:formula="of:=CONCATENATE([.N24];&quot; - &quot;;[.N24]+1)" office:value-type="string" office:string-value="34 - 35">
            <text:p>34 - 35</text:p>
          </table:table-cell>
          <table:table-cell table:style-name="ce537" table:formula="of:=CONCATENATE(IF([.N24]&gt;=10;&quot;+&quot;;&quot;&quot;);ROUNDDOWN(([.N24]-10)/2;0))" office:value-type="string" office:string-value="+12">
            <text:p>+12</text:p>
          </table:table-cell>
          <table:table-cell table:style-name="ce537" office:value-type="float" office:value="0">
            <text:p>0</text:p>
          </table:table-cell>
          <table:table-cell table:style-name="ce537" table:formula="of:=[.O26]+1" office:value-type="float" office:value="1">
            <text:p>1</text:p>
          </table:table-cell>
          <table:table-cell table:style-name="ce537" table:formula="of:=[.P26]+1" office:value-type="float" office:value="2">
            <text:p>2</text:p>
          </table:table-cell>
          <table:table-cell table:style-name="ce537" table:formula="of:=[.Q26]+1" office:value-type="float" office:value="3">
            <text:p>3</text:p>
          </table:table-cell>
          <table:table-cell table:style-name="ce537" table:formula="of:=[.R26]+1" office:value-type="float" office:value="4">
            <text:p>4</text:p>
          </table:table-cell>
          <table:table-cell table:style-name="ce537" table:formula="of:=[.S26]+1" office:value-type="float" office:value="5">
            <text:p>5</text:p>
          </table:table-cell>
          <table:table-cell table:style-name="ce537" table:formula="of:=[.T26]+1" office:value-type="float" office:value="6">
            <text:p>6</text:p>
          </table:table-cell>
          <table:table-cell table:style-name="ce537" table:formula="of:=[.U26]+1" office:value-type="float" office:value="7">
            <text:p>7</text:p>
          </table:table-cell>
          <table:table-cell table:style-name="ce537" table:formula="of:=[.V26]+1" office:value-type="float" office:value="8">
            <text:p>8</text:p>
          </table:table-cell>
          <table:table-cell table:style-name="ce541" table:formula="of:=[.W26]+1" office:value-type="float" office:value="9">
            <text:p>9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C26])*2-1" office:value-type="float" office:value="-1">
            <text:p>-1</text:p>
          </table:table-cell>
          <table:table-cell table:style-name="ce540" table:formula="of:=([.D26])*2-1" office:value-type="float" office:value="1">
            <text:p>1</text:p>
          </table:table-cell>
          <table:table-cell table:style-name="ce540" table:formula="of:=([.E26])*2-1" office:value-type="float" office:value="3">
            <text:p>3</text:p>
          </table:table-cell>
          <table:table-cell table:style-name="ce540" table:formula="of:=([.F26])*2-1" office:value-type="float" office:value="5">
            <text:p>5</text:p>
          </table:table-cell>
          <table:table-cell table:style-name="ce540" table:formula="of:=([.G26])*2-1" office:value-type="float" office:value="7">
            <text:p>7</text:p>
          </table:table-cell>
          <table:table-cell table:style-name="ce540" table:formula="of:=([.H26])*2-1" office:value-type="float" office:value="9">
            <text:p>9</text:p>
          </table:table-cell>
          <table:table-cell table:style-name="ce540" table:formula="of:=([.I26])*2-1" office:value-type="float" office:value="11">
            <text:p>11</text:p>
          </table:table-cell>
          <table:table-cell table:style-name="ce540" table:formula="of:=([.J26])*2-1" office:value-type="float" office:value="13">
            <text:p>13</text:p>
          </table:table-cell>
          <table:table-cell table:style-name="ce540" table:formula="of:=([.K26])*2-1" office:value-type="float" office:value="15">
            <text:p>15</text:p>
          </table:table-cell>
          <table:table-cell table:style-name="ce542" table:formula="of:=([.L26])*2-1" office:value-type="float" office:value="17">
            <text:p>17</text:p>
          </table:table-cell>
          <table:table-cell table:style-name="ce533" office:value-type="string" table:number-columns-spanned="2" table:number-rows-spanned="1">
            <text:p>Livello Incantatore</text:p>
          </table:table-cell>
          <table:covered-table-cell table:style-name="ce537"/>
          <table:table-cell table:style-name="ce540" table:formula="of:=([.O26])*2-1" office:value-type="float" office:value="-1">
            <text:p>-1</text:p>
          </table:table-cell>
          <table:table-cell table:style-name="ce540" table:formula="of:=([.P26])*2-1" office:value-type="float" office:value="1">
            <text:p>1</text:p>
          </table:table-cell>
          <table:table-cell table:style-name="ce540" table:formula="of:=([.Q26])*2-1" office:value-type="float" office:value="3">
            <text:p>3</text:p>
          </table:table-cell>
          <table:table-cell table:style-name="ce540" table:formula="of:=([.R26])*2-1" office:value-type="float" office:value="5">
            <text:p>5</text:p>
          </table:table-cell>
          <table:table-cell table:style-name="ce540" table:formula="of:=([.S26])*2-1" office:value-type="float" office:value="7">
            <text:p>7</text:p>
          </table:table-cell>
          <table:table-cell table:style-name="ce540" table:formula="of:=([.T26])*2-1" office:value-type="float" office:value="9">
            <text:p>9</text:p>
          </table:table-cell>
          <table:table-cell table:style-name="ce540" table:formula="of:=([.U26])*2-1" office:value-type="float" office:value="11">
            <text:p>11</text:p>
          </table:table-cell>
          <table:table-cell table:style-name="ce540" table:formula="of:=([.V26])*2-1" office:value-type="float" office:value="13">
            <text:p>13</text:p>
          </table:table-cell>
          <table:table-cell table:style-name="ce540" table:formula="of:=([.W26])*2-1" office:value-type="float" office:value="15">
            <text:p>15</text:p>
          </table:table-cell>
          <table:table-cell table:style-name="ce542" table:formula="of:=([.X26])*2-1" office:value-type="float" office:value="17">
            <text:p>17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1)/2&gt;=[.C$2];MAX(0;ROUND([.$B$26]*([.$A28]-[.C$3])/(20-[.C$3])/([.C$2]+1);0));&quot;-&quot;)" office:value-type="float" office:value="1">
            <text:p>1</text:p>
          </table:table-cell>
          <table:table-cell table:style-name="ce537" table:formula="of:=IF(([.$A28]+1)/2&gt;=[.D$2];MAX(0;ROUND([.$B$26]*([.$A28]-[.D$3])/(20-[.D$3])/([.D$2]+1);0));&quot;-&quot;)" office:value-type="float" office:value="0">
            <text:p>0</text:p>
          </table:table-cell>
          <table:table-cell table:style-name="ce537" table:formula="of:=IF(([.$A28]+1)/2&gt;=[.E$2];MAX(0;ROUND([.$B$26]*([.$A28]-[.E$3])/(20-[.E$3])/([.E$2]+1);0));&quot;-&quot;)" office:value-type="string" office:string-value="-">
            <text:p>-</text:p>
          </table:table-cell>
          <table:table-cell table:style-name="ce537" table:formula="of:=IF(([.$A28]+1)/2&gt;=[.F$2];MAX(0;ROUND([.$B$26]*([.$A28]-[.F$3])/(20-[.F$3])/([.F$2]+1);0));&quot;-&quot;)" office:value-type="string" office:string-value="-">
            <text:p>-</text:p>
          </table:table-cell>
          <table:table-cell table:style-name="ce537" table:formula="of:=IF(([.$A28]+1)/2&gt;=[.G$2];MAX(0;ROUND([.$B$26]*([.$A28]-[.G$3])/(20-[.G$3])/([.G$2]+1);0));&quot;-&quot;)" office:value-type="string" office:string-value="-">
            <text:p>-</text:p>
          </table:table-cell>
          <table:table-cell table:style-name="ce537" table:formula="of:=IF(([.$A28]+1)/2&gt;=[.H$2];MAX(0;ROUND([.$B$26]*([.$A28]-[.H$3])/(20-[.H$3])/([.H$2]+1);0));&quot;-&quot;)" office:value-type="string" office:string-value="-">
            <text:p>-</text:p>
          </table:table-cell>
          <table:table-cell table:style-name="ce537" table:formula="of:=IF(([.$A28]+1)/2&gt;=[.I$2];MAX(0;ROUND([.$B$26]*([.$A28]-[.I$3])/(20-[.I$3])/([.I$2]+1);0));&quot;-&quot;)" office:value-type="string" office:string-value="-">
            <text:p>-</text:p>
          </table:table-cell>
          <table:table-cell table:style-name="ce537" table:formula="of:=IF(([.$A28]+1)/2&gt;=[.J$2];MAX(0;ROUND([.$B$26]*([.$A28]-[.J$3])/(20-[.J$3])/([.J$2]+1);0));&quot;-&quot;)" office:value-type="string" office:string-value="-">
            <text:p>-</text:p>
          </table:table-cell>
          <table:table-cell table:style-name="ce537" table:formula="of:=IF(([.$A28]+1)/2&gt;=[.K$2];MAX(0;ROUND([.$B$26]*([.$A28]-[.K$3])/(20-[.K$3])/([.K$2]+1);0));&quot;-&quot;)" office:value-type="string" office:string-value="-">
            <text:p>-</text:p>
          </table:table-cell>
          <table:table-cell table:style-name="ce541" table:formula="of:=IF(([.$A28]+1)/2&gt;=[.L$2];MAX(0;ROUND([.$B$26]*([.$A28]-[.L$3])/(20-[.L$3])/([.L$2]+1);0)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1)/2&gt;=[.O$2];MAX(0;ROUND([.$N$26]*([.$A28]-[.O$3])/(20-[.O$3])/([.O$2]+1);0));&quot;-&quot;)" office:value-type="float" office:value="1">
            <text:p>1</text:p>
          </table:table-cell>
          <table:table-cell table:style-name="ce537" table:formula="of:=IF(([.$A28]+1)/2&gt;=[.P$2];MAX(0;ROUND([.$N$26]*([.$A28]-[.P$3])/(20-[.P$3])/([.P$2]+1);0));&quot;-&quot;)" office:value-type="float" office:value="0">
            <text:p>0</text:p>
          </table:table-cell>
          <table:table-cell table:style-name="ce537" table:formula="of:=IF(([.$A28]+1)/2&gt;=[.Q$2];MAX(0;ROUND([.$N$26]*([.$A28]-[.Q$3])/(20-[.Q$3])/([.Q$2]+1);0));&quot;-&quot;)" office:value-type="string" office:string-value="-">
            <text:p>-</text:p>
          </table:table-cell>
          <table:table-cell table:style-name="ce537" table:formula="of:=IF(([.$A28]+1)/2&gt;=[.R$2];MAX(0;ROUND([.$N$26]*([.$A28]-[.R$3])/(20-[.R$3])/([.R$2]+1);0));&quot;-&quot;)" office:value-type="string" office:string-value="-">
            <text:p>-</text:p>
          </table:table-cell>
          <table:table-cell table:style-name="ce537" table:formula="of:=IF(([.$A28]+1)/2&gt;=[.S$2];MAX(0;ROUND([.$N$26]*([.$A28]-[.S$3])/(20-[.S$3])/([.S$2]+1);0));&quot;-&quot;)" office:value-type="string" office:string-value="-">
            <text:p>-</text:p>
          </table:table-cell>
          <table:table-cell table:style-name="ce537" table:formula="of:=IF(([.$A28]+1)/2&gt;=[.T$2];MAX(0;ROUND([.$N$26]*([.$A28]-[.T$3])/(20-[.T$3])/([.T$2]+1);0));&quot;-&quot;)" office:value-type="string" office:string-value="-">
            <text:p>-</text:p>
          </table:table-cell>
          <table:table-cell table:style-name="ce537" table:formula="of:=IF(([.$A28]+1)/2&gt;=[.U$2];MAX(0;ROUND([.$N$26]*([.$A28]-[.U$3])/(20-[.U$3])/([.U$2]+1);0));&quot;-&quot;)" office:value-type="string" office:string-value="-">
            <text:p>-</text:p>
          </table:table-cell>
          <table:table-cell table:style-name="ce537" table:formula="of:=IF(([.$A28]+1)/2&gt;=[.V$2];MAX(0;ROUND([.$N$26]*([.$A28]-[.V$3])/(20-[.V$3])/([.V$2]+1);0));&quot;-&quot;)" office:value-type="string" office:string-value="-">
            <text:p>-</text:p>
          </table:table-cell>
          <table:table-cell table:style-name="ce537" table:formula="of:=IF(([.$A28]+1)/2&gt;=[.W$2];MAX(0;ROUND([.$N$26]*([.$A28]-[.W$3])/(20-[.W$3])/([.W$2]+1);0));&quot;-&quot;)" office:value-type="string" office:string-value="-">
            <text:p>-</text:p>
          </table:table-cell>
          <table:table-cell table:style-name="ce541" table:formula="of:=IF(([.$A28]+1)/2&gt;=[.X$2];MAX(0;ROUND([.$N$26]*([.$A2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1)/2&gt;=[.C$2];MAX(0;ROUND([.$B$26]*([.$A29]-[.C$3])/(20-[.C$3])/([.C$2]+1);0));&quot;-&quot;)" office:value-type="float" office:value="2">
            <text:p>2</text:p>
          </table:table-cell>
          <table:table-cell table:style-name="ce537" table:formula="of:=IF(([.$A29]+1)/2&gt;=[.D$2];MAX(0;ROUND([.$B$26]*([.$A29]-[.D$3])/(20-[.D$3])/([.D$2]+1);0));&quot;-&quot;)" office:value-type="float" office:value="0">
            <text:p>0</text:p>
          </table:table-cell>
          <table:table-cell table:style-name="ce537" table:formula="of:=IF(([.$A29]+1)/2&gt;=[.E$2];MAX(0;ROUND([.$B$26]*([.$A29]-[.E$3])/(20-[.E$3])/([.E$2]+1);0));&quot;-&quot;)" office:value-type="string" office:string-value="-">
            <text:p>-</text:p>
          </table:table-cell>
          <table:table-cell table:style-name="ce537" table:formula="of:=IF(([.$A29]+1)/2&gt;=[.F$2];MAX(0;ROUND([.$B$26]*([.$A29]-[.F$3])/(20-[.F$3])/([.F$2]+1);0));&quot;-&quot;)" office:value-type="string" office:string-value="-">
            <text:p>-</text:p>
          </table:table-cell>
          <table:table-cell table:style-name="ce537" table:formula="of:=IF(([.$A29]+1)/2&gt;=[.G$2];MAX(0;ROUND([.$B$26]*([.$A29]-[.G$3])/(20-[.G$3])/([.G$2]+1);0));&quot;-&quot;)" office:value-type="string" office:string-value="-">
            <text:p>-</text:p>
          </table:table-cell>
          <table:table-cell table:style-name="ce537" table:formula="of:=IF(([.$A29]+1)/2&gt;=[.H$2];MAX(0;ROUND([.$B$26]*([.$A29]-[.H$3])/(20-[.H$3])/([.H$2]+1);0));&quot;-&quot;)" office:value-type="string" office:string-value="-">
            <text:p>-</text:p>
          </table:table-cell>
          <table:table-cell table:style-name="ce537" table:formula="of:=IF(([.$A29]+1)/2&gt;=[.I$2];MAX(0;ROUND([.$B$26]*([.$A29]-[.I$3])/(20-[.I$3])/([.I$2]+1);0));&quot;-&quot;)" office:value-type="string" office:string-value="-">
            <text:p>-</text:p>
          </table:table-cell>
          <table:table-cell table:style-name="ce537" table:formula="of:=IF(([.$A29]+1)/2&gt;=[.J$2];MAX(0;ROUND([.$B$26]*([.$A29]-[.J$3])/(20-[.J$3])/([.J$2]+1);0));&quot;-&quot;)" office:value-type="string" office:string-value="-">
            <text:p>-</text:p>
          </table:table-cell>
          <table:table-cell table:style-name="ce537" table:formula="of:=IF(([.$A29]+1)/2&gt;=[.K$2];MAX(0;ROUND([.$B$26]*([.$A29]-[.K$3])/(20-[.K$3])/([.K$2]+1);0));&quot;-&quot;)" office:value-type="string" office:string-value="-">
            <text:p>-</text:p>
          </table:table-cell>
          <table:table-cell table:style-name="ce541" table:formula="of:=IF(([.$A29]+1)/2&gt;=[.L$2];MAX(0;ROUND([.$B$26]*([.$A29]-[.L$3])/(20-[.L$3])/([.L$2]+1);0));&quot;-&quot;)" office:value-type="string" office:string-value="-">
            <text:p>-</text:p>
          </table:table-cell>
          <table:table-cell table:style-name="ce533" table:formula="of:=[.M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1)/2&gt;=[.O$2];MAX(0;ROUND([.$N$26]*([.$A29]-[.O$3])/(20-[.O$3])/([.O$2]+1);0));&quot;-&quot;)" office:value-type="float" office:value="2">
            <text:p>2</text:p>
          </table:table-cell>
          <table:table-cell table:style-name="ce537" table:formula="of:=IF(([.$A29]+1)/2&gt;=[.P$2];MAX(0;ROUND([.$N$26]*([.$A29]-[.P$3])/(20-[.P$3])/([.P$2]+1);0));&quot;-&quot;)" office:value-type="float" office:value="0">
            <text:p>0</text:p>
          </table:table-cell>
          <table:table-cell table:style-name="ce537" table:formula="of:=IF(([.$A29]+1)/2&gt;=[.Q$2];MAX(0;ROUND([.$N$26]*([.$A29]-[.Q$3])/(20-[.Q$3])/([.Q$2]+1);0));&quot;-&quot;)" office:value-type="string" office:string-value="-">
            <text:p>-</text:p>
          </table:table-cell>
          <table:table-cell table:style-name="ce537" table:formula="of:=IF(([.$A29]+1)/2&gt;=[.R$2];MAX(0;ROUND([.$N$26]*([.$A29]-[.R$3])/(20-[.R$3])/([.R$2]+1);0));&quot;-&quot;)" office:value-type="string" office:string-value="-">
            <text:p>-</text:p>
          </table:table-cell>
          <table:table-cell table:style-name="ce537" table:formula="of:=IF(([.$A29]+1)/2&gt;=[.S$2];MAX(0;ROUND([.$N$26]*([.$A29]-[.S$3])/(20-[.S$3])/([.S$2]+1);0));&quot;-&quot;)" office:value-type="string" office:string-value="-">
            <text:p>-</text:p>
          </table:table-cell>
          <table:table-cell table:style-name="ce537" table:formula="of:=IF(([.$A29]+1)/2&gt;=[.T$2];MAX(0;ROUND([.$N$26]*([.$A29]-[.T$3])/(20-[.T$3])/([.T$2]+1);0));&quot;-&quot;)" office:value-type="string" office:string-value="-">
            <text:p>-</text:p>
          </table:table-cell>
          <table:table-cell table:style-name="ce537" table:formula="of:=IF(([.$A29]+1)/2&gt;=[.U$2];MAX(0;ROUND([.$N$26]*([.$A29]-[.U$3])/(20-[.U$3])/([.U$2]+1);0));&quot;-&quot;)" office:value-type="string" office:string-value="-">
            <text:p>-</text:p>
          </table:table-cell>
          <table:table-cell table:style-name="ce537" table:formula="of:=IF(([.$A29]+1)/2&gt;=[.V$2];MAX(0;ROUND([.$N$26]*([.$A29]-[.V$3])/(20-[.V$3])/([.V$2]+1);0));&quot;-&quot;)" office:value-type="string" office:string-value="-">
            <text:p>-</text:p>
          </table:table-cell>
          <table:table-cell table:style-name="ce537" table:formula="of:=IF(([.$A29]+1)/2&gt;=[.W$2];MAX(0;ROUND([.$N$26]*([.$A29]-[.W$3])/(20-[.W$3])/([.W$2]+1);0));&quot;-&quot;)" office:value-type="string" office:string-value="-">
            <text:p>-</text:p>
          </table:table-cell>
          <table:table-cell table:style-name="ce541" table:formula="of:=IF(([.$A29]+1)/2&gt;=[.X$2];MAX(0;ROUND([.$N$26]*([.$A2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1)/2&gt;=[.C$2];MAX(0;ROUND([.$B$26]*([.$A30]-[.C$3])/(20-[.C$3])/([.C$2]+1);0));&quot;-&quot;)" office:value-type="float" office:value="2">
            <text:p>2</text:p>
          </table:table-cell>
          <table:table-cell table:style-name="ce537" table:formula="of:=IF(([.$A30]+1)/2&gt;=[.D$2];MAX(0;ROUND([.$B$26]*([.$A30]-[.D$3])/(20-[.D$3])/([.D$2]+1);0));&quot;-&quot;)" office:value-type="float" office:value="1">
            <text:p>1</text:p>
          </table:table-cell>
          <table:table-cell table:style-name="ce537" table:formula="of:=IF(([.$A30]+1)/2&gt;=[.E$2];MAX(0;ROUND([.$B$26]*([.$A30]-[.E$3])/(20-[.E$3])/([.E$2]+1);0));&quot;-&quot;)" office:value-type="float" office:value="0">
            <text:p>0</text:p>
          </table:table-cell>
          <table:table-cell table:style-name="ce537" table:formula="of:=IF(([.$A30]+1)/2&gt;=[.F$2];MAX(0;ROUND([.$B$26]*([.$A30]-[.F$3])/(20-[.F$3])/([.F$2]+1);0));&quot;-&quot;)" office:value-type="string" office:string-value="-">
            <text:p>-</text:p>
          </table:table-cell>
          <table:table-cell table:style-name="ce537" table:formula="of:=IF(([.$A30]+1)/2&gt;=[.G$2];MAX(0;ROUND([.$B$26]*([.$A30]-[.G$3])/(20-[.G$3])/([.G$2]+1);0));&quot;-&quot;)" office:value-type="string" office:string-value="-">
            <text:p>-</text:p>
          </table:table-cell>
          <table:table-cell table:style-name="ce537" table:formula="of:=IF(([.$A30]+1)/2&gt;=[.H$2];MAX(0;ROUND([.$B$26]*([.$A30]-[.H$3])/(20-[.H$3])/([.H$2]+1);0));&quot;-&quot;)" office:value-type="string" office:string-value="-">
            <text:p>-</text:p>
          </table:table-cell>
          <table:table-cell table:style-name="ce537" table:formula="of:=IF(([.$A30]+1)/2&gt;=[.I$2];MAX(0;ROUND([.$B$26]*([.$A30]-[.I$3])/(20-[.I$3])/([.I$2]+1);0));&quot;-&quot;)" office:value-type="string" office:string-value="-">
            <text:p>-</text:p>
          </table:table-cell>
          <table:table-cell table:style-name="ce537" table:formula="of:=IF(([.$A30]+1)/2&gt;=[.J$2];MAX(0;ROUND([.$B$26]*([.$A30]-[.J$3])/(20-[.J$3])/([.J$2]+1);0));&quot;-&quot;)" office:value-type="string" office:string-value="-">
            <text:p>-</text:p>
          </table:table-cell>
          <table:table-cell table:style-name="ce537" table:formula="of:=IF(([.$A30]+1)/2&gt;=[.K$2];MAX(0;ROUND([.$B$26]*([.$A30]-[.K$3])/(20-[.K$3])/([.K$2]+1);0));&quot;-&quot;)" office:value-type="string" office:string-value="-">
            <text:p>-</text:p>
          </table:table-cell>
          <table:table-cell table:style-name="ce541" table:formula="of:=IF(([.$A30]+1)/2&gt;=[.L$2];MAX(0;ROUND([.$B$26]*([.$A30]-[.L$3])/(20-[.L$3])/([.L$2]+1);0));&quot;-&quot;)" office:value-type="string" office:string-value="-">
            <text:p>-</text:p>
          </table:table-cell>
          <table:table-cell table:style-name="ce533" table:formula="of:=[.M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1)/2&gt;=[.O$2];MAX(0;ROUND([.$N$26]*([.$A30]-[.O$3])/(20-[.O$3])/([.O$2]+1);0));&quot;-&quot;)" office:value-type="float" office:value="2">
            <text:p>2</text:p>
          </table:table-cell>
          <table:table-cell table:style-name="ce537" table:formula="of:=IF(([.$A30]+1)/2&gt;=[.P$2];MAX(0;ROUND([.$N$26]*([.$A30]-[.P$3])/(20-[.P$3])/([.P$2]+1);0));&quot;-&quot;)" office:value-type="float" office:value="1">
            <text:p>1</text:p>
          </table:table-cell>
          <table:table-cell table:style-name="ce537" table:formula="of:=IF(([.$A30]+1)/2&gt;=[.Q$2];MAX(0;ROUND([.$N$26]*([.$A30]-[.Q$3])/(20-[.Q$3])/([.Q$2]+1);0));&quot;-&quot;)" office:value-type="float" office:value="0">
            <text:p>0</text:p>
          </table:table-cell>
          <table:table-cell table:style-name="ce537" table:formula="of:=IF(([.$A30]+1)/2&gt;=[.R$2];MAX(0;ROUND([.$N$26]*([.$A30]-[.R$3])/(20-[.R$3])/([.R$2]+1);0));&quot;-&quot;)" office:value-type="string" office:string-value="-">
            <text:p>-</text:p>
          </table:table-cell>
          <table:table-cell table:style-name="ce537" table:formula="of:=IF(([.$A30]+1)/2&gt;=[.S$2];MAX(0;ROUND([.$N$26]*([.$A30]-[.S$3])/(20-[.S$3])/([.S$2]+1);0));&quot;-&quot;)" office:value-type="string" office:string-value="-">
            <text:p>-</text:p>
          </table:table-cell>
          <table:table-cell table:style-name="ce537" table:formula="of:=IF(([.$A30]+1)/2&gt;=[.T$2];MAX(0;ROUND([.$N$26]*([.$A30]-[.T$3])/(20-[.T$3])/([.T$2]+1);0));&quot;-&quot;)" office:value-type="string" office:string-value="-">
            <text:p>-</text:p>
          </table:table-cell>
          <table:table-cell table:style-name="ce537" table:formula="of:=IF(([.$A30]+1)/2&gt;=[.U$2];MAX(0;ROUND([.$N$26]*([.$A30]-[.U$3])/(20-[.U$3])/([.U$2]+1);0));&quot;-&quot;)" office:value-type="string" office:string-value="-">
            <text:p>-</text:p>
          </table:table-cell>
          <table:table-cell table:style-name="ce537" table:formula="of:=IF(([.$A30]+1)/2&gt;=[.V$2];MAX(0;ROUND([.$N$26]*([.$A30]-[.V$3])/(20-[.V$3])/([.V$2]+1);0));&quot;-&quot;)" office:value-type="string" office:string-value="-">
            <text:p>-</text:p>
          </table:table-cell>
          <table:table-cell table:style-name="ce537" table:formula="of:=IF(([.$A30]+1)/2&gt;=[.W$2];MAX(0;ROUND([.$N$26]*([.$A30]-[.W$3])/(20-[.W$3])/([.W$2]+1);0));&quot;-&quot;)" office:value-type="string" office:string-value="-">
            <text:p>-</text:p>
          </table:table-cell>
          <table:table-cell table:style-name="ce541" table:formula="of:=IF(([.$A30]+1)/2&gt;=[.X$2];MAX(0;ROUND([.$N$26]*([.$A3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1)/2&gt;=[.C$2];MAX(0;ROUND([.$B$26]*([.$A31]-[.C$3])/(20-[.C$3])/([.C$2]+1);0));&quot;-&quot;)" office:value-type="float" office:value="3">
            <text:p>3</text:p>
          </table:table-cell>
          <table:table-cell table:style-name="ce537" table:formula="of:=IF(([.$A31]+1)/2&gt;=[.D$2];MAX(0;ROUND([.$B$26]*([.$A31]-[.D$3])/(20-[.D$3])/([.D$2]+1);0));&quot;-&quot;)" office:value-type="float" office:value="1">
            <text:p>1</text:p>
          </table:table-cell>
          <table:table-cell table:style-name="ce537" table:formula="of:=IF(([.$A31]+1)/2&gt;=[.E$2];MAX(0;ROUND([.$B$26]*([.$A31]-[.E$3])/(20-[.E$3])/([.E$2]+1);0));&quot;-&quot;)" office:value-type="float" office:value="0">
            <text:p>0</text:p>
          </table:table-cell>
          <table:table-cell table:style-name="ce537" table:formula="of:=IF(([.$A31]+1)/2&gt;=[.F$2];MAX(0;ROUND([.$B$26]*([.$A31]-[.F$3])/(20-[.F$3])/([.F$2]+1);0));&quot;-&quot;)" office:value-type="string" office:string-value="-">
            <text:p>-</text:p>
          </table:table-cell>
          <table:table-cell table:style-name="ce537" table:formula="of:=IF(([.$A31]+1)/2&gt;=[.G$2];MAX(0;ROUND([.$B$26]*([.$A31]-[.G$3])/(20-[.G$3])/([.G$2]+1);0));&quot;-&quot;)" office:value-type="string" office:string-value="-">
            <text:p>-</text:p>
          </table:table-cell>
          <table:table-cell table:style-name="ce537" table:formula="of:=IF(([.$A31]+1)/2&gt;=[.H$2];MAX(0;ROUND([.$B$26]*([.$A31]-[.H$3])/(20-[.H$3])/([.H$2]+1);0));&quot;-&quot;)" office:value-type="string" office:string-value="-">
            <text:p>-</text:p>
          </table:table-cell>
          <table:table-cell table:style-name="ce537" table:formula="of:=IF(([.$A31]+1)/2&gt;=[.I$2];MAX(0;ROUND([.$B$26]*([.$A31]-[.I$3])/(20-[.I$3])/([.I$2]+1);0));&quot;-&quot;)" office:value-type="string" office:string-value="-">
            <text:p>-</text:p>
          </table:table-cell>
          <table:table-cell table:style-name="ce537" table:formula="of:=IF(([.$A31]+1)/2&gt;=[.J$2];MAX(0;ROUND([.$B$26]*([.$A31]-[.J$3])/(20-[.J$3])/([.J$2]+1);0));&quot;-&quot;)" office:value-type="string" office:string-value="-">
            <text:p>-</text:p>
          </table:table-cell>
          <table:table-cell table:style-name="ce537" table:formula="of:=IF(([.$A31]+1)/2&gt;=[.K$2];MAX(0;ROUND([.$B$26]*([.$A31]-[.K$3])/(20-[.K$3])/([.K$2]+1);0));&quot;-&quot;)" office:value-type="string" office:string-value="-">
            <text:p>-</text:p>
          </table:table-cell>
          <table:table-cell table:style-name="ce541" table:formula="of:=IF(([.$A31]+1)/2&gt;=[.L$2];MAX(0;ROUND([.$B$26]*([.$A31]-[.L$3])/(20-[.L$3])/([.L$2]+1);0));&quot;-&quot;)" office:value-type="string" office:string-value="-">
            <text:p>-</text:p>
          </table:table-cell>
          <table:table-cell table:style-name="ce533" table:formula="of:=[.M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1)/2&gt;=[.O$2];MAX(0;ROUND([.$N$26]*([.$A31]-[.O$3])/(20-[.O$3])/([.O$2]+1);0));&quot;-&quot;)" office:value-type="float" office:value="3">
            <text:p>3</text:p>
          </table:table-cell>
          <table:table-cell table:style-name="ce537" table:formula="of:=IF(([.$A31]+1)/2&gt;=[.P$2];MAX(0;ROUND([.$N$26]*([.$A31]-[.P$3])/(20-[.P$3])/([.P$2]+1);0));&quot;-&quot;)" office:value-type="float" office:value="1">
            <text:p>1</text:p>
          </table:table-cell>
          <table:table-cell table:style-name="ce537" table:formula="of:=IF(([.$A31]+1)/2&gt;=[.Q$2];MAX(0;ROUND([.$N$26]*([.$A31]-[.Q$3])/(20-[.Q$3])/([.Q$2]+1);0));&quot;-&quot;)" office:value-type="float" office:value="0">
            <text:p>0</text:p>
          </table:table-cell>
          <table:table-cell table:style-name="ce537" table:formula="of:=IF(([.$A31]+1)/2&gt;=[.R$2];MAX(0;ROUND([.$N$26]*([.$A31]-[.R$3])/(20-[.R$3])/([.R$2]+1);0));&quot;-&quot;)" office:value-type="string" office:string-value="-">
            <text:p>-</text:p>
          </table:table-cell>
          <table:table-cell table:style-name="ce537" table:formula="of:=IF(([.$A31]+1)/2&gt;=[.S$2];MAX(0;ROUND([.$N$26]*([.$A31]-[.S$3])/(20-[.S$3])/([.S$2]+1);0));&quot;-&quot;)" office:value-type="string" office:string-value="-">
            <text:p>-</text:p>
          </table:table-cell>
          <table:table-cell table:style-name="ce537" table:formula="of:=IF(([.$A31]+1)/2&gt;=[.T$2];MAX(0;ROUND([.$N$26]*([.$A31]-[.T$3])/(20-[.T$3])/([.T$2]+1);0));&quot;-&quot;)" office:value-type="string" office:string-value="-">
            <text:p>-</text:p>
          </table:table-cell>
          <table:table-cell table:style-name="ce537" table:formula="of:=IF(([.$A31]+1)/2&gt;=[.U$2];MAX(0;ROUND([.$N$26]*([.$A31]-[.U$3])/(20-[.U$3])/([.U$2]+1);0));&quot;-&quot;)" office:value-type="string" office:string-value="-">
            <text:p>-</text:p>
          </table:table-cell>
          <table:table-cell table:style-name="ce537" table:formula="of:=IF(([.$A31]+1)/2&gt;=[.V$2];MAX(0;ROUND([.$N$26]*([.$A31]-[.V$3])/(20-[.V$3])/([.V$2]+1);0));&quot;-&quot;)" office:value-type="string" office:string-value="-">
            <text:p>-</text:p>
          </table:table-cell>
          <table:table-cell table:style-name="ce537" table:formula="of:=IF(([.$A31]+1)/2&gt;=[.W$2];MAX(0;ROUND([.$N$26]*([.$A31]-[.W$3])/(20-[.W$3])/([.W$2]+1);0));&quot;-&quot;)" office:value-type="string" office:string-value="-">
            <text:p>-</text:p>
          </table:table-cell>
          <table:table-cell table:style-name="ce541" table:formula="of:=IF(([.$A31]+1)/2&gt;=[.X$2];MAX(0;ROUND([.$N$26]*([.$A3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1)/2&gt;=[.C$2];MAX(0;ROUND([.$B$26]*([.$A32]-[.C$3])/(20-[.C$3])/([.C$2]+1);0));&quot;-&quot;)" office:value-type="float" office:value="3">
            <text:p>3</text:p>
          </table:table-cell>
          <table:table-cell table:style-name="ce537" table:formula="of:=IF(([.$A32]+1)/2&gt;=[.D$2];MAX(0;ROUND([.$B$26]*([.$A32]-[.D$3])/(20-[.D$3])/([.D$2]+1);0));&quot;-&quot;)" office:value-type="float" office:value="1">
            <text:p>1</text:p>
          </table:table-cell>
          <table:table-cell table:style-name="ce537" table:formula="of:=IF(([.$A32]+1)/2&gt;=[.E$2];MAX(0;ROUND([.$B$26]*([.$A32]-[.E$3])/(20-[.E$3])/([.E$2]+1);0));&quot;-&quot;)" office:value-type="float" office:value="0">
            <text:p>0</text:p>
          </table:table-cell>
          <table:table-cell table:style-name="ce537" table:formula="of:=IF(([.$A32]+1)/2&gt;=[.F$2];MAX(0;ROUND([.$B$26]*([.$A32]-[.F$3])/(20-[.F$3])/([.F$2]+1);0));&quot;-&quot;)" office:value-type="float" office:value="0">
            <text:p>0</text:p>
          </table:table-cell>
          <table:table-cell table:style-name="ce537" table:formula="of:=IF(([.$A32]+1)/2&gt;=[.G$2];MAX(0;ROUND([.$B$26]*([.$A32]-[.G$3])/(20-[.G$3])/([.G$2]+1);0));&quot;-&quot;)" office:value-type="string" office:string-value="-">
            <text:p>-</text:p>
          </table:table-cell>
          <table:table-cell table:style-name="ce537" table:formula="of:=IF(([.$A32]+1)/2&gt;=[.H$2];MAX(0;ROUND([.$B$26]*([.$A32]-[.H$3])/(20-[.H$3])/([.H$2]+1);0));&quot;-&quot;)" office:value-type="string" office:string-value="-">
            <text:p>-</text:p>
          </table:table-cell>
          <table:table-cell table:style-name="ce537" table:formula="of:=IF(([.$A32]+1)/2&gt;=[.I$2];MAX(0;ROUND([.$B$26]*([.$A32]-[.I$3])/(20-[.I$3])/([.I$2]+1);0));&quot;-&quot;)" office:value-type="string" office:string-value="-">
            <text:p>-</text:p>
          </table:table-cell>
          <table:table-cell table:style-name="ce537" table:formula="of:=IF(([.$A32]+1)/2&gt;=[.J$2];MAX(0;ROUND([.$B$26]*([.$A32]-[.J$3])/(20-[.J$3])/([.J$2]+1);0));&quot;-&quot;)" office:value-type="string" office:string-value="-">
            <text:p>-</text:p>
          </table:table-cell>
          <table:table-cell table:style-name="ce537" table:formula="of:=IF(([.$A32]+1)/2&gt;=[.K$2];MAX(0;ROUND([.$B$26]*([.$A32]-[.K$3])/(20-[.K$3])/([.K$2]+1);0));&quot;-&quot;)" office:value-type="string" office:string-value="-">
            <text:p>-</text:p>
          </table:table-cell>
          <table:table-cell table:style-name="ce541" table:formula="of:=IF(([.$A32]+1)/2&gt;=[.L$2];MAX(0;ROUND([.$B$26]*([.$A32]-[.L$3])/(20-[.L$3])/([.L$2]+1);0));&quot;-&quot;)" office:value-type="string" office:string-value="-">
            <text:p>-</text:p>
          </table:table-cell>
          <table:table-cell table:style-name="ce533" table:formula="of:=[.M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1)/2&gt;=[.O$2];MAX(0;ROUND([.$N$26]*([.$A32]-[.O$3])/(20-[.O$3])/([.O$2]+1);0));&quot;-&quot;)" office:value-type="float" office:value="3">
            <text:p>3</text:p>
          </table:table-cell>
          <table:table-cell table:style-name="ce537" table:formula="of:=IF(([.$A32]+1)/2&gt;=[.P$2];MAX(0;ROUND([.$N$26]*([.$A32]-[.P$3])/(20-[.P$3])/([.P$2]+1);0));&quot;-&quot;)" office:value-type="float" office:value="1">
            <text:p>1</text:p>
          </table:table-cell>
          <table:table-cell table:style-name="ce537" table:formula="of:=IF(([.$A32]+1)/2&gt;=[.Q$2];MAX(0;ROUND([.$N$26]*([.$A32]-[.Q$3])/(20-[.Q$3])/([.Q$2]+1);0));&quot;-&quot;)" office:value-type="float" office:value="0">
            <text:p>0</text:p>
          </table:table-cell>
          <table:table-cell table:style-name="ce537" table:formula="of:=IF(([.$A32]+1)/2&gt;=[.R$2];MAX(0;ROUND([.$N$26]*([.$A32]-[.R$3])/(20-[.R$3])/([.R$2]+1);0));&quot;-&quot;)" office:value-type="float" office:value="0">
            <text:p>0</text:p>
          </table:table-cell>
          <table:table-cell table:style-name="ce537" table:formula="of:=IF(([.$A32]+1)/2&gt;=[.S$2];MAX(0;ROUND([.$N$26]*([.$A32]-[.S$3])/(20-[.S$3])/([.S$2]+1);0));&quot;-&quot;)" office:value-type="string" office:string-value="-">
            <text:p>-</text:p>
          </table:table-cell>
          <table:table-cell table:style-name="ce537" table:formula="of:=IF(([.$A32]+1)/2&gt;=[.T$2];MAX(0;ROUND([.$N$26]*([.$A32]-[.T$3])/(20-[.T$3])/([.T$2]+1);0));&quot;-&quot;)" office:value-type="string" office:string-value="-">
            <text:p>-</text:p>
          </table:table-cell>
          <table:table-cell table:style-name="ce537" table:formula="of:=IF(([.$A32]+1)/2&gt;=[.U$2];MAX(0;ROUND([.$N$26]*([.$A32]-[.U$3])/(20-[.U$3])/([.U$2]+1);0));&quot;-&quot;)" office:value-type="string" office:string-value="-">
            <text:p>-</text:p>
          </table:table-cell>
          <table:table-cell table:style-name="ce537" table:formula="of:=IF(([.$A32]+1)/2&gt;=[.V$2];MAX(0;ROUND([.$N$26]*([.$A32]-[.V$3])/(20-[.V$3])/([.V$2]+1);0));&quot;-&quot;)" office:value-type="string" office:string-value="-">
            <text:p>-</text:p>
          </table:table-cell>
          <table:table-cell table:style-name="ce537" table:formula="of:=IF(([.$A32]+1)/2&gt;=[.W$2];MAX(0;ROUND([.$N$26]*([.$A32]-[.W$3])/(20-[.W$3])/([.W$2]+1);0));&quot;-&quot;)" office:value-type="string" office:string-value="-">
            <text:p>-</text:p>
          </table:table-cell>
          <table:table-cell table:style-name="ce541" table:formula="of:=IF(([.$A32]+1)/2&gt;=[.X$2];MAX(0;ROUND([.$N$26]*([.$A3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1)/2&gt;=[.C$2];MAX(0;ROUND([.$B$26]*([.$A33]-[.C$3])/(20-[.C$3])/([.C$2]+1);0));&quot;-&quot;)" office:value-type="float" office:value="4">
            <text:p>4</text:p>
          </table:table-cell>
          <table:table-cell table:style-name="ce537" table:formula="of:=IF(([.$A33]+1)/2&gt;=[.D$2];MAX(0;ROUND([.$B$26]*([.$A33]-[.D$3])/(20-[.D$3])/([.D$2]+1);0));&quot;-&quot;)" office:value-type="float" office:value="1">
            <text:p>1</text:p>
          </table:table-cell>
          <table:table-cell table:style-name="ce537" table:formula="of:=IF(([.$A33]+1)/2&gt;=[.E$2];MAX(0;ROUND([.$B$26]*([.$A33]-[.E$3])/(20-[.E$3])/([.E$2]+1);0));&quot;-&quot;)" office:value-type="float" office:value="1">
            <text:p>1</text:p>
          </table:table-cell>
          <table:table-cell table:style-name="ce537" table:formula="of:=IF(([.$A33]+1)/2&gt;=[.F$2];MAX(0;ROUND([.$B$26]*([.$A33]-[.F$3])/(20-[.F$3])/([.F$2]+1);0));&quot;-&quot;)" office:value-type="float" office:value="0">
            <text:p>0</text:p>
          </table:table-cell>
          <table:table-cell table:style-name="ce537" table:formula="of:=IF(([.$A33]+1)/2&gt;=[.G$2];MAX(0;ROUND([.$B$26]*([.$A33]-[.G$3])/(20-[.G$3])/([.G$2]+1);0));&quot;-&quot;)" office:value-type="string" office:string-value="-">
            <text:p>-</text:p>
          </table:table-cell>
          <table:table-cell table:style-name="ce537" table:formula="of:=IF(([.$A33]+1)/2&gt;=[.H$2];MAX(0;ROUND([.$B$26]*([.$A33]-[.H$3])/(20-[.H$3])/([.H$2]+1);0));&quot;-&quot;)" office:value-type="string" office:string-value="-">
            <text:p>-</text:p>
          </table:table-cell>
          <table:table-cell table:style-name="ce537" table:formula="of:=IF(([.$A33]+1)/2&gt;=[.I$2];MAX(0;ROUND([.$B$26]*([.$A33]-[.I$3])/(20-[.I$3])/([.I$2]+1);0));&quot;-&quot;)" office:value-type="string" office:string-value="-">
            <text:p>-</text:p>
          </table:table-cell>
          <table:table-cell table:style-name="ce537" table:formula="of:=IF(([.$A33]+1)/2&gt;=[.J$2];MAX(0;ROUND([.$B$26]*([.$A33]-[.J$3])/(20-[.J$3])/([.J$2]+1);0));&quot;-&quot;)" office:value-type="string" office:string-value="-">
            <text:p>-</text:p>
          </table:table-cell>
          <table:table-cell table:style-name="ce537" table:formula="of:=IF(([.$A33]+1)/2&gt;=[.K$2];MAX(0;ROUND([.$B$26]*([.$A33]-[.K$3])/(20-[.K$3])/([.K$2]+1);0));&quot;-&quot;)" office:value-type="string" office:string-value="-">
            <text:p>-</text:p>
          </table:table-cell>
          <table:table-cell table:style-name="ce541" table:formula="of:=IF(([.$A33]+1)/2&gt;=[.L$2];MAX(0;ROUND([.$B$26]*([.$A33]-[.L$3])/(20-[.L$3])/([.L$2]+1);0));&quot;-&quot;)" office:value-type="string" office:string-value="-">
            <text:p>-</text:p>
          </table:table-cell>
          <table:table-cell table:style-name="ce533" table:formula="of:=[.M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1)/2&gt;=[.O$2];MAX(0;ROUND([.$N$26]*([.$A33]-[.O$3])/(20-[.O$3])/([.O$2]+1);0));&quot;-&quot;)" office:value-type="float" office:value="4">
            <text:p>4</text:p>
          </table:table-cell>
          <table:table-cell table:style-name="ce537" table:formula="of:=IF(([.$A33]+1)/2&gt;=[.P$2];MAX(0;ROUND([.$N$26]*([.$A33]-[.P$3])/(20-[.P$3])/([.P$2]+1);0));&quot;-&quot;)" office:value-type="float" office:value="2">
            <text:p>2</text:p>
          </table:table-cell>
          <table:table-cell table:style-name="ce537" table:formula="of:=IF(([.$A33]+1)/2&gt;=[.Q$2];MAX(0;ROUND([.$N$26]*([.$A33]-[.Q$3])/(20-[.Q$3])/([.Q$2]+1);0));&quot;-&quot;)" office:value-type="float" office:value="1">
            <text:p>1</text:p>
          </table:table-cell>
          <table:table-cell table:style-name="ce537" table:formula="of:=IF(([.$A33]+1)/2&gt;=[.R$2];MAX(0;ROUND([.$N$26]*([.$A33]-[.R$3])/(20-[.R$3])/([.R$2]+1);0));&quot;-&quot;)" office:value-type="float" office:value="0">
            <text:p>0</text:p>
          </table:table-cell>
          <table:table-cell table:style-name="ce537" table:formula="of:=IF(([.$A33]+1)/2&gt;=[.S$2];MAX(0;ROUND([.$N$26]*([.$A33]-[.S$3])/(20-[.S$3])/([.S$2]+1);0));&quot;-&quot;)" office:value-type="string" office:string-value="-">
            <text:p>-</text:p>
          </table:table-cell>
          <table:table-cell table:style-name="ce537" table:formula="of:=IF(([.$A33]+1)/2&gt;=[.T$2];MAX(0;ROUND([.$N$26]*([.$A33]-[.T$3])/(20-[.T$3])/([.T$2]+1);0));&quot;-&quot;)" office:value-type="string" office:string-value="-">
            <text:p>-</text:p>
          </table:table-cell>
          <table:table-cell table:style-name="ce537" table:formula="of:=IF(([.$A33]+1)/2&gt;=[.U$2];MAX(0;ROUND([.$N$26]*([.$A33]-[.U$3])/(20-[.U$3])/([.U$2]+1);0));&quot;-&quot;)" office:value-type="string" office:string-value="-">
            <text:p>-</text:p>
          </table:table-cell>
          <table:table-cell table:style-name="ce537" table:formula="of:=IF(([.$A33]+1)/2&gt;=[.V$2];MAX(0;ROUND([.$N$26]*([.$A33]-[.V$3])/(20-[.V$3])/([.V$2]+1);0));&quot;-&quot;)" office:value-type="string" office:string-value="-">
            <text:p>-</text:p>
          </table:table-cell>
          <table:table-cell table:style-name="ce537" table:formula="of:=IF(([.$A33]+1)/2&gt;=[.W$2];MAX(0;ROUND([.$N$26]*([.$A33]-[.W$3])/(20-[.W$3])/([.W$2]+1);0));&quot;-&quot;)" office:value-type="string" office:string-value="-">
            <text:p>-</text:p>
          </table:table-cell>
          <table:table-cell table:style-name="ce541" table:formula="of:=IF(([.$A33]+1)/2&gt;=[.X$2];MAX(0;ROUND([.$N$26]*([.$A3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1)/2&gt;=[.C$2];MAX(0;ROUND([.$B$26]*([.$A34]-[.C$3])/(20-[.C$3])/([.C$2]+1);0));&quot;-&quot;)" office:value-type="float" office:value="4">
            <text:p>4</text:p>
          </table:table-cell>
          <table:table-cell table:style-name="ce537" table:formula="of:=IF(([.$A34]+1)/2&gt;=[.D$2];MAX(0;ROUND([.$B$26]*([.$A34]-[.D$3])/(20-[.D$3])/([.D$2]+1);0));&quot;-&quot;)" office:value-type="float" office:value="2">
            <text:p>2</text:p>
          </table:table-cell>
          <table:table-cell table:style-name="ce537" table:formula="of:=IF(([.$A34]+1)/2&gt;=[.E$2];MAX(0;ROUND([.$B$26]*([.$A34]-[.E$3])/(20-[.E$3])/([.E$2]+1);0));&quot;-&quot;)" office:value-type="float" office:value="1">
            <text:p>1</text:p>
          </table:table-cell>
          <table:table-cell table:style-name="ce537" table:formula="of:=IF(([.$A34]+1)/2&gt;=[.F$2];MAX(0;ROUND([.$B$26]*([.$A34]-[.F$3])/(20-[.F$3])/([.F$2]+1);0));&quot;-&quot;)" office:value-type="float" office:value="0">
            <text:p>0</text:p>
          </table:table-cell>
          <table:table-cell table:style-name="ce537" table:formula="of:=IF(([.$A34]+1)/2&gt;=[.G$2];MAX(0;ROUND([.$B$26]*([.$A34]-[.G$3])/(20-[.G$3])/([.G$2]+1);0));&quot;-&quot;)" office:value-type="float" office:value="0">
            <text:p>0</text:p>
          </table:table-cell>
          <table:table-cell table:style-name="ce537" table:formula="of:=IF(([.$A34]+1)/2&gt;=[.H$2];MAX(0;ROUND([.$B$26]*([.$A34]-[.H$3])/(20-[.H$3])/([.H$2]+1);0));&quot;-&quot;)" office:value-type="string" office:string-value="-">
            <text:p>-</text:p>
          </table:table-cell>
          <table:table-cell table:style-name="ce537" table:formula="of:=IF(([.$A34]+1)/2&gt;=[.I$2];MAX(0;ROUND([.$B$26]*([.$A34]-[.I$3])/(20-[.I$3])/([.I$2]+1);0));&quot;-&quot;)" office:value-type="string" office:string-value="-">
            <text:p>-</text:p>
          </table:table-cell>
          <table:table-cell table:style-name="ce537" table:formula="of:=IF(([.$A34]+1)/2&gt;=[.J$2];MAX(0;ROUND([.$B$26]*([.$A34]-[.J$3])/(20-[.J$3])/([.J$2]+1);0));&quot;-&quot;)" office:value-type="string" office:string-value="-">
            <text:p>-</text:p>
          </table:table-cell>
          <table:table-cell table:style-name="ce537" table:formula="of:=IF(([.$A34]+1)/2&gt;=[.K$2];MAX(0;ROUND([.$B$26]*([.$A34]-[.K$3])/(20-[.K$3])/([.K$2]+1);0));&quot;-&quot;)" office:value-type="string" office:string-value="-">
            <text:p>-</text:p>
          </table:table-cell>
          <table:table-cell table:style-name="ce541" table:formula="of:=IF(([.$A34]+1)/2&gt;=[.L$2];MAX(0;ROUND([.$B$26]*([.$A34]-[.L$3])/(20-[.L$3])/([.L$2]+1);0));&quot;-&quot;)" office:value-type="string" office:string-value="-">
            <text:p>-</text:p>
          </table:table-cell>
          <table:table-cell table:style-name="ce533" table:formula="of:=[.M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1)/2&gt;=[.O$2];MAX(0;ROUND([.$N$26]*([.$A34]-[.O$3])/(20-[.O$3])/([.O$2]+1);0));&quot;-&quot;)" office:value-type="float" office:value="5">
            <text:p>5</text:p>
          </table:table-cell>
          <table:table-cell table:style-name="ce537" table:formula="of:=IF(([.$A34]+1)/2&gt;=[.P$2];MAX(0;ROUND([.$N$26]*([.$A34]-[.P$3])/(20-[.P$3])/([.P$2]+1);0));&quot;-&quot;)" office:value-type="float" office:value="2">
            <text:p>2</text:p>
          </table:table-cell>
          <table:table-cell table:style-name="ce537" table:formula="of:=IF(([.$A34]+1)/2&gt;=[.Q$2];MAX(0;ROUND([.$N$26]*([.$A34]-[.Q$3])/(20-[.Q$3])/([.Q$2]+1);0));&quot;-&quot;)" office:value-type="float" office:value="1">
            <text:p>1</text:p>
          </table:table-cell>
          <table:table-cell table:style-name="ce537" table:formula="of:=IF(([.$A34]+1)/2&gt;=[.R$2];MAX(0;ROUND([.$N$26]*([.$A34]-[.R$3])/(20-[.R$3])/([.R$2]+1);0));&quot;-&quot;)" office:value-type="float" office:value="0">
            <text:p>0</text:p>
          </table:table-cell>
          <table:table-cell table:style-name="ce537" table:formula="of:=IF(([.$A34]+1)/2&gt;=[.S$2];MAX(0;ROUND([.$N$26]*([.$A34]-[.S$3])/(20-[.S$3])/([.S$2]+1);0));&quot;-&quot;)" office:value-type="float" office:value="0">
            <text:p>0</text:p>
          </table:table-cell>
          <table:table-cell table:style-name="ce537" table:formula="of:=IF(([.$A34]+1)/2&gt;=[.T$2];MAX(0;ROUND([.$N$26]*([.$A34]-[.T$3])/(20-[.T$3])/([.T$2]+1);0));&quot;-&quot;)" office:value-type="string" office:string-value="-">
            <text:p>-</text:p>
          </table:table-cell>
          <table:table-cell table:style-name="ce537" table:formula="of:=IF(([.$A34]+1)/2&gt;=[.U$2];MAX(0;ROUND([.$N$26]*([.$A34]-[.U$3])/(20-[.U$3])/([.U$2]+1);0));&quot;-&quot;)" office:value-type="string" office:string-value="-">
            <text:p>-</text:p>
          </table:table-cell>
          <table:table-cell table:style-name="ce537" table:formula="of:=IF(([.$A34]+1)/2&gt;=[.V$2];MAX(0;ROUND([.$N$26]*([.$A34]-[.V$3])/(20-[.V$3])/([.V$2]+1);0));&quot;-&quot;)" office:value-type="string" office:string-value="-">
            <text:p>-</text:p>
          </table:table-cell>
          <table:table-cell table:style-name="ce537" table:formula="of:=IF(([.$A34]+1)/2&gt;=[.W$2];MAX(0;ROUND([.$N$26]*([.$A34]-[.W$3])/(20-[.W$3])/([.W$2]+1);0));&quot;-&quot;)" office:value-type="string" office:string-value="-">
            <text:p>-</text:p>
          </table:table-cell>
          <table:table-cell table:style-name="ce541" table:formula="of:=IF(([.$A34]+1)/2&gt;=[.X$2];MAX(0;ROUND([.$N$26]*([.$A34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1)/2&gt;=[.C$2];MAX(0;ROUND([.$B$26]*([.$A35]-[.C$3])/(20-[.C$3])/([.C$2]+1);0));&quot;-&quot;)" office:value-type="float" office:value="5">
            <text:p>5</text:p>
          </table:table-cell>
          <table:table-cell table:style-name="ce537" table:formula="of:=IF(([.$A35]+1)/2&gt;=[.D$2];MAX(0;ROUND([.$B$26]*([.$A35]-[.D$3])/(20-[.D$3])/([.D$2]+1);0));&quot;-&quot;)" office:value-type="float" office:value="2">
            <text:p>2</text:p>
          </table:table-cell>
          <table:table-cell table:style-name="ce537" table:formula="of:=IF(([.$A35]+1)/2&gt;=[.E$2];MAX(0;ROUND([.$B$26]*([.$A35]-[.E$3])/(20-[.E$3])/([.E$2]+1);0));&quot;-&quot;)" office:value-type="float" office:value="1">
            <text:p>1</text:p>
          </table:table-cell>
          <table:table-cell table:style-name="ce537" table:formula="of:=IF(([.$A35]+1)/2&gt;=[.F$2];MAX(0;ROUND([.$B$26]*([.$A35]-[.F$3])/(20-[.F$3])/([.F$2]+1);0));&quot;-&quot;)" office:value-type="float" office:value="1">
            <text:p>1</text:p>
          </table:table-cell>
          <table:table-cell table:style-name="ce537" table:formula="of:=IF(([.$A35]+1)/2&gt;=[.G$2];MAX(0;ROUND([.$B$26]*([.$A35]-[.G$3])/(20-[.G$3])/([.G$2]+1);0));&quot;-&quot;)" office:value-type="float" office:value="0">
            <text:p>0</text:p>
          </table:table-cell>
          <table:table-cell table:style-name="ce537" table:formula="of:=IF(([.$A35]+1)/2&gt;=[.H$2];MAX(0;ROUND([.$B$26]*([.$A35]-[.H$3])/(20-[.H$3])/([.H$2]+1);0));&quot;-&quot;)" office:value-type="string" office:string-value="-">
            <text:p>-</text:p>
          </table:table-cell>
          <table:table-cell table:style-name="ce537" table:formula="of:=IF(([.$A35]+1)/2&gt;=[.I$2];MAX(0;ROUND([.$B$26]*([.$A35]-[.I$3])/(20-[.I$3])/([.I$2]+1);0));&quot;-&quot;)" office:value-type="string" office:string-value="-">
            <text:p>-</text:p>
          </table:table-cell>
          <table:table-cell table:style-name="ce537" table:formula="of:=IF(([.$A35]+1)/2&gt;=[.J$2];MAX(0;ROUND([.$B$26]*([.$A35]-[.J$3])/(20-[.J$3])/([.J$2]+1);0));&quot;-&quot;)" office:value-type="string" office:string-value="-">
            <text:p>-</text:p>
          </table:table-cell>
          <table:table-cell table:style-name="ce537" table:formula="of:=IF(([.$A35]+1)/2&gt;=[.K$2];MAX(0;ROUND([.$B$26]*([.$A35]-[.K$3])/(20-[.K$3])/([.K$2]+1);0));&quot;-&quot;)" office:value-type="string" office:string-value="-">
            <text:p>-</text:p>
          </table:table-cell>
          <table:table-cell table:style-name="ce541" table:formula="of:=IF(([.$A35]+1)/2&gt;=[.L$2];MAX(0;ROUND([.$B$26]*([.$A35]-[.L$3])/(20-[.L$3])/([.L$2]+1);0));&quot;-&quot;)" office:value-type="string" office:string-value="-">
            <text:p>-</text:p>
          </table:table-cell>
          <table:table-cell table:style-name="ce533" table:formula="of:=[.M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1)/2&gt;=[.O$2];MAX(0;ROUND([.$N$26]*([.$A35]-[.O$3])/(20-[.O$3])/([.O$2]+1);0));&quot;-&quot;)" office:value-type="float" office:value="5">
            <text:p>5</text:p>
          </table:table-cell>
          <table:table-cell table:style-name="ce537" table:formula="of:=IF(([.$A35]+1)/2&gt;=[.P$2];MAX(0;ROUND([.$N$26]*([.$A35]-[.P$3])/(20-[.P$3])/([.P$2]+1);0));&quot;-&quot;)" office:value-type="float" office:value="2">
            <text:p>2</text:p>
          </table:table-cell>
          <table:table-cell table:style-name="ce537" table:formula="of:=IF(([.$A35]+1)/2&gt;=[.Q$2];MAX(0;ROUND([.$N$26]*([.$A35]-[.Q$3])/(20-[.Q$3])/([.Q$2]+1);0));&quot;-&quot;)" office:value-type="float" office:value="1">
            <text:p>1</text:p>
          </table:table-cell>
          <table:table-cell table:style-name="ce537" table:formula="of:=IF(([.$A35]+1)/2&gt;=[.R$2];MAX(0;ROUND([.$N$26]*([.$A35]-[.R$3])/(20-[.R$3])/([.R$2]+1);0));&quot;-&quot;)" office:value-type="float" office:value="1">
            <text:p>1</text:p>
          </table:table-cell>
          <table:table-cell table:style-name="ce537" table:formula="of:=IF(([.$A35]+1)/2&gt;=[.S$2];MAX(0;ROUND([.$N$26]*([.$A35]-[.S$3])/(20-[.S$3])/([.S$2]+1);0));&quot;-&quot;)" office:value-type="float" office:value="0">
            <text:p>0</text:p>
          </table:table-cell>
          <table:table-cell table:style-name="ce537" table:formula="of:=IF(([.$A35]+1)/2&gt;=[.T$2];MAX(0;ROUND([.$N$26]*([.$A35]-[.T$3])/(20-[.T$3])/([.T$2]+1);0));&quot;-&quot;)" office:value-type="string" office:string-value="-">
            <text:p>-</text:p>
          </table:table-cell>
          <table:table-cell table:style-name="ce537" table:formula="of:=IF(([.$A35]+1)/2&gt;=[.U$2];MAX(0;ROUND([.$N$26]*([.$A35]-[.U$3])/(20-[.U$3])/([.U$2]+1);0));&quot;-&quot;)" office:value-type="string" office:string-value="-">
            <text:p>-</text:p>
          </table:table-cell>
          <table:table-cell table:style-name="ce537" table:formula="of:=IF(([.$A35]+1)/2&gt;=[.V$2];MAX(0;ROUND([.$N$26]*([.$A35]-[.V$3])/(20-[.V$3])/([.V$2]+1);0));&quot;-&quot;)" office:value-type="string" office:string-value="-">
            <text:p>-</text:p>
          </table:table-cell>
          <table:table-cell table:style-name="ce537" table:formula="of:=IF(([.$A35]+1)/2&gt;=[.W$2];MAX(0;ROUND([.$N$26]*([.$A35]-[.W$3])/(20-[.W$3])/([.W$2]+1);0));&quot;-&quot;)" office:value-type="string" office:string-value="-">
            <text:p>-</text:p>
          </table:table-cell>
          <table:table-cell table:style-name="ce541" table:formula="of:=IF(([.$A35]+1)/2&gt;=[.X$2];MAX(0;ROUND([.$N$26]*([.$A35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1)/2&gt;=[.C$2];MAX(0;ROUND([.$B$26]*([.$A36]-[.C$3])/(20-[.C$3])/([.C$2]+1);0));&quot;-&quot;)" office:value-type="float" office:value="5">
            <text:p>5</text:p>
          </table:table-cell>
          <table:table-cell table:style-name="ce537" table:formula="of:=IF(([.$A36]+1)/2&gt;=[.D$2];MAX(0;ROUND([.$B$26]*([.$A36]-[.D$3])/(20-[.D$3])/([.D$2]+1);0));&quot;-&quot;)" office:value-type="float" office:value="2">
            <text:p>2</text:p>
          </table:table-cell>
          <table:table-cell table:style-name="ce537" table:formula="of:=IF(([.$A36]+1)/2&gt;=[.E$2];MAX(0;ROUND([.$B$26]*([.$A36]-[.E$3])/(20-[.E$3])/([.E$2]+1);0));&quot;-&quot;)" office:value-type="float" office:value="1">
            <text:p>1</text:p>
          </table:table-cell>
          <table:table-cell table:style-name="ce537" table:formula="of:=IF(([.$A36]+1)/2&gt;=[.F$2];MAX(0;ROUND([.$B$26]*([.$A36]-[.F$3])/(20-[.F$3])/([.F$2]+1);0));&quot;-&quot;)" office:value-type="float" office:value="1">
            <text:p>1</text:p>
          </table:table-cell>
          <table:table-cell table:style-name="ce537" table:formula="of:=IF(([.$A36]+1)/2&gt;=[.G$2];MAX(0;ROUND([.$B$26]*([.$A36]-[.G$3])/(20-[.G$3])/([.G$2]+1);0));&quot;-&quot;)" office:value-type="float" office:value="0">
            <text:p>0</text:p>
          </table:table-cell>
          <table:table-cell table:style-name="ce537" table:formula="of:=IF(([.$A36]+1)/2&gt;=[.H$2];MAX(0;ROUND([.$B$26]*([.$A36]-[.H$3])/(20-[.H$3])/([.H$2]+1);0));&quot;-&quot;)" office:value-type="float" office:value="0">
            <text:p>0</text:p>
          </table:table-cell>
          <table:table-cell table:style-name="ce537" table:formula="of:=IF(([.$A36]+1)/2&gt;=[.I$2];MAX(0;ROUND([.$B$26]*([.$A36]-[.I$3])/(20-[.I$3])/([.I$2]+1);0));&quot;-&quot;)" office:value-type="string" office:string-value="-">
            <text:p>-</text:p>
          </table:table-cell>
          <table:table-cell table:style-name="ce537" table:formula="of:=IF(([.$A36]+1)/2&gt;=[.J$2];MAX(0;ROUND([.$B$26]*([.$A36]-[.J$3])/(20-[.J$3])/([.J$2]+1);0));&quot;-&quot;)" office:value-type="string" office:string-value="-">
            <text:p>-</text:p>
          </table:table-cell>
          <table:table-cell table:style-name="ce537" table:formula="of:=IF(([.$A36]+1)/2&gt;=[.K$2];MAX(0;ROUND([.$B$26]*([.$A36]-[.K$3])/(20-[.K$3])/([.K$2]+1);0));&quot;-&quot;)" office:value-type="string" office:string-value="-">
            <text:p>-</text:p>
          </table:table-cell>
          <table:table-cell table:style-name="ce541" table:formula="of:=IF(([.$A36]+1)/2&gt;=[.L$2];MAX(0;ROUND([.$B$26]*([.$A36]-[.L$3])/(20-[.L$3])/([.L$2]+1);0));&quot;-&quot;)" office:value-type="string" office:string-value="-">
            <text:p>-</text:p>
          </table:table-cell>
          <table:table-cell table:style-name="ce533" table:formula="of:=[.M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1)/2&gt;=[.O$2];MAX(0;ROUND([.$N$26]*([.$A36]-[.O$3])/(20-[.O$3])/([.O$2]+1);0));&quot;-&quot;)" office:value-type="float" office:value="6">
            <text:p>6</text:p>
          </table:table-cell>
          <table:table-cell table:style-name="ce537" table:formula="of:=IF(([.$A36]+1)/2&gt;=[.P$2];MAX(0;ROUND([.$N$26]*([.$A36]-[.P$3])/(20-[.P$3])/([.P$2]+1);0));&quot;-&quot;)" office:value-type="float" office:value="3">
            <text:p>3</text:p>
          </table:table-cell>
          <table:table-cell table:style-name="ce537" table:formula="of:=IF(([.$A36]+1)/2&gt;=[.Q$2];MAX(0;ROUND([.$N$26]*([.$A36]-[.Q$3])/(20-[.Q$3])/([.Q$2]+1);0));&quot;-&quot;)" office:value-type="float" office:value="1">
            <text:p>1</text:p>
          </table:table-cell>
          <table:table-cell table:style-name="ce537" table:formula="of:=IF(([.$A36]+1)/2&gt;=[.R$2];MAX(0;ROUND([.$N$26]*([.$A36]-[.R$3])/(20-[.R$3])/([.R$2]+1);0));&quot;-&quot;)" office:value-type="float" office:value="1">
            <text:p>1</text:p>
          </table:table-cell>
          <table:table-cell table:style-name="ce537" table:formula="of:=IF(([.$A36]+1)/2&gt;=[.S$2];MAX(0;ROUND([.$N$26]*([.$A36]-[.S$3])/(20-[.S$3])/([.S$2]+1);0));&quot;-&quot;)" office:value-type="float" office:value="0">
            <text:p>0</text:p>
          </table:table-cell>
          <table:table-cell table:style-name="ce537" table:formula="of:=IF(([.$A36]+1)/2&gt;=[.T$2];MAX(0;ROUND([.$N$26]*([.$A36]-[.T$3])/(20-[.T$3])/([.T$2]+1);0));&quot;-&quot;)" office:value-type="float" office:value="0">
            <text:p>0</text:p>
          </table:table-cell>
          <table:table-cell table:style-name="ce537" table:formula="of:=IF(([.$A36]+1)/2&gt;=[.U$2];MAX(0;ROUND([.$N$26]*([.$A36]-[.U$3])/(20-[.U$3])/([.U$2]+1);0));&quot;-&quot;)" office:value-type="string" office:string-value="-">
            <text:p>-</text:p>
          </table:table-cell>
          <table:table-cell table:style-name="ce537" table:formula="of:=IF(([.$A36]+1)/2&gt;=[.V$2];MAX(0;ROUND([.$N$26]*([.$A36]-[.V$3])/(20-[.V$3])/([.V$2]+1);0));&quot;-&quot;)" office:value-type="string" office:string-value="-">
            <text:p>-</text:p>
          </table:table-cell>
          <table:table-cell table:style-name="ce537" table:formula="of:=IF(([.$A36]+1)/2&gt;=[.W$2];MAX(0;ROUND([.$N$26]*([.$A36]-[.W$3])/(20-[.W$3])/([.W$2]+1);0));&quot;-&quot;)" office:value-type="string" office:string-value="-">
            <text:p>-</text:p>
          </table:table-cell>
          <table:table-cell table:style-name="ce541" table:formula="of:=IF(([.$A36]+1)/2&gt;=[.X$2];MAX(0;ROUND([.$N$26]*([.$A36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1)/2&gt;=[.C$2];MAX(0;ROUND([.$B$26]*([.$A37]-[.C$3])/(20-[.C$3])/([.C$2]+1);0));&quot;-&quot;)" office:value-type="float" office:value="6">
            <text:p>6</text:p>
          </table:table-cell>
          <table:table-cell table:style-name="ce537" table:formula="of:=IF(([.$A37]+1)/2&gt;=[.D$2];MAX(0;ROUND([.$B$26]*([.$A37]-[.D$3])/(20-[.D$3])/([.D$2]+1);0));&quot;-&quot;)" office:value-type="float" office:value="3">
            <text:p>3</text:p>
          </table:table-cell>
          <table:table-cell table:style-name="ce537" table:formula="of:=IF(([.$A37]+1)/2&gt;=[.E$2];MAX(0;ROUND([.$B$26]*([.$A37]-[.E$3])/(20-[.E$3])/([.E$2]+1);0));&quot;-&quot;)" office:value-type="float" office:value="2">
            <text:p>2</text:p>
          </table:table-cell>
          <table:table-cell table:style-name="ce537" table:formula="of:=IF(([.$A37]+1)/2&gt;=[.F$2];MAX(0;ROUND([.$B$26]*([.$A37]-[.F$3])/(20-[.F$3])/([.F$2]+1);0));&quot;-&quot;)" office:value-type="float" office:value="1">
            <text:p>1</text:p>
          </table:table-cell>
          <table:table-cell table:style-name="ce537" table:formula="of:=IF(([.$A37]+1)/2&gt;=[.G$2];MAX(0;ROUND([.$B$26]*([.$A37]-[.G$3])/(20-[.G$3])/([.G$2]+1);0));&quot;-&quot;)" office:value-type="float" office:value="1">
            <text:p>1</text:p>
          </table:table-cell>
          <table:table-cell table:style-name="ce537" table:formula="of:=IF(([.$A37]+1)/2&gt;=[.H$2];MAX(0;ROUND([.$B$26]*([.$A37]-[.H$3])/(20-[.H$3])/([.H$2]+1);0));&quot;-&quot;)" office:value-type="float" office:value="0">
            <text:p>0</text:p>
          </table:table-cell>
          <table:table-cell table:style-name="ce537" table:formula="of:=IF(([.$A37]+1)/2&gt;=[.I$2];MAX(0;ROUND([.$B$26]*([.$A37]-[.I$3])/(20-[.I$3])/([.I$2]+1);0));&quot;-&quot;)" office:value-type="string" office:string-value="-">
            <text:p>-</text:p>
          </table:table-cell>
          <table:table-cell table:style-name="ce537" table:formula="of:=IF(([.$A37]+1)/2&gt;=[.J$2];MAX(0;ROUND([.$B$26]*([.$A37]-[.J$3])/(20-[.J$3])/([.J$2]+1);0));&quot;-&quot;)" office:value-type="string" office:string-value="-">
            <text:p>-</text:p>
          </table:table-cell>
          <table:table-cell table:style-name="ce537" table:formula="of:=IF(([.$A37]+1)/2&gt;=[.K$2];MAX(0;ROUND([.$B$26]*([.$A37]-[.K$3])/(20-[.K$3])/([.K$2]+1);0));&quot;-&quot;)" office:value-type="string" office:string-value="-">
            <text:p>-</text:p>
          </table:table-cell>
          <table:table-cell table:style-name="ce541" table:formula="of:=IF(([.$A37]+1)/2&gt;=[.L$2];MAX(0;ROUND([.$B$26]*([.$A37]-[.L$3])/(20-[.L$3])/([.L$2]+1);0));&quot;-&quot;)" office:value-type="string" office:string-value="-">
            <text:p>-</text:p>
          </table:table-cell>
          <table:table-cell table:style-name="ce533" table:formula="of:=[.M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1)/2&gt;=[.O$2];MAX(0;ROUND([.$N$26]*([.$A37]-[.O$3])/(20-[.O$3])/([.O$2]+1);0));&quot;-&quot;)" office:value-type="float" office:value="6">
            <text:p>6</text:p>
          </table:table-cell>
          <table:table-cell table:style-name="ce537" table:formula="of:=IF(([.$A37]+1)/2&gt;=[.P$2];MAX(0;ROUND([.$N$26]*([.$A37]-[.P$3])/(20-[.P$3])/([.P$2]+1);0));&quot;-&quot;)" office:value-type="float" office:value="3">
            <text:p>3</text:p>
          </table:table-cell>
          <table:table-cell table:style-name="ce537" table:formula="of:=IF(([.$A37]+1)/2&gt;=[.Q$2];MAX(0;ROUND([.$N$26]*([.$A37]-[.Q$3])/(20-[.Q$3])/([.Q$2]+1);0));&quot;-&quot;)" office:value-type="float" office:value="2">
            <text:p>2</text:p>
          </table:table-cell>
          <table:table-cell table:style-name="ce537" table:formula="of:=IF(([.$A37]+1)/2&gt;=[.R$2];MAX(0;ROUND([.$N$26]*([.$A37]-[.R$3])/(20-[.R$3])/([.R$2]+1);0));&quot;-&quot;)" office:value-type="float" office:value="1">
            <text:p>1</text:p>
          </table:table-cell>
          <table:table-cell table:style-name="ce537" table:formula="of:=IF(([.$A37]+1)/2&gt;=[.S$2];MAX(0;ROUND([.$N$26]*([.$A37]-[.S$3])/(20-[.S$3])/([.S$2]+1);0));&quot;-&quot;)" office:value-type="float" office:value="1">
            <text:p>1</text:p>
          </table:table-cell>
          <table:table-cell table:style-name="ce537" table:formula="of:=IF(([.$A37]+1)/2&gt;=[.T$2];MAX(0;ROUND([.$N$26]*([.$A37]-[.T$3])/(20-[.T$3])/([.T$2]+1);0));&quot;-&quot;)" office:value-type="float" office:value="0">
            <text:p>0</text:p>
          </table:table-cell>
          <table:table-cell table:style-name="ce537" table:formula="of:=IF(([.$A37]+1)/2&gt;=[.U$2];MAX(0;ROUND([.$N$26]*([.$A37]-[.U$3])/(20-[.U$3])/([.U$2]+1);0));&quot;-&quot;)" office:value-type="string" office:string-value="-">
            <text:p>-</text:p>
          </table:table-cell>
          <table:table-cell table:style-name="ce537" table:formula="of:=IF(([.$A37]+1)/2&gt;=[.V$2];MAX(0;ROUND([.$N$26]*([.$A37]-[.V$3])/(20-[.V$3])/([.V$2]+1);0));&quot;-&quot;)" office:value-type="string" office:string-value="-">
            <text:p>-</text:p>
          </table:table-cell>
          <table:table-cell table:style-name="ce537" table:formula="of:=IF(([.$A37]+1)/2&gt;=[.W$2];MAX(0;ROUND([.$N$26]*([.$A37]-[.W$3])/(20-[.W$3])/([.W$2]+1);0));&quot;-&quot;)" office:value-type="string" office:string-value="-">
            <text:p>-</text:p>
          </table:table-cell>
          <table:table-cell table:style-name="ce541" table:formula="of:=IF(([.$A37]+1)/2&gt;=[.X$2];MAX(0;ROUND([.$N$26]*([.$A37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1)/2&gt;=[.C$2];MAX(0;ROUND([.$B$26]*([.$A38]-[.C$3])/(20-[.C$3])/([.C$2]+1);0));&quot;-&quot;)" office:value-type="float" office:value="6">
            <text:p>6</text:p>
          </table:table-cell>
          <table:table-cell table:style-name="ce537" table:formula="of:=IF(([.$A38]+1)/2&gt;=[.D$2];MAX(0;ROUND([.$B$26]*([.$A38]-[.D$3])/(20-[.D$3])/([.D$2]+1);0));&quot;-&quot;)" office:value-type="float" office:value="3">
            <text:p>3</text:p>
          </table:table-cell>
          <table:table-cell table:style-name="ce537" table:formula="of:=IF(([.$A38]+1)/2&gt;=[.E$2];MAX(0;ROUND([.$B$26]*([.$A38]-[.E$3])/(20-[.E$3])/([.E$2]+1);0));&quot;-&quot;)" office:value-type="float" office:value="2">
            <text:p>2</text:p>
          </table:table-cell>
          <table:table-cell table:style-name="ce537" table:formula="of:=IF(([.$A38]+1)/2&gt;=[.F$2];MAX(0;ROUND([.$B$26]*([.$A38]-[.F$3])/(20-[.F$3])/([.F$2]+1);0));&quot;-&quot;)" office:value-type="float" office:value="1">
            <text:p>1</text:p>
          </table:table-cell>
          <table:table-cell table:style-name="ce537" table:formula="of:=IF(([.$A38]+1)/2&gt;=[.G$2];MAX(0;ROUND([.$B$26]*([.$A38]-[.G$3])/(20-[.G$3])/([.G$2]+1);0));&quot;-&quot;)" office:value-type="float" office:value="1">
            <text:p>1</text:p>
          </table:table-cell>
          <table:table-cell table:style-name="ce537" table:formula="of:=IF(([.$A38]+1)/2&gt;=[.H$2];MAX(0;ROUND([.$B$26]*([.$A38]-[.H$3])/(20-[.H$3])/([.H$2]+1);0));&quot;-&quot;)" office:value-type="float" office:value="0">
            <text:p>0</text:p>
          </table:table-cell>
          <table:table-cell table:style-name="ce537" table:formula="of:=IF(([.$A38]+1)/2&gt;=[.I$2];MAX(0;ROUND([.$B$26]*([.$A38]-[.I$3])/(20-[.I$3])/([.I$2]+1);0));&quot;-&quot;)" office:value-type="float" office:value="0">
            <text:p>0</text:p>
          </table:table-cell>
          <table:table-cell table:style-name="ce537" table:formula="of:=IF(([.$A38]+1)/2&gt;=[.J$2];MAX(0;ROUND([.$B$26]*([.$A38]-[.J$3])/(20-[.J$3])/([.J$2]+1);0));&quot;-&quot;)" office:value-type="string" office:string-value="-">
            <text:p>-</text:p>
          </table:table-cell>
          <table:table-cell table:style-name="ce537" table:formula="of:=IF(([.$A38]+1)/2&gt;=[.K$2];MAX(0;ROUND([.$B$26]*([.$A38]-[.K$3])/(20-[.K$3])/([.K$2]+1);0));&quot;-&quot;)" office:value-type="string" office:string-value="-">
            <text:p>-</text:p>
          </table:table-cell>
          <table:table-cell table:style-name="ce541" table:formula="of:=IF(([.$A38]+1)/2&gt;=[.L$2];MAX(0;ROUND([.$B$26]*([.$A38]-[.L$3])/(20-[.L$3])/([.L$2]+1);0));&quot;-&quot;)" office:value-type="string" office:string-value="-">
            <text:p>-</text:p>
          </table:table-cell>
          <table:table-cell table:style-name="ce533" table:formula="of:=[.M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1)/2&gt;=[.O$2];MAX(0;ROUND([.$N$26]*([.$A38]-[.O$3])/(20-[.O$3])/([.O$2]+1);0));&quot;-&quot;)" office:value-type="float" office:value="7">
            <text:p>7</text:p>
          </table:table-cell>
          <table:table-cell table:style-name="ce537" table:formula="of:=IF(([.$A38]+1)/2&gt;=[.P$2];MAX(0;ROUND([.$N$26]*([.$A38]-[.P$3])/(20-[.P$3])/([.P$2]+1);0));&quot;-&quot;)" office:value-type="float" office:value="3">
            <text:p>3</text:p>
          </table:table-cell>
          <table:table-cell table:style-name="ce537" table:formula="of:=IF(([.$A38]+1)/2&gt;=[.Q$2];MAX(0;ROUND([.$N$26]*([.$A38]-[.Q$3])/(20-[.Q$3])/([.Q$2]+1);0));&quot;-&quot;)" office:value-type="float" office:value="2">
            <text:p>2</text:p>
          </table:table-cell>
          <table:table-cell table:style-name="ce537" table:formula="of:=IF(([.$A38]+1)/2&gt;=[.R$2];MAX(0;ROUND([.$N$26]*([.$A38]-[.R$3])/(20-[.R$3])/([.R$2]+1);0));&quot;-&quot;)" office:value-type="float" office:value="1">
            <text:p>1</text:p>
          </table:table-cell>
          <table:table-cell table:style-name="ce537" table:formula="of:=IF(([.$A38]+1)/2&gt;=[.S$2];MAX(0;ROUND([.$N$26]*([.$A38]-[.S$3])/(20-[.S$3])/([.S$2]+1);0));&quot;-&quot;)" office:value-type="float" office:value="1">
            <text:p>1</text:p>
          </table:table-cell>
          <table:table-cell table:style-name="ce537" table:formula="of:=IF(([.$A38]+1)/2&gt;=[.T$2];MAX(0;ROUND([.$N$26]*([.$A38]-[.T$3])/(20-[.T$3])/([.T$2]+1);0));&quot;-&quot;)" office:value-type="float" office:value="0">
            <text:p>0</text:p>
          </table:table-cell>
          <table:table-cell table:style-name="ce537" table:formula="of:=IF(([.$A38]+1)/2&gt;=[.U$2];MAX(0;ROUND([.$N$26]*([.$A38]-[.U$3])/(20-[.U$3])/([.U$2]+1);0));&quot;-&quot;)" office:value-type="float" office:value="0">
            <text:p>0</text:p>
          </table:table-cell>
          <table:table-cell table:style-name="ce537" table:formula="of:=IF(([.$A38]+1)/2&gt;=[.V$2];MAX(0;ROUND([.$N$26]*([.$A38]-[.V$3])/(20-[.V$3])/([.V$2]+1);0));&quot;-&quot;)" office:value-type="string" office:string-value="-">
            <text:p>-</text:p>
          </table:table-cell>
          <table:table-cell table:style-name="ce537" table:formula="of:=IF(([.$A38]+1)/2&gt;=[.W$2];MAX(0;ROUND([.$N$26]*([.$A38]-[.W$3])/(20-[.W$3])/([.W$2]+1);0));&quot;-&quot;)" office:value-type="string" office:string-value="-">
            <text:p>-</text:p>
          </table:table-cell>
          <table:table-cell table:style-name="ce541" table:formula="of:=IF(([.$A38]+1)/2&gt;=[.X$2];MAX(0;ROUND([.$N$26]*([.$A38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1)/2&gt;=[.C$2];MAX(0;ROUND([.$B$26]*([.$A39]-[.C$3])/(20-[.C$3])/([.C$2]+1);0));&quot;-&quot;)" office:value-type="float" office:value="7">
            <text:p>7</text:p>
          </table:table-cell>
          <table:table-cell table:style-name="ce537" table:formula="of:=IF(([.$A39]+1)/2&gt;=[.D$2];MAX(0;ROUND([.$B$26]*([.$A39]-[.D$3])/(20-[.D$3])/([.D$2]+1);0));&quot;-&quot;)" office:value-type="float" office:value="3">
            <text:p>3</text:p>
          </table:table-cell>
          <table:table-cell table:style-name="ce537" table:formula="of:=IF(([.$A39]+1)/2&gt;=[.E$2];MAX(0;ROUND([.$B$26]*([.$A39]-[.E$3])/(20-[.E$3])/([.E$2]+1);0));&quot;-&quot;)" office:value-type="float" office:value="2">
            <text:p>2</text:p>
          </table:table-cell>
          <table:table-cell table:style-name="ce537" table:formula="of:=IF(([.$A39]+1)/2&gt;=[.F$2];MAX(0;ROUND([.$B$26]*([.$A39]-[.F$3])/(20-[.F$3])/([.F$2]+1);0));&quot;-&quot;)" office:value-type="float" office:value="1">
            <text:p>1</text:p>
          </table:table-cell>
          <table:table-cell table:style-name="ce537" table:formula="of:=IF(([.$A39]+1)/2&gt;=[.G$2];MAX(0;ROUND([.$B$26]*([.$A39]-[.G$3])/(20-[.G$3])/([.G$2]+1);0));&quot;-&quot;)" office:value-type="float" office:value="1">
            <text:p>1</text:p>
          </table:table-cell>
          <table:table-cell table:style-name="ce537" table:formula="of:=IF(([.$A39]+1)/2&gt;=[.H$2];MAX(0;ROUND([.$B$26]*([.$A39]-[.H$3])/(20-[.H$3])/([.H$2]+1);0));&quot;-&quot;)" office:value-type="float" office:value="1">
            <text:p>1</text:p>
          </table:table-cell>
          <table:table-cell table:style-name="ce537" table:formula="of:=IF(([.$A39]+1)/2&gt;=[.I$2];MAX(0;ROUND([.$B$26]*([.$A39]-[.I$3])/(20-[.I$3])/([.I$2]+1);0));&quot;-&quot;)" office:value-type="float" office:value="0">
            <text:p>0</text:p>
          </table:table-cell>
          <table:table-cell table:style-name="ce537" table:formula="of:=IF(([.$A39]+1)/2&gt;=[.J$2];MAX(0;ROUND([.$B$26]*([.$A39]-[.J$3])/(20-[.J$3])/([.J$2]+1);0));&quot;-&quot;)" office:value-type="string" office:string-value="-">
            <text:p>-</text:p>
          </table:table-cell>
          <table:table-cell table:style-name="ce537" table:formula="of:=IF(([.$A39]+1)/2&gt;=[.K$2];MAX(0;ROUND([.$B$26]*([.$A39]-[.K$3])/(20-[.K$3])/([.K$2]+1);0));&quot;-&quot;)" office:value-type="string" office:string-value="-">
            <text:p>-</text:p>
          </table:table-cell>
          <table:table-cell table:style-name="ce541" table:formula="of:=IF(([.$A39]+1)/2&gt;=[.L$2];MAX(0;ROUND([.$B$26]*([.$A39]-[.L$3])/(20-[.L$3])/([.L$2]+1);0));&quot;-&quot;)" office:value-type="string" office:string-value="-">
            <text:p>-</text:p>
          </table:table-cell>
          <table:table-cell table:style-name="ce533" table:formula="of:=[.M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1)/2&gt;=[.O$2];MAX(0;ROUND([.$N$26]*([.$A39]-[.O$3])/(20-[.O$3])/([.O$2]+1);0));&quot;-&quot;)" office:value-type="float" office:value="7">
            <text:p>7</text:p>
          </table:table-cell>
          <table:table-cell table:style-name="ce537" table:formula="of:=IF(([.$A39]+1)/2&gt;=[.P$2];MAX(0;ROUND([.$N$26]*([.$A39]-[.P$3])/(20-[.P$3])/([.P$2]+1);0));&quot;-&quot;)" office:value-type="float" office:value="3">
            <text:p>3</text:p>
          </table:table-cell>
          <table:table-cell table:style-name="ce537" table:formula="of:=IF(([.$A39]+1)/2&gt;=[.Q$2];MAX(0;ROUND([.$N$26]*([.$A39]-[.Q$3])/(20-[.Q$3])/([.Q$2]+1);0));&quot;-&quot;)" office:value-type="float" office:value="2">
            <text:p>2</text:p>
          </table:table-cell>
          <table:table-cell table:style-name="ce537" table:formula="of:=IF(([.$A39]+1)/2&gt;=[.R$2];MAX(0;ROUND([.$N$26]*([.$A39]-[.R$3])/(20-[.R$3])/([.R$2]+1);0));&quot;-&quot;)" office:value-type="float" office:value="1">
            <text:p>1</text:p>
          </table:table-cell>
          <table:table-cell table:style-name="ce537" table:formula="of:=IF(([.$A39]+1)/2&gt;=[.S$2];MAX(0;ROUND([.$N$26]*([.$A39]-[.S$3])/(20-[.S$3])/([.S$2]+1);0));&quot;-&quot;)" office:value-type="float" office:value="1">
            <text:p>1</text:p>
          </table:table-cell>
          <table:table-cell table:style-name="ce537" table:formula="of:=IF(([.$A39]+1)/2&gt;=[.T$2];MAX(0;ROUND([.$N$26]*([.$A39]-[.T$3])/(20-[.T$3])/([.T$2]+1);0));&quot;-&quot;)" office:value-type="float" office:value="1">
            <text:p>1</text:p>
          </table:table-cell>
          <table:table-cell table:style-name="ce537" table:formula="of:=IF(([.$A39]+1)/2&gt;=[.U$2];MAX(0;ROUND([.$N$26]*([.$A39]-[.U$3])/(20-[.U$3])/([.U$2]+1);0));&quot;-&quot;)" office:value-type="float" office:value="0">
            <text:p>0</text:p>
          </table:table-cell>
          <table:table-cell table:style-name="ce537" table:formula="of:=IF(([.$A39]+1)/2&gt;=[.V$2];MAX(0;ROUND([.$N$26]*([.$A39]-[.V$3])/(20-[.V$3])/([.V$2]+1);0));&quot;-&quot;)" office:value-type="string" office:string-value="-">
            <text:p>-</text:p>
          </table:table-cell>
          <table:table-cell table:style-name="ce537" table:formula="of:=IF(([.$A39]+1)/2&gt;=[.W$2];MAX(0;ROUND([.$N$26]*([.$A39]-[.W$3])/(20-[.W$3])/([.W$2]+1);0));&quot;-&quot;)" office:value-type="string" office:string-value="-">
            <text:p>-</text:p>
          </table:table-cell>
          <table:table-cell table:style-name="ce541" table:formula="of:=IF(([.$A39]+1)/2&gt;=[.X$2];MAX(0;ROUND([.$N$26]*([.$A39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1)/2&gt;=[.C$2];MAX(0;ROUND([.$B$26]*([.$A40]-[.C$3])/(20-[.C$3])/([.C$2]+1);0));&quot;-&quot;)" office:value-type="float" office:value="7">
            <text:p>7</text:p>
          </table:table-cell>
          <table:table-cell table:style-name="ce537" table:formula="of:=IF(([.$A40]+1)/2&gt;=[.D$2];MAX(0;ROUND([.$B$26]*([.$A40]-[.D$3])/(20-[.D$3])/([.D$2]+1);0));&quot;-&quot;)" office:value-type="float" office:value="3">
            <text:p>3</text:p>
          </table:table-cell>
          <table:table-cell table:style-name="ce537" table:formula="of:=IF(([.$A40]+1)/2&gt;=[.E$2];MAX(0;ROUND([.$B$26]*([.$A40]-[.E$3])/(20-[.E$3])/([.E$2]+1);0));&quot;-&quot;)" office:value-type="float" office:value="2">
            <text:p>2</text:p>
          </table:table-cell>
          <table:table-cell table:style-name="ce537" table:formula="of:=IF(([.$A40]+1)/2&gt;=[.F$2];MAX(0;ROUND([.$B$26]*([.$A40]-[.F$3])/(20-[.F$3])/([.F$2]+1);0));&quot;-&quot;)" office:value-type="float" office:value="1">
            <text:p>1</text:p>
          </table:table-cell>
          <table:table-cell table:style-name="ce537" table:formula="of:=IF(([.$A40]+1)/2&gt;=[.G$2];MAX(0;ROUND([.$B$26]*([.$A40]-[.G$3])/(20-[.G$3])/([.G$2]+1);0));&quot;-&quot;)" office:value-type="float" office:value="1">
            <text:p>1</text:p>
          </table:table-cell>
          <table:table-cell table:style-name="ce537" table:formula="of:=IF(([.$A40]+1)/2&gt;=[.H$2];MAX(0;ROUND([.$B$26]*([.$A40]-[.H$3])/(20-[.H$3])/([.H$2]+1);0));&quot;-&quot;)" office:value-type="float" office:value="1">
            <text:p>1</text:p>
          </table:table-cell>
          <table:table-cell table:style-name="ce537" table:formula="of:=IF(([.$A40]+1)/2&gt;=[.I$2];MAX(0;ROUND([.$B$26]*([.$A40]-[.I$3])/(20-[.I$3])/([.I$2]+1);0));&quot;-&quot;)" office:value-type="float" office:value="0">
            <text:p>0</text:p>
          </table:table-cell>
          <table:table-cell table:style-name="ce537" table:formula="of:=IF(([.$A40]+1)/2&gt;=[.J$2];MAX(0;ROUND([.$B$26]*([.$A40]-[.J$3])/(20-[.J$3])/([.J$2]+1);0));&quot;-&quot;)" office:value-type="float" office:value="0">
            <text:p>0</text:p>
          </table:table-cell>
          <table:table-cell table:style-name="ce537" table:formula="of:=IF(([.$A40]+1)/2&gt;=[.K$2];MAX(0;ROUND([.$B$26]*([.$A40]-[.K$3])/(20-[.K$3])/([.K$2]+1);0));&quot;-&quot;)" office:value-type="string" office:string-value="-">
            <text:p>-</text:p>
          </table:table-cell>
          <table:table-cell table:style-name="ce541" table:formula="of:=IF(([.$A40]+1)/2&gt;=[.L$2];MAX(0;ROUND([.$B$26]*([.$A40]-[.L$3])/(20-[.L$3])/([.L$2]+1);0));&quot;-&quot;)" office:value-type="string" office:string-value="-">
            <text:p>-</text:p>
          </table:table-cell>
          <table:table-cell table:style-name="ce533" table:formula="of:=[.M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1)/2&gt;=[.O$2];MAX(0;ROUND([.$N$26]*([.$A40]-[.O$3])/(20-[.O$3])/([.O$2]+1);0));&quot;-&quot;)" office:value-type="float" office:value="8">
            <text:p>8</text:p>
          </table:table-cell>
          <table:table-cell table:style-name="ce537" table:formula="of:=IF(([.$A40]+1)/2&gt;=[.P$2];MAX(0;ROUND([.$N$26]*([.$A40]-[.P$3])/(20-[.P$3])/([.P$2]+1);0));&quot;-&quot;)" office:value-type="float" office:value="4">
            <text:p>4</text:p>
          </table:table-cell>
          <table:table-cell table:style-name="ce537" table:formula="of:=IF(([.$A40]+1)/2&gt;=[.Q$2];MAX(0;ROUND([.$N$26]*([.$A40]-[.Q$3])/(20-[.Q$3])/([.Q$2]+1);0));&quot;-&quot;)" office:value-type="float" office:value="2">
            <text:p>2</text:p>
          </table:table-cell>
          <table:table-cell table:style-name="ce537" table:formula="of:=IF(([.$A40]+1)/2&gt;=[.R$2];MAX(0;ROUND([.$N$26]*([.$A40]-[.R$3])/(20-[.R$3])/([.R$2]+1);0));&quot;-&quot;)" office:value-type="float" office:value="2">
            <text:p>2</text:p>
          </table:table-cell>
          <table:table-cell table:style-name="ce537" table:formula="of:=IF(([.$A40]+1)/2&gt;=[.S$2];MAX(0;ROUND([.$N$26]*([.$A40]-[.S$3])/(20-[.S$3])/([.S$2]+1);0));&quot;-&quot;)" office:value-type="float" office:value="1">
            <text:p>1</text:p>
          </table:table-cell>
          <table:table-cell table:style-name="ce537" table:formula="of:=IF(([.$A40]+1)/2&gt;=[.T$2];MAX(0;ROUND([.$N$26]*([.$A40]-[.T$3])/(20-[.T$3])/([.T$2]+1);0));&quot;-&quot;)" office:value-type="float" office:value="1">
            <text:p>1</text:p>
          </table:table-cell>
          <table:table-cell table:style-name="ce537" table:formula="of:=IF(([.$A40]+1)/2&gt;=[.U$2];MAX(0;ROUND([.$N$26]*([.$A40]-[.U$3])/(20-[.U$3])/([.U$2]+1);0));&quot;-&quot;)" office:value-type="float" office:value="0">
            <text:p>0</text:p>
          </table:table-cell>
          <table:table-cell table:style-name="ce537" table:formula="of:=IF(([.$A40]+1)/2&gt;=[.V$2];MAX(0;ROUND([.$N$26]*([.$A40]-[.V$3])/(20-[.V$3])/([.V$2]+1);0));&quot;-&quot;)" office:value-type="float" office:value="0">
            <text:p>0</text:p>
          </table:table-cell>
          <table:table-cell table:style-name="ce537" table:formula="of:=IF(([.$A40]+1)/2&gt;=[.W$2];MAX(0;ROUND([.$N$26]*([.$A40]-[.W$3])/(20-[.W$3])/([.W$2]+1);0));&quot;-&quot;)" office:value-type="string" office:string-value="-">
            <text:p>-</text:p>
          </table:table-cell>
          <table:table-cell table:style-name="ce541" table:formula="of:=IF(([.$A40]+1)/2&gt;=[.X$2];MAX(0;ROUND([.$N$26]*([.$A40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1)/2&gt;=[.C$2];MAX(0;ROUND([.$B$26]*([.$A41]-[.C$3])/(20-[.C$3])/([.C$2]+1);0));&quot;-&quot;)" office:value-type="float" office:value="8">
            <text:p>8</text:p>
          </table:table-cell>
          <table:table-cell table:style-name="ce537" table:formula="of:=IF(([.$A41]+1)/2&gt;=[.D$2];MAX(0;ROUND([.$B$26]*([.$A41]-[.D$3])/(20-[.D$3])/([.D$2]+1);0));&quot;-&quot;)" office:value-type="float" office:value="4">
            <text:p>4</text:p>
          </table:table-cell>
          <table:table-cell table:style-name="ce537" table:formula="of:=IF(([.$A41]+1)/2&gt;=[.E$2];MAX(0;ROUND([.$B$26]*([.$A41]-[.E$3])/(20-[.E$3])/([.E$2]+1);0));&quot;-&quot;)" office:value-type="float" office:value="2">
            <text:p>2</text:p>
          </table:table-cell>
          <table:table-cell table:style-name="ce537" table:formula="of:=IF(([.$A41]+1)/2&gt;=[.F$2];MAX(0;ROUND([.$B$26]*([.$A41]-[.F$3])/(20-[.F$3])/([.F$2]+1);0));&quot;-&quot;)" office:value-type="float" office:value="2">
            <text:p>2</text:p>
          </table:table-cell>
          <table:table-cell table:style-name="ce537" table:formula="of:=IF(([.$A41]+1)/2&gt;=[.G$2];MAX(0;ROUND([.$B$26]*([.$A41]-[.G$3])/(20-[.G$3])/([.G$2]+1);0));&quot;-&quot;)" office:value-type="float" office:value="1">
            <text:p>1</text:p>
          </table:table-cell>
          <table:table-cell table:style-name="ce537" table:formula="of:=IF(([.$A41]+1)/2&gt;=[.H$2];MAX(0;ROUND([.$B$26]*([.$A41]-[.H$3])/(20-[.H$3])/([.H$2]+1);0));&quot;-&quot;)" office:value-type="float" office:value="1">
            <text:p>1</text:p>
          </table:table-cell>
          <table:table-cell table:style-name="ce537" table:formula="of:=IF(([.$A41]+1)/2&gt;=[.I$2];MAX(0;ROUND([.$B$26]*([.$A41]-[.I$3])/(20-[.I$3])/([.I$2]+1);0));&quot;-&quot;)" office:value-type="float" office:value="1">
            <text:p>1</text:p>
          </table:table-cell>
          <table:table-cell table:style-name="ce537" table:formula="of:=IF(([.$A41]+1)/2&gt;=[.J$2];MAX(0;ROUND([.$B$26]*([.$A41]-[.J$3])/(20-[.J$3])/([.J$2]+1);0));&quot;-&quot;)" office:value-type="float" office:value="0">
            <text:p>0</text:p>
          </table:table-cell>
          <table:table-cell table:style-name="ce537" table:formula="of:=IF(([.$A41]+1)/2&gt;=[.K$2];MAX(0;ROUND([.$B$26]*([.$A41]-[.K$3])/(20-[.K$3])/([.K$2]+1);0));&quot;-&quot;)" office:value-type="string" office:string-value="-">
            <text:p>-</text:p>
          </table:table-cell>
          <table:table-cell table:style-name="ce541" table:formula="of:=IF(([.$A41]+1)/2&gt;=[.L$2];MAX(0;ROUND([.$B$26]*([.$A41]-[.L$3])/(20-[.L$3])/([.L$2]+1);0));&quot;-&quot;)" office:value-type="string" office:string-value="-">
            <text:p>-</text:p>
          </table:table-cell>
          <table:table-cell table:style-name="ce533" table:formula="of:=[.M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1)/2&gt;=[.O$2];MAX(0;ROUND([.$N$26]*([.$A41]-[.O$3])/(20-[.O$3])/([.O$2]+1);0));&quot;-&quot;)" office:value-type="float" office:value="9">
            <text:p>9</text:p>
          </table:table-cell>
          <table:table-cell table:style-name="ce537" table:formula="of:=IF(([.$A41]+1)/2&gt;=[.P$2];MAX(0;ROUND([.$N$26]*([.$A41]-[.P$3])/(20-[.P$3])/([.P$2]+1);0));&quot;-&quot;)" office:value-type="float" office:value="4">
            <text:p>4</text:p>
          </table:table-cell>
          <table:table-cell table:style-name="ce537" table:formula="of:=IF(([.$A41]+1)/2&gt;=[.Q$2];MAX(0;ROUND([.$N$26]*([.$A41]-[.Q$3])/(20-[.Q$3])/([.Q$2]+1);0));&quot;-&quot;)" office:value-type="float" office:value="3">
            <text:p>3</text:p>
          </table:table-cell>
          <table:table-cell table:style-name="ce537" table:formula="of:=IF(([.$A41]+1)/2&gt;=[.R$2];MAX(0;ROUND([.$N$26]*([.$A41]-[.R$3])/(20-[.R$3])/([.R$2]+1);0));&quot;-&quot;)" office:value-type="float" office:value="2">
            <text:p>2</text:p>
          </table:table-cell>
          <table:table-cell table:style-name="ce537" table:formula="of:=IF(([.$A41]+1)/2&gt;=[.S$2];MAX(0;ROUND([.$N$26]*([.$A41]-[.S$3])/(20-[.S$3])/([.S$2]+1);0));&quot;-&quot;)" office:value-type="float" office:value="1">
            <text:p>1</text:p>
          </table:table-cell>
          <table:table-cell table:style-name="ce537" table:formula="of:=IF(([.$A41]+1)/2&gt;=[.T$2];MAX(0;ROUND([.$N$26]*([.$A41]-[.T$3])/(20-[.T$3])/([.T$2]+1);0));&quot;-&quot;)" office:value-type="float" office:value="1">
            <text:p>1</text:p>
          </table:table-cell>
          <table:table-cell table:style-name="ce537" table:formula="of:=IF(([.$A41]+1)/2&gt;=[.U$2];MAX(0;ROUND([.$N$26]*([.$A41]-[.U$3])/(20-[.U$3])/([.U$2]+1);0));&quot;-&quot;)" office:value-type="float" office:value="1">
            <text:p>1</text:p>
          </table:table-cell>
          <table:table-cell table:style-name="ce537" table:formula="of:=IF(([.$A41]+1)/2&gt;=[.V$2];MAX(0;ROUND([.$N$26]*([.$A41]-[.V$3])/(20-[.V$3])/([.V$2]+1);0));&quot;-&quot;)" office:value-type="float" office:value="0">
            <text:p>0</text:p>
          </table:table-cell>
          <table:table-cell table:style-name="ce537" table:formula="of:=IF(([.$A41]+1)/2&gt;=[.W$2];MAX(0;ROUND([.$N$26]*([.$A41]-[.W$3])/(20-[.W$3])/([.W$2]+1);0));&quot;-&quot;)" office:value-type="string" office:string-value="-">
            <text:p>-</text:p>
          </table:table-cell>
          <table:table-cell table:style-name="ce541" table:formula="of:=IF(([.$A41]+1)/2&gt;=[.X$2];MAX(0;ROUND([.$N$26]*([.$A41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1)/2&gt;=[.C$2];MAX(0;ROUND([.$B$26]*([.$A42]-[.C$3])/(20-[.C$3])/([.C$2]+1);0));&quot;-&quot;)" office:value-type="float" office:value="8">
            <text:p>8</text:p>
          </table:table-cell>
          <table:table-cell table:style-name="ce537" table:formula="of:=IF(([.$A42]+1)/2&gt;=[.D$2];MAX(0;ROUND([.$B$26]*([.$A42]-[.D$3])/(20-[.D$3])/([.D$2]+1);0));&quot;-&quot;)" office:value-type="float" office:value="4">
            <text:p>4</text:p>
          </table:table-cell>
          <table:table-cell table:style-name="ce537" table:formula="of:=IF(([.$A42]+1)/2&gt;=[.E$2];MAX(0;ROUND([.$B$26]*([.$A42]-[.E$3])/(20-[.E$3])/([.E$2]+1);0));&quot;-&quot;)" office:value-type="float" office:value="3">
            <text:p>3</text:p>
          </table:table-cell>
          <table:table-cell table:style-name="ce537" table:formula="of:=IF(([.$A42]+1)/2&gt;=[.F$2];MAX(0;ROUND([.$B$26]*([.$A42]-[.F$3])/(20-[.F$3])/([.F$2]+1);0));&quot;-&quot;)" office:value-type="float" office:value="2">
            <text:p>2</text:p>
          </table:table-cell>
          <table:table-cell table:style-name="ce537" table:formula="of:=IF(([.$A42]+1)/2&gt;=[.G$2];MAX(0;ROUND([.$B$26]*([.$A42]-[.G$3])/(20-[.G$3])/([.G$2]+1);0));&quot;-&quot;)" office:value-type="float" office:value="1">
            <text:p>1</text:p>
          </table:table-cell>
          <table:table-cell table:style-name="ce537" table:formula="of:=IF(([.$A42]+1)/2&gt;=[.H$2];MAX(0;ROUND([.$B$26]*([.$A42]-[.H$3])/(20-[.H$3])/([.H$2]+1);0));&quot;-&quot;)" office:value-type="float" office:value="1">
            <text:p>1</text:p>
          </table:table-cell>
          <table:table-cell table:style-name="ce537" table:formula="of:=IF(([.$A42]+1)/2&gt;=[.I$2];MAX(0;ROUND([.$B$26]*([.$A42]-[.I$3])/(20-[.I$3])/([.I$2]+1);0));&quot;-&quot;)" office:value-type="float" office:value="1">
            <text:p>1</text:p>
          </table:table-cell>
          <table:table-cell table:style-name="ce537" table:formula="of:=IF(([.$A42]+1)/2&gt;=[.J$2];MAX(0;ROUND([.$B$26]*([.$A42]-[.J$3])/(20-[.J$3])/([.J$2]+1);0));&quot;-&quot;)" office:value-type="float" office:value="0">
            <text:p>0</text:p>
          </table:table-cell>
          <table:table-cell table:style-name="ce537" table:formula="of:=IF(([.$A42]+1)/2&gt;=[.K$2];MAX(0;ROUND([.$B$26]*([.$A42]-[.K$3])/(20-[.K$3])/([.K$2]+1);0));&quot;-&quot;)" office:value-type="float" office:value="0">
            <text:p>0</text:p>
          </table:table-cell>
          <table:table-cell table:style-name="ce541" table:formula="of:=IF(([.$A42]+1)/2&gt;=[.L$2];MAX(0;ROUND([.$B$26]*([.$A42]-[.L$3])/(20-[.L$3])/([.L$2]+1);0));&quot;-&quot;)" office:value-type="string" office:string-value="-">
            <text:p>-</text:p>
          </table:table-cell>
          <table:table-cell table:style-name="ce533" table:formula="of:=[.M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1)/2&gt;=[.O$2];MAX(0;ROUND([.$N$26]*([.$A42]-[.O$3])/(20-[.O$3])/([.O$2]+1);0));&quot;-&quot;)" office:value-type="float" office:value="9">
            <text:p>9</text:p>
          </table:table-cell>
          <table:table-cell table:style-name="ce537" table:formula="of:=IF(([.$A42]+1)/2&gt;=[.P$2];MAX(0;ROUND([.$N$26]*([.$A42]-[.P$3])/(20-[.P$3])/([.P$2]+1);0));&quot;-&quot;)" office:value-type="float" office:value="4">
            <text:p>4</text:p>
          </table:table-cell>
          <table:table-cell table:style-name="ce537" table:formula="of:=IF(([.$A42]+1)/2&gt;=[.Q$2];MAX(0;ROUND([.$N$26]*([.$A42]-[.Q$3])/(20-[.Q$3])/([.Q$2]+1);0));&quot;-&quot;)" office:value-type="float" office:value="3">
            <text:p>3</text:p>
          </table:table-cell>
          <table:table-cell table:style-name="ce537" table:formula="of:=IF(([.$A42]+1)/2&gt;=[.R$2];MAX(0;ROUND([.$N$26]*([.$A42]-[.R$3])/(20-[.R$3])/([.R$2]+1);0));&quot;-&quot;)" office:value-type="float" office:value="2">
            <text:p>2</text:p>
          </table:table-cell>
          <table:table-cell table:style-name="ce537" table:formula="of:=IF(([.$A42]+1)/2&gt;=[.S$2];MAX(0;ROUND([.$N$26]*([.$A42]-[.S$3])/(20-[.S$3])/([.S$2]+1);0));&quot;-&quot;)" office:value-type="float" office:value="1">
            <text:p>1</text:p>
          </table:table-cell>
          <table:table-cell table:style-name="ce537" table:formula="of:=IF(([.$A42]+1)/2&gt;=[.T$2];MAX(0;ROUND([.$N$26]*([.$A42]-[.T$3])/(20-[.T$3])/([.T$2]+1);0));&quot;-&quot;)" office:value-type="float" office:value="1">
            <text:p>1</text:p>
          </table:table-cell>
          <table:table-cell table:style-name="ce537" table:formula="of:=IF(([.$A42]+1)/2&gt;=[.U$2];MAX(0;ROUND([.$N$26]*([.$A42]-[.U$3])/(20-[.U$3])/([.U$2]+1);0));&quot;-&quot;)" office:value-type="float" office:value="1">
            <text:p>1</text:p>
          </table:table-cell>
          <table:table-cell table:style-name="ce537" table:formula="of:=IF(([.$A42]+1)/2&gt;=[.V$2];MAX(0;ROUND([.$N$26]*([.$A42]-[.V$3])/(20-[.V$3])/([.V$2]+1);0));&quot;-&quot;)" office:value-type="float" office:value="0">
            <text:p>0</text:p>
          </table:table-cell>
          <table:table-cell table:style-name="ce537" table:formula="of:=IF(([.$A42]+1)/2&gt;=[.W$2];MAX(0;ROUND([.$N$26]*([.$A42]-[.W$3])/(20-[.W$3])/([.W$2]+1);0));&quot;-&quot;)" office:value-type="float" office:value="0">
            <text:p>0</text:p>
          </table:table-cell>
          <table:table-cell table:style-name="ce541" table:formula="of:=IF(([.$A42]+1)/2&gt;=[.X$2];MAX(0;ROUND([.$N$26]*([.$A42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1)/2&gt;=[.C$2];MAX(0;ROUND([.$B$26]*([.$A43]-[.C$3])/(20-[.C$3])/([.C$2]+1);0));&quot;-&quot;)" office:value-type="float" office:value="9">
            <text:p>9</text:p>
          </table:table-cell>
          <table:table-cell table:style-name="ce537" table:formula="of:=IF(([.$A43]+1)/2&gt;=[.D$2];MAX(0;ROUND([.$B$26]*([.$A43]-[.D$3])/(20-[.D$3])/([.D$2]+1);0));&quot;-&quot;)" office:value-type="float" office:value="4">
            <text:p>4</text:p>
          </table:table-cell>
          <table:table-cell table:style-name="ce537" table:formula="of:=IF(([.$A43]+1)/2&gt;=[.E$2];MAX(0;ROUND([.$B$26]*([.$A43]-[.E$3])/(20-[.E$3])/([.E$2]+1);0));&quot;-&quot;)" office:value-type="float" office:value="3">
            <text:p>3</text:p>
          </table:table-cell>
          <table:table-cell table:style-name="ce537" table:formula="of:=IF(([.$A43]+1)/2&gt;=[.F$2];MAX(0;ROUND([.$B$26]*([.$A43]-[.F$3])/(20-[.F$3])/([.F$2]+1);0));&quot;-&quot;)" office:value-type="float" office:value="2">
            <text:p>2</text:p>
          </table:table-cell>
          <table:table-cell table:style-name="ce537" table:formula="of:=IF(([.$A43]+1)/2&gt;=[.G$2];MAX(0;ROUND([.$B$26]*([.$A43]-[.G$3])/(20-[.G$3])/([.G$2]+1);0));&quot;-&quot;)" office:value-type="float" office:value="2">
            <text:p>2</text:p>
          </table:table-cell>
          <table:table-cell table:style-name="ce537" table:formula="of:=IF(([.$A43]+1)/2&gt;=[.H$2];MAX(0;ROUND([.$B$26]*([.$A43]-[.H$3])/(20-[.H$3])/([.H$2]+1);0));&quot;-&quot;)" office:value-type="float" office:value="1">
            <text:p>1</text:p>
          </table:table-cell>
          <table:table-cell table:style-name="ce537" table:formula="of:=IF(([.$A43]+1)/2&gt;=[.I$2];MAX(0;ROUND([.$B$26]*([.$A43]-[.I$3])/(20-[.I$3])/([.I$2]+1);0));&quot;-&quot;)" office:value-type="float" office:value="1">
            <text:p>1</text:p>
          </table:table-cell>
          <table:table-cell table:style-name="ce537" table:formula="of:=IF(([.$A43]+1)/2&gt;=[.J$2];MAX(0;ROUND([.$B$26]*([.$A43]-[.J$3])/(20-[.J$3])/([.J$2]+1);0));&quot;-&quot;)" office:value-type="float" office:value="1">
            <text:p>1</text:p>
          </table:table-cell>
          <table:table-cell table:style-name="ce537" table:formula="of:=IF(([.$A43]+1)/2&gt;=[.K$2];MAX(0;ROUND([.$B$26]*([.$A43]-[.K$3])/(20-[.K$3])/([.K$2]+1);0));&quot;-&quot;)" office:value-type="float" office:value="0">
            <text:p>0</text:p>
          </table:table-cell>
          <table:table-cell table:style-name="ce541" table:formula="of:=IF(([.$A43]+1)/2&gt;=[.L$2];MAX(0;ROUND([.$B$26]*([.$A43]-[.L$3])/(20-[.L$3])/([.L$2]+1);0));&quot;-&quot;)" office:value-type="string" office:string-value="-">
            <text:p>-</text:p>
          </table:table-cell>
          <table:table-cell table:style-name="ce533" table:formula="of:=[.M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1)/2&gt;=[.O$2];MAX(0;ROUND([.$N$26]*([.$A43]-[.O$3])/(20-[.O$3])/([.O$2]+1);0));&quot;-&quot;)" office:value-type="float" office:value="10">
            <text:p>10</text:p>
          </table:table-cell>
          <table:table-cell table:style-name="ce537" table:formula="of:=IF(([.$A43]+1)/2&gt;=[.P$2];MAX(0;ROUND([.$N$26]*([.$A43]-[.P$3])/(20-[.P$3])/([.P$2]+1);0));&quot;-&quot;)" office:value-type="float" office:value="5">
            <text:p>5</text:p>
          </table:table-cell>
          <table:table-cell table:style-name="ce537" table:formula="of:=IF(([.$A43]+1)/2&gt;=[.Q$2];MAX(0;ROUND([.$N$26]*([.$A43]-[.Q$3])/(20-[.Q$3])/([.Q$2]+1);0));&quot;-&quot;)" office:value-type="float" office:value="3">
            <text:p>3</text:p>
          </table:table-cell>
          <table:table-cell table:style-name="ce537" table:formula="of:=IF(([.$A43]+1)/2&gt;=[.R$2];MAX(0;ROUND([.$N$26]*([.$A43]-[.R$3])/(20-[.R$3])/([.R$2]+1);0));&quot;-&quot;)" office:value-type="float" office:value="2">
            <text:p>2</text:p>
          </table:table-cell>
          <table:table-cell table:style-name="ce537" table:formula="of:=IF(([.$A43]+1)/2&gt;=[.S$2];MAX(0;ROUND([.$N$26]*([.$A43]-[.S$3])/(20-[.S$3])/([.S$2]+1);0));&quot;-&quot;)" office:value-type="float" office:value="2">
            <text:p>2</text:p>
          </table:table-cell>
          <table:table-cell table:style-name="ce537" table:formula="of:=IF(([.$A43]+1)/2&gt;=[.T$2];MAX(0;ROUND([.$N$26]*([.$A43]-[.T$3])/(20-[.T$3])/([.T$2]+1);0));&quot;-&quot;)" office:value-type="float" office:value="1">
            <text:p>1</text:p>
          </table:table-cell>
          <table:table-cell table:style-name="ce537" table:formula="of:=IF(([.$A43]+1)/2&gt;=[.U$2];MAX(0;ROUND([.$N$26]*([.$A43]-[.U$3])/(20-[.U$3])/([.U$2]+1);0));&quot;-&quot;)" office:value-type="float" office:value="1">
            <text:p>1</text:p>
          </table:table-cell>
          <table:table-cell table:style-name="ce537" table:formula="of:=IF(([.$A43]+1)/2&gt;=[.V$2];MAX(0;ROUND([.$N$26]*([.$A43]-[.V$3])/(20-[.V$3])/([.V$2]+1);0));&quot;-&quot;)" office:value-type="float" office:value="1">
            <text:p>1</text:p>
          </table:table-cell>
          <table:table-cell table:style-name="ce537" table:formula="of:=IF(([.$A43]+1)/2&gt;=[.W$2];MAX(0;ROUND([.$N$26]*([.$A43]-[.W$3])/(20-[.W$3])/([.W$2]+1);0));&quot;-&quot;)" office:value-type="float" office:value="0">
            <text:p>0</text:p>
          </table:table-cell>
          <table:table-cell table:style-name="ce541" table:formula="of:=IF(([.$A43]+1)/2&gt;=[.X$2];MAX(0;ROUND([.$N$26]*([.$A43]-[.X$3])/(20-[.X$3])/([.X$2]+1);0)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1)/2&gt;=[.C$2];MAX(0;ROUND([.$B$26]*([.$A44]-[.C$3])/(20-[.C$3])/([.C$2]+1);0));&quot;-&quot;)" office:value-type="float" office:value="9">
            <text:p>9</text:p>
          </table:table-cell>
          <table:table-cell table:style-name="ce537" table:formula="of:=IF(([.$A44]+1)/2&gt;=[.D$2];MAX(0;ROUND([.$B$26]*([.$A44]-[.D$3])/(20-[.D$3])/([.D$2]+1);0));&quot;-&quot;)" office:value-type="float" office:value="5">
            <text:p>5</text:p>
          </table:table-cell>
          <table:table-cell table:style-name="ce537" table:formula="of:=IF(([.$A44]+1)/2&gt;=[.E$2];MAX(0;ROUND([.$B$26]*([.$A44]-[.E$3])/(20-[.E$3])/([.E$2]+1);0));&quot;-&quot;)" office:value-type="float" office:value="3">
            <text:p>3</text:p>
          </table:table-cell>
          <table:table-cell table:style-name="ce537" table:formula="of:=IF(([.$A44]+1)/2&gt;=[.F$2];MAX(0;ROUND([.$B$26]*([.$A44]-[.F$3])/(20-[.F$3])/([.F$2]+1);0));&quot;-&quot;)" office:value-type="float" office:value="2">
            <text:p>2</text:p>
          </table:table-cell>
          <table:table-cell table:style-name="ce537" table:formula="of:=IF(([.$A44]+1)/2&gt;=[.G$2];MAX(0;ROUND([.$B$26]*([.$A44]-[.G$3])/(20-[.G$3])/([.G$2]+1);0));&quot;-&quot;)" office:value-type="float" office:value="2">
            <text:p>2</text:p>
          </table:table-cell>
          <table:table-cell table:style-name="ce537" table:formula="of:=IF(([.$A44]+1)/2&gt;=[.H$2];MAX(0;ROUND([.$B$26]*([.$A44]-[.H$3])/(20-[.H$3])/([.H$2]+1);0));&quot;-&quot;)" office:value-type="float" office:value="1">
            <text:p>1</text:p>
          </table:table-cell>
          <table:table-cell table:style-name="ce537" table:formula="of:=IF(([.$A44]+1)/2&gt;=[.I$2];MAX(0;ROUND([.$B$26]*([.$A44]-[.I$3])/(20-[.I$3])/([.I$2]+1);0));&quot;-&quot;)" office:value-type="float" office:value="1">
            <text:p>1</text:p>
          </table:table-cell>
          <table:table-cell table:style-name="ce537" table:formula="of:=IF(([.$A44]+1)/2&gt;=[.J$2];MAX(0;ROUND([.$B$26]*([.$A44]-[.J$3])/(20-[.J$3])/([.J$2]+1);0));&quot;-&quot;)" office:value-type="float" office:value="1">
            <text:p>1</text:p>
          </table:table-cell>
          <table:table-cell table:style-name="ce537" table:formula="of:=IF(([.$A44]+1)/2&gt;=[.K$2];MAX(0;ROUND([.$B$26]*([.$A44]-[.K$3])/(20-[.K$3])/([.K$2]+1);0));&quot;-&quot;)" office:value-type="float" office:value="0">
            <text:p>0</text:p>
          </table:table-cell>
          <table:table-cell table:style-name="ce541" table:formula="of:=IF(([.$A44]+1)/2&gt;=[.L$2];MAX(0;ROUND([.$B$26]*([.$A44]-[.L$3])/(20-[.L$3])/([.L$2]+1);0));&quot;-&quot;)" office:value-type="float" office:value="0">
            <text:p>0</text:p>
          </table:table-cell>
          <table:table-cell table:style-name="ce533" table:formula="of:=[.M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1)/2&gt;=[.O$2];MAX(0;ROUND([.$N$26]*([.$A44]-[.O$3])/(20-[.O$3])/([.O$2]+1);0));&quot;-&quot;)" office:value-type="float" office:value="10">
            <text:p>10</text:p>
          </table:table-cell>
          <table:table-cell table:style-name="ce537" table:formula="of:=IF(([.$A44]+1)/2&gt;=[.P$2];MAX(0;ROUND([.$N$26]*([.$A44]-[.P$3])/(20-[.P$3])/([.P$2]+1);0));&quot;-&quot;)" office:value-type="float" office:value="5">
            <text:p>5</text:p>
          </table:table-cell>
          <table:table-cell table:style-name="ce537" table:formula="of:=IF(([.$A44]+1)/2&gt;=[.Q$2];MAX(0;ROUND([.$N$26]*([.$A44]-[.Q$3])/(20-[.Q$3])/([.Q$2]+1);0));&quot;-&quot;)" office:value-type="float" office:value="3">
            <text:p>3</text:p>
          </table:table-cell>
          <table:table-cell table:style-name="ce537" table:formula="of:=IF(([.$A44]+1)/2&gt;=[.R$2];MAX(0;ROUND([.$N$26]*([.$A44]-[.R$3])/(20-[.R$3])/([.R$2]+1);0));&quot;-&quot;)" office:value-type="float" office:value="2">
            <text:p>2</text:p>
          </table:table-cell>
          <table:table-cell table:style-name="ce537" table:formula="of:=IF(([.$A44]+1)/2&gt;=[.S$2];MAX(0;ROUND([.$N$26]*([.$A44]-[.S$3])/(20-[.S$3])/([.S$2]+1);0));&quot;-&quot;)" office:value-type="float" office:value="2">
            <text:p>2</text:p>
          </table:table-cell>
          <table:table-cell table:style-name="ce537" table:formula="of:=IF(([.$A44]+1)/2&gt;=[.T$2];MAX(0;ROUND([.$N$26]*([.$A44]-[.T$3])/(20-[.T$3])/([.T$2]+1);0));&quot;-&quot;)" office:value-type="float" office:value="1">
            <text:p>1</text:p>
          </table:table-cell>
          <table:table-cell table:style-name="ce537" table:formula="of:=IF(([.$A44]+1)/2&gt;=[.U$2];MAX(0;ROUND([.$N$26]*([.$A44]-[.U$3])/(20-[.U$3])/([.U$2]+1);0));&quot;-&quot;)" office:value-type="float" office:value="1">
            <text:p>1</text:p>
          </table:table-cell>
          <table:table-cell table:style-name="ce537" table:formula="of:=IF(([.$A44]+1)/2&gt;=[.V$2];MAX(0;ROUND([.$N$26]*([.$A44]-[.V$3])/(20-[.V$3])/([.V$2]+1);0));&quot;-&quot;)" office:value-type="float" office:value="1">
            <text:p>1</text:p>
          </table:table-cell>
          <table:table-cell table:style-name="ce537" table:formula="of:=IF(([.$A44]+1)/2&gt;=[.W$2];MAX(0;ROUND([.$N$26]*([.$A44]-[.W$3])/(20-[.W$3])/([.W$2]+1);0));&quot;-&quot;)" office:value-type="float" office:value="1">
            <text:p>1</text:p>
          </table:table-cell>
          <table:table-cell table:style-name="ce541" table:formula="of:=IF(([.$A44]+1)/2&gt;=[.X$2];MAX(0;ROUND([.$N$26]*([.$A44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1)/2&gt;=[.C$2];MAX(0;ROUND([.$B$26]*([.$A45]-[.C$3])/(20-[.C$3])/([.C$2]+1);0));&quot;-&quot;)" office:value-type="float" office:value="10">
            <text:p>10</text:p>
          </table:table-cell>
          <table:table-cell table:style-name="ce537" table:formula="of:=IF(([.$A45]+1)/2&gt;=[.D$2];MAX(0;ROUND([.$B$26]*([.$A45]-[.D$3])/(20-[.D$3])/([.D$2]+1);0));&quot;-&quot;)" office:value-type="float" office:value="5">
            <text:p>5</text:p>
          </table:table-cell>
          <table:table-cell table:style-name="ce537" table:formula="of:=IF(([.$A45]+1)/2&gt;=[.E$2];MAX(0;ROUND([.$B$26]*([.$A45]-[.E$3])/(20-[.E$3])/([.E$2]+1);0));&quot;-&quot;)" office:value-type="float" office:value="3">
            <text:p>3</text:p>
          </table:table-cell>
          <table:table-cell table:style-name="ce537" table:formula="of:=IF(([.$A45]+1)/2&gt;=[.F$2];MAX(0;ROUND([.$B$26]*([.$A45]-[.F$3])/(20-[.F$3])/([.F$2]+1);0));&quot;-&quot;)" office:value-type="float" office:value="2">
            <text:p>2</text:p>
          </table:table-cell>
          <table:table-cell table:style-name="ce537" table:formula="of:=IF(([.$A45]+1)/2&gt;=[.G$2];MAX(0;ROUND([.$B$26]*([.$A45]-[.G$3])/(20-[.G$3])/([.G$2]+1);0));&quot;-&quot;)" office:value-type="float" office:value="2">
            <text:p>2</text:p>
          </table:table-cell>
          <table:table-cell table:style-name="ce537" table:formula="of:=IF(([.$A45]+1)/2&gt;=[.H$2];MAX(0;ROUND([.$B$26]*([.$A45]-[.H$3])/(20-[.H$3])/([.H$2]+1);0));&quot;-&quot;)" office:value-type="float" office:value="2">
            <text:p>2</text:p>
          </table:table-cell>
          <table:table-cell table:style-name="ce537" table:formula="of:=IF(([.$A45]+1)/2&gt;=[.I$2];MAX(0;ROUND([.$B$26]*([.$A45]-[.I$3])/(20-[.I$3])/([.I$2]+1);0));&quot;-&quot;)" office:value-type="float" office:value="1">
            <text:p>1</text:p>
          </table:table-cell>
          <table:table-cell table:style-name="ce537" table:formula="of:=IF(([.$A45]+1)/2&gt;=[.J$2];MAX(0;ROUND([.$B$26]*([.$A45]-[.J$3])/(20-[.J$3])/([.J$2]+1);0));&quot;-&quot;)" office:value-type="float" office:value="1">
            <text:p>1</text:p>
          </table:table-cell>
          <table:table-cell table:style-name="ce537" table:formula="of:=IF(([.$A45]+1)/2&gt;=[.K$2];MAX(0;ROUND([.$B$26]*([.$A45]-[.K$3])/(20-[.K$3])/([.K$2]+1);0));&quot;-&quot;)" office:value-type="float" office:value="1">
            <text:p>1</text:p>
          </table:table-cell>
          <table:table-cell table:style-name="ce541" table:formula="of:=IF(([.$A45]+1)/2&gt;=[.L$2];MAX(0;ROUND([.$B$26]*([.$A45]-[.L$3])/(20-[.L$3])/([.L$2]+1);0));&quot;-&quot;)" office:value-type="float" office:value="0">
            <text:p>0</text:p>
          </table:table-cell>
          <table:table-cell table:style-name="ce533" table:formula="of:=[.M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1)/2&gt;=[.O$2];MAX(0;ROUND([.$N$26]*([.$A45]-[.O$3])/(20-[.O$3])/([.O$2]+1);0));&quot;-&quot;)" office:value-type="float" office:value="11">
            <text:p>11</text:p>
          </table:table-cell>
          <table:table-cell table:style-name="ce537" table:formula="of:=IF(([.$A45]+1)/2&gt;=[.P$2];MAX(0;ROUND([.$N$26]*([.$A45]-[.P$3])/(20-[.P$3])/([.P$2]+1);0));&quot;-&quot;)" office:value-type="float" office:value="5">
            <text:p>5</text:p>
          </table:table-cell>
          <table:table-cell table:style-name="ce537" table:formula="of:=IF(([.$A45]+1)/2&gt;=[.Q$2];MAX(0;ROUND([.$N$26]*([.$A45]-[.Q$3])/(20-[.Q$3])/([.Q$2]+1);0));&quot;-&quot;)" office:value-type="float" office:value="4">
            <text:p>4</text:p>
          </table:table-cell>
          <table:table-cell table:style-name="ce537" table:formula="of:=IF(([.$A45]+1)/2&gt;=[.R$2];MAX(0;ROUND([.$N$26]*([.$A45]-[.R$3])/(20-[.R$3])/([.R$2]+1);0));&quot;-&quot;)" office:value-type="float" office:value="3">
            <text:p>3</text:p>
          </table:table-cell>
          <table:table-cell table:style-name="ce537" table:formula="of:=IF(([.$A45]+1)/2&gt;=[.S$2];MAX(0;ROUND([.$N$26]*([.$A45]-[.S$3])/(20-[.S$3])/([.S$2]+1);0));&quot;-&quot;)" office:value-type="float" office:value="2">
            <text:p>2</text:p>
          </table:table-cell>
          <table:table-cell table:style-name="ce537" table:formula="of:=IF(([.$A45]+1)/2&gt;=[.T$2];MAX(0;ROUND([.$N$26]*([.$A45]-[.T$3])/(20-[.T$3])/([.T$2]+1);0));&quot;-&quot;)" office:value-type="float" office:value="2">
            <text:p>2</text:p>
          </table:table-cell>
          <table:table-cell table:style-name="ce537" table:formula="of:=IF(([.$A45]+1)/2&gt;=[.U$2];MAX(0;ROUND([.$N$26]*([.$A45]-[.U$3])/(20-[.U$3])/([.U$2]+1);0));&quot;-&quot;)" office:value-type="float" office:value="1">
            <text:p>1</text:p>
          </table:table-cell>
          <table:table-cell table:style-name="ce537" table:formula="of:=IF(([.$A45]+1)/2&gt;=[.V$2];MAX(0;ROUND([.$N$26]*([.$A45]-[.V$3])/(20-[.V$3])/([.V$2]+1);0));&quot;-&quot;)" office:value-type="float" office:value="1">
            <text:p>1</text:p>
          </table:table-cell>
          <table:table-cell table:style-name="ce537" table:formula="of:=IF(([.$A45]+1)/2&gt;=[.W$2];MAX(0;ROUND([.$N$26]*([.$A45]-[.W$3])/(20-[.W$3])/([.W$2]+1);0));&quot;-&quot;)" office:value-type="float" office:value="1">
            <text:p>1</text:p>
          </table:table-cell>
          <table:table-cell table:style-name="ce541" table:formula="of:=IF(([.$A45]+1)/2&gt;=[.X$2];MAX(0;ROUND([.$N$26]*([.$A45]-[.X$3])/(20-[.X$3])/([.X$2]+1);0)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1)/2&gt;=[.C$2];MAX(0;ROUND([.$B$26]*([.$A46]-[.C$3])/(20-[.C$3])/([.C$2]+1);0));&quot;-&quot;)" office:value-type="float" office:value="10">
            <text:p>10</text:p>
          </table:table-cell>
          <table:table-cell table:style-name="ce537" table:formula="of:=IF(([.$A46]+1)/2&gt;=[.D$2];MAX(0;ROUND([.$B$26]*([.$A46]-[.D$3])/(20-[.D$3])/([.D$2]+1);0));&quot;-&quot;)" office:value-type="float" office:value="5">
            <text:p>5</text:p>
          </table:table-cell>
          <table:table-cell table:style-name="ce537" table:formula="of:=IF(([.$A46]+1)/2&gt;=[.E$2];MAX(0;ROUND([.$B$26]*([.$A46]-[.E$3])/(20-[.E$3])/([.E$2]+1);0));&quot;-&quot;)" office:value-type="float" office:value="3">
            <text:p>3</text:p>
          </table:table-cell>
          <table:table-cell table:style-name="ce537" table:formula="of:=IF(([.$A46]+1)/2&gt;=[.F$2];MAX(0;ROUND([.$B$26]*([.$A46]-[.F$3])/(20-[.F$3])/([.F$2]+1);0));&quot;-&quot;)" office:value-type="float" office:value="3">
            <text:p>3</text:p>
          </table:table-cell>
          <table:table-cell table:style-name="ce537" table:formula="of:=IF(([.$A46]+1)/2&gt;=[.G$2];MAX(0;ROUND([.$B$26]*([.$A46]-[.G$3])/(20-[.G$3])/([.G$2]+1);0));&quot;-&quot;)" office:value-type="float" office:value="2">
            <text:p>2</text:p>
          </table:table-cell>
          <table:table-cell table:style-name="ce537" table:formula="of:=IF(([.$A46]+1)/2&gt;=[.H$2];MAX(0;ROUND([.$B$26]*([.$A46]-[.H$3])/(20-[.H$3])/([.H$2]+1);0));&quot;-&quot;)" office:value-type="float" office:value="2">
            <text:p>2</text:p>
          </table:table-cell>
          <table:table-cell table:style-name="ce537" table:formula="of:=IF(([.$A46]+1)/2&gt;=[.I$2];MAX(0;ROUND([.$B$26]*([.$A46]-[.I$3])/(20-[.I$3])/([.I$2]+1);0));&quot;-&quot;)" office:value-type="float" office:value="1">
            <text:p>1</text:p>
          </table:table-cell>
          <table:table-cell table:style-name="ce537" table:formula="of:=IF(([.$A46]+1)/2&gt;=[.J$2];MAX(0;ROUND([.$B$26]*([.$A46]-[.J$3])/(20-[.J$3])/([.J$2]+1);0));&quot;-&quot;)" office:value-type="float" office:value="1">
            <text:p>1</text:p>
          </table:table-cell>
          <table:table-cell table:style-name="ce537" table:formula="of:=IF(([.$A46]+1)/2&gt;=[.K$2];MAX(0;ROUND([.$B$26]*([.$A46]-[.K$3])/(20-[.K$3])/([.K$2]+1);0));&quot;-&quot;)" office:value-type="float" office:value="1">
            <text:p>1</text:p>
          </table:table-cell>
          <table:table-cell table:style-name="ce541" table:formula="of:=IF(([.$A46]+1)/2&gt;=[.L$2];MAX(0;ROUND([.$B$26]*([.$A46]-[.L$3])/(20-[.L$3])/([.L$2]+1);0));&quot;-&quot;)" office:value-type="float" office:value="1">
            <text:p>1</text:p>
          </table:table-cell>
          <table:table-cell table:style-name="ce533" table:formula="of:=[.M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1)/2&gt;=[.O$2];MAX(0;ROUND([.$N$26]*([.$A46]-[.O$3])/(20-[.O$3])/([.O$2]+1);0));&quot;-&quot;)" office:value-type="float" office:value="11">
            <text:p>11</text:p>
          </table:table-cell>
          <table:table-cell table:style-name="ce537" table:formula="of:=IF(([.$A46]+1)/2&gt;=[.P$2];MAX(0;ROUND([.$N$26]*([.$A46]-[.P$3])/(20-[.P$3])/([.P$2]+1);0));&quot;-&quot;)" office:value-type="float" office:value="6">
            <text:p>6</text:p>
          </table:table-cell>
          <table:table-cell table:style-name="ce537" table:formula="of:=IF(([.$A46]+1)/2&gt;=[.Q$2];MAX(0;ROUND([.$N$26]*([.$A46]-[.Q$3])/(20-[.Q$3])/([.Q$2]+1);0));&quot;-&quot;)" office:value-type="float" office:value="4">
            <text:p>4</text:p>
          </table:table-cell>
          <table:table-cell table:style-name="ce537" table:formula="of:=IF(([.$A46]+1)/2&gt;=[.R$2];MAX(0;ROUND([.$N$26]*([.$A46]-[.R$3])/(20-[.R$3])/([.R$2]+1);0));&quot;-&quot;)" office:value-type="float" office:value="3">
            <text:p>3</text:p>
          </table:table-cell>
          <table:table-cell table:style-name="ce537" table:formula="of:=IF(([.$A46]+1)/2&gt;=[.S$2];MAX(0;ROUND([.$N$26]*([.$A46]-[.S$3])/(20-[.S$3])/([.S$2]+1);0));&quot;-&quot;)" office:value-type="float" office:value="2">
            <text:p>2</text:p>
          </table:table-cell>
          <table:table-cell table:style-name="ce537" table:formula="of:=IF(([.$A46]+1)/2&gt;=[.T$2];MAX(0;ROUND([.$N$26]*([.$A46]-[.T$3])/(20-[.T$3])/([.T$2]+1);0));&quot;-&quot;)" office:value-type="float" office:value="2">
            <text:p>2</text:p>
          </table:table-cell>
          <table:table-cell table:style-name="ce537" table:formula="of:=IF(([.$A46]+1)/2&gt;=[.U$2];MAX(0;ROUND([.$N$26]*([.$A46]-[.U$3])/(20-[.U$3])/([.U$2]+1);0));&quot;-&quot;)" office:value-type="float" office:value="2">
            <text:p>2</text:p>
          </table:table-cell>
          <table:table-cell table:style-name="ce537" table:formula="of:=IF(([.$A46]+1)/2&gt;=[.V$2];MAX(0;ROUND([.$N$26]*([.$A46]-[.V$3])/(20-[.V$3])/([.V$2]+1);0));&quot;-&quot;)" office:value-type="float" office:value="1">
            <text:p>1</text:p>
          </table:table-cell>
          <table:table-cell table:style-name="ce537" table:formula="of:=IF(([.$A46]+1)/2&gt;=[.W$2];MAX(0;ROUND([.$N$26]*([.$A46]-[.W$3])/(20-[.W$3])/([.W$2]+1);0));&quot;-&quot;)" office:value-type="float" office:value="1">
            <text:p>1</text:p>
          </table:table-cell>
          <table:table-cell table:style-name="ce541" table:formula="of:=IF(([.$A46]+1)/2&gt;=[.X$2];MAX(0;ROUND([.$N$26]*([.$A46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4" table:formula="of:=[.A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1)/2&gt;=[.C$2];MAX(0;ROUND([.$B$26]*([.$A47]-[.C$3])/(20-[.C$3])/([.C$2]+1);0));&quot;-&quot;)" office:value-type="float" office:value="11">
            <text:p>11</text:p>
          </table:table-cell>
          <table:table-cell table:style-name="ce538" table:formula="of:=IF(([.$A47]+1)/2&gt;=[.D$2];MAX(0;ROUND([.$B$26]*([.$A47]-[.D$3])/(20-[.D$3])/([.D$2]+1);0));&quot;-&quot;)" office:value-type="float" office:value="6">
            <text:p>6</text:p>
          </table:table-cell>
          <table:table-cell table:style-name="ce538" table:formula="of:=IF(([.$A47]+1)/2&gt;=[.E$2];MAX(0;ROUND([.$B$26]*([.$A47]-[.E$3])/(20-[.E$3])/([.E$2]+1);0));&quot;-&quot;)" office:value-type="float" office:value="4">
            <text:p>4</text:p>
          </table:table-cell>
          <table:table-cell table:style-name="ce538" table:formula="of:=IF(([.$A47]+1)/2&gt;=[.F$2];MAX(0;ROUND([.$B$26]*([.$A47]-[.F$3])/(20-[.F$3])/([.F$2]+1);0));&quot;-&quot;)" office:value-type="float" office:value="3">
            <text:p>3</text:p>
          </table:table-cell>
          <table:table-cell table:style-name="ce538" table:formula="of:=IF(([.$A47]+1)/2&gt;=[.G$2];MAX(0;ROUND([.$B$26]*([.$A47]-[.G$3])/(20-[.G$3])/([.G$2]+1);0));&quot;-&quot;)" office:value-type="float" office:value="2">
            <text:p>2</text:p>
          </table:table-cell>
          <table:table-cell table:style-name="ce538" table:formula="of:=IF(([.$A47]+1)/2&gt;=[.H$2];MAX(0;ROUND([.$B$26]*([.$A47]-[.H$3])/(20-[.H$3])/([.H$2]+1);0));&quot;-&quot;)" office:value-type="float" office:value="2">
            <text:p>2</text:p>
          </table:table-cell>
          <table:table-cell table:style-name="ce538" table:formula="of:=IF(([.$A47]+1)/2&gt;=[.I$2];MAX(0;ROUND([.$B$26]*([.$A47]-[.I$3])/(20-[.I$3])/([.I$2]+1);0));&quot;-&quot;)" office:value-type="float" office:value="2">
            <text:p>2</text:p>
          </table:table-cell>
          <table:table-cell table:style-name="ce538" table:formula="of:=IF(([.$A47]+1)/2&gt;=[.J$2];MAX(0;ROUND([.$B$26]*([.$A47]-[.J$3])/(20-[.J$3])/([.J$2]+1);0));&quot;-&quot;)" office:value-type="float" office:value="1">
            <text:p>1</text:p>
          </table:table-cell>
          <table:table-cell table:style-name="ce538" table:formula="of:=IF(([.$A47]+1)/2&gt;=[.K$2];MAX(0;ROUND([.$B$26]*([.$A47]-[.K$3])/(20-[.K$3])/([.K$2]+1);0));&quot;-&quot;)" office:value-type="float" office:value="1">
            <text:p>1</text:p>
          </table:table-cell>
          <table:table-cell table:style-name="ce543" table:formula="of:=IF(([.$A47]+1)/2&gt;=[.L$2];MAX(0;ROUND([.$B$26]*([.$A47]-[.L$3])/(20-[.L$3])/([.L$2]+1);0));&quot;-&quot;)" office:value-type="float" office:value="1">
            <text:p>1</text:p>
          </table:table-cell>
          <table:table-cell table:style-name="ce534" table:formula="of:=[.M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1)/2&gt;=[.O$2];MAX(0;ROUND([.$N$26]*([.$A47]-[.O$3])/(20-[.O$3])/([.O$2]+1);0));&quot;-&quot;)" office:value-type="float" office:value="12">
            <text:p>12</text:p>
          </table:table-cell>
          <table:table-cell table:style-name="ce538" table:formula="of:=IF(([.$A47]+1)/2&gt;=[.P$2];MAX(0;ROUND([.$N$26]*([.$A47]-[.P$3])/(20-[.P$3])/([.P$2]+1);0));&quot;-&quot;)" office:value-type="float" office:value="6">
            <text:p>6</text:p>
          </table:table-cell>
          <table:table-cell table:style-name="ce538" table:formula="of:=IF(([.$A47]+1)/2&gt;=[.Q$2];MAX(0;ROUND([.$N$26]*([.$A47]-[.Q$3])/(20-[.Q$3])/([.Q$2]+1);0));&quot;-&quot;)" office:value-type="float" office:value="4">
            <text:p>4</text:p>
          </table:table-cell>
          <table:table-cell table:style-name="ce538" table:formula="of:=IF(([.$A47]+1)/2&gt;=[.R$2];MAX(0;ROUND([.$N$26]*([.$A47]-[.R$3])/(20-[.R$3])/([.R$2]+1);0));&quot;-&quot;)" office:value-type="float" office:value="3">
            <text:p>3</text:p>
          </table:table-cell>
          <table:table-cell table:style-name="ce538" table:formula="of:=IF(([.$A47]+1)/2&gt;=[.S$2];MAX(0;ROUND([.$N$26]*([.$A47]-[.S$3])/(20-[.S$3])/([.S$2]+1);0));&quot;-&quot;)" office:value-type="float" office:value="2">
            <text:p>2</text:p>
          </table:table-cell>
          <table:table-cell table:style-name="ce538" table:formula="of:=IF(([.$A47]+1)/2&gt;=[.T$2];MAX(0;ROUND([.$N$26]*([.$A47]-[.T$3])/(20-[.T$3])/([.T$2]+1);0));&quot;-&quot;)" office:value-type="float" office:value="2">
            <text:p>2</text:p>
          </table:table-cell>
          <table:table-cell table:style-name="ce538" table:formula="of:=IF(([.$A47]+1)/2&gt;=[.U$2];MAX(0;ROUND([.$N$26]*([.$A47]-[.U$3])/(20-[.U$3])/([.U$2]+1);0));&quot;-&quot;)" office:value-type="float" office:value="2">
            <text:p>2</text:p>
          </table:table-cell>
          <table:table-cell table:style-name="ce538" table:formula="of:=IF(([.$A47]+1)/2&gt;=[.V$2];MAX(0;ROUND([.$N$26]*([.$A47]-[.V$3])/(20-[.V$3])/([.V$2]+1);0));&quot;-&quot;)" office:value-type="float" office:value="2">
            <text:p>2</text:p>
          </table:table-cell>
          <table:table-cell table:style-name="ce538" table:formula="of:=IF(([.$A47]+1)/2&gt;=[.W$2];MAX(0;ROUND([.$N$26]*([.$A47]-[.W$3])/(20-[.W$3])/([.W$2]+1);0));&quot;-&quot;)" office:value-type="float" office:value="1">
            <text:p>1</text:p>
          </table:table-cell>
          <table:table-cell table:style-name="ce543" table:formula="of:=IF(([.$A47]+1)/2&gt;=[.X$2];MAX(0;ROUND([.$N$26]*([.$A47]-[.X$3])/(20-[.X$3])/([.X$2]+1);0)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1" table:style-name="ta1" table:print="false">
        <table:table-column table:style-name="co4" table:default-cell-style-name="ce531"/>
        <table:table-column table:style-name="co1" table:number-columns-repeated="8" table:default-cell-style-name="ce531"/>
        <table:table-column table:style-name="co4" table:default-cell-style-name="ce531"/>
        <table:table-column table:style-name="co1" table:number-columns-repeated="8" table:default-cell-style-name="ce531"/>
        <table:table-column table:style-name="co4" table:default-cell-style-name="ce531"/>
        <table:table-column table:style-name="co1" table:number-columns-repeated="1005" table:default-cell-style-name="ce531"/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number-columns-repeated="997"/>
        </table:table-row>
        <table:table-row table:style-name="ro3">
          <table:table-cell table:style-name="ce533" table:formula="of:=CONCATENATE([.A24];&quot; - &quot;;[.A24]+1)" office:value-type="string" office:string-value="12 - 13">
            <text:p>12 - 13</text:p>
          </table:table-cell>
          <table:table-cell table:style-name="ce537" table:formula="of:=CONCATENATE(IF([.A24]&gt;=10;&quot;+&quot;;&quot;&quot;);ROUNDDOWN(([.A24]-10)/2;0))" office:value-type="string" office:string-value="+1">
            <text:p>+1</text:p>
          </table:table-cell>
          <table:table-cell table:style-name="ce537" office:value-type="float" office:value="0">
            <text:p>0</text:p>
          </table:table-cell>
          <table:table-cell table:style-name="ce537" table:formula="of:=[.C2]+1" office:value-type="float" office:value="1">
            <text:p>1</text:p>
          </table:table-cell>
          <table:table-cell table:style-name="ce537" table:formula="of:=[.D2]+1" office:value-type="float" office:value="2">
            <text:p>2</text:p>
          </table:table-cell>
          <table:table-cell table:style-name="ce537" table:formula="of:=[.E2]+1" office:value-type="float" office:value="3">
            <text:p>3</text:p>
          </table:table-cell>
          <table:table-cell table:style-name="ce537" table:formula="of:=[.F2]+1" office:value-type="float" office:value="4">
            <text:p>4</text:p>
          </table:table-cell>
          <table:table-cell table:style-name="ce537" table:formula="of:=[.G2]+1" office:value-type="float" office:value="5">
            <text:p>5</text:p>
          </table:table-cell>
          <table:table-cell table:style-name="ce541" table:formula="of:=[.H2]+1" office:value-type="float" office:value="6">
            <text:p>6</text:p>
          </table:table-cell>
          <table:table-cell table:style-name="ce533" table:formula="of:=CONCATENATE([.J24];&quot; - &quot;;[.J24]+1)" office:value-type="string" office:string-value="14 - 15">
            <text:p>14 - 15</text:p>
          </table:table-cell>
          <table:table-cell table:style-name="ce537" table:formula="of:=CONCATENATE(IF([.J24]&gt;=10;&quot;+&quot;;&quot;&quot;);ROUNDDOWN(([.J24]-10)/2;0))" office:value-type="string" office:string-value="+2">
            <text:p>+2</text:p>
          </table:table-cell>
          <table:table-cell table:style-name="ce537" office:value-type="float" office:value="0">
            <text:p>0</text:p>
          </table:table-cell>
          <table:table-cell table:style-name="ce537" table:formula="of:=[.L2]+1" office:value-type="float" office:value="1">
            <text:p>1</text:p>
          </table:table-cell>
          <table:table-cell table:style-name="ce537" table:formula="of:=[.M2]+1" office:value-type="float" office:value="2">
            <text:p>2</text:p>
          </table:table-cell>
          <table:table-cell table:style-name="ce537" table:formula="of:=[.N2]+1" office:value-type="float" office:value="3">
            <text:p>3</text:p>
          </table:table-cell>
          <table:table-cell table:style-name="ce537" table:formula="of:=[.O2]+1" office:value-type="float" office:value="4">
            <text:p>4</text:p>
          </table:table-cell>
          <table:table-cell table:style-name="ce537" table:formula="of:=[.P2]+1" office:value-type="float" office:value="5">
            <text:p>5</text:p>
          </table:table-cell>
          <table:table-cell table:style-name="ce541" table:formula="of:=[.Q2]+1" office:value-type="float" office:value="6">
            <text:p>6</text:p>
          </table:table-cell>
          <table:table-cell table:style-name="ce533" table:formula="of:=CONCATENATE([.S24];&quot; - &quot;;[.S24]+1)" office:value-type="string" office:string-value="16 - 17">
            <text:p>16 - 17</text:p>
          </table:table-cell>
          <table:table-cell table:style-name="ce537" table:formula="of:=CONCATENATE(IF([.S24]&gt;=10;&quot;+&quot;;&quot;&quot;);ROUNDDOWN(([.S24]-10)/2;0))" office:value-type="string" office:string-value="+3">
            <text:p>+3</text:p>
          </table:table-cell>
          <table:table-cell table:style-name="ce537" office:value-type="float" office:value="0">
            <text:p>0</text:p>
          </table:table-cell>
          <table:table-cell table:style-name="ce537" table:formula="of:=[.U2]+1" office:value-type="float" office:value="1">
            <text:p>1</text:p>
          </table:table-cell>
          <table:table-cell table:style-name="ce537" table:formula="of:=[.V2]+1" office:value-type="float" office:value="2">
            <text:p>2</text:p>
          </table:table-cell>
          <table:table-cell table:style-name="ce537" table:formula="of:=[.W2]+1" office:value-type="float" office:value="3">
            <text:p>3</text:p>
          </table:table-cell>
          <table:table-cell table:style-name="ce537" table:formula="of:=[.X2]+1" office:value-type="float" office:value="4">
            <text:p>4</text:p>
          </table:table-cell>
          <table:table-cell table:style-name="ce537" table:formula="of:=[.Y2]+1" office:value-type="float" office:value="5">
            <text:p>5</text:p>
          </table:table-cell>
          <table:table-cell table:style-name="ce541" table:formula="of:=[.Z2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C2]*3-2" office:value-type="float" office:value="-2">
            <text:p>-2</text:p>
          </table:table-cell>
          <table:table-cell table:style-name="ce540" table:formula="of:=[.D2]*3-2" office:value-type="float" office:value="1">
            <text:p>1</text:p>
          </table:table-cell>
          <table:table-cell table:style-name="ce540" table:formula="of:=[.E2]*3-2" office:value-type="float" office:value="4">
            <text:p>4</text:p>
          </table:table-cell>
          <table:table-cell table:style-name="ce540" table:formula="of:=[.F2]*3-2" office:value-type="float" office:value="7">
            <text:p>7</text:p>
          </table:table-cell>
          <table:table-cell table:style-name="ce540" table:formula="of:=[.G2]*3-2" office:value-type="float" office:value="10">
            <text:p>10</text:p>
          </table:table-cell>
          <table:table-cell table:style-name="ce540" table:formula="of:=[.H2]*3-2" office:value-type="float" office:value="13">
            <text:p>13</text:p>
          </table:table-cell>
          <table:table-cell table:style-name="ce542" table:formula="of:=[.I2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L2]*3-2" office:value-type="float" office:value="-2">
            <text:p>-2</text:p>
          </table:table-cell>
          <table:table-cell table:style-name="ce540" table:formula="of:=[.M2]*3-2" office:value-type="float" office:value="1">
            <text:p>1</text:p>
          </table:table-cell>
          <table:table-cell table:style-name="ce540" table:formula="of:=[.N2]*3-2" office:value-type="float" office:value="4">
            <text:p>4</text:p>
          </table:table-cell>
          <table:table-cell table:style-name="ce540" table:formula="of:=[.O2]*3-2" office:value-type="float" office:value="7">
            <text:p>7</text:p>
          </table:table-cell>
          <table:table-cell table:style-name="ce540" table:formula="of:=[.P2]*3-2" office:value-type="float" office:value="10">
            <text:p>10</text:p>
          </table:table-cell>
          <table:table-cell table:style-name="ce540" table:formula="of:=[.Q2]*3-2" office:value-type="float" office:value="13">
            <text:p>13</text:p>
          </table:table-cell>
          <table:table-cell table:style-name="ce542" table:formula="of:=[.R2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U2]*3-2" office:value-type="float" office:value="-2">
            <text:p>-2</text:p>
          </table:table-cell>
          <table:table-cell table:style-name="ce540" table:formula="of:=[.V2]*3-2" office:value-type="float" office:value="1">
            <text:p>1</text:p>
          </table:table-cell>
          <table:table-cell table:style-name="ce540" table:formula="of:=[.W2]*3-2" office:value-type="float" office:value="4">
            <text:p>4</text:p>
          </table:table-cell>
          <table:table-cell table:style-name="ce540" table:formula="of:=[.X2]*3-2" office:value-type="float" office:value="7">
            <text:p>7</text:p>
          </table:table-cell>
          <table:table-cell table:style-name="ce540" table:formula="of:=[.Y2]*3-2" office:value-type="float" office:value="10">
            <text:p>10</text:p>
          </table:table-cell>
          <table:table-cell table:style-name="ce540" table:formula="of:=[.Z2]*3-2" office:value-type="float" office:value="13">
            <text:p>13</text:p>
          </table:table-cell>
          <table:table-cell table:style-name="ce542" table:formula="of:=[.AA2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2)/3&gt;=[.C$2];ROUND([.$B$2]*([.$A4]-[.C$3])/(20-[.C$3])*0.85/([.C$2]+1);0);&quot;-&quot;)" office:value-type="float" office:value="0">
            <text:p>0</text:p>
          </table:table-cell>
          <table:table-cell table:style-name="ce537" table:formula="of:=IF(([.$A4]+2)/3&gt;=[.D$2];ROUND([.$B$2]*([.$A4]-[.D$3])/(20-[.D$3])*0.85/([.D$2]+1);0);&quot;-&quot;)" office:value-type="float" office:value="0">
            <text:p>0</text:p>
          </table:table-cell>
          <table:table-cell table:style-name="ce537" table:formula="of:=IF(([.$A4]+2)/3&gt;=[.E$2];ROUND([.$B$2]*([.$A4]-[.E$3])/(20-[.E$3])*0.85/([.E$2]+1);0);&quot;-&quot;)" office:value-type="string" office:string-value="-">
            <text:p>-</text:p>
          </table:table-cell>
          <table:table-cell table:style-name="ce537" table:formula="of:=IF(([.$A4]+2)/3&gt;=[.F$2];ROUND([.$B$2]*([.$A4]-[.F$3])/(20-[.F$3])*0.85/([.F$2]+1);0);&quot;-&quot;)" office:value-type="string" office:string-value="-">
            <text:p>-</text:p>
          </table:table-cell>
          <table:table-cell table:style-name="ce537" table:formula="of:=IF(([.$A4]+2)/3&gt;=[.G$2];ROUND([.$B$2]*([.$A4]-[.G$3])/(20-[.G$3])*0.85/([.G$2]+1);0);&quot;-&quot;)" office:value-type="string" office:string-value="-">
            <text:p>-</text:p>
          </table:table-cell>
          <table:table-cell table:style-name="ce537" table:formula="of:=IF(([.$A4]+2)/3&gt;=[.H$2];ROUND([.$B$2]*([.$A4]-[.H$3])/(20-[.H$3])*0.85/([.H$2]+1);0);&quot;-&quot;)" office:value-type="string" office:string-value="-">
            <text:p>-</text:p>
          </table:table-cell>
          <table:table-cell table:style-name="ce541" table:formula="of:=IF(([.$A4]+2)/3&gt;=[.I$2];ROUND([.$B$2]*([.$A4]-[.I$3])/(20-[.I$3])*0.85/([.I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2)/3&gt;=[.L$2];ROUND([.$K$2]*([.$A4]-[.L$3])/(20-[.L$3])*0.85/([.L$2]+1);0);&quot;-&quot;)" office:value-type="float" office:value="0">
            <text:p>0</text:p>
          </table:table-cell>
          <table:table-cell table:style-name="ce537" table:formula="of:=IF(([.$A4]+2)/3&gt;=[.M$2];ROUND([.$K$2]*([.$A4]-[.M$3])/(20-[.M$3])*0.85/([.M$2]+1);0);&quot;-&quot;)" office:value-type="float" office:value="0">
            <text:p>0</text:p>
          </table:table-cell>
          <table:table-cell table:style-name="ce537" table:formula="of:=IF(([.$A4]+2)/3&gt;=[.N$2];ROUND([.$K$2]*([.$A4]-[.N$3])/(20-[.N$3])*0.85/([.N$2]+1);0);&quot;-&quot;)" office:value-type="string" office:string-value="-">
            <text:p>-</text:p>
          </table:table-cell>
          <table:table-cell table:style-name="ce537" table:formula="of:=IF(([.$A4]+2)/3&gt;=[.O$2];ROUND([.$K$2]*([.$A4]-[.O$3])/(20-[.O$3])*0.85/([.O$2]+1);0);&quot;-&quot;)" office:value-type="string" office:string-value="-">
            <text:p>-</text:p>
          </table:table-cell>
          <table:table-cell table:style-name="ce537" table:formula="of:=IF(([.$A4]+2)/3&gt;=[.P$2];ROUND([.$K$2]*([.$A4]-[.P$3])/(20-[.P$3])*0.85/([.P$2]+1);0);&quot;-&quot;)" office:value-type="string" office:string-value="-">
            <text:p>-</text:p>
          </table:table-cell>
          <table:table-cell table:style-name="ce537" table:formula="of:=IF(([.$A4]+2)/3&gt;=[.Q$2];ROUND([.$K$2]*([.$A4]-[.Q$3])/(20-[.Q$3])*0.85/([.Q$2]+1);0);&quot;-&quot;)" office:value-type="string" office:string-value="-">
            <text:p>-</text:p>
          </table:table-cell>
          <table:table-cell table:style-name="ce541" table:formula="of:=IF(([.$A4]+2)/3&gt;=[.R$2];ROUND([.$K$2]*([.$A4]-[.R$3])/(20-[.R$3])*0.85/([.R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2)/3&gt;=[.U$2];ROUND([.$T$2]*([.$A4]-[.U$3])/(20-[.U$3])*0.85/([.U$2]+1);0);&quot;-&quot;)" office:value-type="float" office:value="0">
            <text:p>0</text:p>
          </table:table-cell>
          <table:table-cell table:style-name="ce537" table:formula="of:=IF(([.$A4]+2)/3&gt;=[.V$2];ROUND([.$T$2]*([.$A4]-[.V$3])/(20-[.V$3])*0.85/([.V$2]+1);0);&quot;-&quot;)" office:value-type="float" office:value="0">
            <text:p>0</text:p>
          </table:table-cell>
          <table:table-cell table:style-name="ce537" table:formula="of:=IF(([.$A4]+2)/3&gt;=[.W$2];ROUND([.$T$2]*([.$A4]-[.W$3])/(20-[.W$3])*0.85/([.W$2]+1);0);&quot;-&quot;)" office:value-type="string" office:string-value="-">
            <text:p>-</text:p>
          </table:table-cell>
          <table:table-cell table:style-name="ce537" table:formula="of:=IF(([.$A4]+2)/3&gt;=[.X$2];ROUND([.$T$2]*([.$A4]-[.X$3])/(20-[.X$3])*0.85/([.X$2]+1);0);&quot;-&quot;)" office:value-type="string" office:string-value="-">
            <text:p>-</text:p>
          </table:table-cell>
          <table:table-cell table:style-name="ce537" table:formula="of:=IF(([.$A4]+2)/3&gt;=[.Y$2];ROUND([.$T$2]*([.$A4]-[.Y$3])/(20-[.Y$3])*0.85/([.Y$2]+1);0);&quot;-&quot;)" office:value-type="string" office:string-value="-">
            <text:p>-</text:p>
          </table:table-cell>
          <table:table-cell table:style-name="ce537" table:formula="of:=IF(([.$A4]+2)/3&gt;=[.Z$2];ROUND([.$T$2]*([.$A4]-[.Z$3])/(20-[.Z$3])*0.85/([.Z$2]+1);0);&quot;-&quot;)" office:value-type="string" office:string-value="-">
            <text:p>-</text:p>
          </table:table-cell>
          <table:table-cell table:style-name="ce541" table:formula="of:=IF(([.$A4]+2)/3&gt;=[.AA$2];ROUND([.$T$2]*([.$A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2)/3&gt;=[.C$2];ROUND([.$B$2]*([.$A5]-[.C$3])/(20-[.C$3])*0.85/([.C$2]+1);0);&quot;-&quot;)" office:value-type="float" office:value="0">
            <text:p>0</text:p>
          </table:table-cell>
          <table:table-cell table:style-name="ce537" table:formula="of:=IF(([.$A5]+2)/3&gt;=[.D$2];ROUND([.$B$2]*([.$A5]-[.D$3])/(20-[.D$3])*0.85/([.D$2]+1);0);&quot;-&quot;)" office:value-type="float" office:value="0">
            <text:p>0</text:p>
          </table:table-cell>
          <table:table-cell table:style-name="ce537" table:formula="of:=IF(([.$A5]+2)/3&gt;=[.E$2];ROUND([.$B$2]*([.$A5]-[.E$3])/(20-[.E$3])*0.85/([.E$2]+1);0);&quot;-&quot;)" office:value-type="string" office:string-value="-">
            <text:p>-</text:p>
          </table:table-cell>
          <table:table-cell table:style-name="ce537" table:formula="of:=IF(([.$A5]+2)/3&gt;=[.F$2];ROUND([.$B$2]*([.$A5]-[.F$3])/(20-[.F$3])*0.85/([.F$2]+1);0);&quot;-&quot;)" office:value-type="string" office:string-value="-">
            <text:p>-</text:p>
          </table:table-cell>
          <table:table-cell table:style-name="ce537" table:formula="of:=IF(([.$A5]+2)/3&gt;=[.G$2];ROUND([.$B$2]*([.$A5]-[.G$3])/(20-[.G$3])*0.85/([.G$2]+1);0);&quot;-&quot;)" office:value-type="string" office:string-value="-">
            <text:p>-</text:p>
          </table:table-cell>
          <table:table-cell table:style-name="ce537" table:formula="of:=IF(([.$A5]+2)/3&gt;=[.H$2];ROUND([.$B$2]*([.$A5]-[.H$3])/(20-[.H$3])*0.85/([.H$2]+1);0);&quot;-&quot;)" office:value-type="string" office:string-value="-">
            <text:p>-</text:p>
          </table:table-cell>
          <table:table-cell table:style-name="ce541" table:formula="of:=IF(([.$A5]+2)/3&gt;=[.I$2];ROUND([.$B$2]*([.$A5]-[.I$3])/(20-[.I$3])*0.85/([.I$2]+1);0);&quot;-&quot;)" office:value-type="string" office:string-value="-">
            <text:p>-</text:p>
          </table:table-cell>
          <table:table-cell table:style-name="ce533" table:formula="of:=[.J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2)/3&gt;=[.L$2];ROUND([.$K$2]*([.$A5]-[.L$3])/(20-[.L$3])*0.85/([.L$2]+1);0);&quot;-&quot;)" office:value-type="float" office:value="0">
            <text:p>0</text:p>
          </table:table-cell>
          <table:table-cell table:style-name="ce537" table:formula="of:=IF(([.$A5]+2)/3&gt;=[.M$2];ROUND([.$K$2]*([.$A5]-[.M$3])/(20-[.M$3])*0.85/([.M$2]+1);0);&quot;-&quot;)" office:value-type="float" office:value="0">
            <text:p>0</text:p>
          </table:table-cell>
          <table:table-cell table:style-name="ce537" table:formula="of:=IF(([.$A5]+2)/3&gt;=[.N$2];ROUND([.$K$2]*([.$A5]-[.N$3])/(20-[.N$3])*0.85/([.N$2]+1);0);&quot;-&quot;)" office:value-type="string" office:string-value="-">
            <text:p>-</text:p>
          </table:table-cell>
          <table:table-cell table:style-name="ce537" table:formula="of:=IF(([.$A5]+2)/3&gt;=[.O$2];ROUND([.$K$2]*([.$A5]-[.O$3])/(20-[.O$3])*0.85/([.O$2]+1);0);&quot;-&quot;)" office:value-type="string" office:string-value="-">
            <text:p>-</text:p>
          </table:table-cell>
          <table:table-cell table:style-name="ce537" table:formula="of:=IF(([.$A5]+2)/3&gt;=[.P$2];ROUND([.$K$2]*([.$A5]-[.P$3])/(20-[.P$3])*0.85/([.P$2]+1);0);&quot;-&quot;)" office:value-type="string" office:string-value="-">
            <text:p>-</text:p>
          </table:table-cell>
          <table:table-cell table:style-name="ce537" table:formula="of:=IF(([.$A5]+2)/3&gt;=[.Q$2];ROUND([.$K$2]*([.$A5]-[.Q$3])/(20-[.Q$3])*0.85/([.Q$2]+1);0);&quot;-&quot;)" office:value-type="string" office:string-value="-">
            <text:p>-</text:p>
          </table:table-cell>
          <table:table-cell table:style-name="ce541" table:formula="of:=IF(([.$A5]+2)/3&gt;=[.R$2];ROUND([.$K$2]*([.$A5]-[.R$3])/(20-[.R$3])*0.85/([.R$2]+1);0);&quot;-&quot;)" office:value-type="string" office:string-value="-">
            <text:p>-</text:p>
          </table:table-cell>
          <table:table-cell table:style-name="ce533" table:formula="of:=[.S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2)/3&gt;=[.U$2];ROUND([.$T$2]*([.$A5]-[.U$3])/(20-[.U$3])*0.85/([.U$2]+1);0);&quot;-&quot;)" office:value-type="float" office:value="0">
            <text:p>0</text:p>
          </table:table-cell>
          <table:table-cell table:style-name="ce537" table:formula="of:=IF(([.$A5]+2)/3&gt;=[.V$2];ROUND([.$T$2]*([.$A5]-[.V$3])/(20-[.V$3])*0.85/([.V$2]+1);0);&quot;-&quot;)" office:value-type="float" office:value="0">
            <text:p>0</text:p>
          </table:table-cell>
          <table:table-cell table:style-name="ce537" table:formula="of:=IF(([.$A5]+2)/3&gt;=[.W$2];ROUND([.$T$2]*([.$A5]-[.W$3])/(20-[.W$3])*0.85/([.W$2]+1);0);&quot;-&quot;)" office:value-type="string" office:string-value="-">
            <text:p>-</text:p>
          </table:table-cell>
          <table:table-cell table:style-name="ce537" table:formula="of:=IF(([.$A5]+2)/3&gt;=[.X$2];ROUND([.$T$2]*([.$A5]-[.X$3])/(20-[.X$3])*0.85/([.X$2]+1);0);&quot;-&quot;)" office:value-type="string" office:string-value="-">
            <text:p>-</text:p>
          </table:table-cell>
          <table:table-cell table:style-name="ce537" table:formula="of:=IF(([.$A5]+2)/3&gt;=[.Y$2];ROUND([.$T$2]*([.$A5]-[.Y$3])/(20-[.Y$3])*0.85/([.Y$2]+1);0);&quot;-&quot;)" office:value-type="string" office:string-value="-">
            <text:p>-</text:p>
          </table:table-cell>
          <table:table-cell table:style-name="ce537" table:formula="of:=IF(([.$A5]+2)/3&gt;=[.Z$2];ROUND([.$T$2]*([.$A5]-[.Z$3])/(20-[.Z$3])*0.85/([.Z$2]+1);0);&quot;-&quot;)" office:value-type="string" office:string-value="-">
            <text:p>-</text:p>
          </table:table-cell>
          <table:table-cell table:style-name="ce541" table:formula="of:=IF(([.$A5]+2)/3&gt;=[.AA$2];ROUND([.$T$2]*([.$A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2)/3&gt;=[.C$2];ROUND([.$B$2]*([.$A6]-[.C$3])/(20-[.C$3])*0.85/([.C$2]+1);0);&quot;-&quot;)" office:value-type="float" office:value="0">
            <text:p>0</text:p>
          </table:table-cell>
          <table:table-cell table:style-name="ce537" table:formula="of:=IF(([.$A6]+2)/3&gt;=[.D$2];ROUND([.$B$2]*([.$A6]-[.D$3])/(20-[.D$3])*0.85/([.D$2]+1);0);&quot;-&quot;)" office:value-type="float" office:value="0">
            <text:p>0</text:p>
          </table:table-cell>
          <table:table-cell table:style-name="ce537" table:formula="of:=IF(([.$A6]+2)/3&gt;=[.E$2];ROUND([.$B$2]*([.$A6]-[.E$3])/(20-[.E$3])*0.85/([.E$2]+1);0);&quot;-&quot;)" office:value-type="string" office:string-value="-">
            <text:p>-</text:p>
          </table:table-cell>
          <table:table-cell table:style-name="ce537" table:formula="of:=IF(([.$A6]+2)/3&gt;=[.F$2];ROUND([.$B$2]*([.$A6]-[.F$3])/(20-[.F$3])*0.85/([.F$2]+1);0);&quot;-&quot;)" office:value-type="string" office:string-value="-">
            <text:p>-</text:p>
          </table:table-cell>
          <table:table-cell table:style-name="ce537" table:formula="of:=IF(([.$A6]+2)/3&gt;=[.G$2];ROUND([.$B$2]*([.$A6]-[.G$3])/(20-[.G$3])*0.85/([.G$2]+1);0);&quot;-&quot;)" office:value-type="string" office:string-value="-">
            <text:p>-</text:p>
          </table:table-cell>
          <table:table-cell table:style-name="ce537" table:formula="of:=IF(([.$A6]+2)/3&gt;=[.H$2];ROUND([.$B$2]*([.$A6]-[.H$3])/(20-[.H$3])*0.85/([.H$2]+1);0);&quot;-&quot;)" office:value-type="string" office:string-value="-">
            <text:p>-</text:p>
          </table:table-cell>
          <table:table-cell table:style-name="ce541" table:formula="of:=IF(([.$A6]+2)/3&gt;=[.I$2];ROUND([.$B$2]*([.$A6]-[.I$3])/(20-[.I$3])*0.85/([.I$2]+1);0);&quot;-&quot;)" office:value-type="string" office:string-value="-">
            <text:p>-</text:p>
          </table:table-cell>
          <table:table-cell table:style-name="ce533" table:formula="of:=[.J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2)/3&gt;=[.L$2];ROUND([.$K$2]*([.$A6]-[.L$3])/(20-[.L$3])*0.85/([.L$2]+1);0);&quot;-&quot;)" office:value-type="float" office:value="0">
            <text:p>0</text:p>
          </table:table-cell>
          <table:table-cell table:style-name="ce537" table:formula="of:=IF(([.$A6]+2)/3&gt;=[.M$2];ROUND([.$K$2]*([.$A6]-[.M$3])/(20-[.M$3])*0.85/([.M$2]+1);0);&quot;-&quot;)" office:value-type="float" office:value="0">
            <text:p>0</text:p>
          </table:table-cell>
          <table:table-cell table:style-name="ce537" table:formula="of:=IF(([.$A6]+2)/3&gt;=[.N$2];ROUND([.$K$2]*([.$A6]-[.N$3])/(20-[.N$3])*0.85/([.N$2]+1);0);&quot;-&quot;)" office:value-type="string" office:string-value="-">
            <text:p>-</text:p>
          </table:table-cell>
          <table:table-cell table:style-name="ce537" table:formula="of:=IF(([.$A6]+2)/3&gt;=[.O$2];ROUND([.$K$2]*([.$A6]-[.O$3])/(20-[.O$3])*0.85/([.O$2]+1);0);&quot;-&quot;)" office:value-type="string" office:string-value="-">
            <text:p>-</text:p>
          </table:table-cell>
          <table:table-cell table:style-name="ce537" table:formula="of:=IF(([.$A6]+2)/3&gt;=[.P$2];ROUND([.$K$2]*([.$A6]-[.P$3])/(20-[.P$3])*0.85/([.P$2]+1);0);&quot;-&quot;)" office:value-type="string" office:string-value="-">
            <text:p>-</text:p>
          </table:table-cell>
          <table:table-cell table:style-name="ce537" table:formula="of:=IF(([.$A6]+2)/3&gt;=[.Q$2];ROUND([.$K$2]*([.$A6]-[.Q$3])/(20-[.Q$3])*0.85/([.Q$2]+1);0);&quot;-&quot;)" office:value-type="string" office:string-value="-">
            <text:p>-</text:p>
          </table:table-cell>
          <table:table-cell table:style-name="ce541" table:formula="of:=IF(([.$A6]+2)/3&gt;=[.R$2];ROUND([.$K$2]*([.$A6]-[.R$3])/(20-[.R$3])*0.85/([.R$2]+1);0);&quot;-&quot;)" office:value-type="string" office:string-value="-">
            <text:p>-</text:p>
          </table:table-cell>
          <table:table-cell table:style-name="ce533" table:formula="of:=[.S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2)/3&gt;=[.U$2];ROUND([.$T$2]*([.$A6]-[.U$3])/(20-[.U$3])*0.85/([.U$2]+1);0);&quot;-&quot;)" office:value-type="float" office:value="1">
            <text:p>1</text:p>
          </table:table-cell>
          <table:table-cell table:style-name="ce537" table:formula="of:=IF(([.$A6]+2)/3&gt;=[.V$2];ROUND([.$T$2]*([.$A6]-[.V$3])/(20-[.V$3])*0.85/([.V$2]+1);0);&quot;-&quot;)" office:value-type="float" office:value="0">
            <text:p>0</text:p>
          </table:table-cell>
          <table:table-cell table:style-name="ce537" table:formula="of:=IF(([.$A6]+2)/3&gt;=[.W$2];ROUND([.$T$2]*([.$A6]-[.W$3])/(20-[.W$3])*0.85/([.W$2]+1);0);&quot;-&quot;)" office:value-type="string" office:string-value="-">
            <text:p>-</text:p>
          </table:table-cell>
          <table:table-cell table:style-name="ce537" table:formula="of:=IF(([.$A6]+2)/3&gt;=[.X$2];ROUND([.$T$2]*([.$A6]-[.X$3])/(20-[.X$3])*0.85/([.X$2]+1);0);&quot;-&quot;)" office:value-type="string" office:string-value="-">
            <text:p>-</text:p>
          </table:table-cell>
          <table:table-cell table:style-name="ce537" table:formula="of:=IF(([.$A6]+2)/3&gt;=[.Y$2];ROUND([.$T$2]*([.$A6]-[.Y$3])/(20-[.Y$3])*0.85/([.Y$2]+1);0);&quot;-&quot;)" office:value-type="string" office:string-value="-">
            <text:p>-</text:p>
          </table:table-cell>
          <table:table-cell table:style-name="ce537" table:formula="of:=IF(([.$A6]+2)/3&gt;=[.Z$2];ROUND([.$T$2]*([.$A6]-[.Z$3])/(20-[.Z$3])*0.85/([.Z$2]+1);0);&quot;-&quot;)" office:value-type="string" office:string-value="-">
            <text:p>-</text:p>
          </table:table-cell>
          <table:table-cell table:style-name="ce541" table:formula="of:=IF(([.$A6]+2)/3&gt;=[.AA$2];ROUND([.$T$2]*([.$A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2)/3&gt;=[.C$2];ROUND([.$B$2]*([.$A7]-[.C$3])/(20-[.C$3])*0.85/([.C$2]+1);0);&quot;-&quot;)" office:value-type="float" office:value="0">
            <text:p>0</text:p>
          </table:table-cell>
          <table:table-cell table:style-name="ce537" table:formula="of:=IF(([.$A7]+2)/3&gt;=[.D$2];ROUND([.$B$2]*([.$A7]-[.D$3])/(20-[.D$3])*0.85/([.D$2]+1);0);&quot;-&quot;)" office:value-type="float" office:value="0">
            <text:p>0</text:p>
          </table:table-cell>
          <table:table-cell table:style-name="ce537" table:formula="of:=IF(([.$A7]+2)/3&gt;=[.E$2];ROUND([.$B$2]*([.$A7]-[.E$3])/(20-[.E$3])*0.85/([.E$2]+1);0);&quot;-&quot;)" office:value-type="float" office:value="0">
            <text:p>0</text:p>
          </table:table-cell>
          <table:table-cell table:style-name="ce537" table:formula="of:=IF(([.$A7]+2)/3&gt;=[.F$2];ROUND([.$B$2]*([.$A7]-[.F$3])/(20-[.F$3])*0.85/([.F$2]+1);0);&quot;-&quot;)" office:value-type="string" office:string-value="-">
            <text:p>-</text:p>
          </table:table-cell>
          <table:table-cell table:style-name="ce537" table:formula="of:=IF(([.$A7]+2)/3&gt;=[.G$2];ROUND([.$B$2]*([.$A7]-[.G$3])/(20-[.G$3])*0.85/([.G$2]+1);0);&quot;-&quot;)" office:value-type="string" office:string-value="-">
            <text:p>-</text:p>
          </table:table-cell>
          <table:table-cell table:style-name="ce537" table:formula="of:=IF(([.$A7]+2)/3&gt;=[.H$2];ROUND([.$B$2]*([.$A7]-[.H$3])/(20-[.H$3])*0.85/([.H$2]+1);0);&quot;-&quot;)" office:value-type="string" office:string-value="-">
            <text:p>-</text:p>
          </table:table-cell>
          <table:table-cell table:style-name="ce541" table:formula="of:=IF(([.$A7]+2)/3&gt;=[.I$2];ROUND([.$B$2]*([.$A7]-[.I$3])/(20-[.I$3])*0.85/([.I$2]+1);0);&quot;-&quot;)" office:value-type="string" office:string-value="-">
            <text:p>-</text:p>
          </table:table-cell>
          <table:table-cell table:style-name="ce533" table:formula="of:=[.J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2)/3&gt;=[.L$2];ROUND([.$K$2]*([.$A7]-[.L$3])/(20-[.L$3])*0.85/([.L$2]+1);0);&quot;-&quot;)" office:value-type="float" office:value="0">
            <text:p>0</text:p>
          </table:table-cell>
          <table:table-cell table:style-name="ce537" table:formula="of:=IF(([.$A7]+2)/3&gt;=[.M$2];ROUND([.$K$2]*([.$A7]-[.M$3])/(20-[.M$3])*0.85/([.M$2]+1);0);&quot;-&quot;)" office:value-type="float" office:value="0">
            <text:p>0</text:p>
          </table:table-cell>
          <table:table-cell table:style-name="ce537" table:formula="of:=IF(([.$A7]+2)/3&gt;=[.N$2];ROUND([.$K$2]*([.$A7]-[.N$3])/(20-[.N$3])*0.85/([.N$2]+1);0);&quot;-&quot;)" office:value-type="float" office:value="0">
            <text:p>0</text:p>
          </table:table-cell>
          <table:table-cell table:style-name="ce537" table:formula="of:=IF(([.$A7]+2)/3&gt;=[.O$2];ROUND([.$K$2]*([.$A7]-[.O$3])/(20-[.O$3])*0.85/([.O$2]+1);0);&quot;-&quot;)" office:value-type="string" office:string-value="-">
            <text:p>-</text:p>
          </table:table-cell>
          <table:table-cell table:style-name="ce537" table:formula="of:=IF(([.$A7]+2)/3&gt;=[.P$2];ROUND([.$K$2]*([.$A7]-[.P$3])/(20-[.P$3])*0.85/([.P$2]+1);0);&quot;-&quot;)" office:value-type="string" office:string-value="-">
            <text:p>-</text:p>
          </table:table-cell>
          <table:table-cell table:style-name="ce537" table:formula="of:=IF(([.$A7]+2)/3&gt;=[.Q$2];ROUND([.$K$2]*([.$A7]-[.Q$3])/(20-[.Q$3])*0.85/([.Q$2]+1);0);&quot;-&quot;)" office:value-type="string" office:string-value="-">
            <text:p>-</text:p>
          </table:table-cell>
          <table:table-cell table:style-name="ce541" table:formula="of:=IF(([.$A7]+2)/3&gt;=[.R$2];ROUND([.$K$2]*([.$A7]-[.R$3])/(20-[.R$3])*0.85/([.R$2]+1);0);&quot;-&quot;)" office:value-type="string" office:string-value="-">
            <text:p>-</text:p>
          </table:table-cell>
          <table:table-cell table:style-name="ce533" table:formula="of:=[.S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2)/3&gt;=[.U$2];ROUND([.$T$2]*([.$A7]-[.U$3])/(20-[.U$3])*0.85/([.U$2]+1);0);&quot;-&quot;)" office:value-type="float" office:value="1">
            <text:p>1</text:p>
          </table:table-cell>
          <table:table-cell table:style-name="ce537" table:formula="of:=IF(([.$A7]+2)/3&gt;=[.V$2];ROUND([.$T$2]*([.$A7]-[.V$3])/(20-[.V$3])*0.85/([.V$2]+1);0);&quot;-&quot;)" office:value-type="float" office:value="0">
            <text:p>0</text:p>
          </table:table-cell>
          <table:table-cell table:style-name="ce537" table:formula="of:=IF(([.$A7]+2)/3&gt;=[.W$2];ROUND([.$T$2]*([.$A7]-[.W$3])/(20-[.W$3])*0.85/([.W$2]+1);0);&quot;-&quot;)" office:value-type="float" office:value="0">
            <text:p>0</text:p>
          </table:table-cell>
          <table:table-cell table:style-name="ce537" table:formula="of:=IF(([.$A7]+2)/3&gt;=[.X$2];ROUND([.$T$2]*([.$A7]-[.X$3])/(20-[.X$3])*0.85/([.X$2]+1);0);&quot;-&quot;)" office:value-type="string" office:string-value="-">
            <text:p>-</text:p>
          </table:table-cell>
          <table:table-cell table:style-name="ce537" table:formula="of:=IF(([.$A7]+2)/3&gt;=[.Y$2];ROUND([.$T$2]*([.$A7]-[.Y$3])/(20-[.Y$3])*0.85/([.Y$2]+1);0);&quot;-&quot;)" office:value-type="string" office:string-value="-">
            <text:p>-</text:p>
          </table:table-cell>
          <table:table-cell table:style-name="ce537" table:formula="of:=IF(([.$A7]+2)/3&gt;=[.Z$2];ROUND([.$T$2]*([.$A7]-[.Z$3])/(20-[.Z$3])*0.85/([.Z$2]+1);0);&quot;-&quot;)" office:value-type="string" office:string-value="-">
            <text:p>-</text:p>
          </table:table-cell>
          <table:table-cell table:style-name="ce541" table:formula="of:=IF(([.$A7]+2)/3&gt;=[.AA$2];ROUND([.$T$2]*([.$A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2)/3&gt;=[.C$2];ROUND([.$B$2]*([.$A8]-[.C$3])/(20-[.C$3])*0.85/([.C$2]+1);0);&quot;-&quot;)" office:value-type="float" office:value="0">
            <text:p>0</text:p>
          </table:table-cell>
          <table:table-cell table:style-name="ce537" table:formula="of:=IF(([.$A8]+2)/3&gt;=[.D$2];ROUND([.$B$2]*([.$A8]-[.D$3])/(20-[.D$3])*0.85/([.D$2]+1);0);&quot;-&quot;)" office:value-type="float" office:value="0">
            <text:p>0</text:p>
          </table:table-cell>
          <table:table-cell table:style-name="ce537" table:formula="of:=IF(([.$A8]+2)/3&gt;=[.E$2];ROUND([.$B$2]*([.$A8]-[.E$3])/(20-[.E$3])*0.85/([.E$2]+1);0);&quot;-&quot;)" office:value-type="float" office:value="0">
            <text:p>0</text:p>
          </table:table-cell>
          <table:table-cell table:style-name="ce537" table:formula="of:=IF(([.$A8]+2)/3&gt;=[.F$2];ROUND([.$B$2]*([.$A8]-[.F$3])/(20-[.F$3])*0.85/([.F$2]+1);0);&quot;-&quot;)" office:value-type="string" office:string-value="-">
            <text:p>-</text:p>
          </table:table-cell>
          <table:table-cell table:style-name="ce537" table:formula="of:=IF(([.$A8]+2)/3&gt;=[.G$2];ROUND([.$B$2]*([.$A8]-[.G$3])/(20-[.G$3])*0.85/([.G$2]+1);0);&quot;-&quot;)" office:value-type="string" office:string-value="-">
            <text:p>-</text:p>
          </table:table-cell>
          <table:table-cell table:style-name="ce537" table:formula="of:=IF(([.$A8]+2)/3&gt;=[.H$2];ROUND([.$B$2]*([.$A8]-[.H$3])/(20-[.H$3])*0.85/([.H$2]+1);0);&quot;-&quot;)" office:value-type="string" office:string-value="-">
            <text:p>-</text:p>
          </table:table-cell>
          <table:table-cell table:style-name="ce541" table:formula="of:=IF(([.$A8]+2)/3&gt;=[.I$2];ROUND([.$B$2]*([.$A8]-[.I$3])/(20-[.I$3])*0.85/([.I$2]+1);0);&quot;-&quot;)" office:value-type="string" office:string-value="-">
            <text:p>-</text:p>
          </table:table-cell>
          <table:table-cell table:style-name="ce533" table:formula="of:=[.J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2)/3&gt;=[.L$2];ROUND([.$K$2]*([.$A8]-[.L$3])/(20-[.L$3])*0.85/([.L$2]+1);0);&quot;-&quot;)" office:value-type="float" office:value="1">
            <text:p>1</text:p>
          </table:table-cell>
          <table:table-cell table:style-name="ce537" table:formula="of:=IF(([.$A8]+2)/3&gt;=[.M$2];ROUND([.$K$2]*([.$A8]-[.M$3])/(20-[.M$3])*0.85/([.M$2]+1);0);&quot;-&quot;)" office:value-type="float" office:value="0">
            <text:p>0</text:p>
          </table:table-cell>
          <table:table-cell table:style-name="ce537" table:formula="of:=IF(([.$A8]+2)/3&gt;=[.N$2];ROUND([.$K$2]*([.$A8]-[.N$3])/(20-[.N$3])*0.85/([.N$2]+1);0);&quot;-&quot;)" office:value-type="float" office:value="0">
            <text:p>0</text:p>
          </table:table-cell>
          <table:table-cell table:style-name="ce537" table:formula="of:=IF(([.$A8]+2)/3&gt;=[.O$2];ROUND([.$K$2]*([.$A8]-[.O$3])/(20-[.O$3])*0.85/([.O$2]+1);0);&quot;-&quot;)" office:value-type="string" office:string-value="-">
            <text:p>-</text:p>
          </table:table-cell>
          <table:table-cell table:style-name="ce537" table:formula="of:=IF(([.$A8]+2)/3&gt;=[.P$2];ROUND([.$K$2]*([.$A8]-[.P$3])/(20-[.P$3])*0.85/([.P$2]+1);0);&quot;-&quot;)" office:value-type="string" office:string-value="-">
            <text:p>-</text:p>
          </table:table-cell>
          <table:table-cell table:style-name="ce537" table:formula="of:=IF(([.$A8]+2)/3&gt;=[.Q$2];ROUND([.$K$2]*([.$A8]-[.Q$3])/(20-[.Q$3])*0.85/([.Q$2]+1);0);&quot;-&quot;)" office:value-type="string" office:string-value="-">
            <text:p>-</text:p>
          </table:table-cell>
          <table:table-cell table:style-name="ce541" table:formula="of:=IF(([.$A8]+2)/3&gt;=[.R$2];ROUND([.$K$2]*([.$A8]-[.R$3])/(20-[.R$3])*0.85/([.R$2]+1);0);&quot;-&quot;)" office:value-type="string" office:string-value="-">
            <text:p>-</text:p>
          </table:table-cell>
          <table:table-cell table:style-name="ce533" table:formula="of:=[.S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2)/3&gt;=[.U$2];ROUND([.$T$2]*([.$A8]-[.U$3])/(20-[.U$3])*0.85/([.U$2]+1);0);&quot;-&quot;)" office:value-type="float" office:value="1">
            <text:p>1</text:p>
          </table:table-cell>
          <table:table-cell table:style-name="ce537" table:formula="of:=IF(([.$A8]+2)/3&gt;=[.V$2];ROUND([.$T$2]*([.$A8]-[.V$3])/(20-[.V$3])*0.85/([.V$2]+1);0);&quot;-&quot;)" office:value-type="float" office:value="0">
            <text:p>0</text:p>
          </table:table-cell>
          <table:table-cell table:style-name="ce537" table:formula="of:=IF(([.$A8]+2)/3&gt;=[.W$2];ROUND([.$T$2]*([.$A8]-[.W$3])/(20-[.W$3])*0.85/([.W$2]+1);0);&quot;-&quot;)" office:value-type="float" office:value="0">
            <text:p>0</text:p>
          </table:table-cell>
          <table:table-cell table:style-name="ce537" table:formula="of:=IF(([.$A8]+2)/3&gt;=[.X$2];ROUND([.$T$2]*([.$A8]-[.X$3])/(20-[.X$3])*0.85/([.X$2]+1);0);&quot;-&quot;)" office:value-type="string" office:string-value="-">
            <text:p>-</text:p>
          </table:table-cell>
          <table:table-cell table:style-name="ce537" table:formula="of:=IF(([.$A8]+2)/3&gt;=[.Y$2];ROUND([.$T$2]*([.$A8]-[.Y$3])/(20-[.Y$3])*0.85/([.Y$2]+1);0);&quot;-&quot;)" office:value-type="string" office:string-value="-">
            <text:p>-</text:p>
          </table:table-cell>
          <table:table-cell table:style-name="ce537" table:formula="of:=IF(([.$A8]+2)/3&gt;=[.Z$2];ROUND([.$T$2]*([.$A8]-[.Z$3])/(20-[.Z$3])*0.85/([.Z$2]+1);0);&quot;-&quot;)" office:value-type="string" office:string-value="-">
            <text:p>-</text:p>
          </table:table-cell>
          <table:table-cell table:style-name="ce541" table:formula="of:=IF(([.$A8]+2)/3&gt;=[.AA$2];ROUND([.$T$2]*([.$A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2)/3&gt;=[.C$2];ROUND([.$B$2]*([.$A9]-[.C$3])/(20-[.C$3])*0.85/([.C$2]+1);0);&quot;-&quot;)" office:value-type="float" office:value="0">
            <text:p>0</text:p>
          </table:table-cell>
          <table:table-cell table:style-name="ce537" table:formula="of:=IF(([.$A9]+2)/3&gt;=[.D$2];ROUND([.$B$2]*([.$A9]-[.D$3])/(20-[.D$3])*0.85/([.D$2]+1);0);&quot;-&quot;)" office:value-type="float" office:value="0">
            <text:p>0</text:p>
          </table:table-cell>
          <table:table-cell table:style-name="ce537" table:formula="of:=IF(([.$A9]+2)/3&gt;=[.E$2];ROUND([.$B$2]*([.$A9]-[.E$3])/(20-[.E$3])*0.85/([.E$2]+1);0);&quot;-&quot;)" office:value-type="float" office:value="0">
            <text:p>0</text:p>
          </table:table-cell>
          <table:table-cell table:style-name="ce537" table:formula="of:=IF(([.$A9]+2)/3&gt;=[.F$2];ROUND([.$B$2]*([.$A9]-[.F$3])/(20-[.F$3])*0.85/([.F$2]+1);0);&quot;-&quot;)" office:value-type="string" office:string-value="-">
            <text:p>-</text:p>
          </table:table-cell>
          <table:table-cell table:style-name="ce537" table:formula="of:=IF(([.$A9]+2)/3&gt;=[.G$2];ROUND([.$B$2]*([.$A9]-[.G$3])/(20-[.G$3])*0.85/([.G$2]+1);0);&quot;-&quot;)" office:value-type="string" office:string-value="-">
            <text:p>-</text:p>
          </table:table-cell>
          <table:table-cell table:style-name="ce537" table:formula="of:=IF(([.$A9]+2)/3&gt;=[.H$2];ROUND([.$B$2]*([.$A9]-[.H$3])/(20-[.H$3])*0.85/([.H$2]+1);0);&quot;-&quot;)" office:value-type="string" office:string-value="-">
            <text:p>-</text:p>
          </table:table-cell>
          <table:table-cell table:style-name="ce541" table:formula="of:=IF(([.$A9]+2)/3&gt;=[.I$2];ROUND([.$B$2]*([.$A9]-[.I$3])/(20-[.I$3])*0.85/([.I$2]+1);0);&quot;-&quot;)" office:value-type="string" office:string-value="-">
            <text:p>-</text:p>
          </table:table-cell>
          <table:table-cell table:style-name="ce533" table:formula="of:=[.J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2)/3&gt;=[.L$2];ROUND([.$K$2]*([.$A9]-[.L$3])/(20-[.L$3])*0.85/([.L$2]+1);0);&quot;-&quot;)" office:value-type="float" office:value="1">
            <text:p>1</text:p>
          </table:table-cell>
          <table:table-cell table:style-name="ce537" table:formula="of:=IF(([.$A9]+2)/3&gt;=[.M$2];ROUND([.$K$2]*([.$A9]-[.M$3])/(20-[.M$3])*0.85/([.M$2]+1);0);&quot;-&quot;)" office:value-type="float" office:value="0">
            <text:p>0</text:p>
          </table:table-cell>
          <table:table-cell table:style-name="ce537" table:formula="of:=IF(([.$A9]+2)/3&gt;=[.N$2];ROUND([.$K$2]*([.$A9]-[.N$3])/(20-[.N$3])*0.85/([.N$2]+1);0);&quot;-&quot;)" office:value-type="float" office:value="0">
            <text:p>0</text:p>
          </table:table-cell>
          <table:table-cell table:style-name="ce537" table:formula="of:=IF(([.$A9]+2)/3&gt;=[.O$2];ROUND([.$K$2]*([.$A9]-[.O$3])/(20-[.O$3])*0.85/([.O$2]+1);0);&quot;-&quot;)" office:value-type="string" office:string-value="-">
            <text:p>-</text:p>
          </table:table-cell>
          <table:table-cell table:style-name="ce537" table:formula="of:=IF(([.$A9]+2)/3&gt;=[.P$2];ROUND([.$K$2]*([.$A9]-[.P$3])/(20-[.P$3])*0.85/([.P$2]+1);0);&quot;-&quot;)" office:value-type="string" office:string-value="-">
            <text:p>-</text:p>
          </table:table-cell>
          <table:table-cell table:style-name="ce537" table:formula="of:=IF(([.$A9]+2)/3&gt;=[.Q$2];ROUND([.$K$2]*([.$A9]-[.Q$3])/(20-[.Q$3])*0.85/([.Q$2]+1);0);&quot;-&quot;)" office:value-type="string" office:string-value="-">
            <text:p>-</text:p>
          </table:table-cell>
          <table:table-cell table:style-name="ce541" table:formula="of:=IF(([.$A9]+2)/3&gt;=[.R$2];ROUND([.$K$2]*([.$A9]-[.R$3])/(20-[.R$3])*0.85/([.R$2]+1);0);&quot;-&quot;)" office:value-type="string" office:string-value="-">
            <text:p>-</text:p>
          </table:table-cell>
          <table:table-cell table:style-name="ce533" table:formula="of:=[.S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2)/3&gt;=[.U$2];ROUND([.$T$2]*([.$A9]-[.U$3])/(20-[.U$3])*0.85/([.U$2]+1);0);&quot;-&quot;)" office:value-type="float" office:value="1">
            <text:p>1</text:p>
          </table:table-cell>
          <table:table-cell table:style-name="ce537" table:formula="of:=IF(([.$A9]+2)/3&gt;=[.V$2];ROUND([.$T$2]*([.$A9]-[.V$3])/(20-[.V$3])*0.85/([.V$2]+1);0);&quot;-&quot;)" office:value-type="float" office:value="0">
            <text:p>0</text:p>
          </table:table-cell>
          <table:table-cell table:style-name="ce537" table:formula="of:=IF(([.$A9]+2)/3&gt;=[.W$2];ROUND([.$T$2]*([.$A9]-[.W$3])/(20-[.W$3])*0.85/([.W$2]+1);0);&quot;-&quot;)" office:value-type="float" office:value="0">
            <text:p>0</text:p>
          </table:table-cell>
          <table:table-cell table:style-name="ce537" table:formula="of:=IF(([.$A9]+2)/3&gt;=[.X$2];ROUND([.$T$2]*([.$A9]-[.X$3])/(20-[.X$3])*0.85/([.X$2]+1);0);&quot;-&quot;)" office:value-type="string" office:string-value="-">
            <text:p>-</text:p>
          </table:table-cell>
          <table:table-cell table:style-name="ce537" table:formula="of:=IF(([.$A9]+2)/3&gt;=[.Y$2];ROUND([.$T$2]*([.$A9]-[.Y$3])/(20-[.Y$3])*0.85/([.Y$2]+1);0);&quot;-&quot;)" office:value-type="string" office:string-value="-">
            <text:p>-</text:p>
          </table:table-cell>
          <table:table-cell table:style-name="ce537" table:formula="of:=IF(([.$A9]+2)/3&gt;=[.Z$2];ROUND([.$T$2]*([.$A9]-[.Z$3])/(20-[.Z$3])*0.85/([.Z$2]+1);0);&quot;-&quot;)" office:value-type="string" office:string-value="-">
            <text:p>-</text:p>
          </table:table-cell>
          <table:table-cell table:style-name="ce541" table:formula="of:=IF(([.$A9]+2)/3&gt;=[.AA$2];ROUND([.$T$2]*([.$A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2)/3&gt;=[.C$2];ROUND([.$B$2]*([.$A10]-[.C$3])/(20-[.C$3])*0.85/([.C$2]+1);0);&quot;-&quot;)" office:value-type="float" office:value="0">
            <text:p>0</text:p>
          </table:table-cell>
          <table:table-cell table:style-name="ce537" table:formula="of:=IF(([.$A10]+2)/3&gt;=[.D$2];ROUND([.$B$2]*([.$A10]-[.D$3])/(20-[.D$3])*0.85/([.D$2]+1);0);&quot;-&quot;)" office:value-type="float" office:value="0">
            <text:p>0</text:p>
          </table:table-cell>
          <table:table-cell table:style-name="ce537" table:formula="of:=IF(([.$A10]+2)/3&gt;=[.E$2];ROUND([.$B$2]*([.$A10]-[.E$3])/(20-[.E$3])*0.85/([.E$2]+1);0);&quot;-&quot;)" office:value-type="float" office:value="0">
            <text:p>0</text:p>
          </table:table-cell>
          <table:table-cell table:style-name="ce537" table:formula="of:=IF(([.$A10]+2)/3&gt;=[.F$2];ROUND([.$B$2]*([.$A10]-[.F$3])/(20-[.F$3])*0.85/([.F$2]+1);0);&quot;-&quot;)" office:value-type="float" office:value="0">
            <text:p>0</text:p>
          </table:table-cell>
          <table:table-cell table:style-name="ce537" table:formula="of:=IF(([.$A10]+2)/3&gt;=[.G$2];ROUND([.$B$2]*([.$A10]-[.G$3])/(20-[.G$3])*0.85/([.G$2]+1);0);&quot;-&quot;)" office:value-type="string" office:string-value="-">
            <text:p>-</text:p>
          </table:table-cell>
          <table:table-cell table:style-name="ce537" table:formula="of:=IF(([.$A10]+2)/3&gt;=[.H$2];ROUND([.$B$2]*([.$A10]-[.H$3])/(20-[.H$3])*0.85/([.H$2]+1);0);&quot;-&quot;)" office:value-type="string" office:string-value="-">
            <text:p>-</text:p>
          </table:table-cell>
          <table:table-cell table:style-name="ce541" table:formula="of:=IF(([.$A10]+2)/3&gt;=[.I$2];ROUND([.$B$2]*([.$A10]-[.I$3])/(20-[.I$3])*0.85/([.I$2]+1);0);&quot;-&quot;)" office:value-type="string" office:string-value="-">
            <text:p>-</text:p>
          </table:table-cell>
          <table:table-cell table:style-name="ce533" table:formula="of:=[.J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2)/3&gt;=[.L$2];ROUND([.$K$2]*([.$A10]-[.L$3])/(20-[.L$3])*0.85/([.L$2]+1);0);&quot;-&quot;)" office:value-type="float" office:value="1">
            <text:p>1</text:p>
          </table:table-cell>
          <table:table-cell table:style-name="ce537" table:formula="of:=IF(([.$A10]+2)/3&gt;=[.M$2];ROUND([.$K$2]*([.$A10]-[.M$3])/(20-[.M$3])*0.85/([.M$2]+1);0);&quot;-&quot;)" office:value-type="float" office:value="0">
            <text:p>0</text:p>
          </table:table-cell>
          <table:table-cell table:style-name="ce537" table:formula="of:=IF(([.$A10]+2)/3&gt;=[.N$2];ROUND([.$K$2]*([.$A10]-[.N$3])/(20-[.N$3])*0.85/([.N$2]+1);0);&quot;-&quot;)" office:value-type="float" office:value="0">
            <text:p>0</text:p>
          </table:table-cell>
          <table:table-cell table:style-name="ce537" table:formula="of:=IF(([.$A10]+2)/3&gt;=[.O$2];ROUND([.$K$2]*([.$A10]-[.O$3])/(20-[.O$3])*0.85/([.O$2]+1);0);&quot;-&quot;)" office:value-type="float" office:value="0">
            <text:p>0</text:p>
          </table:table-cell>
          <table:table-cell table:style-name="ce537" table:formula="of:=IF(([.$A10]+2)/3&gt;=[.P$2];ROUND([.$K$2]*([.$A10]-[.P$3])/(20-[.P$3])*0.85/([.P$2]+1);0);&quot;-&quot;)" office:value-type="string" office:string-value="-">
            <text:p>-</text:p>
          </table:table-cell>
          <table:table-cell table:style-name="ce537" table:formula="of:=IF(([.$A10]+2)/3&gt;=[.Q$2];ROUND([.$K$2]*([.$A10]-[.Q$3])/(20-[.Q$3])*0.85/([.Q$2]+1);0);&quot;-&quot;)" office:value-type="string" office:string-value="-">
            <text:p>-</text:p>
          </table:table-cell>
          <table:table-cell table:style-name="ce541" table:formula="of:=IF(([.$A10]+2)/3&gt;=[.R$2];ROUND([.$K$2]*([.$A10]-[.R$3])/(20-[.R$3])*0.85/([.R$2]+1);0);&quot;-&quot;)" office:value-type="string" office:string-value="-">
            <text:p>-</text:p>
          </table:table-cell>
          <table:table-cell table:style-name="ce533" table:formula="of:=[.S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2)/3&gt;=[.U$2];ROUND([.$T$2]*([.$A10]-[.U$3])/(20-[.U$3])*0.85/([.U$2]+1);0);&quot;-&quot;)" office:value-type="float" office:value="1">
            <text:p>1</text:p>
          </table:table-cell>
          <table:table-cell table:style-name="ce537" table:formula="of:=IF(([.$A10]+2)/3&gt;=[.V$2];ROUND([.$T$2]*([.$A10]-[.V$3])/(20-[.V$3])*0.85/([.V$2]+1);0);&quot;-&quot;)" office:value-type="float" office:value="0">
            <text:p>0</text:p>
          </table:table-cell>
          <table:table-cell table:style-name="ce537" table:formula="of:=IF(([.$A10]+2)/3&gt;=[.W$2];ROUND([.$T$2]*([.$A10]-[.W$3])/(20-[.W$3])*0.85/([.W$2]+1);0);&quot;-&quot;)" office:value-type="float" office:value="0">
            <text:p>0</text:p>
          </table:table-cell>
          <table:table-cell table:style-name="ce537" table:formula="of:=IF(([.$A10]+2)/3&gt;=[.X$2];ROUND([.$T$2]*([.$A10]-[.X$3])/(20-[.X$3])*0.85/([.X$2]+1);0);&quot;-&quot;)" office:value-type="float" office:value="0">
            <text:p>0</text:p>
          </table:table-cell>
          <table:table-cell table:style-name="ce537" table:formula="of:=IF(([.$A10]+2)/3&gt;=[.Y$2];ROUND([.$T$2]*([.$A10]-[.Y$3])/(20-[.Y$3])*0.85/([.Y$2]+1);0);&quot;-&quot;)" office:value-type="string" office:string-value="-">
            <text:p>-</text:p>
          </table:table-cell>
          <table:table-cell table:style-name="ce537" table:formula="of:=IF(([.$A10]+2)/3&gt;=[.Z$2];ROUND([.$T$2]*([.$A10]-[.Z$3])/(20-[.Z$3])*0.85/([.Z$2]+1);0);&quot;-&quot;)" office:value-type="string" office:string-value="-">
            <text:p>-</text:p>
          </table:table-cell>
          <table:table-cell table:style-name="ce541" table:formula="of:=IF(([.$A10]+2)/3&gt;=[.AA$2];ROUND([.$T$2]*([.$A1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2)/3&gt;=[.C$2];ROUND([.$B$2]*([.$A11]-[.C$3])/(20-[.C$3])*0.85/([.C$2]+1);0);&quot;-&quot;)" office:value-type="float" office:value="0">
            <text:p>0</text:p>
          </table:table-cell>
          <table:table-cell table:style-name="ce537" table:formula="of:=IF(([.$A11]+2)/3&gt;=[.D$2];ROUND([.$B$2]*([.$A11]-[.D$3])/(20-[.D$3])*0.85/([.D$2]+1);0);&quot;-&quot;)" office:value-type="float" office:value="0">
            <text:p>0</text:p>
          </table:table-cell>
          <table:table-cell table:style-name="ce537" table:formula="of:=IF(([.$A11]+2)/3&gt;=[.E$2];ROUND([.$B$2]*([.$A11]-[.E$3])/(20-[.E$3])*0.85/([.E$2]+1);0);&quot;-&quot;)" office:value-type="float" office:value="0">
            <text:p>0</text:p>
          </table:table-cell>
          <table:table-cell table:style-name="ce537" table:formula="of:=IF(([.$A11]+2)/3&gt;=[.F$2];ROUND([.$B$2]*([.$A11]-[.F$3])/(20-[.F$3])*0.85/([.F$2]+1);0);&quot;-&quot;)" office:value-type="float" office:value="0">
            <text:p>0</text:p>
          </table:table-cell>
          <table:table-cell table:style-name="ce537" table:formula="of:=IF(([.$A11]+2)/3&gt;=[.G$2];ROUND([.$B$2]*([.$A11]-[.G$3])/(20-[.G$3])*0.85/([.G$2]+1);0);&quot;-&quot;)" office:value-type="string" office:string-value="-">
            <text:p>-</text:p>
          </table:table-cell>
          <table:table-cell table:style-name="ce537" table:formula="of:=IF(([.$A11]+2)/3&gt;=[.H$2];ROUND([.$B$2]*([.$A11]-[.H$3])/(20-[.H$3])*0.85/([.H$2]+1);0);&quot;-&quot;)" office:value-type="string" office:string-value="-">
            <text:p>-</text:p>
          </table:table-cell>
          <table:table-cell table:style-name="ce541" table:formula="of:=IF(([.$A11]+2)/3&gt;=[.I$2];ROUND([.$B$2]*([.$A11]-[.I$3])/(20-[.I$3])*0.85/([.I$2]+1);0);&quot;-&quot;)" office:value-type="string" office:string-value="-">
            <text:p>-</text:p>
          </table:table-cell>
          <table:table-cell table:style-name="ce533" table:formula="of:=[.J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2)/3&gt;=[.L$2];ROUND([.$K$2]*([.$A11]-[.L$3])/(20-[.L$3])*0.85/([.L$2]+1);0);&quot;-&quot;)" office:value-type="float" office:value="1">
            <text:p>1</text:p>
          </table:table-cell>
          <table:table-cell table:style-name="ce537" table:formula="of:=IF(([.$A11]+2)/3&gt;=[.M$2];ROUND([.$K$2]*([.$A11]-[.M$3])/(20-[.M$3])*0.85/([.M$2]+1);0);&quot;-&quot;)" office:value-type="float" office:value="0">
            <text:p>0</text:p>
          </table:table-cell>
          <table:table-cell table:style-name="ce537" table:formula="of:=IF(([.$A11]+2)/3&gt;=[.N$2];ROUND([.$K$2]*([.$A11]-[.N$3])/(20-[.N$3])*0.85/([.N$2]+1);0);&quot;-&quot;)" office:value-type="float" office:value="0">
            <text:p>0</text:p>
          </table:table-cell>
          <table:table-cell table:style-name="ce537" table:formula="of:=IF(([.$A11]+2)/3&gt;=[.O$2];ROUND([.$K$2]*([.$A11]-[.O$3])/(20-[.O$3])*0.85/([.O$2]+1);0);&quot;-&quot;)" office:value-type="float" office:value="0">
            <text:p>0</text:p>
          </table:table-cell>
          <table:table-cell table:style-name="ce537" table:formula="of:=IF(([.$A11]+2)/3&gt;=[.P$2];ROUND([.$K$2]*([.$A11]-[.P$3])/(20-[.P$3])*0.85/([.P$2]+1);0);&quot;-&quot;)" office:value-type="string" office:string-value="-">
            <text:p>-</text:p>
          </table:table-cell>
          <table:table-cell table:style-name="ce537" table:formula="of:=IF(([.$A11]+2)/3&gt;=[.Q$2];ROUND([.$K$2]*([.$A11]-[.Q$3])/(20-[.Q$3])*0.85/([.Q$2]+1);0);&quot;-&quot;)" office:value-type="string" office:string-value="-">
            <text:p>-</text:p>
          </table:table-cell>
          <table:table-cell table:style-name="ce541" table:formula="of:=IF(([.$A11]+2)/3&gt;=[.R$2];ROUND([.$K$2]*([.$A11]-[.R$3])/(20-[.R$3])*0.85/([.R$2]+1);0);&quot;-&quot;)" office:value-type="string" office:string-value="-">
            <text:p>-</text:p>
          </table:table-cell>
          <table:table-cell table:style-name="ce533" table:formula="of:=[.S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2)/3&gt;=[.U$2];ROUND([.$T$2]*([.$A11]-[.U$3])/(20-[.U$3])*0.85/([.U$2]+1);0);&quot;-&quot;)" office:value-type="float" office:value="1">
            <text:p>1</text:p>
          </table:table-cell>
          <table:table-cell table:style-name="ce537" table:formula="of:=IF(([.$A11]+2)/3&gt;=[.V$2];ROUND([.$T$2]*([.$A11]-[.V$3])/(20-[.V$3])*0.85/([.V$2]+1);0);&quot;-&quot;)" office:value-type="float" office:value="0">
            <text:p>0</text:p>
          </table:table-cell>
          <table:table-cell table:style-name="ce537" table:formula="of:=IF(([.$A11]+2)/3&gt;=[.W$2];ROUND([.$T$2]*([.$A11]-[.W$3])/(20-[.W$3])*0.85/([.W$2]+1);0);&quot;-&quot;)" office:value-type="float" office:value="0">
            <text:p>0</text:p>
          </table:table-cell>
          <table:table-cell table:style-name="ce537" table:formula="of:=IF(([.$A11]+2)/3&gt;=[.X$2];ROUND([.$T$2]*([.$A11]-[.X$3])/(20-[.X$3])*0.85/([.X$2]+1);0);&quot;-&quot;)" office:value-type="float" office:value="0">
            <text:p>0</text:p>
          </table:table-cell>
          <table:table-cell table:style-name="ce537" table:formula="of:=IF(([.$A11]+2)/3&gt;=[.Y$2];ROUND([.$T$2]*([.$A11]-[.Y$3])/(20-[.Y$3])*0.85/([.Y$2]+1);0);&quot;-&quot;)" office:value-type="string" office:string-value="-">
            <text:p>-</text:p>
          </table:table-cell>
          <table:table-cell table:style-name="ce537" table:formula="of:=IF(([.$A11]+2)/3&gt;=[.Z$2];ROUND([.$T$2]*([.$A11]-[.Z$3])/(20-[.Z$3])*0.85/([.Z$2]+1);0);&quot;-&quot;)" office:value-type="string" office:string-value="-">
            <text:p>-</text:p>
          </table:table-cell>
          <table:table-cell table:style-name="ce541" table:formula="of:=IF(([.$A11]+2)/3&gt;=[.AA$2];ROUND([.$T$2]*([.$A1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2)/3&gt;=[.C$2];ROUND([.$B$2]*([.$A12]-[.C$3])/(20-[.C$3])*0.85/([.C$2]+1);0);&quot;-&quot;)" office:value-type="float" office:value="0">
            <text:p>0</text:p>
          </table:table-cell>
          <table:table-cell table:style-name="ce537" table:formula="of:=IF(([.$A12]+2)/3&gt;=[.D$2];ROUND([.$B$2]*([.$A12]-[.D$3])/(20-[.D$3])*0.85/([.D$2]+1);0);&quot;-&quot;)" office:value-type="float" office:value="0">
            <text:p>0</text:p>
          </table:table-cell>
          <table:table-cell table:style-name="ce537" table:formula="of:=IF(([.$A12]+2)/3&gt;=[.E$2];ROUND([.$B$2]*([.$A12]-[.E$3])/(20-[.E$3])*0.85/([.E$2]+1);0);&quot;-&quot;)" office:value-type="float" office:value="0">
            <text:p>0</text:p>
          </table:table-cell>
          <table:table-cell table:style-name="ce537" table:formula="of:=IF(([.$A12]+2)/3&gt;=[.F$2];ROUND([.$B$2]*([.$A12]-[.F$3])/(20-[.F$3])*0.85/([.F$2]+1);0);&quot;-&quot;)" office:value-type="float" office:value="0">
            <text:p>0</text:p>
          </table:table-cell>
          <table:table-cell table:style-name="ce537" table:formula="of:=IF(([.$A12]+2)/3&gt;=[.G$2];ROUND([.$B$2]*([.$A12]-[.G$3])/(20-[.G$3])*0.85/([.G$2]+1);0);&quot;-&quot;)" office:value-type="string" office:string-value="-">
            <text:p>-</text:p>
          </table:table-cell>
          <table:table-cell table:style-name="ce537" table:formula="of:=IF(([.$A12]+2)/3&gt;=[.H$2];ROUND([.$B$2]*([.$A12]-[.H$3])/(20-[.H$3])*0.85/([.H$2]+1);0);&quot;-&quot;)" office:value-type="string" office:string-value="-">
            <text:p>-</text:p>
          </table:table-cell>
          <table:table-cell table:style-name="ce541" table:formula="of:=IF(([.$A12]+2)/3&gt;=[.I$2];ROUND([.$B$2]*([.$A12]-[.I$3])/(20-[.I$3])*0.85/([.I$2]+1);0);&quot;-&quot;)" office:value-type="string" office:string-value="-">
            <text:p>-</text:p>
          </table:table-cell>
          <table:table-cell table:style-name="ce533" table:formula="of:=[.J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2)/3&gt;=[.L$2];ROUND([.$K$2]*([.$A12]-[.L$3])/(20-[.L$3])*0.85/([.L$2]+1);0);&quot;-&quot;)" office:value-type="float" office:value="1">
            <text:p>1</text:p>
          </table:table-cell>
          <table:table-cell table:style-name="ce537" table:formula="of:=IF(([.$A12]+2)/3&gt;=[.M$2];ROUND([.$K$2]*([.$A12]-[.M$3])/(20-[.M$3])*0.85/([.M$2]+1);0);&quot;-&quot;)" office:value-type="float" office:value="0">
            <text:p>0</text:p>
          </table:table-cell>
          <table:table-cell table:style-name="ce537" table:formula="of:=IF(([.$A12]+2)/3&gt;=[.N$2];ROUND([.$K$2]*([.$A12]-[.N$3])/(20-[.N$3])*0.85/([.N$2]+1);0);&quot;-&quot;)" office:value-type="float" office:value="0">
            <text:p>0</text:p>
          </table:table-cell>
          <table:table-cell table:style-name="ce537" table:formula="of:=IF(([.$A12]+2)/3&gt;=[.O$2];ROUND([.$K$2]*([.$A12]-[.O$3])/(20-[.O$3])*0.85/([.O$2]+1);0);&quot;-&quot;)" office:value-type="float" office:value="0">
            <text:p>0</text:p>
          </table:table-cell>
          <table:table-cell table:style-name="ce537" table:formula="of:=IF(([.$A12]+2)/3&gt;=[.P$2];ROUND([.$K$2]*([.$A12]-[.P$3])/(20-[.P$3])*0.85/([.P$2]+1);0);&quot;-&quot;)" office:value-type="string" office:string-value="-">
            <text:p>-</text:p>
          </table:table-cell>
          <table:table-cell table:style-name="ce537" table:formula="of:=IF(([.$A12]+2)/3&gt;=[.Q$2];ROUND([.$K$2]*([.$A12]-[.Q$3])/(20-[.Q$3])*0.85/([.Q$2]+1);0);&quot;-&quot;)" office:value-type="string" office:string-value="-">
            <text:p>-</text:p>
          </table:table-cell>
          <table:table-cell table:style-name="ce541" table:formula="of:=IF(([.$A12]+2)/3&gt;=[.R$2];ROUND([.$K$2]*([.$A12]-[.R$3])/(20-[.R$3])*0.85/([.R$2]+1);0);&quot;-&quot;)" office:value-type="string" office:string-value="-">
            <text:p>-</text:p>
          </table:table-cell>
          <table:table-cell table:style-name="ce533" table:formula="of:=[.S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2)/3&gt;=[.U$2];ROUND([.$T$2]*([.$A12]-[.U$3])/(20-[.U$3])*0.85/([.U$2]+1);0);&quot;-&quot;)" office:value-type="float" office:value="1">
            <text:p>1</text:p>
          </table:table-cell>
          <table:table-cell table:style-name="ce537" table:formula="of:=IF(([.$A12]+2)/3&gt;=[.V$2];ROUND([.$T$2]*([.$A12]-[.V$3])/(20-[.V$3])*0.85/([.V$2]+1);0);&quot;-&quot;)" office:value-type="float" office:value="1">
            <text:p>1</text:p>
          </table:table-cell>
          <table:table-cell table:style-name="ce537" table:formula="of:=IF(([.$A12]+2)/3&gt;=[.W$2];ROUND([.$T$2]*([.$A12]-[.W$3])/(20-[.W$3])*0.85/([.W$2]+1);0);&quot;-&quot;)" office:value-type="float" office:value="0">
            <text:p>0</text:p>
          </table:table-cell>
          <table:table-cell table:style-name="ce537" table:formula="of:=IF(([.$A12]+2)/3&gt;=[.X$2];ROUND([.$T$2]*([.$A12]-[.X$3])/(20-[.X$3])*0.85/([.X$2]+1);0);&quot;-&quot;)" office:value-type="float" office:value="0">
            <text:p>0</text:p>
          </table:table-cell>
          <table:table-cell table:style-name="ce537" table:formula="of:=IF(([.$A12]+2)/3&gt;=[.Y$2];ROUND([.$T$2]*([.$A12]-[.Y$3])/(20-[.Y$3])*0.85/([.Y$2]+1);0);&quot;-&quot;)" office:value-type="string" office:string-value="-">
            <text:p>-</text:p>
          </table:table-cell>
          <table:table-cell table:style-name="ce537" table:formula="of:=IF(([.$A12]+2)/3&gt;=[.Z$2];ROUND([.$T$2]*([.$A12]-[.Z$3])/(20-[.Z$3])*0.85/([.Z$2]+1);0);&quot;-&quot;)" office:value-type="string" office:string-value="-">
            <text:p>-</text:p>
          </table:table-cell>
          <table:table-cell table:style-name="ce541" table:formula="of:=IF(([.$A12]+2)/3&gt;=[.AA$2];ROUND([.$T$2]*([.$A1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2)/3&gt;=[.C$2];ROUND([.$B$2]*([.$A13]-[.C$3])/(20-[.C$3])*0.85/([.C$2]+1);0);&quot;-&quot;)" office:value-type="float" office:value="0">
            <text:p>0</text:p>
          </table:table-cell>
          <table:table-cell table:style-name="ce537" table:formula="of:=IF(([.$A13]+2)/3&gt;=[.D$2];ROUND([.$B$2]*([.$A13]-[.D$3])/(20-[.D$3])*0.85/([.D$2]+1);0);&quot;-&quot;)" office:value-type="float" office:value="0">
            <text:p>0</text:p>
          </table:table-cell>
          <table:table-cell table:style-name="ce537" table:formula="of:=IF(([.$A13]+2)/3&gt;=[.E$2];ROUND([.$B$2]*([.$A13]-[.E$3])/(20-[.E$3])*0.85/([.E$2]+1);0);&quot;-&quot;)" office:value-type="float" office:value="0">
            <text:p>0</text:p>
          </table:table-cell>
          <table:table-cell table:style-name="ce537" table:formula="of:=IF(([.$A13]+2)/3&gt;=[.F$2];ROUND([.$B$2]*([.$A13]-[.F$3])/(20-[.F$3])*0.85/([.F$2]+1);0);&quot;-&quot;)" office:value-type="float" office:value="0">
            <text:p>0</text:p>
          </table:table-cell>
          <table:table-cell table:style-name="ce537" table:formula="of:=IF(([.$A13]+2)/3&gt;=[.G$2];ROUND([.$B$2]*([.$A13]-[.G$3])/(20-[.G$3])*0.85/([.G$2]+1);0);&quot;-&quot;)" office:value-type="float" office:value="0">
            <text:p>0</text:p>
          </table:table-cell>
          <table:table-cell table:style-name="ce537" table:formula="of:=IF(([.$A13]+2)/3&gt;=[.H$2];ROUND([.$B$2]*([.$A13]-[.H$3])/(20-[.H$3])*0.85/([.H$2]+1);0);&quot;-&quot;)" office:value-type="string" office:string-value="-">
            <text:p>-</text:p>
          </table:table-cell>
          <table:table-cell table:style-name="ce541" table:formula="of:=IF(([.$A13]+2)/3&gt;=[.I$2];ROUND([.$B$2]*([.$A13]-[.I$3])/(20-[.I$3])*0.85/([.I$2]+1);0);&quot;-&quot;)" office:value-type="string" office:string-value="-">
            <text:p>-</text:p>
          </table:table-cell>
          <table:table-cell table:style-name="ce533" table:formula="of:=[.J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2)/3&gt;=[.L$2];ROUND([.$K$2]*([.$A13]-[.L$3])/(20-[.L$3])*0.85/([.L$2]+1);0);&quot;-&quot;)" office:value-type="float" office:value="1">
            <text:p>1</text:p>
          </table:table-cell>
          <table:table-cell table:style-name="ce537" table:formula="of:=IF(([.$A13]+2)/3&gt;=[.M$2];ROUND([.$K$2]*([.$A13]-[.M$3])/(20-[.M$3])*0.85/([.M$2]+1);0);&quot;-&quot;)" office:value-type="float" office:value="0">
            <text:p>0</text:p>
          </table:table-cell>
          <table:table-cell table:style-name="ce537" table:formula="of:=IF(([.$A13]+2)/3&gt;=[.N$2];ROUND([.$K$2]*([.$A13]-[.N$3])/(20-[.N$3])*0.85/([.N$2]+1);0);&quot;-&quot;)" office:value-type="float" office:value="0">
            <text:p>0</text:p>
          </table:table-cell>
          <table:table-cell table:style-name="ce537" table:formula="of:=IF(([.$A13]+2)/3&gt;=[.O$2];ROUND([.$K$2]*([.$A13]-[.O$3])/(20-[.O$3])*0.85/([.O$2]+1);0);&quot;-&quot;)" office:value-type="float" office:value="0">
            <text:p>0</text:p>
          </table:table-cell>
          <table:table-cell table:style-name="ce537" table:formula="of:=IF(([.$A13]+2)/3&gt;=[.P$2];ROUND([.$K$2]*([.$A13]-[.P$3])/(20-[.P$3])*0.85/([.P$2]+1);0);&quot;-&quot;)" office:value-type="float" office:value="0">
            <text:p>0</text:p>
          </table:table-cell>
          <table:table-cell table:style-name="ce537" table:formula="of:=IF(([.$A13]+2)/3&gt;=[.Q$2];ROUND([.$K$2]*([.$A13]-[.Q$3])/(20-[.Q$3])*0.85/([.Q$2]+1);0);&quot;-&quot;)" office:value-type="string" office:string-value="-">
            <text:p>-</text:p>
          </table:table-cell>
          <table:table-cell table:style-name="ce541" table:formula="of:=IF(([.$A13]+2)/3&gt;=[.R$2];ROUND([.$K$2]*([.$A13]-[.R$3])/(20-[.R$3])*0.85/([.R$2]+1);0);&quot;-&quot;)" office:value-type="string" office:string-value="-">
            <text:p>-</text:p>
          </table:table-cell>
          <table:table-cell table:style-name="ce533" table:formula="of:=[.S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2)/3&gt;=[.U$2];ROUND([.$T$2]*([.$A13]-[.U$3])/(20-[.U$3])*0.85/([.U$2]+1);0);&quot;-&quot;)" office:value-type="float" office:value="1">
            <text:p>1</text:p>
          </table:table-cell>
          <table:table-cell table:style-name="ce537" table:formula="of:=IF(([.$A13]+2)/3&gt;=[.V$2];ROUND([.$T$2]*([.$A13]-[.V$3])/(20-[.V$3])*0.85/([.V$2]+1);0);&quot;-&quot;)" office:value-type="float" office:value="1">
            <text:p>1</text:p>
          </table:table-cell>
          <table:table-cell table:style-name="ce537" table:formula="of:=IF(([.$A13]+2)/3&gt;=[.W$2];ROUND([.$T$2]*([.$A13]-[.W$3])/(20-[.W$3])*0.85/([.W$2]+1);0);&quot;-&quot;)" office:value-type="float" office:value="0">
            <text:p>0</text:p>
          </table:table-cell>
          <table:table-cell table:style-name="ce537" table:formula="of:=IF(([.$A13]+2)/3&gt;=[.X$2];ROUND([.$T$2]*([.$A13]-[.X$3])/(20-[.X$3])*0.85/([.X$2]+1);0);&quot;-&quot;)" office:value-type="float" office:value="0">
            <text:p>0</text:p>
          </table:table-cell>
          <table:table-cell table:style-name="ce537" table:formula="of:=IF(([.$A13]+2)/3&gt;=[.Y$2];ROUND([.$T$2]*([.$A13]-[.Y$3])/(20-[.Y$3])*0.85/([.Y$2]+1);0);&quot;-&quot;)" office:value-type="float" office:value="0">
            <text:p>0</text:p>
          </table:table-cell>
          <table:table-cell table:style-name="ce537" table:formula="of:=IF(([.$A13]+2)/3&gt;=[.Z$2];ROUND([.$T$2]*([.$A13]-[.Z$3])/(20-[.Z$3])*0.85/([.Z$2]+1);0);&quot;-&quot;)" office:value-type="string" office:string-value="-">
            <text:p>-</text:p>
          </table:table-cell>
          <table:table-cell table:style-name="ce541" table:formula="of:=IF(([.$A13]+2)/3&gt;=[.AA$2];ROUND([.$T$2]*([.$A1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2)/3&gt;=[.C$2];ROUND([.$B$2]*([.$A14]-[.C$3])/(20-[.C$3])*0.85/([.C$2]+1);0);&quot;-&quot;)" office:value-type="float" office:value="1">
            <text:p>1</text:p>
          </table:table-cell>
          <table:table-cell table:style-name="ce537" table:formula="of:=IF(([.$A14]+2)/3&gt;=[.D$2];ROUND([.$B$2]*([.$A14]-[.D$3])/(20-[.D$3])*0.85/([.D$2]+1);0);&quot;-&quot;)" office:value-type="float" office:value="0">
            <text:p>0</text:p>
          </table:table-cell>
          <table:table-cell table:style-name="ce537" table:formula="of:=IF(([.$A14]+2)/3&gt;=[.E$2];ROUND([.$B$2]*([.$A14]-[.E$3])/(20-[.E$3])*0.85/([.E$2]+1);0);&quot;-&quot;)" office:value-type="float" office:value="0">
            <text:p>0</text:p>
          </table:table-cell>
          <table:table-cell table:style-name="ce537" table:formula="of:=IF(([.$A14]+2)/3&gt;=[.F$2];ROUND([.$B$2]*([.$A14]-[.F$3])/(20-[.F$3])*0.85/([.F$2]+1);0);&quot;-&quot;)" office:value-type="float" office:value="0">
            <text:p>0</text:p>
          </table:table-cell>
          <table:table-cell table:style-name="ce537" table:formula="of:=IF(([.$A14]+2)/3&gt;=[.G$2];ROUND([.$B$2]*([.$A14]-[.G$3])/(20-[.G$3])*0.85/([.G$2]+1);0);&quot;-&quot;)" office:value-type="float" office:value="0">
            <text:p>0</text:p>
          </table:table-cell>
          <table:table-cell table:style-name="ce537" table:formula="of:=IF(([.$A14]+2)/3&gt;=[.H$2];ROUND([.$B$2]*([.$A14]-[.H$3])/(20-[.H$3])*0.85/([.H$2]+1);0);&quot;-&quot;)" office:value-type="string" office:string-value="-">
            <text:p>-</text:p>
          </table:table-cell>
          <table:table-cell table:style-name="ce541" table:formula="of:=IF(([.$A14]+2)/3&gt;=[.I$2];ROUND([.$B$2]*([.$A14]-[.I$3])/(20-[.I$3])*0.85/([.I$2]+1);0);&quot;-&quot;)" office:value-type="string" office:string-value="-">
            <text:p>-</text:p>
          </table:table-cell>
          <table:table-cell table:style-name="ce533" table:formula="of:=[.J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2)/3&gt;=[.L$2];ROUND([.$K$2]*([.$A14]-[.L$3])/(20-[.L$3])*0.85/([.L$2]+1);0);&quot;-&quot;)" office:value-type="float" office:value="1">
            <text:p>1</text:p>
          </table:table-cell>
          <table:table-cell table:style-name="ce537" table:formula="of:=IF(([.$A14]+2)/3&gt;=[.M$2];ROUND([.$K$2]*([.$A14]-[.M$3])/(20-[.M$3])*0.85/([.M$2]+1);0);&quot;-&quot;)" office:value-type="float" office:value="0">
            <text:p>0</text:p>
          </table:table-cell>
          <table:table-cell table:style-name="ce537" table:formula="of:=IF(([.$A14]+2)/3&gt;=[.N$2];ROUND([.$K$2]*([.$A14]-[.N$3])/(20-[.N$3])*0.85/([.N$2]+1);0);&quot;-&quot;)" office:value-type="float" office:value="0">
            <text:p>0</text:p>
          </table:table-cell>
          <table:table-cell table:style-name="ce537" table:formula="of:=IF(([.$A14]+2)/3&gt;=[.O$2];ROUND([.$K$2]*([.$A14]-[.O$3])/(20-[.O$3])*0.85/([.O$2]+1);0);&quot;-&quot;)" office:value-type="float" office:value="0">
            <text:p>0</text:p>
          </table:table-cell>
          <table:table-cell table:style-name="ce537" table:formula="of:=IF(([.$A14]+2)/3&gt;=[.P$2];ROUND([.$K$2]*([.$A14]-[.P$3])/(20-[.P$3])*0.85/([.P$2]+1);0);&quot;-&quot;)" office:value-type="float" office:value="0">
            <text:p>0</text:p>
          </table:table-cell>
          <table:table-cell table:style-name="ce537" table:formula="of:=IF(([.$A14]+2)/3&gt;=[.Q$2];ROUND([.$K$2]*([.$A14]-[.Q$3])/(20-[.Q$3])*0.85/([.Q$2]+1);0);&quot;-&quot;)" office:value-type="string" office:string-value="-">
            <text:p>-</text:p>
          </table:table-cell>
          <table:table-cell table:style-name="ce541" table:formula="of:=IF(([.$A14]+2)/3&gt;=[.R$2];ROUND([.$K$2]*([.$A14]-[.R$3])/(20-[.R$3])*0.85/([.R$2]+1);0);&quot;-&quot;)" office:value-type="string" office:string-value="-">
            <text:p>-</text:p>
          </table:table-cell>
          <table:table-cell table:style-name="ce533" table:formula="of:=[.S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2)/3&gt;=[.U$2];ROUND([.$T$2]*([.$A14]-[.U$3])/(20-[.U$3])*0.85/([.U$2]+1);0);&quot;-&quot;)" office:value-type="float" office:value="2">
            <text:p>2</text:p>
          </table:table-cell>
          <table:table-cell table:style-name="ce537" table:formula="of:=IF(([.$A14]+2)/3&gt;=[.V$2];ROUND([.$T$2]*([.$A14]-[.V$3])/(20-[.V$3])*0.85/([.V$2]+1);0);&quot;-&quot;)" office:value-type="float" office:value="1">
            <text:p>1</text:p>
          </table:table-cell>
          <table:table-cell table:style-name="ce537" table:formula="of:=IF(([.$A14]+2)/3&gt;=[.W$2];ROUND([.$T$2]*([.$A14]-[.W$3])/(20-[.W$3])*0.85/([.W$2]+1);0);&quot;-&quot;)" office:value-type="float" office:value="0">
            <text:p>0</text:p>
          </table:table-cell>
          <table:table-cell table:style-name="ce537" table:formula="of:=IF(([.$A14]+2)/3&gt;=[.X$2];ROUND([.$T$2]*([.$A14]-[.X$3])/(20-[.X$3])*0.85/([.X$2]+1);0);&quot;-&quot;)" office:value-type="float" office:value="0">
            <text:p>0</text:p>
          </table:table-cell>
          <table:table-cell table:style-name="ce537" table:formula="of:=IF(([.$A14]+2)/3&gt;=[.Y$2];ROUND([.$T$2]*([.$A14]-[.Y$3])/(20-[.Y$3])*0.85/([.Y$2]+1);0);&quot;-&quot;)" office:value-type="float" office:value="0">
            <text:p>0</text:p>
          </table:table-cell>
          <table:table-cell table:style-name="ce537" table:formula="of:=IF(([.$A14]+2)/3&gt;=[.Z$2];ROUND([.$T$2]*([.$A14]-[.Z$3])/(20-[.Z$3])*0.85/([.Z$2]+1);0);&quot;-&quot;)" office:value-type="string" office:string-value="-">
            <text:p>-</text:p>
          </table:table-cell>
          <table:table-cell table:style-name="ce541" table:formula="of:=IF(([.$A14]+2)/3&gt;=[.AA$2];ROUND([.$T$2]*([.$A1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2)/3&gt;=[.C$2];ROUND([.$B$2]*([.$A15]-[.C$3])/(20-[.C$3])*0.85/([.C$2]+1);0);&quot;-&quot;)" office:value-type="float" office:value="1">
            <text:p>1</text:p>
          </table:table-cell>
          <table:table-cell table:style-name="ce537" table:formula="of:=IF(([.$A15]+2)/3&gt;=[.D$2];ROUND([.$B$2]*([.$A15]-[.D$3])/(20-[.D$3])*0.85/([.D$2]+1);0);&quot;-&quot;)" office:value-type="float" office:value="0">
            <text:p>0</text:p>
          </table:table-cell>
          <table:table-cell table:style-name="ce537" table:formula="of:=IF(([.$A15]+2)/3&gt;=[.E$2];ROUND([.$B$2]*([.$A15]-[.E$3])/(20-[.E$3])*0.85/([.E$2]+1);0);&quot;-&quot;)" office:value-type="float" office:value="0">
            <text:p>0</text:p>
          </table:table-cell>
          <table:table-cell table:style-name="ce537" table:formula="of:=IF(([.$A15]+2)/3&gt;=[.F$2];ROUND([.$B$2]*([.$A15]-[.F$3])/(20-[.F$3])*0.85/([.F$2]+1);0);&quot;-&quot;)" office:value-type="float" office:value="0">
            <text:p>0</text:p>
          </table:table-cell>
          <table:table-cell table:style-name="ce537" table:formula="of:=IF(([.$A15]+2)/3&gt;=[.G$2];ROUND([.$B$2]*([.$A15]-[.G$3])/(20-[.G$3])*0.85/([.G$2]+1);0);&quot;-&quot;)" office:value-type="float" office:value="0">
            <text:p>0</text:p>
          </table:table-cell>
          <table:table-cell table:style-name="ce537" table:formula="of:=IF(([.$A15]+2)/3&gt;=[.H$2];ROUND([.$B$2]*([.$A15]-[.H$3])/(20-[.H$3])*0.85/([.H$2]+1);0);&quot;-&quot;)" office:value-type="string" office:string-value="-">
            <text:p>-</text:p>
          </table:table-cell>
          <table:table-cell table:style-name="ce541" table:formula="of:=IF(([.$A15]+2)/3&gt;=[.I$2];ROUND([.$B$2]*([.$A15]-[.I$3])/(20-[.I$3])*0.85/([.I$2]+1);0);&quot;-&quot;)" office:value-type="string" office:string-value="-">
            <text:p>-</text:p>
          </table:table-cell>
          <table:table-cell table:style-name="ce533" table:formula="of:=[.J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2)/3&gt;=[.L$2];ROUND([.$K$2]*([.$A15]-[.L$3])/(20-[.L$3])*0.85/([.L$2]+1);0);&quot;-&quot;)" office:value-type="float" office:value="1">
            <text:p>1</text:p>
          </table:table-cell>
          <table:table-cell table:style-name="ce537" table:formula="of:=IF(([.$A15]+2)/3&gt;=[.M$2];ROUND([.$K$2]*([.$A15]-[.M$3])/(20-[.M$3])*0.85/([.M$2]+1);0);&quot;-&quot;)" office:value-type="float" office:value="0">
            <text:p>0</text:p>
          </table:table-cell>
          <table:table-cell table:style-name="ce537" table:formula="of:=IF(([.$A15]+2)/3&gt;=[.N$2];ROUND([.$K$2]*([.$A15]-[.N$3])/(20-[.N$3])*0.85/([.N$2]+1);0);&quot;-&quot;)" office:value-type="float" office:value="0">
            <text:p>0</text:p>
          </table:table-cell>
          <table:table-cell table:style-name="ce537" table:formula="of:=IF(([.$A15]+2)/3&gt;=[.O$2];ROUND([.$K$2]*([.$A15]-[.O$3])/(20-[.O$3])*0.85/([.O$2]+1);0);&quot;-&quot;)" office:value-type="float" office:value="0">
            <text:p>0</text:p>
          </table:table-cell>
          <table:table-cell table:style-name="ce537" table:formula="of:=IF(([.$A15]+2)/3&gt;=[.P$2];ROUND([.$K$2]*([.$A15]-[.P$3])/(20-[.P$3])*0.85/([.P$2]+1);0);&quot;-&quot;)" office:value-type="float" office:value="0">
            <text:p>0</text:p>
          </table:table-cell>
          <table:table-cell table:style-name="ce537" table:formula="of:=IF(([.$A15]+2)/3&gt;=[.Q$2];ROUND([.$K$2]*([.$A15]-[.Q$3])/(20-[.Q$3])*0.85/([.Q$2]+1);0);&quot;-&quot;)" office:value-type="string" office:string-value="-">
            <text:p>-</text:p>
          </table:table-cell>
          <table:table-cell table:style-name="ce541" table:formula="of:=IF(([.$A15]+2)/3&gt;=[.R$2];ROUND([.$K$2]*([.$A15]-[.R$3])/(20-[.R$3])*0.85/([.R$2]+1);0);&quot;-&quot;)" office:value-type="string" office:string-value="-">
            <text:p>-</text:p>
          </table:table-cell>
          <table:table-cell table:style-name="ce533" table:formula="of:=[.S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2)/3&gt;=[.U$2];ROUND([.$T$2]*([.$A15]-[.U$3])/(20-[.U$3])*0.85/([.U$2]+1);0);&quot;-&quot;)" office:value-type="float" office:value="2">
            <text:p>2</text:p>
          </table:table-cell>
          <table:table-cell table:style-name="ce537" table:formula="of:=IF(([.$A15]+2)/3&gt;=[.V$2];ROUND([.$T$2]*([.$A15]-[.V$3])/(20-[.V$3])*0.85/([.V$2]+1);0);&quot;-&quot;)" office:value-type="float" office:value="1">
            <text:p>1</text:p>
          </table:table-cell>
          <table:table-cell table:style-name="ce537" table:formula="of:=IF(([.$A15]+2)/3&gt;=[.W$2];ROUND([.$T$2]*([.$A15]-[.W$3])/(20-[.W$3])*0.85/([.W$2]+1);0);&quot;-&quot;)" office:value-type="float" office:value="0">
            <text:p>0</text:p>
          </table:table-cell>
          <table:table-cell table:style-name="ce537" table:formula="of:=IF(([.$A15]+2)/3&gt;=[.X$2];ROUND([.$T$2]*([.$A15]-[.X$3])/(20-[.X$3])*0.85/([.X$2]+1);0);&quot;-&quot;)" office:value-type="float" office:value="0">
            <text:p>0</text:p>
          </table:table-cell>
          <table:table-cell table:style-name="ce537" table:formula="of:=IF(([.$A15]+2)/3&gt;=[.Y$2];ROUND([.$T$2]*([.$A15]-[.Y$3])/(20-[.Y$3])*0.85/([.Y$2]+1);0);&quot;-&quot;)" office:value-type="float" office:value="0">
            <text:p>0</text:p>
          </table:table-cell>
          <table:table-cell table:style-name="ce537" table:formula="of:=IF(([.$A15]+2)/3&gt;=[.Z$2];ROUND([.$T$2]*([.$A15]-[.Z$3])/(20-[.Z$3])*0.85/([.Z$2]+1);0);&quot;-&quot;)" office:value-type="string" office:string-value="-">
            <text:p>-</text:p>
          </table:table-cell>
          <table:table-cell table:style-name="ce541" table:formula="of:=IF(([.$A15]+2)/3&gt;=[.AA$2];ROUND([.$T$2]*([.$A1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2)/3&gt;=[.C$2];ROUND([.$B$2]*([.$A16]-[.C$3])/(20-[.C$3])*0.85/([.C$2]+1);0);&quot;-&quot;)" office:value-type="float" office:value="1">
            <text:p>1</text:p>
          </table:table-cell>
          <table:table-cell table:style-name="ce537" table:formula="of:=IF(([.$A16]+2)/3&gt;=[.D$2];ROUND([.$B$2]*([.$A16]-[.D$3])/(20-[.D$3])*0.85/([.D$2]+1);0);&quot;-&quot;)" office:value-type="float" office:value="0">
            <text:p>0</text:p>
          </table:table-cell>
          <table:table-cell table:style-name="ce537" table:formula="of:=IF(([.$A16]+2)/3&gt;=[.E$2];ROUND([.$B$2]*([.$A16]-[.E$3])/(20-[.E$3])*0.85/([.E$2]+1);0);&quot;-&quot;)" office:value-type="float" office:value="0">
            <text:p>0</text:p>
          </table:table-cell>
          <table:table-cell table:style-name="ce537" table:formula="of:=IF(([.$A16]+2)/3&gt;=[.F$2];ROUND([.$B$2]*([.$A16]-[.F$3])/(20-[.F$3])*0.85/([.F$2]+1);0);&quot;-&quot;)" office:value-type="float" office:value="0">
            <text:p>0</text:p>
          </table:table-cell>
          <table:table-cell table:style-name="ce537" table:formula="of:=IF(([.$A16]+2)/3&gt;=[.G$2];ROUND([.$B$2]*([.$A16]-[.G$3])/(20-[.G$3])*0.85/([.G$2]+1);0);&quot;-&quot;)" office:value-type="float" office:value="0">
            <text:p>0</text:p>
          </table:table-cell>
          <table:table-cell table:style-name="ce537" table:formula="of:=IF(([.$A16]+2)/3&gt;=[.H$2];ROUND([.$B$2]*([.$A16]-[.H$3])/(20-[.H$3])*0.85/([.H$2]+1);0);&quot;-&quot;)" office:value-type="float" office:value="0">
            <text:p>0</text:p>
          </table:table-cell>
          <table:table-cell table:style-name="ce541" table:formula="of:=IF(([.$A16]+2)/3&gt;=[.I$2];ROUND([.$B$2]*([.$A16]-[.I$3])/(20-[.I$3])*0.85/([.I$2]+1);0);&quot;-&quot;)" office:value-type="string" office:string-value="-">
            <text:p>-</text:p>
          </table:table-cell>
          <table:table-cell table:style-name="ce533" table:formula="of:=[.J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2)/3&gt;=[.L$2];ROUND([.$K$2]*([.$A16]-[.L$3])/(20-[.L$3])*0.85/([.L$2]+1);0);&quot;-&quot;)" office:value-type="float" office:value="1">
            <text:p>1</text:p>
          </table:table-cell>
          <table:table-cell table:style-name="ce537" table:formula="of:=IF(([.$A16]+2)/3&gt;=[.M$2];ROUND([.$K$2]*([.$A16]-[.M$3])/(20-[.M$3])*0.85/([.M$2]+1);0);&quot;-&quot;)" office:value-type="float" office:value="1">
            <text:p>1</text:p>
          </table:table-cell>
          <table:table-cell table:style-name="ce537" table:formula="of:=IF(([.$A16]+2)/3&gt;=[.N$2];ROUND([.$K$2]*([.$A16]-[.N$3])/(20-[.N$3])*0.85/([.N$2]+1);0);&quot;-&quot;)" office:value-type="float" office:value="0">
            <text:p>0</text:p>
          </table:table-cell>
          <table:table-cell table:style-name="ce537" table:formula="of:=IF(([.$A16]+2)/3&gt;=[.O$2];ROUND([.$K$2]*([.$A16]-[.O$3])/(20-[.O$3])*0.85/([.O$2]+1);0);&quot;-&quot;)" office:value-type="float" office:value="0">
            <text:p>0</text:p>
          </table:table-cell>
          <table:table-cell table:style-name="ce537" table:formula="of:=IF(([.$A16]+2)/3&gt;=[.P$2];ROUND([.$K$2]*([.$A16]-[.P$3])/(20-[.P$3])*0.85/([.P$2]+1);0);&quot;-&quot;)" office:value-type="float" office:value="0">
            <text:p>0</text:p>
          </table:table-cell>
          <table:table-cell table:style-name="ce537" table:formula="of:=IF(([.$A16]+2)/3&gt;=[.Q$2];ROUND([.$K$2]*([.$A16]-[.Q$3])/(20-[.Q$3])*0.85/([.Q$2]+1);0);&quot;-&quot;)" office:value-type="float" office:value="0">
            <text:p>0</text:p>
          </table:table-cell>
          <table:table-cell table:style-name="ce541" table:formula="of:=IF(([.$A16]+2)/3&gt;=[.R$2];ROUND([.$K$2]*([.$A16]-[.R$3])/(20-[.R$3])*0.85/([.R$2]+1);0);&quot;-&quot;)" office:value-type="string" office:string-value="-">
            <text:p>-</text:p>
          </table:table-cell>
          <table:table-cell table:style-name="ce533" table:formula="of:=[.S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2)/3&gt;=[.U$2];ROUND([.$T$2]*([.$A16]-[.U$3])/(20-[.U$3])*0.85/([.U$2]+1);0);&quot;-&quot;)" office:value-type="float" office:value="2">
            <text:p>2</text:p>
          </table:table-cell>
          <table:table-cell table:style-name="ce537" table:formula="of:=IF(([.$A16]+2)/3&gt;=[.V$2];ROUND([.$T$2]*([.$A16]-[.V$3])/(20-[.V$3])*0.85/([.V$2]+1);0);&quot;-&quot;)" office:value-type="float" office:value="1">
            <text:p>1</text:p>
          </table:table-cell>
          <table:table-cell table:style-name="ce537" table:formula="of:=IF(([.$A16]+2)/3&gt;=[.W$2];ROUND([.$T$2]*([.$A16]-[.W$3])/(20-[.W$3])*0.85/([.W$2]+1);0);&quot;-&quot;)" office:value-type="float" office:value="0">
            <text:p>0</text:p>
          </table:table-cell>
          <table:table-cell table:style-name="ce537" table:formula="of:=IF(([.$A16]+2)/3&gt;=[.X$2];ROUND([.$T$2]*([.$A16]-[.X$3])/(20-[.X$3])*0.85/([.X$2]+1);0);&quot;-&quot;)" office:value-type="float" office:value="0">
            <text:p>0</text:p>
          </table:table-cell>
          <table:table-cell table:style-name="ce537" table:formula="of:=IF(([.$A16]+2)/3&gt;=[.Y$2];ROUND([.$T$2]*([.$A16]-[.Y$3])/(20-[.Y$3])*0.85/([.Y$2]+1);0);&quot;-&quot;)" office:value-type="float" office:value="0">
            <text:p>0</text:p>
          </table:table-cell>
          <table:table-cell table:style-name="ce537" table:formula="of:=IF(([.$A16]+2)/3&gt;=[.Z$2];ROUND([.$T$2]*([.$A16]-[.Z$3])/(20-[.Z$3])*0.85/([.Z$2]+1);0);&quot;-&quot;)" office:value-type="float" office:value="0">
            <text:p>0</text:p>
          </table:table-cell>
          <table:table-cell table:style-name="ce541" table:formula="of:=IF(([.$A16]+2)/3&gt;=[.AA$2];ROUND([.$T$2]*([.$A1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2)/3&gt;=[.C$2];ROUND([.$B$2]*([.$A17]-[.C$3])/(20-[.C$3])*0.85/([.C$2]+1);0);&quot;-&quot;)" office:value-type="float" office:value="1">
            <text:p>1</text:p>
          </table:table-cell>
          <table:table-cell table:style-name="ce537" table:formula="of:=IF(([.$A17]+2)/3&gt;=[.D$2];ROUND([.$B$2]*([.$A17]-[.D$3])/(20-[.D$3])*0.85/([.D$2]+1);0);&quot;-&quot;)" office:value-type="float" office:value="0">
            <text:p>0</text:p>
          </table:table-cell>
          <table:table-cell table:style-name="ce537" table:formula="of:=IF(([.$A17]+2)/3&gt;=[.E$2];ROUND([.$B$2]*([.$A17]-[.E$3])/(20-[.E$3])*0.85/([.E$2]+1);0);&quot;-&quot;)" office:value-type="float" office:value="0">
            <text:p>0</text:p>
          </table:table-cell>
          <table:table-cell table:style-name="ce537" table:formula="of:=IF(([.$A17]+2)/3&gt;=[.F$2];ROUND([.$B$2]*([.$A17]-[.F$3])/(20-[.F$3])*0.85/([.F$2]+1);0);&quot;-&quot;)" office:value-type="float" office:value="0">
            <text:p>0</text:p>
          </table:table-cell>
          <table:table-cell table:style-name="ce537" table:formula="of:=IF(([.$A17]+2)/3&gt;=[.G$2];ROUND([.$B$2]*([.$A17]-[.G$3])/(20-[.G$3])*0.85/([.G$2]+1);0);&quot;-&quot;)" office:value-type="float" office:value="0">
            <text:p>0</text:p>
          </table:table-cell>
          <table:table-cell table:style-name="ce537" table:formula="of:=IF(([.$A17]+2)/3&gt;=[.H$2];ROUND([.$B$2]*([.$A17]-[.H$3])/(20-[.H$3])*0.85/([.H$2]+1);0);&quot;-&quot;)" office:value-type="float" office:value="0">
            <text:p>0</text:p>
          </table:table-cell>
          <table:table-cell table:style-name="ce541" table:formula="of:=IF(([.$A17]+2)/3&gt;=[.I$2];ROUND([.$B$2]*([.$A17]-[.I$3])/(20-[.I$3])*0.85/([.I$2]+1);0);&quot;-&quot;)" office:value-type="string" office:string-value="-">
            <text:p>-</text:p>
          </table:table-cell>
          <table:table-cell table:style-name="ce533" table:formula="of:=[.J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2)/3&gt;=[.L$2];ROUND([.$K$2]*([.$A17]-[.L$3])/(20-[.L$3])*0.85/([.L$2]+1);0);&quot;-&quot;)" office:value-type="float" office:value="1">
            <text:p>1</text:p>
          </table:table-cell>
          <table:table-cell table:style-name="ce537" table:formula="of:=IF(([.$A17]+2)/3&gt;=[.M$2];ROUND([.$K$2]*([.$A17]-[.M$3])/(20-[.M$3])*0.85/([.M$2]+1);0);&quot;-&quot;)" office:value-type="float" office:value="1">
            <text:p>1</text:p>
          </table:table-cell>
          <table:table-cell table:style-name="ce537" table:formula="of:=IF(([.$A17]+2)/3&gt;=[.N$2];ROUND([.$K$2]*([.$A17]-[.N$3])/(20-[.N$3])*0.85/([.N$2]+1);0);&quot;-&quot;)" office:value-type="float" office:value="0">
            <text:p>0</text:p>
          </table:table-cell>
          <table:table-cell table:style-name="ce537" table:formula="of:=IF(([.$A17]+2)/3&gt;=[.O$2];ROUND([.$K$2]*([.$A17]-[.O$3])/(20-[.O$3])*0.85/([.O$2]+1);0);&quot;-&quot;)" office:value-type="float" office:value="0">
            <text:p>0</text:p>
          </table:table-cell>
          <table:table-cell table:style-name="ce537" table:formula="of:=IF(([.$A17]+2)/3&gt;=[.P$2];ROUND([.$K$2]*([.$A17]-[.P$3])/(20-[.P$3])*0.85/([.P$2]+1);0);&quot;-&quot;)" office:value-type="float" office:value="0">
            <text:p>0</text:p>
          </table:table-cell>
          <table:table-cell table:style-name="ce537" table:formula="of:=IF(([.$A17]+2)/3&gt;=[.Q$2];ROUND([.$K$2]*([.$A17]-[.Q$3])/(20-[.Q$3])*0.85/([.Q$2]+1);0);&quot;-&quot;)" office:value-type="float" office:value="0">
            <text:p>0</text:p>
          </table:table-cell>
          <table:table-cell table:style-name="ce541" table:formula="of:=IF(([.$A17]+2)/3&gt;=[.R$2];ROUND([.$K$2]*([.$A17]-[.R$3])/(20-[.R$3])*0.85/([.R$2]+1);0);&quot;-&quot;)" office:value-type="string" office:string-value="-">
            <text:p>-</text:p>
          </table:table-cell>
          <table:table-cell table:style-name="ce533" table:formula="of:=[.S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2)/3&gt;=[.U$2];ROUND([.$T$2]*([.$A17]-[.U$3])/(20-[.U$3])*0.85/([.U$2]+1);0);&quot;-&quot;)" office:value-type="float" office:value="2">
            <text:p>2</text:p>
          </table:table-cell>
          <table:table-cell table:style-name="ce537" table:formula="of:=IF(([.$A17]+2)/3&gt;=[.V$2];ROUND([.$T$2]*([.$A17]-[.V$3])/(20-[.V$3])*0.85/([.V$2]+1);0);&quot;-&quot;)" office:value-type="float" office:value="1">
            <text:p>1</text:p>
          </table:table-cell>
          <table:table-cell table:style-name="ce537" table:formula="of:=IF(([.$A17]+2)/3&gt;=[.W$2];ROUND([.$T$2]*([.$A17]-[.W$3])/(20-[.W$3])*0.85/([.W$2]+1);0);&quot;-&quot;)" office:value-type="float" office:value="1">
            <text:p>1</text:p>
          </table:table-cell>
          <table:table-cell table:style-name="ce537" table:formula="of:=IF(([.$A17]+2)/3&gt;=[.X$2];ROUND([.$T$2]*([.$A17]-[.X$3])/(20-[.X$3])*0.85/([.X$2]+1);0);&quot;-&quot;)" office:value-type="float" office:value="0">
            <text:p>0</text:p>
          </table:table-cell>
          <table:table-cell table:style-name="ce537" table:formula="of:=IF(([.$A17]+2)/3&gt;=[.Y$2];ROUND([.$T$2]*([.$A17]-[.Y$3])/(20-[.Y$3])*0.85/([.Y$2]+1);0);&quot;-&quot;)" office:value-type="float" office:value="0">
            <text:p>0</text:p>
          </table:table-cell>
          <table:table-cell table:style-name="ce537" table:formula="of:=IF(([.$A17]+2)/3&gt;=[.Z$2];ROUND([.$T$2]*([.$A17]-[.Z$3])/(20-[.Z$3])*0.85/([.Z$2]+1);0);&quot;-&quot;)" office:value-type="float" office:value="0">
            <text:p>0</text:p>
          </table:table-cell>
          <table:table-cell table:style-name="ce541" table:formula="of:=IF(([.$A17]+2)/3&gt;=[.AA$2];ROUND([.$T$2]*([.$A1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2)/3&gt;=[.C$2];ROUND([.$B$2]*([.$A18]-[.C$3])/(20-[.C$3])*0.85/([.C$2]+1);0);&quot;-&quot;)" office:value-type="float" office:value="1">
            <text:p>1</text:p>
          </table:table-cell>
          <table:table-cell table:style-name="ce537" table:formula="of:=IF(([.$A18]+2)/3&gt;=[.D$2];ROUND([.$B$2]*([.$A18]-[.D$3])/(20-[.D$3])*0.85/([.D$2]+1);0);&quot;-&quot;)" office:value-type="float" office:value="0">
            <text:p>0</text:p>
          </table:table-cell>
          <table:table-cell table:style-name="ce537" table:formula="of:=IF(([.$A18]+2)/3&gt;=[.E$2];ROUND([.$B$2]*([.$A18]-[.E$3])/(20-[.E$3])*0.85/([.E$2]+1);0);&quot;-&quot;)" office:value-type="float" office:value="0">
            <text:p>0</text:p>
          </table:table-cell>
          <table:table-cell table:style-name="ce537" table:formula="of:=IF(([.$A18]+2)/3&gt;=[.F$2];ROUND([.$B$2]*([.$A18]-[.F$3])/(20-[.F$3])*0.85/([.F$2]+1);0);&quot;-&quot;)" office:value-type="float" office:value="0">
            <text:p>0</text:p>
          </table:table-cell>
          <table:table-cell table:style-name="ce537" table:formula="of:=IF(([.$A18]+2)/3&gt;=[.G$2];ROUND([.$B$2]*([.$A18]-[.G$3])/(20-[.G$3])*0.85/([.G$2]+1);0);&quot;-&quot;)" office:value-type="float" office:value="0">
            <text:p>0</text:p>
          </table:table-cell>
          <table:table-cell table:style-name="ce537" table:formula="of:=IF(([.$A18]+2)/3&gt;=[.H$2];ROUND([.$B$2]*([.$A18]-[.H$3])/(20-[.H$3])*0.85/([.H$2]+1);0);&quot;-&quot;)" office:value-type="float" office:value="0">
            <text:p>0</text:p>
          </table:table-cell>
          <table:table-cell table:style-name="ce541" table:formula="of:=IF(([.$A18]+2)/3&gt;=[.I$2];ROUND([.$B$2]*([.$A18]-[.I$3])/(20-[.I$3])*0.85/([.I$2]+1);0);&quot;-&quot;)" office:value-type="string" office:string-value="-">
            <text:p>-</text:p>
          </table:table-cell>
          <table:table-cell table:style-name="ce533" table:formula="of:=[.J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2)/3&gt;=[.L$2];ROUND([.$K$2]*([.$A18]-[.L$3])/(20-[.L$3])*0.85/([.L$2]+1);0);&quot;-&quot;)" office:value-type="float" office:value="1">
            <text:p>1</text:p>
          </table:table-cell>
          <table:table-cell table:style-name="ce537" table:formula="of:=IF(([.$A18]+2)/3&gt;=[.M$2];ROUND([.$K$2]*([.$A18]-[.M$3])/(20-[.M$3])*0.85/([.M$2]+1);0);&quot;-&quot;)" office:value-type="float" office:value="1">
            <text:p>1</text:p>
          </table:table-cell>
          <table:table-cell table:style-name="ce537" table:formula="of:=IF(([.$A18]+2)/3&gt;=[.N$2];ROUND([.$K$2]*([.$A18]-[.N$3])/(20-[.N$3])*0.85/([.N$2]+1);0);&quot;-&quot;)" office:value-type="float" office:value="0">
            <text:p>0</text:p>
          </table:table-cell>
          <table:table-cell table:style-name="ce537" table:formula="of:=IF(([.$A18]+2)/3&gt;=[.O$2];ROUND([.$K$2]*([.$A18]-[.O$3])/(20-[.O$3])*0.85/([.O$2]+1);0);&quot;-&quot;)" office:value-type="float" office:value="0">
            <text:p>0</text:p>
          </table:table-cell>
          <table:table-cell table:style-name="ce537" table:formula="of:=IF(([.$A18]+2)/3&gt;=[.P$2];ROUND([.$K$2]*([.$A18]-[.P$3])/(20-[.P$3])*0.85/([.P$2]+1);0);&quot;-&quot;)" office:value-type="float" office:value="0">
            <text:p>0</text:p>
          </table:table-cell>
          <table:table-cell table:style-name="ce537" table:formula="of:=IF(([.$A18]+2)/3&gt;=[.Q$2];ROUND([.$K$2]*([.$A18]-[.Q$3])/(20-[.Q$3])*0.85/([.Q$2]+1);0);&quot;-&quot;)" office:value-type="float" office:value="0">
            <text:p>0</text:p>
          </table:table-cell>
          <table:table-cell table:style-name="ce541" table:formula="of:=IF(([.$A18]+2)/3&gt;=[.R$2];ROUND([.$K$2]*([.$A18]-[.R$3])/(20-[.R$3])*0.85/([.R$2]+1);0);&quot;-&quot;)" office:value-type="string" office:string-value="-">
            <text:p>-</text:p>
          </table:table-cell>
          <table:table-cell table:style-name="ce533" table:formula="of:=[.S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2)/3&gt;=[.U$2];ROUND([.$T$2]*([.$A18]-[.U$3])/(20-[.U$3])*0.85/([.U$2]+1);0);&quot;-&quot;)" office:value-type="float" office:value="2">
            <text:p>2</text:p>
          </table:table-cell>
          <table:table-cell table:style-name="ce537" table:formula="of:=IF(([.$A18]+2)/3&gt;=[.V$2];ROUND([.$T$2]*([.$A18]-[.V$3])/(20-[.V$3])*0.85/([.V$2]+1);0);&quot;-&quot;)" office:value-type="float" office:value="1">
            <text:p>1</text:p>
          </table:table-cell>
          <table:table-cell table:style-name="ce537" table:formula="of:=IF(([.$A18]+2)/3&gt;=[.W$2];ROUND([.$T$2]*([.$A18]-[.W$3])/(20-[.W$3])*0.85/([.W$2]+1);0);&quot;-&quot;)" office:value-type="float" office:value="1">
            <text:p>1</text:p>
          </table:table-cell>
          <table:table-cell table:style-name="ce537" table:formula="of:=IF(([.$A18]+2)/3&gt;=[.X$2];ROUND([.$T$2]*([.$A18]-[.X$3])/(20-[.X$3])*0.85/([.X$2]+1);0);&quot;-&quot;)" office:value-type="float" office:value="0">
            <text:p>0</text:p>
          </table:table-cell>
          <table:table-cell table:style-name="ce537" table:formula="of:=IF(([.$A18]+2)/3&gt;=[.Y$2];ROUND([.$T$2]*([.$A18]-[.Y$3])/(20-[.Y$3])*0.85/([.Y$2]+1);0);&quot;-&quot;)" office:value-type="float" office:value="0">
            <text:p>0</text:p>
          </table:table-cell>
          <table:table-cell table:style-name="ce537" table:formula="of:=IF(([.$A18]+2)/3&gt;=[.Z$2];ROUND([.$T$2]*([.$A18]-[.Z$3])/(20-[.Z$3])*0.85/([.Z$2]+1);0);&quot;-&quot;)" office:value-type="float" office:value="0">
            <text:p>0</text:p>
          </table:table-cell>
          <table:table-cell table:style-name="ce541" table:formula="of:=IF(([.$A18]+2)/3&gt;=[.AA$2];ROUND([.$T$2]*([.$A1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2)/3&gt;=[.C$2];ROUND([.$B$2]*([.$A19]-[.C$3])/(20-[.C$3])*0.85/([.C$2]+1);0);&quot;-&quot;)" office:value-type="float" office:value="1">
            <text:p>1</text:p>
          </table:table-cell>
          <table:table-cell table:style-name="ce537" table:formula="of:=IF(([.$A19]+2)/3&gt;=[.D$2];ROUND([.$B$2]*([.$A19]-[.D$3])/(20-[.D$3])*0.85/([.D$2]+1);0);&quot;-&quot;)" office:value-type="float" office:value="0">
            <text:p>0</text:p>
          </table:table-cell>
          <table:table-cell table:style-name="ce537" table:formula="of:=IF(([.$A19]+2)/3&gt;=[.E$2];ROUND([.$B$2]*([.$A19]-[.E$3])/(20-[.E$3])*0.85/([.E$2]+1);0);&quot;-&quot;)" office:value-type="float" office:value="0">
            <text:p>0</text:p>
          </table:table-cell>
          <table:table-cell table:style-name="ce537" table:formula="of:=IF(([.$A19]+2)/3&gt;=[.F$2];ROUND([.$B$2]*([.$A19]-[.F$3])/(20-[.F$3])*0.85/([.F$2]+1);0);&quot;-&quot;)" office:value-type="float" office:value="0">
            <text:p>0</text:p>
          </table:table-cell>
          <table:table-cell table:style-name="ce537" table:formula="of:=IF(([.$A19]+2)/3&gt;=[.G$2];ROUND([.$B$2]*([.$A19]-[.G$3])/(20-[.G$3])*0.85/([.G$2]+1);0);&quot;-&quot;)" office:value-type="float" office:value="0">
            <text:p>0</text:p>
          </table:table-cell>
          <table:table-cell table:style-name="ce537" table:formula="of:=IF(([.$A19]+2)/3&gt;=[.H$2];ROUND([.$B$2]*([.$A19]-[.H$3])/(20-[.H$3])*0.85/([.H$2]+1);0);&quot;-&quot;)" office:value-type="float" office:value="0">
            <text:p>0</text:p>
          </table:table-cell>
          <table:table-cell table:style-name="ce541" table:formula="of:=IF(([.$A19]+2)/3&gt;=[.I$2];ROUND([.$B$2]*([.$A19]-[.I$3])/(20-[.I$3])*0.85/([.I$2]+1);0);&quot;-&quot;)" office:value-type="float" office:value="0">
            <text:p>0</text:p>
          </table:table-cell>
          <table:table-cell table:style-name="ce533" table:formula="of:=[.J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2)/3&gt;=[.L$2];ROUND([.$K$2]*([.$A19]-[.L$3])/(20-[.L$3])*0.85/([.L$2]+1);0);&quot;-&quot;)" office:value-type="float" office:value="1">
            <text:p>1</text:p>
          </table:table-cell>
          <table:table-cell table:style-name="ce537" table:formula="of:=IF(([.$A19]+2)/3&gt;=[.M$2];ROUND([.$K$2]*([.$A19]-[.M$3])/(20-[.M$3])*0.85/([.M$2]+1);0);&quot;-&quot;)" office:value-type="float" office:value="1">
            <text:p>1</text:p>
          </table:table-cell>
          <table:table-cell table:style-name="ce537" table:formula="of:=IF(([.$A19]+2)/3&gt;=[.N$2];ROUND([.$K$2]*([.$A19]-[.N$3])/(20-[.N$3])*0.85/([.N$2]+1);0);&quot;-&quot;)" office:value-type="float" office:value="0">
            <text:p>0</text:p>
          </table:table-cell>
          <table:table-cell table:style-name="ce537" table:formula="of:=IF(([.$A19]+2)/3&gt;=[.O$2];ROUND([.$K$2]*([.$A19]-[.O$3])/(20-[.O$3])*0.85/([.O$2]+1);0);&quot;-&quot;)" office:value-type="float" office:value="0">
            <text:p>0</text:p>
          </table:table-cell>
          <table:table-cell table:style-name="ce537" table:formula="of:=IF(([.$A19]+2)/3&gt;=[.P$2];ROUND([.$K$2]*([.$A19]-[.P$3])/(20-[.P$3])*0.85/([.P$2]+1);0);&quot;-&quot;)" office:value-type="float" office:value="0">
            <text:p>0</text:p>
          </table:table-cell>
          <table:table-cell table:style-name="ce537" table:formula="of:=IF(([.$A19]+2)/3&gt;=[.Q$2];ROUND([.$K$2]*([.$A19]-[.Q$3])/(20-[.Q$3])*0.85/([.Q$2]+1);0);&quot;-&quot;)" office:value-type="float" office:value="0">
            <text:p>0</text:p>
          </table:table-cell>
          <table:table-cell table:style-name="ce541" table:formula="of:=IF(([.$A19]+2)/3&gt;=[.R$2];ROUND([.$K$2]*([.$A19]-[.R$3])/(20-[.R$3])*0.85/([.R$2]+1);0);&quot;-&quot;)" office:value-type="float" office:value="0">
            <text:p>0</text:p>
          </table:table-cell>
          <table:table-cell table:style-name="ce533" table:formula="of:=[.S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2)/3&gt;=[.U$2];ROUND([.$T$2]*([.$A19]-[.U$3])/(20-[.U$3])*0.85/([.U$2]+1);0);&quot;-&quot;)" office:value-type="float" office:value="2">
            <text:p>2</text:p>
          </table:table-cell>
          <table:table-cell table:style-name="ce537" table:formula="of:=IF(([.$A19]+2)/3&gt;=[.V$2];ROUND([.$T$2]*([.$A19]-[.V$3])/(20-[.V$3])*0.85/([.V$2]+1);0);&quot;-&quot;)" office:value-type="float" office:value="1">
            <text:p>1</text:p>
          </table:table-cell>
          <table:table-cell table:style-name="ce537" table:formula="of:=IF(([.$A19]+2)/3&gt;=[.W$2];ROUND([.$T$2]*([.$A19]-[.W$3])/(20-[.W$3])*0.85/([.W$2]+1);0);&quot;-&quot;)" office:value-type="float" office:value="1">
            <text:p>1</text:p>
          </table:table-cell>
          <table:table-cell table:style-name="ce537" table:formula="of:=IF(([.$A19]+2)/3&gt;=[.X$2];ROUND([.$T$2]*([.$A19]-[.X$3])/(20-[.X$3])*0.85/([.X$2]+1);0);&quot;-&quot;)" office:value-type="float" office:value="0">
            <text:p>0</text:p>
          </table:table-cell>
          <table:table-cell table:style-name="ce537" table:formula="of:=IF(([.$A19]+2)/3&gt;=[.Y$2];ROUND([.$T$2]*([.$A19]-[.Y$3])/(20-[.Y$3])*0.85/([.Y$2]+1);0);&quot;-&quot;)" office:value-type="float" office:value="0">
            <text:p>0</text:p>
          </table:table-cell>
          <table:table-cell table:style-name="ce537" table:formula="of:=IF(([.$A19]+2)/3&gt;=[.Z$2];ROUND([.$T$2]*([.$A19]-[.Z$3])/(20-[.Z$3])*0.85/([.Z$2]+1);0);&quot;-&quot;)" office:value-type="float" office:value="0">
            <text:p>0</text:p>
          </table:table-cell>
          <table:table-cell table:style-name="ce541" table:formula="of:=IF(([.$A19]+2)/3&gt;=[.AA$2];ROUND([.$T$2]*([.$A19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2)/3&gt;=[.C$2];ROUND([.$B$2]*([.$A20]-[.C$3])/(20-[.C$3])*0.85/([.C$2]+1);0);&quot;-&quot;)" office:value-type="float" office:value="1">
            <text:p>1</text:p>
          </table:table-cell>
          <table:table-cell table:style-name="ce537" table:formula="of:=IF(([.$A20]+2)/3&gt;=[.D$2];ROUND([.$B$2]*([.$A20]-[.D$3])/(20-[.D$3])*0.85/([.D$2]+1);0);&quot;-&quot;)" office:value-type="float" office:value="0">
            <text:p>0</text:p>
          </table:table-cell>
          <table:table-cell table:style-name="ce537" table:formula="of:=IF(([.$A20]+2)/3&gt;=[.E$2];ROUND([.$B$2]*([.$A20]-[.E$3])/(20-[.E$3])*0.85/([.E$2]+1);0);&quot;-&quot;)" office:value-type="float" office:value="0">
            <text:p>0</text:p>
          </table:table-cell>
          <table:table-cell table:style-name="ce537" table:formula="of:=IF(([.$A20]+2)/3&gt;=[.F$2];ROUND([.$B$2]*([.$A20]-[.F$3])/(20-[.F$3])*0.85/([.F$2]+1);0);&quot;-&quot;)" office:value-type="float" office:value="0">
            <text:p>0</text:p>
          </table:table-cell>
          <table:table-cell table:style-name="ce537" table:formula="of:=IF(([.$A20]+2)/3&gt;=[.G$2];ROUND([.$B$2]*([.$A20]-[.G$3])/(20-[.G$3])*0.85/([.G$2]+1);0);&quot;-&quot;)" office:value-type="float" office:value="0">
            <text:p>0</text:p>
          </table:table-cell>
          <table:table-cell table:style-name="ce537" table:formula="of:=IF(([.$A20]+2)/3&gt;=[.H$2];ROUND([.$B$2]*([.$A20]-[.H$3])/(20-[.H$3])*0.85/([.H$2]+1);0);&quot;-&quot;)" office:value-type="float" office:value="0">
            <text:p>0</text:p>
          </table:table-cell>
          <table:table-cell table:style-name="ce541" table:formula="of:=IF(([.$A20]+2)/3&gt;=[.I$2];ROUND([.$B$2]*([.$A20]-[.I$3])/(20-[.I$3])*0.85/([.I$2]+1);0);&quot;-&quot;)" office:value-type="float" office:value="0">
            <text:p>0</text:p>
          </table:table-cell>
          <table:table-cell table:style-name="ce533" table:formula="of:=[.J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2)/3&gt;=[.L$2];ROUND([.$K$2]*([.$A20]-[.L$3])/(20-[.L$3])*0.85/([.L$2]+1);0);&quot;-&quot;)" office:value-type="float" office:value="1">
            <text:p>1</text:p>
          </table:table-cell>
          <table:table-cell table:style-name="ce537" table:formula="of:=IF(([.$A20]+2)/3&gt;=[.M$2];ROUND([.$K$2]*([.$A20]-[.M$3])/(20-[.M$3])*0.85/([.M$2]+1);0);&quot;-&quot;)" office:value-type="float" office:value="1">
            <text:p>1</text:p>
          </table:table-cell>
          <table:table-cell table:style-name="ce537" table:formula="of:=IF(([.$A20]+2)/3&gt;=[.N$2];ROUND([.$K$2]*([.$A20]-[.N$3])/(20-[.N$3])*0.85/([.N$2]+1);0);&quot;-&quot;)" office:value-type="float" office:value="0">
            <text:p>0</text:p>
          </table:table-cell>
          <table:table-cell table:style-name="ce537" table:formula="of:=IF(([.$A20]+2)/3&gt;=[.O$2];ROUND([.$K$2]*([.$A20]-[.O$3])/(20-[.O$3])*0.85/([.O$2]+1);0);&quot;-&quot;)" office:value-type="float" office:value="0">
            <text:p>0</text:p>
          </table:table-cell>
          <table:table-cell table:style-name="ce537" table:formula="of:=IF(([.$A20]+2)/3&gt;=[.P$2];ROUND([.$K$2]*([.$A20]-[.P$3])/(20-[.P$3])*0.85/([.P$2]+1);0);&quot;-&quot;)" office:value-type="float" office:value="0">
            <text:p>0</text:p>
          </table:table-cell>
          <table:table-cell table:style-name="ce537" table:formula="of:=IF(([.$A20]+2)/3&gt;=[.Q$2];ROUND([.$K$2]*([.$A20]-[.Q$3])/(20-[.Q$3])*0.85/([.Q$2]+1);0);&quot;-&quot;)" office:value-type="float" office:value="0">
            <text:p>0</text:p>
          </table:table-cell>
          <table:table-cell table:style-name="ce541" table:formula="of:=IF(([.$A20]+2)/3&gt;=[.R$2];ROUND([.$K$2]*([.$A20]-[.R$3])/(20-[.R$3])*0.85/([.R$2]+1);0);&quot;-&quot;)" office:value-type="float" office:value="0">
            <text:p>0</text:p>
          </table:table-cell>
          <table:table-cell table:style-name="ce533" table:formula="of:=[.S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2)/3&gt;=[.U$2];ROUND([.$T$2]*([.$A20]-[.U$3])/(20-[.U$3])*0.85/([.U$2]+1);0);&quot;-&quot;)" office:value-type="float" office:value="2">
            <text:p>2</text:p>
          </table:table-cell>
          <table:table-cell table:style-name="ce537" table:formula="of:=IF(([.$A20]+2)/3&gt;=[.V$2];ROUND([.$T$2]*([.$A20]-[.V$3])/(20-[.V$3])*0.85/([.V$2]+1);0);&quot;-&quot;)" office:value-type="float" office:value="1">
            <text:p>1</text:p>
          </table:table-cell>
          <table:table-cell table:style-name="ce537" table:formula="of:=IF(([.$A20]+2)/3&gt;=[.W$2];ROUND([.$T$2]*([.$A20]-[.W$3])/(20-[.W$3])*0.85/([.W$2]+1);0);&quot;-&quot;)" office:value-type="float" office:value="1">
            <text:p>1</text:p>
          </table:table-cell>
          <table:table-cell table:style-name="ce537" table:formula="of:=IF(([.$A20]+2)/3&gt;=[.X$2];ROUND([.$T$2]*([.$A20]-[.X$3])/(20-[.X$3])*0.85/([.X$2]+1);0);&quot;-&quot;)" office:value-type="float" office:value="0">
            <text:p>0</text:p>
          </table:table-cell>
          <table:table-cell table:style-name="ce537" table:formula="of:=IF(([.$A20]+2)/3&gt;=[.Y$2];ROUND([.$T$2]*([.$A20]-[.Y$3])/(20-[.Y$3])*0.85/([.Y$2]+1);0);&quot;-&quot;)" office:value-type="float" office:value="0">
            <text:p>0</text:p>
          </table:table-cell>
          <table:table-cell table:style-name="ce537" table:formula="of:=IF(([.$A20]+2)/3&gt;=[.Z$2];ROUND([.$T$2]*([.$A20]-[.Z$3])/(20-[.Z$3])*0.85/([.Z$2]+1);0);&quot;-&quot;)" office:value-type="float" office:value="0">
            <text:p>0</text:p>
          </table:table-cell>
          <table:table-cell table:style-name="ce541" table:formula="of:=IF(([.$A20]+2)/3&gt;=[.AA$2];ROUND([.$T$2]*([.$A20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2)/3&gt;=[.C$2];ROUND([.$B$2]*([.$A21]-[.C$3])/(20-[.C$3])*0.85/([.C$2]+1);0);&quot;-&quot;)" office:value-type="float" office:value="1">
            <text:p>1</text:p>
          </table:table-cell>
          <table:table-cell table:style-name="ce537" table:formula="of:=IF(([.$A21]+2)/3&gt;=[.D$2];ROUND([.$B$2]*([.$A21]-[.D$3])/(20-[.D$3])*0.85/([.D$2]+1);0);&quot;-&quot;)" office:value-type="float" office:value="0">
            <text:p>0</text:p>
          </table:table-cell>
          <table:table-cell table:style-name="ce537" table:formula="of:=IF(([.$A21]+2)/3&gt;=[.E$2];ROUND([.$B$2]*([.$A21]-[.E$3])/(20-[.E$3])*0.85/([.E$2]+1);0);&quot;-&quot;)" office:value-type="float" office:value="0">
            <text:p>0</text:p>
          </table:table-cell>
          <table:table-cell table:style-name="ce537" table:formula="of:=IF(([.$A21]+2)/3&gt;=[.F$2];ROUND([.$B$2]*([.$A21]-[.F$3])/(20-[.F$3])*0.85/([.F$2]+1);0);&quot;-&quot;)" office:value-type="float" office:value="0">
            <text:p>0</text:p>
          </table:table-cell>
          <table:table-cell table:style-name="ce537" table:formula="of:=IF(([.$A21]+2)/3&gt;=[.G$2];ROUND([.$B$2]*([.$A21]-[.G$3])/(20-[.G$3])*0.85/([.G$2]+1);0);&quot;-&quot;)" office:value-type="float" office:value="0">
            <text:p>0</text:p>
          </table:table-cell>
          <table:table-cell table:style-name="ce537" table:formula="of:=IF(([.$A21]+2)/3&gt;=[.H$2];ROUND([.$B$2]*([.$A21]-[.H$3])/(20-[.H$3])*0.85/([.H$2]+1);0);&quot;-&quot;)" office:value-type="float" office:value="0">
            <text:p>0</text:p>
          </table:table-cell>
          <table:table-cell table:style-name="ce541" table:formula="of:=IF(([.$A21]+2)/3&gt;=[.I$2];ROUND([.$B$2]*([.$A21]-[.I$3])/(20-[.I$3])*0.85/([.I$2]+1);0);&quot;-&quot;)" office:value-type="float" office:value="0">
            <text:p>0</text:p>
          </table:table-cell>
          <table:table-cell table:style-name="ce533" table:formula="of:=[.J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2)/3&gt;=[.L$2];ROUND([.$K$2]*([.$A21]-[.L$3])/(20-[.L$3])*0.85/([.L$2]+1);0);&quot;-&quot;)" office:value-type="float" office:value="2">
            <text:p>2</text:p>
          </table:table-cell>
          <table:table-cell table:style-name="ce537" table:formula="of:=IF(([.$A21]+2)/3&gt;=[.M$2];ROUND([.$K$2]*([.$A21]-[.M$3])/(20-[.M$3])*0.85/([.M$2]+1);0);&quot;-&quot;)" office:value-type="float" office:value="1">
            <text:p>1</text:p>
          </table:table-cell>
          <table:table-cell table:style-name="ce537" table:formula="of:=IF(([.$A21]+2)/3&gt;=[.N$2];ROUND([.$K$2]*([.$A21]-[.N$3])/(20-[.N$3])*0.85/([.N$2]+1);0);&quot;-&quot;)" office:value-type="float" office:value="0">
            <text:p>0</text:p>
          </table:table-cell>
          <table:table-cell table:style-name="ce537" table:formula="of:=IF(([.$A21]+2)/3&gt;=[.O$2];ROUND([.$K$2]*([.$A21]-[.O$3])/(20-[.O$3])*0.85/([.O$2]+1);0);&quot;-&quot;)" office:value-type="float" office:value="0">
            <text:p>0</text:p>
          </table:table-cell>
          <table:table-cell table:style-name="ce537" table:formula="of:=IF(([.$A21]+2)/3&gt;=[.P$2];ROUND([.$K$2]*([.$A21]-[.P$3])/(20-[.P$3])*0.85/([.P$2]+1);0);&quot;-&quot;)" office:value-type="float" office:value="0">
            <text:p>0</text:p>
          </table:table-cell>
          <table:table-cell table:style-name="ce537" table:formula="of:=IF(([.$A21]+2)/3&gt;=[.Q$2];ROUND([.$K$2]*([.$A21]-[.Q$3])/(20-[.Q$3])*0.85/([.Q$2]+1);0);&quot;-&quot;)" office:value-type="float" office:value="0">
            <text:p>0</text:p>
          </table:table-cell>
          <table:table-cell table:style-name="ce541" table:formula="of:=IF(([.$A21]+2)/3&gt;=[.R$2];ROUND([.$K$2]*([.$A21]-[.R$3])/(20-[.R$3])*0.85/([.R$2]+1);0);&quot;-&quot;)" office:value-type="float" office:value="0">
            <text:p>0</text:p>
          </table:table-cell>
          <table:table-cell table:style-name="ce533" table:formula="of:=[.S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2)/3&gt;=[.U$2];ROUND([.$T$2]*([.$A21]-[.U$3])/(20-[.U$3])*0.85/([.U$2]+1);0);&quot;-&quot;)" office:value-type="float" office:value="2">
            <text:p>2</text:p>
          </table:table-cell>
          <table:table-cell table:style-name="ce537" table:formula="of:=IF(([.$A21]+2)/3&gt;=[.V$2];ROUND([.$T$2]*([.$A21]-[.V$3])/(20-[.V$3])*0.85/([.V$2]+1);0);&quot;-&quot;)" office:value-type="float" office:value="1">
            <text:p>1</text:p>
          </table:table-cell>
          <table:table-cell table:style-name="ce537" table:formula="of:=IF(([.$A21]+2)/3&gt;=[.W$2];ROUND([.$T$2]*([.$A21]-[.W$3])/(20-[.W$3])*0.85/([.W$2]+1);0);&quot;-&quot;)" office:value-type="float" office:value="1">
            <text:p>1</text:p>
          </table:table-cell>
          <table:table-cell table:style-name="ce537" table:formula="of:=IF(([.$A21]+2)/3&gt;=[.X$2];ROUND([.$T$2]*([.$A21]-[.X$3])/(20-[.X$3])*0.85/([.X$2]+1);0);&quot;-&quot;)" office:value-type="float" office:value="1">
            <text:p>1</text:p>
          </table:table-cell>
          <table:table-cell table:style-name="ce537" table:formula="of:=IF(([.$A21]+2)/3&gt;=[.Y$2];ROUND([.$T$2]*([.$A21]-[.Y$3])/(20-[.Y$3])*0.85/([.Y$2]+1);0);&quot;-&quot;)" office:value-type="float" office:value="0">
            <text:p>0</text:p>
          </table:table-cell>
          <table:table-cell table:style-name="ce537" table:formula="of:=IF(([.$A21]+2)/3&gt;=[.Z$2];ROUND([.$T$2]*([.$A21]-[.Z$3])/(20-[.Z$3])*0.85/([.Z$2]+1);0);&quot;-&quot;)" office:value-type="float" office:value="0">
            <text:p>0</text:p>
          </table:table-cell>
          <table:table-cell table:style-name="ce541" table:formula="of:=IF(([.$A21]+2)/3&gt;=[.AA$2];ROUND([.$T$2]*([.$A21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2)/3&gt;=[.C$2];ROUND([.$B$2]*([.$A22]-[.C$3])/(20-[.C$3])*0.85/([.C$2]+1);0);&quot;-&quot;)" office:value-type="float" office:value="1">
            <text:p>1</text:p>
          </table:table-cell>
          <table:table-cell table:style-name="ce537" table:formula="of:=IF(([.$A22]+2)/3&gt;=[.D$2];ROUND([.$B$2]*([.$A22]-[.D$3])/(20-[.D$3])*0.85/([.D$2]+1);0);&quot;-&quot;)" office:value-type="float" office:value="0">
            <text:p>0</text:p>
          </table:table-cell>
          <table:table-cell table:style-name="ce537" table:formula="of:=IF(([.$A22]+2)/3&gt;=[.E$2];ROUND([.$B$2]*([.$A22]-[.E$3])/(20-[.E$3])*0.85/([.E$2]+1);0);&quot;-&quot;)" office:value-type="float" office:value="0">
            <text:p>0</text:p>
          </table:table-cell>
          <table:table-cell table:style-name="ce537" table:formula="of:=IF(([.$A22]+2)/3&gt;=[.F$2];ROUND([.$B$2]*([.$A22]-[.F$3])/(20-[.F$3])*0.85/([.F$2]+1);0);&quot;-&quot;)" office:value-type="float" office:value="0">
            <text:p>0</text:p>
          </table:table-cell>
          <table:table-cell table:style-name="ce537" table:formula="of:=IF(([.$A22]+2)/3&gt;=[.G$2];ROUND([.$B$2]*([.$A22]-[.G$3])/(20-[.G$3])*0.85/([.G$2]+1);0);&quot;-&quot;)" office:value-type="float" office:value="0">
            <text:p>0</text:p>
          </table:table-cell>
          <table:table-cell table:style-name="ce537" table:formula="of:=IF(([.$A22]+2)/3&gt;=[.H$2];ROUND([.$B$2]*([.$A22]-[.H$3])/(20-[.H$3])*0.85/([.H$2]+1);0);&quot;-&quot;)" office:value-type="float" office:value="0">
            <text:p>0</text:p>
          </table:table-cell>
          <table:table-cell table:style-name="ce541" table:formula="of:=IF(([.$A22]+2)/3&gt;=[.I$2];ROUND([.$B$2]*([.$A22]-[.I$3])/(20-[.I$3])*0.85/([.I$2]+1);0);&quot;-&quot;)" office:value-type="float" office:value="0">
            <text:p>0</text:p>
          </table:table-cell>
          <table:table-cell table:style-name="ce533" table:formula="of:=[.J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2)/3&gt;=[.L$2];ROUND([.$K$2]*([.$A22]-[.L$3])/(20-[.L$3])*0.85/([.L$2]+1);0);&quot;-&quot;)" office:value-type="float" office:value="2">
            <text:p>2</text:p>
          </table:table-cell>
          <table:table-cell table:style-name="ce537" table:formula="of:=IF(([.$A22]+2)/3&gt;=[.M$2];ROUND([.$K$2]*([.$A22]-[.M$3])/(20-[.M$3])*0.85/([.M$2]+1);0);&quot;-&quot;)" office:value-type="float" office:value="1">
            <text:p>1</text:p>
          </table:table-cell>
          <table:table-cell table:style-name="ce537" table:formula="of:=IF(([.$A22]+2)/3&gt;=[.N$2];ROUND([.$K$2]*([.$A22]-[.N$3])/(20-[.N$3])*0.85/([.N$2]+1);0);&quot;-&quot;)" office:value-type="float" office:value="1">
            <text:p>1</text:p>
          </table:table-cell>
          <table:table-cell table:style-name="ce537" table:formula="of:=IF(([.$A22]+2)/3&gt;=[.O$2];ROUND([.$K$2]*([.$A22]-[.O$3])/(20-[.O$3])*0.85/([.O$2]+1);0);&quot;-&quot;)" office:value-type="float" office:value="0">
            <text:p>0</text:p>
          </table:table-cell>
          <table:table-cell table:style-name="ce537" table:formula="of:=IF(([.$A22]+2)/3&gt;=[.P$2];ROUND([.$K$2]*([.$A22]-[.P$3])/(20-[.P$3])*0.85/([.P$2]+1);0);&quot;-&quot;)" office:value-type="float" office:value="0">
            <text:p>0</text:p>
          </table:table-cell>
          <table:table-cell table:style-name="ce537" table:formula="of:=IF(([.$A22]+2)/3&gt;=[.Q$2];ROUND([.$K$2]*([.$A22]-[.Q$3])/(20-[.Q$3])*0.85/([.Q$2]+1);0);&quot;-&quot;)" office:value-type="float" office:value="0">
            <text:p>0</text:p>
          </table:table-cell>
          <table:table-cell table:style-name="ce541" table:formula="of:=IF(([.$A22]+2)/3&gt;=[.R$2];ROUND([.$K$2]*([.$A22]-[.R$3])/(20-[.R$3])*0.85/([.R$2]+1);0);&quot;-&quot;)" office:value-type="float" office:value="0">
            <text:p>0</text:p>
          </table:table-cell>
          <table:table-cell table:style-name="ce533" table:formula="of:=[.S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2)/3&gt;=[.U$2];ROUND([.$T$2]*([.$A22]-[.U$3])/(20-[.U$3])*0.85/([.U$2]+1);0);&quot;-&quot;)" office:value-type="float" office:value="2">
            <text:p>2</text:p>
          </table:table-cell>
          <table:table-cell table:style-name="ce537" table:formula="of:=IF(([.$A22]+2)/3&gt;=[.V$2];ROUND([.$T$2]*([.$A22]-[.V$3])/(20-[.V$3])*0.85/([.V$2]+1);0);&quot;-&quot;)" office:value-type="float" office:value="1">
            <text:p>1</text:p>
          </table:table-cell>
          <table:table-cell table:style-name="ce537" table:formula="of:=IF(([.$A22]+2)/3&gt;=[.W$2];ROUND([.$T$2]*([.$A22]-[.W$3])/(20-[.W$3])*0.85/([.W$2]+1);0);&quot;-&quot;)" office:value-type="float" office:value="1">
            <text:p>1</text:p>
          </table:table-cell>
          <table:table-cell table:style-name="ce537" table:formula="of:=IF(([.$A22]+2)/3&gt;=[.X$2];ROUND([.$T$2]*([.$A22]-[.X$3])/(20-[.X$3])*0.85/([.X$2]+1);0);&quot;-&quot;)" office:value-type="float" office:value="1">
            <text:p>1</text:p>
          </table:table-cell>
          <table:table-cell table:style-name="ce537" table:formula="of:=IF(([.$A22]+2)/3&gt;=[.Y$2];ROUND([.$T$2]*([.$A22]-[.Y$3])/(20-[.Y$3])*0.85/([.Y$2]+1);0);&quot;-&quot;)" office:value-type="float" office:value="0">
            <text:p>0</text:p>
          </table:table-cell>
          <table:table-cell table:style-name="ce537" table:formula="of:=IF(([.$A22]+2)/3&gt;=[.Z$2];ROUND([.$T$2]*([.$A22]-[.Z$3])/(20-[.Z$3])*0.85/([.Z$2]+1);0);&quot;-&quot;)" office:value-type="float" office:value="0">
            <text:p>0</text:p>
          </table:table-cell>
          <table:table-cell table:style-name="ce541" table:formula="of:=IF(([.$A22]+2)/3&gt;=[.AA$2];ROUND([.$T$2]*([.$A22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4" table:formula="of:=[.A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2)/3&gt;=[.C$2];ROUND([.$B$2]*([.$A23]-[.C$3])/(20-[.C$3])*0.85/([.C$2]+1);0);&quot;-&quot;)" office:value-type="float" office:value="1">
            <text:p>1</text:p>
          </table:table-cell>
          <table:table-cell table:style-name="ce538" table:formula="of:=IF(([.$A23]+2)/3&gt;=[.D$2];ROUND([.$B$2]*([.$A23]-[.D$3])/(20-[.D$3])*0.85/([.D$2]+1);0);&quot;-&quot;)" office:value-type="float" office:value="0">
            <text:p>0</text:p>
          </table:table-cell>
          <table:table-cell table:style-name="ce538" table:formula="of:=IF(([.$A23]+2)/3&gt;=[.E$2];ROUND([.$B$2]*([.$A23]-[.E$3])/(20-[.E$3])*0.85/([.E$2]+1);0);&quot;-&quot;)" office:value-type="float" office:value="0">
            <text:p>0</text:p>
          </table:table-cell>
          <table:table-cell table:style-name="ce538" table:formula="of:=IF(([.$A23]+2)/3&gt;=[.F$2];ROUND([.$B$2]*([.$A23]-[.F$3])/(20-[.F$3])*0.85/([.F$2]+1);0);&quot;-&quot;)" office:value-type="float" office:value="0">
            <text:p>0</text:p>
          </table:table-cell>
          <table:table-cell table:style-name="ce538" table:formula="of:=IF(([.$A23]+2)/3&gt;=[.G$2];ROUND([.$B$2]*([.$A23]-[.G$3])/(20-[.G$3])*0.85/([.G$2]+1);0);&quot;-&quot;)" office:value-type="float" office:value="0">
            <text:p>0</text:p>
          </table:table-cell>
          <table:table-cell table:style-name="ce538" table:formula="of:=IF(([.$A23]+2)/3&gt;=[.H$2];ROUND([.$B$2]*([.$A23]-[.H$3])/(20-[.H$3])*0.85/([.H$2]+1);0);&quot;-&quot;)" office:value-type="float" office:value="0">
            <text:p>0</text:p>
          </table:table-cell>
          <table:table-cell table:style-name="ce543" table:formula="of:=IF(([.$A23]+2)/3&gt;=[.I$2];ROUND([.$B$2]*([.$A23]-[.I$3])/(20-[.I$3])*0.85/([.I$2]+1);0);&quot;-&quot;)" office:value-type="float" office:value="0">
            <text:p>0</text:p>
          </table:table-cell>
          <table:table-cell table:style-name="ce534" table:formula="of:=[.J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2)/3&gt;=[.L$2];ROUND([.$K$2]*([.$A23]-[.L$3])/(20-[.L$3])*0.85/([.L$2]+1);0);&quot;-&quot;)" office:value-type="float" office:value="2">
            <text:p>2</text:p>
          </table:table-cell>
          <table:table-cell table:style-name="ce538" table:formula="of:=IF(([.$A23]+2)/3&gt;=[.M$2];ROUND([.$K$2]*([.$A23]-[.M$3])/(20-[.M$3])*0.85/([.M$2]+1);0);&quot;-&quot;)" office:value-type="float" office:value="1">
            <text:p>1</text:p>
          </table:table-cell>
          <table:table-cell table:style-name="ce538" table:formula="of:=IF(([.$A23]+2)/3&gt;=[.N$2];ROUND([.$K$2]*([.$A23]-[.N$3])/(20-[.N$3])*0.85/([.N$2]+1);0);&quot;-&quot;)" office:value-type="float" office:value="1">
            <text:p>1</text:p>
          </table:table-cell>
          <table:table-cell table:style-name="ce538" table:formula="of:=IF(([.$A23]+2)/3&gt;=[.O$2];ROUND([.$K$2]*([.$A23]-[.O$3])/(20-[.O$3])*0.85/([.O$2]+1);0);&quot;-&quot;)" office:value-type="float" office:value="0">
            <text:p>0</text:p>
          </table:table-cell>
          <table:table-cell table:style-name="ce538" table:formula="of:=IF(([.$A23]+2)/3&gt;=[.P$2];ROUND([.$K$2]*([.$A23]-[.P$3])/(20-[.P$3])*0.85/([.P$2]+1);0);&quot;-&quot;)" office:value-type="float" office:value="0">
            <text:p>0</text:p>
          </table:table-cell>
          <table:table-cell table:style-name="ce538" table:formula="of:=IF(([.$A23]+2)/3&gt;=[.Q$2];ROUND([.$K$2]*([.$A23]-[.Q$3])/(20-[.Q$3])*0.85/([.Q$2]+1);0);&quot;-&quot;)" office:value-type="float" office:value="0">
            <text:p>0</text:p>
          </table:table-cell>
          <table:table-cell table:style-name="ce543" table:formula="of:=IF(([.$A23]+2)/3&gt;=[.R$2];ROUND([.$K$2]*([.$A23]-[.R$3])/(20-[.R$3])*0.85/([.R$2]+1);0);&quot;-&quot;)" office:value-type="float" office:value="0">
            <text:p>0</text:p>
          </table:table-cell>
          <table:table-cell table:style-name="ce534" table:formula="of:=[.S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2)/3&gt;=[.U$2];ROUND([.$T$2]*([.$A23]-[.U$3])/(20-[.U$3])*0.85/([.U$2]+1);0);&quot;-&quot;)" office:value-type="float" office:value="3">
            <text:p>3</text:p>
          </table:table-cell>
          <table:table-cell table:style-name="ce538" table:formula="of:=IF(([.$A23]+2)/3&gt;=[.V$2];ROUND([.$T$2]*([.$A23]-[.V$3])/(20-[.V$3])*0.85/([.V$2]+1);0);&quot;-&quot;)" office:value-type="float" office:value="1">
            <text:p>1</text:p>
          </table:table-cell>
          <table:table-cell table:style-name="ce538" table:formula="of:=IF(([.$A23]+2)/3&gt;=[.W$2];ROUND([.$T$2]*([.$A23]-[.W$3])/(20-[.W$3])*0.85/([.W$2]+1);0);&quot;-&quot;)" office:value-type="float" office:value="1">
            <text:p>1</text:p>
          </table:table-cell>
          <table:table-cell table:style-name="ce538" table:formula="of:=IF(([.$A23]+2)/3&gt;=[.X$2];ROUND([.$T$2]*([.$A23]-[.X$3])/(20-[.X$3])*0.85/([.X$2]+1);0);&quot;-&quot;)" office:value-type="float" office:value="1">
            <text:p>1</text:p>
          </table:table-cell>
          <table:table-cell table:style-name="ce538" table:formula="of:=IF(([.$A23]+2)/3&gt;=[.Y$2];ROUND([.$T$2]*([.$A23]-[.Y$3])/(20-[.Y$3])*0.85/([.Y$2]+1);0);&quot;-&quot;)" office:value-type="float" office:value="1">
            <text:p>1</text:p>
          </table:table-cell>
          <table:table-cell table:style-name="ce538" table:formula="of:=IF(([.$A23]+2)/3&gt;=[.Z$2];ROUND([.$T$2]*([.$A23]-[.Z$3])/(20-[.Z$3])*0.85/([.Z$2]+1);0);&quot;-&quot;)" office:value-type="float" office:value="0">
            <text:p>0</text:p>
          </table:table-cell>
          <table:table-cell table:style-name="ce543" table:formula="of:=IF(([.$A23]+2)/3&gt;=[.AA$2];ROUND([.$T$2]*([.$A23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5" office:value-type="float" office:value="12">
            <text:p>12</text:p>
          </table:table-cell>
          <table:table-cell table:style-name="ce535"/>
          <table:table-cell table:number-columns-repeated="7"/>
          <table:table-cell table:style-name="ce535" office:value-type="float" office:value="14">
            <text:p>14</text:p>
          </table:table-cell>
          <table:table-cell/>
          <table:table-cell table:style-name="ce535" table:number-columns-repeated="3"/>
          <table:table-cell table:number-columns-repeated="4"/>
          <table:table-cell table:style-name="ce535" office:value-type="float" office:value="16">
            <text:p>16</text:p>
          </table:table-cell>
          <table:table-cell table:number-columns-repeated="1005"/>
        </table:table-row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number-columns-repeated="997"/>
        </table:table-row>
        <table:table-row table:style-name="ro3">
          <table:table-cell table:style-name="ce533" table:formula="of:=CONCATENATE([.A24]+6;&quot; - &quot;;[.A24]+7)" office:value-type="string" office:string-value="18 - 19">
            <text:p>18 - 19</text:p>
          </table:table-cell>
          <table:table-cell table:style-name="ce537" table:formula="of:=CONCATENATE(IF([.A24]+6&gt;=10;&quot;+&quot;;&quot;&quot;);ROUNDDOWN(([.A24]+6-10)/2;0))" office:value-type="string" office:string-value="+4">
            <text:p>+4</text:p>
          </table:table-cell>
          <table:table-cell table:style-name="ce537" office:value-type="float" office:value="0">
            <text:p>0</text:p>
          </table:table-cell>
          <table:table-cell table:style-name="ce537" table:formula="of:=[.C26]+1" office:value-type="float" office:value="1">
            <text:p>1</text:p>
          </table:table-cell>
          <table:table-cell table:style-name="ce537" table:formula="of:=[.D26]+1" office:value-type="float" office:value="2">
            <text:p>2</text:p>
          </table:table-cell>
          <table:table-cell table:style-name="ce537" table:formula="of:=[.E26]+1" office:value-type="float" office:value="3">
            <text:p>3</text:p>
          </table:table-cell>
          <table:table-cell table:style-name="ce537" table:formula="of:=[.F26]+1" office:value-type="float" office:value="4">
            <text:p>4</text:p>
          </table:table-cell>
          <table:table-cell table:style-name="ce537" table:formula="of:=[.G26]+1" office:value-type="float" office:value="5">
            <text:p>5</text:p>
          </table:table-cell>
          <table:table-cell table:style-name="ce541" table:formula="of:=[.H26]+1" office:value-type="float" office:value="6">
            <text:p>6</text:p>
          </table:table-cell>
          <table:table-cell table:style-name="ce533" table:formula="of:=CONCATENATE([.J24]+6;&quot; - &quot;;[.J24]+7)" office:value-type="string" office:string-value="20 - 21">
            <text:p>20 - 21</text:p>
          </table:table-cell>
          <table:table-cell table:style-name="ce537" table:formula="of:=CONCATENATE(IF([.J24]+6&gt;=10;&quot;+&quot;;&quot;&quot;);ROUNDDOWN(([.J24]+6-10)/2;0))" office:value-type="string" office:string-value="+5">
            <text:p>+5</text:p>
          </table:table-cell>
          <table:table-cell table:style-name="ce537" office:value-type="float" office:value="0">
            <text:p>0</text:p>
          </table:table-cell>
          <table:table-cell table:style-name="ce537" table:formula="of:=[.L26]+1" office:value-type="float" office:value="1">
            <text:p>1</text:p>
          </table:table-cell>
          <table:table-cell table:style-name="ce537" table:formula="of:=[.M26]+1" office:value-type="float" office:value="2">
            <text:p>2</text:p>
          </table:table-cell>
          <table:table-cell table:style-name="ce537" table:formula="of:=[.N26]+1" office:value-type="float" office:value="3">
            <text:p>3</text:p>
          </table:table-cell>
          <table:table-cell table:style-name="ce537" table:formula="of:=[.O26]+1" office:value-type="float" office:value="4">
            <text:p>4</text:p>
          </table:table-cell>
          <table:table-cell table:style-name="ce537" table:formula="of:=[.P26]+1" office:value-type="float" office:value="5">
            <text:p>5</text:p>
          </table:table-cell>
          <table:table-cell table:style-name="ce541" table:formula="of:=[.Q26]+1" office:value-type="float" office:value="6">
            <text:p>6</text:p>
          </table:table-cell>
          <table:table-cell table:style-name="ce533" table:formula="of:=CONCATENATE([.S24]+6;&quot; - &quot;;[.S24]+7)" office:value-type="string" office:string-value="22 - 23">
            <text:p>22 - 23</text:p>
          </table:table-cell>
          <table:table-cell table:style-name="ce537" table:formula="of:=CONCATENATE(IF([.S24]+6&gt;=10;&quot;+&quot;;&quot;&quot;);ROUNDDOWN(([.S24]+6-10)/2;0))" office:value-type="string" office:string-value="+6">
            <text:p>+6</text:p>
          </table:table-cell>
          <table:table-cell table:style-name="ce537" office:value-type="float" office:value="0">
            <text:p>0</text:p>
          </table:table-cell>
          <table:table-cell table:style-name="ce537" table:formula="of:=[.U26]+1" office:value-type="float" office:value="1">
            <text:p>1</text:p>
          </table:table-cell>
          <table:table-cell table:style-name="ce537" table:formula="of:=[.V26]+1" office:value-type="float" office:value="2">
            <text:p>2</text:p>
          </table:table-cell>
          <table:table-cell table:style-name="ce537" table:formula="of:=[.W26]+1" office:value-type="float" office:value="3">
            <text:p>3</text:p>
          </table:table-cell>
          <table:table-cell table:style-name="ce537" table:formula="of:=[.X26]+1" office:value-type="float" office:value="4">
            <text:p>4</text:p>
          </table:table-cell>
          <table:table-cell table:style-name="ce537" table:formula="of:=[.Y26]+1" office:value-type="float" office:value="5">
            <text:p>5</text:p>
          </table:table-cell>
          <table:table-cell table:style-name="ce541" table:formula="of:=[.Z26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C26]*3-2" office:value-type="float" office:value="-2">
            <text:p>-2</text:p>
          </table:table-cell>
          <table:table-cell table:style-name="ce540" table:formula="of:=[.D26]*3-2" office:value-type="float" office:value="1">
            <text:p>1</text:p>
          </table:table-cell>
          <table:table-cell table:style-name="ce540" table:formula="of:=[.E26]*3-2" office:value-type="float" office:value="4">
            <text:p>4</text:p>
          </table:table-cell>
          <table:table-cell table:style-name="ce540" table:formula="of:=[.F26]*3-2" office:value-type="float" office:value="7">
            <text:p>7</text:p>
          </table:table-cell>
          <table:table-cell table:style-name="ce540" table:formula="of:=[.G26]*3-2" office:value-type="float" office:value="10">
            <text:p>10</text:p>
          </table:table-cell>
          <table:table-cell table:style-name="ce540" table:formula="of:=[.H26]*3-2" office:value-type="float" office:value="13">
            <text:p>13</text:p>
          </table:table-cell>
          <table:table-cell table:style-name="ce542" table:formula="of:=[.I26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L26]*3-2" office:value-type="float" office:value="-2">
            <text:p>-2</text:p>
          </table:table-cell>
          <table:table-cell table:style-name="ce540" table:formula="of:=[.M26]*3-2" office:value-type="float" office:value="1">
            <text:p>1</text:p>
          </table:table-cell>
          <table:table-cell table:style-name="ce540" table:formula="of:=[.N26]*3-2" office:value-type="float" office:value="4">
            <text:p>4</text:p>
          </table:table-cell>
          <table:table-cell table:style-name="ce540" table:formula="of:=[.O26]*3-2" office:value-type="float" office:value="7">
            <text:p>7</text:p>
          </table:table-cell>
          <table:table-cell table:style-name="ce540" table:formula="of:=[.P26]*3-2" office:value-type="float" office:value="10">
            <text:p>10</text:p>
          </table:table-cell>
          <table:table-cell table:style-name="ce540" table:formula="of:=[.Q26]*3-2" office:value-type="float" office:value="13">
            <text:p>13</text:p>
          </table:table-cell>
          <table:table-cell table:style-name="ce542" table:formula="of:=[.R26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U26]*3-2" office:value-type="float" office:value="-2">
            <text:p>-2</text:p>
          </table:table-cell>
          <table:table-cell table:style-name="ce540" table:formula="of:=[.V26]*3-2" office:value-type="float" office:value="1">
            <text:p>1</text:p>
          </table:table-cell>
          <table:table-cell table:style-name="ce540" table:formula="of:=[.W26]*3-2" office:value-type="float" office:value="4">
            <text:p>4</text:p>
          </table:table-cell>
          <table:table-cell table:style-name="ce540" table:formula="of:=[.X26]*3-2" office:value-type="float" office:value="7">
            <text:p>7</text:p>
          </table:table-cell>
          <table:table-cell table:style-name="ce540" table:formula="of:=[.Y26]*3-2" office:value-type="float" office:value="10">
            <text:p>10</text:p>
          </table:table-cell>
          <table:table-cell table:style-name="ce540" table:formula="of:=[.Z26]*3-2" office:value-type="float" office:value="13">
            <text:p>13</text:p>
          </table:table-cell>
          <table:table-cell table:style-name="ce542" table:formula="of:=[.AA26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2)/3&gt;=[.C$2];ROUND([.$B$26]*([.$A28]-[.C$3])/(20-[.C$3])*0.85/([.C$2]+1);0);&quot;-&quot;)" office:value-type="float" office:value="0">
            <text:p>0</text:p>
          </table:table-cell>
          <table:table-cell table:style-name="ce537" table:formula="of:=IF(([.$A28]+2)/3&gt;=[.D$2];ROUND([.$B$26]*([.$A28]-[.D$3])/(20-[.D$3])*0.85/([.D$2]+1);0);&quot;-&quot;)" office:value-type="float" office:value="0">
            <text:p>0</text:p>
          </table:table-cell>
          <table:table-cell table:style-name="ce537" table:formula="of:=IF(([.$A28]+2)/3&gt;=[.E$2];ROUND([.$B$26]*([.$A28]-[.E$3])/(20-[.E$3])*0.85/([.E$2]+1);0);&quot;-&quot;)" office:value-type="string" office:string-value="-">
            <text:p>-</text:p>
          </table:table-cell>
          <table:table-cell table:style-name="ce537" table:formula="of:=IF(([.$A28]+2)/3&gt;=[.F$2];ROUND([.$B$26]*([.$A28]-[.F$3])/(20-[.F$3])*0.85/([.F$2]+1);0);&quot;-&quot;)" office:value-type="string" office:string-value="-">
            <text:p>-</text:p>
          </table:table-cell>
          <table:table-cell table:style-name="ce537" table:formula="of:=IF(([.$A28]+2)/3&gt;=[.G$2];ROUND([.$B$26]*([.$A28]-[.G$3])/(20-[.G$3])*0.85/([.G$2]+1);0);&quot;-&quot;)" office:value-type="string" office:string-value="-">
            <text:p>-</text:p>
          </table:table-cell>
          <table:table-cell table:style-name="ce537" table:formula="of:=IF(([.$A28]+2)/3&gt;=[.H$2];ROUND([.$B$26]*([.$A28]-[.H$3])/(20-[.H$3])*0.85/([.H$2]+1);0);&quot;-&quot;)" office:value-type="string" office:string-value="-">
            <text:p>-</text:p>
          </table:table-cell>
          <table:table-cell table:style-name="ce541" table:formula="of:=IF(([.$A28]+2)/3&gt;=[.I$2];ROUND([.$B$26]*([.$A28]-[.I$3])/(20-[.I$3])*0.85/([.I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2)/3&gt;=[.L$2];ROUND([.$K$26]*([.$A28]-[.L$3])/(20-[.L$3])*0.85/([.L$2]+1);0);&quot;-&quot;)" office:value-type="float" office:value="1">
            <text:p>1</text:p>
          </table:table-cell>
          <table:table-cell table:style-name="ce537" table:formula="of:=IF(([.$A28]+2)/3&gt;=[.M$2];ROUND([.$K$26]*([.$A28]-[.M$3])/(20-[.M$3])*0.85/([.M$2]+1);0);&quot;-&quot;)" office:value-type="float" office:value="0">
            <text:p>0</text:p>
          </table:table-cell>
          <table:table-cell table:style-name="ce537" table:formula="of:=IF(([.$A28]+2)/3&gt;=[.N$2];ROUND([.$K$26]*([.$A28]-[.N$3])/(20-[.N$3])*0.85/([.N$2]+1);0);&quot;-&quot;)" office:value-type="string" office:string-value="-">
            <text:p>-</text:p>
          </table:table-cell>
          <table:table-cell table:style-name="ce537" table:formula="of:=IF(([.$A28]+2)/3&gt;=[.O$2];ROUND([.$K$26]*([.$A28]-[.O$3])/(20-[.O$3])*0.85/([.O$2]+1);0);&quot;-&quot;)" office:value-type="string" office:string-value="-">
            <text:p>-</text:p>
          </table:table-cell>
          <table:table-cell table:style-name="ce537" table:formula="of:=IF(([.$A28]+2)/3&gt;=[.P$2];ROUND([.$K$26]*([.$A28]-[.P$3])/(20-[.P$3])*0.85/([.P$2]+1);0);&quot;-&quot;)" office:value-type="string" office:string-value="-">
            <text:p>-</text:p>
          </table:table-cell>
          <table:table-cell table:style-name="ce537" table:formula="of:=IF(([.$A28]+2)/3&gt;=[.Q$2];ROUND([.$K$26]*([.$A28]-[.Q$3])/(20-[.Q$3])*0.85/([.Q$2]+1);0);&quot;-&quot;)" office:value-type="string" office:string-value="-">
            <text:p>-</text:p>
          </table:table-cell>
          <table:table-cell table:style-name="ce541" table:formula="of:=IF(([.$A28]+2)/3&gt;=[.R$2];ROUND([.$K$26]*([.$A28]-[.R$3])/(20-[.R$3])*0.85/([.R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2)/3&gt;=[.U$2];ROUND([.$T$26]*([.$A28]-[.U$3])/(20-[.U$3])*0.85/([.U$2]+1);0);&quot;-&quot;)" office:value-type="float" office:value="1">
            <text:p>1</text:p>
          </table:table-cell>
          <table:table-cell table:style-name="ce537" table:formula="of:=IF(([.$A28]+2)/3&gt;=[.V$2];ROUND([.$T$26]*([.$A28]-[.V$3])/(20-[.V$3])*0.85/([.V$2]+1);0);&quot;-&quot;)" office:value-type="float" office:value="0">
            <text:p>0</text:p>
          </table:table-cell>
          <table:table-cell table:style-name="ce537" table:formula="of:=IF(([.$A28]+2)/3&gt;=[.W$2];ROUND([.$T$26]*([.$A28]-[.W$3])/(20-[.W$3])*0.85/([.W$2]+1);0);&quot;-&quot;)" office:value-type="string" office:string-value="-">
            <text:p>-</text:p>
          </table:table-cell>
          <table:table-cell table:style-name="ce537" table:formula="of:=IF(([.$A28]+2)/3&gt;=[.X$2];ROUND([.$T$26]*([.$A28]-[.X$3])/(20-[.X$3])*0.85/([.X$2]+1);0);&quot;-&quot;)" office:value-type="string" office:string-value="-">
            <text:p>-</text:p>
          </table:table-cell>
          <table:table-cell table:style-name="ce537" table:formula="of:=IF(([.$A28]+2)/3&gt;=[.Y$2];ROUND([.$T$26]*([.$A28]-[.Y$3])/(20-[.Y$3])*0.85/([.Y$2]+1);0);&quot;-&quot;)" office:value-type="string" office:string-value="-">
            <text:p>-</text:p>
          </table:table-cell>
          <table:table-cell table:style-name="ce537" table:formula="of:=IF(([.$A28]+2)/3&gt;=[.Z$2];ROUND([.$T$26]*([.$A28]-[.Z$3])/(20-[.Z$3])*0.85/([.Z$2]+1);0);&quot;-&quot;)" office:value-type="string" office:string-value="-">
            <text:p>-</text:p>
          </table:table-cell>
          <table:table-cell table:style-name="ce541" table:formula="of:=IF(([.$A28]+2)/3&gt;=[.AA$2];ROUND([.$T$26]*([.$A2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2)/3&gt;=[.C$2];ROUND([.$B$26]*([.$A29]-[.C$3])/(20-[.C$3])*0.85/([.C$2]+1);0);&quot;-&quot;)" office:value-type="float" office:value="1">
            <text:p>1</text:p>
          </table:table-cell>
          <table:table-cell table:style-name="ce537" table:formula="of:=IF(([.$A29]+2)/3&gt;=[.D$2];ROUND([.$B$26]*([.$A29]-[.D$3])/(20-[.D$3])*0.85/([.D$2]+1);0);&quot;-&quot;)" office:value-type="float" office:value="0">
            <text:p>0</text:p>
          </table:table-cell>
          <table:table-cell table:style-name="ce537" table:formula="of:=IF(([.$A29]+2)/3&gt;=[.E$2];ROUND([.$B$26]*([.$A29]-[.E$3])/(20-[.E$3])*0.85/([.E$2]+1);0);&quot;-&quot;)" office:value-type="string" office:string-value="-">
            <text:p>-</text:p>
          </table:table-cell>
          <table:table-cell table:style-name="ce537" table:formula="of:=IF(([.$A29]+2)/3&gt;=[.F$2];ROUND([.$B$26]*([.$A29]-[.F$3])/(20-[.F$3])*0.85/([.F$2]+1);0);&quot;-&quot;)" office:value-type="string" office:string-value="-">
            <text:p>-</text:p>
          </table:table-cell>
          <table:table-cell table:style-name="ce537" table:formula="of:=IF(([.$A29]+2)/3&gt;=[.G$2];ROUND([.$B$26]*([.$A29]-[.G$3])/(20-[.G$3])*0.85/([.G$2]+1);0);&quot;-&quot;)" office:value-type="string" office:string-value="-">
            <text:p>-</text:p>
          </table:table-cell>
          <table:table-cell table:style-name="ce537" table:formula="of:=IF(([.$A29]+2)/3&gt;=[.H$2];ROUND([.$B$26]*([.$A29]-[.H$3])/(20-[.H$3])*0.85/([.H$2]+1);0);&quot;-&quot;)" office:value-type="string" office:string-value="-">
            <text:p>-</text:p>
          </table:table-cell>
          <table:table-cell table:style-name="ce541" table:formula="of:=IF(([.$A29]+2)/3&gt;=[.I$2];ROUND([.$B$26]*([.$A29]-[.I$3])/(20-[.I$3])*0.85/([.I$2]+1);0);&quot;-&quot;)" office:value-type="string" office:string-value="-">
            <text:p>-</text:p>
          </table:table-cell>
          <table:table-cell table:style-name="ce533" table:formula="of:=[.J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2)/3&gt;=[.L$2];ROUND([.$K$26]*([.$A29]-[.L$3])/(20-[.L$3])*0.85/([.L$2]+1);0);&quot;-&quot;)" office:value-type="float" office:value="1">
            <text:p>1</text:p>
          </table:table-cell>
          <table:table-cell table:style-name="ce537" table:formula="of:=IF(([.$A29]+2)/3&gt;=[.M$2];ROUND([.$K$26]*([.$A29]-[.M$3])/(20-[.M$3])*0.85/([.M$2]+1);0);&quot;-&quot;)" office:value-type="float" office:value="0">
            <text:p>0</text:p>
          </table:table-cell>
          <table:table-cell table:style-name="ce537" table:formula="of:=IF(([.$A29]+2)/3&gt;=[.N$2];ROUND([.$K$26]*([.$A29]-[.N$3])/(20-[.N$3])*0.85/([.N$2]+1);0);&quot;-&quot;)" office:value-type="string" office:string-value="-">
            <text:p>-</text:p>
          </table:table-cell>
          <table:table-cell table:style-name="ce537" table:formula="of:=IF(([.$A29]+2)/3&gt;=[.O$2];ROUND([.$K$26]*([.$A29]-[.O$3])/(20-[.O$3])*0.85/([.O$2]+1);0);&quot;-&quot;)" office:value-type="string" office:string-value="-">
            <text:p>-</text:p>
          </table:table-cell>
          <table:table-cell table:style-name="ce537" table:formula="of:=IF(([.$A29]+2)/3&gt;=[.P$2];ROUND([.$K$26]*([.$A29]-[.P$3])/(20-[.P$3])*0.85/([.P$2]+1);0);&quot;-&quot;)" office:value-type="string" office:string-value="-">
            <text:p>-</text:p>
          </table:table-cell>
          <table:table-cell table:style-name="ce537" table:formula="of:=IF(([.$A29]+2)/3&gt;=[.Q$2];ROUND([.$K$26]*([.$A29]-[.Q$3])/(20-[.Q$3])*0.85/([.Q$2]+1);0);&quot;-&quot;)" office:value-type="string" office:string-value="-">
            <text:p>-</text:p>
          </table:table-cell>
          <table:table-cell table:style-name="ce541" table:formula="of:=IF(([.$A29]+2)/3&gt;=[.R$2];ROUND([.$K$26]*([.$A29]-[.R$3])/(20-[.R$3])*0.85/([.R$2]+1);0);&quot;-&quot;)" office:value-type="string" office:string-value="-">
            <text:p>-</text:p>
          </table:table-cell>
          <table:table-cell table:style-name="ce533" table:formula="of:=[.S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2)/3&gt;=[.U$2];ROUND([.$T$26]*([.$A29]-[.U$3])/(20-[.U$3])*0.85/([.U$2]+1);0);&quot;-&quot;)" office:value-type="float" office:value="1">
            <text:p>1</text:p>
          </table:table-cell>
          <table:table-cell table:style-name="ce537" table:formula="of:=IF(([.$A29]+2)/3&gt;=[.V$2];ROUND([.$T$26]*([.$A29]-[.V$3])/(20-[.V$3])*0.85/([.V$2]+1);0);&quot;-&quot;)" office:value-type="float" office:value="0">
            <text:p>0</text:p>
          </table:table-cell>
          <table:table-cell table:style-name="ce537" table:formula="of:=IF(([.$A29]+2)/3&gt;=[.W$2];ROUND([.$T$26]*([.$A29]-[.W$3])/(20-[.W$3])*0.85/([.W$2]+1);0);&quot;-&quot;)" office:value-type="string" office:string-value="-">
            <text:p>-</text:p>
          </table:table-cell>
          <table:table-cell table:style-name="ce537" table:formula="of:=IF(([.$A29]+2)/3&gt;=[.X$2];ROUND([.$T$26]*([.$A29]-[.X$3])/(20-[.X$3])*0.85/([.X$2]+1);0);&quot;-&quot;)" office:value-type="string" office:string-value="-">
            <text:p>-</text:p>
          </table:table-cell>
          <table:table-cell table:style-name="ce537" table:formula="of:=IF(([.$A29]+2)/3&gt;=[.Y$2];ROUND([.$T$26]*([.$A29]-[.Y$3])/(20-[.Y$3])*0.85/([.Y$2]+1);0);&quot;-&quot;)" office:value-type="string" office:string-value="-">
            <text:p>-</text:p>
          </table:table-cell>
          <table:table-cell table:style-name="ce537" table:formula="of:=IF(([.$A29]+2)/3&gt;=[.Z$2];ROUND([.$T$26]*([.$A29]-[.Z$3])/(20-[.Z$3])*0.85/([.Z$2]+1);0);&quot;-&quot;)" office:value-type="string" office:string-value="-">
            <text:p>-</text:p>
          </table:table-cell>
          <table:table-cell table:style-name="ce541" table:formula="of:=IF(([.$A29]+2)/3&gt;=[.AA$2];ROUND([.$T$26]*([.$A2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2)/3&gt;=[.C$2];ROUND([.$B$26]*([.$A30]-[.C$3])/(20-[.C$3])*0.85/([.C$2]+1);0);&quot;-&quot;)" office:value-type="float" office:value="1">
            <text:p>1</text:p>
          </table:table-cell>
          <table:table-cell table:style-name="ce537" table:formula="of:=IF(([.$A30]+2)/3&gt;=[.D$2];ROUND([.$B$26]*([.$A30]-[.D$3])/(20-[.D$3])*0.85/([.D$2]+1);0);&quot;-&quot;)" office:value-type="float" office:value="0">
            <text:p>0</text:p>
          </table:table-cell>
          <table:table-cell table:style-name="ce537" table:formula="of:=IF(([.$A30]+2)/3&gt;=[.E$2];ROUND([.$B$26]*([.$A30]-[.E$3])/(20-[.E$3])*0.85/([.E$2]+1);0);&quot;-&quot;)" office:value-type="string" office:string-value="-">
            <text:p>-</text:p>
          </table:table-cell>
          <table:table-cell table:style-name="ce537" table:formula="of:=IF(([.$A30]+2)/3&gt;=[.F$2];ROUND([.$B$26]*([.$A30]-[.F$3])/(20-[.F$3])*0.85/([.F$2]+1);0);&quot;-&quot;)" office:value-type="string" office:string-value="-">
            <text:p>-</text:p>
          </table:table-cell>
          <table:table-cell table:style-name="ce537" table:formula="of:=IF(([.$A30]+2)/3&gt;=[.G$2];ROUND([.$B$26]*([.$A30]-[.G$3])/(20-[.G$3])*0.85/([.G$2]+1);0);&quot;-&quot;)" office:value-type="string" office:string-value="-">
            <text:p>-</text:p>
          </table:table-cell>
          <table:table-cell table:style-name="ce537" table:formula="of:=IF(([.$A30]+2)/3&gt;=[.H$2];ROUND([.$B$26]*([.$A30]-[.H$3])/(20-[.H$3])*0.85/([.H$2]+1);0);&quot;-&quot;)" office:value-type="string" office:string-value="-">
            <text:p>-</text:p>
          </table:table-cell>
          <table:table-cell table:style-name="ce541" table:formula="of:=IF(([.$A30]+2)/3&gt;=[.I$2];ROUND([.$B$26]*([.$A30]-[.I$3])/(20-[.I$3])*0.85/([.I$2]+1);0);&quot;-&quot;)" office:value-type="string" office:string-value="-">
            <text:p>-</text:p>
          </table:table-cell>
          <table:table-cell table:style-name="ce533" table:formula="of:=[.J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2)/3&gt;=[.L$2];ROUND([.$K$26]*([.$A30]-[.L$3])/(20-[.L$3])*0.85/([.L$2]+1);0);&quot;-&quot;)" office:value-type="float" office:value="1">
            <text:p>1</text:p>
          </table:table-cell>
          <table:table-cell table:style-name="ce537" table:formula="of:=IF(([.$A30]+2)/3&gt;=[.M$2];ROUND([.$K$26]*([.$A30]-[.M$3])/(20-[.M$3])*0.85/([.M$2]+1);0);&quot;-&quot;)" office:value-type="float" office:value="0">
            <text:p>0</text:p>
          </table:table-cell>
          <table:table-cell table:style-name="ce537" table:formula="of:=IF(([.$A30]+2)/3&gt;=[.N$2];ROUND([.$K$26]*([.$A30]-[.N$3])/(20-[.N$3])*0.85/([.N$2]+1);0);&quot;-&quot;)" office:value-type="string" office:string-value="-">
            <text:p>-</text:p>
          </table:table-cell>
          <table:table-cell table:style-name="ce537" table:formula="of:=IF(([.$A30]+2)/3&gt;=[.O$2];ROUND([.$K$26]*([.$A30]-[.O$3])/(20-[.O$3])*0.85/([.O$2]+1);0);&quot;-&quot;)" office:value-type="string" office:string-value="-">
            <text:p>-</text:p>
          </table:table-cell>
          <table:table-cell table:style-name="ce537" table:formula="of:=IF(([.$A30]+2)/3&gt;=[.P$2];ROUND([.$K$26]*([.$A30]-[.P$3])/(20-[.P$3])*0.85/([.P$2]+1);0);&quot;-&quot;)" office:value-type="string" office:string-value="-">
            <text:p>-</text:p>
          </table:table-cell>
          <table:table-cell table:style-name="ce537" table:formula="of:=IF(([.$A30]+2)/3&gt;=[.Q$2];ROUND([.$K$26]*([.$A30]-[.Q$3])/(20-[.Q$3])*0.85/([.Q$2]+1);0);&quot;-&quot;)" office:value-type="string" office:string-value="-">
            <text:p>-</text:p>
          </table:table-cell>
          <table:table-cell table:style-name="ce541" table:formula="of:=IF(([.$A30]+2)/3&gt;=[.R$2];ROUND([.$K$26]*([.$A30]-[.R$3])/(20-[.R$3])*0.85/([.R$2]+1);0);&quot;-&quot;)" office:value-type="string" office:string-value="-">
            <text:p>-</text:p>
          </table:table-cell>
          <table:table-cell table:style-name="ce533" table:formula="of:=[.S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2)/3&gt;=[.U$2];ROUND([.$T$26]*([.$A30]-[.U$3])/(20-[.U$3])*0.85/([.U$2]+1);0);&quot;-&quot;)" office:value-type="float" office:value="1">
            <text:p>1</text:p>
          </table:table-cell>
          <table:table-cell table:style-name="ce537" table:formula="of:=IF(([.$A30]+2)/3&gt;=[.V$2];ROUND([.$T$26]*([.$A30]-[.V$3])/(20-[.V$3])*0.85/([.V$2]+1);0);&quot;-&quot;)" office:value-type="float" office:value="0">
            <text:p>0</text:p>
          </table:table-cell>
          <table:table-cell table:style-name="ce537" table:formula="of:=IF(([.$A30]+2)/3&gt;=[.W$2];ROUND([.$T$26]*([.$A30]-[.W$3])/(20-[.W$3])*0.85/([.W$2]+1);0);&quot;-&quot;)" office:value-type="string" office:string-value="-">
            <text:p>-</text:p>
          </table:table-cell>
          <table:table-cell table:style-name="ce537" table:formula="of:=IF(([.$A30]+2)/3&gt;=[.X$2];ROUND([.$T$26]*([.$A30]-[.X$3])/(20-[.X$3])*0.85/([.X$2]+1);0);&quot;-&quot;)" office:value-type="string" office:string-value="-">
            <text:p>-</text:p>
          </table:table-cell>
          <table:table-cell table:style-name="ce537" table:formula="of:=IF(([.$A30]+2)/3&gt;=[.Y$2];ROUND([.$T$26]*([.$A30]-[.Y$3])/(20-[.Y$3])*0.85/([.Y$2]+1);0);&quot;-&quot;)" office:value-type="string" office:string-value="-">
            <text:p>-</text:p>
          </table:table-cell>
          <table:table-cell table:style-name="ce537" table:formula="of:=IF(([.$A30]+2)/3&gt;=[.Z$2];ROUND([.$T$26]*([.$A30]-[.Z$3])/(20-[.Z$3])*0.85/([.Z$2]+1);0);&quot;-&quot;)" office:value-type="string" office:string-value="-">
            <text:p>-</text:p>
          </table:table-cell>
          <table:table-cell table:style-name="ce541" table:formula="of:=IF(([.$A30]+2)/3&gt;=[.AA$2];ROUND([.$T$26]*([.$A3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2)/3&gt;=[.C$2];ROUND([.$B$26]*([.$A31]-[.C$3])/(20-[.C$3])*0.85/([.C$2]+1);0);&quot;-&quot;)" office:value-type="float" office:value="1">
            <text:p>1</text:p>
          </table:table-cell>
          <table:table-cell table:style-name="ce537" table:formula="of:=IF(([.$A31]+2)/3&gt;=[.D$2];ROUND([.$B$26]*([.$A31]-[.D$3])/(20-[.D$3])*0.85/([.D$2]+1);0);&quot;-&quot;)" office:value-type="float" office:value="0">
            <text:p>0</text:p>
          </table:table-cell>
          <table:table-cell table:style-name="ce537" table:formula="of:=IF(([.$A31]+2)/3&gt;=[.E$2];ROUND([.$B$26]*([.$A31]-[.E$3])/(20-[.E$3])*0.85/([.E$2]+1);0);&quot;-&quot;)" office:value-type="float" office:value="0">
            <text:p>0</text:p>
          </table:table-cell>
          <table:table-cell table:style-name="ce537" table:formula="of:=IF(([.$A31]+2)/3&gt;=[.F$2];ROUND([.$B$26]*([.$A31]-[.F$3])/(20-[.F$3])*0.85/([.F$2]+1);0);&quot;-&quot;)" office:value-type="string" office:string-value="-">
            <text:p>-</text:p>
          </table:table-cell>
          <table:table-cell table:style-name="ce537" table:formula="of:=IF(([.$A31]+2)/3&gt;=[.G$2];ROUND([.$B$26]*([.$A31]-[.G$3])/(20-[.G$3])*0.85/([.G$2]+1);0);&quot;-&quot;)" office:value-type="string" office:string-value="-">
            <text:p>-</text:p>
          </table:table-cell>
          <table:table-cell table:style-name="ce537" table:formula="of:=IF(([.$A31]+2)/3&gt;=[.H$2];ROUND([.$B$26]*([.$A31]-[.H$3])/(20-[.H$3])*0.85/([.H$2]+1);0);&quot;-&quot;)" office:value-type="string" office:string-value="-">
            <text:p>-</text:p>
          </table:table-cell>
          <table:table-cell table:style-name="ce541" table:formula="of:=IF(([.$A31]+2)/3&gt;=[.I$2];ROUND([.$B$26]*([.$A31]-[.I$3])/(20-[.I$3])*0.85/([.I$2]+1);0);&quot;-&quot;)" office:value-type="string" office:string-value="-">
            <text:p>-</text:p>
          </table:table-cell>
          <table:table-cell table:style-name="ce533" table:formula="of:=[.J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2)/3&gt;=[.L$2];ROUND([.$K$26]*([.$A31]-[.L$3])/(20-[.L$3])*0.85/([.L$2]+1);0);&quot;-&quot;)" office:value-type="float" office:value="1">
            <text:p>1</text:p>
          </table:table-cell>
          <table:table-cell table:style-name="ce537" table:formula="of:=IF(([.$A31]+2)/3&gt;=[.M$2];ROUND([.$K$26]*([.$A31]-[.M$3])/(20-[.M$3])*0.85/([.M$2]+1);0);&quot;-&quot;)" office:value-type="float" office:value="0">
            <text:p>0</text:p>
          </table:table-cell>
          <table:table-cell table:style-name="ce537" table:formula="of:=IF(([.$A31]+2)/3&gt;=[.N$2];ROUND([.$K$26]*([.$A31]-[.N$3])/(20-[.N$3])*0.85/([.N$2]+1);0);&quot;-&quot;)" office:value-type="float" office:value="0">
            <text:p>0</text:p>
          </table:table-cell>
          <table:table-cell table:style-name="ce537" table:formula="of:=IF(([.$A31]+2)/3&gt;=[.O$2];ROUND([.$K$26]*([.$A31]-[.O$3])/(20-[.O$3])*0.85/([.O$2]+1);0);&quot;-&quot;)" office:value-type="string" office:string-value="-">
            <text:p>-</text:p>
          </table:table-cell>
          <table:table-cell table:style-name="ce537" table:formula="of:=IF(([.$A31]+2)/3&gt;=[.P$2];ROUND([.$K$26]*([.$A31]-[.P$3])/(20-[.P$3])*0.85/([.P$2]+1);0);&quot;-&quot;)" office:value-type="string" office:string-value="-">
            <text:p>-</text:p>
          </table:table-cell>
          <table:table-cell table:style-name="ce537" table:formula="of:=IF(([.$A31]+2)/3&gt;=[.Q$2];ROUND([.$K$26]*([.$A31]-[.Q$3])/(20-[.Q$3])*0.85/([.Q$2]+1);0);&quot;-&quot;)" office:value-type="string" office:string-value="-">
            <text:p>-</text:p>
          </table:table-cell>
          <table:table-cell table:style-name="ce541" table:formula="of:=IF(([.$A31]+2)/3&gt;=[.R$2];ROUND([.$K$26]*([.$A31]-[.R$3])/(20-[.R$3])*0.85/([.R$2]+1);0);&quot;-&quot;)" office:value-type="string" office:string-value="-">
            <text:p>-</text:p>
          </table:table-cell>
          <table:table-cell table:style-name="ce533" table:formula="of:=[.S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2)/3&gt;=[.U$2];ROUND([.$T$26]*([.$A31]-[.U$3])/(20-[.U$3])*0.85/([.U$2]+1);0);&quot;-&quot;)" office:value-type="float" office:value="1">
            <text:p>1</text:p>
          </table:table-cell>
          <table:table-cell table:style-name="ce537" table:formula="of:=IF(([.$A31]+2)/3&gt;=[.V$2];ROUND([.$T$26]*([.$A31]-[.V$3])/(20-[.V$3])*0.85/([.V$2]+1);0);&quot;-&quot;)" office:value-type="float" office:value="0">
            <text:p>0</text:p>
          </table:table-cell>
          <table:table-cell table:style-name="ce537" table:formula="of:=IF(([.$A31]+2)/3&gt;=[.W$2];ROUND([.$T$26]*([.$A31]-[.W$3])/(20-[.W$3])*0.85/([.W$2]+1);0);&quot;-&quot;)" office:value-type="float" office:value="0">
            <text:p>0</text:p>
          </table:table-cell>
          <table:table-cell table:style-name="ce537" table:formula="of:=IF(([.$A31]+2)/3&gt;=[.X$2];ROUND([.$T$26]*([.$A31]-[.X$3])/(20-[.X$3])*0.85/([.X$2]+1);0);&quot;-&quot;)" office:value-type="string" office:string-value="-">
            <text:p>-</text:p>
          </table:table-cell>
          <table:table-cell table:style-name="ce537" table:formula="of:=IF(([.$A31]+2)/3&gt;=[.Y$2];ROUND([.$T$26]*([.$A31]-[.Y$3])/(20-[.Y$3])*0.85/([.Y$2]+1);0);&quot;-&quot;)" office:value-type="string" office:string-value="-">
            <text:p>-</text:p>
          </table:table-cell>
          <table:table-cell table:style-name="ce537" table:formula="of:=IF(([.$A31]+2)/3&gt;=[.Z$2];ROUND([.$T$26]*([.$A31]-[.Z$3])/(20-[.Z$3])*0.85/([.Z$2]+1);0);&quot;-&quot;)" office:value-type="string" office:string-value="-">
            <text:p>-</text:p>
          </table:table-cell>
          <table:table-cell table:style-name="ce541" table:formula="of:=IF(([.$A31]+2)/3&gt;=[.AA$2];ROUND([.$T$26]*([.$A3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2)/3&gt;=[.C$2];ROUND([.$B$26]*([.$A32]-[.C$3])/(20-[.C$3])*0.85/([.C$2]+1);0);&quot;-&quot;)" office:value-type="float" office:value="1">
            <text:p>1</text:p>
          </table:table-cell>
          <table:table-cell table:style-name="ce537" table:formula="of:=IF(([.$A32]+2)/3&gt;=[.D$2];ROUND([.$B$26]*([.$A32]-[.D$3])/(20-[.D$3])*0.85/([.D$2]+1);0);&quot;-&quot;)" office:value-type="float" office:value="0">
            <text:p>0</text:p>
          </table:table-cell>
          <table:table-cell table:style-name="ce537" table:formula="of:=IF(([.$A32]+2)/3&gt;=[.E$2];ROUND([.$B$26]*([.$A32]-[.E$3])/(20-[.E$3])*0.85/([.E$2]+1);0);&quot;-&quot;)" office:value-type="float" office:value="0">
            <text:p>0</text:p>
          </table:table-cell>
          <table:table-cell table:style-name="ce537" table:formula="of:=IF(([.$A32]+2)/3&gt;=[.F$2];ROUND([.$B$26]*([.$A32]-[.F$3])/(20-[.F$3])*0.85/([.F$2]+1);0);&quot;-&quot;)" office:value-type="string" office:string-value="-">
            <text:p>-</text:p>
          </table:table-cell>
          <table:table-cell table:style-name="ce537" table:formula="of:=IF(([.$A32]+2)/3&gt;=[.G$2];ROUND([.$B$26]*([.$A32]-[.G$3])/(20-[.G$3])*0.85/([.G$2]+1);0);&quot;-&quot;)" office:value-type="string" office:string-value="-">
            <text:p>-</text:p>
          </table:table-cell>
          <table:table-cell table:style-name="ce537" table:formula="of:=IF(([.$A32]+2)/3&gt;=[.H$2];ROUND([.$B$26]*([.$A32]-[.H$3])/(20-[.H$3])*0.85/([.H$2]+1);0);&quot;-&quot;)" office:value-type="string" office:string-value="-">
            <text:p>-</text:p>
          </table:table-cell>
          <table:table-cell table:style-name="ce541" table:formula="of:=IF(([.$A32]+2)/3&gt;=[.I$2];ROUND([.$B$26]*([.$A32]-[.I$3])/(20-[.I$3])*0.85/([.I$2]+1);0);&quot;-&quot;)" office:value-type="string" office:string-value="-">
            <text:p>-</text:p>
          </table:table-cell>
          <table:table-cell table:style-name="ce533" table:formula="of:=[.J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2)/3&gt;=[.L$2];ROUND([.$K$26]*([.$A32]-[.L$3])/(20-[.L$3])*0.85/([.L$2]+1);0);&quot;-&quot;)" office:value-type="float" office:value="1">
            <text:p>1</text:p>
          </table:table-cell>
          <table:table-cell table:style-name="ce537" table:formula="of:=IF(([.$A32]+2)/3&gt;=[.M$2];ROUND([.$K$26]*([.$A32]-[.M$3])/(20-[.M$3])*0.85/([.M$2]+1);0);&quot;-&quot;)" office:value-type="float" office:value="0">
            <text:p>0</text:p>
          </table:table-cell>
          <table:table-cell table:style-name="ce537" table:formula="of:=IF(([.$A32]+2)/3&gt;=[.N$2];ROUND([.$K$26]*([.$A32]-[.N$3])/(20-[.N$3])*0.85/([.N$2]+1);0);&quot;-&quot;)" office:value-type="float" office:value="0">
            <text:p>0</text:p>
          </table:table-cell>
          <table:table-cell table:style-name="ce537" table:formula="of:=IF(([.$A32]+2)/3&gt;=[.O$2];ROUND([.$K$26]*([.$A32]-[.O$3])/(20-[.O$3])*0.85/([.O$2]+1);0);&quot;-&quot;)" office:value-type="string" office:string-value="-">
            <text:p>-</text:p>
          </table:table-cell>
          <table:table-cell table:style-name="ce537" table:formula="of:=IF(([.$A32]+2)/3&gt;=[.P$2];ROUND([.$K$26]*([.$A32]-[.P$3])/(20-[.P$3])*0.85/([.P$2]+1);0);&quot;-&quot;)" office:value-type="string" office:string-value="-">
            <text:p>-</text:p>
          </table:table-cell>
          <table:table-cell table:style-name="ce537" table:formula="of:=IF(([.$A32]+2)/3&gt;=[.Q$2];ROUND([.$K$26]*([.$A32]-[.Q$3])/(20-[.Q$3])*0.85/([.Q$2]+1);0);&quot;-&quot;)" office:value-type="string" office:string-value="-">
            <text:p>-</text:p>
          </table:table-cell>
          <table:table-cell table:style-name="ce541" table:formula="of:=IF(([.$A32]+2)/3&gt;=[.R$2];ROUND([.$K$26]*([.$A32]-[.R$3])/(20-[.R$3])*0.85/([.R$2]+1);0);&quot;-&quot;)" office:value-type="string" office:string-value="-">
            <text:p>-</text:p>
          </table:table-cell>
          <table:table-cell table:style-name="ce533" table:formula="of:=[.S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2)/3&gt;=[.U$2];ROUND([.$T$26]*([.$A32]-[.U$3])/(20-[.U$3])*0.85/([.U$2]+1);0);&quot;-&quot;)" office:value-type="float" office:value="2">
            <text:p>2</text:p>
          </table:table-cell>
          <table:table-cell table:style-name="ce537" table:formula="of:=IF(([.$A32]+2)/3&gt;=[.V$2];ROUND([.$T$26]*([.$A32]-[.V$3])/(20-[.V$3])*0.85/([.V$2]+1);0);&quot;-&quot;)" office:value-type="float" office:value="1">
            <text:p>1</text:p>
          </table:table-cell>
          <table:table-cell table:style-name="ce537" table:formula="of:=IF(([.$A32]+2)/3&gt;=[.W$2];ROUND([.$T$26]*([.$A32]-[.W$3])/(20-[.W$3])*0.85/([.W$2]+1);0);&quot;-&quot;)" office:value-type="float" office:value="0">
            <text:p>0</text:p>
          </table:table-cell>
          <table:table-cell table:style-name="ce537" table:formula="of:=IF(([.$A32]+2)/3&gt;=[.X$2];ROUND([.$T$26]*([.$A32]-[.X$3])/(20-[.X$3])*0.85/([.X$2]+1);0);&quot;-&quot;)" office:value-type="string" office:string-value="-">
            <text:p>-</text:p>
          </table:table-cell>
          <table:table-cell table:style-name="ce537" table:formula="of:=IF(([.$A32]+2)/3&gt;=[.Y$2];ROUND([.$T$26]*([.$A32]-[.Y$3])/(20-[.Y$3])*0.85/([.Y$2]+1);0);&quot;-&quot;)" office:value-type="string" office:string-value="-">
            <text:p>-</text:p>
          </table:table-cell>
          <table:table-cell table:style-name="ce537" table:formula="of:=IF(([.$A32]+2)/3&gt;=[.Z$2];ROUND([.$T$26]*([.$A32]-[.Z$3])/(20-[.Z$3])*0.85/([.Z$2]+1);0);&quot;-&quot;)" office:value-type="string" office:string-value="-">
            <text:p>-</text:p>
          </table:table-cell>
          <table:table-cell table:style-name="ce541" table:formula="of:=IF(([.$A32]+2)/3&gt;=[.AA$2];ROUND([.$T$26]*([.$A3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2)/3&gt;=[.C$2];ROUND([.$B$26]*([.$A33]-[.C$3])/(20-[.C$3])*0.85/([.C$2]+1);0);&quot;-&quot;)" office:value-type="float" office:value="1">
            <text:p>1</text:p>
          </table:table-cell>
          <table:table-cell table:style-name="ce537" table:formula="of:=IF(([.$A33]+2)/3&gt;=[.D$2];ROUND([.$B$26]*([.$A33]-[.D$3])/(20-[.D$3])*0.85/([.D$2]+1);0);&quot;-&quot;)" office:value-type="float" office:value="0">
            <text:p>0</text:p>
          </table:table-cell>
          <table:table-cell table:style-name="ce537" table:formula="of:=IF(([.$A33]+2)/3&gt;=[.E$2];ROUND([.$B$26]*([.$A33]-[.E$3])/(20-[.E$3])*0.85/([.E$2]+1);0);&quot;-&quot;)" office:value-type="float" office:value="0">
            <text:p>0</text:p>
          </table:table-cell>
          <table:table-cell table:style-name="ce537" table:formula="of:=IF(([.$A33]+2)/3&gt;=[.F$2];ROUND([.$B$26]*([.$A33]-[.F$3])/(20-[.F$3])*0.85/([.F$2]+1);0);&quot;-&quot;)" office:value-type="string" office:string-value="-">
            <text:p>-</text:p>
          </table:table-cell>
          <table:table-cell table:style-name="ce537" table:formula="of:=IF(([.$A33]+2)/3&gt;=[.G$2];ROUND([.$B$26]*([.$A33]-[.G$3])/(20-[.G$3])*0.85/([.G$2]+1);0);&quot;-&quot;)" office:value-type="string" office:string-value="-">
            <text:p>-</text:p>
          </table:table-cell>
          <table:table-cell table:style-name="ce537" table:formula="of:=IF(([.$A33]+2)/3&gt;=[.H$2];ROUND([.$B$26]*([.$A33]-[.H$3])/(20-[.H$3])*0.85/([.H$2]+1);0);&quot;-&quot;)" office:value-type="string" office:string-value="-">
            <text:p>-</text:p>
          </table:table-cell>
          <table:table-cell table:style-name="ce541" table:formula="of:=IF(([.$A33]+2)/3&gt;=[.I$2];ROUND([.$B$26]*([.$A33]-[.I$3])/(20-[.I$3])*0.85/([.I$2]+1);0);&quot;-&quot;)" office:value-type="string" office:string-value="-">
            <text:p>-</text:p>
          </table:table-cell>
          <table:table-cell table:style-name="ce533" table:formula="of:=[.J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2)/3&gt;=[.L$2];ROUND([.$K$26]*([.$A33]-[.L$3])/(20-[.L$3])*0.85/([.L$2]+1);0);&quot;-&quot;)" office:value-type="float" office:value="2">
            <text:p>2</text:p>
          </table:table-cell>
          <table:table-cell table:style-name="ce537" table:formula="of:=IF(([.$A33]+2)/3&gt;=[.M$2];ROUND([.$K$26]*([.$A33]-[.M$3])/(20-[.M$3])*0.85/([.M$2]+1);0);&quot;-&quot;)" office:value-type="float" office:value="1">
            <text:p>1</text:p>
          </table:table-cell>
          <table:table-cell table:style-name="ce537" table:formula="of:=IF(([.$A33]+2)/3&gt;=[.N$2];ROUND([.$K$26]*([.$A33]-[.N$3])/(20-[.N$3])*0.85/([.N$2]+1);0);&quot;-&quot;)" office:value-type="float" office:value="0">
            <text:p>0</text:p>
          </table:table-cell>
          <table:table-cell table:style-name="ce537" table:formula="of:=IF(([.$A33]+2)/3&gt;=[.O$2];ROUND([.$K$26]*([.$A33]-[.O$3])/(20-[.O$3])*0.85/([.O$2]+1);0);&quot;-&quot;)" office:value-type="string" office:string-value="-">
            <text:p>-</text:p>
          </table:table-cell>
          <table:table-cell table:style-name="ce537" table:formula="of:=IF(([.$A33]+2)/3&gt;=[.P$2];ROUND([.$K$26]*([.$A33]-[.P$3])/(20-[.P$3])*0.85/([.P$2]+1);0);&quot;-&quot;)" office:value-type="string" office:string-value="-">
            <text:p>-</text:p>
          </table:table-cell>
          <table:table-cell table:style-name="ce537" table:formula="of:=IF(([.$A33]+2)/3&gt;=[.Q$2];ROUND([.$K$26]*([.$A33]-[.Q$3])/(20-[.Q$3])*0.85/([.Q$2]+1);0);&quot;-&quot;)" office:value-type="string" office:string-value="-">
            <text:p>-</text:p>
          </table:table-cell>
          <table:table-cell table:style-name="ce541" table:formula="of:=IF(([.$A33]+2)/3&gt;=[.R$2];ROUND([.$K$26]*([.$A33]-[.R$3])/(20-[.R$3])*0.85/([.R$2]+1);0);&quot;-&quot;)" office:value-type="string" office:string-value="-">
            <text:p>-</text:p>
          </table:table-cell>
          <table:table-cell table:style-name="ce533" table:formula="of:=[.S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2)/3&gt;=[.U$2];ROUND([.$T$26]*([.$A33]-[.U$3])/(20-[.U$3])*0.85/([.U$2]+1);0);&quot;-&quot;)" office:value-type="float" office:value="2">
            <text:p>2</text:p>
          </table:table-cell>
          <table:table-cell table:style-name="ce537" table:formula="of:=IF(([.$A33]+2)/3&gt;=[.V$2];ROUND([.$T$26]*([.$A33]-[.V$3])/(20-[.V$3])*0.85/([.V$2]+1);0);&quot;-&quot;)" office:value-type="float" office:value="1">
            <text:p>1</text:p>
          </table:table-cell>
          <table:table-cell table:style-name="ce537" table:formula="of:=IF(([.$A33]+2)/3&gt;=[.W$2];ROUND([.$T$26]*([.$A33]-[.W$3])/(20-[.W$3])*0.85/([.W$2]+1);0);&quot;-&quot;)" office:value-type="float" office:value="0">
            <text:p>0</text:p>
          </table:table-cell>
          <table:table-cell table:style-name="ce537" table:formula="of:=IF(([.$A33]+2)/3&gt;=[.X$2];ROUND([.$T$26]*([.$A33]-[.X$3])/(20-[.X$3])*0.85/([.X$2]+1);0);&quot;-&quot;)" office:value-type="string" office:string-value="-">
            <text:p>-</text:p>
          </table:table-cell>
          <table:table-cell table:style-name="ce537" table:formula="of:=IF(([.$A33]+2)/3&gt;=[.Y$2];ROUND([.$T$26]*([.$A33]-[.Y$3])/(20-[.Y$3])*0.85/([.Y$2]+1);0);&quot;-&quot;)" office:value-type="string" office:string-value="-">
            <text:p>-</text:p>
          </table:table-cell>
          <table:table-cell table:style-name="ce537" table:formula="of:=IF(([.$A33]+2)/3&gt;=[.Z$2];ROUND([.$T$26]*([.$A33]-[.Z$3])/(20-[.Z$3])*0.85/([.Z$2]+1);0);&quot;-&quot;)" office:value-type="string" office:string-value="-">
            <text:p>-</text:p>
          </table:table-cell>
          <table:table-cell table:style-name="ce541" table:formula="of:=IF(([.$A33]+2)/3&gt;=[.AA$2];ROUND([.$T$26]*([.$A3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2)/3&gt;=[.C$2];ROUND([.$B$26]*([.$A34]-[.C$3])/(20-[.C$3])*0.85/([.C$2]+1);0);&quot;-&quot;)" office:value-type="float" office:value="1">
            <text:p>1</text:p>
          </table:table-cell>
          <table:table-cell table:style-name="ce537" table:formula="of:=IF(([.$A34]+2)/3&gt;=[.D$2];ROUND([.$B$26]*([.$A34]-[.D$3])/(20-[.D$3])*0.85/([.D$2]+1);0);&quot;-&quot;)" office:value-type="float" office:value="1">
            <text:p>1</text:p>
          </table:table-cell>
          <table:table-cell table:style-name="ce537" table:formula="of:=IF(([.$A34]+2)/3&gt;=[.E$2];ROUND([.$B$26]*([.$A34]-[.E$3])/(20-[.E$3])*0.85/([.E$2]+1);0);&quot;-&quot;)" office:value-type="float" office:value="0">
            <text:p>0</text:p>
          </table:table-cell>
          <table:table-cell table:style-name="ce537" table:formula="of:=IF(([.$A34]+2)/3&gt;=[.F$2];ROUND([.$B$26]*([.$A34]-[.F$3])/(20-[.F$3])*0.85/([.F$2]+1);0);&quot;-&quot;)" office:value-type="float" office:value="0">
            <text:p>0</text:p>
          </table:table-cell>
          <table:table-cell table:style-name="ce537" table:formula="of:=IF(([.$A34]+2)/3&gt;=[.G$2];ROUND([.$B$26]*([.$A34]-[.G$3])/(20-[.G$3])*0.85/([.G$2]+1);0);&quot;-&quot;)" office:value-type="string" office:string-value="-">
            <text:p>-</text:p>
          </table:table-cell>
          <table:table-cell table:style-name="ce537" table:formula="of:=IF(([.$A34]+2)/3&gt;=[.H$2];ROUND([.$B$26]*([.$A34]-[.H$3])/(20-[.H$3])*0.85/([.H$2]+1);0);&quot;-&quot;)" office:value-type="string" office:string-value="-">
            <text:p>-</text:p>
          </table:table-cell>
          <table:table-cell table:style-name="ce541" table:formula="of:=IF(([.$A34]+2)/3&gt;=[.I$2];ROUND([.$B$26]*([.$A34]-[.I$3])/(20-[.I$3])*0.85/([.I$2]+1);0);&quot;-&quot;)" office:value-type="string" office:string-value="-">
            <text:p>-</text:p>
          </table:table-cell>
          <table:table-cell table:style-name="ce533" table:formula="of:=[.J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2)/3&gt;=[.L$2];ROUND([.$K$26]*([.$A34]-[.L$3])/(20-[.L$3])*0.85/([.L$2]+1);0);&quot;-&quot;)" office:value-type="float" office:value="2">
            <text:p>2</text:p>
          </table:table-cell>
          <table:table-cell table:style-name="ce537" table:formula="of:=IF(([.$A34]+2)/3&gt;=[.M$2];ROUND([.$K$26]*([.$A34]-[.M$3])/(20-[.M$3])*0.85/([.M$2]+1);0);&quot;-&quot;)" office:value-type="float" office:value="1">
            <text:p>1</text:p>
          </table:table-cell>
          <table:table-cell table:style-name="ce537" table:formula="of:=IF(([.$A34]+2)/3&gt;=[.N$2];ROUND([.$K$26]*([.$A34]-[.N$3])/(20-[.N$3])*0.85/([.N$2]+1);0);&quot;-&quot;)" office:value-type="float" office:value="0">
            <text:p>0</text:p>
          </table:table-cell>
          <table:table-cell table:style-name="ce537" table:formula="of:=IF(([.$A34]+2)/3&gt;=[.O$2];ROUND([.$K$26]*([.$A34]-[.O$3])/(20-[.O$3])*0.85/([.O$2]+1);0);&quot;-&quot;)" office:value-type="float" office:value="0">
            <text:p>0</text:p>
          </table:table-cell>
          <table:table-cell table:style-name="ce537" table:formula="of:=IF(([.$A34]+2)/3&gt;=[.P$2];ROUND([.$K$26]*([.$A34]-[.P$3])/(20-[.P$3])*0.85/([.P$2]+1);0);&quot;-&quot;)" office:value-type="string" office:string-value="-">
            <text:p>-</text:p>
          </table:table-cell>
          <table:table-cell table:style-name="ce537" table:formula="of:=IF(([.$A34]+2)/3&gt;=[.Q$2];ROUND([.$K$26]*([.$A34]-[.Q$3])/(20-[.Q$3])*0.85/([.Q$2]+1);0);&quot;-&quot;)" office:value-type="string" office:string-value="-">
            <text:p>-</text:p>
          </table:table-cell>
          <table:table-cell table:style-name="ce541" table:formula="of:=IF(([.$A34]+2)/3&gt;=[.R$2];ROUND([.$K$26]*([.$A34]-[.R$3])/(20-[.R$3])*0.85/([.R$2]+1);0);&quot;-&quot;)" office:value-type="string" office:string-value="-">
            <text:p>-</text:p>
          </table:table-cell>
          <table:table-cell table:style-name="ce533" table:formula="of:=[.S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2)/3&gt;=[.U$2];ROUND([.$T$26]*([.$A34]-[.U$3])/(20-[.U$3])*0.85/([.U$2]+1);0);&quot;-&quot;)" office:value-type="float" office:value="2">
            <text:p>2</text:p>
          </table:table-cell>
          <table:table-cell table:style-name="ce537" table:formula="of:=IF(([.$A34]+2)/3&gt;=[.V$2];ROUND([.$T$26]*([.$A34]-[.V$3])/(20-[.V$3])*0.85/([.V$2]+1);0);&quot;-&quot;)" office:value-type="float" office:value="1">
            <text:p>1</text:p>
          </table:table-cell>
          <table:table-cell table:style-name="ce537" table:formula="of:=IF(([.$A34]+2)/3&gt;=[.W$2];ROUND([.$T$26]*([.$A34]-[.W$3])/(20-[.W$3])*0.85/([.W$2]+1);0);&quot;-&quot;)" office:value-type="float" office:value="0">
            <text:p>0</text:p>
          </table:table-cell>
          <table:table-cell table:style-name="ce537" table:formula="of:=IF(([.$A34]+2)/3&gt;=[.X$2];ROUND([.$T$26]*([.$A34]-[.X$3])/(20-[.X$3])*0.85/([.X$2]+1);0);&quot;-&quot;)" office:value-type="float" office:value="0">
            <text:p>0</text:p>
          </table:table-cell>
          <table:table-cell table:style-name="ce537" table:formula="of:=IF(([.$A34]+2)/3&gt;=[.Y$2];ROUND([.$T$26]*([.$A34]-[.Y$3])/(20-[.Y$3])*0.85/([.Y$2]+1);0);&quot;-&quot;)" office:value-type="string" office:string-value="-">
            <text:p>-</text:p>
          </table:table-cell>
          <table:table-cell table:style-name="ce537" table:formula="of:=IF(([.$A34]+2)/3&gt;=[.Z$2];ROUND([.$T$26]*([.$A34]-[.Z$3])/(20-[.Z$3])*0.85/([.Z$2]+1);0);&quot;-&quot;)" office:value-type="string" office:string-value="-">
            <text:p>-</text:p>
          </table:table-cell>
          <table:table-cell table:style-name="ce541" table:formula="of:=IF(([.$A34]+2)/3&gt;=[.AA$2];ROUND([.$T$26]*([.$A3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2)/3&gt;=[.C$2];ROUND([.$B$26]*([.$A35]-[.C$3])/(20-[.C$3])*0.85/([.C$2]+1);0);&quot;-&quot;)" office:value-type="float" office:value="2">
            <text:p>2</text:p>
          </table:table-cell>
          <table:table-cell table:style-name="ce537" table:formula="of:=IF(([.$A35]+2)/3&gt;=[.D$2];ROUND([.$B$26]*([.$A35]-[.D$3])/(20-[.D$3])*0.85/([.D$2]+1);0);&quot;-&quot;)" office:value-type="float" office:value="1">
            <text:p>1</text:p>
          </table:table-cell>
          <table:table-cell table:style-name="ce537" table:formula="of:=IF(([.$A35]+2)/3&gt;=[.E$2];ROUND([.$B$26]*([.$A35]-[.E$3])/(20-[.E$3])*0.85/([.E$2]+1);0);&quot;-&quot;)" office:value-type="float" office:value="0">
            <text:p>0</text:p>
          </table:table-cell>
          <table:table-cell table:style-name="ce537" table:formula="of:=IF(([.$A35]+2)/3&gt;=[.F$2];ROUND([.$B$26]*([.$A35]-[.F$3])/(20-[.F$3])*0.85/([.F$2]+1);0);&quot;-&quot;)" office:value-type="float" office:value="0">
            <text:p>0</text:p>
          </table:table-cell>
          <table:table-cell table:style-name="ce537" table:formula="of:=IF(([.$A35]+2)/3&gt;=[.G$2];ROUND([.$B$26]*([.$A35]-[.G$3])/(20-[.G$3])*0.85/([.G$2]+1);0);&quot;-&quot;)" office:value-type="string" office:string-value="-">
            <text:p>-</text:p>
          </table:table-cell>
          <table:table-cell table:style-name="ce537" table:formula="of:=IF(([.$A35]+2)/3&gt;=[.H$2];ROUND([.$B$26]*([.$A35]-[.H$3])/(20-[.H$3])*0.85/([.H$2]+1);0);&quot;-&quot;)" office:value-type="string" office:string-value="-">
            <text:p>-</text:p>
          </table:table-cell>
          <table:table-cell table:style-name="ce541" table:formula="of:=IF(([.$A35]+2)/3&gt;=[.I$2];ROUND([.$B$26]*([.$A35]-[.I$3])/(20-[.I$3])*0.85/([.I$2]+1);0);&quot;-&quot;)" office:value-type="string" office:string-value="-">
            <text:p>-</text:p>
          </table:table-cell>
          <table:table-cell table:style-name="ce533" table:formula="of:=[.J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2)/3&gt;=[.L$2];ROUND([.$K$26]*([.$A35]-[.L$3])/(20-[.L$3])*0.85/([.L$2]+1);0);&quot;-&quot;)" office:value-type="float" office:value="2">
            <text:p>2</text:p>
          </table:table-cell>
          <table:table-cell table:style-name="ce537" table:formula="of:=IF(([.$A35]+2)/3&gt;=[.M$2];ROUND([.$K$26]*([.$A35]-[.M$3])/(20-[.M$3])*0.85/([.M$2]+1);0);&quot;-&quot;)" office:value-type="float" office:value="1">
            <text:p>1</text:p>
          </table:table-cell>
          <table:table-cell table:style-name="ce537" table:formula="of:=IF(([.$A35]+2)/3&gt;=[.N$2];ROUND([.$K$26]*([.$A35]-[.N$3])/(20-[.N$3])*0.85/([.N$2]+1);0);&quot;-&quot;)" office:value-type="float" office:value="0">
            <text:p>0</text:p>
          </table:table-cell>
          <table:table-cell table:style-name="ce537" table:formula="of:=IF(([.$A35]+2)/3&gt;=[.O$2];ROUND([.$K$26]*([.$A35]-[.O$3])/(20-[.O$3])*0.85/([.O$2]+1);0);&quot;-&quot;)" office:value-type="float" office:value="0">
            <text:p>0</text:p>
          </table:table-cell>
          <table:table-cell table:style-name="ce537" table:formula="of:=IF(([.$A35]+2)/3&gt;=[.P$2];ROUND([.$K$26]*([.$A35]-[.P$3])/(20-[.P$3])*0.85/([.P$2]+1);0);&quot;-&quot;)" office:value-type="string" office:string-value="-">
            <text:p>-</text:p>
          </table:table-cell>
          <table:table-cell table:style-name="ce537" table:formula="of:=IF(([.$A35]+2)/3&gt;=[.Q$2];ROUND([.$K$26]*([.$A35]-[.Q$3])/(20-[.Q$3])*0.85/([.Q$2]+1);0);&quot;-&quot;)" office:value-type="string" office:string-value="-">
            <text:p>-</text:p>
          </table:table-cell>
          <table:table-cell table:style-name="ce541" table:formula="of:=IF(([.$A35]+2)/3&gt;=[.R$2];ROUND([.$K$26]*([.$A35]-[.R$3])/(20-[.R$3])*0.85/([.R$2]+1);0);&quot;-&quot;)" office:value-type="string" office:string-value="-">
            <text:p>-</text:p>
          </table:table-cell>
          <table:table-cell table:style-name="ce533" table:formula="of:=[.S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2)/3&gt;=[.U$2];ROUND([.$T$26]*([.$A35]-[.U$3])/(20-[.U$3])*0.85/([.U$2]+1);0);&quot;-&quot;)" office:value-type="float" office:value="2">
            <text:p>2</text:p>
          </table:table-cell>
          <table:table-cell table:style-name="ce537" table:formula="of:=IF(([.$A35]+2)/3&gt;=[.V$2];ROUND([.$T$26]*([.$A35]-[.V$3])/(20-[.V$3])*0.85/([.V$2]+1);0);&quot;-&quot;)" office:value-type="float" office:value="1">
            <text:p>1</text:p>
          </table:table-cell>
          <table:table-cell table:style-name="ce537" table:formula="of:=IF(([.$A35]+2)/3&gt;=[.W$2];ROUND([.$T$26]*([.$A35]-[.W$3])/(20-[.W$3])*0.85/([.W$2]+1);0);&quot;-&quot;)" office:value-type="float" office:value="0">
            <text:p>0</text:p>
          </table:table-cell>
          <table:table-cell table:style-name="ce537" table:formula="of:=IF(([.$A35]+2)/3&gt;=[.X$2];ROUND([.$T$26]*([.$A35]-[.X$3])/(20-[.X$3])*0.85/([.X$2]+1);0);&quot;-&quot;)" office:value-type="float" office:value="0">
            <text:p>0</text:p>
          </table:table-cell>
          <table:table-cell table:style-name="ce537" table:formula="of:=IF(([.$A35]+2)/3&gt;=[.Y$2];ROUND([.$T$26]*([.$A35]-[.Y$3])/(20-[.Y$3])*0.85/([.Y$2]+1);0);&quot;-&quot;)" office:value-type="string" office:string-value="-">
            <text:p>-</text:p>
          </table:table-cell>
          <table:table-cell table:style-name="ce537" table:formula="of:=IF(([.$A35]+2)/3&gt;=[.Z$2];ROUND([.$T$26]*([.$A35]-[.Z$3])/(20-[.Z$3])*0.85/([.Z$2]+1);0);&quot;-&quot;)" office:value-type="string" office:string-value="-">
            <text:p>-</text:p>
          </table:table-cell>
          <table:table-cell table:style-name="ce541" table:formula="of:=IF(([.$A35]+2)/3&gt;=[.AA$2];ROUND([.$T$26]*([.$A3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2)/3&gt;=[.C$2];ROUND([.$B$26]*([.$A36]-[.C$3])/(20-[.C$3])*0.85/([.C$2]+1);0);&quot;-&quot;)" office:value-type="float" office:value="2">
            <text:p>2</text:p>
          </table:table-cell>
          <table:table-cell table:style-name="ce537" table:formula="of:=IF(([.$A36]+2)/3&gt;=[.D$2];ROUND([.$B$26]*([.$A36]-[.D$3])/(20-[.D$3])*0.85/([.D$2]+1);0);&quot;-&quot;)" office:value-type="float" office:value="1">
            <text:p>1</text:p>
          </table:table-cell>
          <table:table-cell table:style-name="ce537" table:formula="of:=IF(([.$A36]+2)/3&gt;=[.E$2];ROUND([.$B$26]*([.$A36]-[.E$3])/(20-[.E$3])*0.85/([.E$2]+1);0);&quot;-&quot;)" office:value-type="float" office:value="0">
            <text:p>0</text:p>
          </table:table-cell>
          <table:table-cell table:style-name="ce537" table:formula="of:=IF(([.$A36]+2)/3&gt;=[.F$2];ROUND([.$B$26]*([.$A36]-[.F$3])/(20-[.F$3])*0.85/([.F$2]+1);0);&quot;-&quot;)" office:value-type="float" office:value="0">
            <text:p>0</text:p>
          </table:table-cell>
          <table:table-cell table:style-name="ce537" table:formula="of:=IF(([.$A36]+2)/3&gt;=[.G$2];ROUND([.$B$26]*([.$A36]-[.G$3])/(20-[.G$3])*0.85/([.G$2]+1);0);&quot;-&quot;)" office:value-type="string" office:string-value="-">
            <text:p>-</text:p>
          </table:table-cell>
          <table:table-cell table:style-name="ce537" table:formula="of:=IF(([.$A36]+2)/3&gt;=[.H$2];ROUND([.$B$26]*([.$A36]-[.H$3])/(20-[.H$3])*0.85/([.H$2]+1);0);&quot;-&quot;)" office:value-type="string" office:string-value="-">
            <text:p>-</text:p>
          </table:table-cell>
          <table:table-cell table:style-name="ce541" table:formula="of:=IF(([.$A36]+2)/3&gt;=[.I$2];ROUND([.$B$26]*([.$A36]-[.I$3])/(20-[.I$3])*0.85/([.I$2]+1);0);&quot;-&quot;)" office:value-type="string" office:string-value="-">
            <text:p>-</text:p>
          </table:table-cell>
          <table:table-cell table:style-name="ce533" table:formula="of:=[.J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2)/3&gt;=[.L$2];ROUND([.$K$26]*([.$A36]-[.L$3])/(20-[.L$3])*0.85/([.L$2]+1);0);&quot;-&quot;)" office:value-type="float" office:value="2">
            <text:p>2</text:p>
          </table:table-cell>
          <table:table-cell table:style-name="ce537" table:formula="of:=IF(([.$A36]+2)/3&gt;=[.M$2];ROUND([.$K$26]*([.$A36]-[.M$3])/(20-[.M$3])*0.85/([.M$2]+1);0);&quot;-&quot;)" office:value-type="float" office:value="1">
            <text:p>1</text:p>
          </table:table-cell>
          <table:table-cell table:style-name="ce537" table:formula="of:=IF(([.$A36]+2)/3&gt;=[.N$2];ROUND([.$K$26]*([.$A36]-[.N$3])/(20-[.N$3])*0.85/([.N$2]+1);0);&quot;-&quot;)" office:value-type="float" office:value="0">
            <text:p>0</text:p>
          </table:table-cell>
          <table:table-cell table:style-name="ce537" table:formula="of:=IF(([.$A36]+2)/3&gt;=[.O$2];ROUND([.$K$26]*([.$A36]-[.O$3])/(20-[.O$3])*0.85/([.O$2]+1);0);&quot;-&quot;)" office:value-type="float" office:value="0">
            <text:p>0</text:p>
          </table:table-cell>
          <table:table-cell table:style-name="ce537" table:formula="of:=IF(([.$A36]+2)/3&gt;=[.P$2];ROUND([.$K$26]*([.$A36]-[.P$3])/(20-[.P$3])*0.85/([.P$2]+1);0);&quot;-&quot;)" office:value-type="string" office:string-value="-">
            <text:p>-</text:p>
          </table:table-cell>
          <table:table-cell table:style-name="ce537" table:formula="of:=IF(([.$A36]+2)/3&gt;=[.Q$2];ROUND([.$K$26]*([.$A36]-[.Q$3])/(20-[.Q$3])*0.85/([.Q$2]+1);0);&quot;-&quot;)" office:value-type="string" office:string-value="-">
            <text:p>-</text:p>
          </table:table-cell>
          <table:table-cell table:style-name="ce541" table:formula="of:=IF(([.$A36]+2)/3&gt;=[.R$2];ROUND([.$K$26]*([.$A36]-[.R$3])/(20-[.R$3])*0.85/([.R$2]+1);0);&quot;-&quot;)" office:value-type="string" office:string-value="-">
            <text:p>-</text:p>
          </table:table-cell>
          <table:table-cell table:style-name="ce533" table:formula="of:=[.S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2)/3&gt;=[.U$2];ROUND([.$T$26]*([.$A36]-[.U$3])/(20-[.U$3])*0.85/([.U$2]+1);0);&quot;-&quot;)" office:value-type="float" office:value="3">
            <text:p>3</text:p>
          </table:table-cell>
          <table:table-cell table:style-name="ce537" table:formula="of:=IF(([.$A36]+2)/3&gt;=[.V$2];ROUND([.$T$26]*([.$A36]-[.V$3])/(20-[.V$3])*0.85/([.V$2]+1);0);&quot;-&quot;)" office:value-type="float" office:value="1">
            <text:p>1</text:p>
          </table:table-cell>
          <table:table-cell table:style-name="ce537" table:formula="of:=IF(([.$A36]+2)/3&gt;=[.W$2];ROUND([.$T$26]*([.$A36]-[.W$3])/(20-[.W$3])*0.85/([.W$2]+1);0);&quot;-&quot;)" office:value-type="float" office:value="1">
            <text:p>1</text:p>
          </table:table-cell>
          <table:table-cell table:style-name="ce537" table:formula="of:=IF(([.$A36]+2)/3&gt;=[.X$2];ROUND([.$T$26]*([.$A36]-[.X$3])/(20-[.X$3])*0.85/([.X$2]+1);0);&quot;-&quot;)" office:value-type="float" office:value="0">
            <text:p>0</text:p>
          </table:table-cell>
          <table:table-cell table:style-name="ce537" table:formula="of:=IF(([.$A36]+2)/3&gt;=[.Y$2];ROUND([.$T$26]*([.$A36]-[.Y$3])/(20-[.Y$3])*0.85/([.Y$2]+1);0);&quot;-&quot;)" office:value-type="string" office:string-value="-">
            <text:p>-</text:p>
          </table:table-cell>
          <table:table-cell table:style-name="ce537" table:formula="of:=IF(([.$A36]+2)/3&gt;=[.Z$2];ROUND([.$T$26]*([.$A36]-[.Z$3])/(20-[.Z$3])*0.85/([.Z$2]+1);0);&quot;-&quot;)" office:value-type="string" office:string-value="-">
            <text:p>-</text:p>
          </table:table-cell>
          <table:table-cell table:style-name="ce541" table:formula="of:=IF(([.$A36]+2)/3&gt;=[.AA$2];ROUND([.$T$26]*([.$A3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2)/3&gt;=[.C$2];ROUND([.$B$26]*([.$A37]-[.C$3])/(20-[.C$3])*0.85/([.C$2]+1);0);&quot;-&quot;)" office:value-type="float" office:value="2">
            <text:p>2</text:p>
          </table:table-cell>
          <table:table-cell table:style-name="ce537" table:formula="of:=IF(([.$A37]+2)/3&gt;=[.D$2];ROUND([.$B$26]*([.$A37]-[.D$3])/(20-[.D$3])*0.85/([.D$2]+1);0);&quot;-&quot;)" office:value-type="float" office:value="1">
            <text:p>1</text:p>
          </table:table-cell>
          <table:table-cell table:style-name="ce537" table:formula="of:=IF(([.$A37]+2)/3&gt;=[.E$2];ROUND([.$B$26]*([.$A37]-[.E$3])/(20-[.E$3])*0.85/([.E$2]+1);0);&quot;-&quot;)" office:value-type="float" office:value="0">
            <text:p>0</text:p>
          </table:table-cell>
          <table:table-cell table:style-name="ce537" table:formula="of:=IF(([.$A37]+2)/3&gt;=[.F$2];ROUND([.$B$26]*([.$A37]-[.F$3])/(20-[.F$3])*0.85/([.F$2]+1);0);&quot;-&quot;)" office:value-type="float" office:value="0">
            <text:p>0</text:p>
          </table:table-cell>
          <table:table-cell table:style-name="ce537" table:formula="of:=IF(([.$A37]+2)/3&gt;=[.G$2];ROUND([.$B$26]*([.$A37]-[.G$3])/(20-[.G$3])*0.85/([.G$2]+1);0);&quot;-&quot;)" office:value-type="float" office:value="0">
            <text:p>0</text:p>
          </table:table-cell>
          <table:table-cell table:style-name="ce537" table:formula="of:=IF(([.$A37]+2)/3&gt;=[.H$2];ROUND([.$B$26]*([.$A37]-[.H$3])/(20-[.H$3])*0.85/([.H$2]+1);0);&quot;-&quot;)" office:value-type="string" office:string-value="-">
            <text:p>-</text:p>
          </table:table-cell>
          <table:table-cell table:style-name="ce541" table:formula="of:=IF(([.$A37]+2)/3&gt;=[.I$2];ROUND([.$B$26]*([.$A37]-[.I$3])/(20-[.I$3])*0.85/([.I$2]+1);0);&quot;-&quot;)" office:value-type="string" office:string-value="-">
            <text:p>-</text:p>
          </table:table-cell>
          <table:table-cell table:style-name="ce533" table:formula="of:=[.J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2)/3&gt;=[.L$2];ROUND([.$K$26]*([.$A37]-[.L$3])/(20-[.L$3])*0.85/([.L$2]+1);0);&quot;-&quot;)" office:value-type="float" office:value="2">
            <text:p>2</text:p>
          </table:table-cell>
          <table:table-cell table:style-name="ce537" table:formula="of:=IF(([.$A37]+2)/3&gt;=[.M$2];ROUND([.$K$26]*([.$A37]-[.M$3])/(20-[.M$3])*0.85/([.M$2]+1);0);&quot;-&quot;)" office:value-type="float" office:value="1">
            <text:p>1</text:p>
          </table:table-cell>
          <table:table-cell table:style-name="ce537" table:formula="of:=IF(([.$A37]+2)/3&gt;=[.N$2];ROUND([.$K$26]*([.$A37]-[.N$3])/(20-[.N$3])*0.85/([.N$2]+1);0);&quot;-&quot;)" office:value-type="float" office:value="1">
            <text:p>1</text:p>
          </table:table-cell>
          <table:table-cell table:style-name="ce537" table:formula="of:=IF(([.$A37]+2)/3&gt;=[.O$2];ROUND([.$K$26]*([.$A37]-[.O$3])/(20-[.O$3])*0.85/([.O$2]+1);0);&quot;-&quot;)" office:value-type="float" office:value="0">
            <text:p>0</text:p>
          </table:table-cell>
          <table:table-cell table:style-name="ce537" table:formula="of:=IF(([.$A37]+2)/3&gt;=[.P$2];ROUND([.$K$26]*([.$A37]-[.P$3])/(20-[.P$3])*0.85/([.P$2]+1);0);&quot;-&quot;)" office:value-type="float" office:value="0">
            <text:p>0</text:p>
          </table:table-cell>
          <table:table-cell table:style-name="ce537" table:formula="of:=IF(([.$A37]+2)/3&gt;=[.Q$2];ROUND([.$K$26]*([.$A37]-[.Q$3])/(20-[.Q$3])*0.85/([.Q$2]+1);0);&quot;-&quot;)" office:value-type="string" office:string-value="-">
            <text:p>-</text:p>
          </table:table-cell>
          <table:table-cell table:style-name="ce541" table:formula="of:=IF(([.$A37]+2)/3&gt;=[.R$2];ROUND([.$K$26]*([.$A37]-[.R$3])/(20-[.R$3])*0.85/([.R$2]+1);0);&quot;-&quot;)" office:value-type="string" office:string-value="-">
            <text:p>-</text:p>
          </table:table-cell>
          <table:table-cell table:style-name="ce533" table:formula="of:=[.S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2)/3&gt;=[.U$2];ROUND([.$T$26]*([.$A37]-[.U$3])/(20-[.U$3])*0.85/([.U$2]+1);0);&quot;-&quot;)" office:value-type="float" office:value="3">
            <text:p>3</text:p>
          </table:table-cell>
          <table:table-cell table:style-name="ce537" table:formula="of:=IF(([.$A37]+2)/3&gt;=[.V$2];ROUND([.$T$26]*([.$A37]-[.V$3])/(20-[.V$3])*0.85/([.V$2]+1);0);&quot;-&quot;)" office:value-type="float" office:value="1">
            <text:p>1</text:p>
          </table:table-cell>
          <table:table-cell table:style-name="ce537" table:formula="of:=IF(([.$A37]+2)/3&gt;=[.W$2];ROUND([.$T$26]*([.$A37]-[.W$3])/(20-[.W$3])*0.85/([.W$2]+1);0);&quot;-&quot;)" office:value-type="float" office:value="1">
            <text:p>1</text:p>
          </table:table-cell>
          <table:table-cell table:style-name="ce537" table:formula="of:=IF(([.$A37]+2)/3&gt;=[.X$2];ROUND([.$T$26]*([.$A37]-[.X$3])/(20-[.X$3])*0.85/([.X$2]+1);0);&quot;-&quot;)" office:value-type="float" office:value="0">
            <text:p>0</text:p>
          </table:table-cell>
          <table:table-cell table:style-name="ce537" table:formula="of:=IF(([.$A37]+2)/3&gt;=[.Y$2];ROUND([.$T$26]*([.$A37]-[.Y$3])/(20-[.Y$3])*0.85/([.Y$2]+1);0);&quot;-&quot;)" office:value-type="float" office:value="0">
            <text:p>0</text:p>
          </table:table-cell>
          <table:table-cell table:style-name="ce537" table:formula="of:=IF(([.$A37]+2)/3&gt;=[.Z$2];ROUND([.$T$26]*([.$A37]-[.Z$3])/(20-[.Z$3])*0.85/([.Z$2]+1);0);&quot;-&quot;)" office:value-type="string" office:string-value="-">
            <text:p>-</text:p>
          </table:table-cell>
          <table:table-cell table:style-name="ce541" table:formula="of:=IF(([.$A37]+2)/3&gt;=[.AA$2];ROUND([.$T$26]*([.$A3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2)/3&gt;=[.C$2];ROUND([.$B$26]*([.$A38]-[.C$3])/(20-[.C$3])*0.85/([.C$2]+1);0);&quot;-&quot;)" office:value-type="float" office:value="2">
            <text:p>2</text:p>
          </table:table-cell>
          <table:table-cell table:style-name="ce537" table:formula="of:=IF(([.$A38]+2)/3&gt;=[.D$2];ROUND([.$B$26]*([.$A38]-[.D$3])/(20-[.D$3])*0.85/([.D$2]+1);0);&quot;-&quot;)" office:value-type="float" office:value="1">
            <text:p>1</text:p>
          </table:table-cell>
          <table:table-cell table:style-name="ce537" table:formula="of:=IF(([.$A38]+2)/3&gt;=[.E$2];ROUND([.$B$26]*([.$A38]-[.E$3])/(20-[.E$3])*0.85/([.E$2]+1);0);&quot;-&quot;)" office:value-type="float" office:value="0">
            <text:p>0</text:p>
          </table:table-cell>
          <table:table-cell table:style-name="ce537" table:formula="of:=IF(([.$A38]+2)/3&gt;=[.F$2];ROUND([.$B$26]*([.$A38]-[.F$3])/(20-[.F$3])*0.85/([.F$2]+1);0);&quot;-&quot;)" office:value-type="float" office:value="0">
            <text:p>0</text:p>
          </table:table-cell>
          <table:table-cell table:style-name="ce537" table:formula="of:=IF(([.$A38]+2)/3&gt;=[.G$2];ROUND([.$B$26]*([.$A38]-[.G$3])/(20-[.G$3])*0.85/([.G$2]+1);0);&quot;-&quot;)" office:value-type="float" office:value="0">
            <text:p>0</text:p>
          </table:table-cell>
          <table:table-cell table:style-name="ce537" table:formula="of:=IF(([.$A38]+2)/3&gt;=[.H$2];ROUND([.$B$26]*([.$A38]-[.H$3])/(20-[.H$3])*0.85/([.H$2]+1);0);&quot;-&quot;)" office:value-type="string" office:string-value="-">
            <text:p>-</text:p>
          </table:table-cell>
          <table:table-cell table:style-name="ce541" table:formula="of:=IF(([.$A38]+2)/3&gt;=[.I$2];ROUND([.$B$26]*([.$A38]-[.I$3])/(20-[.I$3])*0.85/([.I$2]+1);0);&quot;-&quot;)" office:value-type="string" office:string-value="-">
            <text:p>-</text:p>
          </table:table-cell>
          <table:table-cell table:style-name="ce533" table:formula="of:=[.J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2)/3&gt;=[.L$2];ROUND([.$K$26]*([.$A38]-[.L$3])/(20-[.L$3])*0.85/([.L$2]+1);0);&quot;-&quot;)" office:value-type="float" office:value="3">
            <text:p>3</text:p>
          </table:table-cell>
          <table:table-cell table:style-name="ce537" table:formula="of:=IF(([.$A38]+2)/3&gt;=[.M$2];ROUND([.$K$26]*([.$A38]-[.M$3])/(20-[.M$3])*0.85/([.M$2]+1);0);&quot;-&quot;)" office:value-type="float" office:value="1">
            <text:p>1</text:p>
          </table:table-cell>
          <table:table-cell table:style-name="ce537" table:formula="of:=IF(([.$A38]+2)/3&gt;=[.N$2];ROUND([.$K$26]*([.$A38]-[.N$3])/(20-[.N$3])*0.85/([.N$2]+1);0);&quot;-&quot;)" office:value-type="float" office:value="1">
            <text:p>1</text:p>
          </table:table-cell>
          <table:table-cell table:style-name="ce537" table:formula="of:=IF(([.$A38]+2)/3&gt;=[.O$2];ROUND([.$K$26]*([.$A38]-[.O$3])/(20-[.O$3])*0.85/([.O$2]+1);0);&quot;-&quot;)" office:value-type="float" office:value="0">
            <text:p>0</text:p>
          </table:table-cell>
          <table:table-cell table:style-name="ce537" table:formula="of:=IF(([.$A38]+2)/3&gt;=[.P$2];ROUND([.$K$26]*([.$A38]-[.P$3])/(20-[.P$3])*0.85/([.P$2]+1);0);&quot;-&quot;)" office:value-type="float" office:value="0">
            <text:p>0</text:p>
          </table:table-cell>
          <table:table-cell table:style-name="ce537" table:formula="of:=IF(([.$A38]+2)/3&gt;=[.Q$2];ROUND([.$K$26]*([.$A38]-[.Q$3])/(20-[.Q$3])*0.85/([.Q$2]+1);0);&quot;-&quot;)" office:value-type="string" office:string-value="-">
            <text:p>-</text:p>
          </table:table-cell>
          <table:table-cell table:style-name="ce541" table:formula="of:=IF(([.$A38]+2)/3&gt;=[.R$2];ROUND([.$K$26]*([.$A38]-[.R$3])/(20-[.R$3])*0.85/([.R$2]+1);0);&quot;-&quot;)" office:value-type="string" office:string-value="-">
            <text:p>-</text:p>
          </table:table-cell>
          <table:table-cell table:style-name="ce533" table:formula="of:=[.S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2)/3&gt;=[.U$2];ROUND([.$T$26]*([.$A38]-[.U$3])/(20-[.U$3])*0.85/([.U$2]+1);0);&quot;-&quot;)" office:value-type="float" office:value="3">
            <text:p>3</text:p>
          </table:table-cell>
          <table:table-cell table:style-name="ce537" table:formula="of:=IF(([.$A38]+2)/3&gt;=[.V$2];ROUND([.$T$26]*([.$A38]-[.V$3])/(20-[.V$3])*0.85/([.V$2]+1);0);&quot;-&quot;)" office:value-type="float" office:value="1">
            <text:p>1</text:p>
          </table:table-cell>
          <table:table-cell table:style-name="ce537" table:formula="of:=IF(([.$A38]+2)/3&gt;=[.W$2];ROUND([.$T$26]*([.$A38]-[.W$3])/(20-[.W$3])*0.85/([.W$2]+1);0);&quot;-&quot;)" office:value-type="float" office:value="1">
            <text:p>1</text:p>
          </table:table-cell>
          <table:table-cell table:style-name="ce537" table:formula="of:=IF(([.$A38]+2)/3&gt;=[.X$2];ROUND([.$T$26]*([.$A38]-[.X$3])/(20-[.X$3])*0.85/([.X$2]+1);0);&quot;-&quot;)" office:value-type="float" office:value="0">
            <text:p>0</text:p>
          </table:table-cell>
          <table:table-cell table:style-name="ce537" table:formula="of:=IF(([.$A38]+2)/3&gt;=[.Y$2];ROUND([.$T$26]*([.$A38]-[.Y$3])/(20-[.Y$3])*0.85/([.Y$2]+1);0);&quot;-&quot;)" office:value-type="float" office:value="0">
            <text:p>0</text:p>
          </table:table-cell>
          <table:table-cell table:style-name="ce537" table:formula="of:=IF(([.$A38]+2)/3&gt;=[.Z$2];ROUND([.$T$26]*([.$A38]-[.Z$3])/(20-[.Z$3])*0.85/([.Z$2]+1);0);&quot;-&quot;)" office:value-type="string" office:string-value="-">
            <text:p>-</text:p>
          </table:table-cell>
          <table:table-cell table:style-name="ce541" table:formula="of:=IF(([.$A38]+2)/3&gt;=[.AA$2];ROUND([.$T$26]*([.$A3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2)/3&gt;=[.C$2];ROUND([.$B$26]*([.$A39]-[.C$3])/(20-[.C$3])*0.85/([.C$2]+1);0);&quot;-&quot;)" office:value-type="float" office:value="2">
            <text:p>2</text:p>
          </table:table-cell>
          <table:table-cell table:style-name="ce537" table:formula="of:=IF(([.$A39]+2)/3&gt;=[.D$2];ROUND([.$B$26]*([.$A39]-[.D$3])/(20-[.D$3])*0.85/([.D$2]+1);0);&quot;-&quot;)" office:value-type="float" office:value="1">
            <text:p>1</text:p>
          </table:table-cell>
          <table:table-cell table:style-name="ce537" table:formula="of:=IF(([.$A39]+2)/3&gt;=[.E$2];ROUND([.$B$26]*([.$A39]-[.E$3])/(20-[.E$3])*0.85/([.E$2]+1);0);&quot;-&quot;)" office:value-type="float" office:value="1">
            <text:p>1</text:p>
          </table:table-cell>
          <table:table-cell table:style-name="ce537" table:formula="of:=IF(([.$A39]+2)/3&gt;=[.F$2];ROUND([.$B$26]*([.$A39]-[.F$3])/(20-[.F$3])*0.85/([.F$2]+1);0);&quot;-&quot;)" office:value-type="float" office:value="0">
            <text:p>0</text:p>
          </table:table-cell>
          <table:table-cell table:style-name="ce537" table:formula="of:=IF(([.$A39]+2)/3&gt;=[.G$2];ROUND([.$B$26]*([.$A39]-[.G$3])/(20-[.G$3])*0.85/([.G$2]+1);0);&quot;-&quot;)" office:value-type="float" office:value="0">
            <text:p>0</text:p>
          </table:table-cell>
          <table:table-cell table:style-name="ce537" table:formula="of:=IF(([.$A39]+2)/3&gt;=[.H$2];ROUND([.$B$26]*([.$A39]-[.H$3])/(20-[.H$3])*0.85/([.H$2]+1);0);&quot;-&quot;)" office:value-type="string" office:string-value="-">
            <text:p>-</text:p>
          </table:table-cell>
          <table:table-cell table:style-name="ce541" table:formula="of:=IF(([.$A39]+2)/3&gt;=[.I$2];ROUND([.$B$26]*([.$A39]-[.I$3])/(20-[.I$3])*0.85/([.I$2]+1);0);&quot;-&quot;)" office:value-type="string" office:string-value="-">
            <text:p>-</text:p>
          </table:table-cell>
          <table:table-cell table:style-name="ce533" table:formula="of:=[.J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2)/3&gt;=[.L$2];ROUND([.$K$26]*([.$A39]-[.L$3])/(20-[.L$3])*0.85/([.L$2]+1);0);&quot;-&quot;)" office:value-type="float" office:value="3">
            <text:p>3</text:p>
          </table:table-cell>
          <table:table-cell table:style-name="ce537" table:formula="of:=IF(([.$A39]+2)/3&gt;=[.M$2];ROUND([.$K$26]*([.$A39]-[.M$3])/(20-[.M$3])*0.85/([.M$2]+1);0);&quot;-&quot;)" office:value-type="float" office:value="1">
            <text:p>1</text:p>
          </table:table-cell>
          <table:table-cell table:style-name="ce537" table:formula="of:=IF(([.$A39]+2)/3&gt;=[.N$2];ROUND([.$K$26]*([.$A39]-[.N$3])/(20-[.N$3])*0.85/([.N$2]+1);0);&quot;-&quot;)" office:value-type="float" office:value="1">
            <text:p>1</text:p>
          </table:table-cell>
          <table:table-cell table:style-name="ce537" table:formula="of:=IF(([.$A39]+2)/3&gt;=[.O$2];ROUND([.$K$26]*([.$A39]-[.O$3])/(20-[.O$3])*0.85/([.O$2]+1);0);&quot;-&quot;)" office:value-type="float" office:value="0">
            <text:p>0</text:p>
          </table:table-cell>
          <table:table-cell table:style-name="ce537" table:formula="of:=IF(([.$A39]+2)/3&gt;=[.P$2];ROUND([.$K$26]*([.$A39]-[.P$3])/(20-[.P$3])*0.85/([.P$2]+1);0);&quot;-&quot;)" office:value-type="float" office:value="0">
            <text:p>0</text:p>
          </table:table-cell>
          <table:table-cell table:style-name="ce537" table:formula="of:=IF(([.$A39]+2)/3&gt;=[.Q$2];ROUND([.$K$26]*([.$A39]-[.Q$3])/(20-[.Q$3])*0.85/([.Q$2]+1);0);&quot;-&quot;)" office:value-type="string" office:string-value="-">
            <text:p>-</text:p>
          </table:table-cell>
          <table:table-cell table:style-name="ce541" table:formula="of:=IF(([.$A39]+2)/3&gt;=[.R$2];ROUND([.$K$26]*([.$A39]-[.R$3])/(20-[.R$3])*0.85/([.R$2]+1);0);&quot;-&quot;)" office:value-type="string" office:string-value="-">
            <text:p>-</text:p>
          </table:table-cell>
          <table:table-cell table:style-name="ce533" table:formula="of:=[.S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2)/3&gt;=[.U$2];ROUND([.$T$26]*([.$A39]-[.U$3])/(20-[.U$3])*0.85/([.U$2]+1);0);&quot;-&quot;)" office:value-type="float" office:value="3">
            <text:p>3</text:p>
          </table:table-cell>
          <table:table-cell table:style-name="ce537" table:formula="of:=IF(([.$A39]+2)/3&gt;=[.V$2];ROUND([.$T$26]*([.$A39]-[.V$3])/(20-[.V$3])*0.85/([.V$2]+1);0);&quot;-&quot;)" office:value-type="float" office:value="1">
            <text:p>1</text:p>
          </table:table-cell>
          <table:table-cell table:style-name="ce537" table:formula="of:=IF(([.$A39]+2)/3&gt;=[.W$2];ROUND([.$T$26]*([.$A39]-[.W$3])/(20-[.W$3])*0.85/([.W$2]+1);0);&quot;-&quot;)" office:value-type="float" office:value="1">
            <text:p>1</text:p>
          </table:table-cell>
          <table:table-cell table:style-name="ce537" table:formula="of:=IF(([.$A39]+2)/3&gt;=[.X$2];ROUND([.$T$26]*([.$A39]-[.X$3])/(20-[.X$3])*0.85/([.X$2]+1);0);&quot;-&quot;)" office:value-type="float" office:value="0">
            <text:p>0</text:p>
          </table:table-cell>
          <table:table-cell table:style-name="ce537" table:formula="of:=IF(([.$A39]+2)/3&gt;=[.Y$2];ROUND([.$T$26]*([.$A39]-[.Y$3])/(20-[.Y$3])*0.85/([.Y$2]+1);0);&quot;-&quot;)" office:value-type="float" office:value="0">
            <text:p>0</text:p>
          </table:table-cell>
          <table:table-cell table:style-name="ce537" table:formula="of:=IF(([.$A39]+2)/3&gt;=[.Z$2];ROUND([.$T$26]*([.$A39]-[.Z$3])/(20-[.Z$3])*0.85/([.Z$2]+1);0);&quot;-&quot;)" office:value-type="string" office:string-value="-">
            <text:p>-</text:p>
          </table:table-cell>
          <table:table-cell table:style-name="ce541" table:formula="of:=IF(([.$A39]+2)/3&gt;=[.AA$2];ROUND([.$T$26]*([.$A3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2)/3&gt;=[.C$2];ROUND([.$B$26]*([.$A40]-[.C$3])/(20-[.C$3])*0.85/([.C$2]+1);0);&quot;-&quot;)" office:value-type="float" office:value="2">
            <text:p>2</text:p>
          </table:table-cell>
          <table:table-cell table:style-name="ce537" table:formula="of:=IF(([.$A40]+2)/3&gt;=[.D$2];ROUND([.$B$26]*([.$A40]-[.D$3])/(20-[.D$3])*0.85/([.D$2]+1);0);&quot;-&quot;)" office:value-type="float" office:value="1">
            <text:p>1</text:p>
          </table:table-cell>
          <table:table-cell table:style-name="ce537" table:formula="of:=IF(([.$A40]+2)/3&gt;=[.E$2];ROUND([.$B$26]*([.$A40]-[.E$3])/(20-[.E$3])*0.85/([.E$2]+1);0);&quot;-&quot;)" office:value-type="float" office:value="1">
            <text:p>1</text:p>
          </table:table-cell>
          <table:table-cell table:style-name="ce537" table:formula="of:=IF(([.$A40]+2)/3&gt;=[.F$2];ROUND([.$B$26]*([.$A40]-[.F$3])/(20-[.F$3])*0.85/([.F$2]+1);0);&quot;-&quot;)" office:value-type="float" office:value="0">
            <text:p>0</text:p>
          </table:table-cell>
          <table:table-cell table:style-name="ce537" table:formula="of:=IF(([.$A40]+2)/3&gt;=[.G$2];ROUND([.$B$26]*([.$A40]-[.G$3])/(20-[.G$3])*0.85/([.G$2]+1);0);&quot;-&quot;)" office:value-type="float" office:value="0">
            <text:p>0</text:p>
          </table:table-cell>
          <table:table-cell table:style-name="ce537" table:formula="of:=IF(([.$A40]+2)/3&gt;=[.H$2];ROUND([.$B$26]*([.$A40]-[.H$3])/(20-[.H$3])*0.85/([.H$2]+1);0);&quot;-&quot;)" office:value-type="float" office:value="0">
            <text:p>0</text:p>
          </table:table-cell>
          <table:table-cell table:style-name="ce541" table:formula="of:=IF(([.$A40]+2)/3&gt;=[.I$2];ROUND([.$B$26]*([.$A40]-[.I$3])/(20-[.I$3])*0.85/([.I$2]+1);0);&quot;-&quot;)" office:value-type="string" office:string-value="-">
            <text:p>-</text:p>
          </table:table-cell>
          <table:table-cell table:style-name="ce533" table:formula="of:=[.J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2)/3&gt;=[.L$2];ROUND([.$K$26]*([.$A40]-[.L$3])/(20-[.L$3])*0.85/([.L$2]+1);0);&quot;-&quot;)" office:value-type="float" office:value="3">
            <text:p>3</text:p>
          </table:table-cell>
          <table:table-cell table:style-name="ce537" table:formula="of:=IF(([.$A40]+2)/3&gt;=[.M$2];ROUND([.$K$26]*([.$A40]-[.M$3])/(20-[.M$3])*0.85/([.M$2]+1);0);&quot;-&quot;)" office:value-type="float" office:value="1">
            <text:p>1</text:p>
          </table:table-cell>
          <table:table-cell table:style-name="ce537" table:formula="of:=IF(([.$A40]+2)/3&gt;=[.N$2];ROUND([.$K$26]*([.$A40]-[.N$3])/(20-[.N$3])*0.85/([.N$2]+1);0);&quot;-&quot;)" office:value-type="float" office:value="1">
            <text:p>1</text:p>
          </table:table-cell>
          <table:table-cell table:style-name="ce537" table:formula="of:=IF(([.$A40]+2)/3&gt;=[.O$2];ROUND([.$K$26]*([.$A40]-[.O$3])/(20-[.O$3])*0.85/([.O$2]+1);0);&quot;-&quot;)" office:value-type="float" office:value="0">
            <text:p>0</text:p>
          </table:table-cell>
          <table:table-cell table:style-name="ce537" table:formula="of:=IF(([.$A40]+2)/3&gt;=[.P$2];ROUND([.$K$26]*([.$A40]-[.P$3])/(20-[.P$3])*0.85/([.P$2]+1);0);&quot;-&quot;)" office:value-type="float" office:value="0">
            <text:p>0</text:p>
          </table:table-cell>
          <table:table-cell table:style-name="ce537" table:formula="of:=IF(([.$A40]+2)/3&gt;=[.Q$2];ROUND([.$K$26]*([.$A40]-[.Q$3])/(20-[.Q$3])*0.85/([.Q$2]+1);0);&quot;-&quot;)" office:value-type="float" office:value="0">
            <text:p>0</text:p>
          </table:table-cell>
          <table:table-cell table:style-name="ce541" table:formula="of:=IF(([.$A40]+2)/3&gt;=[.R$2];ROUND([.$K$26]*([.$A40]-[.R$3])/(20-[.R$3])*0.85/([.R$2]+1);0);&quot;-&quot;)" office:value-type="string" office:string-value="-">
            <text:p>-</text:p>
          </table:table-cell>
          <table:table-cell table:style-name="ce533" table:formula="of:=[.S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2)/3&gt;=[.U$2];ROUND([.$T$26]*([.$A40]-[.U$3])/(20-[.U$3])*0.85/([.U$2]+1);0);&quot;-&quot;)" office:value-type="float" office:value="3">
            <text:p>3</text:p>
          </table:table-cell>
          <table:table-cell table:style-name="ce537" table:formula="of:=IF(([.$A40]+2)/3&gt;=[.V$2];ROUND([.$T$26]*([.$A40]-[.V$3])/(20-[.V$3])*0.85/([.V$2]+1);0);&quot;-&quot;)" office:value-type="float" office:value="2">
            <text:p>2</text:p>
          </table:table-cell>
          <table:table-cell table:style-name="ce537" table:formula="of:=IF(([.$A40]+2)/3&gt;=[.W$2];ROUND([.$T$26]*([.$A40]-[.W$3])/(20-[.W$3])*0.85/([.W$2]+1);0);&quot;-&quot;)" office:value-type="float" office:value="1">
            <text:p>1</text:p>
          </table:table-cell>
          <table:table-cell table:style-name="ce537" table:formula="of:=IF(([.$A40]+2)/3&gt;=[.X$2];ROUND([.$T$26]*([.$A40]-[.X$3])/(20-[.X$3])*0.85/([.X$2]+1);0);&quot;-&quot;)" office:value-type="float" office:value="1">
            <text:p>1</text:p>
          </table:table-cell>
          <table:table-cell table:style-name="ce537" table:formula="of:=IF(([.$A40]+2)/3&gt;=[.Y$2];ROUND([.$T$26]*([.$A40]-[.Y$3])/(20-[.Y$3])*0.85/([.Y$2]+1);0);&quot;-&quot;)" office:value-type="float" office:value="0">
            <text:p>0</text:p>
          </table:table-cell>
          <table:table-cell table:style-name="ce537" table:formula="of:=IF(([.$A40]+2)/3&gt;=[.Z$2];ROUND([.$T$26]*([.$A40]-[.Z$3])/(20-[.Z$3])*0.85/([.Z$2]+1);0);&quot;-&quot;)" office:value-type="float" office:value="0">
            <text:p>0</text:p>
          </table:table-cell>
          <table:table-cell table:style-name="ce541" table:formula="of:=IF(([.$A40]+2)/3&gt;=[.AA$2];ROUND([.$T$26]*([.$A4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2)/3&gt;=[.C$2];ROUND([.$B$26]*([.$A41]-[.C$3])/(20-[.C$3])*0.85/([.C$2]+1);0);&quot;-&quot;)" office:value-type="float" office:value="2">
            <text:p>2</text:p>
          </table:table-cell>
          <table:table-cell table:style-name="ce537" table:formula="of:=IF(([.$A41]+2)/3&gt;=[.D$2];ROUND([.$B$26]*([.$A41]-[.D$3])/(20-[.D$3])*0.85/([.D$2]+1);0);&quot;-&quot;)" office:value-type="float" office:value="1">
            <text:p>1</text:p>
          </table:table-cell>
          <table:table-cell table:style-name="ce537" table:formula="of:=IF(([.$A41]+2)/3&gt;=[.E$2];ROUND([.$B$26]*([.$A41]-[.E$3])/(20-[.E$3])*0.85/([.E$2]+1);0);&quot;-&quot;)" office:value-type="float" office:value="1">
            <text:p>1</text:p>
          </table:table-cell>
          <table:table-cell table:style-name="ce537" table:formula="of:=IF(([.$A41]+2)/3&gt;=[.F$2];ROUND([.$B$26]*([.$A41]-[.F$3])/(20-[.F$3])*0.85/([.F$2]+1);0);&quot;-&quot;)" office:value-type="float" office:value="0">
            <text:p>0</text:p>
          </table:table-cell>
          <table:table-cell table:style-name="ce537" table:formula="of:=IF(([.$A41]+2)/3&gt;=[.G$2];ROUND([.$B$26]*([.$A41]-[.G$3])/(20-[.G$3])*0.85/([.G$2]+1);0);&quot;-&quot;)" office:value-type="float" office:value="0">
            <text:p>0</text:p>
          </table:table-cell>
          <table:table-cell table:style-name="ce537" table:formula="of:=IF(([.$A41]+2)/3&gt;=[.H$2];ROUND([.$B$26]*([.$A41]-[.H$3])/(20-[.H$3])*0.85/([.H$2]+1);0);&quot;-&quot;)" office:value-type="float" office:value="0">
            <text:p>0</text:p>
          </table:table-cell>
          <table:table-cell table:style-name="ce541" table:formula="of:=IF(([.$A41]+2)/3&gt;=[.I$2];ROUND([.$B$26]*([.$A41]-[.I$3])/(20-[.I$3])*0.85/([.I$2]+1);0);&quot;-&quot;)" office:value-type="string" office:string-value="-">
            <text:p>-</text:p>
          </table:table-cell>
          <table:table-cell table:style-name="ce533" table:formula="of:=[.J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2)/3&gt;=[.L$2];ROUND([.$K$26]*([.$A41]-[.L$3])/(20-[.L$3])*0.85/([.L$2]+1);0);&quot;-&quot;)" office:value-type="float" office:value="3">
            <text:p>3</text:p>
          </table:table-cell>
          <table:table-cell table:style-name="ce537" table:formula="of:=IF(([.$A41]+2)/3&gt;=[.M$2];ROUND([.$K$26]*([.$A41]-[.M$3])/(20-[.M$3])*0.85/([.M$2]+1);0);&quot;-&quot;)" office:value-type="float" office:value="1">
            <text:p>1</text:p>
          </table:table-cell>
          <table:table-cell table:style-name="ce537" table:formula="of:=IF(([.$A41]+2)/3&gt;=[.N$2];ROUND([.$K$26]*([.$A41]-[.N$3])/(20-[.N$3])*0.85/([.N$2]+1);0);&quot;-&quot;)" office:value-type="float" office:value="1">
            <text:p>1</text:p>
          </table:table-cell>
          <table:table-cell table:style-name="ce537" table:formula="of:=IF(([.$A41]+2)/3&gt;=[.O$2];ROUND([.$K$26]*([.$A41]-[.O$3])/(20-[.O$3])*0.85/([.O$2]+1);0);&quot;-&quot;)" office:value-type="float" office:value="1">
            <text:p>1</text:p>
          </table:table-cell>
          <table:table-cell table:style-name="ce537" table:formula="of:=IF(([.$A41]+2)/3&gt;=[.P$2];ROUND([.$K$26]*([.$A41]-[.P$3])/(20-[.P$3])*0.85/([.P$2]+1);0);&quot;-&quot;)" office:value-type="float" office:value="0">
            <text:p>0</text:p>
          </table:table-cell>
          <table:table-cell table:style-name="ce537" table:formula="of:=IF(([.$A41]+2)/3&gt;=[.Q$2];ROUND([.$K$26]*([.$A41]-[.Q$3])/(20-[.Q$3])*0.85/([.Q$2]+1);0);&quot;-&quot;)" office:value-type="float" office:value="0">
            <text:p>0</text:p>
          </table:table-cell>
          <table:table-cell table:style-name="ce541" table:formula="of:=IF(([.$A41]+2)/3&gt;=[.R$2];ROUND([.$K$26]*([.$A41]-[.R$3])/(20-[.R$3])*0.85/([.R$2]+1);0);&quot;-&quot;)" office:value-type="string" office:string-value="-">
            <text:p>-</text:p>
          </table:table-cell>
          <table:table-cell table:style-name="ce533" table:formula="of:=[.S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2)/3&gt;=[.U$2];ROUND([.$T$26]*([.$A41]-[.U$3])/(20-[.U$3])*0.85/([.U$2]+1);0);&quot;-&quot;)" office:value-type="float" office:value="4">
            <text:p>4</text:p>
          </table:table-cell>
          <table:table-cell table:style-name="ce537" table:formula="of:=IF(([.$A41]+2)/3&gt;=[.V$2];ROUND([.$T$26]*([.$A41]-[.V$3])/(20-[.V$3])*0.85/([.V$2]+1);0);&quot;-&quot;)" office:value-type="float" office:value="2">
            <text:p>2</text:p>
          </table:table-cell>
          <table:table-cell table:style-name="ce537" table:formula="of:=IF(([.$A41]+2)/3&gt;=[.W$2];ROUND([.$T$26]*([.$A41]-[.W$3])/(20-[.W$3])*0.85/([.W$2]+1);0);&quot;-&quot;)" office:value-type="float" office:value="1">
            <text:p>1</text:p>
          </table:table-cell>
          <table:table-cell table:style-name="ce537" table:formula="of:=IF(([.$A41]+2)/3&gt;=[.X$2];ROUND([.$T$26]*([.$A41]-[.X$3])/(20-[.X$3])*0.85/([.X$2]+1);0);&quot;-&quot;)" office:value-type="float" office:value="1">
            <text:p>1</text:p>
          </table:table-cell>
          <table:table-cell table:style-name="ce537" table:formula="of:=IF(([.$A41]+2)/3&gt;=[.Y$2];ROUND([.$T$26]*([.$A41]-[.Y$3])/(20-[.Y$3])*0.85/([.Y$2]+1);0);&quot;-&quot;)" office:value-type="float" office:value="0">
            <text:p>0</text:p>
          </table:table-cell>
          <table:table-cell table:style-name="ce537" table:formula="of:=IF(([.$A41]+2)/3&gt;=[.Z$2];ROUND([.$T$26]*([.$A41]-[.Z$3])/(20-[.Z$3])*0.85/([.Z$2]+1);0);&quot;-&quot;)" office:value-type="float" office:value="0">
            <text:p>0</text:p>
          </table:table-cell>
          <table:table-cell table:style-name="ce541" table:formula="of:=IF(([.$A41]+2)/3&gt;=[.AA$2];ROUND([.$T$26]*([.$A4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2)/3&gt;=[.C$2];ROUND([.$B$26]*([.$A42]-[.C$3])/(20-[.C$3])*0.85/([.C$2]+1);0);&quot;-&quot;)" office:value-type="float" office:value="3">
            <text:p>3</text:p>
          </table:table-cell>
          <table:table-cell table:style-name="ce537" table:formula="of:=IF(([.$A42]+2)/3&gt;=[.D$2];ROUND([.$B$26]*([.$A42]-[.D$3])/(20-[.D$3])*0.85/([.D$2]+1);0);&quot;-&quot;)" office:value-type="float" office:value="1">
            <text:p>1</text:p>
          </table:table-cell>
          <table:table-cell table:style-name="ce537" table:formula="of:=IF(([.$A42]+2)/3&gt;=[.E$2];ROUND([.$B$26]*([.$A42]-[.E$3])/(20-[.E$3])*0.85/([.E$2]+1);0);&quot;-&quot;)" office:value-type="float" office:value="1">
            <text:p>1</text:p>
          </table:table-cell>
          <table:table-cell table:style-name="ce537" table:formula="of:=IF(([.$A42]+2)/3&gt;=[.F$2];ROUND([.$B$26]*([.$A42]-[.F$3])/(20-[.F$3])*0.85/([.F$2]+1);0);&quot;-&quot;)" office:value-type="float" office:value="1">
            <text:p>1</text:p>
          </table:table-cell>
          <table:table-cell table:style-name="ce537" table:formula="of:=IF(([.$A42]+2)/3&gt;=[.G$2];ROUND([.$B$26]*([.$A42]-[.G$3])/(20-[.G$3])*0.85/([.G$2]+1);0);&quot;-&quot;)" office:value-type="float" office:value="0">
            <text:p>0</text:p>
          </table:table-cell>
          <table:table-cell table:style-name="ce537" table:formula="of:=IF(([.$A42]+2)/3&gt;=[.H$2];ROUND([.$B$26]*([.$A42]-[.H$3])/(20-[.H$3])*0.85/([.H$2]+1);0);&quot;-&quot;)" office:value-type="float" office:value="0">
            <text:p>0</text:p>
          </table:table-cell>
          <table:table-cell table:style-name="ce541" table:formula="of:=IF(([.$A42]+2)/3&gt;=[.I$2];ROUND([.$B$26]*([.$A42]-[.I$3])/(20-[.I$3])*0.85/([.I$2]+1);0);&quot;-&quot;)" office:value-type="string" office:string-value="-">
            <text:p>-</text:p>
          </table:table-cell>
          <table:table-cell table:style-name="ce533" table:formula="of:=[.J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2)/3&gt;=[.L$2];ROUND([.$K$26]*([.$A42]-[.L$3])/(20-[.L$3])*0.85/([.L$2]+1);0);&quot;-&quot;)" office:value-type="float" office:value="3">
            <text:p>3</text:p>
          </table:table-cell>
          <table:table-cell table:style-name="ce537" table:formula="of:=IF(([.$A42]+2)/3&gt;=[.M$2];ROUND([.$K$26]*([.$A42]-[.M$3])/(20-[.M$3])*0.85/([.M$2]+1);0);&quot;-&quot;)" office:value-type="float" office:value="2">
            <text:p>2</text:p>
          </table:table-cell>
          <table:table-cell table:style-name="ce537" table:formula="of:=IF(([.$A42]+2)/3&gt;=[.N$2];ROUND([.$K$26]*([.$A42]-[.N$3])/(20-[.N$3])*0.85/([.N$2]+1);0);&quot;-&quot;)" office:value-type="float" office:value="1">
            <text:p>1</text:p>
          </table:table-cell>
          <table:table-cell table:style-name="ce537" table:formula="of:=IF(([.$A42]+2)/3&gt;=[.O$2];ROUND([.$K$26]*([.$A42]-[.O$3])/(20-[.O$3])*0.85/([.O$2]+1);0);&quot;-&quot;)" office:value-type="float" office:value="1">
            <text:p>1</text:p>
          </table:table-cell>
          <table:table-cell table:style-name="ce537" table:formula="of:=IF(([.$A42]+2)/3&gt;=[.P$2];ROUND([.$K$26]*([.$A42]-[.P$3])/(20-[.P$3])*0.85/([.P$2]+1);0);&quot;-&quot;)" office:value-type="float" office:value="0">
            <text:p>0</text:p>
          </table:table-cell>
          <table:table-cell table:style-name="ce537" table:formula="of:=IF(([.$A42]+2)/3&gt;=[.Q$2];ROUND([.$K$26]*([.$A42]-[.Q$3])/(20-[.Q$3])*0.85/([.Q$2]+1);0);&quot;-&quot;)" office:value-type="float" office:value="0">
            <text:p>0</text:p>
          </table:table-cell>
          <table:table-cell table:style-name="ce541" table:formula="of:=IF(([.$A42]+2)/3&gt;=[.R$2];ROUND([.$K$26]*([.$A42]-[.R$3])/(20-[.R$3])*0.85/([.R$2]+1);0);&quot;-&quot;)" office:value-type="string" office:string-value="-">
            <text:p>-</text:p>
          </table:table-cell>
          <table:table-cell table:style-name="ce533" table:formula="of:=[.S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2)/3&gt;=[.U$2];ROUND([.$T$26]*([.$A42]-[.U$3])/(20-[.U$3])*0.85/([.U$2]+1);0);&quot;-&quot;)" office:value-type="float" office:value="4">
            <text:p>4</text:p>
          </table:table-cell>
          <table:table-cell table:style-name="ce537" table:formula="of:=IF(([.$A42]+2)/3&gt;=[.V$2];ROUND([.$T$26]*([.$A42]-[.V$3])/(20-[.V$3])*0.85/([.V$2]+1);0);&quot;-&quot;)" office:value-type="float" office:value="2">
            <text:p>2</text:p>
          </table:table-cell>
          <table:table-cell table:style-name="ce537" table:formula="of:=IF(([.$A42]+2)/3&gt;=[.W$2];ROUND([.$T$26]*([.$A42]-[.W$3])/(20-[.W$3])*0.85/([.W$2]+1);0);&quot;-&quot;)" office:value-type="float" office:value="1">
            <text:p>1</text:p>
          </table:table-cell>
          <table:table-cell table:style-name="ce537" table:formula="of:=IF(([.$A42]+2)/3&gt;=[.X$2];ROUND([.$T$26]*([.$A42]-[.X$3])/(20-[.X$3])*0.85/([.X$2]+1);0);&quot;-&quot;)" office:value-type="float" office:value="1">
            <text:p>1</text:p>
          </table:table-cell>
          <table:table-cell table:style-name="ce537" table:formula="of:=IF(([.$A42]+2)/3&gt;=[.Y$2];ROUND([.$T$26]*([.$A42]-[.Y$3])/(20-[.Y$3])*0.85/([.Y$2]+1);0);&quot;-&quot;)" office:value-type="float" office:value="1">
            <text:p>1</text:p>
          </table:table-cell>
          <table:table-cell table:style-name="ce537" table:formula="of:=IF(([.$A42]+2)/3&gt;=[.Z$2];ROUND([.$T$26]*([.$A42]-[.Z$3])/(20-[.Z$3])*0.85/([.Z$2]+1);0);&quot;-&quot;)" office:value-type="float" office:value="0">
            <text:p>0</text:p>
          </table:table-cell>
          <table:table-cell table:style-name="ce541" table:formula="of:=IF(([.$A42]+2)/3&gt;=[.AA$2];ROUND([.$T$26]*([.$A4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2)/3&gt;=[.C$2];ROUND([.$B$26]*([.$A43]-[.C$3])/(20-[.C$3])*0.85/([.C$2]+1);0);&quot;-&quot;)" office:value-type="float" office:value="3">
            <text:p>3</text:p>
          </table:table-cell>
          <table:table-cell table:style-name="ce537" table:formula="of:=IF(([.$A43]+2)/3&gt;=[.D$2];ROUND([.$B$26]*([.$A43]-[.D$3])/(20-[.D$3])*0.85/([.D$2]+1);0);&quot;-&quot;)" office:value-type="float" office:value="1">
            <text:p>1</text:p>
          </table:table-cell>
          <table:table-cell table:style-name="ce537" table:formula="of:=IF(([.$A43]+2)/3&gt;=[.E$2];ROUND([.$B$26]*([.$A43]-[.E$3])/(20-[.E$3])*0.85/([.E$2]+1);0);&quot;-&quot;)" office:value-type="float" office:value="1">
            <text:p>1</text:p>
          </table:table-cell>
          <table:table-cell table:style-name="ce537" table:formula="of:=IF(([.$A43]+2)/3&gt;=[.F$2];ROUND([.$B$26]*([.$A43]-[.F$3])/(20-[.F$3])*0.85/([.F$2]+1);0);&quot;-&quot;)" office:value-type="float" office:value="1">
            <text:p>1</text:p>
          </table:table-cell>
          <table:table-cell table:style-name="ce537" table:formula="of:=IF(([.$A43]+2)/3&gt;=[.G$2];ROUND([.$B$26]*([.$A43]-[.G$3])/(20-[.G$3])*0.85/([.G$2]+1);0);&quot;-&quot;)" office:value-type="float" office:value="0">
            <text:p>0</text:p>
          </table:table-cell>
          <table:table-cell table:style-name="ce537" table:formula="of:=IF(([.$A43]+2)/3&gt;=[.H$2];ROUND([.$B$26]*([.$A43]-[.H$3])/(20-[.H$3])*0.85/([.H$2]+1);0);&quot;-&quot;)" office:value-type="float" office:value="0">
            <text:p>0</text:p>
          </table:table-cell>
          <table:table-cell table:style-name="ce541" table:formula="of:=IF(([.$A43]+2)/3&gt;=[.I$2];ROUND([.$B$26]*([.$A43]-[.I$3])/(20-[.I$3])*0.85/([.I$2]+1);0);&quot;-&quot;)" office:value-type="float" office:value="0">
            <text:p>0</text:p>
          </table:table-cell>
          <table:table-cell table:style-name="ce533" table:formula="of:=[.J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2)/3&gt;=[.L$2];ROUND([.$K$26]*([.$A43]-[.L$3])/(20-[.L$3])*0.85/([.L$2]+1);0);&quot;-&quot;)" office:value-type="float" office:value="3">
            <text:p>3</text:p>
          </table:table-cell>
          <table:table-cell table:style-name="ce537" table:formula="of:=IF(([.$A43]+2)/3&gt;=[.M$2];ROUND([.$K$26]*([.$A43]-[.M$3])/(20-[.M$3])*0.85/([.M$2]+1);0);&quot;-&quot;)" office:value-type="float" office:value="2">
            <text:p>2</text:p>
          </table:table-cell>
          <table:table-cell table:style-name="ce537" table:formula="of:=IF(([.$A43]+2)/3&gt;=[.N$2];ROUND([.$K$26]*([.$A43]-[.N$3])/(20-[.N$3])*0.85/([.N$2]+1);0);&quot;-&quot;)" office:value-type="float" office:value="1">
            <text:p>1</text:p>
          </table:table-cell>
          <table:table-cell table:style-name="ce537" table:formula="of:=IF(([.$A43]+2)/3&gt;=[.O$2];ROUND([.$K$26]*([.$A43]-[.O$3])/(20-[.O$3])*0.85/([.O$2]+1);0);&quot;-&quot;)" office:value-type="float" office:value="1">
            <text:p>1</text:p>
          </table:table-cell>
          <table:table-cell table:style-name="ce537" table:formula="of:=IF(([.$A43]+2)/3&gt;=[.P$2];ROUND([.$K$26]*([.$A43]-[.P$3])/(20-[.P$3])*0.85/([.P$2]+1);0);&quot;-&quot;)" office:value-type="float" office:value="1">
            <text:p>1</text:p>
          </table:table-cell>
          <table:table-cell table:style-name="ce537" table:formula="of:=IF(([.$A43]+2)/3&gt;=[.Q$2];ROUND([.$K$26]*([.$A43]-[.Q$3])/(20-[.Q$3])*0.85/([.Q$2]+1);0);&quot;-&quot;)" office:value-type="float" office:value="0">
            <text:p>0</text:p>
          </table:table-cell>
          <table:table-cell table:style-name="ce541" table:formula="of:=IF(([.$A43]+2)/3&gt;=[.R$2];ROUND([.$K$26]*([.$A43]-[.R$3])/(20-[.R$3])*0.85/([.R$2]+1);0);&quot;-&quot;)" office:value-type="float" office:value="0">
            <text:p>0</text:p>
          </table:table-cell>
          <table:table-cell table:style-name="ce533" table:formula="of:=[.S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2)/3&gt;=[.U$2];ROUND([.$T$26]*([.$A43]-[.U$3])/(20-[.U$3])*0.85/([.U$2]+1);0);&quot;-&quot;)" office:value-type="float" office:value="4">
            <text:p>4</text:p>
          </table:table-cell>
          <table:table-cell table:style-name="ce537" table:formula="of:=IF(([.$A43]+2)/3&gt;=[.V$2];ROUND([.$T$26]*([.$A43]-[.V$3])/(20-[.V$3])*0.85/([.V$2]+1);0);&quot;-&quot;)" office:value-type="float" office:value="2">
            <text:p>2</text:p>
          </table:table-cell>
          <table:table-cell table:style-name="ce537" table:formula="of:=IF(([.$A43]+2)/3&gt;=[.W$2];ROUND([.$T$26]*([.$A43]-[.W$3])/(20-[.W$3])*0.85/([.W$2]+1);0);&quot;-&quot;)" office:value-type="float" office:value="1">
            <text:p>1</text:p>
          </table:table-cell>
          <table:table-cell table:style-name="ce537" table:formula="of:=IF(([.$A43]+2)/3&gt;=[.X$2];ROUND([.$T$26]*([.$A43]-[.X$3])/(20-[.X$3])*0.85/([.X$2]+1);0);&quot;-&quot;)" office:value-type="float" office:value="1">
            <text:p>1</text:p>
          </table:table-cell>
          <table:table-cell table:style-name="ce537" table:formula="of:=IF(([.$A43]+2)/3&gt;=[.Y$2];ROUND([.$T$26]*([.$A43]-[.Y$3])/(20-[.Y$3])*0.85/([.Y$2]+1);0);&quot;-&quot;)" office:value-type="float" office:value="1">
            <text:p>1</text:p>
          </table:table-cell>
          <table:table-cell table:style-name="ce537" table:formula="of:=IF(([.$A43]+2)/3&gt;=[.Z$2];ROUND([.$T$26]*([.$A43]-[.Z$3])/(20-[.Z$3])*0.85/([.Z$2]+1);0);&quot;-&quot;)" office:value-type="float" office:value="0">
            <text:p>0</text:p>
          </table:table-cell>
          <table:table-cell table:style-name="ce541" table:formula="of:=IF(([.$A43]+2)/3&gt;=[.AA$2];ROUND([.$T$26]*([.$A43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2)/3&gt;=[.C$2];ROUND([.$B$26]*([.$A44]-[.C$3])/(20-[.C$3])*0.85/([.C$2]+1);0);&quot;-&quot;)" office:value-type="float" office:value="3">
            <text:p>3</text:p>
          </table:table-cell>
          <table:table-cell table:style-name="ce537" table:formula="of:=IF(([.$A44]+2)/3&gt;=[.D$2];ROUND([.$B$26]*([.$A44]-[.D$3])/(20-[.D$3])*0.85/([.D$2]+1);0);&quot;-&quot;)" office:value-type="float" office:value="1">
            <text:p>1</text:p>
          </table:table-cell>
          <table:table-cell table:style-name="ce537" table:formula="of:=IF(([.$A44]+2)/3&gt;=[.E$2];ROUND([.$B$26]*([.$A44]-[.E$3])/(20-[.E$3])*0.85/([.E$2]+1);0);&quot;-&quot;)" office:value-type="float" office:value="1">
            <text:p>1</text:p>
          </table:table-cell>
          <table:table-cell table:style-name="ce537" table:formula="of:=IF(([.$A44]+2)/3&gt;=[.F$2];ROUND([.$B$26]*([.$A44]-[.F$3])/(20-[.F$3])*0.85/([.F$2]+1);0);&quot;-&quot;)" office:value-type="float" office:value="1">
            <text:p>1</text:p>
          </table:table-cell>
          <table:table-cell table:style-name="ce537" table:formula="of:=IF(([.$A44]+2)/3&gt;=[.G$2];ROUND([.$B$26]*([.$A44]-[.G$3])/(20-[.G$3])*0.85/([.G$2]+1);0);&quot;-&quot;)" office:value-type="float" office:value="0">
            <text:p>0</text:p>
          </table:table-cell>
          <table:table-cell table:style-name="ce537" table:formula="of:=IF(([.$A44]+2)/3&gt;=[.H$2];ROUND([.$B$26]*([.$A44]-[.H$3])/(20-[.H$3])*0.85/([.H$2]+1);0);&quot;-&quot;)" office:value-type="float" office:value="0">
            <text:p>0</text:p>
          </table:table-cell>
          <table:table-cell table:style-name="ce541" table:formula="of:=IF(([.$A44]+2)/3&gt;=[.I$2];ROUND([.$B$26]*([.$A44]-[.I$3])/(20-[.I$3])*0.85/([.I$2]+1);0);&quot;-&quot;)" office:value-type="float" office:value="0">
            <text:p>0</text:p>
          </table:table-cell>
          <table:table-cell table:style-name="ce533" table:formula="of:=[.J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2)/3&gt;=[.L$2];ROUND([.$K$26]*([.$A44]-[.L$3])/(20-[.L$3])*0.85/([.L$2]+1);0);&quot;-&quot;)" office:value-type="float" office:value="4">
            <text:p>4</text:p>
          </table:table-cell>
          <table:table-cell table:style-name="ce537" table:formula="of:=IF(([.$A44]+2)/3&gt;=[.M$2];ROUND([.$K$26]*([.$A44]-[.M$3])/(20-[.M$3])*0.85/([.M$2]+1);0);&quot;-&quot;)" office:value-type="float" office:value="2">
            <text:p>2</text:p>
          </table:table-cell>
          <table:table-cell table:style-name="ce537" table:formula="of:=IF(([.$A44]+2)/3&gt;=[.N$2];ROUND([.$K$26]*([.$A44]-[.N$3])/(20-[.N$3])*0.85/([.N$2]+1);0);&quot;-&quot;)" office:value-type="float" office:value="1">
            <text:p>1</text:p>
          </table:table-cell>
          <table:table-cell table:style-name="ce537" table:formula="of:=IF(([.$A44]+2)/3&gt;=[.O$2];ROUND([.$K$26]*([.$A44]-[.O$3])/(20-[.O$3])*0.85/([.O$2]+1);0);&quot;-&quot;)" office:value-type="float" office:value="1">
            <text:p>1</text:p>
          </table:table-cell>
          <table:table-cell table:style-name="ce537" table:formula="of:=IF(([.$A44]+2)/3&gt;=[.P$2];ROUND([.$K$26]*([.$A44]-[.P$3])/(20-[.P$3])*0.85/([.P$2]+1);0);&quot;-&quot;)" office:value-type="float" office:value="1">
            <text:p>1</text:p>
          </table:table-cell>
          <table:table-cell table:style-name="ce537" table:formula="of:=IF(([.$A44]+2)/3&gt;=[.Q$2];ROUND([.$K$26]*([.$A44]-[.Q$3])/(20-[.Q$3])*0.85/([.Q$2]+1);0);&quot;-&quot;)" office:value-type="float" office:value="0">
            <text:p>0</text:p>
          </table:table-cell>
          <table:table-cell table:style-name="ce541" table:formula="of:=IF(([.$A44]+2)/3&gt;=[.R$2];ROUND([.$K$26]*([.$A44]-[.R$3])/(20-[.R$3])*0.85/([.R$2]+1);0);&quot;-&quot;)" office:value-type="float" office:value="0">
            <text:p>0</text:p>
          </table:table-cell>
          <table:table-cell table:style-name="ce533" table:formula="of:=[.S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2)/3&gt;=[.U$2];ROUND([.$T$26]*([.$A44]-[.U$3])/(20-[.U$3])*0.85/([.U$2]+1);0);&quot;-&quot;)" office:value-type="float" office:value="4">
            <text:p>4</text:p>
          </table:table-cell>
          <table:table-cell table:style-name="ce537" table:formula="of:=IF(([.$A44]+2)/3&gt;=[.V$2];ROUND([.$T$26]*([.$A44]-[.V$3])/(20-[.V$3])*0.85/([.V$2]+1);0);&quot;-&quot;)" office:value-type="float" office:value="2">
            <text:p>2</text:p>
          </table:table-cell>
          <table:table-cell table:style-name="ce537" table:formula="of:=IF(([.$A44]+2)/3&gt;=[.W$2];ROUND([.$T$26]*([.$A44]-[.W$3])/(20-[.W$3])*0.85/([.W$2]+1);0);&quot;-&quot;)" office:value-type="float" office:value="1">
            <text:p>1</text:p>
          </table:table-cell>
          <table:table-cell table:style-name="ce537" table:formula="of:=IF(([.$A44]+2)/3&gt;=[.X$2];ROUND([.$T$26]*([.$A44]-[.X$3])/(20-[.X$3])*0.85/([.X$2]+1);0);&quot;-&quot;)" office:value-type="float" office:value="1">
            <text:p>1</text:p>
          </table:table-cell>
          <table:table-cell table:style-name="ce537" table:formula="of:=IF(([.$A44]+2)/3&gt;=[.Y$2];ROUND([.$T$26]*([.$A44]-[.Y$3])/(20-[.Y$3])*0.85/([.Y$2]+1);0);&quot;-&quot;)" office:value-type="float" office:value="1">
            <text:p>1</text:p>
          </table:table-cell>
          <table:table-cell table:style-name="ce537" table:formula="of:=IF(([.$A44]+2)/3&gt;=[.Z$2];ROUND([.$T$26]*([.$A44]-[.Z$3])/(20-[.Z$3])*0.85/([.Z$2]+1);0);&quot;-&quot;)" office:value-type="float" office:value="0">
            <text:p>0</text:p>
          </table:table-cell>
          <table:table-cell table:style-name="ce541" table:formula="of:=IF(([.$A44]+2)/3&gt;=[.AA$2];ROUND([.$T$26]*([.$A44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2)/3&gt;=[.C$2];ROUND([.$B$26]*([.$A45]-[.C$3])/(20-[.C$3])*0.85/([.C$2]+1);0);&quot;-&quot;)" office:value-type="float" office:value="3">
            <text:p>3</text:p>
          </table:table-cell>
          <table:table-cell table:style-name="ce537" table:formula="of:=IF(([.$A45]+2)/3&gt;=[.D$2];ROUND([.$B$26]*([.$A45]-[.D$3])/(20-[.D$3])*0.85/([.D$2]+1);0);&quot;-&quot;)" office:value-type="float" office:value="2">
            <text:p>2</text:p>
          </table:table-cell>
          <table:table-cell table:style-name="ce537" table:formula="of:=IF(([.$A45]+2)/3&gt;=[.E$2];ROUND([.$B$26]*([.$A45]-[.E$3])/(20-[.E$3])*0.85/([.E$2]+1);0);&quot;-&quot;)" office:value-type="float" office:value="1">
            <text:p>1</text:p>
          </table:table-cell>
          <table:table-cell table:style-name="ce537" table:formula="of:=IF(([.$A45]+2)/3&gt;=[.F$2];ROUND([.$B$26]*([.$A45]-[.F$3])/(20-[.F$3])*0.85/([.F$2]+1);0);&quot;-&quot;)" office:value-type="float" office:value="1">
            <text:p>1</text:p>
          </table:table-cell>
          <table:table-cell table:style-name="ce537" table:formula="of:=IF(([.$A45]+2)/3&gt;=[.G$2];ROUND([.$B$26]*([.$A45]-[.G$3])/(20-[.G$3])*0.85/([.G$2]+1);0);&quot;-&quot;)" office:value-type="float" office:value="1">
            <text:p>1</text:p>
          </table:table-cell>
          <table:table-cell table:style-name="ce537" table:formula="of:=IF(([.$A45]+2)/3&gt;=[.H$2];ROUND([.$B$26]*([.$A45]-[.H$3])/(20-[.H$3])*0.85/([.H$2]+1);0);&quot;-&quot;)" office:value-type="float" office:value="0">
            <text:p>0</text:p>
          </table:table-cell>
          <table:table-cell table:style-name="ce541" table:formula="of:=IF(([.$A45]+2)/3&gt;=[.I$2];ROUND([.$B$26]*([.$A45]-[.I$3])/(20-[.I$3])*0.85/([.I$2]+1);0);&quot;-&quot;)" office:value-type="float" office:value="0">
            <text:p>0</text:p>
          </table:table-cell>
          <table:table-cell table:style-name="ce533" table:formula="of:=[.J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2)/3&gt;=[.L$2];ROUND([.$K$26]*([.$A45]-[.L$3])/(20-[.L$3])*0.85/([.L$2]+1);0);&quot;-&quot;)" office:value-type="float" office:value="4">
            <text:p>4</text:p>
          </table:table-cell>
          <table:table-cell table:style-name="ce537" table:formula="of:=IF(([.$A45]+2)/3&gt;=[.M$2];ROUND([.$K$26]*([.$A45]-[.M$3])/(20-[.M$3])*0.85/([.M$2]+1);0);&quot;-&quot;)" office:value-type="float" office:value="2">
            <text:p>2</text:p>
          </table:table-cell>
          <table:table-cell table:style-name="ce537" table:formula="of:=IF(([.$A45]+2)/3&gt;=[.N$2];ROUND([.$K$26]*([.$A45]-[.N$3])/(20-[.N$3])*0.85/([.N$2]+1);0);&quot;-&quot;)" office:value-type="float" office:value="1">
            <text:p>1</text:p>
          </table:table-cell>
          <table:table-cell table:style-name="ce537" table:formula="of:=IF(([.$A45]+2)/3&gt;=[.O$2];ROUND([.$K$26]*([.$A45]-[.O$3])/(20-[.O$3])*0.85/([.O$2]+1);0);&quot;-&quot;)" office:value-type="float" office:value="1">
            <text:p>1</text:p>
          </table:table-cell>
          <table:table-cell table:style-name="ce537" table:formula="of:=IF(([.$A45]+2)/3&gt;=[.P$2];ROUND([.$K$26]*([.$A45]-[.P$3])/(20-[.P$3])*0.85/([.P$2]+1);0);&quot;-&quot;)" office:value-type="float" office:value="1">
            <text:p>1</text:p>
          </table:table-cell>
          <table:table-cell table:style-name="ce537" table:formula="of:=IF(([.$A45]+2)/3&gt;=[.Q$2];ROUND([.$K$26]*([.$A45]-[.Q$3])/(20-[.Q$3])*0.85/([.Q$2]+1);0);&quot;-&quot;)" office:value-type="float" office:value="1">
            <text:p>1</text:p>
          </table:table-cell>
          <table:table-cell table:style-name="ce541" table:formula="of:=IF(([.$A45]+2)/3&gt;=[.R$2];ROUND([.$K$26]*([.$A45]-[.R$3])/(20-[.R$3])*0.85/([.R$2]+1);0);&quot;-&quot;)" office:value-type="float" office:value="0">
            <text:p>0</text:p>
          </table:table-cell>
          <table:table-cell table:style-name="ce533" table:formula="of:=[.S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2)/3&gt;=[.U$2];ROUND([.$T$26]*([.$A45]-[.U$3])/(20-[.U$3])*0.85/([.U$2]+1);0);&quot;-&quot;)" office:value-type="float" office:value="5">
            <text:p>5</text:p>
          </table:table-cell>
          <table:table-cell table:style-name="ce537" table:formula="of:=IF(([.$A45]+2)/3&gt;=[.V$2];ROUND([.$T$26]*([.$A45]-[.V$3])/(20-[.V$3])*0.85/([.V$2]+1);0);&quot;-&quot;)" office:value-type="float" office:value="2">
            <text:p>2</text:p>
          </table:table-cell>
          <table:table-cell table:style-name="ce537" table:formula="of:=IF(([.$A45]+2)/3&gt;=[.W$2];ROUND([.$T$26]*([.$A45]-[.W$3])/(20-[.W$3])*0.85/([.W$2]+1);0);&quot;-&quot;)" office:value-type="float" office:value="1">
            <text:p>1</text:p>
          </table:table-cell>
          <table:table-cell table:style-name="ce537" table:formula="of:=IF(([.$A45]+2)/3&gt;=[.X$2];ROUND([.$T$26]*([.$A45]-[.X$3])/(20-[.X$3])*0.85/([.X$2]+1);0);&quot;-&quot;)" office:value-type="float" office:value="1">
            <text:p>1</text:p>
          </table:table-cell>
          <table:table-cell table:style-name="ce537" table:formula="of:=IF(([.$A45]+2)/3&gt;=[.Y$2];ROUND([.$T$26]*([.$A45]-[.Y$3])/(20-[.Y$3])*0.85/([.Y$2]+1);0);&quot;-&quot;)" office:value-type="float" office:value="1">
            <text:p>1</text:p>
          </table:table-cell>
          <table:table-cell table:style-name="ce537" table:formula="of:=IF(([.$A45]+2)/3&gt;=[.Z$2];ROUND([.$T$26]*([.$A45]-[.Z$3])/(20-[.Z$3])*0.85/([.Z$2]+1);0);&quot;-&quot;)" office:value-type="float" office:value="1">
            <text:p>1</text:p>
          </table:table-cell>
          <table:table-cell table:style-name="ce541" table:formula="of:=IF(([.$A45]+2)/3&gt;=[.AA$2];ROUND([.$T$26]*([.$A45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2)/3&gt;=[.C$2];ROUND([.$B$26]*([.$A46]-[.C$3])/(20-[.C$3])*0.85/([.C$2]+1);0);&quot;-&quot;)" office:value-type="float" office:value="3">
            <text:p>3</text:p>
          </table:table-cell>
          <table:table-cell table:style-name="ce537" table:formula="of:=IF(([.$A46]+2)/3&gt;=[.D$2];ROUND([.$B$26]*([.$A46]-[.D$3])/(20-[.D$3])*0.85/([.D$2]+1);0);&quot;-&quot;)" office:value-type="float" office:value="2">
            <text:p>2</text:p>
          </table:table-cell>
          <table:table-cell table:style-name="ce537" table:formula="of:=IF(([.$A46]+2)/3&gt;=[.E$2];ROUND([.$B$26]*([.$A46]-[.E$3])/(20-[.E$3])*0.85/([.E$2]+1);0);&quot;-&quot;)" office:value-type="float" office:value="1">
            <text:p>1</text:p>
          </table:table-cell>
          <table:table-cell table:style-name="ce537" table:formula="of:=IF(([.$A46]+2)/3&gt;=[.F$2];ROUND([.$B$26]*([.$A46]-[.F$3])/(20-[.F$3])*0.85/([.F$2]+1);0);&quot;-&quot;)" office:value-type="float" office:value="1">
            <text:p>1</text:p>
          </table:table-cell>
          <table:table-cell table:style-name="ce537" table:formula="of:=IF(([.$A46]+2)/3&gt;=[.G$2];ROUND([.$B$26]*([.$A46]-[.G$3])/(20-[.G$3])*0.85/([.G$2]+1);0);&quot;-&quot;)" office:value-type="float" office:value="1">
            <text:p>1</text:p>
          </table:table-cell>
          <table:table-cell table:style-name="ce537" table:formula="of:=IF(([.$A46]+2)/3&gt;=[.H$2];ROUND([.$B$26]*([.$A46]-[.H$3])/(20-[.H$3])*0.85/([.H$2]+1);0);&quot;-&quot;)" office:value-type="float" office:value="0">
            <text:p>0</text:p>
          </table:table-cell>
          <table:table-cell table:style-name="ce541" table:formula="of:=IF(([.$A46]+2)/3&gt;=[.I$2];ROUND([.$B$26]*([.$A46]-[.I$3])/(20-[.I$3])*0.85/([.I$2]+1);0);&quot;-&quot;)" office:value-type="float" office:value="0">
            <text:p>0</text:p>
          </table:table-cell>
          <table:table-cell table:style-name="ce533" table:formula="of:=[.J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2)/3&gt;=[.L$2];ROUND([.$K$26]*([.$A46]-[.L$3])/(20-[.L$3])*0.85/([.L$2]+1);0);&quot;-&quot;)" office:value-type="float" office:value="4">
            <text:p>4</text:p>
          </table:table-cell>
          <table:table-cell table:style-name="ce537" table:formula="of:=IF(([.$A46]+2)/3&gt;=[.M$2];ROUND([.$K$26]*([.$A46]-[.M$3])/(20-[.M$3])*0.85/([.M$2]+1);0);&quot;-&quot;)" office:value-type="float" office:value="2">
            <text:p>2</text:p>
          </table:table-cell>
          <table:table-cell table:style-name="ce537" table:formula="of:=IF(([.$A46]+2)/3&gt;=[.N$2];ROUND([.$K$26]*([.$A46]-[.N$3])/(20-[.N$3])*0.85/([.N$2]+1);0);&quot;-&quot;)" office:value-type="float" office:value="1">
            <text:p>1</text:p>
          </table:table-cell>
          <table:table-cell table:style-name="ce537" table:formula="of:=IF(([.$A46]+2)/3&gt;=[.O$2];ROUND([.$K$26]*([.$A46]-[.O$3])/(20-[.O$3])*0.85/([.O$2]+1);0);&quot;-&quot;)" office:value-type="float" office:value="1">
            <text:p>1</text:p>
          </table:table-cell>
          <table:table-cell table:style-name="ce537" table:formula="of:=IF(([.$A46]+2)/3&gt;=[.P$2];ROUND([.$K$26]*([.$A46]-[.P$3])/(20-[.P$3])*0.85/([.P$2]+1);0);&quot;-&quot;)" office:value-type="float" office:value="1">
            <text:p>1</text:p>
          </table:table-cell>
          <table:table-cell table:style-name="ce537" table:formula="of:=IF(([.$A46]+2)/3&gt;=[.Q$2];ROUND([.$K$26]*([.$A46]-[.Q$3])/(20-[.Q$3])*0.85/([.Q$2]+1);0);&quot;-&quot;)" office:value-type="float" office:value="1">
            <text:p>1</text:p>
          </table:table-cell>
          <table:table-cell table:style-name="ce541" table:formula="of:=IF(([.$A46]+2)/3&gt;=[.R$2];ROUND([.$K$26]*([.$A46]-[.R$3])/(20-[.R$3])*0.85/([.R$2]+1);0);&quot;-&quot;)" office:value-type="float" office:value="0">
            <text:p>0</text:p>
          </table:table-cell>
          <table:table-cell table:style-name="ce533" table:formula="of:=[.S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2)/3&gt;=[.U$2];ROUND([.$T$26]*([.$A46]-[.U$3])/(20-[.U$3])*0.85/([.U$2]+1);0);&quot;-&quot;)" office:value-type="float" office:value="5">
            <text:p>5</text:p>
          </table:table-cell>
          <table:table-cell table:style-name="ce537" table:formula="of:=IF(([.$A46]+2)/3&gt;=[.V$2];ROUND([.$T$26]*([.$A46]-[.V$3])/(20-[.V$3])*0.85/([.V$2]+1);0);&quot;-&quot;)" office:value-type="float" office:value="2">
            <text:p>2</text:p>
          </table:table-cell>
          <table:table-cell table:style-name="ce537" table:formula="of:=IF(([.$A46]+2)/3&gt;=[.W$2];ROUND([.$T$26]*([.$A46]-[.W$3])/(20-[.W$3])*0.85/([.W$2]+1);0);&quot;-&quot;)" office:value-type="float" office:value="2">
            <text:p>2</text:p>
          </table:table-cell>
          <table:table-cell table:style-name="ce537" table:formula="of:=IF(([.$A46]+2)/3&gt;=[.X$2];ROUND([.$T$26]*([.$A46]-[.X$3])/(20-[.X$3])*0.85/([.X$2]+1);0);&quot;-&quot;)" office:value-type="float" office:value="1">
            <text:p>1</text:p>
          </table:table-cell>
          <table:table-cell table:style-name="ce537" table:formula="of:=IF(([.$A46]+2)/3&gt;=[.Y$2];ROUND([.$T$26]*([.$A46]-[.Y$3])/(20-[.Y$3])*0.85/([.Y$2]+1);0);&quot;-&quot;)" office:value-type="float" office:value="1">
            <text:p>1</text:p>
          </table:table-cell>
          <table:table-cell table:style-name="ce537" table:formula="of:=IF(([.$A46]+2)/3&gt;=[.Z$2];ROUND([.$T$26]*([.$A46]-[.Z$3])/(20-[.Z$3])*0.85/([.Z$2]+1);0);&quot;-&quot;)" office:value-type="float" office:value="1">
            <text:p>1</text:p>
          </table:table-cell>
          <table:table-cell table:style-name="ce541" table:formula="of:=IF(([.$A46]+2)/3&gt;=[.AA$2];ROUND([.$T$26]*([.$A46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4" table:formula="of:=[.A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2)/3&gt;=[.C$2];ROUND([.$B$26]*([.$A47]-[.C$3])/(20-[.C$3])*0.85/([.C$2]+1);0);&quot;-&quot;)" office:value-type="float" office:value="3">
            <text:p>3</text:p>
          </table:table-cell>
          <table:table-cell table:style-name="ce538" table:formula="of:=IF(([.$A47]+2)/3&gt;=[.D$2];ROUND([.$B$26]*([.$A47]-[.D$3])/(20-[.D$3])*0.85/([.D$2]+1);0);&quot;-&quot;)" office:value-type="float" office:value="2">
            <text:p>2</text:p>
          </table:table-cell>
          <table:table-cell table:style-name="ce538" table:formula="of:=IF(([.$A47]+2)/3&gt;=[.E$2];ROUND([.$B$26]*([.$A47]-[.E$3])/(20-[.E$3])*0.85/([.E$2]+1);0);&quot;-&quot;)" office:value-type="float" office:value="1">
            <text:p>1</text:p>
          </table:table-cell>
          <table:table-cell table:style-name="ce538" table:formula="of:=IF(([.$A47]+2)/3&gt;=[.F$2];ROUND([.$B$26]*([.$A47]-[.F$3])/(20-[.F$3])*0.85/([.F$2]+1);0);&quot;-&quot;)" office:value-type="float" office:value="1">
            <text:p>1</text:p>
          </table:table-cell>
          <table:table-cell table:style-name="ce538" table:formula="of:=IF(([.$A47]+2)/3&gt;=[.G$2];ROUND([.$B$26]*([.$A47]-[.G$3])/(20-[.G$3])*0.85/([.G$2]+1);0);&quot;-&quot;)" office:value-type="float" office:value="1">
            <text:p>1</text:p>
          </table:table-cell>
          <table:table-cell table:style-name="ce538" table:formula="of:=IF(([.$A47]+2)/3&gt;=[.H$2];ROUND([.$B$26]*([.$A47]-[.H$3])/(20-[.H$3])*0.85/([.H$2]+1);0);&quot;-&quot;)" office:value-type="float" office:value="1">
            <text:p>1</text:p>
          </table:table-cell>
          <table:table-cell table:style-name="ce543" table:formula="of:=IF(([.$A47]+2)/3&gt;=[.I$2];ROUND([.$B$26]*([.$A47]-[.I$3])/(20-[.I$3])*0.85/([.I$2]+1);0);&quot;-&quot;)" office:value-type="float" office:value="0">
            <text:p>0</text:p>
          </table:table-cell>
          <table:table-cell table:style-name="ce534" table:formula="of:=[.J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2)/3&gt;=[.L$2];ROUND([.$K$26]*([.$A47]-[.L$3])/(20-[.L$3])*0.85/([.L$2]+1);0);&quot;-&quot;)" office:value-type="float" office:value="4">
            <text:p>4</text:p>
          </table:table-cell>
          <table:table-cell table:style-name="ce538" table:formula="of:=IF(([.$A47]+2)/3&gt;=[.M$2];ROUND([.$K$26]*([.$A47]-[.M$3])/(20-[.M$3])*0.85/([.M$2]+1);0);&quot;-&quot;)" office:value-type="float" office:value="2">
            <text:p>2</text:p>
          </table:table-cell>
          <table:table-cell table:style-name="ce538" table:formula="of:=IF(([.$A47]+2)/3&gt;=[.N$2];ROUND([.$K$26]*([.$A47]-[.N$3])/(20-[.N$3])*0.85/([.N$2]+1);0);&quot;-&quot;)" office:value-type="float" office:value="1">
            <text:p>1</text:p>
          </table:table-cell>
          <table:table-cell table:style-name="ce538" table:formula="of:=IF(([.$A47]+2)/3&gt;=[.O$2];ROUND([.$K$26]*([.$A47]-[.O$3])/(20-[.O$3])*0.85/([.O$2]+1);0);&quot;-&quot;)" office:value-type="float" office:value="1">
            <text:p>1</text:p>
          </table:table-cell>
          <table:table-cell table:style-name="ce538" table:formula="of:=IF(([.$A47]+2)/3&gt;=[.P$2];ROUND([.$K$26]*([.$A47]-[.P$3])/(20-[.P$3])*0.85/([.P$2]+1);0);&quot;-&quot;)" office:value-type="float" office:value="1">
            <text:p>1</text:p>
          </table:table-cell>
          <table:table-cell table:style-name="ce538" table:formula="of:=IF(([.$A47]+2)/3&gt;=[.Q$2];ROUND([.$K$26]*([.$A47]-[.Q$3])/(20-[.Q$3])*0.85/([.Q$2]+1);0);&quot;-&quot;)" office:value-type="float" office:value="1">
            <text:p>1</text:p>
          </table:table-cell>
          <table:table-cell table:style-name="ce543" table:formula="of:=IF(([.$A47]+2)/3&gt;=[.R$2];ROUND([.$K$26]*([.$A47]-[.R$3])/(20-[.R$3])*0.85/([.R$2]+1);0);&quot;-&quot;)" office:value-type="float" office:value="1">
            <text:p>1</text:p>
          </table:table-cell>
          <table:table-cell table:style-name="ce534" table:formula="of:=[.S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2)/3&gt;=[.U$2];ROUND([.$T$26]*([.$A47]-[.U$3])/(20-[.U$3])*0.85/([.U$2]+1);0);&quot;-&quot;)" office:value-type="float" office:value="5">
            <text:p>5</text:p>
          </table:table-cell>
          <table:table-cell table:style-name="ce538" table:formula="of:=IF(([.$A47]+2)/3&gt;=[.V$2];ROUND([.$T$26]*([.$A47]-[.V$3])/(20-[.V$3])*0.85/([.V$2]+1);0);&quot;-&quot;)" office:value-type="float" office:value="3">
            <text:p>3</text:p>
          </table:table-cell>
          <table:table-cell table:style-name="ce538" table:formula="of:=IF(([.$A47]+2)/3&gt;=[.W$2];ROUND([.$T$26]*([.$A47]-[.W$3])/(20-[.W$3])*0.85/([.W$2]+1);0);&quot;-&quot;)" office:value-type="float" office:value="2">
            <text:p>2</text:p>
          </table:table-cell>
          <table:table-cell table:style-name="ce538" table:formula="of:=IF(([.$A47]+2)/3&gt;=[.X$2];ROUND([.$T$26]*([.$A47]-[.X$3])/(20-[.X$3])*0.85/([.X$2]+1);0);&quot;-&quot;)" office:value-type="float" office:value="1">
            <text:p>1</text:p>
          </table:table-cell>
          <table:table-cell table:style-name="ce538" table:formula="of:=IF(([.$A47]+2)/3&gt;=[.Y$2];ROUND([.$T$26]*([.$A47]-[.Y$3])/(20-[.Y$3])*0.85/([.Y$2]+1);0);&quot;-&quot;)" office:value-type="float" office:value="1">
            <text:p>1</text:p>
          </table:table-cell>
          <table:table-cell table:style-name="ce538" table:formula="of:=IF(([.$A47]+2)/3&gt;=[.Z$2];ROUND([.$T$26]*([.$A47]-[.Z$3])/(20-[.Z$3])*0.85/([.Z$2]+1);0);&quot;-&quot;)" office:value-type="float" office:value="1">
            <text:p>1</text:p>
          </table:table-cell>
          <table:table-cell table:style-name="ce543" table:formula="of:=IF(([.$A47]+2)/3&gt;=[.AA$2];ROUND([.$T$26]*([.$A47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 6 p2" table:style-name="ta1" table:print="false">
        <table:table-column table:style-name="co4" table:default-cell-style-name="ce531"/>
        <table:table-column table:style-name="co1" table:number-columns-repeated="8" table:default-cell-style-name="ce531"/>
        <table:table-column table:style-name="co4" table:default-cell-style-name="ce531"/>
        <table:table-column table:style-name="co1" table:number-columns-repeated="8" table:default-cell-style-name="ce531"/>
        <table:table-column table:style-name="co4" table:default-cell-style-name="ce531"/>
        <table:table-column table:style-name="co1" table:number-columns-repeated="1005" table:default-cell-style-name="ce531"/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number-columns-repeated="997"/>
        </table:table-row>
        <table:table-row table:style-name="ro3">
          <table:table-cell table:style-name="ce533" table:formula="of:=CONCATENATE([.A24];&quot; - &quot;;[.A24]+1)" office:value-type="string" office:string-value="24 - 25">
            <text:p>24 - 25</text:p>
          </table:table-cell>
          <table:table-cell table:style-name="ce537" table:formula="of:=CONCATENATE(IF([.A24]&gt;=10;&quot;+&quot;;&quot;&quot;);ROUNDDOWN(([.A24]-10)/2;0))" office:value-type="string" office:string-value="+7">
            <text:p>+7</text:p>
          </table:table-cell>
          <table:table-cell table:style-name="ce537" office:value-type="float" office:value="0">
            <text:p>0</text:p>
          </table:table-cell>
          <table:table-cell table:style-name="ce537" table:formula="of:=[.C2]+1" office:value-type="float" office:value="1">
            <text:p>1</text:p>
          </table:table-cell>
          <table:table-cell table:style-name="ce537" table:formula="of:=[.D2]+1" office:value-type="float" office:value="2">
            <text:p>2</text:p>
          </table:table-cell>
          <table:table-cell table:style-name="ce537" table:formula="of:=[.E2]+1" office:value-type="float" office:value="3">
            <text:p>3</text:p>
          </table:table-cell>
          <table:table-cell table:style-name="ce537" table:formula="of:=[.F2]+1" office:value-type="float" office:value="4">
            <text:p>4</text:p>
          </table:table-cell>
          <table:table-cell table:style-name="ce537" table:formula="of:=[.G2]+1" office:value-type="float" office:value="5">
            <text:p>5</text:p>
          </table:table-cell>
          <table:table-cell table:style-name="ce541" table:formula="of:=[.H2]+1" office:value-type="float" office:value="6">
            <text:p>6</text:p>
          </table:table-cell>
          <table:table-cell table:style-name="ce533" table:formula="of:=CONCATENATE([.J24];&quot; - &quot;;[.J24]+1)" office:value-type="string" office:string-value="26 - 27">
            <text:p>26 - 27</text:p>
          </table:table-cell>
          <table:table-cell table:style-name="ce537" table:formula="of:=CONCATENATE(IF([.J24]&gt;=10;&quot;+&quot;;&quot;&quot;);ROUNDDOWN(([.J24]-10)/2;0))" office:value-type="string" office:string-value="+8">
            <text:p>+8</text:p>
          </table:table-cell>
          <table:table-cell table:style-name="ce537" office:value-type="float" office:value="0">
            <text:p>0</text:p>
          </table:table-cell>
          <table:table-cell table:style-name="ce537" table:formula="of:=[.L2]+1" office:value-type="float" office:value="1">
            <text:p>1</text:p>
          </table:table-cell>
          <table:table-cell table:style-name="ce537" table:formula="of:=[.M2]+1" office:value-type="float" office:value="2">
            <text:p>2</text:p>
          </table:table-cell>
          <table:table-cell table:style-name="ce537" table:formula="of:=[.N2]+1" office:value-type="float" office:value="3">
            <text:p>3</text:p>
          </table:table-cell>
          <table:table-cell table:style-name="ce537" table:formula="of:=[.O2]+1" office:value-type="float" office:value="4">
            <text:p>4</text:p>
          </table:table-cell>
          <table:table-cell table:style-name="ce537" table:formula="of:=[.P2]+1" office:value-type="float" office:value="5">
            <text:p>5</text:p>
          </table:table-cell>
          <table:table-cell table:style-name="ce541" table:formula="of:=[.Q2]+1" office:value-type="float" office:value="6">
            <text:p>6</text:p>
          </table:table-cell>
          <table:table-cell table:style-name="ce533" table:formula="of:=CONCATENATE([.S24];&quot; - &quot;;[.S24]+1)" office:value-type="string" office:string-value="28 - 29">
            <text:p>28 - 29</text:p>
          </table:table-cell>
          <table:table-cell table:style-name="ce537" table:formula="of:=CONCATENATE(IF([.S24]&gt;=10;&quot;+&quot;;&quot;&quot;);ROUNDDOWN(([.S24]-10)/2;0))" office:value-type="string" office:string-value="+9">
            <text:p>+9</text:p>
          </table:table-cell>
          <table:table-cell table:style-name="ce537" office:value-type="float" office:value="0">
            <text:p>0</text:p>
          </table:table-cell>
          <table:table-cell table:style-name="ce537" table:formula="of:=[.U2]+1" office:value-type="float" office:value="1">
            <text:p>1</text:p>
          </table:table-cell>
          <table:table-cell table:style-name="ce537" table:formula="of:=[.V2]+1" office:value-type="float" office:value="2">
            <text:p>2</text:p>
          </table:table-cell>
          <table:table-cell table:style-name="ce537" table:formula="of:=[.W2]+1" office:value-type="float" office:value="3">
            <text:p>3</text:p>
          </table:table-cell>
          <table:table-cell table:style-name="ce537" table:formula="of:=[.X2]+1" office:value-type="float" office:value="4">
            <text:p>4</text:p>
          </table:table-cell>
          <table:table-cell table:style-name="ce537" table:formula="of:=[.Y2]+1" office:value-type="float" office:value="5">
            <text:p>5</text:p>
          </table:table-cell>
          <table:table-cell table:style-name="ce541" table:formula="of:=[.Z2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C2]*3-2" office:value-type="float" office:value="-2">
            <text:p>-2</text:p>
          </table:table-cell>
          <table:table-cell table:style-name="ce540" table:formula="of:=[.D2]*3-2" office:value-type="float" office:value="1">
            <text:p>1</text:p>
          </table:table-cell>
          <table:table-cell table:style-name="ce540" table:formula="of:=[.E2]*3-2" office:value-type="float" office:value="4">
            <text:p>4</text:p>
          </table:table-cell>
          <table:table-cell table:style-name="ce540" table:formula="of:=[.F2]*3-2" office:value-type="float" office:value="7">
            <text:p>7</text:p>
          </table:table-cell>
          <table:table-cell table:style-name="ce540" table:formula="of:=[.G2]*3-2" office:value-type="float" office:value="10">
            <text:p>10</text:p>
          </table:table-cell>
          <table:table-cell table:style-name="ce540" table:formula="of:=[.H2]*3-2" office:value-type="float" office:value="13">
            <text:p>13</text:p>
          </table:table-cell>
          <table:table-cell table:style-name="ce542" table:formula="of:=[.I2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L2]*3-2" office:value-type="float" office:value="-2">
            <text:p>-2</text:p>
          </table:table-cell>
          <table:table-cell table:style-name="ce540" table:formula="of:=[.M2]*3-2" office:value-type="float" office:value="1">
            <text:p>1</text:p>
          </table:table-cell>
          <table:table-cell table:style-name="ce540" table:formula="of:=[.N2]*3-2" office:value-type="float" office:value="4">
            <text:p>4</text:p>
          </table:table-cell>
          <table:table-cell table:style-name="ce540" table:formula="of:=[.O2]*3-2" office:value-type="float" office:value="7">
            <text:p>7</text:p>
          </table:table-cell>
          <table:table-cell table:style-name="ce540" table:formula="of:=[.P2]*3-2" office:value-type="float" office:value="10">
            <text:p>10</text:p>
          </table:table-cell>
          <table:table-cell table:style-name="ce540" table:formula="of:=[.Q2]*3-2" office:value-type="float" office:value="13">
            <text:p>13</text:p>
          </table:table-cell>
          <table:table-cell table:style-name="ce542" table:formula="of:=[.R2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U2]*3-2" office:value-type="float" office:value="-2">
            <text:p>-2</text:p>
          </table:table-cell>
          <table:table-cell table:style-name="ce540" table:formula="of:=[.V2]*3-2" office:value-type="float" office:value="1">
            <text:p>1</text:p>
          </table:table-cell>
          <table:table-cell table:style-name="ce540" table:formula="of:=[.W2]*3-2" office:value-type="float" office:value="4">
            <text:p>4</text:p>
          </table:table-cell>
          <table:table-cell table:style-name="ce540" table:formula="of:=[.X2]*3-2" office:value-type="float" office:value="7">
            <text:p>7</text:p>
          </table:table-cell>
          <table:table-cell table:style-name="ce540" table:formula="of:=[.Y2]*3-2" office:value-type="float" office:value="10">
            <text:p>10</text:p>
          </table:table-cell>
          <table:table-cell table:style-name="ce540" table:formula="of:=[.Z2]*3-2" office:value-type="float" office:value="13">
            <text:p>13</text:p>
          </table:table-cell>
          <table:table-cell table:style-name="ce542" table:formula="of:=[.AA2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2)/3&gt;=[.C$2];ROUND([.$B$2]*([.$A4]-[.C$3])/(20-[.C$3])*0.85/([.C$2]+1);0);&quot;-&quot;)" office:value-type="float" office:value="1">
            <text:p>1</text:p>
          </table:table-cell>
          <table:table-cell table:style-name="ce537" table:formula="of:=IF(([.$A4]+2)/3&gt;=[.D$2];ROUND([.$B$2]*([.$A4]-[.D$3])/(20-[.D$3])*0.85/([.D$2]+1);0);&quot;-&quot;)" office:value-type="float" office:value="0">
            <text:p>0</text:p>
          </table:table-cell>
          <table:table-cell table:style-name="ce537" table:formula="of:=IF(([.$A4]+2)/3&gt;=[.E$2];ROUND([.$B$2]*([.$A4]-[.E$3])/(20-[.E$3])*0.85/([.E$2]+1);0);&quot;-&quot;)" office:value-type="string" office:string-value="-">
            <text:p>-</text:p>
          </table:table-cell>
          <table:table-cell table:style-name="ce537" table:formula="of:=IF(([.$A4]+2)/3&gt;=[.F$2];ROUND([.$B$2]*([.$A4]-[.F$3])/(20-[.F$3])*0.85/([.F$2]+1);0);&quot;-&quot;)" office:value-type="string" office:string-value="-">
            <text:p>-</text:p>
          </table:table-cell>
          <table:table-cell table:style-name="ce537" table:formula="of:=IF(([.$A4]+2)/3&gt;=[.G$2];ROUND([.$B$2]*([.$A4]-[.G$3])/(20-[.G$3])*0.85/([.G$2]+1);0);&quot;-&quot;)" office:value-type="string" office:string-value="-">
            <text:p>-</text:p>
          </table:table-cell>
          <table:table-cell table:style-name="ce537" table:formula="of:=IF(([.$A4]+2)/3&gt;=[.H$2];ROUND([.$B$2]*([.$A4]-[.H$3])/(20-[.H$3])*0.85/([.H$2]+1);0);&quot;-&quot;)" office:value-type="string" office:string-value="-">
            <text:p>-</text:p>
          </table:table-cell>
          <table:table-cell table:style-name="ce541" table:formula="of:=IF(([.$A4]+2)/3&gt;=[.I$2];ROUND([.$B$2]*([.$A4]-[.I$3])/(20-[.I$3])*0.85/([.I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2)/3&gt;=[.L$2];ROUND([.$K$2]*([.$A4]-[.L$3])/(20-[.L$3])*0.85/([.L$2]+1);0);&quot;-&quot;)" office:value-type="float" office:value="1">
            <text:p>1</text:p>
          </table:table-cell>
          <table:table-cell table:style-name="ce537" table:formula="of:=IF(([.$A4]+2)/3&gt;=[.M$2];ROUND([.$K$2]*([.$A4]-[.M$3])/(20-[.M$3])*0.85/([.M$2]+1);0);&quot;-&quot;)" office:value-type="float" office:value="0">
            <text:p>0</text:p>
          </table:table-cell>
          <table:table-cell table:style-name="ce537" table:formula="of:=IF(([.$A4]+2)/3&gt;=[.N$2];ROUND([.$K$2]*([.$A4]-[.N$3])/(20-[.N$3])*0.85/([.N$2]+1);0);&quot;-&quot;)" office:value-type="string" office:string-value="-">
            <text:p>-</text:p>
          </table:table-cell>
          <table:table-cell table:style-name="ce537" table:formula="of:=IF(([.$A4]+2)/3&gt;=[.O$2];ROUND([.$K$2]*([.$A4]-[.O$3])/(20-[.O$3])*0.85/([.O$2]+1);0);&quot;-&quot;)" office:value-type="string" office:string-value="-">
            <text:p>-</text:p>
          </table:table-cell>
          <table:table-cell table:style-name="ce537" table:formula="of:=IF(([.$A4]+2)/3&gt;=[.P$2];ROUND([.$K$2]*([.$A4]-[.P$3])/(20-[.P$3])*0.85/([.P$2]+1);0);&quot;-&quot;)" office:value-type="string" office:string-value="-">
            <text:p>-</text:p>
          </table:table-cell>
          <table:table-cell table:style-name="ce537" table:formula="of:=IF(([.$A4]+2)/3&gt;=[.Q$2];ROUND([.$K$2]*([.$A4]-[.Q$3])/(20-[.Q$3])*0.85/([.Q$2]+1);0);&quot;-&quot;)" office:value-type="string" office:string-value="-">
            <text:p>-</text:p>
          </table:table-cell>
          <table:table-cell table:style-name="ce541" table:formula="of:=IF(([.$A4]+2)/3&gt;=[.R$2];ROUND([.$K$2]*([.$A4]-[.R$3])/(20-[.R$3])*0.85/([.R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+2)/3&gt;=[.U$2];ROUND([.$T$2]*([.$A4]-[.U$3])/(20-[.U$3])*0.85/([.U$2]+1);0);&quot;-&quot;)" office:value-type="float" office:value="1">
            <text:p>1</text:p>
          </table:table-cell>
          <table:table-cell table:style-name="ce537" table:formula="of:=IF(([.$A4]+2)/3&gt;=[.V$2];ROUND([.$T$2]*([.$A4]-[.V$3])/(20-[.V$3])*0.85/([.V$2]+1);0);&quot;-&quot;)" office:value-type="float" office:value="0">
            <text:p>0</text:p>
          </table:table-cell>
          <table:table-cell table:style-name="ce537" table:formula="of:=IF(([.$A4]+2)/3&gt;=[.W$2];ROUND([.$T$2]*([.$A4]-[.W$3])/(20-[.W$3])*0.85/([.W$2]+1);0);&quot;-&quot;)" office:value-type="string" office:string-value="-">
            <text:p>-</text:p>
          </table:table-cell>
          <table:table-cell table:style-name="ce537" table:formula="of:=IF(([.$A4]+2)/3&gt;=[.X$2];ROUND([.$T$2]*([.$A4]-[.X$3])/(20-[.X$3])*0.85/([.X$2]+1);0);&quot;-&quot;)" office:value-type="string" office:string-value="-">
            <text:p>-</text:p>
          </table:table-cell>
          <table:table-cell table:style-name="ce537" table:formula="of:=IF(([.$A4]+2)/3&gt;=[.Y$2];ROUND([.$T$2]*([.$A4]-[.Y$3])/(20-[.Y$3])*0.85/([.Y$2]+1);0);&quot;-&quot;)" office:value-type="string" office:string-value="-">
            <text:p>-</text:p>
          </table:table-cell>
          <table:table-cell table:style-name="ce537" table:formula="of:=IF(([.$A4]+2)/3&gt;=[.Z$2];ROUND([.$T$2]*([.$A4]-[.Z$3])/(20-[.Z$3])*0.85/([.Z$2]+1);0);&quot;-&quot;)" office:value-type="string" office:string-value="-">
            <text:p>-</text:p>
          </table:table-cell>
          <table:table-cell table:style-name="ce541" table:formula="of:=IF(([.$A4]+2)/3&gt;=[.AA$2];ROUND([.$T$2]*([.$A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2)/3&gt;=[.C$2];ROUND([.$B$2]*([.$A5]-[.C$3])/(20-[.C$3])*0.85/([.C$2]+1);0);&quot;-&quot;)" office:value-type="float" office:value="1">
            <text:p>1</text:p>
          </table:table-cell>
          <table:table-cell table:style-name="ce537" table:formula="of:=IF(([.$A5]+2)/3&gt;=[.D$2];ROUND([.$B$2]*([.$A5]-[.D$3])/(20-[.D$3])*0.85/([.D$2]+1);0);&quot;-&quot;)" office:value-type="float" office:value="0">
            <text:p>0</text:p>
          </table:table-cell>
          <table:table-cell table:style-name="ce537" table:formula="of:=IF(([.$A5]+2)/3&gt;=[.E$2];ROUND([.$B$2]*([.$A5]-[.E$3])/(20-[.E$3])*0.85/([.E$2]+1);0);&quot;-&quot;)" office:value-type="string" office:string-value="-">
            <text:p>-</text:p>
          </table:table-cell>
          <table:table-cell table:style-name="ce537" table:formula="of:=IF(([.$A5]+2)/3&gt;=[.F$2];ROUND([.$B$2]*([.$A5]-[.F$3])/(20-[.F$3])*0.85/([.F$2]+1);0);&quot;-&quot;)" office:value-type="string" office:string-value="-">
            <text:p>-</text:p>
          </table:table-cell>
          <table:table-cell table:style-name="ce537" table:formula="of:=IF(([.$A5]+2)/3&gt;=[.G$2];ROUND([.$B$2]*([.$A5]-[.G$3])/(20-[.G$3])*0.85/([.G$2]+1);0);&quot;-&quot;)" office:value-type="string" office:string-value="-">
            <text:p>-</text:p>
          </table:table-cell>
          <table:table-cell table:style-name="ce537" table:formula="of:=IF(([.$A5]+2)/3&gt;=[.H$2];ROUND([.$B$2]*([.$A5]-[.H$3])/(20-[.H$3])*0.85/([.H$2]+1);0);&quot;-&quot;)" office:value-type="string" office:string-value="-">
            <text:p>-</text:p>
          </table:table-cell>
          <table:table-cell table:style-name="ce541" table:formula="of:=IF(([.$A5]+2)/3&gt;=[.I$2];ROUND([.$B$2]*([.$A5]-[.I$3])/(20-[.I$3])*0.85/([.I$2]+1);0);&quot;-&quot;)" office:value-type="string" office:string-value="-">
            <text:p>-</text:p>
          </table:table-cell>
          <table:table-cell table:style-name="ce533" table:formula="of:=[.J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2)/3&gt;=[.L$2];ROUND([.$K$2]*([.$A5]-[.L$3])/(20-[.L$3])*0.85/([.L$2]+1);0);&quot;-&quot;)" office:value-type="float" office:value="1">
            <text:p>1</text:p>
          </table:table-cell>
          <table:table-cell table:style-name="ce537" table:formula="of:=IF(([.$A5]+2)/3&gt;=[.M$2];ROUND([.$K$2]*([.$A5]-[.M$3])/(20-[.M$3])*0.85/([.M$2]+1);0);&quot;-&quot;)" office:value-type="float" office:value="0">
            <text:p>0</text:p>
          </table:table-cell>
          <table:table-cell table:style-name="ce537" table:formula="of:=IF(([.$A5]+2)/3&gt;=[.N$2];ROUND([.$K$2]*([.$A5]-[.N$3])/(20-[.N$3])*0.85/([.N$2]+1);0);&quot;-&quot;)" office:value-type="string" office:string-value="-">
            <text:p>-</text:p>
          </table:table-cell>
          <table:table-cell table:style-name="ce537" table:formula="of:=IF(([.$A5]+2)/3&gt;=[.O$2];ROUND([.$K$2]*([.$A5]-[.O$3])/(20-[.O$3])*0.85/([.O$2]+1);0);&quot;-&quot;)" office:value-type="string" office:string-value="-">
            <text:p>-</text:p>
          </table:table-cell>
          <table:table-cell table:style-name="ce537" table:formula="of:=IF(([.$A5]+2)/3&gt;=[.P$2];ROUND([.$K$2]*([.$A5]-[.P$3])/(20-[.P$3])*0.85/([.P$2]+1);0);&quot;-&quot;)" office:value-type="string" office:string-value="-">
            <text:p>-</text:p>
          </table:table-cell>
          <table:table-cell table:style-name="ce537" table:formula="of:=IF(([.$A5]+2)/3&gt;=[.Q$2];ROUND([.$K$2]*([.$A5]-[.Q$3])/(20-[.Q$3])*0.85/([.Q$2]+1);0);&quot;-&quot;)" office:value-type="string" office:string-value="-">
            <text:p>-</text:p>
          </table:table-cell>
          <table:table-cell table:style-name="ce541" table:formula="of:=IF(([.$A5]+2)/3&gt;=[.R$2];ROUND([.$K$2]*([.$A5]-[.R$3])/(20-[.R$3])*0.85/([.R$2]+1);0);&quot;-&quot;)" office:value-type="string" office:string-value="-">
            <text:p>-</text:p>
          </table:table-cell>
          <table:table-cell table:style-name="ce533" table:formula="of:=[.S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+2)/3&gt;=[.U$2];ROUND([.$T$2]*([.$A5]-[.U$3])/(20-[.U$3])*0.85/([.U$2]+1);0);&quot;-&quot;)" office:value-type="float" office:value="1">
            <text:p>1</text:p>
          </table:table-cell>
          <table:table-cell table:style-name="ce537" table:formula="of:=IF(([.$A5]+2)/3&gt;=[.V$2];ROUND([.$T$2]*([.$A5]-[.V$3])/(20-[.V$3])*0.85/([.V$2]+1);0);&quot;-&quot;)" office:value-type="float" office:value="0">
            <text:p>0</text:p>
          </table:table-cell>
          <table:table-cell table:style-name="ce537" table:formula="of:=IF(([.$A5]+2)/3&gt;=[.W$2];ROUND([.$T$2]*([.$A5]-[.W$3])/(20-[.W$3])*0.85/([.W$2]+1);0);&quot;-&quot;)" office:value-type="string" office:string-value="-">
            <text:p>-</text:p>
          </table:table-cell>
          <table:table-cell table:style-name="ce537" table:formula="of:=IF(([.$A5]+2)/3&gt;=[.X$2];ROUND([.$T$2]*([.$A5]-[.X$3])/(20-[.X$3])*0.85/([.X$2]+1);0);&quot;-&quot;)" office:value-type="string" office:string-value="-">
            <text:p>-</text:p>
          </table:table-cell>
          <table:table-cell table:style-name="ce537" table:formula="of:=IF(([.$A5]+2)/3&gt;=[.Y$2];ROUND([.$T$2]*([.$A5]-[.Y$3])/(20-[.Y$3])*0.85/([.Y$2]+1);0);&quot;-&quot;)" office:value-type="string" office:string-value="-">
            <text:p>-</text:p>
          </table:table-cell>
          <table:table-cell table:style-name="ce537" table:formula="of:=IF(([.$A5]+2)/3&gt;=[.Z$2];ROUND([.$T$2]*([.$A5]-[.Z$3])/(20-[.Z$3])*0.85/([.Z$2]+1);0);&quot;-&quot;)" office:value-type="string" office:string-value="-">
            <text:p>-</text:p>
          </table:table-cell>
          <table:table-cell table:style-name="ce541" table:formula="of:=IF(([.$A5]+2)/3&gt;=[.AA$2];ROUND([.$T$2]*([.$A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2)/3&gt;=[.C$2];ROUND([.$B$2]*([.$A6]-[.C$3])/(20-[.C$3])*0.85/([.C$2]+1);0);&quot;-&quot;)" office:value-type="float" office:value="1">
            <text:p>1</text:p>
          </table:table-cell>
          <table:table-cell table:style-name="ce537" table:formula="of:=IF(([.$A6]+2)/3&gt;=[.D$2];ROUND([.$B$2]*([.$A6]-[.D$3])/(20-[.D$3])*0.85/([.D$2]+1);0);&quot;-&quot;)" office:value-type="float" office:value="0">
            <text:p>0</text:p>
          </table:table-cell>
          <table:table-cell table:style-name="ce537" table:formula="of:=IF(([.$A6]+2)/3&gt;=[.E$2];ROUND([.$B$2]*([.$A6]-[.E$3])/(20-[.E$3])*0.85/([.E$2]+1);0);&quot;-&quot;)" office:value-type="string" office:string-value="-">
            <text:p>-</text:p>
          </table:table-cell>
          <table:table-cell table:style-name="ce537" table:formula="of:=IF(([.$A6]+2)/3&gt;=[.F$2];ROUND([.$B$2]*([.$A6]-[.F$3])/(20-[.F$3])*0.85/([.F$2]+1);0);&quot;-&quot;)" office:value-type="string" office:string-value="-">
            <text:p>-</text:p>
          </table:table-cell>
          <table:table-cell table:style-name="ce537" table:formula="of:=IF(([.$A6]+2)/3&gt;=[.G$2];ROUND([.$B$2]*([.$A6]-[.G$3])/(20-[.G$3])*0.85/([.G$2]+1);0);&quot;-&quot;)" office:value-type="string" office:string-value="-">
            <text:p>-</text:p>
          </table:table-cell>
          <table:table-cell table:style-name="ce537" table:formula="of:=IF(([.$A6]+2)/3&gt;=[.H$2];ROUND([.$B$2]*([.$A6]-[.H$3])/(20-[.H$3])*0.85/([.H$2]+1);0);&quot;-&quot;)" office:value-type="string" office:string-value="-">
            <text:p>-</text:p>
          </table:table-cell>
          <table:table-cell table:style-name="ce541" table:formula="of:=IF(([.$A6]+2)/3&gt;=[.I$2];ROUND([.$B$2]*([.$A6]-[.I$3])/(20-[.I$3])*0.85/([.I$2]+1);0);&quot;-&quot;)" office:value-type="string" office:string-value="-">
            <text:p>-</text:p>
          </table:table-cell>
          <table:table-cell table:style-name="ce533" table:formula="of:=[.J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2)/3&gt;=[.L$2];ROUND([.$K$2]*([.$A6]-[.L$3])/(20-[.L$3])*0.85/([.L$2]+1);0);&quot;-&quot;)" office:value-type="float" office:value="2">
            <text:p>2</text:p>
          </table:table-cell>
          <table:table-cell table:style-name="ce537" table:formula="of:=IF(([.$A6]+2)/3&gt;=[.M$2];ROUND([.$K$2]*([.$A6]-[.M$3])/(20-[.M$3])*0.85/([.M$2]+1);0);&quot;-&quot;)" office:value-type="float" office:value="0">
            <text:p>0</text:p>
          </table:table-cell>
          <table:table-cell table:style-name="ce537" table:formula="of:=IF(([.$A6]+2)/3&gt;=[.N$2];ROUND([.$K$2]*([.$A6]-[.N$3])/(20-[.N$3])*0.85/([.N$2]+1);0);&quot;-&quot;)" office:value-type="string" office:string-value="-">
            <text:p>-</text:p>
          </table:table-cell>
          <table:table-cell table:style-name="ce537" table:formula="of:=IF(([.$A6]+2)/3&gt;=[.O$2];ROUND([.$K$2]*([.$A6]-[.O$3])/(20-[.O$3])*0.85/([.O$2]+1);0);&quot;-&quot;)" office:value-type="string" office:string-value="-">
            <text:p>-</text:p>
          </table:table-cell>
          <table:table-cell table:style-name="ce537" table:formula="of:=IF(([.$A6]+2)/3&gt;=[.P$2];ROUND([.$K$2]*([.$A6]-[.P$3])/(20-[.P$3])*0.85/([.P$2]+1);0);&quot;-&quot;)" office:value-type="string" office:string-value="-">
            <text:p>-</text:p>
          </table:table-cell>
          <table:table-cell table:style-name="ce537" table:formula="of:=IF(([.$A6]+2)/3&gt;=[.Q$2];ROUND([.$K$2]*([.$A6]-[.Q$3])/(20-[.Q$3])*0.85/([.Q$2]+1);0);&quot;-&quot;)" office:value-type="string" office:string-value="-">
            <text:p>-</text:p>
          </table:table-cell>
          <table:table-cell table:style-name="ce541" table:formula="of:=IF(([.$A6]+2)/3&gt;=[.R$2];ROUND([.$K$2]*([.$A6]-[.R$3])/(20-[.R$3])*0.85/([.R$2]+1);0);&quot;-&quot;)" office:value-type="string" office:string-value="-">
            <text:p>-</text:p>
          </table:table-cell>
          <table:table-cell table:style-name="ce533" table:formula="of:=[.S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+2)/3&gt;=[.U$2];ROUND([.$T$2]*([.$A6]-[.U$3])/(20-[.U$3])*0.85/([.U$2]+1);0);&quot;-&quot;)" office:value-type="float" office:value="2">
            <text:p>2</text:p>
          </table:table-cell>
          <table:table-cell table:style-name="ce537" table:formula="of:=IF(([.$A6]+2)/3&gt;=[.V$2];ROUND([.$T$2]*([.$A6]-[.V$3])/(20-[.V$3])*0.85/([.V$2]+1);0);&quot;-&quot;)" office:value-type="float" office:value="0">
            <text:p>0</text:p>
          </table:table-cell>
          <table:table-cell table:style-name="ce537" table:formula="of:=IF(([.$A6]+2)/3&gt;=[.W$2];ROUND([.$T$2]*([.$A6]-[.W$3])/(20-[.W$3])*0.85/([.W$2]+1);0);&quot;-&quot;)" office:value-type="string" office:string-value="-">
            <text:p>-</text:p>
          </table:table-cell>
          <table:table-cell table:style-name="ce537" table:formula="of:=IF(([.$A6]+2)/3&gt;=[.X$2];ROUND([.$T$2]*([.$A6]-[.X$3])/(20-[.X$3])*0.85/([.X$2]+1);0);&quot;-&quot;)" office:value-type="string" office:string-value="-">
            <text:p>-</text:p>
          </table:table-cell>
          <table:table-cell table:style-name="ce537" table:formula="of:=IF(([.$A6]+2)/3&gt;=[.Y$2];ROUND([.$T$2]*([.$A6]-[.Y$3])/(20-[.Y$3])*0.85/([.Y$2]+1);0);&quot;-&quot;)" office:value-type="string" office:string-value="-">
            <text:p>-</text:p>
          </table:table-cell>
          <table:table-cell table:style-name="ce537" table:formula="of:=IF(([.$A6]+2)/3&gt;=[.Z$2];ROUND([.$T$2]*([.$A6]-[.Z$3])/(20-[.Z$3])*0.85/([.Z$2]+1);0);&quot;-&quot;)" office:value-type="string" office:string-value="-">
            <text:p>-</text:p>
          </table:table-cell>
          <table:table-cell table:style-name="ce541" table:formula="of:=IF(([.$A6]+2)/3&gt;=[.AA$2];ROUND([.$T$2]*([.$A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2)/3&gt;=[.C$2];ROUND([.$B$2]*([.$A7]-[.C$3])/(20-[.C$3])*0.85/([.C$2]+1);0);&quot;-&quot;)" office:value-type="float" office:value="2">
            <text:p>2</text:p>
          </table:table-cell>
          <table:table-cell table:style-name="ce537" table:formula="of:=IF(([.$A7]+2)/3&gt;=[.D$2];ROUND([.$B$2]*([.$A7]-[.D$3])/(20-[.D$3])*0.85/([.D$2]+1);0);&quot;-&quot;)" office:value-type="float" office:value="0">
            <text:p>0</text:p>
          </table:table-cell>
          <table:table-cell table:style-name="ce537" table:formula="of:=IF(([.$A7]+2)/3&gt;=[.E$2];ROUND([.$B$2]*([.$A7]-[.E$3])/(20-[.E$3])*0.85/([.E$2]+1);0);&quot;-&quot;)" office:value-type="float" office:value="0">
            <text:p>0</text:p>
          </table:table-cell>
          <table:table-cell table:style-name="ce537" table:formula="of:=IF(([.$A7]+2)/3&gt;=[.F$2];ROUND([.$B$2]*([.$A7]-[.F$3])/(20-[.F$3])*0.85/([.F$2]+1);0);&quot;-&quot;)" office:value-type="string" office:string-value="-">
            <text:p>-</text:p>
          </table:table-cell>
          <table:table-cell table:style-name="ce537" table:formula="of:=IF(([.$A7]+2)/3&gt;=[.G$2];ROUND([.$B$2]*([.$A7]-[.G$3])/(20-[.G$3])*0.85/([.G$2]+1);0);&quot;-&quot;)" office:value-type="string" office:string-value="-">
            <text:p>-</text:p>
          </table:table-cell>
          <table:table-cell table:style-name="ce537" table:formula="of:=IF(([.$A7]+2)/3&gt;=[.H$2];ROUND([.$B$2]*([.$A7]-[.H$3])/(20-[.H$3])*0.85/([.H$2]+1);0);&quot;-&quot;)" office:value-type="string" office:string-value="-">
            <text:p>-</text:p>
          </table:table-cell>
          <table:table-cell table:style-name="ce541" table:formula="of:=IF(([.$A7]+2)/3&gt;=[.I$2];ROUND([.$B$2]*([.$A7]-[.I$3])/(20-[.I$3])*0.85/([.I$2]+1);0);&quot;-&quot;)" office:value-type="string" office:string-value="-">
            <text:p>-</text:p>
          </table:table-cell>
          <table:table-cell table:style-name="ce533" table:formula="of:=[.J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2)/3&gt;=[.L$2];ROUND([.$K$2]*([.$A7]-[.L$3])/(20-[.L$3])*0.85/([.L$2]+1);0);&quot;-&quot;)" office:value-type="float" office:value="2">
            <text:p>2</text:p>
          </table:table-cell>
          <table:table-cell table:style-name="ce537" table:formula="of:=IF(([.$A7]+2)/3&gt;=[.M$2];ROUND([.$K$2]*([.$A7]-[.M$3])/(20-[.M$3])*0.85/([.M$2]+1);0);&quot;-&quot;)" office:value-type="float" office:value="1">
            <text:p>1</text:p>
          </table:table-cell>
          <table:table-cell table:style-name="ce537" table:formula="of:=IF(([.$A7]+2)/3&gt;=[.N$2];ROUND([.$K$2]*([.$A7]-[.N$3])/(20-[.N$3])*0.85/([.N$2]+1);0);&quot;-&quot;)" office:value-type="float" office:value="0">
            <text:p>0</text:p>
          </table:table-cell>
          <table:table-cell table:style-name="ce537" table:formula="of:=IF(([.$A7]+2)/3&gt;=[.O$2];ROUND([.$K$2]*([.$A7]-[.O$3])/(20-[.O$3])*0.85/([.O$2]+1);0);&quot;-&quot;)" office:value-type="string" office:string-value="-">
            <text:p>-</text:p>
          </table:table-cell>
          <table:table-cell table:style-name="ce537" table:formula="of:=IF(([.$A7]+2)/3&gt;=[.P$2];ROUND([.$K$2]*([.$A7]-[.P$3])/(20-[.P$3])*0.85/([.P$2]+1);0);&quot;-&quot;)" office:value-type="string" office:string-value="-">
            <text:p>-</text:p>
          </table:table-cell>
          <table:table-cell table:style-name="ce537" table:formula="of:=IF(([.$A7]+2)/3&gt;=[.Q$2];ROUND([.$K$2]*([.$A7]-[.Q$3])/(20-[.Q$3])*0.85/([.Q$2]+1);0);&quot;-&quot;)" office:value-type="string" office:string-value="-">
            <text:p>-</text:p>
          </table:table-cell>
          <table:table-cell table:style-name="ce541" table:formula="of:=IF(([.$A7]+2)/3&gt;=[.R$2];ROUND([.$K$2]*([.$A7]-[.R$3])/(20-[.R$3])*0.85/([.R$2]+1);0);&quot;-&quot;)" office:value-type="string" office:string-value="-">
            <text:p>-</text:p>
          </table:table-cell>
          <table:table-cell table:style-name="ce533" table:formula="of:=[.S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+2)/3&gt;=[.U$2];ROUND([.$T$2]*([.$A7]-[.U$3])/(20-[.U$3])*0.85/([.U$2]+1);0);&quot;-&quot;)" office:value-type="float" office:value="2">
            <text:p>2</text:p>
          </table:table-cell>
          <table:table-cell table:style-name="ce537" table:formula="of:=IF(([.$A7]+2)/3&gt;=[.V$2];ROUND([.$T$2]*([.$A7]-[.V$3])/(20-[.V$3])*0.85/([.V$2]+1);0);&quot;-&quot;)" office:value-type="float" office:value="1">
            <text:p>1</text:p>
          </table:table-cell>
          <table:table-cell table:style-name="ce537" table:formula="of:=IF(([.$A7]+2)/3&gt;=[.W$2];ROUND([.$T$2]*([.$A7]-[.W$3])/(20-[.W$3])*0.85/([.W$2]+1);0);&quot;-&quot;)" office:value-type="float" office:value="0">
            <text:p>0</text:p>
          </table:table-cell>
          <table:table-cell table:style-name="ce537" table:formula="of:=IF(([.$A7]+2)/3&gt;=[.X$2];ROUND([.$T$2]*([.$A7]-[.X$3])/(20-[.X$3])*0.85/([.X$2]+1);0);&quot;-&quot;)" office:value-type="string" office:string-value="-">
            <text:p>-</text:p>
          </table:table-cell>
          <table:table-cell table:style-name="ce537" table:formula="of:=IF(([.$A7]+2)/3&gt;=[.Y$2];ROUND([.$T$2]*([.$A7]-[.Y$3])/(20-[.Y$3])*0.85/([.Y$2]+1);0);&quot;-&quot;)" office:value-type="string" office:string-value="-">
            <text:p>-</text:p>
          </table:table-cell>
          <table:table-cell table:style-name="ce537" table:formula="of:=IF(([.$A7]+2)/3&gt;=[.Z$2];ROUND([.$T$2]*([.$A7]-[.Z$3])/(20-[.Z$3])*0.85/([.Z$2]+1);0);&quot;-&quot;)" office:value-type="string" office:string-value="-">
            <text:p>-</text:p>
          </table:table-cell>
          <table:table-cell table:style-name="ce541" table:formula="of:=IF(([.$A7]+2)/3&gt;=[.AA$2];ROUND([.$T$2]*([.$A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2)/3&gt;=[.C$2];ROUND([.$B$2]*([.$A8]-[.C$3])/(20-[.C$3])*0.85/([.C$2]+1);0);&quot;-&quot;)" office:value-type="float" office:value="2">
            <text:p>2</text:p>
          </table:table-cell>
          <table:table-cell table:style-name="ce537" table:formula="of:=IF(([.$A8]+2)/3&gt;=[.D$2];ROUND([.$B$2]*([.$A8]-[.D$3])/(20-[.D$3])*0.85/([.D$2]+1);0);&quot;-&quot;)" office:value-type="float" office:value="1">
            <text:p>1</text:p>
          </table:table-cell>
          <table:table-cell table:style-name="ce537" table:formula="of:=IF(([.$A8]+2)/3&gt;=[.E$2];ROUND([.$B$2]*([.$A8]-[.E$3])/(20-[.E$3])*0.85/([.E$2]+1);0);&quot;-&quot;)" office:value-type="float" office:value="0">
            <text:p>0</text:p>
          </table:table-cell>
          <table:table-cell table:style-name="ce537" table:formula="of:=IF(([.$A8]+2)/3&gt;=[.F$2];ROUND([.$B$2]*([.$A8]-[.F$3])/(20-[.F$3])*0.85/([.F$2]+1);0);&quot;-&quot;)" office:value-type="string" office:string-value="-">
            <text:p>-</text:p>
          </table:table-cell>
          <table:table-cell table:style-name="ce537" table:formula="of:=IF(([.$A8]+2)/3&gt;=[.G$2];ROUND([.$B$2]*([.$A8]-[.G$3])/(20-[.G$3])*0.85/([.G$2]+1);0);&quot;-&quot;)" office:value-type="string" office:string-value="-">
            <text:p>-</text:p>
          </table:table-cell>
          <table:table-cell table:style-name="ce537" table:formula="of:=IF(([.$A8]+2)/3&gt;=[.H$2];ROUND([.$B$2]*([.$A8]-[.H$3])/(20-[.H$3])*0.85/([.H$2]+1);0);&quot;-&quot;)" office:value-type="string" office:string-value="-">
            <text:p>-</text:p>
          </table:table-cell>
          <table:table-cell table:style-name="ce541" table:formula="of:=IF(([.$A8]+2)/3&gt;=[.I$2];ROUND([.$B$2]*([.$A8]-[.I$3])/(20-[.I$3])*0.85/([.I$2]+1);0);&quot;-&quot;)" office:value-type="string" office:string-value="-">
            <text:p>-</text:p>
          </table:table-cell>
          <table:table-cell table:style-name="ce533" table:formula="of:=[.J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2)/3&gt;=[.L$2];ROUND([.$K$2]*([.$A8]-[.L$3])/(20-[.L$3])*0.85/([.L$2]+1);0);&quot;-&quot;)" office:value-type="float" office:value="2">
            <text:p>2</text:p>
          </table:table-cell>
          <table:table-cell table:style-name="ce537" table:formula="of:=IF(([.$A8]+2)/3&gt;=[.M$2];ROUND([.$K$2]*([.$A8]-[.M$3])/(20-[.M$3])*0.85/([.M$2]+1);0);&quot;-&quot;)" office:value-type="float" office:value="1">
            <text:p>1</text:p>
          </table:table-cell>
          <table:table-cell table:style-name="ce537" table:formula="of:=IF(([.$A8]+2)/3&gt;=[.N$2];ROUND([.$K$2]*([.$A8]-[.N$3])/(20-[.N$3])*0.85/([.N$2]+1);0);&quot;-&quot;)" office:value-type="float" office:value="0">
            <text:p>0</text:p>
          </table:table-cell>
          <table:table-cell table:style-name="ce537" table:formula="of:=IF(([.$A8]+2)/3&gt;=[.O$2];ROUND([.$K$2]*([.$A8]-[.O$3])/(20-[.O$3])*0.85/([.O$2]+1);0);&quot;-&quot;)" office:value-type="string" office:string-value="-">
            <text:p>-</text:p>
          </table:table-cell>
          <table:table-cell table:style-name="ce537" table:formula="of:=IF(([.$A8]+2)/3&gt;=[.P$2];ROUND([.$K$2]*([.$A8]-[.P$3])/(20-[.P$3])*0.85/([.P$2]+1);0);&quot;-&quot;)" office:value-type="string" office:string-value="-">
            <text:p>-</text:p>
          </table:table-cell>
          <table:table-cell table:style-name="ce537" table:formula="of:=IF(([.$A8]+2)/3&gt;=[.Q$2];ROUND([.$K$2]*([.$A8]-[.Q$3])/(20-[.Q$3])*0.85/([.Q$2]+1);0);&quot;-&quot;)" office:value-type="string" office:string-value="-">
            <text:p>-</text:p>
          </table:table-cell>
          <table:table-cell table:style-name="ce541" table:formula="of:=IF(([.$A8]+2)/3&gt;=[.R$2];ROUND([.$K$2]*([.$A8]-[.R$3])/(20-[.R$3])*0.85/([.R$2]+1);0);&quot;-&quot;)" office:value-type="string" office:string-value="-">
            <text:p>-</text:p>
          </table:table-cell>
          <table:table-cell table:style-name="ce533" table:formula="of:=[.S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+2)/3&gt;=[.U$2];ROUND([.$T$2]*([.$A8]-[.U$3])/(20-[.U$3])*0.85/([.U$2]+1);0);&quot;-&quot;)" office:value-type="float" office:value="2">
            <text:p>2</text:p>
          </table:table-cell>
          <table:table-cell table:style-name="ce537" table:formula="of:=IF(([.$A8]+2)/3&gt;=[.V$2];ROUND([.$T$2]*([.$A8]-[.V$3])/(20-[.V$3])*0.85/([.V$2]+1);0);&quot;-&quot;)" office:value-type="float" office:value="1">
            <text:p>1</text:p>
          </table:table-cell>
          <table:table-cell table:style-name="ce537" table:formula="of:=IF(([.$A8]+2)/3&gt;=[.W$2];ROUND([.$T$2]*([.$A8]-[.W$3])/(20-[.W$3])*0.85/([.W$2]+1);0);&quot;-&quot;)" office:value-type="float" office:value="0">
            <text:p>0</text:p>
          </table:table-cell>
          <table:table-cell table:style-name="ce537" table:formula="of:=IF(([.$A8]+2)/3&gt;=[.X$2];ROUND([.$T$2]*([.$A8]-[.X$3])/(20-[.X$3])*0.85/([.X$2]+1);0);&quot;-&quot;)" office:value-type="string" office:string-value="-">
            <text:p>-</text:p>
          </table:table-cell>
          <table:table-cell table:style-name="ce537" table:formula="of:=IF(([.$A8]+2)/3&gt;=[.Y$2];ROUND([.$T$2]*([.$A8]-[.Y$3])/(20-[.Y$3])*0.85/([.Y$2]+1);0);&quot;-&quot;)" office:value-type="string" office:string-value="-">
            <text:p>-</text:p>
          </table:table-cell>
          <table:table-cell table:style-name="ce537" table:formula="of:=IF(([.$A8]+2)/3&gt;=[.Z$2];ROUND([.$T$2]*([.$A8]-[.Z$3])/(20-[.Z$3])*0.85/([.Z$2]+1);0);&quot;-&quot;)" office:value-type="string" office:string-value="-">
            <text:p>-</text:p>
          </table:table-cell>
          <table:table-cell table:style-name="ce541" table:formula="of:=IF(([.$A8]+2)/3&gt;=[.AA$2];ROUND([.$T$2]*([.$A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2)/3&gt;=[.C$2];ROUND([.$B$2]*([.$A9]-[.C$3])/(20-[.C$3])*0.85/([.C$2]+1);0);&quot;-&quot;)" office:value-type="float" office:value="2">
            <text:p>2</text:p>
          </table:table-cell>
          <table:table-cell table:style-name="ce537" table:formula="of:=IF(([.$A9]+2)/3&gt;=[.D$2];ROUND([.$B$2]*([.$A9]-[.D$3])/(20-[.D$3])*0.85/([.D$2]+1);0);&quot;-&quot;)" office:value-type="float" office:value="1">
            <text:p>1</text:p>
          </table:table-cell>
          <table:table-cell table:style-name="ce537" table:formula="of:=IF(([.$A9]+2)/3&gt;=[.E$2];ROUND([.$B$2]*([.$A9]-[.E$3])/(20-[.E$3])*0.85/([.E$2]+1);0);&quot;-&quot;)" office:value-type="float" office:value="0">
            <text:p>0</text:p>
          </table:table-cell>
          <table:table-cell table:style-name="ce537" table:formula="of:=IF(([.$A9]+2)/3&gt;=[.F$2];ROUND([.$B$2]*([.$A9]-[.F$3])/(20-[.F$3])*0.85/([.F$2]+1);0);&quot;-&quot;)" office:value-type="string" office:string-value="-">
            <text:p>-</text:p>
          </table:table-cell>
          <table:table-cell table:style-name="ce537" table:formula="of:=IF(([.$A9]+2)/3&gt;=[.G$2];ROUND([.$B$2]*([.$A9]-[.G$3])/(20-[.G$3])*0.85/([.G$2]+1);0);&quot;-&quot;)" office:value-type="string" office:string-value="-">
            <text:p>-</text:p>
          </table:table-cell>
          <table:table-cell table:style-name="ce537" table:formula="of:=IF(([.$A9]+2)/3&gt;=[.H$2];ROUND([.$B$2]*([.$A9]-[.H$3])/(20-[.H$3])*0.85/([.H$2]+1);0);&quot;-&quot;)" office:value-type="string" office:string-value="-">
            <text:p>-</text:p>
          </table:table-cell>
          <table:table-cell table:style-name="ce541" table:formula="of:=IF(([.$A9]+2)/3&gt;=[.I$2];ROUND([.$B$2]*([.$A9]-[.I$3])/(20-[.I$3])*0.85/([.I$2]+1);0);&quot;-&quot;)" office:value-type="string" office:string-value="-">
            <text:p>-</text:p>
          </table:table-cell>
          <table:table-cell table:style-name="ce533" table:formula="of:=[.J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2)/3&gt;=[.L$2];ROUND([.$K$2]*([.$A9]-[.L$3])/(20-[.L$3])*0.85/([.L$2]+1);0);&quot;-&quot;)" office:value-type="float" office:value="2">
            <text:p>2</text:p>
          </table:table-cell>
          <table:table-cell table:style-name="ce537" table:formula="of:=IF(([.$A9]+2)/3&gt;=[.M$2];ROUND([.$K$2]*([.$A9]-[.M$3])/(20-[.M$3])*0.85/([.M$2]+1);0);&quot;-&quot;)" office:value-type="float" office:value="1">
            <text:p>1</text:p>
          </table:table-cell>
          <table:table-cell table:style-name="ce537" table:formula="of:=IF(([.$A9]+2)/3&gt;=[.N$2];ROUND([.$K$2]*([.$A9]-[.N$3])/(20-[.N$3])*0.85/([.N$2]+1);0);&quot;-&quot;)" office:value-type="float" office:value="0">
            <text:p>0</text:p>
          </table:table-cell>
          <table:table-cell table:style-name="ce537" table:formula="of:=IF(([.$A9]+2)/3&gt;=[.O$2];ROUND([.$K$2]*([.$A9]-[.O$3])/(20-[.O$3])*0.85/([.O$2]+1);0);&quot;-&quot;)" office:value-type="string" office:string-value="-">
            <text:p>-</text:p>
          </table:table-cell>
          <table:table-cell table:style-name="ce537" table:formula="of:=IF(([.$A9]+2)/3&gt;=[.P$2];ROUND([.$K$2]*([.$A9]-[.P$3])/(20-[.P$3])*0.85/([.P$2]+1);0);&quot;-&quot;)" office:value-type="string" office:string-value="-">
            <text:p>-</text:p>
          </table:table-cell>
          <table:table-cell table:style-name="ce537" table:formula="of:=IF(([.$A9]+2)/3&gt;=[.Q$2];ROUND([.$K$2]*([.$A9]-[.Q$3])/(20-[.Q$3])*0.85/([.Q$2]+1);0);&quot;-&quot;)" office:value-type="string" office:string-value="-">
            <text:p>-</text:p>
          </table:table-cell>
          <table:table-cell table:style-name="ce541" table:formula="of:=IF(([.$A9]+2)/3&gt;=[.R$2];ROUND([.$K$2]*([.$A9]-[.R$3])/(20-[.R$3])*0.85/([.R$2]+1);0);&quot;-&quot;)" office:value-type="string" office:string-value="-">
            <text:p>-</text:p>
          </table:table-cell>
          <table:table-cell table:style-name="ce533" table:formula="of:=[.S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+2)/3&gt;=[.U$2];ROUND([.$T$2]*([.$A9]-[.U$3])/(20-[.U$3])*0.85/([.U$2]+1);0);&quot;-&quot;)" office:value-type="float" office:value="3">
            <text:p>3</text:p>
          </table:table-cell>
          <table:table-cell table:style-name="ce537" table:formula="of:=IF(([.$A9]+2)/3&gt;=[.V$2];ROUND([.$T$2]*([.$A9]-[.V$3])/(20-[.V$3])*0.85/([.V$2]+1);0);&quot;-&quot;)" office:value-type="float" office:value="1">
            <text:p>1</text:p>
          </table:table-cell>
          <table:table-cell table:style-name="ce537" table:formula="of:=IF(([.$A9]+2)/3&gt;=[.W$2];ROUND([.$T$2]*([.$A9]-[.W$3])/(20-[.W$3])*0.85/([.W$2]+1);0);&quot;-&quot;)" office:value-type="float" office:value="0">
            <text:p>0</text:p>
          </table:table-cell>
          <table:table-cell table:style-name="ce537" table:formula="of:=IF(([.$A9]+2)/3&gt;=[.X$2];ROUND([.$T$2]*([.$A9]-[.X$3])/(20-[.X$3])*0.85/([.X$2]+1);0);&quot;-&quot;)" office:value-type="string" office:string-value="-">
            <text:p>-</text:p>
          </table:table-cell>
          <table:table-cell table:style-name="ce537" table:formula="of:=IF(([.$A9]+2)/3&gt;=[.Y$2];ROUND([.$T$2]*([.$A9]-[.Y$3])/(20-[.Y$3])*0.85/([.Y$2]+1);0);&quot;-&quot;)" office:value-type="string" office:string-value="-">
            <text:p>-</text:p>
          </table:table-cell>
          <table:table-cell table:style-name="ce537" table:formula="of:=IF(([.$A9]+2)/3&gt;=[.Z$2];ROUND([.$T$2]*([.$A9]-[.Z$3])/(20-[.Z$3])*0.85/([.Z$2]+1);0);&quot;-&quot;)" office:value-type="string" office:string-value="-">
            <text:p>-</text:p>
          </table:table-cell>
          <table:table-cell table:style-name="ce541" table:formula="of:=IF(([.$A9]+2)/3&gt;=[.AA$2];ROUND([.$T$2]*([.$A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2)/3&gt;=[.C$2];ROUND([.$B$2]*([.$A10]-[.C$3])/(20-[.C$3])*0.85/([.C$2]+1);0);&quot;-&quot;)" office:value-type="float" office:value="2">
            <text:p>2</text:p>
          </table:table-cell>
          <table:table-cell table:style-name="ce537" table:formula="of:=IF(([.$A10]+2)/3&gt;=[.D$2];ROUND([.$B$2]*([.$A10]-[.D$3])/(20-[.D$3])*0.85/([.D$2]+1);0);&quot;-&quot;)" office:value-type="float" office:value="1">
            <text:p>1</text:p>
          </table:table-cell>
          <table:table-cell table:style-name="ce537" table:formula="of:=IF(([.$A10]+2)/3&gt;=[.E$2];ROUND([.$B$2]*([.$A10]-[.E$3])/(20-[.E$3])*0.85/([.E$2]+1);0);&quot;-&quot;)" office:value-type="float" office:value="0">
            <text:p>0</text:p>
          </table:table-cell>
          <table:table-cell table:style-name="ce537" table:formula="of:=IF(([.$A10]+2)/3&gt;=[.F$2];ROUND([.$B$2]*([.$A10]-[.F$3])/(20-[.F$3])*0.85/([.F$2]+1);0);&quot;-&quot;)" office:value-type="float" office:value="0">
            <text:p>0</text:p>
          </table:table-cell>
          <table:table-cell table:style-name="ce537" table:formula="of:=IF(([.$A10]+2)/3&gt;=[.G$2];ROUND([.$B$2]*([.$A10]-[.G$3])/(20-[.G$3])*0.85/([.G$2]+1);0);&quot;-&quot;)" office:value-type="string" office:string-value="-">
            <text:p>-</text:p>
          </table:table-cell>
          <table:table-cell table:style-name="ce537" table:formula="of:=IF(([.$A10]+2)/3&gt;=[.H$2];ROUND([.$B$2]*([.$A10]-[.H$3])/(20-[.H$3])*0.85/([.H$2]+1);0);&quot;-&quot;)" office:value-type="string" office:string-value="-">
            <text:p>-</text:p>
          </table:table-cell>
          <table:table-cell table:style-name="ce541" table:formula="of:=IF(([.$A10]+2)/3&gt;=[.I$2];ROUND([.$B$2]*([.$A10]-[.I$3])/(20-[.I$3])*0.85/([.I$2]+1);0);&quot;-&quot;)" office:value-type="string" office:string-value="-">
            <text:p>-</text:p>
          </table:table-cell>
          <table:table-cell table:style-name="ce533" table:formula="of:=[.J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2)/3&gt;=[.L$2];ROUND([.$K$2]*([.$A10]-[.L$3])/(20-[.L$3])*0.85/([.L$2]+1);0);&quot;-&quot;)" office:value-type="float" office:value="3">
            <text:p>3</text:p>
          </table:table-cell>
          <table:table-cell table:style-name="ce537" table:formula="of:=IF(([.$A10]+2)/3&gt;=[.M$2];ROUND([.$K$2]*([.$A10]-[.M$3])/(20-[.M$3])*0.85/([.M$2]+1);0);&quot;-&quot;)" office:value-type="float" office:value="1">
            <text:p>1</text:p>
          </table:table-cell>
          <table:table-cell table:style-name="ce537" table:formula="of:=IF(([.$A10]+2)/3&gt;=[.N$2];ROUND([.$K$2]*([.$A10]-[.N$3])/(20-[.N$3])*0.85/([.N$2]+1);0);&quot;-&quot;)" office:value-type="float" office:value="0">
            <text:p>0</text:p>
          </table:table-cell>
          <table:table-cell table:style-name="ce537" table:formula="of:=IF(([.$A10]+2)/3&gt;=[.O$2];ROUND([.$K$2]*([.$A10]-[.O$3])/(20-[.O$3])*0.85/([.O$2]+1);0);&quot;-&quot;)" office:value-type="float" office:value="0">
            <text:p>0</text:p>
          </table:table-cell>
          <table:table-cell table:style-name="ce537" table:formula="of:=IF(([.$A10]+2)/3&gt;=[.P$2];ROUND([.$K$2]*([.$A10]-[.P$3])/(20-[.P$3])*0.85/([.P$2]+1);0);&quot;-&quot;)" office:value-type="string" office:string-value="-">
            <text:p>-</text:p>
          </table:table-cell>
          <table:table-cell table:style-name="ce537" table:formula="of:=IF(([.$A10]+2)/3&gt;=[.Q$2];ROUND([.$K$2]*([.$A10]-[.Q$3])/(20-[.Q$3])*0.85/([.Q$2]+1);0);&quot;-&quot;)" office:value-type="string" office:string-value="-">
            <text:p>-</text:p>
          </table:table-cell>
          <table:table-cell table:style-name="ce541" table:formula="of:=IF(([.$A10]+2)/3&gt;=[.R$2];ROUND([.$K$2]*([.$A10]-[.R$3])/(20-[.R$3])*0.85/([.R$2]+1);0);&quot;-&quot;)" office:value-type="string" office:string-value="-">
            <text:p>-</text:p>
          </table:table-cell>
          <table:table-cell table:style-name="ce533" table:formula="of:=[.S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+2)/3&gt;=[.U$2];ROUND([.$T$2]*([.$A10]-[.U$3])/(20-[.U$3])*0.85/([.U$2]+1);0);&quot;-&quot;)" office:value-type="float" office:value="3">
            <text:p>3</text:p>
          </table:table-cell>
          <table:table-cell table:style-name="ce537" table:formula="of:=IF(([.$A10]+2)/3&gt;=[.V$2];ROUND([.$T$2]*([.$A10]-[.V$3])/(20-[.V$3])*0.85/([.V$2]+1);0);&quot;-&quot;)" office:value-type="float" office:value="1">
            <text:p>1</text:p>
          </table:table-cell>
          <table:table-cell table:style-name="ce537" table:formula="of:=IF(([.$A10]+2)/3&gt;=[.W$2];ROUND([.$T$2]*([.$A10]-[.W$3])/(20-[.W$3])*0.85/([.W$2]+1);0);&quot;-&quot;)" office:value-type="float" office:value="0">
            <text:p>0</text:p>
          </table:table-cell>
          <table:table-cell table:style-name="ce537" table:formula="of:=IF(([.$A10]+2)/3&gt;=[.X$2];ROUND([.$T$2]*([.$A10]-[.X$3])/(20-[.X$3])*0.85/([.X$2]+1);0);&quot;-&quot;)" office:value-type="float" office:value="0">
            <text:p>0</text:p>
          </table:table-cell>
          <table:table-cell table:style-name="ce537" table:formula="of:=IF(([.$A10]+2)/3&gt;=[.Y$2];ROUND([.$T$2]*([.$A10]-[.Y$3])/(20-[.Y$3])*0.85/([.Y$2]+1);0);&quot;-&quot;)" office:value-type="string" office:string-value="-">
            <text:p>-</text:p>
          </table:table-cell>
          <table:table-cell table:style-name="ce537" table:formula="of:=IF(([.$A10]+2)/3&gt;=[.Z$2];ROUND([.$T$2]*([.$A10]-[.Z$3])/(20-[.Z$3])*0.85/([.Z$2]+1);0);&quot;-&quot;)" office:value-type="string" office:string-value="-">
            <text:p>-</text:p>
          </table:table-cell>
          <table:table-cell table:style-name="ce541" table:formula="of:=IF(([.$A10]+2)/3&gt;=[.AA$2];ROUND([.$T$2]*([.$A1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2)/3&gt;=[.C$2];ROUND([.$B$2]*([.$A11]-[.C$3])/(20-[.C$3])*0.85/([.C$2]+1);0);&quot;-&quot;)" office:value-type="float" office:value="3">
            <text:p>3</text:p>
          </table:table-cell>
          <table:table-cell table:style-name="ce537" table:formula="of:=IF(([.$A11]+2)/3&gt;=[.D$2];ROUND([.$B$2]*([.$A11]-[.D$3])/(20-[.D$3])*0.85/([.D$2]+1);0);&quot;-&quot;)" office:value-type="float" office:value="1">
            <text:p>1</text:p>
          </table:table-cell>
          <table:table-cell table:style-name="ce537" table:formula="of:=IF(([.$A11]+2)/3&gt;=[.E$2];ROUND([.$B$2]*([.$A11]-[.E$3])/(20-[.E$3])*0.85/([.E$2]+1);0);&quot;-&quot;)" office:value-type="float" office:value="0">
            <text:p>0</text:p>
          </table:table-cell>
          <table:table-cell table:style-name="ce537" table:formula="of:=IF(([.$A11]+2)/3&gt;=[.F$2];ROUND([.$B$2]*([.$A11]-[.F$3])/(20-[.F$3])*0.85/([.F$2]+1);0);&quot;-&quot;)" office:value-type="float" office:value="0">
            <text:p>0</text:p>
          </table:table-cell>
          <table:table-cell table:style-name="ce537" table:formula="of:=IF(([.$A11]+2)/3&gt;=[.G$2];ROUND([.$B$2]*([.$A11]-[.G$3])/(20-[.G$3])*0.85/([.G$2]+1);0);&quot;-&quot;)" office:value-type="string" office:string-value="-">
            <text:p>-</text:p>
          </table:table-cell>
          <table:table-cell table:style-name="ce537" table:formula="of:=IF(([.$A11]+2)/3&gt;=[.H$2];ROUND([.$B$2]*([.$A11]-[.H$3])/(20-[.H$3])*0.85/([.H$2]+1);0);&quot;-&quot;)" office:value-type="string" office:string-value="-">
            <text:p>-</text:p>
          </table:table-cell>
          <table:table-cell table:style-name="ce541" table:formula="of:=IF(([.$A11]+2)/3&gt;=[.I$2];ROUND([.$B$2]*([.$A11]-[.I$3])/(20-[.I$3])*0.85/([.I$2]+1);0);&quot;-&quot;)" office:value-type="string" office:string-value="-">
            <text:p>-</text:p>
          </table:table-cell>
          <table:table-cell table:style-name="ce533" table:formula="of:=[.J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2)/3&gt;=[.L$2];ROUND([.$K$2]*([.$A11]-[.L$3])/(20-[.L$3])*0.85/([.L$2]+1);0);&quot;-&quot;)" office:value-type="float" office:value="3">
            <text:p>3</text:p>
          </table:table-cell>
          <table:table-cell table:style-name="ce537" table:formula="of:=IF(([.$A11]+2)/3&gt;=[.M$2];ROUND([.$K$2]*([.$A11]-[.M$3])/(20-[.M$3])*0.85/([.M$2]+1);0);&quot;-&quot;)" office:value-type="float" office:value="1">
            <text:p>1</text:p>
          </table:table-cell>
          <table:table-cell table:style-name="ce537" table:formula="of:=IF(([.$A11]+2)/3&gt;=[.N$2];ROUND([.$K$2]*([.$A11]-[.N$3])/(20-[.N$3])*0.85/([.N$2]+1);0);&quot;-&quot;)" office:value-type="float" office:value="1">
            <text:p>1</text:p>
          </table:table-cell>
          <table:table-cell table:style-name="ce537" table:formula="of:=IF(([.$A11]+2)/3&gt;=[.O$2];ROUND([.$K$2]*([.$A11]-[.O$3])/(20-[.O$3])*0.85/([.O$2]+1);0);&quot;-&quot;)" office:value-type="float" office:value="0">
            <text:p>0</text:p>
          </table:table-cell>
          <table:table-cell table:style-name="ce537" table:formula="of:=IF(([.$A11]+2)/3&gt;=[.P$2];ROUND([.$K$2]*([.$A11]-[.P$3])/(20-[.P$3])*0.85/([.P$2]+1);0);&quot;-&quot;)" office:value-type="string" office:string-value="-">
            <text:p>-</text:p>
          </table:table-cell>
          <table:table-cell table:style-name="ce537" table:formula="of:=IF(([.$A11]+2)/3&gt;=[.Q$2];ROUND([.$K$2]*([.$A11]-[.Q$3])/(20-[.Q$3])*0.85/([.Q$2]+1);0);&quot;-&quot;)" office:value-type="string" office:string-value="-">
            <text:p>-</text:p>
          </table:table-cell>
          <table:table-cell table:style-name="ce541" table:formula="of:=IF(([.$A11]+2)/3&gt;=[.R$2];ROUND([.$K$2]*([.$A11]-[.R$3])/(20-[.R$3])*0.85/([.R$2]+1);0);&quot;-&quot;)" office:value-type="string" office:string-value="-">
            <text:p>-</text:p>
          </table:table-cell>
          <table:table-cell table:style-name="ce533" table:formula="of:=[.S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+2)/3&gt;=[.U$2];ROUND([.$T$2]*([.$A11]-[.U$3])/(20-[.U$3])*0.85/([.U$2]+1);0);&quot;-&quot;)" office:value-type="float" office:value="3">
            <text:p>3</text:p>
          </table:table-cell>
          <table:table-cell table:style-name="ce537" table:formula="of:=IF(([.$A11]+2)/3&gt;=[.V$2];ROUND([.$T$2]*([.$A11]-[.V$3])/(20-[.V$3])*0.85/([.V$2]+1);0);&quot;-&quot;)" office:value-type="float" office:value="1">
            <text:p>1</text:p>
          </table:table-cell>
          <table:table-cell table:style-name="ce537" table:formula="of:=IF(([.$A11]+2)/3&gt;=[.W$2];ROUND([.$T$2]*([.$A11]-[.W$3])/(20-[.W$3])*0.85/([.W$2]+1);0);&quot;-&quot;)" office:value-type="float" office:value="1">
            <text:p>1</text:p>
          </table:table-cell>
          <table:table-cell table:style-name="ce537" table:formula="of:=IF(([.$A11]+2)/3&gt;=[.X$2];ROUND([.$T$2]*([.$A11]-[.X$3])/(20-[.X$3])*0.85/([.X$2]+1);0);&quot;-&quot;)" office:value-type="float" office:value="0">
            <text:p>0</text:p>
          </table:table-cell>
          <table:table-cell table:style-name="ce537" table:formula="of:=IF(([.$A11]+2)/3&gt;=[.Y$2];ROUND([.$T$2]*([.$A11]-[.Y$3])/(20-[.Y$3])*0.85/([.Y$2]+1);0);&quot;-&quot;)" office:value-type="string" office:string-value="-">
            <text:p>-</text:p>
          </table:table-cell>
          <table:table-cell table:style-name="ce537" table:formula="of:=IF(([.$A11]+2)/3&gt;=[.Z$2];ROUND([.$T$2]*([.$A11]-[.Z$3])/(20-[.Z$3])*0.85/([.Z$2]+1);0);&quot;-&quot;)" office:value-type="string" office:string-value="-">
            <text:p>-</text:p>
          </table:table-cell>
          <table:table-cell table:style-name="ce541" table:formula="of:=IF(([.$A11]+2)/3&gt;=[.AA$2];ROUND([.$T$2]*([.$A1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2)/3&gt;=[.C$2];ROUND([.$B$2]*([.$A12]-[.C$3])/(20-[.C$3])*0.85/([.C$2]+1);0);&quot;-&quot;)" office:value-type="float" office:value="3">
            <text:p>3</text:p>
          </table:table-cell>
          <table:table-cell table:style-name="ce537" table:formula="of:=IF(([.$A12]+2)/3&gt;=[.D$2];ROUND([.$B$2]*([.$A12]-[.D$3])/(20-[.D$3])*0.85/([.D$2]+1);0);&quot;-&quot;)" office:value-type="float" office:value="1">
            <text:p>1</text:p>
          </table:table-cell>
          <table:table-cell table:style-name="ce537" table:formula="of:=IF(([.$A12]+2)/3&gt;=[.E$2];ROUND([.$B$2]*([.$A12]-[.E$3])/(20-[.E$3])*0.85/([.E$2]+1);0);&quot;-&quot;)" office:value-type="float" office:value="1">
            <text:p>1</text:p>
          </table:table-cell>
          <table:table-cell table:style-name="ce537" table:formula="of:=IF(([.$A12]+2)/3&gt;=[.F$2];ROUND([.$B$2]*([.$A12]-[.F$3])/(20-[.F$3])*0.85/([.F$2]+1);0);&quot;-&quot;)" office:value-type="float" office:value="0">
            <text:p>0</text:p>
          </table:table-cell>
          <table:table-cell table:style-name="ce537" table:formula="of:=IF(([.$A12]+2)/3&gt;=[.G$2];ROUND([.$B$2]*([.$A12]-[.G$3])/(20-[.G$3])*0.85/([.G$2]+1);0);&quot;-&quot;)" office:value-type="string" office:string-value="-">
            <text:p>-</text:p>
          </table:table-cell>
          <table:table-cell table:style-name="ce537" table:formula="of:=IF(([.$A12]+2)/3&gt;=[.H$2];ROUND([.$B$2]*([.$A12]-[.H$3])/(20-[.H$3])*0.85/([.H$2]+1);0);&quot;-&quot;)" office:value-type="string" office:string-value="-">
            <text:p>-</text:p>
          </table:table-cell>
          <table:table-cell table:style-name="ce541" table:formula="of:=IF(([.$A12]+2)/3&gt;=[.I$2];ROUND([.$B$2]*([.$A12]-[.I$3])/(20-[.I$3])*0.85/([.I$2]+1);0);&quot;-&quot;)" office:value-type="string" office:string-value="-">
            <text:p>-</text:p>
          </table:table-cell>
          <table:table-cell table:style-name="ce533" table:formula="of:=[.J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2)/3&gt;=[.L$2];ROUND([.$K$2]*([.$A12]-[.L$3])/(20-[.L$3])*0.85/([.L$2]+1);0);&quot;-&quot;)" office:value-type="float" office:value="3">
            <text:p>3</text:p>
          </table:table-cell>
          <table:table-cell table:style-name="ce537" table:formula="of:=IF(([.$A12]+2)/3&gt;=[.M$2];ROUND([.$K$2]*([.$A12]-[.M$3])/(20-[.M$3])*0.85/([.M$2]+1);0);&quot;-&quot;)" office:value-type="float" office:value="1">
            <text:p>1</text:p>
          </table:table-cell>
          <table:table-cell table:style-name="ce537" table:formula="of:=IF(([.$A12]+2)/3&gt;=[.N$2];ROUND([.$K$2]*([.$A12]-[.N$3])/(20-[.N$3])*0.85/([.N$2]+1);0);&quot;-&quot;)" office:value-type="float" office:value="1">
            <text:p>1</text:p>
          </table:table-cell>
          <table:table-cell table:style-name="ce537" table:formula="of:=IF(([.$A12]+2)/3&gt;=[.O$2];ROUND([.$K$2]*([.$A12]-[.O$3])/(20-[.O$3])*0.85/([.O$2]+1);0);&quot;-&quot;)" office:value-type="float" office:value="0">
            <text:p>0</text:p>
          </table:table-cell>
          <table:table-cell table:style-name="ce537" table:formula="of:=IF(([.$A12]+2)/3&gt;=[.P$2];ROUND([.$K$2]*([.$A12]-[.P$3])/(20-[.P$3])*0.85/([.P$2]+1);0);&quot;-&quot;)" office:value-type="string" office:string-value="-">
            <text:p>-</text:p>
          </table:table-cell>
          <table:table-cell table:style-name="ce537" table:formula="of:=IF(([.$A12]+2)/3&gt;=[.Q$2];ROUND([.$K$2]*([.$A12]-[.Q$3])/(20-[.Q$3])*0.85/([.Q$2]+1);0);&quot;-&quot;)" office:value-type="string" office:string-value="-">
            <text:p>-</text:p>
          </table:table-cell>
          <table:table-cell table:style-name="ce541" table:formula="of:=IF(([.$A12]+2)/3&gt;=[.R$2];ROUND([.$K$2]*([.$A12]-[.R$3])/(20-[.R$3])*0.85/([.R$2]+1);0);&quot;-&quot;)" office:value-type="string" office:string-value="-">
            <text:p>-</text:p>
          </table:table-cell>
          <table:table-cell table:style-name="ce533" table:formula="of:=[.S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+2)/3&gt;=[.U$2];ROUND([.$T$2]*([.$A12]-[.U$3])/(20-[.U$3])*0.85/([.U$2]+1);0);&quot;-&quot;)" office:value-type="float" office:value="4">
            <text:p>4</text:p>
          </table:table-cell>
          <table:table-cell table:style-name="ce537" table:formula="of:=IF(([.$A12]+2)/3&gt;=[.V$2];ROUND([.$T$2]*([.$A12]-[.V$3])/(20-[.V$3])*0.85/([.V$2]+1);0);&quot;-&quot;)" office:value-type="float" office:value="2">
            <text:p>2</text:p>
          </table:table-cell>
          <table:table-cell table:style-name="ce537" table:formula="of:=IF(([.$A12]+2)/3&gt;=[.W$2];ROUND([.$T$2]*([.$A12]-[.W$3])/(20-[.W$3])*0.85/([.W$2]+1);0);&quot;-&quot;)" office:value-type="float" office:value="1">
            <text:p>1</text:p>
          </table:table-cell>
          <table:table-cell table:style-name="ce537" table:formula="of:=IF(([.$A12]+2)/3&gt;=[.X$2];ROUND([.$T$2]*([.$A12]-[.X$3])/(20-[.X$3])*0.85/([.X$2]+1);0);&quot;-&quot;)" office:value-type="float" office:value="0">
            <text:p>0</text:p>
          </table:table-cell>
          <table:table-cell table:style-name="ce537" table:formula="of:=IF(([.$A12]+2)/3&gt;=[.Y$2];ROUND([.$T$2]*([.$A12]-[.Y$3])/(20-[.Y$3])*0.85/([.Y$2]+1);0);&quot;-&quot;)" office:value-type="string" office:string-value="-">
            <text:p>-</text:p>
          </table:table-cell>
          <table:table-cell table:style-name="ce537" table:formula="of:=IF(([.$A12]+2)/3&gt;=[.Z$2];ROUND([.$T$2]*([.$A12]-[.Z$3])/(20-[.Z$3])*0.85/([.Z$2]+1);0);&quot;-&quot;)" office:value-type="string" office:string-value="-">
            <text:p>-</text:p>
          </table:table-cell>
          <table:table-cell table:style-name="ce541" table:formula="of:=IF(([.$A12]+2)/3&gt;=[.AA$2];ROUND([.$T$2]*([.$A1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2)/3&gt;=[.C$2];ROUND([.$B$2]*([.$A13]-[.C$3])/(20-[.C$3])*0.85/([.C$2]+1);0);&quot;-&quot;)" office:value-type="float" office:value="3">
            <text:p>3</text:p>
          </table:table-cell>
          <table:table-cell table:style-name="ce537" table:formula="of:=IF(([.$A13]+2)/3&gt;=[.D$2];ROUND([.$B$2]*([.$A13]-[.D$3])/(20-[.D$3])*0.85/([.D$2]+1);0);&quot;-&quot;)" office:value-type="float" office:value="1">
            <text:p>1</text:p>
          </table:table-cell>
          <table:table-cell table:style-name="ce537" table:formula="of:=IF(([.$A13]+2)/3&gt;=[.E$2];ROUND([.$B$2]*([.$A13]-[.E$3])/(20-[.E$3])*0.85/([.E$2]+1);0);&quot;-&quot;)" office:value-type="float" office:value="1">
            <text:p>1</text:p>
          </table:table-cell>
          <table:table-cell table:style-name="ce537" table:formula="of:=IF(([.$A13]+2)/3&gt;=[.F$2];ROUND([.$B$2]*([.$A13]-[.F$3])/(20-[.F$3])*0.85/([.F$2]+1);0);&quot;-&quot;)" office:value-type="float" office:value="0">
            <text:p>0</text:p>
          </table:table-cell>
          <table:table-cell table:style-name="ce537" table:formula="of:=IF(([.$A13]+2)/3&gt;=[.G$2];ROUND([.$B$2]*([.$A13]-[.G$3])/(20-[.G$3])*0.85/([.G$2]+1);0);&quot;-&quot;)" office:value-type="float" office:value="0">
            <text:p>0</text:p>
          </table:table-cell>
          <table:table-cell table:style-name="ce537" table:formula="of:=IF(([.$A13]+2)/3&gt;=[.H$2];ROUND([.$B$2]*([.$A13]-[.H$3])/(20-[.H$3])*0.85/([.H$2]+1);0);&quot;-&quot;)" office:value-type="string" office:string-value="-">
            <text:p>-</text:p>
          </table:table-cell>
          <table:table-cell table:style-name="ce541" table:formula="of:=IF(([.$A13]+2)/3&gt;=[.I$2];ROUND([.$B$2]*([.$A13]-[.I$3])/(20-[.I$3])*0.85/([.I$2]+1);0);&quot;-&quot;)" office:value-type="string" office:string-value="-">
            <text:p>-</text:p>
          </table:table-cell>
          <table:table-cell table:style-name="ce533" table:formula="of:=[.J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2)/3&gt;=[.L$2];ROUND([.$K$2]*([.$A13]-[.L$3])/(20-[.L$3])*0.85/([.L$2]+1);0);&quot;-&quot;)" office:value-type="float" office:value="4">
            <text:p>4</text:p>
          </table:table-cell>
          <table:table-cell table:style-name="ce537" table:formula="of:=IF(([.$A13]+2)/3&gt;=[.M$2];ROUND([.$K$2]*([.$A13]-[.M$3])/(20-[.M$3])*0.85/([.M$2]+1);0);&quot;-&quot;)" office:value-type="float" office:value="2">
            <text:p>2</text:p>
          </table:table-cell>
          <table:table-cell table:style-name="ce537" table:formula="of:=IF(([.$A13]+2)/3&gt;=[.N$2];ROUND([.$K$2]*([.$A13]-[.N$3])/(20-[.N$3])*0.85/([.N$2]+1);0);&quot;-&quot;)" office:value-type="float" office:value="1">
            <text:p>1</text:p>
          </table:table-cell>
          <table:table-cell table:style-name="ce537" table:formula="of:=IF(([.$A13]+2)/3&gt;=[.O$2];ROUND([.$K$2]*([.$A13]-[.O$3])/(20-[.O$3])*0.85/([.O$2]+1);0);&quot;-&quot;)" office:value-type="float" office:value="0">
            <text:p>0</text:p>
          </table:table-cell>
          <table:table-cell table:style-name="ce537" table:formula="of:=IF(([.$A13]+2)/3&gt;=[.P$2];ROUND([.$K$2]*([.$A13]-[.P$3])/(20-[.P$3])*0.85/([.P$2]+1);0);&quot;-&quot;)" office:value-type="float" office:value="0">
            <text:p>0</text:p>
          </table:table-cell>
          <table:table-cell table:style-name="ce537" table:formula="of:=IF(([.$A13]+2)/3&gt;=[.Q$2];ROUND([.$K$2]*([.$A13]-[.Q$3])/(20-[.Q$3])*0.85/([.Q$2]+1);0);&quot;-&quot;)" office:value-type="string" office:string-value="-">
            <text:p>-</text:p>
          </table:table-cell>
          <table:table-cell table:style-name="ce541" table:formula="of:=IF(([.$A13]+2)/3&gt;=[.R$2];ROUND([.$K$2]*([.$A13]-[.R$3])/(20-[.R$3])*0.85/([.R$2]+1);0);&quot;-&quot;)" office:value-type="string" office:string-value="-">
            <text:p>-</text:p>
          </table:table-cell>
          <table:table-cell table:style-name="ce533" table:formula="of:=[.S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+2)/3&gt;=[.U$2];ROUND([.$T$2]*([.$A13]-[.U$3])/(20-[.U$3])*0.85/([.U$2]+1);0);&quot;-&quot;)" office:value-type="float" office:value="4">
            <text:p>4</text:p>
          </table:table-cell>
          <table:table-cell table:style-name="ce537" table:formula="of:=IF(([.$A13]+2)/3&gt;=[.V$2];ROUND([.$T$2]*([.$A13]-[.V$3])/(20-[.V$3])*0.85/([.V$2]+1);0);&quot;-&quot;)" office:value-type="float" office:value="2">
            <text:p>2</text:p>
          </table:table-cell>
          <table:table-cell table:style-name="ce537" table:formula="of:=IF(([.$A13]+2)/3&gt;=[.W$2];ROUND([.$T$2]*([.$A13]-[.W$3])/(20-[.W$3])*0.85/([.W$2]+1);0);&quot;-&quot;)" office:value-type="float" office:value="1">
            <text:p>1</text:p>
          </table:table-cell>
          <table:table-cell table:style-name="ce537" table:formula="of:=IF(([.$A13]+2)/3&gt;=[.X$2];ROUND([.$T$2]*([.$A13]-[.X$3])/(20-[.X$3])*0.85/([.X$2]+1);0);&quot;-&quot;)" office:value-type="float" office:value="0">
            <text:p>0</text:p>
          </table:table-cell>
          <table:table-cell table:style-name="ce537" table:formula="of:=IF(([.$A13]+2)/3&gt;=[.Y$2];ROUND([.$T$2]*([.$A13]-[.Y$3])/(20-[.Y$3])*0.85/([.Y$2]+1);0);&quot;-&quot;)" office:value-type="float" office:value="0">
            <text:p>0</text:p>
          </table:table-cell>
          <table:table-cell table:style-name="ce537" table:formula="of:=IF(([.$A13]+2)/3&gt;=[.Z$2];ROUND([.$T$2]*([.$A13]-[.Z$3])/(20-[.Z$3])*0.85/([.Z$2]+1);0);&quot;-&quot;)" office:value-type="string" office:string-value="-">
            <text:p>-</text:p>
          </table:table-cell>
          <table:table-cell table:style-name="ce541" table:formula="of:=IF(([.$A13]+2)/3&gt;=[.AA$2];ROUND([.$T$2]*([.$A1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2)/3&gt;=[.C$2];ROUND([.$B$2]*([.$A14]-[.C$3])/(20-[.C$3])*0.85/([.C$2]+1);0);&quot;-&quot;)" office:value-type="float" office:value="4">
            <text:p>4</text:p>
          </table:table-cell>
          <table:table-cell table:style-name="ce537" table:formula="of:=IF(([.$A14]+2)/3&gt;=[.D$2];ROUND([.$B$2]*([.$A14]-[.D$3])/(20-[.D$3])*0.85/([.D$2]+1);0);&quot;-&quot;)" office:value-type="float" office:value="2">
            <text:p>2</text:p>
          </table:table-cell>
          <table:table-cell table:style-name="ce537" table:formula="of:=IF(([.$A14]+2)/3&gt;=[.E$2];ROUND([.$B$2]*([.$A14]-[.E$3])/(20-[.E$3])*0.85/([.E$2]+1);0);&quot;-&quot;)" office:value-type="float" office:value="1">
            <text:p>1</text:p>
          </table:table-cell>
          <table:table-cell table:style-name="ce537" table:formula="of:=IF(([.$A14]+2)/3&gt;=[.F$2];ROUND([.$B$2]*([.$A14]-[.F$3])/(20-[.F$3])*0.85/([.F$2]+1);0);&quot;-&quot;)" office:value-type="float" office:value="0">
            <text:p>0</text:p>
          </table:table-cell>
          <table:table-cell table:style-name="ce537" table:formula="of:=IF(([.$A14]+2)/3&gt;=[.G$2];ROUND([.$B$2]*([.$A14]-[.G$3])/(20-[.G$3])*0.85/([.G$2]+1);0);&quot;-&quot;)" office:value-type="float" office:value="0">
            <text:p>0</text:p>
          </table:table-cell>
          <table:table-cell table:style-name="ce537" table:formula="of:=IF(([.$A14]+2)/3&gt;=[.H$2];ROUND([.$B$2]*([.$A14]-[.H$3])/(20-[.H$3])*0.85/([.H$2]+1);0);&quot;-&quot;)" office:value-type="string" office:string-value="-">
            <text:p>-</text:p>
          </table:table-cell>
          <table:table-cell table:style-name="ce541" table:formula="of:=IF(([.$A14]+2)/3&gt;=[.I$2];ROUND([.$B$2]*([.$A14]-[.I$3])/(20-[.I$3])*0.85/([.I$2]+1);0);&quot;-&quot;)" office:value-type="string" office:string-value="-">
            <text:p>-</text:p>
          </table:table-cell>
          <table:table-cell table:style-name="ce533" table:formula="of:=[.J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2)/3&gt;=[.L$2];ROUND([.$K$2]*([.$A14]-[.L$3])/(20-[.L$3])*0.85/([.L$2]+1);0);&quot;-&quot;)" office:value-type="float" office:value="4">
            <text:p>4</text:p>
          </table:table-cell>
          <table:table-cell table:style-name="ce537" table:formula="of:=IF(([.$A14]+2)/3&gt;=[.M$2];ROUND([.$K$2]*([.$A14]-[.M$3])/(20-[.M$3])*0.85/([.M$2]+1);0);&quot;-&quot;)" office:value-type="float" office:value="2">
            <text:p>2</text:p>
          </table:table-cell>
          <table:table-cell table:style-name="ce537" table:formula="of:=IF(([.$A14]+2)/3&gt;=[.N$2];ROUND([.$K$2]*([.$A14]-[.N$3])/(20-[.N$3])*0.85/([.N$2]+1);0);&quot;-&quot;)" office:value-type="float" office:value="1">
            <text:p>1</text:p>
          </table:table-cell>
          <table:table-cell table:style-name="ce537" table:formula="of:=IF(([.$A14]+2)/3&gt;=[.O$2];ROUND([.$K$2]*([.$A14]-[.O$3])/(20-[.O$3])*0.85/([.O$2]+1);0);&quot;-&quot;)" office:value-type="float" office:value="1">
            <text:p>1</text:p>
          </table:table-cell>
          <table:table-cell table:style-name="ce537" table:formula="of:=IF(([.$A14]+2)/3&gt;=[.P$2];ROUND([.$K$2]*([.$A14]-[.P$3])/(20-[.P$3])*0.85/([.P$2]+1);0);&quot;-&quot;)" office:value-type="float" office:value="0">
            <text:p>0</text:p>
          </table:table-cell>
          <table:table-cell table:style-name="ce537" table:formula="of:=IF(([.$A14]+2)/3&gt;=[.Q$2];ROUND([.$K$2]*([.$A14]-[.Q$3])/(20-[.Q$3])*0.85/([.Q$2]+1);0);&quot;-&quot;)" office:value-type="string" office:string-value="-">
            <text:p>-</text:p>
          </table:table-cell>
          <table:table-cell table:style-name="ce541" table:formula="of:=IF(([.$A14]+2)/3&gt;=[.R$2];ROUND([.$K$2]*([.$A14]-[.R$3])/(20-[.R$3])*0.85/([.R$2]+1);0);&quot;-&quot;)" office:value-type="string" office:string-value="-">
            <text:p>-</text:p>
          </table:table-cell>
          <table:table-cell table:style-name="ce533" table:formula="of:=[.S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+2)/3&gt;=[.U$2];ROUND([.$T$2]*([.$A14]-[.U$3])/(20-[.U$3])*0.85/([.U$2]+1);0);&quot;-&quot;)" office:value-type="float" office:value="5">
            <text:p>5</text:p>
          </table:table-cell>
          <table:table-cell table:style-name="ce537" table:formula="of:=IF(([.$A14]+2)/3&gt;=[.V$2];ROUND([.$T$2]*([.$A14]-[.V$3])/(20-[.V$3])*0.85/([.V$2]+1);0);&quot;-&quot;)" office:value-type="float" office:value="2">
            <text:p>2</text:p>
          </table:table-cell>
          <table:table-cell table:style-name="ce537" table:formula="of:=IF(([.$A14]+2)/3&gt;=[.W$2];ROUND([.$T$2]*([.$A14]-[.W$3])/(20-[.W$3])*0.85/([.W$2]+1);0);&quot;-&quot;)" office:value-type="float" office:value="1">
            <text:p>1</text:p>
          </table:table-cell>
          <table:table-cell table:style-name="ce537" table:formula="of:=IF(([.$A14]+2)/3&gt;=[.X$2];ROUND([.$T$2]*([.$A14]-[.X$3])/(20-[.X$3])*0.85/([.X$2]+1);0);&quot;-&quot;)" office:value-type="float" office:value="1">
            <text:p>1</text:p>
          </table:table-cell>
          <table:table-cell table:style-name="ce537" table:formula="of:=IF(([.$A14]+2)/3&gt;=[.Y$2];ROUND([.$T$2]*([.$A14]-[.Y$3])/(20-[.Y$3])*0.85/([.Y$2]+1);0);&quot;-&quot;)" office:value-type="float" office:value="0">
            <text:p>0</text:p>
          </table:table-cell>
          <table:table-cell table:style-name="ce537" table:formula="of:=IF(([.$A14]+2)/3&gt;=[.Z$2];ROUND([.$T$2]*([.$A14]-[.Z$3])/(20-[.Z$3])*0.85/([.Z$2]+1);0);&quot;-&quot;)" office:value-type="string" office:string-value="-">
            <text:p>-</text:p>
          </table:table-cell>
          <table:table-cell table:style-name="ce541" table:formula="of:=IF(([.$A14]+2)/3&gt;=[.AA$2];ROUND([.$T$2]*([.$A1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2)/3&gt;=[.C$2];ROUND([.$B$2]*([.$A15]-[.C$3])/(20-[.C$3])*0.85/([.C$2]+1);0);&quot;-&quot;)" office:value-type="float" office:value="4">
            <text:p>4</text:p>
          </table:table-cell>
          <table:table-cell table:style-name="ce537" table:formula="of:=IF(([.$A15]+2)/3&gt;=[.D$2];ROUND([.$B$2]*([.$A15]-[.D$3])/(20-[.D$3])*0.85/([.D$2]+1);0);&quot;-&quot;)" office:value-type="float" office:value="2">
            <text:p>2</text:p>
          </table:table-cell>
          <table:table-cell table:style-name="ce537" table:formula="of:=IF(([.$A15]+2)/3&gt;=[.E$2];ROUND([.$B$2]*([.$A15]-[.E$3])/(20-[.E$3])*0.85/([.E$2]+1);0);&quot;-&quot;)" office:value-type="float" office:value="1">
            <text:p>1</text:p>
          </table:table-cell>
          <table:table-cell table:style-name="ce537" table:formula="of:=IF(([.$A15]+2)/3&gt;=[.F$2];ROUND([.$B$2]*([.$A15]-[.F$3])/(20-[.F$3])*0.85/([.F$2]+1);0);&quot;-&quot;)" office:value-type="float" office:value="1">
            <text:p>1</text:p>
          </table:table-cell>
          <table:table-cell table:style-name="ce537" table:formula="of:=IF(([.$A15]+2)/3&gt;=[.G$2];ROUND([.$B$2]*([.$A15]-[.G$3])/(20-[.G$3])*0.85/([.G$2]+1);0);&quot;-&quot;)" office:value-type="float" office:value="0">
            <text:p>0</text:p>
          </table:table-cell>
          <table:table-cell table:style-name="ce537" table:formula="of:=IF(([.$A15]+2)/3&gt;=[.H$2];ROUND([.$B$2]*([.$A15]-[.H$3])/(20-[.H$3])*0.85/([.H$2]+1);0);&quot;-&quot;)" office:value-type="string" office:string-value="-">
            <text:p>-</text:p>
          </table:table-cell>
          <table:table-cell table:style-name="ce541" table:formula="of:=IF(([.$A15]+2)/3&gt;=[.I$2];ROUND([.$B$2]*([.$A15]-[.I$3])/(20-[.I$3])*0.85/([.I$2]+1);0);&quot;-&quot;)" office:value-type="string" office:string-value="-">
            <text:p>-</text:p>
          </table:table-cell>
          <table:table-cell table:style-name="ce533" table:formula="of:=[.J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2)/3&gt;=[.L$2];ROUND([.$K$2]*([.$A15]-[.L$3])/(20-[.L$3])*0.85/([.L$2]+1);0);&quot;-&quot;)" office:value-type="float" office:value="4">
            <text:p>4</text:p>
          </table:table-cell>
          <table:table-cell table:style-name="ce537" table:formula="of:=IF(([.$A15]+2)/3&gt;=[.M$2];ROUND([.$K$2]*([.$A15]-[.M$3])/(20-[.M$3])*0.85/([.M$2]+1);0);&quot;-&quot;)" office:value-type="float" office:value="2">
            <text:p>2</text:p>
          </table:table-cell>
          <table:table-cell table:style-name="ce537" table:formula="of:=IF(([.$A15]+2)/3&gt;=[.N$2];ROUND([.$K$2]*([.$A15]-[.N$3])/(20-[.N$3])*0.85/([.N$2]+1);0);&quot;-&quot;)" office:value-type="float" office:value="1">
            <text:p>1</text:p>
          </table:table-cell>
          <table:table-cell table:style-name="ce537" table:formula="of:=IF(([.$A15]+2)/3&gt;=[.O$2];ROUND([.$K$2]*([.$A15]-[.O$3])/(20-[.O$3])*0.85/([.O$2]+1);0);&quot;-&quot;)" office:value-type="float" office:value="1">
            <text:p>1</text:p>
          </table:table-cell>
          <table:table-cell table:style-name="ce537" table:formula="of:=IF(([.$A15]+2)/3&gt;=[.P$2];ROUND([.$K$2]*([.$A15]-[.P$3])/(20-[.P$3])*0.85/([.P$2]+1);0);&quot;-&quot;)" office:value-type="float" office:value="0">
            <text:p>0</text:p>
          </table:table-cell>
          <table:table-cell table:style-name="ce537" table:formula="of:=IF(([.$A15]+2)/3&gt;=[.Q$2];ROUND([.$K$2]*([.$A15]-[.Q$3])/(20-[.Q$3])*0.85/([.Q$2]+1);0);&quot;-&quot;)" office:value-type="string" office:string-value="-">
            <text:p>-</text:p>
          </table:table-cell>
          <table:table-cell table:style-name="ce541" table:formula="of:=IF(([.$A15]+2)/3&gt;=[.R$2];ROUND([.$K$2]*([.$A15]-[.R$3])/(20-[.R$3])*0.85/([.R$2]+1);0);&quot;-&quot;)" office:value-type="string" office:string-value="-">
            <text:p>-</text:p>
          </table:table-cell>
          <table:table-cell table:style-name="ce533" table:formula="of:=[.S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+2)/3&gt;=[.U$2];ROUND([.$T$2]*([.$A15]-[.U$3])/(20-[.U$3])*0.85/([.U$2]+1);0);&quot;-&quot;)" office:value-type="float" office:value="5">
            <text:p>5</text:p>
          </table:table-cell>
          <table:table-cell table:style-name="ce537" table:formula="of:=IF(([.$A15]+2)/3&gt;=[.V$2];ROUND([.$T$2]*([.$A15]-[.V$3])/(20-[.V$3])*0.85/([.V$2]+1);0);&quot;-&quot;)" office:value-type="float" office:value="2">
            <text:p>2</text:p>
          </table:table-cell>
          <table:table-cell table:style-name="ce537" table:formula="of:=IF(([.$A15]+2)/3&gt;=[.W$2];ROUND([.$T$2]*([.$A15]-[.W$3])/(20-[.W$3])*0.85/([.W$2]+1);0);&quot;-&quot;)" office:value-type="float" office:value="1">
            <text:p>1</text:p>
          </table:table-cell>
          <table:table-cell table:style-name="ce537" table:formula="of:=IF(([.$A15]+2)/3&gt;=[.X$2];ROUND([.$T$2]*([.$A15]-[.X$3])/(20-[.X$3])*0.85/([.X$2]+1);0);&quot;-&quot;)" office:value-type="float" office:value="1">
            <text:p>1</text:p>
          </table:table-cell>
          <table:table-cell table:style-name="ce537" table:formula="of:=IF(([.$A15]+2)/3&gt;=[.Y$2];ROUND([.$T$2]*([.$A15]-[.Y$3])/(20-[.Y$3])*0.85/([.Y$2]+1);0);&quot;-&quot;)" office:value-type="float" office:value="0">
            <text:p>0</text:p>
          </table:table-cell>
          <table:table-cell table:style-name="ce537" table:formula="of:=IF(([.$A15]+2)/3&gt;=[.Z$2];ROUND([.$T$2]*([.$A15]-[.Z$3])/(20-[.Z$3])*0.85/([.Z$2]+1);0);&quot;-&quot;)" office:value-type="string" office:string-value="-">
            <text:p>-</text:p>
          </table:table-cell>
          <table:table-cell table:style-name="ce541" table:formula="of:=IF(([.$A15]+2)/3&gt;=[.AA$2];ROUND([.$T$2]*([.$A1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2)/3&gt;=[.C$2];ROUND([.$B$2]*([.$A16]-[.C$3])/(20-[.C$3])*0.85/([.C$2]+1);0);&quot;-&quot;)" office:value-type="float" office:value="4">
            <text:p>4</text:p>
          </table:table-cell>
          <table:table-cell table:style-name="ce537" table:formula="of:=IF(([.$A16]+2)/3&gt;=[.D$2];ROUND([.$B$2]*([.$A16]-[.D$3])/(20-[.D$3])*0.85/([.D$2]+1);0);&quot;-&quot;)" office:value-type="float" office:value="2">
            <text:p>2</text:p>
          </table:table-cell>
          <table:table-cell table:style-name="ce537" table:formula="of:=IF(([.$A16]+2)/3&gt;=[.E$2];ROUND([.$B$2]*([.$A16]-[.E$3])/(20-[.E$3])*0.85/([.E$2]+1);0);&quot;-&quot;)" office:value-type="float" office:value="1">
            <text:p>1</text:p>
          </table:table-cell>
          <table:table-cell table:style-name="ce537" table:formula="of:=IF(([.$A16]+2)/3&gt;=[.F$2];ROUND([.$B$2]*([.$A16]-[.F$3])/(20-[.F$3])*0.85/([.F$2]+1);0);&quot;-&quot;)" office:value-type="float" office:value="1">
            <text:p>1</text:p>
          </table:table-cell>
          <table:table-cell table:style-name="ce537" table:formula="of:=IF(([.$A16]+2)/3&gt;=[.G$2];ROUND([.$B$2]*([.$A16]-[.G$3])/(20-[.G$3])*0.85/([.G$2]+1);0);&quot;-&quot;)" office:value-type="float" office:value="0">
            <text:p>0</text:p>
          </table:table-cell>
          <table:table-cell table:style-name="ce537" table:formula="of:=IF(([.$A16]+2)/3&gt;=[.H$2];ROUND([.$B$2]*([.$A16]-[.H$3])/(20-[.H$3])*0.85/([.H$2]+1);0);&quot;-&quot;)" office:value-type="float" office:value="0">
            <text:p>0</text:p>
          </table:table-cell>
          <table:table-cell table:style-name="ce541" table:formula="of:=IF(([.$A16]+2)/3&gt;=[.I$2];ROUND([.$B$2]*([.$A16]-[.I$3])/(20-[.I$3])*0.85/([.I$2]+1);0);&quot;-&quot;)" office:value-type="string" office:string-value="-">
            <text:p>-</text:p>
          </table:table-cell>
          <table:table-cell table:style-name="ce533" table:formula="of:=[.J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2)/3&gt;=[.L$2];ROUND([.$K$2]*([.$A16]-[.L$3])/(20-[.L$3])*0.85/([.L$2]+1);0);&quot;-&quot;)" office:value-type="float" office:value="5">
            <text:p>5</text:p>
          </table:table-cell>
          <table:table-cell table:style-name="ce537" table:formula="of:=IF(([.$A16]+2)/3&gt;=[.M$2];ROUND([.$K$2]*([.$A16]-[.M$3])/(20-[.M$3])*0.85/([.M$2]+1);0);&quot;-&quot;)" office:value-type="float" office:value="2">
            <text:p>2</text:p>
          </table:table-cell>
          <table:table-cell table:style-name="ce537" table:formula="of:=IF(([.$A16]+2)/3&gt;=[.N$2];ROUND([.$K$2]*([.$A16]-[.N$3])/(20-[.N$3])*0.85/([.N$2]+1);0);&quot;-&quot;)" office:value-type="float" office:value="1">
            <text:p>1</text:p>
          </table:table-cell>
          <table:table-cell table:style-name="ce537" table:formula="of:=IF(([.$A16]+2)/3&gt;=[.O$2];ROUND([.$K$2]*([.$A16]-[.O$3])/(20-[.O$3])*0.85/([.O$2]+1);0);&quot;-&quot;)" office:value-type="float" office:value="1">
            <text:p>1</text:p>
          </table:table-cell>
          <table:table-cell table:style-name="ce537" table:formula="of:=IF(([.$A16]+2)/3&gt;=[.P$2];ROUND([.$K$2]*([.$A16]-[.P$3])/(20-[.P$3])*0.85/([.P$2]+1);0);&quot;-&quot;)" office:value-type="float" office:value="0">
            <text:p>0</text:p>
          </table:table-cell>
          <table:table-cell table:style-name="ce537" table:formula="of:=IF(([.$A16]+2)/3&gt;=[.Q$2];ROUND([.$K$2]*([.$A16]-[.Q$3])/(20-[.Q$3])*0.85/([.Q$2]+1);0);&quot;-&quot;)" office:value-type="float" office:value="0">
            <text:p>0</text:p>
          </table:table-cell>
          <table:table-cell table:style-name="ce541" table:formula="of:=IF(([.$A16]+2)/3&gt;=[.R$2];ROUND([.$K$2]*([.$A16]-[.R$3])/(20-[.R$3])*0.85/([.R$2]+1);0);&quot;-&quot;)" office:value-type="string" office:string-value="-">
            <text:p>-</text:p>
          </table:table-cell>
          <table:table-cell table:style-name="ce533" table:formula="of:=[.S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+2)/3&gt;=[.U$2];ROUND([.$T$2]*([.$A16]-[.U$3])/(20-[.U$3])*0.85/([.U$2]+1);0);&quot;-&quot;)" office:value-type="float" office:value="5">
            <text:p>5</text:p>
          </table:table-cell>
          <table:table-cell table:style-name="ce537" table:formula="of:=IF(([.$A16]+2)/3&gt;=[.V$2];ROUND([.$T$2]*([.$A16]-[.V$3])/(20-[.V$3])*0.85/([.V$2]+1);0);&quot;-&quot;)" office:value-type="float" office:value="2">
            <text:p>2</text:p>
          </table:table-cell>
          <table:table-cell table:style-name="ce537" table:formula="of:=IF(([.$A16]+2)/3&gt;=[.W$2];ROUND([.$T$2]*([.$A16]-[.W$3])/(20-[.W$3])*0.85/([.W$2]+1);0);&quot;-&quot;)" office:value-type="float" office:value="1">
            <text:p>1</text:p>
          </table:table-cell>
          <table:table-cell table:style-name="ce537" table:formula="of:=IF(([.$A16]+2)/3&gt;=[.X$2];ROUND([.$T$2]*([.$A16]-[.X$3])/(20-[.X$3])*0.85/([.X$2]+1);0);&quot;-&quot;)" office:value-type="float" office:value="1">
            <text:p>1</text:p>
          </table:table-cell>
          <table:table-cell table:style-name="ce537" table:formula="of:=IF(([.$A16]+2)/3&gt;=[.Y$2];ROUND([.$T$2]*([.$A16]-[.Y$3])/(20-[.Y$3])*0.85/([.Y$2]+1);0);&quot;-&quot;)" office:value-type="float" office:value="0">
            <text:p>0</text:p>
          </table:table-cell>
          <table:table-cell table:style-name="ce537" table:formula="of:=IF(([.$A16]+2)/3&gt;=[.Z$2];ROUND([.$T$2]*([.$A16]-[.Z$3])/(20-[.Z$3])*0.85/([.Z$2]+1);0);&quot;-&quot;)" office:value-type="float" office:value="0">
            <text:p>0</text:p>
          </table:table-cell>
          <table:table-cell table:style-name="ce541" table:formula="of:=IF(([.$A16]+2)/3&gt;=[.AA$2];ROUND([.$T$2]*([.$A1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2)/3&gt;=[.C$2];ROUND([.$B$2]*([.$A17]-[.C$3])/(20-[.C$3])*0.85/([.C$2]+1);0);&quot;-&quot;)" office:value-type="float" office:value="4">
            <text:p>4</text:p>
          </table:table-cell>
          <table:table-cell table:style-name="ce537" table:formula="of:=IF(([.$A17]+2)/3&gt;=[.D$2];ROUND([.$B$2]*([.$A17]-[.D$3])/(20-[.D$3])*0.85/([.D$2]+1);0);&quot;-&quot;)" office:value-type="float" office:value="2">
            <text:p>2</text:p>
          </table:table-cell>
          <table:table-cell table:style-name="ce537" table:formula="of:=IF(([.$A17]+2)/3&gt;=[.E$2];ROUND([.$B$2]*([.$A17]-[.E$3])/(20-[.E$3])*0.85/([.E$2]+1);0);&quot;-&quot;)" office:value-type="float" office:value="1">
            <text:p>1</text:p>
          </table:table-cell>
          <table:table-cell table:style-name="ce537" table:formula="of:=IF(([.$A17]+2)/3&gt;=[.F$2];ROUND([.$B$2]*([.$A17]-[.F$3])/(20-[.F$3])*0.85/([.F$2]+1);0);&quot;-&quot;)" office:value-type="float" office:value="1">
            <text:p>1</text:p>
          </table:table-cell>
          <table:table-cell table:style-name="ce537" table:formula="of:=IF(([.$A17]+2)/3&gt;=[.G$2];ROUND([.$B$2]*([.$A17]-[.G$3])/(20-[.G$3])*0.85/([.G$2]+1);0);&quot;-&quot;)" office:value-type="float" office:value="0">
            <text:p>0</text:p>
          </table:table-cell>
          <table:table-cell table:style-name="ce537" table:formula="of:=IF(([.$A17]+2)/3&gt;=[.H$2];ROUND([.$B$2]*([.$A17]-[.H$3])/(20-[.H$3])*0.85/([.H$2]+1);0);&quot;-&quot;)" office:value-type="float" office:value="0">
            <text:p>0</text:p>
          </table:table-cell>
          <table:table-cell table:style-name="ce541" table:formula="of:=IF(([.$A17]+2)/3&gt;=[.I$2];ROUND([.$B$2]*([.$A17]-[.I$3])/(20-[.I$3])*0.85/([.I$2]+1);0);&quot;-&quot;)" office:value-type="string" office:string-value="-">
            <text:p>-</text:p>
          </table:table-cell>
          <table:table-cell table:style-name="ce533" table:formula="of:=[.J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2)/3&gt;=[.L$2];ROUND([.$K$2]*([.$A17]-[.L$3])/(20-[.L$3])*0.85/([.L$2]+1);0);&quot;-&quot;)" office:value-type="float" office:value="5">
            <text:p>5</text:p>
          </table:table-cell>
          <table:table-cell table:style-name="ce537" table:formula="of:=IF(([.$A17]+2)/3&gt;=[.M$2];ROUND([.$K$2]*([.$A17]-[.M$3])/(20-[.M$3])*0.85/([.M$2]+1);0);&quot;-&quot;)" office:value-type="float" office:value="2">
            <text:p>2</text:p>
          </table:table-cell>
          <table:table-cell table:style-name="ce537" table:formula="of:=IF(([.$A17]+2)/3&gt;=[.N$2];ROUND([.$K$2]*([.$A17]-[.N$3])/(20-[.N$3])*0.85/([.N$2]+1);0);&quot;-&quot;)" office:value-type="float" office:value="1">
            <text:p>1</text:p>
          </table:table-cell>
          <table:table-cell table:style-name="ce537" table:formula="of:=IF(([.$A17]+2)/3&gt;=[.O$2];ROUND([.$K$2]*([.$A17]-[.O$3])/(20-[.O$3])*0.85/([.O$2]+1);0);&quot;-&quot;)" office:value-type="float" office:value="1">
            <text:p>1</text:p>
          </table:table-cell>
          <table:table-cell table:style-name="ce537" table:formula="of:=IF(([.$A17]+2)/3&gt;=[.P$2];ROUND([.$K$2]*([.$A17]-[.P$3])/(20-[.P$3])*0.85/([.P$2]+1);0);&quot;-&quot;)" office:value-type="float" office:value="1">
            <text:p>1</text:p>
          </table:table-cell>
          <table:table-cell table:style-name="ce537" table:formula="of:=IF(([.$A17]+2)/3&gt;=[.Q$2];ROUND([.$K$2]*([.$A17]-[.Q$3])/(20-[.Q$3])*0.85/([.Q$2]+1);0);&quot;-&quot;)" office:value-type="float" office:value="0">
            <text:p>0</text:p>
          </table:table-cell>
          <table:table-cell table:style-name="ce541" table:formula="of:=IF(([.$A17]+2)/3&gt;=[.R$2];ROUND([.$K$2]*([.$A17]-[.R$3])/(20-[.R$3])*0.85/([.R$2]+1);0);&quot;-&quot;)" office:value-type="string" office:string-value="-">
            <text:p>-</text:p>
          </table:table-cell>
          <table:table-cell table:style-name="ce533" table:formula="of:=[.S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+2)/3&gt;=[.U$2];ROUND([.$T$2]*([.$A17]-[.U$3])/(20-[.U$3])*0.85/([.U$2]+1);0);&quot;-&quot;)" office:value-type="float" office:value="6">
            <text:p>6</text:p>
          </table:table-cell>
          <table:table-cell table:style-name="ce537" table:formula="of:=IF(([.$A17]+2)/3&gt;=[.V$2];ROUND([.$T$2]*([.$A17]-[.V$3])/(20-[.V$3])*0.85/([.V$2]+1);0);&quot;-&quot;)" office:value-type="float" office:value="3">
            <text:p>3</text:p>
          </table:table-cell>
          <table:table-cell table:style-name="ce537" table:formula="of:=IF(([.$A17]+2)/3&gt;=[.W$2];ROUND([.$T$2]*([.$A17]-[.W$3])/(20-[.W$3])*0.85/([.W$2]+1);0);&quot;-&quot;)" office:value-type="float" office:value="2">
            <text:p>2</text:p>
          </table:table-cell>
          <table:table-cell table:style-name="ce537" table:formula="of:=IF(([.$A17]+2)/3&gt;=[.X$2];ROUND([.$T$2]*([.$A17]-[.X$3])/(20-[.X$3])*0.85/([.X$2]+1);0);&quot;-&quot;)" office:value-type="float" office:value="1">
            <text:p>1</text:p>
          </table:table-cell>
          <table:table-cell table:style-name="ce537" table:formula="of:=IF(([.$A17]+2)/3&gt;=[.Y$2];ROUND([.$T$2]*([.$A17]-[.Y$3])/(20-[.Y$3])*0.85/([.Y$2]+1);0);&quot;-&quot;)" office:value-type="float" office:value="1">
            <text:p>1</text:p>
          </table:table-cell>
          <table:table-cell table:style-name="ce537" table:formula="of:=IF(([.$A17]+2)/3&gt;=[.Z$2];ROUND([.$T$2]*([.$A17]-[.Z$3])/(20-[.Z$3])*0.85/([.Z$2]+1);0);&quot;-&quot;)" office:value-type="float" office:value="0">
            <text:p>0</text:p>
          </table:table-cell>
          <table:table-cell table:style-name="ce541" table:formula="of:=IF(([.$A17]+2)/3&gt;=[.AA$2];ROUND([.$T$2]*([.$A1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2)/3&gt;=[.C$2];ROUND([.$B$2]*([.$A18]-[.C$3])/(20-[.C$3])*0.85/([.C$2]+1);0);&quot;-&quot;)" office:value-type="float" office:value="5">
            <text:p>5</text:p>
          </table:table-cell>
          <table:table-cell table:style-name="ce537" table:formula="of:=IF(([.$A18]+2)/3&gt;=[.D$2];ROUND([.$B$2]*([.$A18]-[.D$3])/(20-[.D$3])*0.85/([.D$2]+1);0);&quot;-&quot;)" office:value-type="float" office:value="2">
            <text:p>2</text:p>
          </table:table-cell>
          <table:table-cell table:style-name="ce537" table:formula="of:=IF(([.$A18]+2)/3&gt;=[.E$2];ROUND([.$B$2]*([.$A18]-[.E$3])/(20-[.E$3])*0.85/([.E$2]+1);0);&quot;-&quot;)" office:value-type="float" office:value="1">
            <text:p>1</text:p>
          </table:table-cell>
          <table:table-cell table:style-name="ce537" table:formula="of:=IF(([.$A18]+2)/3&gt;=[.F$2];ROUND([.$B$2]*([.$A18]-[.F$3])/(20-[.F$3])*0.85/([.F$2]+1);0);&quot;-&quot;)" office:value-type="float" office:value="1">
            <text:p>1</text:p>
          </table:table-cell>
          <table:table-cell table:style-name="ce537" table:formula="of:=IF(([.$A18]+2)/3&gt;=[.G$2];ROUND([.$B$2]*([.$A18]-[.G$3])/(20-[.G$3])*0.85/([.G$2]+1);0);&quot;-&quot;)" office:value-type="float" office:value="1">
            <text:p>1</text:p>
          </table:table-cell>
          <table:table-cell table:style-name="ce537" table:formula="of:=IF(([.$A18]+2)/3&gt;=[.H$2];ROUND([.$B$2]*([.$A18]-[.H$3])/(20-[.H$3])*0.85/([.H$2]+1);0);&quot;-&quot;)" office:value-type="float" office:value="0">
            <text:p>0</text:p>
          </table:table-cell>
          <table:table-cell table:style-name="ce541" table:formula="of:=IF(([.$A18]+2)/3&gt;=[.I$2];ROUND([.$B$2]*([.$A18]-[.I$3])/(20-[.I$3])*0.85/([.I$2]+1);0);&quot;-&quot;)" office:value-type="string" office:string-value="-">
            <text:p>-</text:p>
          </table:table-cell>
          <table:table-cell table:style-name="ce533" table:formula="of:=[.J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2)/3&gt;=[.L$2];ROUND([.$K$2]*([.$A18]-[.L$3])/(20-[.L$3])*0.85/([.L$2]+1);0);&quot;-&quot;)" office:value-type="float" office:value="5">
            <text:p>5</text:p>
          </table:table-cell>
          <table:table-cell table:style-name="ce537" table:formula="of:=IF(([.$A18]+2)/3&gt;=[.M$2];ROUND([.$K$2]*([.$A18]-[.M$3])/(20-[.M$3])*0.85/([.M$2]+1);0);&quot;-&quot;)" office:value-type="float" office:value="3">
            <text:p>3</text:p>
          </table:table-cell>
          <table:table-cell table:style-name="ce537" table:formula="of:=IF(([.$A18]+2)/3&gt;=[.N$2];ROUND([.$K$2]*([.$A18]-[.N$3])/(20-[.N$3])*0.85/([.N$2]+1);0);&quot;-&quot;)" office:value-type="float" office:value="2">
            <text:p>2</text:p>
          </table:table-cell>
          <table:table-cell table:style-name="ce537" table:formula="of:=IF(([.$A18]+2)/3&gt;=[.O$2];ROUND([.$K$2]*([.$A18]-[.O$3])/(20-[.O$3])*0.85/([.O$2]+1);0);&quot;-&quot;)" office:value-type="float" office:value="1">
            <text:p>1</text:p>
          </table:table-cell>
          <table:table-cell table:style-name="ce537" table:formula="of:=IF(([.$A18]+2)/3&gt;=[.P$2];ROUND([.$K$2]*([.$A18]-[.P$3])/(20-[.P$3])*0.85/([.P$2]+1);0);&quot;-&quot;)" office:value-type="float" office:value="1">
            <text:p>1</text:p>
          </table:table-cell>
          <table:table-cell table:style-name="ce537" table:formula="of:=IF(([.$A18]+2)/3&gt;=[.Q$2];ROUND([.$K$2]*([.$A18]-[.Q$3])/(20-[.Q$3])*0.85/([.Q$2]+1);0);&quot;-&quot;)" office:value-type="float" office:value="0">
            <text:p>0</text:p>
          </table:table-cell>
          <table:table-cell table:style-name="ce541" table:formula="of:=IF(([.$A18]+2)/3&gt;=[.R$2];ROUND([.$K$2]*([.$A18]-[.R$3])/(20-[.R$3])*0.85/([.R$2]+1);0);&quot;-&quot;)" office:value-type="string" office:string-value="-">
            <text:p>-</text:p>
          </table:table-cell>
          <table:table-cell table:style-name="ce533" table:formula="of:=[.S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+2)/3&gt;=[.U$2];ROUND([.$T$2]*([.$A18]-[.U$3])/(20-[.U$3])*0.85/([.U$2]+1);0);&quot;-&quot;)" office:value-type="float" office:value="6">
            <text:p>6</text:p>
          </table:table-cell>
          <table:table-cell table:style-name="ce537" table:formula="of:=IF(([.$A18]+2)/3&gt;=[.V$2];ROUND([.$T$2]*([.$A18]-[.V$3])/(20-[.V$3])*0.85/([.V$2]+1);0);&quot;-&quot;)" office:value-type="float" office:value="3">
            <text:p>3</text:p>
          </table:table-cell>
          <table:table-cell table:style-name="ce537" table:formula="of:=IF(([.$A18]+2)/3&gt;=[.W$2];ROUND([.$T$2]*([.$A18]-[.W$3])/(20-[.W$3])*0.85/([.W$2]+1);0);&quot;-&quot;)" office:value-type="float" office:value="2">
            <text:p>2</text:p>
          </table:table-cell>
          <table:table-cell table:style-name="ce537" table:formula="of:=IF(([.$A18]+2)/3&gt;=[.X$2];ROUND([.$T$2]*([.$A18]-[.X$3])/(20-[.X$3])*0.85/([.X$2]+1);0);&quot;-&quot;)" office:value-type="float" office:value="1">
            <text:p>1</text:p>
          </table:table-cell>
          <table:table-cell table:style-name="ce537" table:formula="of:=IF(([.$A18]+2)/3&gt;=[.Y$2];ROUND([.$T$2]*([.$A18]-[.Y$3])/(20-[.Y$3])*0.85/([.Y$2]+1);0);&quot;-&quot;)" office:value-type="float" office:value="1">
            <text:p>1</text:p>
          </table:table-cell>
          <table:table-cell table:style-name="ce537" table:formula="of:=IF(([.$A18]+2)/3&gt;=[.Z$2];ROUND([.$T$2]*([.$A18]-[.Z$3])/(20-[.Z$3])*0.85/([.Z$2]+1);0);&quot;-&quot;)" office:value-type="float" office:value="0">
            <text:p>0</text:p>
          </table:table-cell>
          <table:table-cell table:style-name="ce541" table:formula="of:=IF(([.$A18]+2)/3&gt;=[.AA$2];ROUND([.$T$2]*([.$A1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2)/3&gt;=[.C$2];ROUND([.$B$2]*([.$A19]-[.C$3])/(20-[.C$3])*0.85/([.C$2]+1);0);&quot;-&quot;)" office:value-type="float" office:value="5">
            <text:p>5</text:p>
          </table:table-cell>
          <table:table-cell table:style-name="ce537" table:formula="of:=IF(([.$A19]+2)/3&gt;=[.D$2];ROUND([.$B$2]*([.$A19]-[.D$3])/(20-[.D$3])*0.85/([.D$2]+1);0);&quot;-&quot;)" office:value-type="float" office:value="2">
            <text:p>2</text:p>
          </table:table-cell>
          <table:table-cell table:style-name="ce537" table:formula="of:=IF(([.$A19]+2)/3&gt;=[.E$2];ROUND([.$B$2]*([.$A19]-[.E$3])/(20-[.E$3])*0.85/([.E$2]+1);0);&quot;-&quot;)" office:value-type="float" office:value="1">
            <text:p>1</text:p>
          </table:table-cell>
          <table:table-cell table:style-name="ce537" table:formula="of:=IF(([.$A19]+2)/3&gt;=[.F$2];ROUND([.$B$2]*([.$A19]-[.F$3])/(20-[.F$3])*0.85/([.F$2]+1);0);&quot;-&quot;)" office:value-type="float" office:value="1">
            <text:p>1</text:p>
          </table:table-cell>
          <table:table-cell table:style-name="ce537" table:formula="of:=IF(([.$A19]+2)/3&gt;=[.G$2];ROUND([.$B$2]*([.$A19]-[.G$3])/(20-[.G$3])*0.85/([.G$2]+1);0);&quot;-&quot;)" office:value-type="float" office:value="1">
            <text:p>1</text:p>
          </table:table-cell>
          <table:table-cell table:style-name="ce537" table:formula="of:=IF(([.$A19]+2)/3&gt;=[.H$2];ROUND([.$B$2]*([.$A19]-[.H$3])/(20-[.H$3])*0.85/([.H$2]+1);0);&quot;-&quot;)" office:value-type="float" office:value="0">
            <text:p>0</text:p>
          </table:table-cell>
          <table:table-cell table:style-name="ce541" table:formula="of:=IF(([.$A19]+2)/3&gt;=[.I$2];ROUND([.$B$2]*([.$A19]-[.I$3])/(20-[.I$3])*0.85/([.I$2]+1);0);&quot;-&quot;)" office:value-type="float" office:value="0">
            <text:p>0</text:p>
          </table:table-cell>
          <table:table-cell table:style-name="ce533" table:formula="of:=[.J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2)/3&gt;=[.L$2];ROUND([.$K$2]*([.$A19]-[.L$3])/(20-[.L$3])*0.85/([.L$2]+1);0);&quot;-&quot;)" office:value-type="float" office:value="6">
            <text:p>6</text:p>
          </table:table-cell>
          <table:table-cell table:style-name="ce537" table:formula="of:=IF(([.$A19]+2)/3&gt;=[.M$2];ROUND([.$K$2]*([.$A19]-[.M$3])/(20-[.M$3])*0.85/([.M$2]+1);0);&quot;-&quot;)" office:value-type="float" office:value="3">
            <text:p>3</text:p>
          </table:table-cell>
          <table:table-cell table:style-name="ce537" table:formula="of:=IF(([.$A19]+2)/3&gt;=[.N$2];ROUND([.$K$2]*([.$A19]-[.N$3])/(20-[.N$3])*0.85/([.N$2]+1);0);&quot;-&quot;)" office:value-type="float" office:value="2">
            <text:p>2</text:p>
          </table:table-cell>
          <table:table-cell table:style-name="ce537" table:formula="of:=IF(([.$A19]+2)/3&gt;=[.O$2];ROUND([.$K$2]*([.$A19]-[.O$3])/(20-[.O$3])*0.85/([.O$2]+1);0);&quot;-&quot;)" office:value-type="float" office:value="1">
            <text:p>1</text:p>
          </table:table-cell>
          <table:table-cell table:style-name="ce537" table:formula="of:=IF(([.$A19]+2)/3&gt;=[.P$2];ROUND([.$K$2]*([.$A19]-[.P$3])/(20-[.P$3])*0.85/([.P$2]+1);0);&quot;-&quot;)" office:value-type="float" office:value="1">
            <text:p>1</text:p>
          </table:table-cell>
          <table:table-cell table:style-name="ce537" table:formula="of:=IF(([.$A19]+2)/3&gt;=[.Q$2];ROUND([.$K$2]*([.$A19]-[.Q$3])/(20-[.Q$3])*0.85/([.Q$2]+1);0);&quot;-&quot;)" office:value-type="float" office:value="0">
            <text:p>0</text:p>
          </table:table-cell>
          <table:table-cell table:style-name="ce541" table:formula="of:=IF(([.$A19]+2)/3&gt;=[.R$2];ROUND([.$K$2]*([.$A19]-[.R$3])/(20-[.R$3])*0.85/([.R$2]+1);0);&quot;-&quot;)" office:value-type="float" office:value="0">
            <text:p>0</text:p>
          </table:table-cell>
          <table:table-cell table:style-name="ce533" table:formula="of:=[.S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+2)/3&gt;=[.U$2];ROUND([.$T$2]*([.$A19]-[.U$3])/(20-[.U$3])*0.85/([.U$2]+1);0);&quot;-&quot;)" office:value-type="float" office:value="6">
            <text:p>6</text:p>
          </table:table-cell>
          <table:table-cell table:style-name="ce537" table:formula="of:=IF(([.$A19]+2)/3&gt;=[.V$2];ROUND([.$T$2]*([.$A19]-[.V$3])/(20-[.V$3])*0.85/([.V$2]+1);0);&quot;-&quot;)" office:value-type="float" office:value="3">
            <text:p>3</text:p>
          </table:table-cell>
          <table:table-cell table:style-name="ce537" table:formula="of:=IF(([.$A19]+2)/3&gt;=[.W$2];ROUND([.$T$2]*([.$A19]-[.W$3])/(20-[.W$3])*0.85/([.W$2]+1);0);&quot;-&quot;)" office:value-type="float" office:value="2">
            <text:p>2</text:p>
          </table:table-cell>
          <table:table-cell table:style-name="ce537" table:formula="of:=IF(([.$A19]+2)/3&gt;=[.X$2];ROUND([.$T$2]*([.$A19]-[.X$3])/(20-[.X$3])*0.85/([.X$2]+1);0);&quot;-&quot;)" office:value-type="float" office:value="1">
            <text:p>1</text:p>
          </table:table-cell>
          <table:table-cell table:style-name="ce537" table:formula="of:=IF(([.$A19]+2)/3&gt;=[.Y$2];ROUND([.$T$2]*([.$A19]-[.Y$3])/(20-[.Y$3])*0.85/([.Y$2]+1);0);&quot;-&quot;)" office:value-type="float" office:value="1">
            <text:p>1</text:p>
          </table:table-cell>
          <table:table-cell table:style-name="ce537" table:formula="of:=IF(([.$A19]+2)/3&gt;=[.Z$2];ROUND([.$T$2]*([.$A19]-[.Z$3])/(20-[.Z$3])*0.85/([.Z$2]+1);0);&quot;-&quot;)" office:value-type="float" office:value="1">
            <text:p>1</text:p>
          </table:table-cell>
          <table:table-cell table:style-name="ce541" table:formula="of:=IF(([.$A19]+2)/3&gt;=[.AA$2];ROUND([.$T$2]*([.$A19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2)/3&gt;=[.C$2];ROUND([.$B$2]*([.$A20]-[.C$3])/(20-[.C$3])*0.85/([.C$2]+1);0);&quot;-&quot;)" office:value-type="float" office:value="5">
            <text:p>5</text:p>
          </table:table-cell>
          <table:table-cell table:style-name="ce537" table:formula="of:=IF(([.$A20]+2)/3&gt;=[.D$2];ROUND([.$B$2]*([.$A20]-[.D$3])/(20-[.D$3])*0.85/([.D$2]+1);0);&quot;-&quot;)" office:value-type="float" office:value="3">
            <text:p>3</text:p>
          </table:table-cell>
          <table:table-cell table:style-name="ce537" table:formula="of:=IF(([.$A20]+2)/3&gt;=[.E$2];ROUND([.$B$2]*([.$A20]-[.E$3])/(20-[.E$3])*0.85/([.E$2]+1);0);&quot;-&quot;)" office:value-type="float" office:value="2">
            <text:p>2</text:p>
          </table:table-cell>
          <table:table-cell table:style-name="ce537" table:formula="of:=IF(([.$A20]+2)/3&gt;=[.F$2];ROUND([.$B$2]*([.$A20]-[.F$3])/(20-[.F$3])*0.85/([.F$2]+1);0);&quot;-&quot;)" office:value-type="float" office:value="1">
            <text:p>1</text:p>
          </table:table-cell>
          <table:table-cell table:style-name="ce537" table:formula="of:=IF(([.$A20]+2)/3&gt;=[.G$2];ROUND([.$B$2]*([.$A20]-[.G$3])/(20-[.G$3])*0.85/([.G$2]+1);0);&quot;-&quot;)" office:value-type="float" office:value="1">
            <text:p>1</text:p>
          </table:table-cell>
          <table:table-cell table:style-name="ce537" table:formula="of:=IF(([.$A20]+2)/3&gt;=[.H$2];ROUND([.$B$2]*([.$A20]-[.H$3])/(20-[.H$3])*0.85/([.H$2]+1);0);&quot;-&quot;)" office:value-type="float" office:value="1">
            <text:p>1</text:p>
          </table:table-cell>
          <table:table-cell table:style-name="ce541" table:formula="of:=IF(([.$A20]+2)/3&gt;=[.I$2];ROUND([.$B$2]*([.$A20]-[.I$3])/(20-[.I$3])*0.85/([.I$2]+1);0);&quot;-&quot;)" office:value-type="float" office:value="0">
            <text:p>0</text:p>
          </table:table-cell>
          <table:table-cell table:style-name="ce533" table:formula="of:=[.J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2)/3&gt;=[.L$2];ROUND([.$K$2]*([.$A20]-[.L$3])/(20-[.L$3])*0.85/([.L$2]+1);0);&quot;-&quot;)" office:value-type="float" office:value="6">
            <text:p>6</text:p>
          </table:table-cell>
          <table:table-cell table:style-name="ce537" table:formula="of:=IF(([.$A20]+2)/3&gt;=[.M$2];ROUND([.$K$2]*([.$A20]-[.M$3])/(20-[.M$3])*0.85/([.M$2]+1);0);&quot;-&quot;)" office:value-type="float" office:value="3">
            <text:p>3</text:p>
          </table:table-cell>
          <table:table-cell table:style-name="ce537" table:formula="of:=IF(([.$A20]+2)/3&gt;=[.N$2];ROUND([.$K$2]*([.$A20]-[.N$3])/(20-[.N$3])*0.85/([.N$2]+1);0);&quot;-&quot;)" office:value-type="float" office:value="2">
            <text:p>2</text:p>
          </table:table-cell>
          <table:table-cell table:style-name="ce537" table:formula="of:=IF(([.$A20]+2)/3&gt;=[.O$2];ROUND([.$K$2]*([.$A20]-[.O$3])/(20-[.O$3])*0.85/([.O$2]+1);0);&quot;-&quot;)" office:value-type="float" office:value="1">
            <text:p>1</text:p>
          </table:table-cell>
          <table:table-cell table:style-name="ce537" table:formula="of:=IF(([.$A20]+2)/3&gt;=[.P$2];ROUND([.$K$2]*([.$A20]-[.P$3])/(20-[.P$3])*0.85/([.P$2]+1);0);&quot;-&quot;)" office:value-type="float" office:value="1">
            <text:p>1</text:p>
          </table:table-cell>
          <table:table-cell table:style-name="ce537" table:formula="of:=IF(([.$A20]+2)/3&gt;=[.Q$2];ROUND([.$K$2]*([.$A20]-[.Q$3])/(20-[.Q$3])*0.85/([.Q$2]+1);0);&quot;-&quot;)" office:value-type="float" office:value="1">
            <text:p>1</text:p>
          </table:table-cell>
          <table:table-cell table:style-name="ce541" table:formula="of:=IF(([.$A20]+2)/3&gt;=[.R$2];ROUND([.$K$2]*([.$A20]-[.R$3])/(20-[.R$3])*0.85/([.R$2]+1);0);&quot;-&quot;)" office:value-type="float" office:value="0">
            <text:p>0</text:p>
          </table:table-cell>
          <table:table-cell table:style-name="ce533" table:formula="of:=[.S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+2)/3&gt;=[.U$2];ROUND([.$T$2]*([.$A20]-[.U$3])/(20-[.U$3])*0.85/([.U$2]+1);0);&quot;-&quot;)" office:value-type="float" office:value="7">
            <text:p>7</text:p>
          </table:table-cell>
          <table:table-cell table:style-name="ce537" table:formula="of:=IF(([.$A20]+2)/3&gt;=[.V$2];ROUND([.$T$2]*([.$A20]-[.V$3])/(20-[.V$3])*0.85/([.V$2]+1);0);&quot;-&quot;)" office:value-type="float" office:value="3">
            <text:p>3</text:p>
          </table:table-cell>
          <table:table-cell table:style-name="ce537" table:formula="of:=IF(([.$A20]+2)/3&gt;=[.W$2];ROUND([.$T$2]*([.$A20]-[.W$3])/(20-[.W$3])*0.85/([.W$2]+1);0);&quot;-&quot;)" office:value-type="float" office:value="2">
            <text:p>2</text:p>
          </table:table-cell>
          <table:table-cell table:style-name="ce537" table:formula="of:=IF(([.$A20]+2)/3&gt;=[.X$2];ROUND([.$T$2]*([.$A20]-[.X$3])/(20-[.X$3])*0.85/([.X$2]+1);0);&quot;-&quot;)" office:value-type="float" office:value="1">
            <text:p>1</text:p>
          </table:table-cell>
          <table:table-cell table:style-name="ce537" table:formula="of:=IF(([.$A20]+2)/3&gt;=[.Y$2];ROUND([.$T$2]*([.$A20]-[.Y$3])/(20-[.Y$3])*0.85/([.Y$2]+1);0);&quot;-&quot;)" office:value-type="float" office:value="1">
            <text:p>1</text:p>
          </table:table-cell>
          <table:table-cell table:style-name="ce537" table:formula="of:=IF(([.$A20]+2)/3&gt;=[.Z$2];ROUND([.$T$2]*([.$A20]-[.Z$3])/(20-[.Z$3])*0.85/([.Z$2]+1);0);&quot;-&quot;)" office:value-type="float" office:value="1">
            <text:p>1</text:p>
          </table:table-cell>
          <table:table-cell table:style-name="ce541" table:formula="of:=IF(([.$A20]+2)/3&gt;=[.AA$2];ROUND([.$T$2]*([.$A20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2)/3&gt;=[.C$2];ROUND([.$B$2]*([.$A21]-[.C$3])/(20-[.C$3])*0.85/([.C$2]+1);0);&quot;-&quot;)" office:value-type="float" office:value="5">
            <text:p>5</text:p>
          </table:table-cell>
          <table:table-cell table:style-name="ce537" table:formula="of:=IF(([.$A21]+2)/3&gt;=[.D$2];ROUND([.$B$2]*([.$A21]-[.D$3])/(20-[.D$3])*0.85/([.D$2]+1);0);&quot;-&quot;)" office:value-type="float" office:value="3">
            <text:p>3</text:p>
          </table:table-cell>
          <table:table-cell table:style-name="ce537" table:formula="of:=IF(([.$A21]+2)/3&gt;=[.E$2];ROUND([.$B$2]*([.$A21]-[.E$3])/(20-[.E$3])*0.85/([.E$2]+1);0);&quot;-&quot;)" office:value-type="float" office:value="2">
            <text:p>2</text:p>
          </table:table-cell>
          <table:table-cell table:style-name="ce537" table:formula="of:=IF(([.$A21]+2)/3&gt;=[.F$2];ROUND([.$B$2]*([.$A21]-[.F$3])/(20-[.F$3])*0.85/([.F$2]+1);0);&quot;-&quot;)" office:value-type="float" office:value="1">
            <text:p>1</text:p>
          </table:table-cell>
          <table:table-cell table:style-name="ce537" table:formula="of:=IF(([.$A21]+2)/3&gt;=[.G$2];ROUND([.$B$2]*([.$A21]-[.G$3])/(20-[.G$3])*0.85/([.G$2]+1);0);&quot;-&quot;)" office:value-type="float" office:value="1">
            <text:p>1</text:p>
          </table:table-cell>
          <table:table-cell table:style-name="ce537" table:formula="of:=IF(([.$A21]+2)/3&gt;=[.H$2];ROUND([.$B$2]*([.$A21]-[.H$3])/(20-[.H$3])*0.85/([.H$2]+1);0);&quot;-&quot;)" office:value-type="float" office:value="1">
            <text:p>1</text:p>
          </table:table-cell>
          <table:table-cell table:style-name="ce541" table:formula="of:=IF(([.$A21]+2)/3&gt;=[.I$2];ROUND([.$B$2]*([.$A21]-[.I$3])/(20-[.I$3])*0.85/([.I$2]+1);0);&quot;-&quot;)" office:value-type="float" office:value="0">
            <text:p>0</text:p>
          </table:table-cell>
          <table:table-cell table:style-name="ce533" table:formula="of:=[.J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2)/3&gt;=[.L$2];ROUND([.$K$2]*([.$A21]-[.L$3])/(20-[.L$3])*0.85/([.L$2]+1);0);&quot;-&quot;)" office:value-type="float" office:value="6">
            <text:p>6</text:p>
          </table:table-cell>
          <table:table-cell table:style-name="ce537" table:formula="of:=IF(([.$A21]+2)/3&gt;=[.M$2];ROUND([.$K$2]*([.$A21]-[.M$3])/(20-[.M$3])*0.85/([.M$2]+1);0);&quot;-&quot;)" office:value-type="float" office:value="3">
            <text:p>3</text:p>
          </table:table-cell>
          <table:table-cell table:style-name="ce537" table:formula="of:=IF(([.$A21]+2)/3&gt;=[.N$2];ROUND([.$K$2]*([.$A21]-[.N$3])/(20-[.N$3])*0.85/([.N$2]+1);0);&quot;-&quot;)" office:value-type="float" office:value="2">
            <text:p>2</text:p>
          </table:table-cell>
          <table:table-cell table:style-name="ce537" table:formula="of:=IF(([.$A21]+2)/3&gt;=[.O$2];ROUND([.$K$2]*([.$A21]-[.O$3])/(20-[.O$3])*0.85/([.O$2]+1);0);&quot;-&quot;)" office:value-type="float" office:value="1">
            <text:p>1</text:p>
          </table:table-cell>
          <table:table-cell table:style-name="ce537" table:formula="of:=IF(([.$A21]+2)/3&gt;=[.P$2];ROUND([.$K$2]*([.$A21]-[.P$3])/(20-[.P$3])*0.85/([.P$2]+1);0);&quot;-&quot;)" office:value-type="float" office:value="1">
            <text:p>1</text:p>
          </table:table-cell>
          <table:table-cell table:style-name="ce537" table:formula="of:=IF(([.$A21]+2)/3&gt;=[.Q$2];ROUND([.$K$2]*([.$A21]-[.Q$3])/(20-[.Q$3])*0.85/([.Q$2]+1);0);&quot;-&quot;)" office:value-type="float" office:value="1">
            <text:p>1</text:p>
          </table:table-cell>
          <table:table-cell table:style-name="ce541" table:formula="of:=IF(([.$A21]+2)/3&gt;=[.R$2];ROUND([.$K$2]*([.$A21]-[.R$3])/(20-[.R$3])*0.85/([.R$2]+1);0);&quot;-&quot;)" office:value-type="float" office:value="0">
            <text:p>0</text:p>
          </table:table-cell>
          <table:table-cell table:style-name="ce533" table:formula="of:=[.S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+2)/3&gt;=[.U$2];ROUND([.$T$2]*([.$A21]-[.U$3])/(20-[.U$3])*0.85/([.U$2]+1);0);&quot;-&quot;)" office:value-type="float" office:value="7">
            <text:p>7</text:p>
          </table:table-cell>
          <table:table-cell table:style-name="ce537" table:formula="of:=IF(([.$A21]+2)/3&gt;=[.V$2];ROUND([.$T$2]*([.$A21]-[.V$3])/(20-[.V$3])*0.85/([.V$2]+1);0);&quot;-&quot;)" office:value-type="float" office:value="3">
            <text:p>3</text:p>
          </table:table-cell>
          <table:table-cell table:style-name="ce537" table:formula="of:=IF(([.$A21]+2)/3&gt;=[.W$2];ROUND([.$T$2]*([.$A21]-[.W$3])/(20-[.W$3])*0.85/([.W$2]+1);0);&quot;-&quot;)" office:value-type="float" office:value="2">
            <text:p>2</text:p>
          </table:table-cell>
          <table:table-cell table:style-name="ce537" table:formula="of:=IF(([.$A21]+2)/3&gt;=[.X$2];ROUND([.$T$2]*([.$A21]-[.X$3])/(20-[.X$3])*0.85/([.X$2]+1);0);&quot;-&quot;)" office:value-type="float" office:value="2">
            <text:p>2</text:p>
          </table:table-cell>
          <table:table-cell table:style-name="ce537" table:formula="of:=IF(([.$A21]+2)/3&gt;=[.Y$2];ROUND([.$T$2]*([.$A21]-[.Y$3])/(20-[.Y$3])*0.85/([.Y$2]+1);0);&quot;-&quot;)" office:value-type="float" office:value="1">
            <text:p>1</text:p>
          </table:table-cell>
          <table:table-cell table:style-name="ce537" table:formula="of:=IF(([.$A21]+2)/3&gt;=[.Z$2];ROUND([.$T$2]*([.$A21]-[.Z$3])/(20-[.Z$3])*0.85/([.Z$2]+1);0);&quot;-&quot;)" office:value-type="float" office:value="1">
            <text:p>1</text:p>
          </table:table-cell>
          <table:table-cell table:style-name="ce541" table:formula="of:=IF(([.$A21]+2)/3&gt;=[.AA$2];ROUND([.$T$2]*([.$A21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3" table:formula="of:=[.A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2)/3&gt;=[.C$2];ROUND([.$B$2]*([.$A22]-[.C$3])/(20-[.C$3])*0.85/([.C$2]+1);0);&quot;-&quot;)" office:value-type="float" office:value="6">
            <text:p>6</text:p>
          </table:table-cell>
          <table:table-cell table:style-name="ce537" table:formula="of:=IF(([.$A22]+2)/3&gt;=[.D$2];ROUND([.$B$2]*([.$A22]-[.D$3])/(20-[.D$3])*0.85/([.D$2]+1);0);&quot;-&quot;)" office:value-type="float" office:value="3">
            <text:p>3</text:p>
          </table:table-cell>
          <table:table-cell table:style-name="ce537" table:formula="of:=IF(([.$A22]+2)/3&gt;=[.E$2];ROUND([.$B$2]*([.$A22]-[.E$3])/(20-[.E$3])*0.85/([.E$2]+1);0);&quot;-&quot;)" office:value-type="float" office:value="2">
            <text:p>2</text:p>
          </table:table-cell>
          <table:table-cell table:style-name="ce537" table:formula="of:=IF(([.$A22]+2)/3&gt;=[.F$2];ROUND([.$B$2]*([.$A22]-[.F$3])/(20-[.F$3])*0.85/([.F$2]+1);0);&quot;-&quot;)" office:value-type="float" office:value="1">
            <text:p>1</text:p>
          </table:table-cell>
          <table:table-cell table:style-name="ce537" table:formula="of:=IF(([.$A22]+2)/3&gt;=[.G$2];ROUND([.$B$2]*([.$A22]-[.G$3])/(20-[.G$3])*0.85/([.G$2]+1);0);&quot;-&quot;)" office:value-type="float" office:value="1">
            <text:p>1</text:p>
          </table:table-cell>
          <table:table-cell table:style-name="ce537" table:formula="of:=IF(([.$A22]+2)/3&gt;=[.H$2];ROUND([.$B$2]*([.$A22]-[.H$3])/(20-[.H$3])*0.85/([.H$2]+1);0);&quot;-&quot;)" office:value-type="float" office:value="1">
            <text:p>1</text:p>
          </table:table-cell>
          <table:table-cell table:style-name="ce541" table:formula="of:=IF(([.$A22]+2)/3&gt;=[.I$2];ROUND([.$B$2]*([.$A22]-[.I$3])/(20-[.I$3])*0.85/([.I$2]+1);0);&quot;-&quot;)" office:value-type="float" office:value="1">
            <text:p>1</text:p>
          </table:table-cell>
          <table:table-cell table:style-name="ce533" table:formula="of:=[.J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2)/3&gt;=[.L$2];ROUND([.$K$2]*([.$A22]-[.L$3])/(20-[.L$3])*0.85/([.L$2]+1);0);&quot;-&quot;)" office:value-type="float" office:value="6">
            <text:p>6</text:p>
          </table:table-cell>
          <table:table-cell table:style-name="ce537" table:formula="of:=IF(([.$A22]+2)/3&gt;=[.M$2];ROUND([.$K$2]*([.$A22]-[.M$3])/(20-[.M$3])*0.85/([.M$2]+1);0);&quot;-&quot;)" office:value-type="float" office:value="3">
            <text:p>3</text:p>
          </table:table-cell>
          <table:table-cell table:style-name="ce537" table:formula="of:=IF(([.$A22]+2)/3&gt;=[.N$2];ROUND([.$K$2]*([.$A22]-[.N$3])/(20-[.N$3])*0.85/([.N$2]+1);0);&quot;-&quot;)" office:value-type="float" office:value="2">
            <text:p>2</text:p>
          </table:table-cell>
          <table:table-cell table:style-name="ce537" table:formula="of:=IF(([.$A22]+2)/3&gt;=[.O$2];ROUND([.$K$2]*([.$A22]-[.O$3])/(20-[.O$3])*0.85/([.O$2]+1);0);&quot;-&quot;)" office:value-type="float" office:value="2">
            <text:p>2</text:p>
          </table:table-cell>
          <table:table-cell table:style-name="ce537" table:formula="of:=IF(([.$A22]+2)/3&gt;=[.P$2];ROUND([.$K$2]*([.$A22]-[.P$3])/(20-[.P$3])*0.85/([.P$2]+1);0);&quot;-&quot;)" office:value-type="float" office:value="1">
            <text:p>1</text:p>
          </table:table-cell>
          <table:table-cell table:style-name="ce537" table:formula="of:=IF(([.$A22]+2)/3&gt;=[.Q$2];ROUND([.$K$2]*([.$A22]-[.Q$3])/(20-[.Q$3])*0.85/([.Q$2]+1);0);&quot;-&quot;)" office:value-type="float" office:value="1">
            <text:p>1</text:p>
          </table:table-cell>
          <table:table-cell table:style-name="ce541" table:formula="of:=IF(([.$A22]+2)/3&gt;=[.R$2];ROUND([.$K$2]*([.$A22]-[.R$3])/(20-[.R$3])*0.85/([.R$2]+1);0);&quot;-&quot;)" office:value-type="float" office:value="1">
            <text:p>1</text:p>
          </table:table-cell>
          <table:table-cell table:style-name="ce533" table:formula="of:=[.S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+2)/3&gt;=[.U$2];ROUND([.$T$2]*([.$A22]-[.U$3])/(20-[.U$3])*0.85/([.U$2]+1);0);&quot;-&quot;)" office:value-type="float" office:value="7">
            <text:p>7</text:p>
          </table:table-cell>
          <table:table-cell table:style-name="ce537" table:formula="of:=IF(([.$A22]+2)/3&gt;=[.V$2];ROUND([.$T$2]*([.$A22]-[.V$3])/(20-[.V$3])*0.85/([.V$2]+1);0);&quot;-&quot;)" office:value-type="float" office:value="4">
            <text:p>4</text:p>
          </table:table-cell>
          <table:table-cell table:style-name="ce537" table:formula="of:=IF(([.$A22]+2)/3&gt;=[.W$2];ROUND([.$T$2]*([.$A22]-[.W$3])/(20-[.W$3])*0.85/([.W$2]+1);0);&quot;-&quot;)" office:value-type="float" office:value="2">
            <text:p>2</text:p>
          </table:table-cell>
          <table:table-cell table:style-name="ce537" table:formula="of:=IF(([.$A22]+2)/3&gt;=[.X$2];ROUND([.$T$2]*([.$A22]-[.X$3])/(20-[.X$3])*0.85/([.X$2]+1);0);&quot;-&quot;)" office:value-type="float" office:value="2">
            <text:p>2</text:p>
          </table:table-cell>
          <table:table-cell table:style-name="ce537" table:formula="of:=IF(([.$A22]+2)/3&gt;=[.Y$2];ROUND([.$T$2]*([.$A22]-[.Y$3])/(20-[.Y$3])*0.85/([.Y$2]+1);0);&quot;-&quot;)" office:value-type="float" office:value="1">
            <text:p>1</text:p>
          </table:table-cell>
          <table:table-cell table:style-name="ce537" table:formula="of:=IF(([.$A22]+2)/3&gt;=[.Z$2];ROUND([.$T$2]*([.$A22]-[.Z$3])/(20-[.Z$3])*0.85/([.Z$2]+1);0);&quot;-&quot;)" office:value-type="float" office:value="1">
            <text:p>1</text:p>
          </table:table-cell>
          <table:table-cell table:style-name="ce541" table:formula="of:=IF(([.$A22]+2)/3&gt;=[.AA$2];ROUND([.$T$2]*([.$A22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4" table:formula="of:=[.A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2)/3&gt;=[.C$2];ROUND([.$B$2]*([.$A23]-[.C$3])/(20-[.C$3])*0.85/([.C$2]+1);0);&quot;-&quot;)" office:value-type="float" office:value="6">
            <text:p>6</text:p>
          </table:table-cell>
          <table:table-cell table:style-name="ce538" table:formula="of:=IF(([.$A23]+2)/3&gt;=[.D$2];ROUND([.$B$2]*([.$A23]-[.D$3])/(20-[.D$3])*0.85/([.D$2]+1);0);&quot;-&quot;)" office:value-type="float" office:value="3">
            <text:p>3</text:p>
          </table:table-cell>
          <table:table-cell table:style-name="ce538" table:formula="of:=IF(([.$A23]+2)/3&gt;=[.E$2];ROUND([.$B$2]*([.$A23]-[.E$3])/(20-[.E$3])*0.85/([.E$2]+1);0);&quot;-&quot;)" office:value-type="float" office:value="2">
            <text:p>2</text:p>
          </table:table-cell>
          <table:table-cell table:style-name="ce538" table:formula="of:=IF(([.$A23]+2)/3&gt;=[.F$2];ROUND([.$B$2]*([.$A23]-[.F$3])/(20-[.F$3])*0.85/([.F$2]+1);0);&quot;-&quot;)" office:value-type="float" office:value="1">
            <text:p>1</text:p>
          </table:table-cell>
          <table:table-cell table:style-name="ce538" table:formula="of:=IF(([.$A23]+2)/3&gt;=[.G$2];ROUND([.$B$2]*([.$A23]-[.G$3])/(20-[.G$3])*0.85/([.G$2]+1);0);&quot;-&quot;)" office:value-type="float" office:value="1">
            <text:p>1</text:p>
          </table:table-cell>
          <table:table-cell table:style-name="ce538" table:formula="of:=IF(([.$A23]+2)/3&gt;=[.H$2];ROUND([.$B$2]*([.$A23]-[.H$3])/(20-[.H$3])*0.85/([.H$2]+1);0);&quot;-&quot;)" office:value-type="float" office:value="1">
            <text:p>1</text:p>
          </table:table-cell>
          <table:table-cell table:style-name="ce543" table:formula="of:=IF(([.$A23]+2)/3&gt;=[.I$2];ROUND([.$B$2]*([.$A23]-[.I$3])/(20-[.I$3])*0.85/([.I$2]+1);0);&quot;-&quot;)" office:value-type="float" office:value="1">
            <text:p>1</text:p>
          </table:table-cell>
          <table:table-cell table:style-name="ce534" table:formula="of:=[.J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2)/3&gt;=[.L$2];ROUND([.$K$2]*([.$A23]-[.L$3])/(20-[.L$3])*0.85/([.L$2]+1);0);&quot;-&quot;)" office:value-type="float" office:value="7">
            <text:p>7</text:p>
          </table:table-cell>
          <table:table-cell table:style-name="ce538" table:formula="of:=IF(([.$A23]+2)/3&gt;=[.M$2];ROUND([.$K$2]*([.$A23]-[.M$3])/(20-[.M$3])*0.85/([.M$2]+1);0);&quot;-&quot;)" office:value-type="float" office:value="3">
            <text:p>3</text:p>
          </table:table-cell>
          <table:table-cell table:style-name="ce538" table:formula="of:=IF(([.$A23]+2)/3&gt;=[.N$2];ROUND([.$K$2]*([.$A23]-[.N$3])/(20-[.N$3])*0.85/([.N$2]+1);0);&quot;-&quot;)" office:value-type="float" office:value="2">
            <text:p>2</text:p>
          </table:table-cell>
          <table:table-cell table:style-name="ce538" table:formula="of:=IF(([.$A23]+2)/3&gt;=[.O$2];ROUND([.$K$2]*([.$A23]-[.O$3])/(20-[.O$3])*0.85/([.O$2]+1);0);&quot;-&quot;)" office:value-type="float" office:value="2">
            <text:p>2</text:p>
          </table:table-cell>
          <table:table-cell table:style-name="ce538" table:formula="of:=IF(([.$A23]+2)/3&gt;=[.P$2];ROUND([.$K$2]*([.$A23]-[.P$3])/(20-[.P$3])*0.85/([.P$2]+1);0);&quot;-&quot;)" office:value-type="float" office:value="1">
            <text:p>1</text:p>
          </table:table-cell>
          <table:table-cell table:style-name="ce538" table:formula="of:=IF(([.$A23]+2)/3&gt;=[.Q$2];ROUND([.$K$2]*([.$A23]-[.Q$3])/(20-[.Q$3])*0.85/([.Q$2]+1);0);&quot;-&quot;)" office:value-type="float" office:value="1">
            <text:p>1</text:p>
          </table:table-cell>
          <table:table-cell table:style-name="ce543" table:formula="of:=IF(([.$A23]+2)/3&gt;=[.R$2];ROUND([.$K$2]*([.$A23]-[.R$3])/(20-[.R$3])*0.85/([.R$2]+1);0);&quot;-&quot;)" office:value-type="float" office:value="1">
            <text:p>1</text:p>
          </table:table-cell>
          <table:table-cell table:style-name="ce534" table:formula="of:=[.S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+2)/3&gt;=[.U$2];ROUND([.$T$2]*([.$A23]-[.U$3])/(20-[.U$3])*0.85/([.U$2]+1);0);&quot;-&quot;)" office:value-type="float" office:value="8">
            <text:p>8</text:p>
          </table:table-cell>
          <table:table-cell table:style-name="ce538" table:formula="of:=IF(([.$A23]+2)/3&gt;=[.V$2];ROUND([.$T$2]*([.$A23]-[.V$3])/(20-[.V$3])*0.85/([.V$2]+1);0);&quot;-&quot;)" office:value-type="float" office:value="4">
            <text:p>4</text:p>
          </table:table-cell>
          <table:table-cell table:style-name="ce538" table:formula="of:=IF(([.$A23]+2)/3&gt;=[.W$2];ROUND([.$T$2]*([.$A23]-[.W$3])/(20-[.W$3])*0.85/([.W$2]+1);0);&quot;-&quot;)" office:value-type="float" office:value="3">
            <text:p>3</text:p>
          </table:table-cell>
          <table:table-cell table:style-name="ce538" table:formula="of:=IF(([.$A23]+2)/3&gt;=[.X$2];ROUND([.$T$2]*([.$A23]-[.X$3])/(20-[.X$3])*0.85/([.X$2]+1);0);&quot;-&quot;)" office:value-type="float" office:value="2">
            <text:p>2</text:p>
          </table:table-cell>
          <table:table-cell table:style-name="ce538" table:formula="of:=IF(([.$A23]+2)/3&gt;=[.Y$2];ROUND([.$T$2]*([.$A23]-[.Y$3])/(20-[.Y$3])*0.85/([.Y$2]+1);0);&quot;-&quot;)" office:value-type="float" office:value="2">
            <text:p>2</text:p>
          </table:table-cell>
          <table:table-cell table:style-name="ce538" table:formula="of:=IF(([.$A23]+2)/3&gt;=[.Z$2];ROUND([.$T$2]*([.$A23]-[.Z$3])/(20-[.Z$3])*0.85/([.Z$2]+1);0);&quot;-&quot;)" office:value-type="float" office:value="1">
            <text:p>1</text:p>
          </table:table-cell>
          <table:table-cell table:style-name="ce543" table:formula="of:=IF(([.$A23]+2)/3&gt;=[.AA$2];ROUND([.$T$2]*([.$A23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5" office:value-type="float" office:value="24">
            <text:p>24</text:p>
          </table:table-cell>
          <table:table-cell table:style-name="ce535"/>
          <table:table-cell table:number-columns-repeated="7"/>
          <table:table-cell table:style-name="ce535" office:value-type="float" office:value="26">
            <text:p>26</text:p>
          </table:table-cell>
          <table:table-cell/>
          <table:table-cell table:style-name="ce535" table:number-columns-repeated="3"/>
          <table:table-cell table:number-columns-repeated="4"/>
          <table:table-cell table:style-name="ce535" office:value-type="float" office:value="28">
            <text:p>28</text:p>
          </table:table-cell>
          <table:table-cell table:number-columns-repeated="1005"/>
        </table:table-row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7" table:number-rows-spanned="1">
            <text:p>Livello Incantesimo</text:p>
          </table:table-cell>
          <table:covered-table-cell table:number-columns-repeated="5" table:style-name="ce536"/>
          <table:covered-table-cell table:style-name="ce539"/>
          <table:table-cell table:number-columns-repeated="997"/>
        </table:table-row>
        <table:table-row table:style-name="ro3">
          <table:table-cell table:style-name="ce533" table:formula="of:=CONCATENATE([.A24]+6;&quot; - &quot;;[.A24]+7)" office:value-type="string" office:string-value="30 - 31">
            <text:p>30 - 31</text:p>
          </table:table-cell>
          <table:table-cell table:style-name="ce537" table:formula="of:=CONCATENATE(IF([.A24]+6&gt;=10;&quot;+&quot;;&quot;&quot;);ROUNDDOWN(([.A24]+6-10)/2;0))" office:value-type="string" office:string-value="+10">
            <text:p>+10</text:p>
          </table:table-cell>
          <table:table-cell table:style-name="ce537" office:value-type="float" office:value="0">
            <text:p>0</text:p>
          </table:table-cell>
          <table:table-cell table:style-name="ce537" table:formula="of:=[.C26]+1" office:value-type="float" office:value="1">
            <text:p>1</text:p>
          </table:table-cell>
          <table:table-cell table:style-name="ce537" table:formula="of:=[.D26]+1" office:value-type="float" office:value="2">
            <text:p>2</text:p>
          </table:table-cell>
          <table:table-cell table:style-name="ce537" table:formula="of:=[.E26]+1" office:value-type="float" office:value="3">
            <text:p>3</text:p>
          </table:table-cell>
          <table:table-cell table:style-name="ce537" table:formula="of:=[.F26]+1" office:value-type="float" office:value="4">
            <text:p>4</text:p>
          </table:table-cell>
          <table:table-cell table:style-name="ce537" table:formula="of:=[.G26]+1" office:value-type="float" office:value="5">
            <text:p>5</text:p>
          </table:table-cell>
          <table:table-cell table:style-name="ce541" table:formula="of:=[.H26]+1" office:value-type="float" office:value="6">
            <text:p>6</text:p>
          </table:table-cell>
          <table:table-cell table:style-name="ce533" table:formula="of:=CONCATENATE([.J24]+6;&quot; - &quot;;[.J24]+7)" office:value-type="string" office:string-value="32 - 33">
            <text:p>32 - 33</text:p>
          </table:table-cell>
          <table:table-cell table:style-name="ce537" table:formula="of:=CONCATENATE(IF([.J24]+6&gt;=10;&quot;+&quot;;&quot;&quot;);ROUNDDOWN(([.J24]+6-10)/2;0))" office:value-type="string" office:string-value="+11">
            <text:p>+11</text:p>
          </table:table-cell>
          <table:table-cell table:style-name="ce537" office:value-type="float" office:value="0">
            <text:p>0</text:p>
          </table:table-cell>
          <table:table-cell table:style-name="ce537" table:formula="of:=[.L26]+1" office:value-type="float" office:value="1">
            <text:p>1</text:p>
          </table:table-cell>
          <table:table-cell table:style-name="ce537" table:formula="of:=[.M26]+1" office:value-type="float" office:value="2">
            <text:p>2</text:p>
          </table:table-cell>
          <table:table-cell table:style-name="ce537" table:formula="of:=[.N26]+1" office:value-type="float" office:value="3">
            <text:p>3</text:p>
          </table:table-cell>
          <table:table-cell table:style-name="ce537" table:formula="of:=[.O26]+1" office:value-type="float" office:value="4">
            <text:p>4</text:p>
          </table:table-cell>
          <table:table-cell table:style-name="ce537" table:formula="of:=[.P26]+1" office:value-type="float" office:value="5">
            <text:p>5</text:p>
          </table:table-cell>
          <table:table-cell table:style-name="ce541" table:formula="of:=[.Q26]+1" office:value-type="float" office:value="6">
            <text:p>6</text:p>
          </table:table-cell>
          <table:table-cell table:style-name="ce533" table:formula="of:=CONCATENATE([.S24]+6;&quot; - &quot;;[.S24]+7)" office:value-type="string" office:string-value="34 - 35">
            <text:p>34 - 35</text:p>
          </table:table-cell>
          <table:table-cell table:style-name="ce537" table:formula="of:=CONCATENATE(IF([.S24]+6&gt;=10;&quot;+&quot;;&quot;&quot;);ROUNDDOWN(([.S24]+6-10)/2;0))" office:value-type="string" office:string-value="+12">
            <text:p>+12</text:p>
          </table:table-cell>
          <table:table-cell table:style-name="ce537" office:value-type="float" office:value="0">
            <text:p>0</text:p>
          </table:table-cell>
          <table:table-cell table:style-name="ce537" table:formula="of:=[.U26]+1" office:value-type="float" office:value="1">
            <text:p>1</text:p>
          </table:table-cell>
          <table:table-cell table:style-name="ce537" table:formula="of:=[.V26]+1" office:value-type="float" office:value="2">
            <text:p>2</text:p>
          </table:table-cell>
          <table:table-cell table:style-name="ce537" table:formula="of:=[.W26]+1" office:value-type="float" office:value="3">
            <text:p>3</text:p>
          </table:table-cell>
          <table:table-cell table:style-name="ce537" table:formula="of:=[.X26]+1" office:value-type="float" office:value="4">
            <text:p>4</text:p>
          </table:table-cell>
          <table:table-cell table:style-name="ce537" table:formula="of:=[.Y26]+1" office:value-type="float" office:value="5">
            <text:p>5</text:p>
          </table:table-cell>
          <table:table-cell table:style-name="ce541" table:formula="of:=[.Z26]+1" office:value-type="float" office:value="6">
            <text:p>6</text:p>
          </table:table-cell>
          <table:table-cell table:number-columns-repeated="997"/>
        </table:table-row>
        <table:table-row table:style-name="ro3"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C26]*3-2" office:value-type="float" office:value="-2">
            <text:p>-2</text:p>
          </table:table-cell>
          <table:table-cell table:style-name="ce540" table:formula="of:=[.D26]*3-2" office:value-type="float" office:value="1">
            <text:p>1</text:p>
          </table:table-cell>
          <table:table-cell table:style-name="ce540" table:formula="of:=[.E26]*3-2" office:value-type="float" office:value="4">
            <text:p>4</text:p>
          </table:table-cell>
          <table:table-cell table:style-name="ce540" table:formula="of:=[.F26]*3-2" office:value-type="float" office:value="7">
            <text:p>7</text:p>
          </table:table-cell>
          <table:table-cell table:style-name="ce540" table:formula="of:=[.G26]*3-2" office:value-type="float" office:value="10">
            <text:p>10</text:p>
          </table:table-cell>
          <table:table-cell table:style-name="ce540" table:formula="of:=[.H26]*3-2" office:value-type="float" office:value="13">
            <text:p>13</text:p>
          </table:table-cell>
          <table:table-cell table:style-name="ce542" table:formula="of:=[.I26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L26]*3-2" office:value-type="float" office:value="-2">
            <text:p>-2</text:p>
          </table:table-cell>
          <table:table-cell table:style-name="ce540" table:formula="of:=[.M26]*3-2" office:value-type="float" office:value="1">
            <text:p>1</text:p>
          </table:table-cell>
          <table:table-cell table:style-name="ce540" table:formula="of:=[.N26]*3-2" office:value-type="float" office:value="4">
            <text:p>4</text:p>
          </table:table-cell>
          <table:table-cell table:style-name="ce540" table:formula="of:=[.O26]*3-2" office:value-type="float" office:value="7">
            <text:p>7</text:p>
          </table:table-cell>
          <table:table-cell table:style-name="ce540" table:formula="of:=[.P26]*3-2" office:value-type="float" office:value="10">
            <text:p>10</text:p>
          </table:table-cell>
          <table:table-cell table:style-name="ce540" table:formula="of:=[.Q26]*3-2" office:value-type="float" office:value="13">
            <text:p>13</text:p>
          </table:table-cell>
          <table:table-cell table:style-name="ce542" table:formula="of:=[.R26]*3-2" office:value-type="float" office:value="16">
            <text:p>16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U26]*3-2" office:value-type="float" office:value="-2">
            <text:p>-2</text:p>
          </table:table-cell>
          <table:table-cell table:style-name="ce540" table:formula="of:=[.V26]*3-2" office:value-type="float" office:value="1">
            <text:p>1</text:p>
          </table:table-cell>
          <table:table-cell table:style-name="ce540" table:formula="of:=[.W26]*3-2" office:value-type="float" office:value="4">
            <text:p>4</text:p>
          </table:table-cell>
          <table:table-cell table:style-name="ce540" table:formula="of:=[.X26]*3-2" office:value-type="float" office:value="7">
            <text:p>7</text:p>
          </table:table-cell>
          <table:table-cell table:style-name="ce540" table:formula="of:=[.Y26]*3-2" office:value-type="float" office:value="10">
            <text:p>10</text:p>
          </table:table-cell>
          <table:table-cell table:style-name="ce540" table:formula="of:=[.Z26]*3-2" office:value-type="float" office:value="13">
            <text:p>13</text:p>
          </table:table-cell>
          <table:table-cell table:style-name="ce542" table:formula="of:=[.AA26]*3-2" office:value-type="float" office:value="16">
            <text:p>16</text:p>
          </table:table-cell>
          <table:table-cell table:number-columns-repeated="997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2)/3&gt;=[.C$2];ROUND([.$B$26]*([.$A28]-[.C$3])/(20-[.C$3])*0.85/([.C$2]+1);0);&quot;-&quot;)" office:value-type="float" office:value="1">
            <text:p>1</text:p>
          </table:table-cell>
          <table:table-cell table:style-name="ce537" table:formula="of:=IF(([.$A28]+2)/3&gt;=[.D$2];ROUND([.$B$26]*([.$A28]-[.D$3])/(20-[.D$3])*0.85/([.D$2]+1);0);&quot;-&quot;)" office:value-type="float" office:value="0">
            <text:p>0</text:p>
          </table:table-cell>
          <table:table-cell table:style-name="ce537" table:formula="of:=IF(([.$A28]+2)/3&gt;=[.E$2];ROUND([.$B$26]*([.$A28]-[.E$3])/(20-[.E$3])*0.85/([.E$2]+1);0);&quot;-&quot;)" office:value-type="string" office:string-value="-">
            <text:p>-</text:p>
          </table:table-cell>
          <table:table-cell table:style-name="ce537" table:formula="of:=IF(([.$A28]+2)/3&gt;=[.F$2];ROUND([.$B$26]*([.$A28]-[.F$3])/(20-[.F$3])*0.85/([.F$2]+1);0);&quot;-&quot;)" office:value-type="string" office:string-value="-">
            <text:p>-</text:p>
          </table:table-cell>
          <table:table-cell table:style-name="ce537" table:formula="of:=IF(([.$A28]+2)/3&gt;=[.G$2];ROUND([.$B$26]*([.$A28]-[.G$3])/(20-[.G$3])*0.85/([.G$2]+1);0);&quot;-&quot;)" office:value-type="string" office:string-value="-">
            <text:p>-</text:p>
          </table:table-cell>
          <table:table-cell table:style-name="ce537" table:formula="of:=IF(([.$A28]+2)/3&gt;=[.H$2];ROUND([.$B$26]*([.$A28]-[.H$3])/(20-[.H$3])*0.85/([.H$2]+1);0);&quot;-&quot;)" office:value-type="string" office:string-value="-">
            <text:p>-</text:p>
          </table:table-cell>
          <table:table-cell table:style-name="ce541" table:formula="of:=IF(([.$A28]+2)/3&gt;=[.I$2];ROUND([.$B$26]*([.$A28]-[.I$3])/(20-[.I$3])*0.85/([.I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2)/3&gt;=[.L$2];ROUND([.$K$26]*([.$A28]-[.L$3])/(20-[.L$3])*0.85/([.L$2]+1);0);&quot;-&quot;)" office:value-type="float" office:value="1">
            <text:p>1</text:p>
          </table:table-cell>
          <table:table-cell table:style-name="ce537" table:formula="of:=IF(([.$A28]+2)/3&gt;=[.M$2];ROUND([.$K$26]*([.$A28]-[.M$3])/(20-[.M$3])*0.85/([.M$2]+1);0);&quot;-&quot;)" office:value-type="float" office:value="0">
            <text:p>0</text:p>
          </table:table-cell>
          <table:table-cell table:style-name="ce537" table:formula="of:=IF(([.$A28]+2)/3&gt;=[.N$2];ROUND([.$K$26]*([.$A28]-[.N$3])/(20-[.N$3])*0.85/([.N$2]+1);0);&quot;-&quot;)" office:value-type="string" office:string-value="-">
            <text:p>-</text:p>
          </table:table-cell>
          <table:table-cell table:style-name="ce537" table:formula="of:=IF(([.$A28]+2)/3&gt;=[.O$2];ROUND([.$K$26]*([.$A28]-[.O$3])/(20-[.O$3])*0.85/([.O$2]+1);0);&quot;-&quot;)" office:value-type="string" office:string-value="-">
            <text:p>-</text:p>
          </table:table-cell>
          <table:table-cell table:style-name="ce537" table:formula="of:=IF(([.$A28]+2)/3&gt;=[.P$2];ROUND([.$K$26]*([.$A28]-[.P$3])/(20-[.P$3])*0.85/([.P$2]+1);0);&quot;-&quot;)" office:value-type="string" office:string-value="-">
            <text:p>-</text:p>
          </table:table-cell>
          <table:table-cell table:style-name="ce537" table:formula="of:=IF(([.$A28]+2)/3&gt;=[.Q$2];ROUND([.$K$26]*([.$A28]-[.Q$3])/(20-[.Q$3])*0.85/([.Q$2]+1);0);&quot;-&quot;)" office:value-type="string" office:string-value="-">
            <text:p>-</text:p>
          </table:table-cell>
          <table:table-cell table:style-name="ce541" table:formula="of:=IF(([.$A28]+2)/3&gt;=[.R$2];ROUND([.$K$26]*([.$A28]-[.R$3])/(20-[.R$3])*0.85/([.R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+2)/3&gt;=[.U$2];ROUND([.$T$26]*([.$A28]-[.U$3])/(20-[.U$3])*0.85/([.U$2]+1);0);&quot;-&quot;)" office:value-type="float" office:value="1">
            <text:p>1</text:p>
          </table:table-cell>
          <table:table-cell table:style-name="ce537" table:formula="of:=IF(([.$A28]+2)/3&gt;=[.V$2];ROUND([.$T$26]*([.$A28]-[.V$3])/(20-[.V$3])*0.85/([.V$2]+1);0);&quot;-&quot;)" office:value-type="float" office:value="0">
            <text:p>0</text:p>
          </table:table-cell>
          <table:table-cell table:style-name="ce537" table:formula="of:=IF(([.$A28]+2)/3&gt;=[.W$2];ROUND([.$T$26]*([.$A28]-[.W$3])/(20-[.W$3])*0.85/([.W$2]+1);0);&quot;-&quot;)" office:value-type="string" office:string-value="-">
            <text:p>-</text:p>
          </table:table-cell>
          <table:table-cell table:style-name="ce537" table:formula="of:=IF(([.$A28]+2)/3&gt;=[.X$2];ROUND([.$T$26]*([.$A28]-[.X$3])/(20-[.X$3])*0.85/([.X$2]+1);0);&quot;-&quot;)" office:value-type="string" office:string-value="-">
            <text:p>-</text:p>
          </table:table-cell>
          <table:table-cell table:style-name="ce537" table:formula="of:=IF(([.$A28]+2)/3&gt;=[.Y$2];ROUND([.$T$26]*([.$A28]-[.Y$3])/(20-[.Y$3])*0.85/([.Y$2]+1);0);&quot;-&quot;)" office:value-type="string" office:string-value="-">
            <text:p>-</text:p>
          </table:table-cell>
          <table:table-cell table:style-name="ce537" table:formula="of:=IF(([.$A28]+2)/3&gt;=[.Z$2];ROUND([.$T$26]*([.$A28]-[.Z$3])/(20-[.Z$3])*0.85/([.Z$2]+1);0);&quot;-&quot;)" office:value-type="string" office:string-value="-">
            <text:p>-</text:p>
          </table:table-cell>
          <table:table-cell table:style-name="ce541" table:formula="of:=IF(([.$A28]+2)/3&gt;=[.AA$2];ROUND([.$T$26]*([.$A2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2)/3&gt;=[.C$2];ROUND([.$B$26]*([.$A29]-[.C$3])/(20-[.C$3])*0.85/([.C$2]+1);0);&quot;-&quot;)" office:value-type="float" office:value="2">
            <text:p>2</text:p>
          </table:table-cell>
          <table:table-cell table:style-name="ce537" table:formula="of:=IF(([.$A29]+2)/3&gt;=[.D$2];ROUND([.$B$26]*([.$A29]-[.D$3])/(20-[.D$3])*0.85/([.D$2]+1);0);&quot;-&quot;)" office:value-type="float" office:value="0">
            <text:p>0</text:p>
          </table:table-cell>
          <table:table-cell table:style-name="ce537" table:formula="of:=IF(([.$A29]+2)/3&gt;=[.E$2];ROUND([.$B$26]*([.$A29]-[.E$3])/(20-[.E$3])*0.85/([.E$2]+1);0);&quot;-&quot;)" office:value-type="string" office:string-value="-">
            <text:p>-</text:p>
          </table:table-cell>
          <table:table-cell table:style-name="ce537" table:formula="of:=IF(([.$A29]+2)/3&gt;=[.F$2];ROUND([.$B$26]*([.$A29]-[.F$3])/(20-[.F$3])*0.85/([.F$2]+1);0);&quot;-&quot;)" office:value-type="string" office:string-value="-">
            <text:p>-</text:p>
          </table:table-cell>
          <table:table-cell table:style-name="ce537" table:formula="of:=IF(([.$A29]+2)/3&gt;=[.G$2];ROUND([.$B$26]*([.$A29]-[.G$3])/(20-[.G$3])*0.85/([.G$2]+1);0);&quot;-&quot;)" office:value-type="string" office:string-value="-">
            <text:p>-</text:p>
          </table:table-cell>
          <table:table-cell table:style-name="ce537" table:formula="of:=IF(([.$A29]+2)/3&gt;=[.H$2];ROUND([.$B$26]*([.$A29]-[.H$3])/(20-[.H$3])*0.85/([.H$2]+1);0);&quot;-&quot;)" office:value-type="string" office:string-value="-">
            <text:p>-</text:p>
          </table:table-cell>
          <table:table-cell table:style-name="ce541" table:formula="of:=IF(([.$A29]+2)/3&gt;=[.I$2];ROUND([.$B$26]*([.$A29]-[.I$3])/(20-[.I$3])*0.85/([.I$2]+1);0);&quot;-&quot;)" office:value-type="string" office:string-value="-">
            <text:p>-</text:p>
          </table:table-cell>
          <table:table-cell table:style-name="ce533" table:formula="of:=[.J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2)/3&gt;=[.L$2];ROUND([.$K$26]*([.$A29]-[.L$3])/(20-[.L$3])*0.85/([.L$2]+1);0);&quot;-&quot;)" office:value-type="float" office:value="2">
            <text:p>2</text:p>
          </table:table-cell>
          <table:table-cell table:style-name="ce537" table:formula="of:=IF(([.$A29]+2)/3&gt;=[.M$2];ROUND([.$K$26]*([.$A29]-[.M$3])/(20-[.M$3])*0.85/([.M$2]+1);0);&quot;-&quot;)" office:value-type="float" office:value="0">
            <text:p>0</text:p>
          </table:table-cell>
          <table:table-cell table:style-name="ce537" table:formula="of:=IF(([.$A29]+2)/3&gt;=[.N$2];ROUND([.$K$26]*([.$A29]-[.N$3])/(20-[.N$3])*0.85/([.N$2]+1);0);&quot;-&quot;)" office:value-type="string" office:string-value="-">
            <text:p>-</text:p>
          </table:table-cell>
          <table:table-cell table:style-name="ce537" table:formula="of:=IF(([.$A29]+2)/3&gt;=[.O$2];ROUND([.$K$26]*([.$A29]-[.O$3])/(20-[.O$3])*0.85/([.O$2]+1);0);&quot;-&quot;)" office:value-type="string" office:string-value="-">
            <text:p>-</text:p>
          </table:table-cell>
          <table:table-cell table:style-name="ce537" table:formula="of:=IF(([.$A29]+2)/3&gt;=[.P$2];ROUND([.$K$26]*([.$A29]-[.P$3])/(20-[.P$3])*0.85/([.P$2]+1);0);&quot;-&quot;)" office:value-type="string" office:string-value="-">
            <text:p>-</text:p>
          </table:table-cell>
          <table:table-cell table:style-name="ce537" table:formula="of:=IF(([.$A29]+2)/3&gt;=[.Q$2];ROUND([.$K$26]*([.$A29]-[.Q$3])/(20-[.Q$3])*0.85/([.Q$2]+1);0);&quot;-&quot;)" office:value-type="string" office:string-value="-">
            <text:p>-</text:p>
          </table:table-cell>
          <table:table-cell table:style-name="ce541" table:formula="of:=IF(([.$A29]+2)/3&gt;=[.R$2];ROUND([.$K$26]*([.$A29]-[.R$3])/(20-[.R$3])*0.85/([.R$2]+1);0);&quot;-&quot;)" office:value-type="string" office:string-value="-">
            <text:p>-</text:p>
          </table:table-cell>
          <table:table-cell table:style-name="ce533" table:formula="of:=[.S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+2)/3&gt;=[.U$2];ROUND([.$T$26]*([.$A29]-[.U$3])/(20-[.U$3])*0.85/([.U$2]+1);0);&quot;-&quot;)" office:value-type="float" office:value="2">
            <text:p>2</text:p>
          </table:table-cell>
          <table:table-cell table:style-name="ce537" table:formula="of:=IF(([.$A29]+2)/3&gt;=[.V$2];ROUND([.$T$26]*([.$A29]-[.V$3])/(20-[.V$3])*0.85/([.V$2]+1);0);&quot;-&quot;)" office:value-type="float" office:value="0">
            <text:p>0</text:p>
          </table:table-cell>
          <table:table-cell table:style-name="ce537" table:formula="of:=IF(([.$A29]+2)/3&gt;=[.W$2];ROUND([.$T$26]*([.$A29]-[.W$3])/(20-[.W$3])*0.85/([.W$2]+1);0);&quot;-&quot;)" office:value-type="string" office:string-value="-">
            <text:p>-</text:p>
          </table:table-cell>
          <table:table-cell table:style-name="ce537" table:formula="of:=IF(([.$A29]+2)/3&gt;=[.X$2];ROUND([.$T$26]*([.$A29]-[.X$3])/(20-[.X$3])*0.85/([.X$2]+1);0);&quot;-&quot;)" office:value-type="string" office:string-value="-">
            <text:p>-</text:p>
          </table:table-cell>
          <table:table-cell table:style-name="ce537" table:formula="of:=IF(([.$A29]+2)/3&gt;=[.Y$2];ROUND([.$T$26]*([.$A29]-[.Y$3])/(20-[.Y$3])*0.85/([.Y$2]+1);0);&quot;-&quot;)" office:value-type="string" office:string-value="-">
            <text:p>-</text:p>
          </table:table-cell>
          <table:table-cell table:style-name="ce537" table:formula="of:=IF(([.$A29]+2)/3&gt;=[.Z$2];ROUND([.$T$26]*([.$A29]-[.Z$3])/(20-[.Z$3])*0.85/([.Z$2]+1);0);&quot;-&quot;)" office:value-type="string" office:string-value="-">
            <text:p>-</text:p>
          </table:table-cell>
          <table:table-cell table:style-name="ce541" table:formula="of:=IF(([.$A29]+2)/3&gt;=[.AA$2];ROUND([.$T$26]*([.$A2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2)/3&gt;=[.C$2];ROUND([.$B$26]*([.$A30]-[.C$3])/(20-[.C$3])*0.85/([.C$2]+1);0);&quot;-&quot;)" office:value-type="float" office:value="2">
            <text:p>2</text:p>
          </table:table-cell>
          <table:table-cell table:style-name="ce537" table:formula="of:=IF(([.$A30]+2)/3&gt;=[.D$2];ROUND([.$B$26]*([.$A30]-[.D$3])/(20-[.D$3])*0.85/([.D$2]+1);0);&quot;-&quot;)" office:value-type="float" office:value="0">
            <text:p>0</text:p>
          </table:table-cell>
          <table:table-cell table:style-name="ce537" table:formula="of:=IF(([.$A30]+2)/3&gt;=[.E$2];ROUND([.$B$26]*([.$A30]-[.E$3])/(20-[.E$3])*0.85/([.E$2]+1);0);&quot;-&quot;)" office:value-type="string" office:string-value="-">
            <text:p>-</text:p>
          </table:table-cell>
          <table:table-cell table:style-name="ce537" table:formula="of:=IF(([.$A30]+2)/3&gt;=[.F$2];ROUND([.$B$26]*([.$A30]-[.F$3])/(20-[.F$3])*0.85/([.F$2]+1);0);&quot;-&quot;)" office:value-type="string" office:string-value="-">
            <text:p>-</text:p>
          </table:table-cell>
          <table:table-cell table:style-name="ce537" table:formula="of:=IF(([.$A30]+2)/3&gt;=[.G$2];ROUND([.$B$26]*([.$A30]-[.G$3])/(20-[.G$3])*0.85/([.G$2]+1);0);&quot;-&quot;)" office:value-type="string" office:string-value="-">
            <text:p>-</text:p>
          </table:table-cell>
          <table:table-cell table:style-name="ce537" table:formula="of:=IF(([.$A30]+2)/3&gt;=[.H$2];ROUND([.$B$26]*([.$A30]-[.H$3])/(20-[.H$3])*0.85/([.H$2]+1);0);&quot;-&quot;)" office:value-type="string" office:string-value="-">
            <text:p>-</text:p>
          </table:table-cell>
          <table:table-cell table:style-name="ce541" table:formula="of:=IF(([.$A30]+2)/3&gt;=[.I$2];ROUND([.$B$26]*([.$A30]-[.I$3])/(20-[.I$3])*0.85/([.I$2]+1);0);&quot;-&quot;)" office:value-type="string" office:string-value="-">
            <text:p>-</text:p>
          </table:table-cell>
          <table:table-cell table:style-name="ce533" table:formula="of:=[.J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2)/3&gt;=[.L$2];ROUND([.$K$26]*([.$A30]-[.L$3])/(20-[.L$3])*0.85/([.L$2]+1);0);&quot;-&quot;)" office:value-type="float" office:value="2">
            <text:p>2</text:p>
          </table:table-cell>
          <table:table-cell table:style-name="ce537" table:formula="of:=IF(([.$A30]+2)/3&gt;=[.M$2];ROUND([.$K$26]*([.$A30]-[.M$3])/(20-[.M$3])*0.85/([.M$2]+1);0);&quot;-&quot;)" office:value-type="float" office:value="0">
            <text:p>0</text:p>
          </table:table-cell>
          <table:table-cell table:style-name="ce537" table:formula="of:=IF(([.$A30]+2)/3&gt;=[.N$2];ROUND([.$K$26]*([.$A30]-[.N$3])/(20-[.N$3])*0.85/([.N$2]+1);0);&quot;-&quot;)" office:value-type="string" office:string-value="-">
            <text:p>-</text:p>
          </table:table-cell>
          <table:table-cell table:style-name="ce537" table:formula="of:=IF(([.$A30]+2)/3&gt;=[.O$2];ROUND([.$K$26]*([.$A30]-[.O$3])/(20-[.O$3])*0.85/([.O$2]+1);0);&quot;-&quot;)" office:value-type="string" office:string-value="-">
            <text:p>-</text:p>
          </table:table-cell>
          <table:table-cell table:style-name="ce537" table:formula="of:=IF(([.$A30]+2)/3&gt;=[.P$2];ROUND([.$K$26]*([.$A30]-[.P$3])/(20-[.P$3])*0.85/([.P$2]+1);0);&quot;-&quot;)" office:value-type="string" office:string-value="-">
            <text:p>-</text:p>
          </table:table-cell>
          <table:table-cell table:style-name="ce537" table:formula="of:=IF(([.$A30]+2)/3&gt;=[.Q$2];ROUND([.$K$26]*([.$A30]-[.Q$3])/(20-[.Q$3])*0.85/([.Q$2]+1);0);&quot;-&quot;)" office:value-type="string" office:string-value="-">
            <text:p>-</text:p>
          </table:table-cell>
          <table:table-cell table:style-name="ce541" table:formula="of:=IF(([.$A30]+2)/3&gt;=[.R$2];ROUND([.$K$26]*([.$A30]-[.R$3])/(20-[.R$3])*0.85/([.R$2]+1);0);&quot;-&quot;)" office:value-type="string" office:string-value="-">
            <text:p>-</text:p>
          </table:table-cell>
          <table:table-cell table:style-name="ce533" table:formula="of:=[.S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+2)/3&gt;=[.U$2];ROUND([.$T$26]*([.$A30]-[.U$3])/(20-[.U$3])*0.85/([.U$2]+1);0);&quot;-&quot;)" office:value-type="float" office:value="2">
            <text:p>2</text:p>
          </table:table-cell>
          <table:table-cell table:style-name="ce537" table:formula="of:=IF(([.$A30]+2)/3&gt;=[.V$2];ROUND([.$T$26]*([.$A30]-[.V$3])/(20-[.V$3])*0.85/([.V$2]+1);0);&quot;-&quot;)" office:value-type="float" office:value="1">
            <text:p>1</text:p>
          </table:table-cell>
          <table:table-cell table:style-name="ce537" table:formula="of:=IF(([.$A30]+2)/3&gt;=[.W$2];ROUND([.$T$26]*([.$A30]-[.W$3])/(20-[.W$3])*0.85/([.W$2]+1);0);&quot;-&quot;)" office:value-type="string" office:string-value="-">
            <text:p>-</text:p>
          </table:table-cell>
          <table:table-cell table:style-name="ce537" table:formula="of:=IF(([.$A30]+2)/3&gt;=[.X$2];ROUND([.$T$26]*([.$A30]-[.X$3])/(20-[.X$3])*0.85/([.X$2]+1);0);&quot;-&quot;)" office:value-type="string" office:string-value="-">
            <text:p>-</text:p>
          </table:table-cell>
          <table:table-cell table:style-name="ce537" table:formula="of:=IF(([.$A30]+2)/3&gt;=[.Y$2];ROUND([.$T$26]*([.$A30]-[.Y$3])/(20-[.Y$3])*0.85/([.Y$2]+1);0);&quot;-&quot;)" office:value-type="string" office:string-value="-">
            <text:p>-</text:p>
          </table:table-cell>
          <table:table-cell table:style-name="ce537" table:formula="of:=IF(([.$A30]+2)/3&gt;=[.Z$2];ROUND([.$T$26]*([.$A30]-[.Z$3])/(20-[.Z$3])*0.85/([.Z$2]+1);0);&quot;-&quot;)" office:value-type="string" office:string-value="-">
            <text:p>-</text:p>
          </table:table-cell>
          <table:table-cell table:style-name="ce541" table:formula="of:=IF(([.$A30]+2)/3&gt;=[.AA$2];ROUND([.$T$26]*([.$A3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2)/3&gt;=[.C$2];ROUND([.$B$26]*([.$A31]-[.C$3])/(20-[.C$3])*0.85/([.C$2]+1);0);&quot;-&quot;)" office:value-type="float" office:value="2">
            <text:p>2</text:p>
          </table:table-cell>
          <table:table-cell table:style-name="ce537" table:formula="of:=IF(([.$A31]+2)/3&gt;=[.D$2];ROUND([.$B$26]*([.$A31]-[.D$3])/(20-[.D$3])*0.85/([.D$2]+1);0);&quot;-&quot;)" office:value-type="float" office:value="1">
            <text:p>1</text:p>
          </table:table-cell>
          <table:table-cell table:style-name="ce537" table:formula="of:=IF(([.$A31]+2)/3&gt;=[.E$2];ROUND([.$B$26]*([.$A31]-[.E$3])/(20-[.E$3])*0.85/([.E$2]+1);0);&quot;-&quot;)" office:value-type="float" office:value="0">
            <text:p>0</text:p>
          </table:table-cell>
          <table:table-cell table:style-name="ce537" table:formula="of:=IF(([.$A31]+2)/3&gt;=[.F$2];ROUND([.$B$26]*([.$A31]-[.F$3])/(20-[.F$3])*0.85/([.F$2]+1);0);&quot;-&quot;)" office:value-type="string" office:string-value="-">
            <text:p>-</text:p>
          </table:table-cell>
          <table:table-cell table:style-name="ce537" table:formula="of:=IF(([.$A31]+2)/3&gt;=[.G$2];ROUND([.$B$26]*([.$A31]-[.G$3])/(20-[.G$3])*0.85/([.G$2]+1);0);&quot;-&quot;)" office:value-type="string" office:string-value="-">
            <text:p>-</text:p>
          </table:table-cell>
          <table:table-cell table:style-name="ce537" table:formula="of:=IF(([.$A31]+2)/3&gt;=[.H$2];ROUND([.$B$26]*([.$A31]-[.H$3])/(20-[.H$3])*0.85/([.H$2]+1);0);&quot;-&quot;)" office:value-type="string" office:string-value="-">
            <text:p>-</text:p>
          </table:table-cell>
          <table:table-cell table:style-name="ce541" table:formula="of:=IF(([.$A31]+2)/3&gt;=[.I$2];ROUND([.$B$26]*([.$A31]-[.I$3])/(20-[.I$3])*0.85/([.I$2]+1);0);&quot;-&quot;)" office:value-type="string" office:string-value="-">
            <text:p>-</text:p>
          </table:table-cell>
          <table:table-cell table:style-name="ce533" table:formula="of:=[.J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2)/3&gt;=[.L$2];ROUND([.$K$26]*([.$A31]-[.L$3])/(20-[.L$3])*0.85/([.L$2]+1);0);&quot;-&quot;)" office:value-type="float" office:value="3">
            <text:p>3</text:p>
          </table:table-cell>
          <table:table-cell table:style-name="ce537" table:formula="of:=IF(([.$A31]+2)/3&gt;=[.M$2];ROUND([.$K$26]*([.$A31]-[.M$3])/(20-[.M$3])*0.85/([.M$2]+1);0);&quot;-&quot;)" office:value-type="float" office:value="1">
            <text:p>1</text:p>
          </table:table-cell>
          <table:table-cell table:style-name="ce537" table:formula="of:=IF(([.$A31]+2)/3&gt;=[.N$2];ROUND([.$K$26]*([.$A31]-[.N$3])/(20-[.N$3])*0.85/([.N$2]+1);0);&quot;-&quot;)" office:value-type="float" office:value="0">
            <text:p>0</text:p>
          </table:table-cell>
          <table:table-cell table:style-name="ce537" table:formula="of:=IF(([.$A31]+2)/3&gt;=[.O$2];ROUND([.$K$26]*([.$A31]-[.O$3])/(20-[.O$3])*0.85/([.O$2]+1);0);&quot;-&quot;)" office:value-type="string" office:string-value="-">
            <text:p>-</text:p>
          </table:table-cell>
          <table:table-cell table:style-name="ce537" table:formula="of:=IF(([.$A31]+2)/3&gt;=[.P$2];ROUND([.$K$26]*([.$A31]-[.P$3])/(20-[.P$3])*0.85/([.P$2]+1);0);&quot;-&quot;)" office:value-type="string" office:string-value="-">
            <text:p>-</text:p>
          </table:table-cell>
          <table:table-cell table:style-name="ce537" table:formula="of:=IF(([.$A31]+2)/3&gt;=[.Q$2];ROUND([.$K$26]*([.$A31]-[.Q$3])/(20-[.Q$3])*0.85/([.Q$2]+1);0);&quot;-&quot;)" office:value-type="string" office:string-value="-">
            <text:p>-</text:p>
          </table:table-cell>
          <table:table-cell table:style-name="ce541" table:formula="of:=IF(([.$A31]+2)/3&gt;=[.R$2];ROUND([.$K$26]*([.$A31]-[.R$3])/(20-[.R$3])*0.85/([.R$2]+1);0);&quot;-&quot;)" office:value-type="string" office:string-value="-">
            <text:p>-</text:p>
          </table:table-cell>
          <table:table-cell table:style-name="ce533" table:formula="of:=[.S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+2)/3&gt;=[.U$2];ROUND([.$T$26]*([.$A31]-[.U$3])/(20-[.U$3])*0.85/([.U$2]+1);0);&quot;-&quot;)" office:value-type="float" office:value="3">
            <text:p>3</text:p>
          </table:table-cell>
          <table:table-cell table:style-name="ce537" table:formula="of:=IF(([.$A31]+2)/3&gt;=[.V$2];ROUND([.$T$26]*([.$A31]-[.V$3])/(20-[.V$3])*0.85/([.V$2]+1);0);&quot;-&quot;)" office:value-type="float" office:value="1">
            <text:p>1</text:p>
          </table:table-cell>
          <table:table-cell table:style-name="ce537" table:formula="of:=IF(([.$A31]+2)/3&gt;=[.W$2];ROUND([.$T$26]*([.$A31]-[.W$3])/(20-[.W$3])*0.85/([.W$2]+1);0);&quot;-&quot;)" office:value-type="float" office:value="0">
            <text:p>0</text:p>
          </table:table-cell>
          <table:table-cell table:style-name="ce537" table:formula="of:=IF(([.$A31]+2)/3&gt;=[.X$2];ROUND([.$T$26]*([.$A31]-[.X$3])/(20-[.X$3])*0.85/([.X$2]+1);0);&quot;-&quot;)" office:value-type="string" office:string-value="-">
            <text:p>-</text:p>
          </table:table-cell>
          <table:table-cell table:style-name="ce537" table:formula="of:=IF(([.$A31]+2)/3&gt;=[.Y$2];ROUND([.$T$26]*([.$A31]-[.Y$3])/(20-[.Y$3])*0.85/([.Y$2]+1);0);&quot;-&quot;)" office:value-type="string" office:string-value="-">
            <text:p>-</text:p>
          </table:table-cell>
          <table:table-cell table:style-name="ce537" table:formula="of:=IF(([.$A31]+2)/3&gt;=[.Z$2];ROUND([.$T$26]*([.$A31]-[.Z$3])/(20-[.Z$3])*0.85/([.Z$2]+1);0);&quot;-&quot;)" office:value-type="string" office:string-value="-">
            <text:p>-</text:p>
          </table:table-cell>
          <table:table-cell table:style-name="ce541" table:formula="of:=IF(([.$A31]+2)/3&gt;=[.AA$2];ROUND([.$T$26]*([.$A3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2)/3&gt;=[.C$2];ROUND([.$B$26]*([.$A32]-[.C$3])/(20-[.C$3])*0.85/([.C$2]+1);0);&quot;-&quot;)" office:value-type="float" office:value="3">
            <text:p>3</text:p>
          </table:table-cell>
          <table:table-cell table:style-name="ce537" table:formula="of:=IF(([.$A32]+2)/3&gt;=[.D$2];ROUND([.$B$26]*([.$A32]-[.D$3])/(20-[.D$3])*0.85/([.D$2]+1);0);&quot;-&quot;)" office:value-type="float" office:value="1">
            <text:p>1</text:p>
          </table:table-cell>
          <table:table-cell table:style-name="ce537" table:formula="of:=IF(([.$A32]+2)/3&gt;=[.E$2];ROUND([.$B$26]*([.$A32]-[.E$3])/(20-[.E$3])*0.85/([.E$2]+1);0);&quot;-&quot;)" office:value-type="float" office:value="0">
            <text:p>0</text:p>
          </table:table-cell>
          <table:table-cell table:style-name="ce537" table:formula="of:=IF(([.$A32]+2)/3&gt;=[.F$2];ROUND([.$B$26]*([.$A32]-[.F$3])/(20-[.F$3])*0.85/([.F$2]+1);0);&quot;-&quot;)" office:value-type="string" office:string-value="-">
            <text:p>-</text:p>
          </table:table-cell>
          <table:table-cell table:style-name="ce537" table:formula="of:=IF(([.$A32]+2)/3&gt;=[.G$2];ROUND([.$B$26]*([.$A32]-[.G$3])/(20-[.G$3])*0.85/([.G$2]+1);0);&quot;-&quot;)" office:value-type="string" office:string-value="-">
            <text:p>-</text:p>
          </table:table-cell>
          <table:table-cell table:style-name="ce537" table:formula="of:=IF(([.$A32]+2)/3&gt;=[.H$2];ROUND([.$B$26]*([.$A32]-[.H$3])/(20-[.H$3])*0.85/([.H$2]+1);0);&quot;-&quot;)" office:value-type="string" office:string-value="-">
            <text:p>-</text:p>
          </table:table-cell>
          <table:table-cell table:style-name="ce541" table:formula="of:=IF(([.$A32]+2)/3&gt;=[.I$2];ROUND([.$B$26]*([.$A32]-[.I$3])/(20-[.I$3])*0.85/([.I$2]+1);0);&quot;-&quot;)" office:value-type="string" office:string-value="-">
            <text:p>-</text:p>
          </table:table-cell>
          <table:table-cell table:style-name="ce533" table:formula="of:=[.J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2)/3&gt;=[.L$2];ROUND([.$K$26]*([.$A32]-[.L$3])/(20-[.L$3])*0.85/([.L$2]+1);0);&quot;-&quot;)" office:value-type="float" office:value="3">
            <text:p>3</text:p>
          </table:table-cell>
          <table:table-cell table:style-name="ce537" table:formula="of:=IF(([.$A32]+2)/3&gt;=[.M$2];ROUND([.$K$26]*([.$A32]-[.M$3])/(20-[.M$3])*0.85/([.M$2]+1);0);&quot;-&quot;)" office:value-type="float" office:value="1">
            <text:p>1</text:p>
          </table:table-cell>
          <table:table-cell table:style-name="ce537" table:formula="of:=IF(([.$A32]+2)/3&gt;=[.N$2];ROUND([.$K$26]*([.$A32]-[.N$3])/(20-[.N$3])*0.85/([.N$2]+1);0);&quot;-&quot;)" office:value-type="float" office:value="0">
            <text:p>0</text:p>
          </table:table-cell>
          <table:table-cell table:style-name="ce537" table:formula="of:=IF(([.$A32]+2)/3&gt;=[.O$2];ROUND([.$K$26]*([.$A32]-[.O$3])/(20-[.O$3])*0.85/([.O$2]+1);0);&quot;-&quot;)" office:value-type="string" office:string-value="-">
            <text:p>-</text:p>
          </table:table-cell>
          <table:table-cell table:style-name="ce537" table:formula="of:=IF(([.$A32]+2)/3&gt;=[.P$2];ROUND([.$K$26]*([.$A32]-[.P$3])/(20-[.P$3])*0.85/([.P$2]+1);0);&quot;-&quot;)" office:value-type="string" office:string-value="-">
            <text:p>-</text:p>
          </table:table-cell>
          <table:table-cell table:style-name="ce537" table:formula="of:=IF(([.$A32]+2)/3&gt;=[.Q$2];ROUND([.$K$26]*([.$A32]-[.Q$3])/(20-[.Q$3])*0.85/([.Q$2]+1);0);&quot;-&quot;)" office:value-type="string" office:string-value="-">
            <text:p>-</text:p>
          </table:table-cell>
          <table:table-cell table:style-name="ce541" table:formula="of:=IF(([.$A32]+2)/3&gt;=[.R$2];ROUND([.$K$26]*([.$A32]-[.R$3])/(20-[.R$3])*0.85/([.R$2]+1);0);&quot;-&quot;)" office:value-type="string" office:string-value="-">
            <text:p>-</text:p>
          </table:table-cell>
          <table:table-cell table:style-name="ce533" table:formula="of:=[.S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+2)/3&gt;=[.U$2];ROUND([.$T$26]*([.$A32]-[.U$3])/(20-[.U$3])*0.85/([.U$2]+1);0);&quot;-&quot;)" office:value-type="float" office:value="3">
            <text:p>3</text:p>
          </table:table-cell>
          <table:table-cell table:style-name="ce537" table:formula="of:=IF(([.$A32]+2)/3&gt;=[.V$2];ROUND([.$T$26]*([.$A32]-[.V$3])/(20-[.V$3])*0.85/([.V$2]+1);0);&quot;-&quot;)" office:value-type="float" office:value="1">
            <text:p>1</text:p>
          </table:table-cell>
          <table:table-cell table:style-name="ce537" table:formula="of:=IF(([.$A32]+2)/3&gt;=[.W$2];ROUND([.$T$26]*([.$A32]-[.W$3])/(20-[.W$3])*0.85/([.W$2]+1);0);&quot;-&quot;)" office:value-type="float" office:value="0">
            <text:p>0</text:p>
          </table:table-cell>
          <table:table-cell table:style-name="ce537" table:formula="of:=IF(([.$A32]+2)/3&gt;=[.X$2];ROUND([.$T$26]*([.$A32]-[.X$3])/(20-[.X$3])*0.85/([.X$2]+1);0);&quot;-&quot;)" office:value-type="string" office:string-value="-">
            <text:p>-</text:p>
          </table:table-cell>
          <table:table-cell table:style-name="ce537" table:formula="of:=IF(([.$A32]+2)/3&gt;=[.Y$2];ROUND([.$T$26]*([.$A32]-[.Y$3])/(20-[.Y$3])*0.85/([.Y$2]+1);0);&quot;-&quot;)" office:value-type="string" office:string-value="-">
            <text:p>-</text:p>
          </table:table-cell>
          <table:table-cell table:style-name="ce537" table:formula="of:=IF(([.$A32]+2)/3&gt;=[.Z$2];ROUND([.$T$26]*([.$A32]-[.Z$3])/(20-[.Z$3])*0.85/([.Z$2]+1);0);&quot;-&quot;)" office:value-type="string" office:string-value="-">
            <text:p>-</text:p>
          </table:table-cell>
          <table:table-cell table:style-name="ce541" table:formula="of:=IF(([.$A32]+2)/3&gt;=[.AA$2];ROUND([.$T$26]*([.$A3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2)/3&gt;=[.C$2];ROUND([.$B$26]*([.$A33]-[.C$3])/(20-[.C$3])*0.85/([.C$2]+1);0);&quot;-&quot;)" office:value-type="float" office:value="3">
            <text:p>3</text:p>
          </table:table-cell>
          <table:table-cell table:style-name="ce537" table:formula="of:=IF(([.$A33]+2)/3&gt;=[.D$2];ROUND([.$B$26]*([.$A33]-[.D$3])/(20-[.D$3])*0.85/([.D$2]+1);0);&quot;-&quot;)" office:value-type="float" office:value="1">
            <text:p>1</text:p>
          </table:table-cell>
          <table:table-cell table:style-name="ce537" table:formula="of:=IF(([.$A33]+2)/3&gt;=[.E$2];ROUND([.$B$26]*([.$A33]-[.E$3])/(20-[.E$3])*0.85/([.E$2]+1);0);&quot;-&quot;)" office:value-type="float" office:value="0">
            <text:p>0</text:p>
          </table:table-cell>
          <table:table-cell table:style-name="ce537" table:formula="of:=IF(([.$A33]+2)/3&gt;=[.F$2];ROUND([.$B$26]*([.$A33]-[.F$3])/(20-[.F$3])*0.85/([.F$2]+1);0);&quot;-&quot;)" office:value-type="string" office:string-value="-">
            <text:p>-</text:p>
          </table:table-cell>
          <table:table-cell table:style-name="ce537" table:formula="of:=IF(([.$A33]+2)/3&gt;=[.G$2];ROUND([.$B$26]*([.$A33]-[.G$3])/(20-[.G$3])*0.85/([.G$2]+1);0);&quot;-&quot;)" office:value-type="string" office:string-value="-">
            <text:p>-</text:p>
          </table:table-cell>
          <table:table-cell table:style-name="ce537" table:formula="of:=IF(([.$A33]+2)/3&gt;=[.H$2];ROUND([.$B$26]*([.$A33]-[.H$3])/(20-[.H$3])*0.85/([.H$2]+1);0);&quot;-&quot;)" office:value-type="string" office:string-value="-">
            <text:p>-</text:p>
          </table:table-cell>
          <table:table-cell table:style-name="ce541" table:formula="of:=IF(([.$A33]+2)/3&gt;=[.I$2];ROUND([.$B$26]*([.$A33]-[.I$3])/(20-[.I$3])*0.85/([.I$2]+1);0);&quot;-&quot;)" office:value-type="string" office:string-value="-">
            <text:p>-</text:p>
          </table:table-cell>
          <table:table-cell table:style-name="ce533" table:formula="of:=[.J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2)/3&gt;=[.L$2];ROUND([.$K$26]*([.$A33]-[.L$3])/(20-[.L$3])*0.85/([.L$2]+1);0);&quot;-&quot;)" office:value-type="float" office:value="3">
            <text:p>3</text:p>
          </table:table-cell>
          <table:table-cell table:style-name="ce537" table:formula="of:=IF(([.$A33]+2)/3&gt;=[.M$2];ROUND([.$K$26]*([.$A33]-[.M$3])/(20-[.M$3])*0.85/([.M$2]+1);0);&quot;-&quot;)" office:value-type="float" office:value="1">
            <text:p>1</text:p>
          </table:table-cell>
          <table:table-cell table:style-name="ce537" table:formula="of:=IF(([.$A33]+2)/3&gt;=[.N$2];ROUND([.$K$26]*([.$A33]-[.N$3])/(20-[.N$3])*0.85/([.N$2]+1);0);&quot;-&quot;)" office:value-type="float" office:value="0">
            <text:p>0</text:p>
          </table:table-cell>
          <table:table-cell table:style-name="ce537" table:formula="of:=IF(([.$A33]+2)/3&gt;=[.O$2];ROUND([.$K$26]*([.$A33]-[.O$3])/(20-[.O$3])*0.85/([.O$2]+1);0);&quot;-&quot;)" office:value-type="string" office:string-value="-">
            <text:p>-</text:p>
          </table:table-cell>
          <table:table-cell table:style-name="ce537" table:formula="of:=IF(([.$A33]+2)/3&gt;=[.P$2];ROUND([.$K$26]*([.$A33]-[.P$3])/(20-[.P$3])*0.85/([.P$2]+1);0);&quot;-&quot;)" office:value-type="string" office:string-value="-">
            <text:p>-</text:p>
          </table:table-cell>
          <table:table-cell table:style-name="ce537" table:formula="of:=IF(([.$A33]+2)/3&gt;=[.Q$2];ROUND([.$K$26]*([.$A33]-[.Q$3])/(20-[.Q$3])*0.85/([.Q$2]+1);0);&quot;-&quot;)" office:value-type="string" office:string-value="-">
            <text:p>-</text:p>
          </table:table-cell>
          <table:table-cell table:style-name="ce541" table:formula="of:=IF(([.$A33]+2)/3&gt;=[.R$2];ROUND([.$K$26]*([.$A33]-[.R$3])/(20-[.R$3])*0.85/([.R$2]+1);0);&quot;-&quot;)" office:value-type="string" office:string-value="-">
            <text:p>-</text:p>
          </table:table-cell>
          <table:table-cell table:style-name="ce533" table:formula="of:=[.S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+2)/3&gt;=[.U$2];ROUND([.$T$26]*([.$A33]-[.U$3])/(20-[.U$3])*0.85/([.U$2]+1);0);&quot;-&quot;)" office:value-type="float" office:value="4">
            <text:p>4</text:p>
          </table:table-cell>
          <table:table-cell table:style-name="ce537" table:formula="of:=IF(([.$A33]+2)/3&gt;=[.V$2];ROUND([.$T$26]*([.$A33]-[.V$3])/(20-[.V$3])*0.85/([.V$2]+1);0);&quot;-&quot;)" office:value-type="float" office:value="1">
            <text:p>1</text:p>
          </table:table-cell>
          <table:table-cell table:style-name="ce537" table:formula="of:=IF(([.$A33]+2)/3&gt;=[.W$2];ROUND([.$T$26]*([.$A33]-[.W$3])/(20-[.W$3])*0.85/([.W$2]+1);0);&quot;-&quot;)" office:value-type="float" office:value="0">
            <text:p>0</text:p>
          </table:table-cell>
          <table:table-cell table:style-name="ce537" table:formula="of:=IF(([.$A33]+2)/3&gt;=[.X$2];ROUND([.$T$26]*([.$A33]-[.X$3])/(20-[.X$3])*0.85/([.X$2]+1);0);&quot;-&quot;)" office:value-type="string" office:string-value="-">
            <text:p>-</text:p>
          </table:table-cell>
          <table:table-cell table:style-name="ce537" table:formula="of:=IF(([.$A33]+2)/3&gt;=[.Y$2];ROUND([.$T$26]*([.$A33]-[.Y$3])/(20-[.Y$3])*0.85/([.Y$2]+1);0);&quot;-&quot;)" office:value-type="string" office:string-value="-">
            <text:p>-</text:p>
          </table:table-cell>
          <table:table-cell table:style-name="ce537" table:formula="of:=IF(([.$A33]+2)/3&gt;=[.Z$2];ROUND([.$T$26]*([.$A33]-[.Z$3])/(20-[.Z$3])*0.85/([.Z$2]+1);0);&quot;-&quot;)" office:value-type="string" office:string-value="-">
            <text:p>-</text:p>
          </table:table-cell>
          <table:table-cell table:style-name="ce541" table:formula="of:=IF(([.$A33]+2)/3&gt;=[.AA$2];ROUND([.$T$26]*([.$A33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2)/3&gt;=[.C$2];ROUND([.$B$26]*([.$A34]-[.C$3])/(20-[.C$3])*0.85/([.C$2]+1);0);&quot;-&quot;)" office:value-type="float" office:value="3">
            <text:p>3</text:p>
          </table:table-cell>
          <table:table-cell table:style-name="ce537" table:formula="of:=IF(([.$A34]+2)/3&gt;=[.D$2];ROUND([.$B$26]*([.$A34]-[.D$3])/(20-[.D$3])*0.85/([.D$2]+1);0);&quot;-&quot;)" office:value-type="float" office:value="1">
            <text:p>1</text:p>
          </table:table-cell>
          <table:table-cell table:style-name="ce537" table:formula="of:=IF(([.$A34]+2)/3&gt;=[.E$2];ROUND([.$B$26]*([.$A34]-[.E$3])/(20-[.E$3])*0.85/([.E$2]+1);0);&quot;-&quot;)" office:value-type="float" office:value="1">
            <text:p>1</text:p>
          </table:table-cell>
          <table:table-cell table:style-name="ce537" table:formula="of:=IF(([.$A34]+2)/3&gt;=[.F$2];ROUND([.$B$26]*([.$A34]-[.F$3])/(20-[.F$3])*0.85/([.F$2]+1);0);&quot;-&quot;)" office:value-type="float" office:value="0">
            <text:p>0</text:p>
          </table:table-cell>
          <table:table-cell table:style-name="ce537" table:formula="of:=IF(([.$A34]+2)/3&gt;=[.G$2];ROUND([.$B$26]*([.$A34]-[.G$3])/(20-[.G$3])*0.85/([.G$2]+1);0);&quot;-&quot;)" office:value-type="string" office:string-value="-">
            <text:p>-</text:p>
          </table:table-cell>
          <table:table-cell table:style-name="ce537" table:formula="of:=IF(([.$A34]+2)/3&gt;=[.H$2];ROUND([.$B$26]*([.$A34]-[.H$3])/(20-[.H$3])*0.85/([.H$2]+1);0);&quot;-&quot;)" office:value-type="string" office:string-value="-">
            <text:p>-</text:p>
          </table:table-cell>
          <table:table-cell table:style-name="ce541" table:formula="of:=IF(([.$A34]+2)/3&gt;=[.I$2];ROUND([.$B$26]*([.$A34]-[.I$3])/(20-[.I$3])*0.85/([.I$2]+1);0);&quot;-&quot;)" office:value-type="string" office:string-value="-">
            <text:p>-</text:p>
          </table:table-cell>
          <table:table-cell table:style-name="ce533" table:formula="of:=[.J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2)/3&gt;=[.L$2];ROUND([.$K$26]*([.$A34]-[.L$3])/(20-[.L$3])*0.85/([.L$2]+1);0);&quot;-&quot;)" office:value-type="float" office:value="4">
            <text:p>4</text:p>
          </table:table-cell>
          <table:table-cell table:style-name="ce537" table:formula="of:=IF(([.$A34]+2)/3&gt;=[.M$2];ROUND([.$K$26]*([.$A34]-[.M$3])/(20-[.M$3])*0.85/([.M$2]+1);0);&quot;-&quot;)" office:value-type="float" office:value="1">
            <text:p>1</text:p>
          </table:table-cell>
          <table:table-cell table:style-name="ce537" table:formula="of:=IF(([.$A34]+2)/3&gt;=[.N$2];ROUND([.$K$26]*([.$A34]-[.N$3])/(20-[.N$3])*0.85/([.N$2]+1);0);&quot;-&quot;)" office:value-type="float" office:value="1">
            <text:p>1</text:p>
          </table:table-cell>
          <table:table-cell table:style-name="ce537" table:formula="of:=IF(([.$A34]+2)/3&gt;=[.O$2];ROUND([.$K$26]*([.$A34]-[.O$3])/(20-[.O$3])*0.85/([.O$2]+1);0);&quot;-&quot;)" office:value-type="float" office:value="0">
            <text:p>0</text:p>
          </table:table-cell>
          <table:table-cell table:style-name="ce537" table:formula="of:=IF(([.$A34]+2)/3&gt;=[.P$2];ROUND([.$K$26]*([.$A34]-[.P$3])/(20-[.P$3])*0.85/([.P$2]+1);0);&quot;-&quot;)" office:value-type="string" office:string-value="-">
            <text:p>-</text:p>
          </table:table-cell>
          <table:table-cell table:style-name="ce537" table:formula="of:=IF(([.$A34]+2)/3&gt;=[.Q$2];ROUND([.$K$26]*([.$A34]-[.Q$3])/(20-[.Q$3])*0.85/([.Q$2]+1);0);&quot;-&quot;)" office:value-type="string" office:string-value="-">
            <text:p>-</text:p>
          </table:table-cell>
          <table:table-cell table:style-name="ce541" table:formula="of:=IF(([.$A34]+2)/3&gt;=[.R$2];ROUND([.$K$26]*([.$A34]-[.R$3])/(20-[.R$3])*0.85/([.R$2]+1);0);&quot;-&quot;)" office:value-type="string" office:string-value="-">
            <text:p>-</text:p>
          </table:table-cell>
          <table:table-cell table:style-name="ce533" table:formula="of:=[.S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+2)/3&gt;=[.U$2];ROUND([.$T$26]*([.$A34]-[.U$3])/(20-[.U$3])*0.85/([.U$2]+1);0);&quot;-&quot;)" office:value-type="float" office:value="4">
            <text:p>4</text:p>
          </table:table-cell>
          <table:table-cell table:style-name="ce537" table:formula="of:=IF(([.$A34]+2)/3&gt;=[.V$2];ROUND([.$T$26]*([.$A34]-[.V$3])/(20-[.V$3])*0.85/([.V$2]+1);0);&quot;-&quot;)" office:value-type="float" office:value="2">
            <text:p>2</text:p>
          </table:table-cell>
          <table:table-cell table:style-name="ce537" table:formula="of:=IF(([.$A34]+2)/3&gt;=[.W$2];ROUND([.$T$26]*([.$A34]-[.W$3])/(20-[.W$3])*0.85/([.W$2]+1);0);&quot;-&quot;)" office:value-type="float" office:value="1">
            <text:p>1</text:p>
          </table:table-cell>
          <table:table-cell table:style-name="ce537" table:formula="of:=IF(([.$A34]+2)/3&gt;=[.X$2];ROUND([.$T$26]*([.$A34]-[.X$3])/(20-[.X$3])*0.85/([.X$2]+1);0);&quot;-&quot;)" office:value-type="float" office:value="0">
            <text:p>0</text:p>
          </table:table-cell>
          <table:table-cell table:style-name="ce537" table:formula="of:=IF(([.$A34]+2)/3&gt;=[.Y$2];ROUND([.$T$26]*([.$A34]-[.Y$3])/(20-[.Y$3])*0.85/([.Y$2]+1);0);&quot;-&quot;)" office:value-type="string" office:string-value="-">
            <text:p>-</text:p>
          </table:table-cell>
          <table:table-cell table:style-name="ce537" table:formula="of:=IF(([.$A34]+2)/3&gt;=[.Z$2];ROUND([.$T$26]*([.$A34]-[.Z$3])/(20-[.Z$3])*0.85/([.Z$2]+1);0);&quot;-&quot;)" office:value-type="string" office:string-value="-">
            <text:p>-</text:p>
          </table:table-cell>
          <table:table-cell table:style-name="ce541" table:formula="of:=IF(([.$A34]+2)/3&gt;=[.AA$2];ROUND([.$T$26]*([.$A34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2)/3&gt;=[.C$2];ROUND([.$B$26]*([.$A35]-[.C$3])/(20-[.C$3])*0.85/([.C$2]+1);0);&quot;-&quot;)" office:value-type="float" office:value="4">
            <text:p>4</text:p>
          </table:table-cell>
          <table:table-cell table:style-name="ce537" table:formula="of:=IF(([.$A35]+2)/3&gt;=[.D$2];ROUND([.$B$26]*([.$A35]-[.D$3])/(20-[.D$3])*0.85/([.D$2]+1);0);&quot;-&quot;)" office:value-type="float" office:value="2">
            <text:p>2</text:p>
          </table:table-cell>
          <table:table-cell table:style-name="ce537" table:formula="of:=IF(([.$A35]+2)/3&gt;=[.E$2];ROUND([.$B$26]*([.$A35]-[.E$3])/(20-[.E$3])*0.85/([.E$2]+1);0);&quot;-&quot;)" office:value-type="float" office:value="1">
            <text:p>1</text:p>
          </table:table-cell>
          <table:table-cell table:style-name="ce537" table:formula="of:=IF(([.$A35]+2)/3&gt;=[.F$2];ROUND([.$B$26]*([.$A35]-[.F$3])/(20-[.F$3])*0.85/([.F$2]+1);0);&quot;-&quot;)" office:value-type="float" office:value="0">
            <text:p>0</text:p>
          </table:table-cell>
          <table:table-cell table:style-name="ce537" table:formula="of:=IF(([.$A35]+2)/3&gt;=[.G$2];ROUND([.$B$26]*([.$A35]-[.G$3])/(20-[.G$3])*0.85/([.G$2]+1);0);&quot;-&quot;)" office:value-type="string" office:string-value="-">
            <text:p>-</text:p>
          </table:table-cell>
          <table:table-cell table:style-name="ce537" table:formula="of:=IF(([.$A35]+2)/3&gt;=[.H$2];ROUND([.$B$26]*([.$A35]-[.H$3])/(20-[.H$3])*0.85/([.H$2]+1);0);&quot;-&quot;)" office:value-type="string" office:string-value="-">
            <text:p>-</text:p>
          </table:table-cell>
          <table:table-cell table:style-name="ce541" table:formula="of:=IF(([.$A35]+2)/3&gt;=[.I$2];ROUND([.$B$26]*([.$A35]-[.I$3])/(20-[.I$3])*0.85/([.I$2]+1);0);&quot;-&quot;)" office:value-type="string" office:string-value="-">
            <text:p>-</text:p>
          </table:table-cell>
          <table:table-cell table:style-name="ce533" table:formula="of:=[.J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2)/3&gt;=[.L$2];ROUND([.$K$26]*([.$A35]-[.L$3])/(20-[.L$3])*0.85/([.L$2]+1);0);&quot;-&quot;)" office:value-type="float" office:value="4">
            <text:p>4</text:p>
          </table:table-cell>
          <table:table-cell table:style-name="ce537" table:formula="of:=IF(([.$A35]+2)/3&gt;=[.M$2];ROUND([.$K$26]*([.$A35]-[.M$3])/(20-[.M$3])*0.85/([.M$2]+1);0);&quot;-&quot;)" office:value-type="float" office:value="2">
            <text:p>2</text:p>
          </table:table-cell>
          <table:table-cell table:style-name="ce537" table:formula="of:=IF(([.$A35]+2)/3&gt;=[.N$2];ROUND([.$K$26]*([.$A35]-[.N$3])/(20-[.N$3])*0.85/([.N$2]+1);0);&quot;-&quot;)" office:value-type="float" office:value="1">
            <text:p>1</text:p>
          </table:table-cell>
          <table:table-cell table:style-name="ce537" table:formula="of:=IF(([.$A35]+2)/3&gt;=[.O$2];ROUND([.$K$26]*([.$A35]-[.O$3])/(20-[.O$3])*0.85/([.O$2]+1);0);&quot;-&quot;)" office:value-type="float" office:value="0">
            <text:p>0</text:p>
          </table:table-cell>
          <table:table-cell table:style-name="ce537" table:formula="of:=IF(([.$A35]+2)/3&gt;=[.P$2];ROUND([.$K$26]*([.$A35]-[.P$3])/(20-[.P$3])*0.85/([.P$2]+1);0);&quot;-&quot;)" office:value-type="string" office:string-value="-">
            <text:p>-</text:p>
          </table:table-cell>
          <table:table-cell table:style-name="ce537" table:formula="of:=IF(([.$A35]+2)/3&gt;=[.Q$2];ROUND([.$K$26]*([.$A35]-[.Q$3])/(20-[.Q$3])*0.85/([.Q$2]+1);0);&quot;-&quot;)" office:value-type="string" office:string-value="-">
            <text:p>-</text:p>
          </table:table-cell>
          <table:table-cell table:style-name="ce541" table:formula="of:=IF(([.$A35]+2)/3&gt;=[.R$2];ROUND([.$K$26]*([.$A35]-[.R$3])/(20-[.R$3])*0.85/([.R$2]+1);0);&quot;-&quot;)" office:value-type="string" office:string-value="-">
            <text:p>-</text:p>
          </table:table-cell>
          <table:table-cell table:style-name="ce533" table:formula="of:=[.S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+2)/3&gt;=[.U$2];ROUND([.$T$26]*([.$A35]-[.U$3])/(20-[.U$3])*0.85/([.U$2]+1);0);&quot;-&quot;)" office:value-type="float" office:value="5">
            <text:p>5</text:p>
          </table:table-cell>
          <table:table-cell table:style-name="ce537" table:formula="of:=IF(([.$A35]+2)/3&gt;=[.V$2];ROUND([.$T$26]*([.$A35]-[.V$3])/(20-[.V$3])*0.85/([.V$2]+1);0);&quot;-&quot;)" office:value-type="float" office:value="2">
            <text:p>2</text:p>
          </table:table-cell>
          <table:table-cell table:style-name="ce537" table:formula="of:=IF(([.$A35]+2)/3&gt;=[.W$2];ROUND([.$T$26]*([.$A35]-[.W$3])/(20-[.W$3])*0.85/([.W$2]+1);0);&quot;-&quot;)" office:value-type="float" office:value="1">
            <text:p>1</text:p>
          </table:table-cell>
          <table:table-cell table:style-name="ce537" table:formula="of:=IF(([.$A35]+2)/3&gt;=[.X$2];ROUND([.$T$26]*([.$A35]-[.X$3])/(20-[.X$3])*0.85/([.X$2]+1);0);&quot;-&quot;)" office:value-type="float" office:value="0">
            <text:p>0</text:p>
          </table:table-cell>
          <table:table-cell table:style-name="ce537" table:formula="of:=IF(([.$A35]+2)/3&gt;=[.Y$2];ROUND([.$T$26]*([.$A35]-[.Y$3])/(20-[.Y$3])*0.85/([.Y$2]+1);0);&quot;-&quot;)" office:value-type="string" office:string-value="-">
            <text:p>-</text:p>
          </table:table-cell>
          <table:table-cell table:style-name="ce537" table:formula="of:=IF(([.$A35]+2)/3&gt;=[.Z$2];ROUND([.$T$26]*([.$A35]-[.Z$3])/(20-[.Z$3])*0.85/([.Z$2]+1);0);&quot;-&quot;)" office:value-type="string" office:string-value="-">
            <text:p>-</text:p>
          </table:table-cell>
          <table:table-cell table:style-name="ce541" table:formula="of:=IF(([.$A35]+2)/3&gt;=[.AA$2];ROUND([.$T$26]*([.$A35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2)/3&gt;=[.C$2];ROUND([.$B$26]*([.$A36]-[.C$3])/(20-[.C$3])*0.85/([.C$2]+1);0);&quot;-&quot;)" office:value-type="float" office:value="4">
            <text:p>4</text:p>
          </table:table-cell>
          <table:table-cell table:style-name="ce537" table:formula="of:=IF(([.$A36]+2)/3&gt;=[.D$2];ROUND([.$B$26]*([.$A36]-[.D$3])/(20-[.D$3])*0.85/([.D$2]+1);0);&quot;-&quot;)" office:value-type="float" office:value="2">
            <text:p>2</text:p>
          </table:table-cell>
          <table:table-cell table:style-name="ce537" table:formula="of:=IF(([.$A36]+2)/3&gt;=[.E$2];ROUND([.$B$26]*([.$A36]-[.E$3])/(20-[.E$3])*0.85/([.E$2]+1);0);&quot;-&quot;)" office:value-type="float" office:value="1">
            <text:p>1</text:p>
          </table:table-cell>
          <table:table-cell table:style-name="ce537" table:formula="of:=IF(([.$A36]+2)/3&gt;=[.F$2];ROUND([.$B$26]*([.$A36]-[.F$3])/(20-[.F$3])*0.85/([.F$2]+1);0);&quot;-&quot;)" office:value-type="float" office:value="0">
            <text:p>0</text:p>
          </table:table-cell>
          <table:table-cell table:style-name="ce537" table:formula="of:=IF(([.$A36]+2)/3&gt;=[.G$2];ROUND([.$B$26]*([.$A36]-[.G$3])/(20-[.G$3])*0.85/([.G$2]+1);0);&quot;-&quot;)" office:value-type="string" office:string-value="-">
            <text:p>-</text:p>
          </table:table-cell>
          <table:table-cell table:style-name="ce537" table:formula="of:=IF(([.$A36]+2)/3&gt;=[.H$2];ROUND([.$B$26]*([.$A36]-[.H$3])/(20-[.H$3])*0.85/([.H$2]+1);0);&quot;-&quot;)" office:value-type="string" office:string-value="-">
            <text:p>-</text:p>
          </table:table-cell>
          <table:table-cell table:style-name="ce541" table:formula="of:=IF(([.$A36]+2)/3&gt;=[.I$2];ROUND([.$B$26]*([.$A36]-[.I$3])/(20-[.I$3])*0.85/([.I$2]+1);0);&quot;-&quot;)" office:value-type="string" office:string-value="-">
            <text:p>-</text:p>
          </table:table-cell>
          <table:table-cell table:style-name="ce533" table:formula="of:=[.J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2)/3&gt;=[.L$2];ROUND([.$K$26]*([.$A36]-[.L$3])/(20-[.L$3])*0.85/([.L$2]+1);0);&quot;-&quot;)" office:value-type="float" office:value="5">
            <text:p>5</text:p>
          </table:table-cell>
          <table:table-cell table:style-name="ce537" table:formula="of:=IF(([.$A36]+2)/3&gt;=[.M$2];ROUND([.$K$26]*([.$A36]-[.M$3])/(20-[.M$3])*0.85/([.M$2]+1);0);&quot;-&quot;)" office:value-type="float" office:value="2">
            <text:p>2</text:p>
          </table:table-cell>
          <table:table-cell table:style-name="ce537" table:formula="of:=IF(([.$A36]+2)/3&gt;=[.N$2];ROUND([.$K$26]*([.$A36]-[.N$3])/(20-[.N$3])*0.85/([.N$2]+1);0);&quot;-&quot;)" office:value-type="float" office:value="1">
            <text:p>1</text:p>
          </table:table-cell>
          <table:table-cell table:style-name="ce537" table:formula="of:=IF(([.$A36]+2)/3&gt;=[.O$2];ROUND([.$K$26]*([.$A36]-[.O$3])/(20-[.O$3])*0.85/([.O$2]+1);0);&quot;-&quot;)" office:value-type="float" office:value="0">
            <text:p>0</text:p>
          </table:table-cell>
          <table:table-cell table:style-name="ce537" table:formula="of:=IF(([.$A36]+2)/3&gt;=[.P$2];ROUND([.$K$26]*([.$A36]-[.P$3])/(20-[.P$3])*0.85/([.P$2]+1);0);&quot;-&quot;)" office:value-type="string" office:string-value="-">
            <text:p>-</text:p>
          </table:table-cell>
          <table:table-cell table:style-name="ce537" table:formula="of:=IF(([.$A36]+2)/3&gt;=[.Q$2];ROUND([.$K$26]*([.$A36]-[.Q$3])/(20-[.Q$3])*0.85/([.Q$2]+1);0);&quot;-&quot;)" office:value-type="string" office:string-value="-">
            <text:p>-</text:p>
          </table:table-cell>
          <table:table-cell table:style-name="ce541" table:formula="of:=IF(([.$A36]+2)/3&gt;=[.R$2];ROUND([.$K$26]*([.$A36]-[.R$3])/(20-[.R$3])*0.85/([.R$2]+1);0);&quot;-&quot;)" office:value-type="string" office:string-value="-">
            <text:p>-</text:p>
          </table:table-cell>
          <table:table-cell table:style-name="ce533" table:formula="of:=[.S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+2)/3&gt;=[.U$2];ROUND([.$T$26]*([.$A36]-[.U$3])/(20-[.U$3])*0.85/([.U$2]+1);0);&quot;-&quot;)" office:value-type="float" office:value="5">
            <text:p>5</text:p>
          </table:table-cell>
          <table:table-cell table:style-name="ce537" table:formula="of:=IF(([.$A36]+2)/3&gt;=[.V$2];ROUND([.$T$26]*([.$A36]-[.V$3])/(20-[.V$3])*0.85/([.V$2]+1);0);&quot;-&quot;)" office:value-type="float" office:value="2">
            <text:p>2</text:p>
          </table:table-cell>
          <table:table-cell table:style-name="ce537" table:formula="of:=IF(([.$A36]+2)/3&gt;=[.W$2];ROUND([.$T$26]*([.$A36]-[.W$3])/(20-[.W$3])*0.85/([.W$2]+1);0);&quot;-&quot;)" office:value-type="float" office:value="1">
            <text:p>1</text:p>
          </table:table-cell>
          <table:table-cell table:style-name="ce537" table:formula="of:=IF(([.$A36]+2)/3&gt;=[.X$2];ROUND([.$T$26]*([.$A36]-[.X$3])/(20-[.X$3])*0.85/([.X$2]+1);0);&quot;-&quot;)" office:value-type="float" office:value="0">
            <text:p>0</text:p>
          </table:table-cell>
          <table:table-cell table:style-name="ce537" table:formula="of:=IF(([.$A36]+2)/3&gt;=[.Y$2];ROUND([.$T$26]*([.$A36]-[.Y$3])/(20-[.Y$3])*0.85/([.Y$2]+1);0);&quot;-&quot;)" office:value-type="string" office:string-value="-">
            <text:p>-</text:p>
          </table:table-cell>
          <table:table-cell table:style-name="ce537" table:formula="of:=IF(([.$A36]+2)/3&gt;=[.Z$2];ROUND([.$T$26]*([.$A36]-[.Z$3])/(20-[.Z$3])*0.85/([.Z$2]+1);0);&quot;-&quot;)" office:value-type="string" office:string-value="-">
            <text:p>-</text:p>
          </table:table-cell>
          <table:table-cell table:style-name="ce541" table:formula="of:=IF(([.$A36]+2)/3&gt;=[.AA$2];ROUND([.$T$26]*([.$A36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2)/3&gt;=[.C$2];ROUND([.$B$26]*([.$A37]-[.C$3])/(20-[.C$3])*0.85/([.C$2]+1);0);&quot;-&quot;)" office:value-type="float" office:value="5">
            <text:p>5</text:p>
          </table:table-cell>
          <table:table-cell table:style-name="ce537" table:formula="of:=IF(([.$A37]+2)/3&gt;=[.D$2];ROUND([.$B$26]*([.$A37]-[.D$3])/(20-[.D$3])*0.85/([.D$2]+1);0);&quot;-&quot;)" office:value-type="float" office:value="2">
            <text:p>2</text:p>
          </table:table-cell>
          <table:table-cell table:style-name="ce537" table:formula="of:=IF(([.$A37]+2)/3&gt;=[.E$2];ROUND([.$B$26]*([.$A37]-[.E$3])/(20-[.E$3])*0.85/([.E$2]+1);0);&quot;-&quot;)" office:value-type="float" office:value="1">
            <text:p>1</text:p>
          </table:table-cell>
          <table:table-cell table:style-name="ce537" table:formula="of:=IF(([.$A37]+2)/3&gt;=[.F$2];ROUND([.$B$26]*([.$A37]-[.F$3])/(20-[.F$3])*0.85/([.F$2]+1);0);&quot;-&quot;)" office:value-type="float" office:value="0">
            <text:p>0</text:p>
          </table:table-cell>
          <table:table-cell table:style-name="ce537" table:formula="of:=IF(([.$A37]+2)/3&gt;=[.G$2];ROUND([.$B$26]*([.$A37]-[.G$3])/(20-[.G$3])*0.85/([.G$2]+1);0);&quot;-&quot;)" office:value-type="float" office:value="0">
            <text:p>0</text:p>
          </table:table-cell>
          <table:table-cell table:style-name="ce537" table:formula="of:=IF(([.$A37]+2)/3&gt;=[.H$2];ROUND([.$B$26]*([.$A37]-[.H$3])/(20-[.H$3])*0.85/([.H$2]+1);0);&quot;-&quot;)" office:value-type="string" office:string-value="-">
            <text:p>-</text:p>
          </table:table-cell>
          <table:table-cell table:style-name="ce541" table:formula="of:=IF(([.$A37]+2)/3&gt;=[.I$2];ROUND([.$B$26]*([.$A37]-[.I$3])/(20-[.I$3])*0.85/([.I$2]+1);0);&quot;-&quot;)" office:value-type="string" office:string-value="-">
            <text:p>-</text:p>
          </table:table-cell>
          <table:table-cell table:style-name="ce533" table:formula="of:=[.J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2)/3&gt;=[.L$2];ROUND([.$K$26]*([.$A37]-[.L$3])/(20-[.L$3])*0.85/([.L$2]+1);0);&quot;-&quot;)" office:value-type="float" office:value="5">
            <text:p>5</text:p>
          </table:table-cell>
          <table:table-cell table:style-name="ce537" table:formula="of:=IF(([.$A37]+2)/3&gt;=[.M$2];ROUND([.$K$26]*([.$A37]-[.M$3])/(20-[.M$3])*0.85/([.M$2]+1);0);&quot;-&quot;)" office:value-type="float" office:value="2">
            <text:p>2</text:p>
          </table:table-cell>
          <table:table-cell table:style-name="ce537" table:formula="of:=IF(([.$A37]+2)/3&gt;=[.N$2];ROUND([.$K$26]*([.$A37]-[.N$3])/(20-[.N$3])*0.85/([.N$2]+1);0);&quot;-&quot;)" office:value-type="float" office:value="1">
            <text:p>1</text:p>
          </table:table-cell>
          <table:table-cell table:style-name="ce537" table:formula="of:=IF(([.$A37]+2)/3&gt;=[.O$2];ROUND([.$K$26]*([.$A37]-[.O$3])/(20-[.O$3])*0.85/([.O$2]+1);0);&quot;-&quot;)" office:value-type="float" office:value="1">
            <text:p>1</text:p>
          </table:table-cell>
          <table:table-cell table:style-name="ce537" table:formula="of:=IF(([.$A37]+2)/3&gt;=[.P$2];ROUND([.$K$26]*([.$A37]-[.P$3])/(20-[.P$3])*0.85/([.P$2]+1);0);&quot;-&quot;)" office:value-type="float" office:value="0">
            <text:p>0</text:p>
          </table:table-cell>
          <table:table-cell table:style-name="ce537" table:formula="of:=IF(([.$A37]+2)/3&gt;=[.Q$2];ROUND([.$K$26]*([.$A37]-[.Q$3])/(20-[.Q$3])*0.85/([.Q$2]+1);0);&quot;-&quot;)" office:value-type="string" office:string-value="-">
            <text:p>-</text:p>
          </table:table-cell>
          <table:table-cell table:style-name="ce541" table:formula="of:=IF(([.$A37]+2)/3&gt;=[.R$2];ROUND([.$K$26]*([.$A37]-[.R$3])/(20-[.R$3])*0.85/([.R$2]+1);0);&quot;-&quot;)" office:value-type="string" office:string-value="-">
            <text:p>-</text:p>
          </table:table-cell>
          <table:table-cell table:style-name="ce533" table:formula="of:=[.S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+2)/3&gt;=[.U$2];ROUND([.$T$26]*([.$A37]-[.U$3])/(20-[.U$3])*0.85/([.U$2]+1);0);&quot;-&quot;)" office:value-type="float" office:value="6">
            <text:p>6</text:p>
          </table:table-cell>
          <table:table-cell table:style-name="ce537" table:formula="of:=IF(([.$A37]+2)/3&gt;=[.V$2];ROUND([.$T$26]*([.$A37]-[.V$3])/(20-[.V$3])*0.85/([.V$2]+1);0);&quot;-&quot;)" office:value-type="float" office:value="2">
            <text:p>2</text:p>
          </table:table-cell>
          <table:table-cell table:style-name="ce537" table:formula="of:=IF(([.$A37]+2)/3&gt;=[.W$2];ROUND([.$T$26]*([.$A37]-[.W$3])/(20-[.W$3])*0.85/([.W$2]+1);0);&quot;-&quot;)" office:value-type="float" office:value="1">
            <text:p>1</text:p>
          </table:table-cell>
          <table:table-cell table:style-name="ce537" table:formula="of:=IF(([.$A37]+2)/3&gt;=[.X$2];ROUND([.$T$26]*([.$A37]-[.X$3])/(20-[.X$3])*0.85/([.X$2]+1);0);&quot;-&quot;)" office:value-type="float" office:value="1">
            <text:p>1</text:p>
          </table:table-cell>
          <table:table-cell table:style-name="ce537" table:formula="of:=IF(([.$A37]+2)/3&gt;=[.Y$2];ROUND([.$T$26]*([.$A37]-[.Y$3])/(20-[.Y$3])*0.85/([.Y$2]+1);0);&quot;-&quot;)" office:value-type="float" office:value="0">
            <text:p>0</text:p>
          </table:table-cell>
          <table:table-cell table:style-name="ce537" table:formula="of:=IF(([.$A37]+2)/3&gt;=[.Z$2];ROUND([.$T$26]*([.$A37]-[.Z$3])/(20-[.Z$3])*0.85/([.Z$2]+1);0);&quot;-&quot;)" office:value-type="string" office:string-value="-">
            <text:p>-</text:p>
          </table:table-cell>
          <table:table-cell table:style-name="ce541" table:formula="of:=IF(([.$A37]+2)/3&gt;=[.AA$2];ROUND([.$T$26]*([.$A37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2)/3&gt;=[.C$2];ROUND([.$B$26]*([.$A38]-[.C$3])/(20-[.C$3])*0.85/([.C$2]+1);0);&quot;-&quot;)" office:value-type="float" office:value="5">
            <text:p>5</text:p>
          </table:table-cell>
          <table:table-cell table:style-name="ce537" table:formula="of:=IF(([.$A38]+2)/3&gt;=[.D$2];ROUND([.$B$26]*([.$A38]-[.D$3])/(20-[.D$3])*0.85/([.D$2]+1);0);&quot;-&quot;)" office:value-type="float" office:value="2">
            <text:p>2</text:p>
          </table:table-cell>
          <table:table-cell table:style-name="ce537" table:formula="of:=IF(([.$A38]+2)/3&gt;=[.E$2];ROUND([.$B$26]*([.$A38]-[.E$3])/(20-[.E$3])*0.85/([.E$2]+1);0);&quot;-&quot;)" office:value-type="float" office:value="1">
            <text:p>1</text:p>
          </table:table-cell>
          <table:table-cell table:style-name="ce537" table:formula="of:=IF(([.$A38]+2)/3&gt;=[.F$2];ROUND([.$B$26]*([.$A38]-[.F$3])/(20-[.F$3])*0.85/([.F$2]+1);0);&quot;-&quot;)" office:value-type="float" office:value="1">
            <text:p>1</text:p>
          </table:table-cell>
          <table:table-cell table:style-name="ce537" table:formula="of:=IF(([.$A38]+2)/3&gt;=[.G$2];ROUND([.$B$26]*([.$A38]-[.G$3])/(20-[.G$3])*0.85/([.G$2]+1);0);&quot;-&quot;)" office:value-type="float" office:value="0">
            <text:p>0</text:p>
          </table:table-cell>
          <table:table-cell table:style-name="ce537" table:formula="of:=IF(([.$A38]+2)/3&gt;=[.H$2];ROUND([.$B$26]*([.$A38]-[.H$3])/(20-[.H$3])*0.85/([.H$2]+1);0);&quot;-&quot;)" office:value-type="string" office:string-value="-">
            <text:p>-</text:p>
          </table:table-cell>
          <table:table-cell table:style-name="ce541" table:formula="of:=IF(([.$A38]+2)/3&gt;=[.I$2];ROUND([.$B$26]*([.$A38]-[.I$3])/(20-[.I$3])*0.85/([.I$2]+1);0);&quot;-&quot;)" office:value-type="string" office:string-value="-">
            <text:p>-</text:p>
          </table:table-cell>
          <table:table-cell table:style-name="ce533" table:formula="of:=[.J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2)/3&gt;=[.L$2];ROUND([.$K$26]*([.$A38]-[.L$3])/(20-[.L$3])*0.85/([.L$2]+1);0);&quot;-&quot;)" office:value-type="float" office:value="6">
            <text:p>6</text:p>
          </table:table-cell>
          <table:table-cell table:style-name="ce537" table:formula="of:=IF(([.$A38]+2)/3&gt;=[.M$2];ROUND([.$K$26]*([.$A38]-[.M$3])/(20-[.M$3])*0.85/([.M$2]+1);0);&quot;-&quot;)" office:value-type="float" office:value="2">
            <text:p>2</text:p>
          </table:table-cell>
          <table:table-cell table:style-name="ce537" table:formula="of:=IF(([.$A38]+2)/3&gt;=[.N$2];ROUND([.$K$26]*([.$A38]-[.N$3])/(20-[.N$3])*0.85/([.N$2]+1);0);&quot;-&quot;)" office:value-type="float" office:value="1">
            <text:p>1</text:p>
          </table:table-cell>
          <table:table-cell table:style-name="ce537" table:formula="of:=IF(([.$A38]+2)/3&gt;=[.O$2];ROUND([.$K$26]*([.$A38]-[.O$3])/(20-[.O$3])*0.85/([.O$2]+1);0);&quot;-&quot;)" office:value-type="float" office:value="1">
            <text:p>1</text:p>
          </table:table-cell>
          <table:table-cell table:style-name="ce537" table:formula="of:=IF(([.$A38]+2)/3&gt;=[.P$2];ROUND([.$K$26]*([.$A38]-[.P$3])/(20-[.P$3])*0.85/([.P$2]+1);0);&quot;-&quot;)" office:value-type="float" office:value="0">
            <text:p>0</text:p>
          </table:table-cell>
          <table:table-cell table:style-name="ce537" table:formula="of:=IF(([.$A38]+2)/3&gt;=[.Q$2];ROUND([.$K$26]*([.$A38]-[.Q$3])/(20-[.Q$3])*0.85/([.Q$2]+1);0);&quot;-&quot;)" office:value-type="string" office:string-value="-">
            <text:p>-</text:p>
          </table:table-cell>
          <table:table-cell table:style-name="ce541" table:formula="of:=IF(([.$A38]+2)/3&gt;=[.R$2];ROUND([.$K$26]*([.$A38]-[.R$3])/(20-[.R$3])*0.85/([.R$2]+1);0);&quot;-&quot;)" office:value-type="string" office:string-value="-">
            <text:p>-</text:p>
          </table:table-cell>
          <table:table-cell table:style-name="ce533" table:formula="of:=[.S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+2)/3&gt;=[.U$2];ROUND([.$T$26]*([.$A38]-[.U$3])/(20-[.U$3])*0.85/([.U$2]+1);0);&quot;-&quot;)" office:value-type="float" office:value="6">
            <text:p>6</text:p>
          </table:table-cell>
          <table:table-cell table:style-name="ce537" table:formula="of:=IF(([.$A38]+2)/3&gt;=[.V$2];ROUND([.$T$26]*([.$A38]-[.V$3])/(20-[.V$3])*0.85/([.V$2]+1);0);&quot;-&quot;)" office:value-type="float" office:value="3">
            <text:p>3</text:p>
          </table:table-cell>
          <table:table-cell table:style-name="ce537" table:formula="of:=IF(([.$A38]+2)/3&gt;=[.W$2];ROUND([.$T$26]*([.$A38]-[.W$3])/(20-[.W$3])*0.85/([.W$2]+1);0);&quot;-&quot;)" office:value-type="float" office:value="1">
            <text:p>1</text:p>
          </table:table-cell>
          <table:table-cell table:style-name="ce537" table:formula="of:=IF(([.$A38]+2)/3&gt;=[.X$2];ROUND([.$T$26]*([.$A38]-[.X$3])/(20-[.X$3])*0.85/([.X$2]+1);0);&quot;-&quot;)" office:value-type="float" office:value="1">
            <text:p>1</text:p>
          </table:table-cell>
          <table:table-cell table:style-name="ce537" table:formula="of:=IF(([.$A38]+2)/3&gt;=[.Y$2];ROUND([.$T$26]*([.$A38]-[.Y$3])/(20-[.Y$3])*0.85/([.Y$2]+1);0);&quot;-&quot;)" office:value-type="float" office:value="0">
            <text:p>0</text:p>
          </table:table-cell>
          <table:table-cell table:style-name="ce537" table:formula="of:=IF(([.$A38]+2)/3&gt;=[.Z$2];ROUND([.$T$26]*([.$A38]-[.Z$3])/(20-[.Z$3])*0.85/([.Z$2]+1);0);&quot;-&quot;)" office:value-type="string" office:string-value="-">
            <text:p>-</text:p>
          </table:table-cell>
          <table:table-cell table:style-name="ce541" table:formula="of:=IF(([.$A38]+2)/3&gt;=[.AA$2];ROUND([.$T$26]*([.$A38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2)/3&gt;=[.C$2];ROUND([.$B$26]*([.$A39]-[.C$3])/(20-[.C$3])*0.85/([.C$2]+1);0);&quot;-&quot;)" office:value-type="float" office:value="5">
            <text:p>5</text:p>
          </table:table-cell>
          <table:table-cell table:style-name="ce537" table:formula="of:=IF(([.$A39]+2)/3&gt;=[.D$2];ROUND([.$B$26]*([.$A39]-[.D$3])/(20-[.D$3])*0.85/([.D$2]+1);0);&quot;-&quot;)" office:value-type="float" office:value="2">
            <text:p>2</text:p>
          </table:table-cell>
          <table:table-cell table:style-name="ce537" table:formula="of:=IF(([.$A39]+2)/3&gt;=[.E$2];ROUND([.$B$26]*([.$A39]-[.E$3])/(20-[.E$3])*0.85/([.E$2]+1);0);&quot;-&quot;)" office:value-type="float" office:value="1">
            <text:p>1</text:p>
          </table:table-cell>
          <table:table-cell table:style-name="ce537" table:formula="of:=IF(([.$A39]+2)/3&gt;=[.F$2];ROUND([.$B$26]*([.$A39]-[.F$3])/(20-[.F$3])*0.85/([.F$2]+1);0);&quot;-&quot;)" office:value-type="float" office:value="1">
            <text:p>1</text:p>
          </table:table-cell>
          <table:table-cell table:style-name="ce537" table:formula="of:=IF(([.$A39]+2)/3&gt;=[.G$2];ROUND([.$B$26]*([.$A39]-[.G$3])/(20-[.G$3])*0.85/([.G$2]+1);0);&quot;-&quot;)" office:value-type="float" office:value="0">
            <text:p>0</text:p>
          </table:table-cell>
          <table:table-cell table:style-name="ce537" table:formula="of:=IF(([.$A39]+2)/3&gt;=[.H$2];ROUND([.$B$26]*([.$A39]-[.H$3])/(20-[.H$3])*0.85/([.H$2]+1);0);&quot;-&quot;)" office:value-type="string" office:string-value="-">
            <text:p>-</text:p>
          </table:table-cell>
          <table:table-cell table:style-name="ce541" table:formula="of:=IF(([.$A39]+2)/3&gt;=[.I$2];ROUND([.$B$26]*([.$A39]-[.I$3])/(20-[.I$3])*0.85/([.I$2]+1);0);&quot;-&quot;)" office:value-type="string" office:string-value="-">
            <text:p>-</text:p>
          </table:table-cell>
          <table:table-cell table:style-name="ce533" table:formula="of:=[.J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2)/3&gt;=[.L$2];ROUND([.$K$26]*([.$A39]-[.L$3])/(20-[.L$3])*0.85/([.L$2]+1);0);&quot;-&quot;)" office:value-type="float" office:value="6">
            <text:p>6</text:p>
          </table:table-cell>
          <table:table-cell table:style-name="ce537" table:formula="of:=IF(([.$A39]+2)/3&gt;=[.M$2];ROUND([.$K$26]*([.$A39]-[.M$3])/(20-[.M$3])*0.85/([.M$2]+1);0);&quot;-&quot;)" office:value-type="float" office:value="3">
            <text:p>3</text:p>
          </table:table-cell>
          <table:table-cell table:style-name="ce537" table:formula="of:=IF(([.$A39]+2)/3&gt;=[.N$2];ROUND([.$K$26]*([.$A39]-[.N$3])/(20-[.N$3])*0.85/([.N$2]+1);0);&quot;-&quot;)" office:value-type="float" office:value="2">
            <text:p>2</text:p>
          </table:table-cell>
          <table:table-cell table:style-name="ce537" table:formula="of:=IF(([.$A39]+2)/3&gt;=[.O$2];ROUND([.$K$26]*([.$A39]-[.O$3])/(20-[.O$3])*0.85/([.O$2]+1);0);&quot;-&quot;)" office:value-type="float" office:value="1">
            <text:p>1</text:p>
          </table:table-cell>
          <table:table-cell table:style-name="ce537" table:formula="of:=IF(([.$A39]+2)/3&gt;=[.P$2];ROUND([.$K$26]*([.$A39]-[.P$3])/(20-[.P$3])*0.85/([.P$2]+1);0);&quot;-&quot;)" office:value-type="float" office:value="0">
            <text:p>0</text:p>
          </table:table-cell>
          <table:table-cell table:style-name="ce537" table:formula="of:=IF(([.$A39]+2)/3&gt;=[.Q$2];ROUND([.$K$26]*([.$A39]-[.Q$3])/(20-[.Q$3])*0.85/([.Q$2]+1);0);&quot;-&quot;)" office:value-type="string" office:string-value="-">
            <text:p>-</text:p>
          </table:table-cell>
          <table:table-cell table:style-name="ce541" table:formula="of:=IF(([.$A39]+2)/3&gt;=[.R$2];ROUND([.$K$26]*([.$A39]-[.R$3])/(20-[.R$3])*0.85/([.R$2]+1);0);&quot;-&quot;)" office:value-type="string" office:string-value="-">
            <text:p>-</text:p>
          </table:table-cell>
          <table:table-cell table:style-name="ce533" table:formula="of:=[.S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+2)/3&gt;=[.U$2];ROUND([.$T$26]*([.$A39]-[.U$3])/(20-[.U$3])*0.85/([.U$2]+1);0);&quot;-&quot;)" office:value-type="float" office:value="6">
            <text:p>6</text:p>
          </table:table-cell>
          <table:table-cell table:style-name="ce537" table:formula="of:=IF(([.$A39]+2)/3&gt;=[.V$2];ROUND([.$T$26]*([.$A39]-[.V$3])/(20-[.V$3])*0.85/([.V$2]+1);0);&quot;-&quot;)" office:value-type="float" office:value="3">
            <text:p>3</text:p>
          </table:table-cell>
          <table:table-cell table:style-name="ce537" table:formula="of:=IF(([.$A39]+2)/3&gt;=[.W$2];ROUND([.$T$26]*([.$A39]-[.W$3])/(20-[.W$3])*0.85/([.W$2]+1);0);&quot;-&quot;)" office:value-type="float" office:value="2">
            <text:p>2</text:p>
          </table:table-cell>
          <table:table-cell table:style-name="ce537" table:formula="of:=IF(([.$A39]+2)/3&gt;=[.X$2];ROUND([.$T$26]*([.$A39]-[.X$3])/(20-[.X$3])*0.85/([.X$2]+1);0);&quot;-&quot;)" office:value-type="float" office:value="1">
            <text:p>1</text:p>
          </table:table-cell>
          <table:table-cell table:style-name="ce537" table:formula="of:=IF(([.$A39]+2)/3&gt;=[.Y$2];ROUND([.$T$26]*([.$A39]-[.Y$3])/(20-[.Y$3])*0.85/([.Y$2]+1);0);&quot;-&quot;)" office:value-type="float" office:value="0">
            <text:p>0</text:p>
          </table:table-cell>
          <table:table-cell table:style-name="ce537" table:formula="of:=IF(([.$A39]+2)/3&gt;=[.Z$2];ROUND([.$T$26]*([.$A39]-[.Z$3])/(20-[.Z$3])*0.85/([.Z$2]+1);0);&quot;-&quot;)" office:value-type="string" office:string-value="-">
            <text:p>-</text:p>
          </table:table-cell>
          <table:table-cell table:style-name="ce541" table:formula="of:=IF(([.$A39]+2)/3&gt;=[.AA$2];ROUND([.$T$26]*([.$A39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2)/3&gt;=[.C$2];ROUND([.$B$26]*([.$A40]-[.C$3])/(20-[.C$3])*0.85/([.C$2]+1);0);&quot;-&quot;)" office:value-type="float" office:value="6">
            <text:p>6</text:p>
          </table:table-cell>
          <table:table-cell table:style-name="ce537" table:formula="of:=IF(([.$A40]+2)/3&gt;=[.D$2];ROUND([.$B$26]*([.$A40]-[.D$3])/(20-[.D$3])*0.85/([.D$2]+1);0);&quot;-&quot;)" office:value-type="float" office:value="3">
            <text:p>3</text:p>
          </table:table-cell>
          <table:table-cell table:style-name="ce537" table:formula="of:=IF(([.$A40]+2)/3&gt;=[.E$2];ROUND([.$B$26]*([.$A40]-[.E$3])/(20-[.E$3])*0.85/([.E$2]+1);0);&quot;-&quot;)" office:value-type="float" office:value="2">
            <text:p>2</text:p>
          </table:table-cell>
          <table:table-cell table:style-name="ce537" table:formula="of:=IF(([.$A40]+2)/3&gt;=[.F$2];ROUND([.$B$26]*([.$A40]-[.F$3])/(20-[.F$3])*0.85/([.F$2]+1);0);&quot;-&quot;)" office:value-type="float" office:value="1">
            <text:p>1</text:p>
          </table:table-cell>
          <table:table-cell table:style-name="ce537" table:formula="of:=IF(([.$A40]+2)/3&gt;=[.G$2];ROUND([.$B$26]*([.$A40]-[.G$3])/(20-[.G$3])*0.85/([.G$2]+1);0);&quot;-&quot;)" office:value-type="float" office:value="1">
            <text:p>1</text:p>
          </table:table-cell>
          <table:table-cell table:style-name="ce537" table:formula="of:=IF(([.$A40]+2)/3&gt;=[.H$2];ROUND([.$B$26]*([.$A40]-[.H$3])/(20-[.H$3])*0.85/([.H$2]+1);0);&quot;-&quot;)" office:value-type="float" office:value="0">
            <text:p>0</text:p>
          </table:table-cell>
          <table:table-cell table:style-name="ce541" table:formula="of:=IF(([.$A40]+2)/3&gt;=[.I$2];ROUND([.$B$26]*([.$A40]-[.I$3])/(20-[.I$3])*0.85/([.I$2]+1);0);&quot;-&quot;)" office:value-type="string" office:string-value="-">
            <text:p>-</text:p>
          </table:table-cell>
          <table:table-cell table:style-name="ce533" table:formula="of:=[.J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2)/3&gt;=[.L$2];ROUND([.$K$26]*([.$A40]-[.L$3])/(20-[.L$3])*0.85/([.L$2]+1);0);&quot;-&quot;)" office:value-type="float" office:value="6">
            <text:p>6</text:p>
          </table:table-cell>
          <table:table-cell table:style-name="ce537" table:formula="of:=IF(([.$A40]+2)/3&gt;=[.M$2];ROUND([.$K$26]*([.$A40]-[.M$3])/(20-[.M$3])*0.85/([.M$2]+1);0);&quot;-&quot;)" office:value-type="float" office:value="3">
            <text:p>3</text:p>
          </table:table-cell>
          <table:table-cell table:style-name="ce537" table:formula="of:=IF(([.$A40]+2)/3&gt;=[.N$2];ROUND([.$K$26]*([.$A40]-[.N$3])/(20-[.N$3])*0.85/([.N$2]+1);0);&quot;-&quot;)" office:value-type="float" office:value="2">
            <text:p>2</text:p>
          </table:table-cell>
          <table:table-cell table:style-name="ce537" table:formula="of:=IF(([.$A40]+2)/3&gt;=[.O$2];ROUND([.$K$26]*([.$A40]-[.O$3])/(20-[.O$3])*0.85/([.O$2]+1);0);&quot;-&quot;)" office:value-type="float" office:value="1">
            <text:p>1</text:p>
          </table:table-cell>
          <table:table-cell table:style-name="ce537" table:formula="of:=IF(([.$A40]+2)/3&gt;=[.P$2];ROUND([.$K$26]*([.$A40]-[.P$3])/(20-[.P$3])*0.85/([.P$2]+1);0);&quot;-&quot;)" office:value-type="float" office:value="1">
            <text:p>1</text:p>
          </table:table-cell>
          <table:table-cell table:style-name="ce537" table:formula="of:=IF(([.$A40]+2)/3&gt;=[.Q$2];ROUND([.$K$26]*([.$A40]-[.Q$3])/(20-[.Q$3])*0.85/([.Q$2]+1);0);&quot;-&quot;)" office:value-type="float" office:value="0">
            <text:p>0</text:p>
          </table:table-cell>
          <table:table-cell table:style-name="ce541" table:formula="of:=IF(([.$A40]+2)/3&gt;=[.R$2];ROUND([.$K$26]*([.$A40]-[.R$3])/(20-[.R$3])*0.85/([.R$2]+1);0);&quot;-&quot;)" office:value-type="string" office:string-value="-">
            <text:p>-</text:p>
          </table:table-cell>
          <table:table-cell table:style-name="ce533" table:formula="of:=[.S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+2)/3&gt;=[.U$2];ROUND([.$T$26]*([.$A40]-[.U$3])/(20-[.U$3])*0.85/([.U$2]+1);0);&quot;-&quot;)" office:value-type="float" office:value="7">
            <text:p>7</text:p>
          </table:table-cell>
          <table:table-cell table:style-name="ce537" table:formula="of:=IF(([.$A40]+2)/3&gt;=[.V$2];ROUND([.$T$26]*([.$A40]-[.V$3])/(20-[.V$3])*0.85/([.V$2]+1);0);&quot;-&quot;)" office:value-type="float" office:value="3">
            <text:p>3</text:p>
          </table:table-cell>
          <table:table-cell table:style-name="ce537" table:formula="of:=IF(([.$A40]+2)/3&gt;=[.W$2];ROUND([.$T$26]*([.$A40]-[.W$3])/(20-[.W$3])*0.85/([.W$2]+1);0);&quot;-&quot;)" office:value-type="float" office:value="2">
            <text:p>2</text:p>
          </table:table-cell>
          <table:table-cell table:style-name="ce537" table:formula="of:=IF(([.$A40]+2)/3&gt;=[.X$2];ROUND([.$T$26]*([.$A40]-[.X$3])/(20-[.X$3])*0.85/([.X$2]+1);0);&quot;-&quot;)" office:value-type="float" office:value="1">
            <text:p>1</text:p>
          </table:table-cell>
          <table:table-cell table:style-name="ce537" table:formula="of:=IF(([.$A40]+2)/3&gt;=[.Y$2];ROUND([.$T$26]*([.$A40]-[.Y$3])/(20-[.Y$3])*0.85/([.Y$2]+1);0);&quot;-&quot;)" office:value-type="float" office:value="1">
            <text:p>1</text:p>
          </table:table-cell>
          <table:table-cell table:style-name="ce537" table:formula="of:=IF(([.$A40]+2)/3&gt;=[.Z$2];ROUND([.$T$26]*([.$A40]-[.Z$3])/(20-[.Z$3])*0.85/([.Z$2]+1);0);&quot;-&quot;)" office:value-type="float" office:value="0">
            <text:p>0</text:p>
          </table:table-cell>
          <table:table-cell table:style-name="ce541" table:formula="of:=IF(([.$A40]+2)/3&gt;=[.AA$2];ROUND([.$T$26]*([.$A40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2)/3&gt;=[.C$2];ROUND([.$B$26]*([.$A41]-[.C$3])/(20-[.C$3])*0.85/([.C$2]+1);0);&quot;-&quot;)" office:value-type="float" office:value="6">
            <text:p>6</text:p>
          </table:table-cell>
          <table:table-cell table:style-name="ce537" table:formula="of:=IF(([.$A41]+2)/3&gt;=[.D$2];ROUND([.$B$26]*([.$A41]-[.D$3])/(20-[.D$3])*0.85/([.D$2]+1);0);&quot;-&quot;)" office:value-type="float" office:value="3">
            <text:p>3</text:p>
          </table:table-cell>
          <table:table-cell table:style-name="ce537" table:formula="of:=IF(([.$A41]+2)/3&gt;=[.E$2];ROUND([.$B$26]*([.$A41]-[.E$3])/(20-[.E$3])*0.85/([.E$2]+1);0);&quot;-&quot;)" office:value-type="float" office:value="2">
            <text:p>2</text:p>
          </table:table-cell>
          <table:table-cell table:style-name="ce537" table:formula="of:=IF(([.$A41]+2)/3&gt;=[.F$2];ROUND([.$B$26]*([.$A41]-[.F$3])/(20-[.F$3])*0.85/([.F$2]+1);0);&quot;-&quot;)" office:value-type="float" office:value="1">
            <text:p>1</text:p>
          </table:table-cell>
          <table:table-cell table:style-name="ce537" table:formula="of:=IF(([.$A41]+2)/3&gt;=[.G$2];ROUND([.$B$26]*([.$A41]-[.G$3])/(20-[.G$3])*0.85/([.G$2]+1);0);&quot;-&quot;)" office:value-type="float" office:value="1">
            <text:p>1</text:p>
          </table:table-cell>
          <table:table-cell table:style-name="ce537" table:formula="of:=IF(([.$A41]+2)/3&gt;=[.H$2];ROUND([.$B$26]*([.$A41]-[.H$3])/(20-[.H$3])*0.85/([.H$2]+1);0);&quot;-&quot;)" office:value-type="float" office:value="0">
            <text:p>0</text:p>
          </table:table-cell>
          <table:table-cell table:style-name="ce541" table:formula="of:=IF(([.$A41]+2)/3&gt;=[.I$2];ROUND([.$B$26]*([.$A41]-[.I$3])/(20-[.I$3])*0.85/([.I$2]+1);0);&quot;-&quot;)" office:value-type="string" office:string-value="-">
            <text:p>-</text:p>
          </table:table-cell>
          <table:table-cell table:style-name="ce533" table:formula="of:=[.J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2)/3&gt;=[.L$2];ROUND([.$K$26]*([.$A41]-[.L$3])/(20-[.L$3])*0.85/([.L$2]+1);0);&quot;-&quot;)" office:value-type="float" office:value="7">
            <text:p>7</text:p>
          </table:table-cell>
          <table:table-cell table:style-name="ce537" table:formula="of:=IF(([.$A41]+2)/3&gt;=[.M$2];ROUND([.$K$26]*([.$A41]-[.M$3])/(20-[.M$3])*0.85/([.M$2]+1);0);&quot;-&quot;)" office:value-type="float" office:value="3">
            <text:p>3</text:p>
          </table:table-cell>
          <table:table-cell table:style-name="ce537" table:formula="of:=IF(([.$A41]+2)/3&gt;=[.N$2];ROUND([.$K$26]*([.$A41]-[.N$3])/(20-[.N$3])*0.85/([.N$2]+1);0);&quot;-&quot;)" office:value-type="float" office:value="2">
            <text:p>2</text:p>
          </table:table-cell>
          <table:table-cell table:style-name="ce537" table:formula="of:=IF(([.$A41]+2)/3&gt;=[.O$2];ROUND([.$K$26]*([.$A41]-[.O$3])/(20-[.O$3])*0.85/([.O$2]+1);0);&quot;-&quot;)" office:value-type="float" office:value="1">
            <text:p>1</text:p>
          </table:table-cell>
          <table:table-cell table:style-name="ce537" table:formula="of:=IF(([.$A41]+2)/3&gt;=[.P$2];ROUND([.$K$26]*([.$A41]-[.P$3])/(20-[.P$3])*0.85/([.P$2]+1);0);&quot;-&quot;)" office:value-type="float" office:value="1">
            <text:p>1</text:p>
          </table:table-cell>
          <table:table-cell table:style-name="ce537" table:formula="of:=IF(([.$A41]+2)/3&gt;=[.Q$2];ROUND([.$K$26]*([.$A41]-[.Q$3])/(20-[.Q$3])*0.85/([.Q$2]+1);0);&quot;-&quot;)" office:value-type="float" office:value="0">
            <text:p>0</text:p>
          </table:table-cell>
          <table:table-cell table:style-name="ce541" table:formula="of:=IF(([.$A41]+2)/3&gt;=[.R$2];ROUND([.$K$26]*([.$A41]-[.R$3])/(20-[.R$3])*0.85/([.R$2]+1);0);&quot;-&quot;)" office:value-type="string" office:string-value="-">
            <text:p>-</text:p>
          </table:table-cell>
          <table:table-cell table:style-name="ce533" table:formula="of:=[.S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+2)/3&gt;=[.U$2];ROUND([.$T$26]*([.$A41]-[.U$3])/(20-[.U$3])*0.85/([.U$2]+1);0);&quot;-&quot;)" office:value-type="float" office:value="7">
            <text:p>7</text:p>
          </table:table-cell>
          <table:table-cell table:style-name="ce537" table:formula="of:=IF(([.$A41]+2)/3&gt;=[.V$2];ROUND([.$T$26]*([.$A41]-[.V$3])/(20-[.V$3])*0.85/([.V$2]+1);0);&quot;-&quot;)" office:value-type="float" office:value="3">
            <text:p>3</text:p>
          </table:table-cell>
          <table:table-cell table:style-name="ce537" table:formula="of:=IF(([.$A41]+2)/3&gt;=[.W$2];ROUND([.$T$26]*([.$A41]-[.W$3])/(20-[.W$3])*0.85/([.W$2]+1);0);&quot;-&quot;)" office:value-type="float" office:value="2">
            <text:p>2</text:p>
          </table:table-cell>
          <table:table-cell table:style-name="ce537" table:formula="of:=IF(([.$A41]+2)/3&gt;=[.X$2];ROUND([.$T$26]*([.$A41]-[.X$3])/(20-[.X$3])*0.85/([.X$2]+1);0);&quot;-&quot;)" office:value-type="float" office:value="1">
            <text:p>1</text:p>
          </table:table-cell>
          <table:table-cell table:style-name="ce537" table:formula="of:=IF(([.$A41]+2)/3&gt;=[.Y$2];ROUND([.$T$26]*([.$A41]-[.Y$3])/(20-[.Y$3])*0.85/([.Y$2]+1);0);&quot;-&quot;)" office:value-type="float" office:value="1">
            <text:p>1</text:p>
          </table:table-cell>
          <table:table-cell table:style-name="ce537" table:formula="of:=IF(([.$A41]+2)/3&gt;=[.Z$2];ROUND([.$T$26]*([.$A41]-[.Z$3])/(20-[.Z$3])*0.85/([.Z$2]+1);0);&quot;-&quot;)" office:value-type="float" office:value="0">
            <text:p>0</text:p>
          </table:table-cell>
          <table:table-cell table:style-name="ce541" table:formula="of:=IF(([.$A41]+2)/3&gt;=[.AA$2];ROUND([.$T$26]*([.$A41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2)/3&gt;=[.C$2];ROUND([.$B$26]*([.$A42]-[.C$3])/(20-[.C$3])*0.85/([.C$2]+1);0);&quot;-&quot;)" office:value-type="float" office:value="7">
            <text:p>7</text:p>
          </table:table-cell>
          <table:table-cell table:style-name="ce537" table:formula="of:=IF(([.$A42]+2)/3&gt;=[.D$2];ROUND([.$B$26]*([.$A42]-[.D$3])/(20-[.D$3])*0.85/([.D$2]+1);0);&quot;-&quot;)" office:value-type="float" office:value="3">
            <text:p>3</text:p>
          </table:table-cell>
          <table:table-cell table:style-name="ce537" table:formula="of:=IF(([.$A42]+2)/3&gt;=[.E$2];ROUND([.$B$26]*([.$A42]-[.E$3])/(20-[.E$3])*0.85/([.E$2]+1);0);&quot;-&quot;)" office:value-type="float" office:value="2">
            <text:p>2</text:p>
          </table:table-cell>
          <table:table-cell table:style-name="ce537" table:formula="of:=IF(([.$A42]+2)/3&gt;=[.F$2];ROUND([.$B$26]*([.$A42]-[.F$3])/(20-[.F$3])*0.85/([.F$2]+1);0);&quot;-&quot;)" office:value-type="float" office:value="1">
            <text:p>1</text:p>
          </table:table-cell>
          <table:table-cell table:style-name="ce537" table:formula="of:=IF(([.$A42]+2)/3&gt;=[.G$2];ROUND([.$B$26]*([.$A42]-[.G$3])/(20-[.G$3])*0.85/([.G$2]+1);0);&quot;-&quot;)" office:value-type="float" office:value="1">
            <text:p>1</text:p>
          </table:table-cell>
          <table:table-cell table:style-name="ce537" table:formula="of:=IF(([.$A42]+2)/3&gt;=[.H$2];ROUND([.$B$26]*([.$A42]-[.H$3])/(20-[.H$3])*0.85/([.H$2]+1);0);&quot;-&quot;)" office:value-type="float" office:value="0">
            <text:p>0</text:p>
          </table:table-cell>
          <table:table-cell table:style-name="ce541" table:formula="of:=IF(([.$A42]+2)/3&gt;=[.I$2];ROUND([.$B$26]*([.$A42]-[.I$3])/(20-[.I$3])*0.85/([.I$2]+1);0);&quot;-&quot;)" office:value-type="string" office:string-value="-">
            <text:p>-</text:p>
          </table:table-cell>
          <table:table-cell table:style-name="ce533" table:formula="of:=[.J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2)/3&gt;=[.L$2];ROUND([.$K$26]*([.$A42]-[.L$3])/(20-[.L$3])*0.85/([.L$2]+1);0);&quot;-&quot;)" office:value-type="float" office:value="7">
            <text:p>7</text:p>
          </table:table-cell>
          <table:table-cell table:style-name="ce537" table:formula="of:=IF(([.$A42]+2)/3&gt;=[.M$2];ROUND([.$K$26]*([.$A42]-[.M$3])/(20-[.M$3])*0.85/([.M$2]+1);0);&quot;-&quot;)" office:value-type="float" office:value="3">
            <text:p>3</text:p>
          </table:table-cell>
          <table:table-cell table:style-name="ce537" table:formula="of:=IF(([.$A42]+2)/3&gt;=[.N$2];ROUND([.$K$26]*([.$A42]-[.N$3])/(20-[.N$3])*0.85/([.N$2]+1);0);&quot;-&quot;)" office:value-type="float" office:value="2">
            <text:p>2</text:p>
          </table:table-cell>
          <table:table-cell table:style-name="ce537" table:formula="of:=IF(([.$A42]+2)/3&gt;=[.O$2];ROUND([.$K$26]*([.$A42]-[.O$3])/(20-[.O$3])*0.85/([.O$2]+1);0);&quot;-&quot;)" office:value-type="float" office:value="1">
            <text:p>1</text:p>
          </table:table-cell>
          <table:table-cell table:style-name="ce537" table:formula="of:=IF(([.$A42]+2)/3&gt;=[.P$2];ROUND([.$K$26]*([.$A42]-[.P$3])/(20-[.P$3])*0.85/([.P$2]+1);0);&quot;-&quot;)" office:value-type="float" office:value="1">
            <text:p>1</text:p>
          </table:table-cell>
          <table:table-cell table:style-name="ce537" table:formula="of:=IF(([.$A42]+2)/3&gt;=[.Q$2];ROUND([.$K$26]*([.$A42]-[.Q$3])/(20-[.Q$3])*0.85/([.Q$2]+1);0);&quot;-&quot;)" office:value-type="float" office:value="0">
            <text:p>0</text:p>
          </table:table-cell>
          <table:table-cell table:style-name="ce541" table:formula="of:=IF(([.$A42]+2)/3&gt;=[.R$2];ROUND([.$K$26]*([.$A42]-[.R$3])/(20-[.R$3])*0.85/([.R$2]+1);0);&quot;-&quot;)" office:value-type="string" office:string-value="-">
            <text:p>-</text:p>
          </table:table-cell>
          <table:table-cell table:style-name="ce533" table:formula="of:=[.S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+2)/3&gt;=[.U$2];ROUND([.$T$26]*([.$A42]-[.U$3])/(20-[.U$3])*0.85/([.U$2]+1);0);&quot;-&quot;)" office:value-type="float" office:value="8">
            <text:p>8</text:p>
          </table:table-cell>
          <table:table-cell table:style-name="ce537" table:formula="of:=IF(([.$A42]+2)/3&gt;=[.V$2];ROUND([.$T$26]*([.$A42]-[.V$3])/(20-[.V$3])*0.85/([.V$2]+1);0);&quot;-&quot;)" office:value-type="float" office:value="4">
            <text:p>4</text:p>
          </table:table-cell>
          <table:table-cell table:style-name="ce537" table:formula="of:=IF(([.$A42]+2)/3&gt;=[.W$2];ROUND([.$T$26]*([.$A42]-[.W$3])/(20-[.W$3])*0.85/([.W$2]+1);0);&quot;-&quot;)" office:value-type="float" office:value="2">
            <text:p>2</text:p>
          </table:table-cell>
          <table:table-cell table:style-name="ce537" table:formula="of:=IF(([.$A42]+2)/3&gt;=[.X$2];ROUND([.$T$26]*([.$A42]-[.X$3])/(20-[.X$3])*0.85/([.X$2]+1);0);&quot;-&quot;)" office:value-type="float" office:value="2">
            <text:p>2</text:p>
          </table:table-cell>
          <table:table-cell table:style-name="ce537" table:formula="of:=IF(([.$A42]+2)/3&gt;=[.Y$2];ROUND([.$T$26]*([.$A42]-[.Y$3])/(20-[.Y$3])*0.85/([.Y$2]+1);0);&quot;-&quot;)" office:value-type="float" office:value="1">
            <text:p>1</text:p>
          </table:table-cell>
          <table:table-cell table:style-name="ce537" table:formula="of:=IF(([.$A42]+2)/3&gt;=[.Z$2];ROUND([.$T$26]*([.$A42]-[.Z$3])/(20-[.Z$3])*0.85/([.Z$2]+1);0);&quot;-&quot;)" office:value-type="float" office:value="0">
            <text:p>0</text:p>
          </table:table-cell>
          <table:table-cell table:style-name="ce541" table:formula="of:=IF(([.$A42]+2)/3&gt;=[.AA$2];ROUND([.$T$26]*([.$A42]-[.AA$3])/(20-[.AA$3])*0.85/([.AA$2]+1);0);&quot;-&quot;)" office:value-type="string" office:string-value="-">
            <text:p>-</text:p>
          </table:table-cell>
          <table:table-cell table:number-columns-repeated="997"/>
        </table:table-row>
        <table:table-row table:style-name="ro3">
          <table:table-cell table:style-name="ce533" table:formula="of:=[.A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2)/3&gt;=[.C$2];ROUND([.$B$26]*([.$A43]-[.C$3])/(20-[.C$3])*0.85/([.C$2]+1);0);&quot;-&quot;)" office:value-type="float" office:value="7">
            <text:p>7</text:p>
          </table:table-cell>
          <table:table-cell table:style-name="ce537" table:formula="of:=IF(([.$A43]+2)/3&gt;=[.D$2];ROUND([.$B$26]*([.$A43]-[.D$3])/(20-[.D$3])*0.85/([.D$2]+1);0);&quot;-&quot;)" office:value-type="float" office:value="3">
            <text:p>3</text:p>
          </table:table-cell>
          <table:table-cell table:style-name="ce537" table:formula="of:=IF(([.$A43]+2)/3&gt;=[.E$2];ROUND([.$B$26]*([.$A43]-[.E$3])/(20-[.E$3])*0.85/([.E$2]+1);0);&quot;-&quot;)" office:value-type="float" office:value="2">
            <text:p>2</text:p>
          </table:table-cell>
          <table:table-cell table:style-name="ce537" table:formula="of:=IF(([.$A43]+2)/3&gt;=[.F$2];ROUND([.$B$26]*([.$A43]-[.F$3])/(20-[.F$3])*0.85/([.F$2]+1);0);&quot;-&quot;)" office:value-type="float" office:value="1">
            <text:p>1</text:p>
          </table:table-cell>
          <table:table-cell table:style-name="ce537" table:formula="of:=IF(([.$A43]+2)/3&gt;=[.G$2];ROUND([.$B$26]*([.$A43]-[.G$3])/(20-[.G$3])*0.85/([.G$2]+1);0);&quot;-&quot;)" office:value-type="float" office:value="1">
            <text:p>1</text:p>
          </table:table-cell>
          <table:table-cell table:style-name="ce537" table:formula="of:=IF(([.$A43]+2)/3&gt;=[.H$2];ROUND([.$B$26]*([.$A43]-[.H$3])/(20-[.H$3])*0.85/([.H$2]+1);0);&quot;-&quot;)" office:value-type="float" office:value="1">
            <text:p>1</text:p>
          </table:table-cell>
          <table:table-cell table:style-name="ce541" table:formula="of:=IF(([.$A43]+2)/3&gt;=[.I$2];ROUND([.$B$26]*([.$A43]-[.I$3])/(20-[.I$3])*0.85/([.I$2]+1);0);&quot;-&quot;)" office:value-type="float" office:value="0">
            <text:p>0</text:p>
          </table:table-cell>
          <table:table-cell table:style-name="ce533" table:formula="of:=[.J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2)/3&gt;=[.L$2];ROUND([.$K$26]*([.$A43]-[.L$3])/(20-[.L$3])*0.85/([.L$2]+1);0);&quot;-&quot;)" office:value-type="float" office:value="8">
            <text:p>8</text:p>
          </table:table-cell>
          <table:table-cell table:style-name="ce537" table:formula="of:=IF(([.$A43]+2)/3&gt;=[.M$2];ROUND([.$K$26]*([.$A43]-[.M$3])/(20-[.M$3])*0.85/([.M$2]+1);0);&quot;-&quot;)" office:value-type="float" office:value="4">
            <text:p>4</text:p>
          </table:table-cell>
          <table:table-cell table:style-name="ce537" table:formula="of:=IF(([.$A43]+2)/3&gt;=[.N$2];ROUND([.$K$26]*([.$A43]-[.N$3])/(20-[.N$3])*0.85/([.N$2]+1);0);&quot;-&quot;)" office:value-type="float" office:value="2">
            <text:p>2</text:p>
          </table:table-cell>
          <table:table-cell table:style-name="ce537" table:formula="of:=IF(([.$A43]+2)/3&gt;=[.O$2];ROUND([.$K$26]*([.$A43]-[.O$3])/(20-[.O$3])*0.85/([.O$2]+1);0);&quot;-&quot;)" office:value-type="float" office:value="2">
            <text:p>2</text:p>
          </table:table-cell>
          <table:table-cell table:style-name="ce537" table:formula="of:=IF(([.$A43]+2)/3&gt;=[.P$2];ROUND([.$K$26]*([.$A43]-[.P$3])/(20-[.P$3])*0.85/([.P$2]+1);0);&quot;-&quot;)" office:value-type="float" office:value="1">
            <text:p>1</text:p>
          </table:table-cell>
          <table:table-cell table:style-name="ce537" table:formula="of:=IF(([.$A43]+2)/3&gt;=[.Q$2];ROUND([.$K$26]*([.$A43]-[.Q$3])/(20-[.Q$3])*0.85/([.Q$2]+1);0);&quot;-&quot;)" office:value-type="float" office:value="1">
            <text:p>1</text:p>
          </table:table-cell>
          <table:table-cell table:style-name="ce541" table:formula="of:=IF(([.$A43]+2)/3&gt;=[.R$2];ROUND([.$K$26]*([.$A43]-[.R$3])/(20-[.R$3])*0.85/([.R$2]+1);0);&quot;-&quot;)" office:value-type="float" office:value="0">
            <text:p>0</text:p>
          </table:table-cell>
          <table:table-cell table:style-name="ce533" table:formula="of:=[.S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+2)/3&gt;=[.U$2];ROUND([.$T$26]*([.$A43]-[.U$3])/(20-[.U$3])*0.85/([.U$2]+1);0);&quot;-&quot;)" office:value-type="float" office:value="8">
            <text:p>8</text:p>
          </table:table-cell>
          <table:table-cell table:style-name="ce537" table:formula="of:=IF(([.$A43]+2)/3&gt;=[.V$2];ROUND([.$T$26]*([.$A43]-[.V$3])/(20-[.V$3])*0.85/([.V$2]+1);0);&quot;-&quot;)" office:value-type="float" office:value="4">
            <text:p>4</text:p>
          </table:table-cell>
          <table:table-cell table:style-name="ce537" table:formula="of:=IF(([.$A43]+2)/3&gt;=[.W$2];ROUND([.$T$26]*([.$A43]-[.W$3])/(20-[.W$3])*0.85/([.W$2]+1);0);&quot;-&quot;)" office:value-type="float" office:value="3">
            <text:p>3</text:p>
          </table:table-cell>
          <table:table-cell table:style-name="ce537" table:formula="of:=IF(([.$A43]+2)/3&gt;=[.X$2];ROUND([.$T$26]*([.$A43]-[.X$3])/(20-[.X$3])*0.85/([.X$2]+1);0);&quot;-&quot;)" office:value-type="float" office:value="2">
            <text:p>2</text:p>
          </table:table-cell>
          <table:table-cell table:style-name="ce537" table:formula="of:=IF(([.$A43]+2)/3&gt;=[.Y$2];ROUND([.$T$26]*([.$A43]-[.Y$3])/(20-[.Y$3])*0.85/([.Y$2]+1);0);&quot;-&quot;)" office:value-type="float" office:value="1">
            <text:p>1</text:p>
          </table:table-cell>
          <table:table-cell table:style-name="ce537" table:formula="of:=IF(([.$A43]+2)/3&gt;=[.Z$2];ROUND([.$T$26]*([.$A43]-[.Z$3])/(20-[.Z$3])*0.85/([.Z$2]+1);0);&quot;-&quot;)" office:value-type="float" office:value="1">
            <text:p>1</text:p>
          </table:table-cell>
          <table:table-cell table:style-name="ce541" table:formula="of:=IF(([.$A43]+2)/3&gt;=[.AA$2];ROUND([.$T$26]*([.$A43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2)/3&gt;=[.C$2];ROUND([.$B$26]*([.$A44]-[.C$3])/(20-[.C$3])*0.85/([.C$2]+1);0);&quot;-&quot;)" office:value-type="float" office:value="7">
            <text:p>7</text:p>
          </table:table-cell>
          <table:table-cell table:style-name="ce537" table:formula="of:=IF(([.$A44]+2)/3&gt;=[.D$2];ROUND([.$B$26]*([.$A44]-[.D$3])/(20-[.D$3])*0.85/([.D$2]+1);0);&quot;-&quot;)" office:value-type="float" office:value="4">
            <text:p>4</text:p>
          </table:table-cell>
          <table:table-cell table:style-name="ce537" table:formula="of:=IF(([.$A44]+2)/3&gt;=[.E$2];ROUND([.$B$26]*([.$A44]-[.E$3])/(20-[.E$3])*0.85/([.E$2]+1);0);&quot;-&quot;)" office:value-type="float" office:value="2">
            <text:p>2</text:p>
          </table:table-cell>
          <table:table-cell table:style-name="ce537" table:formula="of:=IF(([.$A44]+2)/3&gt;=[.F$2];ROUND([.$B$26]*([.$A44]-[.F$3])/(20-[.F$3])*0.85/([.F$2]+1);0);&quot;-&quot;)" office:value-type="float" office:value="2">
            <text:p>2</text:p>
          </table:table-cell>
          <table:table-cell table:style-name="ce537" table:formula="of:=IF(([.$A44]+2)/3&gt;=[.G$2];ROUND([.$B$26]*([.$A44]-[.G$3])/(20-[.G$3])*0.85/([.G$2]+1);0);&quot;-&quot;)" office:value-type="float" office:value="1">
            <text:p>1</text:p>
          </table:table-cell>
          <table:table-cell table:style-name="ce537" table:formula="of:=IF(([.$A44]+2)/3&gt;=[.H$2];ROUND([.$B$26]*([.$A44]-[.H$3])/(20-[.H$3])*0.85/([.H$2]+1);0);&quot;-&quot;)" office:value-type="float" office:value="1">
            <text:p>1</text:p>
          </table:table-cell>
          <table:table-cell table:style-name="ce541" table:formula="of:=IF(([.$A44]+2)/3&gt;=[.I$2];ROUND([.$B$26]*([.$A44]-[.I$3])/(20-[.I$3])*0.85/([.I$2]+1);0);&quot;-&quot;)" office:value-type="float" office:value="0">
            <text:p>0</text:p>
          </table:table-cell>
          <table:table-cell table:style-name="ce533" table:formula="of:=[.J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2)/3&gt;=[.L$2];ROUND([.$K$26]*([.$A44]-[.L$3])/(20-[.L$3])*0.85/([.L$2]+1);0);&quot;-&quot;)" office:value-type="float" office:value="8">
            <text:p>8</text:p>
          </table:table-cell>
          <table:table-cell table:style-name="ce537" table:formula="of:=IF(([.$A44]+2)/3&gt;=[.M$2];ROUND([.$K$26]*([.$A44]-[.M$3])/(20-[.M$3])*0.85/([.M$2]+1);0);&quot;-&quot;)" office:value-type="float" office:value="4">
            <text:p>4</text:p>
          </table:table-cell>
          <table:table-cell table:style-name="ce537" table:formula="of:=IF(([.$A44]+2)/3&gt;=[.N$2];ROUND([.$K$26]*([.$A44]-[.N$3])/(20-[.N$3])*0.85/([.N$2]+1);0);&quot;-&quot;)" office:value-type="float" office:value="3">
            <text:p>3</text:p>
          </table:table-cell>
          <table:table-cell table:style-name="ce537" table:formula="of:=IF(([.$A44]+2)/3&gt;=[.O$2];ROUND([.$K$26]*([.$A44]-[.O$3])/(20-[.O$3])*0.85/([.O$2]+1);0);&quot;-&quot;)" office:value-type="float" office:value="2">
            <text:p>2</text:p>
          </table:table-cell>
          <table:table-cell table:style-name="ce537" table:formula="of:=IF(([.$A44]+2)/3&gt;=[.P$2];ROUND([.$K$26]*([.$A44]-[.P$3])/(20-[.P$3])*0.85/([.P$2]+1);0);&quot;-&quot;)" office:value-type="float" office:value="1">
            <text:p>1</text:p>
          </table:table-cell>
          <table:table-cell table:style-name="ce537" table:formula="of:=IF(([.$A44]+2)/3&gt;=[.Q$2];ROUND([.$K$26]*([.$A44]-[.Q$3])/(20-[.Q$3])*0.85/([.Q$2]+1);0);&quot;-&quot;)" office:value-type="float" office:value="1">
            <text:p>1</text:p>
          </table:table-cell>
          <table:table-cell table:style-name="ce541" table:formula="of:=IF(([.$A44]+2)/3&gt;=[.R$2];ROUND([.$K$26]*([.$A44]-[.R$3])/(20-[.R$3])*0.85/([.R$2]+1);0);&quot;-&quot;)" office:value-type="float" office:value="0">
            <text:p>0</text:p>
          </table:table-cell>
          <table:table-cell table:style-name="ce533" table:formula="of:=[.S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+2)/3&gt;=[.U$2];ROUND([.$T$26]*([.$A44]-[.U$3])/(20-[.U$3])*0.85/([.U$2]+1);0);&quot;-&quot;)" office:value-type="float" office:value="9">
            <text:p>9</text:p>
          </table:table-cell>
          <table:table-cell table:style-name="ce537" table:formula="of:=IF(([.$A44]+2)/3&gt;=[.V$2];ROUND([.$T$26]*([.$A44]-[.V$3])/(20-[.V$3])*0.85/([.V$2]+1);0);&quot;-&quot;)" office:value-type="float" office:value="4">
            <text:p>4</text:p>
          </table:table-cell>
          <table:table-cell table:style-name="ce537" table:formula="of:=IF(([.$A44]+2)/3&gt;=[.W$2];ROUND([.$T$26]*([.$A44]-[.W$3])/(20-[.W$3])*0.85/([.W$2]+1);0);&quot;-&quot;)" office:value-type="float" office:value="3">
            <text:p>3</text:p>
          </table:table-cell>
          <table:table-cell table:style-name="ce537" table:formula="of:=IF(([.$A44]+2)/3&gt;=[.X$2];ROUND([.$T$26]*([.$A44]-[.X$3])/(20-[.X$3])*0.85/([.X$2]+1);0);&quot;-&quot;)" office:value-type="float" office:value="2">
            <text:p>2</text:p>
          </table:table-cell>
          <table:table-cell table:style-name="ce537" table:formula="of:=IF(([.$A44]+2)/3&gt;=[.Y$2];ROUND([.$T$26]*([.$A44]-[.Y$3])/(20-[.Y$3])*0.85/([.Y$2]+1);0);&quot;-&quot;)" office:value-type="float" office:value="1">
            <text:p>1</text:p>
          </table:table-cell>
          <table:table-cell table:style-name="ce537" table:formula="of:=IF(([.$A44]+2)/3&gt;=[.Z$2];ROUND([.$T$26]*([.$A44]-[.Z$3])/(20-[.Z$3])*0.85/([.Z$2]+1);0);&quot;-&quot;)" office:value-type="float" office:value="1">
            <text:p>1</text:p>
          </table:table-cell>
          <table:table-cell table:style-name="ce541" table:formula="of:=IF(([.$A44]+2)/3&gt;=[.AA$2];ROUND([.$T$26]*([.$A44]-[.AA$3])/(20-[.AA$3])*0.85/([.AA$2]+1);0);&quot;-&quot;)" office:value-type="float" office:value="0">
            <text:p>0</text:p>
          </table:table-cell>
          <table:table-cell table:number-columns-repeated="997"/>
        </table:table-row>
        <table:table-row table:style-name="ro3">
          <table:table-cell table:style-name="ce533" table:formula="of:=[.A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2)/3&gt;=[.C$2];ROUND([.$B$26]*([.$A45]-[.C$3])/(20-[.C$3])*0.85/([.C$2]+1);0);&quot;-&quot;)" office:value-type="float" office:value="8">
            <text:p>8</text:p>
          </table:table-cell>
          <table:table-cell table:style-name="ce537" table:formula="of:=IF(([.$A45]+2)/3&gt;=[.D$2];ROUND([.$B$26]*([.$A45]-[.D$3])/(20-[.D$3])*0.85/([.D$2]+1);0);&quot;-&quot;)" office:value-type="float" office:value="4">
            <text:p>4</text:p>
          </table:table-cell>
          <table:table-cell table:style-name="ce537" table:formula="of:=IF(([.$A45]+2)/3&gt;=[.E$2];ROUND([.$B$26]*([.$A45]-[.E$3])/(20-[.E$3])*0.85/([.E$2]+1);0);&quot;-&quot;)" office:value-type="float" office:value="2">
            <text:p>2</text:p>
          </table:table-cell>
          <table:table-cell table:style-name="ce537" table:formula="of:=IF(([.$A45]+2)/3&gt;=[.F$2];ROUND([.$B$26]*([.$A45]-[.F$3])/(20-[.F$3])*0.85/([.F$2]+1);0);&quot;-&quot;)" office:value-type="float" office:value="2">
            <text:p>2</text:p>
          </table:table-cell>
          <table:table-cell table:style-name="ce537" table:formula="of:=IF(([.$A45]+2)/3&gt;=[.G$2];ROUND([.$B$26]*([.$A45]-[.G$3])/(20-[.G$3])*0.85/([.G$2]+1);0);&quot;-&quot;)" office:value-type="float" office:value="1">
            <text:p>1</text:p>
          </table:table-cell>
          <table:table-cell table:style-name="ce537" table:formula="of:=IF(([.$A45]+2)/3&gt;=[.H$2];ROUND([.$B$26]*([.$A45]-[.H$3])/(20-[.H$3])*0.85/([.H$2]+1);0);&quot;-&quot;)" office:value-type="float" office:value="1">
            <text:p>1</text:p>
          </table:table-cell>
          <table:table-cell table:style-name="ce541" table:formula="of:=IF(([.$A45]+2)/3&gt;=[.I$2];ROUND([.$B$26]*([.$A45]-[.I$3])/(20-[.I$3])*0.85/([.I$2]+1);0);&quot;-&quot;)" office:value-type="float" office:value="1">
            <text:p>1</text:p>
          </table:table-cell>
          <table:table-cell table:style-name="ce533" table:formula="of:=[.J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2)/3&gt;=[.L$2];ROUND([.$K$26]*([.$A45]-[.L$3])/(20-[.L$3])*0.85/([.L$2]+1);0);&quot;-&quot;)" office:value-type="float" office:value="9">
            <text:p>9</text:p>
          </table:table-cell>
          <table:table-cell table:style-name="ce537" table:formula="of:=IF(([.$A45]+2)/3&gt;=[.M$2];ROUND([.$K$26]*([.$A45]-[.M$3])/(20-[.M$3])*0.85/([.M$2]+1);0);&quot;-&quot;)" office:value-type="float" office:value="4">
            <text:p>4</text:p>
          </table:table-cell>
          <table:table-cell table:style-name="ce537" table:formula="of:=IF(([.$A45]+2)/3&gt;=[.N$2];ROUND([.$K$26]*([.$A45]-[.N$3])/(20-[.N$3])*0.85/([.N$2]+1);0);&quot;-&quot;)" office:value-type="float" office:value="3">
            <text:p>3</text:p>
          </table:table-cell>
          <table:table-cell table:style-name="ce537" table:formula="of:=IF(([.$A45]+2)/3&gt;=[.O$2];ROUND([.$K$26]*([.$A45]-[.O$3])/(20-[.O$3])*0.85/([.O$2]+1);0);&quot;-&quot;)" office:value-type="float" office:value="2">
            <text:p>2</text:p>
          </table:table-cell>
          <table:table-cell table:style-name="ce537" table:formula="of:=IF(([.$A45]+2)/3&gt;=[.P$2];ROUND([.$K$26]*([.$A45]-[.P$3])/(20-[.P$3])*0.85/([.P$2]+1);0);&quot;-&quot;)" office:value-type="float" office:value="1">
            <text:p>1</text:p>
          </table:table-cell>
          <table:table-cell table:style-name="ce537" table:formula="of:=IF(([.$A45]+2)/3&gt;=[.Q$2];ROUND([.$K$26]*([.$A45]-[.Q$3])/(20-[.Q$3])*0.85/([.Q$2]+1);0);&quot;-&quot;)" office:value-type="float" office:value="1">
            <text:p>1</text:p>
          </table:table-cell>
          <table:table-cell table:style-name="ce541" table:formula="of:=IF(([.$A45]+2)/3&gt;=[.R$2];ROUND([.$K$26]*([.$A45]-[.R$3])/(20-[.R$3])*0.85/([.R$2]+1);0);&quot;-&quot;)" office:value-type="float" office:value="1">
            <text:p>1</text:p>
          </table:table-cell>
          <table:table-cell table:style-name="ce533" table:formula="of:=[.S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+2)/3&gt;=[.U$2];ROUND([.$T$26]*([.$A45]-[.U$3])/(20-[.U$3])*0.85/([.U$2]+1);0);&quot;-&quot;)" office:value-type="float" office:value="9">
            <text:p>9</text:p>
          </table:table-cell>
          <table:table-cell table:style-name="ce537" table:formula="of:=IF(([.$A45]+2)/3&gt;=[.V$2];ROUND([.$T$26]*([.$A45]-[.V$3])/(20-[.V$3])*0.85/([.V$2]+1);0);&quot;-&quot;)" office:value-type="float" office:value="5">
            <text:p>5</text:p>
          </table:table-cell>
          <table:table-cell table:style-name="ce537" table:formula="of:=IF(([.$A45]+2)/3&gt;=[.W$2];ROUND([.$T$26]*([.$A45]-[.W$3])/(20-[.W$3])*0.85/([.W$2]+1);0);&quot;-&quot;)" office:value-type="float" office:value="3">
            <text:p>3</text:p>
          </table:table-cell>
          <table:table-cell table:style-name="ce537" table:formula="of:=IF(([.$A45]+2)/3&gt;=[.X$2];ROUND([.$T$26]*([.$A45]-[.X$3])/(20-[.X$3])*0.85/([.X$2]+1);0);&quot;-&quot;)" office:value-type="float" office:value="2">
            <text:p>2</text:p>
          </table:table-cell>
          <table:table-cell table:style-name="ce537" table:formula="of:=IF(([.$A45]+2)/3&gt;=[.Y$2];ROUND([.$T$26]*([.$A45]-[.Y$3])/(20-[.Y$3])*0.85/([.Y$2]+1);0);&quot;-&quot;)" office:value-type="float" office:value="2">
            <text:p>2</text:p>
          </table:table-cell>
          <table:table-cell table:style-name="ce537" table:formula="of:=IF(([.$A45]+2)/3&gt;=[.Z$2];ROUND([.$T$26]*([.$A45]-[.Z$3])/(20-[.Z$3])*0.85/([.Z$2]+1);0);&quot;-&quot;)" office:value-type="float" office:value="1">
            <text:p>1</text:p>
          </table:table-cell>
          <table:table-cell table:style-name="ce541" table:formula="of:=IF(([.$A45]+2)/3&gt;=[.AA$2];ROUND([.$T$26]*([.$A45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3" table:formula="of:=[.A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2)/3&gt;=[.C$2];ROUND([.$B$26]*([.$A46]-[.C$3])/(20-[.C$3])*0.85/([.C$2]+1);0);&quot;-&quot;)" office:value-type="float" office:value="8">
            <text:p>8</text:p>
          </table:table-cell>
          <table:table-cell table:style-name="ce537" table:formula="of:=IF(([.$A46]+2)/3&gt;=[.D$2];ROUND([.$B$26]*([.$A46]-[.D$3])/(20-[.D$3])*0.85/([.D$2]+1);0);&quot;-&quot;)" office:value-type="float" office:value="4">
            <text:p>4</text:p>
          </table:table-cell>
          <table:table-cell table:style-name="ce537" table:formula="of:=IF(([.$A46]+2)/3&gt;=[.E$2];ROUND([.$B$26]*([.$A46]-[.E$3])/(20-[.E$3])*0.85/([.E$2]+1);0);&quot;-&quot;)" office:value-type="float" office:value="3">
            <text:p>3</text:p>
          </table:table-cell>
          <table:table-cell table:style-name="ce537" table:formula="of:=IF(([.$A46]+2)/3&gt;=[.F$2];ROUND([.$B$26]*([.$A46]-[.F$3])/(20-[.F$3])*0.85/([.F$2]+1);0);&quot;-&quot;)" office:value-type="float" office:value="2">
            <text:p>2</text:p>
          </table:table-cell>
          <table:table-cell table:style-name="ce537" table:formula="of:=IF(([.$A46]+2)/3&gt;=[.G$2];ROUND([.$B$26]*([.$A46]-[.G$3])/(20-[.G$3])*0.85/([.G$2]+1);0);&quot;-&quot;)" office:value-type="float" office:value="2">
            <text:p>2</text:p>
          </table:table-cell>
          <table:table-cell table:style-name="ce537" table:formula="of:=IF(([.$A46]+2)/3&gt;=[.H$2];ROUND([.$B$26]*([.$A46]-[.H$3])/(20-[.H$3])*0.85/([.H$2]+1);0);&quot;-&quot;)" office:value-type="float" office:value="1">
            <text:p>1</text:p>
          </table:table-cell>
          <table:table-cell table:style-name="ce541" table:formula="of:=IF(([.$A46]+2)/3&gt;=[.I$2];ROUND([.$B$26]*([.$A46]-[.I$3])/(20-[.I$3])*0.85/([.I$2]+1);0);&quot;-&quot;)" office:value-type="float" office:value="1">
            <text:p>1</text:p>
          </table:table-cell>
          <table:table-cell table:style-name="ce533" table:formula="of:=[.J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2)/3&gt;=[.L$2];ROUND([.$K$26]*([.$A46]-[.L$3])/(20-[.L$3])*0.85/([.L$2]+1);0);&quot;-&quot;)" office:value-type="float" office:value="9">
            <text:p>9</text:p>
          </table:table-cell>
          <table:table-cell table:style-name="ce537" table:formula="of:=IF(([.$A46]+2)/3&gt;=[.M$2];ROUND([.$K$26]*([.$A46]-[.M$3])/(20-[.M$3])*0.85/([.M$2]+1);0);&quot;-&quot;)" office:value-type="float" office:value="4">
            <text:p>4</text:p>
          </table:table-cell>
          <table:table-cell table:style-name="ce537" table:formula="of:=IF(([.$A46]+2)/3&gt;=[.N$2];ROUND([.$K$26]*([.$A46]-[.N$3])/(20-[.N$3])*0.85/([.N$2]+1);0);&quot;-&quot;)" office:value-type="float" office:value="3">
            <text:p>3</text:p>
          </table:table-cell>
          <table:table-cell table:style-name="ce537" table:formula="of:=IF(([.$A46]+2)/3&gt;=[.O$2];ROUND([.$K$26]*([.$A46]-[.O$3])/(20-[.O$3])*0.85/([.O$2]+1);0);&quot;-&quot;)" office:value-type="float" office:value="2">
            <text:p>2</text:p>
          </table:table-cell>
          <table:table-cell table:style-name="ce537" table:formula="of:=IF(([.$A46]+2)/3&gt;=[.P$2];ROUND([.$K$26]*([.$A46]-[.P$3])/(20-[.P$3])*0.85/([.P$2]+1);0);&quot;-&quot;)" office:value-type="float" office:value="2">
            <text:p>2</text:p>
          </table:table-cell>
          <table:table-cell table:style-name="ce537" table:formula="of:=IF(([.$A46]+2)/3&gt;=[.Q$2];ROUND([.$K$26]*([.$A46]-[.Q$3])/(20-[.Q$3])*0.85/([.Q$2]+1);0);&quot;-&quot;)" office:value-type="float" office:value="1">
            <text:p>1</text:p>
          </table:table-cell>
          <table:table-cell table:style-name="ce541" table:formula="of:=IF(([.$A46]+2)/3&gt;=[.R$2];ROUND([.$K$26]*([.$A46]-[.R$3])/(20-[.R$3])*0.85/([.R$2]+1);0);&quot;-&quot;)" office:value-type="float" office:value="1">
            <text:p>1</text:p>
          </table:table-cell>
          <table:table-cell table:style-name="ce533" table:formula="of:=[.S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+2)/3&gt;=[.U$2];ROUND([.$T$26]*([.$A46]-[.U$3])/(20-[.U$3])*0.85/([.U$2]+1);0);&quot;-&quot;)" office:value-type="float" office:value="10">
            <text:p>10</text:p>
          </table:table-cell>
          <table:table-cell table:style-name="ce537" table:formula="of:=IF(([.$A46]+2)/3&gt;=[.V$2];ROUND([.$T$26]*([.$A46]-[.V$3])/(20-[.V$3])*0.85/([.V$2]+1);0);&quot;-&quot;)" office:value-type="float" office:value="5">
            <text:p>5</text:p>
          </table:table-cell>
          <table:table-cell table:style-name="ce537" table:formula="of:=IF(([.$A46]+2)/3&gt;=[.W$2];ROUND([.$T$26]*([.$A46]-[.W$3])/(20-[.W$3])*0.85/([.W$2]+1);0);&quot;-&quot;)" office:value-type="float" office:value="3">
            <text:p>3</text:p>
          </table:table-cell>
          <table:table-cell table:style-name="ce537" table:formula="of:=IF(([.$A46]+2)/3&gt;=[.X$2];ROUND([.$T$26]*([.$A46]-[.X$3])/(20-[.X$3])*0.85/([.X$2]+1);0);&quot;-&quot;)" office:value-type="float" office:value="2">
            <text:p>2</text:p>
          </table:table-cell>
          <table:table-cell table:style-name="ce537" table:formula="of:=IF(([.$A46]+2)/3&gt;=[.Y$2];ROUND([.$T$26]*([.$A46]-[.Y$3])/(20-[.Y$3])*0.85/([.Y$2]+1);0);&quot;-&quot;)" office:value-type="float" office:value="2">
            <text:p>2</text:p>
          </table:table-cell>
          <table:table-cell table:style-name="ce537" table:formula="of:=IF(([.$A46]+2)/3&gt;=[.Z$2];ROUND([.$T$26]*([.$A46]-[.Z$3])/(20-[.Z$3])*0.85/([.Z$2]+1);0);&quot;-&quot;)" office:value-type="float" office:value="1">
            <text:p>1</text:p>
          </table:table-cell>
          <table:table-cell table:style-name="ce541" table:formula="of:=IF(([.$A46]+2)/3&gt;=[.AA$2];ROUND([.$T$26]*([.$A46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>
          <table:table-cell table:style-name="ce534" table:formula="of:=[.A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2)/3&gt;=[.C$2];ROUND([.$B$26]*([.$A47]-[.C$3])/(20-[.C$3])*0.85/([.C$2]+1);0);&quot;-&quot;)" office:value-type="float" office:value="9">
            <text:p>9</text:p>
          </table:table-cell>
          <table:table-cell table:style-name="ce538" table:formula="of:=IF(([.$A47]+2)/3&gt;=[.D$2];ROUND([.$B$26]*([.$A47]-[.D$3])/(20-[.D$3])*0.85/([.D$2]+1);0);&quot;-&quot;)" office:value-type="float" office:value="4">
            <text:p>4</text:p>
          </table:table-cell>
          <table:table-cell table:style-name="ce538" table:formula="of:=IF(([.$A47]+2)/3&gt;=[.E$2];ROUND([.$B$26]*([.$A47]-[.E$3])/(20-[.E$3])*0.85/([.E$2]+1);0);&quot;-&quot;)" office:value-type="float" office:value="3">
            <text:p>3</text:p>
          </table:table-cell>
          <table:table-cell table:style-name="ce538" table:formula="of:=IF(([.$A47]+2)/3&gt;=[.F$2];ROUND([.$B$26]*([.$A47]-[.F$3])/(20-[.F$3])*0.85/([.F$2]+1);0);&quot;-&quot;)" office:value-type="float" office:value="2">
            <text:p>2</text:p>
          </table:table-cell>
          <table:table-cell table:style-name="ce538" table:formula="of:=IF(([.$A47]+2)/3&gt;=[.G$2];ROUND([.$B$26]*([.$A47]-[.G$3])/(20-[.G$3])*0.85/([.G$2]+1);0);&quot;-&quot;)" office:value-type="float" office:value="2">
            <text:p>2</text:p>
          </table:table-cell>
          <table:table-cell table:style-name="ce538" table:formula="of:=IF(([.$A47]+2)/3&gt;=[.H$2];ROUND([.$B$26]*([.$A47]-[.H$3])/(20-[.H$3])*0.85/([.H$2]+1);0);&quot;-&quot;)" office:value-type="float" office:value="1">
            <text:p>1</text:p>
          </table:table-cell>
          <table:table-cell table:style-name="ce543" table:formula="of:=IF(([.$A47]+2)/3&gt;=[.I$2];ROUND([.$B$26]*([.$A47]-[.I$3])/(20-[.I$3])*0.85/([.I$2]+1);0);&quot;-&quot;)" office:value-type="float" office:value="1">
            <text:p>1</text:p>
          </table:table-cell>
          <table:table-cell table:style-name="ce534" table:formula="of:=[.J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2)/3&gt;=[.L$2];ROUND([.$K$26]*([.$A47]-[.L$3])/(20-[.L$3])*0.85/([.L$2]+1);0);&quot;-&quot;)" office:value-type="float" office:value="9">
            <text:p>9</text:p>
          </table:table-cell>
          <table:table-cell table:style-name="ce538" table:formula="of:=IF(([.$A47]+2)/3&gt;=[.M$2];ROUND([.$K$26]*([.$A47]-[.M$3])/(20-[.M$3])*0.85/([.M$2]+1);0);&quot;-&quot;)" office:value-type="float" office:value="5">
            <text:p>5</text:p>
          </table:table-cell>
          <table:table-cell table:style-name="ce538" table:formula="of:=IF(([.$A47]+2)/3&gt;=[.N$2];ROUND([.$K$26]*([.$A47]-[.N$3])/(20-[.N$3])*0.85/([.N$2]+1);0);&quot;-&quot;)" office:value-type="float" office:value="3">
            <text:p>3</text:p>
          </table:table-cell>
          <table:table-cell table:style-name="ce538" table:formula="of:=IF(([.$A47]+2)/3&gt;=[.O$2];ROUND([.$K$26]*([.$A47]-[.O$3])/(20-[.O$3])*0.85/([.O$2]+1);0);&quot;-&quot;)" office:value-type="float" office:value="2">
            <text:p>2</text:p>
          </table:table-cell>
          <table:table-cell table:style-name="ce538" table:formula="of:=IF(([.$A47]+2)/3&gt;=[.P$2];ROUND([.$K$26]*([.$A47]-[.P$3])/(20-[.P$3])*0.85/([.P$2]+1);0);&quot;-&quot;)" office:value-type="float" office:value="2">
            <text:p>2</text:p>
          </table:table-cell>
          <table:table-cell table:style-name="ce538" table:formula="of:=IF(([.$A47]+2)/3&gt;=[.Q$2];ROUND([.$K$26]*([.$A47]-[.Q$3])/(20-[.Q$3])*0.85/([.Q$2]+1);0);&quot;-&quot;)" office:value-type="float" office:value="2">
            <text:p>2</text:p>
          </table:table-cell>
          <table:table-cell table:style-name="ce543" table:formula="of:=IF(([.$A47]+2)/3&gt;=[.R$2];ROUND([.$K$26]*([.$A47]-[.R$3])/(20-[.R$3])*0.85/([.R$2]+1);0);&quot;-&quot;)" office:value-type="float" office:value="1">
            <text:p>1</text:p>
          </table:table-cell>
          <table:table-cell table:style-name="ce534" table:formula="of:=[.S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+2)/3&gt;=[.U$2];ROUND([.$T$26]*([.$A47]-[.U$3])/(20-[.U$3])*0.85/([.U$2]+1);0);&quot;-&quot;)" office:value-type="float" office:value="10">
            <text:p>10</text:p>
          </table:table-cell>
          <table:table-cell table:style-name="ce538" table:formula="of:=IF(([.$A47]+2)/3&gt;=[.V$2];ROUND([.$T$26]*([.$A47]-[.V$3])/(20-[.V$3])*0.85/([.V$2]+1);0);&quot;-&quot;)" office:value-type="float" office:value="5">
            <text:p>5</text:p>
          </table:table-cell>
          <table:table-cell table:style-name="ce538" table:formula="of:=IF(([.$A47]+2)/3&gt;=[.W$2];ROUND([.$T$26]*([.$A47]-[.W$3])/(20-[.W$3])*0.85/([.W$2]+1);0);&quot;-&quot;)" office:value-type="float" office:value="3">
            <text:p>3</text:p>
          </table:table-cell>
          <table:table-cell table:style-name="ce538" table:formula="of:=IF(([.$A47]+2)/3&gt;=[.X$2];ROUND([.$T$26]*([.$A47]-[.X$3])/(20-[.X$3])*0.85/([.X$2]+1);0);&quot;-&quot;)" office:value-type="float" office:value="3">
            <text:p>3</text:p>
          </table:table-cell>
          <table:table-cell table:style-name="ce538" table:formula="of:=IF(([.$A47]+2)/3&gt;=[.Y$2];ROUND([.$T$26]*([.$A47]-[.Y$3])/(20-[.Y$3])*0.85/([.Y$2]+1);0);&quot;-&quot;)" office:value-type="float" office:value="2">
            <text:p>2</text:p>
          </table:table-cell>
          <table:table-cell table:style-name="ce538" table:formula="of:=IF(([.$A47]+2)/3&gt;=[.Z$2];ROUND([.$T$26]*([.$A47]-[.Z$3])/(20-[.Z$3])*0.85/([.Z$2]+1);0);&quot;-&quot;)" office:value-type="float" office:value="2">
            <text:p>2</text:p>
          </table:table-cell>
          <table:table-cell table:style-name="ce543" table:formula="of:=IF(([.$A47]+2)/3&gt;=[.AA$2];ROUND([.$T$26]*([.$A47]-[.AA$3])/(20-[.AA$3])*0.85/([.AA$2]+1);0);&quot;-&quot;)" office:value-type="float" office:value="1">
            <text:p>1</text:p>
          </table:table-cell>
          <table:table-cell table:number-columns-repeated="99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4" table:style-name="ta1" table:print="false">
        <table:table-column table:style-name="co3" table:default-cell-style-name="ce531"/>
        <table:table-column table:style-name="co1" table:number-columns-repeated="5" table:default-cell-style-name="ce531"/>
        <table:table-column table:style-name="co3" table:default-cell-style-name="ce531"/>
        <table:table-column table:style-name="co1" table:number-columns-repeated="5" table:default-cell-style-name="ce531"/>
        <table:table-column table:style-name="co3" table:default-cell-style-name="ce531"/>
        <table:table-column table:style-name="co1" table:number-columns-repeated="5" table:default-cell-style-name="ce531"/>
        <table:table-column table:style-name="co3" table:default-cell-style-name="ce531"/>
        <table:table-column table:style-name="co1" table:number-columns-repeated="1005" table:default-cell-style-name="ce531"/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number-columns-repeated="1000"/>
        </table:table-row>
        <table:table-row table:style-name="ro3">
          <table:table-cell table:style-name="ce533" table:formula="of:=CONCATENATE([.A24];&quot; - &quot;;[.A24]+1)" office:value-type="string" office:string-value="12 - 13">
            <text:p>12 - 13</text:p>
          </table:table-cell>
          <table:table-cell table:style-name="ce537" table:formula="of:=CONCATENATE(IF([.A24]&gt;=10;&quot;+&quot;;&quot;&quot;);ROUNDDOWN(([.A24]-10)/2;0))" office:value-type="string" office:string-value="+1">
            <text:p>+1</text:p>
          </table:table-cell>
          <table:table-cell table:style-name="ce537" office:value-type="float" office:value="1">
            <text:p>1</text:p>
          </table:table-cell>
          <table:table-cell table:style-name="ce537" table:formula="of:=[.C2]+1" office:value-type="float" office:value="2">
            <text:p>2</text:p>
          </table:table-cell>
          <table:table-cell table:style-name="ce537" table:formula="of:=[.D2]+1" office:value-type="float" office:value="3">
            <text:p>3</text:p>
          </table:table-cell>
          <table:table-cell table:style-name="ce541" table:formula="of:=[.E2]+1" office:value-type="float" office:value="4">
            <text:p>4</text:p>
          </table:table-cell>
          <table:table-cell table:style-name="ce533" table:formula="of:=CONCATENATE([.G24];&quot; - &quot;;[.G24]+1)" office:value-type="string" office:string-value="14 - 15">
            <text:p>14 - 15</text:p>
          </table:table-cell>
          <table:table-cell table:style-name="ce537" table:formula="of:=CONCATENATE(IF([.G24]&gt;=10;&quot;+&quot;;&quot;&quot;);ROUNDDOWN(([.G24]-10)/2;0))" office:value-type="string" office:string-value="+2">
            <text:p>+2</text:p>
          </table:table-cell>
          <table:table-cell table:style-name="ce537" office:value-type="float" office:value="1">
            <text:p>1</text:p>
          </table:table-cell>
          <table:table-cell table:style-name="ce537" table:formula="of:=[.I2]+1" office:value-type="float" office:value="2">
            <text:p>2</text:p>
          </table:table-cell>
          <table:table-cell table:style-name="ce537" table:formula="of:=[.J2]+1" office:value-type="float" office:value="3">
            <text:p>3</text:p>
          </table:table-cell>
          <table:table-cell table:style-name="ce541" table:formula="of:=[.K2]+1" office:value-type="float" office:value="4">
            <text:p>4</text:p>
          </table:table-cell>
          <table:table-cell table:style-name="ce533" table:formula="of:=CONCATENATE([.M24];&quot; - &quot;;[.M24]+1)" office:value-type="string" office:string-value="16 - 17">
            <text:p>16 - 17</text:p>
          </table:table-cell>
          <table:table-cell table:style-name="ce537" table:formula="of:=CONCATENATE(IF([.M24]&gt;=10;&quot;+&quot;;&quot;&quot;);ROUNDDOWN(([.M24]-10)/2;0))" office:value-type="string" office:string-value="+3">
            <text:p>+3</text:p>
          </table:table-cell>
          <table:table-cell table:style-name="ce537" office:value-type="float" office:value="1">
            <text:p>1</text:p>
          </table:table-cell>
          <table:table-cell table:style-name="ce537" table:formula="of:=[.O2]+1" office:value-type="float" office:value="2">
            <text:p>2</text:p>
          </table:table-cell>
          <table:table-cell table:style-name="ce537" table:formula="of:=[.P2]+1" office:value-type="float" office:value="3">
            <text:p>3</text:p>
          </table:table-cell>
          <table:table-cell table:style-name="ce541" table:formula="of:=[.Q2]+1" office:value-type="float" office:value="4">
            <text:p>4</text:p>
          </table:table-cell>
          <table:table-cell table:style-name="ce533" table:formula="of:=CONCATENATE([.S24];&quot; - &quot;;[.S24]+1)" office:value-type="string" office:string-value="18 - 19">
            <text:p>18 - 19</text:p>
          </table:table-cell>
          <table:table-cell table:style-name="ce537" table:formula="of:=CONCATENATE(IF([.S24]&gt;=10;&quot;+&quot;;&quot;&quot;);ROUNDDOWN(([.S24]-10)/2;0))" office:value-type="string" office:string-value="+4">
            <text:p>+4</text:p>
          </table:table-cell>
          <table:table-cell table:style-name="ce537" office:value-type="float" office:value="1">
            <text:p>1</text:p>
          </table:table-cell>
          <table:table-cell table:style-name="ce537" table:formula="of:=[.U2]+1" office:value-type="float" office:value="2">
            <text:p>2</text:p>
          </table:table-cell>
          <table:table-cell table:style-name="ce537" table:formula="of:=[.V2]+1" office:value-type="float" office:value="3">
            <text:p>3</text:p>
          </table:table-cell>
          <table:table-cell table:style-name="ce541" table:formula="of:=[.W2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C2]*3+1" office:value-type="float" office:value="4">
            <text:p>4</text:p>
          </table:table-cell>
          <table:table-cell table:style-name="ce540" table:formula="of:=[.D2]*3+1" office:value-type="float" office:value="7">
            <text:p>7</text:p>
          </table:table-cell>
          <table:table-cell table:style-name="ce540" table:formula="of:=[.E2]*3+1" office:value-type="float" office:value="10">
            <text:p>10</text:p>
          </table:table-cell>
          <table:table-cell table:style-name="ce542" table:formula="of:=[.F2]*3+1" office:value-type="float" office:value="13">
            <text:p>13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I2]*3+1" office:value-type="float" office:value="4">
            <text:p>4</text:p>
          </table:table-cell>
          <table:table-cell table:style-name="ce540" table:formula="of:=[.J2]*3+1" office:value-type="float" office:value="7">
            <text:p>7</text:p>
          </table:table-cell>
          <table:table-cell table:style-name="ce540" table:formula="of:=[.K2]*3+1" office:value-type="float" office:value="10">
            <text:p>10</text:p>
          </table:table-cell>
          <table:table-cell table:style-name="ce542" table:formula="of:=[.L2]*3+1" office:value-type="float" office:value="13">
            <text:p>13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O2]*3+1" office:value-type="float" office:value="4">
            <text:p>4</text:p>
          </table:table-cell>
          <table:table-cell table:style-name="ce540" table:formula="of:=[.P2]*3+1" office:value-type="float" office:value="7">
            <text:p>7</text:p>
          </table:table-cell>
          <table:table-cell table:style-name="ce540" table:formula="of:=[.Q2]*3+1" office:value-type="float" office:value="10">
            <text:p>10</text:p>
          </table:table-cell>
          <table:table-cell table:style-name="ce542" table:formula="of:=[.R2]*3+1" office:value-type="float" office:value="13">
            <text:p>13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U2]*3+1" office:value-type="float" office:value="4">
            <text:p>4</text:p>
          </table:table-cell>
          <table:table-cell table:style-name="ce540" table:formula="of:=[.V2]*3+1" office:value-type="float" office:value="7">
            <text:p>7</text:p>
          </table:table-cell>
          <table:table-cell table:style-name="ce540" table:formula="of:=[.W2]*3+1" office:value-type="float" office:value="10">
            <text:p>10</text:p>
          </table:table-cell>
          <table:table-cell table:style-name="ce542" table:formula="of:=[.X2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-1)/3&gt;=[.C$2];ROUND([.$B$2]*([.$A4]-[.C$3])/(20-[.C$3])*[.$B$24]/([.C$2]+1);0);&quot;-&quot;)" office:value-type="string" office:string-value="-">
            <text:p>-</text:p>
          </table:table-cell>
          <table:table-cell table:style-name="ce537" table:formula="of:=IF(([.$A4]-1)/3&gt;=[.D$2];ROUND([.$B$2]*([.$A4]-[.D$3])/(20-[.D$3])*[.$B$24]/([.D$2]+1);0);&quot;-&quot;)" office:value-type="string" office:string-value="-">
            <text:p>-</text:p>
          </table:table-cell>
          <table:table-cell table:style-name="ce537" table:formula="of:=IF(([.$A4]-1)/3&gt;=[.E$2];ROUND([.$B$2]*([.$A4]-[.E$3])/(20-[.E$3])*[.$B$24]/([.E$2]+1);0);&quot;-&quot;)" office:value-type="string" office:string-value="-">
            <text:p>-</text:p>
          </table:table-cell>
          <table:table-cell table:style-name="ce541" table:formula="of:=IF(([.$A4]-1)/3&gt;=[.F$2];ROUND([.$B$2]*([.$A4]-[.F$3])/(20-[.F$3])*[.$B$24]/([.F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-1)/3&gt;=[.I$2];ROUND([.$H$2]*([.$A4]-[.I$3])/(20-[.I$3])*[.$B$24]/([.I$2]+1);0);&quot;-&quot;)" office:value-type="string" office:string-value="-">
            <text:p>-</text:p>
          </table:table-cell>
          <table:table-cell table:style-name="ce537" table:formula="of:=IF(([.$A4]-1)/3&gt;=[.J$2];ROUND([.$G$2]*([.$A4]-[.J$3])/(20-[.J$3])*[.$B$24]/([.J$2]+1);0);&quot;-&quot;)" office:value-type="string" office:string-value="-">
            <text:p>-</text:p>
          </table:table-cell>
          <table:table-cell table:style-name="ce537" table:formula="of:=IF(([.$A4]-1)/3&gt;=[.K$2];ROUND([.$G$2]*([.$A4]-[.K$3])/(20-[.K$3])*[.$B$24]/([.K$2]+1);0);&quot;-&quot;)" office:value-type="string" office:string-value="-">
            <text:p>-</text:p>
          </table:table-cell>
          <table:table-cell table:style-name="ce541" table:formula="of:=IF(([.$A4]-1)/3&gt;=[.L$2];ROUND([.$G$2]*([.$A4]-[.L$3])/(20-[.L$3])*[.$B$24]/([.L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-1)/3&gt;=[.O$2];ROUND([.$N$2]*([.$A4]-[.O$3])/(20-[.O$3])*[.$B$24]/([.O$2]+1);0);&quot;-&quot;)" office:value-type="string" office:string-value="-">
            <text:p>-</text:p>
          </table:table-cell>
          <table:table-cell table:style-name="ce537" table:formula="of:=IF(([.$A4]-1)/3&gt;=[.P$2];ROUND([.$N$2]*([.$A4]-[.P$3])/(20-[.P$3])*[.$B$24]/([.P$2]+1);0);&quot;-&quot;)" office:value-type="string" office:string-value="-">
            <text:p>-</text:p>
          </table:table-cell>
          <table:table-cell table:style-name="ce537" table:formula="of:=IF(([.$A4]-1)/3&gt;=[.Q$2];ROUND([.$N$2]*([.$A4]-[.Q$3])/(20-[.Q$3])*[.$B$24]/([.Q$2]+1);0);&quot;-&quot;)" office:value-type="string" office:string-value="-">
            <text:p>-</text:p>
          </table:table-cell>
          <table:table-cell table:style-name="ce541" table:formula="of:=IF(([.$A4]-1)/3&gt;=[.R$2];ROUND([.$N$2]*([.$A4]-[.R$3])/(20-[.R$3])*[.$B$24]/([.R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4]-1)/3&gt;=[.U$2];ROUND([.$T$2]*([.$A4]-[.U$3])/(20-[.U$3])*[.$B$24]/([.U$2]+1);0);&quot;-&quot;)" office:value-type="string" office:string-value="-">
            <text:p>-</text:p>
          </table:table-cell>
          <table:table-cell table:style-name="ce537" table:formula="of:=IF(([.$A4]-1)/3&gt;=[.V$2];ROUND([.$T$2]*([.$A4]-[.V$3])/(20-[.V$3])*[.$B$24]/([.V$2]+1);0);&quot;-&quot;)" office:value-type="string" office:string-value="-">
            <text:p>-</text:p>
          </table:table-cell>
          <table:table-cell table:style-name="ce537" table:formula="of:=IF(([.$A4]-1)/3&gt;=[.W$2];ROUND([.$T$2]*([.$A4]-[.W$3])/(20-[.W$3])*[.$B$24]/([.W$2]+1);0);&quot;-&quot;)" office:value-type="string" office:string-value="-">
            <text:p>-</text:p>
          </table:table-cell>
          <table:table-cell table:style-name="ce541" table:formula="of:=IF(([.$A4]-1)/3&gt;=[.X$2];ROUND([.$T$2]*([.$A4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-1)/3&gt;=[.C$2];ROUND([.$B$2]*([.$A5]-[.C$3])/(20-[.C$3])*[.$B$24]/([.C$2]+1);0);&quot;-&quot;)" office:value-type="string" office:string-value="-">
            <text:p>-</text:p>
          </table:table-cell>
          <table:table-cell table:style-name="ce537" table:formula="of:=IF(([.$A5]-1)/3&gt;=[.D$2];ROUND([.$B$2]*([.$A5]-[.D$3])/(20-[.D$3])*[.$B$24]/([.D$2]+1);0);&quot;-&quot;)" office:value-type="string" office:string-value="-">
            <text:p>-</text:p>
          </table:table-cell>
          <table:table-cell table:style-name="ce537" table:formula="of:=IF(([.$A5]-1)/3&gt;=[.E$2];ROUND([.$B$2]*([.$A5]-[.E$3])/(20-[.E$3])*[.$B$24]/([.E$2]+1);0);&quot;-&quot;)" office:value-type="string" office:string-value="-">
            <text:p>-</text:p>
          </table:table-cell>
          <table:table-cell table:style-name="ce541" table:formula="of:=IF(([.$A5]-1)/3&gt;=[.F$2];ROUND([.$B$2]*([.$A5]-[.F$3])/(20-[.F$3])*[.$B$24]/([.F$2]+1);0);&quot;-&quot;)" office:value-type="string" office:string-value="-">
            <text:p>-</text:p>
          </table:table-cell>
          <table:table-cell table:style-name="ce533" table:formula="of:=[.G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-1)/3&gt;=[.I$2];ROUND([.$H$2]*([.$A5]-[.I$3])/(20-[.I$3])*[.$B$24]/([.I$2]+1);0);&quot;-&quot;)" office:value-type="string" office:string-value="-">
            <text:p>-</text:p>
          </table:table-cell>
          <table:table-cell table:style-name="ce537" table:formula="of:=IF(([.$A5]-1)/3&gt;=[.J$2];ROUND([.$H$2]*([.$A5]-[.J$3])/(20-[.J$3])*[.$B$24]/([.J$2]+1);0);&quot;-&quot;)" office:value-type="string" office:string-value="-">
            <text:p>-</text:p>
          </table:table-cell>
          <table:table-cell table:style-name="ce537" table:formula="of:=IF(([.$A5]-1)/3&gt;=[.K$2];ROUND([.$H$2]*([.$A5]-[.K$3])/(20-[.K$3])*[.$B$24]/([.K$2]+1);0);&quot;-&quot;)" office:value-type="string" office:string-value="-">
            <text:p>-</text:p>
          </table:table-cell>
          <table:table-cell table:style-name="ce541" table:formula="of:=IF(([.$A5]-1)/3&gt;=[.L$2];ROUND([.$H$2]*([.$A5]-[.L$3])/(20-[.L$3])*[.$B$24]/([.L$2]+1);0);&quot;-&quot;)" office:value-type="string" office:string-value="-">
            <text:p>-</text:p>
          </table:table-cell>
          <table:table-cell table:style-name="ce533" table:formula="of:=[.M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-1)/3&gt;=[.O$2];ROUND([.$N$2]*([.$A5]-[.O$3])/(20-[.O$3])*[.$B$24]/([.O$2]+1);0);&quot;-&quot;)" office:value-type="string" office:string-value="-">
            <text:p>-</text:p>
          </table:table-cell>
          <table:table-cell table:style-name="ce537" table:formula="of:=IF(([.$A5]-1)/3&gt;=[.P$2];ROUND([.$N$2]*([.$A5]-[.P$3])/(20-[.P$3])*[.$B$24]/([.P$2]+1);0);&quot;-&quot;)" office:value-type="string" office:string-value="-">
            <text:p>-</text:p>
          </table:table-cell>
          <table:table-cell table:style-name="ce537" table:formula="of:=IF(([.$A5]-1)/3&gt;=[.Q$2];ROUND([.$N$2]*([.$A5]-[.Q$3])/(20-[.Q$3])*[.$B$24]/([.Q$2]+1);0);&quot;-&quot;)" office:value-type="string" office:string-value="-">
            <text:p>-</text:p>
          </table:table-cell>
          <table:table-cell table:style-name="ce541" table:formula="of:=IF(([.$A5]-1)/3&gt;=[.R$2];ROUND([.$N$2]*([.$A5]-[.R$3])/(20-[.R$3])*[.$B$24]/([.R$2]+1);0);&quot;-&quot;)" office:value-type="string" office:string-value="-">
            <text:p>-</text:p>
          </table:table-cell>
          <table:table-cell table:style-name="ce533" table:formula="of:=[.S4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5]-1)/3&gt;=[.U$2];ROUND([.$T$2]*([.$A5]-[.U$3])/(20-[.U$3])*[.$B$24]/([.U$2]+1);0);&quot;-&quot;)" office:value-type="string" office:string-value="-">
            <text:p>-</text:p>
          </table:table-cell>
          <table:table-cell table:style-name="ce537" table:formula="of:=IF(([.$A5]-1)/3&gt;=[.V$2];ROUND([.$T$2]*([.$A5]-[.V$3])/(20-[.V$3])*[.$B$24]/([.V$2]+1);0);&quot;-&quot;)" office:value-type="string" office:string-value="-">
            <text:p>-</text:p>
          </table:table-cell>
          <table:table-cell table:style-name="ce537" table:formula="of:=IF(([.$A5]-1)/3&gt;=[.W$2];ROUND([.$T$2]*([.$A5]-[.W$3])/(20-[.W$3])*[.$B$24]/([.W$2]+1);0);&quot;-&quot;)" office:value-type="string" office:string-value="-">
            <text:p>-</text:p>
          </table:table-cell>
          <table:table-cell table:style-name="ce541" table:formula="of:=IF(([.$A5]-1)/3&gt;=[.X$2];ROUND([.$T$2]*([.$A5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-1)/3&gt;=[.C$2];ROUND([.$B$2]*([.$A6]-[.C$3])/(20-[.C$3])*[.$B$24]/([.C$2]+1);0);&quot;-&quot;)" office:value-type="string" office:string-value="-">
            <text:p>-</text:p>
          </table:table-cell>
          <table:table-cell table:style-name="ce537" table:formula="of:=IF(([.$A6]-1)/3&gt;=[.D$2];ROUND([.$B$2]*([.$A6]-[.D$3])/(20-[.D$3])*[.$B$24]/([.D$2]+1);0);&quot;-&quot;)" office:value-type="string" office:string-value="-">
            <text:p>-</text:p>
          </table:table-cell>
          <table:table-cell table:style-name="ce537" table:formula="of:=IF(([.$A6]-1)/3&gt;=[.E$2];ROUND([.$B$2]*([.$A6]-[.E$3])/(20-[.E$3])*[.$B$24]/([.E$2]+1);0);&quot;-&quot;)" office:value-type="string" office:string-value="-">
            <text:p>-</text:p>
          </table:table-cell>
          <table:table-cell table:style-name="ce541" table:formula="of:=IF(([.$A6]-1)/3&gt;=[.F$2];ROUND([.$B$2]*([.$A6]-[.F$3])/(20-[.F$3])*[.$B$24]/([.F$2]+1);0);&quot;-&quot;)" office:value-type="string" office:string-value="-">
            <text:p>-</text:p>
          </table:table-cell>
          <table:table-cell table:style-name="ce533" table:formula="of:=[.G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-1)/3&gt;=[.I$2];ROUND([.$H$2]*([.$A6]-[.I$3])/(20-[.I$3])*[.$B$24]/([.I$2]+1);0);&quot;-&quot;)" office:value-type="string" office:string-value="-">
            <text:p>-</text:p>
          </table:table-cell>
          <table:table-cell table:style-name="ce537" table:formula="of:=IF(([.$A6]-1)/3&gt;=[.J$2];ROUND([.$H$2]*([.$A6]-[.J$3])/(20-[.J$3])*[.$B$24]/([.J$2]+1);0);&quot;-&quot;)" office:value-type="string" office:string-value="-">
            <text:p>-</text:p>
          </table:table-cell>
          <table:table-cell table:style-name="ce537" table:formula="of:=IF(([.$A6]-1)/3&gt;=[.K$2];ROUND([.$H$2]*([.$A6]-[.K$3])/(20-[.K$3])*[.$B$24]/([.K$2]+1);0);&quot;-&quot;)" office:value-type="string" office:string-value="-">
            <text:p>-</text:p>
          </table:table-cell>
          <table:table-cell table:style-name="ce541" table:formula="of:=IF(([.$A6]-1)/3&gt;=[.L$2];ROUND([.$H$2]*([.$A6]-[.L$3])/(20-[.L$3])*[.$B$24]/([.L$2]+1);0);&quot;-&quot;)" office:value-type="string" office:string-value="-">
            <text:p>-</text:p>
          </table:table-cell>
          <table:table-cell table:style-name="ce533" table:formula="of:=[.M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-1)/3&gt;=[.O$2];ROUND([.$N$2]*([.$A6]-[.O$3])/(20-[.O$3])*[.$B$24]/([.O$2]+1);0);&quot;-&quot;)" office:value-type="string" office:string-value="-">
            <text:p>-</text:p>
          </table:table-cell>
          <table:table-cell table:style-name="ce537" table:formula="of:=IF(([.$A6]-1)/3&gt;=[.P$2];ROUND([.$N$2]*([.$A6]-[.P$3])/(20-[.P$3])*[.$B$24]/([.P$2]+1);0);&quot;-&quot;)" office:value-type="string" office:string-value="-">
            <text:p>-</text:p>
          </table:table-cell>
          <table:table-cell table:style-name="ce537" table:formula="of:=IF(([.$A6]-1)/3&gt;=[.Q$2];ROUND([.$N$2]*([.$A6]-[.Q$3])/(20-[.Q$3])*[.$B$24]/([.Q$2]+1);0);&quot;-&quot;)" office:value-type="string" office:string-value="-">
            <text:p>-</text:p>
          </table:table-cell>
          <table:table-cell table:style-name="ce541" table:formula="of:=IF(([.$A6]-1)/3&gt;=[.R$2];ROUND([.$N$2]*([.$A6]-[.R$3])/(20-[.R$3])*[.$B$24]/([.R$2]+1);0);&quot;-&quot;)" office:value-type="string" office:string-value="-">
            <text:p>-</text:p>
          </table:table-cell>
          <table:table-cell table:style-name="ce533" table:formula="of:=[.S5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6]-1)/3&gt;=[.U$2];ROUND([.$T$2]*([.$A6]-[.U$3])/(20-[.U$3])*[.$B$24]/([.U$2]+1);0);&quot;-&quot;)" office:value-type="string" office:string-value="-">
            <text:p>-</text:p>
          </table:table-cell>
          <table:table-cell table:style-name="ce537" table:formula="of:=IF(([.$A6]-1)/3&gt;=[.V$2];ROUND([.$T$2]*([.$A6]-[.V$3])/(20-[.V$3])*[.$B$24]/([.V$2]+1);0);&quot;-&quot;)" office:value-type="string" office:string-value="-">
            <text:p>-</text:p>
          </table:table-cell>
          <table:table-cell table:style-name="ce537" table:formula="of:=IF(([.$A6]-1)/3&gt;=[.W$2];ROUND([.$T$2]*([.$A6]-[.W$3])/(20-[.W$3])*[.$B$24]/([.W$2]+1);0);&quot;-&quot;)" office:value-type="string" office:string-value="-">
            <text:p>-</text:p>
          </table:table-cell>
          <table:table-cell table:style-name="ce541" table:formula="of:=IF(([.$A6]-1)/3&gt;=[.X$2];ROUND([.$T$2]*([.$A6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-1)/3&gt;=[.C$2];ROUND([.$B$2]*([.$A7]-[.C$3])/(20-[.C$3])*[.$B$24]/([.C$2]+1);0);&quot;-&quot;)" office:value-type="float" office:value="0">
            <text:p>0</text:p>
          </table:table-cell>
          <table:table-cell table:style-name="ce537" table:formula="of:=IF(([.$A7]-1)/3&gt;=[.D$2];ROUND([.$B$2]*([.$A7]-[.D$3])/(20-[.D$3])*[.$B$24]/([.D$2]+1);0);&quot;-&quot;)" office:value-type="string" office:string-value="-">
            <text:p>-</text:p>
          </table:table-cell>
          <table:table-cell table:style-name="ce537" table:formula="of:=IF(([.$A7]-1)/3&gt;=[.E$2];ROUND([.$B$2]*([.$A7]-[.E$3])/(20-[.E$3])*[.$B$24]/([.E$2]+1);0);&quot;-&quot;)" office:value-type="string" office:string-value="-">
            <text:p>-</text:p>
          </table:table-cell>
          <table:table-cell table:style-name="ce541" table:formula="of:=IF(([.$A7]-1)/3&gt;=[.F$2];ROUND([.$B$2]*([.$A7]-[.F$3])/(20-[.F$3])*[.$B$24]/([.F$2]+1);0);&quot;-&quot;)" office:value-type="string" office:string-value="-">
            <text:p>-</text:p>
          </table:table-cell>
          <table:table-cell table:style-name="ce533" table:formula="of:=[.G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-1)/3&gt;=[.I$2];ROUND([.$H$2]*([.$A7]-[.I$3])/(20-[.I$3])*[.$B$24]/([.I$2]+1);0);&quot;-&quot;)" office:value-type="float" office:value="0">
            <text:p>0</text:p>
          </table:table-cell>
          <table:table-cell table:style-name="ce537" table:formula="of:=IF(([.$A7]-1)/3&gt;=[.J$2];ROUND([.$H$2]*([.$A7]-[.J$3])/(20-[.J$3])*[.$B$24]/([.J$2]+1);0);&quot;-&quot;)" office:value-type="string" office:string-value="-">
            <text:p>-</text:p>
          </table:table-cell>
          <table:table-cell table:style-name="ce537" table:formula="of:=IF(([.$A7]-1)/3&gt;=[.K$2];ROUND([.$H$2]*([.$A7]-[.K$3])/(20-[.K$3])*[.$B$24]/([.K$2]+1);0);&quot;-&quot;)" office:value-type="string" office:string-value="-">
            <text:p>-</text:p>
          </table:table-cell>
          <table:table-cell table:style-name="ce541" table:formula="of:=IF(([.$A7]-1)/3&gt;=[.L$2];ROUND([.$H$2]*([.$A7]-[.L$3])/(20-[.L$3])*[.$B$24]/([.L$2]+1);0);&quot;-&quot;)" office:value-type="string" office:string-value="-">
            <text:p>-</text:p>
          </table:table-cell>
          <table:table-cell table:style-name="ce533" table:formula="of:=[.M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-1)/3&gt;=[.O$2];ROUND([.$N$2]*([.$A7]-[.O$3])/(20-[.O$3])*[.$B$24]/([.O$2]+1);0);&quot;-&quot;)" office:value-type="float" office:value="0">
            <text:p>0</text:p>
          </table:table-cell>
          <table:table-cell table:style-name="ce537" table:formula="of:=IF(([.$A7]-1)/3&gt;=[.P$2];ROUND([.$N$2]*([.$A7]-[.P$3])/(20-[.P$3])*[.$B$24]/([.P$2]+1);0);&quot;-&quot;)" office:value-type="string" office:string-value="-">
            <text:p>-</text:p>
          </table:table-cell>
          <table:table-cell table:style-name="ce537" table:formula="of:=IF(([.$A7]-1)/3&gt;=[.Q$2];ROUND([.$N$2]*([.$A7]-[.Q$3])/(20-[.Q$3])*[.$B$24]/([.Q$2]+1);0);&quot;-&quot;)" office:value-type="string" office:string-value="-">
            <text:p>-</text:p>
          </table:table-cell>
          <table:table-cell table:style-name="ce541" table:formula="of:=IF(([.$A7]-1)/3&gt;=[.R$2];ROUND([.$N$2]*([.$A7]-[.R$3])/(20-[.R$3])*[.$B$24]/([.R$2]+1);0);&quot;-&quot;)" office:value-type="string" office:string-value="-">
            <text:p>-</text:p>
          </table:table-cell>
          <table:table-cell table:style-name="ce533" table:formula="of:=[.S6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7]-1)/3&gt;=[.U$2];ROUND([.$T$2]*([.$A7]-[.U$3])/(20-[.U$3])*[.$B$24]/([.U$2]+1);0);&quot;-&quot;)" office:value-type="float" office:value="0">
            <text:p>0</text:p>
          </table:table-cell>
          <table:table-cell table:style-name="ce537" table:formula="of:=IF(([.$A7]-1)/3&gt;=[.V$2];ROUND([.$T$2]*([.$A7]-[.V$3])/(20-[.V$3])*[.$B$24]/([.V$2]+1);0);&quot;-&quot;)" office:value-type="string" office:string-value="-">
            <text:p>-</text:p>
          </table:table-cell>
          <table:table-cell table:style-name="ce537" table:formula="of:=IF(([.$A7]-1)/3&gt;=[.W$2];ROUND([.$T$2]*([.$A7]-[.W$3])/(20-[.W$3])*[.$B$24]/([.W$2]+1);0);&quot;-&quot;)" office:value-type="string" office:string-value="-">
            <text:p>-</text:p>
          </table:table-cell>
          <table:table-cell table:style-name="ce541" table:formula="of:=IF(([.$A7]-1)/3&gt;=[.X$2];ROUND([.$T$2]*([.$A7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-1)/3&gt;=[.C$2];ROUND([.$B$2]*([.$A8]-[.C$3])/(20-[.C$3])*[.$B$24]/([.C$2]+1);0);&quot;-&quot;)" office:value-type="float" office:value="0">
            <text:p>0</text:p>
          </table:table-cell>
          <table:table-cell table:style-name="ce537" table:formula="of:=IF(([.$A8]-1)/3&gt;=[.D$2];ROUND([.$B$2]*([.$A8]-[.D$3])/(20-[.D$3])*[.$B$24]/([.D$2]+1);0);&quot;-&quot;)" office:value-type="string" office:string-value="-">
            <text:p>-</text:p>
          </table:table-cell>
          <table:table-cell table:style-name="ce537" table:formula="of:=IF(([.$A8]-1)/3&gt;=[.E$2];ROUND([.$B$2]*([.$A8]-[.E$3])/(20-[.E$3])*[.$B$24]/([.E$2]+1);0);&quot;-&quot;)" office:value-type="string" office:string-value="-">
            <text:p>-</text:p>
          </table:table-cell>
          <table:table-cell table:style-name="ce541" table:formula="of:=IF(([.$A8]-1)/3&gt;=[.F$2];ROUND([.$B$2]*([.$A8]-[.F$3])/(20-[.F$3])*[.$B$24]/([.F$2]+1);0);&quot;-&quot;)" office:value-type="string" office:string-value="-">
            <text:p>-</text:p>
          </table:table-cell>
          <table:table-cell table:style-name="ce533" table:formula="of:=[.G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-1)/3&gt;=[.I$2];ROUND([.$H$2]*([.$A8]-[.I$3])/(20-[.I$3])*[.$B$24]/([.I$2]+1);0);&quot;-&quot;)" office:value-type="float" office:value="0">
            <text:p>0</text:p>
          </table:table-cell>
          <table:table-cell table:style-name="ce537" table:formula="of:=IF(([.$A8]-1)/3&gt;=[.J$2];ROUND([.$H$2]*([.$A8]-[.J$3])/(20-[.J$3])*[.$B$24]/([.J$2]+1);0);&quot;-&quot;)" office:value-type="string" office:string-value="-">
            <text:p>-</text:p>
          </table:table-cell>
          <table:table-cell table:style-name="ce537" table:formula="of:=IF(([.$A8]-1)/3&gt;=[.K$2];ROUND([.$H$2]*([.$A8]-[.K$3])/(20-[.K$3])*[.$B$24]/([.K$2]+1);0);&quot;-&quot;)" office:value-type="string" office:string-value="-">
            <text:p>-</text:p>
          </table:table-cell>
          <table:table-cell table:style-name="ce541" table:formula="of:=IF(([.$A8]-1)/3&gt;=[.L$2];ROUND([.$H$2]*([.$A8]-[.L$3])/(20-[.L$3])*[.$B$24]/([.L$2]+1);0);&quot;-&quot;)" office:value-type="string" office:string-value="-">
            <text:p>-</text:p>
          </table:table-cell>
          <table:table-cell table:style-name="ce533" table:formula="of:=[.M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-1)/3&gt;=[.O$2];ROUND([.$N$2]*([.$A8]-[.O$3])/(20-[.O$3])*[.$B$24]/([.O$2]+1);0);&quot;-&quot;)" office:value-type="float" office:value="0">
            <text:p>0</text:p>
          </table:table-cell>
          <table:table-cell table:style-name="ce537" table:formula="of:=IF(([.$A8]-1)/3&gt;=[.P$2];ROUND([.$N$2]*([.$A8]-[.P$3])/(20-[.P$3])*[.$B$24]/([.P$2]+1);0);&quot;-&quot;)" office:value-type="string" office:string-value="-">
            <text:p>-</text:p>
          </table:table-cell>
          <table:table-cell table:style-name="ce537" table:formula="of:=IF(([.$A8]-1)/3&gt;=[.Q$2];ROUND([.$N$2]*([.$A8]-[.Q$3])/(20-[.Q$3])*[.$B$24]/([.Q$2]+1);0);&quot;-&quot;)" office:value-type="string" office:string-value="-">
            <text:p>-</text:p>
          </table:table-cell>
          <table:table-cell table:style-name="ce541" table:formula="of:=IF(([.$A8]-1)/3&gt;=[.R$2];ROUND([.$N$2]*([.$A8]-[.R$3])/(20-[.R$3])*[.$B$24]/([.R$2]+1);0);&quot;-&quot;)" office:value-type="string" office:string-value="-">
            <text:p>-</text:p>
          </table:table-cell>
          <table:table-cell table:style-name="ce533" table:formula="of:=[.S7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8]-1)/3&gt;=[.U$2];ROUND([.$T$2]*([.$A8]-[.U$3])/(20-[.U$3])*[.$B$24]/([.U$2]+1);0);&quot;-&quot;)" office:value-type="float" office:value="0">
            <text:p>0</text:p>
          </table:table-cell>
          <table:table-cell table:style-name="ce537" table:formula="of:=IF(([.$A8]-1)/3&gt;=[.V$2];ROUND([.$T$2]*([.$A8]-[.V$3])/(20-[.V$3])*[.$B$24]/([.V$2]+1);0);&quot;-&quot;)" office:value-type="string" office:string-value="-">
            <text:p>-</text:p>
          </table:table-cell>
          <table:table-cell table:style-name="ce537" table:formula="of:=IF(([.$A8]-1)/3&gt;=[.W$2];ROUND([.$T$2]*([.$A8]-[.W$3])/(20-[.W$3])*[.$B$24]/([.W$2]+1);0);&quot;-&quot;)" office:value-type="string" office:string-value="-">
            <text:p>-</text:p>
          </table:table-cell>
          <table:table-cell table:style-name="ce541" table:formula="of:=IF(([.$A8]-1)/3&gt;=[.X$2];ROUND([.$T$2]*([.$A8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-1)/3&gt;=[.C$2];ROUND([.$B$2]*([.$A9]-[.C$3])/(20-[.C$3])*[.$B$24]/([.C$2]+1);0);&quot;-&quot;)" office:value-type="float" office:value="0">
            <text:p>0</text:p>
          </table:table-cell>
          <table:table-cell table:style-name="ce537" table:formula="of:=IF(([.$A9]-1)/3&gt;=[.D$2];ROUND([.$B$2]*([.$A9]-[.D$3])/(20-[.D$3])*[.$B$24]/([.D$2]+1);0);&quot;-&quot;)" office:value-type="string" office:string-value="-">
            <text:p>-</text:p>
          </table:table-cell>
          <table:table-cell table:style-name="ce537" table:formula="of:=IF(([.$A9]-1)/3&gt;=[.E$2];ROUND([.$B$2]*([.$A9]-[.E$3])/(20-[.E$3])*[.$B$24]/([.E$2]+1);0);&quot;-&quot;)" office:value-type="string" office:string-value="-">
            <text:p>-</text:p>
          </table:table-cell>
          <table:table-cell table:style-name="ce541" table:formula="of:=IF(([.$A9]-1)/3&gt;=[.F$2];ROUND([.$B$2]*([.$A9]-[.F$3])/(20-[.F$3])*[.$B$24]/([.F$2]+1);0);&quot;-&quot;)" office:value-type="string" office:string-value="-">
            <text:p>-</text:p>
          </table:table-cell>
          <table:table-cell table:style-name="ce533" table:formula="of:=[.G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-1)/3&gt;=[.I$2];ROUND([.$H$2]*([.$A9]-[.I$3])/(20-[.I$3])*[.$B$24]/([.I$2]+1);0);&quot;-&quot;)" office:value-type="float" office:value="0">
            <text:p>0</text:p>
          </table:table-cell>
          <table:table-cell table:style-name="ce537" table:formula="of:=IF(([.$A9]-1)/3&gt;=[.J$2];ROUND([.$H$2]*([.$A9]-[.J$3])/(20-[.J$3])*[.$B$24]/([.J$2]+1);0);&quot;-&quot;)" office:value-type="string" office:string-value="-">
            <text:p>-</text:p>
          </table:table-cell>
          <table:table-cell table:style-name="ce537" table:formula="of:=IF(([.$A9]-1)/3&gt;=[.K$2];ROUND([.$H$2]*([.$A9]-[.K$3])/(20-[.K$3])*[.$B$24]/([.K$2]+1);0);&quot;-&quot;)" office:value-type="string" office:string-value="-">
            <text:p>-</text:p>
          </table:table-cell>
          <table:table-cell table:style-name="ce541" table:formula="of:=IF(([.$A9]-1)/3&gt;=[.L$2];ROUND([.$H$2]*([.$A9]-[.L$3])/(20-[.L$3])*[.$B$24]/([.L$2]+1);0);&quot;-&quot;)" office:value-type="string" office:string-value="-">
            <text:p>-</text:p>
          </table:table-cell>
          <table:table-cell table:style-name="ce533" table:formula="of:=[.M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-1)/3&gt;=[.O$2];ROUND([.$N$2]*([.$A9]-[.O$3])/(20-[.O$3])*[.$B$24]/([.O$2]+1);0);&quot;-&quot;)" office:value-type="float" office:value="0">
            <text:p>0</text:p>
          </table:table-cell>
          <table:table-cell table:style-name="ce537" table:formula="of:=IF(([.$A9]-1)/3&gt;=[.P$2];ROUND([.$N$2]*([.$A9]-[.P$3])/(20-[.P$3])*[.$B$24]/([.P$2]+1);0);&quot;-&quot;)" office:value-type="string" office:string-value="-">
            <text:p>-</text:p>
          </table:table-cell>
          <table:table-cell table:style-name="ce537" table:formula="of:=IF(([.$A9]-1)/3&gt;=[.Q$2];ROUND([.$N$2]*([.$A9]-[.Q$3])/(20-[.Q$3])*[.$B$24]/([.Q$2]+1);0);&quot;-&quot;)" office:value-type="string" office:string-value="-">
            <text:p>-</text:p>
          </table:table-cell>
          <table:table-cell table:style-name="ce541" table:formula="of:=IF(([.$A9]-1)/3&gt;=[.R$2];ROUND([.$N$2]*([.$A9]-[.R$3])/(20-[.R$3])*[.$B$24]/([.R$2]+1);0);&quot;-&quot;)" office:value-type="string" office:string-value="-">
            <text:p>-</text:p>
          </table:table-cell>
          <table:table-cell table:style-name="ce533" table:formula="of:=[.S8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9]-1)/3&gt;=[.U$2];ROUND([.$T$2]*([.$A9]-[.U$3])/(20-[.U$3])*[.$B$24]/([.U$2]+1);0);&quot;-&quot;)" office:value-type="float" office:value="0">
            <text:p>0</text:p>
          </table:table-cell>
          <table:table-cell table:style-name="ce537" table:formula="of:=IF(([.$A9]-1)/3&gt;=[.V$2];ROUND([.$T$2]*([.$A9]-[.V$3])/(20-[.V$3])*[.$B$24]/([.V$2]+1);0);&quot;-&quot;)" office:value-type="string" office:string-value="-">
            <text:p>-</text:p>
          </table:table-cell>
          <table:table-cell table:style-name="ce537" table:formula="of:=IF(([.$A9]-1)/3&gt;=[.W$2];ROUND([.$T$2]*([.$A9]-[.W$3])/(20-[.W$3])*[.$B$24]/([.W$2]+1);0);&quot;-&quot;)" office:value-type="string" office:string-value="-">
            <text:p>-</text:p>
          </table:table-cell>
          <table:table-cell table:style-name="ce541" table:formula="of:=IF(([.$A9]-1)/3&gt;=[.X$2];ROUND([.$T$2]*([.$A9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-1)/3&gt;=[.C$2];ROUND([.$B$2]*([.$A10]-[.C$3])/(20-[.C$3])*[.$B$24]/([.C$2]+1);0);&quot;-&quot;)" office:value-type="float" office:value="0">
            <text:p>0</text:p>
          </table:table-cell>
          <table:table-cell table:style-name="ce537" table:formula="of:=IF(([.$A10]-1)/3&gt;=[.D$2];ROUND([.$B$2]*([.$A10]-[.D$3])/(20-[.D$3])*[.$B$24]/([.D$2]+1);0);&quot;-&quot;)" office:value-type="float" office:value="0">
            <text:p>0</text:p>
          </table:table-cell>
          <table:table-cell table:style-name="ce537" table:formula="of:=IF(([.$A10]-1)/3&gt;=[.E$2];ROUND([.$B$2]*([.$A10]-[.E$3])/(20-[.E$3])*[.$B$24]/([.E$2]+1);0);&quot;-&quot;)" office:value-type="string" office:string-value="-">
            <text:p>-</text:p>
          </table:table-cell>
          <table:table-cell table:style-name="ce541" table:formula="of:=IF(([.$A10]-1)/3&gt;=[.F$2];ROUND([.$B$2]*([.$A10]-[.F$3])/(20-[.F$3])*[.$B$24]/([.F$2]+1);0);&quot;-&quot;)" office:value-type="string" office:string-value="-">
            <text:p>-</text:p>
          </table:table-cell>
          <table:table-cell table:style-name="ce533" table:formula="of:=[.G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-1)/3&gt;=[.I$2];ROUND([.$H$2]*([.$A10]-[.I$3])/(20-[.I$3])*[.$B$24]/([.I$2]+1);0);&quot;-&quot;)" office:value-type="float" office:value="0">
            <text:p>0</text:p>
          </table:table-cell>
          <table:table-cell table:style-name="ce537" table:formula="of:=IF(([.$A10]-1)/3&gt;=[.J$2];ROUND([.$H$2]*([.$A10]-[.J$3])/(20-[.J$3])*[.$B$24]/([.J$2]+1);0);&quot;-&quot;)" office:value-type="float" office:value="0">
            <text:p>0</text:p>
          </table:table-cell>
          <table:table-cell table:style-name="ce537" table:formula="of:=IF(([.$A10]-1)/3&gt;=[.K$2];ROUND([.$H$2]*([.$A10]-[.K$3])/(20-[.K$3])*[.$B$24]/([.K$2]+1);0);&quot;-&quot;)" office:value-type="string" office:string-value="-">
            <text:p>-</text:p>
          </table:table-cell>
          <table:table-cell table:style-name="ce541" table:formula="of:=IF(([.$A10]-1)/3&gt;=[.L$2];ROUND([.$H$2]*([.$A10]-[.L$3])/(20-[.L$3])*[.$B$24]/([.L$2]+1);0);&quot;-&quot;)" office:value-type="string" office:string-value="-">
            <text:p>-</text:p>
          </table:table-cell>
          <table:table-cell table:style-name="ce533" table:formula="of:=[.M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-1)/3&gt;=[.O$2];ROUND([.$N$2]*([.$A10]-[.O$3])/(20-[.O$3])*[.$B$24]/([.O$2]+1);0);&quot;-&quot;)" office:value-type="float" office:value="0">
            <text:p>0</text:p>
          </table:table-cell>
          <table:table-cell table:style-name="ce537" table:formula="of:=IF(([.$A10]-1)/3&gt;=[.P$2];ROUND([.$N$2]*([.$A10]-[.P$3])/(20-[.P$3])*[.$B$24]/([.P$2]+1);0);&quot;-&quot;)" office:value-type="float" office:value="0">
            <text:p>0</text:p>
          </table:table-cell>
          <table:table-cell table:style-name="ce537" table:formula="of:=IF(([.$A10]-1)/3&gt;=[.Q$2];ROUND([.$N$2]*([.$A10]-[.Q$3])/(20-[.Q$3])*[.$B$24]/([.Q$2]+1);0);&quot;-&quot;)" office:value-type="string" office:string-value="-">
            <text:p>-</text:p>
          </table:table-cell>
          <table:table-cell table:style-name="ce541" table:formula="of:=IF(([.$A10]-1)/3&gt;=[.R$2];ROUND([.$N$2]*([.$A10]-[.R$3])/(20-[.R$3])*[.$B$24]/([.R$2]+1);0);&quot;-&quot;)" office:value-type="string" office:string-value="-">
            <text:p>-</text:p>
          </table:table-cell>
          <table:table-cell table:style-name="ce533" table:formula="of:=[.S9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10]-1)/3&gt;=[.U$2];ROUND([.$T$2]*([.$A10]-[.U$3])/(20-[.U$3])*[.$B$24]/([.U$2]+1);0);&quot;-&quot;)" office:value-type="float" office:value="0">
            <text:p>0</text:p>
          </table:table-cell>
          <table:table-cell table:style-name="ce537" table:formula="of:=IF(([.$A10]-1)/3&gt;=[.V$2];ROUND([.$T$2]*([.$A10]-[.V$3])/(20-[.V$3])*[.$B$24]/([.V$2]+1);0);&quot;-&quot;)" office:value-type="float" office:value="0">
            <text:p>0</text:p>
          </table:table-cell>
          <table:table-cell table:style-name="ce537" table:formula="of:=IF(([.$A10]-1)/3&gt;=[.W$2];ROUND([.$T$2]*([.$A10]-[.W$3])/(20-[.W$3])*[.$B$24]/([.W$2]+1);0);&quot;-&quot;)" office:value-type="string" office:string-value="-">
            <text:p>-</text:p>
          </table:table-cell>
          <table:table-cell table:style-name="ce541" table:formula="of:=IF(([.$A10]-1)/3&gt;=[.X$2];ROUND([.$T$2]*([.$A10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-1)/3&gt;=[.C$2];ROUND([.$B$2]*([.$A11]-[.C$3])/(20-[.C$3])*[.$B$24]/([.C$2]+1);0);&quot;-&quot;)" office:value-type="float" office:value="0">
            <text:p>0</text:p>
          </table:table-cell>
          <table:table-cell table:style-name="ce537" table:formula="of:=IF(([.$A11]-1)/3&gt;=[.D$2];ROUND([.$B$2]*([.$A11]-[.D$3])/(20-[.D$3])*[.$B$24]/([.D$2]+1);0);&quot;-&quot;)" office:value-type="float" office:value="0">
            <text:p>0</text:p>
          </table:table-cell>
          <table:table-cell table:style-name="ce537" table:formula="of:=IF(([.$A11]-1)/3&gt;=[.E$2];ROUND([.$B$2]*([.$A11]-[.E$3])/(20-[.E$3])*[.$B$24]/([.E$2]+1);0);&quot;-&quot;)" office:value-type="string" office:string-value="-">
            <text:p>-</text:p>
          </table:table-cell>
          <table:table-cell table:style-name="ce541" table:formula="of:=IF(([.$A11]-1)/3&gt;=[.F$2];ROUND([.$B$2]*([.$A11]-[.F$3])/(20-[.F$3])*[.$B$24]/([.F$2]+1);0);&quot;-&quot;)" office:value-type="string" office:string-value="-">
            <text:p>-</text:p>
          </table:table-cell>
          <table:table-cell table:style-name="ce533" table:formula="of:=[.G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-1)/3&gt;=[.I$2];ROUND([.$H$2]*([.$A11]-[.I$3])/(20-[.I$3])*[.$B$24]/([.I$2]+1);0);&quot;-&quot;)" office:value-type="float" office:value="0">
            <text:p>0</text:p>
          </table:table-cell>
          <table:table-cell table:style-name="ce537" table:formula="of:=IF(([.$A11]-1)/3&gt;=[.J$2];ROUND([.$H$2]*([.$A11]-[.J$3])/(20-[.J$3])*[.$B$24]/([.J$2]+1);0);&quot;-&quot;)" office:value-type="float" office:value="0">
            <text:p>0</text:p>
          </table:table-cell>
          <table:table-cell table:style-name="ce537" table:formula="of:=IF(([.$A11]-1)/3&gt;=[.K$2];ROUND([.$H$2]*([.$A11]-[.K$3])/(20-[.K$3])*[.$B$24]/([.K$2]+1);0);&quot;-&quot;)" office:value-type="string" office:string-value="-">
            <text:p>-</text:p>
          </table:table-cell>
          <table:table-cell table:style-name="ce541" table:formula="of:=IF(([.$A11]-1)/3&gt;=[.L$2];ROUND([.$H$2]*([.$A11]-[.L$3])/(20-[.L$3])*[.$B$24]/([.L$2]+1);0);&quot;-&quot;)" office:value-type="string" office:string-value="-">
            <text:p>-</text:p>
          </table:table-cell>
          <table:table-cell table:style-name="ce533" table:formula="of:=[.M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-1)/3&gt;=[.O$2];ROUND([.$N$2]*([.$A11]-[.O$3])/(20-[.O$3])*[.$B$24]/([.O$2]+1);0);&quot;-&quot;)" office:value-type="float" office:value="0">
            <text:p>0</text:p>
          </table:table-cell>
          <table:table-cell table:style-name="ce537" table:formula="of:=IF(([.$A11]-1)/3&gt;=[.P$2];ROUND([.$N$2]*([.$A11]-[.P$3])/(20-[.P$3])*[.$B$24]/([.P$2]+1);0);&quot;-&quot;)" office:value-type="float" office:value="0">
            <text:p>0</text:p>
          </table:table-cell>
          <table:table-cell table:style-name="ce537" table:formula="of:=IF(([.$A11]-1)/3&gt;=[.Q$2];ROUND([.$N$2]*([.$A11]-[.Q$3])/(20-[.Q$3])*[.$B$24]/([.Q$2]+1);0);&quot;-&quot;)" office:value-type="string" office:string-value="-">
            <text:p>-</text:p>
          </table:table-cell>
          <table:table-cell table:style-name="ce541" table:formula="of:=IF(([.$A11]-1)/3&gt;=[.R$2];ROUND([.$N$2]*([.$A11]-[.R$3])/(20-[.R$3])*[.$B$24]/([.R$2]+1);0);&quot;-&quot;)" office:value-type="string" office:string-value="-">
            <text:p>-</text:p>
          </table:table-cell>
          <table:table-cell table:style-name="ce533" table:formula="of:=[.S10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11]-1)/3&gt;=[.U$2];ROUND([.$T$2]*([.$A11]-[.U$3])/(20-[.U$3])*[.$B$24]/([.U$2]+1);0);&quot;-&quot;)" office:value-type="float" office:value="0">
            <text:p>0</text:p>
          </table:table-cell>
          <table:table-cell table:style-name="ce537" table:formula="of:=IF(([.$A11]-1)/3&gt;=[.V$2];ROUND([.$T$2]*([.$A11]-[.V$3])/(20-[.V$3])*[.$B$24]/([.V$2]+1);0);&quot;-&quot;)" office:value-type="float" office:value="0">
            <text:p>0</text:p>
          </table:table-cell>
          <table:table-cell table:style-name="ce537" table:formula="of:=IF(([.$A11]-1)/3&gt;=[.W$2];ROUND([.$T$2]*([.$A11]-[.W$3])/(20-[.W$3])*[.$B$24]/([.W$2]+1);0);&quot;-&quot;)" office:value-type="string" office:string-value="-">
            <text:p>-</text:p>
          </table:table-cell>
          <table:table-cell table:style-name="ce541" table:formula="of:=IF(([.$A11]-1)/3&gt;=[.X$2];ROUND([.$T$2]*([.$A11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-1)/3&gt;=[.C$2];ROUND([.$B$2]*([.$A12]-[.C$3])/(20-[.C$3])*[.$B$24]/([.C$2]+1);0);&quot;-&quot;)" office:value-type="float" office:value="0">
            <text:p>0</text:p>
          </table:table-cell>
          <table:table-cell table:style-name="ce537" table:formula="of:=IF(([.$A12]-1)/3&gt;=[.D$2];ROUND([.$B$2]*([.$A12]-[.D$3])/(20-[.D$3])*[.$B$24]/([.D$2]+1);0);&quot;-&quot;)" office:value-type="float" office:value="0">
            <text:p>0</text:p>
          </table:table-cell>
          <table:table-cell table:style-name="ce537" table:formula="of:=IF(([.$A12]-1)/3&gt;=[.E$2];ROUND([.$B$2]*([.$A12]-[.E$3])/(20-[.E$3])*[.$B$24]/([.E$2]+1);0);&quot;-&quot;)" office:value-type="string" office:string-value="-">
            <text:p>-</text:p>
          </table:table-cell>
          <table:table-cell table:style-name="ce541" table:formula="of:=IF(([.$A12]-1)/3&gt;=[.F$2];ROUND([.$B$2]*([.$A12]-[.F$3])/(20-[.F$3])*[.$B$24]/([.F$2]+1);0);&quot;-&quot;)" office:value-type="string" office:string-value="-">
            <text:p>-</text:p>
          </table:table-cell>
          <table:table-cell table:style-name="ce533" table:formula="of:=[.G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-1)/3&gt;=[.I$2];ROUND([.$H$2]*([.$A12]-[.I$3])/(20-[.I$3])*[.$B$24]/([.I$2]+1);0);&quot;-&quot;)" office:value-type="float" office:value="0">
            <text:p>0</text:p>
          </table:table-cell>
          <table:table-cell table:style-name="ce537" table:formula="of:=IF(([.$A12]-1)/3&gt;=[.J$2];ROUND([.$H$2]*([.$A12]-[.J$3])/(20-[.J$3])*[.$B$24]/([.J$2]+1);0);&quot;-&quot;)" office:value-type="float" office:value="0">
            <text:p>0</text:p>
          </table:table-cell>
          <table:table-cell table:style-name="ce537" table:formula="of:=IF(([.$A12]-1)/3&gt;=[.K$2];ROUND([.$H$2]*([.$A12]-[.K$3])/(20-[.K$3])*[.$B$24]/([.K$2]+1);0);&quot;-&quot;)" office:value-type="string" office:string-value="-">
            <text:p>-</text:p>
          </table:table-cell>
          <table:table-cell table:style-name="ce541" table:formula="of:=IF(([.$A12]-1)/3&gt;=[.L$2];ROUND([.$H$2]*([.$A12]-[.L$3])/(20-[.L$3])*[.$B$24]/([.L$2]+1);0);&quot;-&quot;)" office:value-type="string" office:string-value="-">
            <text:p>-</text:p>
          </table:table-cell>
          <table:table-cell table:style-name="ce533" table:formula="of:=[.M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-1)/3&gt;=[.O$2];ROUND([.$N$2]*([.$A12]-[.O$3])/(20-[.O$3])*[.$B$24]/([.O$2]+1);0);&quot;-&quot;)" office:value-type="float" office:value="0">
            <text:p>0</text:p>
          </table:table-cell>
          <table:table-cell table:style-name="ce537" table:formula="of:=IF(([.$A12]-1)/3&gt;=[.P$2];ROUND([.$N$2]*([.$A12]-[.P$3])/(20-[.P$3])*[.$B$24]/([.P$2]+1);0);&quot;-&quot;)" office:value-type="float" office:value="0">
            <text:p>0</text:p>
          </table:table-cell>
          <table:table-cell table:style-name="ce537" table:formula="of:=IF(([.$A12]-1)/3&gt;=[.Q$2];ROUND([.$N$2]*([.$A12]-[.Q$3])/(20-[.Q$3])*[.$B$24]/([.Q$2]+1);0);&quot;-&quot;)" office:value-type="string" office:string-value="-">
            <text:p>-</text:p>
          </table:table-cell>
          <table:table-cell table:style-name="ce541" table:formula="of:=IF(([.$A12]-1)/3&gt;=[.R$2];ROUND([.$N$2]*([.$A12]-[.R$3])/(20-[.R$3])*[.$B$24]/([.R$2]+1);0);&quot;-&quot;)" office:value-type="string" office:string-value="-">
            <text:p>-</text:p>
          </table:table-cell>
          <table:table-cell table:style-name="ce533" table:formula="of:=[.S11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12]-1)/3&gt;=[.U$2];ROUND([.$T$2]*([.$A12]-[.U$3])/(20-[.U$3])*[.$B$24]/([.U$2]+1);0);&quot;-&quot;)" office:value-type="float" office:value="1">
            <text:p>1</text:p>
          </table:table-cell>
          <table:table-cell table:style-name="ce537" table:formula="of:=IF(([.$A12]-1)/3&gt;=[.V$2];ROUND([.$T$2]*([.$A12]-[.V$3])/(20-[.V$3])*[.$B$24]/([.V$2]+1);0);&quot;-&quot;)" office:value-type="float" office:value="0">
            <text:p>0</text:p>
          </table:table-cell>
          <table:table-cell table:style-name="ce537" table:formula="of:=IF(([.$A12]-1)/3&gt;=[.W$2];ROUND([.$T$2]*([.$A12]-[.W$3])/(20-[.W$3])*[.$B$24]/([.W$2]+1);0);&quot;-&quot;)" office:value-type="string" office:string-value="-">
            <text:p>-</text:p>
          </table:table-cell>
          <table:table-cell table:style-name="ce541" table:formula="of:=IF(([.$A12]-1)/3&gt;=[.X$2];ROUND([.$T$2]*([.$A12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-1)/3&gt;=[.C$2];ROUND([.$B$2]*([.$A13]-[.C$3])/(20-[.C$3])*[.$B$24]/([.C$2]+1);0);&quot;-&quot;)" office:value-type="float" office:value="0">
            <text:p>0</text:p>
          </table:table-cell>
          <table:table-cell table:style-name="ce537" table:formula="of:=IF(([.$A13]-1)/3&gt;=[.D$2];ROUND([.$B$2]*([.$A13]-[.D$3])/(20-[.D$3])*[.$B$24]/([.D$2]+1);0);&quot;-&quot;)" office:value-type="float" office:value="0">
            <text:p>0</text:p>
          </table:table-cell>
          <table:table-cell table:style-name="ce537" table:formula="of:=IF(([.$A13]-1)/3&gt;=[.E$2];ROUND([.$B$2]*([.$A13]-[.E$3])/(20-[.E$3])*[.$B$24]/([.E$2]+1);0);&quot;-&quot;)" office:value-type="float" office:value="0">
            <text:p>0</text:p>
          </table:table-cell>
          <table:table-cell table:style-name="ce541" table:formula="of:=IF(([.$A13]-1)/3&gt;=[.F$2];ROUND([.$B$2]*([.$A13]-[.F$3])/(20-[.F$3])*[.$B$24]/([.F$2]+1);0);&quot;-&quot;)" office:value-type="string" office:string-value="-">
            <text:p>-</text:p>
          </table:table-cell>
          <table:table-cell table:style-name="ce533" table:formula="of:=[.G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-1)/3&gt;=[.I$2];ROUND([.$H$2]*([.$A13]-[.I$3])/(20-[.I$3])*[.$B$24]/([.I$2]+1);0);&quot;-&quot;)" office:value-type="float" office:value="0">
            <text:p>0</text:p>
          </table:table-cell>
          <table:table-cell table:style-name="ce537" table:formula="of:=IF(([.$A13]-1)/3&gt;=[.J$2];ROUND([.$H$2]*([.$A13]-[.J$3])/(20-[.J$3])*[.$B$24]/([.J$2]+1);0);&quot;-&quot;)" office:value-type="float" office:value="0">
            <text:p>0</text:p>
          </table:table-cell>
          <table:table-cell table:style-name="ce537" table:formula="of:=IF(([.$A13]-1)/3&gt;=[.K$2];ROUND([.$H$2]*([.$A13]-[.K$3])/(20-[.K$3])*[.$B$24]/([.K$2]+1);0);&quot;-&quot;)" office:value-type="float" office:value="0">
            <text:p>0</text:p>
          </table:table-cell>
          <table:table-cell table:style-name="ce541" table:formula="of:=IF(([.$A13]-1)/3&gt;=[.L$2];ROUND([.$H$2]*([.$A13]-[.L$3])/(20-[.L$3])*[.$B$24]/([.L$2]+1);0);&quot;-&quot;)" office:value-type="string" office:string-value="-">
            <text:p>-</text:p>
          </table:table-cell>
          <table:table-cell table:style-name="ce533" table:formula="of:=[.M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-1)/3&gt;=[.O$2];ROUND([.$N$2]*([.$A13]-[.O$3])/(20-[.O$3])*[.$B$24]/([.O$2]+1);0);&quot;-&quot;)" office:value-type="float" office:value="0">
            <text:p>0</text:p>
          </table:table-cell>
          <table:table-cell table:style-name="ce537" table:formula="of:=IF(([.$A13]-1)/3&gt;=[.P$2];ROUND([.$N$2]*([.$A13]-[.P$3])/(20-[.P$3])*[.$B$24]/([.P$2]+1);0);&quot;-&quot;)" office:value-type="float" office:value="0">
            <text:p>0</text:p>
          </table:table-cell>
          <table:table-cell table:style-name="ce537" table:formula="of:=IF(([.$A13]-1)/3&gt;=[.Q$2];ROUND([.$N$2]*([.$A13]-[.Q$3])/(20-[.Q$3])*[.$B$24]/([.Q$2]+1);0);&quot;-&quot;)" office:value-type="float" office:value="0">
            <text:p>0</text:p>
          </table:table-cell>
          <table:table-cell table:style-name="ce541" table:formula="of:=IF(([.$A13]-1)/3&gt;=[.R$2];ROUND([.$N$2]*([.$A13]-[.R$3])/(20-[.R$3])*[.$B$24]/([.R$2]+1);0);&quot;-&quot;)" office:value-type="string" office:string-value="-">
            <text:p>-</text:p>
          </table:table-cell>
          <table:table-cell table:style-name="ce533" table:formula="of:=[.S12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13]-1)/3&gt;=[.U$2];ROUND([.$T$2]*([.$A13]-[.U$3])/(20-[.U$3])*[.$B$24]/([.U$2]+1);0);&quot;-&quot;)" office:value-type="float" office:value="1">
            <text:p>1</text:p>
          </table:table-cell>
          <table:table-cell table:style-name="ce537" table:formula="of:=IF(([.$A13]-1)/3&gt;=[.V$2];ROUND([.$T$2]*([.$A13]-[.V$3])/(20-[.V$3])*[.$B$24]/([.V$2]+1);0);&quot;-&quot;)" office:value-type="float" office:value="0">
            <text:p>0</text:p>
          </table:table-cell>
          <table:table-cell table:style-name="ce537" table:formula="of:=IF(([.$A13]-1)/3&gt;=[.W$2];ROUND([.$T$2]*([.$A13]-[.W$3])/(20-[.W$3])*[.$B$24]/([.W$2]+1);0);&quot;-&quot;)" office:value-type="float" office:value="0">
            <text:p>0</text:p>
          </table:table-cell>
          <table:table-cell table:style-name="ce541" table:formula="of:=IF(([.$A13]-1)/3&gt;=[.X$2];ROUND([.$T$2]*([.$A13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-1)/3&gt;=[.C$2];ROUND([.$B$2]*([.$A14]-[.C$3])/(20-[.C$3])*[.$B$24]/([.C$2]+1);0);&quot;-&quot;)" office:value-type="float" office:value="0">
            <text:p>0</text:p>
          </table:table-cell>
          <table:table-cell table:style-name="ce537" table:formula="of:=IF(([.$A14]-1)/3&gt;=[.D$2];ROUND([.$B$2]*([.$A14]-[.D$3])/(20-[.D$3])*[.$B$24]/([.D$2]+1);0);&quot;-&quot;)" office:value-type="float" office:value="0">
            <text:p>0</text:p>
          </table:table-cell>
          <table:table-cell table:style-name="ce537" table:formula="of:=IF(([.$A14]-1)/3&gt;=[.E$2];ROUND([.$B$2]*([.$A14]-[.E$3])/(20-[.E$3])*[.$B$24]/([.E$2]+1);0);&quot;-&quot;)" office:value-type="float" office:value="0">
            <text:p>0</text:p>
          </table:table-cell>
          <table:table-cell table:style-name="ce541" table:formula="of:=IF(([.$A14]-1)/3&gt;=[.F$2];ROUND([.$B$2]*([.$A14]-[.F$3])/(20-[.F$3])*[.$B$24]/([.F$2]+1);0);&quot;-&quot;)" office:value-type="string" office:string-value="-">
            <text:p>-</text:p>
          </table:table-cell>
          <table:table-cell table:style-name="ce533" table:formula="of:=[.G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-1)/3&gt;=[.I$2];ROUND([.$H$2]*([.$A14]-[.I$3])/(20-[.I$3])*[.$B$24]/([.I$2]+1);0);&quot;-&quot;)" office:value-type="float" office:value="0">
            <text:p>0</text:p>
          </table:table-cell>
          <table:table-cell table:style-name="ce537" table:formula="of:=IF(([.$A14]-1)/3&gt;=[.J$2];ROUND([.$H$2]*([.$A14]-[.J$3])/(20-[.J$3])*[.$B$24]/([.J$2]+1);0);&quot;-&quot;)" office:value-type="float" office:value="0">
            <text:p>0</text:p>
          </table:table-cell>
          <table:table-cell table:style-name="ce537" table:formula="of:=IF(([.$A14]-1)/3&gt;=[.K$2];ROUND([.$H$2]*([.$A14]-[.K$3])/(20-[.K$3])*[.$B$24]/([.K$2]+1);0);&quot;-&quot;)" office:value-type="float" office:value="0">
            <text:p>0</text:p>
          </table:table-cell>
          <table:table-cell table:style-name="ce541" table:formula="of:=IF(([.$A14]-1)/3&gt;=[.L$2];ROUND([.$H$2]*([.$A14]-[.L$3])/(20-[.L$3])*[.$B$24]/([.L$2]+1);0);&quot;-&quot;)" office:value-type="string" office:string-value="-">
            <text:p>-</text:p>
          </table:table-cell>
          <table:table-cell table:style-name="ce533" table:formula="of:=[.M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-1)/3&gt;=[.O$2];ROUND([.$N$2]*([.$A14]-[.O$3])/(20-[.O$3])*[.$B$24]/([.O$2]+1);0);&quot;-&quot;)" office:value-type="float" office:value="1">
            <text:p>1</text:p>
          </table:table-cell>
          <table:table-cell table:style-name="ce537" table:formula="of:=IF(([.$A14]-1)/3&gt;=[.P$2];ROUND([.$N$2]*([.$A14]-[.P$3])/(20-[.P$3])*[.$B$24]/([.P$2]+1);0);&quot;-&quot;)" office:value-type="float" office:value="0">
            <text:p>0</text:p>
          </table:table-cell>
          <table:table-cell table:style-name="ce537" table:formula="of:=IF(([.$A14]-1)/3&gt;=[.Q$2];ROUND([.$N$2]*([.$A14]-[.Q$3])/(20-[.Q$3])*[.$B$24]/([.Q$2]+1);0);&quot;-&quot;)" office:value-type="float" office:value="0">
            <text:p>0</text:p>
          </table:table-cell>
          <table:table-cell table:style-name="ce541" table:formula="of:=IF(([.$A14]-1)/3&gt;=[.R$2];ROUND([.$N$2]*([.$A14]-[.R$3])/(20-[.R$3])*[.$B$24]/([.R$2]+1);0);&quot;-&quot;)" office:value-type="string" office:string-value="-">
            <text:p>-</text:p>
          </table:table-cell>
          <table:table-cell table:style-name="ce533" table:formula="of:=[.S13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14]-1)/3&gt;=[.U$2];ROUND([.$T$2]*([.$A14]-[.U$3])/(20-[.U$3])*[.$B$24]/([.U$2]+1);0);&quot;-&quot;)" office:value-type="float" office:value="1">
            <text:p>1</text:p>
          </table:table-cell>
          <table:table-cell table:style-name="ce537" table:formula="of:=IF(([.$A14]-1)/3&gt;=[.V$2];ROUND([.$T$2]*([.$A14]-[.V$3])/(20-[.V$3])*[.$B$24]/([.V$2]+1);0);&quot;-&quot;)" office:value-type="float" office:value="0">
            <text:p>0</text:p>
          </table:table-cell>
          <table:table-cell table:style-name="ce537" table:formula="of:=IF(([.$A14]-1)/3&gt;=[.W$2];ROUND([.$T$2]*([.$A14]-[.W$3])/(20-[.W$3])*[.$B$24]/([.W$2]+1);0);&quot;-&quot;)" office:value-type="float" office:value="0">
            <text:p>0</text:p>
          </table:table-cell>
          <table:table-cell table:style-name="ce541" table:formula="of:=IF(([.$A14]-1)/3&gt;=[.X$2];ROUND([.$T$2]*([.$A14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-1)/3&gt;=[.C$2];ROUND([.$B$2]*([.$A15]-[.C$3])/(20-[.C$3])*[.$B$24]/([.C$2]+1);0);&quot;-&quot;)" office:value-type="float" office:value="0">
            <text:p>0</text:p>
          </table:table-cell>
          <table:table-cell table:style-name="ce537" table:formula="of:=IF(([.$A15]-1)/3&gt;=[.D$2];ROUND([.$B$2]*([.$A15]-[.D$3])/(20-[.D$3])*[.$B$24]/([.D$2]+1);0);&quot;-&quot;)" office:value-type="float" office:value="0">
            <text:p>0</text:p>
          </table:table-cell>
          <table:table-cell table:style-name="ce537" table:formula="of:=IF(([.$A15]-1)/3&gt;=[.E$2];ROUND([.$B$2]*([.$A15]-[.E$3])/(20-[.E$3])*[.$B$24]/([.E$2]+1);0);&quot;-&quot;)" office:value-type="float" office:value="0">
            <text:p>0</text:p>
          </table:table-cell>
          <table:table-cell table:style-name="ce541" table:formula="of:=IF(([.$A15]-1)/3&gt;=[.F$2];ROUND([.$B$2]*([.$A15]-[.F$3])/(20-[.F$3])*[.$B$24]/([.F$2]+1);0);&quot;-&quot;)" office:value-type="string" office:string-value="-">
            <text:p>-</text:p>
          </table:table-cell>
          <table:table-cell table:style-name="ce533" table:formula="of:=[.G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-1)/3&gt;=[.I$2];ROUND([.$H$2]*([.$A15]-[.I$3])/(20-[.I$3])*[.$B$24]/([.I$2]+1);0);&quot;-&quot;)" office:value-type="float" office:value="0">
            <text:p>0</text:p>
          </table:table-cell>
          <table:table-cell table:style-name="ce537" table:formula="of:=IF(([.$A15]-1)/3&gt;=[.J$2];ROUND([.$H$2]*([.$A15]-[.J$3])/(20-[.J$3])*[.$B$24]/([.J$2]+1);0);&quot;-&quot;)" office:value-type="float" office:value="0">
            <text:p>0</text:p>
          </table:table-cell>
          <table:table-cell table:style-name="ce537" table:formula="of:=IF(([.$A15]-1)/3&gt;=[.K$2];ROUND([.$H$2]*([.$A15]-[.K$3])/(20-[.K$3])*[.$B$24]/([.K$2]+1);0);&quot;-&quot;)" office:value-type="float" office:value="0">
            <text:p>0</text:p>
          </table:table-cell>
          <table:table-cell table:style-name="ce541" table:formula="of:=IF(([.$A15]-1)/3&gt;=[.L$2];ROUND([.$H$2]*([.$A15]-[.L$3])/(20-[.L$3])*[.$B$24]/([.L$2]+1);0);&quot;-&quot;)" office:value-type="string" office:string-value="-">
            <text:p>-</text:p>
          </table:table-cell>
          <table:table-cell table:style-name="ce533" table:formula="of:=[.M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-1)/3&gt;=[.O$2];ROUND([.$N$2]*([.$A15]-[.O$3])/(20-[.O$3])*[.$B$24]/([.O$2]+1);0);&quot;-&quot;)" office:value-type="float" office:value="1">
            <text:p>1</text:p>
          </table:table-cell>
          <table:table-cell table:style-name="ce537" table:formula="of:=IF(([.$A15]-1)/3&gt;=[.P$2];ROUND([.$N$2]*([.$A15]-[.P$3])/(20-[.P$3])*[.$B$24]/([.P$2]+1);0);&quot;-&quot;)" office:value-type="float" office:value="0">
            <text:p>0</text:p>
          </table:table-cell>
          <table:table-cell table:style-name="ce537" table:formula="of:=IF(([.$A15]-1)/3&gt;=[.Q$2];ROUND([.$N$2]*([.$A15]-[.Q$3])/(20-[.Q$3])*[.$B$24]/([.Q$2]+1);0);&quot;-&quot;)" office:value-type="float" office:value="0">
            <text:p>0</text:p>
          </table:table-cell>
          <table:table-cell table:style-name="ce541" table:formula="of:=IF(([.$A15]-1)/3&gt;=[.R$2];ROUND([.$N$2]*([.$A15]-[.R$3])/(20-[.R$3])*[.$B$24]/([.R$2]+1);0);&quot;-&quot;)" office:value-type="string" office:string-value="-">
            <text:p>-</text:p>
          </table:table-cell>
          <table:table-cell table:style-name="ce533" table:formula="of:=[.S14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15]-1)/3&gt;=[.U$2];ROUND([.$T$2]*([.$A15]-[.U$3])/(20-[.U$3])*[.$B$24]/([.U$2]+1);0);&quot;-&quot;)" office:value-type="float" office:value="1">
            <text:p>1</text:p>
          </table:table-cell>
          <table:table-cell table:style-name="ce537" table:formula="of:=IF(([.$A15]-1)/3&gt;=[.V$2];ROUND([.$T$2]*([.$A15]-[.V$3])/(20-[.V$3])*[.$B$24]/([.V$2]+1);0);&quot;-&quot;)" office:value-type="float" office:value="0">
            <text:p>0</text:p>
          </table:table-cell>
          <table:table-cell table:style-name="ce537" table:formula="of:=IF(([.$A15]-1)/3&gt;=[.W$2];ROUND([.$T$2]*([.$A15]-[.W$3])/(20-[.W$3])*[.$B$24]/([.W$2]+1);0);&quot;-&quot;)" office:value-type="float" office:value="0">
            <text:p>0</text:p>
          </table:table-cell>
          <table:table-cell table:style-name="ce541" table:formula="of:=IF(([.$A15]-1)/3&gt;=[.X$2];ROUND([.$T$2]*([.$A15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-1)/3&gt;=[.C$2];ROUND([.$B$2]*([.$A16]-[.C$3])/(20-[.C$3])*[.$B$24]/([.C$2]+1);0);&quot;-&quot;)" office:value-type="float" office:value="0">
            <text:p>0</text:p>
          </table:table-cell>
          <table:table-cell table:style-name="ce537" table:formula="of:=IF(([.$A16]-1)/3&gt;=[.D$2];ROUND([.$B$2]*([.$A16]-[.D$3])/(20-[.D$3])*[.$B$24]/([.D$2]+1);0);&quot;-&quot;)" office:value-type="float" office:value="0">
            <text:p>0</text:p>
          </table:table-cell>
          <table:table-cell table:style-name="ce537" table:formula="of:=IF(([.$A16]-1)/3&gt;=[.E$2];ROUND([.$B$2]*([.$A16]-[.E$3])/(20-[.E$3])*[.$B$24]/([.E$2]+1);0);&quot;-&quot;)" office:value-type="float" office:value="0">
            <text:p>0</text:p>
          </table:table-cell>
          <table:table-cell table:style-name="ce541" table:formula="of:=IF(([.$A16]-1)/3&gt;=[.F$2];ROUND([.$B$2]*([.$A16]-[.F$3])/(20-[.F$3])*[.$B$24]/([.F$2]+1);0);&quot;-&quot;)" office:value-type="float" office:value="0">
            <text:p>0</text:p>
          </table:table-cell>
          <table:table-cell table:style-name="ce533" table:formula="of:=[.G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-1)/3&gt;=[.I$2];ROUND([.$H$2]*([.$A16]-[.I$3])/(20-[.I$3])*[.$B$24]/([.I$2]+1);0);&quot;-&quot;)" office:value-type="float" office:value="0">
            <text:p>0</text:p>
          </table:table-cell>
          <table:table-cell table:style-name="ce537" table:formula="of:=IF(([.$A16]-1)/3&gt;=[.J$2];ROUND([.$H$2]*([.$A16]-[.J$3])/(20-[.J$3])*[.$B$24]/([.J$2]+1);0);&quot;-&quot;)" office:value-type="float" office:value="0">
            <text:p>0</text:p>
          </table:table-cell>
          <table:table-cell table:style-name="ce537" table:formula="of:=IF(([.$A16]-1)/3&gt;=[.K$2];ROUND([.$H$2]*([.$A16]-[.K$3])/(20-[.K$3])*[.$B$24]/([.K$2]+1);0);&quot;-&quot;)" office:value-type="float" office:value="0">
            <text:p>0</text:p>
          </table:table-cell>
          <table:table-cell table:style-name="ce541" table:formula="of:=IF(([.$A16]-1)/3&gt;=[.L$2];ROUND([.$H$2]*([.$A16]-[.L$3])/(20-[.L$3])*[.$B$24]/([.L$2]+1);0);&quot;-&quot;)" office:value-type="float" office:value="0">
            <text:p>0</text:p>
          </table:table-cell>
          <table:table-cell table:style-name="ce533" table:formula="of:=[.M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-1)/3&gt;=[.O$2];ROUND([.$N$2]*([.$A16]-[.O$3])/(20-[.O$3])*[.$B$24]/([.O$2]+1);0);&quot;-&quot;)" office:value-type="float" office:value="1">
            <text:p>1</text:p>
          </table:table-cell>
          <table:table-cell table:style-name="ce537" table:formula="of:=IF(([.$A16]-1)/3&gt;=[.P$2];ROUND([.$N$2]*([.$A16]-[.P$3])/(20-[.P$3])*[.$B$24]/([.P$2]+1);0);&quot;-&quot;)" office:value-type="float" office:value="0">
            <text:p>0</text:p>
          </table:table-cell>
          <table:table-cell table:style-name="ce537" table:formula="of:=IF(([.$A16]-1)/3&gt;=[.Q$2];ROUND([.$N$2]*([.$A16]-[.Q$3])/(20-[.Q$3])*[.$B$24]/([.Q$2]+1);0);&quot;-&quot;)" office:value-type="float" office:value="0">
            <text:p>0</text:p>
          </table:table-cell>
          <table:table-cell table:style-name="ce541" table:formula="of:=IF(([.$A16]-1)/3&gt;=[.R$2];ROUND([.$N$2]*([.$A16]-[.R$3])/(20-[.R$3])*[.$B$24]/([.R$2]+1);0);&quot;-&quot;)" office:value-type="float" office:value="0">
            <text:p>0</text:p>
          </table:table-cell>
          <table:table-cell table:style-name="ce533" table:formula="of:=[.S15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16]-1)/3&gt;=[.U$2];ROUND([.$T$2]*([.$A16]-[.U$3])/(20-[.U$3])*[.$B$24]/([.U$2]+1);0);&quot;-&quot;)" office:value-type="float" office:value="1">
            <text:p>1</text:p>
          </table:table-cell>
          <table:table-cell table:style-name="ce537" table:formula="of:=IF(([.$A16]-1)/3&gt;=[.V$2];ROUND([.$T$2]*([.$A16]-[.V$3])/(20-[.V$3])*[.$B$24]/([.V$2]+1);0);&quot;-&quot;)" office:value-type="float" office:value="1">
            <text:p>1</text:p>
          </table:table-cell>
          <table:table-cell table:style-name="ce537" table:formula="of:=IF(([.$A16]-1)/3&gt;=[.W$2];ROUND([.$T$2]*([.$A16]-[.W$3])/(20-[.W$3])*[.$B$24]/([.W$2]+1);0);&quot;-&quot;)" office:value-type="float" office:value="0">
            <text:p>0</text:p>
          </table:table-cell>
          <table:table-cell table:style-name="ce541" table:formula="of:=IF(([.$A16]-1)/3&gt;=[.X$2];ROUND([.$T$2]*([.$A16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-1)/3&gt;=[.C$2];ROUND([.$B$2]*([.$A17]-[.C$3])/(20-[.C$3])*[.$B$24]/([.C$2]+1);0);&quot;-&quot;)" office:value-type="float" office:value="0">
            <text:p>0</text:p>
          </table:table-cell>
          <table:table-cell table:style-name="ce537" table:formula="of:=IF(([.$A17]-1)/3&gt;=[.D$2];ROUND([.$B$2]*([.$A17]-[.D$3])/(20-[.D$3])*[.$B$24]/([.D$2]+1);0);&quot;-&quot;)" office:value-type="float" office:value="0">
            <text:p>0</text:p>
          </table:table-cell>
          <table:table-cell table:style-name="ce537" table:formula="of:=IF(([.$A17]-1)/3&gt;=[.E$2];ROUND([.$B$2]*([.$A17]-[.E$3])/(20-[.E$3])*[.$B$24]/([.E$2]+1);0);&quot;-&quot;)" office:value-type="float" office:value="0">
            <text:p>0</text:p>
          </table:table-cell>
          <table:table-cell table:style-name="ce541" table:formula="of:=IF(([.$A17]-1)/3&gt;=[.F$2];ROUND([.$B$2]*([.$A17]-[.F$3])/(20-[.F$3])*[.$B$24]/([.F$2]+1);0);&quot;-&quot;)" office:value-type="float" office:value="0">
            <text:p>0</text:p>
          </table:table-cell>
          <table:table-cell table:style-name="ce533" table:formula="of:=[.G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-1)/3&gt;=[.I$2];ROUND([.$H$2]*([.$A17]-[.I$3])/(20-[.I$3])*[.$B$24]/([.I$2]+1);0);&quot;-&quot;)" office:value-type="float" office:value="1">
            <text:p>1</text:p>
          </table:table-cell>
          <table:table-cell table:style-name="ce537" table:formula="of:=IF(([.$A17]-1)/3&gt;=[.J$2];ROUND([.$H$2]*([.$A17]-[.J$3])/(20-[.J$3])*[.$B$24]/([.J$2]+1);0);&quot;-&quot;)" office:value-type="float" office:value="0">
            <text:p>0</text:p>
          </table:table-cell>
          <table:table-cell table:style-name="ce537" table:formula="of:=IF(([.$A17]-1)/3&gt;=[.K$2];ROUND([.$H$2]*([.$A17]-[.K$3])/(20-[.K$3])*[.$B$24]/([.K$2]+1);0);&quot;-&quot;)" office:value-type="float" office:value="0">
            <text:p>0</text:p>
          </table:table-cell>
          <table:table-cell table:style-name="ce541" table:formula="of:=IF(([.$A17]-1)/3&gt;=[.L$2];ROUND([.$H$2]*([.$A17]-[.L$3])/(20-[.L$3])*[.$B$24]/([.L$2]+1);0);&quot;-&quot;)" office:value-type="float" office:value="0">
            <text:p>0</text:p>
          </table:table-cell>
          <table:table-cell table:style-name="ce533" table:formula="of:=[.M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-1)/3&gt;=[.O$2];ROUND([.$N$2]*([.$A17]-[.O$3])/(20-[.O$3])*[.$B$24]/([.O$2]+1);0);&quot;-&quot;)" office:value-type="float" office:value="1">
            <text:p>1</text:p>
          </table:table-cell>
          <table:table-cell table:style-name="ce537" table:formula="of:=IF(([.$A17]-1)/3&gt;=[.P$2];ROUND([.$N$2]*([.$A17]-[.P$3])/(20-[.P$3])*[.$B$24]/([.P$2]+1);0);&quot;-&quot;)" office:value-type="float" office:value="0">
            <text:p>0</text:p>
          </table:table-cell>
          <table:table-cell table:style-name="ce537" table:formula="of:=IF(([.$A17]-1)/3&gt;=[.Q$2];ROUND([.$N$2]*([.$A17]-[.Q$3])/(20-[.Q$3])*[.$B$24]/([.Q$2]+1);0);&quot;-&quot;)" office:value-type="float" office:value="0">
            <text:p>0</text:p>
          </table:table-cell>
          <table:table-cell table:style-name="ce541" table:formula="of:=IF(([.$A17]-1)/3&gt;=[.R$2];ROUND([.$N$2]*([.$A17]-[.R$3])/(20-[.R$3])*[.$B$24]/([.R$2]+1);0);&quot;-&quot;)" office:value-type="float" office:value="0">
            <text:p>0</text:p>
          </table:table-cell>
          <table:table-cell table:style-name="ce533" table:formula="of:=[.S16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17]-1)/3&gt;=[.U$2];ROUND([.$T$2]*([.$A17]-[.U$3])/(20-[.U$3])*[.$B$24]/([.U$2]+1);0);&quot;-&quot;)" office:value-type="float" office:value="1">
            <text:p>1</text:p>
          </table:table-cell>
          <table:table-cell table:style-name="ce537" table:formula="of:=IF(([.$A17]-1)/3&gt;=[.V$2];ROUND([.$T$2]*([.$A17]-[.V$3])/(20-[.V$3])*[.$B$24]/([.V$2]+1);0);&quot;-&quot;)" office:value-type="float" office:value="1">
            <text:p>1</text:p>
          </table:table-cell>
          <table:table-cell table:style-name="ce537" table:formula="of:=IF(([.$A17]-1)/3&gt;=[.W$2];ROUND([.$T$2]*([.$A17]-[.W$3])/(20-[.W$3])*[.$B$24]/([.W$2]+1);0);&quot;-&quot;)" office:value-type="float" office:value="0">
            <text:p>0</text:p>
          </table:table-cell>
          <table:table-cell table:style-name="ce541" table:formula="of:=IF(([.$A17]-1)/3&gt;=[.X$2];ROUND([.$T$2]*([.$A17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-1)/3&gt;=[.C$2];ROUND([.$B$2]*([.$A18]-[.C$3])/(20-[.C$3])*[.$B$24]/([.C$2]+1);0);&quot;-&quot;)" office:value-type="float" office:value="0">
            <text:p>0</text:p>
          </table:table-cell>
          <table:table-cell table:style-name="ce537" table:formula="of:=IF(([.$A18]-1)/3&gt;=[.D$2];ROUND([.$B$2]*([.$A18]-[.D$3])/(20-[.D$3])*[.$B$24]/([.D$2]+1);0);&quot;-&quot;)" office:value-type="float" office:value="0">
            <text:p>0</text:p>
          </table:table-cell>
          <table:table-cell table:style-name="ce537" table:formula="of:=IF(([.$A18]-1)/3&gt;=[.E$2];ROUND([.$B$2]*([.$A18]-[.E$3])/(20-[.E$3])*[.$B$24]/([.E$2]+1);0);&quot;-&quot;)" office:value-type="float" office:value="0">
            <text:p>0</text:p>
          </table:table-cell>
          <table:table-cell table:style-name="ce541" table:formula="of:=IF(([.$A18]-1)/3&gt;=[.F$2];ROUND([.$B$2]*([.$A18]-[.F$3])/(20-[.F$3])*[.$B$24]/([.F$2]+1);0);&quot;-&quot;)" office:value-type="float" office:value="0">
            <text:p>0</text:p>
          </table:table-cell>
          <table:table-cell table:style-name="ce533" table:formula="of:=[.G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-1)/3&gt;=[.I$2];ROUND([.$H$2]*([.$A18]-[.I$3])/(20-[.I$3])*[.$B$24]/([.I$2]+1);0);&quot;-&quot;)" office:value-type="float" office:value="1">
            <text:p>1</text:p>
          </table:table-cell>
          <table:table-cell table:style-name="ce537" table:formula="of:=IF(([.$A18]-1)/3&gt;=[.J$2];ROUND([.$H$2]*([.$A18]-[.J$3])/(20-[.J$3])*[.$B$24]/([.J$2]+1);0);&quot;-&quot;)" office:value-type="float" office:value="0">
            <text:p>0</text:p>
          </table:table-cell>
          <table:table-cell table:style-name="ce537" table:formula="of:=IF(([.$A18]-1)/3&gt;=[.K$2];ROUND([.$H$2]*([.$A18]-[.K$3])/(20-[.K$3])*[.$B$24]/([.K$2]+1);0);&quot;-&quot;)" office:value-type="float" office:value="0">
            <text:p>0</text:p>
          </table:table-cell>
          <table:table-cell table:style-name="ce541" table:formula="of:=IF(([.$A18]-1)/3&gt;=[.L$2];ROUND([.$H$2]*([.$A18]-[.L$3])/(20-[.L$3])*[.$B$24]/([.L$2]+1);0);&quot;-&quot;)" office:value-type="float" office:value="0">
            <text:p>0</text:p>
          </table:table-cell>
          <table:table-cell table:style-name="ce533" table:formula="of:=[.M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-1)/3&gt;=[.O$2];ROUND([.$N$2]*([.$A18]-[.O$3])/(20-[.O$3])*[.$B$24]/([.O$2]+1);0);&quot;-&quot;)" office:value-type="float" office:value="1">
            <text:p>1</text:p>
          </table:table-cell>
          <table:table-cell table:style-name="ce537" table:formula="of:=IF(([.$A18]-1)/3&gt;=[.P$2];ROUND([.$N$2]*([.$A18]-[.P$3])/(20-[.P$3])*[.$B$24]/([.P$2]+1);0);&quot;-&quot;)" office:value-type="float" office:value="1">
            <text:p>1</text:p>
          </table:table-cell>
          <table:table-cell table:style-name="ce537" table:formula="of:=IF(([.$A18]-1)/3&gt;=[.Q$2];ROUND([.$N$2]*([.$A18]-[.Q$3])/(20-[.Q$3])*[.$B$24]/([.Q$2]+1);0);&quot;-&quot;)" office:value-type="float" office:value="0">
            <text:p>0</text:p>
          </table:table-cell>
          <table:table-cell table:style-name="ce541" table:formula="of:=IF(([.$A18]-1)/3&gt;=[.R$2];ROUND([.$N$2]*([.$A18]-[.R$3])/(20-[.R$3])*[.$B$24]/([.R$2]+1);0);&quot;-&quot;)" office:value-type="float" office:value="0">
            <text:p>0</text:p>
          </table:table-cell>
          <table:table-cell table:style-name="ce533" table:formula="of:=[.S17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18]-1)/3&gt;=[.U$2];ROUND([.$T$2]*([.$A18]-[.U$3])/(20-[.U$3])*[.$B$24]/([.U$2]+1);0);&quot;-&quot;)" office:value-type="float" office:value="1">
            <text:p>1</text:p>
          </table:table-cell>
          <table:table-cell table:style-name="ce537" table:formula="of:=IF(([.$A18]-1)/3&gt;=[.V$2];ROUND([.$T$2]*([.$A18]-[.V$3])/(20-[.V$3])*[.$B$24]/([.V$2]+1);0);&quot;-&quot;)" office:value-type="float" office:value="1">
            <text:p>1</text:p>
          </table:table-cell>
          <table:table-cell table:style-name="ce537" table:formula="of:=IF(([.$A18]-1)/3&gt;=[.W$2];ROUND([.$T$2]*([.$A18]-[.W$3])/(20-[.W$3])*[.$B$24]/([.W$2]+1);0);&quot;-&quot;)" office:value-type="float" office:value="0">
            <text:p>0</text:p>
          </table:table-cell>
          <table:table-cell table:style-name="ce541" table:formula="of:=IF(([.$A18]-1)/3&gt;=[.X$2];ROUND([.$T$2]*([.$A18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-1)/3&gt;=[.C$2];ROUND([.$B$2]*([.$A19]-[.C$3])/(20-[.C$3])*[.$B$24]/([.C$2]+1);0);&quot;-&quot;)" office:value-type="float" office:value="0">
            <text:p>0</text:p>
          </table:table-cell>
          <table:table-cell table:style-name="ce537" table:formula="of:=IF(([.$A19]-1)/3&gt;=[.D$2];ROUND([.$B$2]*([.$A19]-[.D$3])/(20-[.D$3])*[.$B$24]/([.D$2]+1);0);&quot;-&quot;)" office:value-type="float" office:value="0">
            <text:p>0</text:p>
          </table:table-cell>
          <table:table-cell table:style-name="ce537" table:formula="of:=IF(([.$A19]-1)/3&gt;=[.E$2];ROUND([.$B$2]*([.$A19]-[.E$3])/(20-[.E$3])*[.$B$24]/([.E$2]+1);0);&quot;-&quot;)" office:value-type="float" office:value="0">
            <text:p>0</text:p>
          </table:table-cell>
          <table:table-cell table:style-name="ce541" table:formula="of:=IF(([.$A19]-1)/3&gt;=[.F$2];ROUND([.$B$2]*([.$A19]-[.F$3])/(20-[.F$3])*[.$B$24]/([.F$2]+1);0);&quot;-&quot;)" office:value-type="float" office:value="0">
            <text:p>0</text:p>
          </table:table-cell>
          <table:table-cell table:style-name="ce533" table:formula="of:=[.G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-1)/3&gt;=[.I$2];ROUND([.$H$2]*([.$A19]-[.I$3])/(20-[.I$3])*[.$B$24]/([.I$2]+1);0);&quot;-&quot;)" office:value-type="float" office:value="1">
            <text:p>1</text:p>
          </table:table-cell>
          <table:table-cell table:style-name="ce537" table:formula="of:=IF(([.$A19]-1)/3&gt;=[.J$2];ROUND([.$H$2]*([.$A19]-[.J$3])/(20-[.J$3])*[.$B$24]/([.J$2]+1);0);&quot;-&quot;)" office:value-type="float" office:value="0">
            <text:p>0</text:p>
          </table:table-cell>
          <table:table-cell table:style-name="ce537" table:formula="of:=IF(([.$A19]-1)/3&gt;=[.K$2];ROUND([.$H$2]*([.$A19]-[.K$3])/(20-[.K$3])*[.$B$24]/([.K$2]+1);0);&quot;-&quot;)" office:value-type="float" office:value="0">
            <text:p>0</text:p>
          </table:table-cell>
          <table:table-cell table:style-name="ce541" table:formula="of:=IF(([.$A19]-1)/3&gt;=[.L$2];ROUND([.$H$2]*([.$A19]-[.L$3])/(20-[.L$3])*[.$B$24]/([.L$2]+1);0);&quot;-&quot;)" office:value-type="float" office:value="0">
            <text:p>0</text:p>
          </table:table-cell>
          <table:table-cell table:style-name="ce533" table:formula="of:=[.M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-1)/3&gt;=[.O$2];ROUND([.$N$2]*([.$A19]-[.O$3])/(20-[.O$3])*[.$B$24]/([.O$2]+1);0);&quot;-&quot;)" office:value-type="float" office:value="1">
            <text:p>1</text:p>
          </table:table-cell>
          <table:table-cell table:style-name="ce537" table:formula="of:=IF(([.$A19]-1)/3&gt;=[.P$2];ROUND([.$N$2]*([.$A19]-[.P$3])/(20-[.P$3])*[.$B$24]/([.P$2]+1);0);&quot;-&quot;)" office:value-type="float" office:value="1">
            <text:p>1</text:p>
          </table:table-cell>
          <table:table-cell table:style-name="ce537" table:formula="of:=IF(([.$A19]-1)/3&gt;=[.Q$2];ROUND([.$N$2]*([.$A19]-[.Q$3])/(20-[.Q$3])*[.$B$24]/([.Q$2]+1);0);&quot;-&quot;)" office:value-type="float" office:value="0">
            <text:p>0</text:p>
          </table:table-cell>
          <table:table-cell table:style-name="ce541" table:formula="of:=IF(([.$A19]-1)/3&gt;=[.R$2];ROUND([.$N$2]*([.$A19]-[.R$3])/(20-[.R$3])*[.$B$24]/([.R$2]+1);0);&quot;-&quot;)" office:value-type="float" office:value="0">
            <text:p>0</text:p>
          </table:table-cell>
          <table:table-cell table:style-name="ce533" table:formula="of:=[.S18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19]-1)/3&gt;=[.U$2];ROUND([.$T$2]*([.$A19]-[.U$3])/(20-[.U$3])*[.$B$24]/([.U$2]+1);0);&quot;-&quot;)" office:value-type="float" office:value="1">
            <text:p>1</text:p>
          </table:table-cell>
          <table:table-cell table:style-name="ce537" table:formula="of:=IF(([.$A19]-1)/3&gt;=[.V$2];ROUND([.$T$2]*([.$A19]-[.V$3])/(20-[.V$3])*[.$B$24]/([.V$2]+1);0);&quot;-&quot;)" office:value-type="float" office:value="1">
            <text:p>1</text:p>
          </table:table-cell>
          <table:table-cell table:style-name="ce537" table:formula="of:=IF(([.$A19]-1)/3&gt;=[.W$2];ROUND([.$T$2]*([.$A19]-[.W$3])/(20-[.W$3])*[.$B$24]/([.W$2]+1);0);&quot;-&quot;)" office:value-type="float" office:value="1">
            <text:p>1</text:p>
          </table:table-cell>
          <table:table-cell table:style-name="ce541" table:formula="of:=IF(([.$A19]-1)/3&gt;=[.X$2];ROUND([.$T$2]*([.$A19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-1)/3&gt;=[.C$2];ROUND([.$B$2]*([.$A20]-[.C$3])/(20-[.C$3])*[.$B$24]/([.C$2]+1);0);&quot;-&quot;)" office:value-type="float" office:value="0">
            <text:p>0</text:p>
          </table:table-cell>
          <table:table-cell table:style-name="ce537" table:formula="of:=IF(([.$A20]-1)/3&gt;=[.D$2];ROUND([.$B$2]*([.$A20]-[.D$3])/(20-[.D$3])*[.$B$24]/([.D$2]+1);0);&quot;-&quot;)" office:value-type="float" office:value="0">
            <text:p>0</text:p>
          </table:table-cell>
          <table:table-cell table:style-name="ce537" table:formula="of:=IF(([.$A20]-1)/3&gt;=[.E$2];ROUND([.$B$2]*([.$A20]-[.E$3])/(20-[.E$3])*[.$B$24]/([.E$2]+1);0);&quot;-&quot;)" office:value-type="float" office:value="0">
            <text:p>0</text:p>
          </table:table-cell>
          <table:table-cell table:style-name="ce541" table:formula="of:=IF(([.$A20]-1)/3&gt;=[.F$2];ROUND([.$B$2]*([.$A20]-[.F$3])/(20-[.F$3])*[.$B$24]/([.F$2]+1);0);&quot;-&quot;)" office:value-type="float" office:value="0">
            <text:p>0</text:p>
          </table:table-cell>
          <table:table-cell table:style-name="ce533" table:formula="of:=[.G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-1)/3&gt;=[.I$2];ROUND([.$H$2]*([.$A20]-[.I$3])/(20-[.I$3])*[.$B$24]/([.I$2]+1);0);&quot;-&quot;)" office:value-type="float" office:value="1">
            <text:p>1</text:p>
          </table:table-cell>
          <table:table-cell table:style-name="ce537" table:formula="of:=IF(([.$A20]-1)/3&gt;=[.J$2];ROUND([.$H$2]*([.$A20]-[.J$3])/(20-[.J$3])*[.$B$24]/([.J$2]+1);0);&quot;-&quot;)" office:value-type="float" office:value="0">
            <text:p>0</text:p>
          </table:table-cell>
          <table:table-cell table:style-name="ce537" table:formula="of:=IF(([.$A20]-1)/3&gt;=[.K$2];ROUND([.$H$2]*([.$A20]-[.K$3])/(20-[.K$3])*[.$B$24]/([.K$2]+1);0);&quot;-&quot;)" office:value-type="float" office:value="0">
            <text:p>0</text:p>
          </table:table-cell>
          <table:table-cell table:style-name="ce541" table:formula="of:=IF(([.$A20]-1)/3&gt;=[.L$2];ROUND([.$H$2]*([.$A20]-[.L$3])/(20-[.L$3])*[.$B$24]/([.L$2]+1);0);&quot;-&quot;)" office:value-type="float" office:value="0">
            <text:p>0</text:p>
          </table:table-cell>
          <table:table-cell table:style-name="ce533" table:formula="of:=[.M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-1)/3&gt;=[.O$2];ROUND([.$N$2]*([.$A20]-[.O$3])/(20-[.O$3])*[.$B$24]/([.O$2]+1);0);&quot;-&quot;)" office:value-type="float" office:value="1">
            <text:p>1</text:p>
          </table:table-cell>
          <table:table-cell table:style-name="ce537" table:formula="of:=IF(([.$A20]-1)/3&gt;=[.P$2];ROUND([.$N$2]*([.$A20]-[.P$3])/(20-[.P$3])*[.$B$24]/([.P$2]+1);0);&quot;-&quot;)" office:value-type="float" office:value="1">
            <text:p>1</text:p>
          </table:table-cell>
          <table:table-cell table:style-name="ce537" table:formula="of:=IF(([.$A20]-1)/3&gt;=[.Q$2];ROUND([.$N$2]*([.$A20]-[.Q$3])/(20-[.Q$3])*[.$B$24]/([.Q$2]+1);0);&quot;-&quot;)" office:value-type="float" office:value="0">
            <text:p>0</text:p>
          </table:table-cell>
          <table:table-cell table:style-name="ce541" table:formula="of:=IF(([.$A20]-1)/3&gt;=[.R$2];ROUND([.$N$2]*([.$A20]-[.R$3])/(20-[.R$3])*[.$B$24]/([.R$2]+1);0);&quot;-&quot;)" office:value-type="float" office:value="0">
            <text:p>0</text:p>
          </table:table-cell>
          <table:table-cell table:style-name="ce533" table:formula="of:=[.S19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20]-1)/3&gt;=[.U$2];ROUND([.$T$2]*([.$A20]-[.U$3])/(20-[.U$3])*[.$B$24]/([.U$2]+1);0);&quot;-&quot;)" office:value-type="float" office:value="1">
            <text:p>1</text:p>
          </table:table-cell>
          <table:table-cell table:style-name="ce537" table:formula="of:=IF(([.$A20]-1)/3&gt;=[.V$2];ROUND([.$T$2]*([.$A20]-[.V$3])/(20-[.V$3])*[.$B$24]/([.V$2]+1);0);&quot;-&quot;)" office:value-type="float" office:value="1">
            <text:p>1</text:p>
          </table:table-cell>
          <table:table-cell table:style-name="ce537" table:formula="of:=IF(([.$A20]-1)/3&gt;=[.W$2];ROUND([.$T$2]*([.$A20]-[.W$3])/(20-[.W$3])*[.$B$24]/([.W$2]+1);0);&quot;-&quot;)" office:value-type="float" office:value="1">
            <text:p>1</text:p>
          </table:table-cell>
          <table:table-cell table:style-name="ce541" table:formula="of:=IF(([.$A20]-1)/3&gt;=[.X$2];ROUND([.$T$2]*([.$A20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-1)/3&gt;=[.C$2];ROUND([.$B$2]*([.$A21]-[.C$3])/(20-[.C$3])*[.$B$24]/([.C$2]+1);0);&quot;-&quot;)" office:value-type="float" office:value="0">
            <text:p>0</text:p>
          </table:table-cell>
          <table:table-cell table:style-name="ce537" table:formula="of:=IF(([.$A21]-1)/3&gt;=[.D$2];ROUND([.$B$2]*([.$A21]-[.D$3])/(20-[.D$3])*[.$B$24]/([.D$2]+1);0);&quot;-&quot;)" office:value-type="float" office:value="0">
            <text:p>0</text:p>
          </table:table-cell>
          <table:table-cell table:style-name="ce537" table:formula="of:=IF(([.$A21]-1)/3&gt;=[.E$2];ROUND([.$B$2]*([.$A21]-[.E$3])/(20-[.E$3])*[.$B$24]/([.E$2]+1);0);&quot;-&quot;)" office:value-type="float" office:value="0">
            <text:p>0</text:p>
          </table:table-cell>
          <table:table-cell table:style-name="ce541" table:formula="of:=IF(([.$A21]-1)/3&gt;=[.F$2];ROUND([.$B$2]*([.$A21]-[.F$3])/(20-[.F$3])*[.$B$24]/([.F$2]+1);0);&quot;-&quot;)" office:value-type="float" office:value="0">
            <text:p>0</text:p>
          </table:table-cell>
          <table:table-cell table:style-name="ce533" table:formula="of:=[.G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-1)/3&gt;=[.I$2];ROUND([.$H$2]*([.$A21]-[.I$3])/(20-[.I$3])*[.$B$24]/([.I$2]+1);0);&quot;-&quot;)" office:value-type="float" office:value="1">
            <text:p>1</text:p>
          </table:table-cell>
          <table:table-cell table:style-name="ce537" table:formula="of:=IF(([.$A21]-1)/3&gt;=[.J$2];ROUND([.$H$2]*([.$A21]-[.J$3])/(20-[.J$3])*[.$B$24]/([.J$2]+1);0);&quot;-&quot;)" office:value-type="float" office:value="0">
            <text:p>0</text:p>
          </table:table-cell>
          <table:table-cell table:style-name="ce537" table:formula="of:=IF(([.$A21]-1)/3&gt;=[.K$2];ROUND([.$H$2]*([.$A21]-[.K$3])/(20-[.K$3])*[.$B$24]/([.K$2]+1);0);&quot;-&quot;)" office:value-type="float" office:value="0">
            <text:p>0</text:p>
          </table:table-cell>
          <table:table-cell table:style-name="ce541" table:formula="of:=IF(([.$A21]-1)/3&gt;=[.L$2];ROUND([.$H$2]*([.$A21]-[.L$3])/(20-[.L$3])*[.$B$24]/([.L$2]+1);0);&quot;-&quot;)" office:value-type="float" office:value="0">
            <text:p>0</text:p>
          </table:table-cell>
          <table:table-cell table:style-name="ce533" table:formula="of:=[.M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-1)/3&gt;=[.O$2];ROUND([.$N$2]*([.$A21]-[.O$3])/(20-[.O$3])*[.$B$24]/([.O$2]+1);0);&quot;-&quot;)" office:value-type="float" office:value="1">
            <text:p>1</text:p>
          </table:table-cell>
          <table:table-cell table:style-name="ce537" table:formula="of:=IF(([.$A21]-1)/3&gt;=[.P$2];ROUND([.$N$2]*([.$A21]-[.P$3])/(20-[.P$3])*[.$B$24]/([.P$2]+1);0);&quot;-&quot;)" office:value-type="float" office:value="1">
            <text:p>1</text:p>
          </table:table-cell>
          <table:table-cell table:style-name="ce537" table:formula="of:=IF(([.$A21]-1)/3&gt;=[.Q$2];ROUND([.$N$2]*([.$A21]-[.Q$3])/(20-[.Q$3])*[.$B$24]/([.Q$2]+1);0);&quot;-&quot;)" office:value-type="float" office:value="1">
            <text:p>1</text:p>
          </table:table-cell>
          <table:table-cell table:style-name="ce541" table:formula="of:=IF(([.$A21]-1)/3&gt;=[.R$2];ROUND([.$N$2]*([.$A21]-[.R$3])/(20-[.R$3])*[.$B$24]/([.R$2]+1);0);&quot;-&quot;)" office:value-type="float" office:value="0">
            <text:p>0</text:p>
          </table:table-cell>
          <table:table-cell table:style-name="ce533" table:formula="of:=[.S20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21]-1)/3&gt;=[.U$2];ROUND([.$T$2]*([.$A21]-[.U$3])/(20-[.U$3])*[.$B$24]/([.U$2]+1);0);&quot;-&quot;)" office:value-type="float" office:value="1">
            <text:p>1</text:p>
          </table:table-cell>
          <table:table-cell table:style-name="ce537" table:formula="of:=IF(([.$A21]-1)/3&gt;=[.V$2];ROUND([.$T$2]*([.$A21]-[.V$3])/(20-[.V$3])*[.$B$24]/([.V$2]+1);0);&quot;-&quot;)" office:value-type="float" office:value="1">
            <text:p>1</text:p>
          </table:table-cell>
          <table:table-cell table:style-name="ce537" table:formula="of:=IF(([.$A21]-1)/3&gt;=[.W$2];ROUND([.$T$2]*([.$A21]-[.W$3])/(20-[.W$3])*[.$B$24]/([.W$2]+1);0);&quot;-&quot;)" office:value-type="float" office:value="1">
            <text:p>1</text:p>
          </table:table-cell>
          <table:table-cell table:style-name="ce541" table:formula="of:=IF(([.$A21]-1)/3&gt;=[.X$2];ROUND([.$T$2]*([.$A21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-1)/3&gt;=[.C$2];ROUND([.$B$2]*([.$A22]-[.C$3])/(20-[.C$3])*[.$B$24]/([.C$2]+1);0);&quot;-&quot;)" office:value-type="float" office:value="0">
            <text:p>0</text:p>
          </table:table-cell>
          <table:table-cell table:style-name="ce537" table:formula="of:=IF(([.$A22]-1)/3&gt;=[.D$2];ROUND([.$B$2]*([.$A22]-[.D$3])/(20-[.D$3])*[.$B$24]/([.D$2]+1);0);&quot;-&quot;)" office:value-type="float" office:value="0">
            <text:p>0</text:p>
          </table:table-cell>
          <table:table-cell table:style-name="ce537" table:formula="of:=IF(([.$A22]-1)/3&gt;=[.E$2];ROUND([.$B$2]*([.$A22]-[.E$3])/(20-[.E$3])*[.$B$24]/([.E$2]+1);0);&quot;-&quot;)" office:value-type="float" office:value="0">
            <text:p>0</text:p>
          </table:table-cell>
          <table:table-cell table:style-name="ce541" table:formula="of:=IF(([.$A22]-1)/3&gt;=[.F$2];ROUND([.$B$2]*([.$A22]-[.F$3])/(20-[.F$3])*[.$B$24]/([.F$2]+1);0);&quot;-&quot;)" office:value-type="float" office:value="0">
            <text:p>0</text:p>
          </table:table-cell>
          <table:table-cell table:style-name="ce533" table:formula="of:=[.G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-1)/3&gt;=[.I$2];ROUND([.$H$2]*([.$A22]-[.I$3])/(20-[.I$3])*[.$B$24]/([.I$2]+1);0);&quot;-&quot;)" office:value-type="float" office:value="1">
            <text:p>1</text:p>
          </table:table-cell>
          <table:table-cell table:style-name="ce537" table:formula="of:=IF(([.$A22]-1)/3&gt;=[.J$2];ROUND([.$H$2]*([.$A22]-[.J$3])/(20-[.J$3])*[.$B$24]/([.J$2]+1);0);&quot;-&quot;)" office:value-type="float" office:value="1">
            <text:p>1</text:p>
          </table:table-cell>
          <table:table-cell table:style-name="ce537" table:formula="of:=IF(([.$A22]-1)/3&gt;=[.K$2];ROUND([.$H$2]*([.$A22]-[.K$3])/(20-[.K$3])*[.$B$24]/([.K$2]+1);0);&quot;-&quot;)" office:value-type="float" office:value="0">
            <text:p>0</text:p>
          </table:table-cell>
          <table:table-cell table:style-name="ce541" table:formula="of:=IF(([.$A22]-1)/3&gt;=[.L$2];ROUND([.$H$2]*([.$A22]-[.L$3])/(20-[.L$3])*[.$B$24]/([.L$2]+1);0);&quot;-&quot;)" office:value-type="float" office:value="0">
            <text:p>0</text:p>
          </table:table-cell>
          <table:table-cell table:style-name="ce533" table:formula="of:=[.M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-1)/3&gt;=[.O$2];ROUND([.$N$2]*([.$A22]-[.O$3])/(20-[.O$3])*[.$B$24]/([.O$2]+1);0);&quot;-&quot;)" office:value-type="float" office:value="1">
            <text:p>1</text:p>
          </table:table-cell>
          <table:table-cell table:style-name="ce537" table:formula="of:=IF(([.$A22]-1)/3&gt;=[.P$2];ROUND([.$N$2]*([.$A22]-[.P$3])/(20-[.P$3])*[.$B$24]/([.P$2]+1);0);&quot;-&quot;)" office:value-type="float" office:value="1">
            <text:p>1</text:p>
          </table:table-cell>
          <table:table-cell table:style-name="ce537" table:formula="of:=IF(([.$A22]-1)/3&gt;=[.Q$2];ROUND([.$N$2]*([.$A22]-[.Q$3])/(20-[.Q$3])*[.$B$24]/([.Q$2]+1);0);&quot;-&quot;)" office:value-type="float" office:value="1">
            <text:p>1</text:p>
          </table:table-cell>
          <table:table-cell table:style-name="ce541" table:formula="of:=IF(([.$A22]-1)/3&gt;=[.R$2];ROUND([.$N$2]*([.$A22]-[.R$3])/(20-[.R$3])*[.$B$24]/([.R$2]+1);0);&quot;-&quot;)" office:value-type="float" office:value="0">
            <text:p>0</text:p>
          </table:table-cell>
          <table:table-cell table:style-name="ce533" table:formula="of:=[.S21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22]-1)/3&gt;=[.U$2];ROUND([.$T$2]*([.$A22]-[.U$3])/(20-[.U$3])*[.$B$24]/([.U$2]+1);0);&quot;-&quot;)" office:value-type="float" office:value="2">
            <text:p>2</text:p>
          </table:table-cell>
          <table:table-cell table:style-name="ce537" table:formula="of:=IF(([.$A22]-1)/3&gt;=[.V$2];ROUND([.$T$2]*([.$A22]-[.V$3])/(20-[.V$3])*[.$B$24]/([.V$2]+1);0);&quot;-&quot;)" office:value-type="float" office:value="1">
            <text:p>1</text:p>
          </table:table-cell>
          <table:table-cell table:style-name="ce537" table:formula="of:=IF(([.$A22]-1)/3&gt;=[.W$2];ROUND([.$T$2]*([.$A22]-[.W$3])/(20-[.W$3])*[.$B$24]/([.W$2]+1);0);&quot;-&quot;)" office:value-type="float" office:value="1">
            <text:p>1</text:p>
          </table:table-cell>
          <table:table-cell table:style-name="ce541" table:formula="of:=IF(([.$A22]-1)/3&gt;=[.X$2];ROUND([.$T$2]*([.$A22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4" table:formula="of:=[.A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-1)/3&gt;=[.C$2];ROUND([.$B$2]*([.$A23]-[.C$3])/(20-[.C$3])*[.$B$24]/([.C$2]+1);0);&quot;-&quot;)" office:value-type="float" office:value="0">
            <text:p>0</text:p>
          </table:table-cell>
          <table:table-cell table:style-name="ce538" table:formula="of:=IF(([.$A23]-1)/3&gt;=[.D$2];ROUND([.$B$2]*([.$A23]-[.D$3])/(20-[.D$3])*[.$B$24]/([.D$2]+1);0);&quot;-&quot;)" office:value-type="float" office:value="0">
            <text:p>0</text:p>
          </table:table-cell>
          <table:table-cell table:style-name="ce538" table:formula="of:=IF(([.$A23]-1)/3&gt;=[.E$2];ROUND([.$B$2]*([.$A23]-[.E$3])/(20-[.E$3])*[.$B$24]/([.E$2]+1);0);&quot;-&quot;)" office:value-type="float" office:value="0">
            <text:p>0</text:p>
          </table:table-cell>
          <table:table-cell table:style-name="ce543" table:formula="of:=IF(([.$A23]-1)/3&gt;=[.F$2];ROUND([.$B$2]*([.$A23]-[.F$3])/(20-[.F$3])*[.$B$24]/([.F$2]+1);0);&quot;-&quot;)" office:value-type="float" office:value="0">
            <text:p>0</text:p>
          </table:table-cell>
          <table:table-cell table:style-name="ce534" table:formula="of:=[.G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-1)/3&gt;=[.I$2];ROUND([.$H$2]*([.$A23]-[.I$3])/(20-[.I$3])*[.$B$24]/([.I$2]+1);0);&quot;-&quot;)" office:value-type="float" office:value="1">
            <text:p>1</text:p>
          </table:table-cell>
          <table:table-cell table:style-name="ce538" table:formula="of:=IF(([.$A23]-1)/3&gt;=[.J$2];ROUND([.$H$2]*([.$A23]-[.J$3])/(20-[.J$3])*[.$B$24]/([.J$2]+1);0);&quot;-&quot;)" office:value-type="float" office:value="1">
            <text:p>1</text:p>
          </table:table-cell>
          <table:table-cell table:style-name="ce538" table:formula="of:=IF(([.$A23]-1)/3&gt;=[.K$2];ROUND([.$H$2]*([.$A23]-[.K$3])/(20-[.K$3])*[.$B$24]/([.K$2]+1);0);&quot;-&quot;)" office:value-type="float" office:value="0">
            <text:p>0</text:p>
          </table:table-cell>
          <table:table-cell table:style-name="ce543" table:formula="of:=IF(([.$A23]-1)/3&gt;=[.L$2];ROUND([.$H$2]*([.$A23]-[.L$3])/(20-[.L$3])*[.$B$24]/([.L$2]+1);0);&quot;-&quot;)" office:value-type="float" office:value="0">
            <text:p>0</text:p>
          </table:table-cell>
          <table:table-cell table:style-name="ce534" table:formula="of:=[.M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-1)/3&gt;=[.O$2];ROUND([.$N$2]*([.$A23]-[.O$3])/(20-[.O$3])*[.$B$24]/([.O$2]+1);0);&quot;-&quot;)" office:value-type="float" office:value="1">
            <text:p>1</text:p>
          </table:table-cell>
          <table:table-cell table:style-name="ce538" table:formula="of:=IF(([.$A23]-1)/3&gt;=[.P$2];ROUND([.$N$2]*([.$A23]-[.P$3])/(20-[.P$3])*[.$B$24]/([.P$2]+1);0);&quot;-&quot;)" office:value-type="float" office:value="1">
            <text:p>1</text:p>
          </table:table-cell>
          <table:table-cell table:style-name="ce538" table:formula="of:=IF(([.$A23]-1)/3&gt;=[.Q$2];ROUND([.$N$2]*([.$A23]-[.Q$3])/(20-[.Q$3])*[.$B$24]/([.Q$2]+1);0);&quot;-&quot;)" office:value-type="float" office:value="1">
            <text:p>1</text:p>
          </table:table-cell>
          <table:table-cell table:style-name="ce543" table:formula="of:=IF(([.$A23]-1)/3&gt;=[.R$2];ROUND([.$N$2]*([.$A23]-[.R$3])/(20-[.R$3])*[.$B$24]/([.R$2]+1);0);&quot;-&quot;)" office:value-type="float" office:value="1">
            <text:p>1</text:p>
          </table:table-cell>
          <table:table-cell table:style-name="ce534" table:formula="of:=[.S22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23]-1)/3&gt;=[.U$2];ROUND([.$T$2]*([.$A23]-[.U$3])/(20-[.U$3])*[.$B$24]/([.U$2]+1);0);&quot;-&quot;)" office:value-type="float" office:value="2">
            <text:p>2</text:p>
          </table:table-cell>
          <table:table-cell table:style-name="ce538" table:formula="of:=IF(([.$A23]-1)/3&gt;=[.V$2];ROUND([.$T$2]*([.$A23]-[.V$3])/(20-[.V$3])*[.$B$24]/([.V$2]+1);0);&quot;-&quot;)" office:value-type="float" office:value="1">
            <text:p>1</text:p>
          </table:table-cell>
          <table:table-cell table:style-name="ce538" table:formula="of:=IF(([.$A23]-1)/3&gt;=[.W$2];ROUND([.$T$2]*([.$A23]-[.W$3])/(20-[.W$3])*[.$B$24]/([.W$2]+1);0);&quot;-&quot;)" office:value-type="float" office:value="1">
            <text:p>1</text:p>
          </table:table-cell>
          <table:table-cell table:style-name="ce543" table:formula="of:=IF(([.$A23]-1)/3&gt;=[.X$2];ROUND([.$T$2]*([.$A23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5" office:value-type="float" office:value="12">
            <text:p>12</text:p>
          </table:table-cell>
          <table:table-cell table:style-name="ce535" office:value-type="float" office:value="0.85">
            <text:p>0,85</text:p>
          </table:table-cell>
          <table:table-cell table:style-name="ce535" table:formula="of:=[.A24]+8" office:value-type="float" office:value="20">
            <text:p>20</text:p>
          </table:table-cell>
          <table:table-cell table:style-name="ce535" table:number-columns-repeated="3"/>
          <table:table-cell table:style-name="ce535" table:formula="of:=[.A24]+2" office:value-type="float" office:value="14">
            <text:p>14</text:p>
          </table:table-cell>
          <table:table-cell table:style-name="ce535" table:formula="of:=[.G24]+8" office:value-type="float" office:value="22">
            <text:p>22</text:p>
          </table:table-cell>
          <table:table-cell table:style-name="ce535" table:number-columns-repeated="4"/>
          <table:table-cell table:style-name="ce535" table:formula="of:=[.G24]+2" office:value-type="float" office:value="16">
            <text:p>16</text:p>
          </table:table-cell>
          <table:table-cell table:style-name="ce535" table:formula="of:=[.M24]+8" office:value-type="float" office:value="24">
            <text:p>24</text:p>
          </table:table-cell>
          <table:table-cell table:style-name="ce535" table:number-columns-repeated="4"/>
          <table:table-cell table:style-name="ce535" table:formula="of:=[.M24]+2" office:value-type="float" office:value="18">
            <text:p>18</text:p>
          </table:table-cell>
          <table:table-cell table:style-name="ce535" table:formula="of:=[.S24]+8" office:value-type="float" office:value="26">
            <text:p>26</text:p>
          </table:table-cell>
          <table:table-cell table:style-name="ce535" table:number-columns-repeated="4"/>
          <table:table-cell table:number-columns-repeated="1000"/>
        </table:table-row>
        <table:table-row table:style-name="ro3"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style-name="ce532" office:value-type="string">
            <text:p>CARATT</text:p>
          </table:table-cell>
          <table:table-cell table:style-name="ce536" office:value-type="string">
            <text:p>MOD</text:p>
          </table:table-cell>
          <table:table-cell table:style-name="ce539" office:value-type="string" table:number-columns-spanned="4" table:number-rows-spanned="1">
            <text:p>Livello Incantesimo</text:p>
          </table:table-cell>
          <table:covered-table-cell table:number-columns-repeated="3" table:style-name="ce536"/>
          <table:table-cell table:number-columns-repeated="1000"/>
        </table:table-row>
        <table:table-row table:style-name="ro3">
          <table:table-cell table:style-name="ce533" table:formula="of:=CONCATENATE([.C24];&quot; - &quot;;[.C24]+1)" office:value-type="string" office:string-value="20 - 21">
            <text:p>20 - 21</text:p>
          </table:table-cell>
          <table:table-cell table:style-name="ce537" table:formula="of:=CONCATENATE(IF([.C24]&gt;=10;&quot;+&quot;;&quot;&quot;);ROUNDDOWN(([.C24]-10)/2;0))" office:value-type="string" office:string-value="+5">
            <text:p>+5</text:p>
          </table:table-cell>
          <table:table-cell table:style-name="ce537" office:value-type="float" office:value="1">
            <text:p>1</text:p>
          </table:table-cell>
          <table:table-cell table:style-name="ce537" table:formula="of:=[.C26]+1" office:value-type="float" office:value="2">
            <text:p>2</text:p>
          </table:table-cell>
          <table:table-cell table:style-name="ce537" table:formula="of:=[.D26]+1" office:value-type="float" office:value="3">
            <text:p>3</text:p>
          </table:table-cell>
          <table:table-cell table:style-name="ce541" table:formula="of:=[.E26]+1" office:value-type="float" office:value="4">
            <text:p>4</text:p>
          </table:table-cell>
          <table:table-cell table:style-name="ce533" table:formula="of:=CONCATENATE([.H24];&quot; - &quot;;[.H24]+1)" office:value-type="string" office:string-value="22 - 23">
            <text:p>22 - 23</text:p>
          </table:table-cell>
          <table:table-cell table:style-name="ce537" table:formula="of:=CONCATENATE(IF([.H24]&gt;=10;&quot;+&quot;;&quot;&quot;);ROUNDDOWN(([.H24]-10)/2;0))" office:value-type="string" office:string-value="+6">
            <text:p>+6</text:p>
          </table:table-cell>
          <table:table-cell table:style-name="ce537" office:value-type="float" office:value="1">
            <text:p>1</text:p>
          </table:table-cell>
          <table:table-cell table:style-name="ce537" table:formula="of:=[.I26]+1" office:value-type="float" office:value="2">
            <text:p>2</text:p>
          </table:table-cell>
          <table:table-cell table:style-name="ce537" table:formula="of:=[.J26]+1" office:value-type="float" office:value="3">
            <text:p>3</text:p>
          </table:table-cell>
          <table:table-cell table:style-name="ce541" table:formula="of:=[.K26]+1" office:value-type="float" office:value="4">
            <text:p>4</text:p>
          </table:table-cell>
          <table:table-cell table:style-name="ce533" table:formula="of:=CONCATENATE([.N24];&quot; - &quot;;[.N24]+1)" office:value-type="string" office:string-value="24 - 25">
            <text:p>24 - 25</text:p>
          </table:table-cell>
          <table:table-cell table:style-name="ce537" table:formula="of:=CONCATENATE(IF([.N24]&gt;=10;&quot;+&quot;;&quot;&quot;);ROUNDDOWN(([.N24]-10)/2;0))" office:value-type="string" office:string-value="+7">
            <text:p>+7</text:p>
          </table:table-cell>
          <table:table-cell table:style-name="ce537" office:value-type="float" office:value="1">
            <text:p>1</text:p>
          </table:table-cell>
          <table:table-cell table:style-name="ce537" table:formula="of:=[.O26]+1" office:value-type="float" office:value="2">
            <text:p>2</text:p>
          </table:table-cell>
          <table:table-cell table:style-name="ce537" table:formula="of:=[.P26]+1" office:value-type="float" office:value="3">
            <text:p>3</text:p>
          </table:table-cell>
          <table:table-cell table:style-name="ce541" table:formula="of:=[.Q26]+1" office:value-type="float" office:value="4">
            <text:p>4</text:p>
          </table:table-cell>
          <table:table-cell table:style-name="ce533" table:formula="of:=CONCATENATE([.T24];&quot; - &quot;;[.T24]+1)" office:value-type="string" office:string-value="26 - 27">
            <text:p>26 - 27</text:p>
          </table:table-cell>
          <table:table-cell table:style-name="ce537" table:formula="of:=CONCATENATE(IF([.T24]&gt;=10;&quot;+&quot;;&quot;&quot;);ROUNDDOWN(([.T24]-10)/2;0))" office:value-type="string" office:string-value="+8">
            <text:p>+8</text:p>
          </table:table-cell>
          <table:table-cell table:style-name="ce537" office:value-type="float" office:value="1">
            <text:p>1</text:p>
          </table:table-cell>
          <table:table-cell table:style-name="ce537" table:formula="of:=[.U26]+1" office:value-type="float" office:value="2">
            <text:p>2</text:p>
          </table:table-cell>
          <table:table-cell table:style-name="ce537" table:formula="of:=[.V26]+1" office:value-type="float" office:value="3">
            <text:p>3</text:p>
          </table:table-cell>
          <table:table-cell table:style-name="ce541" table:formula="of:=[.W26]+1" office:value-type="float" office:value="4">
            <text:p>4</text:p>
          </table:table-cell>
          <table:table-cell table:number-columns-repeated="1000"/>
        </table:table-row>
        <table:table-row table:style-name="ro3"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C26]*3+1" office:value-type="float" office:value="4">
            <text:p>4</text:p>
          </table:table-cell>
          <table:table-cell table:style-name="ce540" table:formula="of:=[.D26]*3+1" office:value-type="float" office:value="7">
            <text:p>7</text:p>
          </table:table-cell>
          <table:table-cell table:style-name="ce540" table:formula="of:=[.E26]*3+1" office:value-type="float" office:value="10">
            <text:p>10</text:p>
          </table:table-cell>
          <table:table-cell table:style-name="ce542" table:formula="of:=[.F26]*3+1" office:value-type="float" office:value="13">
            <text:p>13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I26]*3+1" office:value-type="float" office:value="4">
            <text:p>4</text:p>
          </table:table-cell>
          <table:table-cell table:style-name="ce540" table:formula="of:=[.J26]*3+1" office:value-type="float" office:value="7">
            <text:p>7</text:p>
          </table:table-cell>
          <table:table-cell table:style-name="ce540" table:formula="of:=[.K26]*3+1" office:value-type="float" office:value="10">
            <text:p>10</text:p>
          </table:table-cell>
          <table:table-cell table:style-name="ce542" table:formula="of:=[.L26]*3+1" office:value-type="float" office:value="13">
            <text:p>13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O26]*3+1" office:value-type="float" office:value="4">
            <text:p>4</text:p>
          </table:table-cell>
          <table:table-cell table:style-name="ce540" table:formula="of:=[.P26]*3+1" office:value-type="float" office:value="7">
            <text:p>7</text:p>
          </table:table-cell>
          <table:table-cell table:style-name="ce540" table:formula="of:=[.Q26]*3+1" office:value-type="float" office:value="10">
            <text:p>10</text:p>
          </table:table-cell>
          <table:table-cell table:style-name="ce542" table:formula="of:=[.R26]*3+1" office:value-type="float" office:value="13">
            <text:p>13</text:p>
          </table:table-cell>
          <table:table-cell table:style-name="ce533" office:value-type="string" table:number-columns-spanned="2" table:number-rows-spanned="1">
            <text:p>Livello Incantat</text:p>
          </table:table-cell>
          <table:covered-table-cell table:style-name="ce537"/>
          <table:table-cell table:style-name="ce540" table:formula="of:=[.U26]*3+1" office:value-type="float" office:value="4">
            <text:p>4</text:p>
          </table:table-cell>
          <table:table-cell table:style-name="ce540" table:formula="of:=[.V26]*3+1" office:value-type="float" office:value="7">
            <text:p>7</text:p>
          </table:table-cell>
          <table:table-cell table:style-name="ce540" table:formula="of:=[.W26]*3+1" office:value-type="float" office:value="10">
            <text:p>10</text:p>
          </table:table-cell>
          <table:table-cell table:style-name="ce542" table:formula="of:=[.X26]*3+1" office:value-type="float" office:value="13">
            <text:p>13</text:p>
          </table:table-cell>
          <table:table-cell table:number-columns-repeated="1000"/>
        </table:table-row>
        <table:table-row table:style-name="ro3"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-1)/3&gt;=[.C$2];ROUND([.$B$26]*([.$A28]-[.C$3])/(20-[.C$3])*[.$B$24]/([.C$2]+1);0);&quot;-&quot;)" office:value-type="string" office:string-value="-">
            <text:p>-</text:p>
          </table:table-cell>
          <table:table-cell table:style-name="ce537" table:formula="of:=IF(([.$A28]-1)/3&gt;=[.D$2];ROUND([.$B$26]*([.$A28]-[.D$3])/(20-[.D$3])*[.$B$24]/([.D$2]+1);0);&quot;-&quot;)" office:value-type="string" office:string-value="-">
            <text:p>-</text:p>
          </table:table-cell>
          <table:table-cell table:style-name="ce537" table:formula="of:=IF(([.$A28]-1)/3&gt;=[.E$2];ROUND([.$B$26]*([.$A28]-[.E$3])/(20-[.E$3])*[.$B$24]/([.E$2]+1);0);&quot;-&quot;)" office:value-type="string" office:string-value="-">
            <text:p>-</text:p>
          </table:table-cell>
          <table:table-cell table:style-name="ce541" table:formula="of:=IF(([.$A28]-1)/3&gt;=[.F$2];ROUND([.$B$26]*([.$A28]-[.F$3])/(20-[.F$3])*[.$B$24]/([.F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-1)/3&gt;=[.I$2];ROUND([.$H$26]*([.$A28]-[.I$3])/(20-[.I$3])*[.$B$24]/([.I$2]+1);0);&quot;-&quot;)" office:value-type="string" office:string-value="-">
            <text:p>-</text:p>
          </table:table-cell>
          <table:table-cell table:style-name="ce537" table:formula="of:=IF(([.$A28]-1)/3&gt;=[.J$2];ROUND([.$H$26]*([.$A28]-[.J$3])/(20-[.J$3])*[.$B$24]/([.J$2]+1);0);&quot;-&quot;)" office:value-type="string" office:string-value="-">
            <text:p>-</text:p>
          </table:table-cell>
          <table:table-cell table:style-name="ce537" table:formula="of:=IF(([.$A28]-1)/3&gt;=[.K$2];ROUND([.$H$26]*([.$A28]-[.K$3])/(20-[.K$3])*[.$B$24]/([.K$2]+1);0);&quot;-&quot;)" office:value-type="string" office:string-value="-">
            <text:p>-</text:p>
          </table:table-cell>
          <table:table-cell table:style-name="ce541" table:formula="of:=IF(([.$A28]-1)/3&gt;=[.L$2];ROUND([.$H$26]*([.$A28]-[.L$3])/(20-[.L$3])*[.$B$24]/([.L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-1)/3&gt;=[.O$2];ROUND([.$N$26]*([.$A28]-[.O$3])/(20-[.O$3])*[.$B$24]/([.O$2]+1);0);&quot;-&quot;)" office:value-type="string" office:string-value="-">
            <text:p>-</text:p>
          </table:table-cell>
          <table:table-cell table:style-name="ce537" table:formula="of:=IF(([.$A28]-1)/3&gt;=[.P$2];ROUND([.$N$26]*([.$A28]-[.P$3])/(20-[.P$3])*[.$B$24]/([.P$2]+1);0);&quot;-&quot;)" office:value-type="string" office:string-value="-">
            <text:p>-</text:p>
          </table:table-cell>
          <table:table-cell table:style-name="ce537" table:formula="of:=IF(([.$A28]-1)/3&gt;=[.Q$2];ROUND([.$N$26]*([.$A28]-[.Q$3])/(20-[.Q$3])*[.$B$24]/([.Q$2]+1);0);&quot;-&quot;)" office:value-type="string" office:string-value="-">
            <text:p>-</text:p>
          </table:table-cell>
          <table:table-cell table:style-name="ce541" table:formula="of:=IF(([.$A28]-1)/3&gt;=[.R$2];ROUND([.$N$26]*([.$A28]-[.R$3])/(20-[.R$3])*[.$B$24]/([.R$2]+1);0);&quot;-&quot;)" office:value-type="string" office:string-value="-">
            <text:p>-</text:p>
          </table:table-cell>
          <table:table-cell table:style-name="ce533" office:value-type="float" office:value="1" table:number-columns-spanned="2" table:number-rows-spanned="1">
            <text:p>1</text:p>
          </table:table-cell>
          <table:covered-table-cell table:style-name="ce537"/>
          <table:table-cell table:style-name="ce537" table:formula="of:=IF(([.$A28]-1)/3&gt;=[.U$2];ROUND([.$T$26]*([.$A28]-[.U$3])/(20-[.U$3])*[.$B$24]/([.U$2]+1);0);&quot;-&quot;)" office:value-type="string" office:string-value="-">
            <text:p>-</text:p>
          </table:table-cell>
          <table:table-cell table:style-name="ce537" table:formula="of:=IF(([.$A28]-1)/3&gt;=[.V$2];ROUND([.$T$26]*([.$A28]-[.V$3])/(20-[.V$3])*[.$B$24]/([.V$2]+1);0);&quot;-&quot;)" office:value-type="string" office:string-value="-">
            <text:p>-</text:p>
          </table:table-cell>
          <table:table-cell table:style-name="ce537" table:formula="of:=IF(([.$A28]-1)/3&gt;=[.W$2];ROUND([.$T$26]*([.$A28]-[.W$3])/(20-[.W$3])*[.$B$24]/([.W$2]+1);0);&quot;-&quot;)" office:value-type="string" office:string-value="-">
            <text:p>-</text:p>
          </table:table-cell>
          <table:table-cell table:style-name="ce541" table:formula="of:=IF(([.$A28]-1)/3&gt;=[.X$2];ROUND([.$T$26]*([.$A28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-1)/3&gt;=[.C$2];ROUND([.$B$26]*([.$A29]-[.C$3])/(20-[.C$3])*[.$B$24]/([.C$2]+1);0);&quot;-&quot;)" office:value-type="string" office:string-value="-">
            <text:p>-</text:p>
          </table:table-cell>
          <table:table-cell table:style-name="ce537" table:formula="of:=IF(([.$A29]-1)/3&gt;=[.D$2];ROUND([.$B$26]*([.$A29]-[.D$3])/(20-[.D$3])*[.$B$24]/([.D$2]+1);0);&quot;-&quot;)" office:value-type="string" office:string-value="-">
            <text:p>-</text:p>
          </table:table-cell>
          <table:table-cell table:style-name="ce537" table:formula="of:=IF(([.$A29]-1)/3&gt;=[.E$2];ROUND([.$B$26]*([.$A29]-[.E$3])/(20-[.E$3])*[.$B$24]/([.E$2]+1);0);&quot;-&quot;)" office:value-type="string" office:string-value="-">
            <text:p>-</text:p>
          </table:table-cell>
          <table:table-cell table:style-name="ce541" table:formula="of:=IF(([.$A29]-1)/3&gt;=[.F$2];ROUND([.$B$26]*([.$A29]-[.F$3])/(20-[.F$3])*[.$B$24]/([.F$2]+1);0);&quot;-&quot;)" office:value-type="string" office:string-value="-">
            <text:p>-</text:p>
          </table:table-cell>
          <table:table-cell table:style-name="ce533" table:formula="of:=[.G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-1)/3&gt;=[.I$2];ROUND([.$H$26]*([.$A29]-[.I$3])/(20-[.I$3])*[.$B$24]/([.I$2]+1);0);&quot;-&quot;)" office:value-type="string" office:string-value="-">
            <text:p>-</text:p>
          </table:table-cell>
          <table:table-cell table:style-name="ce537" table:formula="of:=IF(([.$A29]-1)/3&gt;=[.J$2];ROUND([.$H$26]*([.$A29]-[.J$3])/(20-[.J$3])*[.$B$24]/([.J$2]+1);0);&quot;-&quot;)" office:value-type="string" office:string-value="-">
            <text:p>-</text:p>
          </table:table-cell>
          <table:table-cell table:style-name="ce537" table:formula="of:=IF(([.$A29]-1)/3&gt;=[.K$2];ROUND([.$H$26]*([.$A29]-[.K$3])/(20-[.K$3])*[.$B$24]/([.K$2]+1);0);&quot;-&quot;)" office:value-type="string" office:string-value="-">
            <text:p>-</text:p>
          </table:table-cell>
          <table:table-cell table:style-name="ce541" table:formula="of:=IF(([.$A29]-1)/3&gt;=[.L$2];ROUND([.$H$26]*([.$A29]-[.L$3])/(20-[.L$3])*[.$B$24]/([.L$2]+1);0);&quot;-&quot;)" office:value-type="string" office:string-value="-">
            <text:p>-</text:p>
          </table:table-cell>
          <table:table-cell table:style-name="ce533" table:formula="of:=[.M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-1)/3&gt;=[.O$2];ROUND([.$N$26]*([.$A29]-[.O$3])/(20-[.O$3])*[.$B$24]/([.O$2]+1);0);&quot;-&quot;)" office:value-type="string" office:string-value="-">
            <text:p>-</text:p>
          </table:table-cell>
          <table:table-cell table:style-name="ce537" table:formula="of:=IF(([.$A29]-1)/3&gt;=[.P$2];ROUND([.$N$26]*([.$A29]-[.P$3])/(20-[.P$3])*[.$B$24]/([.P$2]+1);0);&quot;-&quot;)" office:value-type="string" office:string-value="-">
            <text:p>-</text:p>
          </table:table-cell>
          <table:table-cell table:style-name="ce537" table:formula="of:=IF(([.$A29]-1)/3&gt;=[.Q$2];ROUND([.$N$26]*([.$A29]-[.Q$3])/(20-[.Q$3])*[.$B$24]/([.Q$2]+1);0);&quot;-&quot;)" office:value-type="string" office:string-value="-">
            <text:p>-</text:p>
          </table:table-cell>
          <table:table-cell table:style-name="ce541" table:formula="of:=IF(([.$A29]-1)/3&gt;=[.R$2];ROUND([.$N$26]*([.$A29]-[.R$3])/(20-[.R$3])*[.$B$24]/([.R$2]+1);0);&quot;-&quot;)" office:value-type="string" office:string-value="-">
            <text:p>-</text:p>
          </table:table-cell>
          <table:table-cell table:style-name="ce533" table:formula="of:=[.S28]+1" office:value-type="float" office:value="2" table:number-columns-spanned="2" table:number-rows-spanned="1">
            <text:p>2</text:p>
          </table:table-cell>
          <table:covered-table-cell table:style-name="ce537"/>
          <table:table-cell table:style-name="ce537" table:formula="of:=IF(([.$A29]-1)/3&gt;=[.U$2];ROUND([.$T$26]*([.$A29]-[.U$3])/(20-[.U$3])*[.$B$24]/([.U$2]+1);0);&quot;-&quot;)" office:value-type="string" office:string-value="-">
            <text:p>-</text:p>
          </table:table-cell>
          <table:table-cell table:style-name="ce537" table:formula="of:=IF(([.$A29]-1)/3&gt;=[.V$2];ROUND([.$T$26]*([.$A29]-[.V$3])/(20-[.V$3])*[.$B$24]/([.V$2]+1);0);&quot;-&quot;)" office:value-type="string" office:string-value="-">
            <text:p>-</text:p>
          </table:table-cell>
          <table:table-cell table:style-name="ce537" table:formula="of:=IF(([.$A29]-1)/3&gt;=[.W$2];ROUND([.$T$26]*([.$A29]-[.W$3])/(20-[.W$3])*[.$B$24]/([.W$2]+1);0);&quot;-&quot;)" office:value-type="string" office:string-value="-">
            <text:p>-</text:p>
          </table:table-cell>
          <table:table-cell table:style-name="ce541" table:formula="of:=IF(([.$A29]-1)/3&gt;=[.X$2];ROUND([.$T$26]*([.$A29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-1)/3&gt;=[.C$2];ROUND([.$B$26]*([.$A30]-[.C$3])/(20-[.C$3])*[.$B$24]/([.C$2]+1);0);&quot;-&quot;)" office:value-type="string" office:string-value="-">
            <text:p>-</text:p>
          </table:table-cell>
          <table:table-cell table:style-name="ce537" table:formula="of:=IF(([.$A30]-1)/3&gt;=[.D$2];ROUND([.$B$26]*([.$A30]-[.D$3])/(20-[.D$3])*[.$B$24]/([.D$2]+1);0);&quot;-&quot;)" office:value-type="string" office:string-value="-">
            <text:p>-</text:p>
          </table:table-cell>
          <table:table-cell table:style-name="ce537" table:formula="of:=IF(([.$A30]-1)/3&gt;=[.E$2];ROUND([.$B$26]*([.$A30]-[.E$3])/(20-[.E$3])*[.$B$24]/([.E$2]+1);0);&quot;-&quot;)" office:value-type="string" office:string-value="-">
            <text:p>-</text:p>
          </table:table-cell>
          <table:table-cell table:style-name="ce541" table:formula="of:=IF(([.$A30]-1)/3&gt;=[.F$2];ROUND([.$B$26]*([.$A30]-[.F$3])/(20-[.F$3])*[.$B$24]/([.F$2]+1);0);&quot;-&quot;)" office:value-type="string" office:string-value="-">
            <text:p>-</text:p>
          </table:table-cell>
          <table:table-cell table:style-name="ce533" table:formula="of:=[.G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-1)/3&gt;=[.I$2];ROUND([.$H$26]*([.$A30]-[.I$3])/(20-[.I$3])*[.$B$24]/([.I$2]+1);0);&quot;-&quot;)" office:value-type="string" office:string-value="-">
            <text:p>-</text:p>
          </table:table-cell>
          <table:table-cell table:style-name="ce537" table:formula="of:=IF(([.$A30]-1)/3&gt;=[.J$2];ROUND([.$H$26]*([.$A30]-[.J$3])/(20-[.J$3])*[.$B$24]/([.J$2]+1);0);&quot;-&quot;)" office:value-type="string" office:string-value="-">
            <text:p>-</text:p>
          </table:table-cell>
          <table:table-cell table:style-name="ce537" table:formula="of:=IF(([.$A30]-1)/3&gt;=[.K$2];ROUND([.$H$26]*([.$A30]-[.K$3])/(20-[.K$3])*[.$B$24]/([.K$2]+1);0);&quot;-&quot;)" office:value-type="string" office:string-value="-">
            <text:p>-</text:p>
          </table:table-cell>
          <table:table-cell table:style-name="ce541" table:formula="of:=IF(([.$A30]-1)/3&gt;=[.L$2];ROUND([.$H$26]*([.$A30]-[.L$3])/(20-[.L$3])*[.$B$24]/([.L$2]+1);0);&quot;-&quot;)" office:value-type="string" office:string-value="-">
            <text:p>-</text:p>
          </table:table-cell>
          <table:table-cell table:style-name="ce533" table:formula="of:=[.M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-1)/3&gt;=[.O$2];ROUND([.$N$26]*([.$A30]-[.O$3])/(20-[.O$3])*[.$B$24]/([.O$2]+1);0);&quot;-&quot;)" office:value-type="string" office:string-value="-">
            <text:p>-</text:p>
          </table:table-cell>
          <table:table-cell table:style-name="ce537" table:formula="of:=IF(([.$A30]-1)/3&gt;=[.P$2];ROUND([.$N$26]*([.$A30]-[.P$3])/(20-[.P$3])*[.$B$24]/([.P$2]+1);0);&quot;-&quot;)" office:value-type="string" office:string-value="-">
            <text:p>-</text:p>
          </table:table-cell>
          <table:table-cell table:style-name="ce537" table:formula="of:=IF(([.$A30]-1)/3&gt;=[.Q$2];ROUND([.$N$26]*([.$A30]-[.Q$3])/(20-[.Q$3])*[.$B$24]/([.Q$2]+1);0);&quot;-&quot;)" office:value-type="string" office:string-value="-">
            <text:p>-</text:p>
          </table:table-cell>
          <table:table-cell table:style-name="ce541" table:formula="of:=IF(([.$A30]-1)/3&gt;=[.R$2];ROUND([.$N$26]*([.$A30]-[.R$3])/(20-[.R$3])*[.$B$24]/([.R$2]+1);0);&quot;-&quot;)" office:value-type="string" office:string-value="-">
            <text:p>-</text:p>
          </table:table-cell>
          <table:table-cell table:style-name="ce533" table:formula="of:=[.S29]+1" office:value-type="float" office:value="3" table:number-columns-spanned="2" table:number-rows-spanned="1">
            <text:p>3</text:p>
          </table:table-cell>
          <table:covered-table-cell table:style-name="ce537"/>
          <table:table-cell table:style-name="ce537" table:formula="of:=IF(([.$A30]-1)/3&gt;=[.U$2];ROUND([.$T$26]*([.$A30]-[.U$3])/(20-[.U$3])*[.$B$24]/([.U$2]+1);0);&quot;-&quot;)" office:value-type="string" office:string-value="-">
            <text:p>-</text:p>
          </table:table-cell>
          <table:table-cell table:style-name="ce537" table:formula="of:=IF(([.$A30]-1)/3&gt;=[.V$2];ROUND([.$T$26]*([.$A30]-[.V$3])/(20-[.V$3])*[.$B$24]/([.V$2]+1);0);&quot;-&quot;)" office:value-type="string" office:string-value="-">
            <text:p>-</text:p>
          </table:table-cell>
          <table:table-cell table:style-name="ce537" table:formula="of:=IF(([.$A30]-1)/3&gt;=[.W$2];ROUND([.$T$26]*([.$A30]-[.W$3])/(20-[.W$3])*[.$B$24]/([.W$2]+1);0);&quot;-&quot;)" office:value-type="string" office:string-value="-">
            <text:p>-</text:p>
          </table:table-cell>
          <table:table-cell table:style-name="ce541" table:formula="of:=IF(([.$A30]-1)/3&gt;=[.X$2];ROUND([.$T$26]*([.$A30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-1)/3&gt;=[.C$2];ROUND([.$B$26]*([.$A31]-[.C$3])/(20-[.C$3])*[.$B$24]/([.C$2]+1);0);&quot;-&quot;)" office:value-type="float" office:value="0">
            <text:p>0</text:p>
          </table:table-cell>
          <table:table-cell table:style-name="ce537" table:formula="of:=IF(([.$A31]-1)/3&gt;=[.D$2];ROUND([.$B$26]*([.$A31]-[.D$3])/(20-[.D$3])*[.$B$24]/([.D$2]+1);0);&quot;-&quot;)" office:value-type="string" office:string-value="-">
            <text:p>-</text:p>
          </table:table-cell>
          <table:table-cell table:style-name="ce537" table:formula="of:=IF(([.$A31]-1)/3&gt;=[.E$2];ROUND([.$B$26]*([.$A31]-[.E$3])/(20-[.E$3])*[.$B$24]/([.E$2]+1);0);&quot;-&quot;)" office:value-type="string" office:string-value="-">
            <text:p>-</text:p>
          </table:table-cell>
          <table:table-cell table:style-name="ce541" table:formula="of:=IF(([.$A31]-1)/3&gt;=[.F$2];ROUND([.$B$26]*([.$A31]-[.F$3])/(20-[.F$3])*[.$B$24]/([.F$2]+1);0);&quot;-&quot;)" office:value-type="string" office:string-value="-">
            <text:p>-</text:p>
          </table:table-cell>
          <table:table-cell table:style-name="ce533" table:formula="of:=[.G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-1)/3&gt;=[.I$2];ROUND([.$H$26]*([.$A31]-[.I$3])/(20-[.I$3])*[.$B$24]/([.I$2]+1);0);&quot;-&quot;)" office:value-type="float" office:value="0">
            <text:p>0</text:p>
          </table:table-cell>
          <table:table-cell table:style-name="ce537" table:formula="of:=IF(([.$A31]-1)/3&gt;=[.J$2];ROUND([.$H$26]*([.$A31]-[.J$3])/(20-[.J$3])*[.$B$24]/([.J$2]+1);0);&quot;-&quot;)" office:value-type="string" office:string-value="-">
            <text:p>-</text:p>
          </table:table-cell>
          <table:table-cell table:style-name="ce537" table:formula="of:=IF(([.$A31]-1)/3&gt;=[.K$2];ROUND([.$H$26]*([.$A31]-[.K$3])/(20-[.K$3])*[.$B$24]/([.K$2]+1);0);&quot;-&quot;)" office:value-type="string" office:string-value="-">
            <text:p>-</text:p>
          </table:table-cell>
          <table:table-cell table:style-name="ce541" table:formula="of:=IF(([.$A31]-1)/3&gt;=[.L$2];ROUND([.$H$26]*([.$A31]-[.L$3])/(20-[.L$3])*[.$B$24]/([.L$2]+1);0);&quot;-&quot;)" office:value-type="string" office:string-value="-">
            <text:p>-</text:p>
          </table:table-cell>
          <table:table-cell table:style-name="ce533" table:formula="of:=[.M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-1)/3&gt;=[.O$2];ROUND([.$N$26]*([.$A31]-[.O$3])/(20-[.O$3])*[.$B$24]/([.O$2]+1);0);&quot;-&quot;)" office:value-type="float" office:value="0">
            <text:p>0</text:p>
          </table:table-cell>
          <table:table-cell table:style-name="ce537" table:formula="of:=IF(([.$A31]-1)/3&gt;=[.P$2];ROUND([.$N$26]*([.$A31]-[.P$3])/(20-[.P$3])*[.$B$24]/([.P$2]+1);0);&quot;-&quot;)" office:value-type="string" office:string-value="-">
            <text:p>-</text:p>
          </table:table-cell>
          <table:table-cell table:style-name="ce537" table:formula="of:=IF(([.$A31]-1)/3&gt;=[.Q$2];ROUND([.$N$26]*([.$A31]-[.Q$3])/(20-[.Q$3])*[.$B$24]/([.Q$2]+1);0);&quot;-&quot;)" office:value-type="string" office:string-value="-">
            <text:p>-</text:p>
          </table:table-cell>
          <table:table-cell table:style-name="ce541" table:formula="of:=IF(([.$A31]-1)/3&gt;=[.R$2];ROUND([.$N$26]*([.$A31]-[.R$3])/(20-[.R$3])*[.$B$24]/([.R$2]+1);0);&quot;-&quot;)" office:value-type="string" office:string-value="-">
            <text:p>-</text:p>
          </table:table-cell>
          <table:table-cell table:style-name="ce533" table:formula="of:=[.S30]+1" office:value-type="float" office:value="4" table:number-columns-spanned="2" table:number-rows-spanned="1">
            <text:p>4</text:p>
          </table:table-cell>
          <table:covered-table-cell table:style-name="ce537"/>
          <table:table-cell table:style-name="ce537" table:formula="of:=IF(([.$A31]-1)/3&gt;=[.U$2];ROUND([.$T$26]*([.$A31]-[.U$3])/(20-[.U$3])*[.$B$24]/([.U$2]+1);0);&quot;-&quot;)" office:value-type="float" office:value="0">
            <text:p>0</text:p>
          </table:table-cell>
          <table:table-cell table:style-name="ce537" table:formula="of:=IF(([.$A31]-1)/3&gt;=[.V$2];ROUND([.$T$26]*([.$A31]-[.V$3])/(20-[.V$3])*[.$B$24]/([.V$2]+1);0);&quot;-&quot;)" office:value-type="string" office:string-value="-">
            <text:p>-</text:p>
          </table:table-cell>
          <table:table-cell table:style-name="ce537" table:formula="of:=IF(([.$A31]-1)/3&gt;=[.W$2];ROUND([.$T$26]*([.$A31]-[.W$3])/(20-[.W$3])*[.$B$24]/([.W$2]+1);0);&quot;-&quot;)" office:value-type="string" office:string-value="-">
            <text:p>-</text:p>
          </table:table-cell>
          <table:table-cell table:style-name="ce541" table:formula="of:=IF(([.$A31]-1)/3&gt;=[.X$2];ROUND([.$T$26]*([.$A31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-1)/3&gt;=[.C$2];ROUND([.$B$26]*([.$A32]-[.C$3])/(20-[.C$3])*[.$B$24]/([.C$2]+1);0);&quot;-&quot;)" office:value-type="float" office:value="0">
            <text:p>0</text:p>
          </table:table-cell>
          <table:table-cell table:style-name="ce537" table:formula="of:=IF(([.$A32]-1)/3&gt;=[.D$2];ROUND([.$B$26]*([.$A32]-[.D$3])/(20-[.D$3])*[.$B$24]/([.D$2]+1);0);&quot;-&quot;)" office:value-type="string" office:string-value="-">
            <text:p>-</text:p>
          </table:table-cell>
          <table:table-cell table:style-name="ce537" table:formula="of:=IF(([.$A32]-1)/3&gt;=[.E$2];ROUND([.$B$26]*([.$A32]-[.E$3])/(20-[.E$3])*[.$B$24]/([.E$2]+1);0);&quot;-&quot;)" office:value-type="string" office:string-value="-">
            <text:p>-</text:p>
          </table:table-cell>
          <table:table-cell table:style-name="ce541" table:formula="of:=IF(([.$A32]-1)/3&gt;=[.F$2];ROUND([.$B$26]*([.$A32]-[.F$3])/(20-[.F$3])*[.$B$24]/([.F$2]+1);0);&quot;-&quot;)" office:value-type="string" office:string-value="-">
            <text:p>-</text:p>
          </table:table-cell>
          <table:table-cell table:style-name="ce533" table:formula="of:=[.G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-1)/3&gt;=[.I$2];ROUND([.$H$26]*([.$A32]-[.I$3])/(20-[.I$3])*[.$B$24]/([.I$2]+1);0);&quot;-&quot;)" office:value-type="float" office:value="0">
            <text:p>0</text:p>
          </table:table-cell>
          <table:table-cell table:style-name="ce537" table:formula="of:=IF(([.$A32]-1)/3&gt;=[.J$2];ROUND([.$H$26]*([.$A32]-[.J$3])/(20-[.J$3])*[.$B$24]/([.J$2]+1);0);&quot;-&quot;)" office:value-type="string" office:string-value="-">
            <text:p>-</text:p>
          </table:table-cell>
          <table:table-cell table:style-name="ce537" table:formula="of:=IF(([.$A32]-1)/3&gt;=[.K$2];ROUND([.$H$26]*([.$A32]-[.K$3])/(20-[.K$3])*[.$B$24]/([.K$2]+1);0);&quot;-&quot;)" office:value-type="string" office:string-value="-">
            <text:p>-</text:p>
          </table:table-cell>
          <table:table-cell table:style-name="ce541" table:formula="of:=IF(([.$A32]-1)/3&gt;=[.L$2];ROUND([.$H$26]*([.$A32]-[.L$3])/(20-[.L$3])*[.$B$24]/([.L$2]+1);0);&quot;-&quot;)" office:value-type="string" office:string-value="-">
            <text:p>-</text:p>
          </table:table-cell>
          <table:table-cell table:style-name="ce533" table:formula="of:=[.M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-1)/3&gt;=[.O$2];ROUND([.$N$26]*([.$A32]-[.O$3])/(20-[.O$3])*[.$B$24]/([.O$2]+1);0);&quot;-&quot;)" office:value-type="float" office:value="0">
            <text:p>0</text:p>
          </table:table-cell>
          <table:table-cell table:style-name="ce537" table:formula="of:=IF(([.$A32]-1)/3&gt;=[.P$2];ROUND([.$N$26]*([.$A32]-[.P$3])/(20-[.P$3])*[.$B$24]/([.P$2]+1);0);&quot;-&quot;)" office:value-type="string" office:string-value="-">
            <text:p>-</text:p>
          </table:table-cell>
          <table:table-cell table:style-name="ce537" table:formula="of:=IF(([.$A32]-1)/3&gt;=[.Q$2];ROUND([.$N$26]*([.$A32]-[.Q$3])/(20-[.Q$3])*[.$B$24]/([.Q$2]+1);0);&quot;-&quot;)" office:value-type="string" office:string-value="-">
            <text:p>-</text:p>
          </table:table-cell>
          <table:table-cell table:style-name="ce541" table:formula="of:=IF(([.$A32]-1)/3&gt;=[.R$2];ROUND([.$N$26]*([.$A32]-[.R$3])/(20-[.R$3])*[.$B$24]/([.R$2]+1);0);&quot;-&quot;)" office:value-type="string" office:string-value="-">
            <text:p>-</text:p>
          </table:table-cell>
          <table:table-cell table:style-name="ce533" table:formula="of:=[.S31]+1" office:value-type="float" office:value="5" table:number-columns-spanned="2" table:number-rows-spanned="1">
            <text:p>5</text:p>
          </table:table-cell>
          <table:covered-table-cell table:style-name="ce537"/>
          <table:table-cell table:style-name="ce537" table:formula="of:=IF(([.$A32]-1)/3&gt;=[.U$2];ROUND([.$T$26]*([.$A32]-[.U$3])/(20-[.U$3])*[.$B$24]/([.U$2]+1);0);&quot;-&quot;)" office:value-type="float" office:value="0">
            <text:p>0</text:p>
          </table:table-cell>
          <table:table-cell table:style-name="ce537" table:formula="of:=IF(([.$A32]-1)/3&gt;=[.V$2];ROUND([.$T$26]*([.$A32]-[.V$3])/(20-[.V$3])*[.$B$24]/([.V$2]+1);0);&quot;-&quot;)" office:value-type="string" office:string-value="-">
            <text:p>-</text:p>
          </table:table-cell>
          <table:table-cell table:style-name="ce537" table:formula="of:=IF(([.$A32]-1)/3&gt;=[.W$2];ROUND([.$T$26]*([.$A32]-[.W$3])/(20-[.W$3])*[.$B$24]/([.W$2]+1);0);&quot;-&quot;)" office:value-type="string" office:string-value="-">
            <text:p>-</text:p>
          </table:table-cell>
          <table:table-cell table:style-name="ce541" table:formula="of:=IF(([.$A32]-1)/3&gt;=[.X$2];ROUND([.$T$26]*([.$A32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-1)/3&gt;=[.C$2];ROUND([.$B$26]*([.$A33]-[.C$3])/(20-[.C$3])*[.$B$24]/([.C$2]+1);0);&quot;-&quot;)" office:value-type="float" office:value="0">
            <text:p>0</text:p>
          </table:table-cell>
          <table:table-cell table:style-name="ce537" table:formula="of:=IF(([.$A33]-1)/3&gt;=[.D$2];ROUND([.$B$26]*([.$A33]-[.D$3])/(20-[.D$3])*[.$B$24]/([.D$2]+1);0);&quot;-&quot;)" office:value-type="string" office:string-value="-">
            <text:p>-</text:p>
          </table:table-cell>
          <table:table-cell table:style-name="ce537" table:formula="of:=IF(([.$A33]-1)/3&gt;=[.E$2];ROUND([.$B$26]*([.$A33]-[.E$3])/(20-[.E$3])*[.$B$24]/([.E$2]+1);0);&quot;-&quot;)" office:value-type="string" office:string-value="-">
            <text:p>-</text:p>
          </table:table-cell>
          <table:table-cell table:style-name="ce541" table:formula="of:=IF(([.$A33]-1)/3&gt;=[.F$2];ROUND([.$B$26]*([.$A33]-[.F$3])/(20-[.F$3])*[.$B$24]/([.F$2]+1);0);&quot;-&quot;)" office:value-type="string" office:string-value="-">
            <text:p>-</text:p>
          </table:table-cell>
          <table:table-cell table:style-name="ce533" table:formula="of:=[.G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-1)/3&gt;=[.I$2];ROUND([.$H$26]*([.$A33]-[.I$3])/(20-[.I$3])*[.$B$24]/([.I$2]+1);0);&quot;-&quot;)" office:value-type="float" office:value="0">
            <text:p>0</text:p>
          </table:table-cell>
          <table:table-cell table:style-name="ce537" table:formula="of:=IF(([.$A33]-1)/3&gt;=[.J$2];ROUND([.$H$26]*([.$A33]-[.J$3])/(20-[.J$3])*[.$B$24]/([.J$2]+1);0);&quot;-&quot;)" office:value-type="string" office:string-value="-">
            <text:p>-</text:p>
          </table:table-cell>
          <table:table-cell table:style-name="ce537" table:formula="of:=IF(([.$A33]-1)/3&gt;=[.K$2];ROUND([.$H$26]*([.$A33]-[.K$3])/(20-[.K$3])*[.$B$24]/([.K$2]+1);0);&quot;-&quot;)" office:value-type="string" office:string-value="-">
            <text:p>-</text:p>
          </table:table-cell>
          <table:table-cell table:style-name="ce541" table:formula="of:=IF(([.$A33]-1)/3&gt;=[.L$2];ROUND([.$H$26]*([.$A33]-[.L$3])/(20-[.L$3])*[.$B$24]/([.L$2]+1);0);&quot;-&quot;)" office:value-type="string" office:string-value="-">
            <text:p>-</text:p>
          </table:table-cell>
          <table:table-cell table:style-name="ce533" table:formula="of:=[.M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-1)/3&gt;=[.O$2];ROUND([.$N$26]*([.$A33]-[.O$3])/(20-[.O$3])*[.$B$24]/([.O$2]+1);0);&quot;-&quot;)" office:value-type="float" office:value="0">
            <text:p>0</text:p>
          </table:table-cell>
          <table:table-cell table:style-name="ce537" table:formula="of:=IF(([.$A33]-1)/3&gt;=[.P$2];ROUND([.$N$26]*([.$A33]-[.P$3])/(20-[.P$3])*[.$B$24]/([.P$2]+1);0);&quot;-&quot;)" office:value-type="string" office:string-value="-">
            <text:p>-</text:p>
          </table:table-cell>
          <table:table-cell table:style-name="ce537" table:formula="of:=IF(([.$A33]-1)/3&gt;=[.Q$2];ROUND([.$N$26]*([.$A33]-[.Q$3])/(20-[.Q$3])*[.$B$24]/([.Q$2]+1);0);&quot;-&quot;)" office:value-type="string" office:string-value="-">
            <text:p>-</text:p>
          </table:table-cell>
          <table:table-cell table:style-name="ce541" table:formula="of:=IF(([.$A33]-1)/3&gt;=[.R$2];ROUND([.$N$26]*([.$A33]-[.R$3])/(20-[.R$3])*[.$B$24]/([.R$2]+1);0);&quot;-&quot;)" office:value-type="string" office:string-value="-">
            <text:p>-</text:p>
          </table:table-cell>
          <table:table-cell table:style-name="ce533" table:formula="of:=[.S32]+1" office:value-type="float" office:value="6" table:number-columns-spanned="2" table:number-rows-spanned="1">
            <text:p>6</text:p>
          </table:table-cell>
          <table:covered-table-cell table:style-name="ce537"/>
          <table:table-cell table:style-name="ce537" table:formula="of:=IF(([.$A33]-1)/3&gt;=[.U$2];ROUND([.$T$26]*([.$A33]-[.U$3])/(20-[.U$3])*[.$B$24]/([.U$2]+1);0);&quot;-&quot;)" office:value-type="float" office:value="0">
            <text:p>0</text:p>
          </table:table-cell>
          <table:table-cell table:style-name="ce537" table:formula="of:=IF(([.$A33]-1)/3&gt;=[.V$2];ROUND([.$T$26]*([.$A33]-[.V$3])/(20-[.V$3])*[.$B$24]/([.V$2]+1);0);&quot;-&quot;)" office:value-type="string" office:string-value="-">
            <text:p>-</text:p>
          </table:table-cell>
          <table:table-cell table:style-name="ce537" table:formula="of:=IF(([.$A33]-1)/3&gt;=[.W$2];ROUND([.$T$26]*([.$A33]-[.W$3])/(20-[.W$3])*[.$B$24]/([.W$2]+1);0);&quot;-&quot;)" office:value-type="string" office:string-value="-">
            <text:p>-</text:p>
          </table:table-cell>
          <table:table-cell table:style-name="ce541" table:formula="of:=IF(([.$A33]-1)/3&gt;=[.X$2];ROUND([.$T$26]*([.$A33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-1)/3&gt;=[.C$2];ROUND([.$B$26]*([.$A34]-[.C$3])/(20-[.C$3])*[.$B$24]/([.C$2]+1);0);&quot;-&quot;)" office:value-type="float" office:value="0">
            <text:p>0</text:p>
          </table:table-cell>
          <table:table-cell table:style-name="ce537" table:formula="of:=IF(([.$A34]-1)/3&gt;=[.D$2];ROUND([.$B$26]*([.$A34]-[.D$3])/(20-[.D$3])*[.$B$24]/([.D$2]+1);0);&quot;-&quot;)" office:value-type="float" office:value="0">
            <text:p>0</text:p>
          </table:table-cell>
          <table:table-cell table:style-name="ce537" table:formula="of:=IF(([.$A34]-1)/3&gt;=[.E$2];ROUND([.$B$26]*([.$A34]-[.E$3])/(20-[.E$3])*[.$B$24]/([.E$2]+1);0);&quot;-&quot;)" office:value-type="string" office:string-value="-">
            <text:p>-</text:p>
          </table:table-cell>
          <table:table-cell table:style-name="ce541" table:formula="of:=IF(([.$A34]-1)/3&gt;=[.F$2];ROUND([.$B$26]*([.$A34]-[.F$3])/(20-[.F$3])*[.$B$24]/([.F$2]+1);0);&quot;-&quot;)" office:value-type="string" office:string-value="-">
            <text:p>-</text:p>
          </table:table-cell>
          <table:table-cell table:style-name="ce533" table:formula="of:=[.G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-1)/3&gt;=[.I$2];ROUND([.$H$26]*([.$A34]-[.I$3])/(20-[.I$3])*[.$B$24]/([.I$2]+1);0);&quot;-&quot;)" office:value-type="float" office:value="0">
            <text:p>0</text:p>
          </table:table-cell>
          <table:table-cell table:style-name="ce537" table:formula="of:=IF(([.$A34]-1)/3&gt;=[.J$2];ROUND([.$H$26]*([.$A34]-[.J$3])/(20-[.J$3])*[.$B$24]/([.J$2]+1);0);&quot;-&quot;)" office:value-type="float" office:value="0">
            <text:p>0</text:p>
          </table:table-cell>
          <table:table-cell table:style-name="ce537" table:formula="of:=IF(([.$A34]-1)/3&gt;=[.K$2];ROUND([.$H$26]*([.$A34]-[.K$3])/(20-[.K$3])*[.$B$24]/([.K$2]+1);0);&quot;-&quot;)" office:value-type="string" office:string-value="-">
            <text:p>-</text:p>
          </table:table-cell>
          <table:table-cell table:style-name="ce541" table:formula="of:=IF(([.$A34]-1)/3&gt;=[.L$2];ROUND([.$H$26]*([.$A34]-[.L$3])/(20-[.L$3])*[.$B$24]/([.L$2]+1);0);&quot;-&quot;)" office:value-type="string" office:string-value="-">
            <text:p>-</text:p>
          </table:table-cell>
          <table:table-cell table:style-name="ce533" table:formula="of:=[.M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-1)/3&gt;=[.O$2];ROUND([.$N$26]*([.$A34]-[.O$3])/(20-[.O$3])*[.$B$24]/([.O$2]+1);0);&quot;-&quot;)" office:value-type="float" office:value="1">
            <text:p>1</text:p>
          </table:table-cell>
          <table:table-cell table:style-name="ce537" table:formula="of:=IF(([.$A34]-1)/3&gt;=[.P$2];ROUND([.$N$26]*([.$A34]-[.P$3])/(20-[.P$3])*[.$B$24]/([.P$2]+1);0);&quot;-&quot;)" office:value-type="float" office:value="0">
            <text:p>0</text:p>
          </table:table-cell>
          <table:table-cell table:style-name="ce537" table:formula="of:=IF(([.$A34]-1)/3&gt;=[.Q$2];ROUND([.$N$26]*([.$A34]-[.Q$3])/(20-[.Q$3])*[.$B$24]/([.Q$2]+1);0);&quot;-&quot;)" office:value-type="string" office:string-value="-">
            <text:p>-</text:p>
          </table:table-cell>
          <table:table-cell table:style-name="ce541" table:formula="of:=IF(([.$A34]-1)/3&gt;=[.R$2];ROUND([.$N$26]*([.$A34]-[.R$3])/(20-[.R$3])*[.$B$24]/([.R$2]+1);0);&quot;-&quot;)" office:value-type="string" office:string-value="-">
            <text:p>-</text:p>
          </table:table-cell>
          <table:table-cell table:style-name="ce533" table:formula="of:=[.S33]+1" office:value-type="float" office:value="7" table:number-columns-spanned="2" table:number-rows-spanned="1">
            <text:p>7</text:p>
          </table:table-cell>
          <table:covered-table-cell table:style-name="ce537"/>
          <table:table-cell table:style-name="ce537" table:formula="of:=IF(([.$A34]-1)/3&gt;=[.U$2];ROUND([.$T$26]*([.$A34]-[.U$3])/(20-[.U$3])*[.$B$24]/([.U$2]+1);0);&quot;-&quot;)" office:value-type="float" office:value="1">
            <text:p>1</text:p>
          </table:table-cell>
          <table:table-cell table:style-name="ce537" table:formula="of:=IF(([.$A34]-1)/3&gt;=[.V$2];ROUND([.$T$26]*([.$A34]-[.V$3])/(20-[.V$3])*[.$B$24]/([.V$2]+1);0);&quot;-&quot;)" office:value-type="float" office:value="0">
            <text:p>0</text:p>
          </table:table-cell>
          <table:table-cell table:style-name="ce537" table:formula="of:=IF(([.$A34]-1)/3&gt;=[.W$2];ROUND([.$T$26]*([.$A34]-[.W$3])/(20-[.W$3])*[.$B$24]/([.W$2]+1);0);&quot;-&quot;)" office:value-type="string" office:string-value="-">
            <text:p>-</text:p>
          </table:table-cell>
          <table:table-cell table:style-name="ce541" table:formula="of:=IF(([.$A34]-1)/3&gt;=[.X$2];ROUND([.$T$26]*([.$A34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-1)/3&gt;=[.C$2];ROUND([.$B$26]*([.$A35]-[.C$3])/(20-[.C$3])*[.$B$24]/([.C$2]+1);0);&quot;-&quot;)" office:value-type="float" office:value="1">
            <text:p>1</text:p>
          </table:table-cell>
          <table:table-cell table:style-name="ce537" table:formula="of:=IF(([.$A35]-1)/3&gt;=[.D$2];ROUND([.$B$26]*([.$A35]-[.D$3])/(20-[.D$3])*[.$B$24]/([.D$2]+1);0);&quot;-&quot;)" office:value-type="float" office:value="0">
            <text:p>0</text:p>
          </table:table-cell>
          <table:table-cell table:style-name="ce537" table:formula="of:=IF(([.$A35]-1)/3&gt;=[.E$2];ROUND([.$B$26]*([.$A35]-[.E$3])/(20-[.E$3])*[.$B$24]/([.E$2]+1);0);&quot;-&quot;)" office:value-type="string" office:string-value="-">
            <text:p>-</text:p>
          </table:table-cell>
          <table:table-cell table:style-name="ce541" table:formula="of:=IF(([.$A35]-1)/3&gt;=[.F$2];ROUND([.$B$26]*([.$A35]-[.F$3])/(20-[.F$3])*[.$B$24]/([.F$2]+1);0);&quot;-&quot;)" office:value-type="string" office:string-value="-">
            <text:p>-</text:p>
          </table:table-cell>
          <table:table-cell table:style-name="ce533" table:formula="of:=[.G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-1)/3&gt;=[.I$2];ROUND([.$H$26]*([.$A35]-[.I$3])/(20-[.I$3])*[.$B$24]/([.I$2]+1);0);&quot;-&quot;)" office:value-type="float" office:value="1">
            <text:p>1</text:p>
          </table:table-cell>
          <table:table-cell table:style-name="ce537" table:formula="of:=IF(([.$A35]-1)/3&gt;=[.J$2];ROUND([.$H$26]*([.$A35]-[.J$3])/(20-[.J$3])*[.$B$24]/([.J$2]+1);0);&quot;-&quot;)" office:value-type="float" office:value="0">
            <text:p>0</text:p>
          </table:table-cell>
          <table:table-cell table:style-name="ce537" table:formula="of:=IF(([.$A35]-1)/3&gt;=[.K$2];ROUND([.$H$26]*([.$A35]-[.K$3])/(20-[.K$3])*[.$B$24]/([.K$2]+1);0);&quot;-&quot;)" office:value-type="string" office:string-value="-">
            <text:p>-</text:p>
          </table:table-cell>
          <table:table-cell table:style-name="ce541" table:formula="of:=IF(([.$A35]-1)/3&gt;=[.L$2];ROUND([.$H$26]*([.$A35]-[.L$3])/(20-[.L$3])*[.$B$24]/([.L$2]+1);0);&quot;-&quot;)" office:value-type="string" office:string-value="-">
            <text:p>-</text:p>
          </table:table-cell>
          <table:table-cell table:style-name="ce533" table:formula="of:=[.M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-1)/3&gt;=[.O$2];ROUND([.$N$26]*([.$A35]-[.O$3])/(20-[.O$3])*[.$B$24]/([.O$2]+1);0);&quot;-&quot;)" office:value-type="float" office:value="1">
            <text:p>1</text:p>
          </table:table-cell>
          <table:table-cell table:style-name="ce537" table:formula="of:=IF(([.$A35]-1)/3&gt;=[.P$2];ROUND([.$N$26]*([.$A35]-[.P$3])/(20-[.P$3])*[.$B$24]/([.P$2]+1);0);&quot;-&quot;)" office:value-type="float" office:value="0">
            <text:p>0</text:p>
          </table:table-cell>
          <table:table-cell table:style-name="ce537" table:formula="of:=IF(([.$A35]-1)/3&gt;=[.Q$2];ROUND([.$N$26]*([.$A35]-[.Q$3])/(20-[.Q$3])*[.$B$24]/([.Q$2]+1);0);&quot;-&quot;)" office:value-type="string" office:string-value="-">
            <text:p>-</text:p>
          </table:table-cell>
          <table:table-cell table:style-name="ce541" table:formula="of:=IF(([.$A35]-1)/3&gt;=[.R$2];ROUND([.$N$26]*([.$A35]-[.R$3])/(20-[.R$3])*[.$B$24]/([.R$2]+1);0);&quot;-&quot;)" office:value-type="string" office:string-value="-">
            <text:p>-</text:p>
          </table:table-cell>
          <table:table-cell table:style-name="ce533" table:formula="of:=[.S34]+1" office:value-type="float" office:value="8" table:number-columns-spanned="2" table:number-rows-spanned="1">
            <text:p>8</text:p>
          </table:table-cell>
          <table:covered-table-cell table:style-name="ce537"/>
          <table:table-cell table:style-name="ce537" table:formula="of:=IF(([.$A35]-1)/3&gt;=[.U$2];ROUND([.$T$26]*([.$A35]-[.U$3])/(20-[.U$3])*[.$B$24]/([.U$2]+1);0);&quot;-&quot;)" office:value-type="float" office:value="1">
            <text:p>1</text:p>
          </table:table-cell>
          <table:table-cell table:style-name="ce537" table:formula="of:=IF(([.$A35]-1)/3&gt;=[.V$2];ROUND([.$T$26]*([.$A35]-[.V$3])/(20-[.V$3])*[.$B$24]/([.V$2]+1);0);&quot;-&quot;)" office:value-type="float" office:value="0">
            <text:p>0</text:p>
          </table:table-cell>
          <table:table-cell table:style-name="ce537" table:formula="of:=IF(([.$A35]-1)/3&gt;=[.W$2];ROUND([.$T$26]*([.$A35]-[.W$3])/(20-[.W$3])*[.$B$24]/([.W$2]+1);0);&quot;-&quot;)" office:value-type="string" office:string-value="-">
            <text:p>-</text:p>
          </table:table-cell>
          <table:table-cell table:style-name="ce541" table:formula="of:=IF(([.$A35]-1)/3&gt;=[.X$2];ROUND([.$T$26]*([.$A35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-1)/3&gt;=[.C$2];ROUND([.$B$26]*([.$A36]-[.C$3])/(20-[.C$3])*[.$B$24]/([.C$2]+1);0);&quot;-&quot;)" office:value-type="float" office:value="1">
            <text:p>1</text:p>
          </table:table-cell>
          <table:table-cell table:style-name="ce537" table:formula="of:=IF(([.$A36]-1)/3&gt;=[.D$2];ROUND([.$B$26]*([.$A36]-[.D$3])/(20-[.D$3])*[.$B$24]/([.D$2]+1);0);&quot;-&quot;)" office:value-type="float" office:value="0">
            <text:p>0</text:p>
          </table:table-cell>
          <table:table-cell table:style-name="ce537" table:formula="of:=IF(([.$A36]-1)/3&gt;=[.E$2];ROUND([.$B$26]*([.$A36]-[.E$3])/(20-[.E$3])*[.$B$24]/([.E$2]+1);0);&quot;-&quot;)" office:value-type="string" office:string-value="-">
            <text:p>-</text:p>
          </table:table-cell>
          <table:table-cell table:style-name="ce541" table:formula="of:=IF(([.$A36]-1)/3&gt;=[.F$2];ROUND([.$B$26]*([.$A36]-[.F$3])/(20-[.F$3])*[.$B$24]/([.F$2]+1);0);&quot;-&quot;)" office:value-type="string" office:string-value="-">
            <text:p>-</text:p>
          </table:table-cell>
          <table:table-cell table:style-name="ce533" table:formula="of:=[.G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-1)/3&gt;=[.I$2];ROUND([.$H$26]*([.$A36]-[.I$3])/(20-[.I$3])*[.$B$24]/([.I$2]+1);0);&quot;-&quot;)" office:value-type="float" office:value="1">
            <text:p>1</text:p>
          </table:table-cell>
          <table:table-cell table:style-name="ce537" table:formula="of:=IF(([.$A36]-1)/3&gt;=[.J$2];ROUND([.$H$26]*([.$A36]-[.J$3])/(20-[.J$3])*[.$B$24]/([.J$2]+1);0);&quot;-&quot;)" office:value-type="float" office:value="0">
            <text:p>0</text:p>
          </table:table-cell>
          <table:table-cell table:style-name="ce537" table:formula="of:=IF(([.$A36]-1)/3&gt;=[.K$2];ROUND([.$H$26]*([.$A36]-[.K$3])/(20-[.K$3])*[.$B$24]/([.K$2]+1);0);&quot;-&quot;)" office:value-type="string" office:string-value="-">
            <text:p>-</text:p>
          </table:table-cell>
          <table:table-cell table:style-name="ce541" table:formula="of:=IF(([.$A36]-1)/3&gt;=[.L$2];ROUND([.$H$26]*([.$A36]-[.L$3])/(20-[.L$3])*[.$B$24]/([.L$2]+1);0);&quot;-&quot;)" office:value-type="string" office:string-value="-">
            <text:p>-</text:p>
          </table:table-cell>
          <table:table-cell table:style-name="ce533" table:formula="of:=[.M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-1)/3&gt;=[.O$2];ROUND([.$N$26]*([.$A36]-[.O$3])/(20-[.O$3])*[.$B$24]/([.O$2]+1);0);&quot;-&quot;)" office:value-type="float" office:value="1">
            <text:p>1</text:p>
          </table:table-cell>
          <table:table-cell table:style-name="ce537" table:formula="of:=IF(([.$A36]-1)/3&gt;=[.P$2];ROUND([.$N$26]*([.$A36]-[.P$3])/(20-[.P$3])*[.$B$24]/([.P$2]+1);0);&quot;-&quot;)" office:value-type="float" office:value="0">
            <text:p>0</text:p>
          </table:table-cell>
          <table:table-cell table:style-name="ce537" table:formula="of:=IF(([.$A36]-1)/3&gt;=[.Q$2];ROUND([.$N$26]*([.$A36]-[.Q$3])/(20-[.Q$3])*[.$B$24]/([.Q$2]+1);0);&quot;-&quot;)" office:value-type="string" office:string-value="-">
            <text:p>-</text:p>
          </table:table-cell>
          <table:table-cell table:style-name="ce541" table:formula="of:=IF(([.$A36]-1)/3&gt;=[.R$2];ROUND([.$N$26]*([.$A36]-[.R$3])/(20-[.R$3])*[.$B$24]/([.R$2]+1);0);&quot;-&quot;)" office:value-type="string" office:string-value="-">
            <text:p>-</text:p>
          </table:table-cell>
          <table:table-cell table:style-name="ce533" table:formula="of:=[.S35]+1" office:value-type="float" office:value="9" table:number-columns-spanned="2" table:number-rows-spanned="1">
            <text:p>9</text:p>
          </table:table-cell>
          <table:covered-table-cell table:style-name="ce537"/>
          <table:table-cell table:style-name="ce537" table:formula="of:=IF(([.$A36]-1)/3&gt;=[.U$2];ROUND([.$T$26]*([.$A36]-[.U$3])/(20-[.U$3])*[.$B$24]/([.U$2]+1);0);&quot;-&quot;)" office:value-type="float" office:value="1">
            <text:p>1</text:p>
          </table:table-cell>
          <table:table-cell table:style-name="ce537" table:formula="of:=IF(([.$A36]-1)/3&gt;=[.V$2];ROUND([.$T$26]*([.$A36]-[.V$3])/(20-[.V$3])*[.$B$24]/([.V$2]+1);0);&quot;-&quot;)" office:value-type="float" office:value="0">
            <text:p>0</text:p>
          </table:table-cell>
          <table:table-cell table:style-name="ce537" table:formula="of:=IF(([.$A36]-1)/3&gt;=[.W$2];ROUND([.$T$26]*([.$A36]-[.W$3])/(20-[.W$3])*[.$B$24]/([.W$2]+1);0);&quot;-&quot;)" office:value-type="string" office:string-value="-">
            <text:p>-</text:p>
          </table:table-cell>
          <table:table-cell table:style-name="ce541" table:formula="of:=IF(([.$A36]-1)/3&gt;=[.X$2];ROUND([.$T$26]*([.$A36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-1)/3&gt;=[.C$2];ROUND([.$B$26]*([.$A37]-[.C$3])/(20-[.C$3])*[.$B$24]/([.C$2]+1);0);&quot;-&quot;)" office:value-type="float" office:value="1">
            <text:p>1</text:p>
          </table:table-cell>
          <table:table-cell table:style-name="ce537" table:formula="of:=IF(([.$A37]-1)/3&gt;=[.D$2];ROUND([.$B$26]*([.$A37]-[.D$3])/(20-[.D$3])*[.$B$24]/([.D$2]+1);0);&quot;-&quot;)" office:value-type="float" office:value="0">
            <text:p>0</text:p>
          </table:table-cell>
          <table:table-cell table:style-name="ce537" table:formula="of:=IF(([.$A37]-1)/3&gt;=[.E$2];ROUND([.$B$26]*([.$A37]-[.E$3])/(20-[.E$3])*[.$B$24]/([.E$2]+1);0);&quot;-&quot;)" office:value-type="float" office:value="0">
            <text:p>0</text:p>
          </table:table-cell>
          <table:table-cell table:style-name="ce541" table:formula="of:=IF(([.$A37]-1)/3&gt;=[.F$2];ROUND([.$B$26]*([.$A37]-[.F$3])/(20-[.F$3])*[.$B$24]/([.F$2]+1);0);&quot;-&quot;)" office:value-type="string" office:string-value="-">
            <text:p>-</text:p>
          </table:table-cell>
          <table:table-cell table:style-name="ce533" table:formula="of:=[.G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-1)/3&gt;=[.I$2];ROUND([.$H$26]*([.$A37]-[.I$3])/(20-[.I$3])*[.$B$24]/([.I$2]+1);0);&quot;-&quot;)" office:value-type="float" office:value="1">
            <text:p>1</text:p>
          </table:table-cell>
          <table:table-cell table:style-name="ce537" table:formula="of:=IF(([.$A37]-1)/3&gt;=[.J$2];ROUND([.$H$26]*([.$A37]-[.J$3])/(20-[.J$3])*[.$B$24]/([.J$2]+1);0);&quot;-&quot;)" office:value-type="float" office:value="0">
            <text:p>0</text:p>
          </table:table-cell>
          <table:table-cell table:style-name="ce537" table:formula="of:=IF(([.$A37]-1)/3&gt;=[.K$2];ROUND([.$H$26]*([.$A37]-[.K$3])/(20-[.K$3])*[.$B$24]/([.K$2]+1);0);&quot;-&quot;)" office:value-type="float" office:value="0">
            <text:p>0</text:p>
          </table:table-cell>
          <table:table-cell table:style-name="ce541" table:formula="of:=IF(([.$A37]-1)/3&gt;=[.L$2];ROUND([.$H$26]*([.$A37]-[.L$3])/(20-[.L$3])*[.$B$24]/([.L$2]+1);0);&quot;-&quot;)" office:value-type="string" office:string-value="-">
            <text:p>-</text:p>
          </table:table-cell>
          <table:table-cell table:style-name="ce533" table:formula="of:=[.M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-1)/3&gt;=[.O$2];ROUND([.$N$26]*([.$A37]-[.O$3])/(20-[.O$3])*[.$B$24]/([.O$2]+1);0);&quot;-&quot;)" office:value-type="float" office:value="1">
            <text:p>1</text:p>
          </table:table-cell>
          <table:table-cell table:style-name="ce537" table:formula="of:=IF(([.$A37]-1)/3&gt;=[.P$2];ROUND([.$N$26]*([.$A37]-[.P$3])/(20-[.P$3])*[.$B$24]/([.P$2]+1);0);&quot;-&quot;)" office:value-type="float" office:value="0">
            <text:p>0</text:p>
          </table:table-cell>
          <table:table-cell table:style-name="ce537" table:formula="of:=IF(([.$A37]-1)/3&gt;=[.Q$2];ROUND([.$N$26]*([.$A37]-[.Q$3])/(20-[.Q$3])*[.$B$24]/([.Q$2]+1);0);&quot;-&quot;)" office:value-type="float" office:value="0">
            <text:p>0</text:p>
          </table:table-cell>
          <table:table-cell table:style-name="ce541" table:formula="of:=IF(([.$A37]-1)/3&gt;=[.R$2];ROUND([.$N$26]*([.$A37]-[.R$3])/(20-[.R$3])*[.$B$24]/([.R$2]+1);0);&quot;-&quot;)" office:value-type="string" office:string-value="-">
            <text:p>-</text:p>
          </table:table-cell>
          <table:table-cell table:style-name="ce533" table:formula="of:=[.S36]+1" office:value-type="float" office:value="10" table:number-columns-spanned="2" table:number-rows-spanned="1">
            <text:p>10</text:p>
          </table:table-cell>
          <table:covered-table-cell table:style-name="ce537"/>
          <table:table-cell table:style-name="ce537" table:formula="of:=IF(([.$A37]-1)/3&gt;=[.U$2];ROUND([.$T$26]*([.$A37]-[.U$3])/(20-[.U$3])*[.$B$24]/([.U$2]+1);0);&quot;-&quot;)" office:value-type="float" office:value="1">
            <text:p>1</text:p>
          </table:table-cell>
          <table:table-cell table:style-name="ce537" table:formula="of:=IF(([.$A37]-1)/3&gt;=[.V$2];ROUND([.$T$26]*([.$A37]-[.V$3])/(20-[.V$3])*[.$B$24]/([.V$2]+1);0);&quot;-&quot;)" office:value-type="float" office:value="1">
            <text:p>1</text:p>
          </table:table-cell>
          <table:table-cell table:style-name="ce537" table:formula="of:=IF(([.$A37]-1)/3&gt;=[.W$2];ROUND([.$T$26]*([.$A37]-[.W$3])/(20-[.W$3])*[.$B$24]/([.W$2]+1);0);&quot;-&quot;)" office:value-type="float" office:value="0">
            <text:p>0</text:p>
          </table:table-cell>
          <table:table-cell table:style-name="ce541" table:formula="of:=IF(([.$A37]-1)/3&gt;=[.X$2];ROUND([.$T$26]*([.$A37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-1)/3&gt;=[.C$2];ROUND([.$B$26]*([.$A38]-[.C$3])/(20-[.C$3])*[.$B$24]/([.C$2]+1);0);&quot;-&quot;)" office:value-type="float" office:value="1">
            <text:p>1</text:p>
          </table:table-cell>
          <table:table-cell table:style-name="ce537" table:formula="of:=IF(([.$A38]-1)/3&gt;=[.D$2];ROUND([.$B$26]*([.$A38]-[.D$3])/(20-[.D$3])*[.$B$24]/([.D$2]+1);0);&quot;-&quot;)" office:value-type="float" office:value="0">
            <text:p>0</text:p>
          </table:table-cell>
          <table:table-cell table:style-name="ce537" table:formula="of:=IF(([.$A38]-1)/3&gt;=[.E$2];ROUND([.$B$26]*([.$A38]-[.E$3])/(20-[.E$3])*[.$B$24]/([.E$2]+1);0);&quot;-&quot;)" office:value-type="float" office:value="0">
            <text:p>0</text:p>
          </table:table-cell>
          <table:table-cell table:style-name="ce541" table:formula="of:=IF(([.$A38]-1)/3&gt;=[.F$2];ROUND([.$B$26]*([.$A38]-[.F$3])/(20-[.F$3])*[.$B$24]/([.F$2]+1);0);&quot;-&quot;)" office:value-type="string" office:string-value="-">
            <text:p>-</text:p>
          </table:table-cell>
          <table:table-cell table:style-name="ce533" table:formula="of:=[.G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-1)/3&gt;=[.I$2];ROUND([.$H$26]*([.$A38]-[.I$3])/(20-[.I$3])*[.$B$24]/([.I$2]+1);0);&quot;-&quot;)" office:value-type="float" office:value="1">
            <text:p>1</text:p>
          </table:table-cell>
          <table:table-cell table:style-name="ce537" table:formula="of:=IF(([.$A38]-1)/3&gt;=[.J$2];ROUND([.$H$26]*([.$A38]-[.J$3])/(20-[.J$3])*[.$B$24]/([.J$2]+1);0);&quot;-&quot;)" office:value-type="float" office:value="1">
            <text:p>1</text:p>
          </table:table-cell>
          <table:table-cell table:style-name="ce537" table:formula="of:=IF(([.$A38]-1)/3&gt;=[.K$2];ROUND([.$H$26]*([.$A38]-[.K$3])/(20-[.K$3])*[.$B$24]/([.K$2]+1);0);&quot;-&quot;)" office:value-type="float" office:value="0">
            <text:p>0</text:p>
          </table:table-cell>
          <table:table-cell table:style-name="ce541" table:formula="of:=IF(([.$A38]-1)/3&gt;=[.L$2];ROUND([.$H$26]*([.$A38]-[.L$3])/(20-[.L$3])*[.$B$24]/([.L$2]+1);0);&quot;-&quot;)" office:value-type="string" office:string-value="-">
            <text:p>-</text:p>
          </table:table-cell>
          <table:table-cell table:style-name="ce533" table:formula="of:=[.M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-1)/3&gt;=[.O$2];ROUND([.$N$26]*([.$A38]-[.O$3])/(20-[.O$3])*[.$B$24]/([.O$2]+1);0);&quot;-&quot;)" office:value-type="float" office:value="1">
            <text:p>1</text:p>
          </table:table-cell>
          <table:table-cell table:style-name="ce537" table:formula="of:=IF(([.$A38]-1)/3&gt;=[.P$2];ROUND([.$N$26]*([.$A38]-[.P$3])/(20-[.P$3])*[.$B$24]/([.P$2]+1);0);&quot;-&quot;)" office:value-type="float" office:value="1">
            <text:p>1</text:p>
          </table:table-cell>
          <table:table-cell table:style-name="ce537" table:formula="of:=IF(([.$A38]-1)/3&gt;=[.Q$2];ROUND([.$N$26]*([.$A38]-[.Q$3])/(20-[.Q$3])*[.$B$24]/([.Q$2]+1);0);&quot;-&quot;)" office:value-type="float" office:value="0">
            <text:p>0</text:p>
          </table:table-cell>
          <table:table-cell table:style-name="ce541" table:formula="of:=IF(([.$A38]-1)/3&gt;=[.R$2];ROUND([.$N$26]*([.$A38]-[.R$3])/(20-[.R$3])*[.$B$24]/([.R$2]+1);0);&quot;-&quot;)" office:value-type="string" office:string-value="-">
            <text:p>-</text:p>
          </table:table-cell>
          <table:table-cell table:style-name="ce533" table:formula="of:=[.S37]+1" office:value-type="float" office:value="11" table:number-columns-spanned="2" table:number-rows-spanned="1">
            <text:p>11</text:p>
          </table:table-cell>
          <table:covered-table-cell table:style-name="ce537"/>
          <table:table-cell table:style-name="ce537" table:formula="of:=IF(([.$A38]-1)/3&gt;=[.U$2];ROUND([.$T$26]*([.$A38]-[.U$3])/(20-[.U$3])*[.$B$24]/([.U$2]+1);0);&quot;-&quot;)" office:value-type="float" office:value="1">
            <text:p>1</text:p>
          </table:table-cell>
          <table:table-cell table:style-name="ce537" table:formula="of:=IF(([.$A38]-1)/3&gt;=[.V$2];ROUND([.$T$26]*([.$A38]-[.V$3])/(20-[.V$3])*[.$B$24]/([.V$2]+1);0);&quot;-&quot;)" office:value-type="float" office:value="1">
            <text:p>1</text:p>
          </table:table-cell>
          <table:table-cell table:style-name="ce537" table:formula="of:=IF(([.$A38]-1)/3&gt;=[.W$2];ROUND([.$T$26]*([.$A38]-[.W$3])/(20-[.W$3])*[.$B$24]/([.W$2]+1);0);&quot;-&quot;)" office:value-type="float" office:value="0">
            <text:p>0</text:p>
          </table:table-cell>
          <table:table-cell table:style-name="ce541" table:formula="of:=IF(([.$A38]-1)/3&gt;=[.X$2];ROUND([.$T$26]*([.$A38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-1)/3&gt;=[.C$2];ROUND([.$B$26]*([.$A39]-[.C$3])/(20-[.C$3])*[.$B$24]/([.C$2]+1);0);&quot;-&quot;)" office:value-type="float" office:value="1">
            <text:p>1</text:p>
          </table:table-cell>
          <table:table-cell table:style-name="ce537" table:formula="of:=IF(([.$A39]-1)/3&gt;=[.D$2];ROUND([.$B$26]*([.$A39]-[.D$3])/(20-[.D$3])*[.$B$24]/([.D$2]+1);0);&quot;-&quot;)" office:value-type="float" office:value="1">
            <text:p>1</text:p>
          </table:table-cell>
          <table:table-cell table:style-name="ce537" table:formula="of:=IF(([.$A39]-1)/3&gt;=[.E$2];ROUND([.$B$26]*([.$A39]-[.E$3])/(20-[.E$3])*[.$B$24]/([.E$2]+1);0);&quot;-&quot;)" office:value-type="float" office:value="0">
            <text:p>0</text:p>
          </table:table-cell>
          <table:table-cell table:style-name="ce541" table:formula="of:=IF(([.$A39]-1)/3&gt;=[.F$2];ROUND([.$B$26]*([.$A39]-[.F$3])/(20-[.F$3])*[.$B$24]/([.F$2]+1);0);&quot;-&quot;)" office:value-type="string" office:string-value="-">
            <text:p>-</text:p>
          </table:table-cell>
          <table:table-cell table:style-name="ce533" table:formula="of:=[.G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-1)/3&gt;=[.I$2];ROUND([.$H$26]*([.$A39]-[.I$3])/(20-[.I$3])*[.$B$24]/([.I$2]+1);0);&quot;-&quot;)" office:value-type="float" office:value="1">
            <text:p>1</text:p>
          </table:table-cell>
          <table:table-cell table:style-name="ce537" table:formula="of:=IF(([.$A39]-1)/3&gt;=[.J$2];ROUND([.$H$26]*([.$A39]-[.J$3])/(20-[.J$3])*[.$B$24]/([.J$2]+1);0);&quot;-&quot;)" office:value-type="float" office:value="1">
            <text:p>1</text:p>
          </table:table-cell>
          <table:table-cell table:style-name="ce537" table:formula="of:=IF(([.$A39]-1)/3&gt;=[.K$2];ROUND([.$H$26]*([.$A39]-[.K$3])/(20-[.K$3])*[.$B$24]/([.K$2]+1);0);&quot;-&quot;)" office:value-type="float" office:value="0">
            <text:p>0</text:p>
          </table:table-cell>
          <table:table-cell table:style-name="ce541" table:formula="of:=IF(([.$A39]-1)/3&gt;=[.L$2];ROUND([.$H$26]*([.$A39]-[.L$3])/(20-[.L$3])*[.$B$24]/([.L$2]+1);0);&quot;-&quot;)" office:value-type="string" office:string-value="-">
            <text:p>-</text:p>
          </table:table-cell>
          <table:table-cell table:style-name="ce533" table:formula="of:=[.M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-1)/3&gt;=[.O$2];ROUND([.$N$26]*([.$A39]-[.O$3])/(20-[.O$3])*[.$B$24]/([.O$2]+1);0);&quot;-&quot;)" office:value-type="float" office:value="1">
            <text:p>1</text:p>
          </table:table-cell>
          <table:table-cell table:style-name="ce537" table:formula="of:=IF(([.$A39]-1)/3&gt;=[.P$2];ROUND([.$N$26]*([.$A39]-[.P$3])/(20-[.P$3])*[.$B$24]/([.P$2]+1);0);&quot;-&quot;)" office:value-type="float" office:value="1">
            <text:p>1</text:p>
          </table:table-cell>
          <table:table-cell table:style-name="ce537" table:formula="of:=IF(([.$A39]-1)/3&gt;=[.Q$2];ROUND([.$N$26]*([.$A39]-[.Q$3])/(20-[.Q$3])*[.$B$24]/([.Q$2]+1);0);&quot;-&quot;)" office:value-type="float" office:value="0">
            <text:p>0</text:p>
          </table:table-cell>
          <table:table-cell table:style-name="ce541" table:formula="of:=IF(([.$A39]-1)/3&gt;=[.R$2];ROUND([.$N$26]*([.$A39]-[.R$3])/(20-[.R$3])*[.$B$24]/([.R$2]+1);0);&quot;-&quot;)" office:value-type="string" office:string-value="-">
            <text:p>-</text:p>
          </table:table-cell>
          <table:table-cell table:style-name="ce533" table:formula="of:=[.S38]+1" office:value-type="float" office:value="12" table:number-columns-spanned="2" table:number-rows-spanned="1">
            <text:p>12</text:p>
          </table:table-cell>
          <table:covered-table-cell table:style-name="ce537"/>
          <table:table-cell table:style-name="ce537" table:formula="of:=IF(([.$A39]-1)/3&gt;=[.U$2];ROUND([.$T$26]*([.$A39]-[.U$3])/(20-[.U$3])*[.$B$24]/([.U$2]+1);0);&quot;-&quot;)" office:value-type="float" office:value="2">
            <text:p>2</text:p>
          </table:table-cell>
          <table:table-cell table:style-name="ce537" table:formula="of:=IF(([.$A39]-1)/3&gt;=[.V$2];ROUND([.$T$26]*([.$A39]-[.V$3])/(20-[.V$3])*[.$B$24]/([.V$2]+1);0);&quot;-&quot;)" office:value-type="float" office:value="1">
            <text:p>1</text:p>
          </table:table-cell>
          <table:table-cell table:style-name="ce537" table:formula="of:=IF(([.$A39]-1)/3&gt;=[.W$2];ROUND([.$T$26]*([.$A39]-[.W$3])/(20-[.W$3])*[.$B$24]/([.W$2]+1);0);&quot;-&quot;)" office:value-type="float" office:value="0">
            <text:p>0</text:p>
          </table:table-cell>
          <table:table-cell table:style-name="ce541" table:formula="of:=IF(([.$A39]-1)/3&gt;=[.X$2];ROUND([.$T$26]*([.$A39]-[.X$3])/(20-[.X$3])*[.$B$24]/([.X$2]+1);0);&quot;-&quot;)" office:value-type="string" office:string-value="-">
            <text:p>-</text:p>
          </table:table-cell>
          <table:table-cell table:number-columns-repeated="1000"/>
        </table:table-row>
        <table:table-row table:style-name="ro3">
          <table:table-cell table:style-name="ce533" table:formula="of:=[.A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-1)/3&gt;=[.C$2];ROUND([.$B$26]*([.$A40]-[.C$3])/(20-[.C$3])*[.$B$24]/([.C$2]+1);0);&quot;-&quot;)" office:value-type="float" office:value="1">
            <text:p>1</text:p>
          </table:table-cell>
          <table:table-cell table:style-name="ce537" table:formula="of:=IF(([.$A40]-1)/3&gt;=[.D$2];ROUND([.$B$26]*([.$A40]-[.D$3])/(20-[.D$3])*[.$B$24]/([.D$2]+1);0);&quot;-&quot;)" office:value-type="float" office:value="1">
            <text:p>1</text:p>
          </table:table-cell>
          <table:table-cell table:style-name="ce537" table:formula="of:=IF(([.$A40]-1)/3&gt;=[.E$2];ROUND([.$B$26]*([.$A40]-[.E$3])/(20-[.E$3])*[.$B$24]/([.E$2]+1);0);&quot;-&quot;)" office:value-type="float" office:value="0">
            <text:p>0</text:p>
          </table:table-cell>
          <table:table-cell table:style-name="ce541" table:formula="of:=IF(([.$A40]-1)/3&gt;=[.F$2];ROUND([.$B$26]*([.$A40]-[.F$3])/(20-[.F$3])*[.$B$24]/([.F$2]+1);0);&quot;-&quot;)" office:value-type="float" office:value="0">
            <text:p>0</text:p>
          </table:table-cell>
          <table:table-cell table:style-name="ce533" table:formula="of:=[.G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-1)/3&gt;=[.I$2];ROUND([.$H$26]*([.$A40]-[.I$3])/(20-[.I$3])*[.$B$24]/([.I$2]+1);0);&quot;-&quot;)" office:value-type="float" office:value="1">
            <text:p>1</text:p>
          </table:table-cell>
          <table:table-cell table:style-name="ce537" table:formula="of:=IF(([.$A40]-1)/3&gt;=[.J$2];ROUND([.$H$26]*([.$A40]-[.J$3])/(20-[.J$3])*[.$B$24]/([.J$2]+1);0);&quot;-&quot;)" office:value-type="float" office:value="1">
            <text:p>1</text:p>
          </table:table-cell>
          <table:table-cell table:style-name="ce537" table:formula="of:=IF(([.$A40]-1)/3&gt;=[.K$2];ROUND([.$H$26]*([.$A40]-[.K$3])/(20-[.K$3])*[.$B$24]/([.K$2]+1);0);&quot;-&quot;)" office:value-type="float" office:value="0">
            <text:p>0</text:p>
          </table:table-cell>
          <table:table-cell table:style-name="ce541" table:formula="of:=IF(([.$A40]-1)/3&gt;=[.L$2];ROUND([.$H$26]*([.$A40]-[.L$3])/(20-[.L$3])*[.$B$24]/([.L$2]+1);0);&quot;-&quot;)" office:value-type="float" office:value="0">
            <text:p>0</text:p>
          </table:table-cell>
          <table:table-cell table:style-name="ce533" table:formula="of:=[.M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-1)/3&gt;=[.O$2];ROUND([.$N$26]*([.$A40]-[.O$3])/(20-[.O$3])*[.$B$24]/([.O$2]+1);0);&quot;-&quot;)" office:value-type="float" office:value="2">
            <text:p>2</text:p>
          </table:table-cell>
          <table:table-cell table:style-name="ce537" table:formula="of:=IF(([.$A40]-1)/3&gt;=[.P$2];ROUND([.$N$26]*([.$A40]-[.P$3])/(20-[.P$3])*[.$B$24]/([.P$2]+1);0);&quot;-&quot;)" office:value-type="float" office:value="1">
            <text:p>1</text:p>
          </table:table-cell>
          <table:table-cell table:style-name="ce537" table:formula="of:=IF(([.$A40]-1)/3&gt;=[.Q$2];ROUND([.$N$26]*([.$A40]-[.Q$3])/(20-[.Q$3])*[.$B$24]/([.Q$2]+1);0);&quot;-&quot;)" office:value-type="float" office:value="0">
            <text:p>0</text:p>
          </table:table-cell>
          <table:table-cell table:style-name="ce541" table:formula="of:=IF(([.$A40]-1)/3&gt;=[.R$2];ROUND([.$N$26]*([.$A40]-[.R$3])/(20-[.R$3])*[.$B$24]/([.R$2]+1);0);&quot;-&quot;)" office:value-type="float" office:value="0">
            <text:p>0</text:p>
          </table:table-cell>
          <table:table-cell table:style-name="ce533" table:formula="of:=[.S39]+1" office:value-type="float" office:value="13" table:number-columns-spanned="2" table:number-rows-spanned="1">
            <text:p>13</text:p>
          </table:table-cell>
          <table:covered-table-cell table:style-name="ce537"/>
          <table:table-cell table:style-name="ce537" table:formula="of:=IF(([.$A40]-1)/3&gt;=[.U$2];ROUND([.$T$26]*([.$A40]-[.U$3])/(20-[.U$3])*[.$B$24]/([.U$2]+1);0);&quot;-&quot;)" office:value-type="float" office:value="2">
            <text:p>2</text:p>
          </table:table-cell>
          <table:table-cell table:style-name="ce537" table:formula="of:=IF(([.$A40]-1)/3&gt;=[.V$2];ROUND([.$T$26]*([.$A40]-[.V$3])/(20-[.V$3])*[.$B$24]/([.V$2]+1);0);&quot;-&quot;)" office:value-type="float" office:value="1">
            <text:p>1</text:p>
          </table:table-cell>
          <table:table-cell table:style-name="ce537" table:formula="of:=IF(([.$A40]-1)/3&gt;=[.W$2];ROUND([.$T$26]*([.$A40]-[.W$3])/(20-[.W$3])*[.$B$24]/([.W$2]+1);0);&quot;-&quot;)" office:value-type="float" office:value="1">
            <text:p>1</text:p>
          </table:table-cell>
          <table:table-cell table:style-name="ce541" table:formula="of:=IF(([.$A40]-1)/3&gt;=[.X$2];ROUND([.$T$26]*([.$A40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-1)/3&gt;=[.C$2];ROUND([.$B$26]*([.$A41]-[.C$3])/(20-[.C$3])*[.$B$24]/([.C$2]+1);0);&quot;-&quot;)" office:value-type="float" office:value="1">
            <text:p>1</text:p>
          </table:table-cell>
          <table:table-cell table:style-name="ce537" table:formula="of:=IF(([.$A41]-1)/3&gt;=[.D$2];ROUND([.$B$26]*([.$A41]-[.D$3])/(20-[.D$3])*[.$B$24]/([.D$2]+1);0);&quot;-&quot;)" office:value-type="float" office:value="1">
            <text:p>1</text:p>
          </table:table-cell>
          <table:table-cell table:style-name="ce537" table:formula="of:=IF(([.$A41]-1)/3&gt;=[.E$2];ROUND([.$B$26]*([.$A41]-[.E$3])/(20-[.E$3])*[.$B$24]/([.E$2]+1);0);&quot;-&quot;)" office:value-type="float" office:value="0">
            <text:p>0</text:p>
          </table:table-cell>
          <table:table-cell table:style-name="ce541" table:formula="of:=IF(([.$A41]-1)/3&gt;=[.F$2];ROUND([.$B$26]*([.$A41]-[.F$3])/(20-[.F$3])*[.$B$24]/([.F$2]+1);0);&quot;-&quot;)" office:value-type="float" office:value="0">
            <text:p>0</text:p>
          </table:table-cell>
          <table:table-cell table:style-name="ce533" table:formula="of:=[.G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-1)/3&gt;=[.I$2];ROUND([.$H$26]*([.$A41]-[.I$3])/(20-[.I$3])*[.$B$24]/([.I$2]+1);0);&quot;-&quot;)" office:value-type="float" office:value="2">
            <text:p>2</text:p>
          </table:table-cell>
          <table:table-cell table:style-name="ce537" table:formula="of:=IF(([.$A41]-1)/3&gt;=[.J$2];ROUND([.$H$26]*([.$A41]-[.J$3])/(20-[.J$3])*[.$B$24]/([.J$2]+1);0);&quot;-&quot;)" office:value-type="float" office:value="1">
            <text:p>1</text:p>
          </table:table-cell>
          <table:table-cell table:style-name="ce537" table:formula="of:=IF(([.$A41]-1)/3&gt;=[.K$2];ROUND([.$H$26]*([.$A41]-[.K$3])/(20-[.K$3])*[.$B$24]/([.K$2]+1);0);&quot;-&quot;)" office:value-type="float" office:value="1">
            <text:p>1</text:p>
          </table:table-cell>
          <table:table-cell table:style-name="ce541" table:formula="of:=IF(([.$A41]-1)/3&gt;=[.L$2];ROUND([.$H$26]*([.$A41]-[.L$3])/(20-[.L$3])*[.$B$24]/([.L$2]+1);0);&quot;-&quot;)" office:value-type="float" office:value="0">
            <text:p>0</text:p>
          </table:table-cell>
          <table:table-cell table:style-name="ce533" table:formula="of:=[.M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-1)/3&gt;=[.O$2];ROUND([.$N$26]*([.$A41]-[.O$3])/(20-[.O$3])*[.$B$24]/([.O$2]+1);0);&quot;-&quot;)" office:value-type="float" office:value="2">
            <text:p>2</text:p>
          </table:table-cell>
          <table:table-cell table:style-name="ce537" table:formula="of:=IF(([.$A41]-1)/3&gt;=[.P$2];ROUND([.$N$26]*([.$A41]-[.P$3])/(20-[.P$3])*[.$B$24]/([.P$2]+1);0);&quot;-&quot;)" office:value-type="float" office:value="1">
            <text:p>1</text:p>
          </table:table-cell>
          <table:table-cell table:style-name="ce537" table:formula="of:=IF(([.$A41]-1)/3&gt;=[.Q$2];ROUND([.$N$26]*([.$A41]-[.Q$3])/(20-[.Q$3])*[.$B$24]/([.Q$2]+1);0);&quot;-&quot;)" office:value-type="float" office:value="1">
            <text:p>1</text:p>
          </table:table-cell>
          <table:table-cell table:style-name="ce541" table:formula="of:=IF(([.$A41]-1)/3&gt;=[.R$2];ROUND([.$N$26]*([.$A41]-[.R$3])/(20-[.R$3])*[.$B$24]/([.R$2]+1);0);&quot;-&quot;)" office:value-type="float" office:value="0">
            <text:p>0</text:p>
          </table:table-cell>
          <table:table-cell table:style-name="ce533" table:formula="of:=[.S40]+1" office:value-type="float" office:value="14" table:number-columns-spanned="2" table:number-rows-spanned="1">
            <text:p>14</text:p>
          </table:table-cell>
          <table:covered-table-cell table:style-name="ce537"/>
          <table:table-cell table:style-name="ce537" table:formula="of:=IF(([.$A41]-1)/3&gt;=[.U$2];ROUND([.$T$26]*([.$A41]-[.U$3])/(20-[.U$3])*[.$B$24]/([.U$2]+1);0);&quot;-&quot;)" office:value-type="float" office:value="2">
            <text:p>2</text:p>
          </table:table-cell>
          <table:table-cell table:style-name="ce537" table:formula="of:=IF(([.$A41]-1)/3&gt;=[.V$2];ROUND([.$T$26]*([.$A41]-[.V$3])/(20-[.V$3])*[.$B$24]/([.V$2]+1);0);&quot;-&quot;)" office:value-type="float" office:value="1">
            <text:p>1</text:p>
          </table:table-cell>
          <table:table-cell table:style-name="ce537" table:formula="of:=IF(([.$A41]-1)/3&gt;=[.W$2];ROUND([.$T$26]*([.$A41]-[.W$3])/(20-[.W$3])*[.$B$24]/([.W$2]+1);0);&quot;-&quot;)" office:value-type="float" office:value="1">
            <text:p>1</text:p>
          </table:table-cell>
          <table:table-cell table:style-name="ce541" table:formula="of:=IF(([.$A41]-1)/3&gt;=[.X$2];ROUND([.$T$26]*([.$A41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-1)/3&gt;=[.C$2];ROUND([.$B$26]*([.$A42]-[.C$3])/(20-[.C$3])*[.$B$24]/([.C$2]+1);0);&quot;-&quot;)" office:value-type="float" office:value="1">
            <text:p>1</text:p>
          </table:table-cell>
          <table:table-cell table:style-name="ce537" table:formula="of:=IF(([.$A42]-1)/3&gt;=[.D$2];ROUND([.$B$26]*([.$A42]-[.D$3])/(20-[.D$3])*[.$B$24]/([.D$2]+1);0);&quot;-&quot;)" office:value-type="float" office:value="1">
            <text:p>1</text:p>
          </table:table-cell>
          <table:table-cell table:style-name="ce537" table:formula="of:=IF(([.$A42]-1)/3&gt;=[.E$2];ROUND([.$B$26]*([.$A42]-[.E$3])/(20-[.E$3])*[.$B$24]/([.E$2]+1);0);&quot;-&quot;)" office:value-type="float" office:value="1">
            <text:p>1</text:p>
          </table:table-cell>
          <table:table-cell table:style-name="ce541" table:formula="of:=IF(([.$A42]-1)/3&gt;=[.F$2];ROUND([.$B$26]*([.$A42]-[.F$3])/(20-[.F$3])*[.$B$24]/([.F$2]+1);0);&quot;-&quot;)" office:value-type="float" office:value="0">
            <text:p>0</text:p>
          </table:table-cell>
          <table:table-cell table:style-name="ce533" table:formula="of:=[.G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-1)/3&gt;=[.I$2];ROUND([.$H$26]*([.$A42]-[.I$3])/(20-[.I$3])*[.$B$24]/([.I$2]+1);0);&quot;-&quot;)" office:value-type="float" office:value="2">
            <text:p>2</text:p>
          </table:table-cell>
          <table:table-cell table:style-name="ce537" table:formula="of:=IF(([.$A42]-1)/3&gt;=[.J$2];ROUND([.$H$26]*([.$A42]-[.J$3])/(20-[.J$3])*[.$B$24]/([.J$2]+1);0);&quot;-&quot;)" office:value-type="float" office:value="1">
            <text:p>1</text:p>
          </table:table-cell>
          <table:table-cell table:style-name="ce537" table:formula="of:=IF(([.$A42]-1)/3&gt;=[.K$2];ROUND([.$H$26]*([.$A42]-[.K$3])/(20-[.K$3])*[.$B$24]/([.K$2]+1);0);&quot;-&quot;)" office:value-type="float" office:value="1">
            <text:p>1</text:p>
          </table:table-cell>
          <table:table-cell table:style-name="ce541" table:formula="of:=IF(([.$A42]-1)/3&gt;=[.L$2];ROUND([.$H$26]*([.$A42]-[.L$3])/(20-[.L$3])*[.$B$24]/([.L$2]+1);0);&quot;-&quot;)" office:value-type="float" office:value="0">
            <text:p>0</text:p>
          </table:table-cell>
          <table:table-cell table:style-name="ce533" table:formula="of:=[.M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-1)/3&gt;=[.O$2];ROUND([.$N$26]*([.$A42]-[.O$3])/(20-[.O$3])*[.$B$24]/([.O$2]+1);0);&quot;-&quot;)" office:value-type="float" office:value="2">
            <text:p>2</text:p>
          </table:table-cell>
          <table:table-cell table:style-name="ce537" table:formula="of:=IF(([.$A42]-1)/3&gt;=[.P$2];ROUND([.$N$26]*([.$A42]-[.P$3])/(20-[.P$3])*[.$B$24]/([.P$2]+1);0);&quot;-&quot;)" office:value-type="float" office:value="1">
            <text:p>1</text:p>
          </table:table-cell>
          <table:table-cell table:style-name="ce537" table:formula="of:=IF(([.$A42]-1)/3&gt;=[.Q$2];ROUND([.$N$26]*([.$A42]-[.Q$3])/(20-[.Q$3])*[.$B$24]/([.Q$2]+1);0);&quot;-&quot;)" office:value-type="float" office:value="1">
            <text:p>1</text:p>
          </table:table-cell>
          <table:table-cell table:style-name="ce541" table:formula="of:=IF(([.$A42]-1)/3&gt;=[.R$2];ROUND([.$N$26]*([.$A42]-[.R$3])/(20-[.R$3])*[.$B$24]/([.R$2]+1);0);&quot;-&quot;)" office:value-type="float" office:value="0">
            <text:p>0</text:p>
          </table:table-cell>
          <table:table-cell table:style-name="ce533" table:formula="of:=[.S41]+1" office:value-type="float" office:value="15" table:number-columns-spanned="2" table:number-rows-spanned="1">
            <text:p>15</text:p>
          </table:table-cell>
          <table:covered-table-cell table:style-name="ce537"/>
          <table:table-cell table:style-name="ce537" table:formula="of:=IF(([.$A42]-1)/3&gt;=[.U$2];ROUND([.$T$26]*([.$A42]-[.U$3])/(20-[.U$3])*[.$B$24]/([.U$2]+1);0);&quot;-&quot;)" office:value-type="float" office:value="2">
            <text:p>2</text:p>
          </table:table-cell>
          <table:table-cell table:style-name="ce537" table:formula="of:=IF(([.$A42]-1)/3&gt;=[.V$2];ROUND([.$T$26]*([.$A42]-[.V$3])/(20-[.V$3])*[.$B$24]/([.V$2]+1);0);&quot;-&quot;)" office:value-type="float" office:value="1">
            <text:p>1</text:p>
          </table:table-cell>
          <table:table-cell table:style-name="ce537" table:formula="of:=IF(([.$A42]-1)/3&gt;=[.W$2];ROUND([.$T$26]*([.$A42]-[.W$3])/(20-[.W$3])*[.$B$24]/([.W$2]+1);0);&quot;-&quot;)" office:value-type="float" office:value="1">
            <text:p>1</text:p>
          </table:table-cell>
          <table:table-cell table:style-name="ce541" table:formula="of:=IF(([.$A42]-1)/3&gt;=[.X$2];ROUND([.$T$26]*([.$A42]-[.X$3])/(20-[.X$3])*[.$B$24]/([.X$2]+1);0);&quot;-&quot;)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style-name="ce533" table:formula="of:=[.A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-1)/3&gt;=[.C$2];ROUND([.$B$26]*([.$A43]-[.C$3])/(20-[.C$3])*[.$B$24]/([.C$2]+1);0);&quot;-&quot;)" office:value-type="float" office:value="2">
            <text:p>2</text:p>
          </table:table-cell>
          <table:table-cell table:style-name="ce537" table:formula="of:=IF(([.$A43]-1)/3&gt;=[.D$2];ROUND([.$B$26]*([.$A43]-[.D$3])/(20-[.D$3])*[.$B$24]/([.D$2]+1);0);&quot;-&quot;)" office:value-type="float" office:value="1">
            <text:p>1</text:p>
          </table:table-cell>
          <table:table-cell table:style-name="ce537" table:formula="of:=IF(([.$A43]-1)/3&gt;=[.E$2];ROUND([.$B$26]*([.$A43]-[.E$3])/(20-[.E$3])*[.$B$24]/([.E$2]+1);0);&quot;-&quot;)" office:value-type="float" office:value="1">
            <text:p>1</text:p>
          </table:table-cell>
          <table:table-cell table:style-name="ce541" table:formula="of:=IF(([.$A43]-1)/3&gt;=[.F$2];ROUND([.$B$26]*([.$A43]-[.F$3])/(20-[.F$3])*[.$B$24]/([.F$2]+1);0);&quot;-&quot;)" office:value-type="float" office:value="0">
            <text:p>0</text:p>
          </table:table-cell>
          <table:table-cell table:style-name="ce533" table:formula="of:=[.G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-1)/3&gt;=[.I$2];ROUND([.$H$26]*([.$A43]-[.I$3])/(20-[.I$3])*[.$B$24]/([.I$2]+1);0);&quot;-&quot;)" office:value-type="float" office:value="2">
            <text:p>2</text:p>
          </table:table-cell>
          <table:table-cell table:style-name="ce537" table:formula="of:=IF(([.$A43]-1)/3&gt;=[.J$2];ROUND([.$H$26]*([.$A43]-[.J$3])/(20-[.J$3])*[.$B$24]/([.J$2]+1);0);&quot;-&quot;)" office:value-type="float" office:value="1">
            <text:p>1</text:p>
          </table:table-cell>
          <table:table-cell table:style-name="ce537" table:formula="of:=IF(([.$A43]-1)/3&gt;=[.K$2];ROUND([.$H$26]*([.$A43]-[.K$3])/(20-[.K$3])*[.$B$24]/([.K$2]+1);0);&quot;-&quot;)" office:value-type="float" office:value="1">
            <text:p>1</text:p>
          </table:table-cell>
          <table:table-cell table:style-name="ce541" table:formula="of:=IF(([.$A43]-1)/3&gt;=[.L$2];ROUND([.$H$26]*([.$A43]-[.L$3])/(20-[.L$3])*[.$B$24]/([.L$2]+1);0);&quot;-&quot;)" office:value-type="float" office:value="0">
            <text:p>0</text:p>
          </table:table-cell>
          <table:table-cell table:style-name="ce533" table:formula="of:=[.M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-1)/3&gt;=[.O$2];ROUND([.$N$26]*([.$A43]-[.O$3])/(20-[.O$3])*[.$B$24]/([.O$2]+1);0);&quot;-&quot;)" office:value-type="float" office:value="2">
            <text:p>2</text:p>
          </table:table-cell>
          <table:table-cell table:style-name="ce537" table:formula="of:=IF(([.$A43]-1)/3&gt;=[.P$2];ROUND([.$N$26]*([.$A43]-[.P$3])/(20-[.P$3])*[.$B$24]/([.P$2]+1);0);&quot;-&quot;)" office:value-type="float" office:value="1">
            <text:p>1</text:p>
          </table:table-cell>
          <table:table-cell table:style-name="ce537" table:formula="of:=IF(([.$A43]-1)/3&gt;=[.Q$2];ROUND([.$N$26]*([.$A43]-[.Q$3])/(20-[.Q$3])*[.$B$24]/([.Q$2]+1);0);&quot;-&quot;)" office:value-type="float" office:value="1">
            <text:p>1</text:p>
          </table:table-cell>
          <table:table-cell table:style-name="ce541" table:formula="of:=IF(([.$A43]-1)/3&gt;=[.R$2];ROUND([.$N$26]*([.$A43]-[.R$3])/(20-[.R$3])*[.$B$24]/([.R$2]+1);0);&quot;-&quot;)" office:value-type="float" office:value="1">
            <text:p>1</text:p>
          </table:table-cell>
          <table:table-cell table:style-name="ce533" table:formula="of:=[.S42]+1" office:value-type="float" office:value="16" table:number-columns-spanned="2" table:number-rows-spanned="1">
            <text:p>16</text:p>
          </table:table-cell>
          <table:covered-table-cell table:style-name="ce537"/>
          <table:table-cell table:style-name="ce537" table:formula="of:=IF(([.$A43]-1)/3&gt;=[.U$2];ROUND([.$T$26]*([.$A43]-[.U$3])/(20-[.U$3])*[.$B$24]/([.U$2]+1);0);&quot;-&quot;)" office:value-type="float" office:value="3">
            <text:p>3</text:p>
          </table:table-cell>
          <table:table-cell table:style-name="ce537" table:formula="of:=IF(([.$A43]-1)/3&gt;=[.V$2];ROUND([.$T$26]*([.$A43]-[.V$3])/(20-[.V$3])*[.$B$24]/([.V$2]+1);0);&quot;-&quot;)" office:value-type="float" office:value="2">
            <text:p>2</text:p>
          </table:table-cell>
          <table:table-cell table:style-name="ce537" table:formula="of:=IF(([.$A43]-1)/3&gt;=[.W$2];ROUND([.$T$26]*([.$A43]-[.W$3])/(20-[.W$3])*[.$B$24]/([.W$2]+1);0);&quot;-&quot;)" office:value-type="float" office:value="1">
            <text:p>1</text:p>
          </table:table-cell>
          <table:table-cell table:style-name="ce541" table:formula="of:=IF(([.$A43]-1)/3&gt;=[.X$2];ROUND([.$T$26]*([.$A43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3" table:formula="of:=[.A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-1)/3&gt;=[.C$2];ROUND([.$B$26]*([.$A44]-[.C$3])/(20-[.C$3])*[.$B$24]/([.C$2]+1);0);&quot;-&quot;)" office:value-type="float" office:value="2">
            <text:p>2</text:p>
          </table:table-cell>
          <table:table-cell table:style-name="ce537" table:formula="of:=IF(([.$A44]-1)/3&gt;=[.D$2];ROUND([.$B$26]*([.$A44]-[.D$3])/(20-[.D$3])*[.$B$24]/([.D$2]+1);0);&quot;-&quot;)" office:value-type="float" office:value="1">
            <text:p>1</text:p>
          </table:table-cell>
          <table:table-cell table:style-name="ce537" table:formula="of:=IF(([.$A44]-1)/3&gt;=[.E$2];ROUND([.$B$26]*([.$A44]-[.E$3])/(20-[.E$3])*[.$B$24]/([.E$2]+1);0);&quot;-&quot;)" office:value-type="float" office:value="1">
            <text:p>1</text:p>
          </table:table-cell>
          <table:table-cell table:style-name="ce541" table:formula="of:=IF(([.$A44]-1)/3&gt;=[.F$2];ROUND([.$B$26]*([.$A44]-[.F$3])/(20-[.F$3])*[.$B$24]/([.F$2]+1);0);&quot;-&quot;)" office:value-type="float" office:value="0">
            <text:p>0</text:p>
          </table:table-cell>
          <table:table-cell table:style-name="ce533" table:formula="of:=[.G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-1)/3&gt;=[.I$2];ROUND([.$H$26]*([.$A44]-[.I$3])/(20-[.I$3])*[.$B$24]/([.I$2]+1);0);&quot;-&quot;)" office:value-type="float" office:value="2">
            <text:p>2</text:p>
          </table:table-cell>
          <table:table-cell table:style-name="ce537" table:formula="of:=IF(([.$A44]-1)/3&gt;=[.J$2];ROUND([.$H$26]*([.$A44]-[.J$3])/(20-[.J$3])*[.$B$24]/([.J$2]+1);0);&quot;-&quot;)" office:value-type="float" office:value="1">
            <text:p>1</text:p>
          </table:table-cell>
          <table:table-cell table:style-name="ce537" table:formula="of:=IF(([.$A44]-1)/3&gt;=[.K$2];ROUND([.$H$26]*([.$A44]-[.K$3])/(20-[.K$3])*[.$B$24]/([.K$2]+1);0);&quot;-&quot;)" office:value-type="float" office:value="1">
            <text:p>1</text:p>
          </table:table-cell>
          <table:table-cell table:style-name="ce541" table:formula="of:=IF(([.$A44]-1)/3&gt;=[.L$2];ROUND([.$H$26]*([.$A44]-[.L$3])/(20-[.L$3])*[.$B$24]/([.L$2]+1);0);&quot;-&quot;)" office:value-type="float" office:value="1">
            <text:p>1</text:p>
          </table:table-cell>
          <table:table-cell table:style-name="ce533" table:formula="of:=[.M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-1)/3&gt;=[.O$2];ROUND([.$N$26]*([.$A44]-[.O$3])/(20-[.O$3])*[.$B$24]/([.O$2]+1);0);&quot;-&quot;)" office:value-type="float" office:value="2">
            <text:p>2</text:p>
          </table:table-cell>
          <table:table-cell table:style-name="ce537" table:formula="of:=IF(([.$A44]-1)/3&gt;=[.P$2];ROUND([.$N$26]*([.$A44]-[.P$3])/(20-[.P$3])*[.$B$24]/([.P$2]+1);0);&quot;-&quot;)" office:value-type="float" office:value="2">
            <text:p>2</text:p>
          </table:table-cell>
          <table:table-cell table:style-name="ce537" table:formula="of:=IF(([.$A44]-1)/3&gt;=[.Q$2];ROUND([.$N$26]*([.$A44]-[.Q$3])/(20-[.Q$3])*[.$B$24]/([.Q$2]+1);0);&quot;-&quot;)" office:value-type="float" office:value="1">
            <text:p>1</text:p>
          </table:table-cell>
          <table:table-cell table:style-name="ce541" table:formula="of:=IF(([.$A44]-1)/3&gt;=[.R$2];ROUND([.$N$26]*([.$A44]-[.R$3])/(20-[.R$3])*[.$B$24]/([.R$2]+1);0);&quot;-&quot;)" office:value-type="float" office:value="1">
            <text:p>1</text:p>
          </table:table-cell>
          <table:table-cell table:style-name="ce533" table:formula="of:=[.S43]+1" office:value-type="float" office:value="17" table:number-columns-spanned="2" table:number-rows-spanned="1">
            <text:p>17</text:p>
          </table:table-cell>
          <table:covered-table-cell table:style-name="ce537"/>
          <table:table-cell table:style-name="ce537" table:formula="of:=IF(([.$A44]-1)/3&gt;=[.U$2];ROUND([.$T$26]*([.$A44]-[.U$3])/(20-[.U$3])*[.$B$24]/([.U$2]+1);0);&quot;-&quot;)" office:value-type="float" office:value="3">
            <text:p>3</text:p>
          </table:table-cell>
          <table:table-cell table:style-name="ce537" table:formula="of:=IF(([.$A44]-1)/3&gt;=[.V$2];ROUND([.$T$26]*([.$A44]-[.V$3])/(20-[.V$3])*[.$B$24]/([.V$2]+1);0);&quot;-&quot;)" office:value-type="float" office:value="2">
            <text:p>2</text:p>
          </table:table-cell>
          <table:table-cell table:style-name="ce537" table:formula="of:=IF(([.$A44]-1)/3&gt;=[.W$2];ROUND([.$T$26]*([.$A44]-[.W$3])/(20-[.W$3])*[.$B$24]/([.W$2]+1);0);&quot;-&quot;)" office:value-type="float" office:value="1">
            <text:p>1</text:p>
          </table:table-cell>
          <table:table-cell table:style-name="ce541" table:formula="of:=IF(([.$A44]-1)/3&gt;=[.X$2];ROUND([.$T$26]*([.$A44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3" table:formula="of:=[.A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-1)/3&gt;=[.C$2];ROUND([.$B$26]*([.$A45]-[.C$3])/(20-[.C$3])*[.$B$24]/([.C$2]+1);0);&quot;-&quot;)" office:value-type="float" office:value="2">
            <text:p>2</text:p>
          </table:table-cell>
          <table:table-cell table:style-name="ce537" table:formula="of:=IF(([.$A45]-1)/3&gt;=[.D$2];ROUND([.$B$26]*([.$A45]-[.D$3])/(20-[.D$3])*[.$B$24]/([.D$2]+1);0);&quot;-&quot;)" office:value-type="float" office:value="1">
            <text:p>1</text:p>
          </table:table-cell>
          <table:table-cell table:style-name="ce537" table:formula="of:=IF(([.$A45]-1)/3&gt;=[.E$2];ROUND([.$B$26]*([.$A45]-[.E$3])/(20-[.E$3])*[.$B$24]/([.E$2]+1);0);&quot;-&quot;)" office:value-type="float" office:value="1">
            <text:p>1</text:p>
          </table:table-cell>
          <table:table-cell table:style-name="ce541" table:formula="of:=IF(([.$A45]-1)/3&gt;=[.F$2];ROUND([.$B$26]*([.$A45]-[.F$3])/(20-[.F$3])*[.$B$24]/([.F$2]+1);0);&quot;-&quot;)" office:value-type="float" office:value="1">
            <text:p>1</text:p>
          </table:table-cell>
          <table:table-cell table:style-name="ce533" table:formula="of:=[.G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-1)/3&gt;=[.I$2];ROUND([.$H$26]*([.$A45]-[.I$3])/(20-[.I$3])*[.$B$24]/([.I$2]+1);0);&quot;-&quot;)" office:value-type="float" office:value="2">
            <text:p>2</text:p>
          </table:table-cell>
          <table:table-cell table:style-name="ce537" table:formula="of:=IF(([.$A45]-1)/3&gt;=[.J$2];ROUND([.$H$26]*([.$A45]-[.J$3])/(20-[.J$3])*[.$B$24]/([.J$2]+1);0);&quot;-&quot;)" office:value-type="float" office:value="1">
            <text:p>1</text:p>
          </table:table-cell>
          <table:table-cell table:style-name="ce537" table:formula="of:=IF(([.$A45]-1)/3&gt;=[.K$2];ROUND([.$H$26]*([.$A45]-[.K$3])/(20-[.K$3])*[.$B$24]/([.K$2]+1);0);&quot;-&quot;)" office:value-type="float" office:value="1">
            <text:p>1</text:p>
          </table:table-cell>
          <table:table-cell table:style-name="ce541" table:formula="of:=IF(([.$A45]-1)/3&gt;=[.L$2];ROUND([.$H$26]*([.$A45]-[.L$3])/(20-[.L$3])*[.$B$24]/([.L$2]+1);0);&quot;-&quot;)" office:value-type="float" office:value="1">
            <text:p>1</text:p>
          </table:table-cell>
          <table:table-cell table:style-name="ce533" table:formula="of:=[.M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-1)/3&gt;=[.O$2];ROUND([.$N$26]*([.$A45]-[.O$3])/(20-[.O$3])*[.$B$24]/([.O$2]+1);0);&quot;-&quot;)" office:value-type="float" office:value="3">
            <text:p>3</text:p>
          </table:table-cell>
          <table:table-cell table:style-name="ce537" table:formula="of:=IF(([.$A45]-1)/3&gt;=[.P$2];ROUND([.$N$26]*([.$A45]-[.P$3])/(20-[.P$3])*[.$B$24]/([.P$2]+1);0);&quot;-&quot;)" office:value-type="float" office:value="2">
            <text:p>2</text:p>
          </table:table-cell>
          <table:table-cell table:style-name="ce537" table:formula="of:=IF(([.$A45]-1)/3&gt;=[.Q$2];ROUND([.$N$26]*([.$A45]-[.Q$3])/(20-[.Q$3])*[.$B$24]/([.Q$2]+1);0);&quot;-&quot;)" office:value-type="float" office:value="1">
            <text:p>1</text:p>
          </table:table-cell>
          <table:table-cell table:style-name="ce541" table:formula="of:=IF(([.$A45]-1)/3&gt;=[.R$2];ROUND([.$N$26]*([.$A45]-[.R$3])/(20-[.R$3])*[.$B$24]/([.R$2]+1);0);&quot;-&quot;)" office:value-type="float" office:value="1">
            <text:p>1</text:p>
          </table:table-cell>
          <table:table-cell table:style-name="ce533" table:formula="of:=[.S44]+1" office:value-type="float" office:value="18" table:number-columns-spanned="2" table:number-rows-spanned="1">
            <text:p>18</text:p>
          </table:table-cell>
          <table:covered-table-cell table:style-name="ce537"/>
          <table:table-cell table:style-name="ce537" table:formula="of:=IF(([.$A45]-1)/3&gt;=[.U$2];ROUND([.$T$26]*([.$A45]-[.U$3])/(20-[.U$3])*[.$B$24]/([.U$2]+1);0);&quot;-&quot;)" office:value-type="float" office:value="3">
            <text:p>3</text:p>
          </table:table-cell>
          <table:table-cell table:style-name="ce537" table:formula="of:=IF(([.$A45]-1)/3&gt;=[.V$2];ROUND([.$T$26]*([.$A45]-[.V$3])/(20-[.V$3])*[.$B$24]/([.V$2]+1);0);&quot;-&quot;)" office:value-type="float" office:value="2">
            <text:p>2</text:p>
          </table:table-cell>
          <table:table-cell table:style-name="ce537" table:formula="of:=IF(([.$A45]-1)/3&gt;=[.W$2];ROUND([.$T$26]*([.$A45]-[.W$3])/(20-[.W$3])*[.$B$24]/([.W$2]+1);0);&quot;-&quot;)" office:value-type="float" office:value="1">
            <text:p>1</text:p>
          </table:table-cell>
          <table:table-cell table:style-name="ce541" table:formula="of:=IF(([.$A45]-1)/3&gt;=[.X$2];ROUND([.$T$26]*([.$A45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3" table:formula="of:=[.A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-1)/3&gt;=[.C$2];ROUND([.$B$26]*([.$A46]-[.C$3])/(20-[.C$3])*[.$B$24]/([.C$2]+1);0);&quot;-&quot;)" office:value-type="float" office:value="2">
            <text:p>2</text:p>
          </table:table-cell>
          <table:table-cell table:style-name="ce537" table:formula="of:=IF(([.$A46]-1)/3&gt;=[.D$2];ROUND([.$B$26]*([.$A46]-[.D$3])/(20-[.D$3])*[.$B$24]/([.D$2]+1);0);&quot;-&quot;)" office:value-type="float" office:value="1">
            <text:p>1</text:p>
          </table:table-cell>
          <table:table-cell table:style-name="ce537" table:formula="of:=IF(([.$A46]-1)/3&gt;=[.E$2];ROUND([.$B$26]*([.$A46]-[.E$3])/(20-[.E$3])*[.$B$24]/([.E$2]+1);0);&quot;-&quot;)" office:value-type="float" office:value="1">
            <text:p>1</text:p>
          </table:table-cell>
          <table:table-cell table:style-name="ce541" table:formula="of:=IF(([.$A46]-1)/3&gt;=[.F$2];ROUND([.$B$26]*([.$A46]-[.F$3])/(20-[.F$3])*[.$B$24]/([.F$2]+1);0);&quot;-&quot;)" office:value-type="float" office:value="1">
            <text:p>1</text:p>
          </table:table-cell>
          <table:table-cell table:style-name="ce533" table:formula="of:=[.G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-1)/3&gt;=[.I$2];ROUND([.$H$26]*([.$A46]-[.I$3])/(20-[.I$3])*[.$B$24]/([.I$2]+1);0);&quot;-&quot;)" office:value-type="float" office:value="2">
            <text:p>2</text:p>
          </table:table-cell>
          <table:table-cell table:style-name="ce537" table:formula="of:=IF(([.$A46]-1)/3&gt;=[.J$2];ROUND([.$H$26]*([.$A46]-[.J$3])/(20-[.J$3])*[.$B$24]/([.J$2]+1);0);&quot;-&quot;)" office:value-type="float" office:value="2">
            <text:p>2</text:p>
          </table:table-cell>
          <table:table-cell table:style-name="ce537" table:formula="of:=IF(([.$A46]-1)/3&gt;=[.K$2];ROUND([.$H$26]*([.$A46]-[.K$3])/(20-[.K$3])*[.$B$24]/([.K$2]+1);0);&quot;-&quot;)" office:value-type="float" office:value="1">
            <text:p>1</text:p>
          </table:table-cell>
          <table:table-cell table:style-name="ce541" table:formula="of:=IF(([.$A46]-1)/3&gt;=[.L$2];ROUND([.$H$26]*([.$A46]-[.L$3])/(20-[.L$3])*[.$B$24]/([.L$2]+1);0);&quot;-&quot;)" office:value-type="float" office:value="1">
            <text:p>1</text:p>
          </table:table-cell>
          <table:table-cell table:style-name="ce533" table:formula="of:=[.M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-1)/3&gt;=[.O$2];ROUND([.$N$26]*([.$A46]-[.O$3])/(20-[.O$3])*[.$B$24]/([.O$2]+1);0);&quot;-&quot;)" office:value-type="float" office:value="3">
            <text:p>3</text:p>
          </table:table-cell>
          <table:table-cell table:style-name="ce537" table:formula="of:=IF(([.$A46]-1)/3&gt;=[.P$2];ROUND([.$N$26]*([.$A46]-[.P$3])/(20-[.P$3])*[.$B$24]/([.P$2]+1);0);&quot;-&quot;)" office:value-type="float" office:value="2">
            <text:p>2</text:p>
          </table:table-cell>
          <table:table-cell table:style-name="ce537" table:formula="of:=IF(([.$A46]-1)/3&gt;=[.Q$2];ROUND([.$N$26]*([.$A46]-[.Q$3])/(20-[.Q$3])*[.$B$24]/([.Q$2]+1);0);&quot;-&quot;)" office:value-type="float" office:value="1">
            <text:p>1</text:p>
          </table:table-cell>
          <table:table-cell table:style-name="ce541" table:formula="of:=IF(([.$A46]-1)/3&gt;=[.R$2];ROUND([.$N$26]*([.$A46]-[.R$3])/(20-[.R$3])*[.$B$24]/([.R$2]+1);0);&quot;-&quot;)" office:value-type="float" office:value="1">
            <text:p>1</text:p>
          </table:table-cell>
          <table:table-cell table:style-name="ce533" table:formula="of:=[.S45]+1" office:value-type="float" office:value="19" table:number-columns-spanned="2" table:number-rows-spanned="1">
            <text:p>19</text:p>
          </table:table-cell>
          <table:covered-table-cell table:style-name="ce537"/>
          <table:table-cell table:style-name="ce537" table:formula="of:=IF(([.$A46]-1)/3&gt;=[.U$2];ROUND([.$T$26]*([.$A46]-[.U$3])/(20-[.U$3])*[.$B$24]/([.U$2]+1);0);&quot;-&quot;)" office:value-type="float" office:value="3">
            <text:p>3</text:p>
          </table:table-cell>
          <table:table-cell table:style-name="ce537" table:formula="of:=IF(([.$A46]-1)/3&gt;=[.V$2];ROUND([.$T$26]*([.$A46]-[.V$3])/(20-[.V$3])*[.$B$24]/([.V$2]+1);0);&quot;-&quot;)" office:value-type="float" office:value="2">
            <text:p>2</text:p>
          </table:table-cell>
          <table:table-cell table:style-name="ce537" table:formula="of:=IF(([.$A46]-1)/3&gt;=[.W$2];ROUND([.$T$26]*([.$A46]-[.W$3])/(20-[.W$3])*[.$B$24]/([.W$2]+1);0);&quot;-&quot;)" office:value-type="float" office:value="2">
            <text:p>2</text:p>
          </table:table-cell>
          <table:table-cell table:style-name="ce541" table:formula="of:=IF(([.$A46]-1)/3&gt;=[.X$2];ROUND([.$T$26]*([.$A46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style-name="ce534" table:formula="of:=[.A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-1)/3&gt;=[.C$2];ROUND([.$B$26]*([.$A47]-[.C$3])/(20-[.C$3])*[.$B$24]/([.C$2]+1);0);&quot;-&quot;)" office:value-type="float" office:value="2">
            <text:p>2</text:p>
          </table:table-cell>
          <table:table-cell table:style-name="ce538" table:formula="of:=IF(([.$A47]-1)/3&gt;=[.D$2];ROUND([.$B$26]*([.$A47]-[.D$3])/(20-[.D$3])*[.$B$24]/([.D$2]+1);0);&quot;-&quot;)" office:value-type="float" office:value="1">
            <text:p>1</text:p>
          </table:table-cell>
          <table:table-cell table:style-name="ce538" table:formula="of:=IF(([.$A47]-1)/3&gt;=[.E$2];ROUND([.$B$26]*([.$A47]-[.E$3])/(20-[.E$3])*[.$B$24]/([.E$2]+1);0);&quot;-&quot;)" office:value-type="float" office:value="1">
            <text:p>1</text:p>
          </table:table-cell>
          <table:table-cell table:style-name="ce543" table:formula="of:=IF(([.$A47]-1)/3&gt;=[.F$2];ROUND([.$B$26]*([.$A47]-[.F$3])/(20-[.F$3])*[.$B$24]/([.F$2]+1);0);&quot;-&quot;)" office:value-type="float" office:value="1">
            <text:p>1</text:p>
          </table:table-cell>
          <table:table-cell table:style-name="ce534" table:formula="of:=[.G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-1)/3&gt;=[.I$2];ROUND([.$H$26]*([.$A47]-[.I$3])/(20-[.I$3])*[.$B$24]/([.I$2]+1);0);&quot;-&quot;)" office:value-type="float" office:value="3">
            <text:p>3</text:p>
          </table:table-cell>
          <table:table-cell table:style-name="ce538" table:formula="of:=IF(([.$A47]-1)/3&gt;=[.J$2];ROUND([.$H$26]*([.$A47]-[.J$3])/(20-[.J$3])*[.$B$24]/([.J$2]+1);0);&quot;-&quot;)" office:value-type="float" office:value="2">
            <text:p>2</text:p>
          </table:table-cell>
          <table:table-cell table:style-name="ce538" table:formula="of:=IF(([.$A47]-1)/3&gt;=[.K$2];ROUND([.$H$26]*([.$A47]-[.K$3])/(20-[.K$3])*[.$B$24]/([.K$2]+1);0);&quot;-&quot;)" office:value-type="float" office:value="1">
            <text:p>1</text:p>
          </table:table-cell>
          <table:table-cell table:style-name="ce543" table:formula="of:=IF(([.$A47]-1)/3&gt;=[.L$2];ROUND([.$H$26]*([.$A47]-[.L$3])/(20-[.L$3])*[.$B$24]/([.L$2]+1);0);&quot;-&quot;)" office:value-type="float" office:value="1">
            <text:p>1</text:p>
          </table:table-cell>
          <table:table-cell table:style-name="ce534" table:formula="of:=[.M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-1)/3&gt;=[.O$2];ROUND([.$N$26]*([.$A47]-[.O$3])/(20-[.O$3])*[.$B$24]/([.O$2]+1);0);&quot;-&quot;)" office:value-type="float" office:value="3">
            <text:p>3</text:p>
          </table:table-cell>
          <table:table-cell table:style-name="ce538" table:formula="of:=IF(([.$A47]-1)/3&gt;=[.P$2];ROUND([.$N$26]*([.$A47]-[.P$3])/(20-[.P$3])*[.$B$24]/([.P$2]+1);0);&quot;-&quot;)" office:value-type="float" office:value="2">
            <text:p>2</text:p>
          </table:table-cell>
          <table:table-cell table:style-name="ce538" table:formula="of:=IF(([.$A47]-1)/3&gt;=[.Q$2];ROUND([.$N$26]*([.$A47]-[.Q$3])/(20-[.Q$3])*[.$B$24]/([.Q$2]+1);0);&quot;-&quot;)" office:value-type="float" office:value="1">
            <text:p>1</text:p>
          </table:table-cell>
          <table:table-cell table:style-name="ce543" table:formula="of:=IF(([.$A47]-1)/3&gt;=[.R$2];ROUND([.$N$26]*([.$A47]-[.R$3])/(20-[.R$3])*[.$B$24]/([.R$2]+1);0);&quot;-&quot;)" office:value-type="float" office:value="1">
            <text:p>1</text:p>
          </table:table-cell>
          <table:table-cell table:style-name="ce534" table:formula="of:=[.S46]+1" office:value-type="float" office:value="20" table:number-columns-spanned="2" table:number-rows-spanned="1">
            <text:p>20</text:p>
          </table:table-cell>
          <table:covered-table-cell table:style-name="ce538"/>
          <table:table-cell table:style-name="ce538" table:formula="of:=IF(([.$A47]-1)/3&gt;=[.U$2];ROUND([.$T$26]*([.$A47]-[.U$3])/(20-[.U$3])*[.$B$24]/([.U$2]+1);0);&quot;-&quot;)" office:value-type="float" office:value="3">
            <text:p>3</text:p>
          </table:table-cell>
          <table:table-cell table:style-name="ce538" table:formula="of:=IF(([.$A47]-1)/3&gt;=[.V$2];ROUND([.$T$26]*([.$A47]-[.V$3])/(20-[.V$3])*[.$B$24]/([.V$2]+1);0);&quot;-&quot;)" office:value-type="float" office:value="2">
            <text:p>2</text:p>
          </table:table-cell>
          <table:table-cell table:style-name="ce538" table:formula="of:=IF(([.$A47]-1)/3&gt;=[.W$2];ROUND([.$T$26]*([.$A47]-[.W$3])/(20-[.W$3])*[.$B$24]/([.W$2]+1);0);&quot;-&quot;)" office:value-type="float" office:value="2">
            <text:p>2</text:p>
          </table:table-cell>
          <table:table-cell table:style-name="ce543" table:formula="of:=IF(([.$A47]-1)/3&gt;=[.X$2];ROUND([.$T$26]*([.$A47]-[.X$3])/(20-[.X$3])*[.$B$24]/([.X$2]+1);0);&quot;-&quot;)" office:value-type="float" office:value="1">
            <text:p>1</text:p>
          </table:table-cell>
          <table:table-cell table:number-columns-repeated="100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" table:style-name="ta1" table:print="false">
        <table:table-column table:style-name="co5" table:number-columns-repeated="1024" table:default-cell-style-name="ce531"/>
        <table:table-row table:style-name="ro1">
          <table:table-cell office:value-type="string">
            <text:p>NDV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.1">
            <text:p>8,1</text:p>
          </table:table-cell>
          <table:table-cell office:value-type="float" office:value="10.1">
            <text:p>10,1</text:p>
          </table:table-cell>
          <table:table-cell table:style-name="ce544" office:value-type="string">
            <text:p>TAGLIA</text:p>
          </table:table-cell>
          <table:table-cell table:style-name="ce544" office:value-type="string">
            <text:p>TPC CA</text:p>
          </table:table-cell>
          <table:table-cell table:style-name="ce544" office:value-type="string">
            <text:p>B/DMC</text:p>
          </table:table-cell>
          <table:table-cell/>
          <table:table-cell office:value-type="string">
            <text:p>SOMMA DV</text:p>
          </table:table-cell>
          <table:table-cell table:formula="of:=SUM([Scheda.V6:.V11])+[Scheda.M26]" office:value-type="float" office:value="1">
            <text:p>1</text:p>
          </table:table-cell>
          <table:table-cell table:number-columns-repeated="12"/>
          <table:table-cell office:value-type="string">
            <text:p>Class</text:p>
          </table:table-cell>
          <table:table-cell office:value-type="string">
            <text:p>DV</text:p>
          </table:table-cell>
          <table:table-cell office:value-type="string">
            <text:p>BAB</text:p>
          </table:table-cell>
          <table:table-cell table:number-columns-repeated="4"/>
          <table:table-cell office:value-type="string">
            <text:p>CARICO</text:p>
          </table:table-cell>
          <table:table-cell office:value-type="string">
            <text:p>FOR</text:p>
          </table:table-cell>
          <table:table-cell office:value-type="string">
            <text:p>Leggero</text:p>
          </table:table-cell>
          <table:table-cell office:value-type="string">
            <text:p>Medio</text:p>
          </table:table-cell>
          <table:table-cell office:value-type="string">
            <text:p>Pesante</text:p>
          </table:table-cell>
          <table:table-cell office:value-type="string">
            <text:p>Leg LB</text:p>
          </table:table-cell>
          <table:table-cell office:value-type="string">
            <text:p>Med LB</text:p>
          </table:table-cell>
          <table:table-cell office:value-type="string">
            <text:p>Pes LB</text:p>
          </table:table-cell>
          <table:table-cell table:style-name="ce551" table:formula="of:=COUNTIF([Scheda.AJ65:.AN65];&quot;&lt;&quot;&amp;[Scheda.AH65])" office:value-type="float" office:value="0">
            <text:p>0</text:p>
          </table:table-cell>
          <table:table-cell/>
          <table:table-cell office:value-type="string">
            <text:p>Penalità</text:p>
          </table:table-cell>
          <table:table-cell office:value-type="string">
            <text:p>Max DES</text:p>
          </table:table-cell>
          <table:table-cell table:number-columns-repeated="980"/>
        </table:table-row>
        <table:table-row table:style-name="ro1">
          <table:table-cell office:value-type="string">
            <text:p>Mult</text:p>
          </table:table-cell>
          <table:table-cell table:style-name="ce544" table:formula="of:=1/2" office:value-type="float" office:value="0.5">
            <text:p>0,5</text:p>
          </table:table-cell>
          <table:table-cell table:style-name="ce544" table:formula="of:=3/4" office:value-type="float" office:value="0.75">
            <text:p>0,75</text:p>
          </table:table-cell>
          <table:table-cell table:number-columns-repeated="2" table:style-name="ce544" office:value-type="float" office:value="1">
            <text:p>1</text:p>
          </table:table-cell>
          <table:table-cell table:style-name="ce544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XXXP</text:p>
          </table:table-cell>
          <table:table-cell office:value-type="float" office:value="8">
            <text:p>8</text:p>
          </table:table-cell>
          <table:table-cell office:value-type="float" office:value="-8">
            <text:p>-8</text:p>
          </table:table-cell>
          <table:table-cell/>
          <table:table-cell office:value-type="string">
            <text:p>Sum</text:p>
          </table:table-cell>
          <table:table-cell office:value-type="string">
            <text:p>Talenti1</text:p>
          </table:table-cell>
          <table:table-cell office:value-type="string">
            <text:p>Talenti2</text:p>
          </table:table-cell>
          <table:table-cell office:value-type="string">
            <text:p>Capacità1</text:p>
          </table:table-cell>
          <table:table-cell office:value-type="string">
            <text:p>Capacità2</text:p>
          </table:table-cell>
          <table:table-cell office:value-type="string">
            <text:p>Inventario</text:p>
          </table:table-cell>
          <table:table-cell office:value-type="string">
            <text:p>Incantesimi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[Scheda.U6]" office:value-type="float" office:value="6">
            <text:p>6</text:p>
          </table:table-cell>
          <table:table-cell table:formula="of:=IF([.AA2];HLOOKUP([.AA2];[.$B$1:.$G$8];[.Z2]+2;0);0)" office:value-type="float" office:value="0.5">
            <text:p>0,5</text:p>
          </table:table-cell>
          <table:table-cell table:formula="of:=ROUNDDOWN(([Scheda.C19]-1)/5;0)" office:value-type="float" office:value="-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AL2]/2" office:value-type="float" office:value="1.5">
            <text:p>1,5</text:p>
          </table:table-cell>
          <table:table-cell table:formula="of:=[.AM2]/2" office:value-type="float" office:value="3">
            <text:p>3</text:p>
          </table:table-cell>
          <table:table-cell table:formula="of:=[.AN2]/2" office:value-type="float" office:value="5">
            <text:p>5</text:p>
          </table:table-cell>
          <table:table-cell table:formula="of:=ROUNDDOWN([.AN2]/3;0)" office:value-type="float" office:value="3">
            <text:p>3</text:p>
          </table:table-cell>
          <table:table-cell table:formula="of:=ROUNDDOWN([.AN2]*2/3;0)" office:value-type="float" office:value="6">
            <text:p>6</text:p>
          </table:table-cell>
          <table:table-cell table:style-name="ce550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eggero</text:p>
          </table:table-cell>
          <table:table-cell office:value-type="float" office:value="0">
            <text:p>0</text:p>
          </table:table-cell>
          <table:table-cell table:style-name="ce549" table:formula="of:=[Scheda.F7]" office:value-type="float" office:value="-0">
            <text:p>0</text:p>
          </table:table-cell>
          <table:table-cell table:number-columns-repeated="980"/>
        </table:table-row>
        <table:table-row table:style-name="ro1">
          <table:table-cell table:formula="of:=[Scheda.V6]" office:value-type="float" office:value="1">
            <text:p>1</text:p>
          </table:table-cell>
          <table:table-cell table:formula="of:=[.$A3]*[.B$2]" office:value-type="float" office:value="0.5">
            <text:p>0,5</text:p>
          </table:table-cell>
          <table:table-cell table:formula="of:=[.$A3]*[.C$2]" office:value-type="float" office:value="0.75">
            <text:p>0,75</text:p>
          </table:table-cell>
          <table:table-cell table:formula="of:=[.$A3]*[.D$2]" office:value-type="float" office:value="1">
            <text:p>1</text:p>
          </table:table-cell>
          <table:table-cell table:formula="of:=[.$A3]*[.E$2]" office:value-type="float" office:value="1">
            <text:p>1</text:p>
          </table:table-cell>
          <table:table-cell table:formula="of:=[.$A3]*[.F$2]" office:value-type="float" office:value="0.75">
            <text:p>0,75</text:p>
          </table:table-cell>
          <table:table-cell table:formula="of:=[.$A3]*[.G$2]" office:value-type="float" office:value="1">
            <text:p>1</text:p>
          </table:table-cell>
          <table:table-cell office:value-type="string">
            <text:p>XXP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table:formula="of:=[Scheda.C6]" office:value-type="string" office:string-value="FOR">
            <text:p>FOR</text:p>
          </table:table-cell>
          <table:table-cell table:formula="of:=SUM([.M3:.R3])" office:value-type="float" office:value="0">
            <text:p>0</text:p>
          </table:table-cell>
          <table:table-cell table:formula="of:=SUMIF([Scheda.$F$66:.$F$126];&quot;=&quot;&amp;[.K3];[Scheda.$H$66:.$H$126])" office:value-type="float" office:value="0">
            <text:p>0</text:p>
          </table:table-cell>
          <table:table-cell table:formula="of:=SUMIF([Scheda.$J$66:.$J$126];&quot;=&quot;&amp;[.K3];[Scheda.$L$66:.$L$126])" office:value-type="float" office:value="0">
            <text:p>0</text:p>
          </table:table-cell>
          <table:table-cell table:formula="of:=SUMIF([Scheda.$S$66:.$S$126];&quot;=&quot;&amp;[.K3];[Scheda.$U$66:.$U$126])" office:value-type="float" office:value="0">
            <text:p>0</text:p>
          </table:table-cell>
          <table:table-cell table:formula="of:=SUMIF([Scheda.$W$66:.$W$126];&quot;=&quot;&amp;[.K3];[Scheda.$Y$66:.$Y$126])" office:value-type="float" office:value="0">
            <text:p>0</text:p>
          </table:table-cell>
          <table:table-cell table:formula="of:=SUMIF([Scheda.$AJ$67:.$AJ$127];&quot;=&quot;&amp;[.K3];[Scheda.$AL$67:.$AL$127])" office:value-type="float" office:value="0">
            <text:p>0</text:p>
          </table:table-cell>
          <table:table-cell table:formula="of:=SUMIF([Scheda.$AL$7:.$AL$55];&quot;=&quot;&amp;[.K3];[Scheda.$AN$7:.$AN$55])" office:value-type="float" office:value="0">
            <text:p>0</text:p>
          </table:table-cell>
          <table:table-cell table:number-columns-repeated="7"/>
          <table:table-cell table:formula="of:=[.Z2]+1" office:value-type="float" office:value="2">
            <text:p>2</text:p>
          </table:table-cell>
          <table:table-cell table:formula="of:=[Scheda.U7]" office:value-type="float" office:value="0">
            <text:p>0</text:p>
          </table:table-cell>
          <table:table-cell table:formula="of:=IF([.AA3];HLOOKUP([.AA3];[.$B$1:.$G$8];[.Z3]+2;0);0)" office:value-type="float" office:value="0">
            <text:p>0</text:p>
          </table:table-cell>
          <table:table-cell table:number-columns-repeated="5"/>
          <table:table-cell table:formula="of:=[.AH2]+1" office:value-type="float" office:value="2">
            <text:p>2</text:p>
          </table:table-cell>
          <table:table-cell table:formula="of:=[.AL3]/2" office:value-type="float" office:value="3">
            <text:p>3</text:p>
          </table:table-cell>
          <table:table-cell table:formula="of:=[.AM3]/2" office:value-type="float" office:value="6.5">
            <text:p>6,5</text:p>
          </table:table-cell>
          <table:table-cell table:formula="of:=[.AN3]/2" office:value-type="float" office:value="10">
            <text:p>10</text:p>
          </table:table-cell>
          <table:table-cell table:formula="of:=ROUNDDOWN([.AN3]/3;0)" office:value-type="float" office:value="6">
            <text:p>6</text:p>
          </table:table-cell>
          <table:table-cell table:formula="of:=ROUNDDOWN([.AN3]*2/3;0)" office:value-type="float" office:value="13">
            <text:p>13</text:p>
          </table:table-cell>
          <table:table-cell table:style-name="ce550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980"/>
        </table:table-row>
        <table:table-row table:style-name="ro1">
          <table:table-cell table:formula="of:=[Scheda.V7]" office:value-type="float" office:value="0">
            <text:p>0</text:p>
          </table:table-cell>
          <table:table-cell table:formula="of:=[.$A4]*[.B$2]" office:value-type="float" office:value="0">
            <text:p>0</text:p>
          </table:table-cell>
          <table:table-cell table:formula="of:=[.$A4]*[.C$2]" office:value-type="float" office:value="0">
            <text:p>0</text:p>
          </table:table-cell>
          <table:table-cell table:formula="of:=[.$A4]*[.D$2]" office:value-type="float" office:value="0">
            <text:p>0</text:p>
          </table:table-cell>
          <table:table-cell table:formula="of:=[.$A4]*[.E$2]" office:value-type="float" office:value="0">
            <text:p>0</text:p>
          </table:table-cell>
          <table:table-cell table:formula="of:=[.$A4]*[.F$2]" office:value-type="float" office:value="0">
            <text:p>0</text:p>
          </table:table-cell>
          <table:table-cell table:formula="of:=[.$A4]*[.G$2]" office:value-type="float" office:value="0">
            <text:p>0</text:p>
          </table:table-cell>
          <table:table-cell office:value-type="string">
            <text:p>XP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formula="of:=[Scheda.C7]" office:value-type="string" office:string-value="DES">
            <text:p>DES</text:p>
          </table:table-cell>
          <table:table-cell table:formula="of:=SUM([.M4:.R4])" office:value-type="float" office:value="0">
            <text:p>0</text:p>
          </table:table-cell>
          <table:table-cell table:formula="of:=SUMIF([Scheda.$F$66:.$F$126];&quot;=&quot;&amp;[.K4];[Scheda.$H$66:.$H$126])" office:value-type="float" office:value="0">
            <text:p>0</text:p>
          </table:table-cell>
          <table:table-cell table:formula="of:=SUMIF([Scheda.$J$66:.$J$126];&quot;=&quot;&amp;[.K4];[Scheda.$L$66:.$L$126])" office:value-type="float" office:value="0">
            <text:p>0</text:p>
          </table:table-cell>
          <table:table-cell table:formula="of:=SUMIF([Scheda.$S$66:.$S$126];&quot;=&quot;&amp;[.K4];[Scheda.$U$66:.$U$126])" office:value-type="float" office:value="0">
            <text:p>0</text:p>
          </table:table-cell>
          <table:table-cell table:formula="of:=SUMIF([Scheda.$W$66:.$W$126];&quot;=&quot;&amp;[.K4];[Scheda.$Y$66:.$Y$126])" office:value-type="float" office:value="0">
            <text:p>0</text:p>
          </table:table-cell>
          <table:table-cell table:formula="of:=SUMIF([Scheda.$AJ$67:.$AJ$127];&quot;=&quot;&amp;[.K4];[Scheda.$AL$67:.$AL$127])" office:value-type="float" office:value="0">
            <text:p>0</text:p>
          </table:table-cell>
          <table:table-cell table:formula="of:=SUMIF([Scheda.$AL$7:.$AL$55];&quot;=&quot;&amp;[.K4];[Scheda.$AN$7:.$AN$55])" office:value-type="float" office:value="0">
            <text:p>0</text:p>
          </table:table-cell>
          <table:table-cell table:number-columns-repeated="7"/>
          <table:table-cell table:formula="of:=[.Z3]+1" office:value-type="float" office:value="3">
            <text:p>3</text:p>
          </table:table-cell>
          <table:table-cell table:formula="of:=[Scheda.U8]" office:value-type="float" office:value="0">
            <text:p>0</text:p>
          </table:table-cell>
          <table:table-cell table:formula="of:=IF([.AA4];HLOOKUP([.AA4];[.$B$1:.$G$8];[.Z4]+2;0);0)" office:value-type="float" office:value="0">
            <text:p>0</text:p>
          </table:table-cell>
          <table:table-cell table:number-columns-repeated="5"/>
          <table:table-cell table:formula="of:=[.AH3]+1" office:value-type="float" office:value="3">
            <text:p>3</text:p>
          </table:table-cell>
          <table:table-cell table:formula="of:=[.AL4]/2" office:value-type="float" office:value="5">
            <text:p>5</text:p>
          </table:table-cell>
          <table:table-cell table:formula="of:=[.AM4]/2" office:value-type="float" office:value="10">
            <text:p>10</text:p>
          </table:table-cell>
          <table:table-cell table:formula="of:=[.AN4]/2" office:value-type="float" office:value="15">
            <text:p>15</text:p>
          </table:table-cell>
          <table:table-cell table:formula="of:=ROUNDDOWN([.AN4]/3;0)" office:value-type="float" office:value="10">
            <text:p>10</text:p>
          </table:table-cell>
          <table:table-cell table:formula="of:=ROUNDDOWN([.AN4]*2/3;0)" office:value-type="float" office:value="20">
            <text:p>20</text:p>
          </table:table-cell>
          <table:table-cell table:style-name="ce550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Pesant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table:number-columns-repeated="980"/>
        </table:table-row>
        <table:table-row table:style-name="ro1">
          <table:table-cell table:formula="of:=[Scheda.V8]" office:value-type="float" office:value="0">
            <text:p>0</text:p>
          </table:table-cell>
          <table:table-cell table:formula="of:=[.$A5]*[.B$2]" office:value-type="float" office:value="0">
            <text:p>0</text:p>
          </table:table-cell>
          <table:table-cell table:formula="of:=[.$A5]*[.C$2]" office:value-type="float" office:value="0">
            <text:p>0</text:p>
          </table:table-cell>
          <table:table-cell table:formula="of:=[.$A5]*[.D$2]" office:value-type="float" office:value="0">
            <text:p>0</text:p>
          </table:table-cell>
          <table:table-cell table:formula="of:=[.$A5]*[.E$2]" office:value-type="float" office:value="0">
            <text:p>0</text:p>
          </table:table-cell>
          <table:table-cell table:formula="of:=[.$A5]*[.F$2]" office:value-type="float" office:value="0">
            <text:p>0</text:p>
          </table:table-cell>
          <table:table-cell table:formula="of:=[.$A5]*[.G$2]" office:value-type="float" office:value="0">
            <text:p>0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formula="of:=[Scheda.C8]" office:value-type="string" office:string-value="COS">
            <text:p>COS</text:p>
          </table:table-cell>
          <table:table-cell table:formula="of:=SUM([.M5:.R5])" office:value-type="float" office:value="0">
            <text:p>0</text:p>
          </table:table-cell>
          <table:table-cell table:formula="of:=SUMIF([Scheda.$F$66:.$F$126];&quot;=&quot;&amp;[.K5];[Scheda.$H$66:.$H$126])" office:value-type="float" office:value="0">
            <text:p>0</text:p>
          </table:table-cell>
          <table:table-cell table:formula="of:=SUMIF([Scheda.$J$66:.$J$126];&quot;=&quot;&amp;[.K5];[Scheda.$L$66:.$L$126])" office:value-type="float" office:value="0">
            <text:p>0</text:p>
          </table:table-cell>
          <table:table-cell table:formula="of:=SUMIF([Scheda.$S$66:.$S$126];&quot;=&quot;&amp;[.K5];[Scheda.$U$66:.$U$126])" office:value-type="float" office:value="0">
            <text:p>0</text:p>
          </table:table-cell>
          <table:table-cell table:formula="of:=SUMIF([Scheda.$W$66:.$W$126];&quot;=&quot;&amp;[.K5];[Scheda.$Y$66:.$Y$126])" office:value-type="float" office:value="0">
            <text:p>0</text:p>
          </table:table-cell>
          <table:table-cell table:formula="of:=SUMIF([Scheda.$AJ$67:.$AJ$127];&quot;=&quot;&amp;[.K5];[Scheda.$AL$67:.$AL$127])" office:value-type="float" office:value="0">
            <text:p>0</text:p>
          </table:table-cell>
          <table:table-cell table:formula="of:=SUMIF([Scheda.$AL$7:.$AL$55];&quot;=&quot;&amp;[.K5];[Scheda.$AN$7:.$AN$55])" office:value-type="float" office:value="0">
            <text:p>0</text:p>
          </table:table-cell>
          <table:table-cell table:number-columns-repeated="7"/>
          <table:table-cell table:formula="of:=[.Z4]+1" office:value-type="float" office:value="4">
            <text:p>4</text:p>
          </table:table-cell>
          <table:table-cell table:formula="of:=[Scheda.U9]" office:value-type="float" office:value="0">
            <text:p>0</text:p>
          </table:table-cell>
          <table:table-cell table:formula="of:=IF([.AA5];HLOOKUP([.AA5];[.$B$1:.$G$8];[.Z5]+2;0);0)" office:value-type="float" office:value="0">
            <text:p>0</text:p>
          </table:table-cell>
          <table:table-cell table:number-columns-repeated="5"/>
          <table:table-cell table:formula="of:=[.AH4]+1" office:value-type="float" office:value="4">
            <text:p>4</text:p>
          </table:table-cell>
          <table:table-cell table:formula="of:=[.AL5]/2" office:value-type="float" office:value="6.5">
            <text:p>6,5</text:p>
          </table:table-cell>
          <table:table-cell table:formula="of:=[.AM5]/2" office:value-type="float" office:value="13">
            <text:p>13</text:p>
          </table:table-cell>
          <table:table-cell table:formula="of:=[.AN5]/2" office:value-type="float" office:value="20">
            <text:p>20</text:p>
          </table:table-cell>
          <table:table-cell table:formula="of:=ROUNDDOWN([.AN5]/3;0)" office:value-type="float" office:value="13">
            <text:p>13</text:p>
          </table:table-cell>
          <table:table-cell table:formula="of:=ROUNDDOWN([.AN5]*2/3;0)" office:value-type="float" office:value="26">
            <text:p>26</text:p>
          </table:table-cell>
          <table:table-cell table:style-name="ce550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Overload</text:p>
          </table:table-cell>
          <table:table-cell table:number-columns-repeated="982"/>
        </table:table-row>
        <table:table-row table:style-name="ro1">
          <table:table-cell table:formula="of:=[Scheda.V9]" office:value-type="float" office:value="0">
            <text:p>0</text:p>
          </table:table-cell>
          <table:table-cell table:formula="of:=[.$A6]*[.B$2]" office:value-type="float" office:value="0">
            <text:p>0</text:p>
          </table:table-cell>
          <table:table-cell table:formula="of:=[.$A6]*[.C$2]" office:value-type="float" office:value="0">
            <text:p>0</text:p>
          </table:table-cell>
          <table:table-cell table:formula="of:=[.$A6]*[.D$2]" office:value-type="float" office:value="0">
            <text:p>0</text:p>
          </table:table-cell>
          <table:table-cell table:formula="of:=[.$A6]*[.E$2]" office:value-type="float" office:value="0">
            <text:p>0</text:p>
          </table:table-cell>
          <table:table-cell table:formula="of:=[.$A6]*[.F$2]" office:value-type="float" office:value="0">
            <text:p>0</text:p>
          </table:table-cell>
          <table:table-cell table:formula="of:=[.$A6]*[.G$2]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formula="of:=[Scheda.C9]" office:value-type="string" office:string-value="INT">
            <text:p>INT</text:p>
          </table:table-cell>
          <table:table-cell table:formula="of:=SUM([.M6:.R6])" office:value-type="float" office:value="0">
            <text:p>0</text:p>
          </table:table-cell>
          <table:table-cell table:formula="of:=SUMIF([Scheda.$F$66:.$F$126];&quot;=&quot;&amp;[.K6];[Scheda.$H$66:.$H$126])" office:value-type="float" office:value="0">
            <text:p>0</text:p>
          </table:table-cell>
          <table:table-cell table:formula="of:=SUMIF([Scheda.$J$66:.$J$126];&quot;=&quot;&amp;[.K6];[Scheda.$L$66:.$L$126])" office:value-type="float" office:value="0">
            <text:p>0</text:p>
          </table:table-cell>
          <table:table-cell table:formula="of:=SUMIF([Scheda.$S$66:.$S$126];&quot;=&quot;&amp;[.K6];[Scheda.$U$66:.$U$126])" office:value-type="float" office:value="0">
            <text:p>0</text:p>
          </table:table-cell>
          <table:table-cell table:formula="of:=SUMIF([Scheda.$W$66:.$W$126];&quot;=&quot;&amp;[.K6];[Scheda.$Y$66:.$Y$126])" office:value-type="float" office:value="0">
            <text:p>0</text:p>
          </table:table-cell>
          <table:table-cell table:formula="of:=SUMIF([Scheda.$AJ$67:.$AJ$127];&quot;=&quot;&amp;[.K6];[Scheda.$AL$67:.$AL$127])" office:value-type="float" office:value="0">
            <text:p>0</text:p>
          </table:table-cell>
          <table:table-cell table:formula="of:=SUMIF([Scheda.$AL$7:.$AL$55];&quot;=&quot;&amp;[.K6];[Scheda.$AN$7:.$AN$55])" office:value-type="float" office:value="0">
            <text:p>0</text:p>
          </table:table-cell>
          <table:table-cell table:number-columns-repeated="7"/>
          <table:table-cell table:formula="of:=[.Z5]+1" office:value-type="float" office:value="5">
            <text:p>5</text:p>
          </table:table-cell>
          <table:table-cell table:formula="of:=[Scheda.U10]" office:value-type="float" office:value="0">
            <text:p>0</text:p>
          </table:table-cell>
          <table:table-cell table:formula="of:=IF([.AA6];HLOOKUP([.AA6];[.$B$1:.$G$8];[.Z6]+2;0);0)" office:value-type="float" office:value="0">
            <text:p>0</text:p>
          </table:table-cell>
          <table:table-cell table:number-columns-repeated="5"/>
          <table:table-cell table:formula="of:=[.AH5]+1" office:value-type="float" office:value="5">
            <text:p>5</text:p>
          </table:table-cell>
          <table:table-cell table:formula="of:=[.AL6]/2" office:value-type="float" office:value="8">
            <text:p>8</text:p>
          </table:table-cell>
          <table:table-cell table:formula="of:=[.AM6]/2" office:value-type="float" office:value="16.5">
            <text:p>16,5</text:p>
          </table:table-cell>
          <table:table-cell table:formula="of:=[.AN6]/2" office:value-type="float" office:value="25">
            <text:p>25</text:p>
          </table:table-cell>
          <table:table-cell table:formula="of:=ROUNDDOWN([.AN6]/3;0)" office:value-type="float" office:value="16">
            <text:p>16</text:p>
          </table:table-cell>
          <table:table-cell table:formula="of:=ROUNDDOWN([.AN6]*2/3;0)" office:value-type="float" office:value="33">
            <text:p>33</text:p>
          </table:table-cell>
          <table:table-cell table:style-name="ce550" office:value-type="float" office:value="50">
            <text:p>50</text:p>
          </table:table-cell>
          <table:table-cell table:number-columns-repeated="984"/>
        </table:table-row>
        <table:table-row table:style-name="ro1">
          <table:table-cell table:formula="of:=[Scheda.V10]" office:value-type="float" office:value="0">
            <text:p>0</text:p>
          </table:table-cell>
          <table:table-cell table:formula="of:=[.$A7]*[.B$2]" office:value-type="float" office:value="0">
            <text:p>0</text:p>
          </table:table-cell>
          <table:table-cell table:formula="of:=[.$A7]*[.C$2]" office:value-type="float" office:value="0">
            <text:p>0</text:p>
          </table:table-cell>
          <table:table-cell table:formula="of:=[.$A7]*[.D$2]" office:value-type="float" office:value="0">
            <text:p>0</text:p>
          </table:table-cell>
          <table:table-cell table:formula="of:=[.$A7]*[.E$2]" office:value-type="float" office:value="0">
            <text:p>0</text:p>
          </table:table-cell>
          <table:table-cell table:formula="of:=[.$A7]*[.F$2]" office:value-type="float" office:value="0">
            <text:p>0</text:p>
          </table:table-cell>
          <table:table-cell table:formula="of:=[.$A7]*[.G$2]" office:value-type="float" office:value="0">
            <text:p>0</text:p>
          </table:table-cell>
          <table:table-cell office:value-type="string">
            <text:p>G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[Scheda.C10]" office:value-type="string" office:string-value="SAG">
            <text:p>SAG</text:p>
          </table:table-cell>
          <table:table-cell table:formula="of:=SUM([.M7:.R7])" office:value-type="float" office:value="0">
            <text:p>0</text:p>
          </table:table-cell>
          <table:table-cell table:formula="of:=SUMIF([Scheda.$F$66:.$F$126];&quot;=&quot;&amp;[.K7];[Scheda.$H$66:.$H$126])" office:value-type="float" office:value="0">
            <text:p>0</text:p>
          </table:table-cell>
          <table:table-cell table:formula="of:=SUMIF([Scheda.$J$66:.$J$126];&quot;=&quot;&amp;[.K7];[Scheda.$L$66:.$L$126])" office:value-type="float" office:value="0">
            <text:p>0</text:p>
          </table:table-cell>
          <table:table-cell table:formula="of:=SUMIF([Scheda.$S$66:.$S$126];&quot;=&quot;&amp;[.K7];[Scheda.$U$66:.$U$126])" office:value-type="float" office:value="0">
            <text:p>0</text:p>
          </table:table-cell>
          <table:table-cell table:formula="of:=SUMIF([Scheda.$W$66:.$W$126];&quot;=&quot;&amp;[.K7];[Scheda.$Y$66:.$Y$126])" office:value-type="float" office:value="0">
            <text:p>0</text:p>
          </table:table-cell>
          <table:table-cell table:formula="of:=SUMIF([Scheda.$AJ$67:.$AJ$127];&quot;=&quot;&amp;[.K7];[Scheda.$AL$67:.$AL$127])" office:value-type="float" office:value="0">
            <text:p>0</text:p>
          </table:table-cell>
          <table:table-cell table:formula="of:=SUMIF([Scheda.$AL$7:.$AL$55];&quot;=&quot;&amp;[.K7];[Scheda.$AN$7:.$AN$55])" office:value-type="float" office:value="0">
            <text:p>0</text:p>
          </table:table-cell>
          <table:table-cell table:number-columns-repeated="7"/>
          <table:table-cell table:formula="of:=[.Z6]+1" office:value-type="float" office:value="6">
            <text:p>6</text:p>
          </table:table-cell>
          <table:table-cell table:formula="of:=[Scheda.U11]" office:value-type="float" office:value="0">
            <text:p>0</text:p>
          </table:table-cell>
          <table:table-cell table:formula="of:=IF([.AA7];HLOOKUP([.AA7];[.$B$1:.$G$8];[.Z7]+2;0);0)" office:value-type="float" office:value="0">
            <text:p>0</text:p>
          </table:table-cell>
          <table:table-cell table:number-columns-repeated="5"/>
          <table:table-cell table:formula="of:=[.AH6]+1" office:value-type="float" office:value="6">
            <text:p>6</text:p>
          </table:table-cell>
          <table:table-cell table:formula="of:=[.AL7]/2" office:value-type="float" office:value="10">
            <text:p>10</text:p>
          </table:table-cell>
          <table:table-cell table:formula="of:=[.AM7]/2" office:value-type="float" office:value="20">
            <text:p>20</text:p>
          </table:table-cell>
          <table:table-cell table:formula="of:=[.AN7]/2" office:value-type="float" office:value="30">
            <text:p>30</text:p>
          </table:table-cell>
          <table:table-cell table:formula="of:=ROUNDDOWN([.AN7]/3;0)" office:value-type="float" office:value="20">
            <text:p>20</text:p>
          </table:table-cell>
          <table:table-cell table:formula="of:=ROUNDDOWN([.AN7]*2/3;0)" office:value-type="float" office:value="40">
            <text:p>40</text:p>
          </table:table-cell>
          <table:table-cell table:style-name="ce550" office:value-type="float" office:value="60">
            <text:p>60</text:p>
          </table:table-cell>
          <table:table-cell table:number-columns-repeated="984"/>
        </table:table-row>
        <table:table-row table:style-name="ro1">
          <table:table-cell table:formula="of:=[Scheda.V11]" office:value-type="float" office:value="0">
            <text:p>0</text:p>
          </table:table-cell>
          <table:table-cell table:formula="of:=[.$A8]*[.B$2]" office:value-type="float" office:value="0">
            <text:p>0</text:p>
          </table:table-cell>
          <table:table-cell table:formula="of:=[.$A8]*[.C$2]" office:value-type="float" office:value="0">
            <text:p>0</text:p>
          </table:table-cell>
          <table:table-cell table:formula="of:=[.$A8]*[.D$2]" office:value-type="float" office:value="0">
            <text:p>0</text:p>
          </table:table-cell>
          <table:table-cell table:formula="of:=[.$A8]*[.E$2]" office:value-type="float" office:value="0">
            <text:p>0</text:p>
          </table:table-cell>
          <table:table-cell table:formula="of:=[.$A8]*[.F$2]" office:value-type="float" office:value="0">
            <text:p>0</text:p>
          </table:table-cell>
          <table:table-cell table:formula="of:=[.$A8]*[.G$2]"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formula="of:=[Scheda.C11]" office:value-type="string" office:string-value="CAR">
            <text:p>CAR</text:p>
          </table:table-cell>
          <table:table-cell table:formula="of:=SUM([.M8:.R8])" office:value-type="float" office:value="0">
            <text:p>0</text:p>
          </table:table-cell>
          <table:table-cell table:formula="of:=SUMIF([Scheda.$F$66:.$F$126];&quot;=&quot;&amp;[.K8];[Scheda.$H$66:.$H$126])" office:value-type="float" office:value="0">
            <text:p>0</text:p>
          </table:table-cell>
          <table:table-cell table:formula="of:=SUMIF([Scheda.$J$66:.$J$126];&quot;=&quot;&amp;[.K8];[Scheda.$L$66:.$L$126])" office:value-type="float" office:value="0">
            <text:p>0</text:p>
          </table:table-cell>
          <table:table-cell table:formula="of:=SUMIF([Scheda.$S$66:.$S$126];&quot;=&quot;&amp;[.K8];[Scheda.$U$66:.$U$126])" office:value-type="float" office:value="0">
            <text:p>0</text:p>
          </table:table-cell>
          <table:table-cell table:formula="of:=SUMIF([Scheda.$W$66:.$W$126];&quot;=&quot;&amp;[.K8];[Scheda.$Y$66:.$Y$126])" office:value-type="float" office:value="0">
            <text:p>0</text:p>
          </table:table-cell>
          <table:table-cell table:formula="of:=SUMIF([Scheda.$AJ$67:.$AJ$127];&quot;=&quot;&amp;[.K8];[Scheda.$AL$67:.$AL$127])" office:value-type="float" office:value="0">
            <text:p>0</text:p>
          </table:table-cell>
          <table:table-cell table:formula="of:=SUMIF([Scheda.$AL$7:.$AL$55];&quot;=&quot;&amp;[.K8];[Scheda.$AN$7:.$AN$55])" office:value-type="float" office:value="0">
            <text:p>0</text:p>
          </table:table-cell>
          <table:table-cell table:number-columns-repeated="15"/>
          <table:table-cell table:formula="of:=[.AH7]+1" office:value-type="float" office:value="7">
            <text:p>7</text:p>
          </table:table-cell>
          <table:table-cell table:formula="of:=[.AL8]/2" office:value-type="float" office:value="11.5">
            <text:p>11,5</text:p>
          </table:table-cell>
          <table:table-cell table:formula="of:=[.AM8]/2" office:value-type="float" office:value="23">
            <text:p>23</text:p>
          </table:table-cell>
          <table:table-cell table:formula="of:=[.AN8]/2" office:value-type="float" office:value="35">
            <text:p>35</text:p>
          </table:table-cell>
          <table:table-cell table:formula="of:=ROUNDDOWN([.AN8]/3;0)" office:value-type="float" office:value="23">
            <text:p>23</text:p>
          </table:table-cell>
          <table:table-cell table:formula="of:=ROUNDDOWN([.AN8]*2/3;0)" office:value-type="float" office:value="46">
            <text:p>46</text:p>
          </table:table-cell>
          <table:table-cell table:style-name="ce550" office:value-type="float" office:value="70">
            <text:p>70</text:p>
          </table:table-cell>
          <table:table-cell office:value-type="string">
            <text:p>Pen Veloc</text:p>
          </table:table-cell>
          <table:table-cell office:value-type="string">
            <text:p>Vel</text:p>
          </table:table-cell>
          <table:table-cell table:number-columns-repeated="982"/>
        </table:table-row>
        <table:table-row table:style-name="ro1">
          <table:table-cell table:number-columns-repeated="7"/>
          <table:table-cell office:value-type="string">
            <text:p>XG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table:number-columns-repeated="16"/>
          <table:table-cell office:value-type="string">
            <text:p>GA Tot</text:p>
          </table:table-cell>
          <table:table-cell office:value-type="string">
            <text:p>Compagno</text:p>
          </table:table-cell>
          <table:table-cell office:value-type="string">
            <text:p>Eidolon</text:p>
          </table:table-cell>
          <table:table-cell table:number-columns-repeated="4"/>
          <table:table-cell table:formula="of:=[.AH8]+1" office:value-type="float" office:value="8">
            <text:p>8</text:p>
          </table:table-cell>
          <table:table-cell table:formula="of:=[.AL9]/2" office:value-type="float" office:value="13">
            <text:p>13</text:p>
          </table:table-cell>
          <table:table-cell table:formula="of:=[.AM9]/2" office:value-type="float" office:value="26.5">
            <text:p>26,5</text:p>
          </table:table-cell>
          <table:table-cell table:formula="of:=[.AN9]/2" office:value-type="float" office:value="40">
            <text:p>40</text:p>
          </table:table-cell>
          <table:table-cell table:formula="of:=ROUNDDOWN([.AN9]/3;0)" office:value-type="float" office:value="26">
            <text:p>26</text:p>
          </table:table-cell>
          <table:table-cell table:formula="of:=ROUNDDOWN([.AN9]*2/3;0)" office:value-type="float" office:value="53">
            <text:p>53</text:p>
          </table:table-cell>
          <table:table-cell table:style-name="ce550" office:value-type="float" office:value="80">
            <text:p>80</text:p>
          </table:table-cell>
          <table:table-cell table:formula="of:=-IF(OR([.AO1]&gt;0;NOT([Scheda.K14]=&quot;&quot;));IF(MOD([.AP9]+1.5;4.5)=0;-1.5;0)+MROUND([.AP9]/3;1.5);0)" office:value-type="float" office:value="-0">
            <text:p>0</text:p>
          </table:table-cell>
          <table:table-cell table:formula="of:=[Scheda.L11]+[Scheda.N11]+[Scheda.O11]" office:value-type="float" office:value="9">
            <text:p>9</text:p>
          </table:table-cell>
          <table:table-cell table:number-columns-repeated="982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-8">
            <text:p>-8</text:p>
          </table:table-cell>
          <table:table-cell office:value-type="float" office:value="8">
            <text:p>8</text:p>
          </table:table-cell>
          <table:table-cell table:formula="of:=[Scheda.T17]" office:value-type="string" office:string-value="ACR">
            <text:p>ACR</text:p>
          </table:table-cell>
          <table:table-cell table:formula="of:=SUM([.M10:.R10])" office:value-type="float" office:value="0">
            <text:p>0</text:p>
          </table:table-cell>
          <table:table-cell table:formula="of:=SUMIF([Scheda.$F$66:.$F$126];&quot;=&quot;&amp;[.K10];[Scheda.$H$66:.$H$126])" office:value-type="float" office:value="0">
            <text:p>0</text:p>
          </table:table-cell>
          <table:table-cell table:formula="of:=SUMIF([Scheda.$J$66:.$J$126];&quot;=&quot;&amp;[.K10];[Scheda.$L$66:.$L$126])" office:value-type="float" office:value="0">
            <text:p>0</text:p>
          </table:table-cell>
          <table:table-cell table:formula="of:=SUMIF([Scheda.$S$66:.$S$126];&quot;=&quot;&amp;[.K10];[Scheda.$U$66:.$U$126])" office:value-type="float" office:value="0">
            <text:p>0</text:p>
          </table:table-cell>
          <table:table-cell table:formula="of:=SUMIF([Scheda.$W$66:.$W$126];&quot;=&quot;&amp;[.K10];[Scheda.$Y$66:.$Y$126])" office:value-type="float" office:value="0">
            <text:p>0</text:p>
          </table:table-cell>
          <table:table-cell table:formula="of:=SUMIF([Scheda.$AJ$67:.$AJ$127];&quot;=&quot;&amp;[.K10];[Scheda.$AL$67:.$AL$127])" office:value-type="float" office:value="0">
            <text:p>0</text:p>
          </table:table-cell>
          <table:table-cell table:formula="of:=SUMIF([Scheda.$AL$7:.$AL$55];&quot;=&quot;&amp;[.K10];[Scheda.$AN$7:.$AN$55])"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IF([.AB10];[Scheda.V6];[Scheda.T6]*([Scheda.W6]+[Scheda.$F$9]))" office:value-type="float" office:value="0">
            <text:p>0</text:p>
          </table:table-cell>
          <table:table-cell table:formula="of:=IF([Scheda.U6]=8.1)" office:value-type="boolean" office:boolean-value="false">
            <text:p>FALSO</text:p>
          </table:table-cell>
          <table:table-cell table:formula="of:=IF([Scheda.U6]=10.1)" office:value-type="boolean" office:boolean-value="false">
            <text:p>FALSO</text:p>
          </table:table-cell>
          <table:table-cell table:number-columns-repeated="4"/>
          <table:table-cell table:formula="of:=[.AH9]+1" office:value-type="float" office:value="9">
            <text:p>9</text:p>
          </table:table-cell>
          <table:table-cell table:formula="of:=[.AL10]/2" office:value-type="float" office:value="15">
            <text:p>15</text:p>
          </table:table-cell>
          <table:table-cell table:formula="of:=[.AM10]/2" office:value-type="float" office:value="30">
            <text:p>30</text:p>
          </table:table-cell>
          <table:table-cell table:formula="of:=[.AN10]/2" office:value-type="float" office:value="45">
            <text:p>45</text:p>
          </table:table-cell>
          <table:table-cell table:formula="of:=ROUNDDOWN([.AN10]/3;0)" office:value-type="float" office:value="30">
            <text:p>30</text:p>
          </table:table-cell>
          <table:table-cell table:formula="of:=ROUNDDOWN([.AN10]*2/3;0)" office:value-type="float" office:value="60">
            <text:p>60</text:p>
          </table:table-cell>
          <table:table-cell table:style-name="ce550" office:value-type="float" office:value="90">
            <text:p>9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18]" office:value-type="string" office:string-value="ADD">
            <text:p>ADD</text:p>
          </table:table-cell>
          <table:table-cell table:formula="of:=SUM([.M11:.R11])" office:value-type="float" office:value="0">
            <text:p>0</text:p>
          </table:table-cell>
          <table:table-cell table:formula="of:=SUMIF([Scheda.$F$66:.$F$126];&quot;=&quot;&amp;[.K11];[Scheda.$H$66:.$H$126])" office:value-type="float" office:value="0">
            <text:p>0</text:p>
          </table:table-cell>
          <table:table-cell table:formula="of:=SUMIF([Scheda.$J$66:.$J$126];&quot;=&quot;&amp;[.K11];[Scheda.$L$66:.$L$126])" office:value-type="float" office:value="0">
            <text:p>0</text:p>
          </table:table-cell>
          <table:table-cell table:formula="of:=SUMIF([Scheda.$S$66:.$S$126];&quot;=&quot;&amp;[.K11];[Scheda.$U$66:.$U$126])" office:value-type="float" office:value="0">
            <text:p>0</text:p>
          </table:table-cell>
          <table:table-cell table:formula="of:=SUMIF([Scheda.$W$66:.$W$126];&quot;=&quot;&amp;[.K11];[Scheda.$Y$66:.$Y$126])" office:value-type="float" office:value="0">
            <text:p>0</text:p>
          </table:table-cell>
          <table:table-cell table:formula="of:=SUMIF([Scheda.$AJ$67:.$AJ$127];&quot;=&quot;&amp;[.K11];[Scheda.$AL$67:.$AL$127])" office:value-type="float" office:value="0">
            <text:p>0</text:p>
          </table:table-cell>
          <table:table-cell table:formula="of:=SUMIF([Scheda.$AL$7:.$AL$55];&quot;=&quot;&amp;[.K11];[Scheda.$AN$7:.$AN$55])" office:value-type="float" office:value="0">
            <text:p>0</text:p>
          </table:table-cell>
          <table:table-cell table:number-columns-repeated="7"/>
          <table:table-cell table:formula="of:=[.Z10]+1" office:value-type="float" office:value="2">
            <text:p>2</text:p>
          </table:table-cell>
          <table:table-cell table:formula="of:=IF([.AB11];[Scheda.V7];[Scheda.T7]*([Scheda.W7]+[Scheda.$F$9]))" office:value-type="float" office:value="0">
            <text:p>0</text:p>
          </table:table-cell>
          <table:table-cell table:formula="of:=IF([Scheda.U7]=8.1)" office:value-type="boolean" office:boolean-value="false">
            <text:p>FALSO</text:p>
          </table:table-cell>
          <table:table-cell table:formula="of:=IF([Scheda.U7]=10.1)" office:value-type="boolean" office:boolean-value="false">
            <text:p>FALSO</text:p>
          </table:table-cell>
          <table:table-cell table:number-columns-repeated="4"/>
          <table:table-cell table:formula="of:=[.AH10]+1" office:value-type="float" office:value="10">
            <text:p>10</text:p>
          </table:table-cell>
          <table:table-cell table:formula="of:=[.AL11]/2" office:value-type="float" office:value="16.5">
            <text:p>16,5</text:p>
          </table:table-cell>
          <table:table-cell table:formula="of:=[.AM11]/2" office:value-type="float" office:value="33">
            <text:p>33</text:p>
          </table:table-cell>
          <table:table-cell table:formula="of:=[.AN11]/2" office:value-type="float" office:value="50">
            <text:p>50</text:p>
          </table:table-cell>
          <table:table-cell table:formula="of:=ROUNDDOWN([.AN11]/3;0)" office:value-type="float" office:value="33">
            <text:p>33</text:p>
          </table:table-cell>
          <table:table-cell table:formula="of:=ROUNDDOWN([.AN11]*2/3;0)" office:value-type="float" office:value="66">
            <text:p>66</text:p>
          </table:table-cell>
          <table:table-cell table:style-name="ce550" office:value-type="float" office:value="100">
            <text:p>100</text:p>
          </table:table-cell>
          <table:table-cell table:number-columns-repeated="984"/>
        </table:table-row>
        <table:table-row table:style-name="ro1">
          <table:table-cell table:number-columns-repeated="8"/>
          <table:table-cell office:value-type="string">
            <text:p>Tiri Salvezza</text:p>
          </table:table-cell>
          <table:table-cell/>
          <table:table-cell table:formula="of:=[Scheda.T19]" office:value-type="string" office:string-value="ART1">
            <text:p>ART1</text:p>
          </table:table-cell>
          <table:table-cell table:formula="of:=SUM([.M12:.R12])" office:value-type="float" office:value="0">
            <text:p>0</text:p>
          </table:table-cell>
          <table:table-cell table:formula="of:=SUMIF([Scheda.$F$66:.$F$126];&quot;=&quot;&amp;[.K12];[Scheda.$H$66:.$H$126])" office:value-type="float" office:value="0">
            <text:p>0</text:p>
          </table:table-cell>
          <table:table-cell table:formula="of:=SUMIF([Scheda.$J$66:.$J$126];&quot;=&quot;&amp;[.K12];[Scheda.$L$66:.$L$126])" office:value-type="float" office:value="0">
            <text:p>0</text:p>
          </table:table-cell>
          <table:table-cell table:formula="of:=SUMIF([Scheda.$S$66:.$S$126];&quot;=&quot;&amp;[.K12];[Scheda.$U$66:.$U$126])" office:value-type="float" office:value="0">
            <text:p>0</text:p>
          </table:table-cell>
          <table:table-cell table:formula="of:=SUMIF([Scheda.$W$66:.$W$126];&quot;=&quot;&amp;[.K12];[Scheda.$Y$66:.$Y$126])" office:value-type="float" office:value="0">
            <text:p>0</text:p>
          </table:table-cell>
          <table:table-cell table:formula="of:=SUMIF([Scheda.$AJ$67:.$AJ$127];&quot;=&quot;&amp;[.K12];[Scheda.$AL$67:.$AL$127])" office:value-type="float" office:value="0">
            <text:p>0</text:p>
          </table:table-cell>
          <table:table-cell table:formula="of:=SUMIF([Scheda.$AL$7:.$AL$55];&quot;=&quot;&amp;[.K12];[Scheda.$AN$7:.$AN$55])" office:value-type="float" office:value="0">
            <text:p>0</text:p>
          </table:table-cell>
          <table:table-cell table:number-columns-repeated="7"/>
          <table:table-cell table:formula="of:=[.Z11]+1" office:value-type="float" office:value="3">
            <text:p>3</text:p>
          </table:table-cell>
          <table:table-cell table:formula="of:=IF([.AB12];[Scheda.V8];[Scheda.T8]*([Scheda.W8]+[Scheda.$F$9]))" office:value-type="float" office:value="0">
            <text:p>0</text:p>
          </table:table-cell>
          <table:table-cell table:formula="of:=IF([Scheda.U8]=8.1)" office:value-type="boolean" office:boolean-value="false">
            <text:p>FALSO</text:p>
          </table:table-cell>
          <table:table-cell table:formula="of:=IF([Scheda.U8]=10.1)" office:value-type="boolean" office:boolean-value="false">
            <text:p>FALSO</text:p>
          </table:table-cell>
          <table:table-cell table:number-columns-repeated="4"/>
          <table:table-cell table:formula="of:=[.AH11]+1" office:value-type="float" office:value="11">
            <text:p>11</text:p>
          </table:table-cell>
          <table:table-cell table:formula="of:=[.AL12]/2" office:value-type="float" office:value="19">
            <text:p>19</text:p>
          </table:table-cell>
          <table:table-cell table:formula="of:=[.AM12]/2" office:value-type="float" office:value="38">
            <text:p>38</text:p>
          </table:table-cell>
          <table:table-cell table:formula="of:=[.AN12]/2" office:value-type="float" office:value="57.5">
            <text:p>57,5</text:p>
          </table:table-cell>
          <table:table-cell table:formula="of:=ROUNDDOWN([.AN12]/3;0)" office:value-type="float" office:value="38">
            <text:p>38</text:p>
          </table:table-cell>
          <table:table-cell table:formula="of:=ROUNDDOWN([.AN12]*2/3;0)" office:value-type="float" office:value="76">
            <text:p>76</text:p>
          </table:table-cell>
          <table:table-cell table:style-name="ce550" office:value-type="float" office:value="115">
            <text:p>115</text:p>
          </table:table-cell>
          <table:table-cell table:number-columns-repeated="984"/>
        </table:table-row>
        <table:table-row table:style-name="ro1">
          <table:table-cell table:number-columns-repeated="8"/>
          <table:table-cell office:value-type="string">
            <text:p>&gt;0</text:p>
          </table:table-cell>
          <table:table-cell/>
          <table:table-cell table:formula="of:=[Scheda.T20]" office:value-type="string" office:string-value="ART2">
            <text:p>ART2</text:p>
          </table:table-cell>
          <table:table-cell table:formula="of:=SUM([.M13:.R13])" office:value-type="float" office:value="0">
            <text:p>0</text:p>
          </table:table-cell>
          <table:table-cell table:formula="of:=SUMIF([Scheda.$F$66:.$F$126];&quot;=&quot;&amp;[.K13];[Scheda.$H$66:.$H$126])" office:value-type="float" office:value="0">
            <text:p>0</text:p>
          </table:table-cell>
          <table:table-cell table:formula="of:=SUMIF([Scheda.$J$66:.$J$126];&quot;=&quot;&amp;[.K13];[Scheda.$L$66:.$L$126])" office:value-type="float" office:value="0">
            <text:p>0</text:p>
          </table:table-cell>
          <table:table-cell table:formula="of:=SUMIF([Scheda.$S$66:.$S$126];&quot;=&quot;&amp;[.K13];[Scheda.$U$66:.$U$126])" office:value-type="float" office:value="0">
            <text:p>0</text:p>
          </table:table-cell>
          <table:table-cell table:formula="of:=SUMIF([Scheda.$W$66:.$W$126];&quot;=&quot;&amp;[.K13];[Scheda.$Y$66:.$Y$126])" office:value-type="float" office:value="0">
            <text:p>0</text:p>
          </table:table-cell>
          <table:table-cell table:formula="of:=SUMIF([Scheda.$AJ$67:.$AJ$127];&quot;=&quot;&amp;[.K13];[Scheda.$AL$67:.$AL$127])" office:value-type="float" office:value="0">
            <text:p>0</text:p>
          </table:table-cell>
          <table:table-cell table:formula="of:=SUMIF([Scheda.$AL$7:.$AL$55];&quot;=&quot;&amp;[.K13];[Scheda.$AN$7:.$AN$55])" office:value-type="float" office:value="0">
            <text:p>0</text:p>
          </table:table-cell>
          <table:table-cell table:number-columns-repeated="7"/>
          <table:table-cell table:formula="of:=[.Z12]+1" office:value-type="float" office:value="4">
            <text:p>4</text:p>
          </table:table-cell>
          <table:table-cell table:formula="of:=IF([.AB13];[Scheda.V9];[Scheda.T9]*([Scheda.W9]+[Scheda.$F$9]))" office:value-type="float" office:value="0">
            <text:p>0</text:p>
          </table:table-cell>
          <table:table-cell table:formula="of:=IF([Scheda.U9]=8.1)" office:value-type="boolean" office:boolean-value="false">
            <text:p>FALSO</text:p>
          </table:table-cell>
          <table:table-cell table:formula="of:=IF([Scheda.U9]=10.1)" office:value-type="boolean" office:boolean-value="false">
            <text:p>FALSO</text:p>
          </table:table-cell>
          <table:table-cell table:number-columns-repeated="4"/>
          <table:table-cell table:formula="of:=[.AH12]+1" office:value-type="float" office:value="12">
            <text:p>12</text:p>
          </table:table-cell>
          <table:table-cell table:formula="of:=[.AL13]/2" office:value-type="float" office:value="21.5">
            <text:p>21,5</text:p>
          </table:table-cell>
          <table:table-cell table:formula="of:=[.AM13]/2" office:value-type="float" office:value="43">
            <text:p>43</text:p>
          </table:table-cell>
          <table:table-cell table:formula="of:=[.AN13]/2" office:value-type="float" office:value="65">
            <text:p>65</text:p>
          </table:table-cell>
          <table:table-cell table:formula="of:=ROUNDDOWN([.AN13]/3;0)" office:value-type="float" office:value="43">
            <text:p>43</text:p>
          </table:table-cell>
          <table:table-cell table:formula="of:=ROUNDDOWN([.AN13]*2/3;0)" office:value-type="float" office:value="86">
            <text:p>86</text:p>
          </table:table-cell>
          <table:table-cell table:style-name="ce550" office:value-type="float" office:value="130">
            <text:p>13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21]" office:value-type="string" office:string-value="ART3">
            <text:p>ART3</text:p>
          </table:table-cell>
          <table:table-cell table:formula="of:=SUM([.M14:.R14])" office:value-type="float" office:value="0">
            <text:p>0</text:p>
          </table:table-cell>
          <table:table-cell table:formula="of:=SUMIF([Scheda.$F$66:.$F$126];&quot;=&quot;&amp;[.K14];[Scheda.$H$66:.$H$126])" office:value-type="float" office:value="0">
            <text:p>0</text:p>
          </table:table-cell>
          <table:table-cell table:formula="of:=SUMIF([Scheda.$J$66:.$J$126];&quot;=&quot;&amp;[.K14];[Scheda.$L$66:.$L$126])" office:value-type="float" office:value="0">
            <text:p>0</text:p>
          </table:table-cell>
          <table:table-cell table:formula="of:=SUMIF([Scheda.$S$66:.$S$126];&quot;=&quot;&amp;[.K14];[Scheda.$U$66:.$U$126])" office:value-type="float" office:value="0">
            <text:p>0</text:p>
          </table:table-cell>
          <table:table-cell table:formula="of:=SUMIF([Scheda.$W$66:.$W$126];&quot;=&quot;&amp;[.K14];[Scheda.$Y$66:.$Y$126])" office:value-type="float" office:value="0">
            <text:p>0</text:p>
          </table:table-cell>
          <table:table-cell table:formula="of:=SUMIF([Scheda.$AJ$67:.$AJ$127];&quot;=&quot;&amp;[.K14];[Scheda.$AL$67:.$AL$127])" office:value-type="float" office:value="0">
            <text:p>0</text:p>
          </table:table-cell>
          <table:table-cell table:formula="of:=SUMIF([Scheda.$AL$7:.$AL$55];&quot;=&quot;&amp;[.K14];[Scheda.$AN$7:.$AN$55])" office:value-type="float" office:value="0">
            <text:p>0</text:p>
          </table:table-cell>
          <table:table-cell table:number-columns-repeated="7"/>
          <table:table-cell table:formula="of:=[.Z13]+1" office:value-type="float" office:value="5">
            <text:p>5</text:p>
          </table:table-cell>
          <table:table-cell table:formula="of:=IF([.AB14];[Scheda.V10];[Scheda.T10]*([Scheda.W10]+[Scheda.$F$9]))" office:value-type="float" office:value="0">
            <text:p>0</text:p>
          </table:table-cell>
          <table:table-cell table:formula="of:=IF([Scheda.U10]=8.1)" office:value-type="boolean" office:boolean-value="false">
            <text:p>FALSO</text:p>
          </table:table-cell>
          <table:table-cell table:formula="of:=IF([Scheda.U10]=10.1)" office:value-type="boolean" office:boolean-value="false">
            <text:p>FALSO</text:p>
          </table:table-cell>
          <table:table-cell table:number-columns-repeated="4"/>
          <table:table-cell table:formula="of:=[.AH13]+1" office:value-type="float" office:value="13">
            <text:p>13</text:p>
          </table:table-cell>
          <table:table-cell table:formula="of:=[.AL14]/2" office:value-type="float" office:value="25">
            <text:p>25</text:p>
          </table:table-cell>
          <table:table-cell table:formula="of:=[.AM14]/2" office:value-type="float" office:value="50">
            <text:p>50</text:p>
          </table:table-cell>
          <table:table-cell table:formula="of:=[.AN14]/2" office:value-type="float" office:value="75">
            <text:p>75</text:p>
          </table:table-cell>
          <table:table-cell table:formula="of:=ROUNDDOWN([.AN14]/3;0)" office:value-type="float" office:value="50">
            <text:p>50</text:p>
          </table:table-cell>
          <table:table-cell table:formula="of:=ROUNDDOWN([.AN14]*2/3;0)" office:value-type="float" office:value="100">
            <text:p>100</text:p>
          </table:table-cell>
          <table:table-cell table:style-name="ce550" office:value-type="float" office:value="150">
            <text:p>150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544" office:value-type="string">
            <text:p>TAGLIA</text:p>
          </table:table-cell>
          <table:table-cell table:style-name="ce544" table:formula="of:=0" office:value-type="float" office:value="0">
            <text:p>0</text:p>
          </table:table-cell>
          <table:table-cell table:style-name="ce544" table:formula="of:=1" office:value-type="float" office:value="1">
            <text:p>1</text:p>
          </table:table-cell>
          <table:table-cell table:formula="of:=[Scheda.T22]" office:value-type="string" office:string-value="AFG">
            <text:p>AFG</text:p>
          </table:table-cell>
          <table:table-cell table:formula="of:=SUM([.M15:.R15])" office:value-type="float" office:value="0">
            <text:p>0</text:p>
          </table:table-cell>
          <table:table-cell table:formula="of:=SUMIF([Scheda.$F$66:.$F$126];&quot;=&quot;&amp;[.K15];[Scheda.$H$66:.$H$126])" office:value-type="float" office:value="0">
            <text:p>0</text:p>
          </table:table-cell>
          <table:table-cell table:formula="of:=SUMIF([Scheda.$J$66:.$J$126];&quot;=&quot;&amp;[.K15];[Scheda.$L$66:.$L$126])" office:value-type="float" office:value="0">
            <text:p>0</text:p>
          </table:table-cell>
          <table:table-cell table:formula="of:=SUMIF([Scheda.$S$66:.$S$126];&quot;=&quot;&amp;[.K15];[Scheda.$U$66:.$U$126])" office:value-type="float" office:value="0">
            <text:p>0</text:p>
          </table:table-cell>
          <table:table-cell table:formula="of:=SUMIF([Scheda.$W$66:.$W$126];&quot;=&quot;&amp;[.K15];[Scheda.$Y$66:.$Y$126])" office:value-type="float" office:value="0">
            <text:p>0</text:p>
          </table:table-cell>
          <table:table-cell table:formula="of:=SUMIF([Scheda.$AJ$67:.$AJ$127];&quot;=&quot;&amp;[.K15];[Scheda.$AL$67:.$AL$127])" office:value-type="float" office:value="0">
            <text:p>0</text:p>
          </table:table-cell>
          <table:table-cell table:formula="of:=SUMIF([Scheda.$AL$7:.$AL$55];&quot;=&quot;&amp;[.K15];[Scheda.$AN$7:.$AN$55])" office:value-type="float" office:value="0">
            <text:p>0</text:p>
          </table:table-cell>
          <table:table-cell table:number-columns-repeated="7"/>
          <table:table-cell table:formula="of:=[.Z14]+1" office:value-type="float" office:value="6">
            <text:p>6</text:p>
          </table:table-cell>
          <table:table-cell table:formula="of:=IF([.AB15];[Scheda.V11];[Scheda.T11]*([Scheda.W11]+[Scheda.$F$9]))" office:value-type="float" office:value="0">
            <text:p>0</text:p>
          </table:table-cell>
          <table:table-cell table:formula="of:=IF([Scheda.U11]=8.1)" office:value-type="boolean" office:boolean-value="false">
            <text:p>FALSO</text:p>
          </table:table-cell>
          <table:table-cell table:formula="of:=IF([Scheda.U11]=10.1)" office:value-type="boolean" office:boolean-value="false">
            <text:p>FALSO</text:p>
          </table:table-cell>
          <table:table-cell table:number-columns-repeated="4"/>
          <table:table-cell table:formula="of:=[.AH14]+1" office:value-type="float" office:value="14">
            <text:p>14</text:p>
          </table:table-cell>
          <table:table-cell table:formula="of:=[.AL15]/2" office:value-type="float" office:value="29">
            <text:p>29</text:p>
          </table:table-cell>
          <table:table-cell table:formula="of:=[.AM15]/2" office:value-type="float" office:value="58">
            <text:p>58</text:p>
          </table:table-cell>
          <table:table-cell table:formula="of:=[.AN15]/2" office:value-type="float" office:value="87.5">
            <text:p>87,5</text:p>
          </table:table-cell>
          <table:table-cell table:formula="of:=ROUNDDOWN([.AN15]/3;0)" office:value-type="float" office:value="58">
            <text:p>58</text:p>
          </table:table-cell>
          <table:table-cell table:formula="of:=ROUNDDOWN([.AN15]*2/3;0)" office:value-type="float" office:value="116">
            <text:p>116</text:p>
          </table:table-cell>
          <table:table-cell table:style-name="ce550" office:value-type="float" office:value="175">
            <text:p>175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XXXP</text:p>
          </table:table-cell>
          <table:table-cell table:formula="of:=1/8" office:value-type="float" office:value="0.125">
            <text:p>0,13</text:p>
          </table:table-cell>
          <table:table-cell table:formula="of:=1/4" office:value-type="float" office:value="0.25">
            <text:p>0,25</text:p>
          </table:table-cell>
          <table:table-cell table:formula="of:=[Scheda.T23]" office:value-type="string" office:string-value="CAM">
            <text:p>CAM</text:p>
          </table:table-cell>
          <table:table-cell table:formula="of:=SUM([.M16:.R16])" office:value-type="float" office:value="0">
            <text:p>0</text:p>
          </table:table-cell>
          <table:table-cell table:formula="of:=SUMIF([Scheda.$F$66:.$F$126];&quot;=&quot;&amp;[.K16];[Scheda.$H$66:.$H$126])" office:value-type="float" office:value="0">
            <text:p>0</text:p>
          </table:table-cell>
          <table:table-cell table:formula="of:=SUMIF([Scheda.$J$66:.$J$126];&quot;=&quot;&amp;[.K16];[Scheda.$L$66:.$L$126])" office:value-type="float" office:value="0">
            <text:p>0</text:p>
          </table:table-cell>
          <table:table-cell table:formula="of:=SUMIF([Scheda.$S$66:.$S$126];&quot;=&quot;&amp;[.K16];[Scheda.$U$66:.$U$126])" office:value-type="float" office:value="0">
            <text:p>0</text:p>
          </table:table-cell>
          <table:table-cell table:formula="of:=SUMIF([Scheda.$W$66:.$W$126];&quot;=&quot;&amp;[.K16];[Scheda.$Y$66:.$Y$126])" office:value-type="float" office:value="0">
            <text:p>0</text:p>
          </table:table-cell>
          <table:table-cell table:formula="of:=SUMIF([Scheda.$AJ$67:.$AJ$127];&quot;=&quot;&amp;[.K16];[Scheda.$AL$67:.$AL$127])" office:value-type="float" office:value="0">
            <text:p>0</text:p>
          </table:table-cell>
          <table:table-cell table:formula="of:=SUMIF([Scheda.$AL$7:.$AL$55];&quot;=&quot;&amp;[.K16];[Scheda.$AN$7:.$AN$55])" office:value-type="float" office:value="0">
            <text:p>0</text:p>
          </table:table-cell>
          <table:table-cell table:number-columns-repeated="15"/>
          <table:table-cell table:formula="of:=[.AH15]+1" office:value-type="float" office:value="15">
            <text:p>15</text:p>
          </table:table-cell>
          <table:table-cell table:formula="of:=[.AL16]/2" office:value-type="float" office:value="33">
            <text:p>33</text:p>
          </table:table-cell>
          <table:table-cell table:formula="of:=[.AM16]/2" office:value-type="float" office:value="66.5">
            <text:p>66,5</text:p>
          </table:table-cell>
          <table:table-cell table:formula="of:=[.AN16]/2" office:value-type="float" office:value="100">
            <text:p>100</text:p>
          </table:table-cell>
          <table:table-cell table:formula="of:=ROUNDDOWN([.AN16]/3;0)" office:value-type="float" office:value="66">
            <text:p>66</text:p>
          </table:table-cell>
          <table:table-cell table:formula="of:=ROUNDDOWN([.AN16]*2/3;0)" office:value-type="float" office:value="133">
            <text:p>133</text:p>
          </table:table-cell>
          <table:table-cell table:formula="of:=[.AN11]*2" office:value-type="float" office:value="200">
            <text:p>20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XXP</text:p>
          </table:table-cell>
          <table:table-cell table:formula="of:=1/4" office:value-type="float" office:value="0.25">
            <text:p>0,25</text:p>
          </table:table-cell>
          <table:table-cell table:formula="of:=1/2" office:value-type="float" office:value="0.5">
            <text:p>0,5</text:p>
          </table:table-cell>
          <table:table-cell table:formula="of:=[Scheda.T24]" office:value-type="string" office:string-value="CAV">
            <text:p>CAV</text:p>
          </table:table-cell>
          <table:table-cell table:formula="of:=SUM([.M17:.R17])" office:value-type="float" office:value="0">
            <text:p>0</text:p>
          </table:table-cell>
          <table:table-cell table:formula="of:=SUMIF([Scheda.$F$66:.$F$126];&quot;=&quot;&amp;[.K17];[Scheda.$H$66:.$H$126])" office:value-type="float" office:value="0">
            <text:p>0</text:p>
          </table:table-cell>
          <table:table-cell table:formula="of:=SUMIF([Scheda.$J$66:.$J$126];&quot;=&quot;&amp;[.K17];[Scheda.$L$66:.$L$126])" office:value-type="float" office:value="0">
            <text:p>0</text:p>
          </table:table-cell>
          <table:table-cell table:formula="of:=SUMIF([Scheda.$S$66:.$S$126];&quot;=&quot;&amp;[.K17];[Scheda.$U$66:.$U$126])" office:value-type="float" office:value="0">
            <text:p>0</text:p>
          </table:table-cell>
          <table:table-cell table:formula="of:=SUMIF([Scheda.$W$66:.$W$126];&quot;=&quot;&amp;[.K17];[Scheda.$Y$66:.$Y$126])" office:value-type="float" office:value="0">
            <text:p>0</text:p>
          </table:table-cell>
          <table:table-cell table:formula="of:=SUMIF([Scheda.$AJ$67:.$AJ$127];&quot;=&quot;&amp;[.K17];[Scheda.$AL$67:.$AL$127])" office:value-type="float" office:value="0">
            <text:p>0</text:p>
          </table:table-cell>
          <table:table-cell table:formula="of:=SUMIF([Scheda.$AL$7:.$AL$55];&quot;=&quot;&amp;[.K17];[Scheda.$AN$7:.$AN$55])" office:value-type="float" office:value="0">
            <text:p>0</text:p>
          </table:table-cell>
          <table:table-cell table:number-columns-repeated="7"/>
          <table:table-cell office:value-type="string">
            <text:p>Tiri Salvezza</text:p>
          </table:table-cell>
          <table:table-cell office:value-type="string">
            <text:p>TMP</text:p>
          </table:table-cell>
          <table:table-cell office:value-type="string">
            <text:p>RIFL</text:p>
          </table:table-cell>
          <table:table-cell office:value-type="string">
            <text:p>VOL</text:p>
          </table:table-cell>
          <table:table-cell office:value-type="string">
            <text:p>TMP++</text:p>
          </table:table-cell>
          <table:table-cell office:value-type="string">
            <text:p>RIFL++</text:p>
          </table:table-cell>
          <table:table-cell office:value-type="string">
            <text:p>VOL++</text:p>
          </table:table-cell>
          <table:table-cell/>
          <table:table-cell table:formula="of:=[.AH16]+1" office:value-type="float" office:value="16">
            <text:p>16</text:p>
          </table:table-cell>
          <table:table-cell table:formula="of:=[.AL17]/2" office:value-type="float" office:value="38">
            <text:p>38</text:p>
          </table:table-cell>
          <table:table-cell table:formula="of:=[.AM17]/2" office:value-type="float" office:value="76.5">
            <text:p>76,5</text:p>
          </table:table-cell>
          <table:table-cell table:formula="of:=[.AN17]/2" office:value-type="float" office:value="115">
            <text:p>115</text:p>
          </table:table-cell>
          <table:table-cell table:formula="of:=ROUNDDOWN([.AN17]/3;0)" office:value-type="float" office:value="76">
            <text:p>76</text:p>
          </table:table-cell>
          <table:table-cell table:formula="of:=ROUNDDOWN([.AN17]*2/3;0)" office:value-type="float" office:value="153">
            <text:p>153</text:p>
          </table:table-cell>
          <table:table-cell table:formula="of:=[.AN12]*2" office:value-type="float" office:value="230">
            <text:p>23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XP</text:p>
          </table:table-cell>
          <table:table-cell table:formula="of:=1/2" office:value-type="float" office:value="0.5">
            <text:p>0,5</text:p>
          </table:table-cell>
          <table:table-cell table:formula="of:=3/4" office:value-type="float" office:value="0.75">
            <text:p>0,75</text:p>
          </table:table-cell>
          <table:table-cell table:formula="of:=[Scheda.T25]" office:value-type="string" office:string-value="CARC">
            <text:p>CARC</text:p>
          </table:table-cell>
          <table:table-cell table:formula="of:=SUM([.M18:.R18])" office:value-type="float" office:value="0">
            <text:p>0</text:p>
          </table:table-cell>
          <table:table-cell table:formula="of:=SUMIF([Scheda.$F$66:.$F$126];&quot;=&quot;&amp;[.K18];[Scheda.$H$66:.$H$126])" office:value-type="float" office:value="0">
            <text:p>0</text:p>
          </table:table-cell>
          <table:table-cell table:formula="of:=SUMIF([Scheda.$J$66:.$J$126];&quot;=&quot;&amp;[.K18];[Scheda.$L$66:.$L$126])" office:value-type="float" office:value="0">
            <text:p>0</text:p>
          </table:table-cell>
          <table:table-cell table:formula="of:=SUMIF([Scheda.$S$66:.$S$126];&quot;=&quot;&amp;[.K18];[Scheda.$U$66:.$U$126])" office:value-type="float" office:value="0">
            <text:p>0</text:p>
          </table:table-cell>
          <table:table-cell table:formula="of:=SUMIF([Scheda.$W$66:.$W$126];&quot;=&quot;&amp;[.K18];[Scheda.$Y$66:.$Y$126])" office:value-type="float" office:value="0">
            <text:p>0</text:p>
          </table:table-cell>
          <table:table-cell table:formula="of:=SUMIF([Scheda.$AJ$67:.$AJ$127];&quot;=&quot;&amp;[.K18];[Scheda.$AL$67:.$AL$127])" office:value-type="float" office:value="0">
            <text:p>0</text:p>
          </table:table-cell>
          <table:table-cell table:formula="of:=SUMIF([Scheda.$AL$7:.$AL$55];&quot;=&quot;&amp;[.K18];[Scheda.$AN$7:.$AN$55])" office:value-type="float" office:value="0">
            <text:p>0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f:=[Scheda.$V6]/IF(AND([Scheda.$V6]&gt;0;NOT([Scheda.X6]=&quot;&quot;));2;3)" office:value-type="float" office:value="0.333333333333333">
            <text:p>0,33</text:p>
          </table:table-cell>
          <table:table-cell table:formula="of:=[Scheda.$V6]/IF(AND([Scheda.$V6]&gt;0;NOT([Scheda.Y6]=&quot;&quot;));2;3)" office:value-type="float" office:value="0.333333333333333">
            <text:p>0,33</text:p>
          </table:table-cell>
          <table:table-cell table:formula="of:=[Scheda.$V6]/IF(AND([Scheda.$V6]&gt;0;NOT([Scheda.Z6]=&quot;&quot;));2;3)" office:value-type="float" office:value="0.333333333333333">
            <text:p>0,33</text:p>
          </table:table-cell>
          <table:table-cell table:formula="of:=IF(IF(AND([Scheda.$V6]&gt;0;NOT([Scheda.X6]=&quot;&quot;))))" office:value-type="boolean" office:boolean-value="false">
            <text:p>FALSO</text:p>
          </table:table-cell>
          <table:table-cell table:formula="of:=IF(IF(AND([Scheda.$V6]&gt;0;NOT([Scheda.Y6]=&quot;&quot;))))" office:value-type="boolean" office:boolean-value="false">
            <text:p>FALSO</text:p>
          </table:table-cell>
          <table:table-cell table:formula="of:=IF(IF(AND([Scheda.$V6]&gt;0;NOT([Scheda.Z6]=&quot;&quot;))))" office:value-type="boolean" office:boolean-value="false">
            <text:p>FALSO</text:p>
          </table:table-cell>
          <table:table-cell/>
          <table:table-cell table:formula="of:=[.AH17]+1" office:value-type="float" office:value="17">
            <text:p>17</text:p>
          </table:table-cell>
          <table:table-cell table:formula="of:=[.AL18]/2" office:value-type="float" office:value="43">
            <text:p>43</text:p>
          </table:table-cell>
          <table:table-cell table:formula="of:=[.AM18]/2" office:value-type="float" office:value="86.5">
            <text:p>86,5</text:p>
          </table:table-cell>
          <table:table-cell table:formula="of:=[.AN18]/2" office:value-type="float" office:value="130">
            <text:p>130</text:p>
          </table:table-cell>
          <table:table-cell table:formula="of:=ROUNDDOWN([.AN18]/3;0)" office:value-type="float" office:value="86">
            <text:p>86</text:p>
          </table:table-cell>
          <table:table-cell table:formula="of:=ROUNDDOWN([.AN18]*2/3;0)" office:value-type="float" office:value="173">
            <text:p>173</text:p>
          </table:table-cell>
          <table:table-cell table:formula="of:=[.AN13]*2" office:value-type="float" office:value="260">
            <text:p>26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P</text:p>
          </table:table-cell>
          <table:table-cell table:formula="of:=3/4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formula="of:=[Scheda.T26]" office:value-type="string" office:string-value="CDUN">
            <text:p>CDUN</text:p>
          </table:table-cell>
          <table:table-cell table:formula="of:=SUM([.M19:.R19])" office:value-type="float" office:value="0">
            <text:p>0</text:p>
          </table:table-cell>
          <table:table-cell table:formula="of:=SUMIF([Scheda.$F$66:.$F$126];&quot;=&quot;&amp;[.K19];[Scheda.$H$66:.$H$126])" office:value-type="float" office:value="0">
            <text:p>0</text:p>
          </table:table-cell>
          <table:table-cell table:formula="of:=SUMIF([Scheda.$J$66:.$J$126];&quot;=&quot;&amp;[.K19];[Scheda.$L$66:.$L$126])" office:value-type="float" office:value="0">
            <text:p>0</text:p>
          </table:table-cell>
          <table:table-cell table:formula="of:=SUMIF([Scheda.$S$66:.$S$126];&quot;=&quot;&amp;[.K19];[Scheda.$U$66:.$U$126])" office:value-type="float" office:value="0">
            <text:p>0</text:p>
          </table:table-cell>
          <table:table-cell table:formula="of:=SUMIF([Scheda.$W$66:.$W$126];&quot;=&quot;&amp;[.K19];[Scheda.$Y$66:.$Y$126])" office:value-type="float" office:value="0">
            <text:p>0</text:p>
          </table:table-cell>
          <table:table-cell table:formula="of:=SUMIF([Scheda.$AJ$67:.$AJ$127];&quot;=&quot;&amp;[.K19];[Scheda.$AL$67:.$AL$127])" office:value-type="float" office:value="0">
            <text:p>0</text:p>
          </table:table-cell>
          <table:table-cell table:formula="of:=SUMIF([Scheda.$AL$7:.$AL$55];&quot;=&quot;&amp;[.K19];[Scheda.$AN$7:.$AN$55])" office:value-type="float" office:value="0">
            <text:p>0</text:p>
          </table:table-cell>
          <table:table-cell table:number-columns-repeated="7"/>
          <table:table-cell table:formula="of:=[.Z18]+1" office:value-type="float" office:value="2">
            <text:p>2</text:p>
          </table:table-cell>
          <table:table-cell table:formula="of:=[Scheda.$V7]/IF(AND([Scheda.$V7]&gt;0;NOT([Scheda.X7]=&quot;&quot;));2;3)" office:value-type="float" office:value="0">
            <text:p>0</text:p>
          </table:table-cell>
          <table:table-cell table:formula="of:=[Scheda.$V7]/IF(AND([Scheda.$V7]&gt;0;NOT([Scheda.Y7]=&quot;&quot;));2;3)" office:value-type="float" office:value="0">
            <text:p>0</text:p>
          </table:table-cell>
          <table:table-cell table:formula="of:=[Scheda.$V7]/IF(AND([Scheda.$V7]&gt;0;NOT([Scheda.Z7]=&quot;&quot;));2;3)" office:value-type="float" office:value="0">
            <text:p>0</text:p>
          </table:table-cell>
          <table:table-cell table:formula="of:=IF(IF(AND([Scheda.$V7]&gt;0;NOT([Scheda.X7]=&quot;&quot;))))" office:value-type="boolean" office:boolean-value="false">
            <text:p>FALSO</text:p>
          </table:table-cell>
          <table:table-cell table:formula="of:=IF(IF(AND([Scheda.$V7]&gt;0;NOT([Scheda.Y7]=&quot;&quot;))))" office:value-type="boolean" office:boolean-value="false">
            <text:p>FALSO</text:p>
          </table:table-cell>
          <table:table-cell table:formula="of:=IF(IF(AND([Scheda.$V7]&gt;0;NOT([Scheda.Z7]=&quot;&quot;))))" office:value-type="boolean" office:boolean-value="false">
            <text:p>FALSO</text:p>
          </table:table-cell>
          <table:table-cell/>
          <table:table-cell table:formula="of:=[.AH18]+1" office:value-type="float" office:value="18">
            <text:p>18</text:p>
          </table:table-cell>
          <table:table-cell table:formula="of:=[.AL19]/2" office:value-type="float" office:value="50">
            <text:p>50</text:p>
          </table:table-cell>
          <table:table-cell table:formula="of:=[.AM19]/2" office:value-type="float" office:value="100">
            <text:p>100</text:p>
          </table:table-cell>
          <table:table-cell table:formula="of:=[.AN19]/2" office:value-type="float" office:value="150">
            <text:p>150</text:p>
          </table:table-cell>
          <table:table-cell table:formula="of:=ROUNDDOWN([.AN19]/3;0)" office:value-type="float" office:value="100">
            <text:p>100</text:p>
          </table:table-cell>
          <table:table-cell table:formula="of:=ROUNDDOWN([.AN19]*2/3;0)" office:value-type="float" office:value="200">
            <text:p>200</text:p>
          </table:table-cell>
          <table:table-cell table:formula="of:=[.AN14]*2" office:value-type="float" office:value="300">
            <text:p>30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[.I20]*3/2" office:value-type="float" office:value="1.5">
            <text:p>1,5</text:p>
          </table:table-cell>
          <table:table-cell table:formula="of:=[Scheda.T27]" office:value-type="string" office:string-value="CGEO">
            <text:p>CGEO</text:p>
          </table:table-cell>
          <table:table-cell table:formula="of:=SUM([.M20:.R20])" office:value-type="float" office:value="0">
            <text:p>0</text:p>
          </table:table-cell>
          <table:table-cell table:formula="of:=SUMIF([Scheda.$F$66:.$F$126];&quot;=&quot;&amp;[.K20];[Scheda.$H$66:.$H$126])" office:value-type="float" office:value="0">
            <text:p>0</text:p>
          </table:table-cell>
          <table:table-cell table:formula="of:=SUMIF([Scheda.$J$66:.$J$126];&quot;=&quot;&amp;[.K20];[Scheda.$L$66:.$L$126])" office:value-type="float" office:value="0">
            <text:p>0</text:p>
          </table:table-cell>
          <table:table-cell table:formula="of:=SUMIF([Scheda.$S$66:.$S$126];&quot;=&quot;&amp;[.K20];[Scheda.$U$66:.$U$126])" office:value-type="float" office:value="0">
            <text:p>0</text:p>
          </table:table-cell>
          <table:table-cell table:formula="of:=SUMIF([Scheda.$W$66:.$W$126];&quot;=&quot;&amp;[.K20];[Scheda.$Y$66:.$Y$126])" office:value-type="float" office:value="0">
            <text:p>0</text:p>
          </table:table-cell>
          <table:table-cell table:formula="of:=SUMIF([Scheda.$AJ$67:.$AJ$127];&quot;=&quot;&amp;[.K20];[Scheda.$AL$67:.$AL$127])" office:value-type="float" office:value="0">
            <text:p>0</text:p>
          </table:table-cell>
          <table:table-cell table:formula="of:=SUMIF([Scheda.$AL$7:.$AL$55];&quot;=&quot;&amp;[.K20];[Scheda.$AN$7:.$AN$55])" office:value-type="float" office:value="0">
            <text:p>0</text:p>
          </table:table-cell>
          <table:table-cell table:number-columns-repeated="7"/>
          <table:table-cell table:formula="of:=[.Z19]+1" office:value-type="float" office:value="3">
            <text:p>3</text:p>
          </table:table-cell>
          <table:table-cell table:formula="of:=[Scheda.$V8]/IF(AND([Scheda.$V8]&gt;0;NOT([Scheda.X8]=&quot;&quot;));2;3)" office:value-type="float" office:value="0">
            <text:p>0</text:p>
          </table:table-cell>
          <table:table-cell table:formula="of:=[Scheda.$V8]/IF(AND([Scheda.$V8]&gt;0;NOT([Scheda.Y8]=&quot;&quot;));2;3)" office:value-type="float" office:value="0">
            <text:p>0</text:p>
          </table:table-cell>
          <table:table-cell table:formula="of:=[Scheda.$V8]/IF(AND([Scheda.$V8]&gt;0;NOT([Scheda.Z8]=&quot;&quot;));2;3)" office:value-type="float" office:value="0">
            <text:p>0</text:p>
          </table:table-cell>
          <table:table-cell table:formula="of:=IF(IF(AND([Scheda.$V8]&gt;0;NOT([Scheda.X8]=&quot;&quot;))))" office:value-type="boolean" office:boolean-value="false">
            <text:p>FALSO</text:p>
          </table:table-cell>
          <table:table-cell table:formula="of:=IF(IF(AND([Scheda.$V8]&gt;0;NOT([Scheda.Y8]=&quot;&quot;))))" office:value-type="boolean" office:boolean-value="false">
            <text:p>FALSO</text:p>
          </table:table-cell>
          <table:table-cell table:formula="of:=IF(IF(AND([Scheda.$V8]&gt;0;NOT([Scheda.Z8]=&quot;&quot;))))" office:value-type="boolean" office:boolean-value="false">
            <text:p>FALSO</text:p>
          </table:table-cell>
          <table:table-cell/>
          <table:table-cell table:formula="of:=[.AH19]+1" office:value-type="float" office:value="19">
            <text:p>19</text:p>
          </table:table-cell>
          <table:table-cell table:formula="of:=[.AL20]/2" office:value-type="float" office:value="58">
            <text:p>58</text:p>
          </table:table-cell>
          <table:table-cell table:formula="of:=[.AM20]/2" office:value-type="float" office:value="116.5">
            <text:p>116,5</text:p>
          </table:table-cell>
          <table:table-cell table:formula="of:=[.AN20]/2" office:value-type="float" office:value="175">
            <text:p>175</text:p>
          </table:table-cell>
          <table:table-cell table:formula="of:=ROUNDDOWN([.AN20]/3;0)" office:value-type="float" office:value="116">
            <text:p>116</text:p>
          </table:table-cell>
          <table:table-cell table:formula="of:=ROUNDDOWN([.AN20]*2/3;0)" office:value-type="float" office:value="233">
            <text:p>233</text:p>
          </table:table-cell>
          <table:table-cell table:formula="of:=[.AN15]*2" office:value-type="float" office:value="350">
            <text:p>35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[.I21]*3/2" office:value-type="float" office:value="3">
            <text:p>3</text:p>
          </table:table-cell>
          <table:table-cell table:formula="of:=[Scheda.T28]" office:value-type="string" office:string-value="CING">
            <text:p>CING</text:p>
          </table:table-cell>
          <table:table-cell table:formula="of:=SUM([.M21:.R21])" office:value-type="float" office:value="0">
            <text:p>0</text:p>
          </table:table-cell>
          <table:table-cell table:formula="of:=SUMIF([Scheda.$F$66:.$F$126];&quot;=&quot;&amp;[.K21];[Scheda.$H$66:.$H$126])" office:value-type="float" office:value="0">
            <text:p>0</text:p>
          </table:table-cell>
          <table:table-cell table:formula="of:=SUMIF([Scheda.$J$66:.$J$126];&quot;=&quot;&amp;[.K21];[Scheda.$L$66:.$L$126])" office:value-type="float" office:value="0">
            <text:p>0</text:p>
          </table:table-cell>
          <table:table-cell table:formula="of:=SUMIF([Scheda.$S$66:.$S$126];&quot;=&quot;&amp;[.K21];[Scheda.$U$66:.$U$126])" office:value-type="float" office:value="0">
            <text:p>0</text:p>
          </table:table-cell>
          <table:table-cell table:formula="of:=SUMIF([Scheda.$W$66:.$W$126];&quot;=&quot;&amp;[.K21];[Scheda.$Y$66:.$Y$126])" office:value-type="float" office:value="0">
            <text:p>0</text:p>
          </table:table-cell>
          <table:table-cell table:formula="of:=SUMIF([Scheda.$AJ$67:.$AJ$127];&quot;=&quot;&amp;[.K21];[Scheda.$AL$67:.$AL$127])" office:value-type="float" office:value="0">
            <text:p>0</text:p>
          </table:table-cell>
          <table:table-cell table:formula="of:=SUMIF([Scheda.$AL$7:.$AL$55];&quot;=&quot;&amp;[.K21];[Scheda.$AN$7:.$AN$55])" office:value-type="float" office:value="0">
            <text:p>0</text:p>
          </table:table-cell>
          <table:table-cell table:number-columns-repeated="7"/>
          <table:table-cell table:formula="of:=[.Z20]+1" office:value-type="float" office:value="4">
            <text:p>4</text:p>
          </table:table-cell>
          <table:table-cell table:formula="of:=[Scheda.$V9]/IF(AND([Scheda.$V9]&gt;0;NOT([Scheda.X9]=&quot;&quot;));2;3)" office:value-type="float" office:value="0">
            <text:p>0</text:p>
          </table:table-cell>
          <table:table-cell table:formula="of:=[Scheda.$V9]/IF(AND([Scheda.$V9]&gt;0;NOT([Scheda.Y9]=&quot;&quot;));2;3)" office:value-type="float" office:value="0">
            <text:p>0</text:p>
          </table:table-cell>
          <table:table-cell table:formula="of:=[Scheda.$V9]/IF(AND([Scheda.$V9]&gt;0;NOT([Scheda.Z9]=&quot;&quot;));2;3)" office:value-type="float" office:value="0">
            <text:p>0</text:p>
          </table:table-cell>
          <table:table-cell table:formula="of:=IF(IF(AND([Scheda.$V9]&gt;0;NOT([Scheda.X9]=&quot;&quot;))))" office:value-type="boolean" office:boolean-value="false">
            <text:p>FALSO</text:p>
          </table:table-cell>
          <table:table-cell table:formula="of:=IF(IF(AND([Scheda.$V9]&gt;0;NOT([Scheda.Y9]=&quot;&quot;))))" office:value-type="boolean" office:boolean-value="false">
            <text:p>FALSO</text:p>
          </table:table-cell>
          <table:table-cell table:formula="of:=IF(IF(AND([Scheda.$V9]&gt;0;NOT([Scheda.Z9]=&quot;&quot;))))" office:value-type="boolean" office:boolean-value="false">
            <text:p>FALSO</text:p>
          </table:table-cell>
          <table:table-cell/>
          <table:table-cell table:formula="of:=[.AH20]+1" office:value-type="float" office:value="20">
            <text:p>20</text:p>
          </table:table-cell>
          <table:table-cell table:formula="of:=[.AL21]/2" office:value-type="float" office:value="66.5">
            <text:p>66,5</text:p>
          </table:table-cell>
          <table:table-cell table:formula="of:=[.AM21]/2" office:value-type="float" office:value="133">
            <text:p>133</text:p>
          </table:table-cell>
          <table:table-cell table:formula="of:=[.AN21]/2" office:value-type="float" office:value="200">
            <text:p>200</text:p>
          </table:table-cell>
          <table:table-cell table:formula="of:=ROUNDDOWN([.AN21]/3;0)" office:value-type="float" office:value="133">
            <text:p>133</text:p>
          </table:table-cell>
          <table:table-cell table:formula="of:=ROUNDDOWN([.AN21]*2/3;0)" office:value-type="float" office:value="266">
            <text:p>266</text:p>
          </table:table-cell>
          <table:table-cell table:formula="of:=[.AN16]*2" office:value-type="float" office:value="400">
            <text:p>40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[.I22]*3/2" office:value-type="float" office:value="6">
            <text:p>6</text:p>
          </table:table-cell>
          <table:table-cell table:formula="of:=[Scheda.T29]" office:value-type="string" office:string-value="CLOC">
            <text:p>CLOC</text:p>
          </table:table-cell>
          <table:table-cell table:formula="of:=SUM([.M22:.R22])" office:value-type="float" office:value="0">
            <text:p>0</text:p>
          </table:table-cell>
          <table:table-cell table:formula="of:=SUMIF([Scheda.$F$66:.$F$126];&quot;=&quot;&amp;[.K22];[Scheda.$H$66:.$H$126])" office:value-type="float" office:value="0">
            <text:p>0</text:p>
          </table:table-cell>
          <table:table-cell table:formula="of:=SUMIF([Scheda.$J$66:.$J$126];&quot;=&quot;&amp;[.K22];[Scheda.$L$66:.$L$126])" office:value-type="float" office:value="0">
            <text:p>0</text:p>
          </table:table-cell>
          <table:table-cell table:formula="of:=SUMIF([Scheda.$S$66:.$S$126];&quot;=&quot;&amp;[.K22];[Scheda.$U$66:.$U$126])" office:value-type="float" office:value="0">
            <text:p>0</text:p>
          </table:table-cell>
          <table:table-cell table:formula="of:=SUMIF([Scheda.$W$66:.$W$126];&quot;=&quot;&amp;[.K22];[Scheda.$Y$66:.$Y$126])" office:value-type="float" office:value="0">
            <text:p>0</text:p>
          </table:table-cell>
          <table:table-cell table:formula="of:=SUMIF([Scheda.$AJ$67:.$AJ$127];&quot;=&quot;&amp;[.K22];[Scheda.$AL$67:.$AL$127])" office:value-type="float" office:value="0">
            <text:p>0</text:p>
          </table:table-cell>
          <table:table-cell table:formula="of:=SUMIF([Scheda.$AL$7:.$AL$55];&quot;=&quot;&amp;[.K22];[Scheda.$AN$7:.$AN$55])" office:value-type="float" office:value="0">
            <text:p>0</text:p>
          </table:table-cell>
          <table:table-cell table:number-columns-repeated="7"/>
          <table:table-cell table:formula="of:=[.Z21]+1" office:value-type="float" office:value="5">
            <text:p>5</text:p>
          </table:table-cell>
          <table:table-cell table:formula="of:=[Scheda.$V10]/IF(AND([Scheda.$V10]&gt;0;NOT([Scheda.X10]=&quot;&quot;));2;3)" office:value-type="float" office:value="0">
            <text:p>0</text:p>
          </table:table-cell>
          <table:table-cell table:formula="of:=[Scheda.$V10]/IF(AND([Scheda.$V10]&gt;0;NOT([Scheda.Y10]=&quot;&quot;));2;3)" office:value-type="float" office:value="0">
            <text:p>0</text:p>
          </table:table-cell>
          <table:table-cell table:formula="of:=[Scheda.$V10]/IF(AND([Scheda.$V10]&gt;0;NOT([Scheda.Z10]=&quot;&quot;));2;3)" office:value-type="float" office:value="0">
            <text:p>0</text:p>
          </table:table-cell>
          <table:table-cell table:formula="of:=IF(IF(AND([Scheda.$V10]&gt;0;NOT([Scheda.X10]=&quot;&quot;))))" office:value-type="boolean" office:boolean-value="false">
            <text:p>FALSO</text:p>
          </table:table-cell>
          <table:table-cell table:formula="of:=IF(IF(AND([Scheda.$V10]&gt;0;NOT([Scheda.Y10]=&quot;&quot;))))" office:value-type="boolean" office:boolean-value="false">
            <text:p>FALSO</text:p>
          </table:table-cell>
          <table:table-cell table:formula="of:=IF(IF(AND([Scheda.$V10]&gt;0;NOT([Scheda.Z10]=&quot;&quot;))))" office:value-type="boolean" office:boolean-value="false">
            <text:p>FALSO</text:p>
          </table:table-cell>
          <table:table-cell/>
          <table:table-cell table:formula="of:=[.AH21]+1" office:value-type="float" office:value="21">
            <text:p>21</text:p>
          </table:table-cell>
          <table:table-cell table:formula="of:=[.AL22]/2" office:value-type="float" office:value="76.5">
            <text:p>76,5</text:p>
          </table:table-cell>
          <table:table-cell table:formula="of:=[.AM22]/2" office:value-type="float" office:value="153">
            <text:p>153</text:p>
          </table:table-cell>
          <table:table-cell table:formula="of:=[.AN22]/2" office:value-type="float" office:value="230">
            <text:p>230</text:p>
          </table:table-cell>
          <table:table-cell table:formula="of:=ROUNDDOWN([.AN22]/3;0)" office:value-type="float" office:value="153">
            <text:p>153</text:p>
          </table:table-cell>
          <table:table-cell table:formula="of:=ROUNDDOWN([.AN22]*2/3;0)" office:value-type="float" office:value="306">
            <text:p>306</text:p>
          </table:table-cell>
          <table:table-cell table:formula="of:=[.AN17]*2" office:value-type="float" office:value="460">
            <text:p>46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XG</text:p>
          </table:table-cell>
          <table:table-cell office:value-type="float" office:value="8">
            <text:p>8</text:p>
          </table:table-cell>
          <table:table-cell table:formula="of:=[.I23]*3/2" office:value-type="float" office:value="12">
            <text:p>12</text:p>
          </table:table-cell>
          <table:table-cell table:formula="of:=[Scheda.T30]" office:value-type="string" office:string-value="CNAT">
            <text:p>CNAT</text:p>
          </table:table-cell>
          <table:table-cell table:formula="of:=SUM([.M23:.R23])" office:value-type="float" office:value="0">
            <text:p>0</text:p>
          </table:table-cell>
          <table:table-cell table:formula="of:=SUMIF([Scheda.$F$66:.$F$126];&quot;=&quot;&amp;[.K23];[Scheda.$H$66:.$H$126])" office:value-type="float" office:value="0">
            <text:p>0</text:p>
          </table:table-cell>
          <table:table-cell table:formula="of:=SUMIF([Scheda.$J$66:.$J$126];&quot;=&quot;&amp;[.K23];[Scheda.$L$66:.$L$126])" office:value-type="float" office:value="0">
            <text:p>0</text:p>
          </table:table-cell>
          <table:table-cell table:formula="of:=SUMIF([Scheda.$S$66:.$S$126];&quot;=&quot;&amp;[.K23];[Scheda.$U$66:.$U$126])" office:value-type="float" office:value="0">
            <text:p>0</text:p>
          </table:table-cell>
          <table:table-cell table:formula="of:=SUMIF([Scheda.$W$66:.$W$126];&quot;=&quot;&amp;[.K23];[Scheda.$Y$66:.$Y$126])" office:value-type="float" office:value="0">
            <text:p>0</text:p>
          </table:table-cell>
          <table:table-cell table:formula="of:=SUMIF([Scheda.$AJ$67:.$AJ$127];&quot;=&quot;&amp;[.K23];[Scheda.$AL$67:.$AL$127])" office:value-type="float" office:value="0">
            <text:p>0</text:p>
          </table:table-cell>
          <table:table-cell table:formula="of:=SUMIF([Scheda.$AL$7:.$AL$55];&quot;=&quot;&amp;[.K23];[Scheda.$AN$7:.$AN$55])" office:value-type="float" office:value="0">
            <text:p>0</text:p>
          </table:table-cell>
          <table:table-cell table:number-columns-repeated="7"/>
          <table:table-cell table:formula="of:=[.Z22]+1" office:value-type="float" office:value="6">
            <text:p>6</text:p>
          </table:table-cell>
          <table:table-cell table:formula="of:=[Scheda.$V11]/IF(AND([Scheda.$V11]&gt;0;NOT([Scheda.X11]=&quot;&quot;));2;3)" office:value-type="float" office:value="0">
            <text:p>0</text:p>
          </table:table-cell>
          <table:table-cell table:formula="of:=[Scheda.$V11]/IF(AND([Scheda.$V11]&gt;0;NOT([Scheda.Y11]=&quot;&quot;));2;3)" office:value-type="float" office:value="0">
            <text:p>0</text:p>
          </table:table-cell>
          <table:table-cell table:formula="of:=[Scheda.$V11]/IF(AND([Scheda.$V11]&gt;0;NOT([Scheda.Z11]=&quot;&quot;));2;3)" office:value-type="float" office:value="0">
            <text:p>0</text:p>
          </table:table-cell>
          <table:table-cell table:formula="of:=IF(IF(AND([Scheda.$V11]&gt;0;NOT([Scheda.X11]=&quot;&quot;))))" office:value-type="boolean" office:boolean-value="false">
            <text:p>FALSO</text:p>
          </table:table-cell>
          <table:table-cell table:formula="of:=IF(IF(AND([Scheda.$V11]&gt;0;NOT([Scheda.Y11]=&quot;&quot;))))" office:value-type="boolean" office:boolean-value="false">
            <text:p>FALSO</text:p>
          </table:table-cell>
          <table:table-cell table:formula="of:=IF(IF(AND([Scheda.$V11]&gt;0;NOT([Scheda.Z11]=&quot;&quot;))))" office:value-type="boolean" office:boolean-value="false">
            <text:p>FALSO</text:p>
          </table:table-cell>
          <table:table-cell/>
          <table:table-cell table:formula="of:=[.AH22]+1" office:value-type="float" office:value="22">
            <text:p>22</text:p>
          </table:table-cell>
          <table:table-cell table:formula="of:=[.AL23]/2" office:value-type="float" office:value="86.5">
            <text:p>86,5</text:p>
          </table:table-cell>
          <table:table-cell table:formula="of:=[.AM23]/2" office:value-type="float" office:value="173">
            <text:p>173</text:p>
          </table:table-cell>
          <table:table-cell table:formula="of:=[.AN23]/2" office:value-type="float" office:value="260">
            <text:p>260</text:p>
          </table:table-cell>
          <table:table-cell table:formula="of:=ROUNDDOWN([.AN23]/3;0)" office:value-type="float" office:value="173">
            <text:p>173</text:p>
          </table:table-cell>
          <table:table-cell table:formula="of:=ROUNDDOWN([.AN23]*2/3;0)" office:value-type="float" office:value="346">
            <text:p>346</text:p>
          </table:table-cell>
          <table:table-cell table:formula="of:=[.AN18]*2" office:value-type="float" office:value="520">
            <text:p>520</text:p>
          </table:table-cell>
          <table:table-cell table:number-columns-repeated="984"/>
        </table:table-row>
        <table:table-row table:style-name="ro1">
          <table:table-cell table:number-columns-repeated="7"/>
          <table:table-cell office:value-type="string">
            <text:p>C</text:p>
          </table:table-cell>
          <table:table-cell office:value-type="float" office:value="16">
            <text:p>16</text:p>
          </table:table-cell>
          <table:table-cell table:formula="of:=[.I24]*3/2" office:value-type="float" office:value="24">
            <text:p>24</text:p>
          </table:table-cell>
          <table:table-cell table:formula="of:=[Scheda.T31]" office:value-type="string" office:string-value="CNOB">
            <text:p>CNOB</text:p>
          </table:table-cell>
          <table:table-cell table:formula="of:=SUM([.M24:.R24])" office:value-type="float" office:value="0">
            <text:p>0</text:p>
          </table:table-cell>
          <table:table-cell table:formula="of:=SUMIF([Scheda.$F$66:.$F$126];&quot;=&quot;&amp;[.K24];[Scheda.$H$66:.$H$126])" office:value-type="float" office:value="0">
            <text:p>0</text:p>
          </table:table-cell>
          <table:table-cell table:formula="of:=SUMIF([Scheda.$J$66:.$J$126];&quot;=&quot;&amp;[.K24];[Scheda.$L$66:.$L$126])" office:value-type="float" office:value="0">
            <text:p>0</text:p>
          </table:table-cell>
          <table:table-cell table:formula="of:=SUMIF([Scheda.$S$66:.$S$126];&quot;=&quot;&amp;[.K24];[Scheda.$U$66:.$U$126])" office:value-type="float" office:value="0">
            <text:p>0</text:p>
          </table:table-cell>
          <table:table-cell table:formula="of:=SUMIF([Scheda.$W$66:.$W$126];&quot;=&quot;&amp;[.K24];[Scheda.$Y$66:.$Y$126])" office:value-type="float" office:value="0">
            <text:p>0</text:p>
          </table:table-cell>
          <table:table-cell table:formula="of:=SUMIF([Scheda.$AJ$67:.$AJ$127];&quot;=&quot;&amp;[.K24];[Scheda.$AL$67:.$AL$127])" office:value-type="float" office:value="0">
            <text:p>0</text:p>
          </table:table-cell>
          <table:table-cell table:formula="of:=SUMIF([Scheda.$AL$7:.$AL$55];&quot;=&quot;&amp;[.K24];[Scheda.$AN$7:.$AN$55])" office:value-type="float" office:value="0">
            <text:p>0</text:p>
          </table:table-cell>
          <table:table-cell table:number-columns-repeated="8"/>
          <table:table-cell table:formula="of:=IF([.AD24];2;0)" office:value-type="float" office:value="0">
            <text:p>0</text:p>
          </table:table-cell>
          <table:table-cell table:formula="of:=IF([.AE24];2;0)" office:value-type="float" office:value="0">
            <text:p>0</text:p>
          </table:table-cell>
          <table:table-cell table:formula="of:=IF([.AF24];2;0)" office:value-type="float" office:value="0">
            <text:p>0</text:p>
          </table:table-cell>
          <table:table-cell table:formula="of:=OR([.AD18:.AD23])" office:value-type="boolean" office:boolean-value="false">
            <text:p>FALSO</text:p>
          </table:table-cell>
          <table:table-cell table:formula="of:=OR([.AE18:.AE23])" office:value-type="boolean" office:boolean-value="false">
            <text:p>FALSO</text:p>
          </table:table-cell>
          <table:table-cell table:formula="of:=OR([.AF18:.AF23])" office:value-type="boolean" office:boolean-value="false">
            <text:p>FALSO</text:p>
          </table:table-cell>
          <table:table-cell/>
          <table:table-cell table:formula="of:=[.AH23]+1" office:value-type="float" office:value="23">
            <text:p>23</text:p>
          </table:table-cell>
          <table:table-cell table:formula="of:=[.AL24]/2" office:value-type="float" office:value="100">
            <text:p>100</text:p>
          </table:table-cell>
          <table:table-cell table:formula="of:=[.AM24]/2" office:value-type="float" office:value="200">
            <text:p>200</text:p>
          </table:table-cell>
          <table:table-cell table:formula="of:=[.AN24]/2" office:value-type="float" office:value="300">
            <text:p>300</text:p>
          </table:table-cell>
          <table:table-cell table:formula="of:=ROUNDDOWN([.AN24]/3;0)" office:value-type="float" office:value="200">
            <text:p>200</text:p>
          </table:table-cell>
          <table:table-cell table:formula="of:=ROUNDDOWN([.AN24]*2/3;0)" office:value-type="float" office:value="400">
            <text:p>400</text:p>
          </table:table-cell>
          <table:table-cell table:formula="of:=[.AN19]*2" office:value-type="float" office:value="600">
            <text:p>6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2]" office:value-type="string" office:string-value="CPIA">
            <text:p>CPIA</text:p>
          </table:table-cell>
          <table:table-cell table:formula="of:=SUM([.M25:.R25])" office:value-type="float" office:value="0">
            <text:p>0</text:p>
          </table:table-cell>
          <table:table-cell table:formula="of:=SUMIF([Scheda.$F$66:.$F$126];&quot;=&quot;&amp;[.K25];[Scheda.$H$66:.$H$126])" office:value-type="float" office:value="0">
            <text:p>0</text:p>
          </table:table-cell>
          <table:table-cell table:formula="of:=SUMIF([Scheda.$J$66:.$J$126];&quot;=&quot;&amp;[.K25];[Scheda.$L$66:.$L$126])" office:value-type="float" office:value="0">
            <text:p>0</text:p>
          </table:table-cell>
          <table:table-cell table:formula="of:=SUMIF([Scheda.$S$66:.$S$126];&quot;=&quot;&amp;[.K25];[Scheda.$U$66:.$U$126])" office:value-type="float" office:value="0">
            <text:p>0</text:p>
          </table:table-cell>
          <table:table-cell table:formula="of:=SUMIF([Scheda.$W$66:.$W$126];&quot;=&quot;&amp;[.K25];[Scheda.$Y$66:.$Y$126])" office:value-type="float" office:value="0">
            <text:p>0</text:p>
          </table:table-cell>
          <table:table-cell table:formula="of:=SUMIF([Scheda.$AJ$67:.$AJ$127];&quot;=&quot;&amp;[.K25];[Scheda.$AL$67:.$AL$127])" office:value-type="float" office:value="0">
            <text:p>0</text:p>
          </table:table-cell>
          <table:table-cell table:formula="of:=SUMIF([Scheda.$AL$7:.$AL$55];&quot;=&quot;&amp;[.K25];[Scheda.$AN$7:.$AN$55])" office:value-type="float" office:value="0">
            <text:p>0</text:p>
          </table:table-cell>
          <table:table-cell table:number-columns-repeated="15"/>
          <table:table-cell table:formula="of:=[.AH24]+1" office:value-type="float" office:value="24">
            <text:p>24</text:p>
          </table:table-cell>
          <table:table-cell table:formula="of:=[.AL25]/2" office:value-type="float" office:value="116.5">
            <text:p>116,5</text:p>
          </table:table-cell>
          <table:table-cell table:formula="of:=[.AM25]/2" office:value-type="float" office:value="233">
            <text:p>233</text:p>
          </table:table-cell>
          <table:table-cell table:formula="of:=[.AN25]/2" office:value-type="float" office:value="350">
            <text:p>350</text:p>
          </table:table-cell>
          <table:table-cell table:formula="of:=ROUNDDOWN([.AN25]/3;0)" office:value-type="float" office:value="233">
            <text:p>233</text:p>
          </table:table-cell>
          <table:table-cell table:formula="of:=ROUNDDOWN([.AN25]*2/3;0)" office:value-type="float" office:value="466">
            <text:p>466</text:p>
          </table:table-cell>
          <table:table-cell table:formula="of:=[.AN20]*2" office:value-type="float" office:value="700">
            <text:p>7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3]" office:value-type="string" office:string-value="CREL">
            <text:p>CREL</text:p>
          </table:table-cell>
          <table:table-cell table:formula="of:=SUM([.M26:.R26])" office:value-type="float" office:value="0">
            <text:p>0</text:p>
          </table:table-cell>
          <table:table-cell table:formula="of:=SUMIF([Scheda.$F$66:.$F$126];&quot;=&quot;&amp;[.K26];[Scheda.$H$66:.$H$126])" office:value-type="float" office:value="0">
            <text:p>0</text:p>
          </table:table-cell>
          <table:table-cell table:formula="of:=SUMIF([Scheda.$J$66:.$J$126];&quot;=&quot;&amp;[.K26];[Scheda.$L$66:.$L$126])" office:value-type="float" office:value="0">
            <text:p>0</text:p>
          </table:table-cell>
          <table:table-cell table:formula="of:=SUMIF([Scheda.$S$66:.$S$126];&quot;=&quot;&amp;[.K26];[Scheda.$U$66:.$U$126])" office:value-type="float" office:value="0">
            <text:p>0</text:p>
          </table:table-cell>
          <table:table-cell table:formula="of:=SUMIF([Scheda.$W$66:.$W$126];&quot;=&quot;&amp;[.K26];[Scheda.$Y$66:.$Y$126])" office:value-type="float" office:value="0">
            <text:p>0</text:p>
          </table:table-cell>
          <table:table-cell table:formula="of:=SUMIF([Scheda.$AJ$67:.$AJ$127];&quot;=&quot;&amp;[.K26];[Scheda.$AL$67:.$AL$127])" office:value-type="float" office:value="0">
            <text:p>0</text:p>
          </table:table-cell>
          <table:table-cell table:formula="of:=SUMIF([Scheda.$AL$7:.$AL$55];&quot;=&quot;&amp;[.K26];[Scheda.$AN$7:.$AN$55])" office:value-type="float" office:value="0">
            <text:p>0</text:p>
          </table:table-cell>
          <table:table-cell table:number-columns-repeated="7"/>
          <table:table-cell office:value-type="string">
            <text:p>Mod Caratt</text:p>
          </table:table-cell>
          <table:table-cell office:value-type="string">
            <text:p>Incantesimi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AH25]+1" office:value-type="float" office:value="25">
            <text:p>25</text:p>
          </table:table-cell>
          <table:table-cell table:formula="of:=[.AL26]/2" office:value-type="float" office:value="133">
            <text:p>133</text:p>
          </table:table-cell>
          <table:table-cell table:formula="of:=[.AM26]/2" office:value-type="float" office:value="266.5">
            <text:p>266,5</text:p>
          </table:table-cell>
          <table:table-cell table:formula="of:=[.AN26]/2" office:value-type="float" office:value="400">
            <text:p>400</text:p>
          </table:table-cell>
          <table:table-cell table:formula="of:=ROUNDDOWN([.AN26]/3;0)" office:value-type="float" office:value="266">
            <text:p>266</text:p>
          </table:table-cell>
          <table:table-cell table:formula="of:=ROUNDDOWN([.AN26]*2/3;0)" office:value-type="float" office:value="533">
            <text:p>533</text:p>
          </table:table-cell>
          <table:table-cell table:formula="of:=[.AN21]*2" office:value-type="float" office:value="800">
            <text:p>8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4]" office:value-type="string" office:string-value="CSTO">
            <text:p>CSTO</text:p>
          </table:table-cell>
          <table:table-cell table:formula="of:=SUM([.M27:.R27])" office:value-type="float" office:value="0">
            <text:p>0</text:p>
          </table:table-cell>
          <table:table-cell table:formula="of:=SUMIF([Scheda.$F$66:.$F$126];&quot;=&quot;&amp;[.K27];[Scheda.$H$66:.$H$126])" office:value-type="float" office:value="0">
            <text:p>0</text:p>
          </table:table-cell>
          <table:table-cell table:formula="of:=SUMIF([Scheda.$J$66:.$J$126];&quot;=&quot;&amp;[.K27];[Scheda.$L$66:.$L$126])" office:value-type="float" office:value="0">
            <text:p>0</text:p>
          </table:table-cell>
          <table:table-cell table:formula="of:=SUMIF([Scheda.$S$66:.$S$126];&quot;=&quot;&amp;[.K27];[Scheda.$U$66:.$U$126])" office:value-type="float" office:value="0">
            <text:p>0</text:p>
          </table:table-cell>
          <table:table-cell table:formula="of:=SUMIF([Scheda.$W$66:.$W$126];&quot;=&quot;&amp;[.K27];[Scheda.$Y$66:.$Y$126])" office:value-type="float" office:value="0">
            <text:p>0</text:p>
          </table:table-cell>
          <table:table-cell table:formula="of:=SUMIF([Scheda.$AJ$67:.$AJ$127];&quot;=&quot;&amp;[.K27];[Scheda.$AL$67:.$AL$127])" office:value-type="float" office:value="0">
            <text:p>0</text:p>
          </table:table-cell>
          <table:table-cell table:formula="of:=SUMIF([Scheda.$AL$7:.$AL$55];&quot;=&quot;&amp;[.K27];[Scheda.$AN$7:.$AN$55])" office:value-type="float" office:value="0">
            <text:p>0</text:p>
          </table:table-cell>
          <table:table-cell table:number-columns-repeated="7"/>
          <table:table-cell table:formula="of:=VLOOKUP([Scheda.AA5];[Scheda.C6:.F11];4;0)" office:value-type="float" office:value="-0">
            <text:p>0</text:p>
          </table:table-cell>
          <table:table-cell table:number-columns-repeated="2" office:value-type="float" office:value="0">
            <text:p>0</text:p>
          </table:table-cell>
          <table:table-cell table:formula="of:=IF(([.$Z$29]+1)/2&gt;=[.$AA27];MAX(0;ROUND([.$Z$27]*([.$Z$29]-[.AC38])/(20-[.AC38])*0.85/([.$AA27]+1)*3/4;0));0)" office:value-type="float" office:value="-0">
            <text:p>0</text:p>
          </table:table-cell>
          <table:table-cell table:formula="of:=IF(([.$Z$29]+1)/2&gt;=[.$AA27];MAX(0;ROUND([.$Z$27]*([.$Z$29]-[.AD38])/(20-[.AD38])*0.85/([.$AA27]+1)*3/4;0));0)" office:value-type="float" office:value="-0">
            <text:p>0</text:p>
          </table:table-cell>
          <table:table-cell table:formula="of:=IF(([.$Z$29]+1)/2&gt;=[.$AA27];MAX(0;ROUND([.$Z$27]*([.$Z$29]-[.AE38])/(20-[.AE38])/([.$AA27]+1)*3/4;0));0)" office:value-type="float" office:value="-0">
            <text:p>0</text:p>
          </table:table-cell>
          <table:table-cell table:number-columns-repeated="2"/>
          <table:table-cell table:formula="of:=[.AH26]+1" office:value-type="float" office:value="26">
            <text:p>26</text:p>
          </table:table-cell>
          <table:table-cell table:formula="of:=[.AL27]/2" office:value-type="float" office:value="153">
            <text:p>153</text:p>
          </table:table-cell>
          <table:table-cell table:formula="of:=[.AM27]/2" office:value-type="float" office:value="306.5">
            <text:p>306,5</text:p>
          </table:table-cell>
          <table:table-cell table:formula="of:=[.AN27]/2" office:value-type="float" office:value="460">
            <text:p>460</text:p>
          </table:table-cell>
          <table:table-cell table:formula="of:=ROUNDDOWN([.AN27]/3;0)" office:value-type="float" office:value="306">
            <text:p>306</text:p>
          </table:table-cell>
          <table:table-cell table:formula="of:=ROUNDDOWN([.AN27]*2/3;0)" office:value-type="float" office:value="613">
            <text:p>613</text:p>
          </table:table-cell>
          <table:table-cell table:formula="of:=[.AN22]*2" office:value-type="float" office:value="920">
            <text:p>92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5]" office:value-type="string" office:string-value="DIP">
            <text:p>DIP</text:p>
          </table:table-cell>
          <table:table-cell table:formula="of:=SUM([.M28:.R28])" office:value-type="float" office:value="0">
            <text:p>0</text:p>
          </table:table-cell>
          <table:table-cell table:formula="of:=SUMIF([Scheda.$F$66:.$F$126];&quot;=&quot;&amp;[.K28];[Scheda.$H$66:.$H$126])" office:value-type="float" office:value="0">
            <text:p>0</text:p>
          </table:table-cell>
          <table:table-cell table:formula="of:=SUMIF([Scheda.$J$66:.$J$126];&quot;=&quot;&amp;[.K28];[Scheda.$L$66:.$L$126])" office:value-type="float" office:value="0">
            <text:p>0</text:p>
          </table:table-cell>
          <table:table-cell table:formula="of:=SUMIF([Scheda.$S$66:.$S$126];&quot;=&quot;&amp;[.K28];[Scheda.$U$66:.$U$126])" office:value-type="float" office:value="0">
            <text:p>0</text:p>
          </table:table-cell>
          <table:table-cell table:formula="of:=SUMIF([Scheda.$W$66:.$W$126];&quot;=&quot;&amp;[.K28];[Scheda.$Y$66:.$Y$126])" office:value-type="float" office:value="0">
            <text:p>0</text:p>
          </table:table-cell>
          <table:table-cell table:formula="of:=SUMIF([Scheda.$AJ$67:.$AJ$127];&quot;=&quot;&amp;[.K28];[Scheda.$AL$67:.$AL$127])" office:value-type="float" office:value="0">
            <text:p>0</text:p>
          </table:table-cell>
          <table:table-cell table:formula="of:=SUMIF([Scheda.$AL$7:.$AL$55];&quot;=&quot;&amp;[.K28];[Scheda.$AN$7:.$AN$55])" office:value-type="float" office:value="0">
            <text:p>0</text:p>
          </table:table-cell>
          <table:table-cell table:number-columns-repeated="7"/>
          <table:table-cell office:value-type="string">
            <text:p>Lc Incantat</text:p>
          </table:table-cell>
          <table:table-cell table:formula="of:=[.AA27]+1" office:value-type="float" office:value="1">
            <text:p>1</text:p>
          </table:table-cell>
          <table:table-cell table:formula="of:=MAX(0;ROUNDDOWN((4+[.$Z$27]-[.AA28])/4;0))" office:value-type="float" office:value="0">
            <text:p>0</text:p>
          </table:table-cell>
          <table:table-cell table:formula="of:=IF(([.$Z$29]+1)/2&gt;=[.$AA28];MAX(0;ROUND([.$Z$27]*([.$Z$29]-[.AC39])/(20-[.AC39])*0.85/([.$AA28]+1);0));0)" office:value-type="float" office:value="0">
            <text:p>0</text:p>
          </table:table-cell>
          <table:table-cell table:formula="of:=IF(([.$Z$29]+1)/2&gt;=[.$AA28];MAX(0;ROUND([.$Z$27]*([.$Z$29]-[.AD39])/(20-[.AD39])*0.85/([.$AA28]+1);0));0)" office:value-type="float" office:value="0">
            <text:p>0</text:p>
          </table:table-cell>
          <table:table-cell table:formula="of:=IF(([.$Z$29]+1)/2&gt;=[.$AA28];MAX(0;ROUND([.$Z$27]*([.$Z$29]-[.AE39])/(20-[.AE39])/([.$AA28]+1);0));0)" office:value-type="float" office:value="0">
            <text:p>0</text:p>
          </table:table-cell>
          <table:table-cell table:number-columns-repeated="2"/>
          <table:table-cell table:formula="of:=[.AH27]+1" office:value-type="float" office:value="27">
            <text:p>27</text:p>
          </table:table-cell>
          <table:table-cell table:formula="of:=[.AL28]/2" office:value-type="float" office:value="173">
            <text:p>173</text:p>
          </table:table-cell>
          <table:table-cell table:formula="of:=[.AM28]/2" office:value-type="float" office:value="346.5">
            <text:p>346,5</text:p>
          </table:table-cell>
          <table:table-cell table:formula="of:=[.AN28]/2" office:value-type="float" office:value="520">
            <text:p>520</text:p>
          </table:table-cell>
          <table:table-cell table:formula="of:=ROUNDDOWN([.AN28]/3;0)" office:value-type="float" office:value="346">
            <text:p>346</text:p>
          </table:table-cell>
          <table:table-cell table:formula="of:=ROUNDDOWN([.AN28]*2/3;0)" office:value-type="float" office:value="693">
            <text:p>693</text:p>
          </table:table-cell>
          <table:table-cell table:formula="of:=[.AN23]*2" office:value-type="float" office:value="1040">
            <text:p>104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6]" office:value-type="string" office:string-value="DCON">
            <text:p>DCON</text:p>
          </table:table-cell>
          <table:table-cell table:formula="of:=SUM([.M29:.R29])" office:value-type="float" office:value="0">
            <text:p>0</text:p>
          </table:table-cell>
          <table:table-cell table:formula="of:=SUMIF([Scheda.$F$66:.$F$126];&quot;=&quot;&amp;[.K29];[Scheda.$H$66:.$H$126])" office:value-type="float" office:value="0">
            <text:p>0</text:p>
          </table:table-cell>
          <table:table-cell table:formula="of:=SUMIF([Scheda.$J$66:.$J$126];&quot;=&quot;&amp;[.K29];[Scheda.$L$66:.$L$126])" office:value-type="float" office:value="0">
            <text:p>0</text:p>
          </table:table-cell>
          <table:table-cell table:formula="of:=SUMIF([Scheda.$S$66:.$S$126];&quot;=&quot;&amp;[.K29];[Scheda.$U$66:.$U$126])" office:value-type="float" office:value="0">
            <text:p>0</text:p>
          </table:table-cell>
          <table:table-cell table:formula="of:=SUMIF([Scheda.$W$66:.$W$126];&quot;=&quot;&amp;[.K29];[Scheda.$Y$66:.$Y$126])" office:value-type="float" office:value="0">
            <text:p>0</text:p>
          </table:table-cell>
          <table:table-cell table:formula="of:=SUMIF([Scheda.$AJ$67:.$AJ$127];&quot;=&quot;&amp;[.K29];[Scheda.$AL$67:.$AL$127])" office:value-type="float" office:value="0">
            <text:p>0</text:p>
          </table:table-cell>
          <table:table-cell table:formula="of:=SUMIF([Scheda.$AL$7:.$AL$55];&quot;=&quot;&amp;[.K29];[Scheda.$AN$7:.$AN$55])" office:value-type="float" office:value="0">
            <text:p>0</text:p>
          </table:table-cell>
          <table:table-cell table:number-columns-repeated="7"/>
          <table:table-cell table:formula="of:=MIN(20;[Scheda.AB5])" office:value-type="float" office:value="0">
            <text:p>0</text:p>
          </table:table-cell>
          <table:table-cell table:formula="of:=[.AA28]+1" office:value-type="float" office:value="2">
            <text:p>2</text:p>
          </table:table-cell>
          <table:table-cell table:formula="of:=MAX(0;ROUNDDOWN((4+[.$Z$27]-[.AA29])/4;0))" office:value-type="float" office:value="0">
            <text:p>0</text:p>
          </table:table-cell>
          <table:table-cell table:formula="of:=IF(([.$Z$29]+1)/2&gt;=[.$AA29];MAX(0;ROUND([.$Z$27]*([.$Z$29]-[.AC40])/(20-[.AC40])*0.85/([.$AA29]+1);0));0)" office:value-type="float" office:value="0">
            <text:p>0</text:p>
          </table:table-cell>
          <table:table-cell table:formula="of:=IF(([.$Z$29]+1)/2&gt;=[.$AA29];MAX(0;ROUND([.$Z$27]*([.$Z$29]-[.AD40])/(20-[.AD40])*0.85/([.$AA29]+1);0));0)" office:value-type="float" office:value="0">
            <text:p>0</text:p>
          </table:table-cell>
          <table:table-cell table:formula="of:=IF(([.$Z$29]+1)/2&gt;=[.$AA29];MAX(0;ROUND([.$Z$27]*([.$Z$29]-[.AE40])/(20-[.AE40])/([.$AA29]+1);0));0)" office:value-type="float" office:value="0">
            <text:p>0</text:p>
          </table:table-cell>
          <table:table-cell table:number-columns-repeated="2"/>
          <table:table-cell table:formula="of:=[.AH28]+1" office:value-type="float" office:value="28">
            <text:p>28</text:p>
          </table:table-cell>
          <table:table-cell table:formula="of:=[.AL29]/2" office:value-type="float" office:value="200">
            <text:p>200</text:p>
          </table:table-cell>
          <table:table-cell table:formula="of:=[.AM29]/2" office:value-type="float" office:value="400">
            <text:p>400</text:p>
          </table:table-cell>
          <table:table-cell table:formula="of:=[.AN29]/2" office:value-type="float" office:value="600">
            <text:p>600</text:p>
          </table:table-cell>
          <table:table-cell table:formula="of:=ROUNDDOWN([.AN29]/3;0)" office:value-type="float" office:value="400">
            <text:p>400</text:p>
          </table:table-cell>
          <table:table-cell table:formula="of:=ROUNDDOWN([.AN29]*2/3;0)" office:value-type="float" office:value="800">
            <text:p>800</text:p>
          </table:table-cell>
          <table:table-cell table:formula="of:=[.AN24]*2" office:value-type="float" office:value="1200">
            <text:p>12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7]" office:value-type="string" office:string-value="FUR">
            <text:p>FUR</text:p>
          </table:table-cell>
          <table:table-cell table:formula="of:=SUM([.M30:.R30])" office:value-type="float" office:value="0">
            <text:p>0</text:p>
          </table:table-cell>
          <table:table-cell table:formula="of:=SUMIF([Scheda.$F$66:.$F$126];&quot;=&quot;&amp;[.K30];[Scheda.$H$66:.$H$126])" office:value-type="float" office:value="0">
            <text:p>0</text:p>
          </table:table-cell>
          <table:table-cell table:formula="of:=SUMIF([Scheda.$J$66:.$J$126];&quot;=&quot;&amp;[.K30];[Scheda.$L$66:.$L$126])" office:value-type="float" office:value="0">
            <text:p>0</text:p>
          </table:table-cell>
          <table:table-cell table:formula="of:=SUMIF([Scheda.$S$66:.$S$126];&quot;=&quot;&amp;[.K30];[Scheda.$U$66:.$U$126])" office:value-type="float" office:value="0">
            <text:p>0</text:p>
          </table:table-cell>
          <table:table-cell table:formula="of:=SUMIF([Scheda.$W$66:.$W$126];&quot;=&quot;&amp;[.K30];[Scheda.$Y$66:.$Y$126])" office:value-type="float" office:value="0">
            <text:p>0</text:p>
          </table:table-cell>
          <table:table-cell table:formula="of:=SUMIF([Scheda.$AJ$67:.$AJ$127];&quot;=&quot;&amp;[.K30];[Scheda.$AL$67:.$AL$127])" office:value-type="float" office:value="0">
            <text:p>0</text:p>
          </table:table-cell>
          <table:table-cell table:formula="of:=SUMIF([Scheda.$AL$7:.$AL$55];&quot;=&quot;&amp;[.K30];[Scheda.$AN$7:.$AN$55])" office:value-type="float" office:value="0">
            <text:p>0</text:p>
          </table:table-cell>
          <table:table-cell table:number-columns-repeated="8"/>
          <table:table-cell table:formula="of:=[.AA29]+1" office:value-type="float" office:value="3">
            <text:p>3</text:p>
          </table:table-cell>
          <table:table-cell table:formula="of:=MAX(0;ROUNDDOWN((4+[.$Z$27]-[.AA30])/4;0))" office:value-type="float" office:value="0">
            <text:p>0</text:p>
          </table:table-cell>
          <table:table-cell table:formula="of:=IF(([.$Z$29]+1)/2&gt;=[.$AA30];MAX(0;ROUND([.$Z$27]*([.$Z$29]-[.AC41])/(20-[.AC41])*0.85/([.$AA30]+1);0));0)" office:value-type="float" office:value="0">
            <text:p>0</text:p>
          </table:table-cell>
          <table:table-cell table:formula="of:=IF(([.$Z$29]+1)/2&gt;=[.$AA30];MAX(0;ROUND([.$Z$27]*([.$Z$29]-[.AD41])/(20-[.AD41])*0.85/([.$AA30]+1);0));0)" office:value-type="float" office:value="0">
            <text:p>0</text:p>
          </table:table-cell>
          <table:table-cell table:formula="of:=IF(([.$Z$29]+1)/2&gt;=[.$AA30];MAX(0;ROUND([.$Z$27]*([.$Z$29]-[.AE41])/(20-[.AE41])/([.$AA30]+1);0));0)" office:value-type="float" office:value="0">
            <text:p>0</text:p>
          </table:table-cell>
          <table:table-cell table:number-columns-repeated="2"/>
          <table:table-cell table:formula="of:=[.AH29]+1" office:value-type="float" office:value="29">
            <text:p>29</text:p>
          </table:table-cell>
          <table:table-cell table:formula="of:=[.AL30]/2" office:value-type="float" office:value="233">
            <text:p>233</text:p>
          </table:table-cell>
          <table:table-cell table:formula="of:=[.AM30]/2" office:value-type="float" office:value="466.5">
            <text:p>466,5</text:p>
          </table:table-cell>
          <table:table-cell table:formula="of:=[.AN30]/2" office:value-type="float" office:value="700">
            <text:p>700</text:p>
          </table:table-cell>
          <table:table-cell table:formula="of:=ROUNDDOWN([.AN30]/3;0)" office:value-type="float" office:value="466">
            <text:p>466</text:p>
          </table:table-cell>
          <table:table-cell table:formula="of:=ROUNDDOWN([.AN30]*2/3;0)" office:value-type="float" office:value="933">
            <text:p>933</text:p>
          </table:table-cell>
          <table:table-cell table:formula="of:=[.AN25]*2" office:value-type="float" office:value="1400">
            <text:p>14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8]" office:value-type="string" office:string-value="GUA">
            <text:p>GUA</text:p>
          </table:table-cell>
          <table:table-cell table:formula="of:=SUM([.M31:.R31])" office:value-type="float" office:value="0">
            <text:p>0</text:p>
          </table:table-cell>
          <table:table-cell table:formula="of:=SUMIF([Scheda.$F$66:.$F$126];&quot;=&quot;&amp;[.K31];[Scheda.$H$66:.$H$126])" office:value-type="float" office:value="0">
            <text:p>0</text:p>
          </table:table-cell>
          <table:table-cell table:formula="of:=SUMIF([Scheda.$J$66:.$J$126];&quot;=&quot;&amp;[.K31];[Scheda.$L$66:.$L$126])" office:value-type="float" office:value="0">
            <text:p>0</text:p>
          </table:table-cell>
          <table:table-cell table:formula="of:=SUMIF([Scheda.$S$66:.$S$126];&quot;=&quot;&amp;[.K31];[Scheda.$U$66:.$U$126])" office:value-type="float" office:value="0">
            <text:p>0</text:p>
          </table:table-cell>
          <table:table-cell table:formula="of:=SUMIF([Scheda.$W$66:.$W$126];&quot;=&quot;&amp;[.K31];[Scheda.$Y$66:.$Y$126])" office:value-type="float" office:value="0">
            <text:p>0</text:p>
          </table:table-cell>
          <table:table-cell table:formula="of:=SUMIF([Scheda.$AJ$67:.$AJ$127];&quot;=&quot;&amp;[.K31];[Scheda.$AL$67:.$AL$127])" office:value-type="float" office:value="0">
            <text:p>0</text:p>
          </table:table-cell>
          <table:table-cell table:formula="of:=SUMIF([Scheda.$AL$7:.$AL$55];&quot;=&quot;&amp;[.K31];[Scheda.$AN$7:.$AN$55])" office:value-type="float" office:value="0">
            <text:p>0</text:p>
          </table:table-cell>
          <table:table-cell table:number-columns-repeated="8"/>
          <table:table-cell table:formula="of:=[.AA30]+1" office:value-type="float" office:value="4">
            <text:p>4</text:p>
          </table:table-cell>
          <table:table-cell table:formula="of:=MAX(0;ROUNDDOWN((4+[.$Z$27]-[.AA31])/4;0))" office:value-type="float" office:value="0">
            <text:p>0</text:p>
          </table:table-cell>
          <table:table-cell table:formula="of:=IF(([.$Z$29]+1)/2&gt;=[.$AA31];MAX(0;ROUND([.$Z$27]*([.$Z$29]-[.AC42])/(20-[.AC42])*0.85/([.$AA31]+1);0));0)" office:value-type="float" office:value="0">
            <text:p>0</text:p>
          </table:table-cell>
          <table:table-cell table:formula="of:=IF(([.$Z$29]+1)/2&gt;=[.$AA31];MAX(0;ROUND([.$Z$27]*([.$Z$29]-[.AD42])/(20-[.AD42])*0.85/([.$AA31]+1);0));0)" office:value-type="float" office:value="0">
            <text:p>0</text:p>
          </table:table-cell>
          <table:table-cell table:formula="of:=IF(([.$Z$29]+1)/2&gt;=[.$AA31];MAX(0;ROUND([.$Z$27]*([.$Z$29]-[.AE42])/(20-[.AE42])/([.$AA31]+1);0));0)" office:value-type="float" office:value="0">
            <text:p>0</text:p>
          </table:table-cell>
          <table:table-cell table:number-columns-repeated="2"/>
          <table:table-cell table:style-name="ce548" table:formula="of:=[.AH30]+1" office:value-type="float" office:value="30">
            <text:p>30</text:p>
          </table:table-cell>
          <table:table-cell table:style-name="ce548" table:formula="of:=[.AL31]/2" office:value-type="float" office:value="266.5">
            <text:p>266,5</text:p>
          </table:table-cell>
          <table:table-cell table:style-name="ce548" table:formula="of:=[.AM31]/2" office:value-type="float" office:value="533">
            <text:p>533</text:p>
          </table:table-cell>
          <table:table-cell table:formula="of:=[.AN31]/2" office:value-type="float" office:value="800">
            <text:p>800</text:p>
          </table:table-cell>
          <table:table-cell table:style-name="ce548" table:formula="of:=ROUNDDOWN([.AN31]/3;0)" office:value-type="float" office:value="533">
            <text:p>533</text:p>
          </table:table-cell>
          <table:table-cell table:style-name="ce549" table:formula="of:=ROUNDDOWN([.AN31]*2/3;0)" office:value-type="float" office:value="1066">
            <text:p>1066</text:p>
          </table:table-cell>
          <table:table-cell table:formula="of:=[.AN26]*2" office:value-type="float" office:value="1600">
            <text:p>16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39]" office:value-type="string" office:string-value="ITM">
            <text:p>ITM</text:p>
          </table:table-cell>
          <table:table-cell table:formula="of:=SUM([.M32:.R32])" office:value-type="float" office:value="0">
            <text:p>0</text:p>
          </table:table-cell>
          <table:table-cell table:formula="of:=SUMIF([Scheda.$F$66:.$F$126];&quot;=&quot;&amp;[.K32];[Scheda.$H$66:.$H$126])" office:value-type="float" office:value="0">
            <text:p>0</text:p>
          </table:table-cell>
          <table:table-cell table:formula="of:=SUMIF([Scheda.$J$66:.$J$126];&quot;=&quot;&amp;[.K32];[Scheda.$L$66:.$L$126])" office:value-type="float" office:value="0">
            <text:p>0</text:p>
          </table:table-cell>
          <table:table-cell table:formula="of:=SUMIF([Scheda.$S$66:.$S$126];&quot;=&quot;&amp;[.K32];[Scheda.$U$66:.$U$126])" office:value-type="float" office:value="0">
            <text:p>0</text:p>
          </table:table-cell>
          <table:table-cell table:formula="of:=SUMIF([Scheda.$W$66:.$W$126];&quot;=&quot;&amp;[.K32];[Scheda.$Y$66:.$Y$126])" office:value-type="float" office:value="0">
            <text:p>0</text:p>
          </table:table-cell>
          <table:table-cell table:formula="of:=SUMIF([Scheda.$AJ$67:.$AJ$127];&quot;=&quot;&amp;[.K32];[Scheda.$AL$67:.$AL$127])" office:value-type="float" office:value="0">
            <text:p>0</text:p>
          </table:table-cell>
          <table:table-cell table:formula="of:=SUMIF([Scheda.$AL$7:.$AL$55];&quot;=&quot;&amp;[.K32];[Scheda.$AN$7:.$AN$55])" office:value-type="float" office:value="0">
            <text:p>0</text:p>
          </table:table-cell>
          <table:table-cell table:number-columns-repeated="8"/>
          <table:table-cell table:formula="of:=[.AA31]+1" office:value-type="float" office:value="5">
            <text:p>5</text:p>
          </table:table-cell>
          <table:table-cell table:formula="of:=MAX(0;ROUNDDOWN((4+[.$Z$27]-[.AA32])/4;0))" office:value-type="float" office:value="-0">
            <text:p>0</text:p>
          </table:table-cell>
          <table:table-cell/>
          <table:table-cell table:formula="of:=IF(([.$Z$29]+1)/2&gt;=[.$AA32];MAX(0;ROUND([.$Z$27]*([.$Z$29]-[.AD43])/(20-[.AD43])*0.85/([.$AA32]+1);0));0)" office:value-type="float" office:value="0">
            <text:p>0</text:p>
          </table:table-cell>
          <table:table-cell table:formula="of:=IF(([.$Z$29]+1)/2&gt;=[.$AA32];MAX(0;ROUND([.$Z$27]*([.$Z$29]-[.AE43])/(20-[.AE43])/([.$AA32]+1);0));0)" office:value-type="float" office:value="0">
            <text:p>0</text:p>
          </table:table-cell>
          <table:table-cell table:number-columns-repeated="2"/>
          <table:table-cell table:style-name="ce548" table:formula="of:=[.AH31]+1" office:value-type="float" office:value="31">
            <text:p>31</text:p>
          </table:table-cell>
          <table:table-cell table:style-name="ce548" table:formula="of:=[.AL32]/2" office:value-type="float" office:value="306.5">
            <text:p>306,5</text:p>
          </table:table-cell>
          <table:table-cell table:style-name="ce548" table:formula="of:=[.AM32]/2" office:value-type="float" office:value="613">
            <text:p>613</text:p>
          </table:table-cell>
          <table:table-cell table:formula="of:=[.AN32]/2" office:value-type="float" office:value="920">
            <text:p>920</text:p>
          </table:table-cell>
          <table:table-cell table:style-name="ce548" table:formula="of:=ROUNDDOWN([.AN32]/3;0)" office:value-type="float" office:value="613">
            <text:p>613</text:p>
          </table:table-cell>
          <table:table-cell table:style-name="ce549" table:formula="of:=ROUNDDOWN([.AN32]*2/3;0)" office:value-type="float" office:value="1226">
            <text:p>1226</text:p>
          </table:table-cell>
          <table:table-cell table:formula="of:=[.AN27]*2" office:value-type="float" office:value="1840">
            <text:p>184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0]" office:value-type="string" office:string-value="INTU">
            <text:p>INTU</text:p>
          </table:table-cell>
          <table:table-cell table:formula="of:=SUM([.M33:.R33])" office:value-type="float" office:value="0">
            <text:p>0</text:p>
          </table:table-cell>
          <table:table-cell table:formula="of:=SUMIF([Scheda.$F$66:.$F$126];&quot;=&quot;&amp;[.K33];[Scheda.$H$66:.$H$126])" office:value-type="float" office:value="0">
            <text:p>0</text:p>
          </table:table-cell>
          <table:table-cell table:formula="of:=SUMIF([Scheda.$J$66:.$J$126];&quot;=&quot;&amp;[.K33];[Scheda.$L$66:.$L$126])" office:value-type="float" office:value="0">
            <text:p>0</text:p>
          </table:table-cell>
          <table:table-cell table:formula="of:=SUMIF([Scheda.$S$66:.$S$126];&quot;=&quot;&amp;[.K33];[Scheda.$U$66:.$U$126])" office:value-type="float" office:value="0">
            <text:p>0</text:p>
          </table:table-cell>
          <table:table-cell table:formula="of:=SUMIF([Scheda.$W$66:.$W$126];&quot;=&quot;&amp;[.K33];[Scheda.$Y$66:.$Y$126])" office:value-type="float" office:value="0">
            <text:p>0</text:p>
          </table:table-cell>
          <table:table-cell table:formula="of:=SUMIF([Scheda.$AJ$67:.$AJ$127];&quot;=&quot;&amp;[.K33];[Scheda.$AL$67:.$AL$127])" office:value-type="float" office:value="0">
            <text:p>0</text:p>
          </table:table-cell>
          <table:table-cell table:formula="of:=SUMIF([Scheda.$AL$7:.$AL$55];&quot;=&quot;&amp;[.K33];[Scheda.$AN$7:.$AN$55])" office:value-type="float" office:value="0">
            <text:p>0</text:p>
          </table:table-cell>
          <table:table-cell table:number-columns-repeated="8"/>
          <table:table-cell table:formula="of:=[.AA32]+1" office:value-type="float" office:value="6">
            <text:p>6</text:p>
          </table:table-cell>
          <table:table-cell table:formula="of:=MAX(0;ROUNDDOWN((4+[.$Z$27]-[.AA33])/4;0))" office:value-type="float" office:value="-0">
            <text:p>0</text:p>
          </table:table-cell>
          <table:table-cell/>
          <table:table-cell table:formula="of:=IF(([.$Z$29]+1)/2&gt;=[.$AA33];MAX(0;ROUND([.$Z$27]*([.$Z$29]-[.AD44])/(20-[.AD44])*0.85/([.$AA33]+1);0));0)" office:value-type="float" office:value="0">
            <text:p>0</text:p>
          </table:table-cell>
          <table:table-cell table:formula="of:=IF(([.$Z$29]+1)/2&gt;=[.$AA33];MAX(0;ROUND([.$Z$27]*([.$Z$29]-[.AE44])/(20-[.AE44])/([.$AA33]+1);0));0)" office:value-type="float" office:value="0">
            <text:p>0</text:p>
          </table:table-cell>
          <table:table-cell table:number-columns-repeated="2"/>
          <table:table-cell table:style-name="ce548" table:formula="of:=[.AH32]+1" office:value-type="float" office:value="32">
            <text:p>32</text:p>
          </table:table-cell>
          <table:table-cell table:style-name="ce548" table:formula="of:=[.AL33]/2" office:value-type="float" office:value="346.5">
            <text:p>346,5</text:p>
          </table:table-cell>
          <table:table-cell table:style-name="ce548" table:formula="of:=[.AM33]/2" office:value-type="float" office:value="693">
            <text:p>693</text:p>
          </table:table-cell>
          <table:table-cell table:formula="of:=[.AN33]/2" office:value-type="float" office:value="1040">
            <text:p>1040</text:p>
          </table:table-cell>
          <table:table-cell table:style-name="ce548" table:formula="of:=ROUNDDOWN([.AN33]/3;0)" office:value-type="float" office:value="693">
            <text:p>693</text:p>
          </table:table-cell>
          <table:table-cell table:style-name="ce549" table:formula="of:=ROUNDDOWN([.AN33]*2/3;0)" office:value-type="float" office:value="1386">
            <text:p>1386</text:p>
          </table:table-cell>
          <table:table-cell table:formula="of:=[.AN28]*2" office:value-type="float" office:value="2080">
            <text:p>208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1]" office:value-type="string" office:string-value="INT1">
            <text:p>INT1</text:p>
          </table:table-cell>
          <table:table-cell table:formula="of:=SUM([.M34:.R34])" office:value-type="float" office:value="0">
            <text:p>0</text:p>
          </table:table-cell>
          <table:table-cell table:formula="of:=SUMIF([Scheda.$F$66:.$F$126];&quot;=&quot;&amp;[.K34];[Scheda.$H$66:.$H$126])" office:value-type="float" office:value="0">
            <text:p>0</text:p>
          </table:table-cell>
          <table:table-cell table:formula="of:=SUMIF([Scheda.$J$66:.$J$126];&quot;=&quot;&amp;[.K34];[Scheda.$L$66:.$L$126])" office:value-type="float" office:value="0">
            <text:p>0</text:p>
          </table:table-cell>
          <table:table-cell table:formula="of:=SUMIF([Scheda.$S$66:.$S$126];&quot;=&quot;&amp;[.K34];[Scheda.$U$66:.$U$126])" office:value-type="float" office:value="0">
            <text:p>0</text:p>
          </table:table-cell>
          <table:table-cell table:formula="of:=SUMIF([Scheda.$W$66:.$W$126];&quot;=&quot;&amp;[.K34];[Scheda.$Y$66:.$Y$126])" office:value-type="float" office:value="0">
            <text:p>0</text:p>
          </table:table-cell>
          <table:table-cell table:formula="of:=SUMIF([Scheda.$AJ$67:.$AJ$127];&quot;=&quot;&amp;[.K34];[Scheda.$AL$67:.$AL$127])" office:value-type="float" office:value="0">
            <text:p>0</text:p>
          </table:table-cell>
          <table:table-cell table:formula="of:=SUMIF([Scheda.$AL$7:.$AL$55];&quot;=&quot;&amp;[.K34];[Scheda.$AN$7:.$AN$55])" office:value-type="float" office:value="0">
            <text:p>0</text:p>
          </table:table-cell>
          <table:table-cell table:number-columns-repeated="8"/>
          <table:table-cell table:formula="of:=[.AA33]+1" office:value-type="float" office:value="7">
            <text:p>7</text:p>
          </table:table-cell>
          <table:table-cell table:formula="of:=MAX(0;ROUNDDOWN((4+[.$Z$27]-[.AA34])/4;0))" office:value-type="float" office:value="-0">
            <text:p>0</text:p>
          </table:table-cell>
          <table:table-cell table:number-columns-repeated="2"/>
          <table:table-cell table:formula="of:=IF(([.$Z$29]+1)/2&gt;=[.$AA34];MAX(0;ROUND([.$Z$27]*([.$Z$29]-[.AE45])/(20-[.AE45])/([.$AA34]+1);0));0)" office:value-type="float" office:value="0">
            <text:p>0</text:p>
          </table:table-cell>
          <table:table-cell table:number-columns-repeated="2"/>
          <table:table-cell table:style-name="ce548" table:formula="of:=[.AH33]+1" office:value-type="float" office:value="33">
            <text:p>33</text:p>
          </table:table-cell>
          <table:table-cell table:style-name="ce548" table:formula="of:=[.AL34]/2" office:value-type="float" office:value="400">
            <text:p>400</text:p>
          </table:table-cell>
          <table:table-cell table:style-name="ce548" table:formula="of:=[.AM34]/2" office:value-type="float" office:value="800">
            <text:p>800</text:p>
          </table:table-cell>
          <table:table-cell table:formula="of:=[.AN34]/2" office:value-type="float" office:value="1200">
            <text:p>1200</text:p>
          </table:table-cell>
          <table:table-cell table:style-name="ce548" table:formula="of:=ROUNDDOWN([.AN34]/3;0)" office:value-type="float" office:value="800">
            <text:p>800</text:p>
          </table:table-cell>
          <table:table-cell table:style-name="ce549" table:formula="of:=ROUNDDOWN([.AN34]*2/3;0)" office:value-type="float" office:value="1600">
            <text:p>1600</text:p>
          </table:table-cell>
          <table:table-cell table:formula="of:=[.AN29]*2" office:value-type="float" office:value="2400">
            <text:p>24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2]" office:value-type="string" office:string-value="INT2">
            <text:p>INT2</text:p>
          </table:table-cell>
          <table:table-cell table:formula="of:=SUM([.M35:.R35])" office:value-type="float" office:value="0">
            <text:p>0</text:p>
          </table:table-cell>
          <table:table-cell table:formula="of:=SUMIF([Scheda.$F$66:.$F$126];&quot;=&quot;&amp;[.K35];[Scheda.$H$66:.$H$126])" office:value-type="float" office:value="0">
            <text:p>0</text:p>
          </table:table-cell>
          <table:table-cell table:formula="of:=SUMIF([Scheda.$J$66:.$J$126];&quot;=&quot;&amp;[.K35];[Scheda.$L$66:.$L$126])" office:value-type="float" office:value="0">
            <text:p>0</text:p>
          </table:table-cell>
          <table:table-cell table:formula="of:=SUMIF([Scheda.$S$66:.$S$126];&quot;=&quot;&amp;[.K35];[Scheda.$U$66:.$U$126])" office:value-type="float" office:value="0">
            <text:p>0</text:p>
          </table:table-cell>
          <table:table-cell table:formula="of:=SUMIF([Scheda.$W$66:.$W$126];&quot;=&quot;&amp;[.K35];[Scheda.$Y$66:.$Y$126])" office:value-type="float" office:value="0">
            <text:p>0</text:p>
          </table:table-cell>
          <table:table-cell table:formula="of:=SUMIF([Scheda.$AJ$67:.$AJ$127];&quot;=&quot;&amp;[.K35];[Scheda.$AL$67:.$AL$127])" office:value-type="float" office:value="0">
            <text:p>0</text:p>
          </table:table-cell>
          <table:table-cell table:formula="of:=SUMIF([Scheda.$AL$7:.$AL$55];&quot;=&quot;&amp;[.K35];[Scheda.$AN$7:.$AN$55])" office:value-type="float" office:value="0">
            <text:p>0</text:p>
          </table:table-cell>
          <table:table-cell table:number-columns-repeated="8"/>
          <table:table-cell table:formula="of:=[.AA34]+1" office:value-type="float" office:value="8">
            <text:p>8</text:p>
          </table:table-cell>
          <table:table-cell table:formula="of:=MAX(0;ROUNDDOWN((4+[.$Z$27]-[.AA35])/4;0))" office:value-type="float" office:value="0">
            <text:p>0</text:p>
          </table:table-cell>
          <table:table-cell table:number-columns-repeated="2"/>
          <table:table-cell table:formula="of:=IF(([.$Z$29]+1)/2&gt;=[.$AA35];MAX(0;ROUND([.$Z$27]*([.$Z$29]-[.AE46])/(20-[.AE46])/([.$AA35]+1);0));0)" office:value-type="float" office:value="0">
            <text:p>0</text:p>
          </table:table-cell>
          <table:table-cell table:number-columns-repeated="2"/>
          <table:table-cell table:style-name="ce548" table:formula="of:=[.AH34]+1" office:value-type="float" office:value="34">
            <text:p>34</text:p>
          </table:table-cell>
          <table:table-cell table:style-name="ce548" table:formula="of:=[.AL35]/2" office:value-type="float" office:value="466.5">
            <text:p>466,5</text:p>
          </table:table-cell>
          <table:table-cell table:style-name="ce548" table:formula="of:=[.AM35]/2" office:value-type="float" office:value="933">
            <text:p>933</text:p>
          </table:table-cell>
          <table:table-cell table:formula="of:=[.AN35]/2" office:value-type="float" office:value="1400">
            <text:p>1400</text:p>
          </table:table-cell>
          <table:table-cell table:style-name="ce548" table:formula="of:=ROUNDDOWN([.AN35]/3;0)" office:value-type="float" office:value="933">
            <text:p>933</text:p>
          </table:table-cell>
          <table:table-cell table:style-name="ce549" table:formula="of:=ROUNDDOWN([.AN35]*2/3;0)" office:value-type="float" office:value="1866">
            <text:p>1866</text:p>
          </table:table-cell>
          <table:table-cell table:formula="of:=[.AN30]*2" office:value-type="float" office:value="2800">
            <text:p>28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3]" office:value-type="string" office:string-value="LIN">
            <text:p>LIN</text:p>
          </table:table-cell>
          <table:table-cell table:formula="of:=SUM([.M36:.R36])" office:value-type="float" office:value="0">
            <text:p>0</text:p>
          </table:table-cell>
          <table:table-cell table:formula="of:=SUMIF([Scheda.$F$66:.$F$126];&quot;=&quot;&amp;[.K36];[Scheda.$H$66:.$H$126])" office:value-type="float" office:value="0">
            <text:p>0</text:p>
          </table:table-cell>
          <table:table-cell table:formula="of:=SUMIF([Scheda.$J$66:.$J$126];&quot;=&quot;&amp;[.K36];[Scheda.$L$66:.$L$126])" office:value-type="float" office:value="0">
            <text:p>0</text:p>
          </table:table-cell>
          <table:table-cell table:formula="of:=SUMIF([Scheda.$S$66:.$S$126];&quot;=&quot;&amp;[.K36];[Scheda.$U$66:.$U$126])" office:value-type="float" office:value="0">
            <text:p>0</text:p>
          </table:table-cell>
          <table:table-cell table:formula="of:=SUMIF([Scheda.$W$66:.$W$126];&quot;=&quot;&amp;[.K36];[Scheda.$Y$66:.$Y$126])" office:value-type="float" office:value="0">
            <text:p>0</text:p>
          </table:table-cell>
          <table:table-cell table:formula="of:=SUMIF([Scheda.$AJ$67:.$AJ$127];&quot;=&quot;&amp;[.K36];[Scheda.$AL$67:.$AL$127])" office:value-type="float" office:value="0">
            <text:p>0</text:p>
          </table:table-cell>
          <table:table-cell table:formula="of:=SUMIF([Scheda.$AL$7:.$AL$55];&quot;=&quot;&amp;[.K36];[Scheda.$AN$7:.$AN$55])" office:value-type="float" office:value="0">
            <text:p>0</text:p>
          </table:table-cell>
          <table:table-cell table:number-columns-repeated="8"/>
          <table:table-cell table:formula="of:=[.AA35]+1" office:value-type="float" office:value="9">
            <text:p>9</text:p>
          </table:table-cell>
          <table:table-cell table:formula="of:=MAX(0;ROUNDDOWN((4+[.$Z$27]-[.AA36])/4;0))" office:value-type="float" office:value="0">
            <text:p>0</text:p>
          </table:table-cell>
          <table:table-cell table:number-columns-repeated="2"/>
          <table:table-cell table:formula="of:=IF(([.$Z$29]+1)/2&gt;=[.$AA36];MAX(0;ROUND([.$Z$27]*([.$Z$29]-[.AE47])/(20-[.AE47])/([.$AA36]+1);0));0)" office:value-type="float" office:value="0">
            <text:p>0</text:p>
          </table:table-cell>
          <table:table-cell table:number-columns-repeated="2"/>
          <table:table-cell table:style-name="ce548" table:formula="of:=[.AH35]+1" office:value-type="float" office:value="35">
            <text:p>35</text:p>
          </table:table-cell>
          <table:table-cell table:style-name="ce548" table:formula="of:=[.AL36]/2" office:value-type="float" office:value="533">
            <text:p>533</text:p>
          </table:table-cell>
          <table:table-cell table:style-name="ce548" table:formula="of:=[.AM36]/2" office:value-type="float" office:value="1066.5">
            <text:p>1066,5</text:p>
          </table:table-cell>
          <table:table-cell table:formula="of:=[.AN36]/2" office:value-type="float" office:value="1600">
            <text:p>1600</text:p>
          </table:table-cell>
          <table:table-cell table:style-name="ce548" table:formula="of:=ROUNDDOWN([.AN36]/3;0)" office:value-type="float" office:value="1066">
            <text:p>1066</text:p>
          </table:table-cell>
          <table:table-cell table:style-name="ce549" table:formula="of:=ROUNDDOWN([.AN36]*2/3;0)" office:value-type="float" office:value="2133">
            <text:p>2133</text:p>
          </table:table-cell>
          <table:table-cell table:formula="of:=[.AN31]*2" office:value-type="float" office:value="3200">
            <text:p>32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4]" office:value-type="string" office:string-value="NUO">
            <text:p>NUO</text:p>
          </table:table-cell>
          <table:table-cell table:formula="of:=SUM([.M37:.R37])" office:value-type="float" office:value="0">
            <text:p>0</text:p>
          </table:table-cell>
          <table:table-cell table:formula="of:=SUMIF([Scheda.$F$66:.$F$126];&quot;=&quot;&amp;[.K37];[Scheda.$H$66:.$H$126])" office:value-type="float" office:value="0">
            <text:p>0</text:p>
          </table:table-cell>
          <table:table-cell table:formula="of:=SUMIF([Scheda.$J$66:.$J$126];&quot;=&quot;&amp;[.K37];[Scheda.$L$66:.$L$126])" office:value-type="float" office:value="0">
            <text:p>0</text:p>
          </table:table-cell>
          <table:table-cell table:formula="of:=SUMIF([Scheda.$S$66:.$S$126];&quot;=&quot;&amp;[.K37];[Scheda.$U$66:.$U$126])" office:value-type="float" office:value="0">
            <text:p>0</text:p>
          </table:table-cell>
          <table:table-cell table:formula="of:=SUMIF([Scheda.$W$66:.$W$126];&quot;=&quot;&amp;[.K37];[Scheda.$Y$66:.$Y$126])" office:value-type="float" office:value="0">
            <text:p>0</text:p>
          </table:table-cell>
          <table:table-cell table:formula="of:=SUMIF([Scheda.$AJ$67:.$AJ$127];&quot;=&quot;&amp;[.K37];[Scheda.$AL$67:.$AL$127])" office:value-type="float" office:value="0">
            <text:p>0</text:p>
          </table:table-cell>
          <table:table-cell table:formula="of:=SUMIF([Scheda.$AL$7:.$AL$55];&quot;=&quot;&amp;[.K37];[Scheda.$AN$7:.$AN$55])" office:value-type="float" office:value="0">
            <text:p>0</text:p>
          </table:table-cell>
          <table:table-cell table:number-columns-repeated="10"/>
          <table:table-cell office:value-type="string">
            <text:p>P4</text:p>
          </table:table-cell>
          <table:table-cell office:value-type="string">
            <text:p>P6</text:p>
          </table:table-cell>
          <table:table-cell office:value-type="string">
            <text:p>P9</text:p>
          </table:table-cell>
          <table:table-cell table:number-columns-repeated="2"/>
          <table:table-cell table:style-name="ce548" table:formula="of:=[.AH36]+1" office:value-type="float" office:value="36">
            <text:p>36</text:p>
          </table:table-cell>
          <table:table-cell table:style-name="ce548" table:formula="of:=[.AL37]/2" office:value-type="float" office:value="613">
            <text:p>613</text:p>
          </table:table-cell>
          <table:table-cell table:style-name="ce548" table:formula="of:=[.AM37]/2" office:value-type="float" office:value="1226.5">
            <text:p>1226,5</text:p>
          </table:table-cell>
          <table:table-cell table:formula="of:=[.AN37]/2" office:value-type="float" office:value="1840">
            <text:p>1840</text:p>
          </table:table-cell>
          <table:table-cell table:style-name="ce548" table:formula="of:=ROUNDDOWN([.AN37]/3;0)" office:value-type="float" office:value="1226">
            <text:p>1226</text:p>
          </table:table-cell>
          <table:table-cell table:style-name="ce549" table:formula="of:=ROUNDDOWN([.AN37]*2/3;0)" office:value-type="float" office:value="2453">
            <text:p>2453</text:p>
          </table:table-cell>
          <table:table-cell table:formula="of:=[.AN32]*2" office:value-type="float" office:value="3680">
            <text:p>368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5]" office:value-type="string" office:string-value="PER">
            <text:p>PER</text:p>
          </table:table-cell>
          <table:table-cell table:formula="of:=SUM([.M38:.R38])" office:value-type="float" office:value="0">
            <text:p>0</text:p>
          </table:table-cell>
          <table:table-cell table:formula="of:=SUMIF([Scheda.$F$66:.$F$126];&quot;=&quot;&amp;[.K38];[Scheda.$H$66:.$H$126])" office:value-type="float" office:value="0">
            <text:p>0</text:p>
          </table:table-cell>
          <table:table-cell table:formula="of:=SUMIF([Scheda.$J$66:.$J$126];&quot;=&quot;&amp;[.K38];[Scheda.$L$66:.$L$126])" office:value-type="float" office:value="0">
            <text:p>0</text:p>
          </table:table-cell>
          <table:table-cell table:formula="of:=SUMIF([Scheda.$S$66:.$S$126];&quot;=&quot;&amp;[.K38];[Scheda.$U$66:.$U$126])" office:value-type="float" office:value="0">
            <text:p>0</text:p>
          </table:table-cell>
          <table:table-cell table:formula="of:=SUMIF([Scheda.$W$66:.$W$126];&quot;=&quot;&amp;[.K38];[Scheda.$Y$66:.$Y$126])" office:value-type="float" office:value="0">
            <text:p>0</text:p>
          </table:table-cell>
          <table:table-cell table:formula="of:=SUMIF([Scheda.$AJ$67:.$AJ$127];&quot;=&quot;&amp;[.K38];[Scheda.$AL$67:.$AL$127])" office:value-type="float" office:value="0">
            <text:p>0</text:p>
          </table:table-cell>
          <table:table-cell table:formula="of:=SUMIF([Scheda.$AL$7:.$AL$55];&quot;=&quot;&amp;[.K38];[Scheda.$AN$7:.$AN$55])" office:value-type="float" office:value="0">
            <text:p>0</text:p>
          </table:table-cell>
          <table:table-cell table:number-columns-repeated="10"/>
          <table:table-cell/>
          <table:table-cell table:formula="of:=[.AA27]*3-2" office:value-type="float" office:value="-2">
            <text:p>-2</text:p>
          </table:table-cell>
          <table:table-cell table:formula="of:=[.AA27]*2-1" office:value-type="float" office:value="-1">
            <text:p>-1</text:p>
          </table:table-cell>
          <table:table-cell table:number-columns-repeated="2"/>
          <table:table-cell table:style-name="ce548" table:formula="of:=[.AH37]+1" office:value-type="float" office:value="37">
            <text:p>37</text:p>
          </table:table-cell>
          <table:table-cell table:style-name="ce548" table:formula="of:=[.AL38]/2" office:value-type="float" office:value="693">
            <text:p>693</text:p>
          </table:table-cell>
          <table:table-cell table:style-name="ce548" table:formula="of:=[.AM38]/2" office:value-type="float" office:value="1386.5">
            <text:p>1386,5</text:p>
          </table:table-cell>
          <table:table-cell table:formula="of:=[.AN38]/2" office:value-type="float" office:value="2080">
            <text:p>2080</text:p>
          </table:table-cell>
          <table:table-cell table:style-name="ce548" table:formula="of:=ROUNDDOWN([.AN38]/3;0)" office:value-type="float" office:value="1386">
            <text:p>1386</text:p>
          </table:table-cell>
          <table:table-cell table:style-name="ce549" table:formula="of:=ROUNDDOWN([.AN38]*2/3;0)" office:value-type="float" office:value="2773">
            <text:p>2773</text:p>
          </table:table-cell>
          <table:table-cell table:formula="of:=[.AN33]*2" office:value-type="float" office:value="4160">
            <text:p>416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6]" office:value-type="string" office:string-value="PRO1">
            <text:p>PRO1</text:p>
          </table:table-cell>
          <table:table-cell table:formula="of:=SUM([.M39:.R39])" office:value-type="float" office:value="0">
            <text:p>0</text:p>
          </table:table-cell>
          <table:table-cell table:formula="of:=SUMIF([Scheda.$F$66:.$F$126];&quot;=&quot;&amp;[.K39];[Scheda.$H$66:.$H$126])" office:value-type="float" office:value="0">
            <text:p>0</text:p>
          </table:table-cell>
          <table:table-cell table:formula="of:=SUMIF([Scheda.$J$66:.$J$126];&quot;=&quot;&amp;[.K39];[Scheda.$L$66:.$L$126])" office:value-type="float" office:value="0">
            <text:p>0</text:p>
          </table:table-cell>
          <table:table-cell table:formula="of:=SUMIF([Scheda.$S$66:.$S$126];&quot;=&quot;&amp;[.K39];[Scheda.$U$66:.$U$126])" office:value-type="float" office:value="0">
            <text:p>0</text:p>
          </table:table-cell>
          <table:table-cell table:formula="of:=SUMIF([Scheda.$W$66:.$W$126];&quot;=&quot;&amp;[.K39];[Scheda.$Y$66:.$Y$126])" office:value-type="float" office:value="0">
            <text:p>0</text:p>
          </table:table-cell>
          <table:table-cell table:formula="of:=SUMIF([Scheda.$AJ$67:.$AJ$127];&quot;=&quot;&amp;[.K39];[Scheda.$AL$67:.$AL$127])" office:value-type="float" office:value="0">
            <text:p>0</text:p>
          </table:table-cell>
          <table:table-cell table:formula="of:=SUMIF([Scheda.$AL$7:.$AL$55];&quot;=&quot;&amp;[.K39];[Scheda.$AN$7:.$AN$55])" office:value-type="float" office:value="0">
            <text:p>0</text:p>
          </table:table-cell>
          <table:table-cell table:number-columns-repeated="10"/>
          <table:table-cell table:formula="of:=[.AA28]*3+1" office:value-type="float" office:value="4">
            <text:p>4</text:p>
          </table:table-cell>
          <table:table-cell table:formula="of:=[.AA28]*3-2" office:value-type="float" office:value="1">
            <text:p>1</text:p>
          </table:table-cell>
          <table:table-cell table:formula="of:=[.AA28]*2-1" office:value-type="float" office:value="1">
            <text:p>1</text:p>
          </table:table-cell>
          <table:table-cell table:number-columns-repeated="2"/>
          <table:table-cell table:style-name="ce548" table:formula="of:=[.AH38]+1" office:value-type="float" office:value="38">
            <text:p>38</text:p>
          </table:table-cell>
          <table:table-cell table:style-name="ce548" table:formula="of:=[.AL39]/2" office:value-type="float" office:value="800">
            <text:p>800</text:p>
          </table:table-cell>
          <table:table-cell table:style-name="ce548" table:formula="of:=[.AM39]/2" office:value-type="float" office:value="1600">
            <text:p>1600</text:p>
          </table:table-cell>
          <table:table-cell table:formula="of:=[.AN39]/2" office:value-type="float" office:value="2400">
            <text:p>2400</text:p>
          </table:table-cell>
          <table:table-cell table:style-name="ce548" table:formula="of:=ROUNDDOWN([.AN39]/3;0)" office:value-type="float" office:value="1600">
            <text:p>1600</text:p>
          </table:table-cell>
          <table:table-cell table:style-name="ce549" table:formula="of:=ROUNDDOWN([.AN39]*2/3;0)" office:value-type="float" office:value="3200">
            <text:p>3200</text:p>
          </table:table-cell>
          <table:table-cell table:formula="of:=[.AN34]*2" office:value-type="float" office:value="4800">
            <text:p>48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7]" office:value-type="string" office:string-value="PRO2">
            <text:p>PRO2</text:p>
          </table:table-cell>
          <table:table-cell table:formula="of:=SUM([.M40:.R40])" office:value-type="float" office:value="0">
            <text:p>0</text:p>
          </table:table-cell>
          <table:table-cell table:formula="of:=SUMIF([Scheda.$F$66:.$F$126];&quot;=&quot;&amp;[.K40];[Scheda.$H$66:.$H$126])" office:value-type="float" office:value="0">
            <text:p>0</text:p>
          </table:table-cell>
          <table:table-cell table:formula="of:=SUMIF([Scheda.$J$66:.$J$126];&quot;=&quot;&amp;[.K40];[Scheda.$L$66:.$L$126])" office:value-type="float" office:value="0">
            <text:p>0</text:p>
          </table:table-cell>
          <table:table-cell table:formula="of:=SUMIF([Scheda.$S$66:.$S$126];&quot;=&quot;&amp;[.K40];[Scheda.$U$66:.$U$126])" office:value-type="float" office:value="0">
            <text:p>0</text:p>
          </table:table-cell>
          <table:table-cell table:formula="of:=SUMIF([Scheda.$W$66:.$W$126];&quot;=&quot;&amp;[.K40];[Scheda.$Y$66:.$Y$126])" office:value-type="float" office:value="0">
            <text:p>0</text:p>
          </table:table-cell>
          <table:table-cell table:formula="of:=SUMIF([Scheda.$AJ$67:.$AJ$127];&quot;=&quot;&amp;[.K40];[Scheda.$AL$67:.$AL$127])" office:value-type="float" office:value="0">
            <text:p>0</text:p>
          </table:table-cell>
          <table:table-cell table:formula="of:=SUMIF([Scheda.$AL$7:.$AL$55];&quot;=&quot;&amp;[.K40];[Scheda.$AN$7:.$AN$55])" office:value-type="float" office:value="0">
            <text:p>0</text:p>
          </table:table-cell>
          <table:table-cell table:number-columns-repeated="10"/>
          <table:table-cell table:formula="of:=[.AA29]*3+1" office:value-type="float" office:value="7">
            <text:p>7</text:p>
          </table:table-cell>
          <table:table-cell table:formula="of:=[.AA29]*3-2" office:value-type="float" office:value="4">
            <text:p>4</text:p>
          </table:table-cell>
          <table:table-cell table:formula="of:=[.AA29]*2-1" office:value-type="float" office:value="3">
            <text:p>3</text:p>
          </table:table-cell>
          <table:table-cell table:number-columns-repeated="2"/>
          <table:table-cell table:style-name="ce548" table:formula="of:=[.AH39]+1" office:value-type="float" office:value="39">
            <text:p>39</text:p>
          </table:table-cell>
          <table:table-cell table:style-name="ce548" table:formula="of:=[.AL40]/2" office:value-type="float" office:value="933">
            <text:p>933</text:p>
          </table:table-cell>
          <table:table-cell table:style-name="ce548" table:formula="of:=[.AM40]/2" office:value-type="float" office:value="1866.5">
            <text:p>1866,5</text:p>
          </table:table-cell>
          <table:table-cell table:formula="of:=[.AN40]/2" office:value-type="float" office:value="2800">
            <text:p>2800</text:p>
          </table:table-cell>
          <table:table-cell table:style-name="ce548" table:formula="of:=ROUNDDOWN([.AN40]/3;0)" office:value-type="float" office:value="1866">
            <text:p>1866</text:p>
          </table:table-cell>
          <table:table-cell table:style-name="ce549" table:formula="of:=ROUNDDOWN([.AN40]*2/3;0)" office:value-type="float" office:value="3733">
            <text:p>3733</text:p>
          </table:table-cell>
          <table:table-cell table:formula="of:=[.AN35]*2" office:value-type="float" office:value="5600">
            <text:p>56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8]" office:value-type="string" office:string-value="RAG">
            <text:p>RAG</text:p>
          </table:table-cell>
          <table:table-cell table:formula="of:=SUM([.M41:.R41])" office:value-type="float" office:value="0">
            <text:p>0</text:p>
          </table:table-cell>
          <table:table-cell table:formula="of:=SUMIF([Scheda.$F$66:.$F$126];&quot;=&quot;&amp;[.K41];[Scheda.$H$66:.$H$126])" office:value-type="float" office:value="0">
            <text:p>0</text:p>
          </table:table-cell>
          <table:table-cell table:formula="of:=SUMIF([Scheda.$J$66:.$J$126];&quot;=&quot;&amp;[.K41];[Scheda.$L$66:.$L$126])" office:value-type="float" office:value="0">
            <text:p>0</text:p>
          </table:table-cell>
          <table:table-cell table:formula="of:=SUMIF([Scheda.$S$66:.$S$126];&quot;=&quot;&amp;[.K41];[Scheda.$U$66:.$U$126])" office:value-type="float" office:value="0">
            <text:p>0</text:p>
          </table:table-cell>
          <table:table-cell table:formula="of:=SUMIF([Scheda.$W$66:.$W$126];&quot;=&quot;&amp;[.K41];[Scheda.$Y$66:.$Y$126])" office:value-type="float" office:value="0">
            <text:p>0</text:p>
          </table:table-cell>
          <table:table-cell table:formula="of:=SUMIF([Scheda.$AJ$67:.$AJ$127];&quot;=&quot;&amp;[.K41];[Scheda.$AL$67:.$AL$127])" office:value-type="float" office:value="0">
            <text:p>0</text:p>
          </table:table-cell>
          <table:table-cell table:formula="of:=SUMIF([Scheda.$AL$7:.$AL$55];&quot;=&quot;&amp;[.K41];[Scheda.$AN$7:.$AN$55])" office:value-type="float" office:value="0">
            <text:p>0</text:p>
          </table:table-cell>
          <table:table-cell table:number-columns-repeated="10"/>
          <table:table-cell table:formula="of:=[.AA30]*3+1" office:value-type="float" office:value="10">
            <text:p>10</text:p>
          </table:table-cell>
          <table:table-cell table:formula="of:=[.AA30]*3-2" office:value-type="float" office:value="7">
            <text:p>7</text:p>
          </table:table-cell>
          <table:table-cell table:formula="of:=[.AA30]*2-1" office:value-type="float" office:value="5">
            <text:p>5</text:p>
          </table:table-cell>
          <table:table-cell table:number-columns-repeated="2"/>
          <table:table-cell table:style-name="ce548" table:formula="of:=[.AH40]+1" office:value-type="float" office:value="40">
            <text:p>40</text:p>
          </table:table-cell>
          <table:table-cell table:style-name="ce548" table:formula="of:=[.AL41]/2" office:value-type="float" office:value="1066.5">
            <text:p>1066,5</text:p>
          </table:table-cell>
          <table:table-cell table:style-name="ce548" table:formula="of:=[.AM41]/2" office:value-type="float" office:value="2133">
            <text:p>2133</text:p>
          </table:table-cell>
          <table:table-cell table:formula="of:=[.AN41]/2" office:value-type="float" office:value="3200">
            <text:p>3200</text:p>
          </table:table-cell>
          <table:table-cell table:style-name="ce548" table:formula="of:=ROUNDDOWN([.AN41]/3;0)" office:value-type="float" office:value="2133">
            <text:p>2133</text:p>
          </table:table-cell>
          <table:table-cell table:style-name="ce549" table:formula="of:=ROUNDDOWN([.AN41]*2/3;0)" office:value-type="float" office:value="4266">
            <text:p>4266</text:p>
          </table:table-cell>
          <table:table-cell table:formula="of:=[.AN36]*2" office:value-type="float" office:value="6400">
            <text:p>64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49]" office:value-type="string" office:string-value="RAP">
            <text:p>RAP</text:p>
          </table:table-cell>
          <table:table-cell table:formula="of:=SUM([.M42:.R42])" office:value-type="float" office:value="0">
            <text:p>0</text:p>
          </table:table-cell>
          <table:table-cell table:formula="of:=SUMIF([Scheda.$F$66:.$F$126];&quot;=&quot;&amp;[.K42];[Scheda.$H$66:.$H$126])" office:value-type="float" office:value="0">
            <text:p>0</text:p>
          </table:table-cell>
          <table:table-cell table:formula="of:=SUMIF([Scheda.$J$66:.$J$126];&quot;=&quot;&amp;[.K42];[Scheda.$L$66:.$L$126])" office:value-type="float" office:value="0">
            <text:p>0</text:p>
          </table:table-cell>
          <table:table-cell table:formula="of:=SUMIF([Scheda.$S$66:.$S$126];&quot;=&quot;&amp;[.K42];[Scheda.$U$66:.$U$126])" office:value-type="float" office:value="0">
            <text:p>0</text:p>
          </table:table-cell>
          <table:table-cell table:formula="of:=SUMIF([Scheda.$W$66:.$W$126];&quot;=&quot;&amp;[.K42];[Scheda.$Y$66:.$Y$126])" office:value-type="float" office:value="0">
            <text:p>0</text:p>
          </table:table-cell>
          <table:table-cell table:formula="of:=SUMIF([Scheda.$AJ$67:.$AJ$127];&quot;=&quot;&amp;[.K42];[Scheda.$AL$67:.$AL$127])" office:value-type="float" office:value="0">
            <text:p>0</text:p>
          </table:table-cell>
          <table:table-cell table:formula="of:=SUMIF([Scheda.$AL$7:.$AL$55];&quot;=&quot;&amp;[.K42];[Scheda.$AN$7:.$AN$55])" office:value-type="float" office:value="0">
            <text:p>0</text:p>
          </table:table-cell>
          <table:table-cell table:number-columns-repeated="10"/>
          <table:table-cell table:formula="of:=[.AA31]*3+1" office:value-type="float" office:value="13">
            <text:p>13</text:p>
          </table:table-cell>
          <table:table-cell table:formula="of:=[.AA31]*3-2" office:value-type="float" office:value="10">
            <text:p>10</text:p>
          </table:table-cell>
          <table:table-cell table:formula="of:=[.AA31]*2-1" office:value-type="float" office:value="7">
            <text:p>7</text:p>
          </table:table-cell>
          <table:table-cell table:number-columns-repeated="2"/>
          <table:table-cell table:style-name="ce548" table:formula="of:=[.AH41]+1" office:value-type="float" office:value="41">
            <text:p>41</text:p>
          </table:table-cell>
          <table:table-cell table:style-name="ce548" table:formula="of:=[.AL42]/2" office:value-type="float" office:value="1226.5">
            <text:p>1226,5</text:p>
          </table:table-cell>
          <table:table-cell table:style-name="ce548" table:formula="of:=[.AM42]/2" office:value-type="float" office:value="2453">
            <text:p>2453</text:p>
          </table:table-cell>
          <table:table-cell table:formula="of:=[.AN42]/2" office:value-type="float" office:value="3680">
            <text:p>3680</text:p>
          </table:table-cell>
          <table:table-cell table:style-name="ce548" table:formula="of:=ROUNDDOWN([.AN42]/3;0)" office:value-type="float" office:value="2453">
            <text:p>2453</text:p>
          </table:table-cell>
          <table:table-cell table:style-name="ce549" table:formula="of:=ROUNDDOWN([.AN42]*2/3;0)" office:value-type="float" office:value="4906">
            <text:p>4906</text:p>
          </table:table-cell>
          <table:table-cell table:formula="of:=[.AN37]*2" office:value-type="float" office:value="7360">
            <text:p>736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50]" office:value-type="string" office:string-value="SAP">
            <text:p>SAP</text:p>
          </table:table-cell>
          <table:table-cell table:formula="of:=SUM([.M43:.R43])" office:value-type="float" office:value="0">
            <text:p>0</text:p>
          </table:table-cell>
          <table:table-cell table:formula="of:=SUMIF([Scheda.$F$66:.$F$126];&quot;=&quot;&amp;[.K43];[Scheda.$H$66:.$H$126])" office:value-type="float" office:value="0">
            <text:p>0</text:p>
          </table:table-cell>
          <table:table-cell table:formula="of:=SUMIF([Scheda.$J$66:.$J$126];&quot;=&quot;&amp;[.K43];[Scheda.$L$66:.$L$126])" office:value-type="float" office:value="0">
            <text:p>0</text:p>
          </table:table-cell>
          <table:table-cell table:formula="of:=SUMIF([Scheda.$S$66:.$S$126];&quot;=&quot;&amp;[.K43];[Scheda.$U$66:.$U$126])" office:value-type="float" office:value="0">
            <text:p>0</text:p>
          </table:table-cell>
          <table:table-cell table:formula="of:=SUMIF([Scheda.$W$66:.$W$126];&quot;=&quot;&amp;[.K43];[Scheda.$Y$66:.$Y$126])" office:value-type="float" office:value="0">
            <text:p>0</text:p>
          </table:table-cell>
          <table:table-cell table:formula="of:=SUMIF([Scheda.$AJ$67:.$AJ$127];&quot;=&quot;&amp;[.K43];[Scheda.$AL$67:.$AL$127])" office:value-type="float" office:value="0">
            <text:p>0</text:p>
          </table:table-cell>
          <table:table-cell table:formula="of:=SUMIF([Scheda.$AL$7:.$AL$55];&quot;=&quot;&amp;[.K43];[Scheda.$AN$7:.$AN$55])" office:value-type="float" office:value="0">
            <text:p>0</text:p>
          </table:table-cell>
          <table:table-cell table:number-columns-repeated="11"/>
          <table:table-cell table:formula="of:=[.AA32]*3-2" office:value-type="float" office:value="13">
            <text:p>13</text:p>
          </table:table-cell>
          <table:table-cell table:formula="of:=[.AA32]*2-1" office:value-type="float" office:value="9">
            <text:p>9</text:p>
          </table:table-cell>
          <table:table-cell table:number-columns-repeated="2"/>
          <table:table-cell table:style-name="ce548" table:formula="of:=[.AH42]+1" office:value-type="float" office:value="42">
            <text:p>42</text:p>
          </table:table-cell>
          <table:table-cell table:style-name="ce548" table:formula="of:=[.AL43]/2" office:value-type="float" office:value="1386.5">
            <text:p>1386,5</text:p>
          </table:table-cell>
          <table:table-cell table:style-name="ce548" table:formula="of:=[.AM43]/2" office:value-type="float" office:value="2773">
            <text:p>2773</text:p>
          </table:table-cell>
          <table:table-cell table:formula="of:=[.AN43]/2" office:value-type="float" office:value="4160">
            <text:p>4160</text:p>
          </table:table-cell>
          <table:table-cell table:style-name="ce548" table:formula="of:=ROUNDDOWN([.AN43]/3;0)" office:value-type="float" office:value="2773">
            <text:p>2773</text:p>
          </table:table-cell>
          <table:table-cell table:style-name="ce549" table:formula="of:=ROUNDDOWN([.AN43]*2/3;0)" office:value-type="float" office:value="5546">
            <text:p>5546</text:p>
          </table:table-cell>
          <table:table-cell table:formula="of:=[.AN38]*2" office:value-type="float" office:value="8320">
            <text:p>832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51]" office:value-type="string" office:string-value="SCA">
            <text:p>SCA</text:p>
          </table:table-cell>
          <table:table-cell table:formula="of:=SUM([.M44:.R44])" office:value-type="float" office:value="0">
            <text:p>0</text:p>
          </table:table-cell>
          <table:table-cell table:formula="of:=SUMIF([Scheda.$F$66:.$F$126];&quot;=&quot;&amp;[.K44];[Scheda.$H$66:.$H$126])" office:value-type="float" office:value="0">
            <text:p>0</text:p>
          </table:table-cell>
          <table:table-cell table:formula="of:=SUMIF([Scheda.$J$66:.$J$126];&quot;=&quot;&amp;[.K44];[Scheda.$L$66:.$L$126])" office:value-type="float" office:value="0">
            <text:p>0</text:p>
          </table:table-cell>
          <table:table-cell table:formula="of:=SUMIF([Scheda.$S$66:.$S$126];&quot;=&quot;&amp;[.K44];[Scheda.$U$66:.$U$126])" office:value-type="float" office:value="0">
            <text:p>0</text:p>
          </table:table-cell>
          <table:table-cell table:formula="of:=SUMIF([Scheda.$W$66:.$W$126];&quot;=&quot;&amp;[.K44];[Scheda.$Y$66:.$Y$126])" office:value-type="float" office:value="0">
            <text:p>0</text:p>
          </table:table-cell>
          <table:table-cell table:formula="of:=SUMIF([Scheda.$AJ$67:.$AJ$127];&quot;=&quot;&amp;[.K44];[Scheda.$AL$67:.$AL$127])" office:value-type="float" office:value="0">
            <text:p>0</text:p>
          </table:table-cell>
          <table:table-cell table:formula="of:=SUMIF([Scheda.$AL$7:.$AL$55];&quot;=&quot;&amp;[.K44];[Scheda.$AN$7:.$AN$55])" office:value-type="float" office:value="0">
            <text:p>0</text:p>
          </table:table-cell>
          <table:table-cell table:number-columns-repeated="11"/>
          <table:table-cell table:formula="of:=[.AA33]*3-2" office:value-type="float" office:value="16">
            <text:p>16</text:p>
          </table:table-cell>
          <table:table-cell table:formula="of:=[.AA33]*2-1" office:value-type="float" office:value="11">
            <text:p>11</text:p>
          </table:table-cell>
          <table:table-cell table:number-columns-repeated="2"/>
          <table:table-cell table:style-name="ce548" table:formula="of:=[.AH43]+1" office:value-type="float" office:value="43">
            <text:p>43</text:p>
          </table:table-cell>
          <table:table-cell table:style-name="ce548" table:formula="of:=[.AL44]/2" office:value-type="float" office:value="1600">
            <text:p>1600</text:p>
          </table:table-cell>
          <table:table-cell table:style-name="ce548" table:formula="of:=[.AM44]/2" office:value-type="float" office:value="3200">
            <text:p>3200</text:p>
          </table:table-cell>
          <table:table-cell table:formula="of:=[.AN44]/2" office:value-type="float" office:value="4800">
            <text:p>4800</text:p>
          </table:table-cell>
          <table:table-cell table:style-name="ce548" table:formula="of:=ROUNDDOWN([.AN44]/3;0)" office:value-type="float" office:value="3200">
            <text:p>3200</text:p>
          </table:table-cell>
          <table:table-cell table:style-name="ce549" table:formula="of:=ROUNDDOWN([.AN44]*2/3;0)" office:value-type="float" office:value="6400">
            <text:p>6400</text:p>
          </table:table-cell>
          <table:table-cell table:formula="of:=[.AN39]*2" office:value-type="float" office:value="9600">
            <text:p>96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52]" office:value-type="string" office:string-value="SOP">
            <text:p>SOP</text:p>
          </table:table-cell>
          <table:table-cell table:formula="of:=SUM([.M45:.R45])" office:value-type="float" office:value="0">
            <text:p>0</text:p>
          </table:table-cell>
          <table:table-cell table:formula="of:=SUMIF([Scheda.$F$66:.$F$126];&quot;=&quot;&amp;[.K45];[Scheda.$H$66:.$H$126])" office:value-type="float" office:value="0">
            <text:p>0</text:p>
          </table:table-cell>
          <table:table-cell table:formula="of:=SUMIF([Scheda.$J$66:.$J$126];&quot;=&quot;&amp;[.K45];[Scheda.$L$66:.$L$126])" office:value-type="float" office:value="0">
            <text:p>0</text:p>
          </table:table-cell>
          <table:table-cell table:formula="of:=SUMIF([Scheda.$S$66:.$S$126];&quot;=&quot;&amp;[.K45];[Scheda.$U$66:.$U$126])" office:value-type="float" office:value="0">
            <text:p>0</text:p>
          </table:table-cell>
          <table:table-cell table:formula="of:=SUMIF([Scheda.$W$66:.$W$126];&quot;=&quot;&amp;[.K45];[Scheda.$Y$66:.$Y$126])" office:value-type="float" office:value="0">
            <text:p>0</text:p>
          </table:table-cell>
          <table:table-cell table:formula="of:=SUMIF([Scheda.$AJ$67:.$AJ$127];&quot;=&quot;&amp;[.K45];[Scheda.$AL$67:.$AL$127])" office:value-type="float" office:value="0">
            <text:p>0</text:p>
          </table:table-cell>
          <table:table-cell table:formula="of:=SUMIF([Scheda.$AL$7:.$AL$55];&quot;=&quot;&amp;[.K45];[Scheda.$AN$7:.$AN$55])" office:value-type="float" office:value="0">
            <text:p>0</text:p>
          </table:table-cell>
          <table:table-cell table:number-columns-repeated="12"/>
          <table:table-cell table:formula="of:=[.AA34]*2-1" office:value-type="float" office:value="13">
            <text:p>13</text:p>
          </table:table-cell>
          <table:table-cell table:number-columns-repeated="2"/>
          <table:table-cell table:style-name="ce548" table:formula="of:=[.AH44]+1" office:value-type="float" office:value="44">
            <text:p>44</text:p>
          </table:table-cell>
          <table:table-cell table:style-name="ce548" table:formula="of:=[.AL45]/2" office:value-type="float" office:value="1866.5">
            <text:p>1866,5</text:p>
          </table:table-cell>
          <table:table-cell table:style-name="ce548" table:formula="of:=[.AM45]/2" office:value-type="float" office:value="3733">
            <text:p>3733</text:p>
          </table:table-cell>
          <table:table-cell table:formula="of:=[.AN45]/2" office:value-type="float" office:value="5600">
            <text:p>5600</text:p>
          </table:table-cell>
          <table:table-cell table:style-name="ce548" table:formula="of:=ROUNDDOWN([.AN45]/3;0)" office:value-type="float" office:value="3733">
            <text:p>3733</text:p>
          </table:table-cell>
          <table:table-cell table:style-name="ce549" table:formula="of:=ROUNDDOWN([.AN45]*2/3;0)" office:value-type="float" office:value="7466">
            <text:p>7466</text:p>
          </table:table-cell>
          <table:table-cell table:formula="of:=[.AN40]*2" office:value-type="float" office:value="11200">
            <text:p>112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53]" office:value-type="string" office:string-value="UCM">
            <text:p>UCM</text:p>
          </table:table-cell>
          <table:table-cell table:formula="of:=SUM([.M46:.R46])" office:value-type="float" office:value="0">
            <text:p>0</text:p>
          </table:table-cell>
          <table:table-cell table:formula="of:=SUMIF([Scheda.$F$66:.$F$126];&quot;=&quot;&amp;[.K46];[Scheda.$H$66:.$H$126])" office:value-type="float" office:value="0">
            <text:p>0</text:p>
          </table:table-cell>
          <table:table-cell table:formula="of:=SUMIF([Scheda.$J$66:.$J$126];&quot;=&quot;&amp;[.K46];[Scheda.$L$66:.$L$126])" office:value-type="float" office:value="0">
            <text:p>0</text:p>
          </table:table-cell>
          <table:table-cell table:formula="of:=SUMIF([Scheda.$S$66:.$S$126];&quot;=&quot;&amp;[.K46];[Scheda.$U$66:.$U$126])" office:value-type="float" office:value="0">
            <text:p>0</text:p>
          </table:table-cell>
          <table:table-cell table:formula="of:=SUMIF([Scheda.$W$66:.$W$126];&quot;=&quot;&amp;[.K46];[Scheda.$Y$66:.$Y$126])" office:value-type="float" office:value="0">
            <text:p>0</text:p>
          </table:table-cell>
          <table:table-cell table:formula="of:=SUMIF([Scheda.$AJ$67:.$AJ$127];&quot;=&quot;&amp;[.K46];[Scheda.$AL$67:.$AL$127])" office:value-type="float" office:value="0">
            <text:p>0</text:p>
          </table:table-cell>
          <table:table-cell table:formula="of:=SUMIF([Scheda.$AL$7:.$AL$55];&quot;=&quot;&amp;[.K46];[Scheda.$AN$7:.$AN$55])" office:value-type="float" office:value="0">
            <text:p>0</text:p>
          </table:table-cell>
          <table:table-cell table:number-columns-repeated="12"/>
          <table:table-cell table:formula="of:=[.AA35]*2-1" office:value-type="float" office:value="15">
            <text:p>15</text:p>
          </table:table-cell>
          <table:table-cell table:number-columns-repeated="2"/>
          <table:table-cell table:style-name="ce548" table:formula="of:=[.AH45]+1" office:value-type="float" office:value="45">
            <text:p>45</text:p>
          </table:table-cell>
          <table:table-cell table:style-name="ce548" table:formula="of:=[.AL46]/2" office:value-type="float" office:value="2133">
            <text:p>2133</text:p>
          </table:table-cell>
          <table:table-cell table:style-name="ce548" table:formula="of:=[.AM46]/2" office:value-type="float" office:value="4266.5">
            <text:p>4266,5</text:p>
          </table:table-cell>
          <table:table-cell table:formula="of:=[.AN46]/2" office:value-type="float" office:value="6400">
            <text:p>6400</text:p>
          </table:table-cell>
          <table:table-cell table:style-name="ce548" table:formula="of:=ROUNDDOWN([.AN46]/3;0)" office:value-type="float" office:value="4266">
            <text:p>4266</text:p>
          </table:table-cell>
          <table:table-cell table:style-name="ce549" table:formula="of:=ROUNDDOWN([.AN46]*2/3;0)" office:value-type="float" office:value="8533">
            <text:p>8533</text:p>
          </table:table-cell>
          <table:table-cell table:formula="of:=[.AN41]*2" office:value-type="float" office:value="12800">
            <text:p>12800</text:p>
          </table:table-cell>
          <table:table-cell table:number-columns-repeated="984"/>
        </table:table-row>
        <table:table-row table:style-name="ro1">
          <table:table-cell table:number-columns-repeated="10"/>
          <table:table-cell table:formula="of:=[Scheda.T54]" office:value-type="string" office:string-value="VAL">
            <text:p>VAL</text:p>
          </table:table-cell>
          <table:table-cell table:formula="of:=SUM([.M47:.R47])" office:value-type="float" office:value="0">
            <text:p>0</text:p>
          </table:table-cell>
          <table:table-cell table:formula="of:=SUMIF([Scheda.$F$66:.$F$126];&quot;=&quot;&amp;[.K47];[Scheda.$H$66:.$H$126])" office:value-type="float" office:value="0">
            <text:p>0</text:p>
          </table:table-cell>
          <table:table-cell table:formula="of:=SUMIF([Scheda.$J$66:.$J$126];&quot;=&quot;&amp;[.K47];[Scheda.$L$66:.$L$126])" office:value-type="float" office:value="0">
            <text:p>0</text:p>
          </table:table-cell>
          <table:table-cell table:formula="of:=SUMIF([Scheda.$S$66:.$S$126];&quot;=&quot;&amp;[.K47];[Scheda.$U$66:.$U$126])" office:value-type="float" office:value="0">
            <text:p>0</text:p>
          </table:table-cell>
          <table:table-cell table:formula="of:=SUMIF([Scheda.$W$66:.$W$126];&quot;=&quot;&amp;[.K47];[Scheda.$Y$66:.$Y$126])" office:value-type="float" office:value="0">
            <text:p>0</text:p>
          </table:table-cell>
          <table:table-cell table:formula="of:=SUMIF([Scheda.$AJ$67:.$AJ$127];&quot;=&quot;&amp;[.K47];[Scheda.$AL$67:.$AL$127])" office:value-type="float" office:value="0">
            <text:p>0</text:p>
          </table:table-cell>
          <table:table-cell table:formula="of:=SUMIF([Scheda.$AL$7:.$AL$55];&quot;=&quot;&amp;[.K47];[Scheda.$AN$7:.$AN$55])" office:value-type="float" office:value="0">
            <text:p>0</text:p>
          </table:table-cell>
          <table:table-cell table:number-columns-repeated="12"/>
          <table:table-cell table:formula="of:=[.AA36]*2-1" office:value-type="float" office:value="17">
            <text:p>17</text:p>
          </table:table-cell>
          <table:table-cell table:number-columns-repeated="99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T55]" office:value-type="string" office:string-value="VOL">
            <text:p>VOL</text:p>
          </table:table-cell>
          <table:table-cell table:formula="of:=SUM([.M48:.R48])" office:value-type="float" office:value="0">
            <text:p>0</text:p>
          </table:table-cell>
          <table:table-cell table:formula="of:=SUMIF([Scheda.$F$66:.$F$126];&quot;=&quot;&amp;[.K48];[Scheda.$H$66:.$H$126])" office:value-type="float" office:value="0">
            <text:p>0</text:p>
          </table:table-cell>
          <table:table-cell table:formula="of:=SUMIF([Scheda.$J$66:.$J$126];&quot;=&quot;&amp;[.K48];[Scheda.$L$66:.$L$126])" office:value-type="float" office:value="0">
            <text:p>0</text:p>
          </table:table-cell>
          <table:table-cell table:formula="of:=SUMIF([Scheda.$S$66:.$S$126];&quot;=&quot;&amp;[.K48];[Scheda.$U$66:.$U$126])" office:value-type="float" office:value="0">
            <text:p>0</text:p>
          </table:table-cell>
          <table:table-cell table:formula="of:=SUMIF([Scheda.$W$66:.$W$126];&quot;=&quot;&amp;[.K48];[Scheda.$Y$66:.$Y$126])" office:value-type="float" office:value="0">
            <text:p>0</text:p>
          </table:table-cell>
          <table:table-cell table:formula="of:=SUMIF([Scheda.$AJ$67:.$AJ$127];&quot;=&quot;&amp;[.K48];[Scheda.$AL$67:.$AL$127])" office:value-type="float" office:value="0">
            <text:p>0</text:p>
          </table:table-cell>
          <table:table-cell table:formula="of:=SUMIF([Scheda.$AL$7:.$AL$55];&quot;=&quot;&amp;[.K48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I5]" office:value-type="string" office:string-value="PF">
            <text:p>PF</text:p>
          </table:table-cell>
          <table:table-cell table:formula="of:=SUM([.M50:.R50])" office:value-type="float" office:value="0">
            <text:p>0</text:p>
          </table:table-cell>
          <table:table-cell table:formula="of:=SUMIF([Scheda.$F$66:.$F$126];&quot;=&quot;&amp;[.K50];[Scheda.$H$66:.$H$126])" office:value-type="float" office:value="0">
            <text:p>0</text:p>
          </table:table-cell>
          <table:table-cell table:formula="of:=SUMIF([Scheda.$J$66:.$J$126];&quot;=&quot;&amp;[.K50];[Scheda.$L$66:.$L$126])" office:value-type="float" office:value="0">
            <text:p>0</text:p>
          </table:table-cell>
          <table:table-cell table:formula="of:=SUMIF([Scheda.$S$66:.$S$126];&quot;=&quot;&amp;[.K50];[Scheda.$U$66:.$U$126])" office:value-type="float" office:value="0">
            <text:p>0</text:p>
          </table:table-cell>
          <table:table-cell table:formula="of:=SUMIF([Scheda.$W$66:.$W$126];&quot;=&quot;&amp;[.K50];[Scheda.$Y$66:.$Y$126])" office:value-type="float" office:value="0">
            <text:p>0</text:p>
          </table:table-cell>
          <table:table-cell table:formula="of:=SUMIF([Scheda.$AJ$67:.$AJ$127];&quot;=&quot;&amp;[.K50];[Scheda.$AL$67:.$AL$127])" office:value-type="float" office:value="0">
            <text:p>0</text:p>
          </table:table-cell>
          <table:table-cell table:formula="of:=SUMIF([Scheda.$AL$7:.$AL$55];&quot;=&quot;&amp;[.K50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I8]" office:value-type="string" office:string-value="Iniziativa">
            <text:p>Iniziativa</text:p>
          </table:table-cell>
          <table:table-cell table:formula="of:=SUM([.M51:.R51])" office:value-type="float" office:value="0">
            <text:p>0</text:p>
          </table:table-cell>
          <table:table-cell table:formula="of:=SUMIF([Scheda.$F$66:.$F$126];&quot;=&quot;&amp;[.K51];[Scheda.$H$66:.$H$126])" office:value-type="float" office:value="0">
            <text:p>0</text:p>
          </table:table-cell>
          <table:table-cell table:formula="of:=SUMIF([Scheda.$J$66:.$J$126];&quot;=&quot;&amp;[.K51];[Scheda.$L$66:.$L$126])" office:value-type="float" office:value="0">
            <text:p>0</text:p>
          </table:table-cell>
          <table:table-cell table:formula="of:=SUMIF([Scheda.$S$66:.$S$126];&quot;=&quot;&amp;[.K51];[Scheda.$U$66:.$U$126])" office:value-type="float" office:value="0">
            <text:p>0</text:p>
          </table:table-cell>
          <table:table-cell table:formula="of:=SUMIF([Scheda.$W$66:.$W$126];&quot;=&quot;&amp;[.K51];[Scheda.$Y$66:.$Y$126])" office:value-type="float" office:value="0">
            <text:p>0</text:p>
          </table:table-cell>
          <table:table-cell table:formula="of:=SUMIF([Scheda.$AJ$67:.$AJ$127];&quot;=&quot;&amp;[.K51];[Scheda.$AL$67:.$AL$127])" office:value-type="float" office:value="0">
            <text:p>0</text:p>
          </table:table-cell>
          <table:table-cell table:formula="of:=SUMIF([Scheda.$AL$7:.$AL$55];&quot;=&quot;&amp;[.K51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I10]" office:value-type="string" office:string-value="Velocità in metri">
            <text:p>Velocità in metri</text:p>
          </table:table-cell>
          <table:table-cell table:formula="of:=SUM([.M52:.R52])" office:value-type="float" office:value="0">
            <text:p>0</text:p>
          </table:table-cell>
          <table:table-cell table:formula="of:=SUMIF([Scheda.$F$66:.$F$126];&quot;=&quot;&amp;[.K52];[Scheda.$H$66:.$H$126])" office:value-type="float" office:value="0">
            <text:p>0</text:p>
          </table:table-cell>
          <table:table-cell table:formula="of:=SUMIF([Scheda.$J$66:.$J$126];&quot;=&quot;&amp;[.K52];[Scheda.$L$66:.$L$126])" office:value-type="float" office:value="0">
            <text:p>0</text:p>
          </table:table-cell>
          <table:table-cell table:formula="of:=SUMIF([Scheda.$S$66:.$S$126];&quot;=&quot;&amp;[.K52];[Scheda.$U$66:.$U$126])" office:value-type="float" office:value="0">
            <text:p>0</text:p>
          </table:table-cell>
          <table:table-cell table:formula="of:=SUMIF([Scheda.$W$66:.$W$126];&quot;=&quot;&amp;[.K52];[Scheda.$Y$66:.$Y$126])" office:value-type="float" office:value="0">
            <text:p>0</text:p>
          </table:table-cell>
          <table:table-cell table:formula="of:=SUMIF([Scheda.$AJ$67:.$AJ$127];&quot;=&quot;&amp;[.K52];[Scheda.$AL$67:.$AL$127])" office:value-type="float" office:value="0">
            <text:p>0</text:p>
          </table:table-cell>
          <table:table-cell table:formula="of:=SUMIF([Scheda.$AL$7:.$AL$55];&quot;=&quot;&amp;[.K52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G12]" office:value-type="string" office:string-value="Schivare">
            <text:p>Schivare</text:p>
          </table:table-cell>
          <table:table-cell table:formula="of:=SUM([.M53:.R53])" office:value-type="float" office:value="0">
            <text:p>0</text:p>
          </table:table-cell>
          <table:table-cell table:formula="of:=SUMIF([Scheda.$F$66:.$F$126];&quot;=&quot;&amp;[.K53];[Scheda.$H$66:.$H$126])" office:value-type="float" office:value="0">
            <text:p>0</text:p>
          </table:table-cell>
          <table:table-cell table:formula="of:=SUMIF([Scheda.$J$66:.$J$126];&quot;=&quot;&amp;[.K53];[Scheda.$L$66:.$L$126])" office:value-type="float" office:value="0">
            <text:p>0</text:p>
          </table:table-cell>
          <table:table-cell table:formula="of:=SUMIF([Scheda.$S$66:.$S$126];&quot;=&quot;&amp;[.K53];[Scheda.$U$66:.$U$126])" office:value-type="float" office:value="0">
            <text:p>0</text:p>
          </table:table-cell>
          <table:table-cell table:formula="of:=SUMIF([Scheda.$W$66:.$W$126];&quot;=&quot;&amp;[.K53];[Scheda.$Y$66:.$Y$126])" office:value-type="float" office:value="0">
            <text:p>0</text:p>
          </table:table-cell>
          <table:table-cell table:formula="of:=SUMIF([Scheda.$AJ$67:.$AJ$127];&quot;=&quot;&amp;[.K53];[Scheda.$AL$67:.$AL$127])" office:value-type="float" office:value="0">
            <text:p>0</text:p>
          </table:table-cell>
          <table:table-cell table:formula="of:=SUMIF([Scheda.$AL$7:.$AL$55];&quot;=&quot;&amp;[.K53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M12]" office:value-type="string" office:string-value="Naturale">
            <text:p>Naturale</text:p>
          </table:table-cell>
          <table:table-cell table:formula="of:=SUM([.M54:.R54])" office:value-type="float" office:value="0">
            <text:p>0</text:p>
          </table:table-cell>
          <table:table-cell table:formula="of:=SUMIF([Scheda.$F$66:.$F$126];&quot;=&quot;&amp;[.K54];[Scheda.$H$66:.$H$126])" office:value-type="float" office:value="0">
            <text:p>0</text:p>
          </table:table-cell>
          <table:table-cell table:formula="of:=SUMIF([Scheda.$J$66:.$J$126];&quot;=&quot;&amp;[.K54];[Scheda.$L$66:.$L$126])" office:value-type="float" office:value="0">
            <text:p>0</text:p>
          </table:table-cell>
          <table:table-cell table:formula="of:=SUMIF([Scheda.$S$66:.$S$126];&quot;=&quot;&amp;[.K54];[Scheda.$U$66:.$U$126])" office:value-type="float" office:value="0">
            <text:p>0</text:p>
          </table:table-cell>
          <table:table-cell table:formula="of:=SUMIF([Scheda.$W$66:.$W$126];&quot;=&quot;&amp;[.K54];[Scheda.$Y$66:.$Y$126])" office:value-type="float" office:value="0">
            <text:p>0</text:p>
          </table:table-cell>
          <table:table-cell table:formula="of:=SUMIF([Scheda.$AJ$67:.$AJ$127];&quot;=&quot;&amp;[.K54];[Scheda.$AL$67:.$AL$127])" office:value-type="float" office:value="0">
            <text:p>0</text:p>
          </table:table-cell>
          <table:table-cell table:formula="of:=SUMIF([Scheda.$AL$7:.$AL$55];&quot;=&quot;&amp;[.K54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formula="of:=[Scheda.O12]" office:value-type="string" office:string-value="Deviazione">
            <text:p>Deviazione</text:p>
          </table:table-cell>
          <table:table-cell table:formula="of:=SUM([.M55:.R55])" office:value-type="float" office:value="0">
            <text:p>0</text:p>
          </table:table-cell>
          <table:table-cell table:formula="of:=SUMIF([Scheda.$F$66:.$F$126];&quot;=&quot;&amp;[.K55];[Scheda.$H$66:.$H$126])" office:value-type="float" office:value="0">
            <text:p>0</text:p>
          </table:table-cell>
          <table:table-cell table:formula="of:=SUMIF([Scheda.$J$66:.$J$126];&quot;=&quot;&amp;[.K55];[Scheda.$L$66:.$L$126])" office:value-type="float" office:value="0">
            <text:p>0</text:p>
          </table:table-cell>
          <table:table-cell table:formula="of:=SUMIF([Scheda.$S$66:.$S$126];&quot;=&quot;&amp;[.K55];[Scheda.$U$66:.$U$126])" office:value-type="float" office:value="0">
            <text:p>0</text:p>
          </table:table-cell>
          <table:table-cell table:formula="of:=SUMIF([Scheda.$W$66:.$W$126];&quot;=&quot;&amp;[.K55];[Scheda.$Y$66:.$Y$126])" office:value-type="float" office:value="0">
            <text:p>0</text:p>
          </table:table-cell>
          <table:table-cell table:formula="of:=SUMIF([Scheda.$AJ$67:.$AJ$127];&quot;=&quot;&amp;[.K55];[Scheda.$AL$67:.$AL$127])" office:value-type="float" office:value="0">
            <text:p>0</text:p>
          </table:table-cell>
          <table:table-cell table:formula="of:=SUMIF([Scheda.$AL$7:.$AL$55];&quot;=&quot;&amp;[.K55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C16]" office:value-type="string" office:string-value="TMP">
            <text:p>TMP</text:p>
          </table:table-cell>
          <table:table-cell table:formula="of:=SUM([.M56:.R56])" office:value-type="float" office:value="0">
            <text:p>0</text:p>
          </table:table-cell>
          <table:table-cell table:formula="of:=SUMIF([Scheda.$F$66:.$F$126];&quot;=&quot;&amp;[.K56];[Scheda.$H$66:.$H$126])" office:value-type="float" office:value="0">
            <text:p>0</text:p>
          </table:table-cell>
          <table:table-cell table:formula="of:=SUMIF([Scheda.$J$66:.$J$126];&quot;=&quot;&amp;[.K56];[Scheda.$L$66:.$L$126])" office:value-type="float" office:value="0">
            <text:p>0</text:p>
          </table:table-cell>
          <table:table-cell table:formula="of:=SUMIF([Scheda.$S$66:.$S$126];&quot;=&quot;&amp;[.K56];[Scheda.$U$66:.$U$126])" office:value-type="float" office:value="0">
            <text:p>0</text:p>
          </table:table-cell>
          <table:table-cell table:formula="of:=SUMIF([Scheda.$W$66:.$W$126];&quot;=&quot;&amp;[.K56];[Scheda.$Y$66:.$Y$126])" office:value-type="float" office:value="0">
            <text:p>0</text:p>
          </table:table-cell>
          <table:table-cell table:formula="of:=SUMIF([Scheda.$AJ$67:.$AJ$127];&quot;=&quot;&amp;[.K56];[Scheda.$AL$67:.$AL$127])" office:value-type="float" office:value="0">
            <text:p>0</text:p>
          </table:table-cell>
          <table:table-cell table:formula="of:=SUMIF([Scheda.$AL$7:.$AL$55];&quot;=&quot;&amp;[.K56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C17]" office:value-type="string" office:string-value="RIFL">
            <text:p>RIFL</text:p>
          </table:table-cell>
          <table:table-cell table:formula="of:=SUM([.M57:.R57])" office:value-type="float" office:value="0">
            <text:p>0</text:p>
          </table:table-cell>
          <table:table-cell table:formula="of:=SUMIF([Scheda.$F$66:.$F$126];&quot;=&quot;&amp;[.K57];[Scheda.$H$66:.$H$126])" office:value-type="float" office:value="0">
            <text:p>0</text:p>
          </table:table-cell>
          <table:table-cell table:formula="of:=SUMIF([Scheda.$J$66:.$J$126];&quot;=&quot;&amp;[.K57];[Scheda.$L$66:.$L$126])" office:value-type="float" office:value="0">
            <text:p>0</text:p>
          </table:table-cell>
          <table:table-cell table:formula="of:=SUMIF([Scheda.$S$66:.$S$126];&quot;=&quot;&amp;[.K57];[Scheda.$U$66:.$U$126])" office:value-type="float" office:value="0">
            <text:p>0</text:p>
          </table:table-cell>
          <table:table-cell table:formula="of:=SUMIF([Scheda.$W$66:.$W$126];&quot;=&quot;&amp;[.K57];[Scheda.$Y$66:.$Y$126])" office:value-type="float" office:value="0">
            <text:p>0</text:p>
          </table:table-cell>
          <table:table-cell table:formula="of:=SUMIF([Scheda.$AJ$67:.$AJ$127];&quot;=&quot;&amp;[.K57];[Scheda.$AL$67:.$AL$127])" office:value-type="float" office:value="0">
            <text:p>0</text:p>
          </table:table-cell>
          <table:table-cell table:formula="of:=SUMIF([Scheda.$AL$7:.$AL$55];&quot;=&quot;&amp;[.K57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C18]" office:value-type="string" office:string-value="VOL">
            <text:p>VOL</text:p>
          </table:table-cell>
          <table:table-cell table:formula="of:=SUM([.M58:.R58])" office:value-type="float" office:value="0">
            <text:p>0</text:p>
          </table:table-cell>
          <table:table-cell table:formula="of:=SUMIF([Scheda.$F$66:.$F$126];&quot;=&quot;&amp;[.K58];[Scheda.$H$66:.$H$126])" office:value-type="float" office:value="0">
            <text:p>0</text:p>
          </table:table-cell>
          <table:table-cell table:formula="of:=SUMIF([Scheda.$J$66:.$J$126];&quot;=&quot;&amp;[.K58];[Scheda.$L$66:.$L$126])" office:value-type="float" office:value="0">
            <text:p>0</text:p>
          </table:table-cell>
          <table:table-cell table:formula="of:=SUMIF([Scheda.$S$66:.$S$126];&quot;=&quot;&amp;[.K58];[Scheda.$U$66:.$U$126])" office:value-type="float" office:value="0">
            <text:p>0</text:p>
          </table:table-cell>
          <table:table-cell table:formula="of:=SUMIF([Scheda.$W$66:.$W$126];&quot;=&quot;&amp;[.K58];[Scheda.$Y$66:.$Y$126])" office:value-type="float" office:value="0">
            <text:p>0</text:p>
          </table:table-cell>
          <table:table-cell table:formula="of:=SUMIF([Scheda.$AJ$67:.$AJ$127];&quot;=&quot;&amp;[.K58];[Scheda.$AL$67:.$AL$127])" office:value-type="float" office:value="0">
            <text:p>0</text:p>
          </table:table-cell>
          <table:table-cell table:formula="of:=SUMIF([Scheda.$AL$7:.$AL$55];&quot;=&quot;&amp;[.K58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B21]" office:value-type="string" office:string-value="BMC">
            <text:p>BMC</text:p>
          </table:table-cell>
          <table:table-cell table:formula="of:=SUM([.M59:.R59])" office:value-type="float" office:value="0">
            <text:p>0</text:p>
          </table:table-cell>
          <table:table-cell table:formula="of:=SUMIF([Scheda.$F$66:.$F$126];&quot;=&quot;&amp;[.K59];[Scheda.$H$66:.$H$126])" office:value-type="float" office:value="0">
            <text:p>0</text:p>
          </table:table-cell>
          <table:table-cell table:formula="of:=SUMIF([Scheda.$J$66:.$J$126];&quot;=&quot;&amp;[.K59];[Scheda.$L$66:.$L$126])" office:value-type="float" office:value="0">
            <text:p>0</text:p>
          </table:table-cell>
          <table:table-cell table:formula="of:=SUMIF([Scheda.$S$66:.$S$126];&quot;=&quot;&amp;[.K59];[Scheda.$U$66:.$U$126])" office:value-type="float" office:value="0">
            <text:p>0</text:p>
          </table:table-cell>
          <table:table-cell table:formula="of:=SUMIF([Scheda.$W$66:.$W$126];&quot;=&quot;&amp;[.K59];[Scheda.$Y$66:.$Y$126])" office:value-type="float" office:value="0">
            <text:p>0</text:p>
          </table:table-cell>
          <table:table-cell table:formula="of:=SUMIF([Scheda.$AJ$67:.$AJ$127];&quot;=&quot;&amp;[.K59];[Scheda.$AL$67:.$AL$127])" office:value-type="float" office:value="0">
            <text:p>0</text:p>
          </table:table-cell>
          <table:table-cell table:formula="of:=SUMIF([Scheda.$AL$7:.$AL$55];&quot;=&quot;&amp;[.K59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B23]" office:value-type="string" office:string-value="DMC">
            <text:p>DMC</text:p>
          </table:table-cell>
          <table:table-cell table:formula="of:=SUM([.M60:.R60])" office:value-type="float" office:value="0">
            <text:p>0</text:p>
          </table:table-cell>
          <table:table-cell table:formula="of:=SUMIF([Scheda.$F$66:.$F$126];&quot;=&quot;&amp;[.K60];[Scheda.$H$66:.$H$126])" office:value-type="float" office:value="0">
            <text:p>0</text:p>
          </table:table-cell>
          <table:table-cell table:formula="of:=SUMIF([Scheda.$J$66:.$J$126];&quot;=&quot;&amp;[.K60];[Scheda.$L$66:.$L$126])" office:value-type="float" office:value="0">
            <text:p>0</text:p>
          </table:table-cell>
          <table:table-cell table:formula="of:=SUMIF([Scheda.$S$66:.$S$126];&quot;=&quot;&amp;[.K60];[Scheda.$U$66:.$U$126])" office:value-type="float" office:value="0">
            <text:p>0</text:p>
          </table:table-cell>
          <table:table-cell table:formula="of:=SUMIF([Scheda.$W$66:.$W$126];&quot;=&quot;&amp;[.K60];[Scheda.$Y$66:.$Y$126])" office:value-type="float" office:value="0">
            <text:p>0</text:p>
          </table:table-cell>
          <table:table-cell table:formula="of:=SUMIF([Scheda.$AJ$67:.$AJ$127];&quot;=&quot;&amp;[.K60];[Scheda.$AL$67:.$AL$127])" office:value-type="float" office:value="0">
            <text:p>0</text:p>
          </table:table-cell>
          <table:table-cell table:formula="of:=SUMIF([Scheda.$AL$7:.$AL$55];&quot;=&quot;&amp;[.K60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A12]" office:value-type="string" office:string-value="CA">
            <text:p>CA</text:p>
          </table:table-cell>
          <table:table-cell table:formula="of:=SUM([.M61:.R61])" office:value-type="float" office:value="0">
            <text:p>0</text:p>
          </table:table-cell>
          <table:table-cell table:formula="of:=SUMIF([Scheda.$F$66:.$F$126];&quot;=&quot;&amp;[.K61];[Scheda.$H$66:.$H$126])" office:value-type="float" office:value="0">
            <text:p>0</text:p>
          </table:table-cell>
          <table:table-cell table:formula="of:=SUMIF([Scheda.$J$66:.$J$126];&quot;=&quot;&amp;[.K61];[Scheda.$L$66:.$L$126])" office:value-type="float" office:value="0">
            <text:p>0</text:p>
          </table:table-cell>
          <table:table-cell table:formula="of:=SUMIF([Scheda.$S$66:.$S$126];&quot;=&quot;&amp;[.K61];[Scheda.$U$66:.$U$126])" office:value-type="float" office:value="0">
            <text:p>0</text:p>
          </table:table-cell>
          <table:table-cell table:formula="of:=SUMIF([Scheda.$W$66:.$W$126];&quot;=&quot;&amp;[.K61];[Scheda.$Y$66:.$Y$126])" office:value-type="float" office:value="0">
            <text:p>0</text:p>
          </table:table-cell>
          <table:table-cell table:formula="of:=SUMIF([Scheda.$AJ$67:.$AJ$127];&quot;=&quot;&amp;[.K61];[Scheda.$AL$67:.$AL$127])" office:value-type="float" office:value="0">
            <text:p>0</text:p>
          </table:table-cell>
          <table:table-cell table:formula="of:=SUMIF([Scheda.$AL$7:.$AL$55];&quot;=&quot;&amp;[.K61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Scheda.AC4]" office:value-type="string" office:string-value="Concentra">
            <text:p>Concentra</text:p>
          </table:table-cell>
          <table:table-cell table:formula="of:=SUM([.M62:.R62])" office:value-type="float" office:value="0">
            <text:p>0</text:p>
          </table:table-cell>
          <table:table-cell table:formula="of:=SUMIF([Scheda.$F$66:.$F$126];&quot;=&quot;&amp;[.K62];[Scheda.$H$66:.$H$126])" office:value-type="float" office:value="0">
            <text:p>0</text:p>
          </table:table-cell>
          <table:table-cell table:formula="of:=SUMIF([Scheda.$J$66:.$J$126];&quot;=&quot;&amp;[.K62];[Scheda.$L$66:.$L$126])" office:value-type="float" office:value="0">
            <text:p>0</text:p>
          </table:table-cell>
          <table:table-cell table:formula="of:=SUMIF([Scheda.$S$66:.$S$126];&quot;=&quot;&amp;[.K62];[Scheda.$U$66:.$U$126])" office:value-type="float" office:value="0">
            <text:p>0</text:p>
          </table:table-cell>
          <table:table-cell table:formula="of:=SUMIF([Scheda.$W$66:.$W$126];&quot;=&quot;&amp;[.K62];[Scheda.$Y$66:.$Y$126])" office:value-type="float" office:value="0">
            <text:p>0</text:p>
          </table:table-cell>
          <table:table-cell table:formula="of:=SUMIF([Scheda.$AJ$67:.$AJ$127];&quot;=&quot;&amp;[.K62];[Scheda.$AL$67:.$AL$127])" office:value-type="float" office:value="0">
            <text:p>0</text:p>
          </table:table-cell>
          <table:table-cell table:formula="of:=SUMIF([Scheda.$AL$7:.$AL$55];&quot;=&quot;&amp;[.K62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SUM([.M63:.R63])" office:value-type="float" office:value="0">
            <text:p>0</text:p>
          </table:table-cell>
          <table:table-cell office:value-type="string">
            <text:p>TPC</text:p>
          </table:table-cell>
          <table:table-cell table:formula="of:=SUMIF([Scheda.$F$66:.$F$126];&quot;=&quot;&amp;[.L63];[Scheda.$H$66:.$H$126])" office:value-type="float" office:value="0">
            <text:p>0</text:p>
          </table:table-cell>
          <table:table-cell table:formula="of:=SUMIF([Scheda.$J$66:.$J$126];&quot;=&quot;&amp;[.L63];[Scheda.$L$66:.$L$126])" office:value-type="float" office:value="0">
            <text:p>0</text:p>
          </table:table-cell>
          <table:table-cell table:formula="of:=SUMIF([Scheda.$S$66:.$S$126];&quot;=&quot;&amp;[.L63];[Scheda.$U$66:.$U$126])" office:value-type="float" office:value="0">
            <text:p>0</text:p>
          </table:table-cell>
          <table:table-cell table:formula="of:=SUMIF([Scheda.$W$66:.$W$126];&quot;=&quot;&amp;[.L63];[Scheda.$Y$66:.$Y$126])" office:value-type="float" office:value="0">
            <text:p>0</text:p>
          </table:table-cell>
          <table:table-cell table:formula="of:=SUMIF([Scheda.$AJ$67:.$AJ$127];&quot;=&quot;&amp;[.L63];[Scheda.$AL$67:.$AL$127])" office:value-type="float" office:value="0">
            <text:p>0</text:p>
          </table:table-cell>
          <table:table-cell table:formula="of:=SUMIF([Scheda.$AL$7:.$AL$55];&quot;=&quot;&amp;[.L63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string">
            <text:p>Hand</text:p>
          </table:table-cell>
          <table:table-cell office:value-type="string">
            <text:p>Std</text:p>
          </table:table-cell>
          <table:table-cell office:value-type="string">
            <text:p>Legg</text:p>
          </table:table-cell>
          <table:table-cell/>
          <table:table-cell office:value-type="string">
            <text:p>Arma 1</text:p>
          </table:table-cell>
          <table:table-cell table:formula="of:=SUM([.K64:.K67])+[.$K$63]+[.AE65]+SUM([.$K$93:.$K$95])" office:value-type="float" office:value="0">
            <text:p>0</text:p>
          </table:table-cell>
          <table:table-cell table:formula="of:=SUM([.M64:.R64])" office:value-type="float" office:value="0">
            <text:p>0</text:p>
          </table:table-cell>
          <table:table-cell table:formula="of:=[Scheda.B32]" office:value-type="string" office:string-value="TPC1">
            <text:p>TPC1</text:p>
          </table:table-cell>
          <table:table-cell table:formula="of:=SUMIF([Scheda.$F$66:.$F$126];&quot;=&quot;&amp;[.L64];[Scheda.$H$66:.$H$126])" office:value-type="float" office:value="0">
            <text:p>0</text:p>
          </table:table-cell>
          <table:table-cell table:formula="of:=SUMIF([Scheda.$J$66:.$J$126];&quot;=&quot;&amp;[.L64];[Scheda.$L$66:.$L$126])" office:value-type="float" office:value="0">
            <text:p>0</text:p>
          </table:table-cell>
          <table:table-cell table:formula="of:=SUMIF([Scheda.$S$66:.$S$126];&quot;=&quot;&amp;[.L64];[Scheda.$U$66:.$U$126])" office:value-type="float" office:value="0">
            <text:p>0</text:p>
          </table:table-cell>
          <table:table-cell table:formula="of:=SUMIF([Scheda.$W$66:.$W$126];&quot;=&quot;&amp;[.L64];[Scheda.$Y$66:.$Y$126])" office:value-type="float" office:value="0">
            <text:p>0</text:p>
          </table:table-cell>
          <table:table-cell table:formula="of:=SUMIF([Scheda.$AJ$67:.$AJ$127];&quot;=&quot;&amp;[.L64];[Scheda.$AL$67:.$AL$127])" office:value-type="float" office:value="0">
            <text:p>0</text:p>
          </table:table-cell>
          <table:table-cell table:formula="of:=SUMIF([Scheda.$AL$7:.$AL$55];&quot;=&quot;&amp;[.L64];[Scheda.$AN$7:.$AN$55])" office:value-type="float" office:value="0">
            <text:p>0</text:p>
          </table:table-cell>
          <table:table-cell table:number-columns-repeated="7"/>
          <table:table-cell table:formula="of:=[Scheda.A31]" office:value-type="string" office:string-value="Arma 1">
            <text:p>Arma 1</text:p>
          </table:table-cell>
          <table:table-cell table:number-columns-repeated="2"/>
          <table:table-cell office:value-type="string">
            <text:p>Legg?</text:p>
          </table:table-cell>
          <table:table-cell office:value-type="string">
            <text:p>2M?</text:p>
          </table:table-cell>
          <table:table-cell office:value-type="string">
            <text:p>Hand?</text:p>
          </table:table-cell>
          <table:table-cell office:value-type="string">
            <text:p>2<text:span text:style-name="T2">nd</text:span> legg?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/>
          <table:table-cell table:style-name="ce544" table:formula="of:=CONCATENATE([.L65];&quot;?&quot;)" office:value-type="string" office:string-value="TPC1Ex1?">
            <text:p>TPC1Ex1?</text:p>
          </table:table-cell>
          <table:table-cell table:formula="of:=IF(NOT([Scheda.I33]=&quot;&quot;))" office:value-type="boolean" office:boolean-value="false">
            <text:p>FALSO</text:p>
          </table:table-cell>
          <table:table-cell table:style-name="ce545" table:formula="of:=IF([.J65];SUM([.M65:.R65]);0)" office:value-type="float" office:value="0">
            <text:p>0</text:p>
          </table:table-cell>
          <table:table-cell table:formula="of:=CONCATENATE([Scheda.B32];[Scheda.I32])" office:value-type="string" office:string-value="TPC1Ex1">
            <text:p>TPC1Ex1</text:p>
          </table:table-cell>
          <table:table-cell table:formula="of:=SUMIF([Scheda.$F$66:.$F$126];&quot;=&quot;&amp;[.L65];[Scheda.$H$66:.$H$126])" office:value-type="float" office:value="0">
            <text:p>0</text:p>
          </table:table-cell>
          <table:table-cell table:formula="of:=SUMIF([Scheda.$J$66:.$J$126];&quot;=&quot;&amp;[.L65];[Scheda.$L$66:.$L$126])" office:value-type="float" office:value="0">
            <text:p>0</text:p>
          </table:table-cell>
          <table:table-cell table:formula="of:=SUMIF([Scheda.$S$66:.$S$126];&quot;=&quot;&amp;[.L65];[Scheda.$U$66:.$U$126])" office:value-type="float" office:value="0">
            <text:p>0</text:p>
          </table:table-cell>
          <table:table-cell table:formula="of:=SUMIF([Scheda.$W$66:.$W$126];&quot;=&quot;&amp;[.L65];[Scheda.$Y$66:.$Y$126])" office:value-type="float" office:value="0">
            <text:p>0</text:p>
          </table:table-cell>
          <table:table-cell table:formula="of:=SUMIF([Scheda.$AJ$67:.$AJ$127];&quot;=&quot;&amp;[.L65];[Scheda.$AL$67:.$AL$127])" office:value-type="float" office:value="0">
            <text:p>0</text:p>
          </table:table-cell>
          <table:table-cell table:formula="of:=SUMIF([Scheda.$AL$7:.$AL$55];&quot;=&quot;&amp;[.L65];[Scheda.$AN$7:.$AN$55])" office:value-type="float" office:value="0">
            <text:p>0</text:p>
          </table:table-cell>
          <table:table-cell table:number-columns-repeated="7"/>
          <table:table-cell office:value-type="string">
            <text:p>1<text:span text:style-name="T2">st</text:span> hand</text:p>
          </table:table-cell>
          <table:table-cell table:formula="of:=IF(OR([Scheda.I35]=[.E65];[Scheda.I35]=[.E67]))" office:value-type="boolean" office:boolean-value="false">
            <text:p>FALSO</text:p>
          </table:table-cell>
          <table:table-cell office:value-type="float" office:value="1">
            <text:p>1</text:p>
          </table:table-cell>
          <table:table-cell table:formula="of:=IF(NOT([Scheda.H33]=&quot;&quot;))" office:value-type="boolean" office:boolean-value="false">
            <text:p>FALSO</text:p>
          </table:table-cell>
          <table:table-cell table:formula="of:=IF(NOT([Scheda.H35]=&quot;&quot;))" office:value-type="boolean" office:boolean-value="false">
            <text:p>FALSO</text:p>
          </table:table-cell>
          <table:table-cell table:formula="of:=IF(OR([.AA65];[.AA66]);VLOOKUP([Scheda.I35];[.$E$65:.$G$68];IF(OR(AND([.AA65];[.AF65]);AND([.AA66];[.AC65]));3;2);0);0)" office:value-type="float" office:value="0">
            <text:p>0</text:p>
          </table:table-cell>
          <table:table-cell table:formula="of:=VLOOKUP([.AA67];[.$AB$65:.$AC$69];2;0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-8">
            <text:p>-8</text:p>
          </table:table-cell>
          <table:table-cell/>
          <table:table-cell table:style-name="ce544" table:formula="of:=CONCATENATE([.L66];&quot;?&quot;)" office:value-type="string" office:string-value="TPC1Ex2?">
            <text:p>TPC1Ex2?</text:p>
          </table:table-cell>
          <table:table-cell table:formula="of:=IF(NOT([Scheda.J33]=&quot;&quot;))" office:value-type="boolean" office:boolean-value="false">
            <text:p>FALSO</text:p>
          </table:table-cell>
          <table:table-cell table:style-name="ce545" table:formula="of:=IF([.J66];SUM([.M66:.R66]);0)" office:value-type="float" office:value="0">
            <text:p>0</text:p>
          </table:table-cell>
          <table:table-cell table:formula="of:=CONCATENATE([Scheda.B32];[Scheda.J32])" office:value-type="string" office:string-value="TPC1Ex2">
            <text:p>TPC1Ex2</text:p>
          </table:table-cell>
          <table:table-cell table:formula="of:=SUMIF([Scheda.$F$66:.$F$126];&quot;=&quot;&amp;[.L66];[Scheda.$H$66:.$H$126])" office:value-type="float" office:value="0">
            <text:p>0</text:p>
          </table:table-cell>
          <table:table-cell table:formula="of:=SUMIF([Scheda.$J$66:.$J$126];&quot;=&quot;&amp;[.L66];[Scheda.$L$66:.$L$126])" office:value-type="float" office:value="0">
            <text:p>0</text:p>
          </table:table-cell>
          <table:table-cell table:formula="of:=SUMIF([Scheda.$S$66:.$S$126];&quot;=&quot;&amp;[.L66];[Scheda.$U$66:.$U$126])" office:value-type="float" office:value="0">
            <text:p>0</text:p>
          </table:table-cell>
          <table:table-cell table:formula="of:=SUMIF([Scheda.$W$66:.$W$126];&quot;=&quot;&amp;[.L66];[Scheda.$Y$66:.$Y$126])" office:value-type="float" office:value="0">
            <text:p>0</text:p>
          </table:table-cell>
          <table:table-cell table:formula="of:=SUMIF([Scheda.$AJ$67:.$AJ$127];&quot;=&quot;&amp;[.L66];[Scheda.$AL$67:.$AL$127])" office:value-type="float" office:value="0">
            <text:p>0</text:p>
          </table:table-cell>
          <table:table-cell table:formula="of:=SUMIF([Scheda.$AL$7:.$AL$55];&quot;=&quot;&amp;[.L66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 hand</text:p>
          </table:table-cell>
          <table:table-cell table:formula="of:=IF(OR([Scheda.I35]=[.E66];[Scheda.I35]=[.E68]))" office:value-type="boolean" office:boolean-value="false">
            <text:p>FALSO</text:p>
          </table:table-cell>
          <table:table-cell office:value-type="float" office:value="2">
            <text:p>2</text:p>
          </table:table-cell>
          <table:table-cell table:formula="of:=IF(NOT([Scheda.H38]=&quot;&quot;))" office:value-type="boolean" office:boolean-value="false">
            <text:p>FALSO</text:p>
          </table:table-cell>
          <table:table-cell table:formula="of:=IF(NOT([Scheda.H40]=&quot;&quot;))" office:value-type="boolean" office:boolean-value="false">
            <text:p>FALSO</text:p>
          </table:table-cell>
          <table:table-cell table:formula="of:=IF(OR([.AA69];[.AA70]);VLOOKUP([Scheda.I40];[.$E$65:.$G$68];IF(OR(AND([.AA69];[.AF66]);AND([.AA70];[.AC66]));3;2);0);0)" office:value-type="float" office:value="0">
            <text:p>0</text:p>
          </table:table-cell>
          <table:table-cell table:formula="of:=VLOOKUP([.AA71];[.$AB$65:.$AC$69];2;0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>
            <text:p>1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table:style-name="ce544" table:formula="of:=CONCATENATE([.L67];&quot;?&quot;)" office:value-type="string" office:string-value="TPC1Ex3?">
            <text:p>TPC1Ex3?</text:p>
          </table:table-cell>
          <table:table-cell table:formula="of:=IF(NOT([Scheda.K33]=&quot;&quot;))" office:value-type="boolean" office:boolean-value="false">
            <text:p>FALSO</text:p>
          </table:table-cell>
          <table:table-cell table:style-name="ce545" table:formula="of:=IF([.J67];SUM([.M67:.R67]);0)" office:value-type="float" office:value="0">
            <text:p>0</text:p>
          </table:table-cell>
          <table:table-cell table:formula="of:=CONCATENATE([Scheda.B32];[Scheda.K32])" office:value-type="string" office:string-value="TPC1Ex3">
            <text:p>TPC1Ex3</text:p>
          </table:table-cell>
          <table:table-cell table:formula="of:=SUMIF([Scheda.$F$66:.$F$126];&quot;=&quot;&amp;[.L67];[Scheda.$H$66:.$H$126])" office:value-type="float" office:value="0">
            <text:p>0</text:p>
          </table:table-cell>
          <table:table-cell table:formula="of:=SUMIF([Scheda.$J$66:.$J$126];&quot;=&quot;&amp;[.L67];[Scheda.$L$66:.$L$126])" office:value-type="float" office:value="0">
            <text:p>0</text:p>
          </table:table-cell>
          <table:table-cell table:formula="of:=SUMIF([Scheda.$S$66:.$S$126];&quot;=&quot;&amp;[.L67];[Scheda.$U$66:.$U$126])" office:value-type="float" office:value="0">
            <text:p>0</text:p>
          </table:table-cell>
          <table:table-cell table:formula="of:=SUMIF([Scheda.$W$66:.$W$126];&quot;=&quot;&amp;[.L67];[Scheda.$Y$66:.$Y$126])" office:value-type="float" office:value="0">
            <text:p>0</text:p>
          </table:table-cell>
          <table:table-cell table:formula="of:=SUMIF([Scheda.$AJ$67:.$AJ$127];&quot;=&quot;&amp;[.L67];[Scheda.$AL$67:.$AL$127])" office:value-type="float" office:value="0">
            <text:p>0</text:p>
          </table:table-cell>
          <table:table-cell table:formula="of:=SUMIF([Scheda.$AL$7:.$AL$55];&quot;=&quot;&amp;[.L67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?</text:p>
          </table:table-cell>
          <table:table-cell table:formula="of:=IF([.AA65];IF([.AA70];2;IF([.AA74];3;IF([.AA78];4;0)));0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NOT([Scheda.H43]=&quot;&quot;))" office:value-type="boolean" office:boolean-value="false">
            <text:p>FALSO</text:p>
          </table:table-cell>
          <table:table-cell table:formula="of:=IF(NOT([Scheda.H45]=&quot;&quot;))" office:value-type="boolean" office:boolean-value="false">
            <text:p>FALSO</text:p>
          </table:table-cell>
          <table:table-cell table:formula="of:=IF(OR([.AA73];[.AA74]);VLOOKUP([Scheda.I41];[.$E$65:.$G$68];IF(OR(AND([.AA73];[.AF67]);AND([.AA74];[.AC67]));3;2);0);0)" office:value-type="float" office:value="0">
            <text:p>0</text:p>
          </table:table-cell>
          <table:table-cell table:formula="of:=VLOOKUP([.AA75];[.$AB$65:.$AC$69];2;0)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>
            <text:p>2C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Arma 2</text:p>
          </table:table-cell>
          <table:table-cell table:formula="of:=SUM([.K68:.K71])+[.$K$63]+[.AE66]+SUM([.$K$93:.$K$95])" office:value-type="float" office:value="0">
            <text:p>0</text:p>
          </table:table-cell>
          <table:table-cell table:formula="of:=SUM([.M68:.R68])" office:value-type="float" office:value="0">
            <text:p>0</text:p>
          </table:table-cell>
          <table:table-cell table:formula="of:=[Scheda.B37]" office:value-type="string" office:string-value="TPC2">
            <text:p>TPC2</text:p>
          </table:table-cell>
          <table:table-cell table:formula="of:=SUMIF([Scheda.$F$66:.$F$126];&quot;=&quot;&amp;[.L68];[Scheda.$H$66:.$H$126])" office:value-type="float" office:value="0">
            <text:p>0</text:p>
          </table:table-cell>
          <table:table-cell table:formula="of:=SUMIF([Scheda.$J$66:.$J$126];&quot;=&quot;&amp;[.L68];[Scheda.$L$66:.$L$126])" office:value-type="float" office:value="0">
            <text:p>0</text:p>
          </table:table-cell>
          <table:table-cell table:formula="of:=SUMIF([Scheda.$S$66:.$S$126];&quot;=&quot;&amp;[.L68];[Scheda.$U$66:.$U$126])" office:value-type="float" office:value="0">
            <text:p>0</text:p>
          </table:table-cell>
          <table:table-cell table:formula="of:=SUMIF([Scheda.$W$66:.$W$126];&quot;=&quot;&amp;[.L68];[Scheda.$Y$66:.$Y$126])" office:value-type="float" office:value="0">
            <text:p>0</text:p>
          </table:table-cell>
          <table:table-cell table:formula="of:=SUMIF([Scheda.$AJ$67:.$AJ$127];&quot;=&quot;&amp;[.L68];[Scheda.$AL$67:.$AL$127])" office:value-type="float" office:value="0">
            <text:p>0</text:p>
          </table:table-cell>
          <table:table-cell table:formula="of:=SUMIF([Scheda.$AL$7:.$AL$55];&quot;=&quot;&amp;[.L68];[Scheda.$AN$7:.$AN$55])" office:value-type="float" office:value="0">
            <text:p>0</text:p>
          </table:table-cell>
          <table:table-cell table:number-columns-repeated="7"/>
          <table:table-cell table:formula="of:=[Scheda.A36]" office:value-type="string" office:string-value="Arma 2">
            <text:p>Arma 2</text:p>
          </table:table-cell>
          <table:table-cell/>
          <table:table-cell office:value-type="float" office:value="4">
            <text:p>4</text:p>
          </table:table-cell>
          <table:table-cell table:formula="of:=IF(NOT([Scheda.H48]=&quot;&quot;))" office:value-type="boolean" office:boolean-value="false">
            <text:p>FALSO</text:p>
          </table:table-cell>
          <table:table-cell table:formula="of:=IF(NOT([Scheda.H50]=&quot;&quot;))" office:value-type="boolean" office:boolean-value="false">
            <text:p>FALSO</text:p>
          </table:table-cell>
          <table:table-cell table:formula="of:=IF(OR([.AA77];[.AA78]);VLOOKUP([Scheda.I42];[.$E$65:.$G$68];IF(OR(AND([.AA77];[.AF68]);AND([.AA78];[.AC68]));3;2);0);0)" office:value-type="float" office:value="0">
            <text:p>0</text:p>
          </table:table-cell>
          <table:table-cell table:style-name="ce547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8"/>
          <table:table-cell table:style-name="ce544" table:formula="of:=CONCATENATE([.L69];&quot;?&quot;)" office:value-type="string" office:string-value="TPC2Ex1?">
            <text:p>TPC2Ex1?</text:p>
          </table:table-cell>
          <table:table-cell table:formula="of:=IF(NOT([Scheda.I38]=&quot;&quot;))" office:value-type="boolean" office:boolean-value="false">
            <text:p>FALSO</text:p>
          </table:table-cell>
          <table:table-cell table:style-name="ce545" table:formula="of:=IF([.J69];SUM([.M69:.R69]);0)" office:value-type="float" office:value="0">
            <text:p>0</text:p>
          </table:table-cell>
          <table:table-cell table:formula="of:=CONCATENATE([Scheda.B37];[Scheda.I37])" office:value-type="string" office:string-value="TPC2Ex1">
            <text:p>TPC2Ex1</text:p>
          </table:table-cell>
          <table:table-cell table:formula="of:=SUMIF([Scheda.$F$66:.$F$126];&quot;=&quot;&amp;[.L69];[Scheda.$H$66:.$H$126])" office:value-type="float" office:value="0">
            <text:p>0</text:p>
          </table:table-cell>
          <table:table-cell table:formula="of:=SUMIF([Scheda.$J$66:.$J$126];&quot;=&quot;&amp;[.L69];[Scheda.$L$66:.$L$126])" office:value-type="float" office:value="0">
            <text:p>0</text:p>
          </table:table-cell>
          <table:table-cell table:formula="of:=SUMIF([Scheda.$S$66:.$S$126];&quot;=&quot;&amp;[.L69];[Scheda.$U$66:.$U$126])" office:value-type="float" office:value="0">
            <text:p>0</text:p>
          </table:table-cell>
          <table:table-cell table:formula="of:=SUMIF([Scheda.$W$66:.$W$126];&quot;=&quot;&amp;[.L69];[Scheda.$Y$66:.$Y$126])" office:value-type="float" office:value="0">
            <text:p>0</text:p>
          </table:table-cell>
          <table:table-cell table:formula="of:=SUMIF([Scheda.$AJ$67:.$AJ$127];&quot;=&quot;&amp;[.L69];[Scheda.$AL$67:.$AL$127])" office:value-type="float" office:value="0">
            <text:p>0</text:p>
          </table:table-cell>
          <table:table-cell table:formula="of:=SUMIF([Scheda.$AL$7:.$AL$55];&quot;=&quot;&amp;[.L69];[Scheda.$AN$7:.$AN$55])" office:value-type="float" office:value="0">
            <text:p>0</text:p>
          </table:table-cell>
          <table:table-cell table:number-columns-repeated="7"/>
          <table:table-cell office:value-type="string">
            <text:p>1<text:span text:style-name="T2">st</text:span> hand</text:p>
          </table:table-cell>
          <table:table-cell table:formula="of:=IF(OR([Scheda.I40]=[.E65];[Scheda.I40]=[.E67]))" office:value-type="boolean" office:boolean-value="false">
            <text:p>FALSO</text:p>
          </table:table-cell>
          <table:table-cell office:value-type="float" office:value="0">
            <text:p>0</text:p>
          </table:table-cell>
          <table:table-cell table:style-name="ce546" office:value-type="boolean" office:boolean-value="false">
            <text:p>FALSO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544" table:formula="of:=CONCATENATE([.L70];&quot;?&quot;)" office:value-type="string" office:string-value="TPC2Ex2?">
            <text:p>TPC2Ex2?</text:p>
          </table:table-cell>
          <table:table-cell table:formula="of:=IF(NOT([Scheda.J38]=&quot;&quot;))" office:value-type="boolean" office:boolean-value="false">
            <text:p>FALSO</text:p>
          </table:table-cell>
          <table:table-cell table:style-name="ce545" table:formula="of:=IF([.J70];SUM([.M70:.R70]);0)" office:value-type="float" office:value="0">
            <text:p>0</text:p>
          </table:table-cell>
          <table:table-cell table:formula="of:=CONCATENATE([Scheda.B37];[Scheda.J37])" office:value-type="string" office:string-value="TPC2Ex2">
            <text:p>TPC2Ex2</text:p>
          </table:table-cell>
          <table:table-cell table:formula="of:=SUMIF([Scheda.$F$66:.$F$126];&quot;=&quot;&amp;[.L70];[Scheda.$H$66:.$H$126])" office:value-type="float" office:value="0">
            <text:p>0</text:p>
          </table:table-cell>
          <table:table-cell table:formula="of:=SUMIF([Scheda.$J$66:.$J$126];&quot;=&quot;&amp;[.L70];[Scheda.$L$66:.$L$126])" office:value-type="float" office:value="0">
            <text:p>0</text:p>
          </table:table-cell>
          <table:table-cell table:formula="of:=SUMIF([Scheda.$S$66:.$S$126];&quot;=&quot;&amp;[.L70];[Scheda.$U$66:.$U$126])" office:value-type="float" office:value="0">
            <text:p>0</text:p>
          </table:table-cell>
          <table:table-cell table:formula="of:=SUMIF([Scheda.$W$66:.$W$126];&quot;=&quot;&amp;[.L70];[Scheda.$Y$66:.$Y$126])" office:value-type="float" office:value="0">
            <text:p>0</text:p>
          </table:table-cell>
          <table:table-cell table:formula="of:=SUMIF([Scheda.$AJ$67:.$AJ$127];&quot;=&quot;&amp;[.L70];[Scheda.$AL$67:.$AL$127])" office:value-type="float" office:value="0">
            <text:p>0</text:p>
          </table:table-cell>
          <table:table-cell table:formula="of:=SUMIF([Scheda.$AL$7:.$AL$55];&quot;=&quot;&amp;[.L70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 hand</text:p>
          </table:table-cell>
          <table:table-cell table:formula="of:=IF(OR([Scheda.I40]=[.E66];[Scheda.I40]=[.E68]))" office:value-type="boolean" office:boolean-value="false">
            <text:p>FALSO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544" table:formula="of:=CONCATENATE([.L71];&quot;?&quot;)" office:value-type="string" office:string-value="TPC2Ex3?">
            <text:p>TPC2Ex3?</text:p>
          </table:table-cell>
          <table:table-cell table:formula="of:=IF(NOT([Scheda.K38]=&quot;&quot;))" office:value-type="boolean" office:boolean-value="false">
            <text:p>FALSO</text:p>
          </table:table-cell>
          <table:table-cell table:style-name="ce545" table:formula="of:=IF([.J71];SUM([.M71:.R71]);0)" office:value-type="float" office:value="0">
            <text:p>0</text:p>
          </table:table-cell>
          <table:table-cell table:formula="of:=CONCATENATE([Scheda.B37];[Scheda.K37])" office:value-type="string" office:string-value="TPC2Ex3">
            <text:p>TPC2Ex3</text:p>
          </table:table-cell>
          <table:table-cell table:formula="of:=SUMIF([Scheda.$F$66:.$F$126];&quot;=&quot;&amp;[.L71];[Scheda.$H$66:.$H$126])" office:value-type="float" office:value="0">
            <text:p>0</text:p>
          </table:table-cell>
          <table:table-cell table:formula="of:=SUMIF([Scheda.$J$66:.$J$126];&quot;=&quot;&amp;[.L71];[Scheda.$L$66:.$L$126])" office:value-type="float" office:value="0">
            <text:p>0</text:p>
          </table:table-cell>
          <table:table-cell table:formula="of:=SUMIF([Scheda.$S$66:.$S$126];&quot;=&quot;&amp;[.L71];[Scheda.$U$66:.$U$126])" office:value-type="float" office:value="0">
            <text:p>0</text:p>
          </table:table-cell>
          <table:table-cell table:formula="of:=SUMIF([Scheda.$W$66:.$W$126];&quot;=&quot;&amp;[.L71];[Scheda.$Y$66:.$Y$126])" office:value-type="float" office:value="0">
            <text:p>0</text:p>
          </table:table-cell>
          <table:table-cell table:formula="of:=SUMIF([Scheda.$AJ$67:.$AJ$127];&quot;=&quot;&amp;[.L71];[Scheda.$AL$67:.$AL$127])" office:value-type="float" office:value="0">
            <text:p>0</text:p>
          </table:table-cell>
          <table:table-cell table:formula="of:=SUMIF([Scheda.$AL$7:.$AL$55];&quot;=&quot;&amp;[.L71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?</text:p>
          </table:table-cell>
          <table:table-cell table:formula="of:=IF([.AA69];IF([.AA74];3;IF([.AA78];4;0)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formula="of:=SUM([.K72:.K75])+[.$K$63]+[.AE67]+SUM([.$K$93:.$K$95])" office:value-type="float" office:value="0">
            <text:p>0</text:p>
          </table:table-cell>
          <table:table-cell table:formula="of:=SUM([.M72:.R72])" office:value-type="float" office:value="0">
            <text:p>0</text:p>
          </table:table-cell>
          <table:table-cell table:formula="of:=[Scheda.B42]" office:value-type="string" office:string-value="TPC3">
            <text:p>TPC3</text:p>
          </table:table-cell>
          <table:table-cell table:formula="of:=SUMIF([Scheda.$F$66:.$F$126];&quot;=&quot;&amp;[.L72];[Scheda.$H$66:.$H$126])" office:value-type="float" office:value="0">
            <text:p>0</text:p>
          </table:table-cell>
          <table:table-cell table:formula="of:=SUMIF([Scheda.$J$66:.$J$126];&quot;=&quot;&amp;[.L72];[Scheda.$L$66:.$L$126])" office:value-type="float" office:value="0">
            <text:p>0</text:p>
          </table:table-cell>
          <table:table-cell table:formula="of:=SUMIF([Scheda.$S$66:.$S$126];&quot;=&quot;&amp;[.L72];[Scheda.$U$66:.$U$126])" office:value-type="float" office:value="0">
            <text:p>0</text:p>
          </table:table-cell>
          <table:table-cell table:formula="of:=SUMIF([Scheda.$W$66:.$W$126];&quot;=&quot;&amp;[.L72];[Scheda.$Y$66:.$Y$126])" office:value-type="float" office:value="0">
            <text:p>0</text:p>
          </table:table-cell>
          <table:table-cell table:formula="of:=SUMIF([Scheda.$AJ$67:.$AJ$127];&quot;=&quot;&amp;[.L72];[Scheda.$AL$67:.$AL$127])" office:value-type="float" office:value="0">
            <text:p>0</text:p>
          </table:table-cell>
          <table:table-cell table:formula="of:=SUMIF([Scheda.$AL$7:.$AL$55];&quot;=&quot;&amp;[.L72];[Scheda.$AN$7:.$AN$55])" office:value-type="float" office:value="0">
            <text:p>0</text:p>
          </table:table-cell>
          <table:table-cell table:number-columns-repeated="7"/>
          <table:table-cell table:formula="of:=[Scheda.A41]" office:value-type="string" office:string-value="Arma 3">
            <text:p>Arma 3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44" table:formula="of:=CONCATENATE([.L73];&quot;?&quot;)" office:value-type="string" office:string-value="TPC3Ex1?">
            <text:p>TPC3Ex1?</text:p>
          </table:table-cell>
          <table:table-cell table:formula="of:=IF(NOT([Scheda.I43]=&quot;&quot;))" office:value-type="boolean" office:boolean-value="false">
            <text:p>FALSO</text:p>
          </table:table-cell>
          <table:table-cell table:style-name="ce545" table:formula="of:=IF([.J73];SUM([.M73:.R73]);0)" office:value-type="float" office:value="0">
            <text:p>0</text:p>
          </table:table-cell>
          <table:table-cell table:formula="of:=CONCATENATE([Scheda.B42];[Scheda.I42])" office:value-type="string" office:string-value="TPC3Ex1">
            <text:p>TPC3Ex1</text:p>
          </table:table-cell>
          <table:table-cell table:formula="of:=SUMIF([Scheda.$F$66:.$F$126];&quot;=&quot;&amp;[.L73];[Scheda.$H$66:.$H$126])" office:value-type="float" office:value="0">
            <text:p>0</text:p>
          </table:table-cell>
          <table:table-cell table:formula="of:=SUMIF([Scheda.$J$66:.$J$126];&quot;=&quot;&amp;[.L73];[Scheda.$L$66:.$L$126])" office:value-type="float" office:value="0">
            <text:p>0</text:p>
          </table:table-cell>
          <table:table-cell table:formula="of:=SUMIF([Scheda.$S$66:.$S$126];&quot;=&quot;&amp;[.L73];[Scheda.$U$66:.$U$126])" office:value-type="float" office:value="0">
            <text:p>0</text:p>
          </table:table-cell>
          <table:table-cell table:formula="of:=SUMIF([Scheda.$W$66:.$W$126];&quot;=&quot;&amp;[.L73];[Scheda.$Y$66:.$Y$126])" office:value-type="float" office:value="0">
            <text:p>0</text:p>
          </table:table-cell>
          <table:table-cell table:formula="of:=SUMIF([Scheda.$AJ$67:.$AJ$127];&quot;=&quot;&amp;[.L73];[Scheda.$AL$67:.$AL$127])" office:value-type="float" office:value="0">
            <text:p>0</text:p>
          </table:table-cell>
          <table:table-cell table:formula="of:=SUMIF([Scheda.$AL$7:.$AL$55];&quot;=&quot;&amp;[.L73];[Scheda.$AN$7:.$AN$55])" office:value-type="float" office:value="0">
            <text:p>0</text:p>
          </table:table-cell>
          <table:table-cell table:number-columns-repeated="7"/>
          <table:table-cell office:value-type="string">
            <text:p>1<text:span text:style-name="T2">st</text:span> hand</text:p>
          </table:table-cell>
          <table:table-cell table:formula="of:=IF(OR([Scheda.I45]=[.E65];[Scheda.I45]=[.E67]))" office:value-type="boolean" office:boolean-value="false">
            <text:p>FALSO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544" table:formula="of:=CONCATENATE([.L74];&quot;?&quot;)" office:value-type="string" office:string-value="TPC3Ex2?">
            <text:p>TPC3Ex2?</text:p>
          </table:table-cell>
          <table:table-cell table:formula="of:=IF(NOT([Scheda.J43]=&quot;&quot;))" office:value-type="boolean" office:boolean-value="false">
            <text:p>FALSO</text:p>
          </table:table-cell>
          <table:table-cell table:style-name="ce545" table:formula="of:=IF([.J74];SUM([.M74:.R74]);0)" office:value-type="float" office:value="0">
            <text:p>0</text:p>
          </table:table-cell>
          <table:table-cell table:formula="of:=CONCATENATE([Scheda.B42];[Scheda.J42])" office:value-type="string" office:string-value="TPC3Ex2">
            <text:p>TPC3Ex2</text:p>
          </table:table-cell>
          <table:table-cell table:formula="of:=SUMIF([Scheda.$F$66:.$F$126];&quot;=&quot;&amp;[.L74];[Scheda.$H$66:.$H$126])" office:value-type="float" office:value="0">
            <text:p>0</text:p>
          </table:table-cell>
          <table:table-cell table:formula="of:=SUMIF([Scheda.$J$66:.$J$126];&quot;=&quot;&amp;[.L74];[Scheda.$L$66:.$L$126])" office:value-type="float" office:value="0">
            <text:p>0</text:p>
          </table:table-cell>
          <table:table-cell table:formula="of:=SUMIF([Scheda.$S$66:.$S$126];&quot;=&quot;&amp;[.L74];[Scheda.$U$66:.$U$126])" office:value-type="float" office:value="0">
            <text:p>0</text:p>
          </table:table-cell>
          <table:table-cell table:formula="of:=SUMIF([Scheda.$W$66:.$W$126];&quot;=&quot;&amp;[.L74];[Scheda.$Y$66:.$Y$126])" office:value-type="float" office:value="0">
            <text:p>0</text:p>
          </table:table-cell>
          <table:table-cell table:formula="of:=SUMIF([Scheda.$AJ$67:.$AJ$127];&quot;=&quot;&amp;[.L74];[Scheda.$AL$67:.$AL$127])" office:value-type="float" office:value="0">
            <text:p>0</text:p>
          </table:table-cell>
          <table:table-cell table:formula="of:=SUMIF([Scheda.$AL$7:.$AL$55];&quot;=&quot;&amp;[.L74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 hand</text:p>
          </table:table-cell>
          <table:table-cell table:formula="of:=IF(OR([Scheda.I45]=[.E66];[Scheda.I45]=[.E68]))" office:value-type="boolean" office:boolean-value="false">
            <text:p>FALSO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544" table:formula="of:=CONCATENATE([.L75];&quot;?&quot;)" office:value-type="string" office:string-value="TPC3Ex3?">
            <text:p>TPC3Ex3?</text:p>
          </table:table-cell>
          <table:table-cell table:formula="of:=IF(NOT([Scheda.K43]=&quot;&quot;))" office:value-type="boolean" office:boolean-value="false">
            <text:p>FALSO</text:p>
          </table:table-cell>
          <table:table-cell table:style-name="ce545" table:formula="of:=IF([.J75];SUM([.M75:.R75]);0)" office:value-type="float" office:value="0">
            <text:p>0</text:p>
          </table:table-cell>
          <table:table-cell table:formula="of:=CONCATENATE([Scheda.B42];[Scheda.K42])" office:value-type="string" office:string-value="TPC3Ex3">
            <text:p>TPC3Ex3</text:p>
          </table:table-cell>
          <table:table-cell table:formula="of:=SUMIF([Scheda.$F$66:.$F$126];&quot;=&quot;&amp;[.L75];[Scheda.$H$66:.$H$126])" office:value-type="float" office:value="0">
            <text:p>0</text:p>
          </table:table-cell>
          <table:table-cell table:formula="of:=SUMIF([Scheda.$J$66:.$J$126];&quot;=&quot;&amp;[.L75];[Scheda.$L$66:.$L$126])" office:value-type="float" office:value="0">
            <text:p>0</text:p>
          </table:table-cell>
          <table:table-cell table:formula="of:=SUMIF([Scheda.$S$66:.$S$126];&quot;=&quot;&amp;[.L75];[Scheda.$U$66:.$U$126])" office:value-type="float" office:value="0">
            <text:p>0</text:p>
          </table:table-cell>
          <table:table-cell table:formula="of:=SUMIF([Scheda.$W$66:.$W$126];&quot;=&quot;&amp;[.L75];[Scheda.$Y$66:.$Y$126])" office:value-type="float" office:value="0">
            <text:p>0</text:p>
          </table:table-cell>
          <table:table-cell table:formula="of:=SUMIF([Scheda.$AJ$67:.$AJ$127];&quot;=&quot;&amp;[.L75];[Scheda.$AL$67:.$AL$127])" office:value-type="float" office:value="0">
            <text:p>0</text:p>
          </table:table-cell>
          <table:table-cell table:formula="of:=SUMIF([Scheda.$AL$7:.$AL$55];&quot;=&quot;&amp;[.L75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?</text:p>
          </table:table-cell>
          <table:table-cell table:formula="of:=IF([.AA73];IF([.AA78];4;0);0)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formula="of:=SUM([.K76:.K79])+[.$K$63]+[.AE68]+SUM([.$K$93:.$K$95])" office:value-type="float" office:value="0">
            <text:p>0</text:p>
          </table:table-cell>
          <table:table-cell table:formula="of:=SUM([.M76:.R76])" office:value-type="float" office:value="0">
            <text:p>0</text:p>
          </table:table-cell>
          <table:table-cell table:formula="of:=[Scheda.B47]" office:value-type="string" office:string-value="TPC4">
            <text:p>TPC4</text:p>
          </table:table-cell>
          <table:table-cell table:formula="of:=SUMIF([Scheda.$F$66:.$F$126];&quot;=&quot;&amp;[.L76];[Scheda.$H$66:.$H$126])" office:value-type="float" office:value="0">
            <text:p>0</text:p>
          </table:table-cell>
          <table:table-cell table:formula="of:=SUMIF([Scheda.$J$66:.$J$126];&quot;=&quot;&amp;[.L76];[Scheda.$L$66:.$L$126])" office:value-type="float" office:value="0">
            <text:p>0</text:p>
          </table:table-cell>
          <table:table-cell table:formula="of:=SUMIF([Scheda.$S$66:.$S$126];&quot;=&quot;&amp;[.L76];[Scheda.$U$66:.$U$126])" office:value-type="float" office:value="0">
            <text:p>0</text:p>
          </table:table-cell>
          <table:table-cell table:formula="of:=SUMIF([Scheda.$W$66:.$W$126];&quot;=&quot;&amp;[.L76];[Scheda.$Y$66:.$Y$126])" office:value-type="float" office:value="0">
            <text:p>0</text:p>
          </table:table-cell>
          <table:table-cell table:formula="of:=SUMIF([Scheda.$AJ$67:.$AJ$127];&quot;=&quot;&amp;[.L76];[Scheda.$AL$67:.$AL$127])" office:value-type="float" office:value="0">
            <text:p>0</text:p>
          </table:table-cell>
          <table:table-cell table:formula="of:=SUMIF([Scheda.$AL$7:.$AL$55];&quot;=&quot;&amp;[.L76];[Scheda.$AN$7:.$AN$55])" office:value-type="float" office:value="0">
            <text:p>0</text:p>
          </table:table-cell>
          <table:table-cell table:number-columns-repeated="7"/>
          <table:table-cell table:formula="of:=[Scheda.A46]" office:value-type="string" office:string-value="Arma 4">
            <text:p>Arma 4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44" table:formula="of:=CONCATENATE([.L77];&quot;?&quot;)" office:value-type="string" office:string-value="TPC4Ex1?">
            <text:p>TPC4Ex1?</text:p>
          </table:table-cell>
          <table:table-cell table:formula="of:=IF(NOT([Scheda.I48]=&quot;&quot;))" office:value-type="boolean" office:boolean-value="false">
            <text:p>FALSO</text:p>
          </table:table-cell>
          <table:table-cell table:style-name="ce545" table:formula="of:=IF([.J77];SUM([.M77:.R77]);0)" office:value-type="float" office:value="0">
            <text:p>0</text:p>
          </table:table-cell>
          <table:table-cell table:formula="of:=CONCATENATE([Scheda.B47];[Scheda.I47])" office:value-type="string" office:string-value="TPC4Ex1">
            <text:p>TPC4Ex1</text:p>
          </table:table-cell>
          <table:table-cell table:formula="of:=SUMIF([Scheda.$F$66:.$F$126];&quot;=&quot;&amp;[.L77];[Scheda.$H$66:.$H$126])" office:value-type="float" office:value="0">
            <text:p>0</text:p>
          </table:table-cell>
          <table:table-cell table:formula="of:=SUMIF([Scheda.$J$66:.$J$126];&quot;=&quot;&amp;[.L77];[Scheda.$L$66:.$L$126])" office:value-type="float" office:value="0">
            <text:p>0</text:p>
          </table:table-cell>
          <table:table-cell table:formula="of:=SUMIF([Scheda.$S$66:.$S$126];&quot;=&quot;&amp;[.L77];[Scheda.$U$66:.$U$126])" office:value-type="float" office:value="0">
            <text:p>0</text:p>
          </table:table-cell>
          <table:table-cell table:formula="of:=SUMIF([Scheda.$W$66:.$W$126];&quot;=&quot;&amp;[.L77];[Scheda.$Y$66:.$Y$126])" office:value-type="float" office:value="0">
            <text:p>0</text:p>
          </table:table-cell>
          <table:table-cell table:formula="of:=SUMIF([Scheda.$AJ$67:.$AJ$127];&quot;=&quot;&amp;[.L77];[Scheda.$AL$67:.$AL$127])" office:value-type="float" office:value="0">
            <text:p>0</text:p>
          </table:table-cell>
          <table:table-cell table:formula="of:=SUMIF([Scheda.$AL$7:.$AL$55];&quot;=&quot;&amp;[.L77];[Scheda.$AN$7:.$AN$55])" office:value-type="float" office:value="0">
            <text:p>0</text:p>
          </table:table-cell>
          <table:table-cell table:number-columns-repeated="7"/>
          <table:table-cell office:value-type="string">
            <text:p>1<text:span text:style-name="T2">st</text:span> hand</text:p>
          </table:table-cell>
          <table:table-cell table:formula="of:=IF(OR([Scheda.I50]=[.E65];[Scheda.I50]=[.E67]))" office:value-type="boolean" office:boolean-value="false">
            <text:p>FALSO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544" table:formula="of:=CONCATENATE([.L78];&quot;?&quot;)" office:value-type="string" office:string-value="TPC4Ex2?">
            <text:p>TPC4Ex2?</text:p>
          </table:table-cell>
          <table:table-cell table:formula="of:=IF(NOT([Scheda.J48]=&quot;&quot;))" office:value-type="boolean" office:boolean-value="false">
            <text:p>FALSO</text:p>
          </table:table-cell>
          <table:table-cell table:style-name="ce545" table:formula="of:=IF([.J78];SUM([.M78:.R78]);0)" office:value-type="float" office:value="0">
            <text:p>0</text:p>
          </table:table-cell>
          <table:table-cell table:formula="of:=CONCATENATE([Scheda.B47];[Scheda.J47])" office:value-type="string" office:string-value="TPC4Ex2">
            <text:p>TPC4Ex2</text:p>
          </table:table-cell>
          <table:table-cell table:formula="of:=SUMIF([Scheda.$F$66:.$F$126];&quot;=&quot;&amp;[.L78];[Scheda.$H$66:.$H$126])" office:value-type="float" office:value="0">
            <text:p>0</text:p>
          </table:table-cell>
          <table:table-cell table:formula="of:=SUMIF([Scheda.$J$66:.$J$126];&quot;=&quot;&amp;[.L78];[Scheda.$L$66:.$L$126])" office:value-type="float" office:value="0">
            <text:p>0</text:p>
          </table:table-cell>
          <table:table-cell table:formula="of:=SUMIF([Scheda.$S$66:.$S$126];&quot;=&quot;&amp;[.L78];[Scheda.$U$66:.$U$126])" office:value-type="float" office:value="0">
            <text:p>0</text:p>
          </table:table-cell>
          <table:table-cell table:formula="of:=SUMIF([Scheda.$W$66:.$W$126];&quot;=&quot;&amp;[.L78];[Scheda.$Y$66:.$Y$126])" office:value-type="float" office:value="0">
            <text:p>0</text:p>
          </table:table-cell>
          <table:table-cell table:formula="of:=SUMIF([Scheda.$AJ$67:.$AJ$127];&quot;=&quot;&amp;[.L78];[Scheda.$AL$67:.$AL$127])" office:value-type="float" office:value="0">
            <text:p>0</text:p>
          </table:table-cell>
          <table:table-cell table:formula="of:=SUMIF([Scheda.$AL$7:.$AL$55];&quot;=&quot;&amp;[.L78];[Scheda.$AN$7:.$AN$55])" office:value-type="float" office:value="0">
            <text:p>0</text:p>
          </table:table-cell>
          <table:table-cell table:number-columns-repeated="7"/>
          <table:table-cell office:value-type="string">
            <text:p>2<text:span text:style-name="T2">nd</text:span> hand</text:p>
          </table:table-cell>
          <table:table-cell table:formula="of:=IF(OR([Scheda.I50]=[.E66];[Scheda.I50]=[.E68]))" office:value-type="boolean" office:boolean-value="false">
            <text:p>FALSO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544" table:formula="of:=CONCATENATE([.L79];&quot;?&quot;)" office:value-type="string" office:string-value="TPC4Ex3?">
            <text:p>TPC4Ex3?</text:p>
          </table:table-cell>
          <table:table-cell table:formula="of:=IF(NOT([Scheda.K48]=&quot;&quot;))" office:value-type="boolean" office:boolean-value="false">
            <text:p>FALSO</text:p>
          </table:table-cell>
          <table:table-cell table:style-name="ce545" table:formula="of:=IF([.J79];SUM([.M79:.R79]);0)" office:value-type="float" office:value="0">
            <text:p>0</text:p>
          </table:table-cell>
          <table:table-cell table:formula="of:=CONCATENATE([Scheda.B47];[Scheda.K47])" office:value-type="string" office:string-value="TPC4Ex3">
            <text:p>TPC4Ex3</text:p>
          </table:table-cell>
          <table:table-cell table:formula="of:=SUMIF([Scheda.$F$66:.$F$126];&quot;=&quot;&amp;[.L79];[Scheda.$H$66:.$H$126])" office:value-type="float" office:value="0">
            <text:p>0</text:p>
          </table:table-cell>
          <table:table-cell table:formula="of:=SUMIF([Scheda.$J$66:.$J$126];&quot;=&quot;&amp;[.L79];[Scheda.$L$66:.$L$126])" office:value-type="float" office:value="0">
            <text:p>0</text:p>
          </table:table-cell>
          <table:table-cell table:formula="of:=SUMIF([Scheda.$S$66:.$S$126];&quot;=&quot;&amp;[.L79];[Scheda.$U$66:.$U$126])" office:value-type="float" office:value="0">
            <text:p>0</text:p>
          </table:table-cell>
          <table:table-cell table:formula="of:=SUMIF([Scheda.$W$66:.$W$126];&quot;=&quot;&amp;[.L79];[Scheda.$Y$66:.$Y$126])" office:value-type="float" office:value="0">
            <text:p>0</text:p>
          </table:table-cell>
          <table:table-cell table:formula="of:=SUMIF([Scheda.$AJ$67:.$AJ$127];&quot;=&quot;&amp;[.L79];[Scheda.$AL$67:.$AL$127])" office:value-type="float" office:value="0">
            <text:p>0</text:p>
          </table:table-cell>
          <table:table-cell table:formula="of:=SUMIF([Scheda.$AL$7:.$AL$55];&quot;=&quot;&amp;[.L79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SUM([.M80:.R80])" office:value-type="float" office:value="0">
            <text:p>0</text:p>
          </table:table-cell>
          <table:table-cell office:value-type="string">
            <text:p>DAN</text:p>
          </table:table-cell>
          <table:table-cell table:formula="of:=SUMIF([Scheda.$F$66:.$F$126];&quot;=&quot;&amp;[.L80];[Scheda.$H$66:.$H$126])" office:value-type="float" office:value="0">
            <text:p>0</text:p>
          </table:table-cell>
          <table:table-cell table:formula="of:=SUMIF([Scheda.$J$66:.$J$126];&quot;=&quot;&amp;[.L80];[Scheda.$L$66:.$L$126])" office:value-type="float" office:value="0">
            <text:p>0</text:p>
          </table:table-cell>
          <table:table-cell table:formula="of:=SUMIF([Scheda.$S$66:.$S$126];&quot;=&quot;&amp;[.L80];[Scheda.$U$66:.$U$126])" office:value-type="float" office:value="0">
            <text:p>0</text:p>
          </table:table-cell>
          <table:table-cell table:formula="of:=SUMIF([Scheda.$W$66:.$W$126];&quot;=&quot;&amp;[.L80];[Scheda.$Y$66:.$Y$126])" office:value-type="float" office:value="0">
            <text:p>0</text:p>
          </table:table-cell>
          <table:table-cell table:formula="of:=SUMIF([Scheda.$AJ$67:.$AJ$127];&quot;=&quot;&amp;[.L80];[Scheda.$AL$67:.$AL$127])" office:value-type="float" office:value="0">
            <text:p>0</text:p>
          </table:table-cell>
          <table:table-cell table:formula="of:=SUMIF([Scheda.$AL$7:.$AL$55];&quot;=&quot;&amp;[.L80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Arma 1</text:p>
          </table:table-cell>
          <table:table-cell table:formula="of:=SUM([.K81:.K83])+[.$K$80]+SUM([.$K$96:.$K$97])+IF(AND([.AD65];NOT([.AC65]);[Scheda.G35]&gt;0);ROUNDDOWN([Scheda.G35]*1.5;0);IF(AND([.AA66];[Scheda.G35]&gt;0;NOT([.$N$99]));ROUNDDOWN([Scheda.G35]/2;0);[Scheda.G35]))+[Scheda.L35]+[Scheda.M35]+[Scheda.I31]" office:value-type="float" office:value="0">
            <text:p>0</text:p>
          </table:table-cell>
          <table:table-cell table:formula="of:=SUM([.M81:.R81])" office:value-type="float" office:value="0">
            <text:p>0</text:p>
          </table:table-cell>
          <table:table-cell table:formula="of:=[Scheda.B34]" office:value-type="string" office:string-value="DAN1">
            <text:p>DAN1</text:p>
          </table:table-cell>
          <table:table-cell table:formula="of:=SUMIF([Scheda.$F$66:.$F$126];&quot;=&quot;&amp;[.L81];[Scheda.$H$66:.$H$126])" office:value-type="float" office:value="0">
            <text:p>0</text:p>
          </table:table-cell>
          <table:table-cell table:formula="of:=SUMIF([Scheda.$J$66:.$J$126];&quot;=&quot;&amp;[.L81];[Scheda.$L$66:.$L$126])" office:value-type="float" office:value="0">
            <text:p>0</text:p>
          </table:table-cell>
          <table:table-cell table:formula="of:=SUMIF([Scheda.$S$66:.$S$126];&quot;=&quot;&amp;[.L81];[Scheda.$U$66:.$U$126])" office:value-type="float" office:value="0">
            <text:p>0</text:p>
          </table:table-cell>
          <table:table-cell table:formula="of:=SUMIF([Scheda.$W$66:.$W$126];&quot;=&quot;&amp;[.L81];[Scheda.$Y$66:.$Y$126])" office:value-type="float" office:value="0">
            <text:p>0</text:p>
          </table:table-cell>
          <table:table-cell table:formula="of:=SUMIF([Scheda.$AJ$67:.$AJ$127];&quot;=&quot;&amp;[.L81];[Scheda.$AL$67:.$AL$127])" office:value-type="float" office:value="0">
            <text:p>0</text:p>
          </table:table-cell>
          <table:table-cell table:formula="of:=SUMIF([Scheda.$AL$7:.$AL$55];&quot;=&quot;&amp;[.L81];[Scheda.$AN$7:.$AN$55])" office:value-type="float" office:value="0">
            <text:p>0</text:p>
          </table:table-cell>
          <table:table-cell table:number-columns-repeated="7"/>
          <table:table-cell table:formula="of:=[Scheda.A31]" office:value-type="string" office:string-value="Arma 1">
            <text:p>Arma 1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44" table:formula="of:=CONCATENATE([.L82];&quot;?&quot;)" office:value-type="string" office:string-value="DAN1Ex1?">
            <text:p>DAN1Ex1?</text:p>
          </table:table-cell>
          <table:table-cell table:formula="of:=IF(NOT([Scheda.J35]=&quot;&quot;))" office:value-type="boolean" office:boolean-value="false">
            <text:p>FALSO</text:p>
          </table:table-cell>
          <table:table-cell table:style-name="ce545" table:formula="of:=IF([.J82];SUM([.M82:.R82]);0)" office:value-type="float" office:value="0">
            <text:p>0</text:p>
          </table:table-cell>
          <table:table-cell table:formula="of:=CONCATENATE([Scheda.B34];[Scheda.J34])" office:value-type="string" office:string-value="DAN1Ex1">
            <text:p>DAN1Ex1</text:p>
          </table:table-cell>
          <table:table-cell table:formula="of:=SUMIF([Scheda.$F$66:.$F$126];&quot;=&quot;&amp;[.L82];[Scheda.$H$66:.$H$126])" office:value-type="float" office:value="0">
            <text:p>0</text:p>
          </table:table-cell>
          <table:table-cell table:formula="of:=SUMIF([Scheda.$J$66:.$J$126];&quot;=&quot;&amp;[.L82];[Scheda.$L$66:.$L$126])" office:value-type="float" office:value="0">
            <text:p>0</text:p>
          </table:table-cell>
          <table:table-cell table:formula="of:=SUMIF([Scheda.$S$66:.$S$126];&quot;=&quot;&amp;[.L82];[Scheda.$U$66:.$U$126])" office:value-type="float" office:value="0">
            <text:p>0</text:p>
          </table:table-cell>
          <table:table-cell table:formula="of:=SUMIF([Scheda.$W$66:.$W$126];&quot;=&quot;&amp;[.L82];[Scheda.$Y$66:.$Y$126])" office:value-type="float" office:value="0">
            <text:p>0</text:p>
          </table:table-cell>
          <table:table-cell table:formula="of:=SUMIF([Scheda.$AJ$67:.$AJ$127];&quot;=&quot;&amp;[.L82];[Scheda.$AL$67:.$AL$127])" office:value-type="float" office:value="0">
            <text:p>0</text:p>
          </table:table-cell>
          <table:table-cell table:formula="of:=SUMIF([Scheda.$AL$7:.$AL$55];&quot;=&quot;&amp;[.L82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83];&quot;?&quot;)" office:value-type="string" office:string-value="DAN1Ex2?">
            <text:p>DAN1Ex2?</text:p>
          </table:table-cell>
          <table:table-cell table:formula="of:=IF(NOT([Scheda.J35]=&quot;&quot;))" office:value-type="boolean" office:boolean-value="false">
            <text:p>FALSO</text:p>
          </table:table-cell>
          <table:table-cell table:style-name="ce545" table:formula="of:=IF([.J83];SUM([.M83:.R83]);0)" office:value-type="float" office:value="0">
            <text:p>0</text:p>
          </table:table-cell>
          <table:table-cell table:formula="of:=CONCATENATE([Scheda.B34];[Scheda.K34])" office:value-type="string" office:string-value="DAN1Ex2">
            <text:p>DAN1Ex2</text:p>
          </table:table-cell>
          <table:table-cell table:formula="of:=SUMIF([Scheda.$F$66:.$F$126];&quot;=&quot;&amp;[.L83];[Scheda.$H$66:.$H$126])" office:value-type="float" office:value="0">
            <text:p>0</text:p>
          </table:table-cell>
          <table:table-cell table:formula="of:=SUMIF([Scheda.$J$66:.$J$126];&quot;=&quot;&amp;[.L83];[Scheda.$L$66:.$L$126])" office:value-type="float" office:value="0">
            <text:p>0</text:p>
          </table:table-cell>
          <table:table-cell table:formula="of:=SUMIF([Scheda.$S$66:.$S$126];&quot;=&quot;&amp;[.L83];[Scheda.$U$66:.$U$126])" office:value-type="float" office:value="0">
            <text:p>0</text:p>
          </table:table-cell>
          <table:table-cell table:formula="of:=SUMIF([Scheda.$W$66:.$W$126];&quot;=&quot;&amp;[.L83];[Scheda.$Y$66:.$Y$126])" office:value-type="float" office:value="0">
            <text:p>0</text:p>
          </table:table-cell>
          <table:table-cell table:formula="of:=SUMIF([Scheda.$AJ$67:.$AJ$127];&quot;=&quot;&amp;[.L83];[Scheda.$AL$67:.$AL$127])" office:value-type="float" office:value="0">
            <text:p>0</text:p>
          </table:table-cell>
          <table:table-cell table:formula="of:=SUMIF([Scheda.$AL$7:.$AL$55];&quot;=&quot;&amp;[.L83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Arma 2</text:p>
          </table:table-cell>
          <table:table-cell table:formula="of:=SUM([.K84:.K86])+[.$K$80]+SUM([.$K$96:.$K$97])+IF(AND([.AD66];NOT([.AC66]);[Scheda.G40]&gt;0);ROUNDDOWN([Scheda.G40]*1.5;0);IF(AND([.AA70];[Scheda.G40]&gt;0;NOT([.$N$99]));ROUNDDOWN([Scheda.G40]/2;0);[Scheda.G40]))+[Scheda.L40]+[Scheda.M40]+[Scheda.I36]" office:value-type="float" office:value="0">
            <text:p>0</text:p>
          </table:table-cell>
          <table:table-cell table:formula="of:=SUM([.M84:.R84])" office:value-type="float" office:value="0">
            <text:p>0</text:p>
          </table:table-cell>
          <table:table-cell table:formula="of:=[Scheda.B39]" office:value-type="string" office:string-value="DAN2">
            <text:p>DAN2</text:p>
          </table:table-cell>
          <table:table-cell table:formula="of:=SUMIF([Scheda.$F$66:.$F$126];&quot;=&quot;&amp;[.L84];[Scheda.$H$66:.$H$126])" office:value-type="float" office:value="0">
            <text:p>0</text:p>
          </table:table-cell>
          <table:table-cell table:formula="of:=SUMIF([Scheda.$J$66:.$J$126];&quot;=&quot;&amp;[.L84];[Scheda.$L$66:.$L$126])" office:value-type="float" office:value="0">
            <text:p>0</text:p>
          </table:table-cell>
          <table:table-cell table:formula="of:=SUMIF([Scheda.$S$66:.$S$126];&quot;=&quot;&amp;[.L84];[Scheda.$U$66:.$U$126])" office:value-type="float" office:value="0">
            <text:p>0</text:p>
          </table:table-cell>
          <table:table-cell table:formula="of:=SUMIF([Scheda.$W$66:.$W$126];&quot;=&quot;&amp;[.L84];[Scheda.$Y$66:.$Y$126])" office:value-type="float" office:value="0">
            <text:p>0</text:p>
          </table:table-cell>
          <table:table-cell table:formula="of:=SUMIF([Scheda.$AJ$67:.$AJ$127];&quot;=&quot;&amp;[.L84];[Scheda.$AL$67:.$AL$127])" office:value-type="float" office:value="0">
            <text:p>0</text:p>
          </table:table-cell>
          <table:table-cell table:formula="of:=SUMIF([Scheda.$AL$7:.$AL$55];&quot;=&quot;&amp;[.L84];[Scheda.$AN$7:.$AN$55])" office:value-type="float" office:value="0">
            <text:p>0</text:p>
          </table:table-cell>
          <table:table-cell table:number-columns-repeated="7"/>
          <table:table-cell table:formula="of:=[Scheda.A36]" office:value-type="string" office:string-value="Arma 2">
            <text:p>Arma 2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44" table:formula="of:=CONCATENATE([.L85];&quot;?&quot;)" office:value-type="string" office:string-value="DAN2Ex1?">
            <text:p>DAN2Ex1?</text:p>
          </table:table-cell>
          <table:table-cell table:formula="of:=IF(NOT([Scheda.J40]=&quot;&quot;))" office:value-type="boolean" office:boolean-value="false">
            <text:p>FALSO</text:p>
          </table:table-cell>
          <table:table-cell table:style-name="ce545" table:formula="of:=IF([.J85];SUM([.M85:.R85]);0)" office:value-type="float" office:value="0">
            <text:p>0</text:p>
          </table:table-cell>
          <table:table-cell table:formula="of:=CONCATENATE([Scheda.B39];[Scheda.J39])" office:value-type="string" office:string-value="DAN2Ex1">
            <text:p>DAN2Ex1</text:p>
          </table:table-cell>
          <table:table-cell table:formula="of:=SUMIF([Scheda.$F$66:.$F$126];&quot;=&quot;&amp;[.L85];[Scheda.$H$66:.$H$126])" office:value-type="float" office:value="0">
            <text:p>0</text:p>
          </table:table-cell>
          <table:table-cell table:formula="of:=SUMIF([Scheda.$J$66:.$J$126];&quot;=&quot;&amp;[.L85];[Scheda.$L$66:.$L$126])" office:value-type="float" office:value="0">
            <text:p>0</text:p>
          </table:table-cell>
          <table:table-cell table:formula="of:=SUMIF([Scheda.$S$66:.$S$126];&quot;=&quot;&amp;[.L85];[Scheda.$U$66:.$U$126])" office:value-type="float" office:value="0">
            <text:p>0</text:p>
          </table:table-cell>
          <table:table-cell table:formula="of:=SUMIF([Scheda.$W$66:.$W$126];&quot;=&quot;&amp;[.L85];[Scheda.$Y$66:.$Y$126])" office:value-type="float" office:value="0">
            <text:p>0</text:p>
          </table:table-cell>
          <table:table-cell table:formula="of:=SUMIF([Scheda.$AJ$67:.$AJ$127];&quot;=&quot;&amp;[.L85];[Scheda.$AL$67:.$AL$127])" office:value-type="float" office:value="0">
            <text:p>0</text:p>
          </table:table-cell>
          <table:table-cell table:formula="of:=SUMIF([Scheda.$AL$7:.$AL$55];&quot;=&quot;&amp;[.L85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86];&quot;?&quot;)" office:value-type="string" office:string-value="DAN2Ex2?">
            <text:p>DAN2Ex2?</text:p>
          </table:table-cell>
          <table:table-cell table:formula="of:=IF(NOT([Scheda.K40]=&quot;&quot;))" office:value-type="boolean" office:boolean-value="false">
            <text:p>FALSO</text:p>
          </table:table-cell>
          <table:table-cell table:style-name="ce545" table:formula="of:=IF([.J86];SUM([.M86:.R86]);0)" office:value-type="float" office:value="0">
            <text:p>0</text:p>
          </table:table-cell>
          <table:table-cell table:formula="of:=CONCATENATE([Scheda.B39];[Scheda.K39])" office:value-type="string" office:string-value="DAN2Ex2">
            <text:p>DAN2Ex2</text:p>
          </table:table-cell>
          <table:table-cell table:formula="of:=SUMIF([Scheda.$F$66:.$F$126];&quot;=&quot;&amp;[.L86];[Scheda.$H$66:.$H$126])" office:value-type="float" office:value="0">
            <text:p>0</text:p>
          </table:table-cell>
          <table:table-cell table:formula="of:=SUMIF([Scheda.$J$66:.$J$126];&quot;=&quot;&amp;[.L86];[Scheda.$L$66:.$L$126])" office:value-type="float" office:value="0">
            <text:p>0</text:p>
          </table:table-cell>
          <table:table-cell table:formula="of:=SUMIF([Scheda.$S$66:.$S$126];&quot;=&quot;&amp;[.L86];[Scheda.$U$66:.$U$126])" office:value-type="float" office:value="0">
            <text:p>0</text:p>
          </table:table-cell>
          <table:table-cell table:formula="of:=SUMIF([Scheda.$W$66:.$W$126];&quot;=&quot;&amp;[.L86];[Scheda.$Y$66:.$Y$126])" office:value-type="float" office:value="0">
            <text:p>0</text:p>
          </table:table-cell>
          <table:table-cell table:formula="of:=SUMIF([Scheda.$AJ$67:.$AJ$127];&quot;=&quot;&amp;[.L86];[Scheda.$AL$67:.$AL$127])" office:value-type="float" office:value="0">
            <text:p>0</text:p>
          </table:table-cell>
          <table:table-cell table:formula="of:=SUMIF([Scheda.$AL$7:.$AL$55];&quot;=&quot;&amp;[.L86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Arma 3</text:p>
          </table:table-cell>
          <table:table-cell table:formula="of:=SUM([.K87:.K89])+[.$K$80]+SUM([.$K$96:.$K$97])+IF(AND([.AD67];NOT([.AC67]);[Scheda.G45]&gt;0);ROUNDDOWN([Scheda.G45]*1.5;0);IF(AND([.AA74];[Scheda.G45]&gt;0;NOT([.$N$99]));ROUNDDOWN([Scheda.G45]/2;0);[Scheda.G45]))+[Scheda.L45]+[Scheda.M45]+[Scheda.I41]" office:value-type="float" office:value="0">
            <text:p>0</text:p>
          </table:table-cell>
          <table:table-cell table:formula="of:=SUM([.M87:.R87])" office:value-type="float" office:value="0">
            <text:p>0</text:p>
          </table:table-cell>
          <table:table-cell table:formula="of:=[Scheda.B44]" office:value-type="string" office:string-value="DAN3">
            <text:p>DAN3</text:p>
          </table:table-cell>
          <table:table-cell table:formula="of:=SUMIF([Scheda.$F$66:.$F$126];&quot;=&quot;&amp;[.L87];[Scheda.$H$66:.$H$126])" office:value-type="float" office:value="0">
            <text:p>0</text:p>
          </table:table-cell>
          <table:table-cell table:formula="of:=SUMIF([Scheda.$J$66:.$J$126];&quot;=&quot;&amp;[.L87];[Scheda.$L$66:.$L$126])" office:value-type="float" office:value="0">
            <text:p>0</text:p>
          </table:table-cell>
          <table:table-cell table:formula="of:=SUMIF([Scheda.$S$66:.$S$126];&quot;=&quot;&amp;[.L87];[Scheda.$U$66:.$U$126])" office:value-type="float" office:value="0">
            <text:p>0</text:p>
          </table:table-cell>
          <table:table-cell table:formula="of:=SUMIF([Scheda.$W$66:.$W$126];&quot;=&quot;&amp;[.L87];[Scheda.$Y$66:.$Y$126])" office:value-type="float" office:value="0">
            <text:p>0</text:p>
          </table:table-cell>
          <table:table-cell table:formula="of:=SUMIF([Scheda.$AJ$67:.$AJ$127];&quot;=&quot;&amp;[.L87];[Scheda.$AL$67:.$AL$127])" office:value-type="float" office:value="0">
            <text:p>0</text:p>
          </table:table-cell>
          <table:table-cell table:formula="of:=SUMIF([Scheda.$AL$7:.$AL$55];&quot;=&quot;&amp;[.L87];[Scheda.$AN$7:.$AN$55])" office:value-type="float" office:value="0">
            <text:p>0</text:p>
          </table:table-cell>
          <table:table-cell table:number-columns-repeated="7"/>
          <table:table-cell table:formula="of:=[Scheda.A41]" office:value-type="string" office:string-value="Arma 3">
            <text:p>Arma 3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44" table:formula="of:=CONCATENATE([.L88];&quot;?&quot;)" office:value-type="string" office:string-value="DAN3Ex1?">
            <text:p>DAN3Ex1?</text:p>
          </table:table-cell>
          <table:table-cell table:formula="of:=IF(NOT([Scheda.J45]=&quot;&quot;))" office:value-type="boolean" office:boolean-value="false">
            <text:p>FALSO</text:p>
          </table:table-cell>
          <table:table-cell table:style-name="ce545" table:formula="of:=IF([.J88];SUM([.M88:.R88]);0)" office:value-type="float" office:value="0">
            <text:p>0</text:p>
          </table:table-cell>
          <table:table-cell table:formula="of:=CONCATENATE([Scheda.B44];[Scheda.J44])" office:value-type="string" office:string-value="DAN3Ex1">
            <text:p>DAN3Ex1</text:p>
          </table:table-cell>
          <table:table-cell table:formula="of:=SUMIF([Scheda.$F$66:.$F$126];&quot;=&quot;&amp;[.L88];[Scheda.$H$66:.$H$126])" office:value-type="float" office:value="0">
            <text:p>0</text:p>
          </table:table-cell>
          <table:table-cell table:formula="of:=SUMIF([Scheda.$J$66:.$J$126];&quot;=&quot;&amp;[.L88];[Scheda.$L$66:.$L$126])" office:value-type="float" office:value="0">
            <text:p>0</text:p>
          </table:table-cell>
          <table:table-cell table:formula="of:=SUMIF([Scheda.$S$66:.$S$126];&quot;=&quot;&amp;[.L88];[Scheda.$U$66:.$U$126])" office:value-type="float" office:value="0">
            <text:p>0</text:p>
          </table:table-cell>
          <table:table-cell table:formula="of:=SUMIF([Scheda.$W$66:.$W$126];&quot;=&quot;&amp;[.L88];[Scheda.$Y$66:.$Y$126])" office:value-type="float" office:value="0">
            <text:p>0</text:p>
          </table:table-cell>
          <table:table-cell table:formula="of:=SUMIF([Scheda.$AJ$67:.$AJ$127];&quot;=&quot;&amp;[.L88];[Scheda.$AL$67:.$AL$127])" office:value-type="float" office:value="0">
            <text:p>0</text:p>
          </table:table-cell>
          <table:table-cell table:formula="of:=SUMIF([Scheda.$AL$7:.$AL$55];&quot;=&quot;&amp;[.L88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89];&quot;?&quot;)" office:value-type="string" office:string-value="DAN3Ex2?">
            <text:p>DAN3Ex2?</text:p>
          </table:table-cell>
          <table:table-cell table:formula="of:=IF(NOT([Scheda.K45]=&quot;&quot;))" office:value-type="boolean" office:boolean-value="false">
            <text:p>FALSO</text:p>
          </table:table-cell>
          <table:table-cell table:style-name="ce545" table:formula="of:=IF([.J89];SUM([.M89:.R89]);0)" office:value-type="float" office:value="0">
            <text:p>0</text:p>
          </table:table-cell>
          <table:table-cell table:formula="of:=CONCATENATE([Scheda.B44];[Scheda.K44])" office:value-type="string" office:string-value="DAN3Ex2">
            <text:p>DAN3Ex2</text:p>
          </table:table-cell>
          <table:table-cell table:formula="of:=SUMIF([Scheda.$F$66:.$F$126];&quot;=&quot;&amp;[.L89];[Scheda.$H$66:.$H$126])" office:value-type="float" office:value="0">
            <text:p>0</text:p>
          </table:table-cell>
          <table:table-cell table:formula="of:=SUMIF([Scheda.$J$66:.$J$126];&quot;=&quot;&amp;[.L89];[Scheda.$L$66:.$L$126])" office:value-type="float" office:value="0">
            <text:p>0</text:p>
          </table:table-cell>
          <table:table-cell table:formula="of:=SUMIF([Scheda.$S$66:.$S$126];&quot;=&quot;&amp;[.L89];[Scheda.$U$66:.$U$126])" office:value-type="float" office:value="0">
            <text:p>0</text:p>
          </table:table-cell>
          <table:table-cell table:formula="of:=SUMIF([Scheda.$W$66:.$W$126];&quot;=&quot;&amp;[.L89];[Scheda.$Y$66:.$Y$126])" office:value-type="float" office:value="0">
            <text:p>0</text:p>
          </table:table-cell>
          <table:table-cell table:formula="of:=SUMIF([Scheda.$AJ$67:.$AJ$127];&quot;=&quot;&amp;[.L89];[Scheda.$AL$67:.$AL$127])" office:value-type="float" office:value="0">
            <text:p>0</text:p>
          </table:table-cell>
          <table:table-cell table:formula="of:=SUMIF([Scheda.$AL$7:.$AL$55];&quot;=&quot;&amp;[.L89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>
            <text:p>Arma 4</text:p>
          </table:table-cell>
          <table:table-cell table:formula="of:=SUM([.K90:.K92])+[.$K$80]+SUM([.$K$96:.$K$97])+IF(AND([.AD68];NOT([.AC68]);[Scheda.G50]&gt;0);ROUNDDOWN([Scheda.G50]*1.5;0);IF(AND([.AA78];[Scheda.G50]&gt;0;NOT([.$N$99]));ROUNDDOWN([Scheda.G50]/2;0);[Scheda.G50]))+[Scheda.L50]+[Scheda.M50]+[Scheda.I46]" office:value-type="float" office:value="0">
            <text:p>0</text:p>
          </table:table-cell>
          <table:table-cell table:formula="of:=SUM([.M90:.R90])" office:value-type="float" office:value="0">
            <text:p>0</text:p>
          </table:table-cell>
          <table:table-cell table:formula="of:=[Scheda.B49]" office:value-type="string" office:string-value="DAN4">
            <text:p>DAN4</text:p>
          </table:table-cell>
          <table:table-cell table:formula="of:=SUMIF([Scheda.$F$66:.$F$126];&quot;=&quot;&amp;[.L90];[Scheda.$H$66:.$H$126])" office:value-type="float" office:value="0">
            <text:p>0</text:p>
          </table:table-cell>
          <table:table-cell table:formula="of:=SUMIF([Scheda.$J$66:.$J$126];&quot;=&quot;&amp;[.L90];[Scheda.$L$66:.$L$126])" office:value-type="float" office:value="0">
            <text:p>0</text:p>
          </table:table-cell>
          <table:table-cell table:formula="of:=SUMIF([Scheda.$S$66:.$S$126];&quot;=&quot;&amp;[.L90];[Scheda.$U$66:.$U$126])" office:value-type="float" office:value="0">
            <text:p>0</text:p>
          </table:table-cell>
          <table:table-cell table:formula="of:=SUMIF([Scheda.$W$66:.$W$126];&quot;=&quot;&amp;[.L90];[Scheda.$Y$66:.$Y$126])" office:value-type="float" office:value="0">
            <text:p>0</text:p>
          </table:table-cell>
          <table:table-cell table:formula="of:=SUMIF([Scheda.$AJ$67:.$AJ$127];&quot;=&quot;&amp;[.L90];[Scheda.$AL$67:.$AL$127])" office:value-type="float" office:value="0">
            <text:p>0</text:p>
          </table:table-cell>
          <table:table-cell table:formula="of:=SUMIF([Scheda.$AL$7:.$AL$55];&quot;=&quot;&amp;[.L90];[Scheda.$AN$7:.$AN$55])" office:value-type="float" office:value="0">
            <text:p>0</text:p>
          </table:table-cell>
          <table:table-cell table:number-columns-repeated="7"/>
          <table:table-cell table:formula="of:=[Scheda.A46]" office:value-type="string" office:string-value="Arma 4">
            <text:p>Arma 4</text:p>
          </table:table-cell>
          <table:table-cell table:number-columns-repeated="998"/>
        </table:table-row>
        <table:table-row table:style-name="ro1">
          <table:table-cell table:number-columns-repeated="8"/>
          <table:table-cell table:style-name="ce544" table:formula="of:=CONCATENATE([.L91];&quot;?&quot;)" office:value-type="string" office:string-value="DAN4Ex1?">
            <text:p>DAN4Ex1?</text:p>
          </table:table-cell>
          <table:table-cell table:formula="of:=IF(NOT([Scheda.J50]=&quot;&quot;))" office:value-type="boolean" office:boolean-value="false">
            <text:p>FALSO</text:p>
          </table:table-cell>
          <table:table-cell table:style-name="ce545" table:formula="of:=IF([.J91];SUM([.M91:.R91]);0)" office:value-type="float" office:value="0">
            <text:p>0</text:p>
          </table:table-cell>
          <table:table-cell table:formula="of:=CONCATENATE([Scheda.B49];[Scheda.J49])" office:value-type="string" office:string-value="DAN4Ex1">
            <text:p>DAN4Ex1</text:p>
          </table:table-cell>
          <table:table-cell table:formula="of:=SUMIF([Scheda.$F$66:.$F$126];&quot;=&quot;&amp;[.L91];[Scheda.$H$66:.$H$126])" office:value-type="float" office:value="0">
            <text:p>0</text:p>
          </table:table-cell>
          <table:table-cell table:formula="of:=SUMIF([Scheda.$J$66:.$J$126];&quot;=&quot;&amp;[.L91];[Scheda.$L$66:.$L$126])" office:value-type="float" office:value="0">
            <text:p>0</text:p>
          </table:table-cell>
          <table:table-cell table:formula="of:=SUMIF([Scheda.$S$66:.$S$126];&quot;=&quot;&amp;[.L91];[Scheda.$U$66:.$U$126])" office:value-type="float" office:value="0">
            <text:p>0</text:p>
          </table:table-cell>
          <table:table-cell table:formula="of:=SUMIF([Scheda.$W$66:.$W$126];&quot;=&quot;&amp;[.L91];[Scheda.$Y$66:.$Y$126])" office:value-type="float" office:value="0">
            <text:p>0</text:p>
          </table:table-cell>
          <table:table-cell table:formula="of:=SUMIF([Scheda.$AJ$67:.$AJ$127];&quot;=&quot;&amp;[.L91];[Scheda.$AL$67:.$AL$127])" office:value-type="float" office:value="0">
            <text:p>0</text:p>
          </table:table-cell>
          <table:table-cell table:formula="of:=SUMIF([Scheda.$AL$7:.$AL$55];&quot;=&quot;&amp;[.L91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92];&quot;?&quot;)" office:value-type="string" office:string-value="DAN4Ex2?">
            <text:p>DAN4Ex2?</text:p>
          </table:table-cell>
          <table:table-cell table:formula="of:=IF(NOT([Scheda.K50]=&quot;&quot;))" office:value-type="boolean" office:boolean-value="false">
            <text:p>FALSO</text:p>
          </table:table-cell>
          <table:table-cell table:style-name="ce545" table:formula="of:=IF([.J92];SUM([.M92:.R92]);0)" office:value-type="float" office:value="0">
            <text:p>0</text:p>
          </table:table-cell>
          <table:table-cell table:formula="of:=CONCATENATE([Scheda.B49];[Scheda.K49])" office:value-type="string" office:string-value="DAN4Ex2">
            <text:p>DAN4Ex2</text:p>
          </table:table-cell>
          <table:table-cell table:formula="of:=SUMIF([Scheda.$F$66:.$F$126];&quot;=&quot;&amp;[.L92];[Scheda.$H$66:.$H$126])" office:value-type="float" office:value="0">
            <text:p>0</text:p>
          </table:table-cell>
          <table:table-cell table:formula="of:=SUMIF([Scheda.$J$66:.$J$126];&quot;=&quot;&amp;[.L92];[Scheda.$L$66:.$L$126])" office:value-type="float" office:value="0">
            <text:p>0</text:p>
          </table:table-cell>
          <table:table-cell table:formula="of:=SUMIF([Scheda.$S$66:.$S$126];&quot;=&quot;&amp;[.L92];[Scheda.$U$66:.$U$126])" office:value-type="float" office:value="0">
            <text:p>0</text:p>
          </table:table-cell>
          <table:table-cell table:formula="of:=SUMIF([Scheda.$W$66:.$W$126];&quot;=&quot;&amp;[.L92];[Scheda.$Y$66:.$Y$126])" office:value-type="float" office:value="0">
            <text:p>0</text:p>
          </table:table-cell>
          <table:table-cell table:formula="of:=SUMIF([Scheda.$AJ$67:.$AJ$127];&quot;=&quot;&amp;[.L92];[Scheda.$AL$67:.$AL$127])" office:value-type="float" office:value="0">
            <text:p>0</text:p>
          </table:table-cell>
          <table:table-cell table:formula="of:=SUMIF([Scheda.$AL$7:.$AL$55];&quot;=&quot;&amp;[.L92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93];&quot;?&quot;)" office:value-type="string" office:string-value="TPCEx1?">
            <text:p>TPCEx1?</text:p>
          </table:table-cell>
          <table:table-cell table:formula="of:=IF(NOT([Scheda.H30]=&quot;&quot;))" office:value-type="boolean" office:boolean-value="false">
            <text:p>FALSO</text:p>
          </table:table-cell>
          <table:table-cell table:style-name="ce545" table:formula="of:=IF([.J93];SUM([.M93:.R93]);0)" office:value-type="float" office:value="0">
            <text:p>0</text:p>
          </table:table-cell>
          <table:table-cell table:formula="of:=CONCATENATE([Scheda.G29];[Scheda.H29])" office:value-type="string" office:string-value="TPCEx1">
            <text:p>TPCEx1</text:p>
          </table:table-cell>
          <table:table-cell table:formula="of:=SUMIF([Scheda.$F$66:.$F$126];&quot;=&quot;&amp;[.L93];[Scheda.$H$66:.$H$126])" office:value-type="float" office:value="0">
            <text:p>0</text:p>
          </table:table-cell>
          <table:table-cell table:formula="of:=SUMIF([Scheda.$J$66:.$J$126];&quot;=&quot;&amp;[.L93];[Scheda.$L$66:.$L$126])" office:value-type="float" office:value="0">
            <text:p>0</text:p>
          </table:table-cell>
          <table:table-cell table:formula="of:=SUMIF([Scheda.$S$66:.$S$126];&quot;=&quot;&amp;[.L93];[Scheda.$U$66:.$U$126])" office:value-type="float" office:value="0">
            <text:p>0</text:p>
          </table:table-cell>
          <table:table-cell table:formula="of:=SUMIF([Scheda.$W$66:.$W$126];&quot;=&quot;&amp;[.L93];[Scheda.$Y$66:.$Y$126])" office:value-type="float" office:value="0">
            <text:p>0</text:p>
          </table:table-cell>
          <table:table-cell table:formula="of:=SUMIF([Scheda.$AJ$67:.$AJ$127];&quot;=&quot;&amp;[.L93];[Scheda.$AL$67:.$AL$127])" office:value-type="float" office:value="0">
            <text:p>0</text:p>
          </table:table-cell>
          <table:table-cell table:formula="of:=SUMIF([Scheda.$AL$7:.$AL$55];&quot;=&quot;&amp;[.L93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94];&quot;?&quot;)" office:value-type="string" office:string-value="TPCEx2?">
            <text:p>TPCEx2?</text:p>
          </table:table-cell>
          <table:table-cell table:formula="of:=IF(NOT([Scheda.I30]=&quot;&quot;))" office:value-type="boolean" office:boolean-value="false">
            <text:p>FALSO</text:p>
          </table:table-cell>
          <table:table-cell table:style-name="ce545" table:formula="of:=IF([.J94];SUM([.M94:.R94]);0)" office:value-type="float" office:value="0">
            <text:p>0</text:p>
          </table:table-cell>
          <table:table-cell table:formula="of:=CONCATENATE([Scheda.G29];[Scheda.I29])" office:value-type="string" office:string-value="TPCEx2">
            <text:p>TPCEx2</text:p>
          </table:table-cell>
          <table:table-cell table:formula="of:=SUMIF([Scheda.$F$66:.$F$126];&quot;=&quot;&amp;[.L94];[Scheda.$H$66:.$H$126])" office:value-type="float" office:value="0">
            <text:p>0</text:p>
          </table:table-cell>
          <table:table-cell table:formula="of:=SUMIF([Scheda.$J$66:.$J$126];&quot;=&quot;&amp;[.L94];[Scheda.$L$66:.$L$126])" office:value-type="float" office:value="0">
            <text:p>0</text:p>
          </table:table-cell>
          <table:table-cell table:formula="of:=SUMIF([Scheda.$S$66:.$S$126];&quot;=&quot;&amp;[.L94];[Scheda.$U$66:.$U$126])" office:value-type="float" office:value="0">
            <text:p>0</text:p>
          </table:table-cell>
          <table:table-cell table:formula="of:=SUMIF([Scheda.$W$66:.$W$126];&quot;=&quot;&amp;[.L94];[Scheda.$Y$66:.$Y$126])" office:value-type="float" office:value="0">
            <text:p>0</text:p>
          </table:table-cell>
          <table:table-cell table:formula="of:=SUMIF([Scheda.$AJ$67:.$AJ$127];&quot;=&quot;&amp;[.L94];[Scheda.$AL$67:.$AL$127])" office:value-type="float" office:value="0">
            <text:p>0</text:p>
          </table:table-cell>
          <table:table-cell table:formula="of:=SUMIF([Scheda.$AL$7:.$AL$55];&quot;=&quot;&amp;[.L94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95];&quot;?&quot;)" office:value-type="string" office:string-value="TPCEx3?">
            <text:p>TPCEx3?</text:p>
          </table:table-cell>
          <table:table-cell table:formula="of:=IF(NOT([Scheda.J30]=&quot;&quot;))" office:value-type="boolean" office:boolean-value="false">
            <text:p>FALSO</text:p>
          </table:table-cell>
          <table:table-cell table:style-name="ce545" table:formula="of:=IF([.J95];SUM([.M95:.R95]);0)" office:value-type="float" office:value="0">
            <text:p>0</text:p>
          </table:table-cell>
          <table:table-cell table:formula="of:=CONCATENATE([Scheda.G29];[Scheda.J29])" office:value-type="string" office:string-value="TPCEx3">
            <text:p>TPCEx3</text:p>
          </table:table-cell>
          <table:table-cell table:formula="of:=SUMIF([Scheda.$F$66:.$F$126];&quot;=&quot;&amp;[.L95];[Scheda.$H$66:.$H$126])" office:value-type="float" office:value="0">
            <text:p>0</text:p>
          </table:table-cell>
          <table:table-cell table:formula="of:=SUMIF([Scheda.$J$66:.$J$126];&quot;=&quot;&amp;[.L95];[Scheda.$L$66:.$L$126])" office:value-type="float" office:value="0">
            <text:p>0</text:p>
          </table:table-cell>
          <table:table-cell table:formula="of:=SUMIF([Scheda.$S$66:.$S$126];&quot;=&quot;&amp;[.L95];[Scheda.$U$66:.$U$126])" office:value-type="float" office:value="0">
            <text:p>0</text:p>
          </table:table-cell>
          <table:table-cell table:formula="of:=SUMIF([Scheda.$W$66:.$W$126];&quot;=&quot;&amp;[.L95];[Scheda.$Y$66:.$Y$126])" office:value-type="float" office:value="0">
            <text:p>0</text:p>
          </table:table-cell>
          <table:table-cell table:formula="of:=SUMIF([Scheda.$AJ$67:.$AJ$127];&quot;=&quot;&amp;[.L95];[Scheda.$AL$67:.$AL$127])" office:value-type="float" office:value="0">
            <text:p>0</text:p>
          </table:table-cell>
          <table:table-cell table:formula="of:=SUMIF([Scheda.$AL$7:.$AL$55];&quot;=&quot;&amp;[.L95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96];&quot;?&quot;)" office:value-type="string" office:string-value="DANEx1?">
            <text:p>DANEx1?</text:p>
          </table:table-cell>
          <table:table-cell table:formula="of:=IF(NOT([Scheda.L30]=&quot;&quot;))" office:value-type="boolean" office:boolean-value="false">
            <text:p>FALSO</text:p>
          </table:table-cell>
          <table:table-cell table:style-name="ce545" table:formula="of:=IF([.J96];SUM([.M96:.R96]);0)" office:value-type="float" office:value="0">
            <text:p>0</text:p>
          </table:table-cell>
          <table:table-cell table:formula="of:=CONCATENATE([Scheda.K29];[Scheda.L29])" office:value-type="string" office:string-value="DANEx1">
            <text:p>DANEx1</text:p>
          </table:table-cell>
          <table:table-cell table:formula="of:=SUMIF([Scheda.$F$66:.$F$126];&quot;=&quot;&amp;[.L96];[Scheda.$H$66:.$H$126])" office:value-type="float" office:value="0">
            <text:p>0</text:p>
          </table:table-cell>
          <table:table-cell table:formula="of:=SUMIF([Scheda.$J$66:.$J$126];&quot;=&quot;&amp;[.L96];[Scheda.$L$66:.$L$126])" office:value-type="float" office:value="0">
            <text:p>0</text:p>
          </table:table-cell>
          <table:table-cell table:formula="of:=SUMIF([Scheda.$S$66:.$S$126];&quot;=&quot;&amp;[.L96];[Scheda.$U$66:.$U$126])" office:value-type="float" office:value="0">
            <text:p>0</text:p>
          </table:table-cell>
          <table:table-cell table:formula="of:=SUMIF([Scheda.$W$66:.$W$126];&quot;=&quot;&amp;[.L96];[Scheda.$Y$66:.$Y$126])" office:value-type="float" office:value="0">
            <text:p>0</text:p>
          </table:table-cell>
          <table:table-cell table:formula="of:=SUMIF([Scheda.$AJ$67:.$AJ$127];&quot;=&quot;&amp;[.L96];[Scheda.$AL$67:.$AL$127])" office:value-type="float" office:value="0">
            <text:p>0</text:p>
          </table:table-cell>
          <table:table-cell table:formula="of:=SUMIF([Scheda.$AL$7:.$AL$55];&quot;=&quot;&amp;[.L96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ce544" table:formula="of:=CONCATENATE([.L97];&quot;?&quot;)" office:value-type="string" office:string-value="DANEx2?">
            <text:p>DANEx2?</text:p>
          </table:table-cell>
          <table:table-cell table:formula="of:=IF(NOT([Scheda.M30]=&quot;&quot;))" office:value-type="boolean" office:boolean-value="false">
            <text:p>FALSO</text:p>
          </table:table-cell>
          <table:table-cell table:style-name="ce545" table:formula="of:=IF([.J97];SUM([.M97:.R97]);0)" office:value-type="float" office:value="0">
            <text:p>0</text:p>
          </table:table-cell>
          <table:table-cell table:formula="of:=CONCATENATE([Scheda.K29];[Scheda.M29])" office:value-type="string" office:string-value="DANEx2">
            <text:p>DANEx2</text:p>
          </table:table-cell>
          <table:table-cell table:formula="of:=SUMIF([Scheda.$F$66:.$F$126];&quot;=&quot;&amp;[.L97];[Scheda.$H$66:.$H$126])" office:value-type="float" office:value="0">
            <text:p>0</text:p>
          </table:table-cell>
          <table:table-cell table:formula="of:=SUMIF([Scheda.$J$66:.$J$126];&quot;=&quot;&amp;[.L97];[Scheda.$L$66:.$L$126])" office:value-type="float" office:value="0">
            <text:p>0</text:p>
          </table:table-cell>
          <table:table-cell table:formula="of:=SUMIF([Scheda.$S$66:.$S$126];&quot;=&quot;&amp;[.L97];[Scheda.$U$66:.$U$126])" office:value-type="float" office:value="0">
            <text:p>0</text:p>
          </table:table-cell>
          <table:table-cell table:formula="of:=SUMIF([Scheda.$W$66:.$W$126];&quot;=&quot;&amp;[.L97];[Scheda.$Y$66:.$Y$126])" office:value-type="float" office:value="0">
            <text:p>0</text:p>
          </table:table-cell>
          <table:table-cell table:formula="of:=SUMIF([Scheda.$AJ$67:.$AJ$127];&quot;=&quot;&amp;[.L97];[Scheda.$AL$67:.$AL$127])" office:value-type="float" office:value="0">
            <text:p>0</text:p>
          </table:table-cell>
          <table:table-cell table:formula="of:=SUMIF([Scheda.$AL$7:.$AL$55];&quot;=&quot;&amp;[.L97];[Scheda.$AN$7:.$AN$55])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Doppio Taglio</text:p>
          </table:table-cell>
          <table:table-cell table:formula="of:=COUNTIF([Scheda.A66:.A126];&quot;=&quot;&amp;[.L99])" office:value-type="float" office:value="0">
            <text:p>0</text:p>
          </table:table-cell>
          <table:table-cell table:formula="of:=IF([.M99]&gt;0)" office:value-type="boolean" office:boolean-value="false">
            <text:p>FALSO</text:p>
          </table:table-cell>
          <table:table-cell table:number-columns-repeated="1010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orsivo" style:font-family-generic="swiss" style:font-pitch="variable"/>
    <style:font-face style:name="Calibri" svg:font-family="Calibri" style:font-adornments="Grassetto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0" number:min-integer-digits="0" number:grouping="true"/>
    </number:number-style>
    <number:currency-style style:name="N110P0" style:volatile="true">
      <number:currency-symbol>+</number:currency-symbol>
      <number:number number:decimal-places="0" number:min-integer-digits="1" number:grouping="true"/>
    </number:currency-style>
    <number:number-style style:name="N110" number:title="Positive with plus"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1" number:title="Multiplicative">
      <number:currency-symbol>x</number:currency-symbol>
      <number:number number:decimal-places="0" number:min-integer-digits="1" number:grouping="true"/>
    </number:currency-style>
    <number:currency-style style:name="N113P0" style:volatile="true">
      <number:currency-symbol>+</number:currency-symbol>
      <number:number number:decimal-places="1" number:min-integer-digits="1" number:grouping="true"/>
    </number:currency-style>
    <number:number-style style:name="N113">
      <number:text>-</number:text>
      <number:number number:decimal-places="1" number:min-integer-digits="1" number:grouping="true"/>
      <style:map style:condition="value()&gt;=0" style:apply-style-name="N113P0"/>
    </number:number-style>
    <number:currency-style style:name="N114" number:title="Kilogrammi">
      <number:number number:decimal-places="2" number:min-integer-digits="1" number:grouping="true"/>
      <number:text> </number:text>
      <number:currency-symbol>Kg</number:currency-symbol>
    </number:currency-style>
    <number:currency-style style:name="N115" number:title="Kilogrammi ,0">
      <number:number number:decimal-places="1" number:min-integer-digits="1" number:grouping="true"/>
      <number:text> </number:text>
      <number:currency-symbol>Kg</number:currency-symbol>
    </number:currency-style>
    <number:currency-style style:name="N116" number:title="Kilogrammi ,null">
      <number:number number:decimal-places="0" number:min-integer-digits="1" number:grouping="true"/>
      <number:text> </number:text>
      <number:currency-symbol>Kg</number:currency-symbol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/05/2021</text:date>, <text:time>21.52.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32M37S</meta:editing-duration>
    <meta:editing-cycles>145</meta:editing-cycles>
    <meta:generator>OpenOffice/4.1.6$Win32 OpenOffice.org_project/416m1$Build-9790</meta:generator>
    <dc:date>2021-05-10T21:52:47.05</dc:date>
    <dc:creator>Yuri Poggi</dc:creator>
    <meta:document-statistic meta:table-count="9" meta:cell-count="8951" meta:object-count="0"/>
    <meta:user-defined meta:name="Info 1"/>
    <meta:user-defined meta:name="Info 2"/>
    <meta:user-defined meta:name="Info 3"/>
    <meta:user-defined meta:name="Info 4"/>
  </office:meta>
</office:document-meta>
</file>